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a1" style:family="table" style:master-page-name="Standard1">
      <style:table-properties table:display="true"/>
    </style:style>
    <style:style style:name="co1" style:family="table-column">
      <style:table-column-properties style:column-width="102.000000000000000pt"/>
    </style:style>
    <style:style style:name="co2" style:family="table-column">
      <style:table-column-properties style:column-width="279.000000000000000pt"/>
    </style:style>
    <style:style style:name="co3" style:family="table-column">
      <style:table-column-properties style:column-width="515.000000000000000pt"/>
    </style:style>
    <style:style style:name="co4" style:family="table-column">
      <style:table-column-properties style:column-width="155.000000000000000pt"/>
    </style:style>
    <style:style style:name="co5" style:family="table-column">
      <style:table-column-properties style:column-width="132.000000000000000pt"/>
    </style:style>
    <style:style style:name="co6" style:family="table-column">
      <style:table-column-properties style:column-width="10121.000000000000000pt"/>
    </style:style>
    <style:style style:name="co7" style:family="table-column">
      <style:table-column-properties style:column-width="9865.000000000000000pt"/>
    </style:style>
    <style:style style:name="co8" style:family="table-column">
      <style:table-column-properties style:column-width="2450.000000000000000pt"/>
    </style:style>
    <style:style style:name="co9" style:family="table-column">
      <style:table-column-properties style:column-width="3794.000000000000000pt"/>
    </style:style>
    <style:style style:name="co10" style:family="table-column">
      <style:table-column-properties style:column-width="1408.000000000000000pt"/>
    </style:style>
    <style:style style:name="co11" style:family="table-column">
      <style:table-column-properties style:column-width="2363.000000000000000pt"/>
    </style:style>
    <style:style style:name="co12" style:family="table-column">
      <style:table-column-properties style:column-width="1835.000000000000000pt"/>
    </style:style>
    <style:style style:name="co13" style:family="table-column">
      <style:table-column-properties style:column-width="825.000000000000000pt"/>
    </style:style>
  </office:automatic-styles>
  <office:body>
    <office:spreadsheet>
      <table:calculation-settings/>
      <table:table table:name="Sheet1" table:style-name="ta1">
        <table:table-column table:style-name="co1"/>
        <table:table-column table:style-name="co2"/>
        <table:table-column table:style-name="co3"/>
        <table:table-column table:style-name="co4"/>
        <table:table-column table:style-name="co5"/>
        <table:table-column/>
        <table:table-column table:style-name="co6"/>
        <table:table-column table:style-name="co7"/>
        <table:table-column table:style-name="co8"/>
        <table:table-column table:style-name="co9"/>
        <table:table-column table:style-name="co10"/>
        <table:table-column table:style-name="co11"/>
        <table:table-column table:style-name="co12"/>
        <table:table-column table:style-name="co13"/>
        <table:table-row>
          <table:table-cell office:value-type="string" office:string-value="CODICE_VIA">
            <text:p>CODICE_VIA</text:p>
          </table:table-cell>
          <table:table-cell office:value-type="string" office:string-value="DENOMINAZIONE">
            <text:p>DENOMINAZIONE</text:p>
          </table:table-cell>
          <table:table-cell office:value-type="string" office:string-value="UBICAZIONE">
            <text:p>UBICAZIONE</text:p>
          </table:table-cell>
          <table:table-cell office:value-type="string" office:string-value="NUMERO_DELIBERAZIONE">
            <text:p>NUMERO_DELIBERAZIONE</text:p>
          </table:table-cell>
          <table:table-cell office:value-type="string" office:string-value="DATA_DELIBERAZIONE">
            <text:p>DATA_DELIBERAZIONE</text:p>
          </table:table-cell>
          <table:table-cell office:value-type="string" office:string-value="GIUNTA">
            <text:p>GIUNTA</text:p>
          </table:table-cell>
          <table:table-cell office:value-type="string" office:string-value="NOTE_DENOMINAZIONE">
            <text:p>NOTE_DENOMINAZIONE</text:p>
          </table:table-cell>
        </table:table-row>
        <table:table-row>
          <table:table-cell office:value-type="string" office:string-value="092009_000001">
            <text:p>092009_000001</text:p>
          </table:table-cell>
          <table:table-cell office:value-type="string" office:string-value="VIA DELL'ABBAZIA">
            <text:p>VIA DELL'ABBAZIA</text:p>
          </table:table-cell>
          <table:table-cell office:value-type="string" office:string-value="VIA DEI CONVERSI - VIA STOCCOLMA">
            <text:p>VIA DEI CONVERSI - VIA STOCCOLM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IN RICORDO DELLE VICENDE STORICHE DEL LUOGO -COSTA ORIENTALE DEL CARNARO (PROV. FIUME)">
            <text:p>IN RICORDO DELLE VICENDE STORICHE DEL LUOGO -COSTA ORIENTALE DEL CARNARO (PROV. FIUME)</text:p>
          </table:table-cell>
        </table:table-row>
        <table:table-row>
          <table:table-cell office:value-type="string" office:string-value="092009_000002">
            <text:p>092009_000002</text:p>
          </table:table-cell>
          <table:table-cell office:value-type="string" office:string-value="VIA DELL'ABBONDANZA">
            <text:p>VIA DELL'ABBONDANZA</text:p>
          </table:table-cell>
          <table:table-cell office:value-type="string" office:string-value="VIA S.MARIA GORETTI - (chiuso)">
            <text:p>VIA S.MARIA GORETTI - (chiuso)</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003">
            <text:p>092009_000003</text:p>
          </table:table-cell>
          <table:table-cell office:value-type="string" office:string-value="VIA ABRUZZI">
            <text:p>VIA ABRUZZI</text:p>
          </table:table-cell>
          <table:table-cell office:value-type="string" office:string-value="PIAZZA S. MICHELE -  PIAZZA DEI CASTELLANI">
            <text:p>PIAZZA S. MICHELE -  PIAZZA DEI CASTELLANI</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REGIONE D'ITALIA BAGNATA AD ORIENTE DALL'ADRIATICO E COMPRENDENTE LE CIME PIU' ELEVATE DELL'APPENNINO.">
            <text:p>REGIONE D'ITALIA BAGNATA AD ORIENTE DALL'ADRIATICO E COMPRENDENTE LE CIME PIU' ELEVATE DELL'APPENNINO.</text:p>
          </table:table-cell>
        </table:table-row>
        <table:table-row>
          <table:table-cell office:value-type="string" office:string-value="092009_000004">
            <text:p>092009_000004</text:p>
          </table:table-cell>
          <table:table-cell office:value-type="string" office:string-value="VIA GIOVANNI ACUTO">
            <text:p>VIA GIOVANNI ACUTO</text:p>
          </table:table-cell>
          <table:table-cell office:value-type="string" office:string-value="VIA STAMIRA - VIA TAMBURINO SARDO">
            <text:p>VIA STAMIRA - VIA TAMBURINO SARD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CONDOTTIERO DI VENTURA, INGLESE, AL SERVIZIO DI PISA, DELLA CHIESA E DI FIRENZE (NATO NEL 1320 - MORTO NEL 1394)">
            <text:p>CONDOTTIERO DI VENTURA, INGLESE, AL SERVIZIO DI PISA, DELLA CHIESA E DI FIRENZE (NATO NEL 1320 - MORTO NEL 1394)</text:p>
          </table:table-cell>
        </table:table-row>
        <table:table-row>
          <table:table-cell office:value-type="string" office:string-value="092009_000005">
            <text:p>092009_000005</text:p>
          </table:table-cell>
          <table:table-cell office:value-type="string" office:string-value="VIA ADAMELLO">
            <text:p>VIA ADAMELLO</text:p>
          </table:table-cell>
          <table:table-cell office:value-type="string" office:string-value="VIA MONTELLO - VIA MONTELLO">
            <text:p>VIA MONTELLO - VIA MONTELLO</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GRUPPO MONTUOSO CULMINANTE CON L' OMONIMO MONTE, TRA IL TRENTINO E LA LOMBARDIA, CON GHIACCIAI E PITTORESCHE VALLI. VETTA PIU' ALTA m.3554.TRAE IL NOME DALLA VALLE DELL'ADAME', DOPO LE ALPI RETICHE FORMA IL PRIMO TRATTO DELLE ALPI CANONICHE.">
            <text:p>GRUPPO MONTUOSO CULMINANTE CON L' OMONIMO MONTE, TRA IL TRENTINO E LA LOMBARDIA, CON GHIACCIAI E PITTORESCHE VALLI. VETTA PIU' ALTA m.3554.TRAE IL NOME DALLA VALLE DELL'ADAME', DOPO LE ALPI RETICHE FORMA IL PRIMO TRATTO DELLE ALPI CANONICHE.</text:p>
          </table:table-cell>
        </table:table-row>
        <table:table-row>
          <table:table-cell office:value-type="string" office:string-value="092009_000006">
            <text:p>092009_000006</text:p>
          </table:table-cell>
          <table:table-cell office:value-type="string" office:string-value="VIA ADIGE">
            <text:p>VIA ADIGE</text:p>
          </table:table-cell>
          <table:table-cell office:value-type="string" office:string-value="VIA PIAVE - VIA PO">
            <text:p>VIA PIAVE - VIA P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L' ITALIA SETTENTRIONALE, LUNGO 410 Km. IL SECONDO D' ITALIA.NASCE DAL PASSO DI RESIA, ATTRAVERSA IL TRENTINO ALTO ADIGE, IL VENETO E SFOCIA NELL'ADRIATICO A NORD DEL PO.">
            <text:p>FIUME DELL' ITALIA SETTENTRIONALE, LUNGO 410 Km. IL SECONDO D' ITALIA.NASCE DAL PASSO DI RESIA, ATTRAVERSA IL TRENTINO ALTO ADIGE, IL VENETO E SFOCIA NELL'ADRIATICO A NORD DEL PO.</text:p>
          </table:table-cell>
        </table:table-row>
        <table:table-row>
          <table:table-cell office:value-type="string" office:string-value="092009_000007">
            <text:p>092009_000007</text:p>
          </table:table-cell>
          <table:table-cell office:value-type="string" office:string-value="VIA AFRICO">
            <text:p>VIA AFRICO</text:p>
          </table:table-cell>
          <table:table-cell office:value-type="string" office:string-value="VIA FAVONIO - VIA SCIROCCO">
            <text:p>VIA FAVONIO - VIA SCIROCC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VENTO DEL SUD.">
            <text:p>VENTO DEL SUD.</text:p>
          </table:table-cell>
        </table:table-row>
        <table:table-row>
          <table:table-cell office:value-type="string" office:string-value="092009_000008">
            <text:p>092009_000008</text:p>
          </table:table-cell>
          <table:table-cell office:value-type="string" office:string-value="VIA AGOSTINO DI CASTELVI'">
            <text:p>VIA AGOSTINO DI CASTELVI'</text:p>
          </table:table-cell>
          <table:table-cell office:value-type="string" office:string-value="VIA DEI CONVERSI - VIA CARRILLO MARTINO">
            <text:p>VIA DEI CONVERSI - VIA CARRILLO MARTIN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TATISTA, MARCHESE DI LACONI.(NATO A CAGLIARI NEI PRIMI ANNI DEL 1600 - MORTO IL 20/06/1668).">
            <text:p>STATISTA, MARCHESE DI LACONI.(NATO A CAGLIARI NEI PRIMI ANNI DEL 1600 - MORTO IL 20/06/1668).</text:p>
          </table:table-cell>
        </table:table-row>
        <table:table-row>
          <table:table-cell office:value-type="string" office:string-value="092009_000009">
            <text:p>092009_000009</text:p>
          </table:table-cell>
          <table:table-cell office:value-type="string" office:string-value="VIA AGRIGENTO">
            <text:p>VIA AGRIGENTO</text:p>
          </table:table-cell>
          <table:table-cell office:value-type="string" office:string-value="VIA CATANIA - (chiuso)">
            <text:p>VIA CATANIA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ITTA' DELLA SICILIA, CAPOLUOGO DI PROVINCIA.LA CITTA' SI DISTENDE SU UNA COLLINA FRA I 1200 /1250 METRI DI ALTITUDINE, CON UN' AMPIA VISTA SUL MARE.ANTICAMENTE COLONIA GRECA, FU SOTTOMESSA DA SIRACUSA, DISTRUTTA DAI CARTAGINESI E OCCUPATA DAI ROMANI.">
            <text:p>CITTA' DELLA SICILIA, CAPOLUOGO DI PROVINCIA.LA CITTA' SI DISTENDE SU UNA COLLINA FRA I 1200 /1250 METRI DI ALTITUDINE, CON UN' AMPIA VISTA SUL MARE.ANTICAMENTE COLONIA GRECA, FU SOTTOMESSA DA SIRACUSA, DISTRUTTA DAI CARTAGINESI E OCCUPATA DAI ROMANI.</text:p>
          </table:table-cell>
        </table:table-row>
        <table:table-row>
          <table:table-cell office:value-type="string" office:string-value="092009_000010">
            <text:p>092009_000010</text:p>
          </table:table-cell>
          <table:table-cell office:value-type="string" office:string-value="VIA AIACCIO">
            <text:p>VIA AIACCIO</text:p>
          </table:table-cell>
          <table:table-cell office:value-type="string" office:string-value="VIA MOSCA - VIA PARIGI">
            <text:p>VIA MOSCA - VIA PARIGI</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CAPOLUOGO DELLA CORSICA, SULLA COSTA OCCIDENTALE.EDIFICATA DAI GENOVESI NEL 1492.DIEDE I NATALI A NAPOLEONE.">
            <text:p>CAPOLUOGO DELLA CORSICA, SULLA COSTA OCCIDENTALE.EDIFICATA DAI GENOVESI NEL 1492.DIEDE I NATALI A NAPOLEONE.</text:p>
          </table:table-cell>
        </table:table-row>
        <table:table-row>
          <table:table-cell office:value-type="string" office:string-value="092009_000011">
            <text:p>092009_000011</text:p>
          </table:table-cell>
          <table:table-cell office:value-type="string" office:string-value="VIA DEGLI AIRONI">
            <text:p>VIA DEGLI AIRONI</text:p>
          </table:table-cell>
          <table:table-cell office:value-type="string" office:string-value="VIA TAMBURINO SARDO - VIA BARRACCA MANNA">
            <text:p>VIA TAMBURINO SARDO - VIA BARRACCA MANN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UCCELLI DELLA FAMIGLIA ARDEIDAE DELL'ORDINE CICONIFORMI.UCCELLO CHE VIVE IN LUOGHI PALUDOSI.NOTI IN ITALIA: L'AIRONE ROSSO (ARDEA PURPUREA) L'AIRONE CENERINO (ARDEA CINEREA) L'AIRONE GUARDA BUOI (ARDEOLA IBIS)O">
            <text:p>UCCELLI DELLA FAMIGLIA ARDEIDAE DELL'ORDINE CICONIFORMI.UCCELLO CHE VIVE IN LUOGHI PALUDOSI.NOTI IN ITALIA: L'AIRONE ROSSO (ARDEA PURPUREA) L'AIRONE CENERINO (ARDEA CINEREA) L'AIRONE GUARDA BUOI (ARDEOLA IBIS)O</text:p>
          </table:table-cell>
        </table:table-row>
        <table:table-row>
          <table:table-cell office:value-type="string" office:string-value="092009_000012">
            <text:p>092009_000012</text:p>
          </table:table-cell>
          <table:table-cell office:value-type="string" office:string-value="VIA L'AJA">
            <text:p>VIA L'AJA</text:p>
          </table:table-cell>
          <table:table-cell office:value-type="string" office:string-value="VIA GALVANI LUIGI - VIA COSTANTINOPOLI">
            <text:p>VIA GALVANI LUIGI - VIA COSTANTINOPOL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ITTA' DELL'OLANDA SEDE DELLA CORTE INTERNAZIONALE DI GIUSTIZIA E DELLA CORTE D'ARBITRATO.">
            <text:p>CITTA' DELL'OLANDA SEDE DELLA CORTE INTERNAZIONALE DI GIUSTIZIA E DELLA CORTE D'ARBITRATO.</text:p>
          </table:table-cell>
        </table:table-row>
        <table:table-row>
          <table:table-cell office:value-type="string" office:string-value="092009_000013">
            <text:p>092009_000013</text:p>
          </table:table-cell>
          <table:table-cell office:value-type="string" office:string-value="VIA LEONARDO ALAGON">
            <text:p>VIA LEONARDO ALAGON</text:p>
          </table:table-cell>
          <table:table-cell office:value-type="string" office:string-value="VIA ALGHERO - VIA FARINA SALVATORE">
            <text:p>VIA ALGHERO - VIA FARINA SALVATORE</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MARCHESE DI ORISTANO.ESEMPIO ILLUSTRE DELLA LOTTA TENACE CON CUI I SARDI CONTRASTARONOIL DOMINIO E LA PREPOTENZA SPAGNOLA.(NATO NEL 1436 - MORTO A VALENZA NEL 1490)">
            <text:p>MARCHESE DI ORISTANO.ESEMPIO ILLUSTRE DELLA LOTTA TENACE CON CUI I SARDI CONTRASTARONOIL DOMINIO E LA PREPOTENZA SPAGNOLA.(NATO NEL 1436 - MORTO A VALENZA NEL 1490)</text:p>
          </table:table-cell>
        </table:table-row>
        <table:table-row>
          <table:table-cell office:value-type="string" office:string-value="092009_000014">
            <text:p>092009_000014</text:p>
          </table:table-cell>
          <table:table-cell office:value-type="string" office:string-value="VIA LEON BATTISTA ALBERTI">
            <text:p>VIA LEON BATTISTA ALBERTI</text:p>
          </table:table-cell>
          <table:table-cell office:value-type="string" office:string-value="PIAZZA GIOVANNI XXIII - VIA GOLDONI CARLO">
            <text:p>PIAZZA GIOVANNI XXIII - VIA GOLDONI CARL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FAMOSO LETTERATO, ARCHITETTO, SCULTORE, MATEMATICO, FILOSOFO, MUSICOLOGO, PITTORE E POETA.(NATO NEL 1404 - MORTO A ROMA IL 25/04/1472)">
            <text:p>FAMOSO LETTERATO, ARCHITETTO, SCULTORE, MATEMATICO, FILOSOFO, MUSICOLOGO, PITTORE E POETA.(NATO NEL 1404 - MORTO A ROMA IL 25/04/1472)</text:p>
          </table:table-cell>
        </table:table-row>
        <table:table-row>
          <table:table-cell office:value-type="string" office:string-value="092009_000015">
            <text:p>092009_000015</text:p>
          </table:table-cell>
          <table:table-cell office:value-type="string" office:string-value="VIA ALBERTO DA GIUSSANO">
            <text:p>VIA ALBERTO DA GIUSSANO</text:p>
          </table:table-cell>
          <table:table-cell office:value-type="string" office:string-value="VIA BALILLA - VIA ENRICO TOTI">
            <text:p>VIA BALILLA - VIA ENRICO TOTI</text:p>
          </table:table-cell>
          <table:table-cell office:value-type="string" office:string-value="" table:number-columns-repeated="3"/>
          <table:table-cell office:value-type="string" office:string-value="CAPITANO DI VENTURA, CAVALIERE MILANESE. ORGANIZZO' LA COMPAGNIA DELLA MORTE NELLA BATTAGLIA DI LEGNANO CONTRO IL BARBAROSSA. (1176)">
            <text:p>CAPITANO DI VENTURA, CAVALIERE MILANESE. ORGANIZZO' LA COMPAGNIA DELLA MORTE NELLA BATTAGLIA DI LEGNANO CONTRO IL BARBAROSSA. (1176)</text:p>
          </table:table-cell>
        </table:table-row>
        <table:table-row>
          <table:table-cell office:value-type="string" office:string-value="092009_000016">
            <text:p>092009_000016</text:p>
          </table:table-cell>
          <table:table-cell office:value-type="string" office:string-value="PIAZZA ALDEBARAN">
            <text:p>PIAZZA ALDEBARAN</text:p>
          </table:table-cell>
          <table:table-cell office:value-type="string" office:string-value="VIA DELLE ALLODOLE - VIA DELLE TORTORE">
            <text:p>VIA DELLE ALLODOLE - VIA DELLE TORTORE</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STELLA DELLA COSTELLAZIONE DEL TORO.">
            <text:p>STELLA DELLA COSTELLAZIONE DEL TORO.</text:p>
          </table:table-cell>
        </table:table-row>
        <table:table-row>
          <table:table-cell office:value-type="string" office:string-value="092009_000017">
            <text:p>092009_000017</text:p>
          </table:table-cell>
          <table:table-cell office:value-type="string" office:string-value="VIA GIORGIO ALEO">
            <text:p>VIA GIORGIO ALEO</text:p>
          </table:table-cell>
          <table:table-cell office:value-type="string" office:string-value="VIA CAMPANIA - VIA MATTEI SAVERIO">
            <text:p>VIA CAMPANIA - VIA MATTEI SAVERI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TORICO E SCRITTORE.PADRE GIORGIO APPARTENEVA ALL'ORDINE DEI CAPPUCCINI.">
            <text:p>STORICO E SCRITTORE.PADRE GIORGIO APPARTENEVA ALL'ORDINE DEI CAPPUCCINI.</text:p>
          </table:table-cell>
        </table:table-row>
        <table:table-row>
          <table:table-cell office:value-type="string" office:string-value="092009_000018">
            <text:p>092009_000018</text:p>
          </table:table-cell>
          <table:table-cell office:value-type="string" office:string-value="VIA ALESSANDRO TERZO">
            <text:p>VIA ALESSANDRO TERZO</text:p>
          </table:table-cell>
          <table:table-cell office:value-type="string" office:string-value="VIA M.A.BRAGADIN - VIA DEGLI AIRONI">
            <text:p>VIA M.A.BRAGADIN - VIA DEGLI AIRONI</text:p>
          </table:table-cell>
          <table:table-cell office:value-type="string" office:string-value="" table:number-columns-repeated="3"/>
          <table:table-cell office:value-type="string" office:string-value="NOME DI PAPA, ROLANDO BANDINELLI SOSTENNE LA LEGA LOMBARDA CONTRO IL BARBAROSSA">
            <text:p>NOME DI PAPA, ROLANDO BANDINELLI SOSTENNE LA LEGA LOMBARDA CONTRO IL BARBAROSSA</text:p>
          </table:table-cell>
          <table:table-cell office:value-type="string" office:string-value=" BANDI' LA CROCIATA CONTRO GLI ALBIGESI. (NATO NEL 1100 - MORTO NEL 1181)">
            <text:p> BANDI' LA CROCIATA CONTRO GLI ALBIGESI. (NATO NEL 1100 - MORTO NEL 1181)</text:p>
          </table:table-cell>
        </table:table-row>
        <table:table-row>
          <table:table-cell office:value-type="string" office:string-value="092009_000019">
            <text:p>092009_000019</text:p>
          </table:table-cell>
          <table:table-cell office:value-type="string" office:string-value="VIA VITTORIO ALFIERI">
            <text:p>VIA VITTORIO ALFIERI</text:p>
          </table:table-cell>
          <table:table-cell office:value-type="string" office:string-value="VIA CARDUCCI - VIA TIZIANO">
            <text:p>VIA CARDUCCI - VIA TIZIANO</text:p>
          </table:table-cell>
          <table:table-cell office:value-type="float" office:value="730">
            <text:p>730</text:p>
          </table:table-cell>
          <table:table-cell office:value-type="string" office:string-value="21/03/1958">
            <text:p>21/03/1958</text:p>
          </table:table-cell>
          <table:table-cell office:value-type="string" office:string-value="G.M.">
            <text:p>G.M.</text:p>
          </table:table-cell>
          <table:table-cell office:value-type="string" office:string-value="POETA DRAMMATURGO.(NATO AD ASTI 1749 - MORTO A FIRENZE 1803)">
            <text:p>POETA DRAMMATURGO.(NATO AD ASTI 1749 - MORTO A FIRENZE 1803)</text:p>
          </table:table-cell>
        </table:table-row>
        <table:table-row>
          <table:table-cell office:value-type="string" office:string-value="092009_000020">
            <text:p>092009_000020</text:p>
          </table:table-cell>
          <table:table-cell office:value-type="string" office:string-value="VIA ALGHERO">
            <text:p>VIA ALGHERO</text:p>
          </table:table-cell>
          <table:table-cell office:value-type="string" office:string-value="VIA GARIBALDI - PIAZZA REPUBBLICA">
            <text:p>VIA GARIBALDI - PIAZZA REPUBBLIC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CO DEI CAMPI. CITTA' DELLA COSTA OCCIDENTALE DELLA SARDEGNA IN PROVINCIA DI SASSARI.DOPO LA SOSTITUZIONE DELLA POPOLAZIONE CATALANA AI SARDI E AI GENOVESI RIBELLI (1454), DIVENNE UN CAPOSALDO DEL DOMINIO ARAGONESE E POI SPAGNOLO IN SARDEGNA. PORTO E FORTEZZA , LA LINGUA CATALANA E' CARATTERISTICA DI QUESTA CITTA'.">
            <text:p>GIA' VICO DEI CAMPI. CITTA' DELLA COSTA OCCIDENTALE DELLA SARDEGNA IN PROVINCIA DI SASSARI.DOPO LA SOSTITUZIONE DELLA POPOLAZIONE CATALANA AI SARDI E AI GENOVESI RIBELLI (1454), DIVENNE UN CAPOSALDO DEL DOMINIO ARAGONESE E POI SPAGNOLO IN SARDEGNA. PORTO E FORTEZZA , LA LINGUA CATALANA E' CARATTERISTICA DI QUESTA CITTA'.</text:p>
          </table:table-cell>
        </table:table-row>
        <table:table-row>
          <table:table-cell office:value-type="string" office:string-value="092009_000021">
            <text:p>092009_000021</text:p>
          </table:table-cell>
          <table:table-cell office:value-type="string" office:string-value="VIA BETTO ALLIATA">
            <text:p>VIA BETTO ALLIATA</text:p>
          </table:table-cell>
          <table:table-cell office:value-type="string" office:string-value="VIA SERBARIU - VIA SAMPANTE RANIERI">
            <text:p>VIA SERBARIU - VIA SAMPANTE RANIER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ASTELLANO DI SAN MICHELE NEL 1305.">
            <text:p>CASTELLANO DI SAN MICHELE NEL 1305.</text:p>
          </table:table-cell>
        </table:table-row>
        <table:table-row>
          <table:table-cell office:value-type="string" office:string-value="092009_000022">
            <text:p>092009_000022</text:p>
          </table:table-cell>
          <table:table-cell office:value-type="string" office:string-value="VIA DELLE ALLODOLE">
            <text:p>VIA DELLE ALLODOLE</text:p>
          </table:table-cell>
          <table:table-cell office:value-type="string" office:string-value="VIA DELLE RONDINI - (chiuso)">
            <text:p>VIA DELLE RONDINI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ICCOLO UCCELLO DELL'ORDINE DEI PASSERIFORMI (ALAUNDA ARVENIS).COMUNE IN ITALIA., NON SI POSA SUGLI ALBERI E NIDIFICA SUL TERRENO.">
            <text:p>PICCOLO UCCELLO DELL'ORDINE DEI PASSERIFORMI (ALAUNDA ARVENIS).COMUNE IN ITALIA., NON SI POSA SUGLI ALBERI E NIDIFICA SUL TERRENO.</text:p>
          </table:table-cell>
        </table:table-row>
        <table:table-row>
          <table:table-cell office:value-type="string" office:string-value="092009_000023">
            <text:p>092009_000023</text:p>
          </table:table-cell>
          <table:table-cell office:value-type="string" office:string-value="PIAZZA DEGLI ALPINI">
            <text:p>PIAZZA DEGLI ALPINI</text:p>
          </table:table-cell>
          <table:table-cell office:value-type="string" office:string-value="VIA FOSSE ARDEATINE - VIA DEGLI ARTIGLIERI">
            <text:p>VIA FOSSE ARDEATINE - VIA DEGLI ARTIGLIERI</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SPECIALITA' DELLA FANTERIA ITALIANA ISTITUITA CON R.D. 15 OTTOBRE 1872 DAL PARRUCCHETTI.IMPIEGATA PER LE OPERAZIONI MILITARI IN TERRENO MONTANO.">
            <text:p>SPECIALITA' DELLA FANTERIA ITALIANA ISTITUITA CON R.D. 15 OTTOBRE 1872 DAL PARRUCCHETTI.IMPIEGATA PER LE OPERAZIONI MILITARI IN TERRENO MONTANO.</text:p>
          </table:table-cell>
        </table:table-row>
        <table:table-row>
          <table:table-cell office:value-type="string" office:string-value="092009_000024">
            <text:p>092009_000024</text:p>
          </table:table-cell>
          <table:table-cell office:value-type="string" office:string-value="PIAZZA MICHELE AMARI">
            <text:p>PIAZZA MICHELE AMARI</text:p>
          </table:table-cell>
          <table:table-cell office:value-type="string" office:string-value="VIA FOSSE ARDEATINE - VIA FOSSE ARDEATINE">
            <text:p>VIA FOSSE ARDEATINE - VIA FOSSE ARDEATIN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STORICO E UOMO DI STATO - PALERMITANO (NATO NEL 1806 - MORTO NEL 1889)">
            <text:p>STORICO E UOMO DI STATO - PALERMITANO (NATO NEL 1806 - MORTO NEL 1889)</text:p>
          </table:table-cell>
        </table:table-row>
        <table:table-row>
          <table:table-cell office:value-type="string" office:string-value="092009_000025">
            <text:p>092009_000025</text:p>
          </table:table-cell>
          <table:table-cell office:value-type="string" office:string-value="VIA LUIGI AMAT">
            <text:p>VIA LUIGI AMAT</text:p>
          </table:table-cell>
          <table:table-cell office:value-type="string" office:string-value="VIA PESSINA - VIA TUVERI">
            <text:p>VIA PESSINA - VIA TUVER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ARDINALE - DIPLOMATICO. (NATO A CAGLIARI IL 21/06/1796 - MORTO A ROMA NEL 1878)">
            <text:p>CARDINALE - DIPLOMATICO. (NATO A CAGLIARI IL 21/06/1796 - MORTO A ROMA NEL 1878)</text:p>
          </table:table-cell>
        </table:table-row>
        <table:table-row>
          <table:table-cell office:value-type="string" office:string-value="092009_000026">
            <text:p>092009_000026</text:p>
          </table:table-cell>
          <table:table-cell office:value-type="string" office:string-value="VIA VITTORIO AMEDEO SECONDO">
            <text:p>VIA VITTORIO AMEDEO SECONDO</text:p>
          </table:table-cell>
          <table:table-cell office:value-type="string" office:string-value="VIA ITALIA - VIA ARGIOLAS">
            <text:p>VIA ITALIA - VIA ARGIOLAS</text:p>
          </table:table-cell>
          <table:table-cell office:value-type="string" office:string-value="" table:number-columns-repeated="3"/>
          <table:table-cell office:value-type="string" office:string-value="DUCA DI SAVOIA.">
            <text:p>DUCA DI SAVOIA.</text:p>
          </table:table-cell>
        </table:table-row>
        <table:table-row>
          <table:table-cell office:value-type="string" office:string-value="092009_000027">
            <text:p>092009_000027</text:p>
          </table:table-cell>
          <table:table-cell office:value-type="string" office:string-value="PIAZZA GIOVANNI AMENDOLA">
            <text:p>PIAZZA GIOVANNI AMENDOLA</text:p>
          </table:table-cell>
          <table:table-cell office:value-type="string" office:string-value="PIAZZA DEFFENU - VIALE ARMANDO DIAZ">
            <text:p>PIAZZA DEFFENU - VIALE ARMANDO DIAZ</text:p>
          </table:table-cell>
          <table:table-cell office:value-type="float" office:value="495">
            <text:p>495</text:p>
          </table:table-cell>
          <table:table-cell office:value-type="date" office:date-value="1944-02-06">
            <text:p>02/06/44</text:p>
          </table:table-cell>
          <table:table-cell office:value-type="string" office:string-value="D.S.">
            <text:p>D.S.</text:p>
          </table:table-cell>
          <table:table-cell office:value-type="string" office:string-value="GIORNALISTA E UOMO POLITICO.(NATO A SALERNO NEL 1886 - MORTO NEL 1926)">
            <text:p>GIORNALISTA E UOMO POLITICO.(NATO A SALERNO NEL 1886 - MORTO NEL 1926)</text:p>
          </table:table-cell>
        </table:table-row>
        <table:table-row>
          <table:table-cell office:value-type="string" office:string-value="092009_000028">
            <text:p>092009_000028</text:p>
          </table:table-cell>
          <table:table-cell office:value-type="string" office:string-value="VIA ANDRE' MARIE AMPERE">
            <text:p>VIA ANDRE' MARIE AMPERE</text:p>
          </table:table-cell>
          <table:table-cell office:value-type="string" office:string-value="VIA GRASSI - VIA FOSSE ARDEATINE">
            <text:p>VIA GRASSI - VIA FOSSE ARDEATIN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FISICO FRANCESE: FISSO' I METODI DELLA ELETTROMECCANICA.(NATO NEL 1775 - MORTO NEL 1836)">
            <text:p>FISICO FRANCESE: FISSO' I METODI DELLA ELETTROMECCANICA.(NATO NEL 1775 - MORTO NEL 1836)</text:p>
          </table:table-cell>
        </table:table-row>
        <table:table-row>
          <table:table-cell office:value-type="string" office:string-value="092009_000029">
            <text:p>092009_000029</text:p>
          </table:table-cell>
          <table:table-cell office:value-type="string" office:string-value="VIA ANASSAGORA">
            <text:p>VIA ANASSAGORA</text:p>
          </table:table-cell>
          <table:table-cell office:value-type="string" office:string-value="VIA TOMMASO D'AQUINO - VIA PLATONE">
            <text:p>VIA TOMMASO D'AQUINO - VIA PLATONE</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FILOSOFO, MATEMATICO, ASTRONOMO.(NATO NEL 1499 A.C. A CLAZOMENE NELLA IONIA - MORTO NEL 429 A.C.)">
            <text:p>FILOSOFO, MATEMATICO, ASTRONOMO.(NATO NEL 1499 A.C. A CLAZOMENE NELLA IONIA - MORTO NEL 429 A.C.)</text:p>
          </table:table-cell>
        </table:table-row>
        <table:table-row>
          <table:table-cell office:value-type="string" office:string-value="092009_000030">
            <text:p>092009_000030</text:p>
          </table:table-cell>
          <table:table-cell office:value-type="string" office:string-value="VIA ANCONA">
            <text:p>VIA ANCONA</text:p>
          </table:table-cell>
          <table:table-cell office:value-type="string" office:string-value="VIALE ARMANDO DIAZ - VIA MILANO">
            <text:p>VIALE ARMANDO DIAZ - VIA MILANO</text:p>
          </table:table-cell>
          <table:table-cell office:value-type="string" office:string-value="" table:number-columns-repeated="3"/>
          <table:table-cell office:value-type="string" office:string-value="CITTA' D'ITALIA - CAPOLUOGO DI PROVINCIA - REGIONE MARCHE.">
            <text:p>CITTA' D'ITALIA - CAPOLUOGO DI PROVINCIA - REGIONE MARCHE.</text:p>
          </table:table-cell>
        </table:table-row>
        <table:table-row>
          <table:table-cell office:value-type="string" office:string-value="092009_000031">
            <text:p>092009_000031</text:p>
          </table:table-cell>
          <table:table-cell office:value-type="string" office:string-value="VIA ANDORRA">
            <text:p>VIA ANDORRA</text:p>
          </table:table-cell>
          <table:table-cell office:value-type="string" office:string-value="VIA GALVANI - VIA TEL AVIV">
            <text:p>VIA GALVANI - VIA TEL AVIV</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PICCOLA REPUBBLICA TRA LA FRANCIA E LA SPAGNA, NEI PIRENEI. LINGUA IN PREVALENZA CATALANA.DA 10 SECOLI NEUTRALE E AUTONOMA.">
            <text:p>PICCOLA REPUBBLICA TRA LA FRANCIA E LA SPAGNA, NEI PIRENEI. LINGUA IN PREVALENZA CATALANA.DA 10 SECOLI NEUTRALE E AUTONOMA.</text:p>
          </table:table-cell>
        </table:table-row>
        <table:table-row>
          <table:table-cell office:value-type="string" office:string-value="092009_000032">
            <text:p>092009_000032</text:p>
          </table:table-cell>
          <table:table-cell office:value-type="string" office:string-value="VIA DELL'ANFITEATRO">
            <text:p>VIA DELL'ANFITEATRO</text:p>
          </table:table-cell>
          <table:table-cell office:value-type="string" office:string-value="VIA OSPEDALE - VIALE BUON CAMMINO">
            <text:p>VIA OSPEDALE - VIALE BUON CAMMIN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STRADA D'ACCESSO ALL'INFITEATRO ROMANO.I LAVORI PER METTERLO IN EVIDENZA FURONO DIRETTI DAL CANONICO GIOVANNI SPANO A CURA DEL COMUNE.">
            <text:p>STRADA D'ACCESSO ALL'INFITEATRO ROMANO.I LAVORI PER METTERLO IN EVIDENZA FURONO DIRETTI DAL CANONICO GIOVANNI SPANO A CURA DEL COMUNE.</text:p>
          </table:table-cell>
        </table:table-row>
        <table:table-row>
          <table:table-cell office:value-type="string" office:string-value="092009_000033">
            <text:p>092009_000033</text:p>
          </table:table-cell>
          <table:table-cell office:value-type="string" office:string-value="VIA GIOVANNI MARIA ANGIOY">
            <text:p>VIA GIOVANNI MARIA ANGIOY</text:p>
          </table:table-cell>
          <table:table-cell office:value-type="string" office:string-value="VIA ROMA - CORSO VITTORIO EMANUELE">
            <text:p>VIA ROMA - CORSO VITTORIO EMANUELE</text:p>
          </table:table-cell>
          <table:table-cell office:value-type="float" office:value="0">
            <text:p>0</text:p>
          </table:table-cell>
          <table:table-cell office:value-type="string" office:string-value="16/11/1891">
            <text:p>16/11/1891</text:p>
          </table:table-cell>
          <table:table-cell office:value-type="string" office:string-value="C.C.">
            <text:p>C.C.</text:p>
          </table:table-cell>
          <table:table-cell office:value-type="string" office:string-value="GIA' VIA DEL CONDOTTO.AVVOCATO, GIURISTA.(NATO A BONO NEL 1751 - MORTO A PARIGI IL 22/03/1808)">
            <text:p>GIA' VIA DEL CONDOTTO.AVVOCATO, GIURISTA.(NATO A BONO NEL 1751 - MORTO A PARIGI IL 22/03/1808)</text:p>
          </table:table-cell>
        </table:table-row>
        <table:table-row>
          <table:table-cell office:value-type="string" office:string-value="092009_000034">
            <text:p>092009_000034</text:p>
          </table:table-cell>
          <table:table-cell office:value-type="string" office:string-value="VIA FRANCESCO ANGIONI CONTINI">
            <text:p>VIA FRANCESCO ANGIONI CONTINI</text:p>
          </table:table-cell>
          <table:table-cell office:value-type="string" office:string-value="VIA TUVERI - VIA SCANO">
            <text:p>VIA TUVERI - VIA SCAN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1? TRAVERSA TUVERI.GIURISTA.NATO A BORORE IL 4/3/1844 - MORTO A CAGLIARI IL 21/5/1928)">
            <text:p>GIA' 1? TRAVERSA TUVERI.GIURISTA.NATO A BORORE IL 4/3/1844 - MORTO A CAGLIARI IL 21/5/1928)</text:p>
          </table:table-cell>
        </table:table-row>
        <table:table-row>
          <table:table-cell office:value-type="string" office:string-value="092009_000035">
            <text:p>092009_000035</text:p>
          </table:table-cell>
          <table:table-cell office:value-type="string" office:string-value="VIA VITTORIO ANGIUS">
            <text:p>VIA VITTORIO ANGIUS</text:p>
          </table:table-cell>
          <table:table-cell office:value-type="string" office:string-value="VIA PIETRO LEO - VIA AGOSTINO DI CASTELVI'">
            <text:p>VIA PIETRO LEO - VIA AGOSTINO DI CASTELV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ETTERATO, GIORNALISTA, PROFESSORE ALL'UNIVERSITA' DI CAGLIARI.AUTORE DELL'INNO REGIONALE SARDO, MUSICATO DAL MAESTRO GIOVANNI GONNELLA.( NATO A CAGLIARI NEL 1797 - MORTO A CAGLIARI NEL 1862 ).">
            <text:p>LETTERATO, GIORNALISTA, PROFESSORE ALL'UNIVERSITA' DI CAGLIARI.AUTORE DELL'INNO REGIONALE SARDO, MUSICATO DAL MAESTRO GIOVANNI GONNELLA.( NATO A CAGLIARI NEL 1797 - MORTO A CAGLIARI NEL 1862 ).</text:p>
          </table:table-cell>
        </table:table-row>
        <table:table-row>
          <table:table-cell office:value-type="string" office:string-value="092009_000036">
            <text:p>092009_000036</text:p>
          </table:table-cell>
          <table:table-cell office:value-type="string" office:string-value="VIA ANGLONA">
            <text:p>VIA ANGLONA</text:p>
          </table:table-cell>
          <table:table-cell office:value-type="string" office:string-value="VIA IS MIRRIONIS - VIA MALFIDANO">
            <text:p>VIA IS MIRRIONIS - VIA MALFIDANO</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LOCALITA' DELLA SARDEGNA SETTENTRIONALE IN PROVINCIA DI SASSARI, SUL GOLFO DELL'ASINARA. CENTRI PRINCIPALI: SASSARI, PORTOTORRES, CASTELSARDO, SORSO.">
            <text:p>LOCALITA' DELLA SARDEGNA SETTENTRIONALE IN PROVINCIA DI SASSARI, SUL GOLFO DELL'ASINARA. CENTRI PRINCIPALI: SASSARI, PORTOTORRES, CASTELSARDO, SORSO.</text:p>
          </table:table-cell>
        </table:table-row>
        <table:table-row>
          <table:table-cell office:value-type="string" office:string-value="092009_000037">
            <text:p>092009_000037</text:p>
          </table:table-cell>
          <table:table-cell office:value-type="string" office:string-value="PIAZZA DELL'ANNUNZIATA">
            <text:p>PIAZZA DELL'ANNUNZIATA</text:p>
          </table:table-cell>
          <table:table-cell office:value-type="string" office:string-value="CORSO VITTORIO EMENUELE II - VIA TRENTO">
            <text:p>CORSO VITTORIO EMENUELE II - VIA TRENTO</text:p>
          </table:table-cell>
          <table:table-cell office:value-type="string" office:string-value="" table:number-columns-repeated="3"/>
          <table:table-cell office:value-type="string" office:string-value="DEDICATA ALL'OMONIMA CHIESA, COSTRUITA NEL XVI SECOLO.">
            <text:p>DEDICATA ALL'OMONIMA CHIESA, COSTRUITA NEL XVI SECOLO.</text:p>
          </table:table-cell>
        </table:table-row>
        <table:table-row>
          <table:table-cell office:value-type="string" office:string-value="092009_000038">
            <text:p>092009_000038</text:p>
          </table:table-cell>
          <table:table-cell office:value-type="string" office:string-value="VIA COLOMBA ANTONIETTI">
            <text:p>VIA COLOMBA ANTONIETTI</text:p>
          </table:table-cell>
          <table:table-cell office:value-type="string" office:string-value="VIA BALILLA - CHIUSO">
            <text:p>VIA BALILLA - CHIU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GARIBALDINA, SI DISTINSE A VELLETRI E ROMA.(NATA A FOLIGNO - MORTA A ROMA IL 13/6/1849)">
            <text:p>GARIBALDINA, SI DISTINSE A VELLETRI E ROMA.(NATA A FOLIGNO - MORTA A ROMA IL 13/6/1849)</text:p>
          </table:table-cell>
        </table:table-row>
        <table:table-row>
          <table:table-cell office:value-type="string" office:string-value="092009_000039">
            <text:p>092009_000039</text:p>
          </table:table-cell>
          <table:table-cell office:value-type="string" office:string-value="VIA DELLE AQUILE">
            <text:p>VIA DELLE AQUILE</text:p>
          </table:table-cell>
          <table:table-cell office:value-type="string" office:string-value="VIA TOTI ENRICO - VIA TAMBURINO SARDO">
            <text:p>VIA TOTI ENRICO - VIA TAMBURINO SARD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NOME DI DIVERSE SPECIE DI RAPACI DIURNI DELLA FAMIGLIA DEI FALCONIDI.LA PIU' NOTA E' L'AQUILA REALE (AQUILA CHRYSAETUS) DELL'EUROPA E DELL'ASIA.PER IL SUO ASPETTO FIERO E TEMIBILE E ASSURTA FIN DAGLI ANTICHI TEMPI A SIMBOLO DI POTENZA E REGALITA'UCCELLO RAPACE, GRANDE E ROBUSTISSIMO, VIVE SUI MONTI. SPECIE: L'AQUILA DALLA TESTA BIANCA,SIMBOLO DEGLI STATI UNITI D'AMERICA, L'AQUILA ANATRAIA, L'AQUILA URLATRICE, L'AQUILA DEL MARE, L'AQUILA DELLE SCIMMIE.">
            <text:p>NOME DI DIVERSE SPECIE DI RAPACI DIURNI DELLA FAMIGLIA DEI FALCONIDI.LA PIU' NOTA E' L'AQUILA REALE (AQUILA CHRYSAETUS) DELL'EUROPA E DELL'ASIA.PER IL SUO ASPETTO FIERO E TEMIBILE E ASSURTA FIN DAGLI ANTICHI TEMPI A SIMBOLO DI POTENZA E REGALITA'UCCELLO RAPACE, GRANDE E ROBUSTISSIMO, VIVE SUI MONTI. SPECIE: L'AQUILA DALLA TESTA BIANCA,SIMBOLO DEGLI STATI UNITI D'AMERICA, L'AQUILA ANATRAIA, L'AQUILA URLATRICE, L'AQUILA DEL MARE, L'AQUILA DELLE SCIMMIE.</text:p>
          </table:table-cell>
        </table:table-row>
        <table:table-row>
          <table:table-cell office:value-type="string" office:string-value="092009_000040">
            <text:p>092009_000040</text:p>
          </table:table-cell>
          <table:table-cell office:value-type="string" office:string-value="VIA AQUILONE">
            <text:p>VIA AQUILONE</text:p>
          </table:table-cell>
          <table:table-cell office:value-type="string" office:string-value="VIA TRAMONTANA - VIA LIBECCIO">
            <text:p>VIA TRAMONTANA - VIA LIBECCI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VENTO DI SETTENTRIONE (SINONIMO DI TRAMONTANA).">
            <text:p>VENTO DI SETTENTRIONE (SINONIMO DI TRAMONTANA).</text:p>
          </table:table-cell>
        </table:table-row>
        <table:table-row>
          <table:table-cell office:value-type="string" office:string-value="092009_000041">
            <text:p>092009_000041</text:p>
          </table:table-cell>
          <table:table-cell office:value-type="string" office:string-value="VIA ARCHIMEDE">
            <text:p>VIA ARCHIMEDE</text:p>
          </table:table-cell>
          <table:table-cell office:value-type="string" office:string-value="VIA FLAVIO GIOIA - PIAZZA PITAGORA">
            <text:p>VIA FLAVIO GIOIA - PIAZZA PITAGOR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SICO, MATEMATICO, ENUNCIATORE DI MOLTE LEGGI FISICHE">
            <text:p>FISICO, MATEMATICO, ENUNCIATORE DI MOLTE LEGGI FISICHE</text:p>
          </table:table-cell>
          <table:table-cell office:value-type="string" office:string-value="FAMOSO PER LA FRASE PRONUNCIATA AL RE GERONE DATEMI UN PUNTO D'APPOGGIO E VI SOLLEVERO' IL MONDO (NATO A SIRACUSA NEL 287 a.C. - MORTO A SIRACUSA NEL 212 a.C.).">
            <text:p>FAMOSO PER LA FRASE PRONUNCIATA AL RE GERONE DATEMI UN PUNTO D'APPOGGIO E VI SOLLEVERO' IL MONDO (NATO A SIRACUSA NEL 287 a.C. - MORTO A SIRACUSA NEL 212 a.C.).</text:p>
          </table:table-cell>
        </table:table-row>
        <table:table-row>
          <table:table-cell office:value-type="string" office:string-value="092009_000042">
            <text:p>092009_000042</text:p>
          </table:table-cell>
          <table:table-cell office:value-type="string" office:string-value="PIAZZA DEGLI ARCIPELAGHI">
            <text:p>PIAZZA DEGLI ARCIPELAGHI</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INSIEME DI ISOLE DISPOSTE IN GRUPPO CHE PRESENTANO TALVOLTA CARATTERISTICHE MORFOLOGICHE O GEOLOGICHE SIIMILARI.ARCIPELAGO ANTICAMENTE ERA IL NOME PROPRIO DEL MAR EGEO, RICCO DI ISOLE.">
            <text:p>INSIEME DI ISOLE DISPOSTE IN GRUPPO CHE PRESENTANO TALVOLTA CARATTERISTICHE MORFOLOGICHE O GEOLOGICHE SIIMILARI.ARCIPELAGO ANTICAMENTE ERA IL NOME PROPRIO DEL MAR EGEO, RICCO DI ISOLE.</text:p>
          </table:table-cell>
        </table:table-row>
        <table:table-row>
          <table:table-cell office:value-type="string" office:string-value="092009_000043">
            <text:p>092009_000043</text:p>
          </table:table-cell>
          <table:table-cell office:value-type="string" office:string-value="VIA ARDENNE">
            <text:p>VIA ARDENNE</text:p>
          </table:table-cell>
          <table:table-cell office:value-type="string" office:string-value=" VIA PODGORA - VICOLO CHIUSO">
            <text:p> VIA PODGORA - VICOLO CHIUS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ALTOPIANO FRANCESE TEATRO DI BATTAGLIE.">
            <text:p>ALTOPIANO FRANCESE TEATRO DI BATTAGLIE.</text:p>
          </table:table-cell>
        </table:table-row>
        <table:table-row>
          <table:table-cell office:value-type="string" office:string-value="092009_000044">
            <text:p>092009_000044</text:p>
          </table:table-cell>
          <table:table-cell office:value-type="string" office:string-value="VIA MARIO ARESU">
            <text:p>VIA MARIO ARESU</text:p>
          </table:table-cell>
          <table:table-cell office:value-type="string" office:string-value="VIA PIERO DELLA FRANCESCA - VIA G. ASQUER">
            <text:p>VIA PIERO DELLA FRANCESCA - VIA G. ASQUER</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ILLUSTRE PATOLOGO, CAPOSCUOLA DI PATOLOGIA SPECIALE MEDICA E DELLA PATOLOGIA DEL LAVORO. ORGANIZZO' A CAGLIARI DIVERSI CENTRI.(NATO A CAGLIARI 28/4/1892 - MORTO A ROMA 2/5/1963).">
            <text:p>ILLUSTRE PATOLOGO, CAPOSCUOLA DI PATOLOGIA SPECIALE MEDICA E DELLA PATOLOGIA DEL LAVORO. ORGANIZZO' A CAGLIARI DIVERSI CENTRI.(NATO A CAGLIARI 28/4/1892 - MORTO A ROMA 2/5/1963).</text:p>
          </table:table-cell>
        </table:table-row>
        <table:table-row>
          <table:table-cell office:value-type="string" office:string-value="092009_000045">
            <text:p>092009_000045</text:p>
          </table:table-cell>
          <table:table-cell office:value-type="string" office:string-value="VIA AREZZO">
            <text:p>VIA AREZZO</text:p>
          </table:table-cell>
          <table:table-cell office:value-type="string" office:string-value="PIAZZA FIRENZE - VIA LUCCA">
            <text:p>PIAZZA FIRENZE - VIA LUCCA</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ITTA' ITALIANA - CAPOLUOGO DI PROVINCIA - REGIONE TOSCANA.">
            <text:p>CITTA' ITALIANA - CAPOLUOGO DI PROVINCIA - REGIONE TOSCANA.</text:p>
          </table:table-cell>
        </table:table-row>
        <table:table-row>
          <table:table-cell office:value-type="string" office:string-value="092009_000046">
            <text:p>092009_000046</text:p>
          </table:table-cell>
          <table:table-cell office:value-type="string" office:string-value="VIA ARGENTIERA">
            <text:p>VIA ARGENTIERA</text:p>
          </table:table-cell>
          <table:table-cell office:value-type="string" office:string-value="VIA CORNALIAS - VIA QUINTINO SELLA">
            <text:p>VIA CORNALIAS - VIA QUINTINO SELL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OCALITA' DELLA SARDEGNA IN PROVINCIA DI SASSARI.VECCHIO CENTRO MINERARIO.">
            <text:p>LOCALITA' DELLA SARDEGNA IN PROVINCIA DI SASSARI.VECCHIO CENTRO MINERARIO.</text:p>
          </table:table-cell>
        </table:table-row>
        <table:table-row>
          <table:table-cell office:value-type="string" office:string-value="092009_000047">
            <text:p>092009_000047</text:p>
          </table:table-cell>
          <table:table-cell office:value-type="string" office:string-value="VIA ANTONIO IGNAZIO ARGIOLAS">
            <text:p>VIA ANTONIO IGNAZIO ARGIOLAS</text:p>
          </table:table-cell>
          <table:table-cell office:value-type="string" office:string-value="PIAZZA ITALIA - VIA ANTONIO SEGNI">
            <text:p>PIAZZA ITALIA - VIA ANTONIO SEGNI</text:p>
          </table:table-cell>
        </table:table-row>
        <table:table-row>
          <table:table-cell office:value-type="string" office:string-value="092009_000048">
            <text:p>092009_000048</text:p>
          </table:table-cell>
          <table:table-cell office:value-type="string" office:string-value="VIA ARGONNE">
            <text:p>VIA ARGONNE</text:p>
          </table:table-cell>
          <table:table-cell office:value-type="string" office:string-value="VIA COL D'ECHELE - VIA MONTE SANTO">
            <text:p>VIA COL D'ECHELE - VIA MONTE SANT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COLLINE DELLA FRANCIA SETTENTRINALE DOVE COMBATTERONO VOLONTARI ITALIANI NELLA PRIMA GUERRA MONDIALE (1915/18).">
            <text:p>COLLINE DELLA FRANCIA SETTENTRINALE DOVE COMBATTERONO VOLONTARI ITALIANI NELLA PRIMA GUERRA MONDIALE (1915/18).</text:p>
          </table:table-cell>
        </table:table-row>
        <table:table-row>
          <table:table-cell office:value-type="string" office:string-value="092009_000049">
            <text:p>092009_000049</text:p>
          </table:table-cell>
          <table:table-cell office:value-type="string" office:string-value="VIA LUDOVICO ARIOSTO">
            <text:p>VIA LUDOVICO ARIOSTO</text:p>
          </table:table-cell>
          <table:table-cell office:value-type="string" office:string-value="VIA S.BENEDETTO - PIAZZA MICHELANGELO">
            <text:p>VIA S.BENEDETTO - PIAZZA MICHELANGELO</text:p>
          </table:table-cell>
          <table:table-cell office:value-type="string" office:string-value="" table:number-columns-repeated="3"/>
          <table:table-cell office:value-type="string" office:string-value="SOMMO POETA ITALIANO, AUTORE DELL'ORLANDO FURIOSO . (NATO A REGGIO EMILIA NEL 1474 - MORTO A FERRARA NEL 1533).">
            <text:p>SOMMO POETA ITALIANO, AUTORE DELL'ORLANDO FURIOSO . (NATO A REGGIO EMILIA NEL 1474 - MORTO A FERRARA NEL 1533).</text:p>
          </table:table-cell>
        </table:table-row>
        <table:table-row>
          <table:table-cell office:value-type="string" office:string-value="092009_000050">
            <text:p>092009_000050</text:p>
          </table:table-cell>
          <table:table-cell office:value-type="string" office:string-value="PIAZZA ARISTOTELE">
            <text:p>PIAZZA ARISTOTELE</text:p>
          </table:table-cell>
          <table:table-cell office:value-type="string" office:string-value="VIA SOCRATE - VIA SU PLANU">
            <text:p>VIA SOCRATE - VIA SU PLANU</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FILOSOFO - SCIENZIATO. ORIGINARIO DI STAGIRA.(NATO NEL 384 A.C. - MORTO NEL 322 A.C.)">
            <text:p>FILOSOFO - SCIENZIATO. ORIGINARIO DI STAGIRA.(NATO NEL 384 A.C. - MORTO NEL 322 A.C.)</text:p>
          </table:table-cell>
        </table:table-row>
        <table:table-row>
          <table:table-cell office:value-type="string" office:string-value="092009_000051">
            <text:p>092009_000051</text:p>
          </table:table-cell>
          <table:table-cell office:value-type="string" office:string-value="PIAZZA D'ARMI">
            <text:p>PIAZZA D'ARMI</text:p>
          </table:table-cell>
          <table:table-cell office:value-type="string" office:string-value="VIA IS MIRRIONIS - VIALE L. MERELLO">
            <text:p>VIA IS MIRRIONIS - VIALE L. MERELLO</text:p>
          </table:table-cell>
          <table:table-cell office:value-type="string" office:string-value="" table:number-columns-repeated="3"/>
          <table:table-cell office:value-type="string" office:string-value="DENOMINAZIONE TRADIZIONALE - ZONA DESTINATA AGLI ESERCIZI MILITARI.">
            <text:p>DENOMINAZIONE TRADIZIONALE - ZONA DESTINATA AGLI ESERCIZI MILITARI.</text:p>
          </table:table-cell>
        </table:table-row>
        <table:table-row>
          <table:table-cell office:value-type="string" office:string-value="092009_000052">
            <text:p>092009_000052</text:p>
          </table:table-cell>
          <table:table-cell office:value-type="string" office:string-value="VIA ARNO">
            <text:p>VIA ARNO</text:p>
          </table:table-cell>
          <table:table-cell office:value-type="string" office:string-value="VIA PIAVE - (chiuso)">
            <text:p>VIA PIAVE - (chius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ITALIA. E' IL PRINCIPALE FIUME DELLA TOSCANA. LUNGHEZZA Km. 241.NASCE DAL FALTERONA, PERCORRE IL CASENTINO, IL VALDARNO, TOCCA FIRENZE, PISA E SFOCIA NEL TIRRENO FORMANDO LA BOCCA D'ARNO.E' PARZIALMENTE NAVIGABILE NEL SUO CORSO INFERIORE">
            <text:p>FIUME D'ITALIA. E' IL PRINCIPALE FIUME DELLA TOSCANA. LUNGHEZZA Km. 241.NASCE DAL FALTERONA, PERCORRE IL CASENTINO, IL VALDARNO, TOCCA FIRENZE, PISA E SFOCIA NEL TIRRENO FORMANDO LA BOCCA D'ARNO.E' PARZIALMENTE NAVIGABILE NEL SUO CORSO INFERIORE</text:p>
          </table:table-cell>
          <table:table-cell office:value-type="string" office:string-value=" RICEVE L'ELSA, IL BISENZIO E L' OMBRONE.">
            <text:p> RICEVE L'ELSA, IL BISENZIO E L' OMBRONE.</text:p>
          </table:table-cell>
        </table:table-row>
        <table:table-row>
          <table:table-cell office:value-type="string" office:string-value="092009_000053">
            <text:p>092009_000053</text:p>
          </table:table-cell>
          <table:table-cell office:value-type="string" office:string-value="VIA SIGISMONDO ARQUER">
            <text:p>VIA SIGISMONDO ARQUER</text:p>
          </table:table-cell>
          <table:table-cell office:value-type="string" office:string-value="VIA CAVOUR - VIA LEPANTO">
            <text:p>VIA CAVOUR - VIA LEPANT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L PAGATORE. AVVOCATO, SCRITTORE CRITICO. (NATO A CAGLIARI NEL 1525 - MORTO A TOLEDO NEL 1571).">
            <text:p>GIA' VIA DEL PAGATORE. AVVOCATO, SCRITTORE CRITICO. (NATO A CAGLIARI NEL 1525 - MORTO A TOLEDO NEL 1571).</text:p>
          </table:table-cell>
        </table:table-row>
        <table:table-row>
          <table:table-cell office:value-type="string" office:string-value="092009_000054">
            <text:p>092009_000054</text:p>
          </table:table-cell>
          <table:table-cell office:value-type="string" office:string-value="VIA S'ARRIU">
            <text:p>VIA S'ARRIU</text:p>
          </table:table-cell>
          <table:table-cell office:value-type="string" office:string-value="PIAZZA ITALIA - VIA CURTATONE">
            <text:p>PIAZZA ITALIA - VIA CURTATONE</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row>
        <table:table-row>
          <table:table-cell office:value-type="string" office:string-value="092009_000055">
            <text:p>092009_000055</text:p>
          </table:table-cell>
          <table:table-cell office:value-type="string" office:string-value="PIAZZA ARSENALE">
            <text:p>PIAZZA ARSENALE</text:p>
          </table:table-cell>
          <table:table-cell office:value-type="string" office:string-value="VIALE BUON CAMMINO - PIAZZA INDIPENDENZA">
            <text:p>VIALE BUON CAMMINO - PIAZZA INDIPENDENZA</text:p>
          </table:table-cell>
          <table:table-cell office:value-type="string" office:string-value="" table:number-columns-repeated="3"/>
          <table:table-cell office:value-type="string" office:string-value="FACENTE PARTE DEL BALUARDO DI S.PANCRAZIO, IN ESSA VI ERA SISTEMATO IL FOSSATO CHE COSTITUIVA LA PRIMA DIFESA DELLA TORRE.">
            <text:p>FACENTE PARTE DEL BALUARDO DI S.PANCRAZIO, IN ESSA VI ERA SISTEMATO IL FOSSATO CHE COSTITUIVA LA PRIMA DIFESA DELLA TORRE.</text:p>
          </table:table-cell>
        </table:table-row>
        <table:table-row>
          <table:table-cell office:value-type="string" office:string-value="092009_000056">
            <text:p>092009_000056</text:p>
          </table:table-cell>
          <table:table-cell office:value-type="string" office:string-value="PIAZZA DELLE ARTI">
            <text:p>PIAZZA DELLE ARTI</text:p>
          </table:table-cell>
          <table:table-cell office:value-type="string" office:string-value="VIA BORROMINI - VIA BORROMINI">
            <text:p>VIA BORROMINI - VIA BORROMI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DENOMINAZIONE TRADIZIONALE. L'INSIEME DELLE REGOLE E DEI METODI CHE REGGONO UNA DISCIPLINA O UNA PROFESSIONE.">
            <text:p>DENOMINAZIONE TRADIZIONALE. L'INSIEME DELLE REGOLE E DEI METODI CHE REGGONO UNA DISCIPLINA O UNA PROFESSIONE.</text:p>
          </table:table-cell>
        </table:table-row>
        <table:table-row>
          <table:table-cell office:value-type="string" office:string-value="092009_000057">
            <text:p>092009_000057</text:p>
          </table:table-cell>
          <table:table-cell office:value-type="string" office:string-value="VIA DEGLI ARTIGLIERI">
            <text:p>VIA DEGLI ARTIGLIERI</text:p>
          </table:table-cell>
          <table:table-cell office:value-type="string" office:string-value="VIA FOSSE ARDEATINE - VIA DEL TRICOLORE">
            <text:p>VIA FOSSE ARDEATINE - VIA DEL TRICOLOR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SOLDATI DELL'ARTIGLIERIA, CORPO MILITARE DELL'ESERCITO.">
            <text:p>SOLDATI DELL'ARTIGLIERIA, CORPO MILITARE DELL'ESERCITO.</text:p>
          </table:table-cell>
        </table:table-row>
        <table:table-row>
          <table:table-cell office:value-type="string" office:string-value="092009_000058">
            <text:p>092009_000058</text:p>
          </table:table-cell>
          <table:table-cell office:value-type="string" office:string-value="VIA ASFODELO">
            <text:p>VIA ASFODELO</text:p>
          </table:table-cell>
          <table:table-cell office:value-type="string" office:string-value="VIA DEL COLLE - VIA TORRICELLI">
            <text:p>VIA DEL COLLE - VIA TORRICEL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ASFODELUS ROMOSUS PIANTA ERBACEA PERENNE DELLA FAMIGLIA LILIACEE, CON FIORI BIANCHI IN RACEMO, PROVISTA DI RADICI INGROSSATE, USATE PER FARE COLLA PER SELLAI E LEGATORI DI LIBRI.">
            <text:p>ASFODELUS ROMOSUS PIANTA ERBACEA PERENNE DELLA FAMIGLIA LILIACEE, CON FIORI BIANCHI IN RACEMO, PROVISTA DI RADICI INGROSSATE, USATE PER FARE COLLA PER SELLAI E LEGATORI DI LIBRI.</text:p>
          </table:table-cell>
        </table:table-row>
        <table:table-row>
          <table:table-cell office:value-type="string" office:string-value="092009_000059">
            <text:p>092009_000059</text:p>
          </table:table-cell>
          <table:table-cell office:value-type="string" office:string-value="VIA GIUSEPPE ABBA">
            <text:p>VIA GIUSEPPE ABBA</text:p>
          </table:table-cell>
          <table:table-cell office:value-type="string" office:string-value="VIA SONNINO - VIA G. GARIBALDI">
            <text:p>VIA SONNINO - VIA G. GARIBALD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LLUSTRE SCRITTORE DELLE GESTA GARIBALDINE, POETA.[NATO A CAIRO MONTENOTTE (SAVONA) IL 06/10/1838 MORTO A BRESCIA IL 06/11/ 1910].">
            <text:p>ILLUSTRE SCRITTORE DELLE GESTA GARIBALDINE, POETA.[NATO A CAIRO MONTENOTTE (SAVONA) IL 06/10/1838 MORTO A BRESCIA IL 06/11/ 1910].</text:p>
          </table:table-cell>
        </table:table-row>
        <table:table-row>
          <table:table-cell office:value-type="string" office:string-value="092009_000060">
            <text:p>092009_000060</text:p>
          </table:table-cell>
          <table:table-cell office:value-type="string" office:string-value="VIA ASIAGO">
            <text:p>VIA ASIAGO</text:p>
          </table:table-cell>
          <table:table-cell office:value-type="string" office:string-value="VIA MAGLIAS - VIA MONTELLO">
            <text:p>VIA MAGLIAS - VIA MONTELL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COMUNE DEL VENETO IN PROVINCIA DI VICENZA, SITUATO SULL'OMONIMO ALTOPIANO.NEL 1916 E' TEATRO DI ASPRI COMBATTIMENTI, NEI QUALI VIENE IN GRAN PARTE DISTRUTTA.">
            <text:p>COMUNE DEL VENETO IN PROVINCIA DI VICENZA, SITUATO SULL'OMONIMO ALTOPIANO.NEL 1916 E' TEATRO DI ASPRI COMBATTIMENTI, NEI QUALI VIENE IN GRAN PARTE DISTRUTTA.</text:p>
          </table:table-cell>
        </table:table-row>
        <table:table-row>
          <table:table-cell office:value-type="string" office:string-value="092009_000061">
            <text:p>092009_000061</text:p>
          </table:table-cell>
          <table:table-cell office:value-type="string" office:string-value="VIA ASPROMONTE">
            <text:p>VIA ASPROMONTE</text:p>
          </table:table-cell>
          <table:table-cell office:value-type="string" office:string-value="VIA SILA - VIA CORNALIAS">
            <text:p>VIA SILA - VIA CORNALIAS</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LOCALITA' DELLA CALABRIA - ESTREMITA' MONTUOSA DELL'APPENNINO CALABRESE.">
            <text:p>LOCALITA' DELLA CALABRIA - ESTREMITA' MONTUOSA DELL'APPENNINO CALABRESE.</text:p>
          </table:table-cell>
        </table:table-row>
        <table:table-row>
          <table:table-cell office:value-type="string" office:string-value="092009_000062">
            <text:p>092009_000062</text:p>
          </table:table-cell>
          <table:table-cell office:value-type="string" office:string-value="VIA GIORGIO ASPRONI">
            <text:p>VIA GIORGIO ASPRONI</text:p>
          </table:table-cell>
          <table:table-cell office:value-type="string" office:string-value="VIA BRUSCU ONNIS - VIA 29 NOVEMBRE 1847">
            <text:p>VIA BRUSCU ONNIS - VIA 29 NOVEMBRE 1847</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LLUSTRE UOMO POLITICO CHE TANTO CONTRIBUI' ALL'AZIONE DEL RISORGIMENTO. OPERE: DIARIO POLITICO 1855/1878 .(NATO A BITTI (NU) 1808 - MORTO A ROMA IL 30/4/1876)">
            <text:p>ILLUSTRE UOMO POLITICO CHE TANTO CONTRIBUI' ALL'AZIONE DEL RISORGIMENTO. OPERE: DIARIO POLITICO 1855/1878 .(NATO A BITTI (NU) 1808 - MORTO A ROMA IL 30/4/1876)</text:p>
          </table:table-cell>
        </table:table-row>
        <table:table-row>
          <table:table-cell office:value-type="string" office:string-value="092009_000063">
            <text:p>092009_000063</text:p>
          </table:table-cell>
          <table:table-cell office:value-type="string" office:string-value="VIA GIUSEPPE ASQUER">
            <text:p>VIA GIUSEPPE ASQUER</text:p>
          </table:table-cell>
          <table:table-cell office:value-type="string" office:string-value="VIA G.BROTZU - VIA G.CRESPELLANI">
            <text:p>VIA G.BROTZU - VIA G.CRESPELLANI</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ILLUSTRE UOMO POLITICO, DEDICO' LA SUA VITA PER IL BENE DELLA CITTA' CHE TANTO AMAVA E DELL'INTERA SARDEGNA">
            <text:p>ILLUSTRE UOMO POLITICO, DEDICO' LA SUA VITA PER IL BENE DELLA CITTA' CHE TANTO AMAVA E DELL'INTERA SARDEGNA</text:p>
          </table:table-cell>
          <table:table-cell office:value-type="string" office:string-value=" CONSIGLIERE REGIONALE.(NATO A CAGLIARI IL 11/1/1889 - MORTO A CAGLIARI IL 2/11/1962).">
            <text:p> CONSIGLIERE REGIONALE.(NATO A CAGLIARI IL 11/1/1889 - MORTO A CAGLIARI IL 2/11/1962).</text:p>
          </table:table-cell>
        </table:table-row>
        <table:table-row>
          <table:table-cell office:value-type="string" office:string-value="092009_000064">
            <text:p>092009_000064</text:p>
          </table:table-cell>
          <table:table-cell office:value-type="string" office:string-value="VIA ASTI">
            <text:p>VIA ASTI</text:p>
          </table:table-cell>
          <table:table-cell office:value-type="string" office:string-value="VIA AOSTA - (chiuso)">
            <text:p>VIA AOSTA - (chius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CITTA' D'ITALIA - COPOLUOGO DI PROVINCIA - REGIONE PIEMONTE.">
            <text:p>CITTA' D'ITALIA - COPOLUOGO DI PROVINCIA - REGIONE PIEMONTE.</text:p>
          </table:table-cell>
        </table:table-row>
        <table:table-row>
          <table:table-cell office:value-type="string" office:string-value="092009_000065">
            <text:p>092009_000065</text:p>
          </table:table-cell>
          <table:table-cell office:value-type="string" office:string-value="VIA DEGLI ASTORI">
            <text:p>VIA DEGLI ASTORI</text:p>
          </table:table-cell>
          <table:table-cell office:value-type="string" office:string-value="VIA MESSINA - VIA DEI FALCONI">
            <text:p>VIA MESSINA - VIA DEI FALCONI</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VICO MESSINA.UCCELLO RAPACE DIURNO DELLA FAMIGLIA DEI FALCONIDI (ACCIPITER GENTILIS)DIFFUSO IN TUTTA L'EUROPA , VIVE NEI BOSCHI.E' PIU' GROSSO DELLO SPARVIERO A CUI ASSOMOGLIA MOLTO.">
            <text:p>GIA' VICO MESSINA.UCCELLO RAPACE DIURNO DELLA FAMIGLIA DEI FALCONIDI (ACCIPITER GENTILIS)DIFFUSO IN TUTTA L'EUROPA , VIVE NEI BOSCHI.E' PIU' GROSSO DELLO SPARVIERO A CUI ASSOMOGLIA MOLTO.</text:p>
          </table:table-cell>
        </table:table-row>
        <table:table-row>
          <table:table-cell office:value-type="string" office:string-value="092009_000066">
            <text:p>092009_000066</text:p>
          </table:table-cell>
          <table:table-cell office:value-type="string" office:string-value="VIA DELL'ASTROLABIO">
            <text:p>VIA DELL'ASTROLABIO</text:p>
          </table:table-cell>
          <table:table-cell office:value-type="string" office:string-value="VIA SCIROCCO - VIA FAVONIO">
            <text:p>VIA SCIROCCO - VIA FAVONI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GRECO ASTROLABOS, DA ASTRON, ASTRO E LAMBANEIN, PRENDERE).ANTICO STRUMENTO CHE FORNISCE UNA RAPPRESENTAZIONE DEL CIELO IN UN DATO MOMENTO.STRUMENTO CHE SERVE AD OSSERVARE IL MOMENTO IN CUI UNA STELLA RAGGIUNGE UNA DETERMINATA POSIZIONE, GENERALMENTE 60? O 45? AL DI SOPRA DELL'ORIZZONTE.">
            <text:p>(GRECO ASTROLABOS, DA ASTRON, ASTRO E LAMBANEIN, PRENDERE).ANTICO STRUMENTO CHE FORNISCE UNA RAPPRESENTAZIONE DEL CIELO IN UN DATO MOMENTO.STRUMENTO CHE SERVE AD OSSERVARE IL MOMENTO IN CUI UNA STELLA RAGGIUNGE UNA DETERMINATA POSIZIONE, GENERALMENTE 60? O 45? AL DI SOPRA DELL'ORIZZONTE.</text:p>
          </table:table-cell>
        </table:table-row>
        <table:table-row>
          <table:table-cell office:value-type="string" office:string-value="092009_000067">
            <text:p>092009_000067</text:p>
          </table:table-cell>
          <table:table-cell office:value-type="string" office:string-value="VIA ATENE">
            <text:p>VIA ATENE</text:p>
          </table:table-cell>
          <table:table-cell office:value-type="string" office:string-value="VIA COSTANTINOPOLI - (chiuso)">
            <text:p>VIA COSTANTINOPOLI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ITTA' - CAPITALE DELLA GRECIA.">
            <text:p>CITTA' - CAPITALE DELLA GRECIA.</text:p>
          </table:table-cell>
        </table:table-row>
        <table:table-row>
          <table:table-cell office:value-type="string" office:string-value="092009_000068">
            <text:p>092009_000068</text:p>
          </table:table-cell>
          <table:table-cell office:value-type="string" office:string-value="VIA AUSONIA">
            <text:p>VIA AUSONIA</text:p>
          </table:table-cell>
          <table:table-cell office:value-type="string" office:string-value="VIA LUNGO SALINE - VIA IPPODROMO">
            <text:p>VIA LUNGO SALINE - VIA IPPODROMO</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COMUNE DELLA PROVINCIA DI FROSINONE - REGIONE LAZIO.">
            <text:p>COMUNE DELLA PROVINCIA DI FROSINONE - REGIONE LAZIO.</text:p>
          </table:table-cell>
        </table:table-row>
        <table:table-row>
          <table:table-cell office:value-type="string" office:string-value="092009_000069">
            <text:p>092009_000069</text:p>
          </table:table-cell>
          <table:table-cell office:value-type="string" office:string-value="VIA AVOGADRO DI COLLOBIANO">
            <text:p>VIA AVOGADRO DI COLLOBIANO</text:p>
          </table:table-cell>
          <table:table-cell office:value-type="string" office:string-value="VIA FLAVIO GIOIA - VIA ARCHIMEDE">
            <text:p>VIA FLAVIO GIOIA - VIA ARCHIMEDE</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SICO.COMPI' GLI STUDI SUI GAS CHE DETERMINARONO LA LEGGE FISICA DI AVOGADRO. (NATO A TORINO NEL 1776 - MORTO A TORINO NEL 1856).">
            <text:p>FISICO.COMPI' GLI STUDI SUI GAS CHE DETERMINARONO LA LEGGE FISICA DI AVOGADRO. (NATO A TORINO NEL 1776 - MORTO A TORINO NEL 1856).</text:p>
          </table:table-cell>
        </table:table-row>
        <table:table-row>
          <table:table-cell office:value-type="string" office:string-value="092009_000070">
            <text:p>092009_000070</text:p>
          </table:table-cell>
          <table:table-cell office:value-type="string" office:string-value="VIA DOMENICO ALBERTO AZUNI">
            <text:p>VIA DOMENICO ALBERTO AZUNI</text:p>
          </table:table-cell>
          <table:table-cell office:value-type="string" office:string-value="PIAZZA  YENNE - VIA OSPEDALE">
            <text:p>PIAZZA  YENNE - VIA OSPEDALE</text:p>
          </table:table-cell>
          <table:table-cell office:value-type="string" office:string-value="" table:number-columns-repeated="3"/>
          <table:table-cell office:value-type="string" office:string-value="GIA' VIA DELL'ABBEVERATOIO (SEC. XV).GIA' CONTRADA SAN MICHELE.AVVOCATO, GIUDICE, SENATORE, STORICO E LEGISLATORE. CONSIDERATO IN TUTTO IL MONDO COME IL PADRE DEL DIRITTO DELLA NAVIGAZIONE.LAUREATO ALL'UNIVERSITA' DI SASSARI, SI TRASVERI' A TORINO DOVE APPROVONDI' GLI STUDI DEL DIRITTO MARITTIMO, TANTO DA ACQUISTARE FAMA UNIVERSALE ED ESSERE CHIAMATO DA NAPOLEONE CON L'INCARICO DI APPRESTARE IL NUOVO CODICE MARITTIMO E COMMERCIALE DELLA FRANCIA.OPERE PRINCIPALI: ESSAI SUR L'HISTOIRE DU ROYAUME DE SARDAIGNE DISERTAZIONI SULL'ORIGINE DELLA BUSSOLA DIZIONARIO UNIVERSALE RAGIONATO DI GIURISPRUDENZA MERCANTILE DROIT MARITIME DE L'EUROPA (NATO A SASSARI NEL 1749 - MORTO A CAGLIARI NEL 1827 E FU SEPOLTO NELLA BASILICA DI BONARIA).">
            <text:p>GIA' VIA DELL'ABBEVERATOIO (SEC. XV).GIA' CONTRADA SAN MICHELE.AVVOCATO, GIUDICE, SENATORE, STORICO E LEGISLATORE. CONSIDERATO IN TUTTO IL MONDO COME IL PADRE DEL DIRITTO DELLA NAVIGAZIONE.LAUREATO ALL'UNIVERSITA' DI SASSARI, SI TRASVERI' A TORINO DOVE APPROVONDI' GLI STUDI DEL DIRITTO MARITTIMO, TANTO DA ACQUISTARE FAMA UNIVERSALE ED ESSERE CHIAMATO DA NAPOLEONE CON L'INCARICO DI APPRESTARE IL NUOVO CODICE MARITTIMO E COMMERCIALE DELLA FRANCIA.OPERE PRINCIPALI: ESSAI SUR L'HISTOIRE DU ROYAUME DE SARDAIGNE DISERTAZIONI SULL'ORIGINE DELLA BUSSOLA DIZIONARIO UNIVERSALE RAGIONATO DI GIURISPRUDENZA MERCANTILE DROIT MARITIME DE L'EUROPA (NATO A SASSARI NEL 1749 - MORTO A CAGLIARI NEL 1827 E FU SEPOLTO NELLA BASILICA DI BONARIA).</text:p>
          </table:table-cell>
        </table:table-row>
        <table:table-row>
          <table:table-cell office:value-type="string" office:string-value="092009_000071">
            <text:p>092009_000071</text:p>
          </table:table-cell>
          <table:table-cell office:value-type="string" office:string-value="VIA OTTONE BACCAREDDA">
            <text:p>VIA OTTONE BACCAREDDA</text:p>
          </table:table-cell>
          <table:table-cell office:value-type="string" office:string-value="PIAZZA GARIBALDI - VIA DEI GIUDICATI">
            <text:p>PIAZZA GARIBALDI - VIA DEI GIUDICATI</text:p>
          </table:table-cell>
          <table:table-cell office:value-type="float" office:value="0">
            <text:p>0</text:p>
          </table:table-cell>
          <table:table-cell office:value-type="date" office:date-value="1931-09-05">
            <text:p>09/05/31</text:p>
          </table:table-cell>
          <table:table-cell office:value-type="string" office:string-value="D.P.">
            <text:p>D.P.</text:p>
          </table:table-cell>
          <table:table-cell office:value-type="string" office:string-value="GIA' VIA SALANDRA.AVVOCATO, SCRITTORE, POETA, FU SINDACO DI CAGLIARI. (NATO A CAGLIARI NEL 1849 - MORTO A CAGLIARI NEL 1921).">
            <text:p>GIA' VIA SALANDRA.AVVOCATO, SCRITTORE, POETA, FU SINDACO DI CAGLIARI. (NATO A CAGLIARI NEL 1849 - MORTO A CAGLIARI NEL 1921).</text:p>
          </table:table-cell>
        </table:table-row>
        <table:table-row>
          <table:table-cell office:value-type="string" office:string-value="092009_000072">
            <text:p>092009_000072</text:p>
          </table:table-cell>
          <table:table-cell office:value-type="string" office:string-value="VIA GUIDO BACCELLI">
            <text:p>VIA GUIDO BACCELLI</text:p>
          </table:table-cell>
          <table:table-cell office:value-type="string" office:string-value="VIA CAGNA - VIA FREUD">
            <text:p>VIA CAGNA - VIA FREUD</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CIENZIATO, UOMO POLITICO ROMANO.(NATO NEL 1832 - MORTO NEL 1916).">
            <text:p>SCIENZIATO, UOMO POLITICO ROMANO.(NATO NEL 1832 - MORTO NEL 1916).</text:p>
          </table:table-cell>
        </table:table-row>
        <table:table-row>
          <table:table-cell office:value-type="string" office:string-value="092009_000073">
            <text:p>092009_000073</text:p>
          </table:table-cell>
          <table:table-cell office:value-type="string" office:string-value="VIA RUGGERO BACONE">
            <text:p>VIA RUGGERO BACONE</text:p>
          </table:table-cell>
          <table:table-cell office:value-type="string" office:string-value="VIA STAMIRA - VIA S.TOMMASO D'AQUINO">
            <text:p>VIA STAMIRA - VIA S.TOMMASO D'AQUIN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FILOSOFO E SCIENZIATO INGLESE - MONACO FRANCESCANO, DETTO DOCTOR MIRABILIS. SI OCCUPO' DI OTTICA, ASTRONOMIA E MATEMATICA. (NATO 1212 - MORTO 1293).">
            <text:p>FILOSOFO E SCIENZIATO INGLESE - MONACO FRANCESCANO, DETTO DOCTOR MIRABILIS. SI OCCUPO' DI OTTICA, ASTRONOMIA E MATEMATICA. (NATO 1212 - MORTO 1293).</text:p>
          </table:table-cell>
        </table:table-row>
        <table:table-row>
          <table:table-cell office:value-type="string" office:string-value="092009_000074">
            <text:p>092009_000074</text:p>
          </table:table-cell>
          <table:table-cell office:value-type="string" office:string-value="VIA BACU ABIS">
            <text:p>VIA BACU ABIS</text:p>
          </table:table-cell>
          <table:table-cell office:value-type="string" office:string-value="VIA SERBARIU - VIA CINQUINI">
            <text:p>VIA SERBARIU - VIA CINQUINI</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LOCALITA' MINERARIA SARDA. ZONA CARBONIA (PROVINCIA DI CAGLIARI).">
            <text:p>LOCALITA' MINERARIA SARDA. ZONA CARBONIA (PROVINCIA DI CAGLIARI).</text:p>
          </table:table-cell>
        </table:table-row>
        <table:table-row>
          <table:table-cell office:value-type="string" office:string-value="092009_000075">
            <text:p>092009_000075</text:p>
          </table:table-cell>
          <table:table-cell office:value-type="string" office:string-value="PIAZZA RODERIGO BAEZZA">
            <text:p>PIAZZA RODERIGO BAEZZA</text:p>
          </table:table-cell>
          <table:table-cell office:value-type="string" office:string-value="VIA XXVIII FEBBRAIO - PIAZZA GIOVANNI XXIII">
            <text:p>VIA XXVIII FEBBRAIO - PIAZZA GIOVANNI XXII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row>
        <table:table-row>
          <table:table-cell office:value-type="string" office:string-value="092009_000076">
            <text:p>092009_000076</text:p>
          </table:table-cell>
          <table:table-cell office:value-type="string" office:string-value="VIA LODOVICO BAYLLE">
            <text:p>VIA LODOVICO BAYLLE</text:p>
          </table:table-cell>
          <table:table-cell office:value-type="string" office:string-value="VIA ROMA - VIA MANNO">
            <text:p>VIA ROMA - VIA MANNO</text:p>
          </table:table-cell>
          <table:table-cell office:value-type="string" office:string-value="" table:number-columns-repeated="3"/>
          <table:table-cell office:value-type="string" office:string-value="GIA' VIA SAN LEONARDO O SANT'AGOSTINO (SEC. XVIII). AVVOCATO, SCRITTORE E STORICO (NATO A CAGLIARI NEL 1764 - MORTO A CAGLIARI 1839).">
            <text:p>GIA' VIA SAN LEONARDO O SANT'AGOSTINO (SEC. XVIII). AVVOCATO, SCRITTORE E STORICO (NATO A CAGLIARI NEL 1764 - MORTO A CAGLIARI 1839).</text:p>
          </table:table-cell>
        </table:table-row>
        <table:table-row>
          <table:table-cell office:value-type="string" office:string-value="092009_000077">
            <text:p>092009_000077</text:p>
          </table:table-cell>
          <table:table-cell office:value-type="string" office:string-value="VIA BAINSIZZA">
            <text:p>VIA BAINSIZZA</text:p>
          </table:table-cell>
          <table:table-cell office:value-type="string" office:string-value="VIA VITTORIO VENETO - (chiuso)">
            <text:p>VIA VITTORIO VENETO - (chiuso)</text:p>
          </table:table-cell>
          <table:table-cell office:value-type="float" office:value="1126">
            <text:p>1126</text:p>
          </table:table-cell>
          <table:table-cell office:value-type="string" office:string-value="20/06/1929">
            <text:p>20/06/1929</text:p>
          </table:table-cell>
          <table:table-cell office:value-type="string" office:string-value="D.P.">
            <text:p>D.P.</text:p>
          </table:table-cell>
          <table:table-cell office:value-type="string" office:string-value="COMUNE ITALIANO DELLA PROVINCIA DI GORIZIA.LOCALITA' DI BATTAGLIA DELLA GUERRA 1915/18.">
            <text:p>COMUNE ITALIANO DELLA PROVINCIA DI GORIZIA.LOCALITA' DI BATTAGLIA DELLA GUERRA 1915/18.</text:p>
          </table:table-cell>
        </table:table-row>
        <table:table-row>
          <table:table-cell office:value-type="string" office:string-value="092009_000078">
            <text:p>092009_000078</text:p>
          </table:table-cell>
          <table:table-cell office:value-type="string" office:string-value="VIA CESARE BALBO">
            <text:p>VIA CESARE BALBO</text:p>
          </table:table-cell>
          <table:table-cell office:value-type="string" office:string-value="VIA BACAREDDA - PIAZZA GALILEO GALILEI">
            <text:p>VIA BACAREDDA - PIAZZA GALILEO GALILEI</text:p>
          </table:table-cell>
          <table:table-cell office:value-type="string" office:string-value="" table:number-columns-repeated="3"/>
          <table:table-cell office:value-type="string" office:string-value="LETTERATO E STORICO.(NATO NEL 1789 - MORTO A TORINO NEL 1853).">
            <text:p>LETTERATO E STORICO.(NATO NEL 1789 - MORTO A TORINO NEL 1853).</text:p>
          </table:table-cell>
        </table:table-row>
        <table:table-row>
          <table:table-cell office:value-type="string" office:string-value="092009_000079">
            <text:p>092009_000079</text:p>
          </table:table-cell>
          <table:table-cell office:value-type="string" office:string-value="VIA PIETRO BALESTRA">
            <text:p>VIA PIETRO BALESTRA</text:p>
          </table:table-cell>
          <table:table-cell office:value-type="string" office:string-value="VIA ALEO - VIA MATTEI">
            <text:p>VIA ALEO - VIA MATTE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ARCIVESCOVO DI CAGLIARI.(NATO NEL 1861 - MORTO NEL 1912).">
            <text:p>ARCIVESCOVO DI CAGLIARI.(NATO NEL 1861 - MORTO NEL 1912).</text:p>
          </table:table-cell>
        </table:table-row>
        <table:table-row>
          <table:table-cell office:value-type="string" office:string-value="092009_000080">
            <text:p>092009_000080</text:p>
          </table:table-cell>
          <table:table-cell office:value-type="string" office:string-value="VIA BALILLA">
            <text:p>VIA BALILLA</text:p>
          </table:table-cell>
          <table:table-cell office:value-type="string" office:string-value="PIAZZA ITALIA - VIA MARMILLA">
            <text:p>PIAZZA ITALIA - VIA MARMILLA</text:p>
          </table:table-cell>
          <table:table-cell office:value-type="string" office:string-value="" table:number-columns-repeated="3"/>
          <table:table-cell office:value-type="string" office:string-value="GIOVANNI BATTISTA PERASSO E' IL VERO NOME DEL GIOVINETTO EROE GENOVESE. (NATO NEL 1729 - MORTO NEL 1781).">
            <text:p>GIOVANNI BATTISTA PERASSO E' IL VERO NOME DEL GIOVINETTO EROE GENOVESE. (NATO NEL 1729 - MORTO NEL 1781).</text:p>
          </table:table-cell>
        </table:table-row>
        <table:table-row>
          <table:table-cell office:value-type="string" office:string-value="092009_000081">
            <text:p>092009_000081</text:p>
          </table:table-cell>
          <table:table-cell office:value-type="string" office:string-value="VIA MATTEO BANDELLO">
            <text:p>VIA MATTEO BANDELLO</text:p>
          </table:table-cell>
          <table:table-cell office:value-type="string" office:string-value="VIA COPERNICO - VIA BEMBO">
            <text:p>VIA COPERNICO - VIA BEMB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SCRITTORE. FU TRA I MASSIMI PROSATORI DEL 500.IL SUO CAPOLAVORO LE NOVELLE E' UNA DELLE OPERE PIU' SIGNIFICATIVE DELLA LETTERATURA NARRATIVA ITALIANA DA CUI TRASSE LO SPUNTO SHAKESPEARE PER GIULIETTA E ROMEO.(NATO A CASTELNUOVO SCRIVIA NEL 1485 - MORTO AD AGEN A BASSEN NEL 1561).">
            <text:p>SCRITTORE. FU TRA I MASSIMI PROSATORI DEL 500.IL SUO CAPOLAVORO LE NOVELLE E' UNA DELLE OPERE PIU' SIGNIFICATIVE DELLA LETTERATURA NARRATIVA ITALIANA DA CUI TRASSE LO SPUNTO SHAKESPEARE PER GIULIETTA E ROMEO.(NATO A CASTELNUOVO SCRIVIA NEL 1485 - MORTO AD AGEN A BASSEN NEL 1561).</text:p>
          </table:table-cell>
        </table:table-row>
        <table:table-row>
          <table:table-cell office:value-type="string" office:string-value="092009_000082">
            <text:p>092009_000082</text:p>
          </table:table-cell>
          <table:table-cell office:value-type="string" office:string-value="VIA FRATELLI BANDIERA">
            <text:p>VIA FRATELLI BANDIERA</text:p>
          </table:table-cell>
          <table:table-cell office:value-type="string" office:string-value="VIA CUOCO - VIA MASANIELLO">
            <text:p>VIA CUOCO - VIA MASANIELL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PATRIOTI VENEZIANI.ATTILIO (NATO A VENEZIA NEL 1810 - MORTI A VALLONE DI ROVITO (COSENZA) NEL 1844EMILIO (NATO A VENEZIA NEL 1819) . FONDARONO LA SOCIETA' ESPERIA, CHE SI AFFILIA ALLA GIOVANE ITALIA NEL 1842.DURANTE UN'AZIONE INSURREZIONALE IN CALABRIA, VENGONO ARRESTATI DAI BORBONICI E FUCILATI.">
            <text:p>PATRIOTI VENEZIANI.ATTILIO (NATO A VENEZIA NEL 1810 - MORTI A VALLONE DI ROVITO (COSENZA) NEL 1844EMILIO (NATO A VENEZIA NEL 1819) . FONDARONO LA SOCIETA' ESPERIA, CHE SI AFFILIA ALLA GIOVANE ITALIA NEL 1842.DURANTE UN'AZIONE INSURREZIONALE IN CALABRIA, VENGONO ARRESTATI DAI BORBONICI E FUCILATI.</text:p>
          </table:table-cell>
        </table:table-row>
        <table:table-row>
          <table:table-cell office:value-type="string" office:string-value="092009_000083">
            <text:p>092009_000083</text:p>
          </table:table-cell>
          <table:table-cell office:value-type="string" office:string-value="VIA BARBARIGO">
            <text:p>VIA BARBARIGO</text:p>
          </table:table-cell>
          <table:table-cell office:value-type="string" office:string-value="VIA DANDOLO - VIA M.A.BRAGADIN">
            <text:p>VIA DANDOLO - VIA M.A.BRAGADIN</text:p>
          </table:table-cell>
          <table:table-cell office:value-type="string" office:string-value="" table:number-columns-repeated="3"/>
          <table:table-cell office:value-type="string" office:string-value="CELEBRE FAMIGLIA VENEZIANA.">
            <text:p>CELEBRE FAMIGLIA VENEZIANA.</text:p>
          </table:table-cell>
        </table:table-row>
        <table:table-row>
          <table:table-cell office:value-type="string" office:string-value="092009_000084">
            <text:p>092009_000084</text:p>
          </table:table-cell>
          <table:table-cell office:value-type="string" office:string-value="VIA BARBUSI">
            <text:p>VIA BARBUSI</text:p>
          </table:table-cell>
          <table:table-cell office:value-type="string" office:string-value="VIA CORTOGHIANA - VIA MALFIDANO">
            <text:p>VIA CORTOGHIANA - VIA MALFIDAN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LOCALITA' MINERARIA DELLA SARDEGNA.(IGLESIENTE). PROVINCIA DI CAGLIARI.">
            <text:p>LOCALITA' MINERARIA DELLA SARDEGNA.(IGLESIENTE). PROVINCIA DI CAGLIARI.</text:p>
          </table:table-cell>
        </table:table-row>
        <table:table-row>
          <table:table-cell office:value-type="string" office:string-value="092009_000085">
            <text:p>092009_000085</text:p>
          </table:table-cell>
          <table:table-cell office:value-type="string" office:string-value="VIA BARCELLONA">
            <text:p>VIA BARCELLONA</text:p>
          </table:table-cell>
          <table:table-cell office:value-type="string" office:string-value="VIA ROMA - PIAZZA G.M.DETTORI">
            <text:p>VIA ROMA - PIAZZA G.M.DETTORI</text:p>
          </table:table-cell>
          <table:table-cell office:value-type="string" office:string-value="" table:number-columns-repeated="3"/>
          <table:table-cell office:value-type="string" office:string-value="GIA' VIA DE BARCHINONA.STRADA NELLA QUALE VIVEVANO MERCANTI CATALANI. CITTA' DELLA SPAGNA - CAPOLUOGO DELLA CATALOGNA.">
            <text:p>GIA' VIA DE BARCHINONA.STRADA NELLA QUALE VIVEVANO MERCANTI CATALANI. CITTA' DELLA SPAGNA - CAPOLUOGO DELLA CATALOGNA.</text:p>
          </table:table-cell>
        </table:table-row>
        <table:table-row>
          <table:table-cell office:value-type="string" office:string-value="092009_000086">
            <text:p>092009_000086</text:p>
          </table:table-cell>
          <table:table-cell office:value-type="string" office:string-value="VIA BARI">
            <text:p>VIA BARI</text:p>
          </table:table-cell>
          <table:table-cell office:value-type="string" office:string-value="VIA MILANO - VIA RAVENNA">
            <text:p>VIA MILANO - VIA RAVENNA</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ITTA' CAPOLUOGO REGIONE PUGLIA.">
            <text:p>CITTA' CAPOLUOGO REGIONE PUGLIA.</text:p>
          </table:table-cell>
        </table:table-row>
        <table:table-row>
          <table:table-cell office:value-type="string" office:string-value="092009_000087">
            <text:p>092009_000087</text:p>
          </table:table-cell>
          <table:table-cell office:value-type="string" office:string-value="VIA BARIGADU">
            <text:p>VIA BARIGADU</text:p>
          </table:table-cell>
          <table:table-cell office:value-type="string" office:string-value="VIA MANDROLISAI - VIA PERTUSOLA">
            <text:p>VIA MANDROLISAI - VIA PERTUSOL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OCALITA' SARDA - ALTO ORISTANESE.">
            <text:p>LOCALITA' SARDA - ALTO ORISTANESE.</text:p>
          </table:table-cell>
        </table:table-row>
        <table:table-row>
          <table:table-cell office:value-type="string" office:string-value="092009_000088">
            <text:p>092009_000088</text:p>
          </table:table-cell>
          <table:table-cell office:value-type="string" office:string-value="VIA BARONIA">
            <text:p>VIA BARONIA</text:p>
          </table:table-cell>
          <table:table-cell office:value-type="string" office:string-value="VIA IS MIRRIONIS - VIA CORNALIAS">
            <text:p>VIA IS MIRRIONIS - VIA CORNALIAS</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REGIONE STORICA DELLA SARDEGNA.">
            <text:p>REGIONE STORICA DELLA SARDEGNA.</text:p>
          </table:table-cell>
        </table:table-row>
        <table:table-row>
          <table:table-cell office:value-type="string" office:string-value="092009_000089">
            <text:p>092009_000089</text:p>
          </table:table-cell>
          <table:table-cell office:value-type="string" office:string-value="VIA BARRACCA MANNA">
            <text:p>VIA BARRACCA MANNA</text:p>
          </table:table-cell>
          <table:table-cell office:value-type="string" office:string-value="VIA PIRANDELLO - VIA DEL TIMO">
            <text:p>VIA PIRANDELLO - VIA DEL TIM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090">
            <text:p>092009_000090</text:p>
          </table:table-cell>
          <table:table-cell office:value-type="string" office:string-value="VIA BASILICATA">
            <text:p>VIA BASILICATA</text:p>
          </table:table-cell>
          <table:table-cell office:value-type="string" office:string-value="VIA DALMAZIA - VIA TRENTINO">
            <text:p>VIA DALMAZIA - VIA TRENTIN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REGIONE D'ITALIA.">
            <text:p>REGIONE D'ITALIA.</text:p>
          </table:table-cell>
        </table:table-row>
        <table:table-row>
          <table:table-cell office:value-type="string" office:string-value="092009_000091">
            <text:p>092009_000091</text:p>
          </table:table-cell>
          <table:table-cell office:value-type="string" office:string-value="PIAZZA BASTIONE SANTA CATERINA">
            <text:p>PIAZZA BASTIONE SANTA CATERINA</text:p>
          </table:table-cell>
          <table:table-cell office:value-type="string" office:string-value="VIA CANELLES - VIA FOSSARIO">
            <text:p>VIA CANELLES - VIA FOSSARIO</text:p>
          </table:table-cell>
          <table:table-cell office:value-type="string" office:string-value="" table:number-columns-repeated="3"/>
          <table:table-cell office:value-type="string" office:string-value="EDIFICATO NEL XVIII SEC. FRA LE MURA PISANE E LA CHIESA DI SANTA CATERINA, DA CUI ASSUNSE LA DENOMINAZIONE.">
            <text:p>EDIFICATO NEL XVIII SEC. FRA LE MURA PISANE E LA CHIESA DI SANTA CATERINA, DA CUI ASSUNSE LA DENOMINAZIONE.</text:p>
          </table:table-cell>
        </table:table-row>
        <table:table-row>
          <table:table-cell office:value-type="string" office:string-value="092009_000092">
            <text:p>092009_000092</text:p>
          </table:table-cell>
          <table:table-cell office:value-type="string" office:string-value="VIA BASTIONE SANTA CATERINA">
            <text:p>VIA BASTIONE SANTA CATERINA</text:p>
          </table:table-cell>
          <table:table-cell office:value-type="string" office:string-value="PIAZZA BASTIONE S.CATERINA - PIAZZA LAMARMORA">
            <text:p>PIAZZA BASTIONE S.CATERINA - PIAZZA LAMARMOR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0093">
            <text:p>092009_000093</text:p>
          </table:table-cell>
          <table:table-cell office:value-type="string" office:string-value="BASTIONE SAN REMY">
            <text:p>BASTIONE SAN REMY</text:p>
          </table:table-cell>
          <table:table-cell office:value-type="string" office:string-value="PIAZZA COSTITUZIONE - VIA DE CANDIA">
            <text:p>PIAZZA COSTITUZIONE - VIA DE CANDIA</text:p>
          </table:table-cell>
          <table:table-cell office:value-type="string" office:string-value="" table:number-columns-repeated="3"/>
          <table:table-cell office:value-type="string" office:string-value="GIA' PASSEGGIATA UMBERTO I. PRENDE IL NOME DAL VICERE CHE PROMOSSE I LAVORI DI COSTRUZIONE DEI BASTIONI DELLA LEONA DELLA ZECCA.">
            <text:p>GIA' PASSEGGIATA UMBERTO I. PRENDE IL NOME DAL VICERE CHE PROMOSSE I LAVORI DI COSTRUZIONE DEI BASTIONI DELLA LEONA DELLA ZECCA.</text:p>
          </table:table-cell>
        </table:table-row>
        <table:table-row>
          <table:table-cell office:value-type="string" office:string-value="092009_000094">
            <text:p>092009_000094</text:p>
          </table:table-cell>
          <table:table-cell office:value-type="string" office:string-value="VIA CESARE BATTISTI">
            <text:p>VIA CESARE BATTISTI</text:p>
          </table:table-cell>
          <table:table-cell office:value-type="string" office:string-value="VIALE TRENTO - VIALE TRIESTE">
            <text:p>VIALE TRENTO - VIALE TRIESTE</text:p>
          </table:table-cell>
          <table:table-cell office:value-type="float" office:value="166">
            <text:p>166</text:p>
          </table:table-cell>
          <table:table-cell office:value-type="string" office:string-value="30/09/1920">
            <text:p>30/09/1920</text:p>
          </table:table-cell>
          <table:table-cell office:value-type="string" office:string-value="C.S.">
            <text:p>C.S.</text:p>
          </table:table-cell>
          <table:table-cell office:value-type="string" office:string-value="PATRIOTA, POLITICO E GIORNALISTA.(NATO A TRENTO NEL 1875 - MORTO A TRENTO NEL 1916).">
            <text:p>PATRIOTA, POLITICO E GIORNALISTA.(NATO A TRENTO NEL 1875 - MORTO A TRENTO NEL 1916).</text:p>
          </table:table-cell>
        </table:table-row>
        <table:table-row>
          <table:table-cell office:value-type="string" office:string-value="092009_000095">
            <text:p>092009_000095</text:p>
          </table:table-cell>
          <table:table-cell office:value-type="string" office:string-value="VIA CARLO BAUDI DI VESME">
            <text:p>VIA CARLO BAUDI DI VESME</text:p>
          </table:table-cell>
          <table:table-cell office:value-type="string" office:string-value="VIA PORTOVESME - VIA SERBARIU">
            <text:p>VIA PORTOVESME - VIA SERBARIU</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LEOGRAFO E FILOLOGO. (NATO A CUNEO NEL 1809 - MORTO NEL 1877).">
            <text:p>PALEOGRAFO E FILOLOGO. (NATO A CUNEO NEL 1809 - MORTO NEL 1877).</text:p>
          </table:table-cell>
        </table:table-row>
        <table:table-row>
          <table:table-cell office:value-type="string" office:string-value="092009_000096">
            <text:p>092009_000096</text:p>
          </table:table-cell>
          <table:table-cell office:value-type="string" office:string-value="VIA BEATO ANGELICO">
            <text:p>VIA BEATO ANGELICO</text:p>
          </table:table-cell>
          <table:table-cell office:value-type="string" office:string-value="VIA DESSY` DELIPERI - VIA BOTTICELLI">
            <text:p>VIA DESSY` DELIPERI - VIA BOTTICELL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OPRANNOME DI FRA GIOVANNI DA FIESOLE (AL SECOLO GUIDO DI PIETRO)FRATE DOMENICANO, CELEBRE PER LA SOAVITA' DEI SUOI DIPINTI ED INSIGNE MINIATURISTA.(NATO NEL 1387 - MORTO NEL 1455).">
            <text:p>SOPRANNOME DI FRA GIOVANNI DA FIESOLE (AL SECOLO GUIDO DI PIETRO)FRATE DOMENICANO, CELEBRE PER LA SOAVITA' DEI SUOI DIPINTI ED INSIGNE MINIATURISTA.(NATO NEL 1387 - MORTO NEL 1455).</text:p>
          </table:table-cell>
        </table:table-row>
        <table:table-row>
          <table:table-cell office:value-type="string" office:string-value="092009_000097">
            <text:p>092009_000097</text:p>
          </table:table-cell>
          <table:table-cell office:value-type="string" office:string-value="PIAZZA BELGIO">
            <text:p>PIAZZA BELGIO</text:p>
          </table:table-cell>
          <table:table-cell office:value-type="string" office:string-value="VIA DUBLINO - VIA PRAGA">
            <text:p>VIA DUBLINO - VIA PRAG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REGNO SITUATO NELL'EUROPA CENTRALE TRA I PAESI BASSI E LA GERMANIA.">
            <text:p>REGNO SITUATO NELL'EUROPA CENTRALE TRA I PAESI BASSI E LA GERMANIA.</text:p>
          </table:table-cell>
        </table:table-row>
        <table:table-row>
          <table:table-cell office:value-type="string" office:string-value="092009_000098">
            <text:p>092009_000098</text:p>
          </table:table-cell>
          <table:table-cell office:value-type="string" office:string-value="VIA BELGRADO">
            <text:p>VIA BELGRADO</text:p>
          </table:table-cell>
          <table:table-cell office:value-type="string" office:string-value="VIA GALVANI - VIA COSTANTINOPOLI">
            <text:p>VIA GALVANI - VIA COSTANTINOPOL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JUGOSLAVIA - SUL DANUBIO.">
            <text:p>CAPITALE DELLA JUGOSLAVIA - SUL DANUBIO.</text:p>
          </table:table-cell>
        </table:table-row>
        <table:table-row>
          <table:table-cell office:value-type="string" office:string-value="092009_000099">
            <text:p>092009_000099</text:p>
          </table:table-cell>
          <table:table-cell office:value-type="string" office:string-value="VIA SAVERIO BELGRANO">
            <text:p>VIA SAVERIO BELGRANO</text:p>
          </table:table-cell>
          <table:table-cell office:value-type="string" office:string-value="VIA CAPULA - VIA MAINAS">
            <text:p>VIA CAPULA - VIA MAINAS</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ARCHITETTO MILITARE E CIVILE. SECOLO XVIII COSTRUI' IL PALAZZO DELL'UNIVERSITA' DI CAGLIARI NEL 1765.">
            <text:p>ARCHITETTO MILITARE E CIVILE. SECOLO XVIII COSTRUI' IL PALAZZO DELL'UNIVERSITA' DI CAGLIARI NEL 1765.</text:p>
          </table:table-cell>
        </table:table-row>
        <table:table-row>
          <table:table-cell office:value-type="string" office:string-value="092009_000100">
            <text:p>092009_000100</text:p>
          </table:table-cell>
          <table:table-cell office:value-type="string" office:string-value="VIA BELLAVISTA">
            <text:p>VIA BELLAVISTA</text:p>
          </table:table-cell>
          <table:table-cell office:value-type="string" office:string-value="VIA RIVA VILLASANTA - VIA DEI TRALCI">
            <text:p>VIA RIVA VILLASANTA - VIA DEI TRALC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NOMINAZIONE TRADIZIONALE - VEDUTA.">
            <text:p>DENOMINAZIONE TRADIZIONALE - VEDUTA.</text:p>
          </table:table-cell>
        </table:table-row>
        <table:table-row>
          <table:table-cell office:value-type="string" office:string-value="092009_000101">
            <text:p>092009_000101</text:p>
          </table:table-cell>
          <table:table-cell office:value-type="string" office:string-value="VIA VINCENZO BELLINI">
            <text:p>VIA VINCENZO BELLINI</text:p>
          </table:table-cell>
          <table:table-cell office:value-type="string" office:string-value="VIA S.BENEDETTO - VIA CIMAROSA">
            <text:p>VIA S.BENEDETTO - VIA CIMAROS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MUSICISTA.(NATO A CATANIA NEL 1801 - MORTO A PUTEAUX-PARIS NEL 1835).">
            <text:p>MUSICISTA.(NATO A CATANIA NEL 1801 - MORTO A PUTEAUX-PARIS NEL 1835).</text:p>
          </table:table-cell>
        </table:table-row>
        <table:table-row>
          <table:table-cell office:value-type="string" office:string-value="092009_000102">
            <text:p>092009_000102</text:p>
          </table:table-cell>
          <table:table-cell office:value-type="string" office:string-value="VIA BELVEDERE">
            <text:p>VIA BELVEDERE</text:p>
          </table:table-cell>
          <table:table-cell office:value-type="string" office:string-value="VIALE BUONCAMMINO - (chiuso)">
            <text:p>VIALE BUONCAMMINO - (chiuso)</text:p>
          </table:table-cell>
          <table:table-cell office:value-type="string" office:string-value="" table:number-columns-repeated="3"/>
          <table:table-cell office:value-type="string" office:string-value="DENOMINAZIONE TRADIZIONALE - BELLA VEDUTA.">
            <text:p>DENOMINAZIONE TRADIZIONALE - BELLA VEDUTA.</text:p>
          </table:table-cell>
        </table:table-row>
        <table:table-row>
          <table:table-cell office:value-type="string" office:string-value="092009_000103">
            <text:p>092009_000103</text:p>
          </table:table-cell>
          <table:table-cell office:value-type="string" office:string-value="VIA PIETRO BEMBO">
            <text:p>VIA PIETRO BEMBO</text:p>
          </table:table-cell>
          <table:table-cell office:value-type="string" office:string-value="VIA CASTIGLIONE - VIA BANDELLO">
            <text:p>VIA CASTIGLIONE - VIA BANDELL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ARDINALE, NOMINATO DA PAPA PAOLO III NEL 1539.LETTERATO E UMANISTA VENEZIANO.LA SUA OPERA FONDAMENTALE PROSE DELLA VOLGARE LINGUA EDITA NEL 1525.(NATO A VENEZIA NEL 1470 - MORTO A ROMA NEL 1547)">
            <text:p>CARDINALE, NOMINATO DA PAPA PAOLO III NEL 1539.LETTERATO E UMANISTA VENEZIANO.LA SUA OPERA FONDAMENTALE PROSE DELLA VOLGARE LINGUA EDITA NEL 1525.(NATO A VENEZIA NEL 1470 - MORTO A ROMA NEL 1547)</text:p>
          </table:table-cell>
        </table:table-row>
        <table:table-row>
          <table:table-cell office:value-type="string" office:string-value="092009_000104">
            <text:p>092009_000104</text:p>
          </table:table-cell>
          <table:table-cell office:value-type="string" office:string-value="VIA GIOVANNI BERCHET">
            <text:p>VIA GIOVANNI BERCHET</text:p>
          </table:table-cell>
          <table:table-cell office:value-type="string" office:string-value="VIA RISORGIMENTO - VIA DELLA RESISTENZA">
            <text:p>VIA RISORGIMENTO - VIA DELLA RESISTENZA</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POETA LIRICO E PATRIOTA.(NATO A MILANO NEL 1783 - MORTO NEL 1851).">
            <text:p>POETA LIRICO E PATRIOTA.(NATO A MILANO NEL 1783 - MORTO NEL 1851).</text:p>
          </table:table-cell>
        </table:table-row>
        <table:table-row>
          <table:table-cell office:value-type="string" office:string-value="092009_000105">
            <text:p>092009_000105</text:p>
          </table:table-cell>
          <table:table-cell office:value-type="string" office:string-value="VIA BERLINO">
            <text:p>VIA BERLINO</text:p>
          </table:table-cell>
          <table:table-cell office:value-type="string" office:string-value="VIA DELL'ABBAZIA - (chiuso)">
            <text:p>VIA DELL'ABBAZIA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ITTA' DELLA GERMANIA.">
            <text:p>CITTA' DELLA GERMANIA.</text:p>
          </table:table-cell>
        </table:table-row>
        <table:table-row>
          <table:table-cell office:value-type="string" office:string-value="092009_000106">
            <text:p>092009_000106</text:p>
          </table:table-cell>
          <table:table-cell office:value-type="string" office:string-value="VIA BERNA">
            <text:p>VIA BERNA</text:p>
          </table:table-cell>
          <table:table-cell office:value-type="string" office:string-value="VIA PRAGA - VIA COSTANTINOPOLI">
            <text:p>VIA PRAGA - VIA COSTANTINOPOL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ITTA' CAPOLUOGO DELLA SVIZZERA. CANTONE DI LINGUA TEDESCA.">
            <text:p>CITTA' CAPOLUOGO DELLA SVIZZERA. CANTONE DI LINGUA TEDESCA.</text:p>
          </table:table-cell>
        </table:table-row>
        <table:table-row>
          <table:table-cell office:value-type="string" office:string-value="092009_000107">
            <text:p>092009_000107</text:p>
          </table:table-cell>
          <table:table-cell office:value-type="string" office:string-value="VIA GIAN LORENZO BERNINI">
            <text:p>VIA GIAN LORENZO BERNINI</text:p>
          </table:table-cell>
          <table:table-cell office:value-type="string" office:string-value="VIA CRESPELLANI - VIA CARAVAGGIO">
            <text:p>VIA CRESPELLANI - VIA CARAVAGGI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CULTORE E ARCHITETTO - CREATORE DELLO STILE BAROCCO. (NATO A NAPOLI NEL 1598 - MORTO A ROMA NEL 1680).">
            <text:p>SCULTORE E ARCHITETTO - CREATORE DELLO STILE BAROCCO. (NATO A NAPOLI NEL 1598 - MORTO A ROMA NEL 1680).</text:p>
          </table:table-cell>
        </table:table-row>
        <table:table-row>
          <table:table-cell office:value-type="string" office:string-value="092009_000108">
            <text:p>092009_000108</text:p>
          </table:table-cell>
          <table:table-cell office:value-type="string" office:string-value="PIAZZA DEI BERSAGLIERI">
            <text:p>PIAZZA DEI BERSAGLIERI</text:p>
          </table:table-cell>
          <table:table-cell office:value-type="string" office:string-value="VIA FOSSE ARDEATINE - VIA FOSSE ARDEATINE">
            <text:p>VIA FOSSE ARDEATINE - VIA FOSSE ARDEATIN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SOLDATI APPARTENENTI AD UNA SPECIALITA' DEL CORPO DI FANTERIA DELLE FORZE ARMATE ITALIANE.FONDATA IL 18 GIUGNO 1836 DAL CAPITANO ALESSANDRO FERRERO DELLA MARMORA.">
            <text:p>SOLDATI APPARTENENTI AD UNA SPECIALITA' DEL CORPO DI FANTERIA DELLE FORZE ARMATE ITALIANE.FONDATA IL 18 GIUGNO 1836 DAL CAPITANO ALESSANDRO FERRERO DELLA MARMORA.</text:p>
          </table:table-cell>
        </table:table-row>
        <table:table-row>
          <table:table-cell office:value-type="string" office:string-value="092009_000109">
            <text:p>092009_000109</text:p>
          </table:table-cell>
          <table:table-cell office:value-type="string" office:string-value="VIA ENRICO BESTA">
            <text:p>VIA ENRICO BESTA</text:p>
          </table:table-cell>
          <table:table-cell office:value-type="string" office:string-value="VIA DEXART - VIA VIDAL">
            <text:p>VIA DEXART - VIA VIDAL</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ROFESSORE UNIVERSITARIO DI STORIA E DIRITTO.AUTORE DI SARDEGNA MEDIOEVALE PUBBLICATA NEL 1908.MORI' NEL PRIMO VENTENNIO DI QUESTO SECOLO.">
            <text:p>PROFESSORE UNIVERSITARIO DI STORIA E DIRITTO.AUTORE DI SARDEGNA MEDIOEVALE PUBBLICATA NEL 1908.MORI' NEL PRIMO VENTENNIO DI QUESTO SECOLO.</text:p>
          </table:table-cell>
        </table:table-row>
        <table:table-row>
          <table:table-cell office:value-type="string" office:string-value="092009_000110">
            <text:p>092009_000110</text:p>
          </table:table-cell>
          <table:table-cell office:value-type="string" office:string-value="VIA BEZZECCA">
            <text:p>VIA BEZZECCA</text:p>
          </table:table-cell>
          <table:table-cell office:value-type="string" office:string-value="VIA MORELLI - VIA SAN FERMO">
            <text:p>VIA MORELLI - VIA SAN FERM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TRAVERSA I MORELLI.COMUNE DEL TRENTINO ALTO ADIGE IN PROVINCIA DI TRENTO, NELLA VALLE DI LEDRO.NEL 1866 GARIBALDI VI SCONFISSE GLI AUSTRIACI.">
            <text:p>GIA' TRAVERSA I MORELLI.COMUNE DEL TRENTINO ALTO ADIGE IN PROVINCIA DI TRENTO, NELLA VALLE DI LEDRO.NEL 1866 GARIBALDI VI SCONFISSE GLI AUSTRIACI.</text:p>
          </table:table-cell>
        </table:table-row>
        <table:table-row>
          <table:table-cell office:value-type="string" office:string-value="092009_000111">
            <text:p>092009_000111</text:p>
          </table:table-cell>
          <table:table-cell office:value-type="string" office:string-value="VIA GIUSEPPE BIASI">
            <text:p>VIA GIUSEPPE BIASI</text:p>
          </table:table-cell>
          <table:table-cell office:value-type="string" office:string-value="VIALE CIUSA - VIA CHIABRERA">
            <text:p>VIALE CIUSA - VIA CHIABRER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PITTORE. (NATO A SASSARI IL 23/10/1885 - MORTO NEL 1945).">
            <text:p>PITTORE. (NATO A SASSARI IL 23/10/1885 - MORTO NEL 1945).</text:p>
          </table:table-cell>
        </table:table-row>
        <table:table-row>
          <table:table-cell office:value-type="string" office:string-value="092009_000112">
            <text:p>092009_000112</text:p>
          </table:table-cell>
          <table:table-cell office:value-type="string" office:string-value="VIA ROBERTO BINAGHI">
            <text:p>VIA ROBERTO BINAGHI</text:p>
          </table:table-cell>
          <table:table-cell office:value-type="string" office:string-value="VIA G. BROTZU - VIA G. SETZU">
            <text:p>VIA G. BROTZU - VIA G. SETZU</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ILLUSTRE PATOLOGO E CHIRURGO. OPERO' IN DETTI CAMPI SCIENTIFICI.RESSE PER 6 ANNI LA CARICA DI RETTORE DELL'UNIVERSITA' DI CAGLIARI.(NATO A CAGLIARI IL 31/3/1866 - MORTO A CAGLIARI IL 4/2/1931).">
            <text:p>ILLUSTRE PATOLOGO E CHIRURGO. OPERO' IN DETTI CAMPI SCIENTIFICI.RESSE PER 6 ANNI LA CARICA DI RETTORE DELL'UNIVERSITA' DI CAGLIARI.(NATO A CAGLIARI IL 31/3/1866 - MORTO A CAGLIARI IL 4/2/1931).</text:p>
          </table:table-cell>
        </table:table-row>
        <table:table-row>
          <table:table-cell office:value-type="string" office:string-value="092009_000113">
            <text:p>092009_000113</text:p>
          </table:table-cell>
          <table:table-cell office:value-type="string" office:string-value="VIA BINGIA BONARIA">
            <text:p>VIA BINGIA BONARIA</text:p>
          </table:table-cell>
          <table:table-cell office:value-type="string" office:string-value="VIA DELLE MESSI - VIA ARGIOLAS">
            <text:p>VIA DELLE MESSI - VIA ARGIOLAS</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NOMINAZIONE TRADIZIONALE.">
            <text:p>DENOMINAZIONE TRADIZIONALE.</text:p>
          </table:table-cell>
        </table:table-row>
        <table:table-row>
          <table:table-cell office:value-type="string" office:string-value="092009_000114">
            <text:p>092009_000114</text:p>
          </table:table-cell>
          <table:table-cell office:value-type="string" office:string-value="VIA NINO BIXIO">
            <text:p>VIA NINO BIXIO</text:p>
          </table:table-cell>
          <table:table-cell office:value-type="string" office:string-value="VIA MORELLI - VIA EFISIO MELIS">
            <text:p>VIA MORELLI - VIA EFISIO MELIS</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TRAVERSA III MORELLI - BIXIO GEROLAMO DETTO NINO, PATRIOTA, MARINAIO, GENERALE. SI DISTINSE NELLA GUERRA DEL 1849. (NATO A GENOVA NEL 1821 - MORTO NEL 1873). -">
            <text:p>GIA' TRAVERSA III MORELLI - BIXIO GEROLAMO DETTO NINO, PATRIOTA, MARINAIO, GENERALE. SI DISTINSE NELLA GUERRA DEL 1849. (NATO A GENOVA NEL 1821 - MORTO NEL 1873). -</text:p>
          </table:table-cell>
        </table:table-row>
        <table:table-row>
          <table:table-cell office:value-type="string" office:string-value="092009_000115">
            <text:p>092009_000115</text:p>
          </table:table-cell>
          <table:table-cell office:value-type="string" office:string-value="VIA BLIGNY">
            <text:p>VIA BLIGNY</text:p>
          </table:table-cell>
          <table:table-cell office:value-type="string" office:string-value="VIA ARGONNE - VIA MONTENERO">
            <text:p>VIA ARGONNE - VIA MONTENER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VILLAGGIO DELLA FRANCIA DOVE SI SVOLSE UNA BATTAGLIA DELLA I GUERRA MONDIALE, ALLA QUALE PARTECIPO' LA II ARMATA ITALIANA">
            <text:p>VILLAGGIO DELLA FRANCIA DOVE SI SVOLSE UNA BATTAGLIA DELLA I GUERRA MONDIALE, ALLA QUALE PARTECIPO' LA II ARMATA ITALIANA</text:p>
          </table:table-cell>
        </table:table-row>
        <table:table-row>
          <table:table-cell office:value-type="string" office:string-value="092009_000116">
            <text:p>092009_000116</text:p>
          </table:table-cell>
          <table:table-cell office:value-type="string" office:string-value="VIA GIOVANNI BOCCACCIO">
            <text:p>VIA GIOVANNI BOCCACCIO</text:p>
          </table:table-cell>
          <table:table-cell office:value-type="string" office:string-value="VIA TOMMASEO - VIA GIUSTI">
            <text:p>VIA TOMMASEO - VIA GIUST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NOVELLIERE.(NATO A PARIGI NEL 1313 - MORTO A CERTALDO NEL 1375)">
            <text:p>NOVELLIERE.(NATO A PARIGI NEL 1313 - MORTO A CERTALDO NEL 1375)</text:p>
          </table:table-cell>
        </table:table-row>
        <table:table-row>
          <table:table-cell office:value-type="string" office:string-value="092009_000117">
            <text:p>092009_000117</text:p>
          </table:table-cell>
          <table:table-cell office:value-type="string" office:string-value="VIA MATTEO MARIA BOIARDO">
            <text:p>VIA MATTEO MARIA BOIARDO</text:p>
          </table:table-cell>
          <table:table-cell office:value-type="string" office:string-value="VIA TODDE - PIAZZA GIVANNI XXIII">
            <text:p>VIA TODDE - PIAZZA GIVANNI XXII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ETTERATO, POETA. LE SUE OPERE PIU' FAMOSE SONO: IL CANZONIERE AMOROSO E IL ROMANZO CAVALLERESCO L'ORLANDO INNAMORATO.(NATO A SCANDIANO 1440 - MORTO A REGGIO EMILIA IL 19/12/1494).">
            <text:p>LETTERATO, POETA. LE SUE OPERE PIU' FAMOSE SONO: IL CANZONIERE AMOROSO E IL ROMANZO CAVALLERESCO L'ORLANDO INNAMORATO.(NATO A SCANDIANO 1440 - MORTO A REGGIO EMILIA IL 19/12/1494).</text:p>
          </table:table-cell>
        </table:table-row>
        <table:table-row>
          <table:table-cell office:value-type="string" office:string-value="092009_000118">
            <text:p>092009_000118</text:p>
          </table:table-cell>
          <table:table-cell office:value-type="string" office:string-value="VIA ARRIGO BOITO">
            <text:p>VIA ARRIGO BOITO</text:p>
          </table:table-cell>
          <table:table-cell office:value-type="string" office:string-value="VIA S.BENEDETTO - VIA PALESTRINA">
            <text:p>VIA S.BENEDETTO - VIA PALESTRINA</text:p>
          </table:table-cell>
          <table:table-cell office:value-type="string" office:string-value="" table:number-columns-repeated="3"/>
          <table:table-cell office:value-type="string" office:string-value="POETA, MUSICISTA E COMPOSITORE.(NATO A PADOVA NEL 1842 - MORTO A MILANO NEL 1918).">
            <text:p>POETA, MUSICISTA E COMPOSITORE.(NATO A PADOVA NEL 1842 - MORTO A MILANO NEL 1918).</text:p>
          </table:table-cell>
        </table:table-row>
        <table:table-row>
          <table:table-cell office:value-type="string" office:string-value="092009_000119">
            <text:p>092009_000119</text:p>
          </table:table-cell>
          <table:table-cell office:value-type="string" office:string-value="VIA BOLOGNA">
            <text:p>VIA BOLOGNA</text:p>
          </table:table-cell>
          <table:table-cell office:value-type="string" office:string-value="VIA MILANO - VIA RAVENNA">
            <text:p>VIA MILANO - VIA RAVENNA</text:p>
          </table:table-cell>
          <table:table-cell office:value-type="string" office:string-value="" table:number-columns-repeated="3"/>
          <table:table-cell office:value-type="string" office:string-value="CITTA' D'ITALIA. CAPOLUOGO DELL'EMILIA-ROMAGNA.">
            <text:p>CITTA' D'ITALIA. CAPOLUOGO DELL'EMILIA-ROMAGNA.</text:p>
          </table:table-cell>
        </table:table-row>
        <table:table-row>
          <table:table-cell office:value-type="string" office:string-value="092009_000120">
            <text:p>092009_000120</text:p>
          </table:table-cell>
          <table:table-cell office:value-type="string" office:string-value="PIAZZA BONARIA">
            <text:p>PIAZZA BONARIA</text:p>
          </table:table-cell>
          <table:table-cell office:value-type="string" office:string-value="VIALE BONARIA - VIA MILANO">
            <text:p>VIALE BONARIA - VIA MILANO</text:p>
          </table:table-cell>
          <table:table-cell office:value-type="string" office:string-value="" table:number-columns-repeated="3"/>
          <table:table-cell office:value-type="string" office:string-value="DENOMINAZIONE TRADIZIONALE. ANTISTANTE IL SANTUARIO OMONIMO.">
            <text:p>DENOMINAZIONE TRADIZIONALE. ANTISTANTE IL SANTUARIO OMONIMO.</text:p>
          </table:table-cell>
        </table:table-row>
        <table:table-row>
          <table:table-cell office:value-type="string" office:string-value="092009_000121">
            <text:p>092009_000121</text:p>
          </table:table-cell>
          <table:table-cell office:value-type="string" office:string-value="VIALE BONARIA">
            <text:p>VIALE BONARIA</text:p>
          </table:table-cell>
          <table:table-cell office:value-type="string" office:string-value="VIA XX SETTEMBRE - PIAZZA BONARIA">
            <text:p>VIA XX SETTEMBRE - PIAZZA BONARIA</text:p>
          </table:table-cell>
          <table:table-cell office:value-type="string" office:string-value="" table:number-columns-repeated="3"/>
          <table:table-cell office:value-type="string" office:string-value="CONDUCE AL COLLE DOVE SI TROVA IL SANTUARIO DELLA MADONNA DI BONARIA.">
            <text:p>CONDUCE AL COLLE DOVE SI TROVA IL SANTUARIO DELLA MADONNA DI BONARIA.</text:p>
          </table:table-cell>
        </table:table-row>
        <table:table-row>
          <table:table-cell office:value-type="string" office:string-value="092009_000122">
            <text:p>092009_000122</text:p>
          </table:table-cell>
          <table:table-cell office:value-type="string" office:string-value="VIA BONN">
            <text:p>VIA BONN</text:p>
          </table:table-cell>
          <table:table-cell office:value-type="string" office:string-value="VIA DELL'ABBAZIA - (chiuso)">
            <text:p>VIA DELL'ABBAZIA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CITTA' DELLA GERMANIA.">
            <text:p>CITTA' DELLA GERMANIA.</text:p>
          </table:table-cell>
        </table:table-row>
        <table:table-row>
          <table:table-cell office:value-type="string" office:string-value="092009_000123">
            <text:p>092009_000123</text:p>
          </table:table-cell>
          <table:table-cell office:value-type="string" office:string-value="VIA BOREA">
            <text:p>VIA BOREA</text:p>
          </table:table-cell>
          <table:table-cell office:value-type="string" office:string-value="VIA SCIROCCO - VIA DEI MONSONI">
            <text:p>VIA SCIROCCO - VIA DEI MONSO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VENTO DI TRAMONTANA.">
            <text:p>VENTO DI TRAMONTANA.</text:p>
          </table:table-cell>
        </table:table-row>
        <table:table-row>
          <table:table-cell office:value-type="string" office:string-value="092009_000124">
            <text:p>092009_000124</text:p>
          </table:table-cell>
          <table:table-cell office:value-type="string" office:string-value="VIA DEL BORGHETTO">
            <text:p>VIA DEL BORGHETTO</text:p>
          </table:table-cell>
          <table:table-cell office:value-type="string" office:string-value="VIA MONTECASSINO - VIA DELLE LUCCIOLE">
            <text:p>VIA MONTECASSINO - VIA DELLE LUCCIOLE</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125">
            <text:p>092009_000125</text:p>
          </table:table-cell>
          <table:table-cell office:value-type="string" office:string-value="VIA DEL BORGO SANT'ELIA">
            <text:p>VIA DEL BORGO SANT'ELIA</text:p>
          </table:table-cell>
          <table:table-cell office:value-type="string" office:string-value="VIALE S.BARTOLOMEO - BORGO S.ELIA">
            <text:p>VIALE S.BARTOLOMEO - BORGO S.ELI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NOMINAZIONE TRADIZIONALE. UNO DEI PROFETI DI ISRAELE SEC. IX A.C.">
            <text:p>DENOMINAZIONE TRADIZIONALE. UNO DEI PROFETI DI ISRAELE SEC. IX A.C.</text:p>
          </table:table-cell>
        </table:table-row>
        <table:table-row>
          <table:table-cell office:value-type="string" office:string-value="092009_000126">
            <text:p>092009_000126</text:p>
          </table:table-cell>
          <table:table-cell office:value-type="string" office:string-value="VIA FRANCESCO BORROMINI">
            <text:p>VIA FRANCESCO BORROMINI</text:p>
          </table:table-cell>
          <table:table-cell office:value-type="string" office:string-value="VIA DE MARTIS - PIAZZA DELLE ARTI">
            <text:p>VIA DE MARTIS - PIAZZA DELLE ART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ARCHITETTO. (NATO NEL 1599 - MORTO NEL 1667).">
            <text:p>ARCHITETTO. (NATO NEL 1599 - MORTO NEL 1667).</text:p>
          </table:table-cell>
        </table:table-row>
        <table:table-row>
          <table:table-cell office:value-type="string" office:string-value="092009_000127">
            <text:p>092009_000127</text:p>
          </table:table-cell>
          <table:table-cell office:value-type="string" office:string-value="VIA BOSA">
            <text:p>VIA BOSA</text:p>
          </table:table-cell>
          <table:table-cell office:value-type="string" office:string-value="VIA S.GIOVANNI - PIAZZA GARIBALDI">
            <text:p>VIA S.GIOVANNI - PIAZZA GARIBALD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CITTA' DELLA SARDEGNA IN PROVINCIA DI NUORO. (BOSANI O BOSANESI)">
            <text:p>CITTA' DELLA SARDEGNA IN PROVINCIA DI NUORO. (BOSANI O BOSANESI)</text:p>
          </table:table-cell>
        </table:table-row>
        <table:table-row>
          <table:table-cell office:value-type="string" office:string-value="092009_000128">
            <text:p>092009_000128</text:p>
          </table:table-cell>
          <table:table-cell office:value-type="string" office:string-value="VIA BOSCO CAPPUCCIO">
            <text:p>VIA BOSCO CAPPUCCIO</text:p>
          </table:table-cell>
          <table:table-cell office:value-type="string" office:string-value="PIAZZA  S.MICHELE - VIALE MONASTIR">
            <text:p>PIAZZA  S.MICHELE - VIALE MONASTIR</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LOCALITA' DI BATTAGLIA DELLA GUERRA 1915/18.">
            <text:p>LOCALITA' DI BATTAGLIA DELLA GUERRA 1915/18.</text:p>
          </table:table-cell>
        </table:table-row>
        <table:table-row>
          <table:table-cell office:value-type="string" office:string-value="092009_000129">
            <text:p>092009_000129</text:p>
          </table:table-cell>
          <table:table-cell office:value-type="string" office:string-value="VIA DEL BOSSO">
            <text:p>VIA DEL BOSSO</text:p>
          </table:table-cell>
          <table:table-cell office:value-type="string" office:string-value="VIA BARRACCA MANNA - VIA TAMBURINO SARDO">
            <text:p>VIA BARRACCA MANNA - VIA TAMBURINO SARD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BOXUS SEMPERVIRENS) PIANTA SEMPREVERDE DAL LEGNO DURISSIMO, DELLA FAMIGLIA BUXACEE, SPONTANEA NELLA REGIONE MEDITERRANEA, VIENE COLTIVATA SOPRATTUTTO A SCOPO ORNAMENTALE.">
            <text:p>(BOXUS SEMPERVIRENS) PIANTA SEMPREVERDE DAL LEGNO DURISSIMO, DELLA FAMIGLIA BUXACEE, SPONTANEA NELLA REGIONE MEDITERRANEA, VIENE COLTIVATA SOPRATTUTTO A SCOPO ORNAMENTALE.</text:p>
          </table:table-cell>
        </table:table-row>
        <table:table-row>
          <table:table-cell office:value-type="string" office:string-value="092009_000130">
            <text:p>092009_000130</text:p>
          </table:table-cell>
          <table:table-cell office:value-type="string" office:string-value="VIA VITTORIO BOTTEGO">
            <text:p>VIA VITTORIO BOTTEGO</text:p>
          </table:table-cell>
          <table:table-cell office:value-type="string" office:string-value="PIAZZA CIMITERO - VIALE ARMANDO DIAZ">
            <text:p>PIAZZA CIMITERO - VIALE ARMANDO DIAZ</text:p>
          </table:table-cell>
          <table:table-cell office:value-type="string" office:string-value="" table:number-columns-repeated="3"/>
          <table:table-cell office:value-type="string" office:string-value="ESPLORATORE.(NATO A SAN LAZZARO PARMENSE NEL 1860 - MORTO A JELLEM NEL 1897).">
            <text:p>ESPLORATORE.(NATO A SAN LAZZARO PARMENSE NEL 1860 - MORTO A JELLEM NEL 1897).</text:p>
          </table:table-cell>
        </table:table-row>
        <table:table-row>
          <table:table-cell office:value-type="string" office:string-value="092009_000131">
            <text:p>092009_000131</text:p>
          </table:table-cell>
          <table:table-cell office:value-type="string" office:string-value="VIA BOTTICELLI">
            <text:p>VIA BOTTICELLI</text:p>
          </table:table-cell>
          <table:table-cell office:value-type="string" office:string-value="VIA CARPACCIO - (chiuso)">
            <text:p>VIA CARPACCIO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ITTORE. FILIPEPI SANDRO, DETTO BOTTICELLI.">
            <text:p>PITTORE. FILIPEPI SANDRO, DETTO BOTTICELLI.</text:p>
          </table:table-cell>
        </table:table-row>
        <table:table-row>
          <table:table-cell office:value-type="string" office:string-value="092009_000132">
            <text:p>092009_000132</text:p>
          </table:table-cell>
          <table:table-cell office:value-type="string" office:string-value="VIA MARCO ANTONIO BRAGADIN">
            <text:p>VIA MARCO ANTONIO BRAGADIN</text:p>
          </table:table-cell>
          <table:table-cell office:value-type="string" office:string-value="VIA ENRICO TOTI - VIA BALILLA">
            <text:p>VIA ENRICO TOTI - VIA BALILLA</text:p>
          </table:table-cell>
          <table:table-cell office:value-type="string" office:string-value="" table:number-columns-repeated="3"/>
          <table:table-cell office:value-type="string" office:string-value="GENERALE VENEZIANO, PERSE LA VITA NELL'ASSEDIO DI FAMAGOSTA.(NATO NEL 1525 - MORTO NEL 1571)">
            <text:p>GENERALE VENEZIANO, PERSE LA VITA NELL'ASSEDIO DI FAMAGOSTA.(NATO NEL 1525 - MORTO NEL 1571)</text:p>
          </table:table-cell>
        </table:table-row>
        <table:table-row>
          <table:table-cell office:value-type="string" office:string-value="092009_000133">
            <text:p>092009_000133</text:p>
          </table:table-cell>
          <table:table-cell office:value-type="string" office:string-value="VIA BRENTA">
            <text:p>VIA BRENTA</text:p>
          </table:table-cell>
          <table:table-cell office:value-type="string" office:string-value="VIA PO - (nuovo raccordo)">
            <text:p>VIA PO - (nuovo raccord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GIA' TRAVERSA BAINSIZZA.FIUME DEL VENETO NELL' ITALIA SETTENTRIONALE.NASCE DAI LAGHI DI CALDONAZZO E LEVICO, PERCORRE LA VALSUGANA E LA VALLE CANAL DI BRENTA, ENTRA NELLA PIANURA A BASSANO DEL GRAPPA E SI GETTA NELL'ADRIATICO VICINO A BRONDOLO, SUO AFFLUENTE IL CISMON.E' NAVIGABILE PER 8 KM. LUNGO 174 Km.LUNGO LE SUE RIVE SORGONO NUMEROSE E SPLENDIDE VILLE DEL XV / XVIII SECOLO.">
            <text:p>GIA' TRAVERSA BAINSIZZA.FIUME DEL VENETO NELL' ITALIA SETTENTRIONALE.NASCE DAI LAGHI DI CALDONAZZO E LEVICO, PERCORRE LA VALSUGANA E LA VALLE CANAL DI BRENTA, ENTRA NELLA PIANURA A BASSANO DEL GRAPPA E SI GETTA NELL'ADRIATICO VICINO A BRONDOLO, SUO AFFLUENTE IL CISMON.E' NAVIGABILE PER 8 KM. LUNGO 174 Km.LUNGO LE SUE RIVE SORGONO NUMEROSE E SPLENDIDE VILLE DEL XV / XVIII SECOLO.</text:p>
          </table:table-cell>
        </table:table-row>
        <table:table-row>
          <table:table-cell office:value-type="string" office:string-value="092009_000134">
            <text:p>092009_000134</text:p>
          </table:table-cell>
          <table:table-cell office:value-type="string" office:string-value="VIA BRESCIA">
            <text:p>VIA BRESCIA</text:p>
          </table:table-cell>
          <table:table-cell office:value-type="string" office:string-value="VIA ANCONA - VIA MILANO">
            <text:p>VIA ANCONA - VIA MILANO</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ITTA' D'ITALIA - CAPOLUOGO DI PROVINCIA OMONIMA - REGIONE LOMBARDIA.">
            <text:p>CITTA' D'ITALIA - CAPOLUOGO DI PROVINCIA OMONIMA - REGIONE LOMBARDIA.</text:p>
          </table:table-cell>
        </table:table-row>
        <table:table-row>
          <table:table-cell office:value-type="string" office:string-value="092009_000135">
            <text:p>092009_000135</text:p>
          </table:table-cell>
          <table:table-cell office:value-type="string" office:string-value="VIA ANTONIO BRESCIANI">
            <text:p>VIA ANTONIO BRESCIANI</text:p>
          </table:table-cell>
          <table:table-cell office:value-type="string" office:string-value="VIA CABONI - (chiuso)">
            <text:p>VIA CABONI - (chius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SACERDOTE GESUITA, SCRITTORE.( NATO NEL 1798 - MORTO A ROMA NEL 1862 ).">
            <text:p>SACERDOTE GESUITA, SCRITTORE.( NATO NEL 1798 - MORTO A ROMA NEL 1862 ).</text:p>
          </table:table-cell>
        </table:table-row>
        <table:table-row>
          <table:table-cell office:value-type="string" office:string-value="092009_000136">
            <text:p>092009_000136</text:p>
          </table:table-cell>
          <table:table-cell office:value-type="string" office:string-value="VIA BRIANZA">
            <text:p>VIA BRIANZA</text:p>
          </table:table-cell>
          <table:table-cell office:value-type="string" office:string-value="VIA CORNALIAS - VIA QUIRRA">
            <text:p>VIA CORNALIAS - VIA QUIRR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REGIONE PREVALENTEMENTE COLLINOSA DELLA LOMBARDIA TRA IL CORSO DEL SEVESO A OVEST E DELL'ADDA A EST.E' DELIMITATO A NORD DALLA FASCIA PEDEMONTANA TRA COMO E LECCO E A SUD DALLA CITTA' DI MONZA. E' SOLCATA DAL FIUME LAMBRO E COMPRENDE ALCUNI PICCOLI LAGHI TRA CUI QUELLO DI MONTORFANO E DI PUSIANO.">
            <text:p>REGIONE PREVALENTEMENTE COLLINOSA DELLA LOMBARDIA TRA IL CORSO DEL SEVESO A OVEST E DELL'ADDA A EST.E' DELIMITATO A NORD DALLA FASCIA PEDEMONTANA TRA COMO E LECCO E A SUD DALLA CITTA' DI MONZA. E' SOLCATA DAL FIUME LAMBRO E COMPRENDE ALCUNI PICCOLI LAGHI TRA CUI QUELLO DI MONTORFANO E DI PUSIANO.</text:p>
          </table:table-cell>
        </table:table-row>
        <table:table-row>
          <table:table-cell office:value-type="string" office:string-value="092009_000137">
            <text:p>092009_000137</text:p>
          </table:table-cell>
          <table:table-cell office:value-type="string" office:string-value="VIA BRIGATA SASSARI">
            <text:p>VIA BRIGATA SASSARI</text:p>
          </table:table-cell>
          <table:table-cell office:value-type="string" office:string-value="VIA TRINCEA DELLE FRASCHE - VIA DOBERDO'">
            <text:p>VIA TRINCEA DELLE FRASCHE - VIA DOBERDO'</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ORPO DI TRUPPA FORMATO DA DUE REGGIMENTI.LA BRIGATA SASSARI COSTITUITA DI SOLDATI SARDI E' LA PIU' DECORATA DELL'ESERCITO: 4 MEDAGLIE D'ORO ALLE BANDIERE E DUE ORDINI D'ITALIA.">
            <text:p>CORPO DI TRUPPA FORMATO DA DUE REGGIMENTI.LA BRIGATA SASSARI COSTITUITA DI SOLDATI SARDI E' LA PIU' DECORATA DELL'ESERCITO: 4 MEDAGLIE D'ORO ALLE BANDIERE E DUE ORDINI D'ITALIA.</text:p>
          </table:table-cell>
        </table:table-row>
        <table:table-row>
          <table:table-cell office:value-type="string" office:string-value="092009_000138">
            <text:p>092009_000138</text:p>
          </table:table-cell>
          <table:table-cell office:value-type="string" office:string-value="VIA AOSTA">
            <text:p>VIA AOSTA</text:p>
          </table:table-cell>
          <table:table-cell office:value-type="string" office:string-value="VIALE A.DIAZ - (chiuso)">
            <text:p>VIALE A.DIAZ - (chius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SOSTITUISCE LA II TRAVERSA DIAZ.CITTA' ITALIANA, CAPOLUOGO DI PROVINCIA DAL 6/12/1926.PUNTO D'INCONTRO DELLE STRADE DEL GRANDE E PICCOLO S. BERNARDO.">
            <text:p>SOSTITUISCE LA II TRAVERSA DIAZ.CITTA' ITALIANA, CAPOLUOGO DI PROVINCIA DAL 6/12/1926.PUNTO D'INCONTRO DELLE STRADE DEL GRANDE E PICCOLO S. BERNARDO.</text:p>
          </table:table-cell>
        </table:table-row>
        <table:table-row>
          <table:table-cell office:value-type="string" office:string-value="092009_000139">
            <text:p>092009_000139</text:p>
          </table:table-cell>
          <table:table-cell office:value-type="string" office:string-value="VIA GIUSEPPE BROTZU">
            <text:p>VIA GIUSEPPE BROTZU</text:p>
          </table:table-cell>
          <table:table-cell office:value-type="string" office:string-value="VIA PIERO DELLA FRANCESCA - VIA ASQUER">
            <text:p>VIA PIERO DELLA FRANCESCA - VIA ASQUER</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ILLUSTRE CITTADINO CHE OPERO' NELLA RICERCA SCIENTIFICA.SCOPRI' LA CEFALOSPORINA OGGI RICHIESTISSIMO ANTIBIOTICO.UOMO POLITICO PRESIDENTE DELLA GIUNTA SARDA E SINDACO DI CAGLIARI.DURANTE LA SUA LUNGA ATTIVITA' SCIENTIFICA GLI VENNERO CONFERITI NUMEROSI RICONOSCIMENTI ACCADEMICI.(NATO A CAGLIARI IL 24/1/895 - MORTO A CAGLIARI IL 8/4/976)">
            <text:p>ILLUSTRE CITTADINO CHE OPERO' NELLA RICERCA SCIENTIFICA.SCOPRI' LA CEFALOSPORINA OGGI RICHIESTISSIMO ANTIBIOTICO.UOMO POLITICO PRESIDENTE DELLA GIUNTA SARDA E SINDACO DI CAGLIARI.DURANTE LA SUA LUNGA ATTIVITA' SCIENTIFICA GLI VENNERO CONFERITI NUMEROSI RICONOSCIMENTI ACCADEMICI.(NATO A CAGLIARI IL 24/1/895 - MORTO A CAGLIARI IL 8/4/976)</text:p>
          </table:table-cell>
        </table:table-row>
        <table:table-row>
          <table:table-cell office:value-type="string" office:string-value="092009_000140">
            <text:p>092009_000140</text:p>
          </table:table-cell>
          <table:table-cell office:value-type="string" office:string-value="VIA VINCENZO BRUSCU ONNIS">
            <text:p>VIA VINCENZO BRUSCU ONNIS</text:p>
          </table:table-cell>
          <table:table-cell office:value-type="string" office:string-value="VIALE TRIESTE - VIA CARLOFORTE">
            <text:p>VIALE TRIESTE - VIA CARLOFORTE</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NSIGNE LETTERATO, GIORNALISTA E UOMO POLITICO.(NATO A CAGLIARI IL 13/12/1822 - MORTO A MILANO IL 21/11/1888 )">
            <text:p>INSIGNE LETTERATO, GIORNALISTA E UOMO POLITICO.(NATO A CAGLIARI IL 13/12/1822 - MORTO A MILANO IL 21/11/1888 )</text:p>
          </table:table-cell>
        </table:table-row>
        <table:table-row>
          <table:table-cell office:value-type="string" office:string-value="092009_000141">
            <text:p>092009_000141</text:p>
          </table:table-cell>
          <table:table-cell office:value-type="string" office:string-value="VIA BRUXELLES">
            <text:p>VIA BRUXELLES</text:p>
          </table:table-cell>
          <table:table-cell office:value-type="string" office:string-value="VIA GALVANI - VIA COSTANTINOPOLI">
            <text:p>VIA GALVANI - VIA COSTANTINOPOL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 BELGIO. SULLA SENNA.">
            <text:p>CAPITALE DEL BELGIO. SULLA SENNA.</text:p>
          </table:table-cell>
        </table:table-row>
        <table:table-row>
          <table:table-cell office:value-type="string" office:string-value="092009_000142">
            <text:p>092009_000142</text:p>
          </table:table-cell>
          <table:table-cell office:value-type="string" office:string-value="VIA BUCCARI">
            <text:p>VIA BUCCARI</text:p>
          </table:table-cell>
          <table:table-cell office:value-type="string" office:string-value="VIA COL DEL ROSSO - VIA BOSCO CAPPUCCIO">
            <text:p>VIA COL DEL ROSSO - VIA BOSCO CAPPUCCI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SOSTITUISCE IL VICO COL DEL ROSSO.IN ONORE DELL'IMPRESA COMPIUTA DA 3 MAS ITALIANI IL 10/11 FEBBRAIO 1918. CON L'INTERVENTO DI G. D'ANNUNZIO.">
            <text:p>SOSTITUISCE IL VICO COL DEL ROSSO.IN ONORE DELL'IMPRESA COMPIUTA DA 3 MAS ITALIANI IL 10/11 FEBBRAIO 1918. CON L'INTERVENTO DI G. D'ANNUNZIO.</text:p>
          </table:table-cell>
        </table:table-row>
        <table:table-row>
          <table:table-cell office:value-type="string" office:string-value="092009_000143">
            <text:p>092009_000143</text:p>
          </table:table-cell>
          <table:table-cell office:value-type="string" office:string-value="VIA BUCAREST">
            <text:p>VIA BUCAREST</text:p>
          </table:table-cell>
          <table:table-cell office:value-type="string" office:string-value="VIA ATENE - (chiuso)">
            <text:p>VIA ATENE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OLUOGO DEL REGNO DI ROMANIA.">
            <text:p>CAPOLUOGO DEL REGNO DI ROMANIA.</text:p>
          </table:table-cell>
        </table:table-row>
        <table:table-row>
          <table:table-cell office:value-type="string" office:string-value="092009_000144">
            <text:p>092009_000144</text:p>
          </table:table-cell>
          <table:table-cell office:value-type="string" office:string-value="VIA BUDAPEST">
            <text:p>VIA BUDAPEST</text:p>
          </table:table-cell>
          <table:table-cell office:value-type="string" office:string-value="VIA DUBLINO - VIA STOCCOLMA">
            <text:p>VIA DUBLINO - VIA STOCCOLM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UNGHERIA.">
            <text:p>CAPITALE DELL'UNGHERIA.</text:p>
          </table:table-cell>
        </table:table-row>
        <table:table-row>
          <table:table-cell office:value-type="string" office:string-value="092009_000145">
            <text:p>092009_000145</text:p>
          </table:table-cell>
          <table:table-cell office:value-type="string" office:string-value="VIA BUGGERRU">
            <text:p>VIA BUGGERRU</text:p>
          </table:table-cell>
          <table:table-cell office:value-type="string" office:string-value="VIA LA NURRA - VIA CIOCIARIA">
            <text:p>VIA LA NURRA - VIA CIOCIARI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COMUNE DELLA SARDEGNA IN PROVINCIA DI CAGLIARI - LOCALITA' MINERARIA. (BUGGERRAI)">
            <text:p>COMUNE DELLA SARDEGNA IN PROVINCIA DI CAGLIARI - LOCALITA' MINERARIA. (BUGGERRAI)</text:p>
          </table:table-cell>
        </table:table-row>
        <table:table-row>
          <table:table-cell office:value-type="string" office:string-value="092009_000146">
            <text:p>092009_000146</text:p>
          </table:table-cell>
          <table:table-cell office:value-type="string" office:string-value="VIALE BUONCAMMINO">
            <text:p>VIALE BUONCAMMINO</text:p>
          </table:table-cell>
          <table:table-cell office:value-type="string" office:string-value="PIAZZA ARSENALE - PIAZZA D'ARMI">
            <text:p>PIAZZA ARSENALE - PIAZZA D'ARMI</text:p>
          </table:table-cell>
          <table:table-cell office:value-type="float" office:value="350">
            <text:p>350</text:p>
          </table:table-cell>
          <table:table-cell office:value-type="string" office:string-value="19/02/1930">
            <text:p>19/02/1930</text:p>
          </table:table-cell>
          <table:table-cell office:value-type="string" office:string-value="D.P.">
            <text:p>D.P.</text:p>
          </table:table-cell>
          <table:table-cell office:value-type="string" office:string-value="TRAE ORIGINE DALLA CHIESA DI NOSTRA SIGNORA DEL BUON CAMMINO, OGGI CHIESA DI SAN LORENZO.">
            <text:p>TRAE ORIGINE DALLA CHIESA DI NOSTRA SIGNORA DEL BUON CAMMINO, OGGI CHIESA DI SAN LORENZO.</text:p>
          </table:table-cell>
        </table:table-row>
        <table:table-row>
          <table:table-cell office:value-type="string" office:string-value="092009_000147">
            <text:p>092009_000147</text:p>
          </table:table-cell>
          <table:table-cell office:value-type="string" office:string-value="VIA CARLO BURAGNA">
            <text:p>VIA CARLO BURAGNA</text:p>
          </table:table-cell>
          <table:table-cell office:value-type="string" office:string-value="VIA AZUNI - VICO II S. EFISIO">
            <text:p>VIA AZUNI - VICO II S. EFISI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SANT' ANTONEDDU (SEC.XVII). POETA.">
            <text:p>GIA' VIA SANT' ANTONEDDU (SEC.XVII). POETA.</text:p>
          </table:table-cell>
        </table:table-row>
        <table:table-row>
          <table:table-cell office:value-type="string" office:string-value="092009_000148">
            <text:p>092009_000148</text:p>
          </table:table-cell>
          <table:table-cell office:value-type="string" office:string-value="VIA ARMANDO BUSINCO">
            <text:p>VIA ARMANDO BUSINCO</text:p>
          </table:table-cell>
          <table:table-cell office:value-type="string" office:string-value="VIA ROBERTO BINAGHI - (chiuso)">
            <text:p>VIA ROBERTO BINAGHI - (chiuso)</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ILLUSTRE PATOLOGO.INSEGNO' NELLE UNIVERSITA' DI PERUGIA, PALERMO, CAGLIARI E BOLOGNA, FONDO' LA PIU' AUTOREVOLE SCUOLA DI PATOLOGIA ANATOMICA.(NATO A JERZU IL 11/6/886 - MORTO A CAGLIARI IL 4/9/967).">
            <text:p>ILLUSTRE PATOLOGO.INSEGNO' NELLE UNIVERSITA' DI PERUGIA, PALERMO, CAGLIARI E BOLOGNA, FONDO' LA PIU' AUTOREVOLE SCUOLA DI PATOLOGIA ANATOMICA.(NATO A JERZU IL 11/6/886 - MORTO A CAGLIARI IL 4/9/967).</text:p>
          </table:table-cell>
        </table:table-row>
        <table:table-row>
          <table:table-cell office:value-type="string" office:string-value="092009_000149">
            <text:p>092009_000149</text:p>
          </table:table-cell>
          <table:table-cell office:value-type="string" office:string-value="VIA STANISLAO CABONI">
            <text:p>VIA STANISLAO CABONI</text:p>
          </table:table-cell>
          <table:table-cell office:value-type="string" office:string-value="VIA DEGIOANNIS - VIA RAVENNA">
            <text:p>VIA DEGIOANNIS - VIA RAVENN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VIA TOMASO NAPOLI. LETTERATO, POETA SARDO.( MORTO A CAGLIARI NEL 1880 ).">
            <text:p>GIA' VIA TOMASO NAPOLI. LETTERATO, POETA SARDO.( MORTO A CAGLIARI NEL 1880 ).</text:p>
          </table:table-cell>
        </table:table-row>
        <table:table-row>
          <table:table-cell office:value-type="string" office:string-value="092009_000150">
            <text:p>092009_000150</text:p>
          </table:table-cell>
          <table:table-cell office:value-type="string" office:string-value="VIA SEBASTIANO CABOTO">
            <text:p>VIA SEBASTIANO CABOTO</text:p>
          </table:table-cell>
          <table:table-cell office:value-type="string" office:string-value="VIALE ARMANDO DIAZ - CALATA DEI TRINITARI">
            <text:p>VIALE ARMANDO DIAZ - CALATA DEI TRINITARI</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NAVIGATORE VENEZIANO - SCOPRI' NEL 1517 LO STRETTO DI HUDSON. ( NATO NEL 1477 - MORTO NEL 1555 ).">
            <text:p>NAVIGATORE VENEZIANO - SCOPRI' NEL 1517 LO STRETTO DI HUDSON. ( NATO NEL 1477 - MORTO NEL 1555 ).</text:p>
          </table:table-cell>
        </table:table-row>
        <table:table-row>
          <table:table-cell office:value-type="string" office:string-value="092009_000151">
            <text:p>092009_000151</text:p>
          </table:table-cell>
          <table:table-cell office:value-type="string" office:string-value="VIA SALVATORE CADEDDU">
            <text:p>VIA SALVATORE CADEDDU</text:p>
          </table:table-cell>
          <table:table-cell office:value-type="string" office:string-value="VIA CILLOCCO - VIA MONTELEONE">
            <text:p>VIA CILLOCCO - VIA MONTELEONE</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AVVOCATO. FINISCE TRAGICAMENTE PER DELITTO POLITICO.">
            <text:p>AVVOCATO. FINISCE TRAGICAMENTE PER DELITTO POLITICO.</text:p>
          </table:table-cell>
        </table:table-row>
        <table:table-row>
          <table:table-cell office:value-type="string" office:string-value="092009_000152">
            <text:p>092009_000152</text:p>
          </table:table-cell>
          <table:table-cell office:value-type="string" office:string-value="VIA DIEGO GREGORIO CADELLO">
            <text:p>VIA DIEGO GREGORIO CADELLO</text:p>
          </table:table-cell>
          <table:table-cell office:value-type="string" office:string-value="VIA IS MIRRIONIS - VIA DEI CARROZ">
            <text:p>VIA IS MIRRIONIS - VIA DEI CARROZ</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ARCIVESCOVO DI CAGLIARI, POI CARDINALE.(NATO A CAGLIARI IL 12/2/1735 - MORTO A CAGLIARI IL 5/7/1807).">
            <text:p>ARCIVESCOVO DI CAGLIARI, POI CARDINALE.(NATO A CAGLIARI IL 12/2/1735 - MORTO A CAGLIARI IL 5/7/1807).</text:p>
          </table:table-cell>
        </table:table-row>
        <table:table-row>
          <table:table-cell office:value-type="string" office:string-value="092009_000153">
            <text:p>092009_000153</text:p>
          </table:table-cell>
          <table:table-cell office:value-type="string" office:string-value="VIA GENERALE STEFANO CAGNA">
            <text:p>VIA GENERALE STEFANO CAGNA</text:p>
          </table:table-cell>
          <table:table-cell office:value-type="string" office:string-value="VIA DEI SALINIERI - VIA IS GUADAZZONIS">
            <text:p>VIA DEI SALINIERI - VIA IS GUADAZZONIS</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ENERALE PILOTA - EROE DELL'ULTIMA GUERRA MONDIALE. (NATO A ORMEA CUNEO NEL 1901 - MORTO IL 1/8/940 NEL MEDITERRANEO).">
            <text:p>GENERALE PILOTA - EROE DELL'ULTIMA GUERRA MONDIALE. (NATO A ORMEA CUNEO NEL 1901 - MORTO IL 1/8/940 NEL MEDITERRANEO).</text:p>
          </table:table-cell>
        </table:table-row>
        <table:table-row>
          <table:table-cell office:value-type="string" office:string-value="092009_000154">
            <text:p>092009_000154</text:p>
          </table:table-cell>
          <table:table-cell office:value-type="string" office:string-value="VIA FRATELLI CAIROLI">
            <text:p>VIA FRATELLI CAIROLI</text:p>
          </table:table-cell>
          <table:table-cell office:value-type="string" office:string-value="VIA CERNAIA - VIA DEI CARBONARI">
            <text:p>VIA CERNAIA - VIA DEI CARBONAR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LLUSTRE FAMIGLIA DI PAVIA: DIEDE IL SUO SANGUE PER L'INDIPENDENZA D'ITALIA.( ADELAIDE, BENEDETTO, ENRICO ED ERNESTO ).">
            <text:p>ILLUSTRE FAMIGLIA DI PAVIA: DIEDE IL SUO SANGUE PER L'INDIPENDENZA D'ITALIA.( ADELAIDE, BENEDETTO, ENRICO ED ERNESTO ).</text:p>
          </table:table-cell>
        </table:table-row>
        <table:table-row>
          <table:table-cell office:value-type="string" office:string-value="092009_000155">
            <text:p>092009_000155</text:p>
          </table:table-cell>
          <table:table-cell office:value-type="string" office:string-value="VIA CALABRIA">
            <text:p>VIA CALABRIA</text:p>
          </table:table-cell>
          <table:table-cell office:value-type="string" office:string-value="CHIUSO -  VIA TOSCANA">
            <text:p>CHIUSO -  VIA TOSCANA</text:p>
          </table:table-cell>
          <table:table-cell office:value-type="string" office:string-value="" table:number-columns-repeated="3"/>
          <table:table-cell office:value-type="string" office:string-value="REGIONE D'ITALIA.">
            <text:p>REGIONE D'ITALIA.</text:p>
          </table:table-cell>
        </table:table-row>
        <table:table-row>
          <table:table-cell office:value-type="string" office:string-value="092009_000156">
            <text:p>092009_000156</text:p>
          </table:table-cell>
          <table:table-cell office:value-type="string" office:string-value="VIA DEI CALAFATI">
            <text:p>VIA DEI CALAFATI</text:p>
          </table:table-cell>
          <table:table-cell office:value-type="string" office:string-value="VIALE PULA - (canale industriale)">
            <text:p>VIALE PULA - (canale industriale)</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GIA' VICO PULA. IN RICORDO DEI CALAFATARI CHE LAVORAVANO IN EPOCA ANTICA ALLA COSTRUZIONE DEI VELIERI.">
            <text:p>GIA' VICO PULA. IN RICORDO DEI CALAFATARI CHE LAVORAVANO IN EPOCA ANTICA ALLA COSTRUZIONE DEI VELIERI.</text:p>
          </table:table-cell>
        </table:table-row>
        <table:table-row>
          <table:table-cell office:value-type="string" office:string-value="092009_000157">
            <text:p>092009_000157</text:p>
          </table:table-cell>
          <table:table-cell office:value-type="string" office:string-value="VIA CALAMATTIA">
            <text:p>VIA CALAMATTIA</text:p>
          </table:table-cell>
          <table:table-cell office:value-type="string" office:string-value="VIA RIVA VILLASANTA - VIA S.MARIA CHIARA">
            <text:p>VIA RIVA VILLASANTA - VIA S.MARIA CHIAR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DENOMINAZIONE STORICA DEL LUOGO.">
            <text:p>DENOMINAZIONE STORICA DEL LUOGO.</text:p>
          </table:table-cell>
        </table:table-row>
        <table:table-row>
          <table:table-cell office:value-type="string" office:string-value="092009_000158">
            <text:p>092009_000158</text:p>
          </table:table-cell>
          <table:table-cell office:value-type="string" office:string-value="VIALE CALAMOSCA">
            <text:p>VIALE CALAMOSCA</text:p>
          </table:table-cell>
          <table:table-cell office:value-type="string" office:string-value="PIAZZA S.BARTOLOMEO - CALAMOSCA">
            <text:p>PIAZZA S.BARTOLOMEO - CALAMOSCA</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159">
            <text:p>092009_000159</text:p>
          </table:table-cell>
          <table:table-cell office:value-type="string" office:string-value="VIA CAMALDOLI">
            <text:p>VIA CAMALDOLI</text:p>
          </table:table-cell>
          <table:table-cell office:value-type="string" office:string-value="VIA SU PLANU - (chiuso)">
            <text:p>VIA SU PLANU - (chiu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OCALITA' DEL COMUNE DI POPPI (TOSCANA) IN PROVINCIA DI AREZZO.FAMOSA PERCHE' VI SORGE LA CASA MADRE DEI PADRI CAMALDOLESI. ( ORDINE RELIGIOSO FORMATO DA SAN ROMUALDO NEL 1012).">
            <text:p>LOCALITA' DEL COMUNE DI POPPI (TOSCANA) IN PROVINCIA DI AREZZO.FAMOSA PERCHE' VI SORGE LA CASA MADRE DEI PADRI CAMALDOLESI. ( ORDINE RELIGIOSO FORMATO DA SAN ROMUALDO NEL 1012).</text:p>
          </table:table-cell>
        </table:table-row>
        <table:table-row>
          <table:table-cell office:value-type="string" office:string-value="092009_000160">
            <text:p>092009_000160</text:p>
          </table:table-cell>
          <table:table-cell office:value-type="string" office:string-value="PIAZZA SALVATORE CAMBOSU">
            <text:p>PIAZZA SALVATORE CAMBOSU</text:p>
          </table:table-cell>
          <table:table-cell office:value-type="string" office:string-value="VIA DELLA PINETA - VIA MILANO">
            <text:p>VIA DELLA PINETA - VIA MILAN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ROMANZIERE, NOVELLIERE E SAGGISTA. (NATO A OROTELLI NEL 1895 - MORTO A NUORO 1962).">
            <text:p>ROMANZIERE, NOVELLIERE E SAGGISTA. (NATO A OROTELLI NEL 1895 - MORTO A NUORO 1962).</text:p>
          </table:table-cell>
        </table:table-row>
        <table:table-row>
          <table:table-cell office:value-type="string" office:string-value="092009_000161">
            <text:p>092009_000161</text:p>
          </table:table-cell>
          <table:table-cell office:value-type="string" office:string-value="VIA CAMMINO NUOVO">
            <text:p>VIA CAMMINO NUOVO</text:p>
          </table:table-cell>
          <table:table-cell office:value-type="string" office:string-value="VIA UNIVERSITA' - VIA DEI GENOVESI">
            <text:p>VIA UNIVERSITA' - VIA DEI GENOVES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COSTITUIVA LA RAMPA D'ACCESSO AL CASTELLO.">
            <text:p>COSTITUIVA LA RAMPA D'ACCESSO AL CASTELLO.</text:p>
          </table:table-cell>
        </table:table-row>
        <table:table-row>
          <table:table-cell office:value-type="string" office:string-value="092009_000162">
            <text:p>092009_000162</text:p>
          </table:table-cell>
          <table:table-cell office:value-type="string" office:string-value="VIA CAMPANIA">
            <text:p>VIA CAMPANIA</text:p>
          </table:table-cell>
          <table:table-cell office:value-type="string" office:string-value="VIA LIGURIA - VIA IS MIRRIONIS">
            <text:p>VIA LIGURIA - VIA IS MIRRIONIS</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REGIONE D'ITALIA">
            <text:p>REGIONE D'ITALIA</text:p>
          </table:table-cell>
        </table:table-row>
        <table:table-row>
          <table:table-cell office:value-type="string" office:string-value="092009_000163">
            <text:p>092009_000163</text:p>
          </table:table-cell>
          <table:table-cell office:value-type="string" office:string-value="VIA CAMPEDA">
            <text:p>VIA CAMPEDA</text:p>
          </table:table-cell>
          <table:table-cell office:value-type="string" office:string-value="VIA ABRUZZI - VIA MANDROLISAI">
            <text:p>VIA ABRUZZI - VIA MANDROLISA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GIA' TRAVERSA ABRUZZI.LOCALITA' DELLA SARDEGNA TRA BONORVA E MACOMER.">
            <text:p>GIA' TRAVERSA ABRUZZI.LOCALITA' DELLA SARDEGNA TRA BONORVA E MACOMER.</text:p>
          </table:table-cell>
        </table:table-row>
        <table:table-row>
          <table:table-cell office:value-type="string" office:string-value="092009_000164">
            <text:p>092009_000164</text:p>
          </table:table-cell>
          <table:table-cell office:value-type="string" office:string-value="VIA DEI CAMPI">
            <text:p>VIA DEI CAMPI</text:p>
          </table:table-cell>
          <table:table-cell office:value-type="string" office:string-value="VIA DELL'ABBONDANZA - VIA ARGIOLAS">
            <text:p>VIA DELL'ABBONDANZA - VIA ARGIOLAS</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NOMINAZIONE TRADIZIONALE.">
            <text:p>DENOMINAZIONE TRADIZIONALE.</text:p>
          </table:table-cell>
        </table:table-row>
        <table:table-row>
          <table:table-cell office:value-type="string" office:string-value="092009_000165">
            <text:p>092009_000165</text:p>
          </table:table-cell>
          <table:table-cell office:value-type="string" office:string-value="VIA CAMPIDANO">
            <text:p>VIA CAMPIDANO</text:p>
          </table:table-cell>
          <table:table-cell office:value-type="string" office:string-value="PIAZZA DEFFENU - VIA SONNINO">
            <text:p>PIAZZA DEFFENU - VIA SONNIN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PIANURA SARDA CHE VA DAL GOLFO DI CAGLIARI AL GOLFO DI ORISTANO.">
            <text:p>PIANURA SARDA CHE VA DAL GOLFO DI CAGLIARI AL GOLFO DI ORISTANO.</text:p>
          </table:table-cell>
        </table:table-row>
        <table:table-row>
          <table:table-cell office:value-type="string" office:string-value="092009_000166">
            <text:p>092009_000166</text:p>
          </table:table-cell>
          <table:table-cell office:value-type="string" office:string-value="VIA CAMPO PISANO">
            <text:p>VIA CAMPO PISANO</text:p>
          </table:table-cell>
          <table:table-cell office:value-type="string" office:string-value="VIA CORTOGHIANA - VIA QUINTINO SELLA">
            <text:p>VIA CORTOGHIANA - VIA QUINTINO SELL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DENOMINAZIONE TRADIZIONALE. - MINIERA VICINA A MONTEPONI, (PROVINCIA DI CAGLIARI) IMPORTANTE PER LA PRODUZIONE DI PIRITE.">
            <text:p>DENOMINAZIONE TRADIZIONALE. - MINIERA VICINA A MONTEPONI, (PROVINCIA DI CAGLIARI) IMPORTANTE PER LA PRODUZIONE DI PIRITE.</text:p>
          </table:table-cell>
        </table:table-row>
        <table:table-row>
          <table:table-cell office:value-type="string" office:string-value="092009_000167">
            <text:p>092009_000167</text:p>
          </table:table-cell>
          <table:table-cell office:value-type="string" office:string-value="VIA CAMPO SCIPIONE">
            <text:p>VIA CAMPO SCIPIONE</text:p>
          </table:table-cell>
          <table:table-cell office:value-type="string" office:string-value="VIA S.PAOLO - VIA SANTA GILLA">
            <text:p>VIA S.PAOLO - VIA SANTA GILL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ELEBRE FAMIGLIA PATRIZIA ROMANA CHE DETTE MOLTI PERSONAGGI ILLUSTRI.">
            <text:p>CELEBRE FAMIGLIA PATRIZIA ROMANA CHE DETTE MOLTI PERSONAGGI ILLUSTRI.</text:p>
          </table:table-cell>
        </table:table-row>
        <table:table-row>
          <table:table-cell office:value-type="string" office:string-value="092009_000168">
            <text:p>092009_000168</text:p>
          </table:table-cell>
          <table:table-cell office:value-type="string" office:string-value="VIA GIOVANNI CANALIS">
            <text:p>VIA GIOVANNI CANALIS</text:p>
          </table:table-cell>
          <table:table-cell office:value-type="string" office:string-value="VIA GALIMBERTI - VIA CORONA">
            <text:p>VIA GALIMBERTI - VIA CORON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ATRIOTA E MARTIRE DELLA RESISTENZA.">
            <text:p>PATRIOTA E MARTIRE DELLA RESISTENZA.</text:p>
          </table:table-cell>
        </table:table-row>
        <table:table-row>
          <table:table-cell office:value-type="string" office:string-value="092009_000169">
            <text:p>092009_000169</text:p>
          </table:table-cell>
          <table:table-cell office:value-type="string" office:string-value="VIA CANAVESE">
            <text:p>VIA CANAVESE</text:p>
          </table:table-cell>
          <table:table-cell office:value-type="string" office:string-value="VIA PIEMONTE - VIA LOMELLINA">
            <text:p>VIA PIEMONTE - VIA LOMELLIN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OSTITUISCE VICO II PIEMONTE. REGIONE STORICA-GEOGRAFICA DEL PIEMONTE NORD OCCIDENTALE IN PROVINCIA DI TORINO, FRA IL PO, LA STURA DI LANZO, LA SERRA D'IVREA, LE VETTE DELLE ALPI CRAIE E IL MASSICCIO DEL GRAN PARADISO.SI VA DALLA PIANURA ALLE COLLINE E ALLE VALLATE ALPINE DOMINATE DA IMPONENTI VETTE. CAPOLUOGO: IVREA. ORIGINARIAMENTE ABITATA DAI SALASSI , CONQUISTATA DAI ROMANI NEL 22 a.C.LA REGIONE PRENDE IL NOME DA UN' ANTICA TERRA PRESSO L' ORCO, CANAVA .">
            <text:p>SOSTITUISCE VICO II PIEMONTE. REGIONE STORICA-GEOGRAFICA DEL PIEMONTE NORD OCCIDENTALE IN PROVINCIA DI TORINO, FRA IL PO, LA STURA DI LANZO, LA SERRA D'IVREA, LE VETTE DELLE ALPI CRAIE E IL MASSICCIO DEL GRAN PARADISO.SI VA DALLA PIANURA ALLE COLLINE E ALLE VALLATE ALPINE DOMINATE DA IMPONENTI VETTE. CAPOLUOGO: IVREA. ORIGINARIAMENTE ABITATA DAI SALASSI , CONQUISTATA DAI ROMANI NEL 22 a.C.LA REGIONE PRENDE IL NOME DA UN' ANTICA TERRA PRESSO L' ORCO, CANAVA .</text:p>
          </table:table-cell>
        </table:table-row>
        <table:table-row>
          <table:table-cell office:value-type="string" office:string-value="092009_000170">
            <text:p>092009_000170</text:p>
          </table:table-cell>
          <table:table-cell office:value-type="string" office:string-value="VIA NICOLO' CANELLES">
            <text:p>VIA NICOLO' CANELLES</text:p>
          </table:table-cell>
          <table:table-cell office:value-type="string" office:string-value="BASTIONE S. CATERINA - PIAZZA INDIPENDENZA">
            <text:p>BASTIONE S. CATERINA - PIAZZA INDIPENDENZA</text:p>
          </table:table-cell>
          <table:table-cell office:value-type="string" office:string-value="" table:number-columns-repeated="3"/>
          <table:table-cell office:value-type="string" office:string-value="GIA' RUGA MARINARIORUM. GIA' VIA DEI CAVALIERI E COLLE SANTA CATERINA. VESCOVO DI BOSA, IL PRIMO CHE INTRODUSSE L'ARTE TIPOGRAFICA IN SARDEGNA. (NATO NEL 1515 - MORTO A CAGLIARI NEL 1585).">
            <text:p>GIA' RUGA MARINARIORUM. GIA' VIA DEI CAVALIERI E COLLE SANTA CATERINA. VESCOVO DI BOSA, IL PRIMO CHE INTRODUSSE L'ARTE TIPOGRAFICA IN SARDEGNA. (NATO NEL 1515 - MORTO A CAGLIARI NEL 1585).</text:p>
          </table:table-cell>
        </table:table-row>
        <table:table-row>
          <table:table-cell office:value-type="string" office:string-value="092009_000171">
            <text:p>092009_000171</text:p>
          </table:table-cell>
          <table:table-cell office:value-type="string" office:string-value="VIA LUIGI CANEPA">
            <text:p>VIA LUIGI CANEPA</text:p>
          </table:table-cell>
          <table:table-cell office:value-type="string" office:string-value="VIA PALESTRINA - (ferrovia)">
            <text:p>VIA PALESTRINA - (ferrovia)</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MUSICISTA. (NATO A SASSARI NEL 1849 - MORTO A SASSARI NEL 1914).">
            <text:p>MUSICISTA. (NATO A SASSARI NEL 1849 - MORTO A SASSARI NEL 1914).</text:p>
          </table:table-cell>
        </table:table-row>
        <table:table-row>
          <table:table-cell office:value-type="string" office:string-value="092009_000172">
            <text:p>092009_000172</text:p>
          </table:table-cell>
          <table:table-cell office:value-type="string" office:string-value="VIA DEL CANNETO">
            <text:p>VIA DEL CANNETO</text:p>
          </table:table-cell>
          <table:table-cell office:value-type="string" office:string-value="VIA DEL COLLE - VIA TORRICCELLI">
            <text:p>VIA DEL COLLE - VIA TORRICCEL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DENOMINAZIONE TRADIZIONALE - TERRENO PIANTATO A CANNE.">
            <text:p>DENOMINAZIONE TRADIZIONALE - TERRENO PIANTATO A CANNE.</text:p>
          </table:table-cell>
        </table:table-row>
        <table:table-row>
          <table:table-cell office:value-type="string" office:string-value="092009_000173">
            <text:p>092009_000173</text:p>
          </table:table-cell>
          <table:table-cell office:value-type="string" office:string-value="VIA STANISLAO CANNIZZARO">
            <text:p>VIA STANISLAO CANNIZZARO</text:p>
          </table:table-cell>
          <table:table-cell office:value-type="string" office:string-value="VIA TALETE - VIA ALESSANDRO VOLTA">
            <text:p>VIA TALETE - VIA ALESSANDRO VOLT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INSIGNE CHIMICO DI PALERMO.DETERMINO' LA TEORIA ATOMICA E FRA L'ALTRO SCOPRI' GLI ACIDI BENZILICO E SANTONICO.(NATO A PALERMO NEL 1826 - MORTO A PALERMO NEL 1910)">
            <text:p>INSIGNE CHIMICO DI PALERMO.DETERMINO' LA TEORIA ATOMICA E FRA L'ALTRO SCOPRI' GLI ACIDI BENZILICO E SANTONICO.(NATO A PALERMO NEL 1826 - MORTO A PALERMO NEL 1910)</text:p>
          </table:table-cell>
        </table:table-row>
        <table:table-row>
          <table:table-cell office:value-type="string" office:string-value="092009_000174">
            <text:p>092009_000174</text:p>
          </table:table-cell>
          <table:table-cell office:value-type="string" office:string-value="VIA GENERALE CANTORE">
            <text:p>VIA GENERALE CANTORE</text:p>
          </table:table-cell>
          <table:table-cell office:value-type="string" office:string-value="VIA ENRICO TOTI - VIA ARGIOLAS">
            <text:p>VIA ENRICO TOTI - VIA ARGIOLAS</text:p>
          </table:table-cell>
          <table:table-cell office:value-type="string" office:string-value="" table:number-columns-repeated="3"/>
          <table:table-cell office:value-type="string" office:string-value="GENERALE DI FANTERIA - MEDAGLIA D'ORO ALLA MEMORIA. (NATO A SAMPIERDARENA NEL 1860 - MORTO A MONTE TOFANE IL 20/7/1915).">
            <text:p>GENERALE DI FANTERIA - MEDAGLIA D'ORO ALLA MEMORIA. (NATO A SAMPIERDARENA NEL 1860 - MORTO A MONTE TOFANE IL 20/7/1915).</text:p>
          </table:table-cell>
        </table:table-row>
        <table:table-row>
          <table:table-cell office:value-type="string" office:string-value="092009_000175">
            <text:p>092009_000175</text:p>
          </table:table-cell>
          <table:table-cell office:value-type="string" office:string-value="VIA EFISIO CAO DI SAN MARCO">
            <text:p>VIA EFISIO CAO DI SAN MARCO</text:p>
          </table:table-cell>
          <table:table-cell office:value-type="string" office:string-value="VIA BACAREDDA - VIA S.ALENIXEDDA">
            <text:p>VIA BACAREDDA - VIA S.ALENIXEDD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SOSTITUISCE LA VIA SAN VETRANO.SINDACO DI CAGLIARI NEL 1846.">
            <text:p>SOSTITUISCE LA VIA SAN VETRANO.SINDACO DI CAGLIARI NEL 1846.</text:p>
          </table:table-cell>
        </table:table-row>
        <table:table-row>
          <table:table-cell office:value-type="string" office:string-value="092009_000176">
            <text:p>092009_000176</text:p>
          </table:table-cell>
          <table:table-cell office:value-type="string" office:string-value="VIA CAPITANATA">
            <text:p>VIA CAPITANATA</text:p>
          </table:table-cell>
          <table:table-cell office:value-type="string" office:string-value="VIA CAMPANIA - VIA CAMPANIA">
            <text:p>VIA CAMPANIA - VIA CAMPANI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REGIONE STORICA DELLE PUGLIE, CORRISPONDENTE ALLA PROVINCIA DI FOGGIA. IL NOME DERIVA DAI SUOI GOVERNATORI ( CATAPANI ) AL TEMPO DEL DOMINIO BIZANTINO.">
            <text:p>REGIONE STORICA DELLE PUGLIE, CORRISPONDENTE ALLA PROVINCIA DI FOGGIA. IL NOME DERIVA DAI SUOI GOVERNATORI ( CATAPANI ) AL TEMPO DEL DOMINIO BIZANTINO.</text:p>
          </table:table-cell>
        </table:table-row>
        <table:table-row>
          <table:table-cell office:value-type="string" office:string-value="092009_000177">
            <text:p>092009_000177</text:p>
          </table:table-cell>
          <table:table-cell office:value-type="string" office:string-value="VIA ROCCO CAPPELLINO">
            <text:p>VIA ROCCO CAPPELLINO</text:p>
          </table:table-cell>
          <table:table-cell office:value-type="string" office:string-value="VIA G. CAPULA - VIA MAINAS">
            <text:p>VIA G. CAPULA - VIA MAINAS</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ARCHITETTO CREMONESE, GIUNTO IN SARDEGNA NEL 1552 - INCARICATO DA CARLO V DI RIORGANIZZARE LE FORTIFICAZIONI.">
            <text:p>ARCHITETTO CREMONESE, GIUNTO IN SARDEGNA NEL 1552 - INCARICATO DA CARLO V DI RIORGANIZZARE LE FORTIFICAZIONI.</text:p>
          </table:table-cell>
        </table:table-row>
        <table:table-row>
          <table:table-cell office:value-type="string" office:string-value="092009_000178">
            <text:p>092009_000178</text:p>
          </table:table-cell>
          <table:table-cell office:value-type="string" office:string-value="VIA PIER CAPPONI">
            <text:p>VIA PIER CAPPONI</text:p>
          </table:table-cell>
          <table:table-cell office:value-type="string" office:string-value="VIA FIERAMOSCA - (chiuso)">
            <text:p>VIA FIERAMOSCA - (chiuso)</text:p>
          </table:table-cell>
          <table:table-cell office:value-type="string" office:string-value="" table:number-columns-repeated="3"/>
          <table:table-cell office:value-type="string" office:string-value="APPARTENENTE AD UNA ILLUSTRE FAMIGLIA FIORENTINA, NOTO PER IL DIVERBIO COL RE CARLO VIII PER IL PREDOMINIO SULLA SIGNORIA DI FIRENZE.( MORTO NEL 1497).">
            <text:p>APPARTENENTE AD UNA ILLUSTRE FAMIGLIA FIORENTINA, NOTO PER IL DIVERBIO COL RE CARLO VIII PER IL PREDOMINIO SULLA SIGNORIA DI FIRENZE.( MORTO NEL 1497).</text:p>
          </table:table-cell>
        </table:table-row>
        <table:table-row>
          <table:table-cell office:value-type="string" office:string-value="092009_000179">
            <text:p>092009_000179</text:p>
          </table:table-cell>
          <table:table-cell office:value-type="string" office:string-value="VIA DEI CAPRAIA">
            <text:p>VIA DEI CAPRAIA</text:p>
          </table:table-cell>
          <table:table-cell office:value-type="string" office:string-value="VIA GIUDICE CHIANO - VIA DEI VISCONTI">
            <text:p>VIA GIUDICE CHIANO - VIA DEI VISCONTI</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ANTICA FAMIGLIA PISANA.">
            <text:p>ANTICA FAMIGLIA PISANA.</text:p>
          </table:table-cell>
        </table:table-row>
        <table:table-row>
          <table:table-cell office:value-type="string" office:string-value="092009_000180">
            <text:p>092009_000180</text:p>
          </table:table-cell>
          <table:table-cell office:value-type="string" office:string-value="VIA CAPRERA">
            <text:p>VIA CAPRERA</text:p>
          </table:table-cell>
          <table:table-cell office:value-type="string" office:string-value="VIALE TRIESTE - CORSO VITTORIO EMANUELE">
            <text:p>VIALE TRIESTE - CORSO VITTORIO EMANUEL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LLE OSTERIE. ISOLA SITUATA NELLA COSTA N.E. DELLA SARDEGNA. FAMOSA PER ESSERE STATA SCELTA DA GARIBALDI QUALE SUA ULTIMA DIMORA.">
            <text:p>GIA' VIA DELLE OSTERIE. ISOLA SITUATA NELLA COSTA N.E. DELLA SARDEGNA. FAMOSA PER ESSERE STATA SCELTA DA GARIBALDI QUALE SUA ULTIMA DIMORA.</text:p>
          </table:table-cell>
        </table:table-row>
        <table:table-row>
          <table:table-cell office:value-type="string" office:string-value="092009_000181">
            <text:p>092009_000181</text:p>
          </table:table-cell>
          <table:table-cell office:value-type="string" office:string-value="VIA CAPRI">
            <text:p>VIA CAPRI</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ISOLA DEL GOLFO DI NAPOLI. FAMOSA GIA' DALL'EPOCA ROMANA.">
            <text:p>ISOLA DEL GOLFO DI NAPOLI. FAMOSA GIA' DALL'EPOCA ROMANA.</text:p>
          </table:table-cell>
        </table:table-row>
        <table:table-row>
          <table:table-cell office:value-type="string" office:string-value="092009_000182">
            <text:p>092009_000182</text:p>
          </table:table-cell>
          <table:table-cell office:value-type="string" office:string-value="VIA GIOVANNI CAPULA">
            <text:p>VIA GIOVANNI CAPULA</text:p>
          </table:table-cell>
          <table:table-cell office:value-type="string" office:string-value="VIA GIUDICE CHIANO - VIA BIASI">
            <text:p>VIA GIUDICE CHIANO - VIA BIASI</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ARCHITETTO, COSTRUTTORE DELLE TORRI DI S.PANCRAZIO E DELL'ELENFANTE.">
            <text:p>ARCHITETTO, COSTRUTTORE DELLE TORRI DI S.PANCRAZIO E DELL'ELENFANTE.</text:p>
          </table:table-cell>
        </table:table-row>
        <table:table-row>
          <table:table-cell office:value-type="string" office:string-value="092009_000183">
            <text:p>092009_000183</text:p>
          </table:table-cell>
          <table:table-cell office:value-type="string" office:string-value="VIA CARAVAGGIO">
            <text:p>VIA CARAVAGGIO</text:p>
          </table:table-cell>
          <table:table-cell office:value-type="string" office:string-value="VIA CRESPELLANI - VIA BERNINI">
            <text:p>VIA CRESPELLANI - VIA BERNI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GRANDE PITTORE ITALIANO.(NATO NEL 1569 - MORTO NEL 1609).">
            <text:p>GRANDE PITTORE ITALIANO.(NATO NEL 1569 - MORTO NEL 1609).</text:p>
          </table:table-cell>
        </table:table-row>
        <table:table-row>
          <table:table-cell office:value-type="string" office:string-value="092009_000184">
            <text:p>092009_000184</text:p>
          </table:table-cell>
          <table:table-cell office:value-type="string" office:string-value="VIA DEI CARBONARI">
            <text:p>VIA DEI CARBONARI</text:p>
          </table:table-cell>
          <table:table-cell office:value-type="string" office:string-value="VIA RISORGIMENTO -  VIA VESALIO">
            <text:p>VIA RISORGIMENTO -  VIA VESALI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MEMBRI DELLA CELEBRE SOCIETA' SEGRETA ITALIANA (CARBONERIA) COSTITUITASI NEL NAPOLETANO VERSO IL 1812.">
            <text:p>MEMBRI DELLA CELEBRE SOCIETA' SEGRETA ITALIANA (CARBONERIA) COSTITUITASI NEL NAPOLETANO VERSO IL 1812.</text:p>
          </table:table-cell>
        </table:table-row>
        <table:table-row>
          <table:table-cell office:value-type="string" office:string-value="092009_000185">
            <text:p>092009_000185</text:p>
          </table:table-cell>
          <table:table-cell office:value-type="string" office:string-value="VIA GIOVANNI ANTONIO CARBONAZZI">
            <text:p>VIA GIOVANNI ANTONIO CARBONAZZI</text:p>
          </table:table-cell>
          <table:table-cell office:value-type="string" office:string-value="VIA PALABANDA - VIA TIGELLIO">
            <text:p>VIA PALABANDA - VIA TIGELLI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TRAVERSA TIGELLIO. INGEGNERE, COSTRUTTORE E PROGETTISTA DELLA S.S. CARLO FELICE.">
            <text:p>GIA' TRAVERSA TIGELLIO. INGEGNERE, COSTRUTTORE E PROGETTISTA DELLA S.S. CARLO FELICE.</text:p>
          </table:table-cell>
        </table:table-row>
        <table:table-row>
          <table:table-cell office:value-type="string" office:string-value="092009_000186">
            <text:p>092009_000186</text:p>
          </table:table-cell>
          <table:table-cell office:value-type="string" office:string-value="VIA CARBONIA">
            <text:p>VIA CARBONIA</text:p>
          </table:table-cell>
          <table:table-cell office:value-type="string" office:string-value="VIA LANUSEI - VIA SONNINO">
            <text:p>VIA LANUSEI - VIA SONNINO</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COMUNE DELLA SARDEGNA IN PROVINCIA DI CAGLIARI. CENTRO MINERARIO DEL BACINO DEL SULCIS.FONDATA NEL 1938 PER LO SFRUTTAMENTO DEI GIACIMENTI CARBONIFERI.(CARBONIENSI)">
            <text:p>COMUNE DELLA SARDEGNA IN PROVINCIA DI CAGLIARI. CENTRO MINERARIO DEL BACINO DEL SULCIS.FONDATA NEL 1938 PER LO SFRUTTAMENTO DEI GIACIMENTI CARBONIFERI.(CARBONIENSI)</text:p>
          </table:table-cell>
        </table:table-row>
        <table:table-row>
          <table:table-cell office:value-type="string" office:string-value="092009_000187">
            <text:p>092009_000187</text:p>
          </table:table-cell>
          <table:table-cell office:value-type="string" office:string-value="VIA ENRICO CARBONI BOI">
            <text:p>VIA ENRICO CARBONI BOI</text:p>
          </table:table-cell>
          <table:table-cell office:value-type="string" office:string-value="VIA TUVERI - VIA SCANO">
            <text:p>VIA TUVERI - VIA SCAN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AVVOCATO PARLAMENTARE. (MORTO A CAGLIARI IL 18/4/1925)">
            <text:p>AVVOCATO PARLAMENTARE. (MORTO A CAGLIARI IL 18/4/1925)</text:p>
          </table:table-cell>
        </table:table-row>
        <table:table-row>
          <table:table-cell office:value-type="string" office:string-value="092009_000188">
            <text:p>092009_000188</text:p>
          </table:table-cell>
          <table:table-cell office:value-type="string" office:string-value="VIA GEROLAMO CARDANO">
            <text:p>VIA GEROLAMO CARDANO</text:p>
          </table:table-cell>
          <table:table-cell office:value-type="string" office:string-value="VIA MEUCCI - VIA MEUCCI">
            <text:p>VIA MEUCCI - VIA MEUCC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MATEMATICO, MEDOCO, FILOSOFO ASTRONOMO.INVENTORE DEL GIUNTO CARDANICO.(NATO A PAVIA NEL 1501 - MORTO NEL 1576).">
            <text:p>MATEMATICO, MEDOCO, FILOSOFO ASTRONOMO.INVENTORE DEL GIUNTO CARDANICO.(NATO A PAVIA NEL 1501 - MORTO NEL 1576).</text:p>
          </table:table-cell>
        </table:table-row>
        <table:table-row>
          <table:table-cell office:value-type="string" office:string-value="092009_000189">
            <text:p>092009_000189</text:p>
          </table:table-cell>
          <table:table-cell office:value-type="string" office:string-value="VIA GIOSUE' CARDUCCI">
            <text:p>VIA GIOSUE' CARDUCCI</text:p>
          </table:table-cell>
          <table:table-cell office:value-type="string" office:string-value="VIA PAOLI - VIA BACAREDDA">
            <text:p>VIA PAOLI - VIA BACAREDD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POETA. PREMIO NOBEL PER LA LETTERATURA. (NATO A VAL DI CASTELLO NEL 1835 - MORTO A BOLOGNA NEL 1907).">
            <text:p>POETA. PREMIO NOBEL PER LA LETTERATURA. (NATO A VAL DI CASTELLO NEL 1835 - MORTO A BOLOGNA NEL 1907).</text:p>
          </table:table-cell>
        </table:table-row>
        <table:table-row>
          <table:table-cell office:value-type="string" office:string-value="092009_000190">
            <text:p>092009_000190</text:p>
          </table:table-cell>
          <table:table-cell office:value-type="string" office:string-value="PIAZZA CARLO ALBERTO">
            <text:p>PIAZZA CARLO ALBERTO</text:p>
          </table:table-cell>
          <table:table-cell office:value-type="string" office:string-value="VIA LAMARMORA- VIA CANELLES">
            <text:p>VIA LAMARMORA- VIA CANELLES</text:p>
          </table:table-cell>
          <table:table-cell office:value-type="string" office:string-value="" table:number-columns-repeated="3"/>
          <table:table-cell office:value-type="string" office:string-value="RE SARDO PIEMONTESE. NELLA PIAZZA AD ESSO DEDICATA VENIVANO ESEGUITE LE SENTENZE CAPITALI.">
            <text:p>RE SARDO PIEMONTESE. NELLA PIAZZA AD ESSO DEDICATA VENIVANO ESEGUITE LE SENTENZE CAPITALI.</text:p>
          </table:table-cell>
        </table:table-row>
        <table:table-row>
          <table:table-cell office:value-type="string" office:string-value="092009_000191">
            <text:p>092009_000191</text:p>
          </table:table-cell>
          <table:table-cell office:value-type="string" office:string-value="LARGO CARLO FELICE">
            <text:p>LARGO CARLO FELICE</text:p>
          </table:table-cell>
          <table:table-cell office:value-type="string" office:string-value="VIA ROMA - PIAZZA YENNE">
            <text:p>VIA ROMA - PIAZZA YENN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PIAZZA DEL MERCATO.RE SARDO PIEMONTESE.(NATO NEL 1765 - MORTO NEL 1831).">
            <text:p>GIA' PIAZZA DEL MERCATO.RE SARDO PIEMONTESE.(NATO NEL 1765 - MORTO NEL 1831).</text:p>
          </table:table-cell>
        </table:table-row>
        <table:table-row>
          <table:table-cell office:value-type="string" office:string-value="092009_000192">
            <text:p>092009_000192</text:p>
          </table:table-cell>
          <table:table-cell office:value-type="string" office:string-value="VIA CARLO EMANUELE TERZO">
            <text:p>VIA CARLO EMANUELE TERZO</text:p>
          </table:table-cell>
          <table:table-cell office:value-type="string" office:string-value="VIA ITALIA - VIA DELLE SPIGHE">
            <text:p>VIA ITALIA - VIA DELLE SPIGHE</text:p>
          </table:table-cell>
          <table:table-cell office:value-type="string" office:string-value="" table:number-columns-repeated="3"/>
          <table:table-cell office:value-type="string" office:string-value="SECONDO DOGE DEL RE VITTORIO AMEDEO II. (NATO NEL 1638 - MORTO NEL 1773).">
            <text:p>SECONDO DOGE DEL RE VITTORIO AMEDEO II. (NATO NEL 1638 - MORTO NEL 1773).</text:p>
          </table:table-cell>
        </table:table-row>
        <table:table-row>
          <table:table-cell office:value-type="string" office:string-value="092009_000193">
            <text:p>092009_000193</text:p>
          </table:table-cell>
          <table:table-cell office:value-type="string" office:string-value="VIA CARLOFORTE">
            <text:p>VIA CARLOFORTE</text:p>
          </table:table-cell>
          <table:table-cell office:value-type="string" office:string-value="CORSO VITTORIO EMANUELE - VIA POLA">
            <text:p>CORSO VITTORIO EMANUELE - VIA POL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COMUNE DELLA SARDEGNA IN PROVINCIA. DI CAGLIARI.SITUATO NELL'ISOLA DI SAN PIETRO, FONDATA DA CARLO EMANUELE III. (AB. CARLOFORTINI)">
            <text:p>COMUNE DELLA SARDEGNA IN PROVINCIA. DI CAGLIARI.SITUATO NELL'ISOLA DI SAN PIETRO, FONDATA DA CARLO EMANUELE III. (AB. CARLOFORTINI)</text:p>
          </table:table-cell>
        </table:table-row>
        <table:table-row>
          <table:table-cell office:value-type="string" office:string-value="092009_000194">
            <text:p>092009_000194</text:p>
          </table:table-cell>
          <table:table-cell office:value-type="string" office:string-value="PIAZZA CARMINE">
            <text:p>PIAZZA CARMINE</text:p>
          </table:table-cell>
          <table:table-cell office:value-type="string" office:string-value="VIA SASSARI - VIA LA MADDALENA">
            <text:p>VIA SASSARI - VIA LA MADDALENA</text:p>
          </table:table-cell>
          <table:table-cell office:value-type="float" office:value="0">
            <text:p>0</text:p>
          </table:table-cell>
          <table:table-cell office:value-type="date" office:date-value="1931-09-05">
            <text:p>09/05/31</text:p>
          </table:table-cell>
          <table:table-cell office:value-type="string" office:string-value="D.P.">
            <text:p>D.P.</text:p>
          </table:table-cell>
          <table:table-cell office:value-type="string" office:string-value="IN ONORE DELLA BEATA VERGINE DEL CARMELO IN QUANTO VICINA ALL'OMONIMA CHIESA.">
            <text:p>IN ONORE DELLA BEATA VERGINE DEL CARMELO IN QUANTO VICINA ALL'OMONIMA CHIESA.</text:p>
          </table:table-cell>
        </table:table-row>
        <table:table-row>
          <table:table-cell office:value-type="string" office:string-value="092009_000195">
            <text:p>092009_000195</text:p>
          </table:table-cell>
          <table:table-cell office:value-type="string" office:string-value="VIA CARNIA">
            <text:p>VIA CARNIA</text:p>
          </table:table-cell>
          <table:table-cell office:value-type="string" office:string-value="VIA LA SOMME - VIA BOSCO CAPUCCIO">
            <text:p>VIA LA SOMME - VIA BOSCO CAPUCCI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LOCALITA' MONTUOSA DEL VENETO DOVE SI SVOLSERO IMPORTANTI BATTAGLIE.">
            <text:p>LOCALITA' MONTUOSA DEL VENETO DOVE SI SVOLSERO IMPORTANTI BATTAGLIE.</text:p>
          </table:table-cell>
        </table:table-row>
        <table:table-row>
          <table:table-cell office:value-type="string" office:string-value="092009_000196">
            <text:p>092009_000196</text:p>
          </table:table-cell>
          <table:table-cell office:value-type="string" office:string-value="VIA VITTORE CARPACCIO">
            <text:p>VIA VITTORE CARPACCIO</text:p>
          </table:table-cell>
          <table:table-cell office:value-type="string" office:string-value="VIA GIOTTO - VIA BOTTICELLI">
            <text:p>VIA GIOTTO - VIA BOTTICELL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CELEBRE PITTORE VENEZIANO. (NATO NEL 1450 - MORTO NEL 1522).">
            <text:p>CELEBRE PITTORE VENEZIANO. (NATO NEL 1450 - MORTO NEL 1522).</text:p>
          </table:table-cell>
        </table:table-row>
        <table:table-row>
          <table:table-cell office:value-type="string" office:string-value="092009_000197">
            <text:p>092009_000197</text:p>
          </table:table-cell>
          <table:table-cell office:value-type="string" office:string-value="VIA FRANCESCO CARRARA">
            <text:p>VIA FRANCESCO CARRARA</text:p>
          </table:table-cell>
          <table:table-cell office:value-type="string" office:string-value="VIA PESSINA - VIA DEGIOANNIS">
            <text:p>VIA PESSINA - VIA DEGIOANNIS</text:p>
          </table:table-cell>
          <table:table-cell office:value-type="string" office:string-value="" table:number-columns-repeated="3"/>
          <table:table-cell office:value-type="string" office:string-value="GIURISTA LUCCHESE .(NATO NEL 1805 - MORTO NEL 1888).">
            <text:p>GIURISTA LUCCHESE .(NATO NEL 1805 - MORTO NEL 1888).</text:p>
          </table:table-cell>
        </table:table-row>
        <table:table-row>
          <table:table-cell office:value-type="string" office:string-value="092009_000198">
            <text:p>092009_000198</text:p>
          </table:table-cell>
          <table:table-cell office:value-type="string" office:string-value="VIA MARTINO CARRILLO">
            <text:p>VIA MARTINO CARRILLO</text:p>
          </table:table-cell>
          <table:table-cell office:value-type="string" office:string-value="VIA SANJUST - VIA ROSSELLO`">
            <text:p>VIA SANJUST - VIA ROSSELL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CRITTORE, STORICO, CANONICO DI SARAGOZZA. (SECOLO XVI - XVII)">
            <text:p>SCRITTORE, STORICO, CANONICO DI SARAGOZZA. (SECOLO XVI - XVII)</text:p>
          </table:table-cell>
        </table:table-row>
        <table:table-row>
          <table:table-cell office:value-type="string" office:string-value="092009_000199">
            <text:p>092009_000199</text:p>
          </table:table-cell>
          <table:table-cell office:value-type="string" office:string-value="VIA DEI CARROZ">
            <text:p>VIA DEI CARROZ</text:p>
          </table:table-cell>
          <table:table-cell office:value-type="string" office:string-value="VIALE CIUSA - VIA CADELLO">
            <text:p>VIALE CIUSA - VIA CADELL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FAMIGLIA ARAGONESE .">
            <text:p>FAMIGLIA ARAGONESE .</text:p>
          </table:table-cell>
        </table:table-row>
        <table:table-row>
          <table:table-cell office:value-type="string" office:string-value="092009_000200">
            <text:p>092009_000200</text:p>
          </table:table-cell>
          <table:table-cell office:value-type="string" office:string-value="VIA BOLZANO">
            <text:p>VIA BOLZANO</text:p>
          </table:table-cell>
          <table:table-cell office:value-type="string" office:string-value="VIA ARMANDO DIAZ - (chiuso)">
            <text:p>VIA ARMANDO DIAZ - (chius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SOSTITUISCE LA I TRAVERSA DIAZ.CITTA' ITALIANA. CAPOLUOGO DELLA PROVINCIA OMONIMA.">
            <text:p>SOSTITUISCE LA I TRAVERSA DIAZ.CITTA' ITALIANA. CAPOLUOGO DELLA PROVINCIA OMONIMA.</text:p>
          </table:table-cell>
        </table:table-row>
        <table:table-row>
          <table:table-cell office:value-type="string" office:string-value="092009_000201">
            <text:p>092009_000201</text:p>
          </table:table-cell>
          <table:table-cell office:value-type="string" office:string-value="VIA CARTESIO">
            <text:p>VIA CARTESIO</text:p>
          </table:table-cell>
          <table:table-cell office:value-type="string" office:string-value="VIA MARCONI - (stagno)">
            <text:p>VIA MARCONI - (stagn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RENE' DESCART - FILOSOFO, MATEMATICO.(NATO NEL 1596 - MORTO NEL 1650).">
            <text:p>RENE' DESCART - FILOSOFO, MATEMATICO.(NATO NEL 1596 - MORTO NEL 1650).</text:p>
          </table:table-cell>
        </table:table-row>
        <table:table-row>
          <table:table-cell office:value-type="string" office:string-value="092009_000202">
            <text:p>092009_000202</text:p>
          </table:table-cell>
          <table:table-cell office:value-type="string" office:string-value="VIA CASTAGNE VIZZA">
            <text:p>VIA CASTAGNE VIZZA</text:p>
          </table:table-cell>
          <table:table-cell office:value-type="string" office:string-value="VIA TIMAVO - VIA TRINCEA DELLE FRASCHE">
            <text:p>VIA TIMAVO - VIA TRINCEA DELLE FRASCHE</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LOCALITA' DI BATTAGLIA DELLA GUERRA 1915/18.">
            <text:p>LOCALITA' DI BATTAGLIA DELLA GUERRA 1915/18.</text:p>
          </table:table-cell>
        </table:table-row>
        <table:table-row>
          <table:table-cell office:value-type="string" office:string-value="092009_000203">
            <text:p>092009_000203</text:p>
          </table:table-cell>
          <table:table-cell office:value-type="string" office:string-value="VIA CASTELFIDARDO">
            <text:p>VIA CASTELFIDARDO</text:p>
          </table:table-cell>
          <table:table-cell office:value-type="string" office:string-value="VIA MONTENOTTE - VIA PASTRENGO">
            <text:p>VIA MONTENOTTE - VIA PASTRENG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OMUNE DELLE MARCHE IN PROVINCIA DI ANCONA. NEL MEDIOEVO: BORGO GHIBELLINO, DAL XIII SECOLO APPARTIENE ALLA CHIESA,NEL 1860 L'ESERCITO PIEMONTESE SCONFISSE QUELLO PONTIFICIO.">
            <text:p>COMUNE DELLE MARCHE IN PROVINCIA DI ANCONA. NEL MEDIOEVO: BORGO GHIBELLINO, DAL XIII SECOLO APPARTIENE ALLA CHIESA,NEL 1860 L'ESERCITO PIEMONTESE SCONFISSE QUELLO PONTIFICIO.</text:p>
          </table:table-cell>
        </table:table-row>
        <table:table-row>
          <table:table-cell office:value-type="string" office:string-value="092009_000204">
            <text:p>092009_000204</text:p>
          </table:table-cell>
          <table:table-cell office:value-type="string" office:string-value="PIAZZA DEI CASTELLANI">
            <text:p>PIAZZA DEI CASTELLANI</text:p>
          </table:table-cell>
          <table:table-cell office:value-type="string" office:string-value="VIA ABRUZZI - VIA PUGLIE">
            <text:p>VIA ABRUZZI - VIA PUGLIE</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205">
            <text:p>092009_000205</text:p>
          </table:table-cell>
          <table:table-cell office:value-type="string" office:string-value="VIA AGOSTINO CASTELLI">
            <text:p>VIA AGOSTINO CASTELLI</text:p>
          </table:table-cell>
          <table:table-cell office:value-type="string" office:string-value="VIA IS MAGLIAS - (chiuso)">
            <text:p>VIA IS MAGLIAS - (chius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CAPITANO DEI CAVALLEGGERI DI SARDEGNA. MEDAGLIA D'ORO. DIRESSE LA LOTTA CONTRO I BANDITI CHE TERRORIZAVANO LA SARDEGNA.(NATO A CAGLIARI IL 8/10/1799 - MORTO IL 1/6/1848).">
            <text:p>CAPITANO DEI CAVALLEGGERI DI SARDEGNA. MEDAGLIA D'ORO. DIRESSE LA LOTTA CONTRO I BANDITI CHE TERRORIZAVANO LA SARDEGNA.(NATO A CAGLIARI IL 8/10/1799 - MORTO IL 1/6/1848).</text:p>
          </table:table-cell>
        </table:table-row>
        <table:table-row>
          <table:table-cell office:value-type="string" office:string-value="092009_000206">
            <text:p>092009_000206</text:p>
          </table:table-cell>
          <table:table-cell office:value-type="string" office:string-value="VIA BALDASSARRE CASTIGLIONE">
            <text:p>VIA BALDASSARRE CASTIGLIONE</text:p>
          </table:table-cell>
          <table:table-cell office:value-type="string" office:string-value="PIAZZA GIOVANNI XXIII - VIA FLAVIO GIOIA">
            <text:p>PIAZZA GIOVANNI XXIII - VIA FLAVIO GIOI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DIPLOMATICO, ARTISTA E LETTERATO ITALIANO. (NATO A CASATICO, NEL MANTOVANO, IL 06/12/1478 - MORTO A TOLEDO IL 07/02/1529).">
            <text:p>DIPLOMATICO, ARTISTA E LETTERATO ITALIANO. (NATO A CASATICO, NEL MANTOVANO, IL 06/12/1478 - MORTO A TOLEDO IL 07/02/1529).</text:p>
          </table:table-cell>
        </table:table-row>
        <table:table-row>
          <table:table-cell office:value-type="string" office:string-value="092009_000207">
            <text:p>092009_000207</text:p>
          </table:table-cell>
          <table:table-cell office:value-type="string" office:string-value="VIA ALFREDO CATALANI">
            <text:p>VIA ALFREDO CATALANI</text:p>
          </table:table-cell>
          <table:table-cell office:value-type="string" office:string-value="VIA PUCCINI - VIA PERGOLESI">
            <text:p>VIA PUCCINI - VIA PERGOLESI</text:p>
          </table:table-cell>
          <table:table-cell office:value-type="string" office:string-value="" table:number-columns-repeated="3"/>
          <table:table-cell office:value-type="string" office:string-value="MUSICISTA.(NATO A LUCCA NEL 1854 - MORTO NEL 1893).">
            <text:p>MUSICISTA.(NATO A LUCCA NEL 1854 - MORTO NEL 1893).</text:p>
          </table:table-cell>
        </table:table-row>
        <table:table-row>
          <table:table-cell office:value-type="string" office:string-value="092009_000208">
            <text:p>092009_000208</text:p>
          </table:table-cell>
          <table:table-cell office:value-type="string" office:string-value="VIA CATANIA">
            <text:p>VIA CATANIA</text:p>
          </table:table-cell>
          <table:table-cell office:value-type="string" office:string-value="VIALE ARMANDO DIAZ - VIA FIRENZE">
            <text:p>VIALE ARMANDO DIAZ - VIA FIRENZE</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OMUNE D'ITALIA NELLA REGIONE SICILIA. FONDATA DAI FENICI.">
            <text:p>COMUNE D'ITALIA NELLA REGIONE SICILIA. FONDATA DAI FENICI.</text:p>
          </table:table-cell>
        </table:table-row>
        <table:table-row>
          <table:table-cell office:value-type="string" office:string-value="092009_000209">
            <text:p>092009_000209</text:p>
          </table:table-cell>
          <table:table-cell office:value-type="string" office:string-value="VIA CARLO CATTANEO">
            <text:p>VIA CARLO CATTANEO</text:p>
          </table:table-cell>
          <table:table-cell office:value-type="string" office:string-value="VIA SARPI - (chiuso)">
            <text:p>VIA SARPI - (chiuso)</text:p>
          </table:table-cell>
          <table:table-cell office:value-type="float" office:value="2393">
            <text:p>2393</text:p>
          </table:table-cell>
          <table:table-cell office:value-type="string" office:string-value="29/09/1978">
            <text:p>29/09/1978</text:p>
          </table:table-cell>
          <table:table-cell office:value-type="string" office:string-value="G.M.">
            <text:p>G.M.</text:p>
          </table:table-cell>
          <table:table-cell office:value-type="string" office:string-value="PATRIOTA E LETTERATO MILANESE. (NATO A MILANO NEL 1801 - MORTO A LUGANO NEL 1869).">
            <text:p>PATRIOTA E LETTERATO MILANESE. (NATO A MILANO NEL 1801 - MORTO A LUGANO NEL 1869).</text:p>
          </table:table-cell>
        </table:table-row>
        <table:table-row>
          <table:table-cell office:value-type="string" office:string-value="092009_000210">
            <text:p>092009_000210</text:p>
          </table:table-cell>
          <table:table-cell office:value-type="string" office:string-value="VIA GUIDO CAVALCANTI">
            <text:p>VIA GUIDO CAVALCANTI</text:p>
          </table:table-cell>
          <table:table-cell office:value-type="string" office:string-value="VIA PETRARCA -  VIA CINO DA PISTOIA">
            <text:p>VIA PETRARCA -  VIA CINO DA PISTOIA</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FILOSOFO, POETA FIORENTINO, AMICO DI DANTE. (NATO NEL 1255 - MORTO NEL 1300).">
            <text:p>FILOSOFO, POETA FIORENTINO, AMICO DI DANTE. (NATO NEL 1255 - MORTO NEL 1300).</text:p>
          </table:table-cell>
        </table:table-row>
        <table:table-row>
          <table:table-cell office:value-type="string" office:string-value="092009_000211">
            <text:p>092009_000211</text:p>
          </table:table-cell>
          <table:table-cell office:value-type="string" office:string-value="VIA DEI CAVALLEGGERI">
            <text:p>VIA DEI CAVALLEGGERI</text:p>
          </table:table-cell>
          <table:table-cell office:value-type="string" office:string-value="VIA LUNGO SALINE - VIA AUSONIA">
            <text:p>VIA LUNGO SALINE - VIA AUSONI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212">
            <text:p>092009_000212</text:p>
          </table:table-cell>
          <table:table-cell office:value-type="string" office:string-value="VIA GUANTINO CAVALLINO">
            <text:p>VIA GUANTINO CAVALLINO</text:p>
          </table:table-cell>
          <table:table-cell office:value-type="string" office:string-value="VIA BIASI - VIA DEI GRILLI">
            <text:p>VIA BIASI - VIA DEI GRILLI</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CULTORE DEL XVIII SEC. DEDICO' LA SUA ARTE AL SERVIZIO DELLA CHIESA IN SARDEGNA. CHIESA PARROCCHIALE DI TRATALIAS E IN ALCUNE CHIESE DI VILLA DI CHIESA (ATTUALE IGLESIAS).">
            <text:p>SCULTORE DEL XVIII SEC. DEDICO' LA SUA ARTE AL SERVIZIO DELLA CHIESA IN SARDEGNA. CHIESA PARROCCHIALE DI TRATALIAS E IN ALCUNE CHIESE DI VILLA DI CHIESA (ATTUALE IGLESIAS).</text:p>
          </table:table-cell>
        </table:table-row>
        <table:table-row>
          <table:table-cell office:value-type="string" office:string-value="092009_000213">
            <text:p>092009_000213</text:p>
          </table:table-cell>
          <table:table-cell office:value-type="string" office:string-value="VIA PIETRO CAVARO">
            <text:p>VIA PIETRO CAVARO</text:p>
          </table:table-cell>
          <table:table-cell office:value-type="string" office:string-value="VIA S.BENEDETTO - PIAZZA MICHELANGELO">
            <text:p>VIA S.BENEDETTO - PIAZZA MICHELANGEL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PITTORE. I CAVARO FURONO I RAPPRESENTANTI PIU' ILLUSTRI DELLA PITTURA SARDA DEL 500.AUTORE DEL POLITICO DI SAN GIACOMO DI VILLANOVA.(NATO INTORNO AL VIII DECENNIO DEL XV SEC. A CAGLIARI NEL RIONE DI STAMPACE - MORI' INTORNO AL III DECENNIO DEL XVI SEC)">
            <text:p>PITTORE. I CAVARO FURONO I RAPPRESENTANTI PIU' ILLUSTRI DELLA PITTURA SARDA DEL 500.AUTORE DEL POLITICO DI SAN GIACOMO DI VILLANOVA.(NATO INTORNO AL VIII DECENNIO DEL XV SEC. A CAGLIARI NEL RIONE DI STAMPACE - MORI' INTORNO AL III DECENNIO DEL XVI SEC)</text:p>
          </table:table-cell>
        </table:table-row>
        <table:table-row>
          <table:table-cell office:value-type="string" office:string-value="092009_000214">
            <text:p>092009_000214</text:p>
          </table:table-cell>
          <table:table-cell office:value-type="string" office:string-value="VIA CAMILLO BENSO CAVOUR">
            <text:p>VIA CAMILLO BENSO CAVOUR</text:p>
          </table:table-cell>
          <table:table-cell office:value-type="string" office:string-value="VIALE REGINA MARGHERITA - VIA NAPOLI">
            <text:p>VIALE REGINA MARGHERITA - VIA NAPOLI</text:p>
          </table:table-cell>
          <table:table-cell office:value-type="string" office:string-value="" table:number-columns-repeated="3"/>
          <table:table-cell office:value-type="string" office:string-value="GIA' VIA DE GESUS. GRANDE STATISTA ITALIANO, DIEDE NOTEVOLE CONTRIBUTO AL RAGGIUNGIMENTO DELL'INDIPENDENZA ITALIANA (NATO A TORINO NEL 1810 - MORTO NEL 1861)">
            <text:p>GIA' VIA DE GESUS. GRANDE STATISTA ITALIANO, DIEDE NOTEVOLE CONTRIBUTO AL RAGGIUNGIMENTO DELL'INDIPENDENZA ITALIANA (NATO A TORINO NEL 1810 - MORTO NEL 1861)</text:p>
          </table:table-cell>
        </table:table-row>
        <table:table-row>
          <table:table-cell office:value-type="string" office:string-value="092009_000215">
            <text:p>092009_000215</text:p>
          </table:table-cell>
          <table:table-cell office:value-type="string" office:string-value="VIA CEDRINO">
            <text:p>VIA CEDRINO</text:p>
          </table:table-cell>
          <table:table-cell office:value-type="string" office:string-value="VIA POSADA - VIA SANTA GILLA">
            <text:p>VIA POSADA - VIA SANTA GILLA</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FIUME DELLA SARDEGNA.">
            <text:p>FIUME DELLA SARDEGNA.</text:p>
          </table:table-cell>
        </table:table-row>
        <table:table-row>
          <table:table-cell office:value-type="string" office:string-value="092009_000216">
            <text:p>092009_000216</text:p>
          </table:table-cell>
          <table:table-cell office:value-type="string" office:string-value="VIA BENVENUTO CELLINI">
            <text:p>VIA BENVENUTO CELLINI</text:p>
          </table:table-cell>
          <table:table-cell office:value-type="string" office:string-value="VIA PARINI - VIA GUIDO RENI">
            <text:p>VIA PARINI - VIA GUIDO RENI</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LETTERATO, CESELLATORE, ORAFO E SCULTORE. (NATO A FIRENZE NEL 1500 - MORTO NEL 1571).">
            <text:p>LETTERATO, CESELLATORE, ORAFO E SCULTORE. (NATO A FIRENZE NEL 1500 - MORTO NEL 1571).</text:p>
          </table:table-cell>
        </table:table-row>
        <table:table-row>
          <table:table-cell office:value-type="string" office:string-value="092009_000217">
            <text:p>092009_000217</text:p>
          </table:table-cell>
          <table:table-cell office:value-type="string" office:string-value="VIA CENTRALE">
            <text:p>VIA CENTRALE</text:p>
          </table:table-cell>
          <table:table-cell office:value-type="string" office:string-value="VIA DUCA DI GENOVA - VIA DELLE SPIGHE">
            <text:p>VIA DUCA DI GENOVA - VIA DELLE SPIGHE</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218">
            <text:p>092009_000218</text:p>
          </table:table-cell>
          <table:table-cell office:value-type="string" office:string-value="VIA CERNAIA">
            <text:p>VIA CERNAIA</text:p>
          </table:table-cell>
          <table:table-cell office:value-type="string" office:string-value="VIA MORELLI - VIA MURAT">
            <text:p>VIA MORELLI - VIA MURAT</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FIUME DELLA CRIMEA. IN RICORDO DELLA VITTORIA DEI PIEMONTESI, INGLESI E FRANCESI SUI RUSSI. (16/8/1855)">
            <text:p>FIUME DELLA CRIMEA. IN RICORDO DELLA VITTORIA DEI PIEMONTESI, INGLESI E FRANCESI SUI RUSSI. (16/8/1855)</text:p>
          </table:table-cell>
        </table:table-row>
        <table:table-row>
          <table:table-cell office:value-type="string" office:string-value="092009_000219">
            <text:p>092009_000219</text:p>
          </table:table-cell>
          <table:table-cell office:value-type="string" office:string-value="VIA ANNUNZIO CERVI">
            <text:p>VIA ANNUNZIO CERVI</text:p>
          </table:table-cell>
          <table:table-cell office:value-type="string" office:string-value="VIA DANTE - VIA PITZOLO">
            <text:p>VIA DANTE - VIA PITZOL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SCRITTORE SASSARESE.(NATO A SASSARI IL 06/08/1892 - MORTO A COL DELL'ORSO IL 25/10/1918)">
            <text:p>SCRITTORE SASSARESE.(NATO A SASSARI IL 06/08/1892 - MORTO A COL DELL'ORSO IL 25/10/1918)</text:p>
          </table:table-cell>
        </table:table-row>
        <table:table-row>
          <table:table-cell office:value-type="string" office:string-value="092009_000220">
            <text:p>092009_000220</text:p>
          </table:table-cell>
          <table:table-cell office:value-type="string" office:string-value="VIA ANDREA CESALPINO">
            <text:p>VIA ANDREA CESALPINO</text:p>
          </table:table-cell>
          <table:table-cell office:value-type="string" office:string-value="VIA IS GUADAZZONIS - VIA MALPIGHI">
            <text:p>VIA IS GUADAZZONIS - VIA MALPIGHI</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FILOSOFO, MEDICO, BOTANICO.DIMOSTRO' IL SISTEMA DI CIRCOLAZIONE DEL SANGUE E SCOPRI' IL SESSO DELLE PIANTE. (NATO AD AREZZO NEL 1519 - MORTO NEL 1603).">
            <text:p>FILOSOFO, MEDICO, BOTANICO.DIMOSTRO' IL SISTEMA DI CIRCOLAZIONE DEL SANGUE E SCOPRI' IL SESSO DELLE PIANTE. (NATO AD AREZZO NEL 1519 - MORTO NEL 1603).</text:p>
          </table:table-cell>
        </table:table-row>
        <table:table-row>
          <table:table-cell office:value-type="string" office:string-value="092009_000221">
            <text:p>092009_000221</text:p>
          </table:table-cell>
          <table:table-cell office:value-type="string" office:string-value="VIA CETTIGNE">
            <text:p>VIA CETTIGNE</text:p>
          </table:table-cell>
          <table:table-cell office:value-type="string" office:string-value="VIA COSTANTINOPOLI - VIA GALVANI">
            <text:p>VIA COSTANTINOPOLI - VIA GALVAN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APITALE DELL'ANTICO STATO DEL MONTENEGRO.">
            <text:p>CAPITALE DELL'ANTICO STATO DEL MONTENEGRO.</text:p>
          </table:table-cell>
        </table:table-row>
        <table:table-row>
          <table:table-cell office:value-type="string" office:string-value="092009_000222">
            <text:p>092009_000222</text:p>
          </table:table-cell>
          <table:table-cell office:value-type="string" office:string-value="VIA LUIGI CHERUBINI">
            <text:p>VIA LUIGI CHERUBINI</text:p>
          </table:table-cell>
          <table:table-cell office:value-type="string" office:string-value="VIA DONIZETTI - VIA CIMAROSA">
            <text:p>VIA DONIZETTI - VIA CIMAROS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FAMOSO COMPOSITORE ITALIANO.(NATO A FIRENZE NEL 1760 - MORTO A PARIGI NEL 1842).">
            <text:p>FAMOSO COMPOSITORE ITALIANO.(NATO A FIRENZE NEL 1760 - MORTO A PARIGI NEL 1842).</text:p>
          </table:table-cell>
        </table:table-row>
        <table:table-row>
          <table:table-cell office:value-type="string" office:string-value="092009_000223">
            <text:p>092009_000223</text:p>
          </table:table-cell>
          <table:table-cell office:value-type="string" office:string-value="VIA GABRIELLO CHIABRERA">
            <text:p>VIA GABRIELLO CHIABRERA</text:p>
          </table:table-cell>
          <table:table-cell office:value-type="string" office:string-value="VIA G. STAMPA - VIA DELL'OLEANDRO">
            <text:p>VIA G. STAMPA - VIA DELL'OLEANDR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POETA LIRICO E SCRITTORE.NOTO PER AVER SCRITTO ODI E CANZONETTE.(NATO A SAVONA NEL 1552 - MORTO A SAVONA NEL 1638).">
            <text:p>POETA LIRICO E SCRITTORE.NOTO PER AVER SCRITTO ODI E CANZONETTE.(NATO A SAVONA NEL 1552 - MORTO A SAVONA NEL 1638).</text:p>
          </table:table-cell>
        </table:table-row>
        <table:table-row>
          <table:table-cell office:value-type="string" office:string-value="092009_000224">
            <text:p>092009_000224</text:p>
          </table:table-cell>
          <table:table-cell office:value-type="string" office:string-value="VIA CHIESA">
            <text:p>VIA CHIESA</text:p>
          </table:table-cell>
          <table:table-cell office:value-type="string" office:string-value="VIA RIVA VILLASANTA - PIAZZA CHIESA">
            <text:p>VIA RIVA VILLASANTA - PIAZZA CHIESA</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0225">
            <text:p>092009_000225</text:p>
          </table:table-cell>
          <table:table-cell office:value-type="string" office:string-value="VIA GIAMPIETRO CHIRONI">
            <text:p>VIA GIAMPIETRO CHIRONI</text:p>
          </table:table-cell>
          <table:table-cell office:value-type="string" office:string-value="VIA GIANTURCO - VIA LORU">
            <text:p>VIA GIANTURCO - VIA LORU</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Giurista e uomo politico (Nuoro 1855-Torino 1918). Fu sindaco di Torino, deputato e senatore del Regno.">
            <text:p>Giurista e uomo politico (Nuoro 1855-Torino 1918). Fu sindaco di Torino, deputato e senatore del Regno.</text:p>
          </table:table-cell>
        </table:table-row>
        <table:table-row>
          <table:table-cell office:value-type="string" office:string-value="092009_000226">
            <text:p>092009_000226</text:p>
          </table:table-cell>
          <table:table-cell office:value-type="string" office:string-value="VIA DELLE CICALE">
            <text:p>VIA DELLE CICALE</text:p>
          </table:table-cell>
          <table:table-cell office:value-type="string" office:string-value="VIA DEI GRILLI - VIA DEI GIUNCHI">
            <text:p>VIA DEI GRILLI - VIA DEI GIUNCH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STORIA NATURALE: INSETTO DEGLI ORTOTTERI.">
            <text:p>STORIA NATURALE: INSETTO DEGLI ORTOTTERI.</text:p>
          </table:table-cell>
        </table:table-row>
        <table:table-row>
          <table:table-cell office:value-type="string" office:string-value="092009_000227">
            <text:p>092009_000227</text:p>
          </table:table-cell>
          <table:table-cell office:value-type="string" office:string-value="VIA DEI CIGNI">
            <text:p>VIA DEI CIGNI</text:p>
          </table:table-cell>
          <table:table-cell office:value-type="string" office:string-value="VIA DELLE RONDINI - VIA S'ARRULLONI">
            <text:p>VIA DELLE RONDINI - VIA S'ARRULLO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PECIE DI UCCELLI ACQUATICI DELL'ORDINE DEGLI ANSERIFORMI, DI GROSSE PROPORZIONI E DAL COLLO LUNGO.IN EUROPA SONO PRESENTI: IL CIGNO REALE (CYGNUS OLOR), IL CIGNO MINORE (CYGNUS BEWICKII,. IL CIGNO NERO (CHENOPIS ATRATA) SPECIE DI ORIGINE AUSTRALIANA.">
            <text:p>SPECIE DI UCCELLI ACQUATICI DELL'ORDINE DEGLI ANSERIFORMI, DI GROSSE PROPORZIONI E DAL COLLO LUNGO.IN EUROPA SONO PRESENTI: IL CIGNO REALE (CYGNUS OLOR), IL CIGNO MINORE (CYGNUS BEWICKII,. IL CIGNO NERO (CHENOPIS ATRATA) SPECIE DI ORIGINE AUSTRALIANA.</text:p>
          </table:table-cell>
        </table:table-row>
        <table:table-row>
          <table:table-cell office:value-type="string" office:string-value="092009_000228">
            <text:p>092009_000228</text:p>
          </table:table-cell>
          <table:table-cell office:value-type="string" office:string-value="VIA FRANCESCO CILLOCCO">
            <text:p>VIA FRANCESCO CILLOCCO</text:p>
          </table:table-cell>
          <table:table-cell office:value-type="string" office:string-value="VIA DEL COLLE - VIA MONTELEONE">
            <text:p>VIA DEL COLLE - VIA MONTELEONE</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row>
        <table:table-row>
          <table:table-cell office:value-type="string" office:string-value="092009_000229">
            <text:p>092009_000229</text:p>
          </table:table-cell>
          <table:table-cell office:value-type="string" office:string-value="VIA GAETANO CIMA">
            <text:p>VIA GAETANO CIMA</text:p>
          </table:table-cell>
          <table:table-cell office:value-type="string" office:string-value="VIA MANNO - SCALETTE MONACHE CAPPUCCINE">
            <text:p>VIA MANNO - SCALETTE MONACHE CAPPUCCINE</text:p>
          </table:table-cell>
          <table:table-cell office:value-type="float" office:value="0">
            <text:p>0</text:p>
          </table:table-cell>
          <table:table-cell office:value-type="string" office:string-value="16/11/1891">
            <text:p>16/11/1891</text:p>
          </table:table-cell>
          <table:table-cell office:value-type="string" office:string-value="C.C.">
            <text:p>C.C.</text:p>
          </table:table-cell>
          <table:table-cell office:value-type="string" office:string-value="ARCHITETTO.STUDIO A ROMA, ALLIEVO DEL CANINA E DEL POLETTI.PROFESSORE DI ARCHITETTURA NELL'UNIVERSITA' DI CAGLIARI A LUI SI DEVONO I PROGETTI DELL'OSPEDALE CIVILE CAGLIARITANO, DELLA CHIESA DI GUASILA, LA FACCIATA DELLA CHIESA DI SAN GIACOMO, IL TEATRO CIVICO, LA VILLA DEGLI AYMERICH A LACONI, IL DUOMO DI OZIERI E LA CATTEDRALE DI NUORO. (NATO A CAGLIARI NEL 1805 - MORTO NEL 1878).">
            <text:p>ARCHITETTO.STUDIO A ROMA, ALLIEVO DEL CANINA E DEL POLETTI.PROFESSORE DI ARCHITETTURA NELL'UNIVERSITA' DI CAGLIARI A LUI SI DEVONO I PROGETTI DELL'OSPEDALE CIVILE CAGLIARITANO, DELLA CHIESA DI GUASILA, LA FACCIATA DELLA CHIESA DI SAN GIACOMO, IL TEATRO CIVICO, LA VILLA DEGLI AYMERICH A LACONI, IL DUOMO DI OZIERI E LA CATTEDRALE DI NUORO. (NATO A CAGLIARI NEL 1805 - MORTO NEL 1878).</text:p>
          </table:table-cell>
        </table:table-row>
        <table:table-row>
          <table:table-cell office:value-type="string" office:string-value="092009_000230">
            <text:p>092009_000230</text:p>
          </table:table-cell>
          <table:table-cell office:value-type="string" office:string-value="VIA CIMABUE">
            <text:p>VIA CIMABUE</text:p>
          </table:table-cell>
          <table:table-cell office:value-type="string" office:string-value="VIA CRESPELLANI - (chiuso)">
            <text:p>VIA CRESPELLANI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ILLUSTRE PITTORE, SCULTORE, ARCHITETTO E RESTAURATORE DELLA PITTURA IN ITALIA. MAESTRO DI GIOTTO. (NATO NEL 1240 - MORTO NEL 1302).">
            <text:p>ILLUSTRE PITTORE, SCULTORE, ARCHITETTO E RESTAURATORE DELLA PITTURA IN ITALIA. MAESTRO DI GIOTTO. (NATO NEL 1240 - MORTO NEL 1302).</text:p>
          </table:table-cell>
        </table:table-row>
        <table:table-row>
          <table:table-cell office:value-type="string" office:string-value="092009_000231">
            <text:p>092009_000231</text:p>
          </table:table-cell>
          <table:table-cell office:value-type="string" office:string-value="VIA DOMENICO CIMAROSA">
            <text:p>VIA DOMENICO CIMAROSA</text:p>
          </table:table-cell>
          <table:table-cell office:value-type="string" office:string-value="VIA DANTE - VIA PERGOLESI">
            <text:p>VIA DANTE - VIA PERGOLESI</text:p>
          </table:table-cell>
          <table:table-cell office:value-type="string" office:string-value="" table:number-columns-repeated="3"/>
          <table:table-cell office:value-type="string" office:string-value="MUSICISTA.(NATO AD AVERSA NEL 1749 - MORTO A VENEZIA NEL 1801).">
            <text:p>MUSICISTA.(NATO AD AVERSA NEL 1749 - MORTO A VENEZIA NEL 1801).</text:p>
          </table:table-cell>
        </table:table-row>
        <table:table-row>
          <table:table-cell office:value-type="string" office:string-value="092009_000232">
            <text:p>092009_000232</text:p>
          </table:table-cell>
          <table:table-cell office:value-type="string" office:string-value="VIALE CIMITERO">
            <text:p>VIALE CIMITERO</text:p>
          </table:table-cell>
          <table:table-cell office:value-type="string" office:string-value="VIALE ARMANDO DIAZ - VIA GOCEANO">
            <text:p>VIALE ARMANDO DIAZ - VIA GOCEANO</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0233">
            <text:p>092009_000233</text:p>
          </table:table-cell>
          <table:table-cell office:value-type="string" office:string-value="VIA CINO DA PISTOIA">
            <text:p>VIA CINO DA PISTOIA</text:p>
          </table:table-cell>
          <table:table-cell office:value-type="string" office:string-value="VIA DANTE ALIGHIERI - VIA S.BENEDETTO">
            <text:p>VIA DANTE ALIGHIERI - VIA S.BENEDETT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GIURISTA E POETA. ( NATO NEL 1270 - MORTO NEL 1337 ).">
            <text:p>GIURISTA E POETA. ( NATO NEL 1270 - MORTO NEL 1337 ).</text:p>
          </table:table-cell>
        </table:table-row>
        <table:table-row>
          <table:table-cell office:value-type="string" office:string-value="092009_000234">
            <text:p>092009_000234</text:p>
          </table:table-cell>
          <table:table-cell office:value-type="string" office:string-value="VIA GIOVANNI CINQUINI">
            <text:p>VIA GIOVANNI CINQUINI</text:p>
          </table:table-cell>
          <table:table-cell office:value-type="string" office:string-value="VIA IS CORNALIAS - VIA BACU ABIS">
            <text:p>VIA IS CORNALIAS - VIA BACU ABIS</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ASTELLANO DI SAN MICHELE NEL 1307.">
            <text:p>CASTELLANO DI SAN MICHELE NEL 1307.</text:p>
          </table:table-cell>
        </table:table-row>
        <table:table-row>
          <table:table-cell office:value-type="string" office:string-value="092009_000235">
            <text:p>092009_000235</text:p>
          </table:table-cell>
          <table:table-cell office:value-type="string" office:string-value="VIA CIOCIARIA">
            <text:p>VIA CIOCIARIA</text:p>
          </table:table-cell>
          <table:table-cell office:value-type="string" office:string-value="VIA IS MIRRIONIS - VIA MEILOGU">
            <text:p>VIA IS MIRRIONIS - VIA MEILOGU</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REGIONE DEL LAZIO MERIDIONALE, COMPRENDENTE I CENTRI DI FROSINONE, ANAGNI, ALATRI.">
            <text:p>REGIONE DEL LAZIO MERIDIONALE, COMPRENDENTE I CENTRI DI FROSINONE, ANAGNI, ALATRI.</text:p>
          </table:table-cell>
        </table:table-row>
        <table:table-row>
          <table:table-cell office:value-type="string" office:string-value="092009_000236">
            <text:p>092009_000236</text:p>
          </table:table-cell>
          <table:table-cell office:value-type="string" office:string-value="VIA DEI CIPRESSI">
            <text:p>VIA DEI CIPRESSI</text:p>
          </table:table-cell>
          <table:table-cell office:value-type="string" office:string-value="VIA MENTANA - VIA DEI CARBONARI">
            <text:p>VIA MENTANA - VIA DEI CARBONAR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DENOMINAZ. TRADIZIONALE. GENERE DI CONIFERE.">
            <text:p>DENOMINAZ. TRADIZIONALE. GENERE DI CONIFERE.</text:p>
          </table:table-cell>
        </table:table-row>
        <table:table-row>
          <table:table-cell office:value-type="string" office:string-value="092009_000237">
            <text:p>092009_000237</text:p>
          </table:table-cell>
          <table:table-cell office:value-type="string" office:string-value="VIA CIPRO">
            <text:p>VIA CIPRO</text:p>
          </table:table-cell>
          <table:table-cell office:value-type="string" office:string-value="VIA IPPODROMO - (chiuso)">
            <text:p>VIA IPPODROMO - (chius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ISOLA DEL MEDITERRANEO, CON CAPITALE NICOSIA.">
            <text:p>ISOLA DEL MEDITERRANEO, CON CAPITALE NICOSIA.</text:p>
          </table:table-cell>
        </table:table-row>
        <table:table-row>
          <table:table-cell office:value-type="string" office:string-value="092009_000238">
            <text:p>092009_000238</text:p>
          </table:table-cell>
          <table:table-cell office:value-type="string" office:string-value="VIALE FRANCESCO CIUSA">
            <text:p>VIALE FRANCESCO CIUSA</text:p>
          </table:table-cell>
          <table:table-cell office:value-type="string" office:string-value="VIA DEI GIUDICATI - VIA DEI CARROZ">
            <text:p>VIA DEI GIUDICATI - VIA DEI CARROZ</text:p>
          </table:table-cell>
          <table:table-cell office:value-type="float" office:value="44">
            <text:p>44</text:p>
          </table:table-cell>
          <table:table-cell office:value-type="date" office:date-value="1959-10-07">
            <text:p>10/07/59</text:p>
          </table:table-cell>
          <table:table-cell office:value-type="string" office:string-value="C.C.">
            <text:p>C.C.</text:p>
          </table:table-cell>
          <table:table-cell office:value-type="string" office:string-value="SCULTORE. STUDIO' A FIRENZE ALL'ACCADEMIA DI BELLE ARTI DAL 1899 AL 1904.E' CONSIDERATO IL PIU' GRANDE SCULTORE DELLA SARDEGNA.OPERE: MADRE DELL'UCCISO - LA FILATRICE - IL NOMADE ECC.(NATO A NUORO IL 2/07/1883 - MORTO A CAGLIARI NEL 1949).">
            <text:p>SCULTORE. STUDIO' A FIRENZE ALL'ACCADEMIA DI BELLE ARTI DAL 1899 AL 1904.E' CONSIDERATO IL PIU' GRANDE SCULTORE DELLA SARDEGNA.OPERE: MADRE DELL'UCCISO - LA FILATRICE - IL NOMADE ECC.(NATO A NUORO IL 2/07/1883 - MORTO A CAGLIARI NEL 1949).</text:p>
          </table:table-cell>
        </table:table-row>
        <table:table-row>
          <table:table-cell office:value-type="string" office:string-value="092009_000239">
            <text:p>092009_000239</text:p>
          </table:table-cell>
          <table:table-cell office:value-type="string" office:string-value="VIA DELLE COCCINELLE">
            <text:p>VIA DELLE COCCINELLE</text:p>
          </table:table-cell>
          <table:table-cell office:value-type="string" office:string-value="VIA DELLE CICALE - (chiuso)">
            <text:p>VIA DELLE CICALE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TORIA NATURALE: INSETTI COLEOTTERI, EMISFERICI, VIVAMENTE COLORATI.">
            <text:p>STORIA NATURALE: INSETTI COLEOTTERI, EMISFERICI, VIVAMENTE COLORATI.</text:p>
          </table:table-cell>
        </table:table-row>
        <table:table-row>
          <table:table-cell office:value-type="string" office:string-value="092009_000240">
            <text:p>092009_000240</text:p>
          </table:table-cell>
          <table:table-cell office:value-type="string" office:string-value="VIA FRANCESCO COCCO ORTU">
            <text:p>VIA FRANCESCO COCCO ORTU</text:p>
          </table:table-cell>
          <table:table-cell office:value-type="string" office:string-value="VIA DANTE - VIA BACAREDDA">
            <text:p>VIA DANTE - VIA BACAREDDA</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AVVOCATO, DEPUTATO E MINISTRO.(NATO A CAGLIARI NEL 1842 - MORTO A ROMA NEL 1929).">
            <text:p>AVVOCATO, DEPUTATO E MINISTRO.(NATO A CAGLIARI NEL 1842 - MORTO A ROMA NEL 1929).</text:p>
          </table:table-cell>
        </table:table-row>
        <table:table-row>
          <table:table-cell office:value-type="string" office:string-value="092009_000241">
            <text:p>092009_000241</text:p>
          </table:table-cell>
          <table:table-cell office:value-type="string" office:string-value="VIA CODROIPO">
            <text:p>VIA CODROIPO</text:p>
          </table:table-cell>
          <table:table-cell office:value-type="string" office:string-value="VIA MONTE GRAPPA - (chiuso)">
            <text:p>VIA MONTE GRAPPA - (chiuso)</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cell office:value-type="string" office:string-value="COMUNE IN PROVINCIA DI UDINE.">
            <text:p>COMUNE IN PROVINCIA DI UDINE.</text:p>
          </table:table-cell>
        </table:table-row>
        <table:table-row>
          <table:table-cell office:value-type="string" office:string-value="092009_000242">
            <text:p>092009_000242</text:p>
          </table:table-cell>
          <table:table-cell office:value-type="string" office:string-value="VIA COGHINAS">
            <text:p>VIA COGHINAS</text:p>
          </table:table-cell>
          <table:table-cell office:value-type="string" office:string-value="VIALE S.AVENDRACE - VIA SANTA GILLA">
            <text:p>VIALE S.AVENDRACE - VIA SANTA GIL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LA SARDEGNA SETTENTRIONALE. 124 Km.SBOCCA NEL GOLFO DELL'ASINARA, FORMA IL VASTO LAGO ARTIFICIALE CHE PORTA LO STESSO NOME.">
            <text:p>FIUME DELLA SARDEGNA SETTENTRIONALE. 124 Km.SBOCCA NEL GOLFO DELL'ASINARA, FORMA IL VASTO LAGO ARTIFICIALE CHE PORTA LO STESSO NOME.</text:p>
          </table:table-cell>
        </table:table-row>
        <table:table-row>
          <table:table-cell office:value-type="string" office:string-value="092009_000243">
            <text:p>092009_000243</text:p>
          </table:table-cell>
          <table:table-cell office:value-type="string" office:string-value="VIA MONSIGNORE GIUSEPPE COGONI">
            <text:p>VIA MONSIGNORE GIUSEPPE COGONI</text:p>
          </table:table-cell>
          <table:table-cell office:value-type="string" office:string-value="VIA CADELLO - (chiuso)">
            <text:p>VIA CADELLO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ARCIVESCOVO DI ORISTANO.">
            <text:p>ARCIVESCOVO DI ORISTANO.</text:p>
          </table:table-cell>
        </table:table-row>
        <table:table-row>
          <table:table-cell office:value-type="string" office:string-value="092009_000244">
            <text:p>092009_000244</text:p>
          </table:table-cell>
          <table:table-cell office:value-type="string" office:string-value="VIA COL D'ECHELE">
            <text:p>VIA COL D'ECHELE</text:p>
          </table:table-cell>
          <table:table-cell office:value-type="string" office:string-value="VIA IS MAGLIAS - (chiuso)">
            <text:p>VIA IS MAGLIAS - (chius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LOCALITA' DI BATTAGLIA DELLA PRIMA GUERRA MONDIALE.">
            <text:p>LOCALITA' DI BATTAGLIA DELLA PRIMA GUERRA MONDIALE.</text:p>
          </table:table-cell>
        </table:table-row>
        <table:table-row>
          <table:table-cell office:value-type="string" office:string-value="092009_000245">
            <text:p>092009_000245</text:p>
          </table:table-cell>
          <table:table-cell office:value-type="string" office:string-value="VIA COL DEL ROSSO">
            <text:p>VIA COL DEL ROSSO</text:p>
          </table:table-cell>
          <table:table-cell office:value-type="string" office:string-value="VIA HERMADA - VIALE MONASTIR">
            <text:p>VIA HERMADA - VIALE MONASTIR</text:p>
          </table:table-cell>
          <table:table-cell office:value-type="string" office:string-value="" table:number-columns-repeated="3"/>
          <table:table-cell office:value-type="string" office:string-value="LOCALITA' DI BATTAGLIA DELLA PRIMA GUERRA MONDIALE.">
            <text:p>LOCALITA' DI BATTAGLIA DELLA PRIMA GUERRA MONDIALE.</text:p>
          </table:table-cell>
        </table:table-row>
        <table:table-row>
          <table:table-cell office:value-type="string" office:string-value="092009_000246">
            <text:p>092009_000246</text:p>
          </table:table-cell>
          <table:table-cell office:value-type="string" office:string-value="VIA COL DI LANA">
            <text:p>VIA COL DI LANA</text:p>
          </table:table-cell>
          <table:table-cell office:value-type="string" office:string-value="VIA MONTE SABOTINO - VIA S.MICHELE">
            <text:p>VIA MONTE SABOTINO - VIA S.MICHELE</text:p>
          </table:table-cell>
          <table:table-cell office:value-type="string" office:string-value="" table:number-columns-repeated="3"/>
          <table:table-cell office:value-type="string" office:string-value="LOCALITA' DI BATTAGLIA DELLA PRIMA GUERRA MONDIALE.">
            <text:p>LOCALITA' DI BATTAGLIA DELLA PRIMA GUERRA MONDIALE.</text:p>
          </table:table-cell>
        </table:table-row>
        <table:table-row>
          <table:table-cell office:value-type="string" office:string-value="092009_000247">
            <text:p>092009_000247</text:p>
          </table:table-cell>
          <table:table-cell office:value-type="string" office:string-value="VIA DEL COLLE">
            <text:p>VIA DEL COLLE</text:p>
          </table:table-cell>
          <table:table-cell office:value-type="string" office:string-value="VIA BELLAVISTA - VIA DEL CANNETO">
            <text:p>VIA BELLAVISTA - VIA DEL CANNET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NOMINAZIONE TRADIZIONALE.">
            <text:p>DENOMINAZIONE TRADIZIONALE.</text:p>
          </table:table-cell>
        </table:table-row>
        <table:table-row>
          <table:table-cell office:value-type="string" office:string-value="092009_000248">
            <text:p>092009_000248</text:p>
          </table:table-cell>
          <table:table-cell office:value-type="string" office:string-value="VIA DEL COLLEGIO">
            <text:p>VIA DEL COLLEGIO</text:p>
          </table:table-cell>
          <table:table-cell office:value-type="string" office:string-value="VIA DEI PISANI - VIA PRINCIPE AMEDEO">
            <text:p>VIA DEI PISANI - VIA PRINCIPE AMEDEO</text:p>
          </table:table-cell>
          <table:table-cell office:value-type="string" office:string-value="" table:number-columns-repeated="3"/>
          <table:table-cell office:value-type="string" office:string-value="GIA' VIA SANTA TERESA. DENOMINAZIONE TRADIZIONALE DEDICATA AL COLLEGIO DEI GESUITI IVI ESISTENTE.">
            <text:p>GIA' VIA SANTA TERESA. DENOMINAZIONE TRADIZIONALE DEDICATA AL COLLEGIO DEI GESUITI IVI ESISTENTE.</text:p>
          </table:table-cell>
        </table:table-row>
        <table:table-row>
          <table:table-cell office:value-type="string" office:string-value="092009_000249">
            <text:p>092009_000249</text:p>
          </table:table-cell>
          <table:table-cell office:value-type="string" office:string-value="VIA BARTOLOMEO COLLEONI">
            <text:p>VIA BARTOLOMEO COLLEONI</text:p>
          </table:table-cell>
          <table:table-cell office:value-type="string" office:string-value="VIA TAMBURINO SARDO - VIA HORATIO NELSON">
            <text:p>VIA TAMBURINO SARDO - VIA HORATIO NELSON</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CELEBRE CONDOTTIERO BERGAMASCO AL SERVIZIO DI VENEZIA.(NATO NEL 1400 - MORTO NEL 1475).">
            <text:p>CELEBRE CONDOTTIERO BERGAMASCO AL SERVIZIO DI VENEZIA.(NATO NEL 1400 - MORTO NEL 1475).</text:p>
          </table:table-cell>
        </table:table-row>
        <table:table-row>
          <table:table-cell office:value-type="string" office:string-value="092009_000251">
            <text:p>092009_000251</text:p>
          </table:table-cell>
          <table:table-cell office:value-type="string" office:string-value="VIA DEI COLOMBI">
            <text:p>VIA DEI COLOMBI</text:p>
          </table:table-cell>
          <table:table-cell office:value-type="string" office:string-value="VIA DELLA PINETA - VIA IS GUADAZZONIS">
            <text:p>VIA DELLA PINETA - VIA IS GUADAZZONIS</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STORIA NATURALE: UCCELLO DOMESTICO.">
            <text:p>STORIA NATURALE: UCCELLO DOMESTICO.</text:p>
          </table:table-cell>
        </table:table-row>
        <table:table-row>
          <table:table-cell office:value-type="string" office:string-value="092009_000252">
            <text:p>092009_000252</text:p>
          </table:table-cell>
          <table:table-cell office:value-type="string" office:string-value="VIA CRISTOFORO COLOMBO">
            <text:p>VIA CRISTOFORO COLOMBO</text:p>
          </table:table-cell>
          <table:table-cell office:value-type="string" office:string-value="PIAZZA DEFFENU - VIA CABOTO SEBASTIANO">
            <text:p>PIAZZA DEFFENU - VIA CABOTO SEBASTIAN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NAVIGATORE, SCOPRITORE DELLE VIE DI NAVIGAZIONE ATTRAVERSO L'OCEANO ATLANTICO.(NATO A GENOIVA IL 10/1451 - MORTO A VALLADOLID IL 20/5/1506).">
            <text:p>NAVIGATORE, SCOPRITORE DELLE VIE DI NAVIGAZIONE ATTRAVERSO L'OCEANO ATLANTICO.(NATO A GENOIVA IL 10/1451 - MORTO A VALLADOLID IL 20/5/1506).</text:p>
          </table:table-cell>
        </table:table-row>
        <table:table-row>
          <table:table-cell office:value-type="string" office:string-value="092009_000253">
            <text:p>092009_000253</text:p>
          </table:table-cell>
          <table:table-cell office:value-type="string" office:string-value="VIA DELLA COLONNA">
            <text:p>VIA DELLA COLONNA</text:p>
          </table:table-cell>
          <table:table-cell office:value-type="string" office:string-value="VIA DUCA DI GENOVA - VIA DELLE SPIGHE">
            <text:p>VIA DUCA DI GENOVA - VIA DELLE SPIGHE</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ELEBRE MONUMENTO DI ROMA SUL QUALE SONO RAFFIGURATE LE VITTORIE DI TRAIANO SUI DACI.">
            <text:p>CELEBRE MONUMENTO DI ROMA SUL QUALE SONO RAFFIGURATE LE VITTORIE DI TRAIANO SUI DACI.</text:p>
          </table:table-cell>
        </table:table-row>
        <table:table-row>
          <table:table-cell office:value-type="string" office:string-value="092009_000254">
            <text:p>092009_000254</text:p>
          </table:table-cell>
          <table:table-cell office:value-type="string" office:string-value="VIA ISOLA COMINO">
            <text:p>VIA ISOLA COMINO</text:p>
          </table:table-cell>
          <table:table-cell office:value-type="string" office:string-value="VIA IPPODROMO - (chiuso)">
            <text:p>VIA IPPODROMO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ICCOLA ISOLA DEL GRUPPO DI MALTA.">
            <text:p>PICCOLA ISOLA DEL GRUPPO DI MALTA.</text:p>
          </table:table-cell>
        </table:table-row>
        <table:table-row>
          <table:table-cell office:value-type="string" office:string-value="092009_000255">
            <text:p>092009_000255</text:p>
          </table:table-cell>
          <table:table-cell office:value-type="string" office:string-value="VIA DEL COMMERCIO">
            <text:p>VIA DEL COMMERCIO</text:p>
          </table:table-cell>
          <table:table-cell office:value-type="string" office:string-value="VIALE ELMAS - (chiuso)">
            <text:p>VIALE ELMAS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256">
            <text:p>092009_000256</text:p>
          </table:table-cell>
          <table:table-cell office:value-type="string" office:string-value="VIA CONCEZIONE">
            <text:p>VIA CONCEZIONE</text:p>
          </table:table-cell>
          <table:table-cell office:value-type="string" office:string-value="VIA ROMA - VIA DEI PISANI">
            <text:p>VIA ROMA - VIA DEI PISAN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IL DOGMA CONCESSO DA DIO A MARIA VERGINE, FU DEFINITO DA PIO IX (1854) CON LA BOLLA INEFFABILIS DEUS. (RICORRENZA: 8 DICEMBRE).">
            <text:p>IL DOGMA CONCESSO DA DIO A MARIA VERGINE, FU DEFINITO DA PIO IX (1854) CON LA BOLLA INEFFABILIS DEUS. (RICORRENZA: 8 DICEMBRE).</text:p>
          </table:table-cell>
        </table:table-row>
        <table:table-row>
          <table:table-cell office:value-type="string" office:string-value="092009_000257">
            <text:p>092009_000257</text:p>
          </table:table-cell>
          <table:table-cell office:value-type="string" office:string-value="VIA FEDERICO CONFALONIERI">
            <text:p>VIA FEDERICO CONFALONIERI</text:p>
          </table:table-cell>
          <table:table-cell office:value-type="string" office:string-value="VIA SINNAI - (chiuso)">
            <text:p>VIA SINNAI - (chiu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ONTE PATRIOTA MILANESE.(NATO NEL 1776 - MORTO A HOSPENTHAL NEL 1846).">
            <text:p>CONTE PATRIOTA MILANESE.(NATO NEL 1776 - MORTO A HOSPENTHAL NEL 1846).</text:p>
          </table:table-cell>
        </table:table-row>
        <table:table-row>
          <table:table-cell office:value-type="string" office:string-value="092009_000258">
            <text:p>092009_000258</text:p>
          </table:table-cell>
          <table:table-cell office:value-type="string" office:string-value="VIA CONTE DI BIANCAMANO">
            <text:p>VIA CONTE DI BIANCAMANO</text:p>
          </table:table-cell>
          <table:table-cell office:value-type="string" office:string-value="VIA ENRICO TOTI - VIA ARGIOLAS">
            <text:p>VIA ENRICO TOTI - VIA ARGIOLAS</text:p>
          </table:table-cell>
          <table:table-cell office:value-type="string" office:string-value="" table:number-columns-repeated="3"/>
          <table:table-cell office:value-type="string" office:string-value="FAMIGLIA REALE CHE SEDETTE SUL TRONO D'ITALIA.">
            <text:p>FAMIGLIA REALE CHE SEDETTE SUL TRONO D'ITALIA.</text:p>
          </table:table-cell>
        </table:table-row>
        <table:table-row>
          <table:table-cell office:value-type="string" office:string-value="092009_000259">
            <text:p>092009_000259</text:p>
          </table:table-cell>
          <table:table-cell office:value-type="string" office:string-value="VIA CONTE ROSSO">
            <text:p>VIA CONTE ROSSO</text:p>
          </table:table-cell>
          <table:table-cell office:value-type="string" office:string-value="VIA ITALIA - VIA DUCA DI GENOVA">
            <text:p>VIA ITALIA - VIA DUCA DI GENOVA</text:p>
          </table:table-cell>
        </table:table-row>
        <table:table-row>
          <table:table-cell office:value-type="string" office:string-value="092009_000260">
            <text:p>092009_000260</text:p>
          </table:table-cell>
          <table:table-cell office:value-type="string" office:string-value="VIA CONTE VERDE">
            <text:p>VIA CONTE VERDE</text:p>
          </table:table-cell>
          <table:table-cell office:value-type="string" office:string-value="VIA ITALIA - VIA CARLO EMANUELE III">
            <text:p>VIA ITALIA - VIA CARLO EMANUELE III</text:p>
          </table:table-cell>
        </table:table-row>
        <table:table-row>
          <table:table-cell office:value-type="string" office:string-value="092009_000261">
            <text:p>092009_000261</text:p>
          </table:table-cell>
          <table:table-cell office:value-type="string" office:string-value="VIA LUIGI CONTIVECCHI">
            <text:p>VIA LUIGI CONTIVECCHI</text:p>
          </table:table-cell>
          <table:table-cell office:value-type="string" office:string-value="VIALE MONASTIR - VIA DOLCETTA">
            <text:p>VIALE MONASTIR - VIA DOLCETTA</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PIONIERE DELL'INDUSTRIA SARDA, ESPERTO NEI PROBLEMI MINERARI ED ELETTRICI. (NATO A FIVIZZANE (MASSA CARRARA) IL 04/02/1850 - MORTO IL 26/02/1927)">
            <text:p>PIONIERE DELL'INDUSTRIA SARDA, ESPERTO NEI PROBLEMI MINERARI ED ELETTRICI. (NATO A FIVIZZANE (MASSA CARRARA) IL 04/02/1850 - MORTO IL 26/02/1927)</text:p>
          </table:table-cell>
        </table:table-row>
        <table:table-row>
          <table:table-cell office:value-type="string" office:string-value="092009_000262">
            <text:p>092009_000262</text:p>
          </table:table-cell>
          <table:table-cell office:value-type="string" office:string-value="VIA DEI CONVERSI">
            <text:p>VIA DEI CONVERSI</text:p>
          </table:table-cell>
          <table:table-cell office:value-type="string" office:string-value="PIAZZA PADRE PIO - VIA SA PERDA BIANCA">
            <text:p>PIAZZA PADRE PIO - VIA SA PERDA BIANC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IN RICORDO DELLE VICENDE STORICHE DEL LUOGO.">
            <text:p>IN RICORDO DELLE VICENDE STORICHE DEL LUOGO.</text:p>
          </table:table-cell>
        </table:table-row>
        <table:table-row>
          <table:table-cell office:value-type="string" office:string-value="092009_000263">
            <text:p>092009_000263</text:p>
          </table:table-cell>
          <table:table-cell office:value-type="string" office:string-value="VIA COPENAGHEN">
            <text:p>VIA COPENAGHEN</text:p>
          </table:table-cell>
          <table:table-cell office:value-type="string" office:string-value="VIA ATENE - (chiuso)">
            <text:p>VIA ATENE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ITTA' DELLA DANIMARCA - CAPOLUOGO DEL REGNO.">
            <text:p>CITTA' DELLA DANIMARCA - CAPOLUOGO DEL REGNO.</text:p>
          </table:table-cell>
        </table:table-row>
        <table:table-row>
          <table:table-cell office:value-type="string" office:string-value="092009_000264">
            <text:p>092009_000264</text:p>
          </table:table-cell>
          <table:table-cell office:value-type="string" office:string-value="VIA NICOLO' COPERNICO">
            <text:p>VIA NICOLO' COPERNICO</text:p>
          </table:table-cell>
          <table:table-cell office:value-type="string" office:string-value="VIA CASTIGLIONE - VIA BANDELLO">
            <text:p>VIA CASTIGLIONE - VIA BANDELL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ASTRONOMO POLACCO, SCOPRITORE DEL SISTEMA PLANETARIO. (NATO NEL 1473 - MORTO NEL 1543).">
            <text:p>ASTRONOMO POLACCO, SCOPRITORE DEL SISTEMA PLANETARIO. (NATO NEL 1473 - MORTO NEL 1543).</text:p>
          </table:table-cell>
        </table:table-row>
        <table:table-row>
          <table:table-cell office:value-type="string" office:string-value="092009_000265">
            <text:p>092009_000265</text:p>
          </table:table-cell>
          <table:table-cell office:value-type="string" office:string-value="VIA ARCANGELO CORELLI">
            <text:p>VIA ARCANGELO CORELLI</text:p>
          </table:table-cell>
          <table:table-cell office:value-type="string" office:string-value="VIA S.BENEDETTO - VIA ROSSINI">
            <text:p>VIA S.BENEDETTO - VIA ROSSIN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MUSICISTA, AUTORE DI NUMEROSE COMPOSIZIONI PER STRUMENTI AD ARCO, ORGANOE CEMBALO. (NATO A FUSIGNANO NEL 1653 - MORTO A ROMA NEL 1713).SEPOLTO AL PANTEON.">
            <text:p>MUSICISTA, AUTORE DI NUMEROSE COMPOSIZIONI PER STRUMENTI AD ARCO, ORGANOE CEMBALO. (NATO A FUSIGNANO NEL 1653 - MORTO A ROMA NEL 1713).SEPOLTO AL PANTEON.</text:p>
          </table:table-cell>
        </table:table-row>
        <table:table-row>
          <table:table-cell office:value-type="string" office:string-value="092009_000266">
            <text:p>092009_000266</text:p>
          </table:table-cell>
          <table:table-cell office:value-type="string" office:string-value="VIA CORNALIAS">
            <text:p>VIA CORNALIAS</text:p>
          </table:table-cell>
          <table:table-cell office:value-type="string" office:string-value="VIA CADELLO - VIA GIOTTO">
            <text:p>VIA CADELLO - VIA GIOTT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NOMINAZIONE TRADIZIONALE.">
            <text:p>DENOMINAZIONE TRADIZIONALE.</text:p>
          </table:table-cell>
        </table:table-row>
        <table:table-row>
          <table:table-cell office:value-type="string" office:string-value="092009_000267">
            <text:p>092009_000267</text:p>
          </table:table-cell>
          <table:table-cell office:value-type="string" office:string-value="VIA LEANDRO CORONA">
            <text:p>VIA LEANDRO CORONA</text:p>
          </table:table-cell>
          <table:table-cell office:value-type="string" office:string-value="VIA CANALIS - (chiuso)">
            <text:p>VIA CANALIS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ARTIGIANO. (NATO A MARACALAGONIS NEL 1923 - MORTO NEI PRESSI DI FIRENZE NEL 1944).">
            <text:p>PARTIGIANO. (NATO A MARACALAGONIS NEL 1923 - MORTO NEI PRESSI DI FIRENZE NEL 1944).</text:p>
          </table:table-cell>
        </table:table-row>
        <table:table-row>
          <table:table-cell office:value-type="string" office:string-value="092009_000268">
            <text:p>092009_000268</text:p>
          </table:table-cell>
          <table:table-cell office:value-type="string" office:string-value="VIA FILIPPO CORRIDONI">
            <text:p>VIA FILIPPO CORRIDONI</text:p>
          </table:table-cell>
          <table:table-cell office:value-type="string" office:string-value="VIA ETTORE FIERAMOSCA - VIA DEGLI AIRONI">
            <text:p>VIA ETTORE FIERAMOSCA - VIA DEGLI AIRONI</text:p>
          </table:table-cell>
          <table:table-cell office:value-type="string" office:string-value="" table:number-columns-repeated="3"/>
          <table:table-cell office:value-type="string" office:string-value="ORGANIZZATORE SINDACALISTA, MARCHIGIANO.(NATO NEL 1888 - MORTO NEL 1915).">
            <text:p>ORGANIZZATORE SINDACALISTA, MARCHIGIANO.(NATO NEL 1888 - MORTO NEL 1915).</text:p>
          </table:table-cell>
        </table:table-row>
        <table:table-row>
          <table:table-cell office:value-type="string" office:string-value="092009_000269">
            <text:p>092009_000269</text:p>
          </table:table-cell>
          <table:table-cell office:value-type="string" office:string-value="VIA CORSICA">
            <text:p>VIA CORSICA</text:p>
          </table:table-cell>
          <table:table-cell office:value-type="string" office:string-value="VIA DELLA PINETA - VIA MALPIGHI">
            <text:p>VIA DELLA PINETA - VIA MALPIGHI</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ISOLA DEL MEDITTERANEO A NORD DELLA SARDEGNA.">
            <text:p>ISOLA DEL MEDITTERANEO A NORD DELLA SARDEGNA.</text:p>
          </table:table-cell>
        </table:table-row>
        <table:table-row>
          <table:table-cell office:value-type="string" office:string-value="092009_000270">
            <text:p>092009_000270</text:p>
          </table:table-cell>
          <table:table-cell office:value-type="string" office:string-value="VIA CORTE D'APPELLO">
            <text:p>VIA CORTE D'APPELLO</text:p>
          </table:table-cell>
          <table:table-cell office:value-type="string" office:string-value="PIAZZA S.GIUSEPPE - VIA SANTA CROCE">
            <text:p>PIAZZA S.GIUSEPPE - VIA SANTA CROCE</text:p>
          </table:table-cell>
          <table:table-cell office:value-type="string" office:string-value="" table:number-columns-repeated="3"/>
          <table:table-cell office:value-type="string" office:string-value="GIA' CONTRADA SANTA CROCE.DENOMINAZIONE TRADIZIONALE - TRAE ORIGINE DALL'ANTICA SEDE DELLA CORTE D'APPELLO IVI ESISTENTE.">
            <text:p>GIA' CONTRADA SANTA CROCE.DENOMINAZIONE TRADIZIONALE - TRAE ORIGINE DALL'ANTICA SEDE DELLA CORTE D'APPELLO IVI ESISTENTE.</text:p>
          </table:table-cell>
        </table:table-row>
        <table:table-row>
          <table:table-cell office:value-type="string" office:string-value="092009_000271">
            <text:p>092009_000271</text:p>
          </table:table-cell>
          <table:table-cell office:value-type="string" office:string-value="VIA CORTOGHIANA">
            <text:p>VIA CORTOGHIANA</text:p>
          </table:table-cell>
          <table:table-cell office:value-type="string" office:string-value="VIA BARONIA - VIA LA NURRA">
            <text:p>VIA BARONIA - VIA LA NURR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OMUNE DELLA SARDEGNA ( PROVINCIA DI CAGLIARI ).">
            <text:p>COMUNE DELLA SARDEGNA ( PROVINCIA DI CAGLIARI ).</text:p>
          </table:table-cell>
        </table:table-row>
        <table:table-row>
          <table:table-cell office:value-type="string" office:string-value="092009_000272">
            <text:p>092009_000272</text:p>
          </table:table-cell>
          <table:table-cell office:value-type="string" office:string-value="VIA NICOLO' COSENZ">
            <text:p>VIA NICOLO' COSENZ</text:p>
          </table:table-cell>
          <table:table-cell office:value-type="string" office:string-value="VIA POERIO - (chiuso)">
            <text:p>VIA POERIO - (chiu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273">
            <text:p>092009_000273</text:p>
          </table:table-cell>
          <table:table-cell office:value-type="string" office:string-value="VIA ENRICO COSTA">
            <text:p>VIA ENRICO COSTA</text:p>
          </table:table-cell>
          <table:table-cell office:value-type="string" office:string-value="VIA PAIS - VIA SALARIS">
            <text:p>VIA PAIS - VIA SALARIS</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ROMANZIERE. (NATO A SASSARI IL 12/4/1841 - MORTO A SASSARI IL 26/3/1909).">
            <text:p>ROMANZIERE. (NATO A SASSARI IL 12/4/1841 - MORTO A SASSARI IL 26/3/1909).</text:p>
          </table:table-cell>
        </table:table-row>
        <table:table-row>
          <table:table-cell office:value-type="string" office:string-value="092009_000274">
            <text:p>092009_000274</text:p>
          </table:table-cell>
          <table:table-cell office:value-type="string" office:string-value="VIA COSTANTINOPOLI">
            <text:p>VIA COSTANTINOPOLI</text:p>
          </table:table-cell>
          <table:table-cell office:value-type="string" office:string-value="VIA STOCCOLMA - VIA BELGRADO">
            <text:p>VIA STOCCOLMA - VIA BELGRAD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GRANDE CITTA' E PORTO DELLA TURCHIA - ATTUALE ISTAMBUL.">
            <text:p>GRANDE CITTA' E PORTO DELLA TURCHIA - ATTUALE ISTAMBUL.</text:p>
          </table:table-cell>
        </table:table-row>
        <table:table-row>
          <table:table-cell office:value-type="string" office:string-value="092009_000275">
            <text:p>092009_000275</text:p>
          </table:table-cell>
          <table:table-cell office:value-type="string" office:string-value="PIAZZA COSTITUZIONE">
            <text:p>PIAZZA COSTITUZIONE</text:p>
          </table:table-cell>
          <table:table-cell office:value-type="string" office:string-value="VIALE REGINA ELENA - VIA COSTITUZIONE">
            <text:p>VIALE REGINA ELENA - VIA COSTITUZIONE</text:p>
          </table:table-cell>
          <table:table-cell office:value-type="string" office:string-value="" table:number-columns-repeated="3"/>
          <table:table-cell office:value-type="string" office:string-value="GIA' PIAZZA VILLANOVA. DEDICATA ALLA COSTITUZIONE DELLA REPUBBLICA.">
            <text:p>GIA' PIAZZA VILLANOVA. DEDICATA ALLA COSTITUZIONE DELLA REPUBBLICA.</text:p>
          </table:table-cell>
        </table:table-row>
        <table:table-row>
          <table:table-cell office:value-type="string" office:string-value="092009_000276">
            <text:p>092009_000276</text:p>
          </table:table-cell>
          <table:table-cell office:value-type="string" office:string-value="VIA COSTITUZIONE">
            <text:p>VIA COSTITUZIONE</text:p>
          </table:table-cell>
          <table:table-cell office:value-type="string" office:string-value="PIAZZA COSTITUZIONE - VIA ELEONORA D`ARBOREA">
            <text:p>PIAZZA COSTITUZIONE - VIA ELEONORA D`ARBOREA</text:p>
          </table:table-cell>
          <table:table-cell office:value-type="string" office:string-value="" table:number-columns-repeated="3"/>
          <table:table-cell office:value-type="string" office:string-value="GIA' VIA DELLA PACE.">
            <text:p>GIA' VIA DELLA PACE.</text:p>
          </table:table-cell>
        </table:table-row>
        <table:table-row>
          <table:table-cell office:value-type="string" office:string-value="092009_000277">
            <text:p>092009_000277</text:p>
          </table:table-cell>
          <table:table-cell office:value-type="string" office:string-value="VIA DEI COVONI">
            <text:p>VIA DEI COVONI</text:p>
          </table:table-cell>
          <table:table-cell office:value-type="string" office:string-value="VIA DELLE MESSI - VIA ARGIOLAS">
            <text:p>VIA DELLE MESSI - VIA ARGIOLAS</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TRAVERSA II ARGIOLAS. DENOMINAZIONE TRADIZIONALE.">
            <text:p>GIA' TRAVERSA II ARGIOLAS. DENOMINAZIONE TRADIZIONALE.</text:p>
          </table:table-cell>
        </table:table-row>
        <table:table-row>
          <table:table-cell office:value-type="string" office:string-value="092009_000278">
            <text:p>092009_000278</text:p>
          </table:table-cell>
          <table:table-cell office:value-type="string" office:string-value="VIA LUIGI CRESPELLANI">
            <text:p>VIA LUIGI CRESPELLANI</text:p>
          </table:table-cell>
          <table:table-cell office:value-type="string" office:string-value="VIA PIERO DELLA FRANCESCA - VIA TIEPOLO">
            <text:p>VIA PIERO DELLA FRANCESCA - VIA TIEPOLO</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AVVOCATO, PRESIDENTE DELLA REGIONE SARDEGNA, SENATORE. (NATO A CAGLIARI IL 24/3/1897 - MORTO A SASSARI IL 15/4/1967).">
            <text:p>AVVOCATO, PRESIDENTE DELLA REGIONE SARDEGNA, SENATORE. (NATO A CAGLIARI IL 24/3/1897 - MORTO A SASSARI IL 15/4/1967).</text:p>
          </table:table-cell>
        </table:table-row>
        <table:table-row>
          <table:table-cell office:value-type="string" office:string-value="092009_000279">
            <text:p>092009_000279</text:p>
          </table:table-cell>
          <table:table-cell office:value-type="string" office:string-value="VIA CRIMEA">
            <text:p>VIA CRIMEA</text:p>
          </table:table-cell>
          <table:table-cell office:value-type="string" office:string-value="VIA RISORGIMENTO - VIA MURAT">
            <text:p>VIA RISORGIMENTO - VIA MURAT</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N RUSSO KRYM.PENISOLA DELL'UCRANIA CHE SI PROTENDE SULLA COSTA SETTENTRIONALE DEL MAR NERO, SEPARANDOLO DAL MAR D'AZOV.">
            <text:p>IN RUSSO KRYM.PENISOLA DELL'UCRANIA CHE SI PROTENDE SULLA COSTA SETTENTRIONALE DEL MAR NERO, SEPARANDOLO DAL MAR D'AZOV.</text:p>
          </table:table-cell>
        </table:table-row>
        <table:table-row>
          <table:table-cell office:value-type="string" office:string-value="092009_000280">
            <text:p>092009_000280</text:p>
          </table:table-cell>
          <table:table-cell office:value-type="string" office:string-value="VIA FRANCESCO CRISPI">
            <text:p>VIA FRANCESCO CRISPI</text:p>
          </table:table-cell>
          <table:table-cell office:value-type="string" office:string-value="LARGO CARLO FELICE - VIA SASSARI">
            <text:p>LARGO CARLO FELICE - VIA SASSARI</text:p>
          </table:table-cell>
          <table:table-cell office:value-type="float" office:value="1620">
            <text:p>1620</text:p>
          </table:table-cell>
          <table:table-cell office:value-type="string" office:string-value="22/10/1926">
            <text:p>22/10/1926</text:p>
          </table:table-cell>
          <table:table-cell office:value-type="string" office:string-value="C.P.">
            <text:p>C.P.</text:p>
          </table:table-cell>
          <table:table-cell office:value-type="string" office:string-value="STATISTA ITALIAN0, AVVOCATO, FIGURA EMERGENTE TRA I FAUTORI DELL'INDIPENDENZA ITALIANA. (NATO A RIBERA - SICILIA NEL 1818 - MORTO A NAPOLI NEL 1901).">
            <text:p>STATISTA ITALIAN0, AVVOCATO, FIGURA EMERGENTE TRA I FAUTORI DELL'INDIPENDENZA ITALIANA. (NATO A RIBERA - SICILIA NEL 1818 - MORTO A NAPOLI NEL 1901).</text:p>
          </table:table-cell>
        </table:table-row>
        <table:table-row>
          <table:table-cell office:value-type="string" office:string-value="092009_000281">
            <text:p>092009_000281</text:p>
          </table:table-cell>
          <table:table-cell office:value-type="string" office:string-value="VIA PASQUALE CUGIA">
            <text:p>VIA PASQUALE CUGIA</text:p>
          </table:table-cell>
          <table:table-cell office:value-type="string" office:string-value="VIA AMAT - VIA SCANO">
            <text:p>VIA AMAT - VIA SCAN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SCRITTORE DELLA SECONDA META' DEL SECOLO SCORSO.">
            <text:p>SCRITTORE DELLA SECONDA META' DEL SECOLO SCORSO.</text:p>
          </table:table-cell>
        </table:table-row>
        <table:table-row>
          <table:table-cell office:value-type="string" office:string-value="092009_000282">
            <text:p>092009_000282</text:p>
          </table:table-cell>
          <table:table-cell office:value-type="string" office:string-value="VIA CUNEO">
            <text:p>VIA CUNEO</text:p>
          </table:table-cell>
          <table:table-cell office:value-type="string" office:string-value="VIA AOSTA - (chiuso)">
            <text:p>VIA AOSTA - (chius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CITTA' DEL PIEMONTE - CAPOLUOGO DI PROVINCIA.">
            <text:p>CITTA' DEL PIEMONTE - CAPOLUOGO DI PROVINCIA.</text:p>
          </table:table-cell>
        </table:table-row>
        <table:table-row>
          <table:table-cell office:value-type="string" office:string-value="092009_000283">
            <text:p>092009_000283</text:p>
          </table:table-cell>
          <table:table-cell office:value-type="string" office:string-value="VIA VINCENZO CUOCO">
            <text:p>VIA VINCENZO CUOCO</text:p>
          </table:table-cell>
          <table:table-cell office:value-type="string" office:string-value="VIA S.MARIA CHIARA - (chiuso)">
            <text:p>VIA S.MARIA CHIARA - (chius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TORICO E UOMO POLITICO. (NATO A NAPOLI 1770 - MORTO NEL 1823).">
            <text:p>STORICO E UOMO POLITICO. (NATO A NAPOLI 1770 - MORTO NEL 1823).</text:p>
          </table:table-cell>
        </table:table-row>
        <table:table-row>
          <table:table-cell office:value-type="string" office:string-value="092009_000284">
            <text:p>092009_000284</text:p>
          </table:table-cell>
          <table:table-cell office:value-type="string" office:string-value="VIA PIETRO E MARIA CURIE">
            <text:p>VIA PIETRO E MARIA CURIE</text:p>
          </table:table-cell>
          <table:table-cell office:value-type="string" office:string-value="VIA IS GUADAZZONIS - VIA CAGNA">
            <text:p>VIA IS GUADAZZONIS - VIA CAGN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SCINZIATI: PIETRO (1859+1906) PREMIO NOBEL PER LA FISICA 1903 MARIA CURIE (1867 + 1934) PREMIO NOBEL PER LA CHIMICA NEL 1911">
            <text:p>SCINZIATI: PIETRO (1859+1906) PREMIO NOBEL PER LA FISICA 1903 MARIA CURIE (1867 + 1934) PREMIO NOBEL PER LA CHIMICA NEL 1911</text:p>
          </table:table-cell>
        </table:table-row>
        <table:table-row>
          <table:table-cell office:value-type="string" office:string-value="092009_000285">
            <text:p>092009_000285</text:p>
          </table:table-cell>
          <table:table-cell office:value-type="string" office:string-value="VIA CURTATONE">
            <text:p>VIA CURTATONE</text:p>
          </table:table-cell>
          <table:table-cell office:value-type="string" office:string-value="VIA DEI GHERARDESCHI - VIA S'ARRIU">
            <text:p>VIA DEI GHERARDESCHI - VIA S'ARRIU</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OMUNE DELLA PROV. MANTOVA - CELEBRE PER IL COMBATTIMENTO DEL 29/5/1848 TRA GLI AUSTRIACI COMANDATI DA RADETZKY E CIRCA 3000 STUDENTI TOSCANI CAPITANATI DA GIOVANETTI.">
            <text:p>COMUNE DELLA PROV. MANTOVA - CELEBRE PER IL COMBATTIMENTO DEL 29/5/1848 TRA GLI AUSTRIACI COMANDATI DA RADETZKY E CIRCA 3000 STUDENTI TOSCANI CAPITANATI DA GIOVANETTI.</text:p>
          </table:table-cell>
        </table:table-row>
        <table:table-row>
          <table:table-cell office:value-type="string" office:string-value="092009_000286">
            <text:p>092009_000286</text:p>
          </table:table-cell>
          <table:table-cell office:value-type="string" office:string-value="VIA DALMAZIA">
            <text:p>VIA DALMAZIA</text:p>
          </table:table-cell>
          <table:table-cell office:value-type="string" office:string-value="VIA LIGURIA - VIA BASILICATA">
            <text:p>VIA LIGURIA - VIA BASILICAT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ITALIANA FINO AL 1925.">
            <text:p>REGIONE ITALIANA FINO AL 1925.</text:p>
          </table:table-cell>
        </table:table-row>
        <table:table-row>
          <table:table-cell office:value-type="string" office:string-value="092009_000287">
            <text:p>092009_000287</text:p>
          </table:table-cell>
          <table:table-cell office:value-type="string" office:string-value="VIA ANDREA DANDOLO">
            <text:p>VIA ANDREA DANDOLO</text:p>
          </table:table-cell>
          <table:table-cell office:value-type="string" office:string-value="VIA ENRICO TOTI - VIA BALILLA">
            <text:p>VIA ENRICO TOTI - VIA BALILLA</text:p>
          </table:table-cell>
          <table:table-cell office:value-type="string" office:string-value="" table:number-columns-repeated="3"/>
          <table:table-cell office:value-type="string" office:string-value="53? DOGE DI VENEZIA.">
            <text:p>53? DOGE DI VENEZIA.</text:p>
          </table:table-cell>
        </table:table-row>
        <table:table-row>
          <table:table-cell office:value-type="string" office:string-value="092009_000288">
            <text:p>092009_000288</text:p>
          </table:table-cell>
          <table:table-cell office:value-type="string" office:string-value="VIA SALVO D'ACQUISTO">
            <text:p>VIA SALVO D'ACQUISTO</text:p>
          </table:table-cell>
          <table:table-cell office:value-type="string" office:string-value="VIA ITALIA - VIA CORONA">
            <text:p>VIA ITALIA - VIA CORON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MEDAGLIA D'ORO AL VALORE MILITARE.(NATO A NAPOLI NEL 1920 - MORTO A TORRE DI PALLIDORO ROMA IL 23/9/1943).">
            <text:p>MEDAGLIA D'ORO AL VALORE MILITARE.(NATO A NAPOLI NEL 1920 - MORTO A TORRE DI PALLIDORO ROMA IL 23/9/1943).</text:p>
          </table:table-cell>
        </table:table-row>
        <table:table-row>
          <table:table-cell office:value-type="string" office:string-value="092009_000289">
            <text:p>092009_000289</text:p>
          </table:table-cell>
          <table:table-cell office:value-type="string" office:string-value="VIA DANTE ALIGHIERI">
            <text:p>VIA DANTE ALIGHIERI</text:p>
          </table:table-cell>
          <table:table-cell office:value-type="string" office:string-value="VIA GOCEANO - PIAZZA GIOVANNI XXIII">
            <text:p>VIA GOCEANO - PIAZZA GIOVANNI XXIII</text:p>
          </table:table-cell>
          <table:table-cell office:value-type="string" office:string-value="" table:number-columns-repeated="3"/>
          <table:table-cell office:value-type="string" office:string-value="SCRITTORE, STUDIO' MATEMATICA, ASTROLOGIA, FILOSOFIA E LETTERE.FU IL GENIO PIU' VASTO DEL MEDIOEVO, RICONOSCIUTO COME IL PADRE DELLA LINGUA ITALIANA.OPERE: LA COMMEDIA CHIAMATA DIVINA">
            <text:p>SCRITTORE, STUDIO' MATEMATICA, ASTROLOGIA, FILOSOFIA E LETTERE.FU IL GENIO PIU' VASTO DEL MEDIOEVO, RICONOSCIUTO COME IL PADRE DELLA LINGUA ITALIANA.OPERE: LA COMMEDIA CHIAMATA DIVINA</text:p>
          </table:table-cell>
          <table:table-cell office:value-type="string" office:string-value=" VITA NOVA, IL CONVIVIO, DE VULGARI ELOQUENTIA, ETC. ETC.(NATO MAGGIO 1265 - MORTO A RAVENNA IL 14 SETTEMBRE 1321).">
            <text:p> VITA NOVA, IL CONVIVIO, DE VULGARI ELOQUENTIA, ETC. ETC.(NATO MAGGIO 1265 - MORTO A RAVENNA IL 14 SETTEMBRE 1321).</text:p>
          </table:table-cell>
        </table:table-row>
        <table:table-row>
          <table:table-cell office:value-type="string" office:string-value="092009_000290">
            <text:p>092009_000290</text:p>
          </table:table-cell>
          <table:table-cell office:value-type="string" office:string-value="PIAZZA MASSIMO D'AZEGLIO">
            <text:p>PIAZZA MASSIMO D'AZEGLIO</text:p>
          </table:table-cell>
          <table:table-cell office:value-type="string" office:string-value="VIA MARZABOTTO - VIA T.GROSSI">
            <text:p>VIA MARZABOTTO - VIA T.GROSSI</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ILLUSTRE PATRIOTA, UOMO POLITICO E SCRITTORE.( NATO NEL 1798 - MORTO NEL 1866).">
            <text:p>ILLUSTRE PATRIOTA, UOMO POLITICO E SCRITTORE.( NATO NEL 1798 - MORTO NEL 1866).</text:p>
          </table:table-cell>
        </table:table-row>
        <table:table-row>
          <table:table-cell office:value-type="string" office:string-value="092009_000291">
            <text:p>092009_000291</text:p>
          </table:table-cell>
          <table:table-cell office:value-type="string" office:string-value="PIAZZA EDMONDO DE AMICIS">
            <text:p>PIAZZA EDMONDO DE AMICIS</text:p>
          </table:table-cell>
          <table:table-cell office:value-type="string" office:string-value="VIA FOSSE ARDEATINE - VIA DELLA RESISTENZA">
            <text:p>VIA FOSSE ARDEATINE - VIA DELLA RESISTENZA</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SCRITTORE.OPERE: BOZZETTI DELLA VITA MILITARE">
            <text:p>SCRITTORE.OPERE: BOZZETTI DELLA VITA MILITARE</text:p>
          </table:table-cell>
          <table:table-cell office:value-type="string" office:string-value=" LIBRI DI VIAGGI: 'SPAGNA, OLANDA, MAROCCO E, RICORDI DI PARIGI. SUO CAPOLAVORO E' CUORE.( NATO A ONEGLIA NEL 1846 - MORTO NEL 1908 ).">
            <text:p> LIBRI DI VIAGGI: 'SPAGNA, OLANDA, MAROCCO E, RICORDI DI PARIGI. SUO CAPOLAVORO E' CUORE.( NATO A ONEGLIA NEL 1846 - MORTO NEL 1908 ).</text:p>
          </table:table-cell>
        </table:table-row>
        <table:table-row>
          <table:table-cell office:value-type="string" office:string-value="092009_000292">
            <text:p>092009_000292</text:p>
          </table:table-cell>
          <table:table-cell office:value-type="string" office:string-value="VIA LAURO DE BOSIS">
            <text:p>VIA LAURO DE BOSIS</text:p>
          </table:table-cell>
          <table:table-cell office:value-type="string" office:string-value="VIA ITALIA - (chiuso)">
            <text:p>VIA ITALIA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OETA E LETTERATO. ANTIFASCISTA. SCOMPARSE IN MARE DOPO AVER LANCIATO MANIFESTINI SU ROMA.(NATO A ROMA NEL 1901 - MORTO NEL 1931)">
            <text:p>POETA E LETTERATO. ANTIFASCISTA. SCOMPARSE IN MARE DOPO AVER LANCIATO MANIFESTINI SU ROMA.(NATO A ROMA NEL 1901 - MORTO NEL 1931)</text:p>
          </table:table-cell>
        </table:table-row>
        <table:table-row>
          <table:table-cell office:value-type="string" office:string-value="092009_000293">
            <text:p>092009_000293</text:p>
          </table:table-cell>
          <table:table-cell office:value-type="string" office:string-value="VIA MARIO DE CANDIA">
            <text:p>VIA MARIO DE CANDIA</text:p>
          </table:table-cell>
          <table:table-cell office:value-type="string" office:string-value="VIA UNIVERSITA` - VIA LAMARMORA">
            <text:p>VIA UNIVERSITA` - VIA LAMARMOR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SALITA DEL BALICE. NOBILE CAGLIARITANO AFFERMATOSI COME CANTANTE LIRICO. (NATO A CAGLIARI NEL 1810 - MORTO A ROMA NEL 1883).">
            <text:p>GIA' SALITA DEL BALICE. NOBILE CAGLIARITANO AFFERMATOSI COME CANTANTE LIRICO. (NATO A CAGLIARI NEL 1810 - MORTO A ROMA NEL 1883).</text:p>
          </table:table-cell>
        </table:table-row>
        <table:table-row>
          <table:table-cell office:value-type="string" office:string-value="092009_000294">
            <text:p>092009_000294</text:p>
          </table:table-cell>
          <table:table-cell office:value-type="string" office:string-value="PIAZZA FRANCESCO DE ESQUIVEL">
            <text:p>PIAZZA FRANCESCO DE ESQUIVEL</text:p>
          </table:table-cell>
          <table:table-cell office:value-type="string" office:string-value="VIA MONSIGNOR PIOVELLA - VIA CADELLO">
            <text:p>VIA MONSIGNOR PIOVELLA - VIA CADELL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ARCIVESCOVO DI CAGLIARI.(MORTO NEL 1628).">
            <text:p>ARCIVESCOVO DI CAGLIARI.(MORTO NEL 1628).</text:p>
          </table:table-cell>
        </table:table-row>
        <table:table-row>
          <table:table-cell office:value-type="string" office:string-value="092009_000295">
            <text:p>092009_000295</text:p>
          </table:table-cell>
          <table:table-cell office:value-type="string" office:string-value="PIAZZA ATTILIO DEFFENU">
            <text:p>PIAZZA ATTILIO DEFFENU</text:p>
          </table:table-cell>
          <table:table-cell office:value-type="string" office:string-value="PIAZZA AMENDOLA - VIA ROMA">
            <text:p>PIAZZA AMENDOLA - VIA ROMA</text:p>
          </table:table-cell>
          <table:table-cell office:value-type="float" office:value="1654">
            <text:p>1654</text:p>
          </table:table-cell>
          <table:table-cell office:value-type="string" office:string-value="19/08/1932">
            <text:p>19/08/1932</text:p>
          </table:table-cell>
          <table:table-cell office:value-type="string" office:string-value="D.P.">
            <text:p>D.P.</text:p>
          </table:table-cell>
          <table:table-cell office:value-type="string" office:string-value="GIA' PIAZZA D'ARSENA.GIA' PIAZZA XX SETTEMBRE.SCRITTORE, EROE DI GUERRA.(NATO NEL 1890 - MORTO NEL 1918).">
            <text:p>GIA' PIAZZA D'ARSENA.GIA' PIAZZA XX SETTEMBRE.SCRITTORE, EROE DI GUERRA.(NATO NEL 1890 - MORTO NEL 1918).</text:p>
          </table:table-cell>
        </table:table-row>
        <table:table-row>
          <table:table-cell office:value-type="string" office:string-value="092009_000296">
            <text:p>092009_000296</text:p>
          </table:table-cell>
          <table:table-cell office:value-type="string" office:string-value="PIAZZA CHIESA">
            <text:p>PIAZZA CHIESA</text:p>
          </table:table-cell>
          <table:table-cell office:value-type="string" office:string-value="VIA CHIESA - VIA MURAT">
            <text:p>VIA CHIESA - VIA MURAT</text:p>
          </table:table-cell>
        </table:table-row>
        <table:table-row>
          <table:table-cell office:value-type="string" office:string-value="092009_000297">
            <text:p>092009_000297</text:p>
          </table:table-cell>
          <table:table-cell office:value-type="string" office:string-value="PIAZZA ALCIDE DE GASPERI">
            <text:p>PIAZZA ALCIDE DE GASPERI</text:p>
          </table:table-cell>
          <table:table-cell office:value-type="string" office:string-value="VIA SONNINO - VIA GIOLITTI - VIA BARONE ROSSI">
            <text:p>VIA SONNINO - VIA GIOLITTI - VIA BARONE ROSS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UOMO POLITICO,STATISTA. (NATO A TRENTO NEL 1881 - MORTO NEL 1954).">
            <text:p>UOMO POLITICO,STATISTA. (NATO A TRENTO NEL 1881 - MORTO NEL 1954).</text:p>
          </table:table-cell>
        </table:table-row>
        <table:table-row>
          <table:table-cell office:value-type="string" office:string-value="092009_000298">
            <text:p>092009_000298</text:p>
          </table:table-cell>
          <table:table-cell office:value-type="string" office:string-value="VIA GIANQUINTO DE GIOANNIS">
            <text:p>VIA GIANQUINTO DE GIOANNIS</text:p>
          </table:table-cell>
          <table:table-cell office:value-type="string" office:string-value="VIA DANTE - PIAZZA MAXIA">
            <text:p>VIA DANTE - PIAZZA MAXIA</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GIURISTA. (NATO A CAGLIARI NEL 1821 - MORTO A PISA NEL 1883).">
            <text:p>GIURISTA. (NATO A CAGLIARI NEL 1821 - MORTO A PISA NEL 1883).</text:p>
          </table:table-cell>
        </table:table-row>
        <table:table-row>
          <table:table-cell office:value-type="string" office:string-value="092009_000299">
            <text:p>092009_000299</text:p>
          </table:table-cell>
          <table:table-cell office:value-type="string" office:string-value="VIA GRAZIA DELEDDA">
            <text:p>VIA GRAZIA DELEDDA</text:p>
          </table:table-cell>
          <table:table-cell office:value-type="string" office:string-value="VIA SONNINO - VIA DANTE">
            <text:p>VIA SONNINO - VIA DANTE</text:p>
          </table:table-cell>
          <table:table-cell office:value-type="string" office:string-value="" table:number-columns-repeated="3"/>
          <table:table-cell office:value-type="string" office:string-value="SCRITTRICE E POETESSA. NOBEL PER LA LETTERATURA NEL 1926.OPERE: CANNE AL VENTO - ELIAS PORTOLU - CENERE - L'EDERA LA MADRE - IL FANCIULLO NASCOSTO - IL FLAUTO NEL BOSCO (NATA A NUORO IL 21/11/1871 - MORTA A ROMA NEL 1936, E' SEPOLTA NELLA CHIESA DELLA SOLITUDINE, AI PIEDI DEL MONTE ORTOBENE A NUORO.">
            <text:p>SCRITTRICE E POETESSA. NOBEL PER LA LETTERATURA NEL 1926.OPERE: CANNE AL VENTO - ELIAS PORTOLU - CENERE - L'EDERA LA MADRE - IL FANCIULLO NASCOSTO - IL FLAUTO NEL BOSCO (NATA A NUORO IL 21/11/1871 - MORTA A ROMA NEL 1936, E' SEPOLTA NELLA CHIESA DELLA SOLITUDINE, AI PIEDI DEL MONTE ORTOBENE A NUORO.</text:p>
          </table:table-cell>
        </table:table-row>
        <table:table-row>
          <table:table-cell office:value-type="string" office:string-value="092009_000300">
            <text:p>092009_000300</text:p>
          </table:table-cell>
          <table:table-cell office:value-type="string" office:string-value="VIA PIETRO DELITALA">
            <text:p>VIA PIETRO DELITALA</text:p>
          </table:table-cell>
          <table:table-cell office:value-type="string" office:string-value="VIA SEBASTIANO SATTA - VIA LO FRASSO">
            <text:p>VIA SEBASTIANO SATTA - VIA LO FRAS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ETTERATO. VISSE NELLA SECONDA META' DEL 500, AUTORE DI UN VOLUME DIRIME DIVERSE, EDITO A CAGLIARI NEL 1596. (NATO A BOSA)">
            <text:p>LETTERATO. VISSE NELLA SECONDA META' DEL 500, AUTORE DI UN VOLUME DIRIME DIVERSE, EDITO A CAGLIARI NEL 1596. (NATO A BOSA)</text:p>
          </table:table-cell>
        </table:table-row>
        <table:table-row>
          <table:table-cell office:value-type="string" office:string-value="092009_000301">
            <text:p>092009_000301</text:p>
          </table:table-cell>
          <table:table-cell office:value-type="string" office:string-value="VIA IGNAZIO SERRA">
            <text:p>VIA IGNAZIO SERRA</text:p>
          </table:table-cell>
          <table:table-cell office:value-type="string" office:string-value="VIA BEMBO - VIA CASTIGLIONE">
            <text:p>VIA BEMBO - VIA CASTIGLIONE</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SENATORE DELLA REPUBBLICA">
            <text:p>SENATORE DELLA REPUBBLICA</text:p>
          </table:table-cell>
        </table:table-row>
        <table:table-row>
          <table:table-cell office:value-type="string" office:string-value="092009_000302">
            <text:p>092009_000302</text:p>
          </table:table-cell>
          <table:table-cell office:value-type="string" office:string-value="VIA EDMONDO DE MAGISTRIS">
            <text:p>VIA EDMONDO DE MAGISTRIS</text:p>
          </table:table-cell>
          <table:table-cell office:value-type="string" office:string-value="VIALE MERELLO - VIALE TRENTO">
            <text:p>VIALE MERELLO - VIALE TRENTO</text:p>
          </table:table-cell>
          <table:table-cell office:value-type="float" office:value="983">
            <text:p>983</text:p>
          </table:table-cell>
          <table:table-cell office:value-type="date" office:date-value="1977-04-04">
            <text:p>04/04/77</text:p>
          </table:table-cell>
          <table:table-cell office:value-type="string" office:string-value="G.M.">
            <text:p>G.M.</text:p>
          </table:table-cell>
          <table:table-cell office:value-type="string" office:string-value="MEDICO, DEDICO' LA SUA ATTIVITA' ALL'ASSISTENZA DEI POVERI. MEDAGLIA D'ORO PER MERITI SANITARI.(NATO A NOVARA IL 4/1/1873 - MORTO A CAGLIARI IL 9/5/1959).">
            <text:p>MEDICO, DEDICO' LA SUA ATTIVITA' ALL'ASSISTENZA DEI POVERI. MEDAGLIA D'ORO PER MERITI SANITARI.(NATO A NOVARA IL 4/1/1873 - MORTO A CAGLIARI IL 9/5/1959).</text:p>
          </table:table-cell>
        </table:table-row>
        <table:table-row>
          <table:table-cell office:value-type="string" office:string-value="092009_000303">
            <text:p>092009_000303</text:p>
          </table:table-cell>
          <table:table-cell office:value-type="string" office:string-value="VIA MARIO DE MARTIS">
            <text:p>VIA MARIO DE MARTIS</text:p>
          </table:table-cell>
          <table:table-cell office:value-type="string" office:string-value="VIA GHERARDO DELLE NOTTI - VIA CRESPELLANI">
            <text:p>VIA GHERARDO DELLE NOTTI - VIA CRESPELLANI</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PATRIOTA MARTIRE DELLA LIBERTA' ULTIMA GUERRA MONDIALE. VENNE FUCILATO DAI TEDESCHI, IL GIORNO PRIMA DELLA LIBERAZIONE DA PARTE DEGLI ALLEATI, AL FORTE BRAVETTA IN ROMA.(NATO A SASSARI IL 19/9/1920 - MORTO A ROMA IL 3/6/1944).">
            <text:p>PATRIOTA MARTIRE DELLA LIBERTA' ULTIMA GUERRA MONDIALE. VENNE FUCILATO DAI TEDESCHI, IL GIORNO PRIMA DELLA LIBERAZIONE DA PARTE DEGLI ALLEATI, AL FORTE BRAVETTA IN ROMA.(NATO A SASSARI IL 19/9/1920 - MORTO A ROMA IL 3/6/1944).</text:p>
          </table:table-cell>
        </table:table-row>
        <table:table-row>
          <table:table-cell office:value-type="string" office:string-value="092009_000304">
            <text:p>092009_000304</text:p>
          </table:table-cell>
          <table:table-cell office:value-type="string" office:string-value="PIAZZA BERNARDO DEMURO">
            <text:p>PIAZZA BERNARDO DEMURO</text:p>
          </table:table-cell>
          <table:table-cell office:value-type="string" office:string-value="VIA SCHIAVAZZI - PIAZZA FALCHI">
            <text:p>VIA SCHIAVAZZI - PIAZZA FALCHI</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CELEBRE TENORE DI TEMPIO PAUSANIA.">
            <text:p>CELEBRE TENORE DI TEMPIO PAUSANIA.</text:p>
          </table:table-cell>
        </table:table-row>
        <table:table-row>
          <table:table-cell office:value-type="string" office:string-value="092009_000305">
            <text:p>092009_000305</text:p>
          </table:table-cell>
          <table:table-cell office:value-type="string" office:string-value="VIA GAVINO DESSY DELIPERI">
            <text:p>VIA GAVINO DESSY DELIPERI</text:p>
          </table:table-cell>
          <table:table-cell office:value-type="string" office:string-value="VIA GIOTTO - VIA BROTZU">
            <text:p>VIA GIOTTO - VIA BROTZU</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AVVOCATO E UOMO POLITICO. SINDACO DI CAGLIARI. (NATO A CAGLIARI IL 5/9/1875 - MORTO A CAGLIARI IL 7/5/1950).">
            <text:p>AVVOCATO E UOMO POLITICO. SINDACO DI CAGLIARI. (NATO A CAGLIARI IL 5/9/1875 - MORTO A CAGLIARI IL 7/5/1950).</text:p>
          </table:table-cell>
        </table:table-row>
        <table:table-row>
          <table:table-cell office:value-type="string" office:string-value="092009_000306">
            <text:p>092009_000306</text:p>
          </table:table-cell>
          <table:table-cell office:value-type="string" office:string-value="PIAZZA GIOVANNI MARIA DETTORI">
            <text:p>PIAZZA GIOVANNI MARIA DETTORI</text:p>
          </table:table-cell>
          <table:table-cell office:value-type="string" office:string-value="VIA DETTORI - VIA PRINCIPE AMEDEO">
            <text:p>VIA DETTORI - VIA PRINCIPE AMEDE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GLI SCARPARI.GIA' VIA DELLE CARRUCULE. ABATE TEOLOGO. (NATO A TEMPIO IL 29/7/1773 - MORTO A TORINO IL 9/3/1836).">
            <text:p>GIA' VIA DEGLI SCARPARI.GIA' VIA DELLE CARRUCULE. ABATE TEOLOGO. (NATO A TEMPIO IL 29/7/1773 - MORTO A TORINO IL 9/3/1836).</text:p>
          </table:table-cell>
        </table:table-row>
        <table:table-row>
          <table:table-cell office:value-type="string" office:string-value="092009_000307">
            <text:p>092009_000307</text:p>
          </table:table-cell>
          <table:table-cell office:value-type="string" office:string-value="VIA GIOVANNI MARIA DETTORI">
            <text:p>VIA GIOVANNI MARIA DETTORI</text:p>
          </table:table-cell>
          <table:table-cell office:value-type="string" office:string-value="PIAZZA DETTORI - VIA BAYLLE">
            <text:p>PIAZZA DETTORI - VIA BAYLLE</text:p>
          </table:table-cell>
          <table:table-cell office:value-type="string" office:string-value="" table:number-columns-repeated="3"/>
          <table:table-cell office:value-type="string" office:string-value="GIA' VIA DEGLI SCARPARI DA VIA BAYLLE A VIA SAVOIA. GIA' VIA DELLE CARRUCOLE DA VIA SAVOIA A PIAZZA DETTORI.">
            <text:p>GIA' VIA DEGLI SCARPARI DA VIA BAYLLE A VIA SAVOIA. GIA' VIA DELLE CARRUCOLE DA VIA SAVOIA A PIAZZA DETTORI.</text:p>
          </table:table-cell>
        </table:table-row>
        <table:table-row>
          <table:table-cell office:value-type="string" office:string-value="092009_000308">
            <text:p>092009_000308</text:p>
          </table:table-cell>
          <table:table-cell office:value-type="string" office:string-value="VIA GIOVANNI DEXART">
            <text:p>VIA GIOVANNI DEXART</text:p>
          </table:table-cell>
          <table:table-cell office:value-type="string" office:string-value="VIA DELLA PINETA - VIA SALVATORE VIDAL">
            <text:p>VIA DELLA PINETA - VIA SALVATORE VIDAL</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ELEBRE UOMO DI LEGGE. FU CONSIGLIERE DEL COMUNE DI CAGLIARI, FU GIUDICE DELLA REALE UDIENZA A CAGLIARI E REGGENTE LA CANCELLERIA DELL'ISOLA.(NATO A CAGLIARI IL 22/10/1590 - MORTO NEL 1648).">
            <text:p>CELEBRE UOMO DI LEGGE. FU CONSIGLIERE DEL COMUNE DI CAGLIARI, FU GIUDICE DELLA REALE UDIENZA A CAGLIARI E REGGENTE LA CANCELLERIA DELL'ISOLA.(NATO A CAGLIARI IL 22/10/1590 - MORTO NEL 1648).</text:p>
          </table:table-cell>
        </table:table-row>
        <table:table-row>
          <table:table-cell office:value-type="string" office:string-value="092009_000309">
            <text:p>092009_000309</text:p>
          </table:table-cell>
          <table:table-cell office:value-type="string" office:string-value="VIALE ARMANDO DIAZ">
            <text:p>VIALE ARMANDO DIAZ</text:p>
          </table:table-cell>
          <table:table-cell office:value-type="string" office:string-value="PIAZZA AMENDOLA - PONTE VITTORIO">
            <text:p>PIAZZA AMENDOLA - PONTE VITTORIO</text:p>
          </table:table-cell>
          <table:table-cell office:value-type="string" office:string-value="" table:number-columns-repeated="3"/>
          <table:table-cell office:value-type="string" office:string-value="MARESCIALLO D'ITALIA.(NATO A NAPOLI NEL 1861 - MORTO A ROMA NEL 1928).">
            <text:p>MARESCIALLO D'ITALIA.(NATO A NAPOLI NEL 1861 - MORTO A ROMA NEL 1928).</text:p>
          </table:table-cell>
        </table:table-row>
        <table:table-row>
          <table:table-cell office:value-type="string" office:string-value="092009_000310">
            <text:p>092009_000310</text:p>
          </table:table-cell>
          <table:table-cell office:value-type="string" office:string-value="VIA DOBERDO'">
            <text:p>VIA DOBERDO'</text:p>
          </table:table-cell>
          <table:table-cell office:value-type="string" office:string-value="VIA IS MAGLIAS - VIA TOLMINO">
            <text:p>VIA IS MAGLIAS - VIA TOLMINO</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OMUNE DEL FRIULI IN PROVINCIA DI GORIZIA .DURANTE LA PRIMA GUERRA MONDIALE E' TEATRO D'ASPRE BATTAGLIE TRA ITALIANI E AUSTRIACI.">
            <text:p>COMUNE DEL FRIULI IN PROVINCIA DI GORIZIA .DURANTE LA PRIMA GUERRA MONDIALE E' TEATRO D'ASPRE BATTAGLIE TRA ITALIANI E AUSTRIACI.</text:p>
          </table:table-cell>
        </table:table-row>
        <table:table-row>
          <table:table-cell office:value-type="string" office:string-value="092009_000311">
            <text:p>092009_000311</text:p>
          </table:table-cell>
          <table:table-cell office:value-type="string" office:string-value="VIA GIULIO DOLCETTA">
            <text:p>VIA GIULIO DOLCETTA</text:p>
          </table:table-cell>
          <table:table-cell office:value-type="string" office:string-value="VIALE MONASTIR - VIALE ELMAS">
            <text:p>VIALE MONASTIR - VIALE ELMAS</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INGEGNERE, ESPERTO IN BONIFICA, CREO' L'AZIENDA DI ARBOREA DALLA PALUDE ESISTENTE. (NATO A CASTELFRANCO VENETO (TREVISO) IL 06/08/1880.MORTO A VICENZA IL 20/12/1943.">
            <text:p>INGEGNERE, ESPERTO IN BONIFICA, CREO' L'AZIENDA DI ARBOREA DALLA PALUDE ESISTENTE. (NATO A CASTELFRANCO VENETO (TREVISO) IL 06/08/1880.MORTO A VICENZA IL 20/12/1943.</text:p>
          </table:table-cell>
        </table:table-row>
        <table:table-row>
          <table:table-cell office:value-type="string" office:string-value="092009_000312">
            <text:p>092009_000312</text:p>
          </table:table-cell>
          <table:table-cell office:value-type="string" office:string-value="VIA DOLIANOVA">
            <text:p>VIA DOLIANOVA</text:p>
          </table:table-cell>
          <table:table-cell office:value-type="string" office:string-value="VIA ITALIA - VIA AMPERE">
            <text:p>VIA ITALIA - VIA AMPERE</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OMUNE DELLA SARDEGNA PROV. DI CAGLIARI.">
            <text:p>COMUNE DELLA SARDEGNA PROV. DI CAGLIARI.</text:p>
          </table:table-cell>
        </table:table-row>
        <table:table-row>
          <table:table-cell office:value-type="string" office:string-value="092009_000313">
            <text:p>092009_000313</text:p>
          </table:table-cell>
          <table:table-cell office:value-type="string" office:string-value="VIA DELLE DOLINE">
            <text:p>VIA DELLE DOLINE</text:p>
          </table:table-cell>
          <table:table-cell office:value-type="string" office:string-value="VIA IS MAGLIAS - VIA MONTE GRAPPA">
            <text:p>VIA IS MAGLIAS - VIA MONTE GRAPP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LOCALITA' DI BATTAGLIA NELLA GUERRA 1915/18.">
            <text:p>LOCALITA' DI BATTAGLIA NELLA GUERRA 1915/18.</text:p>
          </table:table-cell>
        </table:table-row>
        <table:table-row>
          <table:table-cell office:value-type="string" office:string-value="092009_000314">
            <text:p>092009_000314</text:p>
          </table:table-cell>
          <table:table-cell office:value-type="string" office:string-value="VIA GAETANO DONIZETTI">
            <text:p>VIA GAETANO DONIZETTI</text:p>
          </table:table-cell>
          <table:table-cell office:value-type="string" office:string-value="VIA DANTE - VIA BOITO">
            <text:p>VIA DANTE - VIA BOITO</text:p>
          </table:table-cell>
          <table:table-cell office:value-type="string" office:string-value="" table:number-columns-repeated="3"/>
          <table:table-cell office:value-type="string" office:string-value="MUSICISTA. (NATO A BERGAMO NEL 1798 - MORTO NEL 1848).">
            <text:p>MUSICISTA. (NATO A BERGAMO NEL 1798 - MORTO NEL 1848).</text:p>
          </table:table-cell>
        </table:table-row>
        <table:table-row>
          <table:table-cell office:value-type="string" office:string-value="092009_000315">
            <text:p>092009_000315</text:p>
          </table:table-cell>
          <table:table-cell office:value-type="string" office:string-value="VIA DEI DONORATICO">
            <text:p>VIA DEI DONORATICO</text:p>
          </table:table-cell>
          <table:table-cell office:value-type="string" office:string-value="VIALE CIUSA - VIA NASTRO AZZURRO">
            <text:p>VIALE CIUSA - VIA NASTRO AZZURR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FAMIGLIA PISANA VISSUTA DAL 1257 AL 1355, EBBE TANTA PARTE NELLA STORIA SARDA E PARTICOLARMENTE IN QUELLA DEL CAGLIARITANO.">
            <text:p>FAMIGLIA PISANA VISSUTA DAL 1257 AL 1355, EBBE TANTA PARTE NELLA STORIA SARDA E PARTICOLARMENTE IN QUELLA DEL CAGLIARITANO.</text:p>
          </table:table-cell>
        </table:table-row>
        <table:table-row>
          <table:table-cell office:value-type="string" office:string-value="092009_000316">
            <text:p>092009_000316</text:p>
          </table:table-cell>
          <table:table-cell office:value-type="string" office:string-value="VIA DONORI">
            <text:p>VIA DONORI</text:p>
          </table:table-cell>
          <table:table-cell office:value-type="string" office:string-value="VIA SINNAI - VIA DOLIANOVA">
            <text:p>VIA SINNAI - VIA DOLIANOV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OMUNE DELLA SARDEGNA IN PROVINCIA DI CAGLIARI. (AB. DONORESI)">
            <text:p>COMUNE DELLA SARDEGNA IN PROVINCIA DI CAGLIARI. (AB. DONORESI)</text:p>
          </table:table-cell>
        </table:table-row>
        <table:table-row>
          <table:table-cell office:value-type="string" office:string-value="092009_000317">
            <text:p>092009_000317</text:p>
          </table:table-cell>
          <table:table-cell office:value-type="string" office:string-value="VIA DEI DORIA">
            <text:p>VIA DEI DORIA</text:p>
          </table:table-cell>
          <table:table-cell office:value-type="string" office:string-value="VIA RIVA VILLASANTA - VIA DEI MALASPINA">
            <text:p>VIA RIVA VILLASANTA - VIA DEI MALASPINA</text:p>
          </table:table-cell>
          <table:table-cell office:value-type="string" office:string-value="" table:number-columns-repeated="3"/>
          <table:table-cell office:value-type="string" office:string-value="ILLUSTRE FAMIGLIA GENOVESE CHE DETTE DOGI, PAPI E GRANDI CAPITANI.">
            <text:p>ILLUSTRE FAMIGLIA GENOVESE CHE DETTE DOGI, PAPI E GRANDI CAPITANI.</text:p>
          </table:table-cell>
        </table:table-row>
        <table:table-row>
          <table:table-cell office:value-type="string" office:string-value="092009_000318">
            <text:p>092009_000318</text:p>
          </table:table-cell>
          <table:table-cell office:value-type="string" office:string-value="VIA DUBLINO">
            <text:p>VIA DUBLINO</text:p>
          </table:table-cell>
          <table:table-cell office:value-type="string" office:string-value="PIAZZA SPAGNA - PIAZZA FRANCIA">
            <text:p>PIAZZA SPAGNA - PIAZZA FRANCI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ITTA' CAPOLUOGO DELL'IRLANDA.">
            <text:p>CITTA' CAPOLUOGO DELL'IRLANDA.</text:p>
          </table:table-cell>
        </table:table-row>
        <table:table-row>
          <table:table-cell office:value-type="string" office:string-value="092009_000319">
            <text:p>092009_000319</text:p>
          </table:table-cell>
          <table:table-cell office:value-type="string" office:string-value="VIA DUCA DI GENOVA">
            <text:p>VIA DUCA DI GENOVA</text:p>
          </table:table-cell>
          <table:table-cell office:value-type="string" office:string-value="VIA ARGIOLAS - (zona in sviluppo)">
            <text:p>VIA ARGIOLAS - (zona in sviluppo)</text:p>
          </table:table-cell>
          <table:table-cell office:value-type="string" office:string-value="" table:number-columns-repeated="3"/>
          <table:table-cell office:value-type="string" office:string-value="FIGLIO DI CARLO ALBERTO E FRATELLO DI VITTORIO EMANUELE II, PADRE DELLA REGINA MARGHERITA.">
            <text:p>FIGLIO DI CARLO ALBERTO E FRATELLO DI VITTORIO EMANUELE II, PADRE DELLA REGINA MARGHERITA.</text:p>
          </table:table-cell>
        </table:table-row>
        <table:table-row>
          <table:table-cell office:value-type="string" office:string-value="092009_000320">
            <text:p>092009_000320</text:p>
          </table:table-cell>
          <table:table-cell office:value-type="string" office:string-value="VIA DEL DUOMO">
            <text:p>VIA DEL DUOMO</text:p>
          </table:table-cell>
          <table:table-cell office:value-type="string" office:string-value="PIAZZA DUOMO - VICO I LAMARMORA">
            <text:p>PIAZZA DUOMO - VICO I LAMARMOR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I PELLICCIAI. SEC. XVI.GIA' CARRER DE LA SEU SEC. XVI.GIA' VIA DI NOSTRA SIGNORA DELLA SPERANZA SEC.XVII.DENOMINAZIONE TRADIZIONALE.">
            <text:p>GIA' VIA DEI PELLICCIAI. SEC. XVI.GIA' CARRER DE LA SEU SEC. XVI.GIA' VIA DI NOSTRA SIGNORA DELLA SPERANZA SEC.XVII.DENOMINAZIONE TRADIZIONALE.</text:p>
          </table:table-cell>
        </table:table-row>
        <table:table-row>
          <table:table-cell office:value-type="string" office:string-value="092009_000321">
            <text:p>092009_000321</text:p>
          </table:table-cell>
          <table:table-cell office:value-type="string" office:string-value="PIAZZA DUOMO">
            <text:p>PIAZZA DUOMO</text:p>
          </table:table-cell>
          <table:table-cell office:value-type="string" office:string-value="VIA MARTINI - VIA DUOMO - VIA CANELLES">
            <text:p>VIA MARTINI - VIA DUOMO - VIA CANELLES</text:p>
          </table:table-cell>
          <table:table-cell office:value-type="string" office:string-value="" table:number-columns-repeated="3"/>
          <table:table-cell office:value-type="string" office:string-value="GIA' PIAZZA MUNICIPIO. DENOMINAZIONE TRADIZIONALE.">
            <text:p>GIA' PIAZZA MUNICIPIO. DENOMINAZIONE TRADIZIONALE.</text:p>
          </table:table-cell>
        </table:table-row>
        <table:table-row>
          <table:table-cell office:value-type="string" office:string-value="092009_000322">
            <text:p>092009_000322</text:p>
          </table:table-cell>
          <table:table-cell office:value-type="string" office:string-value="VIA DELL'EDERA">
            <text:p>VIA DELL'EDERA</text:p>
          </table:table-cell>
          <table:table-cell office:value-type="string" office:string-value="VIA DELLE RANE - VIA TORRICELLI">
            <text:p>VIA DELLE RANE - VIA TORRICELLI</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PIANTA SARMENTOSA E SEMPREVERDE DELLA FAMIGLIA ARALIACEE, TRA CUIHEDERA HELIX, PIANTA FRUTICOSA RAMPICANTE CON FOGLIE CORIACEE, INFIORESCENZE VERDI A OMBRELLA.">
            <text:p>PIANTA SARMENTOSA E SEMPREVERDE DELLA FAMIGLIA ARALIACEE, TRA CUIHEDERA HELIX, PIANTA FRUTICOSA RAMPICANTE CON FOGLIE CORIACEE, INFIORESCENZE VERDI A OMBRELLA.</text:p>
          </table:table-cell>
        </table:table-row>
        <table:table-row>
          <table:table-cell office:value-type="string" office:string-value="092009_000323">
            <text:p>092009_000323</text:p>
          </table:table-cell>
          <table:table-cell office:value-type="string" office:string-value="VIA THOMAS ALVA EDISON">
            <text:p>VIA THOMAS ALVA EDISON</text:p>
          </table:table-cell>
          <table:table-cell office:value-type="string" office:string-value="VIA  MARCONI - (chiuso)">
            <text:p>VIA  MARCONI - (chius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SCIENZIATO, INVENTORE DEL FONOGRAFO E DELLA LAMPADINA.(NATO NEL 1847 - MORTO NEL 1931).">
            <text:p>SCIENZIATO, INVENTORE DEL FONOGRAFO E DELLA LAMPADINA.(NATO NEL 1847 - MORTO NEL 1931).</text:p>
          </table:table-cell>
        </table:table-row>
        <table:table-row>
          <table:table-cell office:value-type="string" office:string-value="092009_000324">
            <text:p>092009_000324</text:p>
          </table:table-cell>
          <table:table-cell office:value-type="string" office:string-value="VIA LUIGI EINAUDI">
            <text:p>VIA LUIGI EINAUDI</text:p>
          </table:table-cell>
          <table:table-cell office:value-type="string" office:string-value="VIA ALGHERO - VIA ORISTANO">
            <text:p>VIA ALGHERO - VIA ORISTAN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VIA NORA.SECONDO PRESIDENTE DELLA REPUBBLICA - STATISTA ED ECONOMISTA.(NATO A DOGLIANI (CUNEO) IL 24/03/1874 - MORTO IL 30/10/1961).">
            <text:p>GIA' VIA NORA.SECONDO PRESIDENTE DELLA REPUBBLICA - STATISTA ED ECONOMISTA.(NATO A DOGLIANI (CUNEO) IL 24/03/1874 - MORTO IL 30/10/1961).</text:p>
          </table:table-cell>
        </table:table-row>
        <table:table-row>
          <table:table-cell office:value-type="string" office:string-value="092009_000325">
            <text:p>092009_000325</text:p>
          </table:table-cell>
          <table:table-cell office:value-type="string" office:string-value="VIA ALBERT EINSTEIN">
            <text:p>VIA ALBERT EINSTEIN</text:p>
          </table:table-cell>
          <table:table-cell office:value-type="string" office:string-value="VIA FERMI - VIA FRACASTORO">
            <text:p>VIA FERMI - VIA FRACASTOR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SICO E MATEMATICO TEDESCO. NOTO PER AVER FORMULATO IL PRINCIPIO DELLA RELATIVITA'.(NATO A ULMAN NEL 1879 - MORTO A PRINCETON (USA) NEL 1955).">
            <text:p>FISICO E MATEMATICO TEDESCO. NOTO PER AVER FORMULATO IL PRINCIPIO DELLA RELATIVITA'.(NATO A ULMAN NEL 1879 - MORTO A PRINCETON (USA) NEL 1955).</text:p>
          </table:table-cell>
        </table:table-row>
        <table:table-row>
          <table:table-cell office:value-type="string" office:string-value="092009_000326">
            <text:p>092009_000326</text:p>
          </table:table-cell>
          <table:table-cell office:value-type="string" office:string-value="VIA ELBA">
            <text:p>VIA ELBA</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ISOLA ITALIANA DELL'ARCIPELAGO TOSCANO NEL MAR TIRRENO. IN PREVALENZA MONTUOSA, COSTE MOLTO FRASTAGLIATE, RICCHE DI GOLFI E INSENATURE.CENTRI PRINCIPALI: PORTOFERRAIO, PORTO AZZURRO, MARCIANA E MARINA DI CAMPO.CONTESA TRA GENOVESI E FIORENTINI, SPAGNOLA DAL 1596 AL 1626, PASSA AL REGNO DI NAPOLI, POI FRANCESE, OSPITO' NAPOLEONE DURANTE L'ESILIO ( 1814/15), RIUNITA ALLA TOSCANA NEL 1815. DIVENTA ITALIANA NEL 1860.">
            <text:p>ISOLA ITALIANA DELL'ARCIPELAGO TOSCANO NEL MAR TIRRENO. IN PREVALENZA MONTUOSA, COSTE MOLTO FRASTAGLIATE, RICCHE DI GOLFI E INSENATURE.CENTRI PRINCIPALI: PORTOFERRAIO, PORTO AZZURRO, MARCIANA E MARINA DI CAMPO.CONTESA TRA GENOVESI E FIORENTINI, SPAGNOLA DAL 1596 AL 1626, PASSA AL REGNO DI NAPOLI, POI FRANCESE, OSPITO' NAPOLEONE DURANTE L'ESILIO ( 1814/15), RIUNITA ALLA TOSCANA NEL 1815. DIVENTA ITALIANA NEL 1860.</text:p>
          </table:table-cell>
        </table:table-row>
        <table:table-row>
          <table:table-cell office:value-type="string" office:string-value="092009_000327">
            <text:p>092009_000327</text:p>
          </table:table-cell>
          <table:table-cell office:value-type="string" office:string-value="VIA ELEONORA D'ARBOREA">
            <text:p>VIA ELEONORA D'ARBOREA</text:p>
          </table:table-cell>
          <table:table-cell office:value-type="string" office:string-value="VIALE REGINA MARGHERITA - VIA ORISTANO">
            <text:p>VIALE REGINA MARGHERITA - VIA ORISTAN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REGGENTE DEL GIUDICATO DI ARBOREA. RINOMATA GUERRIERA E LEGISLATRICE. PROMULGO' LA FAMOSA CARTA DE LOGU CODICE DI LEGGI ADATTE ALLE ESIGENZE DELLA POPOLAZIONE. COMBATTE' CONTRO GLI SPAGNOLI. (NATA AD ORISTANO VERSO LA META' 1300 - MORTA NEL 1404).">
            <text:p>REGGENTE DEL GIUDICATO DI ARBOREA. RINOMATA GUERRIERA E LEGISLATRICE. PROMULGO' LA FAMOSA CARTA DE LOGU CODICE DI LEGGI ADATTE ALLE ESIGENZE DELLA POPOLAZIONE. COMBATTE' CONTRO GLI SPAGNOLI. (NATA AD ORISTANO VERSO LA META' 1300 - MORTA NEL 1404).</text:p>
          </table:table-cell>
        </table:table-row>
        <table:table-row>
          <table:table-cell office:value-type="string" office:string-value="092009_000328">
            <text:p>092009_000328</text:p>
          </table:table-cell>
          <table:table-cell office:value-type="string" office:string-value="VIALE ELMAS">
            <text:p>VIALE ELMAS</text:p>
          </table:table-cell>
          <table:table-cell office:value-type="string" office:string-value="PIAZZA S.AVENDRACE - (Confine Comune ELMAS)">
            <text:p>PIAZZA S.AVENDRACE - (Confine Comune ELMAS)</text:p>
          </table:table-cell>
          <table:table-cell office:value-type="string" office:string-value="" table:number-columns-repeated="3"/>
          <table:table-cell office:value-type="string" office:string-value="COMUNE DELLA SARDEGNA PROVINCIA DI CAGLIARI.FINO AL 1989 FRAZIONE DI CAGLIARI. LEGGE REGIONALE N?46 DEL 22/12/1989.">
            <text:p>COMUNE DELLA SARDEGNA PROVINCIA DI CAGLIARI.FINO AL 1989 FRAZIONE DI CAGLIARI. LEGGE REGIONALE N?46 DEL 22/12/1989.</text:p>
          </table:table-cell>
        </table:table-row>
        <table:table-row>
          <table:table-cell office:value-type="string" office:string-value="092009_000329">
            <text:p>092009_000329</text:p>
          </table:table-cell>
          <table:table-cell office:value-type="string" office:string-value="VIA EMANUELE FILIBERTO">
            <text:p>VIA EMANUELE FILIBERTO</text:p>
          </table:table-cell>
          <table:table-cell office:value-type="string" office:string-value="VIA ITALIA - VIA DUCA DI GENOVA">
            <text:p>VIA ITALIA - VIA DUCA DI GENOVA</text:p>
          </table:table-cell>
          <table:table-cell office:value-type="string" office:string-value="" table:number-columns-repeated="3"/>
          <table:table-cell office:value-type="string" office:string-value="DUCA DI SAVOIA, FIGLIO DI CARLO III E DI BEATRICE DI PORTOGALLO.(NATO NEL 1528 - MORTO NEL 1580).">
            <text:p>DUCA DI SAVOIA, FIGLIO DI CARLO III E DI BEATRICE DI PORTOGALLO.(NATO NEL 1528 - MORTO NEL 1580).</text:p>
          </table:table-cell>
        </table:table-row>
        <table:table-row>
          <table:table-cell office:value-type="string" office:string-value="092009_000330">
            <text:p>092009_000330</text:p>
          </table:table-cell>
          <table:table-cell office:value-type="string" office:string-value="VIA EMILIA">
            <text:p>VIA EMILIA</text:p>
          </table:table-cell>
          <table:table-cell office:value-type="string" office:string-value="VIA IS MIRRIONIS - VIA ABRUZZI">
            <text:p>VIA IS MIRRIONIS - VIA ABRUZZI</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REGIONE DELL'ITALIA SETTENTRIONALE.">
            <text:p>REGIONE DELL'ITALIA SETTENTRIONALE.</text:p>
          </table:table-cell>
        </table:table-row>
        <table:table-row>
          <table:table-cell office:value-type="string" office:string-value="092009_000331">
            <text:p>092009_000331</text:p>
          </table:table-cell>
          <table:table-cell office:value-type="string" office:string-value="PIAZZA ERACLITO">
            <text:p>PIAZZA ERACLITO</text:p>
          </table:table-cell>
          <table:table-cell office:value-type="string" office:string-value="VIA RUGGERO BACONE - VIA S.TOMMASO D'AQUINO">
            <text:p>VIA RUGGERO BACONE - VIA S.TOMMASO D'AQUIN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FILOSOFO GREGO DEL VI SEC. A.C. DELLA SCUOLA IONICA. IL SUO STILE TUTTO IN FORMULE CONCISE, L'HA FATTO SOPRANNOMINARE L' OSCURO .(NATO A EFESO NEL 540 A.C. - MORTO NEL 480 A.C.).">
            <text:p>FILOSOFO GREGO DEL VI SEC. A.C. DELLA SCUOLA IONICA. IL SUO STILE TUTTO IN FORMULE CONCISE, L'HA FATTO SOPRANNOMINARE L' OSCURO .(NATO A EFESO NEL 540 A.C. - MORTO NEL 480 A.C.).</text:p>
          </table:table-cell>
        </table:table-row>
        <table:table-row>
          <table:table-cell office:value-type="string" office:string-value="092009_000332">
            <text:p>092009_000332</text:p>
          </table:table-cell>
          <table:table-cell office:value-type="string" office:string-value="VIA EROI D'ITALIA">
            <text:p>VIA EROI D'ITALIA</text:p>
          </table:table-cell>
          <table:table-cell office:value-type="string" office:string-value="VIA S.MARIA CHIARA - VIA F.LLI BANDIERA">
            <text:p>VIA S.MARIA CHIARA - VIA F.LLI BANDIER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DICATA AGLI EROI DI TUTTE LE GUERRE.">
            <text:p>DEDICATA AGLI EROI DI TUTTE LE GUERRE.</text:p>
          </table:table-cell>
        </table:table-row>
        <table:table-row>
          <table:table-cell office:value-type="string" office:string-value="092009_000333">
            <text:p>092009_000333</text:p>
          </table:table-cell>
          <table:table-cell office:value-type="string" office:string-value="PIAZZA DEGLI ESTENSI">
            <text:p>PIAZZA DEGLI ESTENSI</text:p>
          </table:table-cell>
          <table:table-cell office:value-type="string" office:string-value="VIA ASQUER - VIA CRESPELLANI">
            <text:p>VIA ASQUER - VIA CRESPELLA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UNA DELLE PIU' CELEBRI FAMIGLIE ITALIANE, ANTICO PRINCIPATO.">
            <text:p>UNA DELLE PIU' CELEBRI FAMIGLIE ITALIANE, ANTICO PRINCIPATO.</text:p>
          </table:table-cell>
        </table:table-row>
        <table:table-row>
          <table:table-cell office:value-type="string" office:string-value="092009_000334">
            <text:p>092009_000334</text:p>
          </table:table-cell>
          <table:table-cell office:value-type="string" office:string-value="VIA EUCLIDE">
            <text:p>VIA EUCLIDE</text:p>
          </table:table-cell>
          <table:table-cell office:value-type="string" office:string-value="VIA AVOGADRO - VIA RIGHI">
            <text:p>VIA AVOGADRO - VIA RIGH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MATEMATICO GRECO DEL III SEC. A.C.FAMOSO PER I TRATTATI SULLA GEOMETRIA SOLIDA, SULLA PLANIMETRIA ED ARITMETICA. FU IL FONDATORE DI UNA IMPORTANTE SCUOLA DI MATEMATICA AD ALESSANDRIA D'EGITTO.I SUOI ELEMENTI DI GEOMETRIA E' IL LIBRO DI GEOMETRIA PER ECCELLENZA.">
            <text:p>MATEMATICO GRECO DEL III SEC. A.C.FAMOSO PER I TRATTATI SULLA GEOMETRIA SOLIDA, SULLA PLANIMETRIA ED ARITMETICA. FU IL FONDATORE DI UNA IMPORTANTE SCUOLA DI MATEMATICA AD ALESSANDRIA D'EGITTO.I SUOI ELEMENTI DI GEOMETRIA E' IL LIBRO DI GEOMETRIA PER ECCELLENZA.</text:p>
          </table:table-cell>
        </table:table-row>
        <table:table-row>
          <table:table-cell office:value-type="string" office:string-value="092009_000335">
            <text:p>092009_000335</text:p>
          </table:table-cell>
          <table:table-cell office:value-type="string" office:string-value="VIA EURO">
            <text:p>VIA EURO</text:p>
          </table:table-cell>
          <table:table-cell office:value-type="string" office:string-value="VIA AQUILONE - VIA FAVONIO">
            <text:p>VIA AQUILONE - VIA FAVONI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VENTO ORIENTALE. ANTICO NOME DELLO SCIROCCO.">
            <text:p>VENTO ORIENTALE. ANTICO NOME DELLO SCIROCCO.</text:p>
          </table:table-cell>
        </table:table-row>
        <table:table-row>
          <table:table-cell office:value-type="string" office:string-value="092009_000336">
            <text:p>092009_000336</text:p>
          </table:table-cell>
          <table:table-cell office:value-type="string" office:string-value="VIALE EUROPA">
            <text:p>VIALE EUROPA</text:p>
          </table:table-cell>
          <table:table-cell office:value-type="string" office:string-value="VIA DEXART - VIA GARAVETTI">
            <text:p>VIA DEXART - VIA GARAVETT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337">
            <text:p>092009_000337</text:p>
          </table:table-cell>
          <table:table-cell office:value-type="string" office:string-value="VIA CARLO FADDA">
            <text:p>VIA CARLO FADDA</text:p>
          </table:table-cell>
          <table:table-cell office:value-type="string" office:string-value="VIA MACINI - VIA GIANTURCO">
            <text:p>VIA MACINI - VIA GIANTURCO</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GRANDE GIURISTA.(NATO A CAGLIARI NEL 1853 - MORTO NEL 1931).">
            <text:p>GRANDE GIURISTA.(NATO A CAGLIARI NEL 1853 - MORTO NEL 1931).</text:p>
          </table:table-cell>
        </table:table-row>
        <table:table-row>
          <table:table-cell office:value-type="string" office:string-value="092009_000338">
            <text:p>092009_000338</text:p>
          </table:table-cell>
          <table:table-cell office:value-type="string" office:string-value="VIA ANTONIO FAIS">
            <text:p>VIA ANTONIO FAIS</text:p>
          </table:table-cell>
          <table:table-cell office:value-type="string" office:string-value="VIA CIMAROSA - VIA DONIZETTI">
            <text:p>VIA CIMAROSA - VIA DONIZETTI</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MATEMATICO.">
            <text:p>MATEMATICO.</text:p>
          </table:table-cell>
        </table:table-row>
        <table:table-row>
          <table:table-cell office:value-type="string" office:string-value="092009_000339">
            <text:p>092009_000339</text:p>
          </table:table-cell>
          <table:table-cell office:value-type="string" office:string-value="PIAZZA LUIGI FALCHI">
            <text:p>PIAZZA LUIGI FALCHI</text:p>
          </table:table-cell>
          <table:table-cell office:value-type="string" office:string-value="PIAZZA SILESU - PIAZZA DEMURO">
            <text:p>PIAZZA SILESU - PIAZZA DEMUR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LETTERATO E GIURISTA.">
            <text:p>LETTERATO E GIURISTA.</text:p>
          </table:table-cell>
        </table:table-row>
        <table:table-row>
          <table:table-cell office:value-type="string" office:string-value="092009_000340">
            <text:p>092009_000340</text:p>
          </table:table-cell>
          <table:table-cell office:value-type="string" office:string-value="VIA DEI FALCONI">
            <text:p>VIA DEI FALCONI</text:p>
          </table:table-cell>
          <table:table-cell office:value-type="string" office:string-value="VIA MESSINA - VIA DEGLI ASTORI">
            <text:p>VIA MESSINA - VIA DEGLI ASTORI</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NOME ATTRIBUITO A DIVERSE SPECIE DI UCCELLI DELL'ORDINE DEI FALCONIFORMI. HANNO ALI LUNGHE E APPUNTITE, CODA LUNGA E UCCIDONO LA PREDA PIOMBANDOLE ADDOSSO A GRANDISSIMA VELOCITA'.LE SPECIE EUROPEE PIU' COMUNI SONO:IL LANARIO ( FALCO BIARMICUS ), IL PELLEGRINO ( FALCO PEREGRINUS ).ECC.">
            <text:p>NOME ATTRIBUITO A DIVERSE SPECIE DI UCCELLI DELL'ORDINE DEI FALCONIFORMI. HANNO ALI LUNGHE E APPUNTITE, CODA LUNGA E UCCIDONO LA PREDA PIOMBANDOLE ADDOSSO A GRANDISSIMA VELOCITA'.LE SPECIE EUROPEE PIU' COMUNI SONO:IL LANARIO ( FALCO BIARMICUS ), IL PELLEGRINO ( FALCO PEREGRINUS ).ECC.</text:p>
          </table:table-cell>
        </table:table-row>
        <table:table-row>
          <table:table-cell office:value-type="string" office:string-value="092009_000341">
            <text:p>092009_000341</text:p>
          </table:table-cell>
          <table:table-cell office:value-type="string" office:string-value="VIA FRATELLI FALLETTI">
            <text:p>VIA FRATELLI FALLETTI</text:p>
          </table:table-cell>
          <table:table-cell office:value-type="string" office:string-value="VIA IS MIRRIONIS - VIA ALEO">
            <text:p>VIA IS MIRRIONIS - VIA ALE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GEROLAMO, VICERE DELLA SARDEGNA MORTO IL 5/7/1735.RAULO COSTANTINO, ARCIVESCOVO DI CAGLIARI.SEPOLTI NELLA CATTEDRALE DI CAGLIARI NELLA CAPPELLA SANTA BARBARA.">
            <text:p>GEROLAMO, VICERE DELLA SARDEGNA MORTO IL 5/7/1735.RAULO COSTANTINO, ARCIVESCOVO DI CAGLIARI.SEPOLTI NELLA CATTEDRALE DI CAGLIARI NELLA CAPPELLA SANTA BARBARA.</text:p>
          </table:table-cell>
        </table:table-row>
        <table:table-row>
          <table:table-cell office:value-type="string" office:string-value="092009_000342">
            <text:p>092009_000342</text:p>
          </table:table-cell>
          <table:table-cell office:value-type="string" office:string-value="VIA FALZAREGO">
            <text:p>VIA FALZAREGO</text:p>
          </table:table-cell>
          <table:table-cell office:value-type="string" office:string-value="VIA VITTORIO VENETO - COLLE TUVUMANNU">
            <text:p>VIA VITTORIO VENETO - COLLE TUVUMANNU</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GEOGR. VALICO NELLE ALPI CADORINE.LOCALITA' DI BATTAGLIA DELLA GUERRA 1915/18.">
            <text:p>GEOGR. VALICO NELLE ALPI CADORINE.LOCALITA' DI BATTAGLIA DELLA GUERRA 1915/18.</text:p>
          </table:table-cell>
        </table:table-row>
        <table:table-row>
          <table:table-cell office:value-type="string" office:string-value="092009_000343">
            <text:p>092009_000343</text:p>
          </table:table-cell>
          <table:table-cell office:value-type="string" office:string-value="VIA FAMAGOSTA">
            <text:p>VIA FAMAGOSTA</text:p>
          </table:table-cell>
          <table:table-cell office:value-type="string" office:string-value="VIA RIVA VILLASANTA - VIA S. MARIA CHIARA">
            <text:p>VIA RIVA VILLASANTA - VIA S. MARIA CHIARA</text:p>
          </table:table-cell>
          <table:table-cell office:value-type="string" office:string-value="" table:number-columns-repeated="3"/>
          <table:table-cell office:value-type="string" office:string-value="CITTA' E PORTO DELL'ISOLA DI CIPRO.">
            <text:p>CITTA' E PORTO DELL'ISOLA DI CIPRO.</text:p>
          </table:table-cell>
        </table:table-row>
        <table:table-row>
          <table:table-cell office:value-type="string" office:string-value="092009_000344">
            <text:p>092009_000344</text:p>
          </table:table-cell>
          <table:table-cell office:value-type="string" office:string-value="VIA DEL FANGARIO">
            <text:p>VIA DEL FANGARIO</text:p>
          </table:table-cell>
          <table:table-cell office:value-type="string" office:string-value="VIALE MONASTIR - VIALE ELMAS">
            <text:p>VIALE MONASTIR - VIALE ELMAS</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 TRADIZIONALE.">
            <text:p>DENOMINAZ. TRADIZIONALE.</text:p>
          </table:table-cell>
        </table:table-row>
        <table:table-row>
          <table:table-cell office:value-type="string" office:string-value="092009_000345">
            <text:p>092009_000345</text:p>
          </table:table-cell>
          <table:table-cell office:value-type="string" office:string-value="PIAZZA DEI FANTI">
            <text:p>PIAZZA DEI FANTI</text:p>
          </table:table-cell>
          <table:table-cell office:value-type="string" office:string-value="VIA FOSSE ARDEATINE - VIA FOSSE ARDEATINE">
            <text:p>VIA FOSSE ARDEATINE - VIA FOSSE ARDEATIN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SOLDATO DI FANTERIA.">
            <text:p>SOLDATO DI FANTERIA.</text:p>
          </table:table-cell>
        </table:table-row>
        <table:table-row>
          <table:table-cell office:value-type="string" office:string-value="092009_000346">
            <text:p>092009_000346</text:p>
          </table:table-cell>
          <table:table-cell office:value-type="string" office:string-value="VIA DEI FANTINI">
            <text:p>VIA DEI FANTINI</text:p>
          </table:table-cell>
          <table:table-cell office:value-type="string" office:string-value="VIA DEI CAVALLEGGERI - VIA IPPODROMO">
            <text:p>VIA DEI CAVALLEGGERI - VIA IPPODROM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347">
            <text:p>092009_000347</text:p>
          </table:table-cell>
          <table:table-cell office:value-type="string" office:string-value="VIA FRANCESCO FARA">
            <text:p>VIA FRANCESCO FARA</text:p>
          </table:table-cell>
          <table:table-cell office:value-type="string" office:string-value="VIA AZUNI - VICO III S.EFISIO">
            <text:p>VIA AZUNI - VICO III S.EFISI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I MERCANTI SEC. XV. GIA' VIA DEL VALENTICO SEC. XVII. SACERDOTE, TEOLOGO, GIURISTA E STORICO.(NATO A SASSARI NEL 1540 - MORTO NEL 1591).">
            <text:p>GIA' VIA DEI MERCANTI SEC. XV. GIA' VIA DEL VALENTICO SEC. XVII. SACERDOTE, TEOLOGO, GIURISTA E STORICO.(NATO A SASSARI NEL 1540 - MORTO NEL 1591).</text:p>
          </table:table-cell>
        </table:table-row>
        <table:table-row>
          <table:table-cell office:value-type="string" office:string-value="092009_000348">
            <text:p>092009_000348</text:p>
          </table:table-cell>
          <table:table-cell office:value-type="string" office:string-value="VIA FARFA">
            <text:p>VIA FARFA</text:p>
          </table:table-cell>
          <table:table-cell office:value-type="string" office:string-value="VIA MONTECASSINO - VIA COLOMBA ANTONIETTI">
            <text:p>VIA MONTECASSINO - VIA COLOMBA ANTONIETTI</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ABBAZIA BENEDETTINA IN PROVINCIA DI RIETI FONDATA NEL 680.">
            <text:p>ABBAZIA BENEDETTINA IN PROVINCIA DI RIETI FONDATA NEL 680.</text:p>
          </table:table-cell>
        </table:table-row>
        <table:table-row>
          <table:table-cell office:value-type="string" office:string-value="092009_000349">
            <text:p>092009_000349</text:p>
          </table:table-cell>
          <table:table-cell office:value-type="string" office:string-value="VIA SALVATORE FARINA">
            <text:p>VIA SALVATORE FARINA</text:p>
          </table:table-cell>
          <table:table-cell office:value-type="string" office:string-value="PIAZZA GARIBALDI - VIA DANTE">
            <text:p>PIAZZA GARIBALDI - VIA DANTE</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LETTERATO, SCRITTORE. (NATO A SORSO NEL 1846 - MORTO A MILANO NEL 1918).">
            <text:p>LETTERATO, SCRITTORE. (NATO A SORSO NEL 1846 - MORTO A MILANO NEL 1918).</text:p>
          </table:table-cell>
        </table:table-row>
        <table:table-row>
          <table:table-cell office:value-type="string" office:string-value="092009_000350">
            <text:p>092009_000350</text:p>
          </table:table-cell>
          <table:table-cell office:value-type="string" office:string-value="VIA FAVONIO">
            <text:p>VIA FAVONIO</text:p>
          </table:table-cell>
          <table:table-cell office:value-type="string" office:string-value="VIA TRAMONTANA - VIA S'ARRULLONI">
            <text:p>VIA TRAMONTANA - VIA S'ARRULLON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GEOGR. VENTO DI PONENTE, CALDO E MOLESTO">
            <text:p>GEOGR. VENTO DI PONENTE, CALDO E MOLESTO</text:p>
          </table:table-cell>
          <table:table-cell office:value-type="string" office:string-value=" CHIAMATO ANCHE MARINO.">
            <text:p> CHIAMATO ANCHE MARINO.</text:p>
          </table:table-cell>
        </table:table-row>
        <table:table-row>
          <table:table-cell office:value-type="string" office:string-value="092009_000351">
            <text:p>092009_000351</text:p>
          </table:table-cell>
          <table:table-cell office:value-type="string" office:string-value="VIA DEI FENICOTTERI">
            <text:p>VIA DEI FENICOTTERI</text:p>
          </table:table-cell>
          <table:table-cell office:value-type="string" office:string-value="VIA DELLA PINETA - VIA DEI COLOMBI">
            <text:p>VIA DELLA PINETA - VIA DEI COLOMB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NOME DI DIVERSE SPECIE DI UCCELLI DELL'ORDINE CICONIFORMI, SOTTORDINE FENICETTERI.NIDIFICANO IN COLONIE SUI BANCHI FANGOSI DELLE LAGUNE SALMASTRE O IN ZONE ALLAGATE. HANNO LUNGO COLLO, ZAMPE LUNGHISSIME, ALI GRANDI ROSSE E UNO STRANO BECCO CURVATO ALL'INGIU'. LA SPECIE EUROPEA (PHOENICOPTERUS RUBER) E' RESIDENTE NEL SUD DELLA FRANCIA E DELLA SPAGNA. DI PASSO IN SARDEGNA E IN ALTRI PAESI DEL MEDITERRANEO.">
            <text:p>NOME DI DIVERSE SPECIE DI UCCELLI DELL'ORDINE CICONIFORMI, SOTTORDINE FENICETTERI.NIDIFICANO IN COLONIE SUI BANCHI FANGOSI DELLE LAGUNE SALMASTRE O IN ZONE ALLAGATE. HANNO LUNGO COLLO, ZAMPE LUNGHISSIME, ALI GRANDI ROSSE E UNO STRANO BECCO CURVATO ALL'INGIU'. LA SPECIE EUROPEA (PHOENICOPTERUS RUBER) E' RESIDENTE NEL SUD DELLA FRANCIA E DELLA SPAGNA. DI PASSO IN SARDEGNA E IN ALTRI PAESI DEL MEDITERRANEO.</text:p>
          </table:table-cell>
        </table:table-row>
        <table:table-row>
          <table:table-cell office:value-type="string" office:string-value="092009_000352">
            <text:p>092009_000352</text:p>
          </table:table-cell>
          <table:table-cell office:value-type="string" office:string-value="VIA ENRICO FERMI">
            <text:p>VIA ENRICO FERMI</text:p>
          </table:table-cell>
          <table:table-cell office:value-type="string" office:string-value="VIA CAGNA - VIA FRACASTORO">
            <text:p>VIA CAGNA - VIA FRACASTOR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CIENZIATO E FISICO. (NATO A ROMA 1901 - MORTO A CHICAGO NEL 1954).">
            <text:p>SCIENZIATO E FISICO. (NATO A ROMA 1901 - MORTO A CHICAGO NEL 1954).</text:p>
          </table:table-cell>
        </table:table-row>
        <table:table-row>
          <table:table-cell office:value-type="string" office:string-value="092009_000353">
            <text:p>092009_000353</text:p>
          </table:table-cell>
          <table:table-cell office:value-type="string" office:string-value="VIA NICOLO' FERRACCIU">
            <text:p>VIA NICOLO' FERRACCIU</text:p>
          </table:table-cell>
          <table:table-cell office:value-type="string" office:string-value="VIA DANTE - VIA COSTA">
            <text:p>VIA DANTE - VIA COSTA</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AVVOCATO, PROFESSORE E PATRIOTA. (NATO NEL1816 - MORTO NEL 1892).">
            <text:p>AVVOCATO, PROFESSORE E PATRIOTA. (NATO NEL1816 - MORTO NEL 1892).</text:p>
          </table:table-cell>
        </table:table-row>
        <table:table-row>
          <table:table-cell office:value-type="string" office:string-value="092009_000354">
            <text:p>092009_000354</text:p>
          </table:table-cell>
          <table:table-cell office:value-type="string" office:string-value="VIA GALILEO FERRARIS">
            <text:p>VIA GALILEO FERRARIS</text:p>
          </table:table-cell>
          <table:table-cell office:value-type="string" office:string-value="VIA PARIGI - VIA  MARCONI">
            <text:p>VIA PARIGI - VIA  MARCONI</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FISICO. SCOPRI' IL PRINCIPIO DEL CAMPO MAGNETICO ROTANTE CHE PORTO' ALL'INVENZIONE DEI MOTORI ELETTRICI AD INDUZIONE. (NATO NEL 1847 - MORTO NEL 1897).">
            <text:p>FISICO. SCOPRI' IL PRINCIPIO DEL CAMPO MAGNETICO ROTANTE CHE PORTO' ALL'INVENZIONE DEI MOTORI ELETTRICI AD INDUZIONE. (NATO NEL 1847 - MORTO NEL 1897).</text:p>
          </table:table-cell>
        </table:table-row>
        <table:table-row>
          <table:table-cell office:value-type="string" office:string-value="092009_000355">
            <text:p>092009_000355</text:p>
          </table:table-cell>
          <table:table-cell office:value-type="string" office:string-value="VIA FRANCESCO FERRUCCI">
            <text:p>VIA FRANCESCO FERRUCCI</text:p>
          </table:table-cell>
          <table:table-cell office:value-type="string" office:string-value="VIA BALILLA - VIA FIERAMOSCA">
            <text:p>VIA BALILLA - VIA FIERAMOSCA</text:p>
          </table:table-cell>
          <table:table-cell office:value-type="string" office:string-value="" table:number-columns-repeated="3"/>
          <table:table-cell office:value-type="string" office:string-value="PATRIOTA.(MORTO NEL 1530).">
            <text:p>PATRIOTA.(MORTO NEL 1530).</text:p>
          </table:table-cell>
        </table:table-row>
        <table:table-row>
          <table:table-cell office:value-type="string" office:string-value="092009_000356">
            <text:p>092009_000356</text:p>
          </table:table-cell>
          <table:table-cell office:value-type="string" office:string-value="VIA ETTORE FIERAMOSCA">
            <text:p>VIA ETTORE FIERAMOSCA</text:p>
          </table:table-cell>
          <table:table-cell office:value-type="string" office:string-value="VIA BALILLA - VIA ENRICO TOTI">
            <text:p>VIA BALILLA - VIA ENRICO TOTI</text:p>
          </table:table-cell>
          <table:table-cell office:value-type="string" office:string-value="" table:number-columns-repeated="3"/>
          <table:table-cell office:value-type="string" office:string-value="EROE STORICO NELLA FAMOSA SFIDA DI BARLETTA (1503).">
            <text:p>EROE STORICO NELLA FAMOSA SFIDA DI BARLETTA (1503).</text:p>
          </table:table-cell>
        </table:table-row>
        <table:table-row>
          <table:table-cell office:value-type="string" office:string-value="092009_000357">
            <text:p>092009_000357</text:p>
          </table:table-cell>
          <table:table-cell office:value-type="string" office:string-value="VIA DOMENICO FILIA">
            <text:p>VIA DOMENICO FILIA</text:p>
          </table:table-cell>
          <table:table-cell office:value-type="string" office:string-value="VIA DEGIOANNIS - VIA VIVANET">
            <text:p>VIA DEGIOANNIS - VIA VIVANET</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row>
        <table:table-row>
          <table:table-cell office:value-type="string" office:string-value="092009_000358">
            <text:p>092009_000358</text:p>
          </table:table-cell>
          <table:table-cell office:value-type="string" office:string-value="VIA ISOLA FILICUDI">
            <text:p>VIA ISOLA FILICUDI</text:p>
          </table:table-cell>
          <table:table-cell office:value-type="string" office:string-value="VIA RODI - VIA MOLARA">
            <text:p>VIA RODI - VIA MOLAR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ISOLA DEL GRUPPO DELLE EOLIE. FA PARTE DEL COMUNE DI LIPARI.">
            <text:p>ISOLA DEL GRUPPO DELLE EOLIE. FA PARTE DEL COMUNE DI LIPARI.</text:p>
          </table:table-cell>
        </table:table-row>
        <table:table-row>
          <table:table-cell office:value-type="string" office:string-value="092009_000359">
            <text:p>092009_000359</text:p>
          </table:table-cell>
          <table:table-cell office:value-type="string" office:string-value="VIA FABIO FILZI">
            <text:p>VIA FABIO FILZI</text:p>
          </table:table-cell>
          <table:table-cell office:value-type="string" office:string-value="VIA SU PLANU - VIA MONTECASSINO">
            <text:p>VIA SU PLANU - VIA MONTECASSIN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AVVOCATO, PATRIOTA.(NATO A PISINO ISTRIA - MORTO A TRENTO).">
            <text:p>AVVOCATO, PATRIOTA.(NATO A PISINO ISTRIA - MORTO A TRENTO).</text:p>
          </table:table-cell>
        </table:table-row>
        <table:table-row>
          <table:table-cell office:value-type="string" office:string-value="092009_000360">
            <text:p>092009_000360</text:p>
          </table:table-cell>
          <table:table-cell office:value-type="string" office:string-value="PIAZZA FIRENZE">
            <text:p>PIAZZA FIRENZE</text:p>
          </table:table-cell>
          <table:table-cell office:value-type="string" office:string-value="VIA FIRENZE - VIA AREZZO">
            <text:p>VIA FIRENZE - VIA AREZZO</text:p>
          </table:table-cell>
          <table:table-cell office:value-type="string" office:string-value="" table:number-columns-repeated="3"/>
          <table:table-cell office:value-type="string" office:string-value="CAPOLUOGO DELLA TOSCANA. SULLA DESTRA DEL FIUME ARNO.RICCA DI MONUMENTI LETTERARI ED ARTISTICI.">
            <text:p>CAPOLUOGO DELLA TOSCANA. SULLA DESTRA DEL FIUME ARNO.RICCA DI MONUMENTI LETTERARI ED ARTISTICI.</text:p>
          </table:table-cell>
        </table:table-row>
        <table:table-row>
          <table:table-cell office:value-type="string" office:string-value="092009_000361">
            <text:p>092009_000361</text:p>
          </table:table-cell>
          <table:table-cell office:value-type="string" office:string-value="VIA FIRENZE">
            <text:p>VIA FIRENZE</text:p>
          </table:table-cell>
          <table:table-cell office:value-type="string" office:string-value="VIA MESSINA - VIA DELLA PINETA">
            <text:p>VIA MESSINA - VIA DELLA PINETA</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ITTA' ITALIANA.">
            <text:p>CITTA' ITALIANA.</text:p>
          </table:table-cell>
        </table:table-row>
        <table:table-row>
          <table:table-cell office:value-type="string" office:string-value="092009_000362">
            <text:p>092009_000362</text:p>
          </table:table-cell>
          <table:table-cell office:value-type="string" office:string-value="VIA FIUME">
            <text:p>VIA FIUME</text:p>
          </table:table-cell>
          <table:table-cell office:value-type="string" office:string-value="VIA DEI GENOVESI - VIALE BUONCAMMINO">
            <text:p>VIA DEI GENOVESI - VIALE BUONCAMMINO</text:p>
          </table:table-cell>
          <table:table-cell office:value-type="float" office:value="350">
            <text:p>350</text:p>
          </table:table-cell>
          <table:table-cell office:value-type="string" office:string-value="19/02/1930">
            <text:p>19/02/1930</text:p>
          </table:table-cell>
          <table:table-cell office:value-type="string" office:string-value="D.P.">
            <text:p>D.P.</text:p>
          </table:table-cell>
          <table:table-cell office:value-type="string" office:string-value="CITTA' ITALIANA DELLA PROVINCIA OMONIMA.">
            <text:p>CITTA' ITALIANA DELLA PROVINCIA OMONIMA.</text:p>
          </table:table-cell>
        </table:table-row>
        <table:table-row>
          <table:table-cell office:value-type="string" office:string-value="092009_000363">
            <text:p>092009_000363</text:p>
          </table:table-cell>
          <table:table-cell office:value-type="string" office:string-value="VIA ALEXANDER FLEMING">
            <text:p>VIA ALEXANDER FLEMING</text:p>
          </table:table-cell>
          <table:table-cell office:value-type="string" office:string-value="VIA DARWIN - VIA FRACASTORO">
            <text:p>VIA DARWIN - VIA FRACASTORO</text:p>
          </table:table-cell>
          <table:table-cell office:value-type="string" office:string-value="" table:number-columns-repeated="3"/>
          <table:table-cell office:value-type="string" office:string-value="BIOLOGO. SCOPRITORE NEL 1929 DELLA PENICILLINA. (NATO NEL 1881 - MORTO NEL 1955).">
            <text:p>BIOLOGO. SCOPRITORE NEL 1929 DELLA PENICILLINA. (NATO NEL 1881 - MORTO NEL 1955).</text:p>
          </table:table-cell>
        </table:table-row>
        <table:table-row>
          <table:table-cell office:value-type="string" office:string-value="092009_000364">
            <text:p>092009_000364</text:p>
          </table:table-cell>
          <table:table-cell office:value-type="string" office:string-value="VIA FLUMENDOSA">
            <text:p>VIA FLUMENDOSA</text:p>
          </table:table-cell>
          <table:table-cell office:value-type="string" office:string-value="VIALE S.AVENDRACE - VIA S.GILLA">
            <text:p>VIALE S.AVENDRACE - VIA S.GIL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LA SARDEGNA, NASCE DAL GENNARGENTU E SFOCIA NEL TIRRENO PRESSO MURAVERA, DOPO AVER FORMATOI NEL SUO CORSO, TRA GOLE PROFONDE, DUE LAGHI ARTIFICIALI. IL FLUMENDOSA E L MULARGIA.MAGGIORE FIUME DELLA PROVINCIA DI CAGLIARI.LUNG. KM.122">
            <text:p>FIUME DELLA SARDEGNA, NASCE DAL GENNARGENTU E SFOCIA NEL TIRRENO PRESSO MURAVERA, DOPO AVER FORMATOI NEL SUO CORSO, TRA GOLE PROFONDE, DUE LAGHI ARTIFICIALI. IL FLUMENDOSA E L MULARGIA.MAGGIORE FIUME DELLA PROVINCIA DI CAGLIARI.LUNG. KM.122</text:p>
          </table:table-cell>
        </table:table-row>
        <table:table-row>
          <table:table-cell office:value-type="string" office:string-value="092009_000365">
            <text:p>092009_000365</text:p>
          </table:table-cell>
          <table:table-cell office:value-type="string" office:string-value="VIA FLUMENTEPIDO">
            <text:p>VIA FLUMENTEPIDO</text:p>
          </table:table-cell>
          <table:table-cell office:value-type="string" office:string-value="VIA CORNALIAS - VIA QUINTINO SELLA">
            <text:p>VIA CORNALIAS - VIA QUINTINO SELL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366">
            <text:p>092009_000366</text:p>
          </table:table-cell>
          <table:table-cell office:value-type="string" office:string-value="VIA ELEONORA FONSECA">
            <text:p>VIA ELEONORA FONSECA</text:p>
          </table:table-cell>
          <table:table-cell office:value-type="string" office:string-value="VIA COLOMBA ANTONIETTI - VIA ANTIOCO ZUCCA">
            <text:p>VIA COLOMBA ANTONIETTI - VIA ANTIOCO ZUCCA</text:p>
          </table:table-cell>
          <table:table-cell office:value-type="float" office:value="3709">
            <text:p>3709</text:p>
          </table:table-cell>
          <table:table-cell office:value-type="string" office:string-value="18/10/1968">
            <text:p>18/10/1968</text:p>
          </table:table-cell>
          <table:table-cell office:value-type="string" office:string-value="G.M.">
            <text:p>G.M.</text:p>
          </table:table-cell>
          <table:table-cell office:value-type="string" office:string-value="GIA' VIA DAMIANO CHIESA. SCRITTRICE E PATRIOTA DI FAMIGLIA PORTOGHESE.(NATA NEL 1752 - MORTA NEL 1799).">
            <text:p>GIA' VIA DAMIANO CHIESA. SCRITTRICE E PATRIOTA DI FAMIGLIA PORTOGHESE.(NATA NEL 1752 - MORTA NEL 1799).</text:p>
          </table:table-cell>
        </table:table-row>
        <table:table-row>
          <table:table-cell office:value-type="string" office:string-value="092009_000367">
            <text:p>092009_000367</text:p>
          </table:table-cell>
          <table:table-cell office:value-type="string" office:string-value="VIA FONTANA RAMINOSA">
            <text:p>VIA FONTANA RAMINOSA</text:p>
          </table:table-cell>
          <table:table-cell office:value-type="string" office:string-value="VIA IS MIRRIONIS - VIA BUGGERRU">
            <text:p>VIA IS MIRRIONIS - VIA BUGGERRU</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LOCALITA' MINERARIA DELLA SARDEGNA.">
            <text:p>LOCALITA' MINERARIA DELLA SARDEGNA.</text:p>
          </table:table-cell>
        </table:table-row>
        <table:table-row>
          <table:table-cell office:value-type="string" office:string-value="092009_000368">
            <text:p>092009_000368</text:p>
          </table:table-cell>
          <table:table-cell office:value-type="string" office:string-value="VIA CARLO FORLANINI">
            <text:p>VIA CARLO FORLANINI</text:p>
          </table:table-cell>
          <table:table-cell office:value-type="string" office:string-value="VIA DELLA PINETA - VIA IS GUADAZZONIS">
            <text:p>VIA DELLA PINETA - VIA IS GUADAZZONIS</text:p>
          </table:table-cell>
          <table:table-cell office:value-type="string" office:string-value="" table:number-columns-repeated="3"/>
          <table:table-cell office:value-type="string" office:string-value="MEDICO CHIRURGO">
            <text:p>MEDICO CHIRURGO</text:p>
          </table:table-cell>
          <table:table-cell office:value-type="string" office:string-value=" INVENTORE DEL PNEUMO-TORACE.(NATO A MILANO NEL 1847 - MORTO A NERVI NEL 1918).">
            <text:p> INVENTORE DEL PNEUMO-TORACE.(NATO A MILANO NEL 1847 - MORTO A NERVI NEL 1918).</text:p>
          </table:table-cell>
        </table:table-row>
        <table:table-row>
          <table:table-cell office:value-type="string" office:string-value="092009_000369">
            <text:p>092009_000369</text:p>
          </table:table-cell>
          <table:table-cell office:value-type="string" office:string-value="VIA FORNOVO">
            <text:p>VIA FORNOVO</text:p>
          </table:table-cell>
          <table:table-cell office:value-type="string" office:string-value="VIA SANTA ROSALIA - VIA S.MARIA CHIARA">
            <text:p>VIA SANTA ROSALIA - VIA S.MARIA CHIARA</text:p>
          </table:table-cell>
          <table:table-cell office:value-type="string" office:string-value="" table:number-columns-repeated="3"/>
          <table:table-cell office:value-type="string" office:string-value="COMUNE IN PROV. DI PARMA. LOCALITA' DI BATTAGLIA DELLA GUERRA D'INDIPENDENZA.">
            <text:p>COMUNE IN PROV. DI PARMA. LOCALITA' DI BATTAGLIA DELLA GUERRA D'INDIPENDENZA.</text:p>
          </table:table-cell>
        </table:table-row>
        <table:table-row>
          <table:table-cell office:value-type="string" office:string-value="092009_000370">
            <text:p>092009_000370</text:p>
          </table:table-cell>
          <table:table-cell office:value-type="string" office:string-value="VIA UGO FOSCOLO">
            <text:p>VIA UGO FOSCOLO</text:p>
          </table:table-cell>
          <table:table-cell office:value-type="string" office:string-value="VIA COCCO ORTU - VIA SALARIS">
            <text:p>VIA COCCO ORTU - VIA SALARIS</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POETA. (NATO A ZANTE IN GRECIA NEL 1778 - MORTO A TURNHAM GREEN LONDRA NEL 1827).">
            <text:p>POETA. (NATO A ZANTE IN GRECIA NEL 1778 - MORTO A TURNHAM GREEN LONDRA NEL 1827).</text:p>
          </table:table-cell>
        </table:table-row>
        <table:table-row>
          <table:table-cell office:value-type="string" office:string-value="092009_000371">
            <text:p>092009_000371</text:p>
          </table:table-cell>
          <table:table-cell office:value-type="string" office:string-value="VIA DEL FOSSARIO">
            <text:p>VIA DEL FOSSARIO</text:p>
          </table:table-cell>
          <table:table-cell office:value-type="string" office:string-value="BASTIONE S.CATERINA - VICO DUOMO">
            <text:p>BASTIONE S.CATERINA - VICO DUOMO</text:p>
          </table:table-cell>
          <table:table-cell office:value-type="string" office:string-value="" table:number-columns-repeated="3"/>
          <table:table-cell office:value-type="string" office:string-value="GIA' VIA DELLE MURAGLIE DEL FOSSARIO.DENOMINAZIONE TRADIZIONALE">
            <text:p>GIA' VIA DELLE MURAGLIE DEL FOSSARIO.DENOMINAZIONE TRADIZIONALE</text:p>
          </table:table-cell>
          <table:table-cell office:value-type="string" office:string-value=" LUOGO IN CUI SI TROVAVA L'ANTICO CIMITERO, ADIACENTE ALLA CATTEDRALE.">
            <text:p> LUOGO IN CUI SI TROVAVA L'ANTICO CIMITERO, ADIACENTE ALLA CATTEDRALE.</text:p>
          </table:table-cell>
        </table:table-row>
        <table:table-row>
          <table:table-cell office:value-type="string" office:string-value="092009_000372">
            <text:p>092009_000372</text:p>
          </table:table-cell>
          <table:table-cell office:value-type="string" office:string-value="VIA FOSSE ARDEATINE">
            <text:p>VIA FOSSE ARDEATINE</text:p>
          </table:table-cell>
          <table:table-cell office:value-type="string" office:string-value="VIA AMPERE  - VIA DEL TRICOLORE">
            <text:p>VIA AMPERE  - VIA DEL TRICOLOR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IN RICORDO DELL'ECCIDIO IN ROMA NEL 1944. FURONO TRUCIDATE 335 PERSONE.">
            <text:p>IN RICORDO DELL'ECCIDIO IN ROMA NEL 1944. FURONO TRUCIDATE 335 PERSONE.</text:p>
          </table:table-cell>
        </table:table-row>
        <table:table-row>
          <table:table-cell office:value-type="string" office:string-value="092009_000373">
            <text:p>092009_000373</text:p>
          </table:table-cell>
          <table:table-cell office:value-type="string" office:string-value="VIA GEROLAMO FRACASTORO">
            <text:p>VIA GEROLAMO FRACASTORO</text:p>
          </table:table-cell>
          <table:table-cell office:value-type="string" office:string-value="VIA FERMI - VIA CAGNA">
            <text:p>VIA FERMI - VIA CAGNA</text:p>
          </table:table-cell>
          <table:table-cell office:value-type="string" office:string-value="" table:number-columns-repeated="3"/>
          <table:table-cell office:value-type="string" office:string-value="MEDICO VERONESE, MATEMATICO E POETA LATINO. (NATO NEL 1478 - MORTO NEL 1553).">
            <text:p>MEDICO VERONESE, MATEMATICO E POETA LATINO. (NATO NEL 1478 - MORTO NEL 1553).</text:p>
          </table:table-cell>
        </table:table-row>
        <table:table-row>
          <table:table-cell office:value-type="string" office:string-value="092009_000374">
            <text:p>092009_000374</text:p>
          </table:table-cell>
          <table:table-cell office:value-type="string" office:string-value="PIAZZA FRANCIA">
            <text:p>PIAZZA FRANCIA</text:p>
          </table:table-cell>
          <table:table-cell office:value-type="string" office:string-value="VIA DUBLINO - PIAZZA OLANDA">
            <text:p>VIA DUBLINO - PIAZZA OLAND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REGIONE DELL'EUROPA OCCIDENTALE.">
            <text:p>REGIONE DELL'EUROPA OCCIDENTALE.</text:p>
          </table:table-cell>
        </table:table-row>
        <table:table-row>
          <table:table-cell office:value-type="string" office:string-value="092009_000375">
            <text:p>092009_000375</text:p>
          </table:table-cell>
          <table:table-cell office:value-type="string" office:string-value="VIA FRANCOFORTE">
            <text:p>VIA FRANCOFORTE</text:p>
          </table:table-cell>
          <table:table-cell office:value-type="string" office:string-value="VIA DELL'ABBAZIA - VIA LIONE">
            <text:p>VIA DELL'ABBAZIA - VIA LIONE</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CITTA' SUL MENO NELLA GERMANIA. PATRIA DI GOETHE.">
            <text:p>CITTA' SUL MENO NELLA GERMANIA. PATRIA DI GOETHE.</text:p>
          </table:table-cell>
        </table:table-row>
        <table:table-row>
          <table:table-cell office:value-type="string" office:string-value="092009_000376">
            <text:p>092009_000376</text:p>
          </table:table-cell>
          <table:table-cell office:value-type="string" office:string-value="VIA FRIULI">
            <text:p>VIA FRIULI</text:p>
          </table:table-cell>
          <table:table-cell office:value-type="string" office:string-value="VIA TRENTINO - (chiuso)">
            <text:p>VIA TRENTINO - (chius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REGIONE VENEZIA GIULIA.">
            <text:p>REGIONE VENEZIA GIULIA.</text:p>
          </table:table-cell>
        </table:table-row>
        <table:table-row>
          <table:table-cell office:value-type="string" office:string-value="092009_000377">
            <text:p>092009_000377</text:p>
          </table:table-cell>
          <table:table-cell office:value-type="string" office:string-value="VIA DEI GABBIANI">
            <text:p>VIA DEI GABBIANI</text:p>
          </table:table-cell>
          <table:table-cell office:value-type="string" office:string-value="VIA MESSINA - VIA DEI FALCONI">
            <text:p>VIA MESSINA - VIA DEI FALCON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STORIA NATURALE: UCCELLO PALMIPEDE.">
            <text:p>STORIA NATURALE: UCCELLO PALMIPEDE.</text:p>
          </table:table-cell>
        </table:table-row>
        <table:table-row>
          <table:table-cell office:value-type="string" office:string-value="092009_000378">
            <text:p>092009_000378</text:p>
          </table:table-cell>
          <table:table-cell office:value-type="string" office:string-value="VIA ANDREA GALASSI">
            <text:p>VIA ANDREA GALASSI</text:p>
          </table:table-cell>
          <table:table-cell office:value-type="string" office:string-value="VIALE CIUSA - VIA MAINAS">
            <text:p>VIALE CIUSA - VIA MAINAS</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CULTORE.ALLIEVO DEL CANOVA. AUTORE DEL MONUMENTO A CARLO FELICE, DEI MAUSOLEI A GIUSEPPA MARIA ALOISI DI SAVOIA, NELLA CATTEDRALE E, AL BEATO AMEDEO D'AOSTA IN SANT'ANNA IN CAGLIARI.SASSARESE, VISSE NEL SEC. XVIII - XIX.">
            <text:p>SCULTORE.ALLIEVO DEL CANOVA. AUTORE DEL MONUMENTO A CARLO FELICE, DEI MAUSOLEI A GIUSEPPA MARIA ALOISI DI SAVOIA, NELLA CATTEDRALE E, AL BEATO AMEDEO D'AOSTA IN SANT'ANNA IN CAGLIARI.SASSARESE, VISSE NEL SEC. XVIII - XIX.</text:p>
          </table:table-cell>
        </table:table-row>
        <table:table-row>
          <table:table-cell office:value-type="string" office:string-value="092009_000379">
            <text:p>092009_000379</text:p>
          </table:table-cell>
          <table:table-cell office:value-type="string" office:string-value="PIAZZA GALILEO GALILEI">
            <text:p>PIAZZA GALILEO GALILEI</text:p>
          </table:table-cell>
          <table:table-cell office:value-type="string" office:string-value="VIA LEOPARDI - VIA MONTI">
            <text:p>VIA LEOPARDI - VIA MONTI</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SICO, ASTRONOMO E MATEMATICO.SCOPRI' LE LEGGI DELL'ISOCRONISMO, INVENTO' IL CANOCCHIALE, IL TERMOMETRO, IL MICROSCOPIO (NATO A PISA NEL 1564 - MORTO AD ARCETRI NEL 1642).">
            <text:p>FISICO, ASTRONOMO E MATEMATICO.SCOPRI' LE LEGGI DELL'ISOCRONISMO, INVENTO' IL CANOCCHIALE, IL TERMOMETRO, IL MICROSCOPIO (NATO A PISA NEL 1564 - MORTO AD ARCETRI NEL 1642).</text:p>
          </table:table-cell>
        </table:table-row>
        <table:table-row>
          <table:table-cell office:value-type="string" office:string-value="092009_000380">
            <text:p>092009_000380</text:p>
          </table:table-cell>
          <table:table-cell office:value-type="string" office:string-value="VIA DUCCIO GALIMBERTI">
            <text:p>VIA DUCCIO GALIMBERTI</text:p>
          </table:table-cell>
          <table:table-cell office:value-type="string" office:string-value="VIA SALVO D'AQUISTO - VIA CANALIS">
            <text:p>VIA SALVO D'AQUISTO - VIA CANALIS</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ATRIOTA E MARTIRE DELLA RESISTENZA.">
            <text:p>PATRIOTA E MARTIRE DELLA RESISTENZA.</text:p>
          </table:table-cell>
        </table:table-row>
        <table:table-row>
          <table:table-cell office:value-type="string" office:string-value="092009_000381">
            <text:p>092009_000381</text:p>
          </table:table-cell>
          <table:table-cell office:value-type="string" office:string-value="VIA MAGGIORE GALLIANO">
            <text:p>VIA MAGGIORE GALLIANO</text:p>
          </table:table-cell>
          <table:table-cell office:value-type="string" office:string-value="VIA CONTE BIANCAMANO - VIA GENERALE CANTORE">
            <text:p>VIA CONTE BIANCAMANO - VIA GENERALE CANTORE</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IOTA. (NATO NEL 1846 - MORTO NEL 1896).">
            <text:p>PATRIOTA. (NATO NEL 1846 - MORTO NEL 1896).</text:p>
          </table:table-cell>
        </table:table-row>
        <table:table-row>
          <table:table-cell office:value-type="string" office:string-value="092009_000382">
            <text:p>092009_000382</text:p>
          </table:table-cell>
          <table:table-cell office:value-type="string" office:string-value="VIA ISOLA GALLINARA">
            <text:p>VIA ISOLA GALLINARA</text:p>
          </table:table-cell>
          <table:table-cell office:value-type="string" office:string-value="VIA PANTELLERIA - VIA LEVANZO">
            <text:p>VIA PANTELLERIA - VIA LEVANZ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ISOLETTA ROCCIOSA A 1500 METRI DAL LITORALE LIGURE.">
            <text:p>ISOLETTA ROCCIOSA A 1500 METRI DAL LITORALE LIGURE.</text:p>
          </table:table-cell>
        </table:table-row>
        <table:table-row>
          <table:table-cell office:value-type="string" office:string-value="092009_000383">
            <text:p>092009_000383</text:p>
          </table:table-cell>
          <table:table-cell office:value-type="string" office:string-value="VIA GALLURA">
            <text:p>VIA GALLURA</text:p>
          </table:table-cell>
          <table:table-cell office:value-type="string" office:string-value="VIA SONNINO - VIA NUORO">
            <text:p>VIA SONNINO - VIA NUOR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LOCALITA' DELLA SARDEGNA, AL SUO ESTREMO SETTENTRIONALE, IN PROVINCIA DI SASSARI. MONTUOSA (MONTE LIMBARA 1362 m.) CENTRI PRINCIPALI: OLBIA, TEMPIO, LA MADDALENA E CAPRERA.">
            <text:p>LOCALITA' DELLA SARDEGNA, AL SUO ESTREMO SETTENTRIONALE, IN PROVINCIA DI SASSARI. MONTUOSA (MONTE LIMBARA 1362 m.) CENTRI PRINCIPALI: OLBIA, TEMPIO, LA MADDALENA E CAPRERA.</text:p>
          </table:table-cell>
        </table:table-row>
        <table:table-row>
          <table:table-cell office:value-type="string" office:string-value="092009_000384">
            <text:p>092009_000384</text:p>
          </table:table-cell>
          <table:table-cell office:value-type="string" office:string-value="VIA LUIGI GALVANI">
            <text:p>VIA LUIGI GALVANI</text:p>
          </table:table-cell>
          <table:table-cell office:value-type="string" office:string-value="VIA  MARCONI - VIA CETTIGNE">
            <text:p>VIA  MARCONI - VIA CETTIGNE</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SICO. (NATO A BOLOGNA NEL 1737 - MORTO A BOLOGNA NEL 1798).">
            <text:p>FISICO. (NATO A BOLOGNA NEL 1737 - MORTO A BOLOGNA NEL 1798).</text:p>
          </table:table-cell>
        </table:table-row>
        <table:table-row>
          <table:table-cell office:value-type="string" office:string-value="092009_000385">
            <text:p>092009_000385</text:p>
          </table:table-cell>
          <table:table-cell office:value-type="string" office:string-value="VIA FILIPPO GARAVETTI">
            <text:p>VIA FILIPPO GARAVETTI</text:p>
          </table:table-cell>
          <table:table-cell office:value-type="string" office:string-value="VIA SCANO - VIA AGOSTINO DI CASTELVI`">
            <text:p>VIA SCANO - VIA AGOSTINO DI CASTELVI`</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DEPUTATO PER LA SARDEGNA PER 5 LEGISLATURE, SENATORE DEL REGNO. E' STATO PER OLTRE 40 ANNI IL MASSIMO ESPONENTE DELLA SINISTRA STORICA SARDA.(NATO A SASSARI NEL 1846 - MORTO A SASSARI NEL 1930).">
            <text:p>DEPUTATO PER LA SARDEGNA PER 5 LEGISLATURE, SENATORE DEL REGNO. E' STATO PER OLTRE 40 ANNI IL MASSIMO ESPONENTE DELLA SINISTRA STORICA SARDA.(NATO A SASSARI NEL 1846 - MORTO A SASSARI NEL 1930).</text:p>
          </table:table-cell>
        </table:table-row>
        <table:table-row>
          <table:table-cell office:value-type="string" office:string-value="092009_000386">
            <text:p>092009_000386</text:p>
          </table:table-cell>
          <table:table-cell office:value-type="string" office:string-value="VIA GARBINO">
            <text:p>VIA GARBINO</text:p>
          </table:table-cell>
          <table:table-cell office:value-type="string" office:string-value="VIA SCIROCCO - VIA FAVONIO">
            <text:p>VIA SCIROCCO - VIA FAVONI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VENTO CHE SOFFIA DA SUD-OVEST. CHIAMATO ANCHE LIBECCIO.">
            <text:p>VENTO CHE SOFFIA DA SUD-OVEST. CHIAMATO ANCHE LIBECCIO.</text:p>
          </table:table-cell>
        </table:table-row>
        <table:table-row>
          <table:table-cell office:value-type="string" office:string-value="092009_000387">
            <text:p>092009_000387</text:p>
          </table:table-cell>
          <table:table-cell office:value-type="string" office:string-value="VIA GARFAGNANA">
            <text:p>VIA GARFAGNANA</text:p>
          </table:table-cell>
          <table:table-cell office:value-type="string" office:string-value="VIA ROMAGNA - VIA LIGURIA">
            <text:p>VIA ROMAGNA - VIA LIGURIA</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GIA' VICO ROMAGNA.REGIONE DELLA TOSCANA NELL'ALTA VALLE DEL SERCHIO IN PROVINCIA DI LUCCA.">
            <text:p>GIA' VICO ROMAGNA.REGIONE DELLA TOSCANA NELL'ALTA VALLE DEL SERCHIO IN PROVINCIA DI LUCCA.</text:p>
          </table:table-cell>
        </table:table-row>
        <table:table-row>
          <table:table-cell office:value-type="string" office:string-value="092009_000388">
            <text:p>092009_000388</text:p>
          </table:table-cell>
          <table:table-cell office:value-type="string" office:string-value="VIA GARIGLIANO">
            <text:p>VIA GARIGLIANO</text:p>
          </table:table-cell>
          <table:table-cell office:value-type="string" office:string-value="VIA PO - (ZONA IN SVILUPPO)">
            <text:p>VIA PO - (ZONA IN SVILUPP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FIUME DELL'ITALIA MERIDIONALE. LUNG. KM.158-">
            <text:p>FIUME DELL'ITALIA MERIDIONALE. LUNG. KM.158-</text:p>
          </table:table-cell>
        </table:table-row>
        <table:table-row>
          <table:table-cell office:value-type="string" office:string-value="092009_000389">
            <text:p>092009_000389</text:p>
          </table:table-cell>
          <table:table-cell office:value-type="string" office:string-value="PIAZZA GIUSEPPE GARIBALDI">
            <text:p>PIAZZA GIUSEPPE GARIBALDI</text:p>
          </table:table-cell>
          <table:table-cell office:value-type="string" office:string-value="VIA GARIBALDI - VIA PAOLI">
            <text:p>VIA GARIBALDI - VIA PAOLI</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UNA DELLE FIGURE PIU' NOBILI E IMPORTANTI DEL NOSTRO RISORGIMENTO.(NATO A NIZZA MARITTIMA NEL 1807 - MORTO A CAPRERA NEL 1882).">
            <text:p>UNA DELLE FIGURE PIU' NOBILI E IMPORTANTI DEL NOSTRO RISORGIMENTO.(NATO A NIZZA MARITTIMA NEL 1807 - MORTO A CAPRERA NEL 1882).</text:p>
          </table:table-cell>
        </table:table-row>
        <table:table-row>
          <table:table-cell office:value-type="string" office:string-value="092009_000390">
            <text:p>092009_000390</text:p>
          </table:table-cell>
          <table:table-cell office:value-type="string" office:string-value="VIA GIUSEPPE GARIBALDI">
            <text:p>VIA GIUSEPPE GARIBALDI</text:p>
          </table:table-cell>
          <table:table-cell office:value-type="string" office:string-value="PIAZZA COSTITUZIONE - PIAZZA GARIBALDI">
            <text:p>PIAZZA COSTITUZIONE - PIAZZA GARIBALDI</text:p>
          </table:table-cell>
          <table:table-cell office:value-type="string" office:string-value="" table:number-columns-repeated="3"/>
          <table:table-cell office:value-type="string" office:string-value="GIA' VIA ARGIOLAS DA VIA SULIS A VIA IGLESIAS. GIA' VIA DEI FERRAI DA VIA IGLESIAS A PORTICO ROMERO. GIA' VIA INCASTRUS DA PORTICO ROMERO A VIA ALGHERO. EROE DEL RISORGIMENTO (NIZZA, 1807 - CAPRERA, 1882)">
            <text:p>GIA' VIA ARGIOLAS DA VIA SULIS A VIA IGLESIAS. GIA' VIA DEI FERRAI DA VIA IGLESIAS A PORTICO ROMERO. GIA' VIA INCASTRUS DA PORTICO ROMERO A VIA ALGHERO. EROE DEL RISORGIMENTO (NIZZA, 1807 - CAPRERA, 1882)</text:p>
          </table:table-cell>
        </table:table-row>
        <table:table-row>
          <table:table-cell office:value-type="string" office:string-value="092009_000391">
            <text:p>092009_000391</text:p>
          </table:table-cell>
          <table:table-cell office:value-type="string" office:string-value="VIA RAFFA GARZIA">
            <text:p>VIA RAFFA GARZIA</text:p>
          </table:table-cell>
          <table:table-cell office:value-type="string" office:string-value="VIA DEXART - VIA DEI COLOMBI">
            <text:p>VIA DEXART - VIA DEI COLOMB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INSIGNE DOCENTE DI LETTERATURA. AUTORE DI STORIA E FOLKLORISMO CAGLIARITANO.(NATO A CAGLIARI IL 10/4/1878 - MORTO A BOLOGNA IL 14/11/1938)">
            <text:p>INSIGNE DOCENTE DI LETTERATURA. AUTORE DI STORIA E FOLKLORISMO CAGLIARITANO.(NATO A CAGLIARI IL 10/4/1878 - MORTO A BOLOGNA IL 14/11/1938)</text:p>
          </table:table-cell>
        </table:table-row>
        <table:table-row>
          <table:table-cell office:value-type="string" office:string-value="092009_000392">
            <text:p>092009_000392</text:p>
          </table:table-cell>
          <table:table-cell office:value-type="string" office:string-value="VIA MICHELE ANTONIO GAZANO">
            <text:p>VIA MICHELE ANTONIO GAZANO</text:p>
          </table:table-cell>
          <table:table-cell office:value-type="string" office:string-value="VIA SCANO - VIA BESTA">
            <text:p>VIA SCANO - VIA BEST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AUTORE DELLA STORIA DELLA SARDEGNA, PUBBLICATA A CAGLIARI NEL 1777.VISSUTO NEL 1700.">
            <text:p>AUTORE DELLA STORIA DELLA SARDEGNA, PUBBLICATA A CAGLIARI NEL 1777.VISSUTO NEL 1700.</text:p>
          </table:table-cell>
        </table:table-row>
        <table:table-row>
          <table:table-cell office:value-type="string" office:string-value="092009_000393">
            <text:p>092009_000393</text:p>
          </table:table-cell>
          <table:table-cell office:value-type="string" office:string-value="VIA FRANCESCO GEMELLI">
            <text:p>VIA FRANCESCO GEMELLI</text:p>
          </table:table-cell>
          <table:table-cell office:value-type="string" office:string-value="VIA VIDAL - VIA GARAVETTI">
            <text:p>VIA VIDAL - VIA GARAVETTI</text:p>
          </table:table-cell>
          <table:table-cell office:value-type="float" office:value="2484">
            <text:p>2484</text:p>
          </table:table-cell>
          <table:table-cell office:value-type="date" office:date-value="1986-01-07">
            <text:p>01/07/86</text:p>
          </table:table-cell>
          <table:table-cell office:value-type="string" office:string-value="G.M.">
            <text:p>G.M.</text:p>
          </table:table-cell>
          <table:table-cell office:value-type="string" office:string-value="PROFESSORE ALL'UNIVERSITA' DI SASSARI. (NATO AD AORTA NEL 1736 - MORTO A NOVARA NEL 1808).">
            <text:p>PROFESSORE ALL'UNIVERSITA' DI SASSARI. (NATO AD AORTA NEL 1736 - MORTO A NOVARA NEL 1808).</text:p>
          </table:table-cell>
        </table:table-row>
        <table:table-row>
          <table:table-cell office:value-type="string" office:string-value="092009_000394">
            <text:p>092009_000394</text:p>
          </table:table-cell>
          <table:table-cell office:value-type="string" office:string-value="VIA DEI GENIERI">
            <text:p>VIA DEI GENIERI</text:p>
          </table:table-cell>
          <table:table-cell office:value-type="string" office:string-value="VIA FOSSE ARDEATINE - VIA DEL TRICOLORE">
            <text:p>VIA FOSSE ARDEATINE - VIA DEL TRICOLOR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CORPO MILITARE DEL GENIO (SOLDATO).">
            <text:p>CORPO MILITARE DEL GENIO (SOLDATO).</text:p>
          </table:table-cell>
        </table:table-row>
        <table:table-row>
          <table:table-cell office:value-type="string" office:string-value="092009_000395">
            <text:p>092009_000395</text:p>
          </table:table-cell>
          <table:table-cell office:value-type="string" office:string-value="VIA GENNERUXI">
            <text:p>VIA GENNERUXI</text:p>
          </table:table-cell>
          <table:table-cell office:value-type="string" office:string-value="VIA S.BENEDETTO - VIA PRAGA">
            <text:p>VIA S.BENEDETTO - VIA PRAGA</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0396">
            <text:p>092009_000396</text:p>
          </table:table-cell>
          <table:table-cell office:value-type="string" office:string-value="VIA GENOVA">
            <text:p>VIA GENOVA</text:p>
          </table:table-cell>
          <table:table-cell office:value-type="string" office:string-value="VIA MILANO - VIA BRESCIA">
            <text:p>VIA MILANO - VIA BRESCIA</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ITTA' E PORTO D'ITALIA DELLA PROVINCIA OMONIMA - REGIONE LIGURIA.">
            <text:p>CITTA' E PORTO D'ITALIA DELLA PROVINCIA OMONIMA - REGIONE LIGURIA.</text:p>
          </table:table-cell>
        </table:table-row>
        <table:table-row>
          <table:table-cell office:value-type="string" office:string-value="092009_000397">
            <text:p>092009_000397</text:p>
          </table:table-cell>
          <table:table-cell office:value-type="string" office:string-value="LARGO PATRIZIO GENNARI">
            <text:p>LARGO PATRIZIO GENNARI</text:p>
          </table:table-cell>
          <table:table-cell office:value-type="string" office:string-value="VIA SCANO - VIA PIER L. DA PALESTRINA">
            <text:p>VIA SCANO - VIA PIER L. DA PALESTRIN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ROFESSORE DI BOTANICA E MATERIA MEDICA, RETTORE DELL'UNIVERSITA' DI CAGLIARI. CREATORE E DIRETTORE DELL'ORTO BOTANICO.(NATO A MORESCO IL 24/11/1820 - MORTO A CAGLIARI IL 01/02/1897).">
            <text:p>PROFESSORE DI BOTANICA E MATERIA MEDICA, RETTORE DELL'UNIVERSITA' DI CAGLIARI. CREATORE E DIRETTORE DELL'ORTO BOTANICO.(NATO A MORESCO IL 24/11/1820 - MORTO A CAGLIARI IL 01/02/1897).</text:p>
          </table:table-cell>
        </table:table-row>
        <table:table-row>
          <table:table-cell office:value-type="string" office:string-value="092009_000398">
            <text:p>092009_000398</text:p>
          </table:table-cell>
          <table:table-cell office:value-type="string" office:string-value="VIA DEI GENOVESI">
            <text:p>VIA DEI GENOVESI</text:p>
          </table:table-cell>
          <table:table-cell office:value-type="string" office:string-value="VIA S.GIUSEPPE - VIA PORCELL">
            <text:p>VIA S.GIUSEPPE - VIA PORCELL</text:p>
          </table:table-cell>
          <table:table-cell office:value-type="string" office:string-value="" table:number-columns-repeated="3"/>
          <table:table-cell office:value-type="string" office:string-value="GIA' STRADA DEI COMUNALI. (RUGA COMUNALIS)GIA' CONTRADA DEI GENOVESI.IN ESSA VI ABITAVANO E COMMERCIAVANO I MERCANTI GENOVESI.">
            <text:p>GIA' STRADA DEI COMUNALI. (RUGA COMUNALIS)GIA' CONTRADA DEI GENOVESI.IN ESSA VI ABITAVANO E COMMERCIAVANO I MERCANTI GENOVESI.</text:p>
          </table:table-cell>
        </table:table-row>
        <table:table-row>
          <table:table-cell office:value-type="string" office:string-value="092009_000399">
            <text:p>092009_000399</text:p>
          </table:table-cell>
          <table:table-cell office:value-type="string" office:string-value="VIA DEI GHERARDESCHI">
            <text:p>VIA DEI GHERARDESCHI</text:p>
          </table:table-cell>
          <table:table-cell office:value-type="string" office:string-value="VIA CHIESA - (chiuso)">
            <text:p>VIA CHIESA - (chiuso)</text:p>
          </table:table-cell>
          <table:table-cell office:value-type="string" office:string-value="" table:number-columns-repeated="3"/>
          <table:table-cell office:value-type="string" office:string-value="ANTICA FAMIGLIA PISANA.">
            <text:p>ANTICA FAMIGLIA PISANA.</text:p>
          </table:table-cell>
        </table:table-row>
        <table:table-row>
          <table:table-cell office:value-type="string" office:string-value="092009_000400">
            <text:p>092009_000400</text:p>
          </table:table-cell>
          <table:table-cell office:value-type="string" office:string-value="VIA GHERARDO DELLE NOTTI">
            <text:p>VIA GHERARDO DELLE NOTTI</text:p>
          </table:table-cell>
          <table:table-cell office:value-type="string" office:string-value="VIA BROTZU - STATALE 131">
            <text:p>VIA BROTZU - STATALE 131</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MINIATURISTA FIORENTINO DEL XVI SEC.">
            <text:p>MINIATURISTA FIORENTINO DEL XVI SEC.</text:p>
          </table:table-cell>
        </table:table-row>
        <table:table-row>
          <table:table-cell office:value-type="string" office:string-value="092009_000401">
            <text:p>092009_000401</text:p>
          </table:table-cell>
          <table:table-cell office:value-type="string" office:string-value="VIA GHIBLI">
            <text:p>VIA GHIBLI</text:p>
          </table:table-cell>
          <table:table-cell office:value-type="string" office:string-value="VIA SCIROCCO - VIA DEI MONSONI">
            <text:p>VIA SCIROCCO - VIA DEI MONSO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VENTO CALDO E ASCIUTTO DI SUD, CHE SOFFIA SULLA LIBIA, TRASPORTANDO SABBIA FINISSIMA DI COLORE GIALLASTRO.">
            <text:p>VENTO CALDO E ASCIUTTO DI SUD, CHE SOFFIA SULLA LIBIA, TRASPORTANDO SABBIA FINISSIMA DI COLORE GIALLASTRO.</text:p>
          </table:table-cell>
        </table:table-row>
        <table:table-row>
          <table:table-cell office:value-type="string" office:string-value="092009_000402">
            <text:p>092009_000402</text:p>
          </table:table-cell>
          <table:table-cell office:value-type="string" office:string-value="VIA IL GHIRLANDAIO">
            <text:p>VIA IL GHIRLANDAIO</text:p>
          </table:table-cell>
          <table:table-cell office:value-type="string" office:string-value="PIAZZA DELLE MUSE - (chiuso)">
            <text:p>PIAZZA DELLE MUSE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ITTORE FIORENTINO.(NATO NEL 1451 - MORTO NEL 1495).">
            <text:p>PITTORE FIORENTINO.(NATO NEL 1451 - MORTO NEL 1495).</text:p>
          </table:table-cell>
        </table:table-row>
        <table:table-row>
          <table:table-cell office:value-type="string" office:string-value="092009_000403">
            <text:p>092009_000403</text:p>
          </table:table-cell>
          <table:table-cell office:value-type="string" office:string-value="VIA ENRICO GIANTURCO">
            <text:p>VIA ENRICO GIANTURCO</text:p>
          </table:table-cell>
          <table:table-cell office:value-type="string" office:string-value="VIA PESSINA - VIA DEGIOANNIS">
            <text:p>VIA PESSINA - VIA DEGIOANNIS</text:p>
          </table:table-cell>
          <table:table-cell office:value-type="string" office:string-value="" table:number-columns-repeated="3"/>
          <table:table-cell office:value-type="string" office:string-value="AVVOCATO E UOMO POLITICO.(NATO NEL 1857 - MORTO NEL 1907).">
            <text:p>AVVOCATO E UOMO POLITICO.(NATO NEL 1857 - MORTO NEL 1907).</text:p>
          </table:table-cell>
        </table:table-row>
        <table:table-row>
          <table:table-cell office:value-type="string" office:string-value="092009_000404">
            <text:p>092009_000404</text:p>
          </table:table-cell>
          <table:table-cell office:value-type="string" office:string-value="VIA AVICENNA">
            <text:p>VIA AVICENNA</text:p>
          </table:table-cell>
          <table:table-cell office:value-type="string" office:string-value="VIA KEPLERO - (campo)">
            <text:p>VIA KEPLERO - (campo)</text:p>
          </table:table-cell>
          <table:table-cell office:value-type="float" office:value="493">
            <text:p>493</text:p>
          </table:table-cell>
          <table:table-cell office:value-type="date" office:date-value="1991-01-03">
            <text:p>01/03/91</text:p>
          </table:table-cell>
          <table:table-cell office:value-type="string" office:string-value="G.M.">
            <text:p>G.M.</text:p>
          </table:table-cell>
          <table:table-cell office:value-type="string" office:string-value="( ABU' ALI' AL HUSAYN IBN SINA) - FILOSOFO E MEDICO IRANIANO. STRAORDINARIAMENTE PRECOCE, INIZIA STUDIANDO IL SAPERE NOTO FINO AD ALLORA">
            <text:p>( ABU' ALI' AL HUSAYN IBN SINA) - FILOSOFO E MEDICO IRANIANO. STRAORDINARIAMENTE PRECOCE, INIZIA STUDIANDO IL SAPERE NOTO FINO AD ALLORA</text:p>
          </table:table-cell>
          <table:table-cell office:value-type="string" office:string-value=" APPROFONDISCE LE CONOSCENZE SULLA MEDICINA E SULLA FILOSOFIA. AUTORE DI UN FAMOSO CANONE DI MEDICINA FILOSOFICA LA GUARIGIONE, AL QUALE SI ISPIRERANNO L'INSEGNAMENTO E LE PRATICHE MEDICHE IN OCCIDENTE FINO AL XVII SECOLO, ED IN IRAN FINO AL XX SECOLO.(NATO A AFSHANA (VICINO A BUCHARA) NEL 980 - MORTO A HAMADHAN NEL 1037)">
            <text:p> APPROFONDISCE LE CONOSCENZE SULLA MEDICINA E SULLA FILOSOFIA. AUTORE DI UN FAMOSO CANONE DI MEDICINA FILOSOFICA LA GUARIGIONE, AL QUALE SI ISPIRERANNO L'INSEGNAMENTO E LE PRATICHE MEDICHE IN OCCIDENTE FINO AL XVII SECOLO, ED IN IRAN FINO AL XX SECOLO.(NATO A AFSHANA (VICINO A BUCHARA) NEL 980 - MORTO A HAMADHAN NEL 1037)</text:p>
          </table:table-cell>
        </table:table-row>
        <table:table-row>
          <table:table-cell office:value-type="string" office:string-value="092009_000405">
            <text:p>092009_000405</text:p>
          </table:table-cell>
          <table:table-cell office:value-type="string" office:string-value="VIA GIARDINI">
            <text:p>VIA GIARDINI</text:p>
          </table:table-cell>
          <table:table-cell office:value-type="string" office:string-value="VIA S.GIOVANNI - VIA MARCHE">
            <text:p>VIA S.GIOVANNI - VIA MARCHE</text:p>
          </table:table-cell>
          <table:table-cell office:value-type="string" office:string-value="" table:number-columns-repeated="3"/>
          <table:table-cell office:value-type="string" office:string-value="GIA' VIA DEGLI ORTI. LUOGHI CINTI DI MURO O DI SIEPI, DOVE SI COLTIVANO FIORI E ALBERI.">
            <text:p>GIA' VIA DEGLI ORTI. LUOGHI CINTI DI MURO O DI SIEPI, DOVE SI COLTIVANO FIORI E ALBERI.</text:p>
          </table:table-cell>
        </table:table-row>
        <table:table-row>
          <table:table-cell office:value-type="string" office:string-value="092009_000406">
            <text:p>092009_000406</text:p>
          </table:table-cell>
          <table:table-cell office:value-type="string" office:string-value="VIA CLAUDIO GALENO">
            <text:p>VIA CLAUDIO GALENO</text:p>
          </table:table-cell>
          <table:table-cell office:value-type="string" office:string-value="VIA GUZZONI DEGLI ANCARANI - (campo)">
            <text:p>VIA GUZZONI DEGLI ANCARANI - (camp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MEDICO DELLA CIVILTA' CLASSICA (129 + 201).">
            <text:p>MEDICO DELLA CIVILTA' CLASSICA (129 + 201).</text:p>
          </table:table-cell>
        </table:table-row>
        <table:table-row>
          <table:table-cell office:value-type="string" office:string-value="092009_000407">
            <text:p>092009_000407</text:p>
          </table:table-cell>
          <table:table-cell office:value-type="string" office:string-value="VIA SIGMUND FREUD">
            <text:p>VIA SIGMUND FREUD</text:p>
          </table:table-cell>
          <table:table-cell office:value-type="string" office:string-value="VIA DEI SALINIERI - VIA DARWIN">
            <text:p>VIA DEI SALINIERI - VIA DARWIN</text:p>
          </table:table-cell>
          <table:table-cell office:value-type="float" office:value="493">
            <text:p>493</text:p>
          </table:table-cell>
          <table:table-cell office:value-type="date" office:date-value="1991-01-03">
            <text:p>01/03/91</text:p>
          </table:table-cell>
          <table:table-cell office:value-type="string" office:string-value="G.M.">
            <text:p>G.M.</text:p>
          </table:table-cell>
          <table:table-cell office:value-type="string" office:string-value="PSICHIATRA VIENNESE. FONDATORE DELLA PSICOANALISI.">
            <text:p>PSICHIATRA VIENNESE. FONDATORE DELLA PSICOANALISI.</text:p>
          </table:table-cell>
        </table:table-row>
        <table:table-row>
          <table:table-cell office:value-type="string" office:string-value="092009_000408">
            <text:p>092009_000408</text:p>
          </table:table-cell>
          <table:table-cell office:value-type="string" office:string-value="TRAVERSA PRIMA MANDROLISAI">
            <text:p>TRAVERSA PRIMA MANDROLISAI</text:p>
          </table:table-cell>
          <table:table-cell office:value-type="string" office:string-value="VIA MANDROLISAI - (chiuso)">
            <text:p>VIA MANDROLISAI - (chiuso)</text:p>
          </table:table-cell>
        </table:table-row>
        <table:table-row>
          <table:table-cell office:value-type="string" office:string-value="092009_000409">
            <text:p>092009_000409</text:p>
          </table:table-cell>
          <table:table-cell office:value-type="string" office:string-value="VIA DEL GINEPRO">
            <text:p>VIA DEL GINEPRO</text:p>
          </table:table-cell>
          <table:table-cell office:value-type="string" office:string-value="VIA DUCA DI GENOVA - VIA DELLE SPIGHE">
            <text:p>VIA DUCA DI GENOVA - VIA DELLE SPIGHE</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ARBUSTO ODOROSO DELLA FAMIGLIA DELLE PINACEE.">
            <text:p>ARBUSTO ODOROSO DELLA FAMIGLIA DELLE PINACEE.</text:p>
          </table:table-cell>
        </table:table-row>
        <table:table-row>
          <table:table-cell office:value-type="string" office:string-value="092009_000410">
            <text:p>092009_000410</text:p>
          </table:table-cell>
          <table:table-cell office:value-type="string" office:string-value="VIA DELLE GINESTRE">
            <text:p>VIA DELLE GINESTRE</text:p>
          </table:table-cell>
          <table:table-cell office:value-type="string" office:string-value="VIA PIRANDELLO - VIA DELLE AGAVI">
            <text:p>VIA PIRANDELLO - VIA DELLE AGAVI</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SPARTIUM JUNCEUM) - ARBUSTO DELLA FAMIGLIA LEGUMINOSE, ALTO FINO A 5 m. , CON RAMI GIUNCHIFORMI, FOGLIE SEMPLICI, FIORI GIALLO ORO ODOROSI IN RACEMI TERMINALI. CRESCE IN LUOGHI ARIDI. DAI RAMI SI RICAVA UNA FIBRA TESSILE.">
            <text:p>(SPARTIUM JUNCEUM) - ARBUSTO DELLA FAMIGLIA LEGUMINOSE, ALTO FINO A 5 m. , CON RAMI GIUNCHIFORMI, FOGLIE SEMPLICI, FIORI GIALLO ORO ODOROSI IN RACEMI TERMINALI. CRESCE IN LUOGHI ARIDI. DAI RAMI SI RICAVA UNA FIBRA TESSILE.</text:p>
          </table:table-cell>
        </table:table-row>
        <table:table-row>
          <table:table-cell office:value-type="string" office:string-value="092009_000411">
            <text:p>092009_000411</text:p>
          </table:table-cell>
          <table:table-cell office:value-type="string" office:string-value="VIA VINCENZO GIOBERTI">
            <text:p>VIA VINCENZO GIOBERTI</text:p>
          </table:table-cell>
          <table:table-cell office:value-type="string" office:string-value="VIA BACAREDDA - PIAZZA GALILEI">
            <text:p>VIA BACAREDDA - PIAZZA GALILEI</text:p>
          </table:table-cell>
          <table:table-cell office:value-type="string" office:string-value="" table:number-columns-repeated="3"/>
          <table:table-cell office:value-type="string" office:string-value="FILOSOFO E STATISTA TORINESE. (NATO NEL 1801 - MORTO NEL 1852).">
            <text:p>FILOSOFO E STATISTA TORINESE. (NATO NEL 1801 - MORTO NEL 1852).</text:p>
          </table:table-cell>
        </table:table-row>
        <table:table-row>
          <table:table-cell office:value-type="string" office:string-value="092009_000412">
            <text:p>092009_000412</text:p>
          </table:table-cell>
          <table:table-cell office:value-type="string" office:string-value="VIA FLAVIO GIOIA">
            <text:p>VIA FLAVIO GIOIA</text:p>
          </table:table-cell>
          <table:table-cell office:value-type="string" office:string-value="VIA CASTIGLIONE - VIA TORRICELLI">
            <text:p>VIA CASTIGLIONE - VIA TORRICELL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INVENTORE DELLA BUSSOLA, NAVIGATORE AMALFITANO.(NATO NEL SEC. XIII - MORTO NEL SEC.XIV).">
            <text:p>INVENTORE DELLA BUSSOLA, NAVIGATORE AMALFITANO.(NATO NEL SEC. XIII - MORTO NEL SEC.XIV).</text:p>
          </table:table-cell>
        </table:table-row>
        <table:table-row>
          <table:table-cell office:value-type="string" office:string-value="092009_000413">
            <text:p>092009_000413</text:p>
          </table:table-cell>
          <table:table-cell office:value-type="string" office:string-value="VIA GIOVANNI GIOLITTI">
            <text:p>VIA GIOVANNI GIOLITTI</text:p>
          </table:table-cell>
          <table:table-cell office:value-type="string" office:string-value="VIA SONNINO - VIA BARONE ROSSI">
            <text:p>VIA SONNINO - VIA BARONE ROSS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UOMO POLITICO, STATISTA. (NATO A MONDOVI' NEL 1842 - MORTO NEL 1928).">
            <text:p>UOMO POLITICO, STATISTA. (NATO A MONDOVI' NEL 1842 - MORTO NEL 1928).</text:p>
          </table:table-cell>
        </table:table-row>
        <table:table-row>
          <table:table-cell office:value-type="string" office:string-value="092009_000414">
            <text:p>092009_000414</text:p>
          </table:table-cell>
          <table:table-cell office:value-type="string" office:string-value="VIA GIOTTO">
            <text:p>VIA GIOTTO</text:p>
          </table:table-cell>
          <table:table-cell office:value-type="string" office:string-value="VIA PIERO DELLA FRANCESCA - VIA CARPACCIO">
            <text:p>VIA PIERO DELLA FRANCESCA - VIA CARPACCI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ITTORE FIORENTINO E VALENTE SCULTORE E ARCHITETTO.(NATO NEL 1274 - MORTO NEL 1337).">
            <text:p>PITTORE FIORENTINO E VALENTE SCULTORE E ARCHITETTO.(NATO NEL 1274 - MORTO NEL 1337).</text:p>
          </table:table-cell>
        </table:table-row>
        <table:table-row>
          <table:table-cell office:value-type="string" office:string-value="092009_000415">
            <text:p>092009_000415</text:p>
          </table:table-cell>
          <table:table-cell office:value-type="string" office:string-value="VIA DELLA GIOVANE ITALIA">
            <text:p>VIA DELLA GIOVANE ITALIA</text:p>
          </table:table-cell>
          <table:table-cell office:value-type="string" office:string-value="VIA RISORGIMENTO - VIA VESALIO">
            <text:p>VIA RISORGIMENTO - VIA VESALI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ELEBRE SOCIETA' SEGRETA FONDATA DA MAZZINI NEL 1831.">
            <text:p>CELEBRE SOCIETA' SEGRETA FONDATA DA MAZZINI NEL 1831.</text:p>
          </table:table-cell>
        </table:table-row>
        <table:table-row>
          <table:table-cell office:value-type="string" office:string-value="092009_000416">
            <text:p>092009_000416</text:p>
          </table:table-cell>
          <table:table-cell office:value-type="string" office:string-value="VIA GIOVANNI DALLE BANDE NERE">
            <text:p>VIA GIOVANNI DALLE BANDE NERE</text:p>
          </table:table-cell>
          <table:table-cell office:value-type="string" office:string-value="VIA LORENZO IL MAGNIFICO - VIA DELLE AQUILE">
            <text:p>VIA LORENZO IL MAGNIFICO - VIA DELLE AQUILE</text:p>
          </table:table-cell>
          <table:table-cell office:value-type="string" office:string-value="" table:number-columns-repeated="3"/>
          <table:table-cell office:value-type="string" office:string-value="CAPITANO DI VENTURA.(NATO NEL 1493 - MORTO NEL 1526).">
            <text:p>CAPITANO DI VENTURA.(NATO NEL 1493 - MORTO NEL 1526).</text:p>
          </table:table-cell>
        </table:table-row>
        <table:table-row>
          <table:table-cell office:value-type="string" office:string-value="092009_000417">
            <text:p>092009_000417</text:p>
          </table:table-cell>
          <table:table-cell office:value-type="string" office:string-value="VIA GIOVANNI DA PROCIDA">
            <text:p>VIA GIOVANNI DA PROCIDA</text:p>
          </table:table-cell>
          <table:table-cell office:value-type="string" office:string-value="VIA DANDOLO - VIA BRAGADIN">
            <text:p>VIA DANDOLO - VIA BRAGADIN</text:p>
          </table:table-cell>
          <table:table-cell office:value-type="string" office:string-value="" table:number-columns-repeated="3"/>
          <table:table-cell office:value-type="string" office:string-value="CAPITANO DI VENTURA. (NATO NEL 1210 - MORTO NEL 1298).">
            <text:p>CAPITANO DI VENTURA. (NATO NEL 1210 - MORTO NEL 1298).</text:p>
          </table:table-cell>
        </table:table-row>
        <table:table-row>
          <table:table-cell office:value-type="string" office:string-value="092009_000418">
            <text:p>092009_000418</text:p>
          </table:table-cell>
          <table:table-cell office:value-type="string" office:string-value="PIAZZA GIOVANNI DA VERRAZZANO">
            <text:p>PIAZZA GIOVANNI DA VERRAZZANO</text:p>
          </table:table-cell>
          <table:table-cell office:value-type="string" office:string-value="PIAZZA PIGAFETTA - PIAZZA STANLEY">
            <text:p>PIAZZA PIGAFETTA - PIAZZA STANLEY</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NAVIGATORE ITALIANO.(NATO NEL 1485 - MORTO NEL 1530).">
            <text:p>NAVIGATORE ITALIANO.(NATO NEL 1485 - MORTO NEL 1530).</text:p>
          </table:table-cell>
        </table:table-row>
        <table:table-row>
          <table:table-cell office:value-type="string" office:string-value="092009_000419">
            <text:p>092009_000419</text:p>
          </table:table-cell>
          <table:table-cell office:value-type="string" office:string-value="PIAZZA GIOVANNI VENTITREESIMO">
            <text:p>PIAZZA GIOVANNI VENTITREESIMO</text:p>
          </table:table-cell>
          <table:table-cell office:value-type="string" office:string-value="VIA DANTE - VIA DEI GIUDICATI">
            <text:p>VIA DANTE - VIA DEI GIUDICATI</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PIAZZA DANTE. IN MEMORIA DI PAPA ANGELO RONCALLI. (NATO A SOTTO IL MONTE (BERGAMO) IL 25/11/1881 - MORTO A ROMA IL 1/06/963).">
            <text:p>GIA' PIAZZA DANTE. IN MEMORIA DI PAPA ANGELO RONCALLI. (NATO A SOTTO IL MONTE (BERGAMO) IL 25/11/1881 - MORTO A ROMA IL 1/06/963).</text:p>
          </table:table-cell>
        </table:table-row>
        <table:table-row>
          <table:table-cell office:value-type="string" office:string-value="092009_000420">
            <text:p>092009_000420</text:p>
          </table:table-cell>
          <table:table-cell office:value-type="string" office:string-value="VIA GIPPI">
            <text:p>VIA GIPPI</text:p>
          </table:table-cell>
          <table:table-cell office:value-type="string" office:string-value="VIA IS MIRRIONIS - VIA BARIGADU">
            <text:p>VIA IS MIRRIONIS - VIA BARIGADU</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421">
            <text:p>092009_000421</text:p>
          </table:table-cell>
          <table:table-cell office:value-type="string" office:string-value="VIA DEI GIUDICATI">
            <text:p>VIA DEI GIUDICATI</text:p>
          </table:table-cell>
          <table:table-cell office:value-type="string" office:string-value="VIA BACAREDDA - PIAZZA GIOVANNI XXIII">
            <text:p>VIA BACAREDDA - PIAZZA GIOVANNI XXII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N MEMORIA DEL PERIODO GIUDICALE.">
            <text:p>IN MEMORIA DEL PERIODO GIUDICALE.</text:p>
          </table:table-cell>
        </table:table-row>
        <table:table-row>
          <table:table-cell office:value-type="string" office:string-value="092009_000422">
            <text:p>092009_000422</text:p>
          </table:table-cell>
          <table:table-cell office:value-type="string" office:string-value="VIA GIUDICE CHIANO">
            <text:p>VIA GIUDICE CHIANO</text:p>
          </table:table-cell>
          <table:table-cell office:value-type="string" office:string-value="VIA DEI GIUDICATI - VIA CAPULA">
            <text:p>VIA DEI GIUDICATI - VIA CAPUL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RESSE IL GIUDICATO DAL 1254 AL 1256. TENTO' CON L'APPOGGIO DI GENOVA DI TOGLIERE AI PISANI LA SUPREMAZIA SUL SUO TERRITORIO.">
            <text:p>RESSE IL GIUDICATO DAL 1254 AL 1256. TENTO' CON L'APPOGGIO DI GENOVA DI TOGLIERE AI PISANI LA SUPREMAZIA SUL SUO TERRITORIO.</text:p>
          </table:table-cell>
        </table:table-row>
        <table:table-row>
          <table:table-cell office:value-type="string" office:string-value="092009_000423">
            <text:p>092009_000423</text:p>
          </table:table-cell>
          <table:table-cell office:value-type="string" office:string-value="VIA GIUDICE COSTANTINO">
            <text:p>VIA GIUDICE COSTANTINO</text:p>
          </table:table-cell>
          <table:table-cell office:value-type="string" office:string-value="VIALE CIUSA - VIA DEI VISCONTI">
            <text:p>VIALE CIUSA - VIA DEI VISCONT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RESSE IL GIUDICATO DAL 1130 AL 1162. APPOGGIO' IL MONACHESIMO, FU IN TERRA SANTA, GOVERNO' SAGGIAMENTE IL GIUDICATO.">
            <text:p>RESSE IL GIUDICATO DAL 1130 AL 1162. APPOGGIO' IL MONACHESIMO, FU IN TERRA SANTA, GOVERNO' SAGGIAMENTE IL GIUDICATO.</text:p>
          </table:table-cell>
        </table:table-row>
        <table:table-row>
          <table:table-cell office:value-type="string" office:string-value="092009_000424">
            <text:p>092009_000424</text:p>
          </table:table-cell>
          <table:table-cell office:value-type="string" office:string-value="VIA GIUDICE GONARIO">
            <text:p>VIA GIUDICE GONARIO</text:p>
          </table:table-cell>
          <table:table-cell office:value-type="string" office:string-value="VIA S.VETRANO - VIA GIUDICESSA BENEDETTA">
            <text:p>VIA S.VETRANO - VIA GIUDICESSA BENEDETTA</text:p>
          </table:table-cell>
          <table:table-cell office:value-type="float" office:value="1992">
            <text:p>1992</text:p>
          </table:table-cell>
          <table:table-cell office:value-type="string" office:string-value="24/06/1967">
            <text:p>24/06/1967</text:p>
          </table:table-cell>
          <table:table-cell office:value-type="string" office:string-value="G.C.">
            <text:p>G.C.</text:p>
          </table:table-cell>
          <table:table-cell office:value-type="string" office:string-value="GIA' SECONDA TRAVERSA S.VETRANO.">
            <text:p>GIA' SECONDA TRAVERSA S.VETRANO.</text:p>
          </table:table-cell>
        </table:table-row>
        <table:table-row>
          <table:table-cell office:value-type="string" office:string-value="092009_000425">
            <text:p>092009_000425</text:p>
          </table:table-cell>
          <table:table-cell office:value-type="string" office:string-value="VIA GIUDICE GUGLIELMO">
            <text:p>VIA GIUDICE GUGLIELMO</text:p>
          </table:table-cell>
          <table:table-cell office:value-type="string" office:string-value="VIA GIUDICESSA BENEDETTA - VIA GIUDICE MARIANO">
            <text:p>VIA GIUDICESSA BENEDETTA - VIA GIUDICE MARIAN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RESSE IL GIUDICATO DAL 1190 AL 1214. FAVORI' LA POLITICA PISANA DI PENETRAZIONE NEL SUO TERRITORIO.">
            <text:p>RESSE IL GIUDICATO DAL 1190 AL 1214. FAVORI' LA POLITICA PISANA DI PENETRAZIONE NEL SUO TERRITORIO.</text:p>
          </table:table-cell>
        </table:table-row>
        <table:table-row>
          <table:table-cell office:value-type="string" office:string-value="092009_000426">
            <text:p>092009_000426</text:p>
          </table:table-cell>
          <table:table-cell office:value-type="string" office:string-value="VIA GIUDICE MARIANO">
            <text:p>VIA GIUDICE MARIANO</text:p>
          </table:table-cell>
          <table:table-cell office:value-type="string" office:string-value="VIA GIUDICE GUGLIELMO - VIA NASTRO AZZURRO">
            <text:p>VIA GIUDICE GUGLIELMO - VIA NASTRO AZZURR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RESSE IL GIUDICATO DAL 1107 AL 1121.">
            <text:p>RESSE IL GIUDICATO DAL 1107 AL 1121.</text:p>
          </table:table-cell>
        </table:table-row>
        <table:table-row>
          <table:table-cell office:value-type="string" office:string-value="092009_000427">
            <text:p>092009_000427</text:p>
          </table:table-cell>
          <table:table-cell office:value-type="string" office:string-value="VIA GIUDICE SALUSIO">
            <text:p>VIA GIUDICE SALUSIO</text:p>
          </table:table-cell>
          <table:table-cell office:value-type="string" office:string-value="VIA S.VETRANO - VIA GIUDICESSA BENEDETTA">
            <text:p>VIA S.VETRANO - VIA GIUDICESSA BENEDETT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RESSE IL GIUDICATO DI CAGLIARI NEL SEC. XI.">
            <text:p>RESSE IL GIUDICATO DI CAGLIARI NEL SEC. XI.</text:p>
          </table:table-cell>
        </table:table-row>
        <table:table-row>
          <table:table-cell office:value-type="string" office:string-value="092009_000428">
            <text:p>092009_000428</text:p>
          </table:table-cell>
          <table:table-cell office:value-type="string" office:string-value="VIA GIUDICE TORBENO">
            <text:p>VIA GIUDICE TORBENO</text:p>
          </table:table-cell>
          <table:table-cell office:value-type="string" office:string-value="VIA DEI GIUDICATI - VIA CAO DI S.MARCO">
            <text:p>VIA DEI GIUDICATI - VIA CAO DI S.MARC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GIUDICE AI PRIMI DEL SEC. XII. SI DISTINSE NELLA LOTTA CONTRO GLI ARABI, NELLA QUALE FU APPOGGIATO DA GENOVA E DA PISA.">
            <text:p>GIUDICE AI PRIMI DEL SEC. XII. SI DISTINSE NELLA LOTTA CONTRO GLI ARABI, NELLA QUALE FU APPOGGIATO DA GENOVA E DA PISA.</text:p>
          </table:table-cell>
        </table:table-row>
        <table:table-row>
          <table:table-cell office:value-type="string" office:string-value="092009_000429">
            <text:p>092009_000429</text:p>
          </table:table-cell>
          <table:table-cell office:value-type="string" office:string-value="VIA GIUDICE UGONE">
            <text:p>VIA GIUDICE UGONE</text:p>
          </table:table-cell>
          <table:table-cell office:value-type="string" office:string-value="VIA S.VETRANO - VIA GIUDICESSA BENEDETTA">
            <text:p>VIA S.VETRANO - VIA GIUDICESSA BENEDETTA</text:p>
          </table:table-cell>
          <table:table-cell office:value-type="float" office:value="1992">
            <text:p>1992</text:p>
          </table:table-cell>
          <table:table-cell office:value-type="string" office:string-value="24/06/1967">
            <text:p>24/06/1967</text:p>
          </table:table-cell>
          <table:table-cell office:value-type="string" office:string-value="G.M.">
            <text:p>G.M.</text:p>
          </table:table-cell>
          <table:table-cell office:value-type="string" office:string-value="GIA' PRIMA TRAVERSA S.VETRANO.">
            <text:p>GIA' PRIMA TRAVERSA S.VETRANO.</text:p>
          </table:table-cell>
        </table:table-row>
        <table:table-row>
          <table:table-cell office:value-type="string" office:string-value="092009_000430">
            <text:p>092009_000430</text:p>
          </table:table-cell>
          <table:table-cell office:value-type="string" office:string-value="VIA GIUDICESSA ADELASIA">
            <text:p>VIA GIUDICESSA ADELASIA</text:p>
          </table:table-cell>
          <table:table-cell office:value-type="string" office:string-value="VIA S.VETRANO - VIA GIUDICESSA BENEDETTA">
            <text:p>VIA S.VETRANO - VIA GIUDICESSA BENEDETT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GIUDICESSA DI TORRE - SEC. XII.">
            <text:p>GIUDICESSA DI TORRE - SEC. XII.</text:p>
          </table:table-cell>
        </table:table-row>
        <table:table-row>
          <table:table-cell office:value-type="string" office:string-value="092009_000431">
            <text:p>092009_000431</text:p>
          </table:table-cell>
          <table:table-cell office:value-type="string" office:string-value="VIA GIUDICESSA BENEDETTA">
            <text:p>VIA GIUDICESSA BENEDETTA</text:p>
          </table:table-cell>
          <table:table-cell office:value-type="string" office:string-value="VIA BACAREDDA - VIA NASTRO AZZURRO">
            <text:p>VIA BACAREDDA - VIA NASTRO AZZURR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RESSE IL GIUDICATO DI CAGLIARI DAL 1214 AL 1232. TENTO' DI EVITARE LA SUPREMAZIA PISANA NEL SUO TERRITORIO.">
            <text:p>RESSE IL GIUDICATO DI CAGLIARI DAL 1214 AL 1232. TENTO' DI EVITARE LA SUPREMAZIA PISANA NEL SUO TERRITORIO.</text:p>
          </table:table-cell>
        </table:table-row>
        <table:table-row>
          <table:table-cell office:value-type="string" office:string-value="092009_000432">
            <text:p>092009_000432</text:p>
          </table:table-cell>
          <table:table-cell office:value-type="string" office:string-value="PIAZZA GIUDICESSA ELENA">
            <text:p>PIAZZA GIUDICESSA ELENA</text:p>
          </table:table-cell>
          <table:table-cell office:value-type="string" office:string-value="VIA GIUDICESSA BENEDETTA - VIA DEI DONORATICO">
            <text:p>VIA GIUDICESSA BENEDETTA - VIA DEI DONORATIC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FIGLIA DI COSTANTINO III DI GALLURA REGGENTE IL GIUDICATO FINO AL MATRIMONIO CON LAMBERTO VISCONTI.">
            <text:p>FIGLIA DI COSTANTINO III DI GALLURA REGGENTE IL GIUDICATO FINO AL MATRIMONIO CON LAMBERTO VISCONTI.</text:p>
          </table:table-cell>
        </table:table-row>
        <table:table-row>
          <table:table-cell office:value-type="string" office:string-value="092009_000433">
            <text:p>092009_000433</text:p>
          </table:table-cell>
          <table:table-cell office:value-type="string" office:string-value="VIA GIUDICESSA VERA">
            <text:p>VIA GIUDICESSA VERA</text:p>
          </table:table-cell>
          <table:table-cell office:value-type="string" office:string-value="VIA S.VETRANO - VIA GIUDICESSA BENEDETTA">
            <text:p>VIA S.VETRANO - VIA GIUDICESSA BENEDETT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GIUDICESSA DI CAGLIARI NEL 1066, DONO' MOLTE CHIESE AGLI STESSI MONACI.">
            <text:p>GIUDICESSA DI CAGLIARI NEL 1066, DONO' MOLTE CHIESE AGLI STESSI MONACI.</text:p>
          </table:table-cell>
        </table:table-row>
        <table:table-row>
          <table:table-cell office:value-type="string" office:string-value="092009_000434">
            <text:p>092009_000434</text:p>
          </table:table-cell>
          <table:table-cell office:value-type="string" office:string-value="VIA GIULIO SECONDO">
            <text:p>VIA GIULIO SECONDO</text:p>
          </table:table-cell>
          <table:table-cell office:value-type="string" office:string-value="VIA BRAGADIN - VIA DELLE AQUILE">
            <text:p>VIA BRAGADIN - VIA DELLE AQUILE</text:p>
          </table:table-cell>
          <table:table-cell office:value-type="string" office:string-value="" table:number-columns-repeated="3"/>
          <table:table-cell office:value-type="string" office:string-value="PAPA. GUERRIERO E POLITICO ABILISSIMO RECUPERO' TUTTI I DOMINI DELLA CHIESA DAL 1503 AL 1513.">
            <text:p>PAPA. GUERRIERO E POLITICO ABILISSIMO RECUPERO' TUTTI I DOMINI DELLA CHIESA DAL 1503 AL 1513.</text:p>
          </table:table-cell>
        </table:table-row>
        <table:table-row>
          <table:table-cell office:value-type="string" office:string-value="092009_000435">
            <text:p>092009_000435</text:p>
          </table:table-cell>
          <table:table-cell office:value-type="string" office:string-value="VIA DEI GIUNCHI">
            <text:p>VIA DEI GIUNCHI</text:p>
          </table:table-cell>
          <table:table-cell office:value-type="string" office:string-value="VIA DEL COLLE - VIA DELLE RANE">
            <text:p>VIA DEL COLLE - VIA DELLE RANE</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IANTA DELLA FAMIGLIA DELLE GIUNCACEE.ERBE GENERALMENTE PERENNI, A FOGLIE CILINDRICHE DEI LUOGHI ACQUITRINOSI,TRA CUI JUNCUS GLAUCUS, JUNCUS ARTICULATUS, ECC.SERVE PER IMPAGLIARE SEGGIOLE E FARE PANIERI.">
            <text:p>PIANTA DELLA FAMIGLIA DELLE GIUNCACEE.ERBE GENERALMENTE PERENNI, A FOGLIE CILINDRICHE DEI LUOGHI ACQUITRINOSI,TRA CUI JUNCUS GLAUCUS, JUNCUS ARTICULATUS, ECC.SERVE PER IMPAGLIARE SEGGIOLE E FARE PANIERI.</text:p>
          </table:table-cell>
        </table:table-row>
        <table:table-row>
          <table:table-cell office:value-type="string" office:string-value="092009_000436">
            <text:p>092009_000436</text:p>
          </table:table-cell>
          <table:table-cell office:value-type="string" office:string-value="VIA GIUSEPPE GIUSTI">
            <text:p>VIA GIUSEPPE GIUSTI</text:p>
          </table:table-cell>
          <table:table-cell office:value-type="string" office:string-value="VIA MACHIAVELLI - VIA CASTIGLIONE">
            <text:p>VIA MACHIAVELLI - VIA CASTIGLIONE</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POETA E SCRITTORE. (NATO A MONSUMMANO LUCCA NEL 1809 - MORTO A FIRENZE NEL 1850).">
            <text:p>POETA E SCRITTORE. (NATO A MONSUMMANO LUCCA NEL 1809 - MORTO A FIRENZE NEL 1850).</text:p>
          </table:table-cell>
        </table:table-row>
        <table:table-row>
          <table:table-cell office:value-type="string" office:string-value="092009_000437">
            <text:p>092009_000437</text:p>
          </table:table-cell>
          <table:table-cell office:value-type="string" office:string-value="VIA GOCEANO">
            <text:p>VIA GOCEANO</text:p>
          </table:table-cell>
          <table:table-cell office:value-type="string" office:string-value="VIA NUORO - VIA DANTE">
            <text:p>VIA NUORO - VIA DANTE</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LOCALITA' DELLA SARDEGNA.">
            <text:p>LOCALITA' DELLA SARDEGNA.</text:p>
          </table:table-cell>
        </table:table-row>
        <table:table-row>
          <table:table-cell office:value-type="string" office:string-value="092009_000438">
            <text:p>092009_000438</text:p>
          </table:table-cell>
          <table:table-cell office:value-type="string" office:string-value="VIA GOITO">
            <text:p>VIA GOITO</text:p>
          </table:table-cell>
          <table:table-cell office:value-type="string" office:string-value="VIA IS MIRRIONIS - VIA PASTRENGO">
            <text:p>VIA IS MIRRIONIS - VIA PASTRENGO</text:p>
          </table:table-cell>
          <table:table-cell office:value-type="string" office:string-value="" table:number-columns-repeated="3"/>
          <table:table-cell office:value-type="string" office:string-value="LOCALITA DI BATTAGLIA - COMUNE IN PROV. DI MANTOVA SUL MINCIO.">
            <text:p>LOCALITA DI BATTAGLIA - COMUNE IN PROV. DI MANTOVA SUL MINCIO.</text:p>
          </table:table-cell>
        </table:table-row>
        <table:table-row>
          <table:table-cell office:value-type="string" office:string-value="092009_000439">
            <text:p>092009_000439</text:p>
          </table:table-cell>
          <table:table-cell office:value-type="string" office:string-value="VIA CARLO GOLDONI">
            <text:p>VIA CARLO GOLDONI</text:p>
          </table:table-cell>
          <table:table-cell office:value-type="string" office:string-value="VIA CAVARO - VIA GIUSTI">
            <text:p>VIA CAVARO - VIA GIUST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POETA E COMMEDIOGRAFO VENEZIANO. (NATO A VENEZIA NEL 1707 - MORTO A PARIGI NEL 1793).">
            <text:p>POETA E COMMEDIOGRAFO VENEZIANO. (NATO A VENEZIA NEL 1707 - MORTO A PARIGI NEL 1793).</text:p>
          </table:table-cell>
        </table:table-row>
        <table:table-row>
          <table:table-cell office:value-type="string" office:string-value="092009_000440">
            <text:p>092009_000440</text:p>
          </table:table-cell>
          <table:table-cell office:value-type="string" office:string-value="PIAZZA CAMILLO GOLGI">
            <text:p>PIAZZA CAMILLO GOLGI</text:p>
          </table:table-cell>
          <table:table-cell office:value-type="string" office:string-value="VIA KOCH - VIA GUZZONI DEGLI ANCARANI">
            <text:p>VIA KOCH - VIA GUZZONI DEGLI ANCARANI</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ISTOLOGO, PATOLOGO.(NATO NEL 1844 - MORTO NEL 1926).">
            <text:p>ISTOLOGO, PATOLOGO.(NATO NEL 1844 - MORTO NEL 1926).</text:p>
          </table:table-cell>
        </table:table-row>
        <table:table-row>
          <table:table-cell office:value-type="string" office:string-value="092009_000441">
            <text:p>092009_000441</text:p>
          </table:table-cell>
          <table:table-cell office:value-type="string" office:string-value="VIA GORGONA">
            <text:p>VIA GORGONA</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LA PIU' SETTENTRIONALE DELLE ISOLE DELL'ARCIPELAGO TOSCANO NEL TIRRENO, APPARTIENE ALLA PROVINCIA DI LIVORNO.">
            <text:p>LA PIU' SETTENTRIONALE DELLE ISOLE DELL'ARCIPELAGO TOSCANO NEL TIRRENO, APPARTIENE ALLA PROVINCIA DI LIVORNO.</text:p>
          </table:table-cell>
        </table:table-row>
        <table:table-row>
          <table:table-cell office:value-type="string" office:string-value="092009_000442">
            <text:p>092009_000442</text:p>
          </table:table-cell>
          <table:table-cell office:value-type="string" office:string-value="VIA GORIZIA">
            <text:p>VIA GORIZIA</text:p>
          </table:table-cell>
          <table:table-cell office:value-type="string" office:string-value="VIALE TRENTO - VIA VITTORIO VENETO">
            <text:p>VIALE TRENTO - VIA VITTORIO VENET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CITTA' ITALIANA CAPOLUOGO DELLA PROVINCIA OMONIMA.">
            <text:p>CITTA' ITALIANA CAPOLUOGO DELLA PROVINCIA OMONIMA.</text:p>
          </table:table-cell>
        </table:table-row>
        <table:table-row>
          <table:table-cell office:value-type="string" office:string-value="092009_000443">
            <text:p>092009_000443</text:p>
          </table:table-cell>
          <table:table-cell office:value-type="string" office:string-value="BASTIONE SANTA CROCE">
            <text:p>BASTIONE SANTA CROCE</text:p>
          </table:table-cell>
          <table:table-cell office:value-type="string" office:string-value="VIA SANTA CROCE - (chiuso)">
            <text:p>VIA SANTA CROCE - (chiuso)</text:p>
          </table:table-cell>
        </table:table-row>
        <table:table-row>
          <table:table-cell office:value-type="string" office:string-value="092009_000444">
            <text:p>092009_000444</text:p>
          </table:table-cell>
          <table:table-cell office:value-type="string" office:string-value="PIAZZA ANTONIO GRAMSCI">
            <text:p>PIAZZA ANTONIO GRAMSCI</text:p>
          </table:table-cell>
          <table:table-cell office:value-type="string" office:string-value="VIA S.LUCIFERO - VIA SONNINO">
            <text:p>VIA S.LUCIFERO - VIA SONNINO</text:p>
          </table:table-cell>
          <table:table-cell office:value-type="float" office:value="32">
            <text:p>32</text:p>
          </table:table-cell>
          <table:table-cell office:value-type="date" office:date-value="1945-05-07">
            <text:p>05/07/45</text:p>
          </table:table-cell>
          <table:table-cell office:value-type="string" office:string-value="D.S.">
            <text:p>D.S.</text:p>
          </table:table-cell>
          <table:table-cell office:value-type="string" office:string-value="SCRITTORE E UOMO POLITICO.FREQUENTO' IL GINNASIO A SANTU LUSSURGIU, IL LICEO A CAGLIARI E L'UNIVERSITA' A TORINO GRAZIE AD UNA BORSA DI STUDIO(NATO AD ALES NEL 1891 - MORTO A ROMA NEL 1937).">
            <text:p>SCRITTORE E UOMO POLITICO.FREQUENTO' IL GINNASIO A SANTU LUSSURGIU, IL LICEO A CAGLIARI E L'UNIVERSITA' A TORINO GRAZIE AD UNA BORSA DI STUDIO(NATO AD ALES NEL 1891 - MORTO A ROMA NEL 1937).</text:p>
          </table:table-cell>
        </table:table-row>
        <table:table-row>
          <table:table-cell office:value-type="string" office:string-value="092009_000445">
            <text:p>092009_000445</text:p>
          </table:table-cell>
          <table:table-cell office:value-type="string" office:string-value="PIAZZA GRANATIERI DI SARDEGNA">
            <text:p>PIAZZA GRANATIERI DI SARDEGNA</text:p>
          </table:table-cell>
          <table:table-cell office:value-type="string" office:string-value="VIA MEILOGU - VIA MONTE ACUTO">
            <text:p>VIA MEILOGU - VIA MONTE ACUT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ORPO MILITARE ISTITUITO NEL 1659 DA VITTORIO EMANUELE II.I GRANATIERI COSTITUIRONO SEMPRE LA VERA TRUPPA SCELTA IN TUTTI GLI ESERCITI. I GRANATIERI DI SARDEGNA SI COPRIRONO DI GLORIA IN CRIMEA, SAN MARTINO E A CUSTOZA.">
            <text:p>CORPO MILITARE ISTITUITO NEL 1659 DA VITTORIO EMANUELE II.I GRANATIERI COSTITUIRONO SEMPRE LA VERA TRUPPA SCELTA IN TUTTI GLI ESERCITI. I GRANATIERI DI SARDEGNA SI COPRIRONO DI GLORIA IN CRIMEA, SAN MARTINO E A CUSTOZA.</text:p>
          </table:table-cell>
        </table:table-row>
        <table:table-row>
          <table:table-cell office:value-type="string" office:string-value="092009_000446">
            <text:p>092009_000446</text:p>
          </table:table-cell>
          <table:table-cell office:value-type="string" office:string-value="VIA ACHILLE GRANDI">
            <text:p>VIA ACHILLE GRANDI</text:p>
          </table:table-cell>
          <table:table-cell office:value-type="string" office:string-value="VIA CASTIGLIONE - VIA NASTRO AZZURRO">
            <text:p>VIA CASTIGLIONE - VIA NASTRO AZZURR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INDACALISTA FAUTORE DEL PATTO DI ROMA.(MORI' NEL 1947).">
            <text:p>SINDACALISTA FAUTORE DEL PATTO DI ROMA.(MORI' NEL 1947).</text:p>
          </table:table-cell>
        </table:table-row>
        <table:table-row>
          <table:table-cell office:value-type="string" office:string-value="092009_000447">
            <text:p>092009_000447</text:p>
          </table:table-cell>
          <table:table-cell office:value-type="string" office:string-value="VIA DELLA RINASCITA">
            <text:p>VIA DELLA RINASCITA</text:p>
          </table:table-cell>
          <table:table-cell office:value-type="string" office:string-value="VIALE MONASTIR - (Confine  Comune ELMAS)">
            <text:p>VIALE MONASTIR - (Confine  Comune ELMAS)</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row>
        <table:table-row>
          <table:table-cell office:value-type="string" office:string-value="092009_000448">
            <text:p>092009_000448</text:p>
          </table:table-cell>
          <table:table-cell office:value-type="string" office:string-value="VIA GRECALE">
            <text:p>VIA GRECALE</text:p>
          </table:table-cell>
          <table:table-cell office:value-type="string" office:string-value="VIALE POETTO - VIA FAVONIO">
            <text:p>VIALE POETTO - VIA FAVONI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VENTO DI TRAMONTANA.">
            <text:p>VENTO DI TRAMONTANA.</text:p>
          </table:table-cell>
        </table:table-row>
        <table:table-row>
          <table:table-cell office:value-type="string" office:string-value="092009_000449">
            <text:p>092009_000449</text:p>
          </table:table-cell>
          <table:table-cell office:value-type="string" office:string-value="VIA DELLE GREGGI">
            <text:p>VIA DELLE GREGGI</text:p>
          </table:table-cell>
          <table:table-cell office:value-type="string" office:string-value="VIA DEGLI ORTOLANI - (chiuso)">
            <text:p>VIA DEGLI ORTOLANI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QUANTITA' DI PECORE O CAPRE, ADUNATO INSIEME.">
            <text:p>QUANTITA' DI PECORE O CAPRE, ADUNATO INSIEME.</text:p>
          </table:table-cell>
        </table:table-row>
        <table:table-row>
          <table:table-cell office:value-type="string" office:string-value="092009_000450">
            <text:p>092009_000450</text:p>
          </table:table-cell>
          <table:table-cell office:value-type="string" office:string-value="VIA DEI GRILLI">
            <text:p>VIA DEI GRILLI</text:p>
          </table:table-cell>
          <table:table-cell office:value-type="string" office:string-value="VIA RIVA VILLASANTA - VIA DELLE RANE">
            <text:p>VIA RIVA VILLASANTA - VIA DELLE RANE</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NSETTO ORTOTTERO NERO, CON LUNGHE ANTENNE, SFREGANDO LE ELITRE PRODUCE UNO STRIDORE CARATTERISTICO.">
            <text:p>INSETTO ORTOTTERO NERO, CON LUNGHE ANTENNE, SFREGANDO LE ELITRE PRODUCE UNO STRIDORE CARATTERISTICO.</text:p>
          </table:table-cell>
        </table:table-row>
        <table:table-row>
          <table:table-cell office:value-type="string" office:string-value="092009_000451">
            <text:p>092009_000451</text:p>
          </table:table-cell>
          <table:table-cell office:value-type="string" office:string-value="VIA DEI GRIMALDI">
            <text:p>VIA DEI GRIMALDI</text:p>
          </table:table-cell>
          <table:table-cell office:value-type="string" office:string-value="VIA BALILLA - VIA PIER CAPPONI">
            <text:p>VIA BALILLA - VIA PIER CAPPONI</text:p>
          </table:table-cell>
          <table:table-cell office:value-type="float" office:value="3709">
            <text:p>3709</text:p>
          </table:table-cell>
          <table:table-cell office:value-type="string" office:string-value="18/10/1968">
            <text:p>18/10/1968</text:p>
          </table:table-cell>
          <table:table-cell office:value-type="string" office:string-value="G.M.">
            <text:p>G.M.</text:p>
          </table:table-cell>
          <table:table-cell office:value-type="string" office:string-value="GIA' VIA ANDREA DORIA. ILLUSTRE FAMIGLIA GENOVESE.">
            <text:p>GIA' VIA ANDREA DORIA. ILLUSTRE FAMIGLIA GENOVESE.</text:p>
          </table:table-cell>
        </table:table-row>
        <table:table-row>
          <table:table-cell office:value-type="string" office:string-value="092009_000452">
            <text:p>092009_000452</text:p>
          </table:table-cell>
          <table:table-cell office:value-type="string" office:string-value="VIA GROSSETO">
            <text:p>VIA GROSSETO</text:p>
          </table:table-cell>
          <table:table-cell office:value-type="string" office:string-value="VIA MILANO - VIA RAVENNA">
            <text:p>VIA MILANO - VIA RAVENNA</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CITTA' ITALIANA, CAPOLUOGO DELLA PROVINCIA OMONIMA, REGIONE TOSCANA.">
            <text:p>CITTA' ITALIANA, CAPOLUOGO DELLA PROVINCIA OMONIMA, REGIONE TOSCANA.</text:p>
          </table:table-cell>
        </table:table-row>
        <table:table-row>
          <table:table-cell office:value-type="string" office:string-value="092009_000453">
            <text:p>092009_000453</text:p>
          </table:table-cell>
          <table:table-cell office:value-type="string" office:string-value="VIA TOMMASO GROSSI">
            <text:p>VIA TOMMASO GROSSI</text:p>
          </table:table-cell>
          <table:table-cell office:value-type="string" office:string-value="VIA MARZABOTTO - VIA FOSSE ARDEATINE">
            <text:p>VIA MARZABOTTO - VIA FOSSE ARDEATIN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NOTAIO, POETA E PROSATORE. (NATO NEL 1791 - MORTO NEL 1853).">
            <text:p>NOTAIO, POETA E PROSATORE. (NATO NEL 1791 - MORTO NEL 1853).</text:p>
          </table:table-cell>
        </table:table-row>
        <table:table-row>
          <table:table-cell office:value-type="string" office:string-value="092009_000454">
            <text:p>092009_000454</text:p>
          </table:table-cell>
          <table:table-cell office:value-type="string" office:string-value="VIA IS GUADAZZONIS">
            <text:p>VIA IS GUADAZZONIS</text:p>
          </table:table-cell>
          <table:table-cell office:value-type="string" office:string-value="VIA DEI COLOMBI - VIA SA PERDA BIANCA">
            <text:p>VIA DEI COLOMBI - VIA SA PERDA BIANC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455">
            <text:p>092009_000455</text:p>
          </table:table-cell>
          <table:table-cell office:value-type="string" office:string-value="VIA FRANCESCO GUICCIARDINI">
            <text:p>VIA FRANCESCO GUICCIARDINI</text:p>
          </table:table-cell>
          <table:table-cell office:value-type="string" office:string-value="VIA MACHIAVELLI - (chiuso)">
            <text:p>VIA MACHIAVELLI - (chius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SCRITTORE STORICO, DIPLOMATICO AL SERVIZIO DI LEONE X E CLEMENTE VII.(NATO NEL 1851 - MORTO NEL 1915).">
            <text:p>SCRITTORE STORICO, DIPLOMATICO AL SERVIZIO DI LEONE X E CLEMENTE VII.(NATO NEL 1851 - MORTO NEL 1915).</text:p>
          </table:table-cell>
        </table:table-row>
        <table:table-row>
          <table:table-cell office:value-type="string" office:string-value="092009_000456">
            <text:p>092009_000456</text:p>
          </table:table-cell>
          <table:table-cell office:value-type="string" office:string-value="VIA GUZZONI DEGLI ANCARANI">
            <text:p>VIA GUZZONI DEGLI ANCARANI</text:p>
          </table:table-cell>
          <table:table-cell office:value-type="string" office:string-value="VIA JENNER - (campo)">
            <text:p>VIA JENNER - (camp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MEDICO INSIGNE PROFESSORE DI OSTETRICIA E GINECOLOGIA. (NATO NEL 1858 - MORTO NEL 1927).">
            <text:p>MEDICO INSIGNE PROFESSORE DI OSTETRICIA E GINECOLOGIA. (NATO NEL 1858 - MORTO NEL 1927).</text:p>
          </table:table-cell>
        </table:table-row>
        <table:table-row>
          <table:table-cell office:value-type="string" office:string-value="092009_000457">
            <text:p>092009_000457</text:p>
          </table:table-cell>
          <table:table-cell office:value-type="string" office:string-value="VIA HELSINKI">
            <text:p>VIA HELSINKI</text:p>
          </table:table-cell>
          <table:table-cell office:value-type="string" office:string-value="VIA GALVANI - VIA COSTANTINOPOLI">
            <text:p>VIA GALVANI - VIA COSTANTINOPOL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E PORTO DELLA FINLANDIA.">
            <text:p>CAPITALE E PORTO DELLA FINLANDIA.</text:p>
          </table:table-cell>
        </table:table-row>
        <table:table-row>
          <table:table-cell office:value-type="string" office:string-value="092009_000458">
            <text:p>092009_000458</text:p>
          </table:table-cell>
          <table:table-cell office:value-type="string" office:string-value="VIA HERMADA">
            <text:p>VIA HERMADA</text:p>
          </table:table-cell>
          <table:table-cell office:value-type="string" office:string-value="VIA COL DI LANA - VIA IS MAGLIAS">
            <text:p>VIA COL DI LANA - VIA IS MAGLIAS</text:p>
          </table:table-cell>
          <table:table-cell office:value-type="string" office:string-value="" table:number-columns-repeated="3"/>
          <table:table-cell office:value-type="string" office:string-value="LOCALITA' DI BATTAGLIA DELLA GUERRA 1915/18.">
            <text:p>LOCALITA' DI BATTAGLIA DELLA GUERRA 1915/18.</text:p>
          </table:table-cell>
        </table:table-row>
        <table:table-row>
          <table:table-cell office:value-type="string" office:string-value="092009_000459">
            <text:p>092009_000459</text:p>
          </table:table-cell>
          <table:table-cell office:value-type="string" office:string-value="VIA HEINRICH RUDOLPH HERTZ">
            <text:p>VIA HEINRICH RUDOLPH HERTZ</text:p>
          </table:table-cell>
          <table:table-cell office:value-type="string" office:string-value="VIA MARCONI - (canale)">
            <text:p>VIA MARCONI - (canal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SCIENZIATO. SCOPRITORE DELLE OMONIME ONDE. (NATO NEL 1857 - MORTO NEL 1894).">
            <text:p>SCIENZIATO. SCOPRITORE DELLE OMONIME ONDE. (NATO NEL 1857 - MORTO NEL 1894).</text:p>
          </table:table-cell>
        </table:table-row>
        <table:table-row>
          <table:table-cell office:value-type="string" office:string-value="092009_000460">
            <text:p>092009_000460</text:p>
          </table:table-cell>
          <table:table-cell office:value-type="string" office:string-value="PIAZZA ICHNUSA">
            <text:p>PIAZZA ICHNUSA</text:p>
          </table:table-cell>
          <table:table-cell office:value-type="string" office:string-value="VIA GALLURA - VIA NUORO">
            <text:p>VIA GALLURA - VIA NUOR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ANTICA DENOMINAZIONE DELLA REGIONE SARDEGNA.">
            <text:p>ANTICA DENOMINAZIONE DELLA REGIONE SARDEGNA.</text:p>
          </table:table-cell>
        </table:table-row>
        <table:table-row>
          <table:table-cell office:value-type="string" office:string-value="092009_000461">
            <text:p>092009_000461</text:p>
          </table:table-cell>
          <table:table-cell office:value-type="string" office:string-value="VIA IGLESIAS">
            <text:p>VIA IGLESIAS</text:p>
          </table:table-cell>
          <table:table-cell office:value-type="string" office:string-value="VIA GARIBALDI - PIAZZA GRAMSCI">
            <text:p>VIA GARIBALDI - PIAZZA GRAMSC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MURAGLIA. CITTA' DELLA SARDEGNA IN PROVINCIA DI CAGLIARI. (IGLESIENTI) (ANTICAMENTE VILLA DI CHIESA)">
            <text:p>GIA' VIA MURAGLIA. CITTA' DELLA SARDEGNA IN PROVINCIA DI CAGLIARI. (IGLESIENTI) (ANTICAMENTE VILLA DI CHIESA)</text:p>
          </table:table-cell>
        </table:table-row>
        <table:table-row>
          <table:table-cell office:value-type="string" office:string-value="092009_000462">
            <text:p>092009_000462</text:p>
          </table:table-cell>
          <table:table-cell office:value-type="string" office:string-value="PIAZZA YENNE">
            <text:p>PIAZZA YENNE</text:p>
          </table:table-cell>
          <table:table-cell office:value-type="string" office:string-value="LARGO CARLO FELICE - VIA MANNO - VIA AZUNI">
            <text:p>LARGO CARLO FELICE - VIA MANNO - VIA AZUNI</text:p>
          </table:table-cell>
          <table:table-cell office:value-type="string" office:string-value="" table:number-columns-repeated="3"/>
          <table:table-cell office:value-type="string" office:string-value="GIA' PIAZZA SAN CARLO. MARCHESE DI YENNE - VICERE DI SARDEGNA - IDEO' E ATTUO' LA COSTRUZIONE DELLA STRADA CAGLIARI/PORTOTORRES.">
            <text:p>GIA' PIAZZA SAN CARLO. MARCHESE DI YENNE - VICERE DI SARDEGNA - IDEO' E ATTUO' LA COSTRUZIONE DELLA STRADA CAGLIARI/PORTOTORRES.</text:p>
          </table:table-cell>
        </table:table-row>
        <table:table-row>
          <table:table-cell office:value-type="string" office:string-value="092009_000463">
            <text:p>092009_000463</text:p>
          </table:table-cell>
          <table:table-cell office:value-type="string" office:string-value="PIAZZA INDIPENDENZA">
            <text:p>PIAZZA INDIPENDENZA</text:p>
          </table:table-cell>
          <table:table-cell office:value-type="string" office:string-value="PIAZZA ARSENALE - VIA MARTINI">
            <text:p>PIAZZA ARSENALE - VIA MARTINI</text:p>
          </table:table-cell>
          <table:table-cell office:value-type="string" office:string-value="" table:number-columns-repeated="3"/>
          <table:table-cell office:value-type="string" office:string-value="GIA' PIAZZA DELLE CARCERI.GIA' PIAZZA SAN PANCRAZIO.GIA' PIAZZA VITTORIO EMANUELE.FORMATASI CON LA COSTRUZIONE DELLE MURAGLIE E DELLA TORRE DI S.PANCRAZIO. IN ESSA SI TROVAVANO IL PALAZZO DELLA ZECCA, CHE AVEVA SEDE DOVE OGGI TROVASI IL MUSEO ARCHEOLOGICO.">
            <text:p>GIA' PIAZZA DELLE CARCERI.GIA' PIAZZA SAN PANCRAZIO.GIA' PIAZZA VITTORIO EMANUELE.FORMATASI CON LA COSTRUZIONE DELLE MURAGLIE E DELLA TORRE DI S.PANCRAZIO. IN ESSA SI TROVAVANO IL PALAZZO DELLA ZECCA, CHE AVEVA SEDE DOVE OGGI TROVASI IL MUSEO ARCHEOLOGICO.</text:p>
          </table:table-cell>
        </table:table-row>
        <table:table-row>
          <table:table-cell office:value-type="string" office:string-value="092009_000464">
            <text:p>092009_000464</text:p>
          </table:table-cell>
          <table:table-cell office:value-type="string" office:string-value="VIA ALFONSO INFANTE">
            <text:p>VIA ALFONSO INFANTE</text:p>
          </table:table-cell>
          <table:table-cell office:value-type="string" office:string-value="VIALE ELMAS - (chiuso)">
            <text:p>VIALE ELMAS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GIA' VICO ELMAS.">
            <text:p>GIA' VICO ELMAS.</text:p>
          </table:table-cell>
        </table:table-row>
        <table:table-row>
          <table:table-cell office:value-type="string" office:string-value="092009_000465">
            <text:p>092009_000465</text:p>
          </table:table-cell>
          <table:table-cell office:value-type="string" office:string-value="VIA INGURTOSU">
            <text:p>VIA INGURTOSU</text:p>
          </table:table-cell>
          <table:table-cell office:value-type="string" office:string-value="VIA LA NURRA - (chiuso)">
            <text:p>VIA LA NURRA - (chius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LOCALITA' MINERARIA DELLA SARDEGNA.">
            <text:p>LOCALITA' MINERARIA DELLA SARDEGNA.</text:p>
          </table:table-cell>
        </table:table-row>
        <table:table-row>
          <table:table-cell office:value-type="string" office:string-value="092009_000466">
            <text:p>092009_000466</text:p>
          </table:table-cell>
          <table:table-cell office:value-type="string" office:string-value="VIA DEGLI IPPOCASTANI">
            <text:p>VIA DEGLI IPPOCASTANI</text:p>
          </table:table-cell>
          <table:table-cell office:value-type="string" office:string-value="VIA DEI TIGLI - (chiuso)">
            <text:p>VIA DEI TIGLI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O CASTAGNO D'INDIA. (AESCULUS HIPPOCASTANUM). GRANDE ALBERO DELLA FAMIGLIA IPPOCASTANACEE, CON FIORI BIANCHI O ROSSI IN PANNOCCHIE E FOGLIE PENNATOCOMPOSTE, I SEMI SOMIGLIANO ALLE CASTAGNE, SI COLTIVA A SCOPO ORNAMENTALE PER LA FOLTA CHIOMA.">
            <text:p>O CASTAGNO D'INDIA. (AESCULUS HIPPOCASTANUM). GRANDE ALBERO DELLA FAMIGLIA IPPOCASTANACEE, CON FIORI BIANCHI O ROSSI IN PANNOCCHIE E FOGLIE PENNATOCOMPOSTE, I SEMI SOMIGLIANO ALLE CASTAGNE, SI COLTIVA A SCOPO ORNAMENTALE PER LA FOLTA CHIOMA.</text:p>
          </table:table-cell>
        </table:table-row>
        <table:table-row>
          <table:table-cell office:value-type="string" office:string-value="092009_000467">
            <text:p>092009_000467</text:p>
          </table:table-cell>
          <table:table-cell office:value-type="string" office:string-value="VIA IPPOCRATE">
            <text:p>VIA IPPOCRATE</text:p>
          </table:table-cell>
          <table:table-cell office:value-type="string" office:string-value="VIA GUZZONI DEGLI ANCARANI - (campo)">
            <text:p>VIA GUZZONI DEGLI ANCARANI - (camp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FU IL PIU' GRANDE MEDICO DELL'ANTICHITA'. FU L'INIZIATORE DELL' OSSERVAZIONE CLINICA, LA SUA TEORIA SI BASA SULL'ALTERAZIONE DEGLI UMORI. HA LASCIATO MOLTE OPERE E LA SUA DOTTRINA HA REGNATO INCONTRASTATA PER SECOLI.DA IL NOME AL GIURAMENTO CHE PRESTANO I MEDICI PRIMA DI ESERCITARE LA PROFESSIONE.(NATO NELL'ISOLA DI DI COO NEL 460 A.C. - MORTO A LARISSA NEL 377 A.C.).">
            <text:p>FU IL PIU' GRANDE MEDICO DELL'ANTICHITA'. FU L'INIZIATORE DELL' OSSERVAZIONE CLINICA, LA SUA TEORIA SI BASA SULL'ALTERAZIONE DEGLI UMORI. HA LASCIATO MOLTE OPERE E LA SUA DOTTRINA HA REGNATO INCONTRASTATA PER SECOLI.DA IL NOME AL GIURAMENTO CHE PRESTANO I MEDICI PRIMA DI ESERCITARE LA PROFESSIONE.(NATO NELL'ISOLA DI DI COO NEL 460 A.C. - MORTO A LARISSA NEL 377 A.C.).</text:p>
          </table:table-cell>
        </table:table-row>
        <table:table-row>
          <table:table-cell office:value-type="string" office:string-value="092009_000468">
            <text:p>092009_000468</text:p>
          </table:table-cell>
          <table:table-cell office:value-type="string" office:string-value="VIA DELL'IPPODROMO">
            <text:p>VIA DELL'IPPODROMO</text:p>
          </table:table-cell>
          <table:table-cell office:value-type="string" office:string-value="VIA LUNGOMARE POETTO - VIA LUNGO SALINE">
            <text:p>VIA LUNGOMARE POETTO - VIA LUNGO SALINE</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DENOMINAZIONE TRADIZIONALE: DEDICATA ALL'ANTICO IPPODROMO DELLA CITTA'.">
            <text:p>DENOMINAZIONE TRADIZIONALE: DEDICATA ALL'ANTICO IPPODROMO DELLA CITTA'.</text:p>
          </table:table-cell>
        </table:table-row>
        <table:table-row>
          <table:table-cell office:value-type="string" office:string-value="092009_000469">
            <text:p>092009_000469</text:p>
          </table:table-cell>
          <table:table-cell office:value-type="string" office:string-value="PIAZZA IRPINIA">
            <text:p>PIAZZA IRPINIA</text:p>
          </table:table-cell>
          <table:table-cell office:value-type="string" office:string-value="VIA ROMAGNA - (chiuso)">
            <text:p>VIA ROMAGNA - (chius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REGIONE MONTUOSA DELLA CAMPANIA, CORRISPONDENTE ALLA PROVINCIA DI AVELLINO COMPRESA FRA L'ALTA VALLE DELL'OFANTO E LE VALLI DEL SABATO E DEL CALORE. ABITATA DAGLI IRPINI - POPOLI DEL SANNIO, FRA LA CAMPANIA E L'APULIA.">
            <text:p>REGIONE MONTUOSA DELLA CAMPANIA, CORRISPONDENTE ALLA PROVINCIA DI AVELLINO COMPRESA FRA L'ALTA VALLE DELL'OFANTO E LE VALLI DEL SABATO E DEL CALORE. ABITATA DAGLI IRPINI - POPOLI DEL SANNIO, FRA LA CAMPANIA E L'APULIA.</text:p>
          </table:table-cell>
        </table:table-row>
        <table:table-row>
          <table:table-cell office:value-type="string" office:string-value="092009_000470">
            <text:p>092009_000470</text:p>
          </table:table-cell>
          <table:table-cell office:value-type="string" office:string-value="VIA ISCHIA">
            <text:p>VIA ISCHIA</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ISOLA VULCANICA E MONTUOSA DEL MAR TIRRENO, NEL GOLFO DI NAPOLI. LA MAGGIORE DELLE ISOLE PARTENOPEE.">
            <text:p>ISOLA VULCANICA E MONTUOSA DEL MAR TIRRENO, NEL GOLFO DI NAPOLI. LA MAGGIORE DELLE ISOLE PARTENOPEE.</text:p>
          </table:table-cell>
        </table:table-row>
        <table:table-row>
          <table:table-cell office:value-type="string" office:string-value="092009_000471">
            <text:p>092009_000471</text:p>
          </table:table-cell>
          <table:table-cell office:value-type="string" office:string-value="PIAZZA ISLANDA">
            <text:p>PIAZZA ISLANDA</text:p>
          </table:table-cell>
          <table:table-cell office:value-type="string" office:string-value="VIA COSTANTINOPOLI - VIA STOCCOLMA">
            <text:p>VIA COSTANTINOPOLI - VIA STOCCOLMA</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ISOLA DI ORIGINE VULCANICA NELL'ATLANTICO SETTENTRIONALE.">
            <text:p>ISOLA DI ORIGINE VULCANICA NELL'ATLANTICO SETTENTRIONALE.</text:p>
          </table:table-cell>
        </table:table-row>
        <table:table-row>
          <table:table-cell office:value-type="string" office:string-value="092009_000472">
            <text:p>092009_000472</text:p>
          </table:table-cell>
          <table:table-cell office:value-type="string" office:string-value="PIAZZA IS MAGLIAS">
            <text:p>PIAZZA IS MAGLIAS</text:p>
          </table:table-cell>
          <table:table-cell office:value-type="string" office:string-value="VIA IS MAGLIAS - PIAZZA S.MICHELE">
            <text:p>VIA IS MAGLIAS - PIAZZA S.MICHELE</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473">
            <text:p>092009_000473</text:p>
          </table:table-cell>
          <table:table-cell office:value-type="string" office:string-value="VIA IS MAGLIAS">
            <text:p>VIA IS MAGLIAS</text:p>
          </table:table-cell>
          <table:table-cell office:value-type="string" office:string-value="PIAZZA S.MICHELE - VIALE MERELLO">
            <text:p>PIAZZA S.MICHELE - VIALE MERELL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
            <text:p>.</text:p>
          </table:table-cell>
        </table:table-row>
        <table:table-row>
          <table:table-cell office:value-type="string" office:string-value="092009_000474">
            <text:p>092009_000474</text:p>
          </table:table-cell>
          <table:table-cell office:value-type="string" office:string-value="VIA ISOLA PIANA">
            <text:p>VIA ISOLA PIANA</text:p>
          </table:table-cell>
          <table:table-cell office:value-type="string" office:string-value="VIA DEI CAVALLEGGERI - CHIUSO">
            <text:p>VIA DEI CAVALLEGGERI - CHIUSO</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row>
        <table:table-row>
          <table:table-cell office:value-type="string" office:string-value="092009_000475">
            <text:p>092009_000475</text:p>
          </table:table-cell>
          <table:table-cell office:value-type="string" office:string-value="VIA ISOLA SAN PIETRO">
            <text:p>VIA ISOLA SAN PIETRO</text:p>
          </table:table-cell>
          <table:table-cell office:value-type="string" office:string-value="VIALE POETTO - VIA LUNGO SALINE">
            <text:p>VIALE POETTO - VIA LUNGO SALINE</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ISOLA A SUD/OVEST DELLA SARDEGNA, IN PROVINCIA DI CAGLIARI.">
            <text:p>ISOLA A SUD/OVEST DELLA SARDEGNA, IN PROVINCIA DI CAGLIARI.</text:p>
          </table:table-cell>
        </table:table-row>
        <table:table-row>
          <table:table-cell office:value-type="string" office:string-value="092009_000476">
            <text:p>092009_000476</text:p>
          </table:table-cell>
          <table:table-cell office:value-type="string" office:string-value="VIA ISONZO">
            <text:p>VIA ISONZO</text:p>
          </table:table-cell>
          <table:table-cell office:value-type="string" office:string-value="VIA S.AVENDRACE - VIA S.GILLA">
            <text:p>VIA S.AVENDRACE - VIA S.GIL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LA VENEZIA GIULIA. Km.138.LOCALITA' DI BATTAGLIE NELLA GUERRA 1915/18.">
            <text:p>FIUME DELLA VENEZIA GIULIA. Km.138.LOCALITA' DI BATTAGLIE NELLA GUERRA 1915/18.</text:p>
          </table:table-cell>
        </table:table-row>
        <table:table-row>
          <table:table-cell office:value-type="string" office:string-value="092009_000477">
            <text:p>092009_000477</text:p>
          </table:table-cell>
          <table:table-cell office:value-type="string" office:string-value="VIA ISTRIA">
            <text:p>VIA ISTRIA</text:p>
          </table:table-cell>
          <table:table-cell office:value-type="string" office:string-value="VIA LIGURIA - VIA BASILICATA">
            <text:p>VIA LIGURIA - VIA BASILICAT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PENISOLA FRA IL GOLFO DI VENEZIA ED IL CARNARO. GIA' PROVINCIA AUTONOMA DELL'AUTRIA.">
            <text:p>PENISOLA FRA IL GOLFO DI VENEZIA ED IL CARNARO. GIA' PROVINCIA AUTONOMA DELL'AUTRIA.</text:p>
          </table:table-cell>
        </table:table-row>
        <table:table-row>
          <table:table-cell office:value-type="string" office:string-value="092009_000478">
            <text:p>092009_000478</text:p>
          </table:table-cell>
          <table:table-cell office:value-type="string" office:string-value="PIAZZA ITALIA">
            <text:p>PIAZZA ITALIA</text:p>
          </table:table-cell>
          <table:table-cell office:value-type="string" office:string-value="VIA RIVA VILLASANTA - VIA ITALIA">
            <text:p>VIA RIVA VILLASANTA - VIA ITALIA</text:p>
          </table:table-cell>
          <table:table-cell office:value-type="string" office:string-value="" table:number-columns-repeated="3"/>
          <table:table-cell office:value-type="string" office:string-value="STATO DELL'EUROPA MERIDIONALE.">
            <text:p>STATO DELL'EUROPA MERIDIONALE.</text:p>
          </table:table-cell>
        </table:table-row>
        <table:table-row>
          <table:table-cell office:value-type="string" office:string-value="092009_000479">
            <text:p>092009_000479</text:p>
          </table:table-cell>
          <table:table-cell office:value-type="string" office:string-value="VIA ITALIA">
            <text:p>VIA ITALIA</text:p>
          </table:table-cell>
          <table:table-cell office:value-type="string" office:string-value="PIAZZA ITALIA - (Confine Comune  MONSERRATO)">
            <text:p>PIAZZA ITALIA - (Confine Comune  MONSERRATO)</text:p>
          </table:table-cell>
        </table:table-row>
        <table:table-row>
          <table:table-cell office:value-type="string" office:string-value="092009_000480">
            <text:p>092009_000480</text:p>
          </table:table-cell>
          <table:table-cell office:value-type="string" office:string-value="VIA EDWARD JENNER">
            <text:p>VIA EDWARD JENNER</text:p>
          </table:table-cell>
          <table:table-cell office:value-type="string" office:string-value="VIA CADELLO - (Nuovo Ospedale)">
            <text:p>VIA CADELLO - (Nuovo Ospedale)</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SCIENZIATO, SCOPRI' L'INNESTO DEL VAIOLO.(NATO NEL 1749 - MORTO NEL 1823).">
            <text:p>SCIENZIATO, SCOPRI' L'INNESTO DEL VAIOLO.(NATO NEL 1749 - MORTO NEL 1823).</text:p>
          </table:table-cell>
        </table:table-row>
        <table:table-row>
          <table:table-cell office:value-type="string" office:string-value="092009_000481">
            <text:p>092009_000481</text:p>
          </table:table-cell>
          <table:table-cell office:value-type="string" office:string-value="PIAZZA JOHN FITZGERALD KENNEDY">
            <text:p>PIAZZA JOHN FITZGERALD KENNEDY</text:p>
          </table:table-cell>
          <table:table-cell office:value-type="string" office:string-value="VIA ROMAGNA - VIA PIEMONTE">
            <text:p>VIA ROMAGNA - VIA PIEMONTE</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PIAZZA PIRRI. PRESIDENTE DEGLI STATI UNITI. ASSASSINATO IL 22/11/1963.">
            <text:p>GIA' PIAZZA PIRRI. PRESIDENTE DEGLI STATI UNITI. ASSASSINATO IL 22/11/1963.</text:p>
          </table:table-cell>
        </table:table-row>
        <table:table-row>
          <table:table-cell office:value-type="string" office:string-value="092009_000482">
            <text:p>092009_000482</text:p>
          </table:table-cell>
          <table:table-cell office:value-type="string" office:string-value="VIA JOHANNES KEPLERO">
            <text:p>VIA JOHANNES KEPLERO</text:p>
          </table:table-cell>
          <table:table-cell office:value-type="string" office:string-value="VIA PARIGI - (zona in sviluppo)">
            <text:p>VIA PARIGI - (zona in svilupp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MATEMATICO E ASTRONOMO. CON LE SUE SCOPERTE RESE POSSIBILE CALCOLARE LE POSIZIONI PLANETARIE.(NATO NEL 1571 - MORTO NEL 1630).">
            <text:p>MATEMATICO E ASTRONOMO. CON LE SUE SCOPERTE RESE POSSIBILE CALCOLARE LE POSIZIONI PLANETARIE.(NATO NEL 1571 - MORTO NEL 1630).</text:p>
          </table:table-cell>
        </table:table-row>
        <table:table-row>
          <table:table-cell office:value-type="string" office:string-value="092009_000483">
            <text:p>092009_000483</text:p>
          </table:table-cell>
          <table:table-cell office:value-type="string" office:string-value="VIA ROBERT KOCH">
            <text:p>VIA ROBERT KOCH</text:p>
          </table:table-cell>
          <table:table-cell office:value-type="string" office:string-value="VIA JENNER - VIA GUZZONI DEGLI ANCARANI">
            <text:p>VIA JENNER - VIA GUZZONI DEGLI ANCARANI</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MICROBIOLOGO PRUSSIANO.SCOPRI' IL BACILLO DELLA TUBERCOLOSI. PREMIO NOBEL NEL 1905.(NATO NEL 1842 - MORTO NEL 1910).">
            <text:p>MICROBIOLOGO PRUSSIANO.SCOPRI' IL BACILLO DELLA TUBERCOLOSI. PREMIO NOBEL NEL 1905.(NATO NEL 1842 - MORTO NEL 1910).</text:p>
          </table:table-cell>
        </table:table-row>
        <table:table-row>
          <table:table-cell office:value-type="string" office:string-value="092009_000484">
            <text:p>092009_000484</text:p>
          </table:table-cell>
          <table:table-cell office:value-type="string" office:string-value="PORTICO LACONI">
            <text:p>PORTICO LACONI</text:p>
          </table:table-cell>
          <table:table-cell office:value-type="string" office:string-value="VIA LAMARMORA - VIA DEI GENOVESI">
            <text:p>VIA LAMARMORA - VIA DEI GENOVESI</text:p>
          </table:table-cell>
          <table:table-cell office:value-type="string" office:string-value="" table:number-columns-repeated="3"/>
          <table:table-cell office:value-type="string" office:string-value="VENNE ESEGUITO DURANTE LA COSTRUZIONE DEL PALAZZO LACONI. SOSTITUI' UNA TRAVERSA DI COMUNICAZIONE TRA VIA DEI GENOVESI E VIA LAMARMORA.">
            <text:p>VENNE ESEGUITO DURANTE LA COSTRUZIONE DEL PALAZZO LACONI. SOSTITUI' UNA TRAVERSA DI COMUNICAZIONE TRA VIA DEI GENOVESI E VIA LAMARMORA.</text:p>
          </table:table-cell>
        </table:table-row>
        <table:table-row>
          <table:table-cell office:value-type="string" office:string-value="092009_000485">
            <text:p>092009_000485</text:p>
          </table:table-cell>
          <table:table-cell office:value-type="string" office:string-value="VIA RENZO LACONI">
            <text:p>VIA RENZO LACONI</text:p>
          </table:table-cell>
          <table:table-cell office:value-type="string" office:string-value="VIA PAOLO DI DORIA - (zona in sviluppo)">
            <text:p>VIA PAOLO DI DORIA - (zona in sviluppo)</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UOMO POLITICO ANTIFASCISTA. (NATO A SANT'ANTIOCO IL 13/1/1916 - MORTO A CATANIA IL 19/6/1967).">
            <text:p>UOMO POLITICO ANTIFASCISTA. (NATO A SANT'ANTIOCO IL 13/1/1916 - MORTO A CATANIA IL 19/6/1967).</text:p>
          </table:table-cell>
        </table:table-row>
        <table:table-row>
          <table:table-cell office:value-type="string" office:string-value="092009_000486">
            <text:p>092009_000486</text:p>
          </table:table-cell>
          <table:table-cell office:value-type="string" office:string-value="VIA LAGHI MASURI">
            <text:p>VIA LAGHI MASURI</text:p>
          </table:table-cell>
          <table:table-cell office:value-type="string" office:string-value="VIA BOSCO CAPPUCCIO - PIAZZA S.MICHELE">
            <text:p>VIA BOSCO CAPPUCCIO - PIAZZA S.MICHELE</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LOCALITA' POLACCA IN CUI SI COMBATTE' NELLA PRIMA GUERRA MONDIALE.">
            <text:p>LOCALITA' POLACCA IN CUI SI COMBATTE' NELLA PRIMA GUERRA MONDIALE.</text:p>
          </table:table-cell>
        </table:table-row>
        <table:table-row>
          <table:table-cell office:value-type="string" office:string-value="092009_000487">
            <text:p>092009_000487</text:p>
          </table:table-cell>
          <table:table-cell office:value-type="string" office:string-value="VIA GIUSEPPE LUIGI LAGRANGE">
            <text:p>VIA GIUSEPPE LUIGI LAGRANGE</text:p>
          </table:table-cell>
          <table:table-cell office:value-type="string" office:string-value="VIA MARCONI - (strada ferrata)">
            <text:p>VIA MARCONI - (strada ferrat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MATEMATICO ED ASTRONOMO TORINESE.(NATO A TORINO NEL 1736 - MORTO NEL 1813).">
            <text:p>MATEMATICO ED ASTRONOMO TORINESE.(NATO A TORINO NEL 1736 - MORTO NEL 1813).</text:p>
          </table:table-cell>
        </table:table-row>
        <table:table-row>
          <table:table-cell office:value-type="string" office:string-value="092009_000488">
            <text:p>092009_000488</text:p>
          </table:table-cell>
          <table:table-cell office:value-type="string" office:string-value="VIA ENRICO LAI">
            <text:p>VIA ENRICO LAI</text:p>
          </table:table-cell>
          <table:table-cell office:value-type="string" office:string-value="VIA COCCO ORTU - VIA PAIS">
            <text:p>VIA COCCO ORTU - VIA PAIS</text:p>
          </table:table-cell>
          <table:table-cell office:value-type="float" office:value="730">
            <text:p>730</text:p>
          </table:table-cell>
          <table:table-cell office:value-type="string" office:string-value="21/03/1958">
            <text:p>21/03/1958</text:p>
          </table:table-cell>
          <table:table-cell office:value-type="string" office:string-value="G.M.">
            <text:p>G.M.</text:p>
          </table:table-cell>
          <table:table-cell office:value-type="string" office:string-value="AVVOCATO, SCRITTORE, DEPUTATO. (NATO A CAGLIARI NEL 1842 - MORTO NEL 1892).">
            <text:p>AVVOCATO, SCRITTORE, DEPUTATO. (NATO A CAGLIARI NEL 1842 - MORTO NEL 1892).</text:p>
          </table:table-cell>
        </table:table-row>
        <table:table-row>
          <table:table-cell office:value-type="string" office:string-value="092009_000489">
            <text:p>092009_000489</text:p>
          </table:table-cell>
          <table:table-cell office:value-type="string" office:string-value="VIA LEVANTE">
            <text:p>VIA LEVANTE</text:p>
          </table:table-cell>
          <table:table-cell office:value-type="string" office:string-value="VIA LIBECCIO - VIA GRECALE">
            <text:p>VIA LIBECCIO - VIA GRECALE</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VENTO CHE SPIRA DA LEVANTE.">
            <text:p>VENTO CHE SPIRA DA LEVANTE.</text:p>
          </table:table-cell>
        </table:table-row>
        <table:table-row>
          <table:table-cell office:value-type="string" office:string-value="092009_000490">
            <text:p>092009_000490</text:p>
          </table:table-cell>
          <table:table-cell office:value-type="string" office:string-value="PIAZZA ALBERTO LAMARMORA">
            <text:p>PIAZZA ALBERTO LAMARMORA</text:p>
          </table:table-cell>
          <table:table-cell office:value-type="string" office:string-value="VIA LAMARMORA - VIA CANELLES">
            <text:p>VIA LAMARMORA - VIA CANELLES</text:p>
          </table:table-cell>
          <table:table-cell office:value-type="string" office:string-value="" table:number-columns-repeated="3"/>
          <table:table-cell office:value-type="string" office:string-value="GIA' PIAZZETTA DEL TEATRO.">
            <text:p>GIA' PIAZZETTA DEL TEATRO.</text:p>
          </table:table-cell>
        </table:table-row>
        <table:table-row>
          <table:table-cell office:value-type="string" office:string-value="092009_000491">
            <text:p>092009_000491</text:p>
          </table:table-cell>
          <table:table-cell office:value-type="string" office:string-value="PORTICO ALBERTO LAMARMORA">
            <text:p>PORTICO ALBERTO LAMARMORA</text:p>
          </table:table-cell>
          <table:table-cell office:value-type="string" office:string-value="VIA LAMARMORA - VIA DEI GENOVESI">
            <text:p>VIA LAMARMORA - VIA DEI GENOVES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PORTICO DEL CRISTO.">
            <text:p>GIA' PORTICO DEL CRISTO.</text:p>
          </table:table-cell>
        </table:table-row>
        <table:table-row>
          <table:table-cell office:value-type="string" office:string-value="092009_000492">
            <text:p>092009_000492</text:p>
          </table:table-cell>
          <table:table-cell office:value-type="string" office:string-value="VIA ALBERTO LAMARMORA">
            <text:p>VIA ALBERTO LAMARMORA</text:p>
          </table:table-cell>
          <table:table-cell office:value-type="string" office:string-value="PIAZZA LAMARMORA - PIAZZA INDIPENDENZA">
            <text:p>PIAZZA LAMARMORA - PIAZZA INDIPENDENZA</text:p>
          </table:table-cell>
          <table:table-cell office:value-type="string" office:string-value="" table:number-columns-repeated="3"/>
          <table:table-cell office:value-type="string" office:string-value="GIA' RUGA MERCATORUM. GIA' CONTRADA DELLA PURISSIMA (ultimo tratto). GIA' VIA DRITTA. GIA' VIA DEGLI ARGENTARI. LUOGOTENENTE GENERALE BIELLESE E VALENTE SCIENZIATO. AUTORE DI UN VIAGGIO IN SARDEGNA. (NATO NEL 1789 - MORTO NEL 1863).">
            <text:p>GIA' RUGA MERCATORUM. GIA' CONTRADA DELLA PURISSIMA (ultimo tratto). GIA' VIA DRITTA. GIA' VIA DEGLI ARGENTARI. LUOGOTENENTE GENERALE BIELLESE E VALENTE SCIENZIATO. AUTORE DI UN VIAGGIO IN SARDEGNA. (NATO NEL 1789 - MORTO NEL 1863).</text:p>
          </table:table-cell>
        </table:table-row>
        <table:table-row>
          <table:table-cell office:value-type="string" office:string-value="092009_000493">
            <text:p>092009_000493</text:p>
          </table:table-cell>
          <table:table-cell office:value-type="string" office:string-value="VIA LAMPEDUSA">
            <text:p>VIA LAMPEDUSA</text:p>
          </table:table-cell>
          <table:table-cell office:value-type="string" office:string-value="VIALE POETTO - VIA AUSONIA">
            <text:p>VIALE POETTO - VIA AUSONI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XI TRAVERSA POETTO.LA MAGGIORE DELLE ISOLE PELAGIE E LA PIU' MERIDIONALE DELLE ISOLE ITALIANE , NEL CANALE DI SICILIA.">
            <text:p>GIA' XI TRAVERSA POETTO.LA MAGGIORE DELLE ISOLE PELAGIE E LA PIU' MERIDIONALE DELLE ISOLE ITALIANE , NEL CANALE DI SICILIA.</text:p>
          </table:table-cell>
        </table:table-row>
        <table:table-row>
          <table:table-cell office:value-type="string" office:string-value="092009_000494">
            <text:p>092009_000494</text:p>
          </table:table-cell>
          <table:table-cell office:value-type="string" office:string-value="VIA DELLE LANGHE">
            <text:p>VIA DELLE LANGHE</text:p>
          </table:table-cell>
          <table:table-cell office:value-type="string" office:string-value="PIAZZA DEI CASTELLANI - VIA DELLA SILA">
            <text:p>PIAZZA DEI CASTELLANI - VIA DELLA SILA</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REGIONE COLLINARE DEL PIEMONTE, TRA IL TANARO E LA BORMIDA. ALTITUDINE MEDIA 550 m.">
            <text:p>REGIONE COLLINARE DEL PIEMONTE, TRA IL TANARO E LA BORMIDA. ALTITUDINE MEDIA 550 m.</text:p>
          </table:table-cell>
        </table:table-row>
        <table:table-row>
          <table:table-cell office:value-type="string" office:string-value="092009_000495">
            <text:p>092009_000495</text:p>
          </table:table-cell>
          <table:table-cell office:value-type="string" office:string-value="VIA TIRANA">
            <text:p>VIA TIRANA</text:p>
          </table:table-cell>
          <table:table-cell office:value-type="string" office:string-value="VIA MOSCA - (chiuso)">
            <text:p>VIA MOSCA - (chius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CAPITALE DELL'ALBANIA.">
            <text:p>CAPITALE DELL'ALBANIA.</text:p>
          </table:table-cell>
        </table:table-row>
        <table:table-row>
          <table:table-cell office:value-type="string" office:string-value="092009_000496">
            <text:p>092009_000496</text:p>
          </table:table-cell>
          <table:table-cell office:value-type="string" office:string-value="VIA LANUSEI">
            <text:p>VIA LANUSEI</text:p>
          </table:table-cell>
          <table:table-cell office:value-type="string" office:string-value="PIAZZA COSTITUZIONE - VIA XX SETTEMBRE">
            <text:p>PIAZZA COSTITUZIONE - VIA XX SETTEMBR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LLA BOTANICA. COMUNE DELLA SARDEGNA IN PROVINCIA DI NUORO. (AB. LANUSEINI)">
            <text:p>GIA' VIA DELLA BOTANICA. COMUNE DELLA SARDEGNA IN PROVINCIA DI NUORO. (AB. LANUSEINI)</text:p>
          </table:table-cell>
        </table:table-row>
        <table:table-row>
          <table:table-cell office:value-type="string" office:string-value="092009_000497">
            <text:p>092009_000497</text:p>
          </table:table-cell>
          <table:table-cell office:value-type="string" office:string-value="VIALE LA PLAIA">
            <text:p>VIALE LA PLAIA</text:p>
          </table:table-cell>
          <table:table-cell office:value-type="string" office:string-value="VIA SASSARI - (canale industriale)">
            <text:p>VIA SASSARI - (canale industriale)</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0498">
            <text:p>092009_000498</text:p>
          </table:table-cell>
          <table:table-cell office:value-type="string" office:string-value="VIA LA SOMME">
            <text:p>VIA LA SOMME</text:p>
          </table:table-cell>
          <table:table-cell office:value-type="string" office:string-value="VIA PODGORA - VIA ARDENNE">
            <text:p>VIA PODGORA - VIA ARDENNE</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FIUME FRANCESE, TEATRO DI BATTAGLIA.">
            <text:p>FIUME FRANCESE, TEATRO DI BATTAGLIA.</text:p>
          </table:table-cell>
        </table:table-row>
        <table:table-row>
          <table:table-cell office:value-type="string" office:string-value="092009_000499">
            <text:p>092009_000499</text:p>
          </table:table-cell>
          <table:table-cell office:value-type="string" office:string-value="VIA LA VEGA">
            <text:p>VIA LA VEGA</text:p>
          </table:table-cell>
          <table:table-cell office:value-type="string" office:string-value="VIALE S.VINCENZO - PIAZZA J.F. KENNEDY">
            <text:p>VIALE S.VINCENZO - PIAZZA J.F. KENNEDY</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0500">
            <text:p>092009_000500</text:p>
          </table:table-cell>
          <table:table-cell office:value-type="string" office:string-value="VIA LAZIO">
            <text:p>VIA LAZIO</text:p>
          </table:table-cell>
          <table:table-cell office:value-type="string" office:string-value="VIA MOLISE - VIA PIEMONTE">
            <text:p>VIA MOLISE - VIA PIEMONTE</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DELL' ITALIA CENTRALE.">
            <text:p>REGIONE DELL' ITALIA CENTRALE.</text:p>
          </table:table-cell>
        </table:table-row>
        <table:table-row>
          <table:table-cell office:value-type="string" office:string-value="092009_000501">
            <text:p>092009_000501</text:p>
          </table:table-cell>
          <table:table-cell office:value-type="string" office:string-value="PIAZZALE LAZZARETTO">
            <text:p>PIAZZALE LAZZARETTO</text:p>
          </table:table-cell>
          <table:table-cell office:value-type="string" office:string-value="VIALE BORGO S.ELIA - VIA SCHIAVAZZI">
            <text:p>VIALE BORGO S.ELIA - VIA SCHIAVAZZ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DICATO ALL'ANTICO LAZZARETTO DELLA CITTA'.">
            <text:p>DEDICATO ALL'ANTICO LAZZARETTO DELLA CITTA'.</text:p>
          </table:table-cell>
        </table:table-row>
        <table:table-row>
          <table:table-cell office:value-type="string" office:string-value="092009_000502">
            <text:p>092009_000502</text:p>
          </table:table-cell>
          <table:table-cell office:value-type="string" office:string-value="VIA LEGNANO">
            <text:p>VIA LEGNANO</text:p>
          </table:table-cell>
          <table:table-cell office:value-type="string" office:string-value="VIA RIVA VILLASANTA - VIA SANTA MARIA CHIARA">
            <text:p>VIA RIVA VILLASANTA - VIA SANTA MARIA CHIARA</text:p>
          </table:table-cell>
          <table:table-cell office:value-type="string" office:string-value="" table:number-columns-repeated="3"/>
          <table:table-cell office:value-type="string" office:string-value="LOCALITA' IN CUI AVVENNE LA FAMOSA BATTAGLIA DETTA DEL CARROCCIO.">
            <text:p>LOCALITA' IN CUI AVVENNE LA FAMOSA BATTAGLIA DETTA DEL CARROCCIO.</text:p>
          </table:table-cell>
        </table:table-row>
        <table:table-row>
          <table:table-cell office:value-type="string" office:string-value="092009_000503">
            <text:p>092009_000503</text:p>
          </table:table-cell>
          <table:table-cell office:value-type="string" office:string-value="VIA DEL LENTISCO">
            <text:p>VIA DEL LENTISCO</text:p>
          </table:table-cell>
          <table:table-cell office:value-type="string" office:string-value="VIA DUCA DI GENOVA - VIA DELLE SPIGHE">
            <text:p>VIA DUCA DI GENOVA - VIA DELLE SPIGHE</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ALBERO SEMPREVERDE.">
            <text:p>ALBERO SEMPREVERDE.</text:p>
          </table:table-cell>
        </table:table-row>
        <table:table-row>
          <table:table-cell office:value-type="string" office:string-value="092009_000504">
            <text:p>092009_000504</text:p>
          </table:table-cell>
          <table:table-cell office:value-type="string" office:string-value="VIA PIETRO LEO">
            <text:p>VIA PIETRO LEO</text:p>
          </table:table-cell>
          <table:table-cell office:value-type="string" office:string-value="VIA SCANO - COLLE MONTE URPINU">
            <text:p>VIA SCANO - COLLE MONTE URPINU</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MEDICO, FU IN SARDEGNA IL PRIMO APPLICATORE DEL VACCINO DI JENNER. (ARBUS: 2 APRILE 1766 - PARIGI: 8 MAGGIO 1805).">
            <text:p>MEDICO, FU IN SARDEGNA IL PRIMO APPLICATORE DEL VACCINO DI JENNER. (ARBUS: 2 APRILE 1766 - PARIGI: 8 MAGGIO 1805).</text:p>
          </table:table-cell>
        </table:table-row>
        <table:table-row>
          <table:table-cell office:value-type="string" office:string-value="092009_000505">
            <text:p>092009_000505</text:p>
          </table:table-cell>
          <table:table-cell office:value-type="string" office:string-value="VIA LEONARDO DA VINCI">
            <text:p>VIA LEONARDO DA VINCI</text:p>
          </table:table-cell>
          <table:table-cell office:value-type="string" office:string-value="VIA ALFIERI - VIA PACINOTTI">
            <text:p>VIA ALFIERI - VIA PACINOTTI</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PITTORE, ARCHITETTO E SCULTORE. (NATO PRESSO EMPOLI NEL 1452 - MORTO IN FRANCIA NEL 1519).">
            <text:p>PITTORE, ARCHITETTO E SCULTORE. (NATO PRESSO EMPOLI NEL 1452 - MORTO IN FRANCIA NEL 1519).</text:p>
          </table:table-cell>
        </table:table-row>
        <table:table-row>
          <table:table-cell office:value-type="string" office:string-value="092009_000506">
            <text:p>092009_000506</text:p>
          </table:table-cell>
          <table:table-cell office:value-type="string" office:string-value="VIA RUGGERO LEONCAVALLO">
            <text:p>VIA RUGGERO LEONCAVALLO</text:p>
          </table:table-cell>
          <table:table-cell office:value-type="string" office:string-value="VIA CANEPA - VIA PRAGA">
            <text:p>VIA CANEPA - VIA PRAG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MAESTRO COMPOSITORE DI NAPOLI.(NATO NEL 1858 - MORTO NEL 1919).">
            <text:p>MAESTRO COMPOSITORE DI NAPOLI.(NATO NEL 1858 - MORTO NEL 1919).</text:p>
          </table:table-cell>
        </table:table-row>
        <table:table-row>
          <table:table-cell office:value-type="string" office:string-value="092009_000507">
            <text:p>092009_000507</text:p>
          </table:table-cell>
          <table:table-cell office:value-type="string" office:string-value="VIA GIACOMO LEOPARDI">
            <text:p>VIA GIACOMO LEOPARDI</text:p>
          </table:table-cell>
          <table:table-cell office:value-type="string" office:string-value="PIAZZA GALILEI - VIA MANZONI">
            <text:p>PIAZZA GALILEI - VIA MANZONI</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LETTERATO E POETA. (NATO A RECANATI NEL 1798 - MORTO A NAPOLI NEL 1837).">
            <text:p>LETTERATO E POETA. (NATO A RECANATI NEL 1798 - MORTO A NAPOLI NEL 1837).</text:p>
          </table:table-cell>
        </table:table-row>
        <table:table-row>
          <table:table-cell office:value-type="string" office:string-value="092009_000508">
            <text:p>092009_000508</text:p>
          </table:table-cell>
          <table:table-cell office:value-type="string" office:string-value="VIA LEPANTO">
            <text:p>VIA LEPANTO</text:p>
          </table:table-cell>
          <table:table-cell office:value-type="string" office:string-value="VIA ROMA - VIA TORINO">
            <text:p>VIA ROMA - VIA TORIN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I PRETI. L'ANTICA NAUPATTO , CITTA' E PORTO DELLA GRECIA SULL'OMONIMO STRETTO. BATTAGLIA DI LEPANTO COMBATTUTA VITTORIOSAMENTE NEL 1571 DALLA LEGA CRISTIANA CONTRO I TURCHI.LO SCHIERAMENTO CENTRALE DELLE FORZE CRISTIANE ERA AGLI ORDINI DI DON GIOVANNI D'AUSTRIA.">
            <text:p>GIA' VIA DEI PRETI. L'ANTICA NAUPATTO , CITTA' E PORTO DELLA GRECIA SULL'OMONIMO STRETTO. BATTAGLIA DI LEPANTO COMBATTUTA VITTORIOSAMENTE NEL 1571 DALLA LEGA CRISTIANA CONTRO I TURCHI.LO SCHIERAMENTO CENTRALE DELLE FORZE CRISTIANE ERA AGLI ORDINI DI DON GIOVANNI D'AUSTRIA.</text:p>
          </table:table-cell>
        </table:table-row>
        <table:table-row>
          <table:table-cell office:value-type="string" office:string-value="092009_000509">
            <text:p>092009_000509</text:p>
          </table:table-cell>
          <table:table-cell office:value-type="string" office:string-value="VIA LIBECCIO">
            <text:p>VIA LIBECCIO</text:p>
          </table:table-cell>
          <table:table-cell office:value-type="string" office:string-value="VIALE POETTO - VIA ZEFFIRO">
            <text:p>VIALE POETTO - VIA ZEFFIR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VENTO TIPICO DEL MEDITERRANEO PROVENIENTE DA SUD/OVEST (AFRICA NORD OCCIDENTALE), QUASI SEMPRE A RAFFICHE E CARICO DI UMIDITA'.PUO' SOFFIARE ALL'IMPROVVISO E CON ESTREMA VIOLENZA .(LIBECCIATE)">
            <text:p>VENTO TIPICO DEL MEDITERRANEO PROVENIENTE DA SUD/OVEST (AFRICA NORD OCCIDENTALE), QUASI SEMPRE A RAFFICHE E CARICO DI UMIDITA'.PUO' SOFFIARE ALL'IMPROVVISO E CON ESTREMA VIOLENZA .(LIBECCIATE)</text:p>
          </table:table-cell>
        </table:table-row>
        <table:table-row>
          <table:table-cell office:value-type="string" office:string-value="092009_000510">
            <text:p>092009_000510</text:p>
          </table:table-cell>
          <table:table-cell office:value-type="string" office:string-value="PIAZZA DEI CARRUBI">
            <text:p>PIAZZA DEI CARRUBI</text:p>
          </table:table-cell>
          <table:table-cell office:value-type="string" office:string-value="VIA TREXENTA - VIA DEL LENTISCO">
            <text:p>VIA TREXENTA - VIA DEL LENTISC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SPECIE BOTANICA: ALBERO SEMPREVERDE, DELLE LEGUMINOSE.">
            <text:p>SPECIE BOTANICA: ALBERO SEMPREVERDE, DELLE LEGUMINOSE.</text:p>
          </table:table-cell>
        </table:table-row>
        <table:table-row>
          <table:table-cell office:value-type="string" office:string-value="092009_000511">
            <text:p>092009_000511</text:p>
          </table:table-cell>
          <table:table-cell office:value-type="string" office:string-value="PIAZZA GAETANO CASATI">
            <text:p>PIAZZA GAETANO CASATI</text:p>
          </table:table-cell>
          <table:table-cell office:value-type="string" office:string-value="VIALE S. ELIA - PIAZZA PIGAFETTA">
            <text:p>VIALE S. ELIA - PIAZZA PIGAFETTA</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ESPLORATORE ITALIANO.( NATO NEL 1838 - MORTO NEL 1902 ).">
            <text:p>ESPLORATORE ITALIANO.( NATO NEL 1838 - MORTO NEL 1902 ).</text:p>
          </table:table-cell>
        </table:table-row>
        <table:table-row>
          <table:table-cell office:value-type="string" office:string-value="092009_000512">
            <text:p>092009_000512</text:p>
          </table:table-cell>
          <table:table-cell office:value-type="string" office:string-value="VIA LUIGI CASTALDI">
            <text:p>VIA LUIGI CASTALDI</text:p>
          </table:table-cell>
          <table:table-cell office:value-type="string" office:string-value="VIA KOCH - (campo)">
            <text:p>VIA KOCH - (camp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MEDICO. (NATO NEL 1890 - MORTO NEL 1945).">
            <text:p>MEDICO. (NATO NEL 1890 - MORTO NEL 1945).</text:p>
          </table:table-cell>
        </table:table-row>
        <table:table-row>
          <table:table-cell office:value-type="string" office:string-value="092009_000513">
            <text:p>092009_000513</text:p>
          </table:table-cell>
          <table:table-cell office:value-type="string" office:string-value="VIA DELLE LIBELLULE">
            <text:p>VIA DELLE LIBELLULE</text:p>
          </table:table-cell>
          <table:table-cell office:value-type="string" office:string-value="VIA DELLA VITE - VIA TORRICELLI">
            <text:p>VIA DELLA VITE - VIA TORRICELL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NOME DATO A DIVERSE SPECIE DI INSETTI DELL'ORDINE DEGLI ODONATI, CARATTERIZZATI DAL CAPO LARGO, MOBILE CON GRANDI OCCHI, ADDOME ALLUNGATO E QUATTRO ALI MEMBRANACEE RICCHE DI NERVATURE.VIVONO IN VICINANZA DELLE ACQUE DOLCI E HANNO LARVE TIPICAMENTE ACQUATICHE.SONO NOTE CIRCA 4.000 SPECIE DIVERSE TRA CUI IN ITALIA E' COMUNE LA ESENA. (AESCHNA CYANEA)">
            <text:p>NOME DATO A DIVERSE SPECIE DI INSETTI DELL'ORDINE DEGLI ODONATI, CARATTERIZZATI DAL CAPO LARGO, MOBILE CON GRANDI OCCHI, ADDOME ALLUNGATO E QUATTRO ALI MEMBRANACEE RICCHE DI NERVATURE.VIVONO IN VICINANZA DELLE ACQUE DOLCI E HANNO LARVE TIPICAMENTE ACQUATICHE.SONO NOTE CIRCA 4.000 SPECIE DIVERSE TRA CUI IN ITALIA E' COMUNE LA ESENA. (AESCHNA CYANEA)</text:p>
          </table:table-cell>
        </table:table-row>
        <table:table-row>
          <table:table-cell office:value-type="string" office:string-value="092009_000514">
            <text:p>092009_000514</text:p>
          </table:table-cell>
          <table:table-cell office:value-type="string" office:string-value="VIA LIGURIA">
            <text:p>VIA LIGURIA</text:p>
          </table:table-cell>
          <table:table-cell office:value-type="string" office:string-value="VIA CAMPANIA - PIAZZA J.F.KENNEDY">
            <text:p>VIA CAMPANIA - PIAZZA J.F.KENNEDY</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ITALIANA.">
            <text:p>REGIONE ITALIANA.</text:p>
          </table:table-cell>
        </table:table-row>
        <table:table-row>
          <table:table-cell office:value-type="string" office:string-value="092009_000515">
            <text:p>092009_000515</text:p>
          </table:table-cell>
          <table:table-cell office:value-type="string" office:string-value="VIA LIMBARA">
            <text:p>VIA LIMBARA</text:p>
          </table:table-cell>
          <table:table-cell office:value-type="string" office:string-value="VIA SEGURANA CATERINA - (chiuso)">
            <text:p>VIA SEGURANA CATERINA - (chiuso)</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GRUPPO MONTUOSO SITUATO NELLA SARDEGNA SETTENTRIONALE, NELLA GALLURA, LA CUI CIMA PIU' ALTA E' LA PUNTA BALESTRIERI 1362 m.">
            <text:p>GRUPPO MONTUOSO SITUATO NELLA SARDEGNA SETTENTRIONALE, NELLA GALLURA, LA CUI CIMA PIU' ALTA E' LA PUNTA BALESTRIERI 1362 m.</text:p>
          </table:table-cell>
        </table:table-row>
        <table:table-row>
          <table:table-cell office:value-type="string" office:string-value="092009_000516">
            <text:p>092009_000516</text:p>
          </table:table-cell>
          <table:table-cell office:value-type="string" office:string-value="VIA LIONE">
            <text:p>VIA LIONE</text:p>
          </table:table-cell>
          <table:table-cell office:value-type="string" office:string-value="VIA DELL'ABBAZIA - VIA DEI VITTORINI">
            <text:p>VIA DELL'ABBAZIA - VIA DEI VITTORI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L'ANTICA LUGDUNUM, TERZA CITTA' DELLA FRANCIA ORIENTALE ALLA CONFLUENZA DELLA SAONA COL RODANO.CAPITALE DEL DIPARTIMENTO DEL RODANO, RICCA DI ANTICHE VESTIGIE ROMANE.">
            <text:p>L'ANTICA LUGDUNUM, TERZA CITTA' DELLA FRANCIA ORIENTALE ALLA CONFLUENZA DELLA SAONA COL RODANO.CAPITALE DEL DIPARTIMENTO DEL RODANO, RICCA DI ANTICHE VESTIGIE ROMANE.</text:p>
          </table:table-cell>
        </table:table-row>
        <table:table-row>
          <table:table-cell office:value-type="string" office:string-value="092009_000517">
            <text:p>092009_000517</text:p>
          </table:table-cell>
          <table:table-cell office:value-type="string" office:string-value="VIA LIPARI">
            <text:p>VIA LIPARI</text:p>
          </table:table-cell>
          <table:table-cell office:value-type="string" office:string-value="VIALE POETTO - VIA AUSONIA">
            <text:p>VIALE POETTO - VIA AUSONI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LA PIU' VASTA DELLE ISOLE EOLIE, NEL TIRRENO, A NORD DELLA SICILIA. VULCANICA, CON NUMEROSI VULCANI SPENTI.CON LE ISOLE DIPENDENTI DI STROMBOLI, PANAREA, VULCANO, ALICUDI E FILICUDI COSTITUISCE L'OMONIMO COMUNE IN PROVINCIA DI MESSINA.">
            <text:p>LA PIU' VASTA DELLE ISOLE EOLIE, NEL TIRRENO, A NORD DELLA SICILIA. VULCANICA, CON NUMEROSI VULCANI SPENTI.CON LE ISOLE DIPENDENTI DI STROMBOLI, PANAREA, VULCANO, ALICUDI E FILICUDI COSTITUISCE L'OMONIMO COMUNE IN PROVINCIA DI MESSINA.</text:p>
          </table:table-cell>
        </table:table-row>
        <table:table-row>
          <table:table-cell office:value-type="string" office:string-value="092009_000518">
            <text:p>092009_000518</text:p>
          </table:table-cell>
          <table:table-cell office:value-type="string" office:string-value="VIA LISBONA">
            <text:p>VIA LISBONA</text:p>
          </table:table-cell>
          <table:table-cell office:value-type="string" office:string-value="VIA MARCONI - VIA PARIGI">
            <text:p>VIA MARCONI - VIA PARIG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 PORTOGALLO.">
            <text:p>CAPITALE DEL PORTOGALLO.</text:p>
          </table:table-cell>
        </table:table-row>
        <table:table-row>
          <table:table-cell office:value-type="string" office:string-value="092009_000519">
            <text:p>092009_000519</text:p>
          </table:table-cell>
          <table:table-cell office:value-type="string" office:string-value="VIA LIVENZA">
            <text:p>VIA LIVENZA</text:p>
          </table:table-cell>
          <table:table-cell office:value-type="string" office:string-value="VIA ISONZO - (chiuso)">
            <text:p>VIA ISONZO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FIUME DEL FRIULI NELLA PROVINCIA DI UDINE. NASCE DAL MONTE CAVALLO PRESSO UDINE E SI GETTA NELL'ADRIATICO TRA LE FOCI DEL TAGLIAMENTO E DEL PIAVE. LUNGO 112 Km. PER LO PIU' NAVIGABILI.">
            <text:p>FIUME DEL FRIULI NELLA PROVINCIA DI UDINE. NASCE DAL MONTE CAVALLO PRESSO UDINE E SI GETTA NELL'ADRIATICO TRA LE FOCI DEL TAGLIAMENTO E DEL PIAVE. LUNGO 112 Km. PER LO PIU' NAVIGABILI.</text:p>
          </table:table-cell>
        </table:table-row>
        <table:table-row>
          <table:table-cell office:value-type="string" office:string-value="092009_000520">
            <text:p>092009_000520</text:p>
          </table:table-cell>
          <table:table-cell office:value-type="string" office:string-value="VIA DAVID LIVINGSTONE">
            <text:p>VIA DAVID LIVINGSTONE</text:p>
          </table:table-cell>
          <table:table-cell office:value-type="string" office:string-value="VIA S.ELIA - PIAZZA GIOVANNI DA VERRAZZANO">
            <text:p>VIA S.ELIA - PIAZZA GIOVANNI DA VERRAZZAN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ESPLORATORE MISSIONARIO SCOZZESE.(NATO NEL 1813 - MORTO NEL 1873).">
            <text:p>ESPLORATORE MISSIONARIO SCOZZESE.(NATO NEL 1813 - MORTO NEL 1873).</text:p>
          </table:table-cell>
        </table:table-row>
        <table:table-row>
          <table:table-cell office:value-type="string" office:string-value="092009_000521">
            <text:p>092009_000521</text:p>
          </table:table-cell>
          <table:table-cell office:value-type="string" office:string-value="VIA LIVORNO">
            <text:p>VIA LIVORNO</text:p>
          </table:table-cell>
          <table:table-cell office:value-type="string" office:string-value="PIAZZA FIRENZE - VIA DELLA PINETA">
            <text:p>PIAZZA FIRENZE - VIA DELLA PINETA</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ITTA' ITALIANA CAPOLUOGO DI PROVINCIA. UNO DEI PRINCIPALI PORTI ITALIANI.">
            <text:p>CITTA' ITALIANA CAPOLUOGO DI PROVINCIA. UNO DEI PRINCIPALI PORTI ITALIANI.</text:p>
          </table:table-cell>
        </table:table-row>
        <table:table-row>
          <table:table-cell office:value-type="string" office:string-value="092009_000522">
            <text:p>092009_000522</text:p>
          </table:table-cell>
          <table:table-cell office:value-type="string" office:string-value="VIA CHARLES DARWIN">
            <text:p>VIA CHARLES DARWIN</text:p>
          </table:table-cell>
          <table:table-cell office:value-type="string" office:string-value="VIA FLEMING - (muro)">
            <text:p>VIA FLEMING - (muro)</text:p>
          </table:table-cell>
          <table:table-cell office:value-type="float" office:value="493">
            <text:p>493</text:p>
          </table:table-cell>
          <table:table-cell office:value-type="date" office:date-value="1991-01-03">
            <text:p>01/03/91</text:p>
          </table:table-cell>
          <table:table-cell office:value-type="string" office:string-value="G.M.">
            <text:p>G.M.</text:p>
          </table:table-cell>
          <table:table-cell office:value-type="string" office:string-value="NATURALISTA INGLESE. AUTORE DELLA TEORIA SULL'EVOLUZIONE DELLASPECIE. (NATO NEL 1809 - MORTO NEL 1882).">
            <text:p>NATURALISTA INGLESE. AUTORE DELLA TEORIA SULL'EVOLUZIONE DELLASPECIE. (NATO NEL 1809 - MORTO NEL 1882).</text:p>
          </table:table-cell>
        </table:table-row>
        <table:table-row>
          <table:table-cell office:value-type="string" office:string-value="092009_000523">
            <text:p>092009_000523</text:p>
          </table:table-cell>
          <table:table-cell office:value-type="string" office:string-value="VIA CARSO">
            <text:p>VIA CARSO</text:p>
          </table:table-cell>
          <table:table-cell office:value-type="string" office:string-value="VIA VITTORIO VENETO - (chiuso)">
            <text:p>VIA VITTORIO VENETO - (chiuso)</text:p>
          </table:table-cell>
          <table:table-cell office:value-type="string" office:string-value="" table:number-columns-repeated="3"/>
          <table:table-cell office:value-type="string" office:string-value="LOCALITA' DI BATTAGLIA DELLA GUERRA 1915/18.">
            <text:p>LOCALITA' DI BATTAGLIA DELLA GUERRA 1915/18.</text:p>
          </table:table-cell>
        </table:table-row>
        <table:table-row>
          <table:table-cell office:value-type="string" office:string-value="092009_000524">
            <text:p>092009_000524</text:p>
          </table:table-cell>
          <table:table-cell office:value-type="string" office:string-value="VIA BARBAGIA">
            <text:p>VIA BARBAGIA</text:p>
          </table:table-cell>
          <table:table-cell office:value-type="string" office:string-value="VIA MANDROLISAI - VIA ABRUZZI">
            <text:p>VIA MANDROLISAI - VIA ABRUZZI</text:p>
          </table:table-cell>
          <table:table-cell office:value-type="float" office:value="493">
            <text:p>493</text:p>
          </table:table-cell>
          <table:table-cell office:value-type="date" office:date-value="1991-01-03">
            <text:p>01/03/91</text:p>
          </table:table-cell>
          <table:table-cell office:value-type="string" office:string-value="G.M.">
            <text:p>G.M.</text:p>
          </table:table-cell>
          <table:table-cell office:value-type="string" office:string-value="REGIONE DELLA SARDEGNA CENTRALE.">
            <text:p>REGIONE DELLA SARDEGNA CENTRALE.</text:p>
          </table:table-cell>
        </table:table-row>
        <table:table-row>
          <table:table-cell office:value-type="string" office:string-value="092009_000525">
            <text:p>092009_000525</text:p>
          </table:table-cell>
          <table:table-cell office:value-type="string" office:string-value="PIAZZA CIMITERO">
            <text:p>PIAZZA CIMITERO</text:p>
          </table:table-cell>
          <table:table-cell office:value-type="string" office:string-value="VIALE CIMITERO - VIALE BONARIA">
            <text:p>VIALE CIMITERO - VIALE BONARIA</text:p>
          </table:table-cell>
        </table:table-row>
        <table:table-row>
          <table:table-cell office:value-type="string" office:string-value="092009_000526">
            <text:p>092009_000526</text:p>
          </table:table-cell>
          <table:table-cell office:value-type="string" office:string-value="VIA PAOLO DI DORIA">
            <text:p>VIA PAOLO DI DORIA</text:p>
          </table:table-cell>
          <table:table-cell office:value-type="string" office:string-value="VIA SINI - (zona in sviluppo)">
            <text:p>VIA SINI - (zona in svilupp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row>
        <table:table-row>
          <table:table-cell office:value-type="string" office:string-value="092009_000527">
            <text:p>092009_000527</text:p>
          </table:table-cell>
          <table:table-cell office:value-type="string" office:string-value="VIA ISOLA LEVANZO">
            <text:p>VIA ISOLA LEVANZO</text:p>
          </table:table-cell>
          <table:table-cell office:value-type="string" office:string-value="VIALE POETTO - VIA GALLINARA">
            <text:p>VIALE POETTO - VIA GALLINAR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ISOLA ITALIANA DELLE EGADI.">
            <text:p>ISOLA ITALIANA DELLE EGADI.</text:p>
          </table:table-cell>
        </table:table-row>
        <table:table-row>
          <table:table-cell office:value-type="string" office:string-value="092009_000528">
            <text:p>092009_000528</text:p>
          </table:table-cell>
          <table:table-cell office:value-type="string" office:string-value="VIA ANTONIO LO FRASSO">
            <text:p>VIA ANTONIO LO FRASSO</text:p>
          </table:table-cell>
          <table:table-cell office:value-type="string" office:string-value="VIA GRAZIA DELEDDA - VIA ALGHERO">
            <text:p>VIA GRAZIA DELEDDA - VIA ALGHER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NOTO SCRITTORE SARDO DEL 500. NATO AD ALGHERO AI PRIMI DEL SECOLO.">
            <text:p>NOTO SCRITTORE SARDO DEL 500. NATO AD ALGHERO AI PRIMI DEL SECOLO.</text:p>
          </table:table-cell>
        </table:table-row>
        <table:table-row>
          <table:table-cell office:value-type="string" office:string-value="092009_000529">
            <text:p>092009_000529</text:p>
          </table:table-cell>
          <table:table-cell office:value-type="string" office:string-value="VIA LOGUDORO">
            <text:p>VIA LOGUDORO</text:p>
          </table:table-cell>
          <table:table-cell office:value-type="string" office:string-value="VIA SONNINO - VIA DANTE">
            <text:p>VIA SONNINO - VIA DANTE</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MONTANA DELLA SARDEGNA SETTENTRIONALE.FU UNO DEI QUATTRO GIUDICATI IN CUI ERA DIVISA L'ISOLA NEL MEDIOEVO.LA LINGUA LOGUDORESE CONSERVA MOLTISSIMI CARATTERI E FORME LATINE.">
            <text:p>REGIONE MONTANA DELLA SARDEGNA SETTENTRIONALE.FU UNO DEI QUATTRO GIUDICATI IN CUI ERA DIVISA L'ISOLA NEL MEDIOEVO.LA LINGUA LOGUDORESE CONSERVA MOLTISSIMI CARATTERI E FORME LATINE.</text:p>
          </table:table-cell>
        </table:table-row>
        <table:table-row>
          <table:table-cell office:value-type="string" office:string-value="092009_000530">
            <text:p>092009_000530</text:p>
          </table:table-cell>
          <table:table-cell office:value-type="string" office:string-value="VIA LOMBARDIA">
            <text:p>VIA LOMBARDIA</text:p>
          </table:table-cell>
          <table:table-cell office:value-type="string" office:string-value="VIA DALMAZIA - VIA TRENTINO">
            <text:p>VIA DALMAZIA - VIA TRENTIN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DELL' ITALIA SETTENTRIONALE.">
            <text:p>REGIONE DELL' ITALIA SETTENTRIONALE.</text:p>
          </table:table-cell>
        </table:table-row>
        <table:table-row>
          <table:table-cell office:value-type="string" office:string-value="092009_000531">
            <text:p>092009_000531</text:p>
          </table:table-cell>
          <table:table-cell office:value-type="string" office:string-value="VIA LOMELLINA">
            <text:p>VIA LOMELLINA</text:p>
          </table:table-cell>
          <table:table-cell office:value-type="string" office:string-value="VIA PIEMONTE  - VIA LA VEGA">
            <text:p>VIA PIEMONTE  - VIA LA VEG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GIA' VICO I PIEMONTE.PIANURA ALLUVIONALE DELLA LOCALITA' DEL PIEMONTE.">
            <text:p>GIA' VICO I PIEMONTE.PIANURA ALLUVIONALE DELLA LOCALITA' DEL PIEMONTE.</text:p>
          </table:table-cell>
        </table:table-row>
        <table:table-row>
          <table:table-cell office:value-type="string" office:string-value="092009_000532">
            <text:p>092009_000532</text:p>
          </table:table-cell>
          <table:table-cell office:value-type="string" office:string-value="VIA LONDRA">
            <text:p>VIA LONDRA</text:p>
          </table:table-cell>
          <table:table-cell office:value-type="string" office:string-value="VIA PARIGI - VIA PARIGI">
            <text:p>VIA PARIGI - VIA PARIG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GRAN BRETAGNA.">
            <text:p>CAPITALE DELLA GRAN BRETAGNA.</text:p>
          </table:table-cell>
        </table:table-row>
        <table:table-row>
          <table:table-cell office:value-type="string" office:string-value="092009_000533">
            <text:p>092009_000533</text:p>
          </table:table-cell>
          <table:table-cell office:value-type="string" office:string-value="VIA LORENZO IL MAGNIFICO">
            <text:p>VIA LORENZO IL MAGNIFICO</text:p>
          </table:table-cell>
          <table:table-cell office:value-type="string" office:string-value="VIA ENRICO TOTI - VIA BALILLA">
            <text:p>VIA ENRICO TOTI - VIA BALILLA</text:p>
          </table:table-cell>
          <table:table-cell office:value-type="string" office:string-value="" table:number-columns-repeated="3"/>
          <table:table-cell office:value-type="string" office:string-value="APPARTENENTE ALLA SIGNORIA DEI MEDICI CHE DOMINAVA FIRENZE NEL MEDIOEVO.">
            <text:p>APPARTENENTE ALLA SIGNORIA DEI MEDICI CHE DOMINAVA FIRENZE NEL MEDIOEVO.</text:p>
          </table:table-cell>
        </table:table-row>
        <table:table-row>
          <table:table-cell office:value-type="string" office:string-value="092009_000534">
            <text:p>092009_000534</text:p>
          </table:table-cell>
          <table:table-cell office:value-type="string" office:string-value="VIA ANTIOCO LORU">
            <text:p>VIA ANTIOCO LORU</text:p>
          </table:table-cell>
          <table:table-cell office:value-type="string" office:string-value="VIA PESSINA - VIA DEGIOANNIS">
            <text:p>VIA PESSINA - VIA DEGIOANNIS</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AVVOCATO, SINDACO E DEPUTATO. (NATO NEL 1818 - MORTO NEL 1886).">
            <text:p>AVVOCATO, SINDACO E DEPUTATO. (NATO NEL 1818 - MORTO NEL 1886).</text:p>
          </table:table-cell>
        </table:table-row>
        <table:table-row>
          <table:table-cell office:value-type="string" office:string-value="092009_000535">
            <text:p>092009_000535</text:p>
          </table:table-cell>
          <table:table-cell office:value-type="string" office:string-value="VIA DOMENICO LOVISATO">
            <text:p>VIA DOMENICO LOVISATO</text:p>
          </table:table-cell>
          <table:table-cell office:value-type="string" office:string-value="VIA PESSINA - VIA MARINI">
            <text:p>VIA PESSINA - VIA MARINI</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NATURALISTA.(NATO A ISOLA D'ISTRIA NEL 1842 - MORTO A CAGLIARI NEL 1918).">
            <text:p>NATURALISTA.(NATO A ISOLA D'ISTRIA NEL 1842 - MORTO A CAGLIARI NEL 1918).</text:p>
          </table:table-cell>
        </table:table-row>
        <table:table-row>
          <table:table-cell office:value-type="string" office:string-value="092009_000536">
            <text:p>092009_000536</text:p>
          </table:table-cell>
          <table:table-cell office:value-type="string" office:string-value="VIA LUCANIA">
            <text:p>VIA LUCANIA</text:p>
          </table:table-cell>
          <table:table-cell office:value-type="string" office:string-value="VIA BARIGADU - VIA MEILOGU">
            <text:p>VIA BARIGADU - VIA MEILOGU</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GIA' TRAV. BARIGADU. ANTICA REGIONE DELL'ITALIA MERIDIONALE, CORRISPONDENTE ALL'ODIERNA BASILICATA.SI ESTENDE DAL GOLFO DI TARANTO ALLA CAMPANIA.COLONIZZATA NEL VIII SECOLO a.C. DAI CARTAGINESI, OCCUPATA NEL V SECOLO a.C. DAI LUCANI, GENTI DI ORIGINE SANNITA, CHE VINCONO LA LEGA DI SIBARI E CROTONE A LAO NEL 390 / 389 a.C. - NEL 296 a.C. SI ALLEANO AI ROMANI , MA LI ABBANDONANO AL MOMENTO DELLE GUERRE CONTRO PIRRO E ANNIBALE.">
            <text:p>GIA' TRAV. BARIGADU. ANTICA REGIONE DELL'ITALIA MERIDIONALE, CORRISPONDENTE ALL'ODIERNA BASILICATA.SI ESTENDE DAL GOLFO DI TARANTO ALLA CAMPANIA.COLONIZZATA NEL VIII SECOLO a.C. DAI CARTAGINESI, OCCUPATA NEL V SECOLO a.C. DAI LUCANI, GENTI DI ORIGINE SANNITA, CHE VINCONO LA LEGA DI SIBARI E CROTONE A LAO NEL 390 / 389 a.C. - NEL 296 a.C. SI ALLEANO AI ROMANI , MA LI ABBANDONANO AL MOMENTO DELLE GUERRE CONTRO PIRRO E ANNIBALE.</text:p>
          </table:table-cell>
        </table:table-row>
        <table:table-row>
          <table:table-cell office:value-type="string" office:string-value="092009_000537">
            <text:p>092009_000537</text:p>
          </table:table-cell>
          <table:table-cell office:value-type="string" office:string-value="VIA LUCCA">
            <text:p>VIA LUCCA</text:p>
          </table:table-cell>
          <table:table-cell office:value-type="string" office:string-value="VIA MESSINA - VIA DELLA PINETA">
            <text:p>VIA MESSINA - VIA DELLA PINETA</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ITTA' ITALIANA CAPOLUOGO DI PROVINCIA.">
            <text:p>CITTA' ITALIANA CAPOLUOGO DI PROVINCIA.</text:p>
          </table:table-cell>
        </table:table-row>
        <table:table-row>
          <table:table-cell office:value-type="string" office:string-value="092009_000538">
            <text:p>092009_000538</text:p>
          </table:table-cell>
          <table:table-cell office:value-type="string" office:string-value="VIA DELLE LUCCIOLE">
            <text:p>VIA DELLE LUCCIOLE</text:p>
          </table:table-cell>
          <table:table-cell office:value-type="string" office:string-value="VIA DELLE SIEPI - VIA DEI TIGLI">
            <text:p>VIA DELLE SIEPI - VIA DEI TIGL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SPECIE DI INSETTI DELL'ORDINE DEI COLEOTTERI DELLA FAMIGLIA DEI LAMPIRIDI , PER LA FACOLTA' CHE POSSEGGONO DI EMETTERE LUCE DALL'ADDOME.IN ITALIA SONO NOTE UNA VENTINA DI SPECIE, TRA CUI LE COMUNI LAMPYRIS NOCTILUCA - LAMPYRIS LUSITANICA E LA LUCCIOLA ITALICA .">
            <text:p>SPECIE DI INSETTI DELL'ORDINE DEI COLEOTTERI DELLA FAMIGLIA DEI LAMPIRIDI , PER LA FACOLTA' CHE POSSEGGONO DI EMETTERE LUCE DALL'ADDOME.IN ITALIA SONO NOTE UNA VENTINA DI SPECIE, TRA CUI LE COMUNI LAMPYRIS NOCTILUCA - LAMPYRIS LUSITANICA E LA LUCCIOLA ITALICA .</text:p>
          </table:table-cell>
        </table:table-row>
        <table:table-row>
          <table:table-cell office:value-type="string" office:string-value="092009_000539">
            <text:p>092009_000539</text:p>
          </table:table-cell>
          <table:table-cell office:value-type="string" office:string-value="VIA LUNGO SALINE">
            <text:p>VIA LUNGO SALINE</text:p>
          </table:table-cell>
          <table:table-cell office:value-type="string" office:string-value="VIALE POETTO - LUNGOMARE POETTO">
            <text:p>VIALE POETTO - LUNGOMARE POETTO</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540">
            <text:p>092009_000540</text:p>
          </table:table-cell>
          <table:table-cell office:value-type="string" office:string-value="VIA LUNIGIANA">
            <text:p>VIA LUNIGIANA</text:p>
          </table:table-cell>
          <table:table-cell office:value-type="string" office:string-value="VIA ABRUZZI - VIALE MONASTIR">
            <text:p>VIA ABRUZZI - VIALE MONASTIR</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REGIONE DELLA TOSCANA IN PROVINCIA DI MASSA-CARRARA.ANTICO NOME DEL TERRITORIO SITO FRA LE VALLI DELLA VARA E DELLA MAGRA FINO AL SERCHIO. IL PRIMO POPOLO CHE ABITA QUESTA REGIONE RISALE ALL'ETA' PALEOLITICA">
            <text:p>REGIONE DELLA TOSCANA IN PROVINCIA DI MASSA-CARRARA.ANTICO NOME DEL TERRITORIO SITO FRA LE VALLI DELLA VARA E DELLA MAGRA FINO AL SERCHIO. IL PRIMO POPOLO CHE ABITA QUESTA REGIONE RISALE ALL'ETA' PALEOLITICA</text:p>
          </table:table-cell>
          <table:table-cell office:value-type="string" office:string-value=" IN SEGUITO VIENE POPOLATA DAGLI ETRUSCHI, AI QUALI SEGUONO I LIGURI-APPUANI">
            <text:p> IN SEGUITO VIENE POPOLATA DAGLI ETRUSCHI, AI QUALI SEGUONO I LIGURI-APPUANI</text:p>
          </table:table-cell>
          <table:table-cell office:value-type="string" office:string-value=" SCACCIATI DAI ROMANI NEL 177 a.C. IL CENTRO PRINCIPALE E' LUNI , ANTICA CITTA' ROMANA DA CUI PRENDE IL NOME.">
            <text:p> SCACCIATI DAI ROMANI NEL 177 a.C. IL CENTRO PRINCIPALE E' LUNI , ANTICA CITTA' ROMANA DA CUI PRENDE IL NOME.</text:p>
          </table:table-cell>
        </table:table-row>
        <table:table-row>
          <table:table-cell office:value-type="string" office:string-value="092009_000541">
            <text:p>092009_000541</text:p>
          </table:table-cell>
          <table:table-cell office:value-type="string" office:string-value="PIAZZA LUSSEMBURGO">
            <text:p>PIAZZA LUSSEMBURGO</text:p>
          </table:table-cell>
          <table:table-cell office:value-type="string" office:string-value="PIAZZA SVIZZERA - VIA DUBLINO">
            <text:p>PIAZZA SVIZZERA - VIA DUBLIN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ITTA' CAPITALE DEL GRANDUCATO OMONIMO.">
            <text:p>CITTA' CAPITALE DEL GRANDUCATO OMONIMO.</text:p>
          </table:table-cell>
        </table:table-row>
        <table:table-row>
          <table:table-cell office:value-type="string" office:string-value="092009_000542">
            <text:p>092009_000542</text:p>
          </table:table-cell>
          <table:table-cell office:value-type="string" office:string-value="PIAZZA EMILIO LUSSU">
            <text:p>PIAZZA EMILIO LUSSU</text:p>
          </table:table-cell>
          <table:table-cell office:value-type="string" office:string-value="VIALE BONARIA - VIALE A. DIAZ">
            <text:p>VIALE BONARIA - VIALE A. DIAZ</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SCRITTORE. UOMO POLITICO PROMOTORE DELL'AUTONOMIA SARDA. STUDIO' A LANUSEI E A CAGLIARI, DOVE SI LAUREO' IN GIURISPRUDENZA, ESERCITANDO L'AVVOCATURA. UFFICIALE DELLA BRIGATA SASSARI.OPERE: MARCIA SU ROMA E DINTORNI - UN ANNO SULL'ALTIPIANO - TEORIA DELL' INSURREZIONE - LA CATENA - IL CINGHIALE DEL DIAVOLO Ecc.(NATO AD ARMUNGIA (CA) NEL 1890 - MORTO A ROMA NEL 1965)">
            <text:p>SCRITTORE. UOMO POLITICO PROMOTORE DELL'AUTONOMIA SARDA. STUDIO' A LANUSEI E A CAGLIARI, DOVE SI LAUREO' IN GIURISPRUDENZA, ESERCITANDO L'AVVOCATURA. UFFICIALE DELLA BRIGATA SASSARI.OPERE: MARCIA SU ROMA E DINTORNI - UN ANNO SULL'ALTIPIANO - TEORIA DELL' INSURREZIONE - LA CATENA - IL CINGHIALE DEL DIAVOLO Ecc.(NATO AD ARMUNGIA (CA) NEL 1890 - MORTO A ROMA NEL 1965)</text:p>
          </table:table-cell>
        </table:table-row>
        <table:table-row>
          <table:table-cell office:value-type="string" office:string-value="092009_000543">
            <text:p>092009_000543</text:p>
          </table:table-cell>
          <table:table-cell office:value-type="string" office:string-value="VIA MACERATA">
            <text:p>VIA MACERATA</text:p>
          </table:table-cell>
          <table:table-cell office:value-type="string" office:string-value="VIA VENEZIA - VIA CORSICA">
            <text:p>VIA VENEZIA - VIA CORSIC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GIA' VICO I VENEZIA.CITTA' D' ITALIA CAPOLUOGO DI PROVINCIA, REGIONE MARCHE.">
            <text:p>GIA' VICO I VENEZIA.CITTA' D' ITALIA CAPOLUOGO DI PROVINCIA, REGIONE MARCHE.</text:p>
          </table:table-cell>
        </table:table-row>
        <table:table-row>
          <table:table-cell office:value-type="string" office:string-value="092009_000544">
            <text:p>092009_000544</text:p>
          </table:table-cell>
          <table:table-cell office:value-type="string" office:string-value="VIA NICOLO' MACHIAVELLI">
            <text:p>VIA NICOLO' MACHIAVELLI</text:p>
          </table:table-cell>
          <table:table-cell office:value-type="string" office:string-value="VIA PETRARCA - VIALE MARCONI">
            <text:p>VIA PETRARCA - VIALE MARCONI</text:p>
          </table:table-cell>
          <table:table-cell office:value-type="string" office:string-value="" table:number-columns-repeated="3"/>
          <table:table-cell office:value-type="string" office:string-value="STATISTA E SCRITTORE FIORENTINO. (NATO A FIRENZE NEL 1469 - MORTO NEL 1527).">
            <text:p>STATISTA E SCRITTORE FIORENTINO. (NATO A FIRENZE NEL 1469 - MORTO NEL 1527).</text:p>
          </table:table-cell>
        </table:table-row>
        <table:table-row>
          <table:table-cell office:value-type="string" office:string-value="092009_000545">
            <text:p>092009_000545</text:p>
          </table:table-cell>
          <table:table-cell office:value-type="string" office:string-value="VIA MACOMER">
            <text:p>VIA MACOMER</text:p>
          </table:table-cell>
          <table:table-cell office:value-type="string" office:string-value="VIA SAN SATURNINO - VIA BOSA">
            <text:p>VIA SAN SATURNINO - VIA BOS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CITTA' DELLA SARDEGNA IN PROVINCIA DI NUORO. SITUATO SULL'ALTOPIANO DELLA CAMPEDA, AI PIEDI DELLA CATENA DEL MARGHINE.CAPOLUOGO DELL'ANTICA CURATORIA DEL MARGHINE, NEL 1478 VI SI SVOLSE LA BATTAGLIA TRA SARDI E ARAGONESI CHE METTE FINE ALL'AUTONOMIA E ALLA LIBERTA' DELL'ISOLA.MONUMENTI: PARROCCHIALE GOTICA-ARAGONESE DEL XVI SECOLO.">
            <text:p>CITTA' DELLA SARDEGNA IN PROVINCIA DI NUORO. SITUATO SULL'ALTOPIANO DELLA CAMPEDA, AI PIEDI DELLA CATENA DEL MARGHINE.CAPOLUOGO DELL'ANTICA CURATORIA DEL MARGHINE, NEL 1478 VI SI SVOLSE LA BATTAGLIA TRA SARDI E ARAGONESI CHE METTE FINE ALL'AUTONOMIA E ALLA LIBERTA' DELL'ISOLA.MONUMENTI: PARROCCHIALE GOTICA-ARAGONESE DEL XVI SECOLO.</text:p>
          </table:table-cell>
        </table:table-row>
        <table:table-row>
          <table:table-cell office:value-type="string" office:string-value="092009_000546">
            <text:p>092009_000546</text:p>
          </table:table-cell>
          <table:table-cell office:value-type="string" office:string-value="VIA MADDALENA">
            <text:p>VIA MADDALENA</text:p>
          </table:table-cell>
          <table:table-cell office:value-type="string" office:string-value="VIA ROMA - CORSO VITTORIO EMANUELE">
            <text:p>VIA ROMA - CORSO VITTORIO EMANUEL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ISOLA DELLO STRETTO DI BONIFACIO, PROVINCIA DI SASSARI.">
            <text:p>ISOLA DELLO STRETTO DI BONIFACIO, PROVINCIA DI SASSARI.</text:p>
          </table:table-cell>
        </table:table-row>
        <table:table-row>
          <table:table-cell office:value-type="string" office:string-value="092009_000547">
            <text:p>092009_000547</text:p>
          </table:table-cell>
          <table:table-cell office:value-type="string" office:string-value="VIA MADRID">
            <text:p>VIA MADRID</text:p>
          </table:table-cell>
          <table:table-cell office:value-type="string" office:string-value="VIA LISBONA - VIA PARIGI">
            <text:p>VIA LISBONA - VIA PARIG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SPAGNA.">
            <text:p>CAPITALE DELLA SPAGNA.</text:p>
          </table:table-cell>
        </table:table-row>
        <table:table-row>
          <table:table-cell office:value-type="string" office:string-value="092009_000548">
            <text:p>092009_000548</text:p>
          </table:table-cell>
          <table:table-cell office:value-type="string" office:string-value="VIA MAESTRALE">
            <text:p>VIA MAESTRALE</text:p>
          </table:table-cell>
          <table:table-cell office:value-type="string" office:string-value="VIA TRAMONTANA - VIA FAVONIO">
            <text:p>VIA TRAMONTANA - VIA FAVONI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VENTO LOCALE DEL BACINO DEL MEDITERRANEO, FORTE, FREDDO E SECCO.SOFFIA DA NORD / OVEST, E' DOVUTO A DEPRESSIONI LOCALIZZATE SUL MEDITERRANEO.">
            <text:p>VENTO LOCALE DEL BACINO DEL MEDITERRANEO, FORTE, FREDDO E SECCO.SOFFIA DA NORD / OVEST, E' DOVUTO A DEPRESSIONI LOCALIZZATE SUL MEDITERRANEO.</text:p>
          </table:table-cell>
        </table:table-row>
        <table:table-row>
          <table:table-cell office:value-type="string" office:string-value="092009_000549">
            <text:p>092009_000549</text:p>
          </table:table-cell>
          <table:table-cell office:value-type="string" office:string-value="VIA FERDINANDO MAGELLANO">
            <text:p>VIA FERDINANDO MAGELLANO</text:p>
          </table:table-cell>
          <table:table-cell office:value-type="string" office:string-value="VIA SCHIAVAZZI - (chiuso)">
            <text:p>VIA SCHIAVAZZI - (chius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NAVIGATORE PORTOGHESE. (NATO NEL 1440 - MORTO NEL 1521).">
            <text:p>NAVIGATORE PORTOGHESE. (NATO NEL 1440 - MORTO NEL 1521).</text:p>
          </table:table-cell>
        </table:table-row>
        <table:table-row>
          <table:table-cell office:value-type="string" office:string-value="092009_000550">
            <text:p>092009_000550</text:p>
          </table:table-cell>
          <table:table-cell office:value-type="string" office:string-value="VIA MAGENTA">
            <text:p>VIA MAGENTA</text:p>
          </table:table-cell>
          <table:table-cell office:value-type="string" office:string-value="VIA SILVIO PELLICO - VIA MENTANA">
            <text:p>VIA SILVIO PELLICO - VIA MENTAN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OMUNE DELLA LOMBARDIA IN PROVINCIA DI MILANO, NELLA PIANURA DEL TICINO.NEL CORSO DELLA SECONDA GUERRA D'INDIPENDENZA IL 4 GIUGNO 1859 LE TRUPPE FRANCO-PIEMONTESI COMANDATE DAL GENERALE MACMAHON, SI BATTONO VITTORIOSAMENTE CONTRO GLI AUSTRIACI, CONDOTTI DA GULSAJ.">
            <text:p>COMUNE DELLA LOMBARDIA IN PROVINCIA DI MILANO, NELLA PIANURA DEL TICINO.NEL CORSO DELLA SECONDA GUERRA D'INDIPENDENZA IL 4 GIUGNO 1859 LE TRUPPE FRANCO-PIEMONTESI COMANDATE DAL GENERALE MACMAHON, SI BATTONO VITTORIOSAMENTE CONTRO GLI AUSTRIACI, CONDOTTI DA GULSAJ.</text:p>
          </table:table-cell>
        </table:table-row>
        <table:table-row>
          <table:table-cell office:value-type="string" office:string-value="092009_000551">
            <text:p>092009_000551</text:p>
          </table:table-cell>
          <table:table-cell office:value-type="string" office:string-value="TRAVERSA IS MIRRIONIS">
            <text:p>TRAVERSA IS MIRRIONIS</text:p>
          </table:table-cell>
          <table:table-cell office:value-type="string" office:string-value="VIA IS MIRRIONIS - VIA IS CORNALIAS">
            <text:p>VIA IS MIRRIONIS - VIA IS CORNALIAS</text:p>
          </table:table-cell>
        </table:table-row>
        <table:table-row>
          <table:table-cell office:value-type="string" office:string-value="092009_000552">
            <text:p>092009_000552</text:p>
          </table:table-cell>
          <table:table-cell office:value-type="string" office:string-value="VIA ANTIOCO MAINAS">
            <text:p>VIA ANTIOCO MAINAS</text:p>
          </table:table-cell>
          <table:table-cell office:value-type="string" office:string-value="VIA DEI DONARATICO - VIA CHIABRERA">
            <text:p>VIA DEI DONARATICO - VIA CHIABRERA</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PITTORE CAGLIARITANO DEL XVI SEC. DELLA SCUOLA DI STAMPACE. NUMEROSE SUE OPERE SONO CONSERVATE IN MOLTE CHIESE DELLA SARDEGNA.">
            <text:p>PITTORE CAGLIARITANO DEL XVI SEC. DELLA SCUOLA DI STAMPACE. NUMEROSE SUE OPERE SONO CONSERVATE IN MOLTE CHIESE DELLA SARDEGNA.</text:p>
          </table:table-cell>
        </table:table-row>
        <table:table-row>
          <table:table-cell office:value-type="string" office:string-value="092009_000553">
            <text:p>092009_000553</text:p>
          </table:table-cell>
          <table:table-cell office:value-type="string" office:string-value="VIA DEI MALASPINA">
            <text:p>VIA DEI MALASPINA</text:p>
          </table:table-cell>
          <table:table-cell office:value-type="string" office:string-value="VIA RIVA VILLASANTA - VIA MONTELEONE">
            <text:p>VIA RIVA VILLASANTA - VIA MONTELEONE</text:p>
          </table:table-cell>
          <table:table-cell office:value-type="string" office:string-value="" table:number-columns-repeated="3"/>
          <table:table-cell office:value-type="string" office:string-value="ANTICA E NOBILE FAMIGLIA CHE FU SOVRANA DELLA LUNIGIANA.">
            <text:p>ANTICA E NOBILE FAMIGLIA CHE FU SOVRANA DELLA LUNIGIANA.</text:p>
          </table:table-cell>
        </table:table-row>
        <table:table-row>
          <table:table-cell office:value-type="string" office:string-value="092009_000554">
            <text:p>092009_000554</text:p>
          </table:table-cell>
          <table:table-cell office:value-type="string" office:string-value="VIA MALFIDANO">
            <text:p>VIA MALFIDANO</text:p>
          </table:table-cell>
          <table:table-cell office:value-type="string" office:string-value="VIA BARONIA - VIA LA NURRA">
            <text:p>VIA BARONIA - VIA LA NURR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LOCALITA' DELLA SARDEGNA.">
            <text:p>LOCALITA' DELLA SARDEGNA.</text:p>
          </table:table-cell>
        </table:table-row>
        <table:table-row>
          <table:table-cell office:value-type="string" office:string-value="092009_000555">
            <text:p>092009_000555</text:p>
          </table:table-cell>
          <table:table-cell office:value-type="string" office:string-value="VIA MARCELLO MALPIGHI">
            <text:p>VIA MARCELLO MALPIGHI</text:p>
          </table:table-cell>
          <table:table-cell office:value-type="string" office:string-value="VIA IS GUADAZZONIS - VIA STEFANO  CAGNA">
            <text:p>VIA IS GUADAZZONIS - VIA STEFANO  CAGN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MEDICO BOLOGNESE, SCOPRI' I CAPILLARI SANGUIGNI E I GLOBULI ROSSI. (NATO NEL 1628 - MORTO NEL 1694).">
            <text:p>MEDICO BOLOGNESE, SCOPRI' I CAPILLARI SANGUIGNI E I GLOBULI ROSSI. (NATO NEL 1628 - MORTO NEL 1694).</text:p>
          </table:table-cell>
        </table:table-row>
        <table:table-row>
          <table:table-cell office:value-type="string" office:string-value="092009_000556">
            <text:p>092009_000556</text:p>
          </table:table-cell>
          <table:table-cell office:value-type="string" office:string-value="VIA MALTA">
            <text:p>VIA MALTA</text:p>
          </table:table-cell>
          <table:table-cell office:value-type="string" office:string-value="VIA SASSARI - VIA G. MAMELI">
            <text:p>VIA SASSARI - VIA G. MAMELI</text:p>
          </table:table-cell>
          <table:table-cell office:value-type="string" office:string-value="" table:number-columns-repeated="3"/>
          <table:table-cell office:value-type="string" office:string-value="ISOLA DEL MEDITERRANEO A SUD DELLA SICILIA.">
            <text:p>ISOLA DEL MEDITERRANEO A SUD DELLA SICILIA.</text:p>
          </table:table-cell>
        </table:table-row>
        <table:table-row>
          <table:table-cell office:value-type="string" office:string-value="092009_000557">
            <text:p>092009_000557</text:p>
          </table:table-cell>
          <table:table-cell office:value-type="string" office:string-value="VIA DELLA MALVA">
            <text:p>VIA DELLA MALVA</text:p>
          </table:table-cell>
          <table:table-cell office:value-type="string" office:string-value="VIA BARRACCA MANNA - VIA DELLE AGAVI">
            <text:p>VIA BARRACCA MANNA - VIA DELLE AGAV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GENERE DI PIANTA SELVATICA DELLA FAMIGLIA DELLE MALVACEE, TRA CUIMALVA SILVESTRIS , PIANTA ERBACEA CON FOGLIE LOBATE E FIORI ROSEI.SE NE USANO LE FOGLIE E I FIORI PER INFUSO, COME EMOLLIENTE PERCHE' CONTIENE MUCILLAGGINI.">
            <text:p>GENERE DI PIANTA SELVATICA DELLA FAMIGLIA DELLE MALVACEE, TRA CUIMALVA SILVESTRIS , PIANTA ERBACEA CON FOGLIE LOBATE E FIORI ROSEI.SE NE USANO LE FOGLIE E I FIORI PER INFUSO, COME EMOLLIENTE PERCHE' CONTIENE MUCILLAGGINI.</text:p>
          </table:table-cell>
        </table:table-row>
        <table:table-row>
          <table:table-cell office:value-type="string" office:string-value="092009_000558">
            <text:p>092009_000558</text:p>
          </table:table-cell>
          <table:table-cell office:value-type="string" office:string-value="VIA GOFFREDO MAMELI">
            <text:p>VIA GOFFREDO MAMELI</text:p>
          </table:table-cell>
          <table:table-cell office:value-type="string" office:string-value="LARGO CARLO FELICE - VIA N.SAURO">
            <text:p>LARGO CARLO FELICE - VIA N.SAURO</text:p>
          </table:table-cell>
          <table:table-cell office:value-type="float" office:value="12">
            <text:p>12</text:p>
          </table:table-cell>
          <table:table-cell office:value-type="date" office:date-value="1915-10-05">
            <text:p>10/05/15</text:p>
          </table:table-cell>
          <table:table-cell office:value-type="string" office:string-value="C.C.">
            <text:p>C.C.</text:p>
          </table:table-cell>
          <table:table-cell office:value-type="string" office:string-value="POETA POPOLARE GENOVESE, AUTORE DELL'INNO FRATELLI D' ITALIA.(NATO A GENOVA NEL 1827 - MORTO A ROMA NEL 1849).">
            <text:p>POETA POPOLARE GENOVESE, AUTORE DELL'INNO FRATELLI D' ITALIA.(NATO A GENOVA NEL 1827 - MORTO A ROMA NEL 1849).</text:p>
          </table:table-cell>
        </table:table-row>
        <table:table-row>
          <table:table-cell office:value-type="string" office:string-value="092009_000559">
            <text:p>092009_000559</text:p>
          </table:table-cell>
          <table:table-cell office:value-type="string" office:string-value="VIA PASQUALE STANISLAO MANCINI">
            <text:p>VIA PASQUALE STANISLAO MANCINI</text:p>
          </table:table-cell>
          <table:table-cell office:value-type="string" office:string-value="VIA CARLO FADDA - (chiuso)">
            <text:p>VIA CARLO FADDA - (chius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PATRIOTA, AVVOCATO E GIURISTA.(NATO NEL 1817 - MORTO NEL 1889).">
            <text:p>PATRIOTA, AVVOCATO E GIURISTA.(NATO NEL 1817 - MORTO NEL 1889).</text:p>
          </table:table-cell>
        </table:table-row>
        <table:table-row>
          <table:table-cell office:value-type="string" office:string-value="092009_000560">
            <text:p>092009_000560</text:p>
          </table:table-cell>
          <table:table-cell office:value-type="string" office:string-value="VIA MANDROLISAI">
            <text:p>VIA MANDROLISAI</text:p>
          </table:table-cell>
          <table:table-cell office:value-type="string" office:string-value="VIA EMILIA - (chiuso)">
            <text:p>VIA EMILIA - (chiu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OCALITA' DELLA SARDEGNA IN PROVINCIA DI NUORO.">
            <text:p>LOCALITA' DELLA SARDEGNA IN PROVINCIA DI NUORO.</text:p>
          </table:table-cell>
        </table:table-row>
        <table:table-row>
          <table:table-cell office:value-type="string" office:string-value="092009_000561">
            <text:p>092009_000561</text:p>
          </table:table-cell>
          <table:table-cell office:value-type="string" office:string-value="VIA GIUSEPPE MANNO">
            <text:p>VIA GIUSEPPE MANNO</text:p>
          </table:table-cell>
          <table:table-cell office:value-type="string" office:string-value="PIAZZA MARTIRI - PIAZZA YENNE">
            <text:p>PIAZZA MARTIRI - PIAZZA YENNE</text:p>
          </table:table-cell>
          <table:table-cell office:value-type="string" office:string-value="" table:number-columns-repeated="3"/>
          <table:table-cell office:value-type="string" office:string-value="GIA' VIA SA COSTA DE IS FERRERIS XV SEC. (LA COSTA DEI FABBRI) STATISTA ALGHERESE, PRESIDENTE DEL SENATO A TORINO, DELLA CORTE DI CASSAZIONE E MINISTRO.HA LASCIATO VARIE OPERE DI CARATTERE LETTERARIO E AUTOBIOGRAFICO: DEI VIZI DEI LETTERATI - LA FORTUNA DELLE PAROLE - LA FORTUNA DELLE FRASI - INNI SACRI - RICORDI DI UN COLLEGIALE - NOTE SARDE .LA SUA OPERA PRINCIPALE E' STORIA DI SARDEGNA .(NATO AD ALGHERO NEL 1786 - MORTO A TORINO NEL 1868).">
            <text:p>GIA' VIA SA COSTA DE IS FERRERIS XV SEC. (LA COSTA DEI FABBRI) STATISTA ALGHERESE, PRESIDENTE DEL SENATO A TORINO, DELLA CORTE DI CASSAZIONE E MINISTRO.HA LASCIATO VARIE OPERE DI CARATTERE LETTERARIO E AUTOBIOGRAFICO: DEI VIZI DEI LETTERATI - LA FORTUNA DELLE PAROLE - LA FORTUNA DELLE FRASI - INNI SACRI - RICORDI DI UN COLLEGIALE - NOTE SARDE .LA SUA OPERA PRINCIPALE E' STORIA DI SARDEGNA .(NATO AD ALGHERO NEL 1786 - MORTO A TORINO NEL 1868).</text:p>
          </table:table-cell>
        </table:table-row>
        <table:table-row>
          <table:table-cell office:value-type="string" office:string-value="092009_000562">
            <text:p>092009_000562</text:p>
          </table:table-cell>
          <table:table-cell office:value-type="string" office:string-value="VIA ALESSANDRO MANZONI">
            <text:p>VIA ALESSANDRO MANZONI</text:p>
          </table:table-cell>
          <table:table-cell office:value-type="string" office:string-value="PIAZZA S. BENEDETTO - VIA BACAREDDA">
            <text:p>PIAZZA S. BENEDETTO - VIA BACAREDD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OMANZIERE. (NATO A MILANO NEL 1785 - MORTO NEL 1873).">
            <text:p>ROMANZIERE. (NATO A MILANO NEL 1785 - MORTO NEL 1873).</text:p>
          </table:table-cell>
        </table:table-row>
        <table:table-row>
          <table:table-cell office:value-type="string" office:string-value="092009_000563">
            <text:p>092009_000563</text:p>
          </table:table-cell>
          <table:table-cell office:value-type="string" office:string-value="VIA MARA">
            <text:p>VIA MARA</text:p>
          </table:table-cell>
          <table:table-cell office:value-type="string" office:string-value="VIA SINNAI - (chiuso)">
            <text:p>VIA SINNAI - (chius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OMUNE DELLA SARDEGNA IN PROVINCIA DI SASSARI.">
            <text:p>COMUNE DELLA SARDEGNA IN PROVINCIA DI SASSARI.</text:p>
          </table:table-cell>
        </table:table-row>
        <table:table-row>
          <table:table-cell office:value-type="string" office:string-value="092009_000564">
            <text:p>092009_000564</text:p>
          </table:table-cell>
          <table:table-cell office:value-type="string" office:string-value="VIA MARCHE">
            <text:p>VIA MARCHE</text:p>
          </table:table-cell>
          <table:table-cell office:value-type="string" office:string-value="PIAZZA KENNEDY - VIA BACAREDDA">
            <text:p>PIAZZA KENNEDY - VIA BACAREDD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DELL' ITALIA CENTRALE.">
            <text:p>REGIONE DELL' ITALIA CENTRALE.</text:p>
          </table:table-cell>
        </table:table-row>
        <table:table-row>
          <table:table-cell office:value-type="string" office:string-value="092009_000565">
            <text:p>092009_000565</text:p>
          </table:table-cell>
          <table:table-cell office:value-type="string" office:string-value="PIAZZA MAREMMA">
            <text:p>PIAZZA MAREMMA</text:p>
          </table:table-cell>
          <table:table-cell office:value-type="string" office:string-value="VIA ROMAGNA - VIA LIGURIA">
            <text:p>VIA ROMAGNA - VIA LIGURIA</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LOCALITA' PALUDOSA DELLA TOSCANA.">
            <text:p>LOCALITA' PALUDOSA DELLA TOSCANA.</text:p>
          </table:table-cell>
        </table:table-row>
        <table:table-row>
          <table:table-cell office:value-type="string" office:string-value="092009_000566">
            <text:p>092009_000566</text:p>
          </table:table-cell>
          <table:table-cell office:value-type="string" office:string-value="VIA MARENGO">
            <text:p>VIA MARENGO</text:p>
          </table:table-cell>
          <table:table-cell office:value-type="string" office:string-value="PIAZZA D'ARMI - VIA PESCHIERA">
            <text:p>PIAZZA D'ARMI - VIA PESCHIERA</text:p>
          </table:table-cell>
          <table:table-cell office:value-type="string" office:string-value="" table:number-columns-repeated="3"/>
          <table:table-cell office:value-type="string" office:string-value="FRAZIONE DEL COMUNE DI ALESSANDRIA. LOCALITA' DI BATTAGLIA NEL 1800.">
            <text:p>FRAZIONE DEL COMUNE DI ALESSANDRIA. LOCALITA' DI BATTAGLIA NEL 1800.</text:p>
          </table:table-cell>
        </table:table-row>
        <table:table-row>
          <table:table-cell office:value-type="string" office:string-value="092009_000567">
            <text:p>092009_000567</text:p>
          </table:table-cell>
          <table:table-cell office:value-type="string" office:string-value="VIA MARGHINE">
            <text:p>VIA MARGHINE</text:p>
          </table:table-cell>
          <table:table-cell office:value-type="string" office:string-value="VIA LA NURRA - VIA QUIRRA">
            <text:p>VIA LA NURRA - VIA QUIRR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OCALITA' DELLA SARDEGNA SETTENTRIONALE.">
            <text:p>LOCALITA' DELLA SARDEGNA SETTENTRIONALE.</text:p>
          </table:table-cell>
        </table:table-row>
        <table:table-row>
          <table:table-cell office:value-type="string" office:string-value="092009_000568">
            <text:p>092009_000568</text:p>
          </table:table-cell>
          <table:table-cell office:value-type="string" office:string-value="PIAZZA GIOVANNI MARGHINOTTI">
            <text:p>PIAZZA GIOVANNI MARGHINOTTI</text:p>
          </table:table-cell>
          <table:table-cell office:value-type="string" office:string-value="VIALE REGINA ELENA - VIA SAN GIOVANNI">
            <text:p>VIALE REGINA ELENA - VIA SAN GIOVANNI</text:p>
          </table:table-cell>
          <table:table-cell office:value-type="string" office:string-value="" table:number-columns-repeated="3"/>
          <table:table-cell office:value-type="string" office:string-value="PITTORE.(NATO A CAGLIARI NEL 1798 - MORTO A CAGLIARI NEL 1865).">
            <text:p>PITTORE.(NATO A CAGLIARI NEL 1798 - MORTO A CAGLIARI NEL 1865).</text:p>
          </table:table-cell>
        </table:table-row>
        <table:table-row>
          <table:table-cell office:value-type="string" office:string-value="092009_000569">
            <text:p>092009_000569</text:p>
          </table:table-cell>
          <table:table-cell office:value-type="string" office:string-value="PORTICO MARIA CRISTINA">
            <text:p>PORTICO MARIA CRISTINA</text:p>
          </table:table-cell>
          <table:table-cell office:value-type="string" office:string-value="PIAZZA ARSENALE - VIALE BUON CAMMINO">
            <text:p>PIAZZA ARSENALE - VIALE BUON CAMMINO</text:p>
          </table:table-cell>
          <table:table-cell office:value-type="string" office:string-value="" table:number-columns-repeated="3"/>
          <table:table-cell office:value-type="string" office:string-value="REGINA DI SPAGNA.(NATA NEL 1829 - MORTA NEL 1878).">
            <text:p>REGINA DI SPAGNA.(NATA NEL 1829 - MORTA NEL 1878).</text:p>
          </table:table-cell>
        </table:table-row>
        <table:table-row>
          <table:table-cell office:value-type="string" office:string-value="092009_000570">
            <text:p>092009_000570</text:p>
          </table:table-cell>
          <table:table-cell office:value-type="string" office:string-value="VIA MARINA PICCOLA">
            <text:p>VIA MARINA PICCOLA</text:p>
          </table:table-cell>
          <table:table-cell office:value-type="string" office:string-value="VIALE POETTO - (PORTO TURISTICO)">
            <text:p>VIALE POETTO - (PORTO TURISTIC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571">
            <text:p>092009_000571</text:p>
          </table:table-cell>
          <table:table-cell office:value-type="string" office:string-value="VIA EFISIO MARINI">
            <text:p>VIA EFISIO MARINI</text:p>
          </table:table-cell>
          <table:table-cell office:value-type="string" office:string-value="VIA PALOMBA - VIA SCANO">
            <text:p>VIA PALOMBA - VIA SCANO</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MEDICO.(NATO A CAGLIARI NEL 1815 - MORTO NEL 1900).">
            <text:p>MEDICO.(NATO A CAGLIARI NEL 1815 - MORTO NEL 1900).</text:p>
          </table:table-cell>
        </table:table-row>
        <table:table-row>
          <table:table-cell office:value-type="string" office:string-value="092009_000572">
            <text:p>092009_000572</text:p>
          </table:table-cell>
          <table:table-cell office:value-type="string" office:string-value="VIA MARMILLA">
            <text:p>VIA MARMILLA</text:p>
          </table:table-cell>
          <table:table-cell office:value-type="string" office:string-value="VIA BALILLA - VIA ENRICO TOTI">
            <text:p>VIA BALILLA - VIA ENRICO TOTI</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LOCALITA' DELLA SARDEGNA.">
            <text:p>LOCALITA' DELLA SARDEGNA.</text:p>
          </table:table-cell>
        </table:table-row>
        <table:table-row>
          <table:table-cell office:value-type="string" office:string-value="092009_000573">
            <text:p>092009_000573</text:p>
          </table:table-cell>
          <table:table-cell office:value-type="string" office:string-value="VIA MARNA">
            <text:p>VIA MARNA</text:p>
          </table:table-cell>
          <table:table-cell office:value-type="string" office:string-value="VIA CASTELLI - (chiuso)">
            <text:p>VIA CASTELLI - (chius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FIUME FRANCESE TEATRO DI BATTAGLIE NELLA GUERRA 1915/18.">
            <text:p>FIUME FRANCESE TEATRO DI BATTAGLIE NELLA GUERRA 1915/18.</text:p>
          </table:table-cell>
        </table:table-row>
        <table:table-row>
          <table:table-cell office:value-type="string" office:string-value="092009_000574">
            <text:p>092009_000574</text:p>
          </table:table-cell>
          <table:table-cell office:value-type="string" office:string-value="VIA PIETRO MARONCELLI">
            <text:p>VIA PIETRO MARONCELLI</text:p>
          </table:table-cell>
          <table:table-cell office:value-type="string" office:string-value="VIA MURAT - VIA POERIO">
            <text:p>VIA MURAT - VIA POERI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IOTA COLTO E GENEROSO.(NATO A FORLI' NEL 1795 - MORTO A NEW YORK NEL 1846).">
            <text:p>PATRIOTA COLTO E GENEROSO.(NATO A FORLI' NEL 1795 - MORTO A NEW YORK NEL 1846).</text:p>
          </table:table-cell>
        </table:table-row>
        <table:table-row>
          <table:table-cell office:value-type="string" office:string-value="092009_000575">
            <text:p>092009_000575</text:p>
          </table:table-cell>
          <table:table-cell office:value-type="string" office:string-value="PIAZZA MARSIGLIA">
            <text:p>PIAZZA MARSIGLIA</text:p>
          </table:table-cell>
          <table:table-cell office:value-type="string" office:string-value="VIA ZAGABRIA - VIA COSTANTINOPOLI">
            <text:p>VIA ZAGABRIA - VIA COSTANTINOPOLI</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cell office:value-type="string" office:string-value="GIA' VIA MARSIGLIA (DELIB. N.1706 14/05/75)CITTA' E PORTO DELLA FRANCIA. FONDATA DAI FENICI NEL 901 A.C.">
            <text:p>GIA' VIA MARSIGLIA (DELIB. N.1706 14/05/75)CITTA' E PORTO DELLA FRANCIA. FONDATA DAI FENICI NEL 901 A.C.</text:p>
          </table:table-cell>
        </table:table-row>
        <table:table-row>
          <table:table-cell office:value-type="string" office:string-value="092009_000576">
            <text:p>092009_000576</text:p>
          </table:table-cell>
          <table:table-cell office:value-type="string" office:string-value="VIA PIETRO MARTINI">
            <text:p>VIA PIETRO MARTINI</text:p>
          </table:table-cell>
          <table:table-cell office:value-type="string" office:string-value="PIAZZA PALAZZO - PIAZZA INDIPENDENZA">
            <text:p>PIAZZA PALAZZO - PIAZZA INDIPENDENZA</text:p>
          </table:table-cell>
          <table:table-cell office:value-type="string" office:string-value="" table:number-columns-repeated="3"/>
          <table:table-cell office:value-type="string" office:string-value="GIA' VIA DEI FERRAI. ( RUGA FABBRORUM) GIA' CONTRADA SANTA LUCIA.STORICO. .(NATO A CAGLIARI NEL 1800 - MORTO A CAGLIARI NEL 1866).">
            <text:p>GIA' VIA DEI FERRAI. ( RUGA FABBRORUM) GIA' CONTRADA SANTA LUCIA.STORICO. .(NATO A CAGLIARI NEL 1800 - MORTO A CAGLIARI NEL 1866).</text:p>
          </table:table-cell>
        </table:table-row>
        <table:table-row>
          <table:table-cell office:value-type="string" office:string-value="092009_000577">
            <text:p>092009_000577</text:p>
          </table:table-cell>
          <table:table-cell office:value-type="string" office:string-value="PIAZZA MARTIRI D'ITALIA">
            <text:p>PIAZZA MARTIRI D'ITALIA</text:p>
          </table:table-cell>
          <table:table-cell office:value-type="string" office:string-value="VIA TORINO - PIAZZA COSTITUZIONE">
            <text:p>VIA TORINO - PIAZZA COSTITUZIONE</text:p>
          </table:table-cell>
          <table:table-cell office:value-type="float" office:value="0">
            <text:p>0</text:p>
          </table:table-cell>
          <table:table-cell office:value-type="string" office:string-value="16/11/1891">
            <text:p>16/11/1891</text:p>
          </table:table-cell>
          <table:table-cell office:value-type="string" office:string-value="C.C.">
            <text:p>C.C.</text:p>
          </table:table-cell>
          <table:table-cell office:value-type="string" office:string-value="GIA' PIAZZETTA PORTA VILLANOVA. INTITOLATA A CHI DA LA VITA E SOFFRE PER UNA CAUSA.">
            <text:p>GIA' PIAZZETTA PORTA VILLANOVA. INTITOLATA A CHI DA LA VITA E SOFFRE PER UNA CAUSA.</text:p>
          </table:table-cell>
        </table:table-row>
        <table:table-row>
          <table:table-cell office:value-type="string" office:string-value="092009_000578">
            <text:p>092009_000578</text:p>
          </table:table-cell>
          <table:table-cell office:value-type="string" office:string-value="VIA MARZABOTTO">
            <text:p>VIA MARZABOTTO</text:p>
          </table:table-cell>
          <table:table-cell office:value-type="string" office:string-value="VIA DEI PARTIGIANI - PIAZZA M. D'AZEGLIO">
            <text:p>VIA DEI PARTIGIANI - PIAZZA M. D'AZEGLI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LOCALITA' NELLA VALLE DEL RENO IN PROVINCIA DI BOLOGNA OVE FURONO SCOPERTI RESTI DI UNA CITTA' E NECROPOLI ETRUSCA.">
            <text:p>LOCALITA' NELLA VALLE DEL RENO IN PROVINCIA DI BOLOGNA OVE FURONO SCOPERTI RESTI DI UNA CITTA' E NECROPOLI ETRUSCA.</text:p>
          </table:table-cell>
        </table:table-row>
        <table:table-row>
          <table:table-cell office:value-type="string" office:string-value="092009_000579">
            <text:p>092009_000579</text:p>
          </table:table-cell>
          <table:table-cell office:value-type="string" office:string-value="VIA MASACCIO">
            <text:p>VIA MASACCIO</text:p>
          </table:table-cell>
          <table:table-cell office:value-type="string" office:string-value="VIA CRESPELLANI - (chiuso)">
            <text:p>VIA CRESPELLANI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CELEBRE PITTORE FIORENTINO.(NATO NEL 1401 - MORTO NEL 1443).">
            <text:p>CELEBRE PITTORE FIORENTINO.(NATO NEL 1401 - MORTO NEL 1443).</text:p>
          </table:table-cell>
        </table:table-row>
        <table:table-row>
          <table:table-cell office:value-type="string" office:string-value="092009_000580">
            <text:p>092009_000580</text:p>
          </table:table-cell>
          <table:table-cell office:value-type="string" office:string-value="VIA MASANIELLO">
            <text:p>VIA MASANIELLO</text:p>
          </table:table-cell>
          <table:table-cell office:value-type="string" office:string-value="VIA SANTA MARIA CHIARA - VIA FRATELLI BANDIERA">
            <text:p>VIA SANTA MARIA CHIARA - VIA FRATELLI BANDIER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APO DELL'INSURREZIONE POPOLARE NAPOLETANA. (NATO NEL 1623 - MORTO NEL 1647).">
            <text:p>CAPO DELL'INSURREZIONE POPOLARE NAPOLETANA. (NATO NEL 1623 - MORTO NEL 1647).</text:p>
          </table:table-cell>
        </table:table-row>
        <table:table-row>
          <table:table-cell office:value-type="string" office:string-value="092009_000581">
            <text:p>092009_000581</text:p>
          </table:table-cell>
          <table:table-cell office:value-type="string" office:string-value="VIA PIETRO MASCAGNI">
            <text:p>VIA PIETRO MASCAGNI</text:p>
          </table:table-cell>
          <table:table-cell office:value-type="string" office:string-value="VIA PONCHIELLI - VIA CANEPA">
            <text:p>VIA PONCHIELLI - VIA CANEPA</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MUSICISTA. (NATO A LIVORNO NEL 1863 - MORT A ROMA NEL 1945).">
            <text:p>MUSICISTA. (NATO A LIVORNO NEL 1863 - MORT A ROMA NEL 1945).</text:p>
          </table:table-cell>
        </table:table-row>
        <table:table-row>
          <table:table-cell office:value-type="string" office:string-value="092009_000582">
            <text:p>092009_000582</text:p>
          </table:table-cell>
          <table:table-cell office:value-type="string" office:string-value="PIAZZA ANTONIO MAXIA">
            <text:p>PIAZZA ANTONIO MAXIA</text:p>
          </table:table-cell>
          <table:table-cell office:value-type="string" office:string-value="VIA DEGIOANNIS - VIA PESSINA">
            <text:p>VIA DEGIOANNIS - VIA PESSINA</text:p>
          </table:table-cell>
        </table:table-row>
        <table:table-row>
          <table:table-cell office:value-type="string" office:string-value="092009_000583">
            <text:p>092009_000583</text:p>
          </table:table-cell>
          <table:table-cell office:value-type="string" office:string-value="VIA GIOVANNI MATES">
            <text:p>VIA GIOVANNI MATES</text:p>
          </table:table-cell>
          <table:table-cell office:value-type="string" office:string-value="VIA DEL PLATANO - VIA CHIABRERA">
            <text:p>VIA DEL PLATANO - VIA CHIABRER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PITTORE CATALANO, VISSE IN CAGLIARI ALLA META' DEL XV SECOLO.OPERE: SANT'ANTONIO, LA PIETA', SAN GIOVANNI, SANTA CATERINA D'ALESSANDRIA, SANTA MARGHERITA E IL CAPOLAVORO SAN GIORGIO CHE UCCIDE IL DRAGO, SI CONSERVANO NELLA PINACOTECA NAZIONALE DI CAGLIARI.">
            <text:p>PITTORE CATALANO, VISSE IN CAGLIARI ALLA META' DEL XV SECOLO.OPERE: SANT'ANTONIO, LA PIETA', SAN GIOVANNI, SANTA CATERINA D'ALESSANDRIA, SANTA MARGHERITA E IL CAPOLAVORO SAN GIORGIO CHE UCCIDE IL DRAGO, SI CONSERVANO NELLA PINACOTECA NAZIONALE DI CAGLIARI.</text:p>
          </table:table-cell>
        </table:table-row>
        <table:table-row>
          <table:table-cell office:value-type="string" office:string-value="092009_000584">
            <text:p>092009_000584</text:p>
          </table:table-cell>
          <table:table-cell office:value-type="string" office:string-value="VIA SAVERIO MATTEI">
            <text:p>VIA SAVERIO MATTEI</text:p>
          </table:table-cell>
          <table:table-cell office:value-type="string" office:string-value="VIA CADELLO - VIA LIGURIA">
            <text:p>VIA CADELLO - VIA LIGURI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TORICO.">
            <text:p>STORICO.</text:p>
          </table:table-cell>
        </table:table-row>
        <table:table-row>
          <table:table-cell office:value-type="string" office:string-value="092009_000585">
            <text:p>092009_000585</text:p>
          </table:table-cell>
          <table:table-cell office:value-type="string" office:string-value="PIAZZA GIACOMO MATTEOTTI">
            <text:p>PIAZZA GIACOMO MATTEOTTI</text:p>
          </table:table-cell>
          <table:table-cell office:value-type="string" office:string-value="VIA SASSARI - VIA ROMA">
            <text:p>VIA SASSARI - VIA ROMA</text:p>
          </table:table-cell>
          <table:table-cell office:value-type="float" office:value="495">
            <text:p>495</text:p>
          </table:table-cell>
          <table:table-cell office:value-type="date" office:date-value="1944-02-06">
            <text:p>02/06/44</text:p>
          </table:table-cell>
          <table:table-cell office:value-type="string" office:string-value="D.S.">
            <text:p>D.S.</text:p>
          </table:table-cell>
          <table:table-cell office:value-type="string" office:string-value="POLITICO. (NATO A FRATTA POLESINE NEL 1885 - MORTO NEL 1924).">
            <text:p>POLITICO. (NATO A FRATTA POLESINE NEL 1885 - MORTO NEL 1924).</text:p>
          </table:table-cell>
        </table:table-row>
        <table:table-row>
          <table:table-cell office:value-type="string" office:string-value="092009_000586">
            <text:p>092009_000586</text:p>
          </table:table-cell>
          <table:table-cell office:value-type="string" office:string-value="VIA GIUSEPPE MAZZINI">
            <text:p>VIA GIUSEPPE MAZZINI</text:p>
          </table:table-cell>
          <table:table-cell office:value-type="string" office:string-value="PIAZZA MARTIRI D'ITALIA - VIA UNIVERSITA'">
            <text:p>PIAZZA MARTIRI D'ITALIA - VIA UNIVERSITA'</text:p>
          </table:table-cell>
          <table:table-cell office:value-type="float" office:value="0">
            <text:p>0</text:p>
          </table:table-cell>
          <table:table-cell office:value-type="string" office:string-value="16/11/1891">
            <text:p>16/11/1891</text:p>
          </table:table-cell>
          <table:table-cell office:value-type="string" office:string-value="C.C.">
            <text:p>C.C.</text:p>
          </table:table-cell>
          <table:table-cell office:value-type="string" office:string-value="GIA' VIA ARGENTARI. POLITICO E SCRITTORE. (NATO A GENOVA NEL 1805 - MORTO A GENOVA NEL 1872).">
            <text:p>GIA' VIA ARGENTARI. POLITICO E SCRITTORE. (NATO A GENOVA NEL 1805 - MORTO A GENOVA NEL 1872).</text:p>
          </table:table-cell>
        </table:table-row>
        <table:table-row>
          <table:table-cell office:value-type="string" office:string-value="092009_000587">
            <text:p>092009_000587</text:p>
          </table:table-cell>
          <table:table-cell office:value-type="string" office:string-value="VIA MEDAGLIE D'ORO">
            <text:p>VIA MEDAGLIE D'ORO</text:p>
          </table:table-cell>
          <table:table-cell office:value-type="string" office:string-value="PIAZZA GIOV. XXIII - VIA NASTRO AZZURRFO">
            <text:p>PIAZZA GIOV. XXIII - VIA NASTRO AZZURRFO</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DEDICATA ALLE MEDAGLIE D'ORO DI TUTTE LE GUERRE.">
            <text:p>DEDICATA ALLE MEDAGLIE D'ORO DI TUTTE LE GUERRE.</text:p>
          </table:table-cell>
        </table:table-row>
        <table:table-row>
          <table:table-cell office:value-type="string" office:string-value="092009_000588">
            <text:p>092009_000588</text:p>
          </table:table-cell>
          <table:table-cell office:value-type="string" office:string-value="PIAZZA MEDAGLIA MIRACOLOSA">
            <text:p>PIAZZA MEDAGLIA MIRACOLOSA</text:p>
          </table:table-cell>
          <table:table-cell office:value-type="string" office:string-value="PIAZZA S. MICHELE - VIA EMILIA">
            <text:p>PIAZZA S. MICHELE - VIA EMILIA</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row>
        <table:table-row>
          <table:table-cell office:value-type="string" office:string-value="092009_000589">
            <text:p>092009_000589</text:p>
          </table:table-cell>
          <table:table-cell office:value-type="string" office:string-value="PIAZZA GIOVANNI MEDAS">
            <text:p>PIAZZA GIOVANNI MEDAS</text:p>
          </table:table-cell>
          <table:table-cell office:value-type="string" office:string-value="VIA SALVO D'ACQUISTO - VIA CORONA">
            <text:p>VIA SALVO D'ACQUISTO - VIA CORON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ATRIOTA E MARTIRE DELLA RESISTENZA.">
            <text:p>PATRIOTA E MARTIRE DELLA RESISTENZA.</text:p>
          </table:table-cell>
        </table:table-row>
        <table:table-row>
          <table:table-cell office:value-type="string" office:string-value="092009_000590">
            <text:p>092009_000590</text:p>
          </table:table-cell>
          <table:table-cell office:value-type="string" office:string-value="PIAZZA DEI MEDICI">
            <text:p>PIAZZA DEI MEDICI</text:p>
          </table:table-cell>
          <table:table-cell office:value-type="string" office:string-value="VIA CRESPELLANI - VIA DE MARTIS">
            <text:p>VIA CRESPELLANI - VIA DE MARTIS</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ILLUSTRE FAMIGLIA FIORENTINA.">
            <text:p>ILLUSTRE FAMIGLIA FIORENTINA.</text:p>
          </table:table-cell>
        </table:table-row>
        <table:table-row>
          <table:table-cell office:value-type="string" office:string-value="092009_000591">
            <text:p>092009_000591</text:p>
          </table:table-cell>
          <table:table-cell office:value-type="string" office:string-value="VIA MEILOGU">
            <text:p>VIA MEILOGU</text:p>
          </table:table-cell>
          <table:table-cell office:value-type="string" office:string-value="VIA MANDROLISAI - VIA CIOCIARIA">
            <text:p>VIA MANDROLISAI - VIA CIOCIARI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TOPONIMO REGIONALE SARDO.">
            <text:p>TOPONIMO REGIONALE SARDO.</text:p>
          </table:table-cell>
        </table:table-row>
        <table:table-row>
          <table:table-cell office:value-type="string" office:string-value="092009_000592">
            <text:p>092009_000592</text:p>
          </table:table-cell>
          <table:table-cell office:value-type="string" office:string-value="VIA EFISIO MELIS">
            <text:p>VIA EFISIO MELIS</text:p>
          </table:table-cell>
          <table:table-cell office:value-type="string" office:string-value="VIA F. CILLOCCO - VIA BIXIO">
            <text:p>VIA F. CILLOCCO - VIA BIXI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DISTINTO E VALOROSO UFFICIALE D'ARTIGLIERIA, (NATO A CAGLIARI IL 1/5/1785 - MORTO A SANT' ANTIOCO IL 16/10/1815).">
            <text:p>DISTINTO E VALOROSO UFFICIALE D'ARTIGLIERIA, (NATO A CAGLIARI IL 1/5/1785 - MORTO A SANT' ANTIOCO IL 16/10/1815).</text:p>
          </table:table-cell>
        </table:table-row>
        <table:table-row>
          <table:table-cell office:value-type="string" office:string-value="092009_000593">
            <text:p>092009_000593</text:p>
          </table:table-cell>
          <table:table-cell office:value-type="string" office:string-value="VIA FELICE MELIS MARINI">
            <text:p>VIA FELICE MELIS MARINI</text:p>
          </table:table-cell>
          <table:table-cell office:value-type="string" office:string-value="VIA DEL PLATANO - VIA SALVATOR ROSA">
            <text:p>VIA DEL PLATANO - VIA SALVATOR ROS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PITTORE, E TEORICO DELL' INCISIONE.ALCUNE SUE OPERE DI PITTURA DECORANO IL PALAZZO CIVICO DI CAGLIARI.FAMOSO IN CAMPO NAZIONALE ED INTERNAZIONALE PER LE MOLTE INCISIONI ESPOSTE NELLE GALLERIE D'EUROPA. IL SUO TRATTATO SULL'INCISIONE, TRADOTTO IN VARIE LINGUE,E' CONSIDERATO TUTT'ORA FONDAMENTALE.( NATO A CAGLIARI NEL 1873 - MORTO A CAGLIARI NEL 1958 ).">
            <text:p>PITTORE, E TEORICO DELL' INCISIONE.ALCUNE SUE OPERE DI PITTURA DECORANO IL PALAZZO CIVICO DI CAGLIARI.FAMOSO IN CAMPO NAZIONALE ED INTERNAZIONALE PER LE MOLTE INCISIONI ESPOSTE NELLE GALLERIE D'EUROPA. IL SUO TRATTATO SULL'INCISIONE, TRADOTTO IN VARIE LINGUE,E' CONSIDERATO TUTT'ORA FONDAMENTALE.( NATO A CAGLIARI NEL 1873 - MORTO A CAGLIARI NEL 1958 ).</text:p>
          </table:table-cell>
        </table:table-row>
        <table:table-row>
          <table:table-cell office:value-type="string" office:string-value="092009_000594">
            <text:p>092009_000594</text:p>
          </table:table-cell>
          <table:table-cell office:value-type="string" office:string-value="VIA CIRO MENOTTI">
            <text:p>VIA CIRO MENOTTI</text:p>
          </table:table-cell>
          <table:table-cell office:value-type="string" office:string-value="VIA MURAT - VIA POERIO">
            <text:p>VIA MURAT - VIA POERI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IOTA MARTIRE DELL'INDIPENDENZA ITALIANA. COMMERCIANTE E IMPRENDITORE.TRATTO' CON FRANCESCO IV DI MODENA PER UN'AZIONE A FAVORE DELL'INDIPENDENZA ITALIANA. ACCORTOSI DELL'AMBIGUITA' DEL DUCA TENTO' UN MOTO INSURREZIONALE, MA FRANCESCO IV LO FECE ARRESTARE, TRASCINANDOLO A MANTOVA E GIUSTIZIANDOLO. (NATO PRESSO CARPI NEL 1798 - MORTO NEL 1831).">
            <text:p>PATRIOTA MARTIRE DELL'INDIPENDENZA ITALIANA. COMMERCIANTE E IMPRENDITORE.TRATTO' CON FRANCESCO IV DI MODENA PER UN'AZIONE A FAVORE DELL'INDIPENDENZA ITALIANA. ACCORTOSI DELL'AMBIGUITA' DEL DUCA TENTO' UN MOTO INSURREZIONALE, MA FRANCESCO IV LO FECE ARRESTARE, TRASCINANDOLO A MANTOVA E GIUSTIZIANDOLO. (NATO PRESSO CARPI NEL 1798 - MORTO NEL 1831).</text:p>
          </table:table-cell>
        </table:table-row>
        <table:table-row>
          <table:table-cell office:value-type="string" office:string-value="092009_000595">
            <text:p>092009_000595</text:p>
          </table:table-cell>
          <table:table-cell office:value-type="string" office:string-value="VIA DELLA MENTA">
            <text:p>VIA DELLA MENTA</text:p>
          </table:table-cell>
          <table:table-cell office:value-type="string" office:string-value="VIA TAMBURINO SARDO - VIA DELLA MALVA">
            <text:p>VIA TAMBURINO SARDO - VIA DELLA MALV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GENERE DI PIANTE, TRA CUI MENTHA PIPERITA.ERBA PERENNE, DELLA FAMIGLIA DELLE LABIATE, A FOGLIE OVATE, AROMATICHE. COLTIVATA ANCHE PER RICAVARNE UN'ESSENZA USATA IN LIQUORERIA.">
            <text:p>GENERE DI PIANTE, TRA CUI MENTHA PIPERITA.ERBA PERENNE, DELLA FAMIGLIA DELLE LABIATE, A FOGLIE OVATE, AROMATICHE. COLTIVATA ANCHE PER RICAVARNE UN'ESSENZA USATA IN LIQUORERIA.</text:p>
          </table:table-cell>
        </table:table-row>
        <table:table-row>
          <table:table-cell office:value-type="string" office:string-value="092009_000596">
            <text:p>092009_000596</text:p>
          </table:table-cell>
          <table:table-cell office:value-type="string" office:string-value="VIA MENTANA">
            <text:p>VIA MENTANA</text:p>
          </table:table-cell>
          <table:table-cell office:value-type="string" office:string-value="VIA RISORGIMENTO - VIA VESALIO">
            <text:p>VIA RISORGIMENTO - VIA VESALI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COMUNE IN PROVINCIA DI ROMA. L'OSSARIO DI MENTANA VENNE DICHIARATO MONUMENTO NAZIONALE NEL 1899.">
            <text:p>COMUNE IN PROVINCIA DI ROMA. L'OSSARIO DI MENTANA VENNE DICHIARATO MONUMENTO NAZIONALE NEL 1899.</text:p>
          </table:table-cell>
        </table:table-row>
        <table:table-row>
          <table:table-cell office:value-type="string" office:string-value="092009_000597">
            <text:p>092009_000597</text:p>
          </table:table-cell>
          <table:table-cell office:value-type="string" office:string-value="VIA GIUSEPPE MERCALLI">
            <text:p>VIA GIUSEPPE MERCALLI</text:p>
          </table:table-cell>
          <table:table-cell office:value-type="string" office:string-value="VIA  MARCONI - VIA GALVANI">
            <text:p>VIA  MARCONI - VIA GALVAN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VULCANOLOGO, SISMOLOGO. AUTORE DELLA SCALA SISMICA .DIRESSE L'OSSERVATORIO DEL VESUVIO.(NATO A MILANO NEL 1850 - MORTO NEL 1914).">
            <text:p>VULCANOLOGO, SISMOLOGO. AUTORE DELLA SCALA SISMICA .DIRESSE L'OSSERVATORIO DEL VESUVIO.(NATO A MILANO NEL 1850 - MORTO NEL 1914).</text:p>
          </table:table-cell>
        </table:table-row>
        <table:table-row>
          <table:table-cell office:value-type="string" office:string-value="092009_000598">
            <text:p>092009_000598</text:p>
          </table:table-cell>
          <table:table-cell office:value-type="string" office:string-value="VIA DEL MERCATO VECCHIO">
            <text:p>VIA DEL MERCATO VECCHIO</text:p>
          </table:table-cell>
          <table:table-cell office:value-type="string" office:string-value="LARGO CARLO FELICE - VIA BAYLLE">
            <text:p>LARGO CARLO FELICE - VIA BAYLL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TRAVERSA MERCATO.DENOMINAZIONE TRADIZIONALE.">
            <text:p>GIA' TRAVERSA MERCATO.DENOMINAZIONE TRADIZIONALE.</text:p>
          </table:table-cell>
        </table:table-row>
        <table:table-row>
          <table:table-cell office:value-type="string" office:string-value="092009_000599">
            <text:p>092009_000599</text:p>
          </table:table-cell>
          <table:table-cell office:value-type="string" office:string-value="VIALE LUIGI MERELLO">
            <text:p>VIALE LUIGI MERELLO</text:p>
          </table:table-cell>
          <table:table-cell office:value-type="string" office:string-value="CORSO VITTORIO EMANUELE - PIAZZA D'ARMI">
            <text:p>CORSO VITTORIO EMANUELE - PIAZZA D'ARMI</text:p>
          </table:table-cell>
          <table:table-cell office:value-type="string" office:string-value="" table:number-columns-repeated="3"/>
          <table:table-cell office:value-type="string" office:string-value="GIA' VIA DELL'ANNUNZIATA.INDUSTRIALE BENEFATTORE DI OPERE PIE CITTADINA.">
            <text:p>GIA' VIA DELL'ANNUNZIATA.INDUSTRIALE BENEFATTORE DI OPERE PIE CITTADINA.</text:p>
          </table:table-cell>
        </table:table-row>
        <table:table-row>
          <table:table-cell office:value-type="string" office:string-value="092009_000600">
            <text:p>092009_000600</text:p>
          </table:table-cell>
          <table:table-cell office:value-type="string" office:string-value="VIA DELLE MESSI">
            <text:p>VIA DELLE MESSI</text:p>
          </table:table-cell>
          <table:table-cell office:value-type="string" office:string-value="VIA DEI COVONI - (chiuso)">
            <text:p>VIA DEI COVONI - (chius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TRAVERSA II ARGIOLAS. DENOMINAZIONE TRADIZIONALE.">
            <text:p>GIA' TRAVERSA II ARGIOLAS. DENOMINAZIONE TRADIZIONALE.</text:p>
          </table:table-cell>
        </table:table-row>
        <table:table-row>
          <table:table-cell office:value-type="string" office:string-value="092009_000601">
            <text:p>092009_000601</text:p>
          </table:table-cell>
          <table:table-cell office:value-type="string" office:string-value="VIA MESSINA">
            <text:p>VIA MESSINA</text:p>
          </table:table-cell>
          <table:table-cell office:value-type="string" office:string-value="VIALE A. DIAZ - VIA DELLA PINETA">
            <text:p>VIALE A. DIAZ - VIA DELLA PINETA</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ITTA' ITALIA CAPOLUOGO DI PROVINCIA. DELLA REGIONE SICILIA.">
            <text:p>CITTA' ITALIA CAPOLUOGO DI PROVINCIA. DELLA REGIONE SICILIA.</text:p>
          </table:table-cell>
        </table:table-row>
        <table:table-row>
          <table:table-cell office:value-type="string" office:string-value="092009_000602">
            <text:p>092009_000602</text:p>
          </table:table-cell>
          <table:table-cell office:value-type="string" office:string-value="VIA MESTRE">
            <text:p>VIA MESTRE</text:p>
          </table:table-cell>
          <table:table-cell office:value-type="string" office:string-value="VIA VENEZIA - (chiuso)">
            <text:p>VIA VENEZIA - (chiuso)</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FRAZIONE DELLA CITTA' DI VENEZIA.">
            <text:p>FRAZIONE DELLA CITTA' DI VENEZIA.</text:p>
          </table:table-cell>
        </table:table-row>
        <table:table-row>
          <table:table-cell office:value-type="string" office:string-value="092009_000603">
            <text:p>092009_000603</text:p>
          </table:table-cell>
          <table:table-cell office:value-type="string" office:string-value="VIA ANTONIO MEUCCI">
            <text:p>VIA ANTONIO MEUCCI</text:p>
          </table:table-cell>
          <table:table-cell office:value-type="string" office:string-value="VIA MARCONI - VIA VENTURI">
            <text:p>VIA MARCONI - VIA VENTURI</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SCIENZIATO FIORENTINO.RITENUTO IL PRIMO INVENTORE DEL TELEFONO.(NATO NEL 1808 - MORTO NEL 1889).">
            <text:p>SCIENZIATO FIORENTINO.RITENUTO IL PRIMO INVENTORE DEL TELEFONO.(NATO NEL 1808 - MORTO NEL 1889).</text:p>
          </table:table-cell>
        </table:table-row>
        <table:table-row>
          <table:table-cell office:value-type="string" office:string-value="092009_000604">
            <text:p>092009_000604</text:p>
          </table:table-cell>
          <table:table-cell office:value-type="string" office:string-value="PIAZZA MICHELANGELO">
            <text:p>PIAZZA MICHELANGELO</text:p>
          </table:table-cell>
          <table:table-cell office:value-type="string" office:string-value="VIA PASCOLI - VIA CAVARO">
            <text:p>VIA PASCOLI - VIA CAVAR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GIA' PIAZZA PASCOLI GIOVANNI.ARCHITETTO, SCULTORE, PITTORE E POETA. OPERE PIU' IMPORTANTI: LA PIETA', IL MOSE', LA CAPPELLA SISTINA, LA BASILICA DI SAN PIETRO.(NATO A CAPRESE (FI) NEL 1475 - MORTO A ROMA NEL 1564).">
            <text:p>GIA' PIAZZA PASCOLI GIOVANNI.ARCHITETTO, SCULTORE, PITTORE E POETA. OPERE PIU' IMPORTANTI: LA PIETA', IL MOSE', LA CAPPELLA SISTINA, LA BASILICA DI SAN PIETRO.(NATO A CAPRESE (FI) NEL 1475 - MORTO A ROMA NEL 1564).</text:p>
          </table:table-cell>
        </table:table-row>
        <table:table-row>
          <table:table-cell office:value-type="string" office:string-value="092009_000605">
            <text:p>092009_000605</text:p>
          </table:table-cell>
          <table:table-cell office:value-type="string" office:string-value="VIA MILANO">
            <text:p>VIA MILANO</text:p>
          </table:table-cell>
          <table:table-cell office:value-type="string" office:string-value="PIAZZA BONARIA - PIAZZA CAMBOSU">
            <text:p>PIAZZA BONARIA - PIAZZA CAMBOSU</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ITTA' D' ITALIA CAPOLUOGO DI PROVINCIA OMONIMA. REGIONE LOMBARDIA.">
            <text:p>CITTA' D' ITALIA CAPOLUOGO DI PROVINCIA OMONIMA. REGIONE LOMBARDIA.</text:p>
          </table:table-cell>
        </table:table-row>
        <table:table-row>
          <table:table-cell office:value-type="string" office:string-value="092009_000606">
            <text:p>092009_000606</text:p>
          </table:table-cell>
          <table:table-cell office:value-type="string" office:string-value="VIA DEI MILLE">
            <text:p>VIA DEI MILLE</text:p>
          </table:table-cell>
          <table:table-cell office:value-type="string" office:string-value="VIA ROMA - VIA CAVOUR">
            <text:p>VIA ROMA - VIA CAVOUR</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CO SAN FRANCESCO. IN RICORDO DELL'EROICA IMPRESA COMPIUTA DA GARIBALDI CON 1089 GIOVANI VOLONTARI.">
            <text:p>GIA' VICO SAN FRANCESCO. IN RICORDO DELL'EROICA IMPRESA COMPIUTA DA GARIBALDI CON 1089 GIOVANI VOLONTARI.</text:p>
          </table:table-cell>
        </table:table-row>
        <table:table-row>
          <table:table-cell office:value-type="string" office:string-value="092009_000607">
            <text:p>092009_000607</text:p>
          </table:table-cell>
          <table:table-cell office:value-type="string" office:string-value="VIA DOMENICO MILLELIRE">
            <text:p>VIA DOMENICO MILLELIRE</text:p>
          </table:table-cell>
          <table:table-cell office:value-type="string" office:string-value="VIA ALGHERO - VIA DANTE">
            <text:p>VIA ALGHERO - VIA DANTE</text:p>
          </table:table-cell>
          <table:table-cell office:value-type="string" office:string-value="" table:number-columns-repeated="3"/>
          <table:table-cell office:value-type="string" office:string-value="PATRIOTA SARDO. (NATO A LA MADDALENA NEL 1761 - MORTO NEL 1827).">
            <text:p>PATRIOTA SARDO. (NATO A LA MADDALENA NEL 1761 - MORTO NEL 1827).</text:p>
          </table:table-cell>
        </table:table-row>
        <table:table-row>
          <table:table-cell office:value-type="string" office:string-value="092009_000608">
            <text:p>092009_000608</text:p>
          </table:table-cell>
          <table:table-cell office:value-type="string" office:string-value="VIA DEL MIRTO">
            <text:p>VIA DEL MIRTO</text:p>
          </table:table-cell>
          <table:table-cell office:value-type="string" office:string-value="VIA DELLA VITE - VIA CAVALLINO GUANTINO">
            <text:p>VIA DELLA VITE - VIA CAVALLINO GUANTIN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 MYRTUS COMMUNIS )PICCOLO ARBUSTO SEMPREVERDE, FAMIGLIA MIRTACEE, A FIORI BIANCHI E FOGLIE OVALI, LUCIDE E AROMATICHE. I FRUTTI SONO BACCHE BLUASTRE.">
            <text:p>( MYRTUS COMMUNIS )PICCOLO ARBUSTO SEMPREVERDE, FAMIGLIA MIRTACEE, A FIORI BIANCHI E FOGLIE OVALI, LUCIDE E AROMATICHE. I FRUTTI SONO BACCHE BLUASTRE.</text:p>
          </table:table-cell>
        </table:table-row>
        <table:table-row>
          <table:table-cell office:value-type="string" office:string-value="092009_000609">
            <text:p>092009_000609</text:p>
          </table:table-cell>
          <table:table-cell office:value-type="string" office:string-value="VIA ISOLA MOLARA">
            <text:p>VIA ISOLA MOLARA</text:p>
          </table:table-cell>
          <table:table-cell office:value-type="string" office:string-value="VIA RODI - VIA ISOLA SAN DOMINO">
            <text:p>VIA RODI - VIA ISOLA SAN DOMIN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row>
        <table:table-row>
          <table:table-cell office:value-type="string" office:string-value="092009_000610">
            <text:p>092009_000610</text:p>
          </table:table-cell>
          <table:table-cell office:value-type="string" office:string-value="VIA MOLISE">
            <text:p>VIA MOLISE</text:p>
          </table:table-cell>
          <table:table-cell office:value-type="string" office:string-value="VIA LIGURIA - VIA TRENTINO">
            <text:p>VIA LIGURIA - VIA TRENTINO</text:p>
          </table:table-cell>
          <table:table-cell office:value-type="float" office:value="3709">
            <text:p>3709</text:p>
          </table:table-cell>
          <table:table-cell office:value-type="string" office:string-value="18/10/1968">
            <text:p>18/10/1968</text:p>
          </table:table-cell>
          <table:table-cell office:value-type="string" office:string-value="G.M.">
            <text:p>G.M.</text:p>
          </table:table-cell>
          <table:table-cell office:value-type="string" office:string-value="GIA' VIA VENETO. REGIONE ITALIANA.">
            <text:p>GIA' VIA VENETO. REGIONE ITALIANA.</text:p>
          </table:table-cell>
        </table:table-row>
        <table:table-row>
          <table:table-cell office:value-type="string" office:string-value="092009_000611">
            <text:p>092009_000611</text:p>
          </table:table-cell>
          <table:table-cell office:value-type="string" office:string-value="MOLO CAPITANERIA DI PORTO">
            <text:p>MOLO CAPITANERIA DI PORTO</text:p>
          </table:table-cell>
          <table:table-cell office:value-type="string" office:string-value="CALATA DARSENA - BANCHINA ICHNUSA">
            <text:p>CALATA DARSENA - BANCHINA ICHNUSA</text:p>
          </table:table-cell>
          <table:table-cell office:value-type="string" office:string-value="" table:number-columns-repeated="3"/>
          <table:table-cell office:value-type="string" office:string-value="RIPARO DI MURAGLIA CHE SI FA AI PORTI CONTRO L'IMPETO DEL MARE. TERRITORIO E RESIDENZA DELL'AUTORITA' MARITTIMA. PRESIEDE AL SERVIZIO TECNICO ED AMMINISTRATIVO DELLA MARINA MERCANTILE, AL DEMANIO, AL SERVIZIO DI LEVA MARITTIMA E A QUELLO DI MOBILITAZIONE.">
            <text:p>RIPARO DI MURAGLIA CHE SI FA AI PORTI CONTRO L'IMPETO DEL MARE. TERRITORIO E RESIDENZA DELL'AUTORITA' MARITTIMA. PRESIEDE AL SERVIZIO TECNICO ED AMMINISTRATIVO DELLA MARINA MERCANTILE, AL DEMANIO, AL SERVIZIO DI LEVA MARITTIMA E A QUELLO DI MOBILITAZIONE.</text:p>
          </table:table-cell>
        </table:table-row>
        <table:table-row>
          <table:table-cell office:value-type="string" office:string-value="092009_000612">
            <text:p>092009_000612</text:p>
          </table:table-cell>
          <table:table-cell office:value-type="string" office:string-value="MOLO DI PONENTE">
            <text:p>MOLO DI PONENTE</text:p>
          </table:table-cell>
          <table:table-cell office:value-type="string" office:string-value="DA SCALO ALAGGIO - A MARE">
            <text:p>DA SCALO ALAGGIO - A MARE</text:p>
          </table:table-cell>
        </table:table-row>
        <table:table-row>
          <table:table-cell office:value-type="string" office:string-value="092009_000613">
            <text:p>092009_000613</text:p>
          </table:table-cell>
          <table:table-cell office:value-type="string" office:string-value="MOLO SABAUDO">
            <text:p>MOLO SABAUDO</text:p>
          </table:table-cell>
          <table:table-cell office:value-type="string" office:string-value="CALATA DI PONENTE - CALATA S.AGOSTINO">
            <text:p>CALATA DI PONENTE - CALATA S.AGOSTINO</text:p>
          </table:table-cell>
        </table:table-row>
        <table:table-row>
          <table:table-cell office:value-type="string" office:string-value="092009_000614">
            <text:p>092009_000614</text:p>
          </table:table-cell>
          <table:table-cell office:value-type="string" office:string-value="SCALETTE MONACHE CAPPUCCINE">
            <text:p>SCALETTE MONACHE CAPPUCCINE</text:p>
          </table:table-cell>
          <table:table-cell office:value-type="string" office:string-value="VIA MANNO - VIA SPANO">
            <text:p>VIA MANNO - VIA SPANO</text:p>
          </table:table-cell>
          <table:table-cell office:value-type="string" office:string-value="" table:number-columns-repeated="3"/>
          <table:table-cell office:value-type="string" office:string-value="DEDICATO ALL'OMONIMO MONASTERO.">
            <text:p>DEDICATO ALL'OMONIMO MONASTERO.</text:p>
          </table:table-cell>
        </table:table-row>
        <table:table-row>
          <table:table-cell office:value-type="string" office:string-value="092009_000615">
            <text:p>092009_000615</text:p>
          </table:table-cell>
          <table:table-cell office:value-type="string" office:string-value="VIA MONFALCONE">
            <text:p>VIA MONFALCONE</text:p>
          </table:table-cell>
          <table:table-cell office:value-type="string" office:string-value="VIA TRINCEA DEI RAZZI - VIA ARGONNE">
            <text:p>VIA TRINCEA DEI RAZZI - VIA ARGONNE</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COMUNE IN PROVINCIA DI TRIESTE.">
            <text:p>COMUNE IN PROVINCIA DI TRIESTE.</text:p>
          </table:table-cell>
        </table:table-row>
        <table:table-row>
          <table:table-cell office:value-type="string" office:string-value="092009_000616">
            <text:p>092009_000616</text:p>
          </table:table-cell>
          <table:table-cell office:value-type="string" office:string-value="VIA MONFERRATO">
            <text:p>VIA MONFERRATO</text:p>
          </table:table-cell>
          <table:table-cell office:value-type="string" office:string-value="PIAZZA DEI CASTELLANI - (zona in sviluppo)">
            <text:p>PIAZZA DEI CASTELLANI - (zona in svilupp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REGIONE DEL PIEMONTE TRA IL PO E IL TANARO.">
            <text:p>REGIONE DEL PIEMONTE TRA IL PO E IL TANARO.</text:p>
          </table:table-cell>
        </table:table-row>
        <table:table-row>
          <table:table-cell office:value-type="string" office:string-value="092009_000617">
            <text:p>092009_000617</text:p>
          </table:table-cell>
          <table:table-cell office:value-type="string" office:string-value="VIA MONSELICE">
            <text:p>VIA MONSELICE</text:p>
          </table:table-cell>
          <table:table-cell office:value-type="string" office:string-value="VIA CURIE' - (chiuso)">
            <text:p>VIA CURIE'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ITTA' ITALIANA DELLA PROVINCIA DI PADOVA.">
            <text:p>CITTA' ITALIANA DELLA PROVINCIA DI PADOVA.</text:p>
          </table:table-cell>
        </table:table-row>
        <table:table-row>
          <table:table-cell office:value-type="string" office:string-value="092009_000618">
            <text:p>092009_000618</text:p>
          </table:table-cell>
          <table:table-cell office:value-type="string" office:string-value="VIA MONSIGNORE VIRGILIO">
            <text:p>VIA MONSIGNORE VIRGILIO</text:p>
          </table:table-cell>
          <table:table-cell office:value-type="string" office:string-value="VIA SISTO V - VIA DELLE AQUILE">
            <text:p>VIA SISTO V - VIA DELLE AQUILE</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619">
            <text:p>092009_000619</text:p>
          </table:table-cell>
          <table:table-cell office:value-type="string" office:string-value="VIA DEI MONSONI">
            <text:p>VIA DEI MONSONI</text:p>
          </table:table-cell>
          <table:table-cell office:value-type="string" office:string-value="VIA S'ARRULLONI - VIA GHIBLI">
            <text:p>VIA S'ARRULLONI - VIA GHIBL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VENTI PERIODICI DELLE REGIONI EQUATORIALI.">
            <text:p>VENTI PERIODICI DELLE REGIONI EQUATORIALI.</text:p>
          </table:table-cell>
        </table:table-row>
        <table:table-row>
          <table:table-cell office:value-type="string" office:string-value="092009_000620">
            <text:p>092009_000620</text:p>
          </table:table-cell>
          <table:table-cell office:value-type="string" office:string-value="VIA MONTANARA">
            <text:p>VIA MONTANARA</text:p>
          </table:table-cell>
          <table:table-cell office:value-type="string" office:string-value="VIA DELLE SPIGHE - VIA AMEDEO II">
            <text:p>VIA DELLE SPIGHE - VIA AMEDEO I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FRAZIONE DEL COMUNE DI CURTATONE PRESSO MANTOVA.">
            <text:p>FRAZIONE DEL COMUNE DI CURTATONE PRESSO MANTOVA.</text:p>
          </table:table-cell>
        </table:table-row>
        <table:table-row>
          <table:table-cell office:value-type="string" office:string-value="092009_000621">
            <text:p>092009_000621</text:p>
          </table:table-cell>
          <table:table-cell office:value-type="string" office:string-value="VIA MONTE ACUTO">
            <text:p>VIA MONTE ACUTO</text:p>
          </table:table-cell>
          <table:table-cell office:value-type="string" office:string-value="VIA CORNALIAS - VIA VAL VENOSTA">
            <text:p>VIA CORNALIAS - VIA VAL VENOST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MONTE DELLA SARDEGNA.">
            <text:p>MONTE DELLA SARDEGNA.</text:p>
          </table:table-cell>
        </table:table-row>
        <table:table-row>
          <table:table-cell office:value-type="string" office:string-value="092009_000622">
            <text:p>092009_000622</text:p>
          </table:table-cell>
          <table:table-cell office:value-type="string" office:string-value="VIA MONTE CLARO">
            <text:p>VIA MONTE CLARO</text:p>
          </table:table-cell>
          <table:table-cell office:value-type="string" office:string-value="VIA CADELLO - VIA DEI VALENZANI">
            <text:p>VIA CADELLO - VIA DEI VALENZANI</text:p>
          </table:table-cell>
          <table:table-cell office:value-type="string" office:string-value="" table:number-columns-repeated="3"/>
          <table:table-cell office:value-type="string" office:string-value="L'ORIGINE DEL TOPONIMO E' VEROSIMILMENTE COLLEGATO ALL'ESISTENZA DELLA VILLA MEDIOEVALE DI SANTA MARIA DE CLARO.">
            <text:p>L'ORIGINE DEL TOPONIMO E' VEROSIMILMENTE COLLEGATO ALL'ESISTENZA DELLA VILLA MEDIOEVALE DI SANTA MARIA DE CLARO.</text:p>
          </table:table-cell>
        </table:table-row>
        <table:table-row>
          <table:table-cell office:value-type="string" office:string-value="092009_000623">
            <text:p>092009_000623</text:p>
          </table:table-cell>
          <table:table-cell office:value-type="string" office:string-value="VIA MONTECRISTO">
            <text:p>VIA MONTECRISTO</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ISOLA DEL MAR TIRRENO (ARCIP. TOSCANO)">
            <text:p>ISOLA DEL MAR TIRRENO (ARCIP. TOSCANO)</text:p>
          </table:table-cell>
        </table:table-row>
        <table:table-row>
          <table:table-cell office:value-type="string" office:string-value="092009_000624">
            <text:p>092009_000624</text:p>
          </table:table-cell>
          <table:table-cell office:value-type="string" office:string-value="VIA RAIMONDO MONTECUCCOLI">
            <text:p>VIA RAIMONDO MONTECUCCOLI</text:p>
          </table:table-cell>
          <table:table-cell office:value-type="string" office:string-value="VIA SANTA MARIA CHIARA - (chiuso)">
            <text:p>VIA SANTA MARIA CHIARA - (chius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INSIGNE GENERALE MODESESE. (NATO NEL 1608 - MORTO NEL 1681).">
            <text:p>INSIGNE GENERALE MODESESE. (NATO NEL 1608 - MORTO NEL 1681).</text:p>
          </table:table-cell>
        </table:table-row>
        <table:table-row>
          <table:table-cell office:value-type="string" office:string-value="092009_000625">
            <text:p>092009_000625</text:p>
          </table:table-cell>
          <table:table-cell office:value-type="string" office:string-value="VIA ADA NEGRI">
            <text:p>VIA ADA NEGRI</text:p>
          </table:table-cell>
          <table:table-cell office:value-type="string" office:string-value="VIA GRAZIA DELEDDA - VICO I S.EUSEBIO">
            <text:p>VIA GRAZIA DELEDDA - VICO I S.EUSEBI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GIA' VICO GRAZIA DELEDDA.SCRITTRICE POETESSA. (NATA A LODI NEL 1870 - MORTA NEL 1945.">
            <text:p>GIA' VICO GRAZIA DELEDDA.SCRITTRICE POETESSA. (NATA A LODI NEL 1870 - MORTA NEL 1945.</text:p>
          </table:table-cell>
        </table:table-row>
        <table:table-row>
          <table:table-cell office:value-type="string" office:string-value="092009_000626">
            <text:p>092009_000626</text:p>
          </table:table-cell>
          <table:table-cell office:value-type="string" office:string-value="VIA MONTE GRAPPA">
            <text:p>VIA MONTE GRAPPA</text:p>
          </table:table-cell>
          <table:table-cell office:value-type="string" office:string-value="VIA IS MAGLIAS - VIA S.MICHELE">
            <text:p>VIA IS MAGLIAS - VIA S.MICHELE</text:p>
          </table:table-cell>
          <table:table-cell office:value-type="string" office:string-value="" table:number-columns-repeated="3"/>
          <table:table-cell office:value-type="string" office:string-value="LOCALITA' DI BATTAGLIA DELLA GUERRA 1915/18.">
            <text:p>LOCALITA' DI BATTAGLIA DELLA GUERRA 1915/18.</text:p>
          </table:table-cell>
        </table:table-row>
        <table:table-row>
          <table:table-cell office:value-type="string" office:string-value="092009_000627">
            <text:p>092009_000627</text:p>
          </table:table-cell>
          <table:table-cell office:value-type="string" office:string-value="VIA MONTELEONE">
            <text:p>VIA MONTELEONE</text:p>
          </table:table-cell>
          <table:table-cell office:value-type="string" office:string-value="VIA CHIESA - VIA POERIO">
            <text:p>VIA CHIESA - VIA POERIO</text:p>
          </table:table-cell>
        </table:table-row>
        <table:table-row>
          <table:table-cell office:value-type="string" office:string-value="092009_000628">
            <text:p>092009_000628</text:p>
          </table:table-cell>
          <table:table-cell office:value-type="string" office:string-value="VIA MONTELLO">
            <text:p>VIA MONTELLO</text:p>
          </table:table-cell>
          <table:table-cell office:value-type="string" office:string-value="VIALE S. AVENDRACE - VIA IS MAGLIAS">
            <text:p>VIALE S. AVENDRACE - VIA IS MAGLIAS</text:p>
          </table:table-cell>
          <table:table-cell office:value-type="string" office:string-value="" table:number-columns-repeated="3"/>
          <table:table-cell office:value-type="string" office:string-value="LOCALITA' DI BATTAGLIA DELLA GUERRA 1915/18.">
            <text:p>LOCALITA' DI BATTAGLIA DELLA GUERRA 1915/18.</text:p>
          </table:table-cell>
        </table:table-row>
        <table:table-row>
          <table:table-cell office:value-type="string" office:string-value="092009_000629">
            <text:p>092009_000629</text:p>
          </table:table-cell>
          <table:table-cell office:value-type="string" office:string-value="VIA MONTE MELAGHETTO">
            <text:p>VIA MONTE MELAGHETTO</text:p>
          </table:table-cell>
          <table:table-cell office:value-type="string" office:string-value="VIA MONTELLO - VIALE S. AVENDRACE">
            <text:p>VIA MONTELLO - VIALE S. AVENDRACE</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LOCALITA' DI BATTAGLIA DELLA GUERRA 1915/18.">
            <text:p>LOCALITA' DI BATTAGLIA DELLA GUERRA 1915/18.</text:p>
          </table:table-cell>
        </table:table-row>
        <table:table-row>
          <table:table-cell office:value-type="string" office:string-value="092009_000630">
            <text:p>092009_000630</text:p>
          </table:table-cell>
          <table:table-cell office:value-type="string" office:string-value="VIA MONTE MIXI">
            <text:p>VIA MONTE MIXI</text:p>
          </table:table-cell>
          <table:table-cell office:value-type="string" office:string-value="VIA ROCKFELLER - (chiuso)">
            <text:p>VIA ROCKFELLER - (chiuso)</text:p>
          </table:table-cell>
          <table:table-cell office:value-type="float" office:value="1992">
            <text:p>1992</text:p>
          </table:table-cell>
          <table:table-cell office:value-type="string" office:string-value="24/06/1967">
            <text:p>24/06/1967</text:p>
          </table:table-cell>
          <table:table-cell office:value-type="string" office:string-value="G.M.">
            <text:p>G.M.</text:p>
          </table:table-cell>
          <table:table-cell office:value-type="string" office:string-value="LOCALITA' TRADIZIONALE">
            <text:p>LOCALITA' TRADIZIONALE</text:p>
          </table:table-cell>
        </table:table-row>
        <table:table-row>
          <table:table-cell office:value-type="string" office:string-value="092009_000631">
            <text:p>092009_000631</text:p>
          </table:table-cell>
          <table:table-cell office:value-type="string" office:string-value="VIA MONTENERO">
            <text:p>VIA MONTENERO</text:p>
          </table:table-cell>
          <table:table-cell office:value-type="string" office:string-value="VIA MONTE SANTO - VIA MAGLIAS">
            <text:p>VIA MONTE SANTO - VIA MAGLIAS</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TRAVERSA MONTE SANTO. LOCALITA' DI BATTAGLIA DELLA GUERRA 1915/18.">
            <text:p>GIA' TRAVERSA MONTE SANTO. LOCALITA' DI BATTAGLIA DELLA GUERRA 1915/18.</text:p>
          </table:table-cell>
        </table:table-row>
        <table:table-row>
          <table:table-cell office:value-type="string" office:string-value="092009_000632">
            <text:p>092009_000632</text:p>
          </table:table-cell>
          <table:table-cell office:value-type="string" office:string-value="VIA MONTENOTTE">
            <text:p>VIA MONTENOTTE</text:p>
          </table:table-cell>
          <table:table-cell office:value-type="string" office:string-value="VIA MARENGO - VIA CASTELFIDARDO">
            <text:p>VIA MARENGO - VIA CASTELFIDARD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OMUNE ITALIANO DELLA PROVINCIA DI SAVONA. LOCALITA' DI BATTAGLIA DEL RISORGIMENTO.">
            <text:p>COMUNE ITALIANO DELLA PROVINCIA DI SAVONA. LOCALITA' DI BATTAGLIA DEL RISORGIMENTO.</text:p>
          </table:table-cell>
        </table:table-row>
        <table:table-row>
          <table:table-cell office:value-type="string" office:string-value="092009_000633">
            <text:p>092009_000633</text:p>
          </table:table-cell>
          <table:table-cell office:value-type="string" office:string-value="VIA MONTEPONI">
            <text:p>VIA MONTEPONI</text:p>
          </table:table-cell>
          <table:table-cell office:value-type="string" office:string-value="VIA CORTOGHIANA - VIA BAUDI DI VESME">
            <text:p>VIA CORTOGHIANA - VIA BAUDI DI VESME</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LOCALITA' DELLA SARDEGNA.">
            <text:p>LOCALITA' DELLA SARDEGNA.</text:p>
          </table:table-cell>
        </table:table-row>
        <table:table-row>
          <table:table-cell office:value-type="string" office:string-value="092009_000634">
            <text:p>092009_000634</text:p>
          </table:table-cell>
          <table:table-cell office:value-type="string" office:string-value="VIA MONTE SANTO">
            <text:p>VIA MONTE SANTO</text:p>
          </table:table-cell>
          <table:table-cell office:value-type="string" office:string-value="VIA IS MIRRIONIS - VIA ARGONNE">
            <text:p>VIA IS MIRRIONIS - VIA ARGONNE</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LOCALITA' DI BATTAGLIA DELLA GUERRA 1915/18.">
            <text:p>LOCALITA' DI BATTAGLIA DELLA GUERRA 1915/18.</text:p>
          </table:table-cell>
        </table:table-row>
        <table:table-row>
          <table:table-cell office:value-type="string" office:string-value="092009_000635">
            <text:p>092009_000635</text:p>
          </table:table-cell>
          <table:table-cell office:value-type="string" office:string-value="VIA MONTE SABOTINO">
            <text:p>VIA MONTE SABOTINO</text:p>
          </table:table-cell>
          <table:table-cell office:value-type="string" office:string-value="VIALE S. AVENDRACE - VIA MAGLIAS">
            <text:p>VIALE S. AVENDRACE - VIA MAGLIAS</text:p>
          </table:table-cell>
          <table:table-cell office:value-type="string" office:string-value="" table:number-columns-repeated="3"/>
          <table:table-cell office:value-type="string" office:string-value="LOCALITA' DI BATTAGLIA DELLA GUERRA 1915/18.">
            <text:p>LOCALITA' DI BATTAGLIA DELLA GUERRA 1915/18.</text:p>
          </table:table-cell>
        </table:table-row>
        <table:table-row>
          <table:table-cell office:value-type="string" office:string-value="092009_000636">
            <text:p>092009_000636</text:p>
          </table:table-cell>
          <table:table-cell office:value-type="string" office:string-value="VIA MONTEVECCHIO">
            <text:p>VIA MONTEVECCHIO</text:p>
          </table:table-cell>
          <table:table-cell office:value-type="string" office:string-value="VIA CORNALIAS - VIA BAUDI DI VESME">
            <text:p>VIA CORNALIAS - VIA BAUDI DI VESME</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LOCALITA' DELLA SARDEGNA, IN PROVINCIA DI CAGLIARI.">
            <text:p>LOCALITA' DELLA SARDEGNA, IN PROVINCIA DI CAGLIARI.</text:p>
          </table:table-cell>
        </table:table-row>
        <table:table-row>
          <table:table-cell office:value-type="string" office:string-value="092009_000637">
            <text:p>092009_000637</text:p>
          </table:table-cell>
          <table:table-cell office:value-type="string" office:string-value="VIA CLAUDIO MONTEVERDI">
            <text:p>VIA CLAUDIO MONTEVERDI</text:p>
          </table:table-cell>
          <table:table-cell office:value-type="string" office:string-value="VIA PALESTRINA - VIA CANEPA">
            <text:p>VIA PALESTRINA - VIA CANEP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MUSICISTA.(NATO A CREMONA NEL 1567 - MORTO A VENEZIA NEL 1643).">
            <text:p>MUSICISTA.(NATO A CREMONA NEL 1567 - MORTO A VENEZIA NEL 1643).</text:p>
          </table:table-cell>
        </table:table-row>
        <table:table-row>
          <table:table-cell office:value-type="string" office:string-value="092009_000638">
            <text:p>092009_000638</text:p>
          </table:table-cell>
          <table:table-cell office:value-type="string" office:string-value="VIA MONTE ZEBIO">
            <text:p>VIA MONTE ZEBIO</text:p>
          </table:table-cell>
          <table:table-cell office:value-type="string" office:string-value="VIA PASUBIO - VIA S.MICHELE">
            <text:p>VIA PASUBIO - VIA S.MICHELE</text:p>
          </table:table-cell>
          <table:table-cell office:value-type="string" office:string-value="" table:number-columns-repeated="3"/>
          <table:table-cell office:value-type="string" office:string-value="LOCALITA' DI BATTAGLIA DELLA GUERRA 1915/18.">
            <text:p>LOCALITA' DI BATTAGLIA DELLA GUERRA 1915/18.</text:p>
          </table:table-cell>
        </table:table-row>
        <table:table-row>
          <table:table-cell office:value-type="string" office:string-value="092009_000639">
            <text:p>092009_000639</text:p>
          </table:table-cell>
          <table:table-cell office:value-type="string" office:string-value="VIA VINCENZO MONTI">
            <text:p>VIA VINCENZO MONTI</text:p>
          </table:table-cell>
          <table:table-cell office:value-type="string" office:string-value="PIAZZA GALILEI - VIA TIZIANO">
            <text:p>PIAZZA GALILEI - VIA TIZIAN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POETA, PROSATORE. (NATO AD ALFONSINE NEL 1754 - MORTO A MILANO NEL 1828)">
            <text:p>POETA, PROSATORE. (NATO AD ALFONSINE NEL 1754 - MORTO A MILANO NEL 1828)</text:p>
          </table:table-cell>
        </table:table-row>
        <table:table-row>
          <table:table-cell office:value-type="string" office:string-value="092009_000640">
            <text:p>092009_000640</text:p>
          </table:table-cell>
          <table:table-cell office:value-type="string" office:string-value="VIA MONTIFERRU">
            <text:p>VIA MONTIFERRU</text:p>
          </table:table-cell>
          <table:table-cell office:value-type="string" office:string-value="VIA SULCIS - (chiuso)">
            <text:p>VIA SULCIS - (chiuso)</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row>
        <table:table-row>
          <table:table-cell office:value-type="string" office:string-value="092009_000641">
            <text:p>092009_000641</text:p>
          </table:table-cell>
          <table:table-cell office:value-type="string" office:string-value="VIA MONTIXEDDU">
            <text:p>VIA MONTIXEDDU</text:p>
          </table:table-cell>
          <table:table-cell office:value-type="string" office:string-value="VIA BAINSIZZA - (chiuso)">
            <text:p>VIA BAINSIZZA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IONE STORICA E TRADIZIONALE DEL LUOGO.">
            <text:p>DENOMINAZIONE STORICA E TRADIZIONALE DEL LUOGO.</text:p>
          </table:table-cell>
        </table:table-row>
        <table:table-row>
          <table:table-cell office:value-type="string" office:string-value="092009_000642">
            <text:p>092009_000642</text:p>
          </table:table-cell>
          <table:table-cell office:value-type="string" office:string-value="VIA GIAMBATTISTA MORGAGNI">
            <text:p>VIA GIAMBATTISTA MORGAGNI</text:p>
          </table:table-cell>
          <table:table-cell office:value-type="string" office:string-value="VIA ROCKFELLER - VIA ROLANDO">
            <text:p>VIA ROCKFELLER - VIA ROLAND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MEDICO, ANATOMISTA, STORICO, ARCHEOLOGO.SCOPRI' I NODULI DELLE VALVOLE DELL'ARTERIA POLMONARE. (NATO A FORLI' NEL 1682 - MORTO A FORLI' NEL 1771)">
            <text:p>MEDICO, ANATOMISTA, STORICO, ARCHEOLOGO.SCOPRI' I NODULI DELLE VALVOLE DELL'ARTERIA POLMONARE. (NATO A FORLI' NEL 1682 - MORTO A FORLI' NEL 1771)</text:p>
          </table:table-cell>
        </table:table-row>
        <table:table-row>
          <table:table-cell office:value-type="string" office:string-value="092009_000643">
            <text:p>092009_000643</text:p>
          </table:table-cell>
          <table:table-cell office:value-type="string" office:string-value="VIA MICHELE MORELLI">
            <text:p>VIA MICHELE MORELLI</text:p>
          </table:table-cell>
          <table:table-cell office:value-type="string" office:string-value="VIA MURAT - VIA MENTANA">
            <text:p>VIA MURAT - VIA MENTAN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644">
            <text:p>092009_000644</text:p>
          </table:table-cell>
          <table:table-cell office:value-type="string" office:string-value="VIA MOSCA">
            <text:p>VIA MOSCA</text:p>
          </table:table-cell>
          <table:table-cell office:value-type="string" office:string-value="VIA LONDRA - (chiuso)">
            <text:p>VIA LONDRA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RUSSIA.">
            <text:p>CAPITALE DELLA RUSSIA.</text:p>
          </table:table-cell>
        </table:table-row>
        <table:table-row>
          <table:table-cell office:value-type="string" office:string-value="092009_000645">
            <text:p>092009_000645</text:p>
          </table:table-cell>
          <table:table-cell office:value-type="string" office:string-value="VIA GIOACHINO MURAT">
            <text:p>VIA GIOACHINO MURAT</text:p>
          </table:table-cell>
          <table:table-cell office:value-type="string" office:string-value="PIAZZA CHIESA - VIA SILVIO PELLICO">
            <text:p>PIAZZA CHIESA - VIA SILVIO PELLIC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STRADA COMUNALE CIMITERO. GENERALE FRANCESE (NATO NEL 1771 - MORTO NEL 1815)">
            <text:p>GIA' STRADA COMUNALE CIMITERO. GENERALE FRANCESE (NATO NEL 1771 - MORTO NEL 1815)</text:p>
          </table:table-cell>
        </table:table-row>
        <table:table-row>
          <table:table-cell office:value-type="string" office:string-value="092009_000646">
            <text:p>092009_000646</text:p>
          </table:table-cell>
          <table:table-cell office:value-type="string" office:string-value="PIAZZA DELLE MUSE">
            <text:p>PIAZZA DELLE MUSE</text:p>
          </table:table-cell>
          <table:table-cell office:value-type="string" office:string-value="VIA IL GHIRLANDAIO - VIA IL PERUGINO">
            <text:p>VIA IL GHIRLANDAIO - VIA IL PERUGIN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LE NOVE FIGLIE DI ZEUS.">
            <text:p>LE NOVE FIGLIE DI ZEUS.</text:p>
          </table:table-cell>
        </table:table-row>
        <table:table-row>
          <table:table-cell office:value-type="string" office:string-value="092009_000647">
            <text:p>092009_000647</text:p>
          </table:table-cell>
          <table:table-cell office:value-type="string" office:string-value="VIA NAPOLI">
            <text:p>VIA NAPOLI</text:p>
          </table:table-cell>
          <table:table-cell office:value-type="string" office:string-value="VIA ROMA - VIA DETTORI">
            <text:p>VIA ROMA - VIA DETTOR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MORES NEL SECOLO XVII. CITTA' ITALIANA CAPOLUOGO DI PROVINCIA, DELLA CAMPANIA.">
            <text:p>GIA' VIA MORES NEL SECOLO XVII. CITTA' ITALIANA CAPOLUOGO DI PROVINCIA, DELLA CAMPANIA.</text:p>
          </table:table-cell>
        </table:table-row>
        <table:table-row>
          <table:table-cell office:value-type="string" office:string-value="092009_000648">
            <text:p>092009_000648</text:p>
          </table:table-cell>
          <table:table-cell office:value-type="string" office:string-value="VIA DEL NASTRO AZZURRO">
            <text:p>VIA DEL NASTRO AZZURRO</text:p>
          </table:table-cell>
          <table:table-cell office:value-type="string" office:string-value="VIA MEDAGLIE D'ORO - VIA XXVIII FEBBRAIO">
            <text:p>VIA MEDAGLIE D'ORO - VIA XXVIII FEBBRAIO</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A RICORDO DEI DECORATI AL VALOR MILITARE.">
            <text:p>A RICORDO DEI DECORATI AL VALOR MILITARE.</text:p>
          </table:table-cell>
        </table:table-row>
        <table:table-row>
          <table:table-cell office:value-type="string" office:string-value="092009_000649">
            <text:p>092009_000649</text:p>
          </table:table-cell>
          <table:table-cell office:value-type="string" office:string-value="VIA DELLA NAUTICA">
            <text:p>VIA DELLA NAUTICA</text:p>
          </table:table-cell>
          <table:table-cell office:value-type="string" office:string-value="VIALE ELMAS - (chiuso)">
            <text:p>VIALE ELMAS - (chiuso)</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650">
            <text:p>092009_000650</text:p>
          </table:table-cell>
          <table:table-cell office:value-type="string" office:string-value="VIA NEBIDA">
            <text:p>VIA NEBIDA</text:p>
          </table:table-cell>
          <table:table-cell office:value-type="string" office:string-value="VIA LA NURRA - VIA CIOCIARIA">
            <text:p>VIA LA NURRA - VIA CIOCIARI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COMUNE MINERARIO DELLA SARDEGNA.">
            <text:p>COMUNE MINERARIO DELLA SARDEGNA.</text:p>
          </table:table-cell>
        </table:table-row>
        <table:table-row>
          <table:table-cell office:value-type="string" office:string-value="092009_000651">
            <text:p>092009_000651</text:p>
          </table:table-cell>
          <table:table-cell office:value-type="string" office:string-value="VIA NERVESA DELLA BATTAGLIA">
            <text:p>VIA NERVESA DELLA BATTAGLIA</text:p>
          </table:table-cell>
          <table:table-cell office:value-type="string" office:string-value="VIALE MERELLO - (chiuso)">
            <text:p>VIALE MERELLO - (chius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LOCALITA' DI BATTAGLIA DELLA GUERRA 1915/18 IN PROVINCIA DI TREVISO.">
            <text:p>LOCALITA' DI BATTAGLIA DELLA GUERRA 1915/18 IN PROVINCIA DI TREVISO.</text:p>
          </table:table-cell>
        </table:table-row>
        <table:table-row>
          <table:table-cell office:value-type="string" office:string-value="092009_000652">
            <text:p>092009_000652</text:p>
          </table:table-cell>
          <table:table-cell office:value-type="string" office:string-value="VIA ISAAC NEWTON">
            <text:p>VIA ISAAC NEWTON</text:p>
          </table:table-cell>
          <table:table-cell office:value-type="string" office:string-value="VIALE MARCONI - (chiuso)">
            <text:p>VIALE MARCONI - (chius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SCIENZIATO E FISICO, (INGLESE).LA SUA SCOPERTA PIU' CELEBRE E' NOTA CON IL NOME GRAVITAZIONE UNIVERSALE. SCOPRI' E CREO', IL CALCOLO INFINITESIMALE.(NATO A WOOLSTHORPE NEL 1642 - MORTO A KESSINGTON NEL 1727).">
            <text:p>SCIENZIATO E FISICO, (INGLESE).LA SUA SCOPERTA PIU' CELEBRE E' NOTA CON IL NOME GRAVITAZIONE UNIVERSALE. SCOPRI' E CREO', IL CALCOLO INFINITESIMALE.(NATO A WOOLSTHORPE NEL 1642 - MORTO A KESSINGTON NEL 1727).</text:p>
          </table:table-cell>
        </table:table-row>
        <table:table-row>
          <table:table-cell office:value-type="string" office:string-value="092009_000653">
            <text:p>092009_000653</text:p>
          </table:table-cell>
          <table:table-cell office:value-type="string" office:string-value="VIA FRA NICOLA DA GESTURI">
            <text:p>VIA FRA NICOLA DA GESTURI</text:p>
          </table:table-cell>
          <table:table-cell office:value-type="string" office:string-value="VIALE S.IGNAZIO - VIA ANFITEATRO">
            <text:p>VIALE S.IGNAZIO - VIA ANFITEATR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GIA' VIA SANT'IGNAZIO.FRATE FRANCESCANO NOTO A CAGLIARI PER LA SUA UMILTA' E BONTA'.">
            <text:p>GIA' VIA SANT'IGNAZIO.FRATE FRANCESCANO NOTO A CAGLIARI PER LA SUA UMILTA' E BONTA'.</text:p>
          </table:table-cell>
        </table:table-row>
        <table:table-row>
          <table:table-cell office:value-type="string" office:string-value="092009_000654">
            <text:p>092009_000654</text:p>
          </table:table-cell>
          <table:table-cell office:value-type="string" office:string-value="VIA AURELIO NICOLODI">
            <text:p>VIA AURELIO NICOLODI</text:p>
          </table:table-cell>
          <table:table-cell office:value-type="string" office:string-value="VIALE S.IGNAZIO - VIALE BUONCAMMINO">
            <text:p>VIALE S.IGNAZIO - VIALE BUONCAMMINO</text:p>
          </table:table-cell>
          <table:table-cell office:value-type="float" office:value="3709">
            <text:p>3709</text:p>
          </table:table-cell>
          <table:table-cell office:value-type="string" office:string-value="18/10/1968">
            <text:p>18/10/1968</text:p>
          </table:table-cell>
          <table:table-cell office:value-type="string" office:string-value="G.M.">
            <text:p>G.M.</text:p>
          </table:table-cell>
        </table:table-row>
        <table:table-row>
          <table:table-cell office:value-type="string" office:string-value="092009_000655">
            <text:p>092009_000655</text:p>
          </table:table-cell>
          <table:table-cell office:value-type="string" office:string-value="PIAZZA DELLE NINFE">
            <text:p>PIAZZA DELLE NINFE</text:p>
          </table:table-cell>
          <table:table-cell office:value-type="string" office:string-value="VIA DEI CIGNI - VIA DELLE ALLODOLE">
            <text:p>VIA DEI CIGNI - VIA DELLE ALLODOLE</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IVINITA' GRECHE E LATINE, CHE VENIVANO RAGGRUPPATE IN VARIE CLASSI">
            <text:p>DIVINITA' GRECHE E LATINE, CHE VENIVANO RAGGRUPPATE IN VARIE CLASSI</text:p>
          </table:table-cell>
          <table:table-cell office:value-type="string" office:string-value="NINFE DEL CIELO: URANIDI, IADI, PLEADI, ESPERIDI.NINFE DELLE ACQUE: OCEANINE, NEREIDI, NAIADI.NINFE DEI MONTI: OREADI.NINFE DEI BOSCHI: DRIADI, AMADRIADI.">
            <text:p>NINFE DEL CIELO: URANIDI, IADI, PLEADI, ESPERIDI.NINFE DELLE ACQUE: OCEANINE, NEREIDI, NAIADI.NINFE DEI MONTI: OREADI.NINFE DEI BOSCHI: DRIADI, AMADRIADI.</text:p>
          </table:table-cell>
        </table:table-row>
        <table:table-row>
          <table:table-cell office:value-type="string" office:string-value="092009_000656">
            <text:p>092009_000656</text:p>
          </table:table-cell>
          <table:table-cell office:value-type="string" office:string-value="VIA NIZZA">
            <text:p>VIA NIZZA</text:p>
          </table:table-cell>
          <table:table-cell office:value-type="string" office:string-value="VIA DELL'ABBAZIA - (chiuso)">
            <text:p>VIA DELL'ABBAZIA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CITTA' E PORTO DELLA FRANCIA.">
            <text:p>CITTA' E PORTO DELLA FRANCIA.</text:p>
          </table:table-cell>
        </table:table-row>
        <table:table-row>
          <table:table-cell office:value-type="string" office:string-value="092009_000657">
            <text:p>092009_000657</text:p>
          </table:table-cell>
          <table:table-cell office:value-type="string" office:string-value="VIA NOTO">
            <text:p>VIA NOTO</text:p>
          </table:table-cell>
          <table:table-cell office:value-type="string" office:string-value="VIA TRAMONTANA - VIA FAVONIO">
            <text:p>VIA TRAMONTANA - VIA FAVONI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VENTO MERIDIONALE.">
            <text:p>VENTO MERIDIONALE.</text:p>
          </table:table-cell>
        </table:table-row>
        <table:table-row>
          <table:table-cell office:value-type="string" office:string-value="092009_000658">
            <text:p>092009_000658</text:p>
          </table:table-cell>
          <table:table-cell office:value-type="string" office:string-value="VIA NUORO">
            <text:p>VIA NUORO</text:p>
          </table:table-cell>
          <table:table-cell office:value-type="string" office:string-value="VIALE BONARIA - PIAZZA ICHNUSA">
            <text:p>VIALE BONARIA - PIAZZA ICHNUS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CITTA' CAPOLUOGO DELLA PROVINCIA OMONIMA - REGIONE SARDEGNA.">
            <text:p>CITTA' CAPOLUOGO DELLA PROVINCIA OMONIMA - REGIONE SARDEGNA.</text:p>
          </table:table-cell>
        </table:table-row>
        <table:table-row>
          <table:table-cell office:value-type="string" office:string-value="092009_000659">
            <text:p>092009_000659</text:p>
          </table:table-cell>
          <table:table-cell office:value-type="string" office:string-value="VIA DEI NURAGHI">
            <text:p>VIA DEI NURAGHI</text:p>
          </table:table-cell>
          <table:table-cell office:value-type="string" office:string-value="VIA CADEDDU SALVATORE - VIA MELIS EFISIO">
            <text:p>VIA CADEDDU SALVATORE - VIA MELIS EFISI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ANTICHE COSTRUZIONI PRIMORDIALI, A FORMA DI CONO TRONCO.SI PRESUME FOSSERO SEPOLCRI E FORTEZZE AD UN TEMPO. SPARSE IN TUTTA L'ISOLA SARDEGNA E INDICANTI L'INIZIO DELLA CIVILTA'.">
            <text:p>ANTICHE COSTRUZIONI PRIMORDIALI, A FORMA DI CONO TRONCO.SI PRESUME FOSSERO SEPOLCRI E FORTEZZE AD UN TEMPO. SPARSE IN TUTTA L'ISOLA SARDEGNA E INDICANTI L'INIZIO DELLA CIVILTA'.</text:p>
          </table:table-cell>
        </table:table-row>
        <table:table-row>
          <table:table-cell office:value-type="string" office:string-value="092009_000660">
            <text:p>092009_000660</text:p>
          </table:table-cell>
          <table:table-cell office:value-type="string" office:string-value="VIA LA NURRA">
            <text:p>VIA LA NURRA</text:p>
          </table:table-cell>
          <table:table-cell office:value-type="string" office:string-value="VIA IS MIRRIONIS  - VIA CORNALIAS">
            <text:p>VIA IS MIRRIONIS  - VIA CORNALIAS</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LOCALITA' DELLA SARDEGNA, IN PROVINCIA DI SASSARI.">
            <text:p>LOCALITA' DELLA SARDEGNA, IN PROVINCIA DI SASSARI.</text:p>
          </table:table-cell>
        </table:table-row>
        <table:table-row>
          <table:table-cell office:value-type="string" office:string-value="092009_000661">
            <text:p>092009_000661</text:p>
          </table:table-cell>
          <table:table-cell office:value-type="string" office:string-value="VIA DEGLI OBLATI">
            <text:p>VIA DEGLI OBLATI</text:p>
          </table:table-cell>
          <table:table-cell office:value-type="string" office:string-value="VIA DEI CONVERSI - (canale TERRAMAINI)">
            <text:p>VIA DEI CONVERSI - (canale TERRAMAI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ORDINE RELIGIOSO DI PRETI SECOLARI, FONDATA DA SAN CARLO BORROMEO NEL 1578.">
            <text:p>ORDINE RELIGIOSO DI PRETI SECOLARI, FONDATA DA SAN CARLO BORROMEO NEL 1578.</text:p>
          </table:table-cell>
        </table:table-row>
        <table:table-row>
          <table:table-cell office:value-type="string" office:string-value="092009_000662">
            <text:p>092009_000662</text:p>
          </table:table-cell>
          <table:table-cell office:value-type="string" office:string-value="VIA OGLIASTRA">
            <text:p>VIA OGLIASTRA</text:p>
          </table:table-cell>
          <table:table-cell office:value-type="string" office:string-value="VIA LA NURRA - VIA BARONIA">
            <text:p>VIA LA NURRA - VIA BARONIA</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LOCALITA' DELLA SARDEGNA.">
            <text:p>LOCALITA' DELLA SARDEGNA.</text:p>
          </table:table-cell>
        </table:table-row>
        <table:table-row>
          <table:table-cell office:value-type="string" office:string-value="092009_000663">
            <text:p>092009_000663</text:p>
          </table:table-cell>
          <table:table-cell office:value-type="string" office:string-value="PIAZZA OLANDA">
            <text:p>PIAZZA OLANDA</text:p>
          </table:table-cell>
          <table:table-cell office:value-type="string" office:string-value="PIAZZA FRANCIA - VIA STOCCOLMA">
            <text:p>PIAZZA FRANCIA - VIA STOCCOLM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STATO DELL'EUROPA DEL NORD.">
            <text:p>STATO DELL'EUROPA DEL NORD.</text:p>
          </table:table-cell>
        </table:table-row>
        <table:table-row>
          <table:table-cell office:value-type="string" office:string-value="092009_000664">
            <text:p>092009_000664</text:p>
          </table:table-cell>
          <table:table-cell office:value-type="string" office:string-value="VIA OLBIA">
            <text:p>VIA OLBIA</text:p>
          </table:table-cell>
          <table:table-cell office:value-type="string" office:string-value="VIA CARBONIA - (chiuso)">
            <text:p>VIA CARBONIA - (chius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OMUNE DELLA SARDEGNA, PROV. SASSARI.">
            <text:p>COMUNE DELLA SARDEGNA, PROV. SASSARI.</text:p>
          </table:table-cell>
        </table:table-row>
        <table:table-row>
          <table:table-cell office:value-type="string" office:string-value="092009_000665">
            <text:p>092009_000665</text:p>
          </table:table-cell>
          <table:table-cell office:value-type="string" office:string-value="VIA DELL'OLEANDRO">
            <text:p>VIA DELL'OLEANDRO</text:p>
          </table:table-cell>
          <table:table-cell office:value-type="string" office:string-value="VIA CAVALLINO GUANTINO - VIA CHIABRERA">
            <text:p>VIA CAVALLINO GUANTINO - VIA CHIABRER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NERIUM OLEANDER PIANTA ARBOREA, ORIGINARIA DALLE INDIE. DELLA FAMIGLIA APOCINACEE,CON FOGLIE LANCEOLATE, VERTICILLATE, FIORI ROSA O BIANCHI PROFUMATI.COLTIVATA A SCOPO ORNAMENTALE.">
            <text:p>NERIUM OLEANDER PIANTA ARBOREA, ORIGINARIA DALLE INDIE. DELLA FAMIGLIA APOCINACEE,CON FOGLIE LANCEOLATE, VERTICILLATE, FIORI ROSA O BIANCHI PROFUMATI.COLTIVATA A SCOPO ORNAMENTALE.</text:p>
          </table:table-cell>
        </table:table-row>
        <table:table-row>
          <table:table-cell office:value-type="string" office:string-value="092009_000666">
            <text:p>092009_000666</text:p>
          </table:table-cell>
          <table:table-cell office:value-type="string" office:string-value="VIA GEROLAMO OLIVES">
            <text:p>VIA GEROLAMO OLIVES</text:p>
          </table:table-cell>
          <table:table-cell office:value-type="string" office:string-value="VIA DEI DONORATICO - (campagna)">
            <text:p>VIA DEI DONORATICO - (campagn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OMMENTATORE DELLA CARTA DE LOGU DI ARBOREA, UOMO DI LEGGE.RICOPRI' LA CARICA DI GIUDICE DELLA REALE UDIENZA A CAGLIARI E FU MEMBRO DEL CONSIGLIO SUPREMO DELL'ARAGONA.(NATO A SASSARI NEL 1505 - MORTO NEL 1571).">
            <text:p>COMMENTATORE DELLA CARTA DE LOGU DI ARBOREA, UOMO DI LEGGE.RICOPRI' LA CARICA DI GIUDICE DELLA REALE UDIENZA A CAGLIARI E FU MEMBRO DEL CONSIGLIO SUPREMO DELL'ARAGONA.(NATO A SASSARI NEL 1505 - MORTO NEL 1571).</text:p>
          </table:table-cell>
        </table:table-row>
        <table:table-row>
          <table:table-cell office:value-type="string" office:string-value="092009_000667">
            <text:p>092009_000667</text:p>
          </table:table-cell>
          <table:table-cell office:value-type="string" office:string-value="VIA OPIZZINO DA RIPAFRATTA">
            <text:p>VIA OPIZZINO DA RIPAFRATTA</text:p>
          </table:table-cell>
          <table:table-cell office:value-type="string" office:string-value="VIA SERBARIU - VIA CINQUINI">
            <text:p>VIA SERBARIU - VIA CINQUIN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ASTELLANO DI SAN MICHELE NEL 1234.">
            <text:p>CASTELLANO DI SAN MICHELE NEL 1234.</text:p>
          </table:table-cell>
        </table:table-row>
        <table:table-row>
          <table:table-cell office:value-type="string" office:string-value="092009_000668">
            <text:p>092009_000668</text:p>
          </table:table-cell>
          <table:table-cell office:value-type="string" office:string-value="VIA ALFREDO ORIANI">
            <text:p>VIA ALFREDO ORIANI</text:p>
          </table:table-cell>
          <table:table-cell office:value-type="string" office:string-value="VIA PAOLI - PIAZZA GALILEI">
            <text:p>VIA PAOLI - PIAZZA GALILEI</text:p>
          </table:table-cell>
          <table:table-cell office:value-type="string" office:string-value="" table:number-columns-repeated="3"/>
          <table:table-cell office:value-type="string" office:string-value="FILOSOFO, STORICO. (NATO A FAENZA NEL 1852 - MORTO A CASOLA VALSENIO NEL 1909).">
            <text:p>FILOSOFO, STORICO. (NATO A FAENZA NEL 1852 - MORTO A CASOLA VALSENIO NEL 1909).</text:p>
          </table:table-cell>
        </table:table-row>
        <table:table-row>
          <table:table-cell office:value-type="string" office:string-value="092009_000669">
            <text:p>092009_000669</text:p>
          </table:table-cell>
          <table:table-cell office:value-type="string" office:string-value="VIA ORIFIAMMA">
            <text:p>VIA ORIFIAMMA</text:p>
          </table:table-cell>
          <table:table-cell office:value-type="string" office:string-value="VIA DEGLI STENDARDI - (zona in sviluppo)">
            <text:p>VIA DEGLI STENDARDI - (zona in svilupp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BANDIERA, INSEGNA IDEALE.">
            <text:p>BANDIERA, INSEGNA IDEALE.</text:p>
          </table:table-cell>
        </table:table-row>
        <table:table-row>
          <table:table-cell office:value-type="string" office:string-value="092009_000670">
            <text:p>092009_000670</text:p>
          </table:table-cell>
          <table:table-cell office:value-type="string" office:string-value="VIA ORISTANO">
            <text:p>VIA ORISTANO</text:p>
          </table:table-cell>
          <table:table-cell office:value-type="string" office:string-value="VIA GARIBALDI - VIA IGLESIAS">
            <text:p>VIA GARIBALDI - VIA IGLESIAS</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PANATTARE. CITTA' CAPOLUOGO DELLA SARDEGNA.">
            <text:p>GIA' VIA PANATTARE. CITTA' CAPOLUOGO DELLA SARDEGNA.</text:p>
          </table:table-cell>
        </table:table-row>
        <table:table-row>
          <table:table-cell office:value-type="string" office:string-value="092009_000671">
            <text:p>092009_000671</text:p>
          </table:table-cell>
          <table:table-cell office:value-type="string" office:string-value="VIA VITTORIO EMANUELE ORLANDO">
            <text:p>VIA VITTORIO EMANUELE ORLANDO</text:p>
          </table:table-cell>
          <table:table-cell office:value-type="string" office:string-value="VIA GARIBALDI - VIA LUIGI EINAUDI">
            <text:p>VIA GARIBALDI - VIA LUIGI EINAUDI</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URISTA, UOMO POLITICO, AUTORE DI NUMEROSE OPERE DI DIRITTO PUBBLICO E AMMINISTRATIVO. PRESIDENTE DEL CONSIGLIO NEL 1918. (NATO A PALERMO NEL 1860 - MORTO A ROMA NEL 1952).">
            <text:p>GIURISTA, UOMO POLITICO, AUTORE DI NUMEROSE OPERE DI DIRITTO PUBBLICO E AMMINISTRATIVO. PRESIDENTE DEL CONSIGLIO NEL 1918. (NATO A PALERMO NEL 1860 - MORTO A ROMA NEL 1952).</text:p>
          </table:table-cell>
        </table:table-row>
        <table:table-row>
          <table:table-cell office:value-type="string" office:string-value="092009_000672">
            <text:p>092009_000672</text:p>
          </table:table-cell>
          <table:table-cell office:value-type="string" office:string-value="PIAZZA DELL'ORSA MAGGIORE">
            <text:p>PIAZZA DELL'ORSA MAGGIORE</text:p>
          </table:table-cell>
          <table:table-cell office:value-type="string" office:string-value="VIA VIA S'ARRULLONI - VIA DEI CIGNI">
            <text:p>VIA VIA S'ARRULLONI - VIA DEI CIGN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UNA DELLE PIU' CARATTERISTICHE COSTELLAZIONI DEL CIELO SETTENTRIONALE, COMPOSTA DA 7 STELLE, DETTA ANCHE GRAN CARRO.">
            <text:p>UNA DELLE PIU' CARATTERISTICHE COSTELLAZIONI DEL CIELO SETTENTRIONALE, COMPOSTA DA 7 STELLE, DETTA ANCHE GRAN CARRO.</text:p>
          </table:table-cell>
        </table:table-row>
        <table:table-row>
          <table:table-cell office:value-type="string" office:string-value="092009_000673">
            <text:p>092009_000673</text:p>
          </table:table-cell>
          <table:table-cell office:value-type="string" office:string-value="VIA ORTIGARA">
            <text:p>VIA ORTIGARA</text:p>
          </table:table-cell>
          <table:table-cell office:value-type="string" office:string-value="VIA ARDENNE - VIA PREMUDA">
            <text:p>VIA ARDENNE - VIA PREMUDA</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MONTE DELL'ALTOPIANO DI ASIAGO.">
            <text:p>MONTE DELL'ALTOPIANO DI ASIAGO.</text:p>
          </table:table-cell>
        </table:table-row>
        <table:table-row>
          <table:table-cell office:value-type="string" office:string-value="092009_000674">
            <text:p>092009_000674</text:p>
          </table:table-cell>
          <table:table-cell office:value-type="string" office:string-value="VIA DEGLI ORTOLANI">
            <text:p>VIA DEGLI ORTOLANI</text:p>
          </table:table-cell>
          <table:table-cell office:value-type="string" office:string-value="VIA DELLE LUCCIOLE - VIA DEL BORGHETTO">
            <text:p>VIA DELLE LUCCIOLE - VIA DEL BORGHETT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675">
            <text:p>092009_000675</text:p>
          </table:table-cell>
          <table:table-cell office:value-type="string" office:string-value="VIA OSLAVIA">
            <text:p>VIA OSLAVIA</text:p>
          </table:table-cell>
          <table:table-cell office:value-type="string" office:string-value="VIALE LUIGI MERELLO - VIA VITTORIO VENETO">
            <text:p>VIALE LUIGI MERELLO - VIA VITTORIO VENETO</text:p>
          </table:table-cell>
          <table:table-cell office:value-type="float" office:value="1126">
            <text:p>1126</text:p>
          </table:table-cell>
          <table:table-cell office:value-type="string" office:string-value="20/06/1929">
            <text:p>20/06/1929</text:p>
          </table:table-cell>
          <table:table-cell office:value-type="string" office:string-value="D.P.">
            <text:p>D.P.</text:p>
          </table:table-cell>
          <table:table-cell office:value-type="string" office:string-value="LOCALITA' DI BATTAGLIA DELLA GUERRA 1915/18, DOVE E' STATO ERETTO UN OSSARIO DI GUERRA.">
            <text:p>LOCALITA' DI BATTAGLIA DELLA GUERRA 1915/18, DOVE E' STATO ERETTO UN OSSARIO DI GUERRA.</text:p>
          </table:table-cell>
        </table:table-row>
        <table:table-row>
          <table:table-cell office:value-type="string" office:string-value="092009_000676">
            <text:p>092009_000676</text:p>
          </table:table-cell>
          <table:table-cell office:value-type="string" office:string-value="VIA OSLO">
            <text:p>VIA OSLO</text:p>
          </table:table-cell>
          <table:table-cell office:value-type="string" office:string-value="VIA STOCCOLMA - VIA PRAGA">
            <text:p>VIA STOCCOLMA - VIA PRAG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ITTA' CAPOLUOGO E PORTO DELLA NORVEGIA.">
            <text:p>CITTA' CAPOLUOGO E PORTO DELLA NORVEGIA.</text:p>
          </table:table-cell>
        </table:table-row>
        <table:table-row>
          <table:table-cell office:value-type="string" office:string-value="092009_000677">
            <text:p>092009_000677</text:p>
          </table:table-cell>
          <table:table-cell office:value-type="string" office:string-value="VIA OSPEDALE">
            <text:p>VIA OSPEDALE</text:p>
          </table:table-cell>
          <table:table-cell office:value-type="string" office:string-value="VIA AZUNI - VIALE BUONCAMMINO">
            <text:p>VIA AZUNI - VIALE BUONCAMMINO</text:p>
          </table:table-cell>
          <table:table-cell office:value-type="string" office:string-value="" table:number-columns-repeated="3"/>
          <table:table-cell office:value-type="string" office:string-value="GIA' VIA DEL MONTE SEC. XVI. DENOMINAZIONE TRADIZIONALE.">
            <text:p>GIA' VIA DEL MONTE SEC. XVI. DENOMINAZIONE TRADIZIONALE.</text:p>
          </table:table-cell>
        </table:table-row>
        <table:table-row>
          <table:table-cell office:value-type="string" office:string-value="092009_000678">
            <text:p>092009_000678</text:p>
          </table:table-cell>
          <table:table-cell office:value-type="string" office:string-value="VIA OSTRO">
            <text:p>VIA OSTRO</text:p>
          </table:table-cell>
          <table:table-cell office:value-type="string" office:string-value="VIA TRAMONTANA - VIA AQUILONE">
            <text:p>VIA TRAMONTANA - VIA AQUILONE</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UNO DEI QUATTRO PUNTI CARDINALE, SUD.">
            <text:p>UNO DEI QUATTRO PUNTI CARDINALE, SUD.</text:p>
          </table:table-cell>
        </table:table-row>
        <table:table-row>
          <table:table-cell office:value-type="string" office:string-value="092009_000679">
            <text:p>092009_000679</text:p>
          </table:table-cell>
          <table:table-cell office:value-type="string" office:string-value="VIA OZIERI">
            <text:p>VIA OZIERI</text:p>
          </table:table-cell>
          <table:table-cell office:value-type="string" office:string-value="VIA BOSA - PIAZZA SAN ROCCO">
            <text:p>VIA BOSA - PIAZZA SAN ROCC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COMUNE DELLA SARDEGNA, PROV. SASSARI.">
            <text:p>COMUNE DELLA SARDEGNA, PROV. SASSARI.</text:p>
          </table:table-cell>
        </table:table-row>
        <table:table-row>
          <table:table-cell office:value-type="string" office:string-value="092009_000680">
            <text:p>092009_000680</text:p>
          </table:table-cell>
          <table:table-cell office:value-type="string" office:string-value="VIA ANTONIO PACINOTTI">
            <text:p>VIA ANTONIO PACINOTTI</text:p>
          </table:table-cell>
          <table:table-cell office:value-type="string" office:string-value="VIA MANZONI - VIA COCCO ORTU">
            <text:p>VIA MANZONI - VIA COCCO ORTU</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FISICO, INVENTORE. (NATO A PISA NEL 1841 - MORTO NEL 1912).">
            <text:p>FISICO, INVENTORE. (NATO A PISA NEL 1841 - MORTO NEL 1912).</text:p>
          </table:table-cell>
        </table:table-row>
        <table:table-row>
          <table:table-cell office:value-type="string" office:string-value="092009_000681">
            <text:p>092009_000681</text:p>
          </table:table-cell>
          <table:table-cell office:value-type="string" office:string-value="VIA LUCA PACIOLI">
            <text:p>VIA LUCA PACIOLI</text:p>
          </table:table-cell>
          <table:table-cell office:value-type="string" office:string-value="VIALE MARCONI - (chiuso)">
            <text:p>VIALE MARCONI - (chius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INSIGNE MATEMATICO, INDICO' I PRIMI DETTAMI DELLA CONTABILITA' COMMERCIALE. (NATO A SAN SEPOLCRO NEL 1455 - MORTO NEL 1509).">
            <text:p>INSIGNE MATEMATICO, INDICO' I PRIMI DETTAMI DELLA CONTABILITA' COMMERCIALE. (NATO A SAN SEPOLCRO NEL 1455 - MORTO NEL 1509).</text:p>
          </table:table-cell>
        </table:table-row>
        <table:table-row>
          <table:table-cell office:value-type="string" office:string-value="092009_000682">
            <text:p>092009_000682</text:p>
          </table:table-cell>
          <table:table-cell office:value-type="string" office:string-value="VIA PADOVA">
            <text:p>VIA PADOVA</text:p>
          </table:table-cell>
          <table:table-cell office:value-type="string" office:string-value="VIA ANCONA - (chiuso)">
            <text:p>VIA ANCONA - (chiu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ITTA' D'ITALIA DELLA PROV. OMONIMA.">
            <text:p>CITTA' D'ITALIA DELLA PROV. OMONIMA.</text:p>
          </table:table-cell>
        </table:table-row>
        <table:table-row>
          <table:table-cell office:value-type="string" office:string-value="092009_000683">
            <text:p>092009_000683</text:p>
          </table:table-cell>
          <table:table-cell office:value-type="string" office:string-value="VIA NICOLO' PAGANINI">
            <text:p>VIA NICOLO' PAGANINI</text:p>
          </table:table-cell>
          <table:table-cell office:value-type="string" office:string-value="VIA PALESTRINA - VIA CANEPA">
            <text:p>VIA PALESTRINA - VIA CANEPA</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VIOLINISTA STRAORDINARIO. (NATO A GENOVA NEL 1782 - MORTO A NIZZA NEL 1840).">
            <text:p>VIOLINISTA STRAORDINARIO. (NATO A GENOVA NEL 1782 - MORTO A NIZZA NEL 1840).</text:p>
          </table:table-cell>
        </table:table-row>
        <table:table-row>
          <table:table-cell office:value-type="string" office:string-value="092009_000684">
            <text:p>092009_000684</text:p>
          </table:table-cell>
          <table:table-cell office:value-type="string" office:string-value="VIA ETTORE PAIS">
            <text:p>VIA ETTORE PAIS</text:p>
          </table:table-cell>
          <table:table-cell office:value-type="string" office:string-value="VIA DANTE - VIA LAI">
            <text:p>VIA DANTE - VIA LAI</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STORICO, STUDIOSO DI STORIA ANTICA. (NATO A BORGO SAN DALMAZZO NEL 1856 - MORTO A ROMA NEL 1939)">
            <text:p>STORICO, STUDIOSO DI STORIA ANTICA. (NATO A BORGO SAN DALMAZZO NEL 1856 - MORTO A ROMA NEL 1939)</text:p>
          </table:table-cell>
        </table:table-row>
        <table:table-row>
          <table:table-cell office:value-type="string" office:string-value="092009_000685">
            <text:p>092009_000685</text:p>
          </table:table-cell>
          <table:table-cell office:value-type="string" office:string-value="VIA PALABANDA">
            <text:p>VIA PALABANDA</text:p>
          </table:table-cell>
          <table:table-cell office:value-type="string" office:string-value="VIALE S. IGNAZIO - CORSO VITT. EMANUELE">
            <text:p>VIALE S. IGNAZIO - CORSO VITT. EMANUEL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TRAVERSA SANT' IGNAZIO.IN RICORDO DELLA CONGIURA CHE SI SVOLSE NELLA LOCALITA'.">
            <text:p>GIA' TRAVERSA SANT' IGNAZIO.IN RICORDO DELLA CONGIURA CHE SI SVOLSE NELLA LOCALITA'.</text:p>
          </table:table-cell>
        </table:table-row>
        <table:table-row>
          <table:table-cell office:value-type="string" office:string-value="092009_000686">
            <text:p>092009_000686</text:p>
          </table:table-cell>
          <table:table-cell office:value-type="string" office:string-value="PIAZZA PALAZZO">
            <text:p>PIAZZA PALAZZO</text:p>
          </table:table-cell>
          <table:table-cell office:value-type="string" office:string-value="VIA MARTINI - VIA CANELLES">
            <text:p>VIA MARTINI - VIA CANELLES</text:p>
          </table:table-cell>
          <table:table-cell office:value-type="string" office:string-value="" table:number-columns-repeated="3"/>
          <table:table-cell office:value-type="string" office:string-value="DENOMINAZIONE TRADIZIONALE. - VI SI TROVAVA IL PALAZZO REALE, DEL GOVERNATORE, ARCIVESCOVILE. OGGI HA SEDE LA PREFETTURA.">
            <text:p>DENOMINAZIONE TRADIZIONALE. - VI SI TROVAVA IL PALAZZO REALE, DEL GOVERNATORE, ARCIVESCOVILE. OGGI HA SEDE LA PREFETTURA.</text:p>
          </table:table-cell>
        </table:table-row>
        <table:table-row>
          <table:table-cell office:value-type="string" office:string-value="092009_000687">
            <text:p>092009_000687</text:p>
          </table:table-cell>
          <table:table-cell office:value-type="string" office:string-value="VIA PALERMO">
            <text:p>VIA PALERMO</text:p>
          </table:table-cell>
          <table:table-cell office:value-type="string" office:string-value="VIA MESSINA - VIA CATANIA">
            <text:p>VIA MESSINA - VIA CATANIA</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APITALE DELLA SICILIA, CAPOLUOGO DELLA PROV. OMONIMA.">
            <text:p>CAPITALE DELLA SICILIA, CAPOLUOGO DELLA PROV. OMONIMA.</text:p>
          </table:table-cell>
        </table:table-row>
        <table:table-row>
          <table:table-cell office:value-type="string" office:string-value="092009_000688">
            <text:p>092009_000688</text:p>
          </table:table-cell>
          <table:table-cell office:value-type="string" office:string-value="VIA LA PALMA">
            <text:p>VIA LA PALMA</text:p>
          </table:table-cell>
          <table:table-cell office:value-type="string" office:string-value="VIALE POETTO - VIA TRAMONTANA">
            <text:p>VIALE POETTO - VIA TRAMONTANA</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0689">
            <text:p>092009_000689</text:p>
          </table:table-cell>
          <table:table-cell office:value-type="string" office:string-value="PIAZZETTA PADRE PIO">
            <text:p>PIAZZETTA PADRE PIO</text:p>
          </table:table-cell>
          <table:table-cell office:value-type="string" office:string-value="LARGO GENNARI - VIA SANJUST">
            <text:p>LARGO GENNARI - VIA SANJUST</text:p>
          </table:table-cell>
          <table:table-cell office:value-type="float" office:value="1696">
            <text:p>1696</text:p>
          </table:table-cell>
          <table:table-cell office:value-type="string" office:string-value="17/06/1983">
            <text:p>17/06/1983</text:p>
          </table:table-cell>
          <table:table-cell office:value-type="string" office:string-value="G.M.">
            <text:p>G.M.</text:p>
          </table:table-cell>
          <table:table-cell office:value-type="string" office:string-value="MONACO, DEDICO' TUTTA LA SUA ESISTENZA PER IL BENE DEI DEBOLI E SOFFERENTI. FU SEGNATO DALLE STIMMATE. E' VENERABILE, PRESTO SARA' BEATO.(NATO A PIETRALCINA IL">
            <text:p>MONACO, DEDICO' TUTTA LA SUA ESISTENZA PER IL BENE DEI DEBOLI E SOFFERENTI. FU SEGNATO DALLE STIMMATE. E' VENERABILE, PRESTO SARA' BEATO.(NATO A PIETRALCINA IL</text:p>
          </table:table-cell>
        </table:table-row>
        <table:table-row>
          <table:table-cell office:value-type="string" office:string-value="092009_000690">
            <text:p>092009_000690</text:p>
          </table:table-cell>
          <table:table-cell office:value-type="string" office:string-value="VIA GIUSEPPE PALOMBA">
            <text:p>VIA GIUSEPPE PALOMBA</text:p>
          </table:table-cell>
          <table:table-cell office:value-type="string" office:string-value="VIA PESSINA - VICO III TUVERI">
            <text:p>VIA PESSINA - VICO III TUVER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AVVOCATO, PARLAMENTARE. (NATO A CAGLIARI IL 25/1/1914 - MORTO NEL ? )">
            <text:p>AVVOCATO, PARLAMENTARE. (NATO A CAGLIARI IL 25/1/1914 - MORTO NEL ? )</text:p>
          </table:table-cell>
        </table:table-row>
        <table:table-row>
          <table:table-cell office:value-type="string" office:string-value="092009_000691">
            <text:p>092009_000691</text:p>
          </table:table-cell>
          <table:table-cell office:value-type="string" office:string-value="VIA ISOLA PANTELLERIA">
            <text:p>VIA ISOLA PANTELLERIA</text:p>
          </table:table-cell>
          <table:table-cell office:value-type="string" office:string-value="VIALE POETTO - VIA DEL POZZETTO">
            <text:p>VIALE POETTO - VIA DEL POZZETT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ISOLA DEL MEDITERRANEO.">
            <text:p>ISOLA DEL MEDITERRANEO.</text:p>
          </table:table-cell>
        </table:table-row>
        <table:table-row>
          <table:table-cell office:value-type="string" office:string-value="092009_000692">
            <text:p>092009_000692</text:p>
          </table:table-cell>
          <table:table-cell office:value-type="string" office:string-value="VIA PASQUALE PAOLI">
            <text:p>VIA PASQUALE PAOLI</text:p>
          </table:table-cell>
          <table:table-cell office:value-type="string" office:string-value="PIAZZA GARIBALDI - PIAZZA SAN BENEDETTO">
            <text:p>PIAZZA GARIBALDI - PIAZZA SAN BENEDETTO</text:p>
          </table:table-cell>
          <table:table-cell office:value-type="float" office:value="1138">
            <text:p>1138</text:p>
          </table:table-cell>
          <table:table-cell office:value-type="string" office:string-value="14/06/1930">
            <text:p>14/06/1930</text:p>
          </table:table-cell>
          <table:table-cell office:value-type="string" office:string-value="D.P.">
            <text:p>D.P.</text:p>
          </table:table-cell>
          <table:table-cell office:value-type="string" office:string-value="PATRIOTA CORSO. (NATO A BASTIA 1726 - MORTO A LONDRA NEL 1807).">
            <text:p>PATRIOTA CORSO. (NATO A BASTIA 1726 - MORTO A LONDRA NEL 1807).</text:p>
          </table:table-cell>
        </table:table-row>
        <table:table-row>
          <table:table-cell office:value-type="string" office:string-value="092009_000693">
            <text:p>092009_000693</text:p>
          </table:table-cell>
          <table:table-cell office:value-type="string" office:string-value="PIAZZA PAOLO SESTO">
            <text:p>PIAZZA PAOLO SESTO</text:p>
          </table:table-cell>
          <table:table-cell office:value-type="string" office:string-value="VIALE COLOMBO - VIALE DIAZ">
            <text:p>VIALE COLOMBO - VIALE DIAZ</text:p>
          </table:table-cell>
          <table:table-cell office:value-type="float" office:value="1840">
            <text:p>1840</text:p>
          </table:table-cell>
          <table:table-cell office:value-type="date" office:date-value="1978-11-08">
            <text:p>11/08/78</text:p>
          </table:table-cell>
          <table:table-cell office:value-type="string" office:string-value="G.M.">
            <text:p>G.M.</text:p>
          </table:table-cell>
          <table:table-cell office:value-type="string" office:string-value="MONTINI, DIVENUTO PAPA SCELSE IL NOME DI PAOLO VI">
            <text:p>MONTINI, DIVENUTO PAPA SCELSE IL NOME DI PAOLO VI</text:p>
          </table:table-cell>
          <table:table-cell office:value-type="string" office:string-value=" IL SUO PONTIFICATO E DURATO DAL(NATO A - MORTO A ROMA IL">
            <text:p> IL SUO PONTIFICATO E DURATO DAL(NATO A - MORTO A ROMA IL</text:p>
          </table:table-cell>
        </table:table-row>
        <table:table-row>
          <table:table-cell office:value-type="string" office:string-value="092009_000694">
            <text:p>092009_000694</text:p>
          </table:table-cell>
          <table:table-cell office:value-type="string" office:string-value="VIA PARACELSO">
            <text:p>VIA PARACELSO</text:p>
          </table:table-cell>
          <table:table-cell office:value-type="string" office:string-value="VIA PASCAL - VIA TELESIO">
            <text:p>VIA PASCAL - VIA TELESIO</text:p>
          </table:table-cell>
          <table:table-cell office:value-type="float" office:value="493">
            <text:p>493</text:p>
          </table:table-cell>
          <table:table-cell office:value-type="date" office:date-value="1991-01-03">
            <text:p>01/03/91</text:p>
          </table:table-cell>
          <table:table-cell office:value-type="string" office:string-value="G.M.">
            <text:p>G.M.</text:p>
          </table:table-cell>
          <table:table-cell office:value-type="string" office:string-value="THEOPHRAST BOMBAST VON HOHENHEIM, IN LATINO, PHILIPPUS AUEROLUS THEOPHRASTUS BOMBASTUS, DETTO PARACELSUS.PADRE DELLA MEDICINA ERMETICA E FILOSOFO TEDESCO. MASSIMO RAPPRESENTANTE DEL NATURALISMO. OPERE PRINCIPALI: IL LIBRO PARAGRANO E IL VOLUME PARAMINO, ENTRAMBI PUBBLICATI POSTUMI.NATO A EINSIEDELN NEL 1493 - MORTO A SALISBURGO NEL 1541.">
            <text:p>THEOPHRAST BOMBAST VON HOHENHEIM, IN LATINO, PHILIPPUS AUEROLUS THEOPHRASTUS BOMBASTUS, DETTO PARACELSUS.PADRE DELLA MEDICINA ERMETICA E FILOSOFO TEDESCO. MASSIMO RAPPRESENTANTE DEL NATURALISMO. OPERE PRINCIPALI: IL LIBRO PARAGRANO E IL VOLUME PARAMINO, ENTRAMBI PUBBLICATI POSTUMI.NATO A EINSIEDELN NEL 1493 - MORTO A SALISBURGO NEL 1541.</text:p>
          </table:table-cell>
        </table:table-row>
        <table:table-row>
          <table:table-cell office:value-type="string" office:string-value="092009_000695">
            <text:p>092009_000695</text:p>
          </table:table-cell>
          <table:table-cell office:value-type="string" office:string-value="VIA PARIGI">
            <text:p>VIA PARIGI</text:p>
          </table:table-cell>
          <table:table-cell office:value-type="string" office:string-value="VIA AIACCIO - VIA PARACELSO">
            <text:p>VIA AIACCIO - VIA PARACEL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FRANCIA, SULLA SENNA.">
            <text:p>CAPITALE DELLA FRANCIA, SULLA SENNA.</text:p>
          </table:table-cell>
        </table:table-row>
        <table:table-row>
          <table:table-cell office:value-type="string" office:string-value="092009_000696">
            <text:p>092009_000696</text:p>
          </table:table-cell>
          <table:table-cell office:value-type="string" office:string-value="VIA GIUSEPPE PARINI">
            <text:p>VIA GIUSEPPE PARINI</text:p>
          </table:table-cell>
          <table:table-cell office:value-type="string" office:string-value="VIA TASSO - VIA TODDE">
            <text:p>VIA TASSO - VIA TODDE</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SCRITTORE, POETA. (NATO A BOSISIO COMO NEL 1729 - MORTO NEL 1799).">
            <text:p>SCRITTORE, POETA. (NATO A BOSISIO COMO NEL 1729 - MORTO NEL 1799).</text:p>
          </table:table-cell>
        </table:table-row>
        <table:table-row>
          <table:table-cell office:value-type="string" office:string-value="092009_000697">
            <text:p>092009_000697</text:p>
          </table:table-cell>
          <table:table-cell office:value-type="string" office:string-value="PIAZZA PARMENIDE">
            <text:p>PIAZZA PARMENIDE</text:p>
          </table:table-cell>
          <table:table-cell office:value-type="string" office:string-value="VIA PLATONE - PIAZZA ERACLITO">
            <text:p>VIA PLATONE - PIAZZA ERACLIT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FILOSOFO GRECO DI ELEA. (NATO NEL 514 A.C. - MORTO NEL 440 A.C.).">
            <text:p>FILOSOFO GRECO DI ELEA. (NATO NEL 514 A.C. - MORTO NEL 440 A.C.).</text:p>
          </table:table-cell>
        </table:table-row>
        <table:table-row>
          <table:table-cell office:value-type="string" office:string-value="092009_000698">
            <text:p>092009_000698</text:p>
          </table:table-cell>
          <table:table-cell office:value-type="string" office:string-value="VIA MONSIGNORE PARRAGUEZ">
            <text:p>VIA MONSIGNORE PARRAGUEZ</text:p>
          </table:table-cell>
          <table:table-cell office:value-type="string" office:string-value="VIA DEL SEMINARIO - VIA E. MARIA PIOVELLA">
            <text:p>VIA DEL SEMINARIO - VIA E. MARIA PIOVELL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ARCIVESCOVO DI CAGLIARI , PRESE PARTE ATTIVA AL CONCILIO DI TRENTO. (NATO NEL 1558 - MORTO NEL 1573).">
            <text:p>ARCIVESCOVO DI CAGLIARI , PRESE PARTE ATTIVA AL CONCILIO DI TRENTO. (NATO NEL 1558 - MORTO NEL 1573).</text:p>
          </table:table-cell>
        </table:table-row>
        <table:table-row>
          <table:table-cell office:value-type="string" office:string-value="092009_000699">
            <text:p>092009_000699</text:p>
          </table:table-cell>
          <table:table-cell office:value-type="string" office:string-value="VIA DEI PARTIGIANI">
            <text:p>VIA DEI PARTIGIANI</text:p>
          </table:table-cell>
          <table:table-cell office:value-type="string" office:string-value="VIA DELLA RESISTENZA - VIA FOSSE ARDEATINE">
            <text:p>VIA DELLA RESISTENZA - VIA FOSSE ARDEATIN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DEDICATA A TUTTI I PARTIGIANI D'ITALIA.">
            <text:p>DEDICATA A TUTTI I PARTIGIANI D'ITALIA.</text:p>
          </table:table-cell>
        </table:table-row>
        <table:table-row>
          <table:table-cell office:value-type="string" office:string-value="092009_000700">
            <text:p>092009_000700</text:p>
          </table:table-cell>
          <table:table-cell office:value-type="string" office:string-value="VIA PAOLO PARUTA">
            <text:p>VIA PAOLO PARUTA</text:p>
          </table:table-cell>
          <table:table-cell office:value-type="string" office:string-value="VIA MACHIAVELLI - VIA MACHIAVELLI">
            <text:p>VIA MACHIAVELLI - VIA MACHIAVELL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TATISTA E STORICO VENEZIANO, DIPLOMATICO. (NATO NEL 1540 - MORTO NEL 1598).">
            <text:p>STATISTA E STORICO VENEZIANO, DIPLOMATICO. (NATO NEL 1540 - MORTO NEL 1598).</text:p>
          </table:table-cell>
        </table:table-row>
        <table:table-row>
          <table:table-cell office:value-type="string" office:string-value="092009_000701">
            <text:p>092009_000701</text:p>
          </table:table-cell>
          <table:table-cell office:value-type="string" office:string-value="VIA PARTEOLLA">
            <text:p>VIA PARTEOLLA</text:p>
          </table:table-cell>
          <table:table-cell office:value-type="string" office:string-value="VICO PONTIDA - VIA SANTA MARIA CHIARA">
            <text:p>VICO PONTIDA - VIA SANTA MARIA CHIARA</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702">
            <text:p>092009_000702</text:p>
          </table:table-cell>
          <table:table-cell office:value-type="string" office:string-value="VIA GIOVANNI PASCOLI">
            <text:p>VIA GIOVANNI PASCOLI</text:p>
          </table:table-cell>
          <table:table-cell office:value-type="string" office:string-value="VIA PETRARCA - PIAZZA MICHELANGELO">
            <text:p>VIA PETRARCA - PIAZZA MICHELANGELO</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POETA. (NATO A S.MAURO DI ROMAGNA NEL 1855 - MORTO A BOLOGNA NEL 1912).">
            <text:p>POETA. (NATO A S.MAURO DI ROMAGNA NEL 1855 - MORTO A BOLOGNA NEL 1912).</text:p>
          </table:table-cell>
        </table:table-row>
        <table:table-row>
          <table:table-cell office:value-type="string" office:string-value="092009_000703">
            <text:p>092009_000703</text:p>
          </table:table-cell>
          <table:table-cell office:value-type="string" office:string-value="VIA DEI PASSERI">
            <text:p>VIA DEI PASSERI</text:p>
          </table:table-cell>
          <table:table-cell office:value-type="string" office:string-value="VIA DELLA PINETA - VIA DEI COLOMBI">
            <text:p>VIA DELLA PINETA - VIA DEI COLOMB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SSER DOMESTICUS IL PIU' DIFFUSO UCCELLO DELLA FAMIGLIA DEI PASSERIDI DELL'ORDINE DEI PASSERIFORMI. COMUNISSIMO IN TUTTA L'EUROPA AD ECCEZIONE DELL'ITALIA DOVE E' SOSTITUITO DA UNA SPECIE QUASI IDENTICA PASSER ITALIAE.ALTRE SPECIE SIMILI SONO: IL PASSERO SARDO ( PASSER HISPANIOLENSIS), DIFFUSO IN SARDEGNA, SPAGNA, ITALIA MERIDIONALE E BALCANI, E IL PASSERO MATTUGIA(PASSER MONTANUS) DIFFUSO IN TUTTA L'EUROPA.APPARTIENE INVECE ALLA FAMIGLIA DEI TORDIDI IL PASSERO SOLITARIO (MONTICOLA SOLITARIUS) DAL PIUMAGGIO GRIGIO INTENSO, DIFFUSO IN ITALIA, SPAGNA, GRECIA E DALMAZIA.TTO DI COLORE GRIGIO, AMA NIDIFICARE NELLE BUCHE DELLE MURAGLIE.">
            <text:p>PASSER DOMESTICUS IL PIU' DIFFUSO UCCELLO DELLA FAMIGLIA DEI PASSERIDI DELL'ORDINE DEI PASSERIFORMI. COMUNISSIMO IN TUTTA L'EUROPA AD ECCEZIONE DELL'ITALIA DOVE E' SOSTITUITO DA UNA SPECIE QUASI IDENTICA PASSER ITALIAE.ALTRE SPECIE SIMILI SONO: IL PASSERO SARDO ( PASSER HISPANIOLENSIS), DIFFUSO IN SARDEGNA, SPAGNA, ITALIA MERIDIONALE E BALCANI, E IL PASSERO MATTUGIA(PASSER MONTANUS) DIFFUSO IN TUTTA L'EUROPA.APPARTIENE INVECE ALLA FAMIGLIA DEI TORDIDI IL PASSERO SOLITARIO (MONTICOLA SOLITARIUS) DAL PIUMAGGIO GRIGIO INTENSO, DIFFUSO IN ITALIA, SPAGNA, GRECIA E DALMAZIA.TTO DI COLORE GRIGIO, AMA NIDIFICARE NELLE BUCHE DELLE MURAGLIE.</text:p>
          </table:table-cell>
        </table:table-row>
        <table:table-row>
          <table:table-cell office:value-type="string" office:string-value="092009_000704">
            <text:p>092009_000704</text:p>
          </table:table-cell>
          <table:table-cell office:value-type="string" office:string-value="VIA PASCAL">
            <text:p>VIA PASCAL</text:p>
          </table:table-cell>
          <table:table-cell office:value-type="string" office:string-value="VIA AVICENNA - VIA TELESIO">
            <text:p>VIA AVICENNA - VIA TELESIO</text:p>
          </table:table-cell>
          <table:table-cell office:value-type="float" office:value="493">
            <text:p>493</text:p>
          </table:table-cell>
          <table:table-cell office:value-type="date" office:date-value="1991-01-03">
            <text:p>01/03/91</text:p>
          </table:table-cell>
          <table:table-cell office:value-type="string" office:string-value="G.M.">
            <text:p>G.M.</text:p>
          </table:table-cell>
          <table:table-cell office:value-type="string" office:string-value="FISICO, MATEMATICO E SCRITTORE FRANCESE.INIZIATORE DEL CALCOLO DELLE PROBABILITA'.A SOLI 17 ANNI PUBBLICA UN SAGGIO SULLE CONICHE .NEL 1642 REALIZZA IL PRIMO MODELLO DI MACCHINA ARITMETICA, ADDIZIONATRICE, UNO DEI PIU' ANTICHI PROTOTIPI DI CALCOLATRICE MECCANICA.(NATO A CLEMONT,ODIERNA CLEMONT-FERRAND, IL 19 /08 / 1623 -MORTO A PARIGI NEL 1662).">
            <text:p>FISICO, MATEMATICO E SCRITTORE FRANCESE.INIZIATORE DEL CALCOLO DELLE PROBABILITA'.A SOLI 17 ANNI PUBBLICA UN SAGGIO SULLE CONICHE .NEL 1642 REALIZZA IL PRIMO MODELLO DI MACCHINA ARITMETICA, ADDIZIONATRICE, UNO DEI PIU' ANTICHI PROTOTIPI DI CALCOLATRICE MECCANICA.(NATO A CLEMONT,ODIERNA CLEMONT-FERRAND, IL 19 /08 / 1623 -MORTO A PARIGI NEL 1662).</text:p>
          </table:table-cell>
        </table:table-row>
        <table:table-row>
          <table:table-cell office:value-type="string" office:string-value="092009_000705">
            <text:p>092009_000705</text:p>
          </table:table-cell>
          <table:table-cell office:value-type="string" office:string-value="VIA LOUIS PASTEUR">
            <text:p>VIA LOUIS PASTEUR</text:p>
          </table:table-cell>
          <table:table-cell office:value-type="string" office:string-value="VIA CURIE' - VIA MALPIGHI">
            <text:p>VIA CURIE' - VIA MALPIGH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HIMICO, BIOLOGO FRANCESE. ILLUSTRO' LA PROPRIETA' DEL BACILLO DEL CARBONCHIO, SCOPRI' LO STAFILOCOCCO, LA RABBIA. INVENTO' LA PASTORIZZAZIONE DEL LATTE. (NATO NEL 1822 - MORTO NEL 1895).">
            <text:p>CHIMICO, BIOLOGO FRANCESE. ILLUSTRO' LA PROPRIETA' DEL BACILLO DEL CARBONCHIO, SCOPRI' LO STAFILOCOCCO, LA RABBIA. INVENTO' LA PASTORIZZAZIONE DEL LATTE. (NATO NEL 1822 - MORTO NEL 1895).</text:p>
          </table:table-cell>
        </table:table-row>
        <table:table-row>
          <table:table-cell office:value-type="string" office:string-value="092009_000706">
            <text:p>092009_000706</text:p>
          </table:table-cell>
          <table:table-cell office:value-type="string" office:string-value="VIA PASTRENGO">
            <text:p>VIA PASTRENGO</text:p>
          </table:table-cell>
          <table:table-cell office:value-type="string" office:string-value="VIA GOITO - VIA CASTELFIDARDO">
            <text:p>VIA GOITO - VIA CASTELFIDARD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OMUNE DEL VENETO IN PROVINCIA DI VERONA. (AB. PASTRENGHESI)NEL CORSO DELLA PRIMA GUERRA D'INDIPENDENZA, L'ESERCITO PIEMONTESE SCONFISSE IL MARESCIALLO RADETZKY IL 30 APRILE 1848.">
            <text:p>COMUNE DEL VENETO IN PROVINCIA DI VERONA. (AB. PASTRENGHESI)NEL CORSO DELLA PRIMA GUERRA D'INDIPENDENZA, L'ESERCITO PIEMONTESE SCONFISSE IL MARESCIALLO RADETZKY IL 30 APRILE 1848.</text:p>
          </table:table-cell>
        </table:table-row>
        <table:table-row>
          <table:table-cell office:value-type="string" office:string-value="092009_000707">
            <text:p>092009_000707</text:p>
          </table:table-cell>
          <table:table-cell office:value-type="string" office:string-value="VIA PASUBIO">
            <text:p>VIA PASUBIO</text:p>
          </table:table-cell>
          <table:table-cell office:value-type="string" office:string-value="VIA COL DI LANA - VIA MAGLIAS">
            <text:p>VIA COL DI LANA - VIA MAGLIAS</text:p>
          </table:table-cell>
          <table:table-cell office:value-type="string" office:string-value="" table:number-columns-repeated="3"/>
          <table:table-cell office:value-type="string" office:string-value="SEZIONE MERIDIONALE DEL VASTO MASSICCIO DEL PALOM (MASSIMA ALTEZZA 2234 m.) A SUD-EST DI ROVERETO, CON DUE VICINI TORRIONI ROCCIOSI, UNO DI 2220 m. E L'ALTRO DI 2214 m.EBBE IMPORTANZA DECISIVA SULL'ESITO DELLE OPERAZIONI SUL FRONTE TRENTINO DURANTE LA PRIMA GUERRA MONDIALE, E FU TEATRO DI ACCANITI COMBATTIMENTI FRA ITALIANI E AUSTRIACI.VI SI TROVA IL PIU' ALTO CAMPOSANTO DI GUERRA. metri 2200.">
            <text:p>SEZIONE MERIDIONALE DEL VASTO MASSICCIO DEL PALOM (MASSIMA ALTEZZA 2234 m.) A SUD-EST DI ROVERETO, CON DUE VICINI TORRIONI ROCCIOSI, UNO DI 2220 m. E L'ALTRO DI 2214 m.EBBE IMPORTANZA DECISIVA SULL'ESITO DELLE OPERAZIONI SUL FRONTE TRENTINO DURANTE LA PRIMA GUERRA MONDIALE, E FU TEATRO DI ACCANITI COMBATTIMENTI FRA ITALIANI E AUSTRIACI.VI SI TROVA IL PIU' ALTO CAMPOSANTO DI GUERRA. metri 2200.</text:p>
          </table:table-cell>
        </table:table-row>
        <table:table-row>
          <table:table-cell office:value-type="string" office:string-value="092009_000708">
            <text:p>092009_000708</text:p>
          </table:table-cell>
          <table:table-cell office:value-type="string" office:string-value="VIA SILVIO PELLICO">
            <text:p>VIA SILVIO PELLICO</text:p>
          </table:table-cell>
          <table:table-cell office:value-type="string" office:string-value="VIA RISORGIMENTO - VIA MURAT">
            <text:p>VIA RISORGIMENTO - VIA MURAT</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LLUSTRE LETTERATO, MARTIRE DELLA LIBERTA' ITALIANA. AUTORE DI TRAGEDIE, CELEBRI PER LE LORO ALLUSIONI PATRIOTICHE (FRANCESCA DA RIMINI DEL 1814), SOSPETTATO DI SIMPATIA VERSO I CARBONARI, VIENE IMPRIGIONATO E CONDANNATO A MORTE, PENA COMMUTATA IN 20 DI CARCERE ALLO SPIELBERG, FU GRAZIATO NEL 1830. NEL 1832 SCRISSE LE SUE MEMORIE: LE MIE PRIGIONI. (NATO A SALUZZO NEL 1789 - MORTO A TORINO NEL 1854).">
            <text:p>ILLUSTRE LETTERATO, MARTIRE DELLA LIBERTA' ITALIANA. AUTORE DI TRAGEDIE, CELEBRI PER LE LORO ALLUSIONI PATRIOTICHE (FRANCESCA DA RIMINI DEL 1814), SOSPETTATO DI SIMPATIA VERSO I CARBONARI, VIENE IMPRIGIONATO E CONDANNATO A MORTE, PENA COMMUTATA IN 20 DI CARCERE ALLO SPIELBERG, FU GRAZIATO NEL 1830. NEL 1832 SCRISSE LE SUE MEMORIE: LE MIE PRIGIONI. (NATO A SALUZZO NEL 1789 - MORTO A TORINO NEL 1854).</text:p>
          </table:table-cell>
        </table:table-row>
        <table:table-row>
          <table:table-cell office:value-type="string" office:string-value="092009_000709">
            <text:p>092009_000709</text:p>
          </table:table-cell>
          <table:table-cell office:value-type="string" office:string-value="VIA GUGLIELMO PEPE">
            <text:p>VIA GUGLIELMO PEPE</text:p>
          </table:table-cell>
          <table:table-cell office:value-type="string" office:string-value="VIA RIVA VILLASANTA - VIA SANTA MARIA CHIARA">
            <text:p>VIA RIVA VILLASANTA - VIA SANTA MARIA CHIAR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GENERALE E PATRIOTA CALABRESE. NEL 1820 ENTRA VITTORIOSO A NAPOLI ALLA TESTA DEI COSTITUZIONALISTI">
            <text:p>GENERALE E PATRIOTA CALABRESE. NEL 1820 ENTRA VITTORIOSO A NAPOLI ALLA TESTA DEI COSTITUZIONALISTI</text:p>
          </table:table-cell>
          <table:table-cell office:value-type="string" office:string-value="NEL 1821 VIENE SCONFITTO A RIETI DAGLI AUSTRIACI, VA' IN ESILIO">
            <text:p>NEL 1821 VIENE SCONFITTO A RIETI DAGLI AUSTRIACI, VA' IN ESILIO</text:p>
          </table:table-cell>
          <table:table-cell office:value-type="string" office:string-value="RITORNATO UN ITALIA NEL 1848 FU TRA I DIFENSORI DI VENEZIA.(NATO A SQUILLACE NEL 1783 - MORTO A TORINO NEL 1855).">
            <text:p>RITORNATO UN ITALIA NEL 1848 FU TRA I DIFENSORI DI VENEZIA.(NATO A SQUILLACE NEL 1783 - MORTO A TORINO NEL 1855).</text:p>
          </table:table-cell>
        </table:table-row>
        <table:table-row>
          <table:table-cell office:value-type="string" office:string-value="092009_000710">
            <text:p>092009_000710</text:p>
          </table:table-cell>
          <table:table-cell office:value-type="string" office:string-value="VIA GIUSEPPE PERETTI">
            <text:p>VIA GIUSEPPE PERETTI</text:p>
          </table:table-cell>
          <table:table-cell office:value-type="string" office:string-value="INNESTO ALLA S.S.131 - Confine Comune SELARGIUS">
            <text:p>INNESTO ALLA S.S.131 - Confine Comune SELARGIUS</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cell office:value-type="string" office:string-value="DOCENTE DI FILOSOFIA UMANA DAL 1948 AL 1975. PRESIDE DELLA FACOLTA' DI MEDICINA. RETTORE DAL 1954 AL 1969. (NATO A CAGLIARI IL 5/12/1904 - MORTO IL 4/1/1976).">
            <text:p>DOCENTE DI FILOSOFIA UMANA DAL 1948 AL 1975. PRESIDE DELLA FACOLTA' DI MEDICINA. RETTORE DAL 1954 AL 1969. (NATO A CAGLIARI IL 5/12/1904 - MORTO IL 4/1/1976).</text:p>
          </table:table-cell>
        </table:table-row>
        <table:table-row>
          <table:table-cell office:value-type="string" office:string-value="092009_000711">
            <text:p>092009_000711</text:p>
          </table:table-cell>
          <table:table-cell office:value-type="string" office:string-value="VIA DELLE PERGOLE">
            <text:p>VIA DELLE PERGOLE</text:p>
          </table:table-cell>
          <table:table-cell office:value-type="string" office:string-value="VIA DEI VIGNETI - VIA DEI TRALCI">
            <text:p>VIA DEI VIGNETI - VIA DEI TRALCI</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PECIE DI IMPALCATURA, FORMATA DA TRAVERSINE ORIZZONTALI CHE SI APPOGGIANO A PALI DI LEGNO, DESTINATA A SOSTENERE VITI O ALTRE PIANTE RAMPICANTI.">
            <text:p>SPECIE DI IMPALCATURA, FORMATA DA TRAVERSINE ORIZZONTALI CHE SI APPOGGIANO A PALI DI LEGNO, DESTINATA A SOSTENERE VITI O ALTRE PIANTE RAMPICANTI.</text:p>
          </table:table-cell>
        </table:table-row>
        <table:table-row>
          <table:table-cell office:value-type="string" office:string-value="092009_000712">
            <text:p>092009_000712</text:p>
          </table:table-cell>
          <table:table-cell office:value-type="string" office:string-value="VIA GIOVANNI BATTISTA PERGOLESI">
            <text:p>VIA GIOVANNI BATTISTA PERGOLESI</text:p>
          </table:table-cell>
          <table:table-cell office:value-type="string" office:string-value="VIA SAN BENEDETTO - VIA PALESTRINA">
            <text:p>VIA SAN BENEDETTO - VIA PALESTRINA</text:p>
          </table:table-cell>
          <table:table-cell office:value-type="string" office:string-value="" table:number-columns-repeated="3"/>
          <table:table-cell office:value-type="string" office:string-value="COMPOSITORE ITALIANO.FU UNO DEI MASSIMI ESPONENTI DELLA MUSICA LIRICA NAPOLETANA.LE SUE ELEGANTI MELODIE HANNO ESERCITATO UNA COSTANTE INFLUENZA SUI COMPOSITORI STRANIERI DELLA SECONDA META' DEL XVIII SECOLO.SCRISSE MUSICA SACRA, VOCALE-STRUMENTALE, TEATRALE E STRUMENTALE.OPERE PRINCIPALI: LA SERVA PADRONA, LO STABAT MATER, L'INTERMEZZO.LA SERVA PADRONA DEL 1733, A PARIGI, IN SEGUITO ALLA RAPPRESENTAZIONE DEL 1752, PROVOCO' LA GUERRA DEI BUFFONI.(NATO A IESI ANCONA NEL 1710 - MORTO A POZZUOLI NEL 1736).">
            <text:p>COMPOSITORE ITALIANO.FU UNO DEI MASSIMI ESPONENTI DELLA MUSICA LIRICA NAPOLETANA.LE SUE ELEGANTI MELODIE HANNO ESERCITATO UNA COSTANTE INFLUENZA SUI COMPOSITORI STRANIERI DELLA SECONDA META' DEL XVIII SECOLO.SCRISSE MUSICA SACRA, VOCALE-STRUMENTALE, TEATRALE E STRUMENTALE.OPERE PRINCIPALI: LA SERVA PADRONA, LO STABAT MATER, L'INTERMEZZO.LA SERVA PADRONA DEL 1733, A PARIGI, IN SEGUITO ALLA RAPPRESENTAZIONE DEL 1752, PROVOCO' LA GUERRA DEI BUFFONI.(NATO A IESI ANCONA NEL 1710 - MORTO A POZZUOLI NEL 1736).</text:p>
          </table:table-cell>
        </table:table-row>
        <table:table-row>
          <table:table-cell office:value-type="string" office:string-value="092009_000713">
            <text:p>092009_000713</text:p>
          </table:table-cell>
          <table:table-cell office:value-type="string" office:string-value="VIA LORENZO PEROSI">
            <text:p>VIA LORENZO PEROSI</text:p>
          </table:table-cell>
          <table:table-cell office:value-type="string" office:string-value="VIA MASCAGNI - VIA MONTEVERDI">
            <text:p>VIA MASCAGNI - VIA MONTEVERD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ECCLESIASTICO E INSIGNE COMPOSITORE DI MUSICA SACRA. ORDINATO SACERDOTE NEL 1895, DIVENTA POCHI ANNI DOPO DIRETTORE DELLA CAPPELLA SISTINA. A LUI SI DEVE LA RINASCITA DELLA MUSICA ORATORIALE. OPERE PRINCIPALI TRA GLI ORATORI: LA RESURREZIONE DI CRISTO DEL 1898">
            <text:p>ECCLESIASTICO E INSIGNE COMPOSITORE DI MUSICA SACRA. ORDINATO SACERDOTE NEL 1895, DIVENTA POCHI ANNI DOPO DIRETTORE DELLA CAPPELLA SISTINA. A LUI SI DEVE LA RINASCITA DELLA MUSICA ORATORIALE. OPERE PRINCIPALI TRA GLI ORATORI: LA RESURREZIONE DI CRISTO DEL 1898</text:p>
          </table:table-cell>
          <table:table-cell office:value-type="string" office:string-value=" LA STRAGE DEGLI INNOCENTI DEL 1900">
            <text:p> LA STRAGE DEGLI INNOCENTI DEL 1900</text:p>
          </table:table-cell>
          <table:table-cell office:value-type="string" office:string-value=" MOSE' DEL 1901">
            <text:p> MOSE' DEL 1901</text:p>
          </table:table-cell>
          <table:table-cell office:value-type="string" office:string-value=" IL GIUDIZIO UNIVERSALE DEL1904. SCRISSE CIRCA 50 MESSE, TRA CUI LA MESSA PER LA CANONIZZAZIONE DI DON BOSCO NEL 1929. (NATO A TORTONA NEL 1872 - MORTO A ROMA NEL 1956)">
            <text:p> IL GIUDIZIO UNIVERSALE DEL1904. SCRISSE CIRCA 50 MESSE, TRA CUI LA MESSA PER LA CANONIZZAZIONE DI DON BOSCO NEL 1929. (NATO A TORTONA NEL 1872 - MORTO A ROMA NEL 1956)</text:p>
          </table:table-cell>
        </table:table-row>
        <table:table-row>
          <table:table-cell office:value-type="string" office:string-value="092009_000714">
            <text:p>092009_000714</text:p>
          </table:table-cell>
          <table:table-cell office:value-type="string" office:string-value="VIA PERTUSOLA">
            <text:p>VIA PERTUSOLA</text:p>
          </table:table-cell>
          <table:table-cell office:value-type="string" office:string-value="VIA IS MIRRIONIS - VIA MEILOGU">
            <text:p>VIA IS MIRRIONIS - VIA MEILOGU</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715">
            <text:p>092009_000715</text:p>
          </table:table-cell>
          <table:table-cell office:value-type="string" office:string-value="VIA PERUGIA">
            <text:p>VIA PERUGIA</text:p>
          </table:table-cell>
          <table:table-cell office:value-type="string" office:string-value="VIA MILANO - VIA RAVENNA">
            <text:p>VIA MILANO - VIA RAVENNA</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ITTA' D'ITALIA, CAPOLUOGO DI PROVINCIA. REGIONE UMBIA.">
            <text:p>CITTA' D'ITALIA, CAPOLUOGO DI PROVINCIA. REGIONE UMBIA.</text:p>
          </table:table-cell>
        </table:table-row>
        <table:table-row>
          <table:table-cell office:value-type="string" office:string-value="092009_000716">
            <text:p>092009_000716</text:p>
          </table:table-cell>
          <table:table-cell office:value-type="string" office:string-value="VIA IL PERUGINO">
            <text:p>VIA IL PERUGINO</text:p>
          </table:table-cell>
          <table:table-cell office:value-type="string" office:string-value="PIAZZA DELLE MUSE - (chiuso)">
            <text:p>PIAZZA DELLE MUSE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INSIGNE PITTORE. (NATO NEL 1446 - MORTO NEL 1523).">
            <text:p>INSIGNE PITTORE. (NATO NEL 1446 - MORTO NEL 1523).</text:p>
          </table:table-cell>
        </table:table-row>
        <table:table-row>
          <table:table-cell office:value-type="string" office:string-value="092009_000717">
            <text:p>092009_000717</text:p>
          </table:table-cell>
          <table:table-cell office:value-type="string" office:string-value="VIA PESARO">
            <text:p>VIA PESARO</text:p>
          </table:table-cell>
          <table:table-cell office:value-type="string" office:string-value="VIA VENEZIA - VIA CORSICA">
            <text:p>VIA VENEZIA - VIA CORSIC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GIA' VICO II VENEZIA. CITTA' D'ITALIA, CAPOLUOGO DELLA PROVINCIA OMONIMA - REGIONE MARCHE.">
            <text:p>GIA' VICO II VENEZIA. CITTA' D'ITALIA, CAPOLUOGO DELLA PROVINCIA OMONIMA - REGIONE MARCHE.</text:p>
          </table:table-cell>
        </table:table-row>
        <table:table-row>
          <table:table-cell office:value-type="string" office:string-value="092009_000718">
            <text:p>092009_000718</text:p>
          </table:table-cell>
          <table:table-cell office:value-type="string" office:string-value="VIA PESCHIERA">
            <text:p>VIA PESCHIERA</text:p>
          </table:table-cell>
          <table:table-cell office:value-type="string" office:string-value="VIA GOITO - VIA CASTELFIDARDO">
            <text:p>VIA GOITO - VIA CASTELFIDARDO</text:p>
          </table:table-cell>
          <table:table-cell office:value-type="string" office:string-value="" table:number-columns-repeated="3"/>
          <table:table-cell office:value-type="string" office:string-value="COMUNE DEL VENETO IN PROVINCIA DI VERONA, SUL LAGO DI GARDA.CONOSCIUTA SIN DAI TEMPI DEI ROMANI (ARILICA) . CITTADELLA FORTIFICATA DIVIENE, NEL XIX SECOLO, UNA DELLA QUATTRO PIAZZEFORTI DEL QUADRILATERO AUSTRIACO. DURANTE LA PRIMA GUERRA D'INDIPENDENZA FU CONQUISTATA DAI PIEMONTESI NEL 1848.">
            <text:p>COMUNE DEL VENETO IN PROVINCIA DI VERONA, SUL LAGO DI GARDA.CONOSCIUTA SIN DAI TEMPI DEI ROMANI (ARILICA) . CITTADELLA FORTIFICATA DIVIENE, NEL XIX SECOLO, UNA DELLA QUATTRO PIAZZEFORTI DEL QUADRILATERO AUSTRIACO. DURANTE LA PRIMA GUERRA D'INDIPENDENZA FU CONQUISTATA DAI PIEMONTESI NEL 1848.</text:p>
          </table:table-cell>
        </table:table-row>
        <table:table-row>
          <table:table-cell office:value-type="string" office:string-value="092009_000719">
            <text:p>092009_000719</text:p>
          </table:table-cell>
          <table:table-cell office:value-type="string" office:string-value="VIA EMANUELE PESSAGNO">
            <text:p>VIA EMANUELE PESSAGNO</text:p>
          </table:table-cell>
          <table:table-cell office:value-type="string" office:string-value="ASSE MEDIANO - PIAZZA EFISIO PUDDU">
            <text:p>ASSE MEDIANO - PIAZZA EFISIO PUDDU</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NAVIGATORE.">
            <text:p>NAVIGATORE.</text:p>
          </table:table-cell>
        </table:table-row>
        <table:table-row>
          <table:table-cell office:value-type="string" office:string-value="092009_000720">
            <text:p>092009_000720</text:p>
          </table:table-cell>
          <table:table-cell office:value-type="string" office:string-value="VIA ENRICO PESSINA">
            <text:p>VIA ENRICO PESSINA</text:p>
          </table:table-cell>
          <table:table-cell office:value-type="string" office:string-value="PIAZZA REPUBBLICA - PIAZZA MAXIA">
            <text:p>PIAZZA REPUBBLICA - PIAZZA MAXIA</text:p>
          </table:table-cell>
          <table:table-cell office:value-type="string" office:string-value="" table:number-columns-repeated="3"/>
          <table:table-cell office:value-type="string" office:string-value="PATRIOTA NAPOLETANO, GIURISTA, PENALISTA.ESPONENTE DELLA SCUOLA CLASSICA DI DIRITTO,MINISTRO DI GRAZIA E GIUSTIZIA NEL 1885.OPERE: ELEMENTI DI DIRITTO PENALE, IL DIRITTO PENALE IN ITALIA DA CESARE BECCARIA ALLA PROMULGAZIONE DEL CODICE.(NATO NEL 1828 - MORTO NEL 1916).">
            <text:p>PATRIOTA NAPOLETANO, GIURISTA, PENALISTA.ESPONENTE DELLA SCUOLA CLASSICA DI DIRITTO,MINISTRO DI GRAZIA E GIUSTIZIA NEL 1885.OPERE: ELEMENTI DI DIRITTO PENALE, IL DIRITTO PENALE IN ITALIA DA CESARE BECCARIA ALLA PROMULGAZIONE DEL CODICE.(NATO NEL 1828 - MORTO NEL 1916).</text:p>
          </table:table-cell>
        </table:table-row>
        <table:table-row>
          <table:table-cell office:value-type="string" office:string-value="092009_000721">
            <text:p>092009_000721</text:p>
          </table:table-cell>
          <table:table-cell office:value-type="string" office:string-value="VIA FRANCESCO PETRARCA">
            <text:p>VIA FRANCESCO PETRARCA</text:p>
          </table:table-cell>
          <table:table-cell office:value-type="string" office:string-value="VIA SAN BENEDETTO - VIA DANTE">
            <text:p>VIA SAN BENEDETTO - VIA DANTE</text:p>
          </table:table-cell>
          <table:table-cell office:value-type="string" office:string-value="" table:number-columns-repeated="3"/>
          <table:table-cell office:value-type="string" office:string-value="POETA. (N. AREZZO 1304 + ARQUA' 1374).">
            <text:p>POETA. (N. AREZZO 1304 + ARQUA' 1374).</text:p>
          </table:table-cell>
        </table:table-row>
        <table:table-row>
          <table:table-cell office:value-type="string" office:string-value="092009_000722">
            <text:p>092009_000722</text:p>
          </table:table-cell>
          <table:table-cell office:value-type="string" office:string-value="VIA PIAVE">
            <text:p>VIA PIAVE</text:p>
          </table:table-cell>
          <table:table-cell office:value-type="string" office:string-value="VIALE S. AVENDRACE - VIA SANTA GILLA">
            <text:p>VIALE S. AVENDRACE - VIA SANTA GIL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GIA' VIA MILITE IGNOTO. FIUME DEL VENET0, LUNGO 222 Km. NASCE DALLE ALPI CARNICHE, BAGNA IL CADORE, LA VAL BELLUNA E INFINE LA PIANURA PADANA. SFOCIA NELL'ADRIATICO PRESSO CORTELAZZO.NELLA PRIMA GUERRA MONDIALE: FRONTE DI RESISTENZA DELL'ESERCITO ITALIANO, CHE LO VARCO' ALLA FINE DI OTTOBRE DEL 1918 PER L'OFFENSIVA FINALE.">
            <text:p>GIA' VIA MILITE IGNOTO. FIUME DEL VENET0, LUNGO 222 Km. NASCE DALLE ALPI CARNICHE, BAGNA IL CADORE, LA VAL BELLUNA E INFINE LA PIANURA PADANA. SFOCIA NELL'ADRIATICO PRESSO CORTELAZZO.NELLA PRIMA GUERRA MONDIALE: FRONTE DI RESISTENZA DELL'ESERCITO ITALIANO, CHE LO VARCO' ALLA FINE DI OTTOBRE DEL 1918 PER L'OFFENSIVA FINALE.</text:p>
          </table:table-cell>
        </table:table-row>
        <table:table-row>
          <table:table-cell office:value-type="string" office:string-value="092009_000723">
            <text:p>092009_000723</text:p>
          </table:table-cell>
          <table:table-cell office:value-type="string" office:string-value="VIA ANTONIO GIOVANNI PICCIONI">
            <text:p>VIA ANTONIO GIOVANNI PICCIONI</text:p>
          </table:table-cell>
          <table:table-cell office:value-type="string" office:string-value="PIAZZA SAN GIACOMO - VIA SAN GIOVANNI">
            <text:p>PIAZZA SAN GIACOMO - VIA SAN GIOVANNI</text:p>
          </table:table-cell>
          <table:table-cell office:value-type="float" office:value="251">
            <text:p>251</text:p>
          </table:table-cell>
          <table:table-cell office:value-type="date" office:date-value="1926-10-12">
            <text:p>10/12/26</text:p>
          </table:table-cell>
          <table:table-cell office:value-type="string" office:string-value="C.P.">
            <text:p>C.P.</text:p>
          </table:table-cell>
          <table:table-cell office:value-type="string" office:string-value="GIA' VIA PIXIONIS. CONSIGLIERE DELLA CITTA' DI CAGLIARI NEL XVI SEC.">
            <text:p>GIA' VIA PIXIONIS. CONSIGLIERE DELLA CITTA' DI CAGLIARI NEL XVI SEC.</text:p>
          </table:table-cell>
        </table:table-row>
        <table:table-row>
          <table:table-cell office:value-type="string" office:string-value="092009_000724">
            <text:p>092009_000724</text:p>
          </table:table-cell>
          <table:table-cell office:value-type="string" office:string-value="VIA PICENO">
            <text:p>VIA PICENO</text:p>
          </table:table-cell>
          <table:table-cell office:value-type="string" office:string-value="VIA MARCHE - (chiuso)">
            <text:p>VIA MARCHE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CITTA' D'ITALIA - REGIONE MARCHE.">
            <text:p>CITTA' D'ITALIA - REGIONE MARCHE.</text:p>
          </table:table-cell>
        </table:table-row>
        <table:table-row>
          <table:table-cell office:value-type="string" office:string-value="092009_000725">
            <text:p>092009_000725</text:p>
          </table:table-cell>
          <table:table-cell office:value-type="string" office:string-value="VIA PIEMONTE">
            <text:p>VIA PIEMONTE</text:p>
          </table:table-cell>
          <table:table-cell office:value-type="string" office:string-value="PIAZZA KENNEDY - VIA DALMAZIA">
            <text:p>PIAZZA KENNEDY - VIA DALMAZI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ITALIANA.">
            <text:p>REGIONE ITALIANA.</text:p>
          </table:table-cell>
        </table:table-row>
        <table:table-row>
          <table:table-cell office:value-type="string" office:string-value="092009_000726">
            <text:p>092009_000726</text:p>
          </table:table-cell>
          <table:table-cell office:value-type="string" office:string-value="VIA PIERLUIGI DA PALESTRINA">
            <text:p>VIA PIERLUIGI DA PALESTRINA</text:p>
          </table:table-cell>
          <table:table-cell office:value-type="string" office:string-value="LARGO GENNARI - VIA GENNERUXI">
            <text:p>LARGO GENNARI - VIA GENNERUXI</text:p>
          </table:table-cell>
          <table:table-cell office:value-type="string" office:string-value="" table:number-columns-repeated="3"/>
          <table:table-cell office:value-type="string" office:string-value="MUSICISTA, COMPOSITORE. (NATO A PALESTRINA NEL 1526 - MORTO NEL 1594).">
            <text:p>MUSICISTA, COMPOSITORE. (NATO A PALESTRINA NEL 1526 - MORTO NEL 1594).</text:p>
          </table:table-cell>
        </table:table-row>
        <table:table-row>
          <table:table-cell office:value-type="string" office:string-value="092009_000727">
            <text:p>092009_000727</text:p>
          </table:table-cell>
          <table:table-cell office:value-type="string" office:string-value="VIA PIERO DELLA FRANCESCA">
            <text:p>VIA PIERO DELLA FRANCESCA</text:p>
          </table:table-cell>
          <table:table-cell office:value-type="string" office:string-value="VIA GIOTTO - VIA CRESPELLANI">
            <text:p>VIA GIOTTO - VIA CRESPELLA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PSEUDONIMO DI PIERO FRANCESCHI, PITTORE TOSCANO DEL XV SECOLO.FU UNO DEI MAGGIORI ARTISTI DEL RINASCIMENTO">
            <text:p>PSEUDONIMO DI PIERO FRANCESCHI, PITTORE TOSCANO DEL XV SECOLO.FU UNO DEI MAGGIORI ARTISTI DEL RINASCIMENTO</text:p>
          </table:table-cell>
          <table:table-cell office:value-type="string" office:string-value=" ALLIEVO DI DOMENICO VENEZIANO.(NATO A BORGO SAN SEPOLCRO (AREZZO) NEL 1420 - MORTO NEL 1492)">
            <text:p> ALLIEVO DI DOMENICO VENEZIANO.(NATO A BORGO SAN SEPOLCRO (AREZZO) NEL 1420 - MORTO NEL 1492)</text:p>
          </table:table-cell>
        </table:table-row>
        <table:table-row>
          <table:table-cell office:value-type="string" office:string-value="092009_000728">
            <text:p>092009_000728</text:p>
          </table:table-cell>
          <table:table-cell office:value-type="string" office:string-value="PIAZZA ANTONIO PIGAFETTA">
            <text:p>PIAZZA ANTONIO PIGAFETTA</text:p>
          </table:table-cell>
          <table:table-cell office:value-type="string" office:string-value="PIAZZA CASATI - VIA SCHIAVAZZI">
            <text:p>PIAZZA CASATI - VIA SCHIAVAZZI</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NAVIGATORE ITALIANO XV / XVI SECOLO. PARTECIPO' ALLA SPEDIZIONE DI MAGELLANO, NEL 1519, COME SUO AIUTANTE IN CAMPO. AL SUO RIENTRO IN SPAGNA PRESENTO' UNA RELAZIONE DEL VIAGGIO AI SOVRANI. IN ITALIA PUBBLICO' NEL 1526 IL VIAGGIO FATTO DA GLI SPAGNOLI A TORNO AL MONDO(NATO A VICENZA NEL 1485 - MORTO NEL 1534)">
            <text:p>NAVIGATORE ITALIANO XV / XVI SECOLO. PARTECIPO' ALLA SPEDIZIONE DI MAGELLANO, NEL 1519, COME SUO AIUTANTE IN CAMPO. AL SUO RIENTRO IN SPAGNA PRESENTO' UNA RELAZIONE DEL VIAGGIO AI SOVRANI. IN ITALIA PUBBLICO' NEL 1526 IL VIAGGIO FATTO DA GLI SPAGNOLI A TORNO AL MONDO(NATO A VICENZA NEL 1485 - MORTO NEL 1534)</text:p>
          </table:table-cell>
        </table:table-row>
        <table:table-row>
          <table:table-cell office:value-type="string" office:string-value="092009_000729">
            <text:p>092009_000729</text:p>
          </table:table-cell>
          <table:table-cell office:value-type="string" office:string-value="VIA DELLA PINETA">
            <text:p>VIA DELLA PINETA</text:p>
          </table:table-cell>
          <table:table-cell office:value-type="string" office:string-value="PIAZZA MAXIA - VIALE ARMANDO DIAZ">
            <text:p>PIAZZA MAXIA - VIALE ARMANDO DIAZ</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STRADA CHE CONDUCE ALLA PINETA DEL MONTE URPINU.">
            <text:p>STRADA CHE CONDUCE ALLA PINETA DEL MONTE URPINU.</text:p>
          </table:table-cell>
        </table:table-row>
        <table:table-row>
          <table:table-cell office:value-type="string" office:string-value="092009_000730">
            <text:p>092009_000730</text:p>
          </table:table-cell>
          <table:table-cell office:value-type="string" office:string-value="VIA GIAIME PINTOR">
            <text:p>VIA GIAIME PINTOR</text:p>
          </table:table-cell>
          <table:table-cell office:value-type="string" office:string-value="VIA ETTORE PAIS - VIA SANTA ALENIXEDDA">
            <text:p>VIA ETTORE PAIS - VIA SANTA ALENIXEDD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ETTERATO E UOMO DI CULTURA, PATRIOTA E PARTIGAIANO. ( MORTO A CASTELNUOVO AL VOLTURNO IL 1/12/1943).">
            <text:p>LETTERATO E UOMO DI CULTURA, PATRIOTA E PARTIGAIANO. ( MORTO A CASTELNUOVO AL VOLTURNO IL 1/12/1943).</text:p>
          </table:table-cell>
        </table:table-row>
        <table:table-row>
          <table:table-cell office:value-type="string" office:string-value="092009_000731">
            <text:p>092009_000731</text:p>
          </table:table-cell>
          <table:table-cell office:value-type="string" office:string-value="VIA MONSIGNORE ERNESTO MARIA PIOVELLA">
            <text:p>VIA MONSIGNORE ERNESTO MARIA PIOVELLA</text:p>
          </table:table-cell>
          <table:table-cell office:value-type="string" office:string-value="PIAZZA DE ESQUIVEL - VIA SERBARIU">
            <text:p>PIAZZA DE ESQUIVEL - VIA SERBARIU</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ARCIVESCOVO DI CAGLIARI.(NATO A MILANO IL 29/10/1867 - MORTO A CAGLIARI IL 18/2/1949).">
            <text:p>ARCIVESCOVO DI CAGLIARI.(NATO A MILANO IL 29/10/1867 - MORTO A CAGLIARI IL 18/2/1949).</text:p>
          </table:table-cell>
        </table:table-row>
        <table:table-row>
          <table:table-cell office:value-type="string" office:string-value="092009_000732">
            <text:p>092009_000732</text:p>
          </table:table-cell>
          <table:table-cell office:value-type="string" office:string-value="VIA AGOSTINO PIPIA">
            <text:p>VIA AGOSTINO PIPIA</text:p>
          </table:table-cell>
          <table:table-cell office:value-type="string" office:string-value="VIA CADELLO - VIA PARRAGUES">
            <text:p>VIA CADELLO - VIA PARRAGUES</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DOMENICANO, VESCOVO E CARDINALE A OSIMO.(NATO A SENEGHE FINE SEC. XVII - MORTO A ROMA IL 21/11/1730).">
            <text:p>DOMENICANO, VESCOVO E CARDINALE A OSIMO.(NATO A SENEGHE FINE SEC. XVII - MORTO A ROMA IL 21/11/1730).</text:p>
          </table:table-cell>
        </table:table-row>
        <table:table-row>
          <table:table-cell office:value-type="string" office:string-value="092009_000733">
            <text:p>092009_000733</text:p>
          </table:table-cell>
          <table:table-cell office:value-type="string" office:string-value="VIA CARLO PISACANE">
            <text:p>VIA CARLO PISACANE</text:p>
          </table:table-cell>
          <table:table-cell office:value-type="string" office:string-value="VIA MORELLI - VIA CAIROLI">
            <text:p>VIA MORELLI - VIA CAIRO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IOTA NAPOLETANO. SEGUACE DI MAZZINI, MA SU POSIZIONI PIU' RIVOLUZIONARIE. TENTA UNA INSURREZIONE NEL REGNO DELLE DUE SICILIE, MA PER IL MANCATO COORDINAMENTO CON I GRUPPI RIVOLUZIONARI DEL LUOGO, L'IMPRESA FALLISCE. FERITO DAI SOLDATI BORBONICI, PER NON CADERE PRIGIONIERO, SI UCCIDE.SCRISSE UN SAGGIO SULLA RIVOLUZIONE.(NATO A NAPOLI NEL 1818 - MORTO A SANSA (SALERNO) NEL 1857).">
            <text:p>PATRIOTA NAPOLETANO. SEGUACE DI MAZZINI, MA SU POSIZIONI PIU' RIVOLUZIONARIE. TENTA UNA INSURREZIONE NEL REGNO DELLE DUE SICILIE, MA PER IL MANCATO COORDINAMENTO CON I GRUPPI RIVOLUZIONARI DEL LUOGO, L'IMPRESA FALLISCE. FERITO DAI SOLDATI BORBONICI, PER NON CADERE PRIGIONIERO, SI UCCIDE.SCRISSE UN SAGGIO SULLA RIVOLUZIONE.(NATO A NAPOLI NEL 1818 - MORTO A SANSA (SALERNO) NEL 1857).</text:p>
          </table:table-cell>
        </table:table-row>
        <table:table-row>
          <table:table-cell office:value-type="string" office:string-value="092009_000734">
            <text:p>092009_000734</text:p>
          </table:table-cell>
          <table:table-cell office:value-type="string" office:string-value="VIA DEI PISANI">
            <text:p>VIA DEI PISANI</text:p>
          </table:table-cell>
          <table:table-cell office:value-type="string" office:string-value="VIALE REGINA MARGHERITA - VIA COLLEGIO">
            <text:p>VIALE REGINA MARGHERITA - VIA COLLEGI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SANT'EULALIA.DENOMINAZIONE TRADIZIONALE">
            <text:p>GIA' VIA SANT'EULALIA.DENOMINAZIONE TRADIZIONALE</text:p>
          </table:table-cell>
          <table:table-cell office:value-type="string" office:string-value=" DEDICATA AI PISANI CHE SVOLGEVANO IL COMMERCIO IN QUELLA VIA.">
            <text:p> DEDICATA AI PISANI CHE SVOLGEVANO IL COMMERCIO IN QUELLA VIA.</text:p>
          </table:table-cell>
        </table:table-row>
        <table:table-row>
          <table:table-cell office:value-type="string" office:string-value="092009_000735">
            <text:p>092009_000735</text:p>
          </table:table-cell>
          <table:table-cell office:value-type="string" office:string-value="PIAZZA PITAGORA">
            <text:p>PIAZZA PITAGORA</text:p>
          </table:table-cell>
          <table:table-cell office:value-type="string" office:string-value="VIA ARCHIMEDE - VIA RUFFINI">
            <text:p>VIA ARCHIMEDE - VIA RUFFIN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LOSOFO E MATEMATICO GRECO DEL VI SECOLO a.C. ENUNCIO' LA TAVOLA OMONIMA, LE PRIME LEGGI DELL'ACUSTICA, LE CONCEZIONI SULLA SFERICITA' ED I MOVIMENTI DELLA TERRA. (NATO A SAMO NEL 570 a.C. - MORTO NEL 497 a.C.)">
            <text:p>FILOSOFO E MATEMATICO GRECO DEL VI SECOLO a.C. ENUNCIO' LA TAVOLA OMONIMA, LE PRIME LEGGI DELL'ACUSTICA, LE CONCEZIONI SULLA SFERICITA' ED I MOVIMENTI DELLA TERRA. (NATO A SAMO NEL 570 a.C. - MORTO NEL 497 a.C.)</text:p>
          </table:table-cell>
        </table:table-row>
        <table:table-row>
          <table:table-cell office:value-type="string" office:string-value="092009_000736">
            <text:p>092009_000736</text:p>
          </table:table-cell>
          <table:table-cell office:value-type="string" office:string-value="VIA GEROLAMO PITZOLO">
            <text:p>VIA GEROLAMO PITZOLO</text:p>
          </table:table-cell>
          <table:table-cell office:value-type="string" office:string-value="VIA FARINA - VIA TOLA">
            <text:p>VIA FARINA - VIA TO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GIURISTA. (NATO A CAGLIARI NEL SEC. XVIII - MORTO A CAGLIARI NEL 1796).">
            <text:p>GIURISTA. (NATO A CAGLIARI NEL SEC. XVIII - MORTO A CAGLIARI NEL 1796).</text:p>
          </table:table-cell>
        </table:table-row>
        <table:table-row>
          <table:table-cell office:value-type="string" office:string-value="092009_000737">
            <text:p>092009_000737</text:p>
          </table:table-cell>
          <table:table-cell office:value-type="string" office:string-value="VIA DEL PLATANO">
            <text:p>VIA DEL PLATANO</text:p>
          </table:table-cell>
          <table:table-cell office:value-type="string" office:string-value="VIA G. BIASI - VIA MATES">
            <text:p>VIA G. BIASI - VIA MATES</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GENERE DI PIANTA DELLA FAMIGLIA PLATANACEE, TRA CUI PLATANUS ORIENTALIS, ALBERO ALTO 25/50 METRI, A FOGLIE PALMATE DIVISE IN CINQUE LOBI, FIORI PICCOLI VERDASTRI, CORTECCIA BIANCASTRA, COLTIVATO A SCOPO ORNAMENTALE. (LONGEVITA' DA 500 A 2000 ANNI.)">
            <text:p>GENERE DI PIANTA DELLA FAMIGLIA PLATANACEE, TRA CUI PLATANUS ORIENTALIS, ALBERO ALTO 25/50 METRI, A FOGLIE PALMATE DIVISE IN CINQUE LOBI, FIORI PICCOLI VERDASTRI, CORTECCIA BIANCASTRA, COLTIVATO A SCOPO ORNAMENTALE. (LONGEVITA' DA 500 A 2000 ANNI.)</text:p>
          </table:table-cell>
        </table:table-row>
        <table:table-row>
          <table:table-cell office:value-type="string" office:string-value="092009_000738">
            <text:p>092009_000738</text:p>
          </table:table-cell>
          <table:table-cell office:value-type="string" office:string-value="VIA PLATONE">
            <text:p>VIA PLATONE</text:p>
          </table:table-cell>
          <table:table-cell office:value-type="string" office:string-value="VIA SU PLANU - VIA STAMIRA">
            <text:p>VIA SU PLANU - VIA STAMIRA</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FILOSOFO GRECO.( NATO NEL 429 A.C. - MORTO NEL 347 A.C.).">
            <text:p>FILOSOFO GRECO.( NATO NEL 429 A.C. - MORTO NEL 347 A.C.).</text:p>
          </table:table-cell>
        </table:table-row>
        <table:table-row>
          <table:table-cell office:value-type="string" office:string-value="092009_000739">
            <text:p>092009_000739</text:p>
          </table:table-cell>
          <table:table-cell office:value-type="string" office:string-value="VIA PO">
            <text:p>VIA PO</text:p>
          </table:table-cell>
          <table:table-cell office:value-type="string" office:string-value="VIALE S. AVENDRACE - VIA SANTA GILLA">
            <text:p>VIALE S. AVENDRACE - VIA SANTA GIL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L'ANTICO PADUS) - MAGGIORE FIUME D'ITALIA, LUNGO 672 Km.NASCE IN PIEMONTE DAL PIANO DEL RE, NEL VERSANTE OCCIDENTALE DEL MONVISO, LA PIU' ALTA VETTA DELLE ALPI COZIE, A 2040 m. SUL LIVELLO DEL MARE.SCORRE DA OVEST AD EST E BAGNA LA PIANURA PADANA, A VALLE DI TORINO, L'UNICA GRANDE CITTA' ATTRAVERSATA PRIMA DI SFOCIARE CON UN GRANDE DELTA, NELL'ADRIATICO. E' NAVIGABILE DAL DELTA FINO ALL'ALTEZZA DI PAVIA.">
            <text:p>(L'ANTICO PADUS) - MAGGIORE FIUME D'ITALIA, LUNGO 672 Km.NASCE IN PIEMONTE DAL PIANO DEL RE, NEL VERSANTE OCCIDENTALE DEL MONVISO, LA PIU' ALTA VETTA DELLE ALPI COZIE, A 2040 m. SUL LIVELLO DEL MARE.SCORRE DA OVEST AD EST E BAGNA LA PIANURA PADANA, A VALLE DI TORINO, L'UNICA GRANDE CITTA' ATTRAVERSATA PRIMA DI SFOCIARE CON UN GRANDE DELTA, NELL'ADRIATICO. E' NAVIGABILE DAL DELTA FINO ALL'ALTEZZA DI PAVIA.</text:p>
          </table:table-cell>
        </table:table-row>
        <table:table-row>
          <table:table-cell office:value-type="string" office:string-value="092009_000740">
            <text:p>092009_000740</text:p>
          </table:table-cell>
          <table:table-cell office:value-type="string" office:string-value="VIA PODGORA">
            <text:p>VIA PODGORA</text:p>
          </table:table-cell>
          <table:table-cell office:value-type="string" office:string-value="VIA PREMUDA - VIA BOSCO CAPPUCCIO">
            <text:p>VIA PREMUDA - VIA BOSCO CAPPUCCIO</text:p>
          </table:table-cell>
          <table:table-cell office:value-type="float" office:value="1149">
            <text:p>1149</text:p>
          </table:table-cell>
          <table:table-cell office:value-type="string" office:string-value="21/02/1964">
            <text:p>21/02/1964</text:p>
          </table:table-cell>
          <table:table-cell office:value-type="string" office:string-value="G.C.">
            <text:p>G.C.</text:p>
          </table:table-cell>
          <table:table-cell office:value-type="string" office:string-value="COMUNE IN PROVINCIA DI GORIZIA.LUOGO DI BATTAGLIA DELLA GUERRA 1915/18.">
            <text:p>COMUNE IN PROVINCIA DI GORIZIA.LUOGO DI BATTAGLIA DELLA GUERRA 1915/18.</text:p>
          </table:table-cell>
        </table:table-row>
        <table:table-row>
          <table:table-cell office:value-type="string" office:string-value="092009_000741">
            <text:p>092009_000741</text:p>
          </table:table-cell>
          <table:table-cell office:value-type="string" office:string-value="VIA ALESSANDRO POERIO">
            <text:p>VIA ALESSANDRO POERIO</text:p>
          </table:table-cell>
          <table:table-cell office:value-type="string" office:string-value="VIA MARONCELLI - VIA RANDACCIO GIOVANNI">
            <text:p>VIA MARONCELLI - VIA RANDACCIO GIOVANN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IOTA, LETTERATO E POETA.FU ESILIATO PER AVER PRESO PARTE ALL' INSURREZIONE ARMATA NAPOLETANA DEL 1821, FERITO A MORTE DALLE TRUPPE AUSTRIACHE NEL CORSO DELLA DIFESA DELLA REPUBBLICA DI VENEZIA NEL 1848.OPERE: POESIE PUBBLICATE POSTUME NEL 1852.(NATO A NAPOLI NEL 1802 - MORTO A VENEZIA NEL 1848).">
            <text:p>PATRIOTA, LETTERATO E POETA.FU ESILIATO PER AVER PRESO PARTE ALL' INSURREZIONE ARMATA NAPOLETANA DEL 1821, FERITO A MORTE DALLE TRUPPE AUSTRIACHE NEL CORSO DELLA DIFESA DELLA REPUBBLICA DI VENEZIA NEL 1848.OPERE: POESIE PUBBLICATE POSTUME NEL 1852.(NATO A NAPOLI NEL 1802 - MORTO A VENEZIA NEL 1848).</text:p>
          </table:table-cell>
        </table:table-row>
        <table:table-row>
          <table:table-cell office:value-type="string" office:string-value="092009_000742">
            <text:p>092009_000742</text:p>
          </table:table-cell>
          <table:table-cell office:value-type="string" office:string-value="VIALE POETTO">
            <text:p>VIALE POETTO</text:p>
          </table:table-cell>
          <table:table-cell office:value-type="string" office:string-value="VIA S. BARTOLOMEO - OSPEDALE MARINO">
            <text:p>VIA S. BARTOLOMEO - OSPEDALE MARINO</text:p>
          </table:table-cell>
          <table:table-cell office:value-type="string" office:string-value="" table:number-columns-repeated="3"/>
          <table:table-cell office:value-type="string" office:string-value="DENOMINAZIONE TRADIZIONALE, LOCALITA' MARINA.">
            <text:p>DENOMINAZIONE TRADIZIONALE, LOCALITA' MARINA.</text:p>
          </table:table-cell>
        </table:table-row>
        <table:table-row>
          <table:table-cell office:value-type="string" office:string-value="092009_000743">
            <text:p>092009_000743</text:p>
          </table:table-cell>
          <table:table-cell office:value-type="string" office:string-value="VIA DEL POGGIO">
            <text:p>VIA DEL POGGIO</text:p>
          </table:table-cell>
          <table:table-cell office:value-type="string" office:string-value="VIA MONTECASSINO - VIA DEL BORGHETTO">
            <text:p>VIA MONTECASSINO - VIA DEL BORGHETT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744">
            <text:p>092009_000744</text:p>
          </table:table-cell>
          <table:table-cell office:value-type="string" office:string-value="VIA POLA">
            <text:p>VIA POLA</text:p>
          </table:table-cell>
          <table:table-cell office:value-type="string" office:string-value="CORSO VITTORIO EMANUELE - VIALE TRIESTE">
            <text:p>CORSO VITTORIO EMANUELE - VIALE TRIESTE</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 L'ANTICA PIETAS JULIA - CITTA' E PORTO, DELLA JUGOSLAVIA (CROAZIA) SULL'ADRIATICO, SULLA COSTA OCCIDENTALE DELLA PENISOLA DELL'ISTRIA, A SUD DI TRIESTE. CAPOLUOGO DELLA PROVINCIA OMONIMA.FU UN CENTRO DELL' ILLIRIA, POI COLONIA ROMANA.NEL 1148 PASSO' SOTTO IL DOMINIO DI VENEZIA">
            <text:p> L'ANTICA PIETAS JULIA - CITTA' E PORTO, DELLA JUGOSLAVIA (CROAZIA) SULL'ADRIATICO, SULLA COSTA OCCIDENTALE DELLA PENISOLA DELL'ISTRIA, A SUD DI TRIESTE. CAPOLUOGO DELLA PROVINCIA OMONIMA.FU UN CENTRO DELL' ILLIRIA, POI COLONIA ROMANA.NEL 1148 PASSO' SOTTO IL DOMINIO DI VENEZIA</text:p>
          </table:table-cell>
          <table:table-cell office:value-type="string" office:string-value=" ANNESSA ALL'AUSTRIA NEL 1814">
            <text:p> ANNESSA ALL'AUSTRIA NEL 1814</text:p>
          </table:table-cell>
          <table:table-cell office:value-type="string" office:string-value=" SI UNI' ALL' ITALIA NEL 1918">
            <text:p> SI UNI' ALL' ITALIA NEL 1918</text:p>
          </table:table-cell>
          <table:table-cell office:value-type="string" office:string-value=" NEL 1946 E' STATA ASSEGNATA ALLA JUGOSLAVIA.">
            <text:p> NEL 1946 E' STATA ASSEGNATA ALLA JUGOSLAVIA.</text:p>
          </table:table-cell>
        </table:table-row>
        <table:table-row>
          <table:table-cell office:value-type="string" office:string-value="092009_000745">
            <text:p>092009_000745</text:p>
          </table:table-cell>
          <table:table-cell office:value-type="string" office:string-value="VIA ANGELO POLIZIANO">
            <text:p>VIA ANGELO POLIZIANO</text:p>
          </table:table-cell>
          <table:table-cell office:value-type="string" office:string-value="VIA TOMMASEO - (chiuso)">
            <text:p>VIA TOMMASEO - (chius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ANGELO AMBROGINI DETTO IL POLIZIANO. POETA.PRECETTORE DEI FIGLI DI LORENZO DE MEDICI. COMPOSE POESIE IN GRECO E IN LATINO: MANTO DEL 1482, RUSTICUS DEL 1483, AMBRA DEL 1485, NUTRICIA DEL 1486, E ALCUNE OPERE IN TOSCANO: STANZE DEL 1478 ( CHE CELEBRANO UNA PRODEZZA DI GIULIANO DE MEDICI) E L'ORFEO DEL 1480, AL QUALE MONTEVERDI SI ISPIRA PER IL SUO ORFEO. (NATO A MONTEPULCIANO NEL 1454 - MORTO A FIRENZE NEL 1494).">
            <text:p>ANGELO AMBROGINI DETTO IL POLIZIANO. POETA.PRECETTORE DEI FIGLI DI LORENZO DE MEDICI. COMPOSE POESIE IN GRECO E IN LATINO: MANTO DEL 1482, RUSTICUS DEL 1483, AMBRA DEL 1485, NUTRICIA DEL 1486, E ALCUNE OPERE IN TOSCANO: STANZE DEL 1478 ( CHE CELEBRANO UNA PRODEZZA DI GIULIANO DE MEDICI) E L'ORFEO DEL 1480, AL QUALE MONTEVERDI SI ISPIRA PER IL SUO ORFEO. (NATO A MONTEPULCIANO NEL 1454 - MORTO A FIRENZE NEL 1494).</text:p>
          </table:table-cell>
        </table:table-row>
        <table:table-row>
          <table:table-cell office:value-type="string" office:string-value="092009_000746">
            <text:p>092009_000746</text:p>
          </table:table-cell>
          <table:table-cell office:value-type="string" office:string-value="VIA DOMENICO POLLINO">
            <text:p>VIA DOMENICO POLLINO</text:p>
          </table:table-cell>
          <table:table-cell office:value-type="string" office:string-value="VIA S.CARLO BORROMEO - VIA ROCCO CAPPELLINO">
            <text:p>VIA S.CARLO BORROMEO - VIA ROCCO CAPPELLIN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PITTORE E MINIATURISTA.">
            <text:p>PITTORE E MINIATURISTA.</text:p>
          </table:table-cell>
        </table:table-row>
        <table:table-row>
          <table:table-cell office:value-type="string" office:string-value="092009_000747">
            <text:p>092009_000747</text:p>
          </table:table-cell>
          <table:table-cell office:value-type="string" office:string-value="PIAZZA MARCO POLO">
            <text:p>PIAZZA MARCO POLO</text:p>
          </table:table-cell>
          <table:table-cell office:value-type="string" office:string-value="VIALE A. DIAZ - VIALE C. COLOMBO">
            <text:p>VIALE A. DIAZ - VIALE C. COLOMB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VIAGGIATORE VENEZIANO. NATO MENTRE SUO PADRE, MERCANTE GIOIELLIERE VENEZIANO E SUO ZIO MATTEO, ERANO IN VIAGGIO IN ASIA CENTRALE">
            <text:p>VIAGGIATORE VENEZIANO. NATO MENTRE SUO PADRE, MERCANTE GIOIELLIERE VENEZIANO E SUO ZIO MATTEO, ERANO IN VIAGGIO IN ASIA CENTRALE</text:p>
          </table:table-cell>
          <table:table-cell office:value-type="string" office:string-value=" PARTE IN LORO COMPAGNIA E RAGGIUNGE LA CINA PASSANDO PER L'ARMENIA, LA PERSIA, IL KHURASAN IL PAMIR, E IL DESERTO DEL GOBBI. NEL 1275 E' RICEVUTO A PECHINO DALL'IMPERATORE GRAN KHAN KUBILAY, CHE LO COLMA DI ONORI E LO INCARICA DI NUMEROSE MISSIONI. SEDICI ANNI DOPO RITORNA IN EUROPA TOCCANDO SUMATRA, LE COSTE MERIDIONALE DELL'ASIA E IL GOLFO PERSICO. FATTO PRIGIONIERO DURANTE UNA GUERRA TRA VENEZIA E GENOVA, DURANTE LA PRIGIONIA, DETTA IN LINGUA FRANCESE ALLO SCRIVANO RUSTICHELLO IL RACCONTO DEI SUOI VIAGGI, LIVRES DES MERVEILLES DU MONDE IL MILIONE. (NATO A VENEZIA 1254 - MORTO A VENEZIA NEL 1324)">
            <text:p> PARTE IN LORO COMPAGNIA E RAGGIUNGE LA CINA PASSANDO PER L'ARMENIA, LA PERSIA, IL KHURASAN IL PAMIR, E IL DESERTO DEL GOBBI. NEL 1275 E' RICEVUTO A PECHINO DALL'IMPERATORE GRAN KHAN KUBILAY, CHE LO COLMA DI ONORI E LO INCARICA DI NUMEROSE MISSIONI. SEDICI ANNI DOPO RITORNA IN EUROPA TOCCANDO SUMATRA, LE COSTE MERIDIONALE DELL'ASIA E IL GOLFO PERSICO. FATTO PRIGIONIERO DURANTE UNA GUERRA TRA VENEZIA E GENOVA, DURANTE LA PRIGIONIA, DETTA IN LINGUA FRANCESE ALLO SCRIVANO RUSTICHELLO IL RACCONTO DEI SUOI VIAGGI, LIVRES DES MERVEILLES DU MONDE IL MILIONE. (NATO A VENEZIA 1254 - MORTO A VENEZIA NEL 1324)</text:p>
          </table:table-cell>
        </table:table-row>
        <table:table-row>
          <table:table-cell office:value-type="string" office:string-value="092009_000748">
            <text:p>092009_000748</text:p>
          </table:table-cell>
          <table:table-cell office:value-type="string" office:string-value="VIA AMILCARE PONCHIELLI">
            <text:p>VIA AMILCARE PONCHIELLI</text:p>
          </table:table-cell>
          <table:table-cell office:value-type="string" office:string-value="VIA PALESTRINA - VIA MONTEVERDI">
            <text:p>VIA PALESTRINA - VIA MONTEVERD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MUSICISTA.(NATO A PADERNO CREMONESE 1834 - MORTO A MILANO NEL 1886)">
            <text:p>MUSICISTA.(NATO A PADERNO CREMONESE 1834 - MORTO A MILANO NEL 1886)</text:p>
          </table:table-cell>
        </table:table-row>
        <table:table-row>
          <table:table-cell office:value-type="string" office:string-value="092009_000749">
            <text:p>092009_000749</text:p>
          </table:table-cell>
          <table:table-cell office:value-type="string" office:string-value="VIA GIOVIANO PONTANO">
            <text:p>VIA GIOVIANO PONTANO</text:p>
          </table:table-cell>
          <table:table-cell office:value-type="string" office:string-value="VIA BOIARDO - VIA GOLDONI">
            <text:p>VIA BOIARDO - VIA GOLDONI</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row>
        <table:table-row>
          <table:table-cell office:value-type="string" office:string-value="092009_000750">
            <text:p>092009_000750</text:p>
          </table:table-cell>
          <table:table-cell office:value-type="string" office:string-value="VIA PONTIDA">
            <text:p>VIA PONTIDA</text:p>
          </table:table-cell>
          <table:table-cell office:value-type="string" office:string-value="VIA RIVA VILLASANTA - VIA SANTA MARIA CHIARA">
            <text:p>VIA RIVA VILLASANTA - VIA SANTA MARIA CHIARA</text:p>
          </table:table-cell>
          <table:table-cell office:value-type="string" office:string-value="" table:number-columns-repeated="3"/>
          <table:table-cell office:value-type="string" office:string-value="PAESE IN PROVINCIA DI BERGAMO, NELLA CUI ABBAZIA I DELEGATI DI BERGAMO, BRESCIA, CREMONA, MANTOVA E FERRARA AVREBBERO GIURATO (7 Aprile 1167) D'OPPORSI AL BARBAROSSA (LEGA LOMBARDA)">
            <text:p>PAESE IN PROVINCIA DI BERGAMO, NELLA CUI ABBAZIA I DELEGATI DI BERGAMO, BRESCIA, CREMONA, MANTOVA E FERRARA AVREBBERO GIURATO (7 Aprile 1167) D'OPPORSI AL BARBAROSSA (LEGA LOMBARDA)</text:p>
          </table:table-cell>
        </table:table-row>
        <table:table-row>
          <table:table-cell office:value-type="string" office:string-value="092009_000751">
            <text:p>092009_000751</text:p>
          </table:table-cell>
          <table:table-cell office:value-type="string" office:string-value="VIA PONZA">
            <text:p>VIA PONZA</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MAGGIORE FRA LE ISOLE PONTINE.">
            <text:p>MAGGIORE FRA LE ISOLE PONTINE.</text:p>
          </table:table-cell>
        </table:table-row>
        <table:table-row>
          <table:table-cell office:value-type="string" office:string-value="092009_000752">
            <text:p>092009_000752</text:p>
          </table:table-cell>
          <table:table-cell office:value-type="string" office:string-value="VIA GIOVANNI TOMMASO PORCELL">
            <text:p>VIA GIOVANNI TOMMASO PORCELL</text:p>
          </table:table-cell>
          <table:table-cell office:value-type="string" office:string-value="VIA GENOVESI - VIA OSPEDALE">
            <text:p>VIA GENOVESI - VIA OSPEDALE</text:p>
          </table:table-cell>
          <table:table-cell office:value-type="float" office:value="1620">
            <text:p>1620</text:p>
          </table:table-cell>
          <table:table-cell office:value-type="date" office:date-value="1951-07-11">
            <text:p>07/11/51</text:p>
          </table:table-cell>
          <table:table-cell office:value-type="string" office:string-value="G.M.">
            <text:p>G.M.</text:p>
          </table:table-cell>
          <table:table-cell office:value-type="string" office:string-value="MEDICO INSIGNE. SI RECO' IN SARAGOZZA DOVE ESERCITO' LA PROFESSIONE">
            <text:p>MEDICO INSIGNE. SI RECO' IN SARAGOZZA DOVE ESERCITO' LA PROFESSIONE</text:p>
          </table:table-cell>
          <table:table-cell office:value-type="string" office:string-value=" DAL 1564 CURO' GLI APPESTATI, DEDICANDOSI ALLA RICERCA E ALLE CAUSE DELLA DIFFUSIONE DEL MALE, PER POTERLO COMBATTERE MEGLIO PRATICO' LE AUTOPSIE.(NATO A CAGLIARI NEL 1528 - MORTO NEL 1590).">
            <text:p> DAL 1564 CURO' GLI APPESTATI, DEDICANDOSI ALLA RICERCA E ALLE CAUSE DELLA DIFFUSIONE DEL MALE, PER POTERLO COMBATTERE MEGLIO PRATICO' LE AUTOPSIE.(NATO A CAGLIARI NEL 1528 - MORTO NEL 1590).</text:p>
          </table:table-cell>
        </table:table-row>
        <table:table-row>
          <table:table-cell office:value-type="string" office:string-value="092009_000753">
            <text:p>092009_000753</text:p>
          </table:table-cell>
          <table:table-cell office:value-type="string" office:string-value="VIA VITTORIO PORCILE">
            <text:p>VIA VITTORIO PORCILE</text:p>
          </table:table-cell>
          <table:table-cell office:value-type="string" office:string-value="VIA ROMA - VIA TORINO">
            <text:p>VIA ROMA - VIA TORIN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L FORTINO PER LA PARTE ALTA. GIA' VIA DEL CACIO DA VIA ROMA A VIA CAVOUR. GIA' VIA DELLE CANTINE. DIFENSORE DELL'ISOLA. (NATO NEL 1756 - MORTO A CARLOFORTE NEL 1815).">
            <text:p>GIA' VIA DEL FORTINO PER LA PARTE ALTA. GIA' VIA DEL CACIO DA VIA ROMA A VIA CAVOUR. GIA' VIA DELLE CANTINE. DIFENSORE DELL'ISOLA. (NATO NEL 1756 - MORTO A CARLOFORTE NEL 1815).</text:p>
          </table:table-cell>
        </table:table-row>
        <table:table-row>
          <table:table-cell office:value-type="string" office:string-value="092009_000754">
            <text:p>092009_000754</text:p>
          </table:table-cell>
          <table:table-cell office:value-type="string" office:string-value="PIAZZA ENNIO PORRINO">
            <text:p>PIAZZA ENNIO PORRINO</text:p>
          </table:table-cell>
          <table:table-cell office:value-type="string" office:string-value="VIA BACAREDDA - VIA S. ALENIXEDDA">
            <text:p>VIA BACAREDDA - VIA S. ALENIXEDDA</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MUSICISTA E COMPOSITORE DI OPERE E SINFONIE. (NATO A CAGLIARI NEL 1910 - MORTO A ROMA 1959).">
            <text:p>MUSICISTA E COMPOSITORE DI OPERE E SINFONIE. (NATO A CAGLIARI NEL 1910 - MORTO A ROMA 1959).</text:p>
          </table:table-cell>
        </table:table-row>
        <table:table-row>
          <table:table-cell office:value-type="string" office:string-value="092009_000755">
            <text:p>092009_000755</text:p>
          </table:table-cell>
          <table:table-cell office:value-type="string" office:string-value="VIA PORTOSCALAS">
            <text:p>VIA PORTOSCALAS</text:p>
          </table:table-cell>
          <table:table-cell office:value-type="string" office:string-value="CORSO VITTORIO EMANUELE - CORSO VITTORIO EMANUELE">
            <text:p>CORSO VITTORIO EMANUELE - CORSO VITTORIO EMANUEL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LLE CUCINE.">
            <text:p>GIA' VIA DELLE CUCINE.</text:p>
          </table:table-cell>
        </table:table-row>
        <table:table-row>
          <table:table-cell office:value-type="string" office:string-value="092009_000756">
            <text:p>092009_000756</text:p>
          </table:table-cell>
          <table:table-cell office:value-type="string" office:string-value="VIA PORTOTORRES">
            <text:p>VIA PORTOTORRES</text:p>
          </table:table-cell>
          <table:table-cell office:value-type="string" office:string-value="CORSO VITTORIO EMANUELE - VIA POLA">
            <text:p>CORSO VITTORIO EMANUELE - VIA POL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CITTA' DELLA SARDEGNA, IN PROVINCIA DI SASSARI.">
            <text:p>CITTA' DELLA SARDEGNA, IN PROVINCIA DI SASSARI.</text:p>
          </table:table-cell>
        </table:table-row>
        <table:table-row>
          <table:table-cell office:value-type="string" office:string-value="092009_000757">
            <text:p>092009_000757</text:p>
          </table:table-cell>
          <table:table-cell office:value-type="string" office:string-value="VIA PORTOVESME">
            <text:p>VIA PORTOVESME</text:p>
          </table:table-cell>
          <table:table-cell office:value-type="string" office:string-value="VIA CORNALIAS - VIA CARLO BAUDI DI VESME">
            <text:p>VIA CORNALIAS - VIA CARLO BAUDI DI VESME</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ITTADINA DELLA SARDEGNA, IN PROVINCIA DI CAGLIARI.">
            <text:p>CITTADINA DELLA SARDEGNA, IN PROVINCIA DI CAGLIARI.</text:p>
          </table:table-cell>
        </table:table-row>
        <table:table-row>
          <table:table-cell office:value-type="string" office:string-value="092009_000758">
            <text:p>092009_000758</text:p>
          </table:table-cell>
          <table:table-cell office:value-type="string" office:string-value="VIA POSADA">
            <text:p>VIA POSADA</text:p>
          </table:table-cell>
          <table:table-cell office:value-type="string" office:string-value="VIA CEDRINO - VIA SAN PAOLO">
            <text:p>VIA CEDRINO - VIA SAN PAOLO</text:p>
          </table:table-cell>
          <table:table-cell office:value-type="string" office:string-value="" table:number-columns-repeated="3"/>
          <table:table-cell office:value-type="string" office:string-value="FIUME DELLA SARDEGNA.">
            <text:p>FIUME DELLA SARDEGNA.</text:p>
          </table:table-cell>
        </table:table-row>
        <table:table-row>
          <table:table-cell office:value-type="string" office:string-value="092009_000759">
            <text:p>092009_000759</text:p>
          </table:table-cell>
          <table:table-cell office:value-type="string" office:string-value="VIA DEL POZZETTO">
            <text:p>VIA DEL POZZETTO</text:p>
          </table:table-cell>
          <table:table-cell office:value-type="string" office:string-value="VIA DEL SESTANTE - VIA DEI TRITONI">
            <text:p>VIA DEL SESTANTE - VIA DEI TRITON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760">
            <text:p>092009_000760</text:p>
          </table:table-cell>
          <table:table-cell office:value-type="string" office:string-value="VIA PRAGA">
            <text:p>VIA PRAGA</text:p>
          </table:table-cell>
          <table:table-cell office:value-type="string" office:string-value="VIA DELL'ABBAZIA - VIA GALVANI">
            <text:p>VIA DELL'ABBAZIA - VIA GALVAN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CECOSLOVACCHIA.">
            <text:p>CAPITALE DELLA CECOSLOVACCHIA.</text:p>
          </table:table-cell>
        </table:table-row>
        <table:table-row>
          <table:table-cell office:value-type="string" office:string-value="092009_000761">
            <text:p>092009_000761</text:p>
          </table:table-cell>
          <table:table-cell office:value-type="string" office:string-value="VIA PREMUDA">
            <text:p>VIA PREMUDA</text:p>
          </table:table-cell>
          <table:table-cell office:value-type="string" office:string-value="VIA ABRUZZI - (chiuso)">
            <text:p>VIA ABRUZZI - (chius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PORTO JUGUSLAVO DOVE LUIGI RIZZO IL 10 GIUGNO 1918 AFFONDO' LA CORAZZATA AUSTRIACA ' SANTO STEFANO'.">
            <text:p>PORTO JUGUSLAVO DOVE LUIGI RIZZO IL 10 GIUGNO 1918 AFFONDO' LA CORAZZATA AUSTRIACA ' SANTO STEFANO'.</text:p>
          </table:table-cell>
        </table:table-row>
        <table:table-row>
          <table:table-cell office:value-type="string" office:string-value="092009_000762">
            <text:p>092009_000762</text:p>
          </table:table-cell>
          <table:table-cell office:value-type="string" office:string-value="VIA PRINCIPE AMEDEO">
            <text:p>VIA PRINCIPE AMEDEO</text:p>
          </table:table-cell>
          <table:table-cell office:value-type="string" office:string-value="PIAZZA DETTORI - VIA TORINO">
            <text:p>PIAZZA DETTORI - VIA TORINO</text:p>
          </table:table-cell>
          <table:table-cell office:value-type="string" office:string-value="" table:number-columns-repeated="3"/>
          <table:table-cell office:value-type="string" office:string-value="GIA' STRADA DEL PORTICO DI S. ROSALIA.">
            <text:p>GIA' STRADA DEL PORTICO DI S. ROSALIA.</text:p>
          </table:table-cell>
        </table:table-row>
        <table:table-row>
          <table:table-cell office:value-type="string" office:string-value="092009_000763">
            <text:p>092009_000763</text:p>
          </table:table-cell>
          <table:table-cell office:value-type="string" office:string-value="VIA PRINCIPE DI CARIGNANO">
            <text:p>VIA PRINCIPE DI CARIGNANO</text:p>
          </table:table-cell>
          <table:table-cell office:value-type="string" office:string-value="VIA ENRICO TOTI - VIA ARGIOLAS">
            <text:p>VIA ENRICO TOTI - VIA ARGIOLAS</text:p>
          </table:table-cell>
          <table:table-cell office:value-type="string" office:string-value="" table:number-columns-repeated="3"/>
          <table:table-cell office:value-type="string" office:string-value="CITTADINA DEL PIEMONTE - CITTA DEI CAPOSTIPITE DEL RAMO SAVOIA CARIGNANO.">
            <text:p>CITTADINA DEL PIEMONTE - CITTA DEI CAPOSTIPITE DEL RAMO SAVOIA CARIGNANO.</text:p>
          </table:table-cell>
        </table:table-row>
        <table:table-row>
          <table:table-cell office:value-type="string" office:string-value="092009_000764">
            <text:p>092009_000764</text:p>
          </table:table-cell>
          <table:table-cell office:value-type="string" office:string-value="VIA PRINCIPE DI NAPOLI">
            <text:p>VIA PRINCIPE DI NAPOLI</text:p>
          </table:table-cell>
          <table:table-cell office:value-type="string" office:string-value="VIA ENRICO TOTI - VIA ARGIOLAS">
            <text:p>VIA ENRICO TOTI - VIA ARGIOLAS</text:p>
          </table:table-cell>
        </table:table-row>
        <table:table-row>
          <table:table-cell office:value-type="string" office:string-value="092009_000765">
            <text:p>092009_000765</text:p>
          </table:table-cell>
          <table:table-cell office:value-type="string" office:string-value="VIA PRINCIPE EUGENIO">
            <text:p>VIA PRINCIPE EUGENIO</text:p>
          </table:table-cell>
          <table:table-cell office:value-type="string" office:string-value="VIA ENRICO TOTI - VIA ARGIOLAS">
            <text:p>VIA ENRICO TOTI - VIA ARGIOLAS</text:p>
          </table:table-cell>
          <table:table-cell office:value-type="string" office:string-value="" table:number-columns-repeated="3"/>
          <table:table-cell office:value-type="string" office:string-value="PERSONAGGIO DI CASA SAVOIA.">
            <text:p>PERSONAGGIO DI CASA SAVOIA.</text:p>
          </table:table-cell>
        </table:table-row>
        <table:table-row>
          <table:table-cell office:value-type="string" office:string-value="092009_000766">
            <text:p>092009_000766</text:p>
          </table:table-cell>
          <table:table-cell office:value-type="string" office:string-value="VIA PRINCIPE DI PIEMONTE">
            <text:p>VIA PRINCIPE DI PIEMONTE</text:p>
          </table:table-cell>
          <table:table-cell office:value-type="string" office:string-value="VIA ARGIOLAS - VIA EMANUELE FILIBERTO">
            <text:p>VIA ARGIOLAS - VIA EMANUELE FILIBERTO</text:p>
          </table:table-cell>
        </table:table-row>
        <table:table-row>
          <table:table-cell office:value-type="string" office:string-value="092009_000767">
            <text:p>092009_000767</text:p>
          </table:table-cell>
          <table:table-cell office:value-type="string" office:string-value="VIA DEL PRIORATO">
            <text:p>VIA DEL PRIORATO</text:p>
          </table:table-cell>
          <table:table-cell office:value-type="string" office:string-value="VIA DEI CONVERSI - VIA S. GIULIANO">
            <text:p>VIA DEI CONVERSI - VIA S. GIULIAN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IN RICORDO DELLE VICENDE STORICHE DEL LUOGO.">
            <text:p>IN RICORDO DELLE VICENDE STORICHE DEL LUOGO.</text:p>
          </table:table-cell>
        </table:table-row>
        <table:table-row>
          <table:table-cell office:value-type="string" office:string-value="092009_000768">
            <text:p>092009_000768</text:p>
          </table:table-cell>
          <table:table-cell office:value-type="string" office:string-value="VIA PRIORE BERENGARIO">
            <text:p>VIA PRIORE BERENGARIO</text:p>
          </table:table-cell>
          <table:table-cell office:value-type="string" office:string-value="VIA DEI VITTORINI - (canale TERRAMAINI)">
            <text:p>VIA DEI VITTORINI - (canale TERRAMAIN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PRIORE DI SAN SATURNO NEL 1119.">
            <text:p>PRIORE DI SAN SATURNO NEL 1119.</text:p>
          </table:table-cell>
        </table:table-row>
        <table:table-row>
          <table:table-cell office:value-type="string" office:string-value="092009_000769">
            <text:p>092009_000769</text:p>
          </table:table-cell>
          <table:table-cell office:value-type="string" office:string-value="VIA PRIORE FULCO">
            <text:p>VIA PRIORE FULCO</text:p>
          </table:table-cell>
          <table:table-cell office:value-type="string" office:string-value="VIA DEI CONVERSI - (canale TERRAMAINI)">
            <text:p>VIA DEI CONVERSI - (canale TERRAMAIN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PRIORE AGLI INIZI DEL SEC. XIII.">
            <text:p>PRIORE AGLI INIZI DEL SEC. XIII.</text:p>
          </table:table-cell>
        </table:table-row>
        <table:table-row>
          <table:table-cell office:value-type="string" office:string-value="092009_000770">
            <text:p>092009_000770</text:p>
          </table:table-cell>
          <table:table-cell office:value-type="string" office:string-value="VIA PRIORE RICCARDO">
            <text:p>VIA PRIORE RICCARDO</text:p>
          </table:table-cell>
          <table:table-cell office:value-type="string" office:string-value="VIA PRIORE BERENGARIO - (canale TERRAMAINI)">
            <text:p>VIA PRIORE BERENGARIO - (canale TERRAMAIN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U IL PRIMO ABATE DI SAN VITTORE DI MARSIGLIA CHE GIUNSE IN SARDEGNA CERCANDO DI COSTIUTIRE UNA NUOVA CORRENTE RELIGIOSA.">
            <text:p>FU IL PRIMO ABATE DI SAN VITTORE DI MARSIGLIA CHE GIUNSE IN SARDEGNA CERCANDO DI COSTIUTIRE UNA NUOVA CORRENTE RELIGIOSA.</text:p>
          </table:table-cell>
        </table:table-row>
        <table:table-row>
          <table:table-cell office:value-type="string" office:string-value="092009_000771">
            <text:p>092009_000771</text:p>
          </table:table-cell>
          <table:table-cell office:value-type="string" office:string-value="VIA PROCIDA">
            <text:p>VIA PROCIDA</text:p>
          </table:table-cell>
          <table:table-cell office:value-type="string" office:string-value="VIALE POETTO - VIA DEL POZZETTO">
            <text:p>VIALE POETTO - VIA DEL POZZETT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ISOLA VULCANICA DEL GOLFO DI NAPOLI.">
            <text:p>ISOLA VULCANICA DEL GOLFO DI NAPOLI.</text:p>
          </table:table-cell>
        </table:table-row>
        <table:table-row>
          <table:table-cell office:value-type="string" office:string-value="092009_000772">
            <text:p>092009_000772</text:p>
          </table:table-cell>
          <table:table-cell office:value-type="string" office:string-value="VIA GIACOMO PUCCINI">
            <text:p>VIA GIACOMO PUCCINI</text:p>
          </table:table-cell>
          <table:table-cell office:value-type="string" office:string-value="PIAZZA SAN BENEDETTO - VIA TUVERI">
            <text:p>PIAZZA SAN BENEDETTO - VIA TUVERI</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ILLUSTRE MUSICISTA.(NATO A LUCCA NEL 1854 - MORTO A BRUXELLES NEL 1924).">
            <text:p>ILLUSTRE MUSICISTA.(NATO A LUCCA NEL 1854 - MORTO A BRUXELLES NEL 1924).</text:p>
          </table:table-cell>
        </table:table-row>
        <table:table-row>
          <table:table-cell office:value-type="string" office:string-value="092009_000773">
            <text:p>092009_000773</text:p>
          </table:table-cell>
          <table:table-cell office:value-type="string" office:string-value="VIA PUGLIA">
            <text:p>VIA PUGLIA</text:p>
          </table:table-cell>
          <table:table-cell office:value-type="string" office:string-value="VIA ABRUZZI - VIALE MONASTIR">
            <text:p>VIA ABRUZZI - VIALE MONASTIR</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REGIONE ITALIANA.">
            <text:p>REGIONE ITALIANA.</text:p>
          </table:table-cell>
        </table:table-row>
        <table:table-row>
          <table:table-cell office:value-type="string" office:string-value="092009_000774">
            <text:p>092009_000774</text:p>
          </table:table-cell>
          <table:table-cell office:value-type="string" office:string-value="VIALE PULA">
            <text:p>VIALE PULA</text:p>
          </table:table-cell>
          <table:table-cell office:value-type="string" office:string-value="VIALE LA PLAIA - (confine comunale)">
            <text:p>VIALE LA PLAIA - (confine comunale)</text:p>
          </table:table-cell>
          <table:table-cell office:value-type="string" office:string-value="" table:number-columns-repeated="3"/>
          <table:table-cell office:value-type="string" office:string-value="COMUNE DELLA SARDEGNA IN PROVINCIA DI CAGLIARI. (PULESI)">
            <text:p>COMUNE DELLA SARDEGNA IN PROVINCIA DI CAGLIARI. (PULESI)</text:p>
          </table:table-cell>
        </table:table-row>
        <table:table-row>
          <table:table-cell office:value-type="string" office:string-value="092009_000775">
            <text:p>092009_000775</text:p>
          </table:table-cell>
          <table:table-cell office:value-type="string" office:string-value="VIA DEI PUNICI">
            <text:p>VIA DEI PUNICI</text:p>
          </table:table-cell>
          <table:table-cell office:value-type="string" office:string-value="VIA MAGLIAS - VIA BAINSIZZA">
            <text:p>VIA MAGLIAS - VIA BAINSIZZA</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SINONIMO DI CARTAGINESE.">
            <text:p>SINONIMO DI CARTAGINESE.</text:p>
          </table:table-cell>
        </table:table-row>
        <table:table-row>
          <table:table-cell office:value-type="string" office:string-value="092009_000776">
            <text:p>092009_000776</text:p>
          </table:table-cell>
          <table:table-cell office:value-type="string" office:string-value="VIA PIETRO QUESADA">
            <text:p>VIA PIETRO QUESADA</text:p>
          </table:table-cell>
          <table:table-cell office:value-type="string" office:string-value="VIA DEGIOANNIS - (chiuso)">
            <text:p>VIA DEGIOANNIS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GIURISTA.(NATO A SASSARI NEL 1630 - MORTO A NAPOLI NEL 1670).">
            <text:p>GIURISTA.(NATO A SASSARI NEL 1630 - MORTO A NAPOLI NEL 1670).</text:p>
          </table:table-cell>
        </table:table-row>
        <table:table-row>
          <table:table-cell office:value-type="string" office:string-value="092009_000777">
            <text:p>092009_000777</text:p>
          </table:table-cell>
          <table:table-cell office:value-type="string" office:string-value="VIA QUIRRA">
            <text:p>VIA QUIRRA</text:p>
          </table:table-cell>
          <table:table-cell office:value-type="string" office:string-value="VIA CORNALIAS - VIA CORTOGHIANA">
            <text:p>VIA CORNALIAS - VIA CORTOGHIAN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LOCALITA' COSTIERA SUD ORIENTALE DELLA SARDEGNA.">
            <text:p>LOCALITA' COSTIERA SUD ORIENTALE DELLA SARDEGNA.</text:p>
          </table:table-cell>
        </table:table-row>
        <table:table-row>
          <table:table-cell office:value-type="string" office:string-value="092009_000778">
            <text:p>092009_000778</text:p>
          </table:table-cell>
          <table:table-cell office:value-type="string" office:string-value="VIA GIOVANNI RANDACCIO">
            <text:p>VIA GIOVANNI RANDACCIO</text:p>
          </table:table-cell>
          <table:table-cell office:value-type="string" office:string-value="VIA RIVA VILLASANTA - VIA DEL COLLE">
            <text:p>VIA RIVA VILLASANTA - VIA DEL COLLE</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MEDAGLIA D'ORO DELLA PRIMA GUERRA MONDIALE.(NATO A TORINO NEL 1884 - MORTO NEL 1917)">
            <text:p>MEDAGLIA D'ORO DELLA PRIMA GUERRA MONDIALE.(NATO A TORINO NEL 1884 - MORTO NEL 1917)</text:p>
          </table:table-cell>
        </table:table-row>
        <table:table-row>
          <table:table-cell office:value-type="string" office:string-value="092009_000779">
            <text:p>092009_000779</text:p>
          </table:table-cell>
          <table:table-cell office:value-type="string" office:string-value="VIA DELLE RANE">
            <text:p>VIA DELLE RANE</text:p>
          </table:table-cell>
          <table:table-cell office:value-type="string" office:string-value="VIA DEL CANNETO - VIA DEI GRILLI">
            <text:p>VIA DEL CANNETO - VIA DEI GRIL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NOME DI VARIE SPECIE DI ANFIBI ANURI DELLA FAMIGLIA DEI RANIDI. HANNO ZAMPEPOSTERIORI ATTE AL SALTO E SI RIPRODUCONO PER UOVA CHE DANNO ORIGINE A GIRINI CHE, IN UN PERIODO DI OLTRE TRE MESI ACQUISTANO LA MORFOLOGIA DELL'ADULTO. DOPO 2/3 ANNI ACQUISTANO LA TAGLIA DEFINITIVA E SONO MATURI PER LA RIPRODUZIONE. LE SPECIE PIU' NOTE IN ITALIA SONO:LA RANA COMUNE (RANA ESCULENTA) COMMESTIBILE, LA RANA DALMATINA, LA RANA SPAGNOLA E LA RANA TEMPORARIA, LIMITATA SOLO ALLE ZONE ALPINE, DALLA CARNE PREGIATA.">
            <text:p>NOME DI VARIE SPECIE DI ANFIBI ANURI DELLA FAMIGLIA DEI RANIDI. HANNO ZAMPEPOSTERIORI ATTE AL SALTO E SI RIPRODUCONO PER UOVA CHE DANNO ORIGINE A GIRINI CHE, IN UN PERIODO DI OLTRE TRE MESI ACQUISTANO LA MORFOLOGIA DELL'ADULTO. DOPO 2/3 ANNI ACQUISTANO LA TAGLIA DEFINITIVA E SONO MATURI PER LA RIPRODUZIONE. LE SPECIE PIU' NOTE IN ITALIA SONO:LA RANA COMUNE (RANA ESCULENTA) COMMESTIBILE, LA RANA DALMATINA, LA RANA SPAGNOLA E LA RANA TEMPORARIA, LIMITATA SOLO ALLE ZONE ALPINE, DALLA CARNE PREGIATA.</text:p>
          </table:table-cell>
        </table:table-row>
        <table:table-row>
          <table:table-cell office:value-type="string" office:string-value="092009_000780">
            <text:p>092009_000780</text:p>
          </table:table-cell>
          <table:table-cell office:value-type="string" office:string-value="VIA RAVENNA">
            <text:p>VIA RAVENNA</text:p>
          </table:table-cell>
          <table:table-cell office:value-type="string" office:string-value="VIA MILANO - VIA GROSSETTO">
            <text:p>VIA MILANO - VIA GROSSETTO</text:p>
          </table:table-cell>
          <table:table-cell office:value-type="string" office:string-value="" table:number-columns-repeated="3"/>
          <table:table-cell office:value-type="string" office:string-value="CITTA' DELL' EMILIA ROMAGNA.">
            <text:p>CITTA' DELL' EMILIA ROMAGNA.</text:p>
          </table:table-cell>
        </table:table-row>
        <table:table-row>
          <table:table-cell office:value-type="string" office:string-value="092009_000781">
            <text:p>092009_000781</text:p>
          </table:table-cell>
          <table:table-cell office:value-type="string" office:string-value="VIA REDIPUGLIA">
            <text:p>VIA REDIPUGLIA</text:p>
          </table:table-cell>
          <table:table-cell office:value-type="string" office:string-value="VIA IS MIRRIONIS - VIA MONTENERO">
            <text:p>VIA IS MIRRIONIS - VIA MONTENERO</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LOCALITA' DI BATTAGLIA DELLA GUERRA 1915/18 IN CUI SORGE UN SACRARIO AI CADUTI.">
            <text:p>LOCALITA' DI BATTAGLIA DELLA GUERRA 1915/18 IN CUI SORGE UN SACRARIO AI CADUTI.</text:p>
          </table:table-cell>
        </table:table-row>
        <table:table-row>
          <table:table-cell office:value-type="string" office:string-value="092009_000782">
            <text:p>092009_000782</text:p>
          </table:table-cell>
          <table:table-cell office:value-type="string" office:string-value="VIA REGGIO CALABRIA">
            <text:p>VIA REGGIO CALABRIA</text:p>
          </table:table-cell>
          <table:table-cell office:value-type="string" office:string-value="VIA CORSICA - VIA VENEZIA">
            <text:p>VIA CORSICA - VIA VENEZIA</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APOLUOGO DI PROVINCIA DELLA REGIONE CALABRIA.">
            <text:p>CAPOLUOGO DI PROVINCIA DELLA REGIONE CALABRIA.</text:p>
          </table:table-cell>
        </table:table-row>
        <table:table-row>
          <table:table-cell office:value-type="string" office:string-value="092009_000783">
            <text:p>092009_000783</text:p>
          </table:table-cell>
          <table:table-cell office:value-type="string" office:string-value="VIALE REGINA ELENA">
            <text:p>VIALE REGINA ELENA</text:p>
          </table:table-cell>
          <table:table-cell office:value-type="string" office:string-value="PIAZZA COSTITUZIONE - LARGO GIUSEPPE DESSI'">
            <text:p>PIAZZA COSTITUZIONE - LARGO GIUSEPPE DESS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REGINA D'TALIA DAL 1900 AL 1946 SPOSO' VITTORIO EMANUELE.">
            <text:p>REGINA D'TALIA DAL 1900 AL 1946 SPOSO' VITTORIO EMANUELE.</text:p>
          </table:table-cell>
        </table:table-row>
        <table:table-row>
          <table:table-cell office:value-type="string" office:string-value="092009_000784">
            <text:p>092009_000784</text:p>
          </table:table-cell>
          <table:table-cell office:value-type="string" office:string-value="VIALE REGINA MARGHERITA">
            <text:p>VIALE REGINA MARGHERITA</text:p>
          </table:table-cell>
          <table:table-cell office:value-type="string" office:string-value="VIA ROMA - PIAZZA COSTITUZIONE">
            <text:p>VIA ROMA - PIAZZA COSTITUZION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UMBERTO I.REGINA D'ITALIA FIGLIA DEL DUCA DI GENOVA E MOGLIE DI UMBERTO I, SALI' AL TRONO NEL 1878 COME PRIMA REGINA D'ITALIA. (NATA A TORINO NEL 1851 - MORTA A BORDIGHERA NEL 1926)">
            <text:p>GIA' VIA UMBERTO I.REGINA D'ITALIA FIGLIA DEL DUCA DI GENOVA E MOGLIE DI UMBERTO I, SALI' AL TRONO NEL 1878 COME PRIMA REGINA D'ITALIA. (NATA A TORINO NEL 1851 - MORTA A BORDIGHERA NEL 1926)</text:p>
          </table:table-cell>
        </table:table-row>
        <table:table-row>
          <table:table-cell office:value-type="string" office:string-value="092009_000785">
            <text:p>092009_000785</text:p>
          </table:table-cell>
          <table:table-cell office:value-type="string" office:string-value="PIAZZA REGINA MARGHERITA">
            <text:p>PIAZZA REGINA MARGHERITA</text:p>
          </table:table-cell>
          <table:table-cell office:value-type="string" office:string-value="VIALE REG. MARGHERITA - VIA E. D'ARBOREA">
            <text:p>VIALE REG. MARGHERITA - VIA E. D'ARBOREA</text:p>
          </table:table-cell>
        </table:table-row>
        <table:table-row>
          <table:table-cell office:value-type="string" office:string-value="092009_000786">
            <text:p>092009_000786</text:p>
          </table:table-cell>
          <table:table-cell office:value-type="string" office:string-value="VIA GUIDO RENI">
            <text:p>VIA GUIDO RENI</text:p>
          </table:table-cell>
          <table:table-cell office:value-type="string" office:string-value="VIA T. TASSO - VIA TODDE">
            <text:p>VIA T. TASSO - VIA TODDE</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PITTORE.(NATO A CALVENZANO NEL 1575 - MORTO A BOLOGNA NEL 1642).">
            <text:p>PITTORE.(NATO A CALVENZANO NEL 1575 - MORTO A BOLOGNA NEL 1642).</text:p>
          </table:table-cell>
        </table:table-row>
        <table:table-row>
          <table:table-cell office:value-type="string" office:string-value="092009_000787">
            <text:p>092009_000787</text:p>
          </table:table-cell>
          <table:table-cell office:value-type="string" office:string-value="PIAZZA REPUBBLICA">
            <text:p>PIAZZA REPUBBLICA</text:p>
          </table:table-cell>
          <table:table-cell office:value-type="string" office:string-value="VIA DANTE - VIA CARRARA">
            <text:p>VIA DANTE - VIA CARRARA</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FORMA DI GOVERNO RAPPRESENTATIVO.">
            <text:p>FORMA DI GOVERNO RAPPRESENTATIVO.</text:p>
          </table:table-cell>
        </table:table-row>
        <table:table-row>
          <table:table-cell office:value-type="string" office:string-value="092009_000788">
            <text:p>092009_000788</text:p>
          </table:table-cell>
          <table:table-cell office:value-type="string" office:string-value="VIA DELLA RESISTENZA">
            <text:p>VIA DELLA RESISTENZA</text:p>
          </table:table-cell>
          <table:table-cell office:value-type="string" office:string-value="VIA CURTATONE - FOSSE ARDEATINE">
            <text:p>VIA CURTATONE - FOSSE ARDEATIN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MOVIMENTO DI LOTTA.">
            <text:p>MOVIMENTO DI LOTTA.</text:p>
          </table:table-cell>
        </table:table-row>
        <table:table-row>
          <table:table-cell office:value-type="string" office:string-value="092009_000789">
            <text:p>092009_000789</text:p>
          </table:table-cell>
          <table:table-cell office:value-type="string" office:string-value="VIA AUGUSTO RIGHI">
            <text:p>VIA AUGUSTO RIGHI</text:p>
          </table:table-cell>
          <table:table-cell office:value-type="string" office:string-value="VIA FLAVIO GIOIA - VIA AVOGADRO">
            <text:p>VIA FLAVIO GIOIA - VIA AVOGADR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SICO.(NATO A BOLOGNA NEL 1850 - MORTO A BOLOGNA NEL 1921).">
            <text:p>FISICO.(NATO A BOLOGNA NEL 1850 - MORTO A BOLOGNA NEL 1921).</text:p>
          </table:table-cell>
        </table:table-row>
        <table:table-row>
          <table:table-cell office:value-type="string" office:string-value="092009_000790">
            <text:p>092009_000790</text:p>
          </table:table-cell>
          <table:table-cell office:value-type="string" office:string-value="VIA RIMINI">
            <text:p>VIA RIMINI</text:p>
          </table:table-cell>
          <table:table-cell office:value-type="string" office:string-value="VIA RAVENNA - (chuso)">
            <text:p>VIA RAVENNA - (chus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CITTA' DELLA ROMAGNA., IN PROVINCIA DI FORLIi, FIORENTE STAZIONE BALNEARE SULL'ADRIATICO.">
            <text:p>CITTA' DELLA ROMAGNA., IN PROVINCIA DI FORLIi, FIORENTE STAZIONE BALNEARE SULL'ADRIATICO.</text:p>
          </table:table-cell>
        </table:table-row>
        <table:table-row>
          <table:table-cell office:value-type="string" office:string-value="092009_000791">
            <text:p>092009_000791</text:p>
          </table:table-cell>
          <table:table-cell office:value-type="string" office:string-value="VIA RIO PALMAS">
            <text:p>VIA RIO PALMAS</text:p>
          </table:table-cell>
          <table:table-cell office:value-type="string" office:string-value="VIA SANTA GILLA - VIA POSADA">
            <text:p>VIA SANTA GILLA - VIA POSADA</text:p>
          </table:table-cell>
          <table:table-cell office:value-type="string" office:string-value="" table:number-columns-repeated="3"/>
          <table:table-cell office:value-type="string" office:string-value="CORSO D'ACQUA DELLA SARDEGNA.">
            <text:p>CORSO D'ACQUA DELLA SARDEGNA.</text:p>
          </table:table-cell>
        </table:table-row>
        <table:table-row>
          <table:table-cell office:value-type="string" office:string-value="092009_000792">
            <text:p>092009_000792</text:p>
          </table:table-cell>
          <table:table-cell office:value-type="string" office:string-value="VIA FRANCESCO RISO">
            <text:p>VIA FRANCESCO RISO</text:p>
          </table:table-cell>
          <table:table-cell office:value-type="string" office:string-value="VIA DEL TIMO - VIA BARRACCA MANNA">
            <text:p>VIA DEL TIMO - VIA BARRACCA MANNA</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PATRIOTA CHE PROMOSSE L'INSERUZIONE DI PALERMO IL 4 APRILE 1860 PRIMA DELLO SBARCO DEI MILLE. (NATO A PALERMO NEL 1820 - MORTO NEL 1860).">
            <text:p>PATRIOTA CHE PROMOSSE L'INSERUZIONE DI PALERMO IL 4 APRILE 1860 PRIMA DELLO SBARCO DEI MILLE. (NATO A PALERMO NEL 1820 - MORTO NEL 1860).</text:p>
          </table:table-cell>
        </table:table-row>
        <table:table-row>
          <table:table-cell office:value-type="string" office:string-value="092009_000793">
            <text:p>092009_000793</text:p>
          </table:table-cell>
          <table:table-cell office:value-type="string" office:string-value="VIA DEL RISORGIMENTO">
            <text:p>VIA DEL RISORGIMENTO</text:p>
          </table:table-cell>
          <table:table-cell office:value-type="string" office:string-value="PIAZZA ITALIA - VIA VESALIO">
            <text:p>PIAZZA ITALIA - VIA VESALIO</text:p>
          </table:table-cell>
          <table:table-cell office:value-type="string" office:string-value="" table:number-columns-repeated="3"/>
          <table:table-cell office:value-type="string" office:string-value="MOVIMENTO SPIRITUALE E POLITICO IN CUI SI CONCRETIZZARONO L'INDIPENDENZA E L'UNITA' DELLA NAZIONE ITALIANA.">
            <text:p>MOVIMENTO SPIRITUALE E POLITICO IN CUI SI CONCRETIZZARONO L'INDIPENDENZA E L'UNITA' DELLA NAZIONE ITALIANA.</text:p>
          </table:table-cell>
        </table:table-row>
        <table:table-row>
          <table:table-cell office:value-type="string" office:string-value="092009_000794">
            <text:p>092009_000794</text:p>
          </table:table-cell>
          <table:table-cell office:value-type="string" office:string-value="VIA RIVA DI PONENTE">
            <text:p>VIA RIVA DI PONENTE</text:p>
          </table:table-cell>
          <table:table-cell office:value-type="string" office:string-value="VIA SASSARI - VIALE LA PLAIA">
            <text:p>VIA SASSARI - VIALE LA PLAI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795">
            <text:p>092009_000795</text:p>
          </table:table-cell>
          <table:table-cell office:value-type="string" office:string-value="VIA ALBERTO RIVA VILLASANTA">
            <text:p>VIA ALBERTO RIVA VILLASANTA</text:p>
          </table:table-cell>
          <table:table-cell office:value-type="string" office:string-value="PIAZZA ITALIA - VIA CALAMATTIA">
            <text:p>PIAZZA ITALIA - VIA CALAMATTIA</text:p>
          </table:table-cell>
          <table:table-cell office:value-type="float" office:value="350">
            <text:p>350</text:p>
          </table:table-cell>
          <table:table-cell office:value-type="string" office:string-value="19/02/1930">
            <text:p>19/02/1930</text:p>
          </table:table-cell>
          <table:table-cell office:value-type="string" office:string-value="D.P.">
            <text:p>D.P.</text:p>
          </table:table-cell>
          <table:table-cell office:value-type="string" office:string-value="MEDAGLIA D'ORO.">
            <text:p>MEDAGLIA D'ORO.</text:p>
          </table:table-cell>
        </table:table-row>
        <table:table-row>
          <table:table-cell office:value-type="string" office:string-value="092009_000796">
            <text:p>092009_000796</text:p>
          </table:table-cell>
          <table:table-cell office:value-type="string" office:string-value="VIA JOHN DAVISON ROCKEFELLER">
            <text:p>VIA JOHN DAVISON ROCKEFELLER</text:p>
          </table:table-cell>
          <table:table-cell office:value-type="string" office:string-value="VIALE A. DIAZ - VIA PESSAGNO">
            <text:p>VIALE A. DIAZ - VIA PESSAGN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FINANZIERE NORD AMERICANO CREO' LA FONDAZIONE OMONIMA PER LA RICERCA CONTRO LE MALATTIE INFETTIVE.">
            <text:p>FINANZIERE NORD AMERICANO CREO' LA FONDAZIONE OMONIMA PER LA RICERCA CONTRO LE MALATTIE INFETTIVE.</text:p>
          </table:table-cell>
        </table:table-row>
        <table:table-row>
          <table:table-cell office:value-type="string" office:string-value="092009_000797">
            <text:p>092009_000797</text:p>
          </table:table-cell>
          <table:table-cell office:value-type="string" office:string-value="VIA RODI">
            <text:p>VIA RODI</text:p>
          </table:table-cell>
          <table:table-cell office:value-type="string" office:string-value="VIA IPPODROMO - VIA ISOLA SAN PIETRO">
            <text:p>VIA IPPODROMO - VIA ISOLA SAN PIETRO</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ISOLA DELL'EGEO.">
            <text:p>ISOLA DELL'EGEO.</text:p>
          </table:table-cell>
        </table:table-row>
        <table:table-row>
          <table:table-cell office:value-type="string" office:string-value="092009_000798">
            <text:p>092009_000798</text:p>
          </table:table-cell>
          <table:table-cell office:value-type="string" office:string-value="VIA LUIGI ROLANDO">
            <text:p>VIA LUIGI ROLANDO</text:p>
          </table:table-cell>
          <table:table-cell office:value-type="string" office:string-value="VIA ROCKEFELLER - VIA MORGAGNI">
            <text:p>VIA ROCKEFELLER - VIA MORGAG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RICERCATORE CHE COMPI' STUDI SUL SISTEMA NERVOSO CENTRALE. (NATO A TORINO NEL 1773 - MORTO NEL 1831).">
            <text:p>RICERCATORE CHE COMPI' STUDI SUL SISTEMA NERVOSO CENTRALE. (NATO A TORINO NEL 1773 - MORTO NEL 1831).</text:p>
          </table:table-cell>
        </table:table-row>
        <table:table-row>
          <table:table-cell office:value-type="string" office:string-value="092009_000799">
            <text:p>092009_000799</text:p>
          </table:table-cell>
          <table:table-cell office:value-type="string" office:string-value="VIA ROMA">
            <text:p>VIA ROMA</text:p>
          </table:table-cell>
          <table:table-cell office:value-type="string" office:string-value="PIAZZA AMENDOLA - VIALE TRIESTE">
            <text:p>PIAZZA AMENDOLA - VIALE TRIESTE</text:p>
          </table:table-cell>
          <table:table-cell office:value-type="string" office:string-value="" table:number-columns-repeated="3"/>
          <table:table-cell office:value-type="string" office:string-value="GIA' VIA SAN FRANCESCO DEL MOLO.CAPITALE DELLA REPUBBLICA ITALIANA.CAPOLUOGO DI PROVINCIA DELLA REGIONE LAZIO.">
            <text:p>GIA' VIA SAN FRANCESCO DEL MOLO.CAPITALE DELLA REPUBBLICA ITALIANA.CAPOLUOGO DI PROVINCIA DELLA REGIONE LAZIO.</text:p>
          </table:table-cell>
        </table:table-row>
        <table:table-row>
          <table:table-cell office:value-type="string" office:string-value="092009_000800">
            <text:p>092009_000800</text:p>
          </table:table-cell>
          <table:table-cell office:value-type="string" office:string-value="VIA ROMAGNA">
            <text:p>VIA ROMAGNA</text:p>
          </table:table-cell>
          <table:table-cell office:value-type="string" office:string-value="PIAZZA KENNEDY - VIALE FRANCESCO CIUSA">
            <text:p>PIAZZA KENNEDY - VIALE FRANCESCO CIUS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ITALIANA.">
            <text:p>REGIONE ITALIANA.</text:p>
          </table:table-cell>
        </table:table-row>
        <table:table-row>
          <table:table-cell office:value-type="string" office:string-value="092009_000801">
            <text:p>092009_000801</text:p>
          </table:table-cell>
          <table:table-cell office:value-type="string" office:string-value="PORTICO ROMERO">
            <text:p>PORTICO ROMERO</text:p>
          </table:table-cell>
          <table:table-cell office:value-type="string" office:string-value="VIA GARIBALDI - VIA SAN DOMENICO">
            <text:p>VIA GARIBALDI - VIA SAN DOMENICO</text:p>
          </table:table-cell>
        </table:table-row>
        <table:table-row>
          <table:table-cell office:value-type="string" office:string-value="092009_000802">
            <text:p>092009_000802</text:p>
          </table:table-cell>
          <table:table-cell office:value-type="string" office:string-value="VIA DELLE RONDINI">
            <text:p>VIA DELLE RONDINI</text:p>
          </table:table-cell>
          <table:table-cell office:value-type="string" office:string-value="VIA S'ARRULLONI - VIA DEI TRITONI">
            <text:p>VIA S'ARRULLONI - VIA DEI TRITON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HIRUNDO RUSTICAGRAZIOSO UCCELLO MIGRATORIO DELL'ORDINE DEI PASSERIFORMI DELLA FAMIGLIA DEGLI IRUNDINIDI, E' DIFFUSAQ IN EUROP, ASIA E ESTREMO ORIENTE.COMUNISSIMA IN ITALIA.">
            <text:p>HIRUNDO RUSTICAGRAZIOSO UCCELLO MIGRATORIO DELL'ORDINE DEI PASSERIFORMI DELLA FAMIGLIA DEGLI IRUNDINIDI, E' DIFFUSAQ IN EUROP, ASIA E ESTREMO ORIENTE.COMUNISSIMA IN ITALIA.</text:p>
          </table:table-cell>
        </table:table-row>
        <table:table-row>
          <table:table-cell office:value-type="string" office:string-value="092009_000803">
            <text:p>092009_000803</text:p>
          </table:table-cell>
          <table:table-cell office:value-type="string" office:string-value="VIA SALVATORE ROSA">
            <text:p>VIA SALVATORE ROSA</text:p>
          </table:table-cell>
          <table:table-cell office:value-type="string" office:string-value="VIA CHIABRERA - VIA GIUSEPPE BIASI">
            <text:p>VIA CHIABRERA - VIA GIUSEPPE BIASI</text:p>
          </table:table-cell>
          <table:table-cell office:value-type="float" office:value="2393">
            <text:p>2393</text:p>
          </table:table-cell>
          <table:table-cell office:value-type="string" office:string-value="29/09/1978">
            <text:p>29/09/1978</text:p>
          </table:table-cell>
          <table:table-cell office:value-type="string" office:string-value="G.M.">
            <text:p>G.M.</text:p>
          </table:table-cell>
          <table:table-cell office:value-type="string" office:string-value="PITTORE. (NATO AD ARENELLA (NAPOLI) NEL 1615 - MORTO A ROMA NEL 1673).">
            <text:p>PITTORE. (NATO AD ARENELLA (NAPOLI) NEL 1615 - MORTO A ROMA NEL 1673).</text:p>
          </table:table-cell>
        </table:table-row>
        <table:table-row>
          <table:table-cell office:value-type="string" office:string-value="092009_000804">
            <text:p>092009_000804</text:p>
          </table:table-cell>
          <table:table-cell office:value-type="string" office:string-value="VIA MONSERRATO ROSSELLO'">
            <text:p>VIA MONSERRATO ROSSELLO'</text:p>
          </table:table-cell>
          <table:table-cell office:value-type="string" office:string-value="VIA DEI CONVERSI - VIA CARRILLO">
            <text:p>VIA DEI CONVERSI - VIA CARRILL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URISTA ED UMANISTA. (NATO A CAGLIARI NELLA PRIMA META' DEL 1500 - MORTO A CAGLIARI IL 27/3/1613).">
            <text:p>GIURISTA ED UMANISTA. (NATO A CAGLIARI NELLA PRIMA META' DEL 1500 - MORTO A CAGLIARI IL 27/3/1613).</text:p>
          </table:table-cell>
        </table:table-row>
        <table:table-row>
          <table:table-cell office:value-type="string" office:string-value="092009_000805">
            <text:p>092009_000805</text:p>
          </table:table-cell>
          <table:table-cell office:value-type="string" office:string-value="VIA GIOACHINO ROSSINI">
            <text:p>VIA GIOACHINO ROSSINI</text:p>
          </table:table-cell>
          <table:table-cell office:value-type="string" office:string-value="VIA DANTE - VIA PALESTRINA">
            <text:p>VIA DANTE - VIA PALESTRIN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MUSICISTA. (NATO A PESARO NEL 1792 MORTO A PARIGI NEL 1868).">
            <text:p>MUSICISTA. (NATO A PESARO NEL 1792 MORTO A PARIGI NEL 1868).</text:p>
          </table:table-cell>
        </table:table-row>
        <table:table-row>
          <table:table-cell office:value-type="string" office:string-value="092009_000806">
            <text:p>092009_000806</text:p>
          </table:table-cell>
          <table:table-cell office:value-type="string" office:string-value="VIA ROVERETO">
            <text:p>VIA ROVERETO</text:p>
          </table:table-cell>
          <table:table-cell office:value-type="string" office:string-value="VIALE TRENTO - (chiuso)">
            <text:p>VIALE TRENTO - (chius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LOCALITA' DI BATTAGLIA DELLA GUERRA 1915/18.">
            <text:p>LOCALITA' DI BATTAGLIA DELLA GUERRA 1915/18.</text:p>
          </table:table-cell>
        </table:table-row>
        <table:table-row>
          <table:table-cell office:value-type="string" office:string-value="092009_000807">
            <text:p>092009_000807</text:p>
          </table:table-cell>
          <table:table-cell office:value-type="string" office:string-value="VIA BARONE ROSSI">
            <text:p>VIA BARONE ROSSI</text:p>
          </table:table-cell>
          <table:table-cell office:value-type="string" office:string-value="VIALE BONARIA - PIAZZA ICHNUSA">
            <text:p>VIALE BONARIA - PIAZZA ICHNUSA</text:p>
          </table:table-cell>
          <table:table-cell office:value-type="string" office:string-value="" table:number-columns-repeated="3"/>
          <table:table-cell office:value-type="string" office:string-value="INDUSTRIALE, RICCO E GENEROSO.">
            <text:p>INDUSTRIALE, RICCO E GENEROSO.</text:p>
          </table:table-cell>
        </table:table-row>
        <table:table-row>
          <table:table-cell office:value-type="string" office:string-value="092009_000808">
            <text:p>092009_000808</text:p>
          </table:table-cell>
          <table:table-cell office:value-type="string" office:string-value="VIA PAOLO RUFFINI">
            <text:p>VIA PAOLO RUFFINI</text:p>
          </table:table-cell>
          <table:table-cell office:value-type="string" office:string-value="VIA ARCHIMEDE - VIA AVOGADRO">
            <text:p>VIA ARCHIMEDE - VIA AVOGADR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MATEMATICO E MEDICO.(NATO A VALENTANO (VT) NEL 1765 - MORTO A MODENA NEL 1822).">
            <text:p>MATEMATICO E MEDICO.(NATO A VALENTANO (VT) NEL 1765 - MORTO A MODENA NEL 1822).</text:p>
          </table:table-cell>
        </table:table-row>
        <table:table-row>
          <table:table-cell office:value-type="string" office:string-value="092009_000809">
            <text:p>092009_000809</text:p>
          </table:table-cell>
          <table:table-cell office:value-type="string" office:string-value="VIA FRANCESCO SALARIS">
            <text:p>VIA FRANCESCO SALARIS</text:p>
          </table:table-cell>
          <table:table-cell office:value-type="string" office:string-value="VIA S. ALENIXEDDA - VIA DANTE">
            <text:p>VIA S. ALENIXEDDA - VIA DANTE</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row>
        <table:table-row>
          <table:table-cell office:value-type="string" office:string-value="092009_000810">
            <text:p>092009_000810</text:p>
          </table:table-cell>
          <table:table-cell office:value-type="string" office:string-value="PIAZZA SALENTO">
            <text:p>PIAZZA SALENTO</text:p>
          </table:table-cell>
          <table:table-cell office:value-type="string" office:string-value="VIA MARCHE - VIA ROMAGNA">
            <text:p>VIA MARCHE - VIA ROMAGNA</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LOCALITA' ITALIANA FRA L'ADRIATICO E LO JONIO.">
            <text:p>LOCALITA' ITALIANA FRA L'ADRIATICO E LO JONIO.</text:p>
          </table:table-cell>
        </table:table-row>
        <table:table-row>
          <table:table-cell office:value-type="string" office:string-value="092009_000811">
            <text:p>092009_000811</text:p>
          </table:table-cell>
          <table:table-cell office:value-type="string" office:string-value="VIA DEI SALINIERI">
            <text:p>VIA DEI SALINIERI</text:p>
          </table:table-cell>
          <table:table-cell office:value-type="string" office:string-value="VIA GENERALE CAGNA - VIA SA PERDA BIANCA">
            <text:p>VIA GENERALE CAGNA - VIA SA PERDA BIANC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SOSTITUISCE LA TRAVERSA SA PERDA BIANCA. DENOMINAZIONE TRADIZIONALE. NELLA LOCALITA' SONO POSTE LE SALINE DI STATO.">
            <text:p>SOSTITUISCE LA TRAVERSA SA PERDA BIANCA. DENOMINAZIONE TRADIZIONALE. NELLA LOCALITA' SONO POSTE LE SALINE DI STATO.</text:p>
          </table:table-cell>
        </table:table-row>
        <table:table-row>
          <table:table-cell office:value-type="string" office:string-value="092009_000812">
            <text:p>092009_000812</text:p>
          </table:table-cell>
          <table:table-cell office:value-type="string" office:string-value="VIA GAETANO SALVEMINI">
            <text:p>VIA GAETANO SALVEMINI</text:p>
          </table:table-cell>
          <table:table-cell office:value-type="string" office:string-value="VIA 28 FEBBRAIO 1943 - VIA B. CASTIGLIONE">
            <text:p>VIA 28 FEBBRAIO 1943 - VIA B. CASTIGLIO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STORICO E UOMO POLITICO. FONDATORE DEL MOVIMENTO GIUSTIZIA E LIBERTA'. (NATO NEL 1872 - MORTO NEL 1957).">
            <text:p>STORICO E UOMO POLITICO. FONDATORE DEL MOVIMENTO GIUSTIZIA E LIBERTA'. (NATO NEL 1872 - MORTO NEL 1957).</text:p>
          </table:table-cell>
        </table:table-row>
        <table:table-row>
          <table:table-cell office:value-type="string" office:string-value="092009_000813">
            <text:p>092009_000813</text:p>
          </table:table-cell>
          <table:table-cell office:value-type="string" office:string-value="VIALE SAN BARTOLOMEO">
            <text:p>VIALE SAN BARTOLOMEO</text:p>
          </table:table-cell>
          <table:table-cell office:value-type="string" office:string-value="VIALE POETTO - PIAZZA SAN BARTOLOMEO">
            <text:p>VIALE POETTO - PIAZZA SAN BARTOLOME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UNO DEI DODICI APOSTOLI. PATRONO DI BENEVENTO.">
            <text:p>UNO DEI DODICI APOSTOLI. PATRONO DI BENEVENTO.</text:p>
          </table:table-cell>
        </table:table-row>
        <table:table-row>
          <table:table-cell office:value-type="string" office:string-value="092009_000814">
            <text:p>092009_000814</text:p>
          </table:table-cell>
          <table:table-cell office:value-type="string" office:string-value="PIAZZA SAN BARTOLOMEO">
            <text:p>PIAZZA SAN BARTOLOMEO</text:p>
          </table:table-cell>
          <table:table-cell office:value-type="string" office:string-value="VIALE S. BARTOLOMEO - VIALE CALAMOSCA">
            <text:p>VIALE S. BARTOLOMEO - VIALE CALAMOSCA</text:p>
          </table:table-cell>
        </table:table-row>
        <table:table-row>
          <table:table-cell office:value-type="string" office:string-value="092009_000815">
            <text:p>092009_000815</text:p>
          </table:table-cell>
          <table:table-cell office:value-type="string" office:string-value="VIA SAN CARLO BORROMEO">
            <text:p>VIA SAN CARLO BORROMEO</text:p>
          </table:table-cell>
          <table:table-cell office:value-type="string" office:string-value="VIALE CIUSA - VIA MAINAS">
            <text:p>VIALE CIUSA - VIA MAINAS</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CARDINALE E ARCIVESCOVO DI MILANO, FONDO' LA CONGREGAZIONE DEGLI OBLATI. (NATO AD ARONA NEL 1538 - MORTO A MILANO NEL 1584).">
            <text:p>CARDINALE E ARCIVESCOVO DI MILANO, FONDO' LA CONGREGAZIONE DEGLI OBLATI. (NATO AD ARONA NEL 1538 - MORTO A MILANO NEL 1584).</text:p>
          </table:table-cell>
        </table:table-row>
        <table:table-row>
          <table:table-cell office:value-type="string" office:string-value="092009_000816">
            <text:p>092009_000816</text:p>
          </table:table-cell>
          <table:table-cell office:value-type="string" office:string-value="PIAZZA SAN COSIMO">
            <text:p>PIAZZA SAN COSIMO</text:p>
          </table:table-cell>
          <table:table-cell office:value-type="string" office:string-value="VIA SAN LUCIFERO - VIA LOGUDORO">
            <text:p>VIA SAN LUCIFERO - VIA LOGUDORO</text:p>
          </table:table-cell>
        </table:table-row>
        <table:table-row>
          <table:table-cell office:value-type="string" office:string-value="092009_000817">
            <text:p>092009_000817</text:p>
          </table:table-cell>
          <table:table-cell office:value-type="string" office:string-value="VIA SAN DOMENICO">
            <text:p>VIA SAN DOMENICO</text:p>
          </table:table-cell>
          <table:table-cell office:value-type="string" office:string-value="PIAZZA SAN GIACOMO - PIAZZA SAN DOMENICO">
            <text:p>PIAZZA SAN GIACOMO - PIAZZA SAN DOMENICO</text:p>
          </table:table-cell>
          <table:table-cell office:value-type="string" office:string-value="" table:number-columns-repeated="3"/>
          <table:table-cell office:value-type="string" office:string-value="FONDO' L'ORDINE RELIGIOSO DEI DOMENICANI NEL 1206.">
            <text:p>FONDO' L'ORDINE RELIGIOSO DEI DOMENICANI NEL 1206.</text:p>
          </table:table-cell>
        </table:table-row>
        <table:table-row>
          <table:table-cell office:value-type="string" office:string-value="092009_000818">
            <text:p>092009_000818</text:p>
          </table:table-cell>
          <table:table-cell office:value-type="string" office:string-value="PIAZZA SAN DOMENICO">
            <text:p>PIAZZA SAN DOMENICO</text:p>
          </table:table-cell>
          <table:table-cell office:value-type="string" office:string-value="VIA SAN GIACOMO - VIA XXIV MAGGIO">
            <text:p>VIA SAN GIACOMO - VIA XXIV MAGGIO</text:p>
          </table:table-cell>
        </table:table-row>
        <table:table-row>
          <table:table-cell office:value-type="string" office:string-value="092009_000819">
            <text:p>092009_000819</text:p>
          </table:table-cell>
          <table:table-cell office:value-type="string" office:string-value="VIA ISOLA SAN DOMINO">
            <text:p>VIA ISOLA SAN DOMINO</text:p>
          </table:table-cell>
          <table:table-cell office:value-type="string" office:string-value="VIA RODI - VIA ISOLA SAN PIETRO">
            <text:p>VIA RODI - VIA ISOLA SAN PIETR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UNA DELLE ISOLE TREMITI.">
            <text:p>UNA DELLE ISOLE TREMITI.</text:p>
          </table:table-cell>
        </table:table-row>
        <table:table-row>
          <table:table-cell office:value-type="string" office:string-value="092009_000820">
            <text:p>092009_000820</text:p>
          </table:table-cell>
          <table:table-cell office:value-type="string" office:string-value="VIA SAN DONA'">
            <text:p>VIA SAN DONA'</text:p>
          </table:table-cell>
          <table:table-cell office:value-type="string" office:string-value="VIA MONTELLO - (chiuso)">
            <text:p>VIA MONTELLO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LOCALITA' DI BATTAGLIA DELLA GUERRA 1915/18">
            <text:p>LOCALITA' DI BATTAGLIA DELLA GUERRA 1915/18</text:p>
          </table:table-cell>
          <table:table-cell office:value-type="string" office:string-value=" CITTA' DEL VENETO">
            <text:p> CITTA' DEL VENETO</text:p>
          </table:table-cell>
        </table:table-row>
        <table:table-row>
          <table:table-cell office:value-type="string" office:string-value="092009_000821">
            <text:p>092009_000821</text:p>
          </table:table-cell>
          <table:table-cell office:value-type="string" office:string-value="VIA SAN FERMO">
            <text:p>VIA SAN FERMO</text:p>
          </table:table-cell>
          <table:table-cell office:value-type="string" office:string-value="VIA NINO BIXIO - (chiuso)">
            <text:p>VIA NINO BIXIO - (chius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LOCALITA' DI BATTAGLIA IN PROVINCIA DI COMO,DOVE I CACCIATORI DELLE ALPI SCONFISSERO GLI AUSTRIACI NEL 1859.">
            <text:p>LOCALITA' DI BATTAGLIA IN PROVINCIA DI COMO,DOVE I CACCIATORI DELLE ALPI SCONFISSERO GLI AUSTRIACI NEL 1859.</text:p>
          </table:table-cell>
        </table:table-row>
        <table:table-row>
          <table:table-cell office:value-type="string" office:string-value="092009_000822">
            <text:p>092009_000822</text:p>
          </table:table-cell>
          <table:table-cell office:value-type="string" office:string-value="PIAZZA SAN GIACOMO">
            <text:p>PIAZZA SAN GIACOMO</text:p>
          </table:table-cell>
          <table:table-cell office:value-type="string" office:string-value="VIA SULIS - VIA PICCIONI">
            <text:p>VIA SULIS - VIA PICCIONI</text:p>
          </table:table-cell>
          <table:table-cell office:value-type="string" office:string-value="" table:number-columns-repeated="3"/>
          <table:table-cell office:value-type="string" office:string-value="UNO DEGLI APOSTOLI. PATRONO DI PISTOIA.">
            <text:p>UNO DEGLI APOSTOLI. PATRONO DI PISTOIA.</text:p>
          </table:table-cell>
        </table:table-row>
        <table:table-row>
          <table:table-cell office:value-type="string" office:string-value="092009_000823">
            <text:p>092009_000823</text:p>
          </table:table-cell>
          <table:table-cell office:value-type="string" office:string-value="VIA SAN GIACOMO">
            <text:p>VIA SAN GIACOMO</text:p>
          </table:table-cell>
          <table:table-cell office:value-type="string" office:string-value="PIAZZA SAN GIACOMO - VIA SAN GIOVANNI">
            <text:p>PIAZZA SAN GIACOMO - VIA SAN GIOVANN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UNO DEGLI APOSTOLI. PATRONO DI PISTOIA.">
            <text:p>UNO DEGLI APOSTOLI. PATRONO DI PISTOIA.</text:p>
          </table:table-cell>
        </table:table-row>
        <table:table-row>
          <table:table-cell office:value-type="string" office:string-value="092009_000824">
            <text:p>092009_000824</text:p>
          </table:table-cell>
          <table:table-cell office:value-type="string" office:string-value="VIA SAN GIORGIO">
            <text:p>VIA SAN GIORGIO</text:p>
          </table:table-cell>
          <table:table-cell office:value-type="string" office:string-value="VIA SANTA MARGHERITA - VIA OSPEDALE">
            <text:p>VIA SANTA MARGHERITA - VIA OSPEDALE</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CRISTIANO MARTIRIZZATO IN PALESTINA. PATRONO DI GENOVA.">
            <text:p>CRISTIANO MARTIRIZZATO IN PALESTINA. PATRONO DI GENOVA.</text:p>
          </table:table-cell>
        </table:table-row>
        <table:table-row>
          <table:table-cell office:value-type="string" office:string-value="092009_000825">
            <text:p>092009_000825</text:p>
          </table:table-cell>
          <table:table-cell office:value-type="string" office:string-value="VIA SAN GIOVANNI">
            <text:p>VIA SAN GIOVANNI</text:p>
          </table:table-cell>
          <table:table-cell office:value-type="string" office:string-value="PIAZZA MARGHINOTTI - VIA OTTONE BACAREDDA">
            <text:p>PIAZZA MARGHINOTTI - VIA OTTONE BACAREDDA</text:p>
          </table:table-cell>
          <table:table-cell office:value-type="string" office:string-value="" table:number-columns-repeated="3"/>
          <table:table-cell office:value-type="string" office:string-value="UNO DEGLI APOSTOLI.">
            <text:p>UNO DEGLI APOSTOLI.</text:p>
          </table:table-cell>
        </table:table-row>
        <table:table-row>
          <table:table-cell office:value-type="string" office:string-value="092009_000826">
            <text:p>092009_000826</text:p>
          </table:table-cell>
          <table:table-cell office:value-type="string" office:string-value="VIA SAN GIOVANNI BOSCO">
            <text:p>VIA SAN GIOVANNI BOSCO</text:p>
          </table:table-cell>
          <table:table-cell office:value-type="string" office:string-value="VIALE SANT'IGNAZIO DA LACONI - VIALE MERELLO">
            <text:p>VIALE SANT'IGNAZIO DA LACONI - VIALE MERELLO</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SACERDOTE EDUCATORE, (N. CASTELNUOVO D'ASTI 1815 + TORINO 1888">
            <text:p>SACERDOTE EDUCATORE, (N. CASTELNUOVO D'ASTI 1815 + TORINO 1888</text:p>
          </table:table-cell>
        </table:table-row>
        <table:table-row>
          <table:table-cell office:value-type="string" office:string-value="092009_000827">
            <text:p>092009_000827</text:p>
          </table:table-cell>
          <table:table-cell office:value-type="string" office:string-value="VIA SAN GIULIANO">
            <text:p>VIA SAN GIULIANO</text:p>
          </table:table-cell>
          <table:table-cell office:value-type="string" office:string-value="VIA DEI VITTORINI - (canale TERRAMAINI)">
            <text:p>VIA DEI VITTORINI - (canale TERRAMAIN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RICORDA L'ANTICO MONASTERO (UNA VOLTA, ESISTENTE NELLA ZONA).">
            <text:p>RICORDA L'ANTICO MONASTERO (UNA VOLTA, ESISTENTE NELLA ZONA).</text:p>
          </table:table-cell>
        </table:table-row>
        <table:table-row>
          <table:table-cell office:value-type="string" office:string-value="092009_000828">
            <text:p>092009_000828</text:p>
          </table:table-cell>
          <table:table-cell office:value-type="string" office:string-value="VIA SAN GIUSEPPE">
            <text:p>VIA SAN GIUSEPPE</text:p>
          </table:table-cell>
          <table:table-cell office:value-type="string" office:string-value="VIA DEI GENOVESI - PIAZZA SAN GIUSEPPE">
            <text:p>VIA DEI GENOVESI - PIAZZA SAN GIUSEPPE</text:p>
          </table:table-cell>
          <table:table-cell office:value-type="string" office:string-value="" table:number-columns-repeated="3"/>
          <table:table-cell office:value-type="string" office:string-value="GIA' VIA DELLE SCUOLE.SPOSO DELLA VERGINE MARIA. PATRONO DELLA CHIESA.">
            <text:p>GIA' VIA DELLE SCUOLE.SPOSO DELLA VERGINE MARIA. PATRONO DELLA CHIESA.</text:p>
          </table:table-cell>
        </table:table-row>
        <table:table-row>
          <table:table-cell office:value-type="string" office:string-value="092009_000829">
            <text:p>092009_000829</text:p>
          </table:table-cell>
          <table:table-cell office:value-type="string" office:string-value="PIAZZA SAN GIUSEPPE">
            <text:p>PIAZZA SAN GIUSEPPE</text:p>
          </table:table-cell>
          <table:table-cell office:value-type="string" office:string-value="VIA SANTA CROCE - VIA SAN GIUSEPPE">
            <text:p>VIA SANTA CROCE - VIA SAN GIUSEPPE</text:p>
          </table:table-cell>
          <table:table-cell office:value-type="string" office:string-value="" table:number-columns-repeated="3"/>
          <table:table-cell office:value-type="string" office:string-value="IN ANTICO COSTITUIVA UN VIOTTOLO DI COMUNICAZIONE FRA LA TORRE DELL'ELEFANTE E QUELLA DEL LEONE.EBBE QUESTO NOME IN SEGUITO ALLA COSTRUZIONE DELLA CHIESA DI SAN GIUSEPPE NEL XVII SEC.">
            <text:p>IN ANTICO COSTITUIVA UN VIOTTOLO DI COMUNICAZIONE FRA LA TORRE DELL'ELEFANTE E QUELLA DEL LEONE.EBBE QUESTO NOME IN SEGUITO ALLA COSTRUZIONE DELLA CHIESA DI SAN GIUSEPPE NEL XVII SEC.</text:p>
          </table:table-cell>
        </table:table-row>
        <table:table-row>
          <table:table-cell office:value-type="string" office:string-value="092009_000830">
            <text:p>092009_000830</text:p>
          </table:table-cell>
          <table:table-cell office:value-type="string" office:string-value="VIA SAN GREGORIO MAGNO">
            <text:p>VIA SAN GREGORIO MAGNO</text:p>
          </table:table-cell>
          <table:table-cell office:value-type="string" office:string-value="VIA LOGUDORO - VIA SAN LUCIFERO">
            <text:p>VIA LOGUDORO - VIA SAN LUCIFER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SALVO' ROMA DALL'INVASIONE DEI LONGOBARDI, AFFERMANDO L'AUTORITA' DELLA CHIESA SU TUTTO L'OCCIDENTE ROMANO-BARBARICO.(NATO A ROMA NEL 540 - MOTO NEL 604).">
            <text:p>SALVO' ROMA DALL'INVASIONE DEI LONGOBARDI, AFFERMANDO L'AUTORITA' DELLA CHIESA SU TUTTO L'OCCIDENTE ROMANO-BARBARICO.(NATO A ROMA NEL 540 - MOTO NEL 604).</text:p>
          </table:table-cell>
        </table:table-row>
        <table:table-row>
          <table:table-cell office:value-type="string" office:string-value="092009_000831">
            <text:p>092009_000831</text:p>
          </table:table-cell>
          <table:table-cell office:value-type="string" office:string-value="VIA SANTI LORENZO E PANCRAZIO">
            <text:p>VIA SANTI LORENZO E PANCRAZIO</text:p>
          </table:table-cell>
          <table:table-cell office:value-type="string" office:string-value="VIALE BUONCAMMINO - VIOTTOLO GIARDINI PUBBLICI">
            <text:p>VIALE BUONCAMMINO - VIOTTOLO GIARDINI PUBBLICI</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VIA S.LORENZO.MARTIRIZZATI SOTTO L'IMPERO DI DIOCLEZIANO">
            <text:p>GIA' VIA S.LORENZO.MARTIRIZZATI SOTTO L'IMPERO DI DIOCLEZIANO</text:p>
          </table:table-cell>
        </table:table-row>
        <table:table-row>
          <table:table-cell office:value-type="string" office:string-value="092009_000832">
            <text:p>092009_000832</text:p>
          </table:table-cell>
          <table:table-cell office:value-type="string" office:string-value="VIA SAN LUCIFERO">
            <text:p>VIA SAN LUCIFERO</text:p>
          </table:table-cell>
          <table:table-cell office:value-type="string" office:string-value="VIA GARIBALDI - VIA DANTE">
            <text:p>VIA GARIBALDI - VIA DANTE</text:p>
          </table:table-cell>
        </table:table-row>
        <table:table-row>
          <table:table-cell office:value-type="string" office:string-value="092009_000833">
            <text:p>092009_000833</text:p>
          </table:table-cell>
          <table:table-cell office:value-type="string" office:string-value="VIA SAN MARINO">
            <text:p>VIA SAN MARINO</text:p>
          </table:table-cell>
          <table:table-cell office:value-type="string" office:string-value="VIA GALVANI - VIA COSTANTINOPOLI">
            <text:p>VIA GALVANI - VIA COSTANTINOPOL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REPUBBLICA DI S.MARINO FONDATA NEL IV SEC. DALL'EREMITA MARINO ALLE PENDICI DEL MONTE TITANO">
            <text:p>REPUBBLICA DI S.MARINO FONDATA NEL IV SEC. DALL'EREMITA MARINO ALLE PENDICI DEL MONTE TITANO</text:p>
          </table:table-cell>
          <table:table-cell office:value-type="string" office:string-value=" A 18 KM. DA RIMINI.">
            <text:p> A 18 KM. DA RIMINI.</text:p>
          </table:table-cell>
        </table:table-row>
        <table:table-row>
          <table:table-cell office:value-type="string" office:string-value="092009_000834">
            <text:p>092009_000834</text:p>
          </table:table-cell>
          <table:table-cell office:value-type="string" office:string-value="VIA SAN MARTINO DELLA BATTAGLIA">
            <text:p>VIA SAN MARTINO DELLA BATTAGLIA</text:p>
          </table:table-cell>
          <table:table-cell office:value-type="string" office:string-value="VIA RISORGIMENTO - VIA MURAT">
            <text:p>VIA RISORGIMENTO - VIA MURAT</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FRAZIONE DEL COMUNE DI DESENZANO DEL GARDA (BS), LOCALITA' DI BATTAGLIA FRA GLI ITALIANI E GLI AUSTRIACI NEL 1859.">
            <text:p>FRAZIONE DEL COMUNE DI DESENZANO DEL GARDA (BS), LOCALITA' DI BATTAGLIA FRA GLI ITALIANI E GLI AUSTRIACI NEL 1859.</text:p>
          </table:table-cell>
        </table:table-row>
        <table:table-row>
          <table:table-cell office:value-type="string" office:string-value="092009_000835">
            <text:p>092009_000835</text:p>
          </table:table-cell>
          <table:table-cell office:value-type="string" office:string-value="VIA SAN MAURO">
            <text:p>VIA SAN MAURO</text:p>
          </table:table-cell>
          <table:table-cell office:value-type="string" office:string-value="VIA SAN GIOVANNI - VIA SAN ROCCO">
            <text:p>VIA SAN GIOVANNI - VIA SAN ROCCO</text:p>
          </table:table-cell>
          <table:table-cell office:value-type="string" office:string-value="" table:number-columns-repeated="3"/>
          <table:table-cell office:value-type="string" office:string-value="NOBILE ROMANO DISCEPOLO DI SAN BENEDETTO.">
            <text:p>NOBILE ROMANO DISCEPOLO DI SAN BENEDETTO.</text:p>
          </table:table-cell>
        </table:table-row>
        <table:table-row>
          <table:table-cell office:value-type="string" office:string-value="092009_000836">
            <text:p>092009_000836</text:p>
          </table:table-cell>
          <table:table-cell office:value-type="string" office:string-value="PORTICO SAN MICHELE">
            <text:p>PORTICO SAN MICHELE</text:p>
          </table:table-cell>
          <table:table-cell office:value-type="string" office:string-value="VIA AZUNI - VIA PORTOSCALAS">
            <text:p>VIA AZUNI - VIA PORTOSCALAS</text:p>
          </table:table-cell>
          <table:table-cell office:value-type="string" office:string-value="" table:number-columns-repeated="3"/>
          <table:table-cell office:value-type="string" office:string-value="ARCANGELO.">
            <text:p>ARCANGELO.</text:p>
          </table:table-cell>
        </table:table-row>
        <table:table-row>
          <table:table-cell office:value-type="string" office:string-value="092009_000837">
            <text:p>092009_000837</text:p>
          </table:table-cell>
          <table:table-cell office:value-type="string" office:string-value="PIAZZA SAN MICHELE">
            <text:p>PIAZZA SAN MICHELE</text:p>
          </table:table-cell>
          <table:table-cell office:value-type="string" office:string-value="VIA SAN MICHELE - VIA IS MIRRIONIS">
            <text:p>VIA SAN MICHELE - VIA IS MIRRIONIS</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ARCANGELO.">
            <text:p>ARCANGELO.</text:p>
          </table:table-cell>
        </table:table-row>
        <table:table-row>
          <table:table-cell office:value-type="string" office:string-value="092009_000838">
            <text:p>092009_000838</text:p>
          </table:table-cell>
          <table:table-cell office:value-type="string" office:string-value="VIA SAN MICHELE">
            <text:p>VIA SAN MICHELE</text:p>
          </table:table-cell>
          <table:table-cell office:value-type="string" office:string-value="PIAZZA S. AVENDRACE - PIAZZA S. MICHELE">
            <text:p>PIAZZA S. AVENDRACE - PIAZZA S. MICHELE</text:p>
          </table:table-cell>
        </table:table-row>
        <table:table-row>
          <table:table-cell office:value-type="string" office:string-value="092009_000839">
            <text:p>092009_000839</text:p>
          </table:table-cell>
          <table:table-cell office:value-type="string" office:string-value="VIA SAN PAOLO">
            <text:p>VIA SAN PAOLO</text:p>
          </table:table-cell>
          <table:table-cell office:value-type="string" office:string-value="VIALE LA PLAIA - VIALE TRIESTE">
            <text:p>VIALE LA PLAIA - VIALE TRIESTE</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UNO DEGLI APOSTOLI. EVANGELISTA, MARTIRIZZATO SOTTO NERONE.">
            <text:p>UNO DEGLI APOSTOLI. EVANGELISTA, MARTIRIZZATO SOTTO NERONE.</text:p>
          </table:table-cell>
        </table:table-row>
        <table:table-row>
          <table:table-cell office:value-type="string" office:string-value="092009_000840">
            <text:p>092009_000840</text:p>
          </table:table-cell>
          <table:table-cell office:value-type="string" office:string-value="VIA SAN QUINTINO">
            <text:p>VIA SAN QUINTINO</text:p>
          </table:table-cell>
          <table:table-cell office:value-type="string" office:string-value="VIA RIVA VILLASANTA - VIA BALILLA">
            <text:p>VIA RIVA VILLASANTA - VIA BALILLA</text:p>
          </table:table-cell>
        </table:table-row>
        <table:table-row>
          <table:table-cell office:value-type="string" office:string-value="092009_000841">
            <text:p>092009_000841</text:p>
          </table:table-cell>
          <table:table-cell office:value-type="string" office:string-value="VIA SAN ROCCO">
            <text:p>VIA SAN ROCCO</text:p>
          </table:table-cell>
          <table:table-cell office:value-type="string" office:string-value="PIAZZA SAN ROCCO - VIA SAN GIOVANNI">
            <text:p>PIAZZA SAN ROCCO - VIA SAN GIOVANN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DISCESA CALVI. PATRONO DEGLI APPESTATI E DEGLI AMMALATI (XIII SEC.)">
            <text:p>GIA' DISCESA CALVI. PATRONO DEGLI APPESTATI E DEGLI AMMALATI (XIII SEC.)</text:p>
          </table:table-cell>
        </table:table-row>
        <table:table-row>
          <table:table-cell office:value-type="string" office:string-value="092009_000842">
            <text:p>092009_000842</text:p>
          </table:table-cell>
          <table:table-cell office:value-type="string" office:string-value="PIAZZA SAN ROCCO">
            <text:p>PIAZZA SAN ROCCO</text:p>
          </table:table-cell>
          <table:table-cell office:value-type="string" office:string-value="VIA OTTONE BACAREDDA - VIA SAN ROCCO">
            <text:p>VIA OTTONE BACAREDDA - VIA SAN ROCCO</text:p>
          </table:table-cell>
        </table:table-row>
        <table:table-row>
          <table:table-cell office:value-type="string" office:string-value="092009_000843">
            <text:p>092009_000843</text:p>
          </table:table-cell>
          <table:table-cell office:value-type="string" office:string-value="VIA SAN SALVATORE DA CIVITA">
            <text:p>VIA SAN SALVATORE DA CIVITA</text:p>
          </table:table-cell>
          <table:table-cell office:value-type="string" office:string-value="VIA DEI VITTORINI - (canale TERRAMAINI)">
            <text:p>VIA DEI VITTORINI - (canale TERRAMAINI)</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row>
        <table:table-row>
          <table:table-cell office:value-type="string" office:string-value="092009_000844">
            <text:p>092009_000844</text:p>
          </table:table-cell>
          <table:table-cell office:value-type="string" office:string-value="VIA SAN SALVATORE DA HORTA">
            <text:p>VIA SAN SALVATORE DA HORTA</text:p>
          </table:table-cell>
          <table:table-cell office:value-type="string" office:string-value="VIALE REGINA MARGHERITA - VIA TORINO">
            <text:p>VIALE REGINA MARGHERITA - VIA TORIN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row>
        <table:table-row>
          <table:table-cell office:value-type="string" office:string-value="092009_000845">
            <text:p>092009_000845</text:p>
          </table:table-cell>
          <table:table-cell office:value-type="string" office:string-value="VIA SAN SATURNINO">
            <text:p>VIA SAN SATURNINO</text:p>
          </table:table-cell>
          <table:table-cell office:value-type="string" office:string-value="VIALE REGINA ELENA - VIA TRISTANI">
            <text:p>VIALE REGINA ELENA - VIA TRISTANI</text:p>
          </table:table-cell>
          <table:table-cell office:value-type="float" office:value="1451">
            <text:p>1451</text:p>
          </table:table-cell>
          <table:table-cell office:value-type="string" office:string-value="22/09/1926">
            <text:p>22/09/1926</text:p>
          </table:table-cell>
          <table:table-cell office:value-type="string" office:string-value="C.P.">
            <text:p>C.P.</text:p>
          </table:table-cell>
          <table:table-cell office:value-type="string" office:string-value="SATURNO O SATURNINO A DICIANNOVE ANNI, FU MARTIRIZZATO A CAGLIARI NEL 304 DOPO CRISTO, DALLA FOLLA INFEROCITA DURANTE I FESTEGGIAMENTI IN ONORE DI GIOVE. FURONO POI GLI STESSI CAGLIARITANI A FARE DEL GIOVANE CRISTIANO IL LORO PATRONO,">
            <text:p>SATURNO O SATURNINO A DICIANNOVE ANNI, FU MARTIRIZZATO A CAGLIARI NEL 304 DOPO CRISTO, DALLA FOLLA INFEROCITA DURANTE I FESTEGGIAMENTI IN ONORE DI GIOVE. FURONO POI GLI STESSI CAGLIARITANI A FARE DEL GIOVANE CRISTIANO IL LORO PATRONO,</text:p>
          </table:table-cell>
        </table:table-row>
        <table:table-row>
          <table:table-cell office:value-type="string" office:string-value="092009_000846">
            <text:p>092009_000846</text:p>
          </table:table-cell>
          <table:table-cell office:value-type="string" office:string-value="SCALETTE SAN SEPOLCRO">
            <text:p>SCALETTE SAN SEPOLCRO</text:p>
          </table:table-cell>
          <table:table-cell office:value-type="string" office:string-value="PIAZZA SAN SEPOLCRO - VICO MANNO">
            <text:p>PIAZZA SAN SEPOLCRO - VICO MANNO</text:p>
          </table:table-cell>
        </table:table-row>
        <table:table-row>
          <table:table-cell office:value-type="string" office:string-value="092009_000847">
            <text:p>092009_000847</text:p>
          </table:table-cell>
          <table:table-cell office:value-type="string" office:string-value="PIAZZA SAN SEPOLCRO">
            <text:p>PIAZZA SAN SEPOLCRO</text:p>
          </table:table-cell>
          <table:table-cell office:value-type="string" office:string-value="VIA DETTORI - SCALETTE SAN SEPOLCRO">
            <text:p>VIA DETTORI - SCALETTE SAN SEPOLCRO</text:p>
          </table:table-cell>
        </table:table-row>
        <table:table-row>
          <table:table-cell office:value-type="string" office:string-value="092009_000848">
            <text:p>092009_000848</text:p>
          </table:table-cell>
          <table:table-cell office:value-type="string" office:string-value="VIA SAN SIMONE">
            <text:p>VIA SAN SIMONE</text:p>
          </table:table-cell>
          <table:table-cell office:value-type="string" office:string-value="VIA SANTA GILLA - (zona in sviluppo)">
            <text:p>VIA SANTA GILLA - (zona in svilupp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UNO DEGLI APOSTOLI - MARTIRIZZATO IN PERSIA.">
            <text:p>UNO DEGLI APOSTOLI - MARTIRIZZATO IN PERSIA.</text:p>
          </table:table-cell>
        </table:table-row>
        <table:table-row>
          <table:table-cell office:value-type="string" office:string-value="092009_000849">
            <text:p>092009_000849</text:p>
          </table:table-cell>
          <table:table-cell office:value-type="string" office:string-value="VIA SAN TOMMASO D'AQUINO">
            <text:p>VIA SAN TOMMASO D'AQUINO</text:p>
          </table:table-cell>
          <table:table-cell office:value-type="string" office:string-value="VIA STAMIRA - VIA PLATONE">
            <text:p>VIA STAMIRA - VIA PLATONE</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IL PIU' GRANDE FILOSOFO DEL MEDIO EVO DETTO DOTTOR ANGELICO (NATO NEL 1225 - MORTO NEL 1274).">
            <text:p>IL PIU' GRANDE FILOSOFO DEL MEDIO EVO DETTO DOTTOR ANGELICO (NATO NEL 1225 - MORTO NEL 1274).</text:p>
          </table:table-cell>
        </table:table-row>
        <table:table-row>
          <table:table-cell office:value-type="string" office:string-value="092009_000850">
            <text:p>092009_000850</text:p>
          </table:table-cell>
          <table:table-cell office:value-type="string" office:string-value="VIA SAN VETRANO">
            <text:p>VIA SAN VETRANO</text:p>
          </table:table-cell>
          <table:table-cell office:value-type="string" office:string-value="VIA BACAREDDA - VIA GIUDICE TORBENO">
            <text:p>VIA BACAREDDA - VIA GIUDICE TORBEN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RICORDA L'ANTICA VILLA MEDIEVALE SITUATA NEI PRESSI DELLA ZONA.">
            <text:p>RICORDA L'ANTICA VILLA MEDIEVALE SITUATA NEI PRESSI DELLA ZONA.</text:p>
          </table:table-cell>
        </table:table-row>
        <table:table-row>
          <table:table-cell office:value-type="string" office:string-value="092009_000851">
            <text:p>092009_000851</text:p>
          </table:table-cell>
          <table:table-cell office:value-type="string" office:string-value="VIALE SAN VINCENZO">
            <text:p>VIALE SAN VINCENZO</text:p>
          </table:table-cell>
          <table:table-cell office:value-type="string" office:string-value="LARGO GIUSEPPE DESSI' - PIAZZA D'ARMI">
            <text:p>LARGO GIUSEPPE DESSI' - PIAZZA D'ARMI</text:p>
          </table:table-cell>
        </table:table-row>
        <table:table-row>
          <table:table-cell office:value-type="string" office:string-value="092009_000852">
            <text:p>092009_000852</text:p>
          </table:table-cell>
          <table:table-cell office:value-type="string" office:string-value="VIA MOLO SANT'AGOSTINO">
            <text:p>VIA MOLO SANT'AGOSTINO</text:p>
          </table:table-cell>
          <table:table-cell office:value-type="string" office:string-value="PIAZZA MATTEOTTI - VIA SASSARI">
            <text:p>PIAZZA MATTEOTTI - VIA SASSARI</text:p>
          </table:table-cell>
        </table:table-row>
        <table:table-row>
          <table:table-cell office:value-type="string" office:string-value="092009_000853">
            <text:p>092009_000853</text:p>
          </table:table-cell>
          <table:table-cell office:value-type="string" office:string-value="VIA SANT'ALENIXEDDA">
            <text:p>VIA SANT'ALENIXEDDA</text:p>
          </table:table-cell>
          <table:table-cell office:value-type="string" office:string-value="VIA BACAREDDA - PIAZZA GIOVANNI XXIII">
            <text:p>VIA BACAREDDA - PIAZZA GIOVANNI XXIII</text:p>
          </table:table-cell>
        </table:table-row>
        <table:table-row>
          <table:table-cell office:value-type="string" office:string-value="092009_000854">
            <text:p>092009_000854</text:p>
          </table:table-cell>
          <table:table-cell office:value-type="string" office:string-value="VIA SANT'ANDREA">
            <text:p>VIA SANT'ANDREA</text:p>
          </table:table-cell>
          <table:table-cell office:value-type="string" office:string-value="VIA DEI VITTORINI - VIA DELL'ABBAZIA">
            <text:p>VIA DEI VITTORINI - VIA DELL'ABBAZI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APOSTOLO CROCIFISSO SU UNA CROCE OBLIQUA CROCE DI SANT' ANDREA. (MORTO A PATRASSO NEL 66 d.c.)">
            <text:p>APOSTOLO CROCIFISSO SU UNA CROCE OBLIQUA CROCE DI SANT' ANDREA. (MORTO A PATRASSO NEL 66 d.c.)</text:p>
          </table:table-cell>
        </table:table-row>
        <table:table-row>
          <table:table-cell office:value-type="string" office:string-value="092009_000855">
            <text:p>092009_000855</text:p>
          </table:table-cell>
          <table:table-cell office:value-type="string" office:string-value="VIA SANT'ANANIA">
            <text:p>VIA SANT'ANANIA</text:p>
          </table:table-cell>
          <table:table-cell office:value-type="string" office:string-value="VIA DEI VITTORINI - VIA DELL'ABBAZIA">
            <text:p>VIA DEI VITTORINI - VIA DELL'ABBAZI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RISTIANO DI DAMASCO. IN RICORDO DELL'ANTICA CHIESA VITTORINA, OGGI NON PIU' ESISTENTE.">
            <text:p>CRISTIANO DI DAMASCO. IN RICORDO DELL'ANTICA CHIESA VITTORINA, OGGI NON PIU' ESISTENTE.</text:p>
          </table:table-cell>
        </table:table-row>
        <table:table-row>
          <table:table-cell office:value-type="string" office:string-value="092009_000856">
            <text:p>092009_000856</text:p>
          </table:table-cell>
          <table:table-cell office:value-type="string" office:string-value="PORTICO SANT'ANTONIO">
            <text:p>PORTICO SANT'ANTONIO</text:p>
          </table:table-cell>
          <table:table-cell office:value-type="string" office:string-value="SCALETTE SAN SEPOLCRO - VIA MANNO">
            <text:p>SCALETTE SAN SEPOLCRO - VIA MANNO</text:p>
          </table:table-cell>
          <table:table-cell office:value-type="string" office:string-value="" table:number-columns-repeated="3"/>
          <table:table-cell office:value-type="string" office:string-value="FRATE AGOSTINIANO, POI FRANCESCANO. PREDICATORE E TAUMATURGO.SAN FRANCESCO LO AUTORIZZO' AD INSEGNARE TEOLOGIA AI FRATI. FU CANONIZZATO NEL 1232. (VIENE FESTEGGIATO IL 13 GIUGNO).PATRONO DELLE CITTA' DI PADOVA E LISBONA.(NATO A LISBONA NEL 1195 - MORTO A PADOVA NEL 1231).">
            <text:p>FRATE AGOSTINIANO, POI FRANCESCANO. PREDICATORE E TAUMATURGO.SAN FRANCESCO LO AUTORIZZO' AD INSEGNARE TEOLOGIA AI FRATI. FU CANONIZZATO NEL 1232. (VIENE FESTEGGIATO IL 13 GIUGNO).PATRONO DELLE CITTA' DI PADOVA E LISBONA.(NATO A LISBONA NEL 1195 - MORTO A PADOVA NEL 1231).</text:p>
          </table:table-cell>
        </table:table-row>
        <table:table-row>
          <table:table-cell office:value-type="string" office:string-value="092009_000857">
            <text:p>092009_000857</text:p>
          </table:table-cell>
          <table:table-cell office:value-type="string" office:string-value="VIALE SANT'AVENDRACE">
            <text:p>VIALE SANT'AVENDRACE</text:p>
          </table:table-cell>
          <table:table-cell office:value-type="string" office:string-value="PIAZZA TRENTO - PIAZZA SANT'AVENDRACE">
            <text:p>PIAZZA TRENTO - PIAZZA SANT'AVENDRACE</text:p>
          </table:table-cell>
          <table:table-cell office:value-type="string" office:string-value="" table:number-columns-repeated="3"/>
          <table:table-cell office:value-type="string" office:string-value="STRADA CHE UNIVA LA CITTA' COL SOBBORGO DI SANT'AVENDRACE O SAN VENERO.IN ESSA SI TROVAVA IL PATIBOLO PER LE ESECUZIONI CAPITALI DEI CONDANNATI DI ORIGINE POPOLANA.">
            <text:p>STRADA CHE UNIVA LA CITTA' COL SOBBORGO DI SANT'AVENDRACE O SAN VENERO.IN ESSA SI TROVAVA IL PATIBOLO PER LE ESECUZIONI CAPITALI DEI CONDANNATI DI ORIGINE POPOLANA.</text:p>
          </table:table-cell>
        </table:table-row>
        <table:table-row>
          <table:table-cell office:value-type="string" office:string-value="092009_000858">
            <text:p>092009_000858</text:p>
          </table:table-cell>
          <table:table-cell office:value-type="string" office:string-value="PIAZZA SAN BENEDETTO">
            <text:p>PIAZZA SAN BENEDETTO</text:p>
          </table:table-cell>
          <table:table-cell office:value-type="string" office:string-value="VIA S. BENEDETTO - VIA DANTE">
            <text:p>VIA S. BENEDETTO - VIA DANTE</text:p>
          </table:table-cell>
          <table:table-cell office:value-type="string" office:string-value="" table:number-columns-repeated="3"/>
          <table:table-cell office:value-type="string" office:string-value="PATRIARCA DEL MONACHISMO, FONDO' A MONTECASSINO IL CONVENTO NEL 529, DETTO' LA REGOLA DELL'ORDINE DEI BENEDETTINI.">
            <text:p>PATRIARCA DEL MONACHISMO, FONDO' A MONTECASSINO IL CONVENTO NEL 529, DETTO' LA REGOLA DELL'ORDINE DEI BENEDETTINI.</text:p>
          </table:table-cell>
        </table:table-row>
        <table:table-row>
          <table:table-cell office:value-type="string" office:string-value="092009_000859">
            <text:p>092009_000859</text:p>
          </table:table-cell>
          <table:table-cell office:value-type="string" office:string-value="VIA SAN BENEDETTO">
            <text:p>VIA SAN BENEDETTO</text:p>
          </table:table-cell>
          <table:table-cell office:value-type="string" office:string-value="PIAZZA SAN BENEDETTO - VIALE MARCONI">
            <text:p>PIAZZA SAN BENEDETTO - VIALE MARCONI</text:p>
          </table:table-cell>
        </table:table-row>
        <table:table-row>
          <table:table-cell office:value-type="string" office:string-value="092009_000860">
            <text:p>092009_000860</text:p>
          </table:table-cell>
          <table:table-cell office:value-type="string" office:string-value="VIA SANTA BERNADETTE">
            <text:p>VIA SANTA BERNADETTE</text:p>
          </table:table-cell>
          <table:table-cell office:value-type="string" office:string-value="VIA ENRICO TOTI - VIA SANT'ISIDORO">
            <text:p>VIA ENRICO TOTI - VIA SANT'ISIDOR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BERNADETTE SOUBIROUS,TESTIMONE DELL'APPARIZIONE DELLA MADONNA A LOURDES">
            <text:p>BERNADETTE SOUBIROUS,TESTIMONE DELL'APPARIZIONE DELLA MADONNA A LOURDES</text:p>
          </table:table-cell>
          <table:table-cell office:value-type="string" office:string-value=" SUORA CANONIZZATA NEL 1933. (NATA NEL 1844 - MORTA NEL 1879)VIENE FESTEGGIATA IL 10 APRILE.">
            <text:p> SUORA CANONIZZATA NEL 1933. (NATA NEL 1844 - MORTA NEL 1879)VIENE FESTEGGIATA IL 10 APRILE.</text:p>
          </table:table-cell>
        </table:table-row>
        <table:table-row>
          <table:table-cell office:value-type="string" office:string-value="092009_000861">
            <text:p>092009_000861</text:p>
          </table:table-cell>
          <table:table-cell office:value-type="string" office:string-value="SCALETTE SANTA CHIARA">
            <text:p>SCALETTE SANTA CHIARA</text:p>
          </table:table-cell>
          <table:table-cell office:value-type="string" office:string-value="PIAZZA YENNE - VIA CAMMINO NUOVO">
            <text:p>PIAZZA YENNE - VIA CAMMINO NUOVO</text:p>
          </table:table-cell>
          <table:table-cell office:value-type="string" office:string-value="" table:number-columns-repeated="3"/>
          <table:table-cell office:value-type="string" office:string-value="SEGUI' S.FRANCESCO, FONDO' L'ORDINE DELLE CLARISSE. CANONIZZATA NEL 1255. STRADA D'ACCESSO DELL'OMOMIMO CONVENTO (XIII SEC.). (NATA NEL 1194 - MORTA NEL 1253).">
            <text:p>SEGUI' S.FRANCESCO, FONDO' L'ORDINE DELLE CLARISSE. CANONIZZATA NEL 1255. STRADA D'ACCESSO DELL'OMOMIMO CONVENTO (XIII SEC.). (NATA NEL 1194 - MORTA NEL 1253).</text:p>
          </table:table-cell>
        </table:table-row>
        <table:table-row>
          <table:table-cell office:value-type="string" office:string-value="092009_000862">
            <text:p>092009_000862</text:p>
          </table:table-cell>
          <table:table-cell office:value-type="string" office:string-value="PIAZZA SANTA CROCE">
            <text:p>PIAZZA SANTA CROCE</text:p>
          </table:table-cell>
          <table:table-cell office:value-type="string" office:string-value="VIA SANTA CROCE - VIA CORTE D'APPELLO">
            <text:p>VIA SANTA CROCE - VIA CORTE D'APPELLO</text:p>
          </table:table-cell>
          <table:table-cell office:value-type="string" office:string-value="" table:number-columns-repeated="3"/>
          <table:table-cell office:value-type="string" office:string-value="GIA' VIA DELL'ELEFANTE,GIA' VIA DEI GIUDEI.">
            <text:p>GIA' VIA DELL'ELEFANTE,GIA' VIA DEI GIUDEI.</text:p>
          </table:table-cell>
        </table:table-row>
        <table:table-row>
          <table:table-cell office:value-type="string" office:string-value="092009_000863">
            <text:p>092009_000863</text:p>
          </table:table-cell>
          <table:table-cell office:value-type="string" office:string-value="SCALETTE SANTA CROCE">
            <text:p>SCALETTE SANTA CROCE</text:p>
          </table:table-cell>
          <table:table-cell office:value-type="string" office:string-value="VIA SANTA CROCE - VIA CORTE D'APPELLO">
            <text:p>VIA SANTA CROCE - VIA CORTE D'APPELLO</text:p>
          </table:table-cell>
          <table:table-cell office:value-type="string" office:string-value="" table:number-columns-repeated="3"/>
          <table:table-cell office:value-type="string" office:string-value="SPIAZZO VICINO ALL'OMONIMA CHIESA IN CUI SI TROVA UNO DEI POZZI DI ALIMENTAZIONE IDRICA DEL CASTELLO.">
            <text:p>SPIAZZO VICINO ALL'OMONIMA CHIESA IN CUI SI TROVA UNO DEI POZZI DI ALIMENTAZIONE IDRICA DEL CASTELLO.</text:p>
          </table:table-cell>
        </table:table-row>
        <table:table-row>
          <table:table-cell office:value-type="string" office:string-value="092009_000864">
            <text:p>092009_000864</text:p>
          </table:table-cell>
          <table:table-cell office:value-type="string" office:string-value="VIA SANT'EUSEBIO">
            <text:p>VIA SANT'EUSEBIO</text:p>
          </table:table-cell>
          <table:table-cell office:value-type="string" office:string-value="VIA SAN LUCIFERO - VIA GRAZIA DELEDDA">
            <text:p>VIA SAN LUCIFERO - VIA GRAZIA DELEDD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VESCOVO.">
            <text:p>VESCOVO.</text:p>
          </table:table-cell>
        </table:table-row>
        <table:table-row>
          <table:table-cell office:value-type="string" office:string-value="092009_000865">
            <text:p>092009_000865</text:p>
          </table:table-cell>
          <table:table-cell office:value-type="string" office:string-value="VIA SILVIO MASTIO">
            <text:p>VIA SILVIO MASTIO</text:p>
          </table:table-cell>
          <table:table-cell office:value-type="string" office:string-value="VIA DELLA RESISTENZA - VIA FOSSE ARDEATINE">
            <text:p>VIA DELLA RESISTENZA - VIA FOSSE ARDEATIN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PATRIOTA. (NATO NEL 1901 - MORTO NEL 1931).">
            <text:p>PATRIOTA. (NATO NEL 1901 - MORTO NEL 1931).</text:p>
          </table:table-cell>
        </table:table-row>
        <table:table-row>
          <table:table-cell office:value-type="string" office:string-value="092009_000866">
            <text:p>092009_000866</text:p>
          </table:table-cell>
          <table:table-cell office:value-type="string" office:string-value="VIA SANT'EFISIO">
            <text:p>VIA SANT'EFISIO</text:p>
          </table:table-cell>
          <table:table-cell office:value-type="string" office:string-value="VIA AZUNI - VIA SANTA RESTITUTA">
            <text:p>VIA AZUNI - VIA SANTA RESTITUTA</text:p>
          </table:table-cell>
          <table:table-cell office:value-type="string" office:string-value="" table:number-columns-repeated="3"/>
          <table:table-cell office:value-type="string" office:string-value="GIA' VIA SANT'ANNA SEC.XVIII- DEDICATA AL GUERRIERO EFISIO D'ELIA, CHE SUBI' IL MARTIRIO NEI LOCALI SOTTOSTANTI L'OMONIMA CHIESA.">
            <text:p>GIA' VIA SANT'ANNA SEC.XVIII- DEDICATA AL GUERRIERO EFISIO D'ELIA, CHE SUBI' IL MARTIRIO NEI LOCALI SOTTOSTANTI L'OMONIMA CHIESA.</text:p>
          </table:table-cell>
        </table:table-row>
        <table:table-row>
          <table:table-cell office:value-type="string" office:string-value="092009_000867">
            <text:p>092009_000867</text:p>
          </table:table-cell>
          <table:table-cell office:value-type="string" office:string-value="PIAZZA SANT'EFISIO">
            <text:p>PIAZZA SANT'EFISIO</text:p>
          </table:table-cell>
          <table:table-cell office:value-type="string" office:string-value="VIA SANT'EFISIO - VICO II SANT'EFISIO">
            <text:p>VIA SANT'EFISIO - VICO II SANT'EFISIO</text:p>
          </table:table-cell>
        </table:table-row>
        <table:table-row>
          <table:table-cell office:value-type="string" office:string-value="092009_000868">
            <text:p>092009_000868</text:p>
          </table:table-cell>
          <table:table-cell office:value-type="string" office:string-value="PIAZZA SANT'EULALIA">
            <text:p>PIAZZA SANT'EULALIA</text:p>
          </table:table-cell>
          <table:table-cell office:value-type="string" office:string-value="VIA SANT'EULALIA - VIA CONCEZIONE">
            <text:p>VIA SANT'EULALIA - VIA CONCEZIONE</text:p>
          </table:table-cell>
          <table:table-cell office:value-type="string" office:string-value="" table:number-columns-repeated="3"/>
          <table:table-cell office:value-type="string" office:string-value="VERGINE E MARTIRE SPAGNOLA - SEC. III-IV.">
            <text:p>VERGINE E MARTIRE SPAGNOLA - SEC. III-IV.</text:p>
          </table:table-cell>
        </table:table-row>
        <table:table-row>
          <table:table-cell office:value-type="string" office:string-value="092009_000869">
            <text:p>092009_000869</text:p>
          </table:table-cell>
          <table:table-cell office:value-type="string" office:string-value="VIA SANT'EULALIA">
            <text:p>VIA SANT'EULALIA</text:p>
          </table:table-cell>
          <table:table-cell office:value-type="string" office:string-value="PIAZZA DETTORI - VIA SARDEGNA">
            <text:p>PIAZZA DETTORI - VIA SARDEGNA</text:p>
          </table:table-cell>
          <table:table-cell office:value-type="string" office:string-value="" table:number-columns-repeated="3"/>
          <table:table-cell office:value-type="string" office:string-value="GIA' VIA DEI MARINAI. SEC.XVI.">
            <text:p>GIA' VIA DEI MARINAI. SEC.XVI.</text:p>
          </table:table-cell>
        </table:table-row>
        <table:table-row>
          <table:table-cell office:value-type="string" office:string-value="092009_000870">
            <text:p>092009_000870</text:p>
          </table:table-cell>
          <table:table-cell office:value-type="string" office:string-value="VIA SANTA GILLA">
            <text:p>VIA SANTA GILLA</text:p>
          </table:table-cell>
          <table:table-cell office:value-type="string" office:string-value="VIALE TRIESTE - VIA PO">
            <text:p>VIALE TRIESTE - VIA PO</text:p>
          </table:table-cell>
        </table:table-row>
        <table:table-row>
          <table:table-cell office:value-type="string" office:string-value="092009_000871">
            <text:p>092009_000871</text:p>
          </table:table-cell>
          <table:table-cell office:value-type="string" office:string-value="VIA SANT'IGNAZIO DA LACONI">
            <text:p>VIA SANT'IGNAZIO DA LACONI</text:p>
          </table:table-cell>
          <table:table-cell office:value-type="string" office:string-value="VIA PORTOSCALAS - VIALE BUONCAMMINO">
            <text:p>VIA PORTOSCALAS - VIALE BUONCAMMINO</text:p>
          </table:table-cell>
          <table:table-cell office:value-type="string" office:string-value="" table:number-columns-repeated="3"/>
          <table:table-cell office:value-type="string" office:string-value="GIA' VIA PALABANDA PER IL PRIMO TRATTO. GIA' VIA DEI CAPPUCCINI PER LA PARTE ALTA. GIA' VIA OSTERIEDDAS.">
            <text:p>GIA' VIA PALABANDA PER IL PRIMO TRATTO. GIA' VIA DEI CAPPUCCINI PER LA PARTE ALTA. GIA' VIA OSTERIEDDAS.</text:p>
          </table:table-cell>
        </table:table-row>
        <table:table-row>
          <table:table-cell office:value-type="string" office:string-value="092009_000872">
            <text:p>092009_000872</text:p>
          </table:table-cell>
          <table:table-cell office:value-type="string" office:string-value="VIA SANT'ISIDORO">
            <text:p>VIA SANT'ISIDORO</text:p>
          </table:table-cell>
          <table:table-cell office:value-type="string" office:string-value="VIA DEI CAMPI - VIA SANTA MARIA GORETTI">
            <text:p>VIA DEI CAMPI - VIA SANTA MARIA GORETT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ONO DELLA SPAGNA CANONIZZATO NEL 1622.">
            <text:p>PATRONO DELLA SPAGNA CANONIZZATO NEL 1622.</text:p>
          </table:table-cell>
        </table:table-row>
        <table:table-row>
          <table:table-cell office:value-type="string" office:string-value="092009_000873">
            <text:p>092009_000873</text:p>
          </table:table-cell>
          <table:table-cell office:value-type="string" office:string-value="VIA SANTA MARGHERITA">
            <text:p>VIA SANTA MARGHERITA</text:p>
          </table:table-cell>
          <table:table-cell office:value-type="string" office:string-value="VIA AZUNI - VIA SAN GIORGIO">
            <text:p>VIA AZUNI - VIA SAN GIORGI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VIA SANTI GIORGIO E MARGHERITA.">
            <text:p>GIA' VIA SANTI GIORGIO E MARGHERITA.</text:p>
          </table:table-cell>
        </table:table-row>
        <table:table-row>
          <table:table-cell office:value-type="string" office:string-value="092009_000874">
            <text:p>092009_000874</text:p>
          </table:table-cell>
          <table:table-cell office:value-type="string" office:string-value="VIA SANTA MARIA CHIARA">
            <text:p>VIA SANTA MARIA CHIARA</text:p>
          </table:table-cell>
          <table:table-cell office:value-type="string" office:string-value="VIA BALILLA - VIA DEI CARROZ">
            <text:p>VIA BALILLA - VIA DEI CARROZ</text:p>
          </table:table-cell>
        </table:table-row>
        <table:table-row>
          <table:table-cell office:value-type="string" office:string-value="092009_000875">
            <text:p>092009_000875</text:p>
          </table:table-cell>
          <table:table-cell office:value-type="string" office:string-value="VIA SANTA MARIA GORETTI">
            <text:p>VIA SANTA MARIA GORETTI</text:p>
          </table:table-cell>
          <table:table-cell office:value-type="string" office:string-value="VIA ENRICO TOTI - VIA DELL'ABBONDANZA">
            <text:p>VIA ENRICO TOTI - VIA DELL'ABBONDANZ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row>
        <table:table-row>
          <table:table-cell office:value-type="string" office:string-value="092009_000876">
            <text:p>092009_000876</text:p>
          </table:table-cell>
          <table:table-cell office:value-type="string" office:string-value="PIAZZA SANTA RESTITUTA">
            <text:p>PIAZZA SANTA RESTITUTA</text:p>
          </table:table-cell>
          <table:table-cell office:value-type="string" office:string-value="VIA SANTA RESTITUTA - VIA SANT'EFISIO">
            <text:p>VIA SANTA RESTITUTA - VIA SANT'EFISIO</text:p>
          </table:table-cell>
        </table:table-row>
        <table:table-row>
          <table:table-cell office:value-type="string" office:string-value="092009_000877">
            <text:p>092009_000877</text:p>
          </table:table-cell>
          <table:table-cell office:value-type="string" office:string-value="VIA SANTA RESTITUTA">
            <text:p>VIA SANTA RESTITUTA</text:p>
          </table:table-cell>
          <table:table-cell office:value-type="string" office:string-value="VIA AZUNI - VIA SANT'EFISIO">
            <text:p>VIA AZUNI - VIA SANT'EFISIO</text:p>
          </table:table-cell>
          <table:table-cell office:value-type="string" office:string-value="" table:number-columns-repeated="3"/>
          <table:table-cell office:value-type="string" office:string-value="GIA' VIA DEI BARBARICINI.">
            <text:p>GIA' VIA DEI BARBARICINI.</text:p>
          </table:table-cell>
        </table:table-row>
        <table:table-row>
          <table:table-cell office:value-type="string" office:string-value="092009_000878">
            <text:p>092009_000878</text:p>
          </table:table-cell>
          <table:table-cell office:value-type="string" office:string-value="VIA SANTA ROSALIA">
            <text:p>VIA SANTA ROSALIA</text:p>
          </table:table-cell>
          <table:table-cell office:value-type="string" office:string-value="VIA RIVA VILLASANTA - VIA SANTA MARIA CHIARA">
            <text:p>VIA RIVA VILLASANTA - VIA SANTA MARIA CHIARA</text:p>
          </table:table-cell>
          <table:table-cell office:value-type="string" office:string-value="" table:number-columns-repeated="3"/>
          <table:table-cell office:value-type="string" office:string-value="PATRONA DI PALERMO E DELLA SICILIA (+ 1160).">
            <text:p>PATRONA DI PALERMO E DELLA SICILIA (+ 1160).</text:p>
          </table:table-cell>
        </table:table-row>
        <table:table-row>
          <table:table-cell office:value-type="string" office:string-value="092009_000879">
            <text:p>092009_000879</text:p>
          </table:table-cell>
          <table:table-cell office:value-type="string" office:string-value="SCALETTE SANTA TERESA">
            <text:p>SCALETTE SANTA TERESA</text:p>
          </table:table-cell>
          <table:table-cell office:value-type="string" office:string-value="VIA PRINCIPE AMEDEO - VIA MANNO">
            <text:p>VIA PRINCIPE AMEDEO - VIA MANNO</text:p>
          </table:table-cell>
          <table:table-cell office:value-type="string" office:string-value="" table:number-columns-repeated="3"/>
          <table:table-cell office:value-type="string" office:string-value="RIFORMATRICE DELL'ORDINE DELLE CARMELITANE DI CUI FONDO' 32 CONVENTI.MONACA SPAGNOLA, CHIAMATA TERESA DI GESU', FU SCRITTRICE MISTICA.PATRONA DELLA SPAGNA (FESTEGGIATA IL 15 OTTOBRE).(NATA AD AVILA NEL 1515 - MORTA NEL 1582).">
            <text:p>RIFORMATRICE DELL'ORDINE DELLE CARMELITANE DI CUI FONDO' 32 CONVENTI.MONACA SPAGNOLA, CHIAMATA TERESA DI GESU', FU SCRITTRICE MISTICA.PATRONA DELLA SPAGNA (FESTEGGIATA IL 15 OTTOBRE).(NATA AD AVILA NEL 1515 - MORTA NEL 1582).</text:p>
          </table:table-cell>
        </table:table-row>
        <table:table-row>
          <table:table-cell office:value-type="string" office:string-value="092009_000880">
            <text:p>092009_000880</text:p>
          </table:table-cell>
          <table:table-cell office:value-type="string" office:string-value="VIA RANIERI SAMPANTE">
            <text:p>VIA RANIERI SAMPANTE</text:p>
          </table:table-cell>
          <table:table-cell office:value-type="string" office:string-value="VIA ALLIATA - VIA CINQUINI">
            <text:p>VIA ALLIATA - VIA CINQUIN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ASTELLANO DI SAN MICHELE NEL 1295.">
            <text:p>CASTELLANO DI SAN MICHELE NEL 1295.</text:p>
          </table:table-cell>
        </table:table-row>
        <table:table-row>
          <table:table-cell office:value-type="string" office:string-value="092009_000881">
            <text:p>092009_000881</text:p>
          </table:table-cell>
          <table:table-cell office:value-type="string" office:string-value="VIA MARIA LUISA SANFELICE">
            <text:p>VIA MARIA LUISA SANFELICE</text:p>
          </table:table-cell>
          <table:table-cell office:value-type="string" office:string-value="VIA POERIO - VIA NINO BIXIO">
            <text:p>VIA POERIO - VIA NINO BIXI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882">
            <text:p>092009_000882</text:p>
          </table:table-cell>
          <table:table-cell office:value-type="string" office:string-value="VIA ENRICO SANJUST">
            <text:p>VIA ENRICO SANJUST</text:p>
          </table:table-cell>
          <table:table-cell office:value-type="string" office:string-value="VIA DEI CONVERSI - VIALE EUROPA">
            <text:p>VIA DEI CONVERSI - VIALE EUROP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AVVOCATO, PUBBLICISTA, DIRETTORE DEL CORRIERE DELLA SARDEGNA E DELLA SARDEGNA CATTOLICA, ESPONENTE DEL PARTITO CATTOLICO IN SARDEGNA. (NATO A GENOVA NEL 1846 - MORTO A CAGLIARI NEL 1934).">
            <text:p>AVVOCATO, PUBBLICISTA, DIRETTORE DEL CORRIERE DELLA SARDEGNA E DELLA SARDEGNA CATTOLICA, ESPONENTE DEL PARTITO CATTOLICO IN SARDEGNA. (NATO A GENOVA NEL 1846 - MORTO A CAGLIARI NEL 1934).</text:p>
          </table:table-cell>
        </table:table-row>
        <table:table-row>
          <table:table-cell office:value-type="string" office:string-value="092009_000883">
            <text:p>092009_000883</text:p>
          </table:table-cell>
          <table:table-cell office:value-type="string" office:string-value="VIA ANTONIO SANNA">
            <text:p>VIA ANTONIO SANNA</text:p>
          </table:table-cell>
          <table:table-cell office:value-type="string" office:string-value="VIA ENRICO TOTI - VIA SANTA MARIA GORETTI">
            <text:p>VIA ENRICO TOTI - VIA SANTA MARIA GORETTI</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EROE DELL'ULTIMO CONFLITTO MONDIALE.(NATO NEL 1919 - MORTO NEL 1943).">
            <text:p>EROE DELL'ULTIMO CONFLITTO MONDIALE.(NATO NEL 1919 - MORTO NEL 1943).</text:p>
          </table:table-cell>
        </table:table-row>
        <table:table-row>
          <table:table-cell office:value-type="string" office:string-value="092009_000884">
            <text:p>092009_000884</text:p>
          </table:table-cell>
          <table:table-cell office:value-type="string" office:string-value="VIA GIUSEPPE SANNA RANDACCIO">
            <text:p>VIA GIUSEPPE SANNA RANDACCIO</text:p>
          </table:table-cell>
          <table:table-cell office:value-type="string" office:string-value="VIA MARINI - VIA ANGIONI CONTINI">
            <text:p>VIA MARINI - VIA ANGIONI CONTIN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AVVOCATO - PARLAMENTARE. (MOGORO 16/03/1944).">
            <text:p>AVVOCATO - PARLAMENTARE. (MOGORO 16/03/1944).</text:p>
          </table:table-cell>
        </table:table-row>
        <table:table-row>
          <table:table-cell office:value-type="string" office:string-value="092009_000885">
            <text:p>092009_000885</text:p>
          </table:table-cell>
          <table:table-cell office:value-type="string" office:string-value="VIA SANTORRE DI SANTAROSA">
            <text:p>VIA SANTORRE DI SANTAROSA</text:p>
          </table:table-cell>
          <table:table-cell office:value-type="string" office:string-value="VIA SINNAI - (chiuso)">
            <text:p>VIA SINNAI - (chiu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IOTA PIEMONTESE, ARDENTE FAUTORE DELL'INDIPENDENZA ITALIANA, FU' L'ANIMA DEL MOTO PIEMONTESE DEL 1821.(NATO A SAVIGLIANO NEL 1773 - MORTO A SFALTERIA (TURCHIA) NEL 1824)">
            <text:p>PATRIOTA PIEMONTESE, ARDENTE FAUTORE DELL'INDIPENDENZA ITALIANA, FU' L'ANIMA DEL MOTO PIEMONTESE DEL 1821.(NATO A SAVIGLIANO NEL 1773 - MORTO A SFALTERIA (TURCHIA) NEL 1824)</text:p>
          </table:table-cell>
        </table:table-row>
        <table:table-row>
          <table:table-cell office:value-type="string" office:string-value="092009_000886">
            <text:p>092009_000886</text:p>
          </table:table-cell>
          <table:table-cell office:value-type="string" office:string-value="VIA RAFFAELLO SANZIO">
            <text:p>VIA RAFFAELLO SANZIO</text:p>
          </table:table-cell>
          <table:table-cell office:value-type="string" office:string-value="VIA PARINI - VIA GUIDO RENI">
            <text:p>VIA PARINI - VIA GUIDO RENI</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RAFFAELLO SANZIO - PITTORE.(NATO A URBINO NEL 1483 - MORTO A ROMA 1520).">
            <text:p>RAFFAELLO SANZIO - PITTORE.(NATO A URBINO NEL 1483 - MORTO A ROMA 1520).</text:p>
          </table:table-cell>
        </table:table-row>
        <table:table-row>
          <table:table-cell office:value-type="string" office:string-value="092009_000887">
            <text:p>092009_000887</text:p>
          </table:table-cell>
          <table:table-cell office:value-type="string" office:string-value="VIA SA PERDA BIANCA">
            <text:p>VIA SA PERDA BIANCA</text:p>
          </table:table-cell>
          <table:table-cell office:value-type="string" office:string-value="VIA DEI CONVERSI - LA PALMA">
            <text:p>VIA DEI CONVERSI - LA PALMA</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0888">
            <text:p>092009_000888</text:p>
          </table:table-cell>
          <table:table-cell office:value-type="string" office:string-value="VIA SA PERDIXEDDA">
            <text:p>VIA SA PERDIXEDDA</text:p>
          </table:table-cell>
          <table:table-cell office:value-type="string" office:string-value="VIA RIVA DI PONENTE - VIALE PULA">
            <text:p>VIA RIVA DI PONENTE - VIALE PULA</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889">
            <text:p>092009_000889</text:p>
          </table:table-cell>
          <table:table-cell office:value-type="string" office:string-value="VIA SARDEGNA">
            <text:p>VIA SARDEGNA</text:p>
          </table:table-cell>
          <table:table-cell office:value-type="string" office:string-value="VIALE REGINA MARGHERITA - LARGO CARLO FELICE">
            <text:p>VIALE REGINA MARGHERITA - LARGO CARLO FELIC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SALINE. GIA' VICO INVALIDI. GIA' VIA PABILLONIS. GIA' VIA SICILIANI.">
            <text:p>GIA' VIA SALINE. GIA' VICO INVALIDI. GIA' VIA PABILLONIS. GIA' VIA SICILIANI.</text:p>
          </table:table-cell>
        </table:table-row>
        <table:table-row>
          <table:table-cell office:value-type="string" office:string-value="092009_000890">
            <text:p>092009_000890</text:p>
          </table:table-cell>
          <table:table-cell office:value-type="string" office:string-value="VIA PAOLO SARPI">
            <text:p>VIA PAOLO SARPI</text:p>
          </table:table-cell>
          <table:table-cell office:value-type="string" office:string-value="VIALE MARCONI - VIA CASTIGLIONE">
            <text:p>VIALE MARCONI - VIA CASTIGLIONE</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TORICO STUDIOSO DI POLITICA. (NATO A VENEZIA 1552 - MORTO A 1623).">
            <text:p>STORICO STUDIOSO DI POLITICA. (NATO A VENEZIA 1552 - MORTO A 1623).</text:p>
          </table:table-cell>
        </table:table-row>
        <table:table-row>
          <table:table-cell office:value-type="string" office:string-value="092009_000891">
            <text:p>092009_000891</text:p>
          </table:table-cell>
          <table:table-cell office:value-type="string" office:string-value="VIA SARRABUS">
            <text:p>VIA SARRABUS</text:p>
          </table:table-cell>
          <table:table-cell office:value-type="string" office:string-value="VIA MONTE ACUTO - (campo)">
            <text:p>VIA MONTE ACUTO - (campo)</text:p>
          </table:table-cell>
          <table:table-cell office:value-type="float" office:value="493">
            <text:p>493</text:p>
          </table:table-cell>
          <table:table-cell office:value-type="date" office:date-value="1991-01-03">
            <text:p>01/03/91</text:p>
          </table:table-cell>
          <table:table-cell office:value-type="string" office:string-value="G.M.">
            <text:p>G.M.</text:p>
          </table:table-cell>
          <table:table-cell office:value-type="string" office:string-value="REGIONE DELLA SARDEGNA SUD-ORIENTALE.">
            <text:p>REGIONE DELLA SARDEGNA SUD-ORIENTALE.</text:p>
          </table:table-cell>
        </table:table-row>
        <table:table-row>
          <table:table-cell office:value-type="string" office:string-value="092009_000892">
            <text:p>092009_000892</text:p>
          </table:table-cell>
          <table:table-cell office:value-type="string" office:string-value="VIA SASSARI">
            <text:p>VIA SASSARI</text:p>
          </table:table-cell>
          <table:table-cell office:value-type="string" office:string-value="VIALE LA PLAIA - CORSO VITTORIO EMANUELE">
            <text:p>VIALE LA PLAIA - CORSO VITTORIO EMANUELE</text:p>
          </table:table-cell>
          <table:table-cell office:value-type="string" office:string-value="" table:number-columns-repeated="3"/>
          <table:table-cell office:value-type="string" office:string-value="GIA' CONTRADA SAN NICOLO'.CAPOLUOGO DI PROVINCIA DELLA SARDEGNA.">
            <text:p>GIA' CONTRADA SAN NICOLO'.CAPOLUOGO DI PROVINCIA DELLA SARDEGNA.</text:p>
          </table:table-cell>
        </table:table-row>
        <table:table-row>
          <table:table-cell office:value-type="string" office:string-value="092009_000893">
            <text:p>092009_000893</text:p>
          </table:table-cell>
          <table:table-cell office:value-type="string" office:string-value="VIA S'ARRULLONI">
            <text:p>VIA S'ARRULLONI</text:p>
          </table:table-cell>
          <table:table-cell office:value-type="string" office:string-value="VIALE POETTO - VIA DEI MONSONI">
            <text:p>VIALE POETTO - VIA DEI MONSON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0894">
            <text:p>092009_000894</text:p>
          </table:table-cell>
          <table:table-cell office:value-type="string" office:string-value="VIA SEBASTIANO SATTA">
            <text:p>VIA SEBASTIANO SATTA</text:p>
          </table:table-cell>
          <table:table-cell office:value-type="string" office:string-value="VIA GRAZIA DELEDDA - VIA PASQUALE TOLA">
            <text:p>VIA GRAZIA DELEDDA - VIA PASQUALE TOLA</text:p>
          </table:table-cell>
          <table:table-cell office:value-type="float" office:value="179">
            <text:p>179</text:p>
          </table:table-cell>
          <table:table-cell office:value-type="string" office:string-value="19/11/1924">
            <text:p>19/11/1924</text:p>
          </table:table-cell>
          <table:table-cell office:value-type="string" office:string-value="C.P.">
            <text:p>C.P.</text:p>
          </table:table-cell>
          <table:table-cell office:value-type="string" office:string-value="GIA' VICO DEGLI ORTI. POETA, AVVOCATO. SI LAUREO' A SASSARI IN GIURISPRUDENZA, SI DISTINSE PER LA PROFONDA CULTURA GIURIDICA.OPERE: CANTI BARBARICINI - CANTI DEL SALTO E DELLA TANCA NINNANNANNA A VINDICE (NATO A NUORO NEL 1867 - MORTO A NUORO NEL 1914)">
            <text:p>GIA' VICO DEGLI ORTI. POETA, AVVOCATO. SI LAUREO' A SASSARI IN GIURISPRUDENZA, SI DISTINSE PER LA PROFONDA CULTURA GIURIDICA.OPERE: CANTI BARBARICINI - CANTI DEL SALTO E DELLA TANCA NINNANNANNA A VINDICE (NATO A NUORO NEL 1867 - MORTO A NUORO NEL 1914)</text:p>
          </table:table-cell>
        </table:table-row>
        <table:table-row>
          <table:table-cell office:value-type="string" office:string-value="092009_000895">
            <text:p>092009_000895</text:p>
          </table:table-cell>
          <table:table-cell office:value-type="string" office:string-value="VIA NAZARIO SAURO">
            <text:p>VIA NAZARIO SAURO</text:p>
          </table:table-cell>
          <table:table-cell office:value-type="string" office:string-value="VIALE TRENTO - VIALE TRIESTE">
            <text:p>VIALE TRENTO - VIALE TRIESTE</text:p>
          </table:table-cell>
          <table:table-cell office:value-type="float" office:value="166">
            <text:p>166</text:p>
          </table:table-cell>
          <table:table-cell office:value-type="string" office:string-value="30/09/1920">
            <text:p>30/09/1920</text:p>
          </table:table-cell>
          <table:table-cell office:value-type="string" office:string-value="C.S.">
            <text:p>C.S.</text:p>
          </table:table-cell>
          <table:table-cell office:value-type="string" office:string-value="EROE DELLA GUERRA 1915/18. (NATO A CAPODISTRIA NEL 1880 - MORTO A POLA 1916).">
            <text:p>EROE DELLA GUERRA 1915/18. (NATO A CAPODISTRIA NEL 1880 - MORTO A POLA 1916).</text:p>
          </table:table-cell>
        </table:table-row>
        <table:table-row>
          <table:table-cell office:value-type="string" office:string-value="092009_000896">
            <text:p>092009_000896</text:p>
          </table:table-cell>
          <table:table-cell office:value-type="string" office:string-value="VIA SAVOIA">
            <text:p>VIA SAVOIA</text:p>
          </table:table-cell>
          <table:table-cell office:value-type="string" office:string-value="VIA BAYLLE - VIA DETTORI">
            <text:p>VIA BAYLLE - VIA DETTORI</text:p>
          </table:table-cell>
          <table:table-cell office:value-type="string" office:string-value="" table:number-columns-repeated="3"/>
          <table:table-cell office:value-type="string" office:string-value="GIA' PIAZZA FONTANA NOVA. DINASTIA REGNANTE IN ITALIA.">
            <text:p>GIA' PIAZZA FONTANA NOVA. DINASTIA REGNANTE IN ITALIA.</text:p>
          </table:table-cell>
        </table:table-row>
        <table:table-row>
          <table:table-cell office:value-type="string" office:string-value="092009_000897">
            <text:p>092009_000897</text:p>
          </table:table-cell>
          <table:table-cell office:value-type="string" office:string-value="VIA ANTONIO SCANO">
            <text:p>VIA ANTONIO SCANO</text:p>
          </table:table-cell>
          <table:table-cell office:value-type="string" office:string-value="VIA PESSINA - LARGO GENNARI">
            <text:p>VIA PESSINA - LARGO GENNAR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AVVOCATO E POETA. (MORTO A CAGLIARI IL 1/2/1945).">
            <text:p>AVVOCATO E POETA. (MORTO A CAGLIARI IL 1/2/1945).</text:p>
          </table:table-cell>
        </table:table-row>
        <table:table-row>
          <table:table-cell office:value-type="string" office:string-value="092009_000898">
            <text:p>092009_000898</text:p>
          </table:table-cell>
          <table:table-cell office:value-type="string" office:string-value="VIA ALESSANDRO SCARLATTI">
            <text:p>VIA ALESSANDRO SCARLATTI</text:p>
          </table:table-cell>
          <table:table-cell office:value-type="string" office:string-value="VIA PALESTRINA - VIA MASCAGNI">
            <text:p>VIA PALESTRINA - VIA MASCAGNI</text:p>
          </table:table-cell>
          <table:table-cell office:value-type="float" office:value="327">
            <text:p>327</text:p>
          </table:table-cell>
          <table:table-cell office:value-type="string" office:string-value="26/08/1955">
            <text:p>26/08/1955</text:p>
          </table:table-cell>
          <table:table-cell office:value-type="string" office:string-value="G.M.">
            <text:p>G.M.</text:p>
          </table:table-cell>
          <table:table-cell office:value-type="string" office:string-value="MUSICISTA. (NATO A PALERMO NEL 1660 - MORTO A NAPOLI NEL 1725).">
            <text:p>MUSICISTA. (NATO A PALERMO NEL 1660 - MORTO A NAPOLI NEL 1725).</text:p>
          </table:table-cell>
        </table:table-row>
        <table:table-row>
          <table:table-cell office:value-type="string" office:string-value="092009_000899">
            <text:p>092009_000899</text:p>
          </table:table-cell>
          <table:table-cell office:value-type="string" office:string-value="VIA ADEODATO SCHIAFFINO">
            <text:p>VIA ADEODATO SCHIAFFINO</text:p>
          </table:table-cell>
          <table:table-cell office:value-type="string" office:string-value="VIA MELIS - VIA BIXIO">
            <text:p>VIA MELIS - VIA BIXI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SCRITTORE DELLA STORIA GARIBALDINA.">
            <text:p>SCRITTORE DELLA STORIA GARIBALDINA.</text:p>
          </table:table-cell>
        </table:table-row>
        <table:table-row>
          <table:table-cell office:value-type="string" office:string-value="092009_000900">
            <text:p>092009_000900</text:p>
          </table:table-cell>
          <table:table-cell office:value-type="string" office:string-value="VIA PIERO SCHIAVAZZI">
            <text:p>VIA PIERO SCHIAVAZZI</text:p>
          </table:table-cell>
          <table:table-cell office:value-type="string" office:string-value="PIAZZA LAO SILESU - VIALE BORGO S.ELIA">
            <text:p>PIAZZA LAO SILESU - VIALE BORGO S.ELIA</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CELEBRE TENORE CAGLIARITANO.">
            <text:p>CELEBRE TENORE CAGLIARITANO.</text:p>
          </table:table-cell>
        </table:table-row>
        <table:table-row>
          <table:table-cell office:value-type="string" office:string-value="092009_000901">
            <text:p>092009_000901</text:p>
          </table:table-cell>
          <table:table-cell office:value-type="string" office:string-value="VIA AMADORE SCIESA">
            <text:p>VIA AMADORE SCIESA</text:p>
          </table:table-cell>
          <table:table-cell office:value-type="string" office:string-value="VIA MORELLI - VIA CAIROLI">
            <text:p>VIA MORELLI - VIA CAIRO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IOTA.(NATO A MILANO NEL 1814 - MORTO NEL 1851).">
            <text:p>PATRIOTA.(NATO A MILANO NEL 1814 - MORTO NEL 1851).</text:p>
          </table:table-cell>
        </table:table-row>
        <table:table-row>
          <table:table-cell office:value-type="string" office:string-value="092009_000902">
            <text:p>092009_000902</text:p>
          </table:table-cell>
          <table:table-cell office:value-type="string" office:string-value="VIA SCIROCCO">
            <text:p>VIA SCIROCCO</text:p>
          </table:table-cell>
          <table:table-cell office:value-type="string" office:string-value="VIA S'ARRULLONI - (chiuso)">
            <text:p>VIA S'ARRULLONI - (chius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VENTO CALDO E UMIDO DI SUD/EST, PROVENIENTE DALL'AFRICA.">
            <text:p>VENTO CALDO E UMIDO DI SUD/EST, PROVENIENTE DALL'AFRICA.</text:p>
          </table:table-cell>
        </table:table-row>
        <table:table-row>
          <table:table-cell office:value-type="string" office:string-value="092009_000903">
            <text:p>092009_000903</text:p>
          </table:table-cell>
          <table:table-cell office:value-type="string" office:string-value="VIA PIETRO SCORNIGIANI">
            <text:p>VIA PIETRO SCORNIGIANI</text:p>
          </table:table-cell>
          <table:table-cell office:value-type="string" office:string-value="VIA SERBARIU - (chiuso)">
            <text:p>VIA SERBARIU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GIUDICE DEL CASTELLO DI SAN MICHELE NEL 1230.">
            <text:p>GIUDICE DEL CASTELLO DI SAN MICHELE NEL 1230.</text:p>
          </table:table-cell>
        </table:table-row>
        <table:table-row>
          <table:table-cell office:value-type="string" office:string-value="092009_000904">
            <text:p>092009_000904</text:p>
          </table:table-cell>
          <table:table-cell office:value-type="string" office:string-value="VIA DE S'ECCA MANNA">
            <text:p>VIA DE S'ECCA MANNA</text:p>
          </table:table-cell>
          <table:table-cell office:value-type="string" office:string-value="VIA PALABANDA - (chiuso)">
            <text:p>VIA PALABANDA - (chius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IN RICORDO DEGLI AVVENIMENTI STORICI AVVENUTI NEL LUOGO.">
            <text:p>IN RICORDO DEGLI AVVENIMENTI STORICI AVVENUTI NEL LUOGO.</text:p>
          </table:table-cell>
        </table:table-row>
        <table:table-row>
          <table:table-cell office:value-type="string" office:string-value="092009_000905">
            <text:p>092009_000905</text:p>
          </table:table-cell>
          <table:table-cell office:value-type="string" office:string-value="VIA CATERINA SEGURANA">
            <text:p>VIA CATERINA SEGURANA</text:p>
          </table:table-cell>
          <table:table-cell office:value-type="string" office:string-value="VIA SU PLANU - VIA MONTECASSINO">
            <text:p>VIA SU PLANU - VIA MONTECASSIN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GIA' VICO III DEROMA.">
            <text:p>GIA' VICO III DEROMA.</text:p>
          </table:table-cell>
        </table:table-row>
        <table:table-row>
          <table:table-cell office:value-type="string" office:string-value="092009_000906">
            <text:p>092009_000906</text:p>
          </table:table-cell>
          <table:table-cell office:value-type="string" office:string-value="VIA QUINTINO SELLA">
            <text:p>VIA QUINTINO SELLA</text:p>
          </table:table-cell>
          <table:table-cell office:value-type="string" office:string-value="VIA MONS.PIOVELLA - VIA SERBARIU">
            <text:p>VIA MONS.PIOVELLA - VIA SERBARIU</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SCIENZIATO, STATISTA. A LUI SI DEVE LA CARTA MINERARIA DELLA SARDEGNA.(NATO NEL 1827 - MORTO NEL 1884).">
            <text:p>SCIENZIATO, STATISTA. A LUI SI DEVE LA CARTA MINERARIA DELLA SARDEGNA.(NATO NEL 1827 - MORTO NEL 1884).</text:p>
          </table:table-cell>
        </table:table-row>
        <table:table-row>
          <table:table-cell office:value-type="string" office:string-value="092009_000907">
            <text:p>092009_000907</text:p>
          </table:table-cell>
          <table:table-cell office:value-type="string" office:string-value="VIA SEMELIA">
            <text:p>VIA SEMELIA</text:p>
          </table:table-cell>
          <table:table-cell office:value-type="string" office:string-value="VIALE MONASTIR - VIALE ELMAS">
            <text:p>VIALE MONASTIR - VIALE ELMAS</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ANTICA LOCALITA' SARDA.">
            <text:p>ANTICA LOCALITA' SARDA.</text:p>
          </table:table-cell>
        </table:table-row>
        <table:table-row>
          <table:table-cell office:value-type="string" office:string-value="092009_000908">
            <text:p>092009_000908</text:p>
          </table:table-cell>
          <table:table-cell office:value-type="string" office:string-value="VIA DEL SEMINARIO">
            <text:p>VIA DEL SEMINARIO</text:p>
          </table:table-cell>
          <table:table-cell office:value-type="string" office:string-value="VIA CORNALIAS - VIA DIEGO CADELLO">
            <text:p>VIA CORNALIAS - VIA DIEGO CADELLO</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DENOMINAZIONE DOVUTA AL NUOVO SEMINARIO.">
            <text:p>DENOMINAZIONE DOVUTA AL NUOVO SEMINARIO.</text:p>
          </table:table-cell>
        </table:table-row>
        <table:table-row>
          <table:table-cell office:value-type="string" office:string-value="092009_000909">
            <text:p>092009_000909</text:p>
          </table:table-cell>
          <table:table-cell office:value-type="string" office:string-value="VIA SERBARIU">
            <text:p>VIA SERBARIU</text:p>
          </table:table-cell>
          <table:table-cell office:value-type="string" office:string-value="VIA CORNALIAS - VIA BACU ABIS">
            <text:p>VIA CORNALIAS - VIA BACU ABIS</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910">
            <text:p>092009_000910</text:p>
          </table:table-cell>
          <table:table-cell office:value-type="string" office:string-value="VIA ENRICO SERPIERI">
            <text:p>VIA ENRICO SERPIERI</text:p>
          </table:table-cell>
          <table:table-cell office:value-type="string" office:string-value="VIA MONSIGNOR PIOVELLA - S.T.">
            <text:p>VIA MONSIGNOR PIOVELLA - S.T.</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POLITICO, FU PRESIDENTE DELLA CAMERA DI COMMERCIO DI CAGLIARI.(NATO A RIMINI IL 9/11/1809 - MORTO A CAGLIARI L' 8/11/1872).">
            <text:p>POLITICO, FU PRESIDENTE DELLA CAMERA DI COMMERCIO DI CAGLIARI.(NATO A RIMINI IL 9/11/1809 - MORTO A CAGLIARI L' 8/11/1872).</text:p>
          </table:table-cell>
        </table:table-row>
        <table:table-row>
          <table:table-cell office:value-type="string" office:string-value="092009_000911">
            <text:p>092009_000911</text:p>
          </table:table-cell>
          <table:table-cell office:value-type="string" office:string-value="VIA SERUCI">
            <text:p>VIA SERUCI</text:p>
          </table:table-cell>
          <table:table-cell office:value-type="string" office:string-value="VIA MARGHINE - VIA BUGGERRU">
            <text:p>VIA MARGHINE - VIA BUGGERRU</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LOCALITA' MINERARIA DELLA SARDEGNA.">
            <text:p>LOCALITA' MINERARIA DELLA SARDEGNA.</text:p>
          </table:table-cell>
        </table:table-row>
        <table:table-row>
          <table:table-cell office:value-type="string" office:string-value="092009_000912">
            <text:p>092009_000912</text:p>
          </table:table-cell>
          <table:table-cell office:value-type="string" office:string-value="VIA DEL SESTANTE">
            <text:p>VIA DEL SESTANTE</text:p>
          </table:table-cell>
          <table:table-cell office:value-type="string" office:string-value="VIA S'ARRULLONI - VIA DEL SOLE">
            <text:p>VIA S'ARRULLONI - VIA DEL SOLE</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STRUMENTO OTTICO USATO IN MARINA, PER MISURARE L'ALTEZZA ANGOLARE DI UN ASTRO.">
            <text:p>STRUMENTO OTTICO USATO IN MARINA, PER MISURARE L'ALTEZZA ANGOLARE DI UN ASTRO.</text:p>
          </table:table-cell>
        </table:table-row>
        <table:table-row>
          <table:table-cell office:value-type="string" office:string-value="092009_000913">
            <text:p>092009_000913</text:p>
          </table:table-cell>
          <table:table-cell office:value-type="string" office:string-value="VIA LUIGI SETTEMBRINI">
            <text:p>VIA LUIGI SETTEMBRINI</text:p>
          </table:table-cell>
          <table:table-cell office:value-type="string" office:string-value="VIA PASQUALE PAOLI - PIAZZA GALILEO GALILEI">
            <text:p>VIA PASQUALE PAOLI - PIAZZA GALILEO GALILEI</text:p>
          </table:table-cell>
          <table:table-cell office:value-type="string" office:string-value="" table:number-columns-repeated="3"/>
          <table:table-cell office:value-type="string" office:string-value="LETTERATO.(NATO A NAPOLI NEL 1813 - MORTO A NAPOLI NEL 1876).">
            <text:p>LETTERATO.(NATO A NAPOLI NEL 1813 - MORTO A NAPOLI NEL 1876).</text:p>
          </table:table-cell>
        </table:table-row>
        <table:table-row>
          <table:table-cell office:value-type="string" office:string-value="092009_000914">
            <text:p>092009_000914</text:p>
          </table:table-cell>
          <table:table-cell office:value-type="string" office:string-value="VIA SETTIMO">
            <text:p>VIA SETTIMO</text:p>
          </table:table-cell>
          <table:table-cell office:value-type="string" office:string-value="VIA SINNAI - VIA DOLIANOVA">
            <text:p>VIA SINNAI - VIA DOLIANOVA</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OMUNE DELLA SARDEGNA.">
            <text:p>COMUNE DELLA SARDEGNA.</text:p>
          </table:table-cell>
        </table:table-row>
        <table:table-row>
          <table:table-cell office:value-type="string" office:string-value="092009_000915">
            <text:p>092009_000915</text:p>
          </table:table-cell>
          <table:table-cell office:value-type="string" office:string-value="VIA GIUSEPPE SETZU">
            <text:p>VIA GIUSEPPE SETZU</text:p>
          </table:table-cell>
          <table:table-cell office:value-type="string" office:string-value="VIA ARESU - VIA BINAGHI">
            <text:p>VIA ARESU - VIA BINAGHI</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ILLUSTRE PATOLOGO, INSEGNO' DAL 1920 AL 1939, DIVENTANDO SUCCESSIVAMENTE PRIMARIO DELLA DIVISIONE MEDICA. (NATO A LUNAMATRONA IL 16/1/1876 - MORTO A CAGLIARI IL 27/7/1915).">
            <text:p>ILLUSTRE PATOLOGO, INSEGNO' DAL 1920 AL 1939, DIVENTANDO SUCCESSIVAMENTE PRIMARIO DELLA DIVISIONE MEDICA. (NATO A LUNAMATRONA IL 16/1/1876 - MORTO A CAGLIARI IL 27/7/1915).</text:p>
          </table:table-cell>
        </table:table-row>
        <table:table-row>
          <table:table-cell office:value-type="string" office:string-value="092009_000916">
            <text:p>092009_000916</text:p>
          </table:table-cell>
          <table:table-cell office:value-type="string" office:string-value="PIAZZA DEGLI SFORZA">
            <text:p>PIAZZA DEGLI SFORZA</text:p>
          </table:table-cell>
          <table:table-cell office:value-type="string" office:string-value="VIA TIEPOLO - VIA TIEPOLO">
            <text:p>VIA TIEPOLO - VIA TIEPOL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FAMIGLIA D'ORIGINE ROMAGNOLA CHE EBBE IL DUCATO DI MILANO TRA IL 1450 E IL 1525.">
            <text:p>FAMIGLIA D'ORIGINE ROMAGNOLA CHE EBBE IL DUCATO DI MILANO TRA IL 1450 E IL 1525.</text:p>
          </table:table-cell>
        </table:table-row>
        <table:table-row>
          <table:table-cell office:value-type="string" office:string-value="092009_000917">
            <text:p>092009_000917</text:p>
          </table:table-cell>
          <table:table-cell office:value-type="string" office:string-value="VIA SICILIA">
            <text:p>VIA SICILIA</text:p>
          </table:table-cell>
          <table:table-cell office:value-type="string" office:string-value="VIA SANT'EULALIA - VIA BAYLLE">
            <text:p>VIA SANT'EULALIA - VIA BAYLL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ISOLA DELL'ITALIA.">
            <text:p>ISOLA DELL'ITALIA.</text:p>
          </table:table-cell>
        </table:table-row>
        <table:table-row>
          <table:table-cell office:value-type="string" office:string-value="092009_000918">
            <text:p>092009_000918</text:p>
          </table:table-cell>
          <table:table-cell office:value-type="string" office:string-value="VIA DELLA SIEPE">
            <text:p>VIA DELLA SIEPE</text:p>
          </table:table-cell>
          <table:table-cell office:value-type="string" office:string-value="VIA SANTA MARIA CHIARA - VIA MONTECASSINO">
            <text:p>VIA SANTA MARIA CHIARA - VIA MONTECASSIN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DENOMINAZ. TRADIZIONALE.">
            <text:p>DENOMINAZ. TRADIZIONALE.</text:p>
          </table:table-cell>
        </table:table-row>
        <table:table-row>
          <table:table-cell office:value-type="string" office:string-value="092009_000919">
            <text:p>092009_000919</text:p>
          </table:table-cell>
          <table:table-cell office:value-type="string" office:string-value="VIA DELLA SILA">
            <text:p>VIA DELLA SILA</text:p>
          </table:table-cell>
          <table:table-cell office:value-type="string" office:string-value="VIA IS CORNALIAS - (chiuso)">
            <text:p>VIA IS CORNALIAS - (chius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LOCALITA' DELLA CALABRIA, REGIONE MONTUOSA, ALTIPIANO CON ESTESE FORESTE TRA LA VALLE DEI CRATI E LA COSTA DELLO JONIO.">
            <text:p>LOCALITA' DELLA CALABRIA, REGIONE MONTUOSA, ALTIPIANO CON ESTESE FORESTE TRA LA VALLE DEI CRATI E LA COSTA DELLO JONIO.</text:p>
          </table:table-cell>
        </table:table-row>
        <table:table-row>
          <table:table-cell office:value-type="string" office:string-value="092009_000920">
            <text:p>092009_000920</text:p>
          </table:table-cell>
          <table:table-cell office:value-type="string" office:string-value="PIAZZA LAO SILESU">
            <text:p>PIAZZA LAO SILESU</text:p>
          </table:table-cell>
          <table:table-cell office:value-type="string" office:string-value="PIAZZA FALCHI - VIA SCHIAVAZZI">
            <text:p>PIAZZA FALCHI - VIA SCHIAVAZZI</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MUSICISTA E COMPOSITORE.VISSE A PARIGI DOVE EBBE GRANDI SUCCESSI QUALE COMPOSITORE DI MUSICA DA CAMERA, OPERE E OPERETTE.(NATO A SAMASSI IL 5/7/1883 - MORTO A PARIGI IL 13/8/953)">
            <text:p>MUSICISTA E COMPOSITORE.VISSE A PARIGI DOVE EBBE GRANDI SUCCESSI QUALE COMPOSITORE DI MUSICA DA CAMERA, OPERE E OPERETTE.(NATO A SAMASSI IL 5/7/1883 - MORTO A PARIGI IL 13/8/953)</text:p>
          </table:table-cell>
        </table:table-row>
        <table:table-row>
          <table:table-cell office:value-type="string" office:string-value="092009_000921">
            <text:p>092009_000921</text:p>
          </table:table-cell>
          <table:table-cell office:value-type="string" office:string-value="VIA GIOVANNI SILVATI">
            <text:p>VIA GIOVANNI SILVATI</text:p>
          </table:table-cell>
          <table:table-cell office:value-type="string" office:string-value="VIA MURAT - VIA MARONCELLI">
            <text:p>VIA MURAT - VIA MARONCEL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ATRIOTA DELLA GUERRA D'INDIPENDENZA.">
            <text:p>PATRIOTA DELLA GUERRA D'INDIPENDENZA.</text:p>
          </table:table-cell>
        </table:table-row>
        <table:table-row>
          <table:table-cell office:value-type="string" office:string-value="092009_000922">
            <text:p>092009_000922</text:p>
          </table:table-cell>
          <table:table-cell office:value-type="string" office:string-value="VIA SIMETO">
            <text:p>VIA SIMETO</text:p>
          </table:table-cell>
          <table:table-cell office:value-type="string" office:string-value="VIA PO - (zona in sviluppo)">
            <text:p>VIA PO - (zona in svilupp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FIUME DELLA SICILIA, LUNG. 130 KM.">
            <text:p>FIUME DELLA SICILIA, LUNG. 130 KM.</text:p>
          </table:table-cell>
        </table:table-row>
        <table:table-row>
          <table:table-cell office:value-type="string" office:string-value="092009_000923">
            <text:p>092009_000923</text:p>
          </table:table-cell>
          <table:table-cell office:value-type="string" office:string-value="VIA TARQUINIO SINI">
            <text:p>VIA TARQUINIO SINI</text:p>
          </table:table-cell>
          <table:table-cell office:value-type="string" office:string-value="VIA GHERARDO DELLE NOTTI - VIA TIEPOLO">
            <text:p>VIA GHERARDO DELLE NOTTI - VIA TIEPOLO</text:p>
          </table:table-cell>
          <table:table-cell office:value-type="float" office:value="249">
            <text:p>249</text:p>
          </table:table-cell>
          <table:table-cell office:value-type="string" office:string-value="23/02/1978">
            <text:p>23/02/1978</text:p>
          </table:table-cell>
          <table:table-cell office:value-type="string" office:string-value="G.M.">
            <text:p>G.M.</text:p>
          </table:table-cell>
          <table:table-cell office:value-type="string" office:string-value="CARICATURISTA E CARTELLONISTA DI CINEMA. SI DEDICO GIOVANISSIMO ALLA PITTURA ED ALLA CARICATURA COLLABORANDO AI GIORNALI IL NUMERO E PASQUINO. DIVENNE NOTO CARTELLONISTA DI CINEMA TANTO DA ESSERE DEFINITO SQUISITAMENTE ELEGANTE CON GRANDE GUSTO CARICATURALE.(NATO A SASSARI IL 27/3/1891 - MORTO A CAGLIARI IL 17/2/1943) DURANTE UNA INCURSIONE AEREA.">
            <text:p>CARICATURISTA E CARTELLONISTA DI CINEMA. SI DEDICO GIOVANISSIMO ALLA PITTURA ED ALLA CARICATURA COLLABORANDO AI GIORNALI IL NUMERO E PASQUINO. DIVENNE NOTO CARTELLONISTA DI CINEMA TANTO DA ESSERE DEFINITO SQUISITAMENTE ELEGANTE CON GRANDE GUSTO CARICATURALE.(NATO A SASSARI IL 27/3/1891 - MORTO A CAGLIARI IL 17/2/1943) DURANTE UNA INCURSIONE AEREA.</text:p>
          </table:table-cell>
        </table:table-row>
        <table:table-row>
          <table:table-cell office:value-type="string" office:string-value="092009_000924">
            <text:p>092009_000924</text:p>
          </table:table-cell>
          <table:table-cell office:value-type="string" office:string-value="VIA SINNAI">
            <text:p>VIA SINNAI</text:p>
          </table:table-cell>
          <table:table-cell office:value-type="string" office:string-value="VIA ITALIA - (chiuso)">
            <text:p>VIA ITALIA - (chiuso)</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COMUNE DELLA SARDEGNA.">
            <text:p>COMUNE DELLA SARDEGNA.</text:p>
          </table:table-cell>
        </table:table-row>
        <table:table-row>
          <table:table-cell office:value-type="string" office:string-value="092009_000925">
            <text:p>092009_000925</text:p>
          </table:table-cell>
          <table:table-cell office:value-type="string" office:string-value="VIA GIOVANNI SIOTTO PINTOR">
            <text:p>VIA GIOVANNI SIOTTO PINTOR</text:p>
          </table:table-cell>
          <table:table-cell office:value-type="string" office:string-value="VIA AZUNI - VIA OSPEDALE">
            <text:p>VIA AZUNI - VIA OSPEDAL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S. PAOLO. STORICO.">
            <text:p>GIA' VIA S. PAOLO. STORICO.</text:p>
          </table:table-cell>
        </table:table-row>
        <table:table-row>
          <table:table-cell office:value-type="string" office:string-value="092009_000926">
            <text:p>092009_000926</text:p>
          </table:table-cell>
          <table:table-cell office:value-type="string" office:string-value="VIA SIRACUSA">
            <text:p>VIA SIRACUSA</text:p>
          </table:table-cell>
          <table:table-cell office:value-type="string" office:string-value="VIALE ARMANDO DIAZ - VIA FIRENZE">
            <text:p>VIALE ARMANDO DIAZ - VIA FIRENZE</text:p>
          </table:table-cell>
          <table:table-cell office:value-type="float" office:value="1217">
            <text:p>1217</text:p>
          </table:table-cell>
          <table:table-cell office:value-type="string" office:string-value="26/08/1928">
            <text:p>26/08/1928</text:p>
          </table:table-cell>
          <table:table-cell office:value-type="string" office:string-value="D.P.">
            <text:p>D.P.</text:p>
          </table:table-cell>
          <table:table-cell office:value-type="string" office:string-value="CAPOLUOGO DI PROVINCIA DELLA SICILIA.">
            <text:p>CAPOLUOGO DI PROVINCIA DELLA SICILIA.</text:p>
          </table:table-cell>
        </table:table-row>
        <table:table-row>
          <table:table-cell office:value-type="string" office:string-value="092009_000927">
            <text:p>092009_000927</text:p>
          </table:table-cell>
          <table:table-cell office:value-type="string" office:string-value="VIA SIRAI">
            <text:p>VIA SIRAI</text:p>
          </table:table-cell>
          <table:table-cell office:value-type="string" office:string-value="VIA BACU ABIS - VIA CINQUINI">
            <text:p>VIA BACU ABIS - VIA CINQUINI</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LOCALITA' MINERARIA DELLA SARDEGNA. (PROVINCIA DI CAGLIARI)">
            <text:p>LOCALITA' MINERARIA DELLA SARDEGNA. (PROVINCIA DI CAGLIARI)</text:p>
          </table:table-cell>
        </table:table-row>
        <table:table-row>
          <table:table-cell office:value-type="string" office:string-value="092009_000928">
            <text:p>092009_000928</text:p>
          </table:table-cell>
          <table:table-cell office:value-type="string" office:string-value="PIAZZA SIRIO">
            <text:p>PIAZZA SIRIO</text:p>
          </table:table-cell>
          <table:table-cell office:value-type="string" office:string-value="VIA DELLE TORTORE - VIA DELLE TORTORE">
            <text:p>VIA DELLE TORTORE - VIA DELLE TORTORE</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STELLA DELLA COSTELLAZIONE DEL CANE MAGGIORE.">
            <text:p>STELLA DELLA COSTELLAZIONE DEL CANE MAGGIORE.</text:p>
          </table:table-cell>
        </table:table-row>
        <table:table-row>
          <table:table-cell office:value-type="string" office:string-value="092009_000929">
            <text:p>092009_000929</text:p>
          </table:table-cell>
          <table:table-cell office:value-type="string" office:string-value="VIA SISTO QUINTO">
            <text:p>VIA SISTO QUINTO</text:p>
          </table:table-cell>
          <table:table-cell office:value-type="string" office:string-value="VIA ENRICO TOTI - VIA CORRIDONI">
            <text:p>VIA ENRICO TOTI - VIA CORRIDONI</text:p>
          </table:table-cell>
          <table:table-cell office:value-type="string" office:string-value="" table:number-columns-repeated="3"/>
          <table:table-cell office:value-type="string" office:string-value="PAPA, AL SEC. FELICE PERETTI.(NATO NEL 1520 - MORTO NEL 1590).">
            <text:p>PAPA, AL SEC. FELICE PERETTI.(NATO NEL 1520 - MORTO NEL 1590).</text:p>
          </table:table-cell>
        </table:table-row>
        <table:table-row>
          <table:table-cell office:value-type="string" office:string-value="092009_000930">
            <text:p>092009_000930</text:p>
          </table:table-cell>
          <table:table-cell office:value-type="string" office:string-value="VIA SIVIGLIA">
            <text:p>VIA SIVIGLIA</text:p>
          </table:table-cell>
          <table:table-cell office:value-type="string" office:string-value="VIA BERLINO - VIA DEI VITTORINI">
            <text:p>VIA BERLINO - VIA DEI VITTORINI</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CITTA' DELLA SPAGNA.">
            <text:p>CITTA' DELLA SPAGNA.</text:p>
          </table:table-cell>
        </table:table-row>
        <table:table-row>
          <table:table-cell office:value-type="string" office:string-value="092009_000931">
            <text:p>092009_000931</text:p>
          </table:table-cell>
          <table:table-cell office:value-type="string" office:string-value="VIA SOCRATE">
            <text:p>VIA SOCRATE</text:p>
          </table:table-cell>
          <table:table-cell office:value-type="string" office:string-value="VIA SU PLANU - VIA BALILLA">
            <text:p>VIA SU PLANU - VIA BALILLA</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FILOSOFO GRECO.(NATO NEL 469 A.C. - MORTO NEL 399 A.C.).">
            <text:p>FILOSOFO GRECO.(NATO NEL 469 A.C. - MORTO NEL 399 A.C.).</text:p>
          </table:table-cell>
        </table:table-row>
        <table:table-row>
          <table:table-cell office:value-type="string" office:string-value="092009_000932">
            <text:p>092009_000932</text:p>
          </table:table-cell>
          <table:table-cell office:value-type="string" office:string-value="VIA SOFIA">
            <text:p>VIA SOFIA</text:p>
          </table:table-cell>
          <table:table-cell office:value-type="string" office:string-value="VIA BERLINO - (zona in sviluppo)">
            <text:p>VIA BERLINO - (zona in svilupp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BULGARIA.">
            <text:p>CAPITALE DELLA BULGARIA.</text:p>
          </table:table-cell>
        </table:table-row>
        <table:table-row>
          <table:table-cell office:value-type="string" office:string-value="092009_000933">
            <text:p>092009_000933</text:p>
          </table:table-cell>
          <table:table-cell office:value-type="string" office:string-value="VIA DEL SOLE">
            <text:p>VIA DEL SOLE</text:p>
          </table:table-cell>
          <table:table-cell office:value-type="string" office:string-value="VIA S'ARRULLONI - VIA DEI TRITONI">
            <text:p>VIA S'ARRULLONI - VIA DEI TRITON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ASTRO DEL NOSTRO SISTEMA PLANETARIO.">
            <text:p>ASTRO DEL NOSTRO SISTEMA PLANETARIO.</text:p>
          </table:table-cell>
        </table:table-row>
        <table:table-row>
          <table:table-cell office:value-type="string" office:string-value="092009_000934">
            <text:p>092009_000934</text:p>
          </table:table-cell>
          <table:table-cell office:value-type="string" office:string-value="VIA SOLFERINO">
            <text:p>VIA SOLFERINO</text:p>
          </table:table-cell>
          <table:table-cell office:value-type="string" office:string-value="VIA MORELLI - VIA CAIROLI">
            <text:p>VIA MORELLI - VIA CAIRO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COMUNE IN PROV. DI MANTOVA, LOCALITA' DI BATTAGLIA DEL 1859.">
            <text:p>COMUNE IN PROV. DI MANTOVA, LOCALITA' DI BATTAGLIA DEL 1859.</text:p>
          </table:table-cell>
        </table:table-row>
        <table:table-row>
          <table:table-cell office:value-type="string" office:string-value="092009_000935">
            <text:p>092009_000935</text:p>
          </table:table-cell>
          <table:table-cell office:value-type="string" office:string-value="VIA ARRIGO SOLMI">
            <text:p>VIA ARRIGO SOLMI</text:p>
          </table:table-cell>
          <table:table-cell office:value-type="string" office:string-value="VIA G. DEXART - VIA VIDAL">
            <text:p>VIA G. DEXART - VIA VIDAL</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PROFESSORE UNIVERSITARIO DI STORIA DEL DIRITTO E MINISTRO DELLA PUBBLICA ISTRUZIONE.DOCENTE ALL'UNIVERSITA' DI CAGLIARI NEL PRIMO NOVECENTO, ESPERTO DI STORIA SARDA.MORTO NEL PRIMO VENTENNIO DI QUESTO SECOLO.">
            <text:p>PROFESSORE UNIVERSITARIO DI STORIA DEL DIRITTO E MINISTRO DELLA PUBBLICA ISTRUZIONE.DOCENTE ALL'UNIVERSITA' DI CAGLIARI NEL PRIMO NOVECENTO, ESPERTO DI STORIA SARDA.MORTO NEL PRIMO VENTENNIO DI QUESTO SECOLO.</text:p>
          </table:table-cell>
        </table:table-row>
        <table:table-row>
          <table:table-cell office:value-type="string" office:string-value="092009_000936">
            <text:p>092009_000936</text:p>
          </table:table-cell>
          <table:table-cell office:value-type="string" office:string-value="VIA SIDNEY SONNINO">
            <text:p>VIA SIDNEY SONNINO</text:p>
          </table:table-cell>
          <table:table-cell office:value-type="string" office:string-value="VIALE COLOMBO - PIAZZA G. GARIBALDI">
            <text:p>VIALE COLOMBO - PIAZZA G. GARIBALDI</text:p>
          </table:table-cell>
          <table:table-cell office:value-type="string" office:string-value="" table:number-columns-repeated="3"/>
          <table:table-cell office:value-type="string" office:string-value="STATISTA. (NATO A PISA NEL 1847 - MORTO A ROMA 1922).">
            <text:p>STATISTA. (NATO A PISA NEL 1847 - MORTO A ROMA 1922).</text:p>
          </table:table-cell>
        </table:table-row>
        <table:table-row>
          <table:table-cell office:value-type="string" office:string-value="092009_000937">
            <text:p>092009_000937</text:p>
          </table:table-cell>
          <table:table-cell office:value-type="string" office:string-value="PIAZZA SPAGNA">
            <text:p>PIAZZA SPAGNA</text:p>
          </table:table-cell>
          <table:table-cell office:value-type="string" office:string-value="PIAZZA LUSSEMBURGO - VIA DUBLINO">
            <text:p>PIAZZA LUSSEMBURGO - VIA DUBLIN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STATO EUROPEO.">
            <text:p>STATO EUROPEO.</text:p>
          </table:table-cell>
        </table:table-row>
        <table:table-row>
          <table:table-cell office:value-type="string" office:string-value="092009_000938">
            <text:p>092009_000938</text:p>
          </table:table-cell>
          <table:table-cell office:value-type="string" office:string-value="VIA GIOVANNI SPANO">
            <text:p>VIA GIOVANNI SPANO</text:p>
          </table:table-cell>
          <table:table-cell office:value-type="string" office:string-value="VIA MANNO - VIA MAZZINI">
            <text:p>VIA MANNO - VIA MAZZIN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A DEI TORNITORI.(SEC. XVII). CANONICO, PROFESSORE DI SACRE SCRITTURE E DI LINGUE ORIENTALI, ARCHEOLOGO LINGUISTA E SENATORE DEL REGNO.DIEDE INIZIO AGLI STUDI SULLA SARDEGNA NEL CAMPO ARCHEOLOGICO E FILOLOGICO. COMPILO' IMPORTANTI OPERE: BULLETTINO ARCHEOLOGICO SARDO - SCOPERTE DI ANTICHITA' IN SARDEGNA VOCABOLARIO SARDO - GRAMMATICA SARDA - VOCABOLARIO SARDO GEOGRAFICO-PATRONIMICO - INIZIAZIONE AI MIEI STUDI .(NATO A PLOAGHE NEL 1803 - MORTO NEL 1878).">
            <text:p>GIA' VIA DEI TORNITORI.(SEC. XVII). CANONICO, PROFESSORE DI SACRE SCRITTURE E DI LINGUE ORIENTALI, ARCHEOLOGO LINGUISTA E SENATORE DEL REGNO.DIEDE INIZIO AGLI STUDI SULLA SARDEGNA NEL CAMPO ARCHEOLOGICO E FILOLOGICO. COMPILO' IMPORTANTI OPERE: BULLETTINO ARCHEOLOGICO SARDO - SCOPERTE DI ANTICHITA' IN SARDEGNA VOCABOLARIO SARDO - GRAMMATICA SARDA - VOCABOLARIO SARDO GEOGRAFICO-PATRONIMICO - INIZIAZIONE AI MIEI STUDI .(NATO A PLOAGHE NEL 1803 - MORTO NEL 1878).</text:p>
          </table:table-cell>
        </table:table-row>
        <table:table-row>
          <table:table-cell office:value-type="string" office:string-value="092009_000939">
            <text:p>092009_000939</text:p>
          </table:table-cell>
          <table:table-cell office:value-type="string" office:string-value="VIA DELLE SPIGHE">
            <text:p>VIA DELLE SPIGHE</text:p>
          </table:table-cell>
          <table:table-cell office:value-type="string" office:string-value="VIA ARGIOLAS - VIA DEL LENTISCO">
            <text:p>VIA ARGIOLAS - VIA DEL LENTISC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TRAVERSA I ARGIOLAS. DENOMINAZIONE TRADIZIONALE.">
            <text:p>GIA' TRAVERSA I ARGIOLAS. DENOMINAZIONE TRADIZIONALE.</text:p>
          </table:table-cell>
        </table:table-row>
        <table:table-row>
          <table:table-cell office:value-type="string" office:string-value="092009_000940">
            <text:p>092009_000940</text:p>
          </table:table-cell>
          <table:table-cell office:value-type="string" office:string-value="VIA DEGLI SPORT">
            <text:p>VIA DEGLI SPORT</text:p>
          </table:table-cell>
          <table:table-cell office:value-type="string" office:string-value="VIALE ARMANDO DIAZ - (chiuso)">
            <text:p>VIALE ARMANDO DIAZ - (chius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DEDICATA A TUTTE LE DISCIPLINE SPORTIVE.">
            <text:p>DEDICATA A TUTTE LE DISCIPLINE SPORTIVE.</text:p>
          </table:table-cell>
        </table:table-row>
        <table:table-row>
          <table:table-cell office:value-type="string" office:string-value="092009_000941">
            <text:p>092009_000941</text:p>
          </table:table-cell>
          <table:table-cell office:value-type="string" office:string-value="VIA STAMIRA">
            <text:p>VIA STAMIRA</text:p>
          </table:table-cell>
          <table:table-cell office:value-type="string" office:string-value="VIA BALILLA - INNESTO ALLA S.S. 131">
            <text:p>VIA BALILLA - INNESTO ALLA S.S. 131</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942">
            <text:p>092009_000942</text:p>
          </table:table-cell>
          <table:table-cell office:value-type="string" office:string-value="VIA GASPARA STAMPA">
            <text:p>VIA GASPARA STAMPA</text:p>
          </table:table-cell>
          <table:table-cell office:value-type="string" office:string-value="VIA CASTIGLIONE - VIA CHIABRERA">
            <text:p>VIA CASTIGLIONE - VIA CHIABRER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POETESSA. SCRISSE LIRICHE D'AMORE TRA LE QUALI, FAMOSE LE RIME.(NATA A PADOVA NEL 1523 - MORTA A VENEZIA NEL 1554).">
            <text:p>POETESSA. SCRISSE LIRICHE D'AMORE TRA LE QUALI, FAMOSE LE RIME.(NATA A PADOVA NEL 1523 - MORTA A VENEZIA NEL 1554).</text:p>
          </table:table-cell>
        </table:table-row>
        <table:table-row>
          <table:table-cell office:value-type="string" office:string-value="092009_000943">
            <text:p>092009_000943</text:p>
          </table:table-cell>
          <table:table-cell office:value-type="string" office:string-value="PIAZZA HENRY MORTON STANLEY">
            <text:p>PIAZZA HENRY MORTON STANLEY</text:p>
          </table:table-cell>
          <table:table-cell office:value-type="string" office:string-value="PIAZZA GIOV. DA VERRAZZANO - PIAZZA VASCO DE GAMA">
            <text:p>PIAZZA GIOV. DA VERRAZZANO - PIAZZA VASCO DE GAMA</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GIORNALISTA ED ESPLORATORE BRITANNICO. (NATO NEL 1840 - MORTO NEL 1904).">
            <text:p>GIORNALISTA ED ESPLORATORE BRITANNICO. (NATO NEL 1840 - MORTO NEL 1904).</text:p>
          </table:table-cell>
        </table:table-row>
        <table:table-row>
          <table:table-cell office:value-type="string" office:string-value="092009_000944">
            <text:p>092009_000944</text:p>
          </table:table-cell>
          <table:table-cell office:value-type="string" office:string-value="VIA DELLA STAZIONE VECCHIA">
            <text:p>VIA DELLA STAZIONE VECCHIA</text:p>
          </table:table-cell>
          <table:table-cell office:value-type="string" office:string-value="VIALE A. DIAZ - VIALE BONARIA">
            <text:p>VIALE A. DIAZ - VIALE BONARIA</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GIA' TRAVERSA FERROVIE COMPLEMENTARI.">
            <text:p>GIA' TRAVERSA FERROVIE COMPLEMENTARI.</text:p>
          </table:table-cell>
        </table:table-row>
        <table:table-row>
          <table:table-cell office:value-type="string" office:string-value="092009_000945">
            <text:p>092009_000945</text:p>
          </table:table-cell>
          <table:table-cell office:value-type="string" office:string-value="VIA DEGLI STENDARDI">
            <text:p>VIA DEGLI STENDARDI</text:p>
          </table:table-cell>
          <table:table-cell office:value-type="string" office:string-value="VIA ENRICO TOTI - VIA TAMBURINO SARDO">
            <text:p>VIA ENRICO TOTI - VIA TAMBURINO SARD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INSEGNE UTILIZZATE IN CAMPO MILITARE E CIVILE.">
            <text:p>INSEGNE UTILIZZATE IN CAMPO MILITARE E CIVILE.</text:p>
          </table:table-cell>
        </table:table-row>
        <table:table-row>
          <table:table-cell office:value-type="string" office:string-value="092009_000946">
            <text:p>092009_000946</text:p>
          </table:table-cell>
          <table:table-cell office:value-type="string" office:string-value="VIA STOCCOLMA">
            <text:p>VIA STOCCOLMA</text:p>
          </table:table-cell>
          <table:table-cell office:value-type="string" office:string-value="VIA DELL'ABBAZIA - VIA BERNA">
            <text:p>VIA DELL'ABBAZIA - VIA BERNA</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SVEZIA.">
            <text:p>CAPITALE DELLA SVEZIA.</text:p>
          </table:table-cell>
        </table:table-row>
        <table:table-row>
          <table:table-cell office:value-type="string" office:string-value="092009_000947">
            <text:p>092009_000947</text:p>
          </table:table-cell>
          <table:table-cell office:value-type="string" office:string-value="VIA STRETTA">
            <text:p>VIA STRETTA</text:p>
          </table:table-cell>
          <table:table-cell office:value-type="string" office:string-value="VIA CORTE D'APPELLO - VIA DEI GENOVESI">
            <text:p>VIA CORTE D'APPELLO - VIA DEI GENOVESI</text:p>
          </table:table-cell>
          <table:table-cell office:value-type="string" office:string-value="" table:number-columns-repeated="3"/>
          <table:table-cell office:value-type="string" office:string-value="GIA' VIA DEL VINO. LA PIU' STRETTA VIA DELLA CITTA'. CONDUCEVA ANTICAMENTE AL QUARTIERE EBRAICO LA CUI SINAGOGA ERA NEI PRESSI DELLA CHIESA DI SANTA CROCE.">
            <text:p>GIA' VIA DEL VINO. LA PIU' STRETTA VIA DELLA CITTA'. CONDUCEVA ANTICAMENTE AL QUARTIERE EBRAICO LA CUI SINAGOGA ERA NEI PRESSI DELLA CHIESA DI SANTA CROCE.</text:p>
          </table:table-cell>
        </table:table-row>
        <table:table-row>
          <table:table-cell office:value-type="string" office:string-value="092009_000948">
            <text:p>092009_000948</text:p>
          </table:table-cell>
          <table:table-cell office:value-type="string" office:string-value="VIA ISOLA STROMBOLI">
            <text:p>VIA ISOLA STROMBOLI</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PICCOLA ISOLA VULCANICA FORMATA DALL'OMONIMO VULCANO">
            <text:p>PICCOLA ISOLA VULCANICA FORMATA DALL'OMONIMO VULCANO</text:p>
          </table:table-cell>
          <table:table-cell office:value-type="string" office:string-value=" NELL'ARCIPELAGO DELLE ISOLE LIPARI.">
            <text:p> NELL'ARCIPELAGO DELLE ISOLE LIPARI.</text:p>
          </table:table-cell>
        </table:table-row>
        <table:table-row>
          <table:table-cell office:value-type="string" office:string-value="092009_000949">
            <text:p>092009_000949</text:p>
          </table:table-cell>
          <table:table-cell office:value-type="string" office:string-value="VIA SULCIS">
            <text:p>VIA SULCIS</text:p>
          </table:table-cell>
          <table:table-cell office:value-type="string" office:string-value="VIA CORNALIAS - MONTE S. MICHELE">
            <text:p>VIA CORNALIAS - MONTE S. MICHELE</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cell office:value-type="string" office:string-value="REGIONE DELLA SARDEGNA SUD-OCCIDENTALE, IN PROVINCIA DI CAGLIARI.">
            <text:p>REGIONE DELLA SARDEGNA SUD-OCCIDENTALE, IN PROVINCIA DI CAGLIARI.</text:p>
          </table:table-cell>
        </table:table-row>
        <table:table-row>
          <table:table-cell office:value-type="string" office:string-value="092009_000950">
            <text:p>092009_000950</text:p>
          </table:table-cell>
          <table:table-cell office:value-type="string" office:string-value="VIA VINCENZO SULIS">
            <text:p>VIA VINCENZO SULIS</text:p>
          </table:table-cell>
          <table:table-cell office:value-type="string" office:string-value="PIAZZA COSTITUZIONE - PIAZZA SAN GIACOMO">
            <text:p>PIAZZA COSTITUZIONE - PIAZZA SAN GIACOMO</text:p>
          </table:table-cell>
          <table:table-cell office:value-type="string" office:string-value="" table:number-columns-repeated="3"/>
          <table:table-cell office:value-type="string" office:string-value="GIA' VIA PICCOLA (S'ARRUGHIXEDDA)">
            <text:p>GIA' VIA PICCOLA (S'ARRUGHIXEDDA)</text:p>
          </table:table-cell>
        </table:table-row>
        <table:table-row>
          <table:table-cell office:value-type="string" office:string-value="092009_000951">
            <text:p>092009_000951</text:p>
          </table:table-cell>
          <table:table-cell office:value-type="string" office:string-value="VIA SU PLANU">
            <text:p>VIA SU PLANU</text:p>
          </table:table-cell>
          <table:table-cell office:value-type="string" office:string-value="VIA BALILLA - INNESTO ALLA S.S. 131">
            <text:p>VIA BALILLA - INNESTO ALLA S.S. 131</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0952">
            <text:p>092009_000952</text:p>
          </table:table-cell>
          <table:table-cell office:value-type="string" office:string-value="PIAZZA SVIZZERA">
            <text:p>PIAZZA SVIZZERA</text:p>
          </table:table-cell>
          <table:table-cell office:value-type="string" office:string-value="VIA PRAGA - VIA OSLO">
            <text:p>VIA PRAGA - VIA OSL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STATO EUROPEO.">
            <text:p>STATO EUROPEO.</text:p>
          </table:table-cell>
        </table:table-row>
        <table:table-row>
          <table:table-cell office:value-type="string" office:string-value="092009_000953">
            <text:p>092009_000953</text:p>
          </table:table-cell>
          <table:table-cell office:value-type="string" office:string-value="VIA TAGLIAMENTO">
            <text:p>VIA TAGLIAMENTO</text:p>
          </table:table-cell>
          <table:table-cell office:value-type="string" office:string-value="VIALE S. AVENDRACE - VIA SANTA GILLA">
            <text:p>VIALE S. AVENDRACE - VIA SANTA GIL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 VENETO CHE ATTRAVERSA LA PIANURA FRIULANA, SBOCCA NELL'ADRIATICO, KM. 170.">
            <text:p>FIUME DEL VENETO CHE ATTRAVERSA LA PIANURA FRIULANA, SBOCCA NELL'ADRIATICO, KM. 170.</text:p>
          </table:table-cell>
        </table:table-row>
        <table:table-row>
          <table:table-cell office:value-type="string" office:string-value="092009_000954">
            <text:p>092009_000954</text:p>
          </table:table-cell>
          <table:table-cell office:value-type="string" office:string-value="VIA TAMBURINO SARDO">
            <text:p>VIA TAMBURINO SARDO</text:p>
          </table:table-cell>
          <table:table-cell office:value-type="string" office:string-value="VIA PIRANDELLO - VIA DEL TIMO">
            <text:p>VIA PIRANDELLO - VIA DEL TIM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row>
        <table:table-row>
          <table:table-cell office:value-type="string" office:string-value="092009_000955">
            <text:p>092009_000955</text:p>
          </table:table-cell>
          <table:table-cell office:value-type="string" office:string-value="VIA TALETE">
            <text:p>VIA TALETE</text:p>
          </table:table-cell>
          <table:table-cell office:value-type="string" office:string-value="VIA CANNIZZARO - VIA FLAVIO GIOIA">
            <text:p>VIA CANNIZZARO - VIA FLAVIO GIOI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LOSOFO, ASTRONOMO E MATEMATICO GRECO. SEC. VII / VI A.C.-">
            <text:p>FILOSOFO, ASTRONOMO E MATEMATICO GRECO. SEC. VII / VI A.C.-</text:p>
          </table:table-cell>
        </table:table-row>
        <table:table-row>
          <table:table-cell office:value-type="string" office:string-value="092009_000956">
            <text:p>092009_000956</text:p>
          </table:table-cell>
          <table:table-cell office:value-type="string" office:string-value="VIA ANTONIO TARAMELLI">
            <text:p>VIA ANTONIO TARAMELLI</text:p>
          </table:table-cell>
          <table:table-cell office:value-type="string" office:string-value="VIA PESSINA - VIA MARINI">
            <text:p>VIA PESSINA - VIA MARINI</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ARCHEOLOGO.(NATO A UDINE NEL 1868 - MORTO NEL 1939).">
            <text:p>ARCHEOLOGO.(NATO A UDINE NEL 1868 - MORTO NEL 1939).</text:p>
          </table:table-cell>
        </table:table-row>
        <table:table-row>
          <table:table-cell office:value-type="string" office:string-value="092009_000957">
            <text:p>092009_000957</text:p>
          </table:table-cell>
          <table:table-cell office:value-type="string" office:string-value="VIA ANGELO TARANTINI">
            <text:p>VIA ANGELO TARANTINI</text:p>
          </table:table-cell>
          <table:table-cell office:value-type="string" office:string-value="VIA TAMBURINO SARDO">
            <text:p>VIA TAMBURINO SARD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GARIBALDINO PARTECIPO' ALLA SPEDIZIONE DEI MILLE. (NATO NEL 1836 - MORTO NEL 1902).">
            <text:p>GARIBALDINO PARTECIPO' ALLA SPEDIZIONE DEI MILLE. (NATO NEL 1836 - MORTO NEL 1902).</text:p>
          </table:table-cell>
        </table:table-row>
        <table:table-row>
          <table:table-cell office:value-type="string" office:string-value="092009_000958">
            <text:p>092009_000958</text:p>
          </table:table-cell>
          <table:table-cell office:value-type="string" office:string-value="VIA TARANTO">
            <text:p>VIA TARANTO</text:p>
          </table:table-cell>
          <table:table-cell office:value-type="string" office:string-value="VIA MILANO - VIA ANCONA">
            <text:p>VIA MILANO - VIA ANCONA</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CITTA ITALIANA DELLA REGIONE PUGLIA.">
            <text:p>CITTA ITALIANA DELLA REGIONE PUGLIA.</text:p>
          </table:table-cell>
        </table:table-row>
        <table:table-row>
          <table:table-cell office:value-type="string" office:string-value="092009_000959">
            <text:p>092009_000959</text:p>
          </table:table-cell>
          <table:table-cell office:value-type="string" office:string-value="VIA TORQUATO TASSO">
            <text:p>VIA TORQUATO TASSO</text:p>
          </table:table-cell>
          <table:table-cell office:value-type="string" office:string-value="VIA DANTE - VIA PASCOLI">
            <text:p>VIA DANTE - VIA PASCOLI</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POETA.(NATO A SORRENTO NEL 1544 - MORTO A ROMA NEL 1595).">
            <text:p>POETA.(NATO A SORRENTO NEL 1544 - MORTO A ROMA NEL 1595).</text:p>
          </table:table-cell>
        </table:table-row>
        <table:table-row>
          <table:table-cell office:value-type="string" office:string-value="092009_000960">
            <text:p>092009_000960</text:p>
          </table:table-cell>
          <table:table-cell office:value-type="string" office:string-value="VIA IL TINTORETTO">
            <text:p>VIA IL TINTORETTO</text:p>
          </table:table-cell>
          <table:table-cell office:value-type="string" office:string-value="VIA CRESPELLANI - (chiuso)">
            <text:p>VIA CRESPELLANI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JACOPO ROBUSTI. PITTORE VENEZIANO.(NATO NEL 1512 - MORTO NEL 1594).">
            <text:p>JACOPO ROBUSTI. PITTORE VENEZIANO.(NATO NEL 1512 - MORTO NEL 1594).</text:p>
          </table:table-cell>
        </table:table-row>
        <table:table-row>
          <table:table-cell office:value-type="string" office:string-value="092009_000961">
            <text:p>092009_000961</text:p>
          </table:table-cell>
          <table:table-cell office:value-type="string" office:string-value="TRAVERSA ANCONA">
            <text:p>TRAVERSA ANCONA</text:p>
          </table:table-cell>
          <table:table-cell office:value-type="string" office:string-value="VIA ANCONA - (chiuso)">
            <text:p>VIA ANCONA - (chiuso)</text:p>
          </table:table-cell>
        </table:table-row>
        <table:table-row>
          <table:table-cell office:value-type="string" office:string-value="092009_000962">
            <text:p>092009_000962</text:p>
          </table:table-cell>
          <table:table-cell office:value-type="string" office:string-value="VIA TEL AVIV">
            <text:p>VIA TEL AVIV</text:p>
          </table:table-cell>
          <table:table-cell office:value-type="string" office:string-value="VIA GALVANI - VIA ANDORRA">
            <text:p>VIA GALVANI - VIA ANDORR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ITTA' DELLA PALESTINA FONDATA NEL 1909, CAPITALE DELLO STATO D'ISRAELE.">
            <text:p>CITTA' DELLA PALESTINA FONDATA NEL 1909, CAPITALE DELLO STATO D'ISRAELE.</text:p>
          </table:table-cell>
        </table:table-row>
        <table:table-row>
          <table:table-cell office:value-type="string" office:string-value="092009_000963">
            <text:p>092009_000963</text:p>
          </table:table-cell>
          <table:table-cell office:value-type="string" office:string-value="VIA TELESIO">
            <text:p>VIA TELESIO</text:p>
          </table:table-cell>
          <table:table-cell office:value-type="string" office:string-value="VIA KEPLERO - STRADA FERRATA">
            <text:p>VIA KEPLERO - STRADA FERRATA</text:p>
          </table:table-cell>
          <table:table-cell office:value-type="float" office:value="493">
            <text:p>493</text:p>
          </table:table-cell>
          <table:table-cell office:value-type="date" office:date-value="1991-01-03">
            <text:p>01/03/91</text:p>
          </table:table-cell>
          <table:table-cell office:value-type="string" office:string-value="G.M.">
            <text:p>G.M.</text:p>
          </table:table-cell>
          <table:table-cell office:value-type="string" office:string-value="FILOSOFO NATURALISTA.(NATO NEL 1509 - MORTO NEL 1588).">
            <text:p>FILOSOFO NATURALISTA.(NATO NEL 1509 - MORTO NEL 1588).</text:p>
          </table:table-cell>
        </table:table-row>
        <table:table-row>
          <table:table-cell office:value-type="string" office:string-value="092009_000964">
            <text:p>092009_000964</text:p>
          </table:table-cell>
          <table:table-cell office:value-type="string" office:string-value="VIA ODIMONDO TEMPANELLI">
            <text:p>VIA ODIMONDO TEMPANELLI</text:p>
          </table:table-cell>
          <table:table-cell office:value-type="string" office:string-value="VIA SERBARIU - (chiuso)">
            <text:p>VIA SERBARIU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ASTELLANO DI SAN MICHELE NEL 1263.">
            <text:p>CASTELLANO DI SAN MICHELE NEL 1263.</text:p>
          </table:table-cell>
        </table:table-row>
        <table:table-row>
          <table:table-cell office:value-type="string" office:string-value="092009_000965">
            <text:p>092009_000965</text:p>
          </table:table-cell>
          <table:table-cell office:value-type="string" office:string-value="VIA TEMO">
            <text:p>VIA TEMO</text:p>
          </table:table-cell>
          <table:table-cell office:value-type="string" office:string-value="VIALE S. AVENDRACE - VIA SANTA GILLA">
            <text:p>VIALE S. AVENDRACE - VIA SANTA GIL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LA SARDEGNA.">
            <text:p>FIUME DELLA SARDEGNA.</text:p>
          </table:table-cell>
        </table:table-row>
        <table:table-row>
          <table:table-cell office:value-type="string" office:string-value="092009_000966">
            <text:p>092009_000966</text:p>
          </table:table-cell>
          <table:table-cell office:value-type="string" office:string-value="VIA TEMPIO">
            <text:p>VIA TEMPIO</text:p>
          </table:table-cell>
          <table:table-cell office:value-type="string" office:string-value="VIA SAN DOMENICO - VIA OTTONE BACAREDDA">
            <text:p>VIA SAN DOMENICO - VIA OTTONE BACAREDD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CITTADINA DELLA SARDEGNA, IN PROVINCIA DI SASSARI.">
            <text:p>CITTADINA DELLA SARDEGNA, IN PROVINCIA DI SASSARI.</text:p>
          </table:table-cell>
        </table:table-row>
        <table:table-row>
          <table:table-cell office:value-type="string" office:string-value="092009_000967">
            <text:p>092009_000967</text:p>
          </table:table-cell>
          <table:table-cell office:value-type="string" office:string-value="VIA TEVERE">
            <text:p>VIA TEVERE</text:p>
          </table:table-cell>
          <table:table-cell office:value-type="string" office:string-value="VIA SANTA GILLA - VIA ARNO">
            <text:p>VIA SANTA GILLA - VIA ARN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 LAZIO.">
            <text:p>FIUME DEL LAZIO.</text:p>
          </table:table-cell>
        </table:table-row>
        <table:table-row>
          <table:table-cell office:value-type="string" office:string-value="092009_000968">
            <text:p>092009_000968</text:p>
          </table:table-cell>
          <table:table-cell office:value-type="string" office:string-value="VIA TICINO">
            <text:p>VIA TICINO</text:p>
          </table:table-cell>
          <table:table-cell office:value-type="string" office:string-value="VIA PIAVE - (chiuso)">
            <text:p>VIA PIAVE - (chius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 NORD ITALIA AFFLUENTE DEL PO.">
            <text:p>FIUME DEL NORD ITALIA AFFLUENTE DEL PO.</text:p>
          </table:table-cell>
        </table:table-row>
        <table:table-row>
          <table:table-cell office:value-type="string" office:string-value="092009_000969">
            <text:p>092009_000969</text:p>
          </table:table-cell>
          <table:table-cell office:value-type="string" office:string-value="VIA TIEPOLO">
            <text:p>VIA TIEPOLO</text:p>
          </table:table-cell>
          <table:table-cell office:value-type="string" office:string-value="VIA SINI TARQUINIO - PIAZZA DEGLI SFORZA">
            <text:p>VIA SINI TARQUINIO - PIAZZA DEGLI SFORZA</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GIOVAN BATTISTA. PITTORE, VENEZIANO. SEGUACE DEL PIAZZETTA E DEL VERONESE, DIPINSE MOLTI CICLI DI AFFRESCHI LUMINOSI CON PROSPETTIVE NUOVISSIME E GRUPPI DI PERSONAGGI IN MOVIMENTO.LAVORO' A VENEZIA , VICENZA, UDINE, MILANO, WURZBURG E MDRID.OPERE: VILLA VALMARANA A VICENZA, VILLA PISANI A STRA, PALAZZO CHIERICI A MILANO, PALAZZO LABIA A VENEZIA E IL PALAZZO REALE DI MADRID.(NATO A VENEZIA NEL 1696 - MORTO A MADRID NEL 1770).">
            <text:p>GIOVAN BATTISTA. PITTORE, VENEZIANO. SEGUACE DEL PIAZZETTA E DEL VERONESE, DIPINSE MOLTI CICLI DI AFFRESCHI LUMINOSI CON PROSPETTIVE NUOVISSIME E GRUPPI DI PERSONAGGI IN MOVIMENTO.LAVORO' A VENEZIA , VICENZA, UDINE, MILANO, WURZBURG E MDRID.OPERE: VILLA VALMARANA A VICENZA, VILLA PISANI A STRA, PALAZZO CHIERICI A MILANO, PALAZZO LABIA A VENEZIA E IL PALAZZO REALE DI MADRID.(NATO A VENEZIA NEL 1696 - MORTO A MADRID NEL 1770).</text:p>
          </table:table-cell>
        </table:table-row>
        <table:table-row>
          <table:table-cell office:value-type="string" office:string-value="092009_000970">
            <text:p>092009_000970</text:p>
          </table:table-cell>
          <table:table-cell office:value-type="string" office:string-value="VIA TIGELLIO">
            <text:p>VIA TIGELLIO</text:p>
          </table:table-cell>
          <table:table-cell office:value-type="string" office:string-value="CORSO VITTORIO EMANUELE - VIA SANT'IGNAZIO">
            <text:p>CORSO VITTORIO EMANUELE - VIA SANT'IGNAZIO</text:p>
          </table:table-cell>
          <table:table-cell office:value-type="string" office:string-value="" table:number-columns-repeated="3"/>
          <table:table-cell office:value-type="string" office:string-value="DEDICATA ALL'IMPERATORE ROMANO LA CUI CASA E' STATA PORTATA ALLA LUCE DA SCAVI ARCHEOLOGICI SI TROVAVA IN TALE VIA.">
            <text:p>DEDICATA ALL'IMPERATORE ROMANO LA CUI CASA E' STATA PORTATA ALLA LUCE DA SCAVI ARCHEOLOGICI SI TROVAVA IN TALE VIA.</text:p>
          </table:table-cell>
        </table:table-row>
        <table:table-row>
          <table:table-cell office:value-type="string" office:string-value="092009_000971">
            <text:p>092009_000971</text:p>
          </table:table-cell>
          <table:table-cell office:value-type="string" office:string-value="VIA DEI TIGLI">
            <text:p>VIA DEI TIGLI</text:p>
          </table:table-cell>
          <table:table-cell office:value-type="string" office:string-value="VIA SANTA MARIA CHIARA - VIA MONTE CASSINO">
            <text:p>VIA SANTA MARIA CHIARA - VIA MONTE CASSIN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ALBERO DELLE TIGLIACEE.">
            <text:p>ALBERO DELLE TIGLIACEE.</text:p>
          </table:table-cell>
        </table:table-row>
        <table:table-row>
          <table:table-cell office:value-type="string" office:string-value="092009_000972">
            <text:p>092009_000972</text:p>
          </table:table-cell>
          <table:table-cell office:value-type="string" office:string-value="VIA TIMAVO">
            <text:p>VIA TIMAVO</text:p>
          </table:table-cell>
          <table:table-cell office:value-type="string" office:string-value="VIA REDIPUGLIA - VIA IS MIRRIONIS">
            <text:p>VIA REDIPUGLIA - VIA IS MIRRIONIS</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LOCALITA' DI BATTAGLIA DELLA GUERRA 1915/18.">
            <text:p>LOCALITA' DI BATTAGLIA DELLA GUERRA 1915/18.</text:p>
          </table:table-cell>
        </table:table-row>
        <table:table-row>
          <table:table-cell office:value-type="string" office:string-value="092009_000973">
            <text:p>092009_000973</text:p>
          </table:table-cell>
          <table:table-cell office:value-type="string" office:string-value="VIA DEL TIMO">
            <text:p>VIA DEL TIMO</text:p>
          </table:table-cell>
          <table:table-cell office:value-type="string" office:string-value="VIA TAMBURINO SARDO">
            <text:p>VIA TAMBURINO SARDO</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cell office:value-type="string" office:string-value="THYMUS SERPYLLUMSUFFRUTICE DELLA FAMIGLIA LABIATE, A FOGLIE PICCOLE AROMATICHE E FIORI ROSEI IN SPIGA, VIENE USATO COME CONDIMENTO E PER L'ESTRAZIONE DEL TIMOLO, OTTIMO DISINFETTANTE.">
            <text:p>THYMUS SERPYLLUMSUFFRUTICE DELLA FAMIGLIA LABIATE, A FOGLIE PICCOLE AROMATICHE E FIORI ROSEI IN SPIGA, VIENE USATO COME CONDIMENTO E PER L'ESTRAZIONE DEL TIMOLO, OTTIMO DISINFETTANTE.</text:p>
          </table:table-cell>
        </table:table-row>
        <table:table-row>
          <table:table-cell office:value-type="string" office:string-value="092009_000974">
            <text:p>092009_000974</text:p>
          </table:table-cell>
          <table:table-cell office:value-type="string" office:string-value="VIA TIRSO">
            <text:p>VIA TIRSO</text:p>
          </table:table-cell>
          <table:table-cell office:value-type="string" office:string-value="VIALE S. AVENDRACE - VIA SANTA GILLA">
            <text:p>VIALE S. AVENDRACE - VIA SANTA GILL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ELLA SARDEGNA.">
            <text:p>FIUME DELLA SARDEGNA.</text:p>
          </table:table-cell>
        </table:table-row>
        <table:table-row>
          <table:table-cell office:value-type="string" office:string-value="092009_000975">
            <text:p>092009_000975</text:p>
          </table:table-cell>
          <table:table-cell office:value-type="string" office:string-value="VIA TIZIANO">
            <text:p>VIA TIZIANO</text:p>
          </table:table-cell>
          <table:table-cell office:value-type="string" office:string-value="VIA DANTE - VIA BACAREDDA">
            <text:p>VIA DANTE - VIA BACAREDDA</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VECELLIO. PITTORE(NATO A PIEVE DI CADORE NEL 1477 - MORTO A VENEZIA NEL 1576).">
            <text:p>VECELLIO. PITTORE(NATO A PIEVE DI CADORE NEL 1477 - MORTO A VENEZIA NEL 1576).</text:p>
          </table:table-cell>
        </table:table-row>
        <table:table-row>
          <table:table-cell office:value-type="string" office:string-value="092009_000976">
            <text:p>092009_000976</text:p>
          </table:table-cell>
          <table:table-cell office:value-type="string" office:string-value="VIA FRANCESCO TODDE">
            <text:p>VIA FRANCESCO TODDE</text:p>
          </table:table-cell>
          <table:table-cell office:value-type="string" office:string-value="VIA DANTE - PIAZZA MICHELANGELO">
            <text:p>VIA DANTE - PIAZZA MICHELANGELO</text:p>
          </table:table-cell>
          <table:table-cell office:value-type="float" office:value="35">
            <text:p>35</text:p>
          </table:table-cell>
          <table:table-cell office:value-type="string" office:string-value="17/07/1950">
            <text:p>17/07/1950</text:p>
          </table:table-cell>
          <table:table-cell office:value-type="string" office:string-value="C.C.">
            <text:p>C.C.</text:p>
          </table:table-cell>
          <table:table-cell office:value-type="string" office:string-value=".">
            <text:p>.</text:p>
          </table:table-cell>
        </table:table-row>
        <table:table-row>
          <table:table-cell office:value-type="string" office:string-value="092009_000977">
            <text:p>092009_000977</text:p>
          </table:table-cell>
          <table:table-cell office:value-type="string" office:string-value="VIA TOFANE">
            <text:p>VIA TOFANE</text:p>
          </table:table-cell>
          <table:table-cell office:value-type="string" office:string-value="VIALE MONASTIR - VIA BOSCO CAPPUCCIO">
            <text:p>VIALE MONASTIR - VIA BOSCO CAPPUCCIO</text:p>
          </table:table-cell>
          <table:table-cell office:value-type="string" office:string-value="" table:number-columns-repeated="3"/>
          <table:table-cell office:value-type="string" office:string-value="MASSICCIO DELLE DOLOMITI SETTENTRIONALI.MASSIMA ALTEZZA MT. 3243.">
            <text:p>MASSICCIO DELLE DOLOMITI SETTENTRIONALI.MASSIMA ALTEZZA MT. 3243.</text:p>
          </table:table-cell>
        </table:table-row>
        <table:table-row>
          <table:table-cell office:value-type="string" office:string-value="092009_000978">
            <text:p>092009_000978</text:p>
          </table:table-cell>
          <table:table-cell office:value-type="string" office:string-value="VIA PASQUALE TOLA">
            <text:p>VIA PASQUALE TOLA</text:p>
          </table:table-cell>
          <table:table-cell office:value-type="string" office:string-value="VIA PASQUALE PAOLI - VIA DANTE">
            <text:p>VIA PASQUALE PAOLI - VIA DANTE</text:p>
          </table:table-cell>
          <table:table-cell office:value-type="string" office:string-value="" table:number-columns-repeated="3"/>
          <table:table-cell office:value-type="string" office:string-value="STORICO, MAGISTRATO E PARLAMENTARE.OPERE: CODEX DIPLOMATICUS SARDINIAE DIZIONARIO BIOGRAFICO DEGLI UOMINI ILLUSTRI DI SARDEGNA .(NATO A SASSARI NEL 1800 - MORTO A GENOVA 1874).">
            <text:p>STORICO, MAGISTRATO E PARLAMENTARE.OPERE: CODEX DIPLOMATICUS SARDINIAE DIZIONARIO BIOGRAFICO DEGLI UOMINI ILLUSTRI DI SARDEGNA .(NATO A SASSARI NEL 1800 - MORTO A GENOVA 1874).</text:p>
          </table:table-cell>
        </table:table-row>
        <table:table-row>
          <table:table-cell office:value-type="string" office:string-value="092009_000979">
            <text:p>092009_000979</text:p>
          </table:table-cell>
          <table:table-cell office:value-type="string" office:string-value="VIA TOLMINO">
            <text:p>VIA TOLMINO</text:p>
          </table:table-cell>
          <table:table-cell office:value-type="string" office:string-value="VIA TRINCEA DEI RAZZI - VIA TIMAVO">
            <text:p>VIA TRINCEA DEI RAZZI - VIA TIMAVO</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LOCALITA' DI BATTAGLIA DELLA GUERRA 1915/18.">
            <text:p>LOCALITA' DI BATTAGLIA DELLA GUERRA 1915/18.</text:p>
          </table:table-cell>
        </table:table-row>
        <table:table-row>
          <table:table-cell office:value-type="string" office:string-value="092009_000980">
            <text:p>092009_000980</text:p>
          </table:table-cell>
          <table:table-cell office:value-type="string" office:string-value="VIA BERNARDINO TOLO">
            <text:p>VIA BERNARDINO TOLO</text:p>
          </table:table-cell>
          <table:table-cell office:value-type="string" office:string-value="VIA TAMBURINO SARDO - (chiuso)">
            <text:p>VIA TAMBURINO SARDO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MISSIONARIO SARDO CHE VISSE NEL PARAGUAY. (NATO A CAGLIARI NEL 1589 - MORTO AD ASSUNCION (PARAGUAY) NEL 1666).">
            <text:p>MISSIONARIO SARDO CHE VISSE NEL PARAGUAY. (NATO A CAGLIARI NEL 1589 - MORTO AD ASSUNCION (PARAGUAY) NEL 1666).</text:p>
          </table:table-cell>
        </table:table-row>
        <table:table-row>
          <table:table-cell office:value-type="string" office:string-value="092009_000981">
            <text:p>092009_000981</text:p>
          </table:table-cell>
          <table:table-cell office:value-type="string" office:string-value="VIA NICOLO' TOMMASEO">
            <text:p>VIA NICOLO' TOMMASEO</text:p>
          </table:table-cell>
          <table:table-cell office:value-type="string" office:string-value="VIALE MARCONI - PIAZZA GIOVANNI XXIII">
            <text:p>VIALE MARCONI - PIAZZA GIOVANNI XXIII</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LETTERATO.(NATO A SEBENICO NEL 1802 - MORTO A ROMA NEL 1874).">
            <text:p>LETTERATO.(NATO A SEBENICO NEL 1802 - MORTO A ROMA NEL 1874).</text:p>
          </table:table-cell>
        </table:table-row>
        <table:table-row>
          <table:table-cell office:value-type="string" office:string-value="092009_000982">
            <text:p>092009_000982</text:p>
          </table:table-cell>
          <table:table-cell office:value-type="string" office:string-value="VIA TONALE">
            <text:p>VIA TONALE</text:p>
          </table:table-cell>
          <table:table-cell office:value-type="string" office:string-value="VIA TRINCEA DEI RAZZI - VIA TRINCEA DELLE FRASCHE">
            <text:p>VIA TRINCEA DEI RAZZI - VIA TRINCEA DELLE FRASCHE</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PASSO ALPINO DELL'ADAMELLO.">
            <text:p>PASSO ALPINO DELL'ADAMELLO.</text:p>
          </table:table-cell>
        </table:table-row>
        <table:table-row>
          <table:table-cell office:value-type="string" office:string-value="092009_000983">
            <text:p>092009_000983</text:p>
          </table:table-cell>
          <table:table-cell office:value-type="string" office:string-value="VIA TORINO">
            <text:p>VIA TORINO</text:p>
          </table:table-cell>
          <table:table-cell office:value-type="string" office:string-value="PIAZZA MARTIRI D'ITALIA - VIA PORCILE">
            <text:p>PIAZZA MARTIRI D'ITALIA - VIA PORCIL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DISCESA DELLA VERGINE DI MONSERRATO E COLLE DI SANTA ROSALIA. CAPOLUOGO DEL PIEMONTE.">
            <text:p>GIA' DISCESA DELLA VERGINE DI MONSERRATO E COLLE DI SANTA ROSALIA. CAPOLUOGO DEL PIEMONTE.</text:p>
          </table:table-cell>
        </table:table-row>
        <table:table-row>
          <table:table-cell office:value-type="string" office:string-value="092009_000984">
            <text:p>092009_000984</text:p>
          </table:table-cell>
          <table:table-cell office:value-type="string" office:string-value="VIA EVANGELISTA TORRICELLI">
            <text:p>VIA EVANGELISTA TORRICELLI</text:p>
          </table:table-cell>
          <table:table-cell office:value-type="string" office:string-value="VIA DEL CANNETTO - VIA MATES">
            <text:p>VIA DEL CANNETTO - VIA MATES</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SICO, MATEMATICO, DISCEPOLO DEL GALILEI. INVENTORE DEL BAROMETRO.(NATO A FAENZA NEL 1608 - MORTO A FIRENZE NEL 1647).">
            <text:p>FISICO, MATEMATICO, DISCEPOLO DEL GALILEI. INVENTORE DEL BAROMETRO.(NATO A FAENZA NEL 1608 - MORTO A FIRENZE NEL 1647).</text:p>
          </table:table-cell>
        </table:table-row>
        <table:table-row>
          <table:table-cell office:value-type="string" office:string-value="092009_000985">
            <text:p>092009_000985</text:p>
          </table:table-cell>
          <table:table-cell office:value-type="string" office:string-value="VIA DELLE TORTORE">
            <text:p>VIA DELLE TORTORE</text:p>
          </table:table-cell>
          <table:table-cell office:value-type="string" office:string-value="VIA DELLE RONDINI - (chiuso)">
            <text:p>VIA DELLE RONDINI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STREPTOPELIA TURTURUCCELLO COLUMBIFORME DELLA FAMIGLIA DEI COLOMBIDI, SIMILE COME ASPETTO AI COLOMBI, MA PIU' PICCOLA E PIU' SLANCIATA">
            <text:p>STREPTOPELIA TURTURUCCELLO COLUMBIFORME DELLA FAMIGLIA DEI COLOMBIDI, SIMILE COME ASPETTO AI COLOMBI, MA PIU' PICCOLA E PIU' SLANCIATA</text:p>
          </table:table-cell>
          <table:table-cell office:value-type="string" office:string-value=" E' MIGRATRICE ESTIVA, IN ITALIA E' MOLTO COMUNE.SPECIE SIMILE DOMESTICA E' LA COLOMBA DAL COLLARE (STREPTOPELIA RISORIA)">
            <text:p> E' MIGRATRICE ESTIVA, IN ITALIA E' MOLTO COMUNE.SPECIE SIMILE DOMESTICA E' LA COLOMBA DAL COLLARE (STREPTOPELIA RISORIA)</text:p>
          </table:table-cell>
        </table:table-row>
        <table:table-row>
          <table:table-cell office:value-type="string" office:string-value="092009_000986">
            <text:p>092009_000986</text:p>
          </table:table-cell>
          <table:table-cell office:value-type="string" office:string-value="VIA TOSCANA">
            <text:p>VIA TOSCANA</text:p>
          </table:table-cell>
          <table:table-cell office:value-type="string" office:string-value="VIA LA VEGA - VIA PIEMONTE">
            <text:p>VIA LA VEGA - VIA PIEMONTE</text:p>
          </table:table-cell>
          <table:table-cell office:value-type="string" office:string-value="" table:number-columns-repeated="3"/>
          <table:table-cell office:value-type="string" office:string-value="REGIONE ITALIANA.">
            <text:p>REGIONE ITALIANA.</text:p>
          </table:table-cell>
        </table:table-row>
        <table:table-row>
          <table:table-cell office:value-type="string" office:string-value="092009_000987">
            <text:p>092009_000987</text:p>
          </table:table-cell>
          <table:table-cell office:value-type="string" office:string-value="VIA ENRICO TOTI">
            <text:p>VIA ENRICO TOTI</text:p>
          </table:table-cell>
          <table:table-cell office:value-type="string" office:string-value="PIAZZA ITALIA - VIA BARRACCA MANNA">
            <text:p>PIAZZA ITALIA - VIA BARRACCA MANNA</text:p>
          </table:table-cell>
          <table:table-cell office:value-type="string" office:string-value="" table:number-columns-repeated="3"/>
          <table:table-cell office:value-type="string" office:string-value="EROE DELLA GUERRA 1915/18. (NATO NEL 1882 - MORTO NEL 1916).">
            <text:p>EROE DELLA GUERRA 1915/18. (NATO NEL 1882 - MORTO NEL 1916).</text:p>
          </table:table-cell>
        </table:table-row>
        <table:table-row>
          <table:table-cell office:value-type="string" office:string-value="092009_000988">
            <text:p>092009_000988</text:p>
          </table:table-cell>
          <table:table-cell office:value-type="string" office:string-value="VIA DEI TRALCI">
            <text:p>VIA DEI TRALCI</text:p>
          </table:table-cell>
          <table:table-cell office:value-type="string" office:string-value="VIA BELLAVISTA - VIA DELL'EDERA">
            <text:p>VIA BELLAVISTA - VIA DELL'EDERA</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row>
        <table:table-row>
          <table:table-cell office:value-type="string" office:string-value="092009_000989">
            <text:p>092009_000989</text:p>
          </table:table-cell>
          <table:table-cell office:value-type="string" office:string-value="VIA TRAMONTANA">
            <text:p>VIA TRAMONTANA</text:p>
          </table:table-cell>
          <table:table-cell office:value-type="string" office:string-value="VIALE POETTO - VIALE LA PALMA">
            <text:p>VIALE POETTO - VIALE LA PALM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VENTO CHE SPIRA DA SETTENTRIONE, FREDDO E SECCO.">
            <text:p>VENTO CHE SPIRA DA SETTENTRIONE, FREDDO E SECCO.</text:p>
          </table:table-cell>
        </table:table-row>
        <table:table-row>
          <table:table-cell office:value-type="string" office:string-value="092009_000990">
            <text:p>092009_000990</text:p>
          </table:table-cell>
          <table:table-cell office:value-type="string" office:string-value="VIA ISOLE TREMITI">
            <text:p>VIA ISOLE TREMITI</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cell office:value-type="string" office:string-value="GIA' TRAVERSA X POETTO. GRUPPO DI ISOLE A NORD/OVEST DEL PROMONTORIO DEL GARGANO.">
            <text:p>GIA' TRAVERSA X POETTO. GRUPPO DI ISOLE A NORD/OVEST DEL PROMONTORIO DEL GARGANO.</text:p>
          </table:table-cell>
        </table:table-row>
        <table:table-row>
          <table:table-cell office:value-type="string" office:string-value="092009_000991">
            <text:p>092009_000991</text:p>
          </table:table-cell>
          <table:table-cell office:value-type="string" office:string-value="VIA TRENTINO">
            <text:p>VIA TRENTINO</text:p>
          </table:table-cell>
          <table:table-cell office:value-type="string" office:string-value="VIA LIGURIA - VIA BASILICATA">
            <text:p>VIA LIGURIA - VIA BASILICAT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REGIONE ITALIANA.">
            <text:p>REGIONE ITALIANA.</text:p>
          </table:table-cell>
        </table:table-row>
        <table:table-row>
          <table:table-cell office:value-type="string" office:string-value="092009_000992">
            <text:p>092009_000992</text:p>
          </table:table-cell>
          <table:table-cell office:value-type="string" office:string-value="VIALE TRENTO">
            <text:p>VIALE TRENTO</text:p>
          </table:table-cell>
          <table:table-cell office:value-type="string" office:string-value="VIALE MERELLO - PIAZZA TRENTO">
            <text:p>VIALE MERELLO - PIAZZA TRENTO</text:p>
          </table:table-cell>
          <table:table-cell office:value-type="string" office:string-value="" table:number-columns-repeated="3"/>
          <table:table-cell office:value-type="string" office:string-value="CITTA' DEL TRENTINO.">
            <text:p>CITTA' DEL TRENTINO.</text:p>
          </table:table-cell>
        </table:table-row>
        <table:table-row>
          <table:table-cell office:value-type="string" office:string-value="092009_000993">
            <text:p>092009_000993</text:p>
          </table:table-cell>
          <table:table-cell office:value-type="string" office:string-value="PIAZZA TRENTO">
            <text:p>PIAZZA TRENTO</text:p>
          </table:table-cell>
          <table:table-cell office:value-type="string" office:string-value="VIALE TRENTO - VIALE S. AVENDRACE">
            <text:p>VIALE TRENTO - VIALE S. AVENDRACE</text:p>
          </table:table-cell>
        </table:table-row>
        <table:table-row>
          <table:table-cell office:value-type="string" office:string-value="092009_000994">
            <text:p>092009_000994</text:p>
          </table:table-cell>
          <table:table-cell office:value-type="string" office:string-value="VIA TREXENTA">
            <text:p>VIA TREXENTA</text:p>
          </table:table-cell>
          <table:table-cell office:value-type="string" office:string-value="VIA ARGIOLAS - VIA DELLE SPIGHE">
            <text:p>VIA ARGIOLAS - VIA DELLE SPIGHE</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REGIONE DELLA SARDEGNA.">
            <text:p>REGIONE DELLA SARDEGNA.</text:p>
          </table:table-cell>
        </table:table-row>
        <table:table-row>
          <table:table-cell office:value-type="string" office:string-value="092009_000995">
            <text:p>092009_000995</text:p>
          </table:table-cell>
          <table:table-cell office:value-type="string" office:string-value="VIA DEL TRICOLORE">
            <text:p>VIA DEL TRICOLORE</text:p>
          </table:table-cell>
          <table:table-cell office:value-type="string" office:string-value="VIA FOSSE ARDEATINE - VIA AMPERE">
            <text:p>VIA FOSSE ARDEATINE - VIA AMPER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LA BANDIERA ITALIANA.">
            <text:p>LA BANDIERA ITALIANA.</text:p>
          </table:table-cell>
        </table:table-row>
        <table:table-row>
          <table:table-cell office:value-type="string" office:string-value="092009_000996">
            <text:p>092009_000996</text:p>
          </table:table-cell>
          <table:table-cell office:value-type="string" office:string-value="VIALE TRIESTE">
            <text:p>VIALE TRIESTE</text:p>
          </table:table-cell>
          <table:table-cell office:value-type="string" office:string-value="PIAZZA DEL CARMINE - PIAZZA TRENTO">
            <text:p>PIAZZA DEL CARMINE - PIAZZA TRENTO</text:p>
          </table:table-cell>
          <table:table-cell office:value-type="string" office:string-value="" table:number-columns-repeated="3"/>
          <table:table-cell office:value-type="string" office:string-value="GIA' STRADONE SAN PIETRO. CITTA ITALIANA, CAPOLUOGO DI PROVINCIA DEL FRIULI VENEZIA GIULIA.">
            <text:p>GIA' STRADONE SAN PIETRO. CITTA ITALIANA, CAPOLUOGO DI PROVINCIA DEL FRIULI VENEZIA GIULIA.</text:p>
          </table:table-cell>
        </table:table-row>
        <table:table-row>
          <table:table-cell office:value-type="string" office:string-value="092009_000997">
            <text:p>092009_000997</text:p>
          </table:table-cell>
          <table:table-cell office:value-type="string" office:string-value="VIA TRINCEA DELLE FRASCHE">
            <text:p>VIA TRINCEA DELLE FRASCHE</text:p>
          </table:table-cell>
          <table:table-cell office:value-type="string" office:string-value="VIA IS MIRRIONIS - VIA MAGLIAS">
            <text:p>VIA IS MIRRIONIS - VIA MAGLIAS</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LOCALITA' DI BATTAGLIA DELLA GUERRA 1915/18.">
            <text:p>LOCALITA' DI BATTAGLIA DELLA GUERRA 1915/18.</text:p>
          </table:table-cell>
        </table:table-row>
        <table:table-row>
          <table:table-cell office:value-type="string" office:string-value="092009_000998">
            <text:p>092009_000998</text:p>
          </table:table-cell>
          <table:table-cell office:value-type="string" office:string-value="VIA TRINCEA DEI RAZZI">
            <text:p>VIA TRINCEA DEI RAZZI</text:p>
          </table:table-cell>
          <table:table-cell office:value-type="string" office:string-value="VIA IS MIRRIONIS - VIA MAGLIAS">
            <text:p>VIA IS MIRRIONIS - VIA MAGLIAS</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LOCALITA' DI BATTAGLIA DELLA GUERRA 1915/18.">
            <text:p>LOCALITA' DI BATTAGLIA DELLA GUERRA 1915/18.</text:p>
          </table:table-cell>
        </table:table-row>
        <table:table-row>
          <table:table-cell office:value-type="string" office:string-value="092009_000999">
            <text:p>092009_000999</text:p>
          </table:table-cell>
          <table:table-cell office:value-type="string" office:string-value="PIAZZA TRISTANI">
            <text:p>PIAZZA TRISTANI</text:p>
          </table:table-cell>
          <table:table-cell office:value-type="string" office:string-value="VIA TRISTANI - VIA GIARDINI">
            <text:p>VIA TRISTANI - VIA GIARDINI</text:p>
          </table:table-cell>
        </table:table-row>
        <table:table-row>
          <table:table-cell office:value-type="string" office:string-value="092009_001000">
            <text:p>092009_001000</text:p>
          </table:table-cell>
          <table:table-cell office:value-type="string" office:string-value="VIA TRISTANI">
            <text:p>VIA TRISTANI</text:p>
          </table:table-cell>
          <table:table-cell office:value-type="string" office:string-value="VIA GIARDINI - PIAZZA TRISTANI">
            <text:p>VIA GIARDINI - PIAZZA TRISTANI</text:p>
          </table:table-cell>
        </table:table-row>
        <table:table-row>
          <table:table-cell office:value-type="string" office:string-value="092009_001001">
            <text:p>092009_001001</text:p>
          </table:table-cell>
          <table:table-cell office:value-type="string" office:string-value="VIA DEI TRITONI">
            <text:p>VIA DEI TRITONI</text:p>
          </table:table-cell>
          <table:table-cell office:value-type="string" office:string-value="VIALE POETTO - VIA S'ARRULLONI">
            <text:p>VIALE POETTO - VIA S'ARRULLON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FIGURE MITOLOGICHE MARINE, RAFFIGURATE MEZZO UOMO E MEZZO DELFINO, SUONANTI UN CORNO A FORMA DI CHIOCCIOLA.">
            <text:p>FIGURE MITOLOGICHE MARINE, RAFFIGURATE MEZZO UOMO E MEZZO DELFINO, SUONANTI UN CORNO A FORMA DI CHIOCCIOLA.</text:p>
          </table:table-cell>
        </table:table-row>
        <table:table-row>
          <table:table-cell office:value-type="string" office:string-value="092009_001002">
            <text:p>092009_001002</text:p>
          </table:table-cell>
          <table:table-cell office:value-type="string" office:string-value="VIA TURBIGO">
            <text:p>VIA TURBIGO</text:p>
          </table:table-cell>
          <table:table-cell office:value-type="string" office:string-value="VIA GOITO - (chiuso)">
            <text:p>VIA GOITO - (chiuso)</text:p>
          </table:table-cell>
          <table:table-cell office:value-type="string" office:string-value="" table:number-columns-repeated="3"/>
          <table:table-cell office:value-type="string" office:string-value="LOCALITA' DI BATTAGLIA SUL TICINO.">
            <text:p>LOCALITA' DI BATTAGLIA SUL TICINO.</text:p>
          </table:table-cell>
        </table:table-row>
        <table:table-row>
          <table:table-cell office:value-type="string" office:string-value="092009_001003">
            <text:p>092009_001003</text:p>
          </table:table-cell>
          <table:table-cell office:value-type="string" office:string-value="VIA STEFANO TURR">
            <text:p>VIA STEFANO TURR</text:p>
          </table:table-cell>
          <table:table-cell office:value-type="string" office:string-value="VIA NINO BIXIO - VIA VESALIO">
            <text:p>VIA NINO BIXIO - VIA VESALI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UFFICIALE UNGHERESE CHE DISERTO' PER ARRUOLARSI NELL'ESERCITO PIEMONTESE.PARTECIPO' ALLA SPEDIZIONE DEI MILLE.(NATO NEL 1825 - MORTO NEL 1908)">
            <text:p>UFFICIALE UNGHERESE CHE DISERTO' PER ARRUOLARSI NELL'ESERCITO PIEMONTESE.PARTECIPO' ALLA SPEDIZIONE DEI MILLE.(NATO NEL 1825 - MORTO NEL 1908)</text:p>
          </table:table-cell>
        </table:table-row>
        <table:table-row>
          <table:table-cell office:value-type="string" office:string-value="092009_001004">
            <text:p>092009_001004</text:p>
          </table:table-cell>
          <table:table-cell office:value-type="string" office:string-value="VIA GIOVANNI BATTISTA TUVERI">
            <text:p>VIA GIOVANNI BATTISTA TUVERI</text:p>
          </table:table-cell>
          <table:table-cell office:value-type="string" office:string-value="PIAZZA REPUBBLICA - VIA SCANO">
            <text:p>PIAZZA REPUBBLICA - VIA SCANO</text:p>
          </table:table-cell>
          <table:table-cell office:value-type="string" office:string-value="" table:number-columns-repeated="3"/>
          <table:table-cell office:value-type="string" office:string-value="DEPUTATO AL PARLAMENTO IN DIVERSE LEGISLATURE, GIORNALISTA.OPERE: SPECIFICI DI G.B. TUVERI CONTRO IL CODINISMO IL GOVERNO E I COMUNI DELLA LIBERTA' E DELLE CASTE - DIRITTO DELL' UOMO ALLA DISTRUZIONE DEI CATTIVI GOVERNI (NATO A FORRU (OGGI COLLINAS) NEL 1815 - MORTO A FORRU NEL 1887)">
            <text:p>DEPUTATO AL PARLAMENTO IN DIVERSE LEGISLATURE, GIORNALISTA.OPERE: SPECIFICI DI G.B. TUVERI CONTRO IL CODINISMO IL GOVERNO E I COMUNI DELLA LIBERTA' E DELLE CASTE - DIRITTO DELL' UOMO ALLA DISTRUZIONE DEI CATTIVI GOVERNI (NATO A FORRU (OGGI COLLINAS) NEL 1815 - MORTO A FORRU NEL 1887)</text:p>
          </table:table-cell>
        </table:table-row>
        <table:table-row>
          <table:table-cell office:value-type="string" office:string-value="092009_001005">
            <text:p>092009_001005</text:p>
          </table:table-cell>
          <table:table-cell office:value-type="string" office:string-value="COLLE TUVIXEDDU">
            <text:p>COLLE TUVIXEDDU</text:p>
          </table:table-cell>
          <table:table-cell office:value-type="string" office:string-value="(chiuso) - VIA BAINSIZZA">
            <text:p>(chiuso) - VIA BAINSIZZA</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1006">
            <text:p>092009_001006</text:p>
          </table:table-cell>
          <table:table-cell office:value-type="string" office:string-value="COLLE TUVUMANNU">
            <text:p>COLLE TUVUMANNU</text:p>
          </table:table-cell>
          <table:table-cell office:value-type="string" office:string-value="(chiuso) - VIA AGOSTINO CASTELLI">
            <text:p>(chiuso) - VIA AGOSTINO CASTELLI</text:p>
          </table:table-cell>
        </table:table-row>
        <table:table-row>
          <table:table-cell office:value-type="string" office:string-value="092009_001007">
            <text:p>092009_001007</text:p>
          </table:table-cell>
          <table:table-cell office:value-type="string" office:string-value="VIA TUVUMANNU">
            <text:p>VIA TUVUMANNU</text:p>
          </table:table-cell>
          <table:table-cell office:value-type="string" office:string-value="VIA IS MIRRIONIS - (zona in sviluppo)">
            <text:p>VIA IS MIRRIONIS - (zona in svilupp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DENOMINAZIONE STORICA E TRADIZIONALE DEL LUOGO.">
            <text:p>DENOMINAZIONE STORICA E TRADIZIONALE DEL LUOGO.</text:p>
          </table:table-cell>
        </table:table-row>
        <table:table-row>
          <table:table-cell office:value-type="string" office:string-value="092009_001008">
            <text:p>092009_001008</text:p>
          </table:table-cell>
          <table:table-cell office:value-type="string" office:string-value="VIA UBALDO DA PAGANELLO">
            <text:p>VIA UBALDO DA PAGANELLO</text:p>
          </table:table-cell>
          <table:table-cell office:value-type="string" office:string-value="VIA SERBARIU - VIA CINQUINI">
            <text:p>VIA SERBARIU - VIA CINQUINI</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CASTELLANO DI SAN MICHELE 1257.">
            <text:p>CASTELLANO DI SAN MICHELE 1257.</text:p>
          </table:table-cell>
        </table:table-row>
        <table:table-row>
          <table:table-cell office:value-type="string" office:string-value="092009_001009">
            <text:p>092009_001009</text:p>
          </table:table-cell>
          <table:table-cell office:value-type="string" office:string-value="VIA UMBRIA">
            <text:p>VIA UMBRIA</text:p>
          </table:table-cell>
          <table:table-cell office:value-type="string" office:string-value="VIA LIGURIA - VIA BASILICATA">
            <text:p>VIA LIGURIA - VIA BASILICATA</text:p>
          </table:table-cell>
          <table:table-cell office:value-type="string" office:string-value="" table:number-columns-repeated="3"/>
          <table:table-cell office:value-type="string" office:string-value="REGIONE ITALIANA TRA LA TOSCANA, MARCHE E LAZIO.">
            <text:p>REGIONE ITALIANA TRA LA TOSCANA, MARCHE E LAZIO.</text:p>
          </table:table-cell>
        </table:table-row>
        <table:table-row>
          <table:table-cell office:value-type="string" office:string-value="092009_001010">
            <text:p>092009_001010</text:p>
          </table:table-cell>
          <table:table-cell office:value-type="string" office:string-value="VIA UNIVERSITA'">
            <text:p>VIA UNIVERSITA'</text:p>
          </table:table-cell>
          <table:table-cell office:value-type="string" office:string-value="VIA SPANO - VIA CAMMINO NUOVO">
            <text:p>VIA SPANO - VIA CAMMINO NUOVO</text:p>
          </table:table-cell>
          <table:table-cell office:value-type="string" office:string-value="" table:number-columns-repeated="3"/>
          <table:table-cell office:value-type="string" office:string-value="GIA' VIA BALICE.">
            <text:p>GIA' VIA BALICE.</text:p>
          </table:table-cell>
        </table:table-row>
        <table:table-row>
          <table:table-cell office:value-type="string" office:string-value="092009_001011">
            <text:p>092009_001011</text:p>
          </table:table-cell>
          <table:table-cell office:value-type="string" office:string-value="VIA DEGLI USIGNOLI">
            <text:p>VIA DEGLI USIGNOLI</text:p>
          </table:table-cell>
          <table:table-cell office:value-type="string" office:string-value="VIA DEL POZZETTO - VIA DEL SOLE">
            <text:p>VIA DEL POZZETTO - VIA DEL SOLE</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LUSCINIA MEGARHYNCHOS)UCCELLO PASSERIFORME DELLA FAMIGLIA DEI TURDIDI, MOLTO NOTO PER IL SUO CANTO MELODIOSO. ABITA NEI BOSCHI CEDUI DI PIANURA, NELLE SIEPI E DOVE ESISTE VEGETAZIONE FITTA.">
            <text:p>(LUSCINIA MEGARHYNCHOS)UCCELLO PASSERIFORME DELLA FAMIGLIA DEI TURDIDI, MOLTO NOTO PER IL SUO CANTO MELODIOSO. ABITA NEI BOSCHI CEDUI DI PIANURA, NELLE SIEPI E DOVE ESISTE VEGETAZIONE FITTA.</text:p>
          </table:table-cell>
        </table:table-row>
        <table:table-row>
          <table:table-cell office:value-type="string" office:string-value="092009_001012">
            <text:p>092009_001012</text:p>
          </table:table-cell>
          <table:table-cell office:value-type="string" office:string-value="VIA VAL D'ELSA">
            <text:p>VIA VAL D'ELSA</text:p>
          </table:table-cell>
          <table:table-cell office:value-type="string" office:string-value="VIA LUNIGIANA - VIA PREMUDA">
            <text:p>VIA LUNIGIANA - VIA PREMUD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VALLE PERCORSA DALL'OMONIMO FIUME (AFFLUENTE DI SIN. DELL'ARNO).">
            <text:p>VALLE PERCORSA DALL'OMONIMO FIUME (AFFLUENTE DI SIN. DELL'ARNO).</text:p>
          </table:table-cell>
        </table:table-row>
        <table:table-row>
          <table:table-cell office:value-type="string" office:string-value="092009_001013">
            <text:p>092009_001013</text:p>
          </table:table-cell>
          <table:table-cell office:value-type="string" office:string-value="VIA VALEGGIO">
            <text:p>VIA VALEGGIO</text:p>
          </table:table-cell>
          <table:table-cell office:value-type="string" office:string-value="VIA MORELLI - VIA SAN FERMO">
            <text:p>VIA MORELLI - VIA SAN FERM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GIA TRAVERSA II MORELLI.COMUNE DI VERONA.">
            <text:p>GIA TRAVERSA II MORELLI.COMUNE DI VERONA.</text:p>
          </table:table-cell>
        </table:table-row>
        <table:table-row>
          <table:table-cell office:value-type="string" office:string-value="092009_001014">
            <text:p>092009_001014</text:p>
          </table:table-cell>
          <table:table-cell office:value-type="string" office:string-value="VIA VAL FRENZELA">
            <text:p>VIA VAL FRENZELA</text:p>
          </table:table-cell>
          <table:table-cell office:value-type="string" office:string-value="VIA MONTE SANTO - VIA TOLMINO">
            <text:p>VIA MONTE SANTO - VIA TOLMINO</text:p>
          </table:table-cell>
          <table:table-cell office:value-type="float" office:value="2474">
            <text:p>2474</text:p>
          </table:table-cell>
          <table:table-cell office:value-type="date" office:date-value="1981-09-09">
            <text:p>09/09/81</text:p>
          </table:table-cell>
          <table:table-cell office:value-type="string" office:string-value="G.M.">
            <text:p>G.M.</text:p>
          </table:table-cell>
          <table:table-cell office:value-type="string" office:string-value="LOCALITA' DI BATTAGLIA DELLA GUERRA 1915/18.">
            <text:p>LOCALITA' DI BATTAGLIA DELLA GUERRA 1915/18.</text:p>
          </table:table-cell>
        </table:table-row>
        <table:table-row>
          <table:table-cell office:value-type="string" office:string-value="092009_001015">
            <text:p>092009_001015</text:p>
          </table:table-cell>
          <table:table-cell office:value-type="string" office:string-value="VIA DEI VALENZANI">
            <text:p>VIA DEI VALENZANI</text:p>
          </table:table-cell>
          <table:table-cell office:value-type="string" office:string-value="VIALE CIUSA - VIA  DEI CARROZ">
            <text:p>VIALE CIUSA - VIA  DEI CARROZ</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IN RICORDO DELLE FAMIGLIE VALENZANE CHE DURANTE LA LORO LUNGA PERMANENZA VISSERO NEI PARAGGI.">
            <text:p>IN RICORDO DELLE FAMIGLIE VALENZANE CHE DURANTE LA LORO LUNGA PERMANENZA VISSERO NEI PARAGGI.</text:p>
          </table:table-cell>
        </table:table-row>
        <table:table-row>
          <table:table-cell office:value-type="string" office:string-value="092009_001016">
            <text:p>092009_001016</text:p>
          </table:table-cell>
          <table:table-cell office:value-type="string" office:string-value="VIA VALSASSINA">
            <text:p>VIA VALSASSINA</text:p>
          </table:table-cell>
          <table:table-cell office:value-type="string" office:string-value="VIA BARIGADU - VIA MEILOGU">
            <text:p>VIA BARIGADU - VIA MEILOGU</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VALLE DELLA PIOVERNA E DEL GRIGNA, DA BALLABIO A TACENO, SEPARANTE IL GRUPPO DELLE GRIGNE DA QUELLO DELLE ALPI OROBIE. IL CENTRO PIU' IMPORTANTE E': INTROBIO.">
            <text:p>VALLE DELLA PIOVERNA E DEL GRIGNA, DA BALLABIO A TACENO, SEPARANTE IL GRUPPO DELLE GRIGNE DA QUELLO DELLE ALPI OROBIE. IL CENTRO PIU' IMPORTANTE E': INTROBIO.</text:p>
          </table:table-cell>
        </table:table-row>
        <table:table-row>
          <table:table-cell office:value-type="string" office:string-value="092009_001017">
            <text:p>092009_001017</text:p>
          </table:table-cell>
          <table:table-cell office:value-type="string" office:string-value="VIA VAL VENOSTA">
            <text:p>VIA VAL VENOSTA</text:p>
          </table:table-cell>
          <table:table-cell office:value-type="string" office:string-value="VIA CORNALIAS - VIA MEILOGU">
            <text:p>VIA CORNALIAS - VIA MEILOGU</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VALLE DELLE SORGENTI DELL'ADIGE (SI ESTENDE FINO A MERANO).">
            <text:p>VALLE DELLE SORGENTI DELL'ADIGE (SI ESTENDE FINO A MERANO).</text:p>
          </table:table-cell>
        </table:table-row>
        <table:table-row>
          <table:table-cell office:value-type="string" office:string-value="092009_001018">
            <text:p>092009_001018</text:p>
          </table:table-cell>
          <table:table-cell office:value-type="string" office:string-value="VIA VALSUGANA">
            <text:p>VIA VALSUGANA</text:p>
          </table:table-cell>
          <table:table-cell office:value-type="string" office:string-value="VIA VITTORIO VENETO - (chiuso)">
            <text:p>VIA VITTORIO VENETO - (chius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VALLE DEL TRENTINO. ANTICAMENTE CHIAMATA BURGUM AUSUGI.">
            <text:p>VALLE DEL TRENTINO. ANTICAMENTE CHIAMATA BURGUM AUSUGI.</text:p>
          </table:table-cell>
        </table:table-row>
        <table:table-row>
          <table:table-cell office:value-type="string" office:string-value="092009_001019">
            <text:p>092009_001019</text:p>
          </table:table-cell>
          <table:table-cell office:value-type="string" office:string-value="VIA SILVIO VARDABASSO">
            <text:p>VIA SILVIO VARDABASSO</text:p>
          </table:table-cell>
          <table:table-cell office:value-type="string" office:string-value="VIA PARIGI - (chiuso)">
            <text:p>VIA PARIGI - (chiuso)</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GEOLOGO, MEDAGLIA D'ORO PER BENEMERENZE CULTURALI.PARTECIPO' AI LAVORI PER LA DETERMINAZIONE DEI NUOVI CONFINI DELL'ITALIA.HA PUBBLICATO IMPORTANTI TESTI SULLA GEOLOGIA.">
            <text:p>GEOLOGO, MEDAGLIA D'ORO PER BENEMERENZE CULTURALI.PARTECIPO' AI LAVORI PER LA DETERMINAZIONE DEI NUOVI CONFINI DELL'ITALIA.HA PUBBLICATO IMPORTANTI TESTI SULLA GEOLOGIA.</text:p>
          </table:table-cell>
        </table:table-row>
        <table:table-row>
          <table:table-cell office:value-type="string" office:string-value="092009_001020">
            <text:p>092009_001020</text:p>
          </table:table-cell>
          <table:table-cell office:value-type="string" office:string-value="VIA VARSAVIA">
            <text:p>VIA VARSAVIA</text:p>
          </table:table-cell>
          <table:table-cell office:value-type="string" office:string-value="VIA LISBONA - (chiuso)">
            <text:p>VIA LISBONA - (chiuso)</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cell office:value-type="string" office:string-value="CAPITALE DELLA POLONIA.">
            <text:p>CAPITALE DELLA POLONIA.</text:p>
          </table:table-cell>
        </table:table-row>
        <table:table-row>
          <table:table-cell office:value-type="string" office:string-value="092009_001021">
            <text:p>092009_001021</text:p>
          </table:table-cell>
          <table:table-cell office:value-type="string" office:string-value="PIAZZA VASCO DE GAMA">
            <text:p>PIAZZA VASCO DE GAMA</text:p>
          </table:table-cell>
          <table:table-cell office:value-type="string" office:string-value="PIAZZA STANLEY - VIALE SANT'ELIA">
            <text:p>PIAZZA STANLEY - VIALE SANT'ELIA</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cell office:value-type="string" office:string-value="NAVIGATORE PORTOGHESE. (1469 - 1524)">
            <text:p>NAVIGATORE PORTOGHESE. (1469 - 1524)</text:p>
          </table:table-cell>
        </table:table-row>
        <table:table-row>
          <table:table-cell office:value-type="string" office:string-value="092009_001022">
            <text:p>092009_001022</text:p>
          </table:table-cell>
          <table:table-cell office:value-type="string" office:string-value="VIA VENEZIA">
            <text:p>VIA VENEZIA</text:p>
          </table:table-cell>
          <table:table-cell office:value-type="string" office:string-value="VIA DELLA PINETA - VIA CURIE">
            <text:p>VIA DELLA PINETA - VIA CURIE</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CITTA' ITALIANA. CAPOLUOGO DEL VENETO.">
            <text:p>CITTA' ITALIANA. CAPOLUOGO DEL VENETO.</text:p>
          </table:table-cell>
        </table:table-row>
        <table:table-row>
          <table:table-cell office:value-type="string" office:string-value="092009_001023">
            <text:p>092009_001023</text:p>
          </table:table-cell>
          <table:table-cell office:value-type="string" office:string-value="VIA VENTI SETTEMBRE">
            <text:p>VIA VENTI SETTEMBRE</text:p>
          </table:table-cell>
          <table:table-cell office:value-type="string" office:string-value="VIALE BONARIA - VIA SIDNEY SONNINO">
            <text:p>VIALE BONARIA - VIA SIDNEY SONNINO</text:p>
          </table:table-cell>
          <table:table-cell office:value-type="float" office:value="0">
            <text:p>0</text:p>
          </table:table-cell>
          <table:table-cell office:value-type="string" office:string-value="16/11/1891">
            <text:p>16/11/1891</text:p>
          </table:table-cell>
          <table:table-cell office:value-type="string" office:string-value="C.C.">
            <text:p>C.C.</text:p>
          </table:table-cell>
          <table:table-cell office:value-type="string" office:string-value="GIA' VIA CAMPO DI MARTE.20 SETTEMBRE 1870 - ENTRATA DELLE TRUPPE ITALIANE IN ROMA, ATTRAVERSO LA BRECCIA DI PORTA PIA.">
            <text:p>GIA' VIA CAMPO DI MARTE.20 SETTEMBRE 1870 - ENTRATA DELLE TRUPPE ITALIANE IN ROMA, ATTRAVERSO LA BRECCIA DI PORTA PIA.</text:p>
          </table:table-cell>
        </table:table-row>
        <table:table-row>
          <table:table-cell office:value-type="string" office:string-value="092009_001024">
            <text:p>092009_001024</text:p>
          </table:table-cell>
          <table:table-cell office:value-type="string" office:string-value="VIA VENTIQUATTRO MAGGIO">
            <text:p>VIA VENTIQUATTRO MAGGIO</text:p>
          </table:table-cell>
          <table:table-cell office:value-type="string" office:string-value="PIAZZA GARIBALDI - PIAZZA S. DOMENICO">
            <text:p>PIAZZA GARIBALDI - PIAZZA S. DOMENICO</text:p>
          </table:table-cell>
          <table:table-cell office:value-type="float" office:value="0">
            <text:p>0</text:p>
          </table:table-cell>
          <table:table-cell office:value-type="date" office:date-value="1931-09-05">
            <text:p>09/05/31</text:p>
          </table:table-cell>
          <table:table-cell office:value-type="string" office:string-value="D.P.">
            <text:p>D.P.</text:p>
          </table:table-cell>
          <table:table-cell office:value-type="string" office:string-value="DATA, 1915 IN RICORDO DELL'INGRESSO DELL'ITALIA NELLA PRIMA GUERRA MONDIALE.">
            <text:p>DATA, 1915 IN RICORDO DELL'INGRESSO DELL'ITALIA NELLA PRIMA GUERRA MONDIALE.</text:p>
          </table:table-cell>
        </table:table-row>
        <table:table-row>
          <table:table-cell office:value-type="string" office:string-value="092009_001025">
            <text:p>092009_001025</text:p>
          </table:table-cell>
          <table:table-cell office:value-type="string" office:string-value="VIA VENTOTTO FEBBRAIO">
            <text:p>VIA VENTOTTO FEBBRAIO</text:p>
          </table:table-cell>
          <table:table-cell office:value-type="string" office:string-value="PIAZZA GIOVANNI XXIII - VIA GRANDI">
            <text:p>PIAZZA GIOVANNI XXIII - VIA GRANDI</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cell office:value-type="string" office:string-value="DATA IN CUI CAGLIARI VENNE DEVASTATA DA UN BOMBARDAMENTO AEREO NEL 1943.">
            <text:p>DATA IN CUI CAGLIARI VENNE DEVASTATA DA UN BOMBARDAMENTO AEREO NEL 1943.</text:p>
          </table:table-cell>
        </table:table-row>
        <table:table-row>
          <table:table-cell office:value-type="string" office:string-value="092009_001026">
            <text:p>092009_001026</text:p>
          </table:table-cell>
          <table:table-cell office:value-type="string" office:string-value="VIA 29 NOVEMBRE 1847">
            <text:p>VIA 29 NOVEMBRE 1847</text:p>
          </table:table-cell>
          <table:table-cell office:value-type="string" office:string-value="VIALE TRIESTE - VIA MAMELI">
            <text:p>VIALE TRIESTE - VIA MAME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DATA CHE SANCISCE L'UNIONE DELLA SARDEGNA AL PIEMONTE.">
            <text:p>DATA CHE SANCISCE L'UNIONE DELLA SARDEGNA AL PIEMONTE.</text:p>
          </table:table-cell>
        </table:table-row>
        <table:table-row>
          <table:table-cell office:value-type="string" office:string-value="092009_001027">
            <text:p>092009_001027</text:p>
          </table:table-cell>
          <table:table-cell office:value-type="string" office:string-value="VIA GIOVANNI BATTISTA VENTURI">
            <text:p>VIA GIOVANNI BATTISTA VENTURI</text:p>
          </table:table-cell>
          <table:table-cell office:value-type="string" office:string-value="VIALE MARCONI - (zona in sviluppo)">
            <text:p>VIALE MARCONI - (zona in sviluppo)</text:p>
          </table:table-cell>
          <table:table-cell office:value-type="float" office:value="2785">
            <text:p>2785</text:p>
          </table:table-cell>
          <table:table-cell office:value-type="string" office:string-value="18/07/1969">
            <text:p>18/07/1969</text:p>
          </table:table-cell>
          <table:table-cell office:value-type="string" office:string-value="G.M.">
            <text:p>G.M.</text:p>
          </table:table-cell>
          <table:table-cell office:value-type="string" office:string-value="FISICO EMILIANO.NATO NEL 1746 - MORTO NEL1822.">
            <text:p>FISICO EMILIANO.NATO NEL 1746 - MORTO NEL1822.</text:p>
          </table:table-cell>
        </table:table-row>
        <table:table-row>
          <table:table-cell office:value-type="string" office:string-value="092009_001028">
            <text:p>092009_001028</text:p>
          </table:table-cell>
          <table:table-cell office:value-type="string" office:string-value="VIA GIUSEPPE VERDI">
            <text:p>VIA GIUSEPPE VERDI</text:p>
          </table:table-cell>
          <table:table-cell office:value-type="string" office:string-value="VIA S. BENEDETTO - (strada ferrata)">
            <text:p>VIA S. BENEDETTO - (strada ferrata)</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MUSICISTA.NATO A RONCOLE (BUSSETO) PARMA - MORTO A MILANO NEL 1901.">
            <text:p>MUSICISTA.NATO A RONCOLE (BUSSETO) PARMA - MORTO A MILANO NEL 1901.</text:p>
          </table:table-cell>
        </table:table-row>
        <table:table-row>
          <table:table-cell office:value-type="string" office:string-value="092009_001029">
            <text:p>092009_001029</text:p>
          </table:table-cell>
          <table:table-cell office:value-type="string" office:string-value="PIAZZA VERDUN">
            <text:p>PIAZZA VERDUN</text:p>
          </table:table-cell>
          <table:table-cell office:value-type="string" office:string-value="VIA PODGORA - VIA LAGHI MASURI">
            <text:p>VIA PODGORA - VIA LAGHI MASURI</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cell office:value-type="string" office:string-value="LOCALITA' FRANCESE TEATRO DI GRANDI BATTAGLIE.">
            <text:p>LOCALITA' FRANCESE TEATRO DI GRANDI BATTAGLIE.</text:p>
          </table:table-cell>
        </table:table-row>
        <table:table-row>
          <table:table-cell office:value-type="string" office:string-value="092009_001030">
            <text:p>092009_001030</text:p>
          </table:table-cell>
          <table:table-cell office:value-type="string" office:string-value="VIA VERGINE DI LLUC">
            <text:p>VIA VERGINE DI LLUC</text:p>
          </table:table-cell>
          <table:table-cell office:value-type="string" office:string-value="PIAZZA S. BARTOLOMEO - VIALE POETTO">
            <text:p>PIAZZA S. BARTOLOMEO - VIALE POETT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GIA' TRAVERSA SAN BARTOLOMEO.IN ONORE DELL'ANTICA CHIESA CHE SI TROVAVA A FIANCO DI QUELLA DI SAN BARTOLOMEO.">
            <text:p>GIA' TRAVERSA SAN BARTOLOMEO.IN ONORE DELL'ANTICA CHIESA CHE SI TROVAVA A FIANCO DI QUELLA DI SAN BARTOLOMEO.</text:p>
          </table:table-cell>
        </table:table-row>
        <table:table-row>
          <table:table-cell office:value-type="string" office:string-value="092009_001031">
            <text:p>092009_001031</text:p>
          </table:table-cell>
          <table:table-cell office:value-type="string" office:string-value="VIA PAOLO VERONESE">
            <text:p>VIA PAOLO VERONESE</text:p>
          </table:table-cell>
          <table:table-cell office:value-type="string" office:string-value="VIA DELLE MUSE - (zona in sviluppo)">
            <text:p>VIA DELLE MUSE - (zona in svilupp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row>
        <table:table-row>
          <table:table-cell office:value-type="string" office:string-value="092009_001032">
            <text:p>092009_001032</text:p>
          </table:table-cell>
          <table:table-cell office:value-type="string" office:string-value="VIA VERSILIA">
            <text:p>VIA VERSILIA</text:p>
          </table:table-cell>
          <table:table-cell office:value-type="string" office:string-value="VIA LIGURIA - VIA MOLISE">
            <text:p>VIA LIGURIA - VIA MOLISE</text:p>
          </table:table-cell>
          <table:table-cell office:value-type="float" office:value="3709">
            <text:p>3709</text:p>
          </table:table-cell>
          <table:table-cell office:value-type="string" office:string-value="18/10/1968">
            <text:p>18/10/1968</text:p>
          </table:table-cell>
          <table:table-cell office:value-type="string" office:string-value="G.M.">
            <text:p>G.M.</text:p>
          </table:table-cell>
          <table:table-cell office:value-type="string" office:string-value="GIA' VICO VENETO.">
            <text:p>GIA' VICO VENETO.</text:p>
          </table:table-cell>
        </table:table-row>
        <table:table-row>
          <table:table-cell office:value-type="string" office:string-value="092009_001033">
            <text:p>092009_001033</text:p>
          </table:table-cell>
          <table:table-cell office:value-type="string" office:string-value="VIA ANDREA VESALIO">
            <text:p>VIA ANDREA VESALIO</text:p>
          </table:table-cell>
          <table:table-cell office:value-type="string" office:string-value="VIA FLAVIO GIOIA - VIA RISORGIMENTO">
            <text:p>VIA FLAVIO GIOIA - VIA RISORGIMENTO</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ANATOMISTA FIAMMINGO. INSEGNO' A PADOVA">
            <text:p>ANATOMISTA FIAMMINGO. INSEGNO' A PADOVA</text:p>
          </table:table-cell>
          <table:table-cell office:value-type="string" office:string-value=" CONSIDERATO IL FONDATORE DELL'ANATOMIA DESCRITTIVA.">
            <text:p> CONSIDERATO IL FONDATORE DELL'ANATOMIA DESCRITTIVA.</text:p>
          </table:table-cell>
        </table:table-row>
        <table:table-row>
          <table:table-cell office:value-type="string" office:string-value="092009_001034">
            <text:p>092009_001034</text:p>
          </table:table-cell>
          <table:table-cell office:value-type="string" office:string-value="VIA AMERIGO VESPUCCI">
            <text:p>VIA AMERIGO VESPUCCI</text:p>
          </table:table-cell>
          <table:table-cell office:value-type="string" office:string-value="VIA S.BARTOLOMEO - (stadio S.ELIA)">
            <text:p>VIA S.BARTOLOMEO - (stadio S.ELIA)</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NAVIGATORE FIORENTINO. ESPLORO' IN DUE VIAGGI, UNO NEL 1499 E NEL 1501 E 1502 LE COSTE MERIDIONALI D'AMERICA, CHE EBBE DA LUI IL SUO NOME.(NATO NEL 1454 - MORTO NEL 1512)">
            <text:p>NAVIGATORE FIORENTINO. ESPLORO' IN DUE VIAGGI, UNO NEL 1499 E NEL 1501 E 1502 LE COSTE MERIDIONALI D'AMERICA, CHE EBBE DA LUI IL SUO NOME.(NATO NEL 1454 - MORTO NEL 1512)</text:p>
          </table:table-cell>
        </table:table-row>
        <table:table-row>
          <table:table-cell office:value-type="string" office:string-value="092009_001035">
            <text:p>092009_001035</text:p>
          </table:table-cell>
          <table:table-cell office:value-type="string" office:string-value="VIA SALVATORE VIDAL">
            <text:p>VIA SALVATORE VIDAL</text:p>
          </table:table-cell>
          <table:table-cell office:value-type="string" office:string-value="VIA SCANO - VIA DEXART">
            <text:p>VIA SCANO - VIA DEXART</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SCRITTORE DI OPERE DEDICATE ALLA SARDEGNA.VESTI' L'ABITO DEI MINORI OSSERVANTI, STUDIO' IN SPAGNA.VISSUTO NEL XVII SECOLO.(NATO A MARACALAGONIS - MORTO A ROMA)">
            <text:p>SCRITTORE DI OPERE DEDICATE ALLA SARDEGNA.VESTI' L'ABITO DEI MINORI OSSERVANTI, STUDIO' IN SPAGNA.VISSUTO NEL XVII SECOLO.(NATO A MARACALAGONIS - MORTO A ROMA)</text:p>
          </table:table-cell>
        </table:table-row>
        <table:table-row>
          <table:table-cell office:value-type="string" office:string-value="092009_001036">
            <text:p>092009_001036</text:p>
          </table:table-cell>
          <table:table-cell office:value-type="string" office:string-value="VIA VIENNA">
            <text:p>VIA VIENNA</text:p>
          </table:table-cell>
          <table:table-cell office:value-type="string" office:string-value="VIALE G. MARCONI - VIA PARIGI">
            <text:p>VIALE G. MARCONI - VIA PARIGI</text:p>
          </table:table-cell>
          <table:table-cell office:value-type="float" office:value="2303">
            <text:p>2303</text:p>
          </table:table-cell>
          <table:table-cell office:value-type="date" office:date-value="1968-05-07">
            <text:p>05/07/68</text:p>
          </table:table-cell>
          <table:table-cell office:value-type="string" office:string-value="G.M.">
            <text:p>G.M.</text:p>
          </table:table-cell>
        </table:table-row>
        <table:table-row>
          <table:table-cell office:value-type="string" office:string-value="092009_001037">
            <text:p>092009_001037</text:p>
          </table:table-cell>
          <table:table-cell office:value-type="string" office:string-value="VIA DEI VIGNETI">
            <text:p>VIA DEI VIGNETI</text:p>
          </table:table-cell>
          <table:table-cell office:value-type="string" office:string-value="VIA BELLAVISTA - VIA DELL'EDERA">
            <text:p>VIA BELLAVISTA - VIA DELL'EDER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ZONA DI TERRENO COLTIVATA A VITI.">
            <text:p>ZONA DI TERRENO COLTIVATA A VITI.</text:p>
          </table:table-cell>
        </table:table-row>
        <table:table-row>
          <table:table-cell office:value-type="string" office:string-value="092009_001038">
            <text:p>092009_001038</text:p>
          </table:table-cell>
          <table:table-cell office:value-type="string" office:string-value="VIA DI VILLA GIUSTI">
            <text:p>VIA DI VILLA GIUSTI</text:p>
          </table:table-cell>
          <table:table-cell office:value-type="string" office:string-value="VIA VITTORIO VENETO - (chiuso)">
            <text:p>VIA VITTORIO VENETO - (chiuso)</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IN RICORDO DEL LUOGO DOVE VENNE FIRMATO L'ARMISTIZIO DEL 1915/1918.">
            <text:p>IN RICORDO DEL LUOGO DOVE VENNE FIRMATO L'ARMISTIZIO DEL 1915/1918.</text:p>
          </table:table-cell>
        </table:table-row>
        <table:table-row>
          <table:table-cell office:value-type="string" office:string-value="092009_001039">
            <text:p>092009_001039</text:p>
          </table:table-cell>
          <table:table-cell office:value-type="string" office:string-value="VIA DEI VILLINI">
            <text:p>VIA DEI VILLINI</text:p>
          </table:table-cell>
          <table:table-cell office:value-type="string" office:string-value="VIA CAPRI - VIA VULCANO">
            <text:p>VIA CAPRI - VIA VULCANO</text:p>
          </table:table-cell>
          <table:table-cell office:value-type="float" office:value="327">
            <text:p>327</text:p>
          </table:table-cell>
          <table:table-cell office:value-type="string" office:string-value="26/02/1955">
            <text:p>26/02/1955</text:p>
          </table:table-cell>
          <table:table-cell office:value-type="string" office:string-value="G.M.">
            <text:p>G.M.</text:p>
          </table:table-cell>
        </table:table-row>
        <table:table-row>
          <table:table-cell office:value-type="string" office:string-value="092009_001040">
            <text:p>092009_001040</text:p>
          </table:table-cell>
          <table:table-cell office:value-type="string" office:string-value="PIAZZA RUDOLF VIRCHOW">
            <text:p>PIAZZA RUDOLF VIRCHOW</text:p>
          </table:table-cell>
          <table:table-cell office:value-type="string" office:string-value="VIA KOCH - (chiuso)">
            <text:p>VIA KOCH - (chius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row>
        <table:table-row>
          <table:table-cell office:value-type="string" office:string-value="092009_001041">
            <text:p>092009_001041</text:p>
          </table:table-cell>
          <table:table-cell office:value-type="string" office:string-value="VIA DEI VISCONTI">
            <text:p>VIA DEI VISCONTI</text:p>
          </table:table-cell>
          <table:table-cell office:value-type="string" office:string-value="VIA GIUD. BENEDETTA - VIA DEI DONORATICO">
            <text:p>VIA GIUD. BENEDETTA - VIA DEI DONORATICO</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FAMIGLIA PISANA, FU IMPARENTATA CON I GIUDICI DEL CAGLIARITANO.VISSUTA NEL XIII SECOLO E, CHE EBBE NOTEVOLE IMPORTANZA NELLA STORIA DEL GIUDICATO.">
            <text:p>FAMIGLIA PISANA, FU IMPARENTATA CON I GIUDICI DEL CAGLIARITANO.VISSUTA NEL XIII SECOLO E, CHE EBBE NOTEVOLE IMPORTANZA NELLA STORIA DEL GIUDICATO.</text:p>
          </table:table-cell>
        </table:table-row>
        <table:table-row>
          <table:table-cell office:value-type="string" office:string-value="092009_001042">
            <text:p>092009_001042</text:p>
          </table:table-cell>
          <table:table-cell office:value-type="string" office:string-value="VIA DELLA VITE">
            <text:p>VIA DELLA VITE</text:p>
          </table:table-cell>
          <table:table-cell office:value-type="string" office:string-value="VIA DEI GRILLI - VIA MATES">
            <text:p>VIA DEI GRILLI - VIA MATES</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GENERE DI PIANTE DELLA FAMIGLIA AMPELIDACEE.LA SPECIE PIU' IMPORTANTE E' LA VITIS VINIFERA, PIANTA LEGNOSA RAMPICANTE CON RAMI NODOSI, (TRALCI) FOGLIE PALMINERVIE E FIORI PICCOLI VERDICCI, IN GRAPPOLO.FORSE ORIGINARIA DELL'ASIA MINORE, E' LARGAMENTE COLTIVATA NEL BACINO MEDITERRANEO.">
            <text:p>GENERE DI PIANTE DELLA FAMIGLIA AMPELIDACEE.LA SPECIE PIU' IMPORTANTE E' LA VITIS VINIFERA, PIANTA LEGNOSA RAMPICANTE CON RAMI NODOSI, (TRALCI) FOGLIE PALMINERVIE E FIORI PICCOLI VERDICCI, IN GRAPPOLO.FORSE ORIGINARIA DELL'ASIA MINORE, E' LARGAMENTE COLTIVATA NEL BACINO MEDITERRANEO.</text:p>
          </table:table-cell>
        </table:table-row>
        <table:table-row>
          <table:table-cell office:value-type="string" office:string-value="092009_001043">
            <text:p>092009_001043</text:p>
          </table:table-cell>
          <table:table-cell office:value-type="string" office:string-value="VIA DEI VITTORINI">
            <text:p>VIA DEI VITTORINI</text:p>
          </table:table-cell>
          <table:table-cell office:value-type="string" office:string-value="VIA DEI CONVERSI - VIA SIVIGLIA">
            <text:p>VIA DEI CONVERSI - VIA SIVIGLI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IN RICORDO DEI MONACI BENEDETTINI.">
            <text:p>IN RICORDO DEI MONACI BENEDETTINI.</text:p>
          </table:table-cell>
        </table:table-row>
        <table:table-row>
          <table:table-cell office:value-type="string" office:string-value="092009_001044">
            <text:p>092009_001044</text:p>
          </table:table-cell>
          <table:table-cell office:value-type="string" office:string-value="CORSO VITTORIO EMANUELE SECONDO">
            <text:p>CORSO VITTORIO EMANUELE SECONDO</text:p>
          </table:table-cell>
          <table:table-cell office:value-type="string" office:string-value="PIAZZA YENNE - VIALE LUIGI MERELLO">
            <text:p>PIAZZA YENNE - VIALE LUIGI MERELLO</text:p>
          </table:table-cell>
          <table:table-cell office:value-type="string" office:string-value="" table:number-columns-repeated="3"/>
          <table:table-cell office:value-type="string" office:string-value="GIA' CONTRADA SAN FRANCESCO DA PIAZZA YENNE A VIA SASSARI. GIA' VIA DEI FERRAI DA VIA SASSARI A VIA CAPRERA. GIA' VIA DEL BORGO DA VIA CAPRERA A VIA VIALE MERELLO. RE D'ITALIA E PADRE DELLA PATRIA (1820 - 1878)">
            <text:p>GIA' CONTRADA SAN FRANCESCO DA PIAZZA YENNE A VIA SASSARI. GIA' VIA DEI FERRAI DA VIA SASSARI A VIA CAPRERA. GIA' VIA DEL BORGO DA VIA CAPRERA A VIA VIALE MERELLO. RE D'ITALIA E PADRE DELLA PATRIA (1820 - 1878)</text:p>
          </table:table-cell>
        </table:table-row>
        <table:table-row>
          <table:table-cell office:value-type="string" office:string-value="092009_001045">
            <text:p>092009_001045</text:p>
          </table:table-cell>
          <table:table-cell office:value-type="string" office:string-value="VIA VITTORIO VENETO">
            <text:p>VIA VITTORIO VENETO</text:p>
          </table:table-cell>
          <table:table-cell office:value-type="string" office:string-value="VIALE LUIGI MERELLO - VIALE TRENTO">
            <text:p>VIALE LUIGI MERELLO - VIALE TRENT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row>
        <table:table-row>
          <table:table-cell office:value-type="string" office:string-value="092009_001046">
            <text:p>092009_001046</text:p>
          </table:table-cell>
          <table:table-cell office:value-type="string" office:string-value="PORTICO VIVALDI PASQUA">
            <text:p>PORTICO VIVALDI PASQUA</text:p>
          </table:table-cell>
          <table:table-cell office:value-type="string" office:string-value="VIA LAMARMORA - VIA GENOVESI">
            <text:p>VIA LAMARMORA - VIA GENOVESI</text:p>
          </table:table-cell>
        </table:table-row>
        <table:table-row>
          <table:table-cell office:value-type="string" office:string-value="092009_001047">
            <text:p>092009_001047</text:p>
          </table:table-cell>
          <table:table-cell office:value-type="string" office:string-value="VIA FILIPPO VIVANET">
            <text:p>VIA FILIPPO VIVANET</text:p>
          </table:table-cell>
          <table:table-cell office:value-type="string" office:string-value="VIA PESSINA - VIA LORU">
            <text:p>VIA PESSINA - VIA LORU</text:p>
          </table:table-cell>
          <table:table-cell office:value-type="float" office:value="5299">
            <text:p>5299</text:p>
          </table:table-cell>
          <table:table-cell office:value-type="date" office:date-value="1987-10-12">
            <text:p>10/12/87</text:p>
          </table:table-cell>
          <table:table-cell office:value-type="string" office:string-value="G.M.">
            <text:p>G.M.</text:p>
          </table:table-cell>
          <table:table-cell office:value-type="string" office:string-value="ARCHEOLOGO.">
            <text:p>ARCHEOLOGO.</text:p>
          </table:table-cell>
        </table:table-row>
        <table:table-row>
          <table:table-cell office:value-type="string" office:string-value="092009_001048">
            <text:p>092009_001048</text:p>
          </table:table-cell>
          <table:table-cell office:value-type="string" office:string-value="VIA VINCENZO VIVIANI">
            <text:p>VIA VINCENZO VIVIANI</text:p>
          </table:table-cell>
          <table:table-cell office:value-type="string" office:string-value="VIA DEL TRICOLORE - VIA DEL TRICOLORE">
            <text:p>VIA DEL TRICOLORE - VIA DEL TRICOLORE</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MATEMATICO, DISCEPOLO DI GALILEO GALILEI E TORRICELLI.(NATO NEL 1622 - MORTO NEL 1703)">
            <text:p>MATEMATICO, DISCEPOLO DI GALILEO GALILEI E TORRICELLI.(NATO NEL 1622 - MORTO NEL 1703)</text:p>
          </table:table-cell>
        </table:table-row>
        <table:table-row>
          <table:table-cell office:value-type="string" office:string-value="092009_001049">
            <text:p>092009_001049</text:p>
          </table:table-cell>
          <table:table-cell office:value-type="string" office:string-value="VIA ALESSANDRO VOLTA">
            <text:p>VIA ALESSANDRO VOLTA</text:p>
          </table:table-cell>
          <table:table-cell office:value-type="string" office:string-value="VIA FLAVIO GIOIA - (campo)">
            <text:p>VIA FLAVIO GIOIA - (campo)</text:p>
          </table:table-cell>
          <table:table-cell office:value-type="float" office:value="2679">
            <text:p>2679</text:p>
          </table:table-cell>
          <table:table-cell office:value-type="string" office:string-value="29/07/1966">
            <text:p>29/07/1966</text:p>
          </table:table-cell>
          <table:table-cell office:value-type="string" office:string-value="G.M.">
            <text:p>G.M.</text:p>
          </table:table-cell>
          <table:table-cell office:value-type="string" office:string-value="FISICO.(NATO A COMO NEL 1745 - MORTO A COMO NEL 1827)">
            <text:p>FISICO.(NATO A COMO NEL 1745 - MORTO A COMO NEL 1827)</text:p>
          </table:table-cell>
        </table:table-row>
        <table:table-row>
          <table:table-cell office:value-type="string" office:string-value="092009_001050">
            <text:p>092009_001050</text:p>
          </table:table-cell>
          <table:table-cell office:value-type="string" office:string-value="VIA VOLTURNO">
            <text:p>VIA VOLTURNO</text:p>
          </table:table-cell>
          <table:table-cell office:value-type="string" office:string-value="VIA ISONZO - VIA PIAVE">
            <text:p>VIA ISONZO - VIA PIAVE</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cell office:value-type="string" office:string-value="FIUME D'ITALIA.">
            <text:p>FIUME D'ITALIA.</text:p>
          </table:table-cell>
        </table:table-row>
        <table:table-row>
          <table:table-cell office:value-type="string" office:string-value="092009_001051">
            <text:p>092009_001051</text:p>
          </table:table-cell>
          <table:table-cell office:value-type="string" office:string-value="VIA VULCANO">
            <text:p>VIA VULCANO</text:p>
          </table:table-cell>
          <table:table-cell office:value-type="string" office:string-value="VIALE POETTO - VIA LUNGO SALINE">
            <text:p>VIALE POETTO - VIA LUNGO SALINE</text:p>
          </table:table-cell>
          <table:table-cell office:value-type="float" office:value="1149">
            <text:p>1149</text:p>
          </table:table-cell>
          <table:table-cell office:value-type="string" office:string-value="21/02/1964">
            <text:p>21/02/1964</text:p>
          </table:table-cell>
          <table:table-cell office:value-type="string" office:string-value="G.M.">
            <text:p>G.M.</text:p>
          </table:table-cell>
        </table:table-row>
        <table:table-row>
          <table:table-cell office:value-type="string" office:string-value="092009_001052">
            <text:p>092009_001052</text:p>
          </table:table-cell>
          <table:table-cell office:value-type="string" office:string-value="VIA JAMES WATT">
            <text:p>VIA JAMES WATT</text:p>
          </table:table-cell>
          <table:table-cell office:value-type="string" office:string-value="VIA DELLA RESISTENZA - VIA FOSSE ARDEATINE">
            <text:p>VIA DELLA RESISTENZA - VIA FOSSE ARDEATINE</text:p>
          </table:table-cell>
          <table:table-cell office:value-type="float" office:value="131">
            <text:p>131</text:p>
          </table:table-cell>
          <table:table-cell office:value-type="string" office:string-value="29/01/1980">
            <text:p>29/01/1980</text:p>
          </table:table-cell>
          <table:table-cell office:value-type="string" office:string-value="G.M.">
            <text:p>G.M.</text:p>
          </table:table-cell>
          <table:table-cell office:value-type="string" office:string-value="INGEGNERE SCOZZESE, CONSIDERATO IL CREATORE DELLA MOTRICE A VAPORE ALTERNATIVO.IL SUO NOME E' STATO DATO ALL'UNITA' DI POTENZA: WATT.(NATO NEL 1736 - MORTO NEL 1819)">
            <text:p>INGEGNERE SCOZZESE, CONSIDERATO IL CREATORE DELLA MOTRICE A VAPORE ALTERNATIVO.IL SUO NOME E' STATO DATO ALL'UNITA' DI POTENZA: WATT.(NATO NEL 1736 - MORTO NEL 1819)</text:p>
          </table:table-cell>
        </table:table-row>
        <table:table-row>
          <table:table-cell office:value-type="string" office:string-value="092009_001053">
            <text:p>092009_001053</text:p>
          </table:table-cell>
          <table:table-cell office:value-type="string" office:string-value="VIA ZAGABRIA">
            <text:p>VIA ZAGABRIA</text:p>
          </table:table-cell>
          <table:table-cell office:value-type="string" office:string-value="VIA COSTANTINOPOLI - (zona in sviluppo)">
            <text:p>VIA COSTANTINOPOLI - (zona in svilupp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row>
        <table:table-row>
          <table:table-cell office:value-type="string" office:string-value="092009_001054">
            <text:p>092009_001054</text:p>
          </table:table-cell>
          <table:table-cell office:value-type="string" office:string-value="VIA ZARA">
            <text:p>VIA ZARA</text:p>
          </table:table-cell>
          <table:table-cell office:value-type="string" office:string-value="VIALE TRENTO - VIA VITTORIO VENETO">
            <text:p>VIALE TRENTO - VIA VITTORIO VENETO</text:p>
          </table:table-cell>
          <table:table-cell office:value-type="float" office:value="219">
            <text:p>219</text:p>
          </table:table-cell>
          <table:table-cell office:value-type="date" office:date-value="1925-03-12">
            <text:p>03/12/25</text:p>
          </table:table-cell>
          <table:table-cell office:value-type="string" office:string-value="C.P.">
            <text:p>C.P.</text:p>
          </table:table-cell>
        </table:table-row>
        <table:table-row>
          <table:table-cell office:value-type="string" office:string-value="092009_001055">
            <text:p>092009_001055</text:p>
          </table:table-cell>
          <table:table-cell office:value-type="string" office:string-value="VIA ZEFFIRO">
            <text:p>VIA ZEFFIRO</text:p>
          </table:table-cell>
          <table:table-cell office:value-type="string" office:string-value="VIA EURO - VIA LIBECCIO">
            <text:p>VIA EURO - VIA LIBECCIO</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row>
        <table:table-row>
          <table:table-cell office:value-type="string" office:string-value="092009_001056">
            <text:p>092009_001056</text:p>
          </table:table-cell>
          <table:table-cell office:value-type="string" office:string-value="VIA ANTIOCO ZUCCA">
            <text:p>VIA ANTIOCO ZUCCA</text:p>
          </table:table-cell>
          <table:table-cell office:value-type="string" office:string-value="VIA SU PLANU - (chiuso)">
            <text:p>VIA SU PLANU - (chiuso)</text:p>
          </table:table-cell>
          <table:table-cell office:value-type="float" office:value="2160">
            <text:p>2160</text:p>
          </table:table-cell>
          <table:table-cell office:value-type="string" office:string-value="27/05/1987">
            <text:p>27/05/1987</text:p>
          </table:table-cell>
          <table:table-cell office:value-type="string" office:string-value="G.M.">
            <text:p>G.M.</text:p>
          </table:table-cell>
        </table:table-row>
        <table:table-row>
          <table:table-cell office:value-type="string" office:string-value="092009_001057">
            <text:p>092009_001057</text:p>
          </table:table-cell>
          <table:table-cell office:value-type="string" office:string-value="VIA GERONIMO ZURITA">
            <text:p>VIA GERONIMO ZURITA</text:p>
          </table:table-cell>
          <table:table-cell office:value-type="string" office:string-value="VIA DELLA PINETA - VIA BESTA">
            <text:p>VIA DELLA PINETA - VIA BESTA</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STORICO, SCRITTORE. FU CRONISTA DEGLI STATI ARAGONESI E SCRISSE UN'OPERA STORICA ANNALES DE LA CORONA DE ARAGON, L'OPERA COMPRENDE ANCHE LA STORIA DELL'ISOLA NEL PERIODO DELLA DOMINAZIONE ARAGONESE.( MORTO NEL 1580)">
            <text:p>STORICO, SCRITTORE. FU CRONISTA DEGLI STATI ARAGONESI E SCRISSE UN'OPERA STORICA ANNALES DE LA CORONA DE ARAGON, L'OPERA COMPRENDE ANCHE LA STORIA DELL'ISOLA NEL PERIODO DELLA DOMINAZIONE ARAGONESE.( MORTO NEL 1580)</text:p>
          </table:table-cell>
        </table:table-row>
        <table:table-row>
          <table:table-cell office:value-type="string" office:string-value="092009_001058">
            <text:p>092009_001058</text:p>
          </table:table-cell>
          <table:table-cell office:value-type="string" office:string-value="SCALO ALAGGIO">
            <text:p>SCALO ALAGGIO</text:p>
          </table:table-cell>
          <table:table-cell office:value-type="string" office:string-value="VIA DEI CALAFATI - (canale)">
            <text:p>VIA DEI CALAFATI - (canale)</text:p>
          </table:table-cell>
        </table:table-row>
        <table:table-row>
          <table:table-cell office:value-type="string" office:string-value="092009_001059">
            <text:p>092009_001059</text:p>
          </table:table-cell>
          <table:table-cell office:value-type="string" office:string-value="CALATA AZUNI">
            <text:p>CALATA AZUNI</text:p>
          </table:table-cell>
          <table:table-cell office:value-type="string" office:string-value="CALATA S.AGOSTINO - PONTILE SANITA">
            <text:p>CALATA S.AGOSTINO - PONTILE SANITA</text:p>
          </table:table-cell>
        </table:table-row>
        <table:table-row>
          <table:table-cell office:value-type="string" office:string-value="092009_001060">
            <text:p>092009_001060</text:p>
          </table:table-cell>
          <table:table-cell office:value-type="string" office:string-value="MOLO BONARIA">
            <text:p>MOLO BONARIA</text:p>
          </table:table-cell>
          <table:table-cell office:value-type="string" office:string-value="CALATA TRINITARI - CALATA DELLA FIERA">
            <text:p>CALATA TRINITARI - CALATA DELLA FIERA</text:p>
          </table:table-cell>
        </table:table-row>
        <table:table-row>
          <table:table-cell office:value-type="string" office:string-value="092009_001061">
            <text:p>092009_001061</text:p>
          </table:table-cell>
          <table:table-cell office:value-type="string" office:string-value="PONTE VITTORIO">
            <text:p>PONTE VITTORIO</text:p>
          </table:table-cell>
          <table:table-cell office:value-type="string" office:string-value="VIALE DIAZ - VIALE POETTO">
            <text:p>VIALE DIAZ - VIALE POETTO</text:p>
          </table:table-cell>
        </table:table-row>
        <table:table-row>
          <table:table-cell office:value-type="string" office:string-value="092009_001062">
            <text:p>092009_001062</text:p>
          </table:table-cell>
          <table:table-cell office:value-type="string" office:string-value="BANCHINA CARBONI">
            <text:p>BANCHINA CARBONI</text:p>
          </table:table-cell>
          <table:table-cell office:value-type="string" office:string-value="BANCHINA PARODO - CALATA TRINITARI">
            <text:p>BANCHINA PARODO - CALATA TRINITARI</text:p>
          </table:table-cell>
        </table:table-row>
        <table:table-row>
          <table:table-cell office:value-type="string" office:string-value="092009_001063">
            <text:p>092009_001063</text:p>
          </table:table-cell>
          <table:table-cell office:value-type="string" office:string-value="PIAZZA DARSENA">
            <text:p>PIAZZA DARSENA</text:p>
          </table:table-cell>
          <table:table-cell office:value-type="string" office:string-value="PONTILE DELLA DOGANA - MOLO CAPITANERIA">
            <text:p>PONTILE DELLA DOGANA - MOLO CAPITANERI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064">
            <text:p>092009_001064</text:p>
          </table:table-cell>
          <table:table-cell office:value-type="string" office:string-value="MOLO DOGANA">
            <text:p>MOLO DOGANA</text:p>
          </table:table-cell>
          <table:table-cell office:value-type="string" office:string-value="CALATA VIA ROMA - CALATA DARSENA">
            <text:p>CALATA VIA ROMA - CALATA DARSENA</text:p>
          </table:table-cell>
          <table:table-cell office:value-type="string" office:string-value="" table:number-columns-repeated="3"/>
          <table:table-cell office:value-type="string" office:string-value="AMMINISTRAZIONE ISTITUITA PER RISCUOTERE I DAZI.">
            <text:p>AMMINISTRAZIONE ISTITUITA PER RISCUOTERE I DAZI.</text:p>
          </table:table-cell>
        </table:table-row>
        <table:table-row>
          <table:table-cell office:value-type="string" office:string-value="092009_001065">
            <text:p>092009_001065</text:p>
          </table:table-cell>
          <table:table-cell office:value-type="string" office:string-value="CALATA FIERA">
            <text:p>CALATA FIERA</text:p>
          </table:table-cell>
          <table:table-cell office:value-type="string" office:string-value="CALATA TRINITARI - CALATA DEI MERCEDARI">
            <text:p>CALATA TRINITARI - CALATA DEI MERCEDARI</text:p>
          </table:table-cell>
        </table:table-row>
        <table:table-row>
          <table:table-cell office:value-type="string" office:string-value="092009_001066">
            <text:p>092009_001066</text:p>
          </table:table-cell>
          <table:table-cell office:value-type="string" office:string-value="BANCHINA GARAU">
            <text:p>BANCHINA GARAU</text:p>
          </table:table-cell>
          <table:table-cell office:value-type="string" office:string-value="BANCHINA ICHNUSA - BANCHINA PARODO">
            <text:p>BANCHINA ICHNUSA - BANCHINA PARODO</text:p>
          </table:table-cell>
        </table:table-row>
        <table:table-row>
          <table:table-cell office:value-type="string" office:string-value="092009_001067">
            <text:p>092009_001067</text:p>
          </table:table-cell>
          <table:table-cell office:value-type="string" office:string-value="BANCHINA ICHNUSA">
            <text:p>BANCHINA ICHNUSA</text:p>
          </table:table-cell>
          <table:table-cell office:value-type="string" office:string-value="MOLO CAPITANERIA - BANCHINA PARODO">
            <text:p>MOLO CAPITANERIA - BANCHINA PARODO</text:p>
          </table:table-cell>
        </table:table-row>
        <table:table-row>
          <table:table-cell office:value-type="string" office:string-value="092009_001068">
            <text:p>092009_001068</text:p>
          </table:table-cell>
          <table:table-cell office:value-type="string" office:string-value="MOLO VECCHIO LEVANTE">
            <text:p>MOLO VECCHIO LEVANTE</text:p>
          </table:table-cell>
          <table:table-cell office:value-type="string" office:string-value="DA BANCHINA ICHNUSA - A MARE">
            <text:p>DA BANCHINA ICHNUSA - A MARE</text:p>
          </table:table-cell>
        </table:table-row>
        <table:table-row>
          <table:table-cell office:value-type="string" office:string-value="092009_001069">
            <text:p>092009_001069</text:p>
          </table:table-cell>
          <table:table-cell office:value-type="string" office:string-value="MOLO NUOVO LEVANTE">
            <text:p>MOLO NUOVO LEVANTE</text:p>
          </table:table-cell>
          <table:table-cell office:value-type="string" office:string-value="DA BANCHINA S. BARTOLOMEO - A MARE">
            <text:p>DA BANCHINA S. BARTOLOMEO - A MARE</text:p>
          </table:table-cell>
          <table:table-cell office:value-type="string" office:string-value="" table:number-columns-repeated="3"/>
          <table:table-cell office:value-type="string" office:string-value="DENOMINAZIONE TRADIZIONALE.">
            <text:p>DENOMINAZIONE TRADIZIONALE.</text:p>
          </table:table-cell>
        </table:table-row>
        <table:table-row>
          <table:table-cell office:value-type="string" office:string-value="092009_001070">
            <text:p>092009_001070</text:p>
          </table:table-cell>
          <table:table-cell office:value-type="string" office:string-value="CALATA DEI MERCEDARI">
            <text:p>CALATA DEI MERCEDARI</text:p>
          </table:table-cell>
          <table:table-cell office:value-type="string" office:string-value="CALATA DELLA FIERA - BANCHINA S.BARTOLOMEO">
            <text:p>CALATA DELLA FIERA - BANCHINA S.BARTOLOMEO</text:p>
          </table:table-cell>
          <table:table-cell office:value-type="string" office:string-value="" table:number-columns-repeated="3"/>
          <table:table-cell office:value-type="string" office:string-value="TOPONIMO PORTUALE.">
            <text:p>TOPONIMO PORTUALE.</text:p>
          </table:table-cell>
        </table:table-row>
        <table:table-row>
          <table:table-cell office:value-type="string" office:string-value="092009_001071">
            <text:p>092009_001071</text:p>
          </table:table-cell>
          <table:table-cell office:value-type="string" office:string-value="BANCHINA PARODO">
            <text:p>BANCHINA PARODO</text:p>
          </table:table-cell>
          <table:table-cell office:value-type="string" office:string-value="BANCHINA GARAU - BANCHINA CARBONI">
            <text:p>BANCHINA GARAU - BANCHINA CARBONI</text:p>
          </table:table-cell>
        </table:table-row>
        <table:table-row>
          <table:table-cell office:value-type="string" office:string-value="092009_001072">
            <text:p>092009_001072</text:p>
          </table:table-cell>
          <table:table-cell office:value-type="string" office:string-value="CALATA PONENTE">
            <text:p>CALATA PONENTE</text:p>
          </table:table-cell>
          <table:table-cell office:value-type="string" office:string-value="MOLO RINASCITA - MOLO SABAUDO">
            <text:p>MOLO RINASCITA - MOLO SABAUDO</text:p>
          </table:table-cell>
        </table:table-row>
        <table:table-row>
          <table:table-cell office:value-type="string" office:string-value="092009_001073">
            <text:p>092009_001073</text:p>
          </table:table-cell>
          <table:table-cell office:value-type="string" office:string-value="MOLO RINASCITA">
            <text:p>MOLO RINASCITA</text:p>
          </table:table-cell>
          <table:table-cell office:value-type="string" office:string-value="DA CALATA DI PONENTE - A MARE">
            <text:p>DA CALATA DI PONENTE - A MARE</text:p>
          </table:table-cell>
        </table:table-row>
        <table:table-row>
          <table:table-cell office:value-type="string" office:string-value="092009_001074">
            <text:p>092009_001074</text:p>
          </table:table-cell>
          <table:table-cell office:value-type="string" office:string-value="CALATA ROMA">
            <text:p>CALATA ROMA</text:p>
          </table:table-cell>
          <table:table-cell office:value-type="string" office:string-value="PONTILE SANITA' - PONTILE DELLA DOGANA">
            <text:p>PONTILE SANITA' - PONTILE DELLA DOGANA</text:p>
          </table:table-cell>
        </table:table-row>
        <table:table-row>
          <table:table-cell office:value-type="string" office:string-value="092009_001075">
            <text:p>092009_001075</text:p>
          </table:table-cell>
          <table:table-cell office:value-type="string" office:string-value="MOLO DELLA SANITA'">
            <text:p>MOLO DELLA SANITA'</text:p>
          </table:table-cell>
          <table:table-cell office:value-type="string" office:string-value="CALATA VIA ROMA - CALATA AZUNI">
            <text:p>CALATA VIA ROMA - CALATA AZUNI</text:p>
          </table:table-cell>
        </table:table-row>
        <table:table-row>
          <table:table-cell office:value-type="string" office:string-value="092009_001076">
            <text:p>092009_001076</text:p>
          </table:table-cell>
          <table:table-cell office:value-type="string" office:string-value="MOLO SANT'AGOSTINO">
            <text:p>MOLO SANT'AGOSTINO</text:p>
          </table:table-cell>
          <table:table-cell office:value-type="string" office:string-value="MOLO SABAUDO - CALATA AZUNI">
            <text:p>MOLO SABAUDO - CALATA AZUNI</text:p>
          </table:table-cell>
          <table:table-cell office:value-type="string" office:string-value="" table:number-columns-repeated="3"/>
          <table:table-cell office:value-type="string" office:string-value="IL MASSIMO FRA I PADRI DELLA CHIESA.NEL 387 RICEVETTE IL BATTESIMO DA SANT'AMBROGIO. CONSACRO' TUTTO ALLA CHIESA, CON LA PREDICAZIONE, GLI SCRITTI FILOSOFICI, CON LE RIFORME DISCIPLINARI, MONASTICHE E, CON BATTAGLIE ANTIERETICHE.(NATO A TAGASTE NUMIDIA NEL 354 - MORTO NEL 430)">
            <text:p>IL MASSIMO FRA I PADRI DELLA CHIESA.NEL 387 RICEVETTE IL BATTESIMO DA SANT'AMBROGIO. CONSACRO' TUTTO ALLA CHIESA, CON LA PREDICAZIONE, GLI SCRITTI FILOSOFICI, CON LE RIFORME DISCIPLINARI, MONASTICHE E, CON BATTAGLIE ANTIERETICHE.(NATO A TAGASTE NUMIDIA NEL 354 - MORTO NEL 430)</text:p>
          </table:table-cell>
        </table:table-row>
        <table:table-row>
          <table:table-cell office:value-type="string" office:string-value="092009_001077">
            <text:p>092009_001077</text:p>
          </table:table-cell>
          <table:table-cell office:value-type="string" office:string-value="BANCHINA SAN BARTOLOMEO">
            <text:p>BANCHINA SAN BARTOLOMEO</text:p>
          </table:table-cell>
          <table:table-cell office:value-type="string" office:string-value="CALATA DEI MERCEDARI - CANALE SAN BARTOLOMEO">
            <text:p>CALATA DEI MERCEDARI - CANALE SAN BARTOLOMEO</text:p>
          </table:table-cell>
        </table:table-row>
        <table:table-row>
          <table:table-cell office:value-type="string" office:string-value="092009_001078">
            <text:p>092009_001078</text:p>
          </table:table-cell>
          <table:table-cell office:value-type="string" office:string-value="MOLO SANT'ELMO">
            <text:p>MOLO SANT'ELMO</text:p>
          </table:table-cell>
          <table:table-cell office:value-type="string" office:string-value="CALATA DELLA FIERA - CALATA DEI MERCEDARI">
            <text:p>CALATA DELLA FIERA - CALATA DEI MERCEDARI</text:p>
          </table:table-cell>
        </table:table-row>
        <table:table-row>
          <table:table-cell office:value-type="string" office:string-value="092009_001080">
            <text:p>092009_001080</text:p>
          </table:table-cell>
          <table:table-cell office:value-type="string" office:string-value="CALATA DEI TRINITARI">
            <text:p>CALATA DEI TRINITARI</text:p>
          </table:table-cell>
          <table:table-cell office:value-type="string" office:string-value="BANCHINA PARODO - CALATA DELLA FIERA">
            <text:p>BANCHINA PARODO - CALATA DELLA FIERA</text:p>
          </table:table-cell>
        </table:table-row>
        <table:table-row>
          <table:table-cell office:value-type="string" office:string-value="092009_001081">
            <text:p>092009_001081</text:p>
          </table:table-cell>
          <table:table-cell office:value-type="string" office:string-value="VIA STEFANO EFISIO GRAMIGNANO">
            <text:p>VIA STEFANO EFISIO GRAMIGNANO</text:p>
          </table:table-cell>
          <table:table-cell office:value-type="string" office:string-value="VIA BARRACCA MANNA - VIA DELLA MENTA">
            <text:p>VIA BARRACCA MANNA - VIA DELLA MENTA</text:p>
          </table:table-cell>
          <table:table-cell office:value-type="float" office:value="276">
            <text:p>276</text:p>
          </table:table-cell>
          <table:table-cell office:value-type="string" office:string-value="27/01/1984">
            <text:p>27/01/1984</text:p>
          </table:table-cell>
          <table:table-cell office:value-type="string" office:string-value="G.M.">
            <text:p>G.M.</text:p>
          </table:table-cell>
        </table:table-row>
        <table:table-row>
          <table:table-cell office:value-type="string" office:string-value="092009_001082">
            <text:p>092009_001082</text:p>
          </table:table-cell>
          <table:table-cell office:value-type="string" office:string-value="VIA GUGLIELMO MARCONI">
            <text:p>VIA GUGLIELMO MARCONI</text:p>
          </table:table-cell>
          <table:table-cell office:value-type="string" office:string-value="VIA CAVARO - (Confine Comune QUARTU S.ELENA)">
            <text:p>VIA CAVARO - (Confine Comune QUARTU S.ELENA)</text:p>
          </table:table-cell>
          <table:table-cell office:value-type="float" office:value="1429">
            <text:p>1429</text:p>
          </table:table-cell>
          <table:table-cell office:value-type="string" office:string-value="25/09/1951">
            <text:p>25/09/1951</text:p>
          </table:table-cell>
          <table:table-cell office:value-type="string" office:string-value="G.M.">
            <text:p>G.M.</text:p>
          </table:table-cell>
          <table:table-cell office:value-type="string" office:string-value="INVENTORE DELLA TELEGRAFIA SENZA FILI. PREMIO NOBEL NEL 1909. (NATO A BOLOGNA NEL 1874 - MORTO A ROMA NEL 1937)">
            <text:p>INVENTORE DELLA TELEGRAFIA SENZA FILI. PREMIO NOBEL NEL 1909. (NATO A BOLOGNA NEL 1874 - MORTO A ROMA NEL 1937)</text:p>
          </table:table-cell>
        </table:table-row>
        <table:table-row>
          <table:table-cell office:value-type="string" office:string-value="092009_001083">
            <text:p>092009_001083</text:p>
          </table:table-cell>
          <table:table-cell office:value-type="string" office:string-value="VIA DELL'ARTIGIANATO">
            <text:p>VIA DELL'ARTIGIANATO</text:p>
          </table:table-cell>
          <table:table-cell office:value-type="string" office:string-value="VIALE ELMAS - (Confine Comune ELMAS)">
            <text:p>VIALE ELMAS - (Confine Comune ELMAS)</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1084">
            <text:p>092009_001084</text:p>
          </table:table-cell>
          <table:table-cell office:value-type="string" office:string-value="VIA DELL'INDUSTRIA">
            <text:p>VIA DELL'INDUSTRIA</text:p>
          </table:table-cell>
          <table:table-cell office:value-type="string" office:string-value="VIALE ELMAS - (chiuso)">
            <text:p>VIALE ELMAS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FORMA QUALSIASI DI OPEROSITA' CHE RIELABORA LA MATERIA GREZZA.">
            <text:p>FORMA QUALSIASI DI OPEROSITA' CHE RIELABORA LA MATERIA GREZZA.</text:p>
          </table:table-cell>
        </table:table-row>
        <table:table-row>
          <table:table-cell office:value-type="string" office:string-value="092009_001085">
            <text:p>092009_001085</text:p>
          </table:table-cell>
          <table:table-cell office:value-type="string" office:string-value="VIA DEL LAVORO">
            <text:p>VIA DEL LAVORO</text:p>
          </table:table-cell>
          <table:table-cell office:value-type="string" office:string-value="VIALE ELMAS - (chiuso)">
            <text:p>VIALE ELMAS - (chiuso)</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FATTORE PRODUTTIVO.">
            <text:p>FATTORE PRODUTTIVO.</text:p>
          </table:table-cell>
        </table:table-row>
        <table:table-row>
          <table:table-cell office:value-type="string" office:string-value="092009_001086">
            <text:p>092009_001086</text:p>
          </table:table-cell>
          <table:table-cell office:value-type="string" office:string-value="VIA GIROLAMO IMPARATO">
            <text:p>VIA GIROLAMO IMPARATO</text:p>
          </table:table-cell>
          <table:table-cell office:value-type="string" office:string-value="VIA DELL'OLEANDRO - CHIUSO">
            <text:p>VIA DELL'OLEANDRO - CHIUSO</text:p>
          </table:table-cell>
          <table:table-cell office:value-type="float" office:value="850">
            <text:p>850</text:p>
          </table:table-cell>
          <table:table-cell office:value-type="string" office:string-value="27/03/1971">
            <text:p>27/03/1971</text:p>
          </table:table-cell>
          <table:table-cell office:value-type="string" office:string-value="G.M.">
            <text:p>G.M.</text:p>
          </table:table-cell>
          <table:table-cell office:value-type="string" office:string-value="PITTORE">
            <text:p>PITTORE</text:p>
          </table:table-cell>
        </table:table-row>
        <table:table-row>
          <table:table-cell office:value-type="string" office:string-value="092009_001087">
            <text:p>092009_001087</text:p>
          </table:table-cell>
          <table:table-cell office:value-type="string" office:string-value="VIALE MONASTIR">
            <text:p>VIALE MONASTIR</text:p>
          </table:table-cell>
          <table:table-cell office:value-type="string" office:string-value="PIAZZA S. AVENDRACE - (Confine Comune ELMAS)">
            <text:p>PIAZZA S. AVENDRACE - (Confine Comune ELMAS)</text:p>
          </table:table-cell>
          <table:table-cell office:value-type="string" office:string-value="" table:number-columns-repeated="3"/>
          <table:table-cell office:value-type="string" office:string-value="COMUNE DELLA SARDEGNA, IN PROVINCIA DI CAGLIARI.">
            <text:p>COMUNE DELLA SARDEGNA, IN PROVINCIA DI CAGLIARI.</text:p>
          </table:table-cell>
        </table:table-row>
        <table:table-row>
          <table:table-cell office:value-type="string" office:string-value="092009_001088">
            <text:p>092009_001088</text:p>
          </table:table-cell>
          <table:table-cell office:value-type="string" office:string-value="VIA MONTECASSINO">
            <text:p>VIA MONTECASSINO</text:p>
          </table:table-cell>
          <table:table-cell office:value-type="string" office:string-value="VIA SANTA MARIA CHIARA - VIA DEI TIGLI">
            <text:p>VIA SANTA MARIA CHIARA - VIA DEI TIGLI</text:p>
          </table:table-cell>
          <table:table-cell office:value-type="float" office:value="2365">
            <text:p>2365</text:p>
          </table:table-cell>
          <table:table-cell office:value-type="string" office:string-value="21/09/1961">
            <text:p>21/09/1961</text:p>
          </table:table-cell>
          <table:table-cell office:value-type="string" office:string-value="G.M.">
            <text:p>G.M.</text:p>
          </table:table-cell>
          <table:table-cell office:value-type="string" office:string-value="GIA' STRADA COMUNALE SANTU MIALI. MONTE NEL COMUNE DI CASSINO (FROSINONE).">
            <text:p>GIA' STRADA COMUNALE SANTU MIALI. MONTE NEL COMUNE DI CASSINO (FROSINONE).</text:p>
          </table:table-cell>
        </table:table-row>
        <table:table-row>
          <table:table-cell office:value-type="string" office:string-value="092009_001089">
            <text:p>092009_001089</text:p>
          </table:table-cell>
          <table:table-cell office:value-type="string" office:string-value="SCALETTE SAN GIORGIO">
            <text:p>SCALETTE SAN GIORGIO</text:p>
          </table:table-cell>
          <table:table-cell office:value-type="string" office:string-value="VIA OSPEDALE - VIA SANTA RESTITUTA">
            <text:p>VIA OSPEDALE - VIA SANTA RESTITUTA</text:p>
          </table:table-cell>
        </table:table-row>
        <table:table-row>
          <table:table-cell office:value-type="string" office:string-value="092009_001090">
            <text:p>092009_001090</text:p>
          </table:table-cell>
          <table:table-cell office:value-type="string" office:string-value="VIA SANTA CROCE">
            <text:p>VIA SANTA CROCE</text:p>
          </table:table-cell>
          <table:table-cell office:value-type="string" office:string-value="PIAZZA SAN GIUSEPPE - VIA DEI GENOVESI">
            <text:p>PIAZZA SAN GIUSEPPE - VIA DEI GENOVESI</text:p>
          </table:table-cell>
          <table:table-cell office:value-type="string" office:string-value="" table:number-columns-repeated="3"/>
          <table:table-cell office:value-type="string" office:string-value="GIA' VICO DEI GIUDEI.">
            <text:p>GIA' VICO DEI GIUDEI.</text:p>
          </table:table-cell>
        </table:table-row>
        <table:table-row>
          <table:table-cell office:value-type="string" office:string-value="092009_001091">
            <text:p>092009_001091</text:p>
          </table:table-cell>
          <table:table-cell office:value-type="string" office:string-value="SCALETTE SANTA MARGHERITA">
            <text:p>SCALETTE SANTA MARGHERITA</text:p>
          </table:table-cell>
          <table:table-cell office:value-type="string" office:string-value="VIA SANTA MARGHERITA - VIA CAMMINO NUOVO">
            <text:p>VIA SANTA MARGHERITA - VIA CAMMINO NUOVO</text:p>
          </table:table-cell>
        </table:table-row>
        <table:table-row>
          <table:table-cell office:value-type="string" office:string-value="092009_001092">
            <text:p>092009_001092</text:p>
          </table:table-cell>
          <table:table-cell office:value-type="string" office:string-value="PIAZZA SANT'AVENDRACE">
            <text:p>PIAZZA SANT'AVENDRACE</text:p>
          </table:table-cell>
          <table:table-cell office:value-type="string" office:string-value="VIALE S.AVENDRACE - VIALE ELMAS">
            <text:p>VIALE S.AVENDRACE - VIALE ELMAS</text:p>
          </table:table-cell>
        </table:table-row>
        <table:table-row>
          <table:table-cell office:value-type="string" office:string-value="092009_001094">
            <text:p>092009_001094</text:p>
          </table:table-cell>
          <table:table-cell office:value-type="string" office:string-value="VIA ISOLA TAVOLARA">
            <text:p>VIA ISOLA TAVOLARA</text:p>
          </table:table-cell>
          <table:table-cell office:value-type="string" office:string-value="VIALE TRIESTE - VIA MALTA">
            <text:p>VIALE TRIESTE - VIA MALTA</text:p>
          </table:table-cell>
          <table:table-cell office:value-type="float" office:value="4799">
            <text:p>4799</text:p>
          </table:table-cell>
          <table:table-cell office:value-type="string" office:string-value="16/11/1964">
            <text:p>16/11/1964</text:p>
          </table:table-cell>
          <table:table-cell office:value-type="string" office:string-value="G.M.">
            <text:p>G.M.</text:p>
          </table:table-cell>
          <table:table-cell office:value-type="string" office:string-value="PICCOLA ISOLA DELLA COSTA NORD ORIENTALE DELLA SARDEGNA.">
            <text:p>PICCOLA ISOLA DELLA COSTA NORD ORIENTALE DELLA SARDEGNA.</text:p>
          </table:table-cell>
        </table:table-row>
        <table:table-row>
          <table:table-cell office:value-type="string" office:string-value="092009_001095">
            <text:p>092009_001095</text:p>
          </table:table-cell>
          <table:table-cell office:value-type="string" office:string-value="ZONA SCAFFA VILLAGGIO PESCATORI">
            <text:p>ZONA SCAFFA VILLAGGIO PESCATORI</text:p>
          </table:table-cell>
          <table:table-cell office:value-type="string" office:string-value="VIALE PULA - (chiuso)">
            <text:p>VIALE PULA - (chiuso)</text:p>
          </table:table-cell>
        </table:table-row>
        <table:table-row>
          <table:table-cell office:value-type="string" office:string-value="092009_001096">
            <text:p>092009_001096</text:p>
          </table:table-cell>
          <table:table-cell office:value-type="string" office:string-value="PIAZZETTA SAVOIA">
            <text:p>PIAZZETTA SAVOIA</text:p>
          </table:table-cell>
          <table:table-cell office:value-type="string" office:string-value="VIA SAVOIA - VIA DETTORI">
            <text:p>VIA SAVOIA - VIA DETTOR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097">
            <text:p>092009_001097</text:p>
          </table:table-cell>
          <table:table-cell office:value-type="string" office:string-value="COLLE DEI PUNICI">
            <text:p>COLLE DEI PUNICI</text:p>
          </table:table-cell>
          <table:table-cell office:value-type="string" office:string-value="(chiuso) - VIA BAINSIZZA">
            <text:p>(chiuso) - VIA BAINSIZZA</text:p>
          </table:table-cell>
        </table:table-row>
        <table:table-row>
          <table:table-cell office:value-type="string" office:string-value="092009_001098">
            <text:p>092009_001098</text:p>
          </table:table-cell>
          <table:table-cell office:value-type="string" office:string-value="VIA IS MIRRIONIS">
            <text:p>VIA IS MIRRIONIS</text:p>
          </table:table-cell>
          <table:table-cell office:value-type="string" office:string-value="PIAZZA D'ARMI - PIAZZA S.MICHELE">
            <text:p>PIAZZA D'ARMI - PIAZZA S.MICHELE</text:p>
          </table:table-cell>
          <table:table-cell office:value-type="float" office:value="83">
            <text:p>83</text:p>
          </table:table-cell>
          <table:table-cell office:value-type="string" office:string-value="27/12/1956">
            <text:p>27/12/1956</text:p>
          </table:table-cell>
          <table:table-cell office:value-type="string" office:string-value="C.C.">
            <text:p>C.C.</text:p>
          </table:table-cell>
          <table:table-cell office:value-type="string" office:string-value="DENOMINAZIONE TRADIZIONALE.">
            <text:p>DENOMINAZIONE TRADIZIONALE.</text:p>
          </table:table-cell>
        </table:table-row>
        <table:table-row>
          <table:table-cell office:value-type="string" office:string-value="092009_001099">
            <text:p>092009_001099</text:p>
          </table:table-cell>
          <table:table-cell office:value-type="string" office:string-value="VICO ALESSANDRO TERZO">
            <text:p>VICO ALESSANDRO TERZO</text:p>
          </table:table-cell>
          <table:table-cell office:value-type="string" office:string-value="VIA ALESSANDRO III - VIA CORRIDONI">
            <text:p>VIA ALESSANDRO III - VIA CORRIDONI</text:p>
          </table:table-cell>
        </table:table-row>
        <table:table-row>
          <table:table-cell office:value-type="string" office:string-value="092009_001100">
            <text:p>092009_001100</text:p>
          </table:table-cell>
          <table:table-cell office:value-type="string" office:string-value="VICO VITTORIO AMEDEO SECONDO">
            <text:p>VICO VITTORIO AMEDEO SECONDO</text:p>
          </table:table-cell>
          <table:table-cell office:value-type="string" office:string-value="VIA VITTORIO AMEDEO II - (chiuso)">
            <text:p>VIA VITTORIO AMEDEO II - (chiuso)</text:p>
          </table:table-cell>
        </table:table-row>
        <table:table-row>
          <table:table-cell office:value-type="string" office:string-value="092009_001101">
            <text:p>092009_001101</text:p>
          </table:table-cell>
          <table:table-cell office:value-type="string" office:string-value="VICO ANTONIO IGNAZIO ARGIOLAS">
            <text:p>VICO ANTONIO IGNAZIO ARGIOLAS</text:p>
          </table:table-cell>
          <table:table-cell office:value-type="string" office:string-value="VIA ARGIOLAS - (chiuso)">
            <text:p>VIA ARGIOLAS - (chiuso)</text:p>
          </table:table-cell>
        </table:table-row>
        <table:table-row>
          <table:table-cell office:value-type="string" office:string-value="092009_001102">
            <text:p>092009_001102</text:p>
          </table:table-cell>
          <table:table-cell office:value-type="string" office:string-value="VICO ARNO">
            <text:p>VICO ARNO</text:p>
          </table:table-cell>
          <table:table-cell office:value-type="string" office:string-value="VIA ARNO - VIA ADIGE">
            <text:p>VIA ARNO - VIA ADIGE</text:p>
          </table:table-cell>
        </table:table-row>
        <table:table-row>
          <table:table-cell office:value-type="string" office:string-value="092009_001103">
            <text:p>092009_001103</text:p>
          </table:table-cell>
          <table:table-cell office:value-type="string" office:string-value="VICO LODOVICO BAYLLE">
            <text:p>VICO LODOVICO BAYLLE</text:p>
          </table:table-cell>
          <table:table-cell office:value-type="string" office:string-value="VIA BAYLLE - LARGO CARLO FELICE">
            <text:p>VIA BAYLLE - LARGO CARLO FELIC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04">
            <text:p>092009_001104</text:p>
          </table:table-cell>
          <table:table-cell office:value-type="string" office:string-value="VICO PRIMO BALILLA">
            <text:p>VICO PRIMO BALILLA</text:p>
          </table:table-cell>
          <table:table-cell office:value-type="string" office:string-value="VIA BALILLA - (chiuso)">
            <text:p>VIA BALILLA - (chiuso)</text:p>
          </table:table-cell>
        </table:table-row>
        <table:table-row>
          <table:table-cell office:value-type="string" office:string-value="092009_001105">
            <text:p>092009_001105</text:p>
          </table:table-cell>
          <table:table-cell office:value-type="string" office:string-value="VICO SECONDO BALILLA">
            <text:p>VICO SECONDO BALILLA</text:p>
          </table:table-cell>
          <table:table-cell office:value-type="string" office:string-value="VIA BALILLA - (chiuso)">
            <text:p>VIA BALILLA - (chiuso)</text:p>
          </table:table-cell>
        </table:table-row>
        <table:table-row>
          <table:table-cell office:value-type="string" office:string-value="092009_001106">
            <text:p>092009_001106</text:p>
          </table:table-cell>
          <table:table-cell office:value-type="string" office:string-value="VICO TERZO BALILLA">
            <text:p>VICO TERZO BALILLA</text:p>
          </table:table-cell>
          <table:table-cell office:value-type="string" office:string-value="VIA BALILLA - (chiuso)">
            <text:p>VIA BALILLA - (chiuso)</text:p>
          </table:table-cell>
        </table:table-row>
        <table:table-row>
          <table:table-cell office:value-type="string" office:string-value="092009_001107">
            <text:p>092009_001107</text:p>
          </table:table-cell>
          <table:table-cell office:value-type="string" office:string-value="VICO QUARTO BALILLA">
            <text:p>VICO QUARTO BALILLA</text:p>
          </table:table-cell>
          <table:table-cell office:value-type="string" office:string-value="VIA BALILLA - VIA SOCRATE">
            <text:p>VIA BALILLA - VIA SOCRATE</text:p>
          </table:table-cell>
        </table:table-row>
        <table:table-row>
          <table:table-cell office:value-type="string" office:string-value="092009_001108">
            <text:p>092009_001108</text:p>
          </table:table-cell>
          <table:table-cell office:value-type="string" office:string-value="VICO QUINTO BALILLA">
            <text:p>VICO QUINTO BALILLA</text:p>
          </table:table-cell>
          <table:table-cell office:value-type="string" office:string-value="VIA BALILLA - VIA SOCRATE">
            <text:p>VIA BALILLA - VIA SOCRATE</text:p>
          </table:table-cell>
        </table:table-row>
        <table:table-row>
          <table:table-cell office:value-type="string" office:string-value="092009_001109">
            <text:p>092009_001109</text:p>
          </table:table-cell>
          <table:table-cell office:value-type="string" office:string-value="VICO SESTO BALILLA">
            <text:p>VICO SESTO BALILLA</text:p>
          </table:table-cell>
          <table:table-cell office:value-type="string" office:string-value="VIA BALILLA - VIA SOCRATE">
            <text:p>VIA BALILLA - VIA SOCRATE</text:p>
          </table:table-cell>
        </table:table-row>
        <table:table-row>
          <table:table-cell office:value-type="string" office:string-value="092009_001110">
            <text:p>092009_001110</text:p>
          </table:table-cell>
          <table:table-cell office:value-type="string" office:string-value="VICO SETTIMO BALILLA">
            <text:p>VICO SETTIMO BALILLA</text:p>
          </table:table-cell>
          <table:table-cell office:value-type="string" office:string-value="VIA BALILLA - VIA SOCRATE">
            <text:p>VIA BALILLA - VIA SOCRATE</text:p>
          </table:table-cell>
        </table:table-row>
        <table:table-row>
          <table:table-cell office:value-type="string" office:string-value="092009_001111">
            <text:p>092009_001111</text:p>
          </table:table-cell>
          <table:table-cell office:value-type="string" office:string-value="VICO BARCELLONA">
            <text:p>VICO BARCELLONA</text:p>
          </table:table-cell>
          <table:table-cell office:value-type="string" office:string-value="VIA BARCELLONA - VIA SAVOIA">
            <text:p>VIA BARCELLONA - VIA SAVOIA</text:p>
          </table:table-cell>
        </table:table-row>
        <table:table-row>
          <table:table-cell office:value-type="string" office:string-value="092009_001112">
            <text:p>092009_001112</text:p>
          </table:table-cell>
          <table:table-cell office:value-type="string" office:string-value="VICO CAMPIDANO">
            <text:p>VICO CAMPIDANO</text:p>
          </table:table-cell>
          <table:table-cell office:value-type="string" office:string-value="VIA CAMPIDANO - VIALE COLOMBO">
            <text:p>VIA CAMPIDANO - VIALE COLOMBO</text:p>
          </table:table-cell>
        </table:table-row>
        <table:table-row>
          <table:table-cell office:value-type="string" office:string-value="092009_001113">
            <text:p>092009_001113</text:p>
          </table:table-cell>
          <table:table-cell office:value-type="string" office:string-value="VICO CARLO FELICE">
            <text:p>VICO CARLO FELICE</text:p>
          </table:table-cell>
          <table:table-cell office:value-type="string" office:string-value="LARGO CARLO FELICE - VIA G.M. ANGIOY">
            <text:p>LARGO CARLO FELICE - VIA G.M. ANGIOY</text:p>
          </table:table-cell>
        </table:table-row>
        <table:table-row>
          <table:table-cell office:value-type="string" office:string-value="092009_001114">
            <text:p>092009_001114</text:p>
          </table:table-cell>
          <table:table-cell office:value-type="string" office:string-value="VICO PRIMO CARLOFORTE">
            <text:p>VICO PRIMO CARLOFORTE</text:p>
          </table:table-cell>
          <table:table-cell office:value-type="string" office:string-value="VIA CARLOFORTE - (chiuso)">
            <text:p>VIA CARLOFORTE - (chiuso)</text:p>
          </table:table-cell>
        </table:table-row>
        <table:table-row>
          <table:table-cell office:value-type="string" office:string-value="092009_001115">
            <text:p>092009_001115</text:p>
          </table:table-cell>
          <table:table-cell office:value-type="string" office:string-value="VICO SECONDO CARLOFORTE">
            <text:p>VICO SECONDO CARLOFORTE</text:p>
          </table:table-cell>
          <table:table-cell office:value-type="string" office:string-value="VIA CARLOFORTE - (chiuso)">
            <text:p>VIA CARLOFORTE - (chiuso)</text:p>
          </table:table-cell>
        </table:table-row>
        <table:table-row>
          <table:table-cell office:value-type="string" office:string-value="092009_001116">
            <text:p>092009_001116</text:p>
          </table:table-cell>
          <table:table-cell office:value-type="string" office:string-value="TRAVERSA FRANCESCO CARRARA">
            <text:p>TRAVERSA FRANCESCO CARRARA</text:p>
          </table:table-cell>
          <table:table-cell office:value-type="string" office:string-value="VIA CARRARA - (chiuso)">
            <text:p>VIA CARRARA - (chiuso)</text:p>
          </table:table-cell>
        </table:table-row>
        <table:table-row>
          <table:table-cell office:value-type="string" office:string-value="092009_001117">
            <text:p>092009_001117</text:p>
          </table:table-cell>
          <table:table-cell office:value-type="string" office:string-value="VICO PRIMO CHIESA">
            <text:p>VICO PRIMO CHIESA</text:p>
          </table:table-cell>
          <table:table-cell office:value-type="string" office:string-value="VIA CHIESA - (chiuso)">
            <text:p>VIA CHIESA - (chiuso)</text:p>
          </table:table-cell>
        </table:table-row>
        <table:table-row>
          <table:table-cell office:value-type="string" office:string-value="092009_001118">
            <text:p>092009_001118</text:p>
          </table:table-cell>
          <table:table-cell office:value-type="string" office:string-value="VICO DEL COLLEGIO">
            <text:p>VICO DEL COLLEGIO</text:p>
          </table:table-cell>
          <table:table-cell office:value-type="string" office:string-value="VIA DEL COLLEGIO - VIA S.EULALIA - PIAZZA DETTORI">
            <text:p>VIA DEL COLLEGIO - VIA S.EULALIA - PIAZZA DETTOR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19">
            <text:p>092009_001119</text:p>
          </table:table-cell>
          <table:table-cell office:value-type="string" office:string-value="VICO CONTE VERDE">
            <text:p>VICO CONTE VERDE</text:p>
          </table:table-cell>
          <table:table-cell office:value-type="string" office:string-value="VIA CONTE VERDE - (chiuso)">
            <text:p>VIA CONTE VERDE - (chiuso)</text:p>
          </table:table-cell>
        </table:table-row>
        <table:table-row>
          <table:table-cell office:value-type="string" office:string-value="092009_001120">
            <text:p>092009_001120</text:p>
          </table:table-cell>
          <table:table-cell office:value-type="string" office:string-value="VICO ARMANDO DIAZ">
            <text:p>VICO ARMANDO DIAZ</text:p>
          </table:table-cell>
          <table:table-cell office:value-type="string" office:string-value="VIALE DIAZ - (chiuso)">
            <text:p>VIALE DIAZ - (chiuso)</text:p>
          </table:table-cell>
        </table:table-row>
        <table:table-row>
          <table:table-cell office:value-type="string" office:string-value="092009_001121">
            <text:p>092009_001121</text:p>
          </table:table-cell>
          <table:table-cell office:value-type="string" office:string-value="VICO GIUSEPPE GARIBALDI">
            <text:p>VICO GIUSEPPE GARIBALDI</text:p>
          </table:table-cell>
          <table:table-cell office:value-type="string" office:string-value="VIA GARIBALDI - VIA S.DOMENICO">
            <text:p>VIA GARIBALDI - VIA S.DOMENICO</text:p>
          </table:table-cell>
        </table:table-row>
        <table:table-row>
          <table:table-cell office:value-type="string" office:string-value="092009_001122">
            <text:p>092009_001122</text:p>
          </table:table-cell>
          <table:table-cell office:value-type="string" office:string-value="VICO PRIMO DEI GENOVESI">
            <text:p>VICO PRIMO DEI GENOVESI</text:p>
          </table:table-cell>
          <table:table-cell office:value-type="string" office:string-value="VIA DEI GENOVESI - PIAZZA S.GIUSEPPE">
            <text:p>VIA DEI GENOVESI - PIAZZA S.GIUSEPP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CO DELL' ELEFANTE.">
            <text:p>GIA' VICO DELL' ELEFANTE.</text:p>
          </table:table-cell>
        </table:table-row>
        <table:table-row>
          <table:table-cell office:value-type="string" office:string-value="092009_001123">
            <text:p>092009_001123</text:p>
          </table:table-cell>
          <table:table-cell office:value-type="string" office:string-value="VICO SECONDO DEI GENOVESI">
            <text:p>VICO SECONDO DEI GENOVESI</text:p>
          </table:table-cell>
          <table:table-cell office:value-type="string" office:string-value="VIA DEI GENOVESI - VIA STRETTA">
            <text:p>VIA DEI GENOVESI - VIA STRETT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CO ANIME DEL PURGATORIO.">
            <text:p>GIA' VICO ANIME DEL PURGATORIO.</text:p>
          </table:table-cell>
        </table:table-row>
        <table:table-row>
          <table:table-cell office:value-type="string" office:string-value="092009_001124">
            <text:p>092009_001124</text:p>
          </table:table-cell>
          <table:table-cell office:value-type="string" office:string-value="VICO TERZO DEI GENOVESI">
            <text:p>VICO TERZO DEI GENOVESI</text:p>
          </table:table-cell>
          <table:table-cell office:value-type="string" office:string-value="VIA DEI GENOVESI - VIA CORTE D'APPELLO">
            <text:p>VIA DEI GENOVESI - VIA CORTE D'APPELL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25">
            <text:p>092009_001125</text:p>
          </table:table-cell>
          <table:table-cell office:value-type="string" office:string-value="VICO GIULIO SECONDO">
            <text:p>VICO GIULIO SECONDO</text:p>
          </table:table-cell>
          <table:table-cell office:value-type="string" office:string-value="VIA GIULIO II - (chiuso)">
            <text:p>VIA GIULIO II - (chiuso)</text:p>
          </table:table-cell>
        </table:table-row>
        <table:table-row>
          <table:table-cell office:value-type="string" office:string-value="092009_001126">
            <text:p>092009_001126</text:p>
          </table:table-cell>
          <table:table-cell office:value-type="string" office:string-value="VICO PRIMO LANUSEI">
            <text:p>VICO PRIMO LANUSEI</text:p>
          </table:table-cell>
          <table:table-cell office:value-type="string" office:string-value="VIA LANUSEI - VICO II LANUSEI">
            <text:p>VIA LANUSEI - VICO II LANUSEI</text:p>
          </table:table-cell>
        </table:table-row>
        <table:table-row>
          <table:table-cell office:value-type="string" office:string-value="092009_001127">
            <text:p>092009_001127</text:p>
          </table:table-cell>
          <table:table-cell office:value-type="string" office:string-value="VICO SECONDO LANUSEI">
            <text:p>VICO SECONDO LANUSEI</text:p>
          </table:table-cell>
          <table:table-cell office:value-type="string" office:string-value="VIA LANUSEI - (chiuso)">
            <text:p>VIA LANUSEI - (chiuso)</text:p>
          </table:table-cell>
        </table:table-row>
        <table:table-row>
          <table:table-cell office:value-type="string" office:string-value="092009_001128">
            <text:p>092009_001128</text:p>
          </table:table-cell>
          <table:table-cell office:value-type="string" office:string-value="VICO TERZO LANUSEI">
            <text:p>VICO TERZO LANUSEI</text:p>
          </table:table-cell>
          <table:table-cell office:value-type="string" office:string-value="VICO I LANUSEI - VIA LANUSEI">
            <text:p>VICO I LANUSEI - VIA LANUSEI</text:p>
          </table:table-cell>
        </table:table-row>
        <table:table-row>
          <table:table-cell office:value-type="string" office:string-value="092009_001129">
            <text:p>092009_001129</text:p>
          </table:table-cell>
          <table:table-cell office:value-type="string" office:string-value="VICO PRIMO LA PLAIA">
            <text:p>VICO PRIMO LA PLAIA</text:p>
          </table:table-cell>
          <table:table-cell office:value-type="string" office:string-value="VIALE LA PLAIA - RIVA DI PONENTE">
            <text:p>VIALE LA PLAIA - RIVA DI PONENTE</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30">
            <text:p>092009_001130</text:p>
          </table:table-cell>
          <table:table-cell office:value-type="string" office:string-value="VICO SECONDO LA PLAIA">
            <text:p>VICO SECONDO LA PLAIA</text:p>
          </table:table-cell>
          <table:table-cell office:value-type="string" office:string-value="VIALE LA PLAIA - (chiuso)">
            <text:p>VIALE LA PLAIA - (chiuso)</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31">
            <text:p>092009_001131</text:p>
          </table:table-cell>
          <table:table-cell office:value-type="string" office:string-value="VICO TERZO LA PLAIA">
            <text:p>VICO TERZO LA PLAIA</text:p>
          </table:table-cell>
          <table:table-cell office:value-type="string" office:string-value="(chiuso) - VIA SA PERDIXEDDA">
            <text:p>(chiuso) - VIA SA PERDIXEDD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32">
            <text:p>092009_001132</text:p>
          </table:table-cell>
          <table:table-cell office:value-type="string" office:string-value="TRAVERSA PRIMA LA PLAIA">
            <text:p>TRAVERSA PRIMA LA PLAIA</text:p>
          </table:table-cell>
          <table:table-cell office:value-type="string" office:string-value="VIA LA PLAIA - VIA RIVA DI PONENTE">
            <text:p>VIA LA PLAIA - VIA RIVA DI PONENTE</text:p>
          </table:table-cell>
        </table:table-row>
        <table:table-row>
          <table:table-cell office:value-type="string" office:string-value="092009_001133">
            <text:p>092009_001133</text:p>
          </table:table-cell>
          <table:table-cell office:value-type="string" office:string-value="VICO LA VEGA">
            <text:p>VICO LA VEGA</text:p>
          </table:table-cell>
          <table:table-cell office:value-type="string" office:string-value="VIA LA VEGA - (chiuso)">
            <text:p>VIA LA VEGA - (chiuso)</text:p>
          </table:table-cell>
        </table:table-row>
        <table:table-row>
          <table:table-cell office:value-type="string" office:string-value="092009_001134">
            <text:p>092009_001134</text:p>
          </table:table-cell>
          <table:table-cell office:value-type="string" office:string-value="VICO LOGUDORO">
            <text:p>VICO LOGUDORO</text:p>
          </table:table-cell>
          <table:table-cell office:value-type="string" office:string-value="VIA LOGUDORO - VIA GOCEANO">
            <text:p>VIA LOGUDORO - VIA GOCEANO</text:p>
          </table:table-cell>
        </table:table-row>
        <table:table-row>
          <table:table-cell office:value-type="string" office:string-value="092009_001135">
            <text:p>092009_001135</text:p>
          </table:table-cell>
          <table:table-cell office:value-type="string" office:string-value="VICO DEI MALASPINA">
            <text:p>VICO DEI MALASPINA</text:p>
          </table:table-cell>
          <table:table-cell office:value-type="string" office:string-value="VIA MALASPINA - (chiuso)">
            <text:p>VIA MALASPINA - (chiuso)</text:p>
          </table:table-cell>
        </table:table-row>
        <table:table-row>
          <table:table-cell office:value-type="string" office:string-value="092009_001136">
            <text:p>092009_001136</text:p>
          </table:table-cell>
          <table:table-cell office:value-type="string" office:string-value="VICO MALTA">
            <text:p>VICO MALTA</text:p>
          </table:table-cell>
          <table:table-cell office:value-type="string" office:string-value="PIAZZA DEL CARMINE - (chiuso)">
            <text:p>PIAZZA DEL CARMINE - (chiuso)</text:p>
          </table:table-cell>
        </table:table-row>
        <table:table-row>
          <table:table-cell office:value-type="string" office:string-value="092009_001137">
            <text:p>092009_001137</text:p>
          </table:table-cell>
          <table:table-cell office:value-type="string" office:string-value="VICO GIUSEPPE MANNO">
            <text:p>VICO GIUSEPPE MANNO</text:p>
          </table:table-cell>
          <table:table-cell office:value-type="string" office:string-value="VIA MANNO - SCALETTE S.SEPOLCRO">
            <text:p>VIA MANNO - SCALETTE S.SEPOLCRO</text:p>
          </table:table-cell>
        </table:table-row>
        <table:table-row>
          <table:table-cell office:value-type="string" office:string-value="092009_001138">
            <text:p>092009_001138</text:p>
          </table:table-cell>
          <table:table-cell office:value-type="string" office:string-value="VICO PIETRO MARTINI">
            <text:p>VICO PIETRO MARTINI</text:p>
          </table:table-cell>
          <table:table-cell office:value-type="string" office:string-value="VIA MARTINI - VIA DEI GENOVESI">
            <text:p>VIA MARTINI - VIA DEI GENOVESI</text:p>
          </table:table-cell>
        </table:table-row>
        <table:table-row>
          <table:table-cell office:value-type="string" office:string-value="092009_001139">
            <text:p>092009_001139</text:p>
          </table:table-cell>
          <table:table-cell office:value-type="string" office:string-value="VICO PRIMO LUIGI MERELLO">
            <text:p>VICO PRIMO LUIGI MERELLO</text:p>
          </table:table-cell>
          <table:table-cell office:value-type="string" office:string-value="VIALE MERELLO - (chiuso)">
            <text:p>VIALE MERELLO - (chiuso)</text:p>
          </table:table-cell>
        </table:table-row>
        <table:table-row>
          <table:table-cell office:value-type="string" office:string-value="092009_001140">
            <text:p>092009_001140</text:p>
          </table:table-cell>
          <table:table-cell office:value-type="string" office:string-value="VICO SECONDO LUIGI MERELLO">
            <text:p>VICO SECONDO LUIGI MERELLO</text:p>
          </table:table-cell>
          <table:table-cell office:value-type="string" office:string-value="VIALE MERELLO - (chiuso)">
            <text:p>VIALE MERELLO - (chiuso)</text:p>
          </table:table-cell>
        </table:table-row>
        <table:table-row>
          <table:table-cell office:value-type="string" office:string-value="092009_001141">
            <text:p>092009_001141</text:p>
          </table:table-cell>
          <table:table-cell office:value-type="string" office:string-value="VICO TERZO LUIGI MERELLO">
            <text:p>VICO TERZO LUIGI MERELLO</text:p>
          </table:table-cell>
          <table:table-cell office:value-type="string" office:string-value="VIALE MERELLO - (chiuso)">
            <text:p>VIALE MERELLO - (chiuso)</text:p>
          </table:table-cell>
        </table:table-row>
        <table:table-row>
          <table:table-cell office:value-type="string" office:string-value="092009_001142">
            <text:p>092009_001142</text:p>
          </table:table-cell>
          <table:table-cell office:value-type="string" office:string-value="VICO DEI MILLE">
            <text:p>VICO DEI MILLE</text:p>
          </table:table-cell>
          <table:table-cell office:value-type="string" office:string-value="VIA DEI MILLE - (chiuso)">
            <text:p>VIA DEI MILLE - (chiuso)</text:p>
          </table:table-cell>
        </table:table-row>
        <table:table-row>
          <table:table-cell office:value-type="string" office:string-value="092009_001143">
            <text:p>092009_001143</text:p>
          </table:table-cell>
          <table:table-cell office:value-type="string" office:string-value="VICO MONTELEONE">
            <text:p>VICO MONTELEONE</text:p>
          </table:table-cell>
          <table:table-cell office:value-type="string" office:string-value="VIA MONTELEONE - (chiuso)">
            <text:p>VIA MONTELEONE - (chiuso)</text:p>
          </table:table-cell>
        </table:table-row>
        <table:table-row>
          <table:table-cell office:value-type="string" office:string-value="092009_001144">
            <text:p>092009_001144</text:p>
          </table:table-cell>
          <table:table-cell office:value-type="string" office:string-value="VICO NUORO">
            <text:p>VICO NUORO</text:p>
          </table:table-cell>
          <table:table-cell office:value-type="string" office:string-value="VIA NUORO - (chiuso)">
            <text:p>VIA NUORO - (chiuso)</text:p>
          </table:table-cell>
        </table:table-row>
        <table:table-row>
          <table:table-cell office:value-type="string" office:string-value="092009_001145">
            <text:p>092009_001145</text:p>
          </table:table-cell>
          <table:table-cell office:value-type="string" office:string-value="VICO PRIMO PRINCIPE DI CARIGNANO">
            <text:p>VICO PRIMO PRINCIPE DI CARIGNANO</text:p>
          </table:table-cell>
          <table:table-cell office:value-type="string" office:string-value="VIA PRINCIPE DI CARIGNANO - (chiuso)">
            <text:p>VIA PRINCIPE DI CARIGNANO - (chiuso)</text:p>
          </table:table-cell>
        </table:table-row>
        <table:table-row>
          <table:table-cell office:value-type="string" office:string-value="092009_001146">
            <text:p>092009_001146</text:p>
          </table:table-cell>
          <table:table-cell office:value-type="string" office:string-value="VICO SECONDO PRINCIPE DI CARIGNANO">
            <text:p>VICO SECONDO PRINCIPE DI CARIGNANO</text:p>
          </table:table-cell>
          <table:table-cell office:value-type="string" office:string-value="VICO I PRINCIPE DI CARIGNANO - (chiuso)">
            <text:p>VICO I PRINCIPE DI CARIGNANO - (chiuso)</text:p>
          </table:table-cell>
        </table:table-row>
        <table:table-row>
          <table:table-cell office:value-type="string" office:string-value="092009_001147">
            <text:p>092009_001147</text:p>
          </table:table-cell>
          <table:table-cell office:value-type="string" office:string-value="VICO REGINA MARGHERITA">
            <text:p>VICO REGINA MARGHERITA</text:p>
          </table:table-cell>
          <table:table-cell office:value-type="string" office:string-value="PIAZZA REGINA MARGHERITA - VIA LANUSEI">
            <text:p>PIAZZA REGINA MARGHERITA - VIA LANUSEI</text:p>
          </table:table-cell>
        </table:table-row>
        <table:table-row>
          <table:table-cell office:value-type="string" office:string-value="092009_001148">
            <text:p>092009_001148</text:p>
          </table:table-cell>
          <table:table-cell office:value-type="string" office:string-value="VICO PRIMO DEL RISORGIMENTO">
            <text:p>VICO PRIMO DEL RISORGIMENTO</text:p>
          </table:table-cell>
          <table:table-cell office:value-type="string" office:string-value="VIA RISORGIMENTO - (chiuso)">
            <text:p>VIA RISORGIMENTO - (chiuso)</text:p>
          </table:table-cell>
        </table:table-row>
        <table:table-row>
          <table:table-cell office:value-type="string" office:string-value="092009_001149">
            <text:p>092009_001149</text:p>
          </table:table-cell>
          <table:table-cell office:value-type="string" office:string-value="VICO SECONDO DEL RISORGIMENTO">
            <text:p>VICO SECONDO DEL RISORGIMENTO</text:p>
          </table:table-cell>
          <table:table-cell office:value-type="string" office:string-value="VIA RISORGIMENTO - (chiuso)">
            <text:p>VIA RISORGIMENTO - (chiuso)</text:p>
          </table:table-cell>
        </table:table-row>
        <table:table-row>
          <table:table-cell office:value-type="string" office:string-value="092009_001150">
            <text:p>092009_001150</text:p>
          </table:table-cell>
          <table:table-cell office:value-type="string" office:string-value="VICO PRIMO ALBERTO RIVA VILLASANTA">
            <text:p>VICO PRIMO ALBERTO RIVA VILLASANTA</text:p>
          </table:table-cell>
          <table:table-cell office:value-type="string" office:string-value="VIA RIVA VILLASANTA - (chiuso)">
            <text:p>VIA RIVA VILLASANTA - (chiuso)</text:p>
          </table:table-cell>
        </table:table-row>
        <table:table-row>
          <table:table-cell office:value-type="string" office:string-value="092009_001151">
            <text:p>092009_001151</text:p>
          </table:table-cell>
          <table:table-cell office:value-type="string" office:string-value="VICO SECONDO ALBERTO RIVA VILLASANTA">
            <text:p>VICO SECONDO ALBERTO RIVA VILLASANTA</text:p>
          </table:table-cell>
          <table:table-cell office:value-type="string" office:string-value="VIA RIVA VILLASANTA - (chiuso)">
            <text:p>VIA RIVA VILLASANTA - (chiuso)</text:p>
          </table:table-cell>
        </table:table-row>
        <table:table-row>
          <table:table-cell office:value-type="string" office:string-value="092009_001152">
            <text:p>092009_001152</text:p>
          </table:table-cell>
          <table:table-cell office:value-type="string" office:string-value="VICO PRIMO RIVA DI PONENTE">
            <text:p>VICO PRIMO RIVA DI PONENTE</text:p>
          </table:table-cell>
          <table:table-cell office:value-type="string" office:string-value="VIA RIVA DI PONENTE - (chiuso)">
            <text:p>VIA RIVA DI PONENTE - (chiuso)</text:p>
          </table:table-cell>
        </table:table-row>
        <table:table-row>
          <table:table-cell office:value-type="string" office:string-value="092009_001153">
            <text:p>092009_001153</text:p>
          </table:table-cell>
          <table:table-cell office:value-type="string" office:string-value="VICO PRIMO BARONE ROSSI">
            <text:p>VICO PRIMO BARONE ROSSI</text:p>
          </table:table-cell>
          <table:table-cell office:value-type="string" office:string-value="VIA BARONE ROSSI - VIA NUORO">
            <text:p>VIA BARONE ROSSI - VIA NUORO</text:p>
          </table:table-cell>
        </table:table-row>
        <table:table-row>
          <table:table-cell office:value-type="string" office:string-value="092009_001154">
            <text:p>092009_001154</text:p>
          </table:table-cell>
          <table:table-cell office:value-type="string" office:string-value="VICO SECONDO BARONE ROSSI">
            <text:p>VICO SECONDO BARONE ROSSI</text:p>
          </table:table-cell>
          <table:table-cell office:value-type="string" office:string-value="VIA BARONE ROSSI - VIA NUORO">
            <text:p>VIA BARONE ROSSI - VIA NUORO</text:p>
          </table:table-cell>
        </table:table-row>
        <table:table-row>
          <table:table-cell office:value-type="string" office:string-value="092009_001155">
            <text:p>092009_001155</text:p>
          </table:table-cell>
          <table:table-cell office:value-type="string" office:string-value="VICO PRIMO SAN GIOVANNI">
            <text:p>VICO PRIMO SAN GIOVANNI</text:p>
          </table:table-cell>
          <table:table-cell office:value-type="string" office:string-value="VIA SAN GIOVANNI - VIA PICCIONI">
            <text:p>VIA SAN GIOVANNI - VIA PICCIONI</text:p>
          </table:table-cell>
        </table:table-row>
        <table:table-row>
          <table:table-cell office:value-type="string" office:string-value="092009_001156">
            <text:p>092009_001156</text:p>
          </table:table-cell>
          <table:table-cell office:value-type="string" office:string-value="VICO SECONDO SAN GIOVANNI">
            <text:p>VICO SECONDO SAN GIOVANNI</text:p>
          </table:table-cell>
          <table:table-cell office:value-type="string" office:string-value="VIA SAN GIOVANNI - VIA PICCIONI">
            <text:p>VIA SAN GIOVANNI - VIA PICCIONI</text:p>
          </table:table-cell>
        </table:table-row>
        <table:table-row>
          <table:table-cell office:value-type="string" office:string-value="092009_001157">
            <text:p>092009_001157</text:p>
          </table:table-cell>
          <table:table-cell office:value-type="string" office:string-value="VICO TERZO SAN GIOVANNI">
            <text:p>VICO TERZO SAN GIOVANNI</text:p>
          </table:table-cell>
          <table:table-cell office:value-type="string" office:string-value="VIA SAN GIOVANNI - VIA SAN GIACOMO">
            <text:p>VIA SAN GIOVANNI - VIA SAN GIACOMO</text:p>
          </table:table-cell>
        </table:table-row>
        <table:table-row>
          <table:table-cell office:value-type="string" office:string-value="092009_001158">
            <text:p>092009_001158</text:p>
          </table:table-cell>
          <table:table-cell office:value-type="string" office:string-value="VICO QUARTO SAN GIOVANNI">
            <text:p>VICO QUARTO SAN GIOVANNI</text:p>
          </table:table-cell>
          <table:table-cell office:value-type="string" office:string-value="VIA SAN GIOVANNI - VIA SAN DOMENICO">
            <text:p>VIA SAN GIOVANNI - VIA SAN DOMENICO</text:p>
          </table:table-cell>
        </table:table-row>
        <table:table-row>
          <table:table-cell office:value-type="string" office:string-value="092009_001159">
            <text:p>092009_001159</text:p>
          </table:table-cell>
          <table:table-cell office:value-type="string" office:string-value="VICO QUINTO SAN GIOVANNI">
            <text:p>VICO QUINTO SAN GIOVANNI</text:p>
          </table:table-cell>
          <table:table-cell office:value-type="string" office:string-value="VIA SAN GIOVANNI - VIA SAN DOMENICO">
            <text:p>VIA SAN GIOVANNI - VIA SAN DOMENICO</text:p>
          </table:table-cell>
        </table:table-row>
        <table:table-row>
          <table:table-cell office:value-type="string" office:string-value="092009_001160">
            <text:p>092009_001160</text:p>
          </table:table-cell>
          <table:table-cell office:value-type="string" office:string-value="VICO SESTO SAN GIOVANNI">
            <text:p>VICO SESTO SAN GIOVANNI</text:p>
          </table:table-cell>
          <table:table-cell office:value-type="string" office:string-value="VIA SAN GIOVANNI - VIA SAN DOMENICO">
            <text:p>VIA SAN GIOVANNI - VIA SAN DOMENICO</text:p>
          </table:table-cell>
        </table:table-row>
        <table:table-row>
          <table:table-cell office:value-type="string" office:string-value="092009_001161">
            <text:p>092009_001161</text:p>
          </table:table-cell>
          <table:table-cell office:value-type="string" office:string-value="VICO SETTIMO SAN GIOVANNI">
            <text:p>VICO SETTIMO SAN GIOVANNI</text:p>
          </table:table-cell>
          <table:table-cell office:value-type="string" office:string-value="VIA SAN GIOVANNI - VIA SAN SATURNINO">
            <text:p>VIA SAN GIOVANNI - VIA SAN SATURNINO</text:p>
          </table:table-cell>
        </table:table-row>
        <table:table-row>
          <table:table-cell office:value-type="string" office:string-value="092009_001162">
            <text:p>092009_001162</text:p>
          </table:table-cell>
          <table:table-cell office:value-type="string" office:string-value="VICO OTTAVO SAN GIOVANNI">
            <text:p>VICO OTTAVO SAN GIOVANNI</text:p>
          </table:table-cell>
          <table:table-cell office:value-type="string" office:string-value="VIA SAN GIOVANNI - VIA GIARDINI">
            <text:p>VIA SAN GIOVANNI - VIA GIARDINI</text:p>
          </table:table-cell>
        </table:table-row>
        <table:table-row>
          <table:table-cell office:value-type="string" office:string-value="092009_001163">
            <text:p>092009_001163</text:p>
          </table:table-cell>
          <table:table-cell office:value-type="string" office:string-value="VICO NONO SAN GIOVANNI">
            <text:p>VICO NONO SAN GIOVANNI</text:p>
          </table:table-cell>
          <table:table-cell office:value-type="string" office:string-value="VIA SAN GIOVANNI - VIA GIARDINI">
            <text:p>VIA SAN GIOVANNI - VIA GIARDINI</text:p>
          </table:table-cell>
        </table:table-row>
        <table:table-row>
          <table:table-cell office:value-type="string" office:string-value="092009_001164">
            <text:p>092009_001164</text:p>
          </table:table-cell>
          <table:table-cell office:value-type="string" office:string-value="VICO DECIMO SAN GIOVANNI">
            <text:p>VICO DECIMO SAN GIOVANNI</text:p>
          </table:table-cell>
          <table:table-cell office:value-type="string" office:string-value="VIA SAN GIOVANNI - VIA GIARDINI">
            <text:p>VIA SAN GIOVANNI - VIA GIARDINI</text:p>
          </table:table-cell>
        </table:table-row>
        <table:table-row>
          <table:table-cell office:value-type="string" office:string-value="092009_001165">
            <text:p>092009_001165</text:p>
          </table:table-cell>
          <table:table-cell office:value-type="string" office:string-value="VICO UNDICESIMO SAN GIOVANNI">
            <text:p>VICO UNDICESIMO SAN GIOVANNI</text:p>
          </table:table-cell>
          <table:table-cell office:value-type="string" office:string-value="VIA SAN GIOVANNI - VIA GIARDINI">
            <text:p>VIA SAN GIOVANNI - VIA GIARDINI</text:p>
          </table:table-cell>
        </table:table-row>
        <table:table-row>
          <table:table-cell office:value-type="string" office:string-value="092009_001166">
            <text:p>092009_001166</text:p>
          </table:table-cell>
          <table:table-cell office:value-type="string" office:string-value="VICO DODICESIMO SAN GIOVANNI">
            <text:p>VICO DODICESIMO SAN GIOVANNI</text:p>
          </table:table-cell>
          <table:table-cell office:value-type="string" office:string-value="VIA SAN GIOVANNI - VIA BACAREDDA">
            <text:p>VIA SAN GIOVANNI - VIA BACAREDDA</text:p>
          </table:table-cell>
        </table:table-row>
        <table:table-row>
          <table:table-cell office:value-type="string" office:string-value="092009_001167">
            <text:p>092009_001167</text:p>
          </table:table-cell>
          <table:table-cell office:value-type="string" office:string-value="VICO TREDICESIMO SAN GIOVANNI">
            <text:p>VICO TREDICESIMO SAN GIOVANNI</text:p>
          </table:table-cell>
          <table:table-cell office:value-type="string" office:string-value="VIA SAN GIOVANNI - VIA GIARDINI">
            <text:p>VIA SAN GIOVANNI - VIA GIARDINI</text:p>
          </table:table-cell>
        </table:table-row>
        <table:table-row>
          <table:table-cell office:value-type="string" office:string-value="092009_001168">
            <text:p>092009_001168</text:p>
          </table:table-cell>
          <table:table-cell office:value-type="string" office:string-value="VICO QUATTORDICESIMO SAN GIOVANNI">
            <text:p>VICO QUATTORDICESIMO SAN GIOVANNI</text:p>
          </table:table-cell>
          <table:table-cell office:value-type="string" office:string-value="VIA SAN GIOVANNI - PIAZZA TRISTANI">
            <text:p>VIA SAN GIOVANNI - PIAZZA TRISTANI</text:p>
          </table:table-cell>
        </table:table-row>
        <table:table-row>
          <table:table-cell office:value-type="string" office:string-value="092009_001169">
            <text:p>092009_001169</text:p>
          </table:table-cell>
          <table:table-cell office:value-type="string" office:string-value="VICO SAN LUCIFERO">
            <text:p>VICO SAN LUCIFERO</text:p>
          </table:table-cell>
          <table:table-cell office:value-type="string" office:string-value="VIA SAN LUCIFERO - VIA IGLESIAS">
            <text:p>VIA SAN LUCIFERO - VIA IGLESIAS</text:p>
          </table:table-cell>
        </table:table-row>
        <table:table-row>
          <table:table-cell office:value-type="string" office:string-value="092009_001170">
            <text:p>092009_001170</text:p>
          </table:table-cell>
          <table:table-cell office:value-type="string" office:string-value="VICO PRIMO SAN QUINTINO">
            <text:p>VICO PRIMO SAN QUINTINO</text:p>
          </table:table-cell>
          <table:table-cell office:value-type="string" office:string-value="VIA SAN QUINTINO - (chiuso)">
            <text:p>VIA SAN QUINTINO - (chiuso)</text:p>
          </table:table-cell>
        </table:table-row>
        <table:table-row>
          <table:table-cell office:value-type="string" office:string-value="092009_001171">
            <text:p>092009_001171</text:p>
          </table:table-cell>
          <table:table-cell office:value-type="string" office:string-value="VICO SECONDO SAN QUINTINO">
            <text:p>VICO SECONDO SAN QUINTINO</text:p>
          </table:table-cell>
          <table:table-cell office:value-type="string" office:string-value="VIA SAN QUINTINO - (chiuso)">
            <text:p>VIA SAN QUINTINO - (chiuso)</text:p>
          </table:table-cell>
        </table:table-row>
        <table:table-row>
          <table:table-cell office:value-type="string" office:string-value="092009_001172">
            <text:p>092009_001172</text:p>
          </table:table-cell>
          <table:table-cell office:value-type="string" office:string-value="VICO SAN ROCCO">
            <text:p>VICO SAN ROCCO</text:p>
          </table:table-cell>
          <table:table-cell office:value-type="string" office:string-value="VIA SAN ROCCO - (chiuso)">
            <text:p>VIA SAN ROCCO - (chiuso)</text:p>
          </table:table-cell>
        </table:table-row>
        <table:table-row>
          <table:table-cell office:value-type="string" office:string-value="092009_001173">
            <text:p>092009_001173</text:p>
          </table:table-cell>
          <table:table-cell office:value-type="string" office:string-value="VICO PRIMO SANT'AVENDRACE">
            <text:p>VICO PRIMO SANT'AVENDRACE</text:p>
          </table:table-cell>
          <table:table-cell office:value-type="string" office:string-value="VIALE SANT'AVENDRACE - (chiuso)">
            <text:p>VIALE SANT'AVENDRACE - (chiuso)</text:p>
          </table:table-cell>
        </table:table-row>
        <table:table-row>
          <table:table-cell office:value-type="string" office:string-value="092009_001174">
            <text:p>092009_001174</text:p>
          </table:table-cell>
          <table:table-cell office:value-type="string" office:string-value="VICO SECONDO SANT'AVENDRACE">
            <text:p>VICO SECONDO SANT'AVENDRACE</text:p>
          </table:table-cell>
          <table:table-cell office:value-type="string" office:string-value="VIALE SANT'AVENDRACE - (chiuso)">
            <text:p>VIALE SANT'AVENDRACE - (chiuso)</text:p>
          </table:table-cell>
        </table:table-row>
        <table:table-row>
          <table:table-cell office:value-type="string" office:string-value="092009_001175">
            <text:p>092009_001175</text:p>
          </table:table-cell>
          <table:table-cell office:value-type="string" office:string-value="VICO TERZO SANT'AVENDRACE">
            <text:p>VICO TERZO SANT'AVENDRACE</text:p>
          </table:table-cell>
          <table:table-cell office:value-type="string" office:string-value="VIALE SANT'AVENDRACE - VIA TAGLIAMENTO">
            <text:p>VIALE SANT'AVENDRACE - VIA TAGLIAMENTO</text:p>
          </table:table-cell>
        </table:table-row>
        <table:table-row>
          <table:table-cell office:value-type="string" office:string-value="092009_001176">
            <text:p>092009_001176</text:p>
          </table:table-cell>
          <table:table-cell office:value-type="string" office:string-value="VICO QUARTO SANT'AVENDRACE">
            <text:p>VICO QUARTO SANT'AVENDRACE</text:p>
          </table:table-cell>
          <table:table-cell office:value-type="string" office:string-value="VIALE SANT'AVENDRACE - (chiuso)">
            <text:p>VIALE SANT'AVENDRACE - (chiuso)</text:p>
          </table:table-cell>
        </table:table-row>
        <table:table-row>
          <table:table-cell office:value-type="string" office:string-value="092009_001177">
            <text:p>092009_001177</text:p>
          </table:table-cell>
          <table:table-cell office:value-type="string" office:string-value="VICO QUINTO SANT'AVENDRACE">
            <text:p>VICO QUINTO SANT'AVENDRACE</text:p>
          </table:table-cell>
          <table:table-cell office:value-type="string" office:string-value="VIALE SANT'AVENDRACE - (chiuso)">
            <text:p>VIALE SANT'AVENDRACE - (chiuso)</text:p>
          </table:table-cell>
        </table:table-row>
        <table:table-row>
          <table:table-cell office:value-type="string" office:string-value="092009_001178">
            <text:p>092009_001178</text:p>
          </table:table-cell>
          <table:table-cell office:value-type="string" office:string-value="VICO PRIMO SANT'EUSEBIO">
            <text:p>VICO PRIMO SANT'EUSEBIO</text:p>
          </table:table-cell>
          <table:table-cell office:value-type="string" office:string-value="VIA SANT'EUSEBIO - VIA ADA NEGRI">
            <text:p>VIA SANT'EUSEBIO - VIA ADA NEGRI</text:p>
          </table:table-cell>
        </table:table-row>
        <table:table-row>
          <table:table-cell office:value-type="string" office:string-value="092009_001179">
            <text:p>092009_001179</text:p>
          </table:table-cell>
          <table:table-cell office:value-type="string" office:string-value="VICO SECONDO SANT'EUSEBIO">
            <text:p>VICO SECONDO SANT'EUSEBIO</text:p>
          </table:table-cell>
          <table:table-cell office:value-type="string" office:string-value="VIA SANT'EUSEBIO - VIA ADA NEGRI">
            <text:p>VIA SANT'EUSEBIO - VIA ADA NEGRI</text:p>
          </table:table-cell>
        </table:table-row>
        <table:table-row>
          <table:table-cell office:value-type="string" office:string-value="092009_001180">
            <text:p>092009_001180</text:p>
          </table:table-cell>
          <table:table-cell office:value-type="string" office:string-value="VICO TERZO SANT'EUSEBIO">
            <text:p>VICO TERZO SANT'EUSEBIO</text:p>
          </table:table-cell>
          <table:table-cell office:value-type="string" office:string-value="VIA SANT'EUSEBIO - VIA ADA NEGRI">
            <text:p>VIA SANT'EUSEBIO - VIA ADA NEGRI</text:p>
          </table:table-cell>
        </table:table-row>
        <table:table-row>
          <table:table-cell office:value-type="string" office:string-value="092009_001181">
            <text:p>092009_001181</text:p>
          </table:table-cell>
          <table:table-cell office:value-type="string" office:string-value="VICO PRIMO SANT'EFISIO">
            <text:p>VICO PRIMO SANT'EFISIO</text:p>
          </table:table-cell>
          <table:table-cell office:value-type="string" office:string-value="VIA SANT'EFISIO - VIA FARA">
            <text:p>VIA SANT'EFISIO - VIA FAR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82">
            <text:p>092009_001182</text:p>
          </table:table-cell>
          <table:table-cell office:value-type="string" office:string-value="VICO SECONDO SANT'EFISIO">
            <text:p>VICO SECONDO SANT'EFISIO</text:p>
          </table:table-cell>
          <table:table-cell office:value-type="string" office:string-value="VIA SANT'EFISIO - VIA BURAGNA">
            <text:p>VIA SANT'EFISIO - VIA BURAGN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83">
            <text:p>092009_001183</text:p>
          </table:table-cell>
          <table:table-cell office:value-type="string" office:string-value="VICO TERZO SANT'EFISIO">
            <text:p>VICO TERZO SANT'EFISIO</text:p>
          </table:table-cell>
          <table:table-cell office:value-type="string" office:string-value="VIA SANT'EFISIO - VIALE REGINA MARGHERITA">
            <text:p>VIA SANT'EFISIO - VIALE REGINA MARGHERITA</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
            <text:p>.</text:p>
          </table:table-cell>
        </table:table-row>
        <table:table-row>
          <table:table-cell office:value-type="string" office:string-value="092009_001184">
            <text:p>092009_001184</text:p>
          </table:table-cell>
          <table:table-cell office:value-type="string" office:string-value="VICO PRIMO SANTA MARIA CHIARA">
            <text:p>VICO PRIMO SANTA MARIA CHIARA</text:p>
          </table:table-cell>
          <table:table-cell office:value-type="string" office:string-value="VIA SANTA MARIA CHIARA - (chiuso)">
            <text:p>VIA SANTA MARIA CHIARA - (chiuso)</text:p>
          </table:table-cell>
        </table:table-row>
        <table:table-row>
          <table:table-cell office:value-type="string" office:string-value="092009_001185">
            <text:p>092009_001185</text:p>
          </table:table-cell>
          <table:table-cell office:value-type="string" office:string-value="VICO SECONDO SANTA MARIA CHIARA">
            <text:p>VICO SECONDO SANTA MARIA CHIARA</text:p>
          </table:table-cell>
          <table:table-cell office:value-type="string" office:string-value="VIA SANTA MARIA CHIARA - (chiuso)">
            <text:p>VIA SANTA MARIA CHIARA - (chiuso)</text:p>
          </table:table-cell>
        </table:table-row>
        <table:table-row>
          <table:table-cell office:value-type="string" office:string-value="092009_001186">
            <text:p>092009_001186</text:p>
          </table:table-cell>
          <table:table-cell office:value-type="string" office:string-value="VICO TERZO SANTA MARIA CHIARA">
            <text:p>VICO TERZO SANTA MARIA CHIARA</text:p>
          </table:table-cell>
          <table:table-cell office:value-type="string" office:string-value="VIA SANTA MARIA CHIARA - (chiuso)">
            <text:p>VIA SANTA MARIA CHIARA - (chiuso)</text:p>
          </table:table-cell>
        </table:table-row>
        <table:table-row>
          <table:table-cell office:value-type="string" office:string-value="092009_001187">
            <text:p>092009_001187</text:p>
          </table:table-cell>
          <table:table-cell office:value-type="string" office:string-value="VICO PRIMO VINCENZO SULIS">
            <text:p>VICO PRIMO VINCENZO SULIS</text:p>
          </table:table-cell>
          <table:table-cell office:value-type="string" office:string-value="VIA SULIS - VIA GARIBALDI">
            <text:p>VIA SULIS - VIA GARIBALD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cell office:value-type="string" office:string-value="GIA' VICO BAGNI.">
            <text:p>GIA' VICO BAGNI.</text:p>
          </table:table-cell>
        </table:table-row>
        <table:table-row>
          <table:table-cell office:value-type="string" office:string-value="092009_001188">
            <text:p>092009_001188</text:p>
          </table:table-cell>
          <table:table-cell office:value-type="string" office:string-value="VICO SECONDO VINCENZO SULIS">
            <text:p>VICO SECONDO VINCENZO SULIS</text:p>
          </table:table-cell>
          <table:table-cell office:value-type="string" office:string-value="VIA SULIS - VIA PICCIONI">
            <text:p>VIA SULIS - VIA PICCIONI</text:p>
          </table:table-cell>
          <table:table-cell office:value-type="float" office:value="129">
            <text:p>129</text:p>
          </table:table-cell>
          <table:table-cell office:value-type="string" office:string-value="15/12/1900">
            <text:p>15/12/1900</text:p>
          </table:table-cell>
          <table:table-cell office:value-type="string" office:string-value="G.M.">
            <text:p>G.M.</text:p>
          </table:table-cell>
        </table:table-row>
        <table:table-row>
          <table:table-cell office:value-type="string" office:string-value="092009_001189">
            <text:p>092009_001189</text:p>
          </table:table-cell>
          <table:table-cell office:value-type="string" office:string-value="VICO PRIMO ENRICO TOTI">
            <text:p>VICO PRIMO ENRICO TOTI</text:p>
          </table:table-cell>
          <table:table-cell office:value-type="string" office:string-value="VIA TOTI - (chiuso)">
            <text:p>VIA TOTI - (chiuso)</text:p>
          </table:table-cell>
        </table:table-row>
        <table:table-row>
          <table:table-cell office:value-type="string" office:string-value="092009_001190">
            <text:p>092009_001190</text:p>
          </table:table-cell>
          <table:table-cell office:value-type="string" office:string-value="VICO SECONDO ENRICO TOTI">
            <text:p>VICO SECONDO ENRICO TOTI</text:p>
          </table:table-cell>
          <table:table-cell office:value-type="string" office:string-value="VIA TOTI - (chiuso)">
            <text:p>VIA TOTI - (chiuso)</text:p>
          </table:table-cell>
        </table:table-row>
        <table:table-row>
          <table:table-cell office:value-type="string" office:string-value="092009_001191">
            <text:p>092009_001191</text:p>
          </table:table-cell>
          <table:table-cell office:value-type="string" office:string-value="VICO TERZO ENRICO TOTI">
            <text:p>VICO TERZO ENRICO TOTI</text:p>
          </table:table-cell>
          <table:table-cell office:value-type="string" office:string-value="VIA TOTI - (chiuso)">
            <text:p>VIA TOTI - (chiuso)</text:p>
          </table:table-cell>
        </table:table-row>
        <table:table-row>
          <table:table-cell office:value-type="string" office:string-value="092009_001192">
            <text:p>092009_001192</text:p>
          </table:table-cell>
          <table:table-cell office:value-type="string" office:string-value="VICO QUARTO ENRICO TOTI">
            <text:p>VICO QUARTO ENRICO TOTI</text:p>
          </table:table-cell>
          <table:table-cell office:value-type="string" office:string-value="VIA TOTI - (chiuso)">
            <text:p>VIA TOTI - (chiuso)</text:p>
          </table:table-cell>
        </table:table-row>
        <table:table-row>
          <table:table-cell office:value-type="string" office:string-value="092009_001193">
            <text:p>092009_001193</text:p>
          </table:table-cell>
          <table:table-cell office:value-type="string" office:string-value="VICO PRIMO TRISTANI">
            <text:p>VICO PRIMO TRISTANI</text:p>
          </table:table-cell>
          <table:table-cell office:value-type="string" office:string-value="VIA TRISTANI - VIA GIARDINI">
            <text:p>VIA TRISTANI - VIA GIARDINI</text:p>
          </table:table-cell>
        </table:table-row>
        <table:table-row>
          <table:table-cell office:value-type="string" office:string-value="092009_001194">
            <text:p>092009_001194</text:p>
          </table:table-cell>
          <table:table-cell office:value-type="string" office:string-value="VICO PRIMO GIOVANNI BATTISTA TUVERI">
            <text:p>VICO PRIMO GIOVANNI BATTISTA TUVERI</text:p>
          </table:table-cell>
          <table:table-cell office:value-type="string" office:string-value="VIA TUVERI - (chiuso)">
            <text:p>VIA TUVERI - (chiuso)</text:p>
          </table:table-cell>
        </table:table-row>
        <table:table-row>
          <table:table-cell office:value-type="string" office:string-value="092009_001195">
            <text:p>092009_001195</text:p>
          </table:table-cell>
          <table:table-cell office:value-type="string" office:string-value="VICO SECONDO GIOVANNI BATTISTA TUVERI">
            <text:p>VICO SECONDO GIOVANNI BATTISTA TUVERI</text:p>
          </table:table-cell>
          <table:table-cell office:value-type="string" office:string-value="VIA TUVERI - (chiuso)">
            <text:p>VIA TUVERI - (chiuso)</text:p>
          </table:table-cell>
        </table:table-row>
        <table:table-row>
          <table:table-cell office:value-type="string" office:string-value="092009_001196">
            <text:p>092009_001196</text:p>
          </table:table-cell>
          <table:table-cell office:value-type="string" office:string-value="VICO TERZO GIOVANNI BATTISTA TUVERI">
            <text:p>VICO TERZO GIOVANNI BATTISTA TUVERI</text:p>
          </table:table-cell>
          <table:table-cell office:value-type="string" office:string-value="VIA TUVERI - VIA SANNA RANDACCIO">
            <text:p>VIA TUVERI - VIA SANNA RANDACCIO</text:p>
          </table:table-cell>
        </table:table-row>
        <table:table-row>
          <table:table-cell office:value-type="string" office:string-value="092009_001197">
            <text:p>092009_001197</text:p>
          </table:table-cell>
          <table:table-cell office:value-type="string" office:string-value="VICO PRIMO VENTI SETTEMBRE">
            <text:p>VICO PRIMO VENTI SETTEMBRE</text:p>
          </table:table-cell>
          <table:table-cell office:value-type="string" office:string-value="VIA VENTI SETTEMBRE - (chiuso)">
            <text:p>VIA VENTI SETTEMBRE - (chiuso)</text:p>
          </table:table-cell>
        </table:table-row>
        <table:table-row>
          <table:table-cell office:value-type="string" office:string-value="092009_001198">
            <text:p>092009_001198</text:p>
          </table:table-cell>
          <table:table-cell office:value-type="string" office:string-value="VICO SECONDO VENTI SETTEMBRE">
            <text:p>VICO SECONDO VENTI SETTEMBRE</text:p>
          </table:table-cell>
          <table:table-cell office:value-type="string" office:string-value="VIA VENTI SETTEMBRE - (chiuso)">
            <text:p>VIA VENTI SETTEMBRE - (chiuso)</text:p>
          </table:table-cell>
        </table:table-row>
        <table:table-row>
          <table:table-cell office:value-type="string" office:string-value="092009_001199">
            <text:p>092009_001199</text:p>
          </table:table-cell>
          <table:table-cell office:value-type="string" office:string-value="VICO VITTORIO EMANUELE SECONDO">
            <text:p>VICO VITTORIO EMANUELE SECONDO</text:p>
          </table:table-cell>
          <table:table-cell office:value-type="string" office:string-value="CORSO VITTORIO EMANUELE II - VIA PORTOSCALAS">
            <text:p>CORSO VITTORIO EMANUELE II - VIA PORTOSCALAS</text:p>
          </table:table-cell>
          <table:table-cell office:value-type="float" office:value="0">
            <text:p>0</text:p>
          </table:table-cell>
          <table:table-cell office:value-type="string" office:string-value="16/11/1891">
            <text:p>16/11/1891</text:p>
          </table:table-cell>
          <table:table-cell office:value-type="string" office:string-value="C.C.">
            <text:p>C.C.</text:p>
          </table:table-cell>
          <table:table-cell office:value-type="string" office:string-value=".">
            <text:p>.</text:p>
          </table:table-cell>
        </table:table-row>
        <table:table-row>
          <table:table-cell office:value-type="string" office:string-value="092009_001200">
            <text:p>092009_001200</text:p>
          </table:table-cell>
          <table:table-cell office:value-type="string" office:string-value="TRAVERSA ABRUZZI">
            <text:p>TRAVERSA ABRUZZI</text:p>
          </table:table-cell>
          <table:table-cell office:value-type="string" office:string-value="VIA ABRUZZI-VIA ABRUZZI">
            <text:p>VIA ABRUZZI-VIA ABRUZZI</text:p>
          </table:table-cell>
        </table:table-row>
        <table:table-row>
          <table:table-cell office:value-type="string" office:string-value="092009_001201">
            <text:p>092009_001201</text:p>
          </table:table-cell>
          <table:table-cell office:value-type="string" office:string-value="LOCALITA' CALA FIGHERA">
            <text:p>LOCALITA' CALA FIGHERA</text:p>
          </table:table-cell>
          <table:table-cell office:value-type="string" office:string-value="VIA CALAMOSCA - LOC. CALA FIGHERA">
            <text:p>VIA CALAMOSCA - LOC. CALA FIGHERA</text:p>
          </table:table-cell>
        </table:table-row>
        <table:table-row>
          <table:table-cell office:value-type="string" office:string-value="092009_001202">
            <text:p>092009_001202</text:p>
          </table:table-cell>
          <table:table-cell office:value-type="string" office:string-value="TRAVERSA CALAMOSCA">
            <text:p>TRAVERSA CALAMOSCA</text:p>
          </table:table-cell>
          <table:table-cell office:value-type="string" office:string-value="VIALE CALAMOSCA - (chiuso)">
            <text:p>VIALE CALAMOSCA - (chiuso)</text:p>
          </table:table-cell>
        </table:table-row>
        <table:table-row>
          <table:table-cell office:value-type="string" office:string-value="092009_001203">
            <text:p>092009_001203</text:p>
          </table:table-cell>
          <table:table-cell office:value-type="string" office:string-value="TRAVERSA DEL CANNETO">
            <text:p>TRAVERSA DEL CANNETO</text:p>
          </table:table-cell>
          <table:table-cell office:value-type="string" office:string-value="VIA DEL CANNETO - VIA MELIS">
            <text:p>VIA DEL CANNETO - VIA MELIS</text:p>
          </table:table-cell>
        </table:table-row>
        <table:table-row>
          <table:table-cell office:value-type="string" office:string-value="092009_001204">
            <text:p>092009_001204</text:p>
          </table:table-cell>
          <table:table-cell office:value-type="string" office:string-value="VICO SECONDO CHIESA">
            <text:p>VICO SECONDO CHIESA</text:p>
          </table:table-cell>
          <table:table-cell office:value-type="string" office:string-value="VIA CHIESA - (chiuso)">
            <text:p>VIA CHIESA - (chiuso)</text:p>
          </table:table-cell>
        </table:table-row>
        <table:table-row>
          <table:table-cell office:value-type="string" office:string-value="092009_001205">
            <text:p>092009_001205</text:p>
          </table:table-cell>
          <table:table-cell office:value-type="string" office:string-value="VICO CONTE DI BIANCAMANO">
            <text:p>VICO CONTE DI BIANCAMANO</text:p>
          </table:table-cell>
          <table:table-cell office:value-type="string" office:string-value="VIA CONTE BIANCAMANO - VIA CANTORE">
            <text:p>VIA CONTE BIANCAMANO - VIA CANTORE</text:p>
          </table:table-cell>
        </table:table-row>
        <table:table-row>
          <table:table-cell office:value-type="string" office:string-value="092009_001206">
            <text:p>092009_001206</text:p>
          </table:table-cell>
          <table:table-cell office:value-type="string" office:string-value="VICO DOLIANOVA">
            <text:p>VICO DOLIANOVA</text:p>
          </table:table-cell>
          <table:table-cell office:value-type="string" office:string-value="VIA DOLIANOVA - (chiuso)">
            <text:p>VIA DOLIANOVA - (chiuso)</text:p>
          </table:table-cell>
        </table:table-row>
        <table:table-row>
          <table:table-cell office:value-type="string" office:string-value="092009_001207">
            <text:p>092009_001207</text:p>
          </table:table-cell>
          <table:table-cell office:value-type="string" office:string-value="VICO PRIMO DUCA DI GENOVA">
            <text:p>VICO PRIMO DUCA DI GENOVA</text:p>
          </table:table-cell>
          <table:table-cell office:value-type="string" office:string-value="VIA DUCA DI GENOVA - (chiuso)">
            <text:p>VIA DUCA DI GENOVA - (chiuso)</text:p>
          </table:table-cell>
        </table:table-row>
        <table:table-row>
          <table:table-cell office:value-type="string" office:string-value="092009_001208">
            <text:p>092009_001208</text:p>
          </table:table-cell>
          <table:table-cell office:value-type="string" office:string-value="VICO SECONDO DUCA DI GENOVA">
            <text:p>VICO SECONDO DUCA DI GENOVA</text:p>
          </table:table-cell>
          <table:table-cell office:value-type="string" office:string-value="VIA DUCA DI GENOVA - (chiuso)">
            <text:p>VIA DUCA DI GENOVA - (chiuso)</text:p>
          </table:table-cell>
        </table:table-row>
        <table:table-row>
          <table:table-cell office:value-type="string" office:string-value="092009_001209">
            <text:p>092009_001209</text:p>
          </table:table-cell>
          <table:table-cell office:value-type="string" office:string-value="TRAVERSA DUCA DI GENOVA">
            <text:p>TRAVERSA DUCA DI GENOVA</text:p>
          </table:table-cell>
          <table:table-cell office:value-type="string" office:string-value="VIA DUCA DI GENOVA - PROLUNG. VIA ARGIOLAS">
            <text:p>VIA DUCA DI GENOVA - PROLUNG. VIA ARGIOLAS</text:p>
          </table:table-cell>
        </table:table-row>
        <table:table-row>
          <table:table-cell office:value-type="string" office:string-value="092009_001210">
            <text:p>092009_001210</text:p>
          </table:table-cell>
          <table:table-cell office:value-type="string" office:string-value="VICO DUOMO">
            <text:p>VICO DUOMO</text:p>
          </table:table-cell>
          <table:table-cell office:value-type="string" office:string-value="PIAZZA DUOMO - (chiuso)">
            <text:p>PIAZZA DUOMO - (chiuso)</text:p>
          </table:table-cell>
        </table:table-row>
        <table:table-row>
          <table:table-cell office:value-type="string" office:string-value="092009_001211">
            <text:p>092009_001211</text:p>
          </table:table-cell>
          <table:table-cell office:value-type="string" office:string-value="VICO PRIMO ELMAS">
            <text:p>VICO PRIMO ELMAS</text:p>
          </table:table-cell>
          <table:table-cell office:value-type="string" office:string-value="VIALE ELMAS - (chiuso)">
            <text:p>VIALE ELMAS - (chiuso)</text:p>
          </table:table-cell>
        </table:table-row>
        <table:table-row>
          <table:table-cell office:value-type="string" office:string-value="092009_001212">
            <text:p>092009_001212</text:p>
          </table:table-cell>
          <table:table-cell office:value-type="string" office:string-value="VICO SECONDO ELMAS">
            <text:p>VICO SECONDO ELMAS</text:p>
          </table:table-cell>
          <table:table-cell office:value-type="string" office:string-value="VIALE ELMAS - (chiuso)">
            <text:p>VIALE ELMAS - (chiuso)</text:p>
          </table:table-cell>
        </table:table-row>
        <table:table-row>
          <table:table-cell office:value-type="string" office:string-value="092009_001213">
            <text:p>092009_001213</text:p>
          </table:table-cell>
          <table:table-cell office:value-type="string" office:string-value="TRAVERSA PRIMA ELMAS">
            <text:p>TRAVERSA PRIMA ELMAS</text:p>
          </table:table-cell>
          <table:table-cell office:value-type="string" office:string-value="VIALE ELMAS - VIA SIMETO">
            <text:p>VIALE ELMAS - VIA SIMETO</text:p>
          </table:table-cell>
        </table:table-row>
        <table:table-row>
          <table:table-cell office:value-type="string" office:string-value="092009_001214">
            <text:p>092009_001214</text:p>
          </table:table-cell>
          <table:table-cell office:value-type="string" office:string-value="VICO PRIMO DELLE GINESTRE">
            <text:p>VICO PRIMO DELLE GINESTRE</text:p>
          </table:table-cell>
          <table:table-cell office:value-type="string" office:string-value="VIA DELLE GINESTRE - (chiuso)">
            <text:p>VIA DELLE GINESTRE - (chiuso)</text:p>
          </table:table-cell>
        </table:table-row>
        <table:table-row>
          <table:table-cell office:value-type="string" office:string-value="092009_001215">
            <text:p>092009_001215</text:p>
          </table:table-cell>
          <table:table-cell office:value-type="string" office:string-value="VICO PRIMO ALFONSO INFANTE">
            <text:p>VICO PRIMO ALFONSO INFANTE</text:p>
          </table:table-cell>
          <table:table-cell office:value-type="string" office:string-value="VIA INFANTE ALFONSO - (chiuso)">
            <text:p>VIA INFANTE ALFONSO - (chiuso)</text:p>
          </table:table-cell>
        </table:table-row>
        <table:table-row>
          <table:table-cell office:value-type="string" office:string-value="092009_001216">
            <text:p>092009_001216</text:p>
          </table:table-cell>
          <table:table-cell office:value-type="string" office:string-value="VICO ITALIA">
            <text:p>VICO ITALIA</text:p>
          </table:table-cell>
          <table:table-cell office:value-type="string" office:string-value="PIAZZA ITALIA - (chiuso)">
            <text:p>PIAZZA ITALIA - (chiuso)</text:p>
          </table:table-cell>
        </table:table-row>
        <table:table-row>
          <table:table-cell office:value-type="string" office:string-value="092009_001217">
            <text:p>092009_001217</text:p>
          </table:table-cell>
          <table:table-cell office:value-type="string" office:string-value="VICO LA PALMA">
            <text:p>VICO LA PALMA</text:p>
          </table:table-cell>
          <table:table-cell office:value-type="string" office:string-value="VIALE LA PALMA - (chiuso)">
            <text:p>VIALE LA PALMA - (chiuso)</text:p>
          </table:table-cell>
        </table:table-row>
        <table:table-row>
          <table:table-cell office:value-type="string" office:string-value="092009_001218">
            <text:p>092009_001218</text:p>
          </table:table-cell>
          <table:table-cell office:value-type="string" office:string-value="VICO PRIMO ALBERTO LAMARMORA">
            <text:p>VICO PRIMO ALBERTO LAMARMORA</text:p>
          </table:table-cell>
          <table:table-cell office:value-type="string" office:string-value="VIA DEL FOSSARIO - VIA LAMARMORA">
            <text:p>VIA DEL FOSSARIO - VIA LAMARMORA</text:p>
          </table:table-cell>
        </table:table-row>
        <table:table-row>
          <table:table-cell office:value-type="string" office:string-value="092009_001219">
            <text:p>092009_001219</text:p>
          </table:table-cell>
          <table:table-cell office:value-type="string" office:string-value="VICO SECONDO ALBERTO LAMARMORA">
            <text:p>VICO SECONDO ALBERTO LAMARMORA</text:p>
          </table:table-cell>
          <table:table-cell office:value-type="string" office:string-value="VIA CANELLES -  VIA LAMARMORA">
            <text:p>VIA CANELLES -  VIA LAMARMORA</text:p>
          </table:table-cell>
        </table:table-row>
        <table:table-row>
          <table:table-cell office:value-type="string" office:string-value="092009_001220">
            <text:p>092009_001220</text:p>
          </table:table-cell>
          <table:table-cell office:value-type="string" office:string-value="VICO TERZO ALBERTO LAMARMORA">
            <text:p>VICO TERZO ALBERTO LAMARMORA</text:p>
          </table:table-cell>
          <table:table-cell office:value-type="string" office:string-value="VIA LAMARMORA - VIA DEI GENOVESI">
            <text:p>VIA LAMARMORA - VIA DEI GENOVESI</text:p>
          </table:table-cell>
          <table:table-cell office:value-type="string" office:string-value="" table:number-columns-repeated="3"/>
          <table:table-cell office:value-type="string" office:string-value="GIA' VICO PURISSIMA.">
            <text:p>GIA' VICO PURISSIMA.</text:p>
          </table:table-cell>
        </table:table-row>
        <table:table-row>
          <table:table-cell office:value-type="string" office:string-value="092009_001221">
            <text:p>092009_001221</text:p>
          </table:table-cell>
          <table:table-cell office:value-type="string" office:string-value="VICO PRIMO MONTE SANTO">
            <text:p>VICO PRIMO MONTE SANTO</text:p>
          </table:table-cell>
          <table:table-cell office:value-type="string" office:string-value="VIA MONTE SANTO - (chiuso)">
            <text:p>VIA MONTE SANTO - (chiuso)</text:p>
          </table:table-cell>
        </table:table-row>
        <table:table-row>
          <table:table-cell office:value-type="string" office:string-value="092009_001222">
            <text:p>092009_001222</text:p>
          </table:table-cell>
          <table:table-cell office:value-type="string" office:string-value="TRAVERSA PASTRENGO">
            <text:p>TRAVERSA PASTRENGO</text:p>
          </table:table-cell>
          <table:table-cell office:value-type="string" office:string-value="VIA PASTRENGO - (chiuso)">
            <text:p>VIA PASTRENGO - (chiuso)</text:p>
          </table:table-cell>
        </table:table-row>
        <table:table-row>
          <table:table-cell office:value-type="string" office:string-value="092009_001223">
            <text:p>092009_001223</text:p>
          </table:table-cell>
          <table:table-cell office:value-type="string" office:string-value="VICO SANTA MARGHERITA">
            <text:p>VICO SANTA MARGHERITA</text:p>
          </table:table-cell>
          <table:table-cell office:value-type="string" office:string-value="VIA SANTA MARGHERITA - VIA CAMMINO NUOVO">
            <text:p>VIA SANTA MARGHERITA - VIA CAMMINO NUOVO</text:p>
          </table:table-cell>
        </table:table-row>
        <table:table-row>
          <table:table-cell office:value-type="string" office:string-value="092009_001224">
            <text:p>092009_001224</text:p>
          </table:table-cell>
          <table:table-cell office:value-type="string" office:string-value="VICO TOFANE">
            <text:p>VICO TOFANE</text:p>
          </table:table-cell>
          <table:table-cell office:value-type="string" office:string-value="VIA TOFANE - (chiuso)">
            <text:p>VIA TOFANE - (chiuso)</text:p>
          </table:table-cell>
        </table:table-row>
        <table:table-row>
          <table:table-cell office:value-type="string" office:string-value="092009_001229">
            <text:p>092009_001229</text:p>
          </table:table-cell>
          <table:table-cell office:value-type="string" office:string-value="VICO TEL AVIV">
            <text:p>VICO TEL AVIV</text:p>
          </table:table-cell>
          <table:table-cell office:value-type="string" office:string-value="VIA TEL AVIV - (chiuso)">
            <text:p>VIA TEL AVIV - (chiuso)</text:p>
          </table:table-cell>
        </table:table-row>
        <table:table-row>
          <table:table-cell office:value-type="string" office:string-value="092009_001230">
            <text:p>092009_001230</text:p>
          </table:table-cell>
          <table:table-cell office:value-type="string" office:string-value="VIA RAIMONDO CARTA RASPI">
            <text:p>VIA RAIMONDO CARTA RASPI</text:p>
          </table:table-cell>
          <table:table-cell office:value-type="string" office:string-value="VIA VESPUCCI - VIALE SALVATORE FERRARA">
            <text:p>VIA VESPUCCI - VIALE SALVATORE FERRARA</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STORICO SCRITTORE SAGGISTA, FONDATORE DELLA RIVISTA IL NURAGHEOPERA MAGGIORE: STORIA DELLA SARDEGNA.(NATO A ORISTANO IL 21/05/1893 - MORTO A CAGLIARI IL 18/12/1965)">
            <text:p>STORICO SCRITTORE SAGGISTA, FONDATORE DELLA RIVISTA IL NURAGHEOPERA MAGGIORE: STORIA DELLA SARDEGNA.(NATO A ORISTANO IL 21/05/1893 - MORTO A CAGLIARI IL 18/12/1965)</text:p>
          </table:table-cell>
        </table:table-row>
        <table:table-row>
          <table:table-cell office:value-type="string" office:string-value="092009_001231">
            <text:p>092009_001231</text:p>
          </table:table-cell>
          <table:table-cell office:value-type="string" office:string-value="VIA RENATO PRUNAS">
            <text:p>VIA RENATO PRUNAS</text:p>
          </table:table-cell>
          <table:table-cell office:value-type="string" office:string-value="VIA ALZIATOR - VIALE  FERRARA SALVATORE">
            <text:p>VIA ALZIATOR - VIALE  FERRARA SALVATORE</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CAGLIARI 1892 - AMBASCIATA ITAL. IN EGITTO 25/12/1951 DIPLOMATICO E GIORNALISTA, AMBASCIATORE IN MOLTE CITTA' EUROPEE E SEGRETARIO GENERALE DEL MINISTERO DEGLI ESTERI DAL '40 AL '45.">
            <text:p>CAGLIARI 1892 - AMBASCIATA ITAL. IN EGITTO 25/12/1951 DIPLOMATICO E GIORNALISTA, AMBASCIATORE IN MOLTE CITTA' EUROPEE E SEGRETARIO GENERALE DEL MINISTERO DEGLI ESTERI DAL '40 AL '45.</text:p>
          </table:table-cell>
        </table:table-row>
        <table:table-row>
          <table:table-cell office:value-type="string" office:string-value="092009_001232">
            <text:p>092009_001232</text:p>
          </table:table-cell>
          <table:table-cell office:value-type="string" office:string-value="VIA FRANCESCO ALZIATOR">
            <text:p>VIA FRANCESCO ALZIATOR</text:p>
          </table:table-cell>
          <table:table-cell office:value-type="string" office:string-value="VIA SAN BARTOLOMEO - VIA CARTA RASPI">
            <text:p>VIA SAN BARTOLOMEO - VIA CARTA RASPI</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SCRITTORE SAGGISTA STORICO.DOCENTE DI STORIA DELLE TRADIZIONI POPOLARI ALL'UNIVERSITA' DI SASSARI, AUTORE DI OPERE SULLA LETTERATURA E FOLKLORE SARDI. (NATO A CAGLIARI NEL 1909 - MORTO A CAGLIARI IL 03/02/1977)">
            <text:p>SCRITTORE SAGGISTA STORICO.DOCENTE DI STORIA DELLE TRADIZIONI POPOLARI ALL'UNIVERSITA' DI SASSARI, AUTORE DI OPERE SULLA LETTERATURA E FOLKLORE SARDI. (NATO A CAGLIARI NEL 1909 - MORTO A CAGLIARI IL 03/02/1977)</text:p>
          </table:table-cell>
        </table:table-row>
        <table:table-row>
          <table:table-cell office:value-type="string" office:string-value="092009_001233">
            <text:p>092009_001233</text:p>
          </table:table-cell>
          <table:table-cell office:value-type="string" office:string-value="VIA DEI NAVIGATORI">
            <text:p>VIA DEI NAVIGATORI</text:p>
          </table:table-cell>
          <table:table-cell office:value-type="string" office:string-value="VIA SCHIAVAZZI - VIA SCHIAVAZZI">
            <text:p>VIA SCHIAVAZZI - VIA SCHIAVAZZI</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DENOMINAZIONE TRADIZIONALE">
            <text:p>DENOMINAZIONE TRADIZIONALE</text:p>
          </table:table-cell>
        </table:table-row>
        <table:table-row>
          <table:table-cell office:value-type="string" office:string-value="092009_001234">
            <text:p>092009_001234</text:p>
          </table:table-cell>
          <table:table-cell office:value-type="string" office:string-value="VIA DEI MUSICISTI">
            <text:p>VIA DEI MUSICISTI</text:p>
          </table:table-cell>
          <table:table-cell office:value-type="string" office:string-value="VIA BORGO SANT'ELIA - VIA FASANO">
            <text:p>VIA BORGO SANT'ELIA - VIA FASANO</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DENOMINAZIONE TRADIZIONALE">
            <text:p>DENOMINAZIONE TRADIZIONALE</text:p>
          </table:table-cell>
        </table:table-row>
        <table:table-row>
          <table:table-cell office:value-type="string" office:string-value="092009_001235">
            <text:p>092009_001235</text:p>
          </table:table-cell>
          <table:table-cell office:value-type="string" office:string-value="VIA GAVINO GABRIEL">
            <text:p>VIA GAVINO GABRIEL</text:p>
          </table:table-cell>
          <table:table-cell office:value-type="string" office:string-value="VIA DEI MUSICISTI - VIA FASANO">
            <text:p>VIA DEI MUSICISTI - VIA FASANO</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STORICO DELLA MUSICA SARDA E COMPOSITORE. DOCENTE AL CONSERVATORIO DI CAGLIARI.OPERA PRINCIPALE LA JURA.(NATO A TEMPIO PAUSANIA IL 15/08/1881 - MORTO A ROMA NEL 1980)">
            <text:p>STORICO DELLA MUSICA SARDA E COMPOSITORE. DOCENTE AL CONSERVATORIO DI CAGLIARI.OPERA PRINCIPALE LA JURA.(NATO A TEMPIO PAUSANIA IL 15/08/1881 - MORTO A ROMA NEL 1980)</text:p>
          </table:table-cell>
        </table:table-row>
        <table:table-row>
          <table:table-cell office:value-type="string" office:string-value="092009_001236">
            <text:p>092009_001236</text:p>
          </table:table-cell>
          <table:table-cell office:value-type="string" office:string-value="VIA RENATO FASANO">
            <text:p>VIA RENATO FASANO</text:p>
          </table:table-cell>
          <table:table-cell office:value-type="string" office:string-value="VIA MANURITA - VIA BORGO SANT'ELIA">
            <text:p>VIA MANURITA - VIA BORGO SANT'ELIA</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COMPOSITORE E DIRETTORE D'ORCHESTRA, DIRESSE L'ISTITUZIONE DEI CONCERTI AL CONSERVATORIO DI CAGLIARI, FONDO' IL COLLEGIUM MUSICUM ITALICUM NEL 1948. (NATO A NAPOLI NEL 1902 - MORTO A ROMA NEL 1979)">
            <text:p>COMPOSITORE E DIRETTORE D'ORCHESTRA, DIRESSE L'ISTITUZIONE DEI CONCERTI AL CONSERVATORIO DI CAGLIARI, FONDO' IL COLLEGIUM MUSICUM ITALICUM NEL 1948. (NATO A NAPOLI NEL 1902 - MORTO A ROMA NEL 1979)</text:p>
          </table:table-cell>
        </table:table-row>
        <table:table-row>
          <table:table-cell office:value-type="string" office:string-value="092009_001237">
            <text:p>092009_001237</text:p>
          </table:table-cell>
          <table:table-cell office:value-type="string" office:string-value="VIA GIOVANNI MANURITA">
            <text:p>VIA GIOVANNI MANURITA</text:p>
          </table:table-cell>
          <table:table-cell office:value-type="string" office:string-value="VIA DEI MUSICISTI - (chiuso)">
            <text:p>VIA DEI MUSICISTI - (chiuso)</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TENORE LIRICO. ( NATO A TEMPIO PAUSANIA IL 01-08-1895 - MORTO A ROMA IL 20/02/1984 )">
            <text:p>TENORE LIRICO. ( NATO A TEMPIO PAUSANIA IL 01-08-1895 - MORTO A ROMA IL 20/02/1984 )</text:p>
          </table:table-cell>
        </table:table-row>
        <table:table-row>
          <table:table-cell office:value-type="string" office:string-value="092009_001238">
            <text:p>092009_001238</text:p>
          </table:table-cell>
          <table:table-cell office:value-type="string" office:string-value="VIA CARMEN MELIS">
            <text:p>VIA CARMEN MELIS</text:p>
          </table:table-cell>
          <table:table-cell office:value-type="string" office:string-value="VIA MANURITA - (chiuso)">
            <text:p>VIA MANURITA - (chiuso)</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SOPRANO LIRICO. (NATA A CAGLIARI NEL 1885 - MORTA A LONGONE AL SEGRINO IL 19/12/1967)">
            <text:p>SOPRANO LIRICO. (NATA A CAGLIARI NEL 1885 - MORTA A LONGONE AL SEGRINO IL 19/12/1967)</text:p>
          </table:table-cell>
        </table:table-row>
        <table:table-row>
          <table:table-cell office:value-type="string" office:string-value="092009_001239">
            <text:p>092009_001239</text:p>
          </table:table-cell>
          <table:table-cell office:value-type="string" office:string-value="PIAZZA BERNARDO LODDO">
            <text:p>PIAZZA BERNARDO LODDO</text:p>
          </table:table-cell>
          <table:table-cell office:value-type="string" office:string-value="VIA ANFITEATRO - VIA OSPEDALE">
            <text:p>VIA ANFITEATRO - VIA OSPEDALE</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ILLUSTRE VIROLOGO.(NATO A CAGLIARI NEL 1926 - MORTO A CAGLIARI NEL 1979)">
            <text:p>ILLUSTRE VIROLOGO.(NATO A CAGLIARI NEL 1926 - MORTO A CAGLIARI NEL 1979)</text:p>
          </table:table-cell>
        </table:table-row>
        <table:table-row>
          <table:table-cell office:value-type="string" office:string-value="092009_001240">
            <text:p>092009_001240</text:p>
          </table:table-cell>
          <table:table-cell office:value-type="string" office:string-value="VIA MINCIO">
            <text:p>VIA MINCIO</text:p>
          </table:table-cell>
          <table:table-cell office:value-type="string" office:string-value="VIA SAN PAOLO - (chiuso)">
            <text:p>VIA SAN PAOLO - (chiuso)</text:p>
          </table:table-cell>
          <table:table-cell office:value-type="float" office:value="92">
            <text:p>92</text:p>
          </table:table-cell>
          <table:table-cell office:value-type="string" office:string-value="30/12/1993">
            <text:p>30/12/1993</text:p>
          </table:table-cell>
          <table:table-cell office:value-type="string" office:string-value="C.P.">
            <text:p>C.P.</text:p>
          </table:table-cell>
          <table:table-cell office:value-type="string" office:string-value="FIUME DELL' ITALIA SETTENTRIONALE.EMISSARIO DEL LAGO DI GARDA, BAGNA MANTOVA E SBOCCA NEL PO.">
            <text:p>FIUME DELL' ITALIA SETTENTRIONALE.EMISSARIO DEL LAGO DI GARDA, BAGNA MANTOVA E SBOCCA NEL PO.</text:p>
          </table:table-cell>
        </table:table-row>
        <table:table-row>
          <table:table-cell office:value-type="string" office:string-value="092009_001242">
            <text:p>092009_001242</text:p>
          </table:table-cell>
          <table:table-cell office:value-type="string" office:string-value="VICO QUARTO GIOVANNI BATTISTA TUVERI">
            <text:p>VICO QUARTO GIOVANNI BATTISTA TUVERI</text:p>
          </table:table-cell>
          <table:table-cell office:value-type="string" office:string-value="VIA TUVERI - (chiuso)">
            <text:p>VIA TUVERI - (chiuso)</text:p>
          </table:table-cell>
        </table:table-row>
        <table:table-row>
          <table:table-cell office:value-type="string" office:string-value="092009_001243">
            <text:p>092009_001243</text:p>
          </table:table-cell>
          <table:table-cell office:value-type="string" office:string-value="VIA FRANCESCO LODDO CANEPA">
            <text:p>VIA FRANCESCO LODDO CANEPA</text:p>
          </table:table-cell>
          <table:table-cell office:value-type="string" office:string-value="VIA S. BARTOLOMEO - VIA SALVATORE FERRARA">
            <text:p>VIA S. BARTOLOMEO - VIA SALVATORE FERRARA</text:p>
          </table:table-cell>
          <table:table-cell office:value-type="float" office:value="942">
            <text:p>942</text:p>
          </table:table-cell>
          <table:table-cell office:value-type="date" office:date-value="1995-04-04">
            <text:p>04/04/95</text:p>
          </table:table-cell>
          <table:table-cell office:value-type="string" office:string-value="G.M.">
            <text:p>G.M.</text:p>
          </table:table-cell>
          <table:table-cell office:value-type="string" office:string-value="LAUREATO IN LEGGE, STORICO, PALEOGRAFO, NUMISMATICO.FU DIRETTORE DELL'ARCHIVIO DI STATO DI CAGLIARI. (NATO NEL 1887 - MORTO NEL 1966)">
            <text:p>LAUREATO IN LEGGE, STORICO, PALEOGRAFO, NUMISMATICO.FU DIRETTORE DELL'ARCHIVIO DI STATO DI CAGLIARI. (NATO NEL 1887 - MORTO NEL 1966)</text:p>
          </table:table-cell>
        </table:table-row>
        <table:table-row>
          <table:table-cell office:value-type="string" office:string-value="092009_001244">
            <text:p>092009_001244</text:p>
          </table:table-cell>
          <table:table-cell office:value-type="string" office:string-value="VIA RAFFAELLO DELOGU">
            <text:p>VIA RAFFAELLO DELOGU</text:p>
          </table:table-cell>
          <table:table-cell office:value-type="string" office:string-value="VIA R.PRUNAS - CHIUSO">
            <text:p>VIA R.PRUNAS - CHIUSO</text:p>
          </table:table-cell>
          <table:table-cell office:value-type="float" office:value="942">
            <text:p>942</text:p>
          </table:table-cell>
          <table:table-cell office:value-type="date" office:date-value="1995-04-04">
            <text:p>04/04/95</text:p>
          </table:table-cell>
          <table:table-cell office:value-type="string" office:string-value="G.M.">
            <text:p>G.M.</text:p>
          </table:table-cell>
          <table:table-cell office:value-type="string" office:string-value="LAUREATO IN LEGGE ED IN LETTERE - STORICO.LA SUA OPERA MAGGIORE FU 'L'ARCHITETTURA DEL MEDIOEVO IN SARDEGNA' (ROMA 1953). (NATO A SIRACUSA NEL 1909 - MORTO A ROMA NEL 1971)">
            <text:p>LAUREATO IN LEGGE ED IN LETTERE - STORICO.LA SUA OPERA MAGGIORE FU 'L'ARCHITETTURA DEL MEDIOEVO IN SARDEGNA' (ROMA 1953). (NATO A SIRACUSA NEL 1909 - MORTO A ROMA NEL 1971)</text:p>
          </table:table-cell>
        </table:table-row>
        <table:table-row>
          <table:table-cell office:value-type="string" office:string-value="092009_001245">
            <text:p>092009_001245</text:p>
          </table:table-cell>
          <table:table-cell office:value-type="string" office:string-value="VIA MONSIGNORE PAOLO BOTTO">
            <text:p>VIA MONSIGNORE PAOLO BOTTO</text:p>
          </table:table-cell>
          <table:table-cell office:value-type="string" office:string-value="VIA D. CADELLO - CHIUSO">
            <text:p>VIA D. CADELLO - CHIUSO</text:p>
          </table:table-cell>
          <table:table-cell office:value-type="float" office:value="942">
            <text:p>942</text:p>
          </table:table-cell>
          <table:table-cell office:value-type="date" office:date-value="1995-04-04">
            <text:p>04/04/95</text:p>
          </table:table-cell>
          <table:table-cell office:value-type="string" office:string-value="G.M.">
            <text:p>G.M.</text:p>
          </table:table-cell>
          <table:table-cell office:value-type="string" office:string-value="FU ARCIVESCOVO DI CAGLIARI DAL 1949 AL 1969. (NATO A VALPARAISO NEL 1896 - MORTO NEL ?">
            <text:p>FU ARCIVESCOVO DI CAGLIARI DAL 1949 AL 1969. (NATO A VALPARAISO NEL 1896 - MORTO NEL ?</text:p>
          </table:table-cell>
        </table:table-row>
        <table:table-row>
          <table:table-cell office:value-type="string" office:string-value="092009_001246">
            <text:p>092009_001246</text:p>
          </table:table-cell>
          <table:table-cell office:value-type="string" office:string-value="VIA GIOVANNI BATTISTA GRASSI">
            <text:p>VIA GIOVANNI BATTISTA GRASSI</text:p>
          </table:table-cell>
          <table:table-cell office:value-type="string" office:string-value="VIA AMPERE - VIA DELLA RESISTENZA">
            <text:p>VIA AMPERE - VIA DELLA RESISTENZA</text:p>
          </table:table-cell>
          <table:table-cell office:value-type="float" office:value="2666">
            <text:p>2666</text:p>
          </table:table-cell>
          <table:table-cell office:value-type="string" office:string-value="13/09/1971">
            <text:p>13/09/1971</text:p>
          </table:table-cell>
          <table:table-cell office:value-type="string" office:string-value="G.M.">
            <text:p>G.M.</text:p>
          </table:table-cell>
          <table:table-cell office:value-type="string" office:string-value="BIOLOGO. STUDIO' LA MALARIA.(NATO A RAVELLANA (COMO) NEL 1854 - MORTO NEL 1925).">
            <text:p>BIOLOGO. STUDIO' LA MALARIA.(NATO A RAVELLANA (COMO) NEL 1854 - MORTO NEL 1925).</text:p>
          </table:table-cell>
        </table:table-row>
        <table:table-row>
          <table:table-cell office:value-type="string" office:string-value="092009_001247">
            <text:p>092009_001247</text:p>
          </table:table-cell>
          <table:table-cell office:value-type="string" office:string-value="PIAZZA MERCEDE MUNDULA">
            <text:p>PIAZZA MERCEDE MUNDULA</text:p>
          </table:table-cell>
          <table:table-cell office:value-type="string" office:string-value="VIA MARTINI - VIA MARTINI">
            <text:p>VIA MARTINI - VIA MARTINI</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POETESSA">
            <text:p>POETESSA</text:p>
          </table:table-cell>
        </table:table-row>
        <table:table-row>
          <table:table-cell office:value-type="string" office:string-value="092009_001248">
            <text:p>092009_001248</text:p>
          </table:table-cell>
          <table:table-cell office:value-type="string" office:string-value="LARGO GIUSEPPE DESSI'">
            <text:p>LARGO GIUSEPPE DESSI'</text:p>
          </table:table-cell>
          <table:table-cell office:value-type="string" office:string-value="VIALE REGINA ELENA - TERRAPIENO ENRICO ENDRICH - VIA UBALDO BADAS">
            <text:p>VIALE REGINA ELENA - TERRAPIENO ENRICO ENDRICH - VIA UBALDO BADAS</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GIA' S'AVANZADA. GIA' VIALE REGINA ELENA (ULTIMO TRATTO). SCRITTORE. OPERE: PAESE D'OMBRE - IL DISERTORE - LA GIUSTIZIA - ECC. (NATO A CAGLIARI NEL 1909 - MORTO A ROMA NEL 1977)">
            <text:p>GIA' S'AVANZADA. GIA' VIALE REGINA ELENA (ULTIMO TRATTO). SCRITTORE. OPERE: PAESE D'OMBRE - IL DISERTORE - LA GIUSTIZIA - ECC. (NATO A CAGLIARI NEL 1909 - MORTO A ROMA NEL 1977)</text:p>
          </table:table-cell>
        </table:table-row>
        <table:table-row>
          <table:table-cell office:value-type="string" office:string-value="092009_001249">
            <text:p>092009_001249</text:p>
          </table:table-cell>
          <table:table-cell office:value-type="string" office:string-value="VIALE ENRICO ENDRICH">
            <text:p>VIALE ENRICO ENDRICH</text:p>
          </table:table-cell>
          <table:table-cell office:value-type="string" office:string-value="P.ZZA MARGHINOTTI - L.GO GIUSEPPE DESSI'">
            <text:p>P.ZZA MARGHINOTTI - L.GO GIUSEPPE DESSI'</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SENATORE. FU UN APPREZZATO PODESTA' DELLA CITTA' DI CAGLIARI DAL 1928 AL 1934.">
            <text:p>SENATORE. FU UN APPREZZATO PODESTA' DELLA CITTA' DI CAGLIARI DAL 1928 AL 1934.</text:p>
          </table:table-cell>
        </table:table-row>
        <table:table-row>
          <table:table-cell office:value-type="string" office:string-value="092009_001250">
            <text:p>092009_001250</text:p>
          </table:table-cell>
          <table:table-cell office:value-type="string" office:string-value="VIA FILIPPO FIGARI">
            <text:p>VIA FILIPPO FIGARI</text:p>
          </table:table-cell>
          <table:table-cell office:value-type="string" office:string-value="VIA DEL NASTRO AZZURRO - VIA S. CARLO BORROMEO">
            <text:p>VIA DEL NASTRO AZZURRO - VIA S. CARLO BORROMEO</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row>
        <table:table-row>
          <table:table-cell office:value-type="string" office:string-value="092009_001251">
            <text:p>092009_001251</text:p>
          </table:table-cell>
          <table:table-cell office:value-type="string" office:string-value="VIA GINEVRA">
            <text:p>VIA GINEVRA</text:p>
          </table:table-cell>
          <table:table-cell office:value-type="string" office:string-value="VIA PARIGI - (CHIUSO)">
            <text:p>VIA PARIGI - (CHIUSO)</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CITTA' DELLA SVIZZERA FRANCESE, CAPITALE DEL CANTONE OMONIMO. DAL 1860, SEDE DELLA 'CROCE ROSSA INTERNAZIONALE'.">
            <text:p>CITTA' DELLA SVIZZERA FRANCESE, CAPITALE DEL CANTONE OMONIMO. DAL 1860, SEDE DELLA 'CROCE ROSSA INTERNAZIONALE'.</text:p>
          </table:table-cell>
        </table:table-row>
        <table:table-row>
          <table:table-cell office:value-type="string" office:string-value="092009_001252">
            <text:p>092009_001252</text:p>
          </table:table-cell>
          <table:table-cell office:value-type="string" office:string-value="PIAZZA FRANCESCO COCCO ORTU IUNIOR">
            <text:p>PIAZZA FRANCESCO COCCO ORTU IUNIOR</text:p>
          </table:table-cell>
          <table:table-cell office:value-type="string" office:string-value="VIA COCCO ORTU - P.ZZA SAN ROCCO">
            <text:p>VIA COCCO ORTU - P.ZZA SAN ROCCO</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AVVOCATO, CONSIGLIERE COMUNALE A CAGLIARI, DEPUTATO AL PARLAMENTO.NATO IL 12.04.912 - MORTO IL 16.01.969">
            <text:p>AVVOCATO, CONSIGLIERE COMUNALE A CAGLIARI, DEPUTATO AL PARLAMENTO.NATO IL 12.04.912 - MORTO IL 16.01.969</text:p>
          </table:table-cell>
        </table:table-row>
        <table:table-row>
          <table:table-cell office:value-type="string" office:string-value="092009_001253">
            <text:p>092009_001253</text:p>
          </table:table-cell>
          <table:table-cell office:value-type="string" office:string-value="PIAZZA AMEDEO NAZZARI">
            <text:p>PIAZZA AMEDEO NAZZARI</text:p>
          </table:table-cell>
          <table:table-cell office:value-type="string" office:string-value="VIA SANT'ALENIXEDDA - VIA SANT'ALENIXEDDA">
            <text:p>VIA SANT'ALENIXEDDA - VIA SANT'ALENIXEDDA</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ATTORE .NATO A CAGLIARI NEL 1907 - MORTO A ROMA IL 05.11.979">
            <text:p>ATTORE .NATO A CAGLIARI NEL 1907 - MORTO A ROMA IL 05.11.979</text:p>
          </table:table-cell>
        </table:table-row>
        <table:table-row>
          <table:table-cell office:value-type="string" office:string-value="092009_001254">
            <text:p>092009_001254</text:p>
          </table:table-cell>
          <table:table-cell office:value-type="string" office:string-value="VIALE SALVATORE FERRARA">
            <text:p>VIALE SALVATORE FERRARA</text:p>
          </table:table-cell>
          <table:table-cell office:value-type="string" office:string-value="VIA CABOTO - VIA SAN BARTOLOMEO">
            <text:p>VIA CABOTO - VIA SAN BARTOLOMEO</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SINDACO DI CAGLIARI DAL 08.10.975 AL 07.04.979 -NATO A CAFALU' (PA) IL 13.05.924 - MORTO A CAGLIARI IL 22.10.986">
            <text:p>SINDACO DI CAGLIARI DAL 08.10.975 AL 07.04.979 -NATO A CAFALU' (PA) IL 13.05.924 - MORTO A CAGLIARI IL 22.10.986</text:p>
          </table:table-cell>
        </table:table-row>
        <table:table-row>
          <table:table-cell office:value-type="string" office:string-value="092009_001255">
            <text:p>092009_001255</text:p>
          </table:table-cell>
          <table:table-cell office:value-type="string" office:string-value="VIA ISOLA SERPENTARA">
            <text:p>VIA ISOLA SERPENTARA</text:p>
          </table:table-cell>
          <table:table-cell office:value-type="string" office:string-value="VIA ISOLA S. PIETRO - VIA ISOLA S. DOMINO">
            <text:p>VIA ISOLA S. PIETRO - VIA ISOLA S. DOMINO</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row>
        <table:table-row>
          <table:table-cell office:value-type="string" office:string-value="092009_001256">
            <text:p>092009_001256</text:p>
          </table:table-cell>
          <table:table-cell office:value-type="string" office:string-value="VIA GIULIO BUZENAC">
            <text:p>VIA GIULIO BUZENAC</text:p>
          </table:table-cell>
          <table:table-cell office:value-type="string" office:string-value="VIA G. GABRIEL - (CHIUSO)">
            <text:p>VIA G. GABRIEL - (CHIUSO)</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MUSICISTA. DIRETTORE DEL TEATRO CIVICO E DELL'ORCHESTRA COMUNALE DI CAGLIARI DAL 1895 AL 1899. COMPOSITORE E ANIMATORE DELLA VITA MUSICALE CITTADINA.NATO A MARSIGLIA IL 17.11.1858 - MORI' A CAGLIARI IL 16.06.1925.">
            <text:p>MUSICISTA. DIRETTORE DEL TEATRO CIVICO E DELL'ORCHESTRA COMUNALE DI CAGLIARI DAL 1895 AL 1899. COMPOSITORE E ANIMATORE DELLA VITA MUSICALE CITTADINA.NATO A MARSIGLIA IL 17.11.1858 - MORI' A CAGLIARI IL 16.06.1925.</text:p>
          </table:table-cell>
        </table:table-row>
        <table:table-row>
          <table:table-cell office:value-type="string" office:string-value="092009_001257">
            <text:p>092009_001257</text:p>
          </table:table-cell>
          <table:table-cell office:value-type="string" office:string-value="VIA GAVINO DELUNAS">
            <text:p>VIA GAVINO DELUNAS</text:p>
          </table:table-cell>
          <table:table-cell office:value-type="string" office:string-value="VIA G. GABRIEL - VIA G. MANURITA">
            <text:p>VIA G. GABRIEL - VIA G. MANURITA</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row>
        <table:table-row>
          <table:table-cell office:value-type="string" office:string-value="092009_001258">
            <text:p>092009_001258</text:p>
          </table:table-cell>
          <table:table-cell office:value-type="string" office:string-value="VIA MARIA LUISA DE CAROLIS">
            <text:p>VIA MARIA LUISA DE CAROLIS</text:p>
          </table:table-cell>
          <table:table-cell office:value-type="string" office:string-value="VIA R. FASANO - VIA G. GABRIEL">
            <text:p>VIA R. FASANO - VIA G. GABRIEL</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MUSICISTA, GRANDE CONCERTISTA PRIMA DONNA IN EUROPA DIRETTORE D'ORCHESTRA.NATA A ROMA NEL 1912 - MORTA NEL 1967.">
            <text:p>MUSICISTA, GRANDE CONCERTISTA PRIMA DONNA IN EUROPA DIRETTORE D'ORCHESTRA.NATA A ROMA NEL 1912 - MORTA NEL 1967.</text:p>
          </table:table-cell>
        </table:table-row>
        <table:table-row>
          <table:table-cell office:value-type="string" office:string-value="092009_001259">
            <text:p>092009_001259</text:p>
          </table:table-cell>
          <table:table-cell office:value-type="string" office:string-value="VIA LUIGI RACHEL">
            <text:p>VIA LUIGI RACHEL</text:p>
          </table:table-cell>
          <table:table-cell office:value-type="string" office:string-value="VIA G. GABRIEL - P.ZZA DEI PESCATORI">
            <text:p>VIA G. GABRIEL - P.ZZA DEI PESCATORI</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MAESTRO COMPOSITORE, DIRETTORE DI CORO E D'ORCHESTRA, SUONAVA CON ABILITA' IL VIOLONCELLO, IL PIANIFORTE ED IL FLAUTO. DIRESSE L'ORCHESTRA CAGLIARITANA.NATO A CAGLIARI NEL 1879 MORTO A CAGLIARI NEL 1949.">
            <text:p>MAESTRO COMPOSITORE, DIRETTORE DI CORO E D'ORCHESTRA, SUONAVA CON ABILITA' IL VIOLONCELLO, IL PIANIFORTE ED IL FLAUTO. DIRESSE L'ORCHESTRA CAGLIARITANA.NATO A CAGLIARI NEL 1879 MORTO A CAGLIARI NEL 1949.</text:p>
          </table:table-cell>
        </table:table-row>
        <table:table-row>
          <table:table-cell office:value-type="string" office:string-value="092009_001260">
            <text:p>092009_001260</text:p>
          </table:table-cell>
          <table:table-cell office:value-type="string" office:string-value="PIAZZA DEI PESCATORI">
            <text:p>PIAZZA DEI PESCATORI</text:p>
          </table:table-cell>
          <table:table-cell office:value-type="string" office:string-value="VIA BORGO SANT'ELIA - VIA G. GABRIEL">
            <text:p>VIA BORGO SANT'ELIA - VIA G. GABRIEL</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DENOMINAZIONE TRADIZIONALE.">
            <text:p>DENOMINAZIONE TRADIZIONALE.</text:p>
          </table:table-cell>
        </table:table-row>
        <table:table-row>
          <table:table-cell office:value-type="string" office:string-value="092009_001261">
            <text:p>092009_001261</text:p>
          </table:table-cell>
          <table:table-cell office:value-type="string" office:string-value="VIA CESARE PINTUS">
            <text:p>VIA CESARE PINTUS</text:p>
          </table:table-cell>
          <table:table-cell office:value-type="string" office:string-value="VIA VESALIO - (CHIUSO)">
            <text:p>VIA VESALIO - (CHIUSO)</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row>
        <table:table-row>
          <table:table-cell office:value-type="string" office:string-value="092009_001262">
            <text:p>092009_001262</text:p>
          </table:table-cell>
          <table:table-cell office:value-type="string" office:string-value="PIAZZA ALESSANDRO PANCANI">
            <text:p>PIAZZA ALESSANDRO PANCANI</text:p>
          </table:table-cell>
          <table:table-cell office:value-type="string" office:string-value="VIA MONTECASSINO - VIA DELLA SIEPE">
            <text:p>VIA MONTECASSINO - VIA DELLA SIEPE</text:p>
          </table:table-cell>
          <table:table-cell office:value-type="float" office:value="2740">
            <text:p>2740</text:p>
          </table:table-cell>
          <table:table-cell office:value-type="string" office:string-value="21/10/1997">
            <text:p>21/10/1997</text:p>
          </table:table-cell>
          <table:table-cell office:value-type="string" office:string-value="G.M.">
            <text:p>G.M.</text:p>
          </table:table-cell>
          <table:table-cell office:value-type="string" office:string-value="PILOTA, SACRIFICO' LA PROPRIA VITA PUR DI NON LASCIARE IL SUO VELIVO (IN AVARIA) CADERE INGOVERNATO SULL'ABITATO DI PIRRI-CA.NATO A PISTOIA NEL 1927 - MORTO IL 27.08.952.">
            <text:p>PILOTA, SACRIFICO' LA PROPRIA VITA PUR DI NON LASCIARE IL SUO VELIVO (IN AVARIA) CADERE INGOVERNATO SULL'ABITATO DI PIRRI-CA.NATO A PISTOIA NEL 1927 - MORTO IL 27.08.952.</text:p>
          </table:table-cell>
        </table:table-row>
        <table:table-row>
          <table:table-cell office:value-type="string" office:string-value="092009_001269">
            <text:p>092009_001269</text:p>
          </table:table-cell>
          <table:table-cell office:value-type="string" office:string-value="PARCO MARTIRI DELLE FOIBE">
            <text:p>PARCO MARTIRI DELLE FOIBE</text:p>
          </table:table-cell>
          <table:table-cell office:value-type="string" office:string-value="VIA SAN LUCIFERO">
            <text:p>VIA SAN LUCIFERO</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IN MEMORIA DEL MARTIRIO DEGLI ITALIANI FRIULANI TRUCIDATI DAGLI SLAVI NEL SECONDO DOPOGUERRA.">
            <text:p>IN MEMORIA DEL MARTIRIO DEGLI ITALIANI FRIULANI TRUCIDATI DAGLI SLAVI NEL SECONDO DOPOGUERRA.</text:p>
          </table:table-cell>
        </table:table-row>
        <table:table-row>
          <table:table-cell office:value-type="string" office:string-value="092009_001270">
            <text:p>092009_001270</text:p>
          </table:table-cell>
          <table:table-cell office:value-type="string" office:string-value="VIA MONSIGNORE GIOVANNI DELLA CASA">
            <text:p>VIA MONSIGNORE GIOVANNI DELLA CASA</text:p>
          </table:table-cell>
          <table:table-cell office:value-type="string" office:string-value="VIA BANDELLO - VIA IGNAZIO SERRA">
            <text:p>VIA BANDELLO - VIA IGNAZIO SERRA</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SCRITTORE. VESCOVO DI SESSA. AUTORE DI PROSE ITALIANE E LATINE.SRISSE LE RIME E IL FAMOSO GALATEO DEDICATO A GALEAZZO FLORIMONTE.(NATO A LA CASA DEL MUGELLO NEL 1503 - MORTO A MONTEPULCIANO NEL 1556). CON DELIB. G.M. N?850 DEL 27/3/1971 IDENTIFICAVA L'ATTUALE VIA IGNAZIO SERRA.">
            <text:p>SCRITTORE. VESCOVO DI SESSA. AUTORE DI PROSE ITALIANE E LATINE.SRISSE LE RIME E IL FAMOSO GALATEO DEDICATO A GALEAZZO FLORIMONTE.(NATO A LA CASA DEL MUGELLO NEL 1503 - MORTO A MONTEPULCIANO NEL 1556). CON DELIB. G.M. N?850 DEL 27/3/1971 IDENTIFICAVA L'ATTUALE VIA IGNAZIO SERRA.</text:p>
          </table:table-cell>
        </table:table-row>
        <table:table-row>
          <table:table-cell office:value-type="string" office:string-value="092009_001271">
            <text:p>092009_001271</text:p>
          </table:table-cell>
          <table:table-cell office:value-type="string" office:string-value="PIAZZETTA DINO ZEDDA">
            <text:p>PIAZZETTA DINO ZEDDA</text:p>
          </table:table-cell>
          <table:table-cell office:value-type="string" office:string-value="VIALE COLOMBO">
            <text:p>VIALE COLOMBO</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INDUSTRIALE">
            <text:p>INDUSTRIALE</text:p>
          </table:table-cell>
        </table:table-row>
        <table:table-row>
          <table:table-cell office:value-type="string" office:string-value="092009_001272">
            <text:p>092009_001272</text:p>
          </table:table-cell>
          <table:table-cell office:value-type="string" office:string-value="VIALE RAFAELE PISCHEDDA">
            <text:p>VIALE RAFAELE PISCHEDDA</text:p>
          </table:table-cell>
          <table:table-cell office:value-type="string" office:string-value="VIA VIDAL - VIA GARAVETTI">
            <text:p>VIA VIDAL - VIA GARAVETTI</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AGRONOMO. IDEATORE DEL PARCO DI MONTE URPINU E DEL PARCO DI MONTE CLARO.">
            <text:p>AGRONOMO. IDEATORE DEL PARCO DI MONTE URPINU E DEL PARCO DI MONTE CLARO.</text:p>
          </table:table-cell>
        </table:table-row>
        <table:table-row>
          <table:table-cell office:value-type="string" office:string-value="092009_001273">
            <text:p>092009_001273</text:p>
          </table:table-cell>
          <table:table-cell office:value-type="string" office:string-value="VIA DON RICCARDO MACCHIONI">
            <text:p>VIA DON RICCARDO MACCHIONI</text:p>
          </table:table-cell>
          <table:table-cell office:value-type="string" office:string-value="PIAZZA GIOVANNI XXIII - VIA DEI GIUDICATI">
            <text:p>PIAZZA GIOVANNI XXIII - VIA DEI GIUDICATI</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SACERDOTE SALESIANO">
            <text:p>SACERDOTE SALESIANO</text:p>
          </table:table-cell>
        </table:table-row>
        <table:table-row>
          <table:table-cell office:value-type="string" office:string-value="092009_001274">
            <text:p>092009_001274</text:p>
          </table:table-cell>
          <table:table-cell office:value-type="string" office:string-value="PIAZZA MADRE TERESA DI CALCUTTA">
            <text:p>PIAZZA MADRE TERESA DI CALCUTTA</text:p>
          </table:table-cell>
          <table:table-cell office:value-type="string" office:string-value="VIALE BONARIA - VIALE ARMANDO DIAZ">
            <text:p>VIALE BONARIA - VIALE ARMANDO DIAZ</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BENEFATTRICE DELL'UMANITA'">
            <text:p>BENEFATTRICE DELL'UMANITA'</text:p>
          </table:table-cell>
        </table:table-row>
        <table:table-row>
          <table:table-cell office:value-type="string" office:string-value="092009_001275">
            <text:p>092009_001275</text:p>
          </table:table-cell>
          <table:table-cell office:value-type="string" office:string-value="PIAZZA DONATORI DI SANGUE">
            <text:p>PIAZZA DONATORI DI SANGUE</text:p>
          </table:table-cell>
          <table:table-cell office:value-type="string" office:string-value="VIALE BONARIA - VIALE ARMANDO DIAZ">
            <text:p>VIALE BONARIA - VIALE ARMANDO DIAZ</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row>
        <table:table-row>
          <table:table-cell office:value-type="string" office:string-value="092009_001276">
            <text:p>092009_001276</text:p>
          </table:table-cell>
          <table:table-cell office:value-type="string" office:string-value="PIAZZA VITTORIO TREDICI">
            <text:p>PIAZZA VITTORIO TREDICI</text:p>
          </table:table-cell>
          <table:table-cell office:value-type="string" office:string-value="VIA CRESPELLANI">
            <text:p>VIA CRESPELLANI</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PODESTA' DI CAGLIARI). UOMO GIUSTO FRA LE NAZIONI">
            <text:p>(PODESTA' DI CAGLIARI). UOMO GIUSTO FRA LE NAZIONI</text:p>
          </table:table-cell>
        </table:table-row>
        <table:table-row>
          <table:table-cell office:value-type="string" office:string-value="092009_001277">
            <text:p>092009_001277</text:p>
          </table:table-cell>
          <table:table-cell office:value-type="string" office:string-value="PIAZZA GIOVANNI ANTONIO LONIS">
            <text:p>PIAZZA GIOVANNI ANTONIO LONIS</text:p>
          </table:table-cell>
          <table:table-cell office:value-type="string" office:string-value="VIA DEI DONORATICO - VIA FIGARI">
            <text:p>VIA DEI DONORATICO - VIA FIGARI</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MEDICO CHIRURGO">
            <text:p>MEDICO CHIRURGO</text:p>
          </table:table-cell>
        </table:table-row>
        <table:table-row>
          <table:table-cell office:value-type="string" office:string-value="092009_001278">
            <text:p>092009_001278</text:p>
          </table:table-cell>
          <table:table-cell office:value-type="string" office:string-value="VIA ALFONSO LIGAS">
            <text:p>VIA ALFONSO LIGAS</text:p>
          </table:table-cell>
          <table:table-cell office:value-type="string" office:string-value="VIA PERETTI - INNESTO STRADA STATALE 131">
            <text:p>VIA PERETTI - INNESTO STRADA STATALE 131</text:p>
          </table:table-cell>
          <table:table-cell office:value-type="float" office:value="1049">
            <text:p>1049</text:p>
          </table:table-cell>
          <table:table-cell office:value-type="string" office:string-value="14/11/2000">
            <text:p>14/11/2000</text:p>
          </table:table-cell>
          <table:table-cell office:value-type="string" office:string-value="G.C.">
            <text:p>G.C.</text:p>
          </table:table-cell>
          <table:table-cell office:value-type="string" office:string-value="MEDICO CHIRURGO">
            <text:p>MEDICO CHIRURGO</text:p>
          </table:table-cell>
        </table:table-row>
        <table:table-row>
          <table:table-cell office:value-type="string" office:string-value="092009_001279">
            <text:p>092009_001279</text:p>
          </table:table-cell>
          <table:table-cell office:value-type="string" office:string-value="VIA SAMUELE UTZERI">
            <text:p>VIA SAMUELE UTZERI</text:p>
          </table:table-cell>
          <table:table-cell office:value-type="string" office:string-value="VIA SCHIAVAZZI">
            <text:p>VIA SCHIAVAZZI</text:p>
          </table:table-cell>
          <table:table-cell office:value-type="float" office:value="852">
            <text:p>852</text:p>
          </table:table-cell>
          <table:table-cell office:value-type="string" office:string-value="14/11/2002">
            <text:p>14/11/2002</text:p>
          </table:table-cell>
          <table:table-cell office:value-type="string" office:string-value="G.C.">
            <text:p>G.C.</text:p>
          </table:table-cell>
          <table:table-cell office:value-type="string" office:string-value="SOLDATO DI PACE - NATO A CAGLIARI IL 10 APRILE 1980, DECEDUTO A PEC KOSSOVO IL 2 APRILE 2000.">
            <text:p>SOLDATO DI PACE - NATO A CAGLIARI IL 10 APRILE 1980, DECEDUTO A PEC KOSSOVO IL 2 APRILE 2000.</text:p>
          </table:table-cell>
        </table:table-row>
        <table:table-row>
          <table:table-cell office:value-type="string" office:string-value="092009_001280">
            <text:p>092009_001280</text:p>
          </table:table-cell>
          <table:table-cell office:value-type="string" office:string-value="VIA INGEGNERE TOMMASO FIORELLI">
            <text:p>VIA INGEGNERE TOMMASO FIORELLI</text:p>
          </table:table-cell>
          <table:table-cell office:value-type="string" office:string-value="PONTE VITTORIO">
            <text:p>PONTE VITTORIO</text:p>
          </table:table-cell>
          <table:table-cell office:value-type="float" office:value="852">
            <text:p>852</text:p>
          </table:table-cell>
          <table:table-cell office:value-type="string" office:string-value="14/11/2002">
            <text:p>14/11/2002</text:p>
          </table:table-cell>
          <table:table-cell office:value-type="string" office:string-value="G.C.">
            <text:p>G.C.</text:p>
          </table:table-cell>
          <table:table-cell office:value-type="string" office:string-value="INGEGNERE - NATO A ROCCASECCA IL 15 MAGGIO 1985 E DECEDUTO A CAGLIARI IL 27 GIUGNO 1977.">
            <text:p>INGEGNERE - NATO A ROCCASECCA IL 15 MAGGIO 1985 E DECEDUTO A CAGLIARI IL 27 GIUGNO 1977.</text:p>
          </table:table-cell>
        </table:table-row>
        <table:table-row>
          <table:table-cell office:value-type="string" office:string-value="092009_001281">
            <text:p>092009_001281</text:p>
          </table:table-cell>
          <table:table-cell office:value-type="string" office:string-value="PIAZZETTA MARIO ARAMU">
            <text:p>PIAZZETTA MARIO ARAMU</text:p>
          </table:table-cell>
          <table:table-cell office:value-type="string" office:string-value="VIA BAYLLE-VIA SAVOIA">
            <text:p>VIA BAYLLE-VIA SAVOIA</text:p>
          </table:table-cell>
          <table:table-cell office:value-type="float" office:value="852">
            <text:p>852</text:p>
          </table:table-cell>
          <table:table-cell office:value-type="string" office:string-value="14/11/2002">
            <text:p>14/11/2002</text:p>
          </table:table-cell>
          <table:table-cell office:value-type="string" office:string-value="G.C.">
            <text:p>G.C.</text:p>
          </table:table-cell>
          <table:table-cell office:value-type="string" office:string-value="MEDAGLIA D'ORO AL VALORE MILITARE - NATO A CAGLIARI IL 7 APRILE 1900 E CADUTO IN BATTAGLIA NEI CIELI DELLA MARMARICA(LIBIA) IL 15 DICEMBRE 1940.">
            <text:p>MEDAGLIA D'ORO AL VALORE MILITARE - NATO A CAGLIARI IL 7 APRILE 1900 E CADUTO IN BATTAGLIA NEI CIELI DELLA MARMARICA(LIBIA) IL 15 DICEMBRE 1940.</text:p>
          </table:table-cell>
        </table:table-row>
        <table:table-row>
          <table:table-cell office:value-type="string" office:string-value="092009_001282">
            <text:p>092009_001282</text:p>
          </table:table-cell>
          <table:table-cell office:value-type="string" office:string-value="PIAZZA PADRE ABBO">
            <text:p>PIAZZA PADRE ABBO</text:p>
          </table:table-cell>
          <table:table-cell office:value-type="string" office:string-value="PIAZZA IS MAGLIAS- VIA TRINCEA DELLE FRASCHE">
            <text:p>PIAZZA IS MAGLIAS- VIA TRINCEA DELLE FRASCHE</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RELIGIOSO">
            <text:p>RELIGIOSO</text:p>
          </table:table-cell>
        </table:table-row>
        <table:table-row>
          <table:table-cell office:value-type="string" office:string-value="092009_001283">
            <text:p>092009_001283</text:p>
          </table:table-cell>
          <table:table-cell office:value-type="string" office:string-value="SCALETTE MONSIGNORE VIRGILIO ANGIONI">
            <text:p>SCALETTE MONSIGNORE VIRGILIO ANGIONI</text:p>
          </table:table-cell>
          <table:table-cell office:value-type="string" office:string-value="VIA SAN BENEDETTO-VIA CINO DA PISTOIA">
            <text:p>VIA SAN BENEDETTO-VIA CINO DA PISTOIA</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CANONICO - FONDATORE DELL'OPERA DEL BUON PASTORE DI CAGLIARI.">
            <text:p>CANONICO - FONDATORE DELL'OPERA DEL BUON PASTORE DI CAGLIARI.</text:p>
          </table:table-cell>
        </table:table-row>
        <table:table-row>
          <table:table-cell office:value-type="string" office:string-value="092009_001284">
            <text:p>092009_001284</text:p>
          </table:table-cell>
          <table:table-cell office:value-type="string" office:string-value="VIA RICCARDO BACCHELLI">
            <text:p>VIA RICCARDO BACCHELLI</text:p>
          </table:table-cell>
          <table:table-cell office:value-type="string" office:string-value="VIA MAGLIAS-VIA CASTELLI">
            <text:p>VIA MAGLIAS-VIA CASTELLI</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SCRITTORE E AUTORE DI NUMEROSI ROMANZI (1891 - 1985).POETA,NARRATORE,SAGGISTA,DRAMMATURGO.">
            <text:p>SCRITTORE E AUTORE DI NUMEROSI ROMANZI (1891 - 1985).POETA,NARRATORE,SAGGISTA,DRAMMATURGO.</text:p>
          </table:table-cell>
        </table:table-row>
        <table:table-row>
          <table:table-cell office:value-type="string" office:string-value="092009_001285">
            <text:p>092009_001285</text:p>
          </table:table-cell>
          <table:table-cell office:value-type="string" office:string-value="VIA EMILIO PIRASTU">
            <text:p>VIA EMILIO PIRASTU</text:p>
          </table:table-cell>
          <table:table-cell office:value-type="string" office:string-value="VIA CAMPIDANO-VIALE DIAZ">
            <text:p>VIA CAMPIDANO-VIALE DIAZ</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MEDICO">
            <text:p>MEDICO</text:p>
          </table:table-cell>
        </table:table-row>
        <table:table-row>
          <table:table-cell office:value-type="string" office:string-value="092009_001286">
            <text:p>092009_001286</text:p>
          </table:table-cell>
          <table:table-cell office:value-type="string" office:string-value="VIA UBALDO BADAS">
            <text:p>VIA UBALDO BADAS</text:p>
          </table:table-cell>
          <table:table-cell office:value-type="string" office:string-value="LARGO DESSI-PORTA CRISTINA">
            <text:p>LARGO DESSI-PORTA CRISTINA</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ARCHITETTO - FIRMo DURANTE GLI ANNI TRENTA/QUARANTA GRANDI OPERE PER CITARNE ALCUNE ( LA SCUOLA MEREU DI V.LE REGINA ELENA, EX OSPEDALE MARINO, BANCO DI SARDEGNA NEL LARGO CARLO FELICE).">
            <text:p>ARCHITETTO - FIRMo DURANTE GLI ANNI TRENTA/QUARANTA GRANDI OPERE PER CITARNE ALCUNE ( LA SCUOLA MEREU DI V.LE REGINA ELENA, EX OSPEDALE MARINO, BANCO DI SARDEGNA NEL LARGO CARLO FELICE).</text:p>
          </table:table-cell>
        </table:table-row>
        <table:table-row>
          <table:table-cell office:value-type="string" office:string-value="092009_001287">
            <text:p>092009_001287</text:p>
          </table:table-cell>
          <table:table-cell office:value-type="string" office:string-value="PIAZZA FRANCESCO ANTONIO BOI">
            <text:p>PIAZZA FRANCESCO ANTONIO BOI</text:p>
          </table:table-cell>
          <table:table-cell office:value-type="string" office:string-value="VIALE SAN BARTOLOMEO-ADIACENTE STADIO">
            <text:p>VIALE SAN BARTOLOMEO-ADIACENTE STADIO</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PRIMO PROFESSORE STABILE DI ANATOMIA UMANA NELL'UNIVERSITA' DI CAGLIARI. SI RITIENE ESSERE L'AUTORE DELLE DISSEZIONI CADAVERICHE CHE CLEMENTE SUSINI RICOSTRUI' NELLE CERE ANATOMICHE CONSERVATE A CAGLIARI. NATO A OLZAI NEL 1767 E MORTO A CAGLIARI NEL 1855.">
            <text:p>PRIMO PROFESSORE STABILE DI ANATOMIA UMANA NELL'UNIVERSITA' DI CAGLIARI. SI RITIENE ESSERE L'AUTORE DELLE DISSEZIONI CADAVERICHE CHE CLEMENTE SUSINI RICOSTRUI' NELLE CERE ANATOMICHE CONSERVATE A CAGLIARI. NATO A OLZAI NEL 1767 E MORTO A CAGLIARI NEL 1855.</text:p>
          </table:table-cell>
        </table:table-row>
        <table:table-row>
          <table:table-cell office:value-type="string" office:string-value="092009_001288">
            <text:p>092009_001288</text:p>
          </table:table-cell>
          <table:table-cell office:value-type="string" office:string-value="PIAZZETTA ANSELMO CONTU">
            <text:p>PIAZZETTA ANSELMO CONTU</text:p>
          </table:table-cell>
          <table:table-cell office:value-type="string" office:string-value="VIA ROMA-VIA PORCILE">
            <text:p>VIA ROMA-VIA PORCILE</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PRIMO PRESIDENTE DEL CONSIGLIO REGIONALE - ELETTO IL 31 MAGGIO 1949.">
            <text:p>PRIMO PRESIDENTE DEL CONSIGLIO REGIONALE - ELETTO IL 31 MAGGIO 1949.</text:p>
          </table:table-cell>
        </table:table-row>
        <table:table-row>
          <table:table-cell office:value-type="string" office:string-value="092009_001289">
            <text:p>092009_001289</text:p>
          </table:table-cell>
          <table:table-cell office:value-type="string" office:string-value="LUNGOMARE NEW YORK 11 SETTEMBRE 2001">
            <text:p>LUNGOMARE NEW YORK 11 SETTEMBRE 2001</text:p>
          </table:table-cell>
          <table:table-cell office:value-type="string" office:string-value="VIA ROMA">
            <text:p>VIA ROMA</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row>
        <table:table-row>
          <table:table-cell office:value-type="string" office:string-value="092009_001290">
            <text:p>092009_001290</text:p>
          </table:table-cell>
          <table:table-cell office:value-type="string" office:string-value="PIAZZETTA SILVIO LIPPI">
            <text:p>PIAZZETTA SILVIO LIPPI</text:p>
          </table:table-cell>
          <table:table-cell office:value-type="string" office:string-value="VIA XX SETTEMBRE-VIA SONNINO(angolo)">
            <text:p>VIA XX SETTEMBRE-VIA SONNINO(angolo)</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PROTOARCHIVISTA">
            <text:p>PROTOARCHIVISTA</text:p>
          </table:table-cell>
        </table:table-row>
        <table:table-row>
          <table:table-cell office:value-type="string" office:string-value="092009_001291">
            <text:p>092009_001291</text:p>
          </table:table-cell>
          <table:table-cell office:value-type="string" office:string-value="PIAZZETTA MAFALDA DI SAVOIA">
            <text:p>PIAZZETTA MAFALDA DI SAVOIA</text:p>
          </table:table-cell>
          <table:table-cell office:value-type="string" office:string-value="PIAZZA INDIPENDENZA-VIA MARTINI">
            <text:p>PIAZZA INDIPENDENZA-VIA MARTINI</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MARTIRE E PRINCIPESSA REALE">
            <text:p>MARTIRE E PRINCIPESSA REALE</text:p>
          </table:table-cell>
        </table:table-row>
        <table:table-row>
          <table:table-cell office:value-type="string" office:string-value="092009_001292">
            <text:p>092009_001292</text:p>
          </table:table-cell>
          <table:table-cell office:value-type="string" office:string-value="VIA PADRE FRANCESCO SOLINAS">
            <text:p>VIA PADRE FRANCESCO SOLINAS</text:p>
          </table:table-cell>
          <table:table-cell office:value-type="string" office:string-value="VIA CAMPIDANO-VIALE COLOMBO">
            <text:p>VIA CAMPIDANO-VIALE COLOMBO</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RELIGIOSO BENEFATTORE">
            <text:p>RELIGIOSO BENEFATTORE</text:p>
          </table:table-cell>
        </table:table-row>
        <table:table-row>
          <table:table-cell office:value-type="string" office:string-value="092009_001293">
            <text:p>092009_001293</text:p>
          </table:table-cell>
          <table:table-cell office:value-type="string" office:string-value="PIAZZA MARCELLO SERRA">
            <text:p>PIAZZA MARCELLO SERRA</text:p>
          </table:table-cell>
          <table:table-cell office:value-type="string" office:string-value="VIA CARBONI-VIA TUVERI">
            <text:p>VIA CARBONI-VIA TUVERI</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SCRITTORE - Lanusei, 17 giugno 1913 - Cagliari, 24 agosto 1991 - Inizia la sua carriera a ventidue anni, dopo una tesi di laurea su Salvator Rosa, e con due raccolte di poesie, Accordi e Ora Umana. Serra ha rappresentato per decenni uno dei punti piu alti dell'intellettualita sarda">
            <text:p>SCRITTORE - Lanusei, 17 giugno 1913 - Cagliari, 24 agosto 1991 - Inizia la sua carriera a ventidue anni, dopo una tesi di laurea su Salvator Rosa, e con due raccolte di poesie, Accordi e Ora Umana. Serra ha rappresentato per decenni uno dei punti piu alti dell'intellettualita sarda</text:p>
          </table:table-cell>
          <table:table-cell office:value-type="string" office:string-value=" giornalista, poeta, autore di teatro, di guide turistiche, di volurni divulgativi, narratore, collaboratore di radio e televisione, docente universitario.">
            <text:p> giornalista, poeta, autore di teatro, di guide turistiche, di volurni divulgativi, narratore, collaboratore di radio e televisione, docente universitario.</text:p>
          </table:table-cell>
        </table:table-row>
        <table:table-row>
          <table:table-cell office:value-type="string" office:string-value="092009_001294">
            <text:p>092009_001294</text:p>
          </table:table-cell>
          <table:table-cell office:value-type="string" office:string-value="PIAZZA GAETANO ORRU'">
            <text:p>PIAZZA GAETANO ORRU'</text:p>
          </table:table-cell>
          <table:table-cell office:value-type="string" office:string-value="VIA SAN DOMENICO-VIA XXIV MAGGIO">
            <text:p>VIA SAN DOMENICO-VIA XXIV MAGGIO</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SINDACO DI CAGLIARI (1880/1883 E 1889) E RETTORE DELL'UNIVERSITA' DI CAGLIARI (1898 - 1900). DENOMINAZIONE CORRETTA CON DELIBERA G.C. N.703/03">
            <text:p>SINDACO DI CAGLIARI (1880/1883 E 1889) E RETTORE DELL'UNIVERSITA' DI CAGLIARI (1898 - 1900). DENOMINAZIONE CORRETTA CON DELIBERA G.C. N.703/03</text:p>
          </table:table-cell>
        </table:table-row>
        <table:table-row>
          <table:table-cell office:value-type="string" office:string-value="092009_001295">
            <text:p>092009_001295</text:p>
          </table:table-cell>
          <table:table-cell office:value-type="string" office:string-value="PIAZZA EMANUELE RAVOT">
            <text:p>PIAZZA EMANUELE RAVOT</text:p>
          </table:table-cell>
          <table:table-cell office:value-type="string" office:string-value="PIAZZA COSTITUZIONE-VIA COSTITUZIONE">
            <text:p>PIAZZA COSTITUZIONE-VIA COSTITUZIONE</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SINDACO DI CAGLIARI - MAGISTRATO">
            <text:p>SINDACO DI CAGLIARI - MAGISTRATO</text:p>
          </table:table-cell>
        </table:table-row>
        <table:table-row>
          <table:table-cell office:value-type="string" office:string-value="092009_001296">
            <text:p>092009_001296</text:p>
          </table:table-cell>
          <table:table-cell office:value-type="string" office:string-value="PIAZZA GIOVANNI SERRAU">
            <text:p>PIAZZA GIOVANNI SERRAU</text:p>
          </table:table-cell>
          <table:table-cell office:value-type="string" office:string-value="VIA CORONA-VIA DELLA RESISTENZA">
            <text:p>VIA CORONA-VIA DELLA RESISTENZA</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SINDACO DI PIRRI">
            <text:p>SINDACO DI PIRRI</text:p>
          </table:table-cell>
        </table:table-row>
        <table:table-row>
          <table:table-cell office:value-type="string" office:string-value="092009_001297">
            <text:p>092009_001297</text:p>
          </table:table-cell>
          <table:table-cell office:value-type="string" office:string-value="PIAZZA FERRUCCIO SORCINELLI">
            <text:p>PIAZZA FERRUCCIO SORCINELLI</text:p>
          </table:table-cell>
          <table:table-cell office:value-type="string" office:string-value="VIALE TRIESTE-VIALE TRENTO">
            <text:p>VIALE TRIESTE-VIALE TRENTO</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INDUSTRIALE - PROPRIETARIO DELLA MINIERA CARBONIFERA DI BACU ABIS. NEL 1920, ACQUISTO' L'UNIONE SARDA.">
            <text:p>INDUSTRIALE - PROPRIETARIO DELLA MINIERA CARBONIFERA DI BACU ABIS. NEL 1920, ACQUISTO' L'UNIONE SARDA.</text:p>
          </table:table-cell>
        </table:table-row>
        <table:table-row>
          <table:table-cell office:value-type="string" office:string-value="092009_001298">
            <text:p>092009_001298</text:p>
          </table:table-cell>
          <table:table-cell office:value-type="string" office:string-value="VIA ALDO MARONGIU">
            <text:p>VIA ALDO MARONGIU</text:p>
          </table:table-cell>
          <table:table-cell office:value-type="string" office:string-value="VIA MONFERRATO-VIA DELLE LANGHE">
            <text:p>VIA MONFERRATO-VIA DELLE LANGHE</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GIURISTA">
            <text:p>GIURISTA</text:p>
          </table:table-cell>
        </table:table-row>
        <table:table-row>
          <table:table-cell office:value-type="string" office:string-value="092009_001299">
            <text:p>092009_001299</text:p>
          </table:table-cell>
          <table:table-cell office:value-type="string" office:string-value="VIA VALERIO PISANO">
            <text:p>VIA VALERIO PISANO</text:p>
          </table:table-cell>
          <table:table-cell office:value-type="string" office:string-value="VIA CUGUSI - TRATTO SENZA NOME">
            <text:p>VIA CUGUSI - TRATTO SENZA NOME</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PITTORE">
            <text:p>PITTORE</text:p>
          </table:table-cell>
        </table:table-row>
        <table:table-row>
          <table:table-cell office:value-type="string" office:string-value="092009_001300">
            <text:p>092009_001300</text:p>
          </table:table-cell>
          <table:table-cell office:value-type="string" office:string-value="PIAZZA GOFFREDO ANGIONI">
            <text:p>PIAZZA GOFFREDO ANGIONI</text:p>
          </table:table-cell>
          <table:table-cell office:value-type="string" office:string-value="BASTIONE SAN REMY">
            <text:p>BASTIONE SAN REMY</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MEDICO E POLITICO">
            <text:p>MEDICO E POLITICO</text:p>
          </table:table-cell>
        </table:table-row>
        <table:table-row>
          <table:table-cell office:value-type="string" office:string-value="092009_001301">
            <text:p>092009_001301</text:p>
          </table:table-cell>
          <table:table-cell office:value-type="string" office:string-value="PIAZZA ANTONIO BELLU">
            <text:p>PIAZZA ANTONIO BELLU</text:p>
          </table:table-cell>
          <table:table-cell office:value-type="string" office:string-value="VIA CUGIA-VIA AMAT">
            <text:p>VIA CUGIA-VIA AMAT</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GIURISTA">
            <text:p>GIURISTA</text:p>
          </table:table-cell>
        </table:table-row>
        <table:table-row>
          <table:table-cell office:value-type="string" office:string-value="092009_001302">
            <text:p>092009_001302</text:p>
          </table:table-cell>
          <table:table-cell office:value-type="string" office:string-value="VIA IGNAZIO AYMERICH">
            <text:p>VIA IGNAZIO AYMERICH</text:p>
          </table:table-cell>
          <table:table-cell office:value-type="string" office:string-value="VIA DUOMO-VIA VICOLO NUOVO">
            <text:p>VIA DUOMO-VIA VICOLO NUOVO</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SENATORE DEL REGNO">
            <text:p>SENATORE DEL REGNO</text:p>
          </table:table-cell>
        </table:table-row>
        <table:table-row>
          <table:table-cell office:value-type="string" office:string-value="092009_001303">
            <text:p>092009_001303</text:p>
          </table:table-cell>
          <table:table-cell office:value-type="string" office:string-value="PIAZZA EFISIO PUDDU">
            <text:p>PIAZZA EFISIO PUDDU</text:p>
          </table:table-cell>
          <table:table-cell office:value-type="string" office:string-value="VIA PESSAGNO-CAMPO CONI">
            <text:p>VIA PESSAGNO-CAMPO CONI</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FONDATORE FIERA INTERNAZIONALE DELLA SARDEGNA">
            <text:p>FONDATORE FIERA INTERNAZIONALE DELLA SARDEGNA</text:p>
          </table:table-cell>
        </table:table-row>
        <table:table-row>
          <table:table-cell office:value-type="string" office:string-value="092009_001304">
            <text:p>092009_001304</text:p>
          </table:table-cell>
          <table:table-cell office:value-type="string" office:string-value="PIAZZA GIUSEPPE NAZARENO STERZI">
            <text:p>PIAZZA GIUSEPPE NAZARENO STERZI</text:p>
          </table:table-cell>
          <table:table-cell office:value-type="string" office:string-value="VIA CAMMINO NUOVO-VIA SANTA MARGHERITA">
            <text:p>VIA CAMMINO NUOVO-VIA SANTA MARGHERITA</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STORICO - MEDICO - NATURALISTA">
            <text:p>STORICO - MEDICO - NATURALISTA</text:p>
          </table:table-cell>
        </table:table-row>
        <table:table-row>
          <table:table-cell office:value-type="string" office:string-value="092009_001305">
            <text:p>092009_001305</text:p>
          </table:table-cell>
          <table:table-cell office:value-type="string" office:string-value="PIAZZETTA DAVID HERBERT LAWRENCE">
            <text:p>PIAZZETTA DAVID HERBERT LAWRENCE</text:p>
          </table:table-cell>
          <table:table-cell office:value-type="string" office:string-value="BASTIONE SAINT REMY">
            <text:p>BASTIONE SAINT REMY</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MARE E SARDEGNA">
            <text:p>MARE E SARDEGNA</text:p>
          </table:table-cell>
        </table:table-row>
        <table:table-row>
          <table:table-cell office:value-type="string" office:string-value="092009_001306">
            <text:p>092009_001306</text:p>
          </table:table-cell>
          <table:table-cell office:value-type="string" office:string-value="PIAZZA MARIA CALLAS">
            <text:p>PIAZZA MARIA CALLAS</text:p>
          </table:table-cell>
          <table:table-cell office:value-type="string" office:string-value="PIAZZA CASATI-VIA BORGO SANT'ELIA">
            <text:p>PIAZZA CASATI-VIA BORGO SANT'ELIA</text:p>
          </table:table-cell>
          <table:table-cell office:value-type="float" office:value="213">
            <text:p>213</text:p>
          </table:table-cell>
          <table:table-cell office:value-type="date" office:date-value="2003-03-04">
            <text:p>03/04/03</text:p>
          </table:table-cell>
          <table:table-cell office:value-type="string" office:string-value="G.C.">
            <text:p>G.C.</text:p>
          </table:table-cell>
          <table:table-cell office:value-type="string" office:string-value="SOPRANO LIRICO">
            <text:p>SOPRANO LIRICO</text:p>
          </table:table-cell>
        </table:table-row>
        <table:table-row>
          <table:table-cell office:value-type="string" office:string-value="092009_001307">
            <text:p>092009_001307</text:p>
          </table:table-cell>
          <table:table-cell office:value-type="string" office:string-value="PIAZZA FRANCESCO PAOLO INGRAO">
            <text:p>PIAZZA FRANCESCO PAOLO INGRAO</text:p>
          </table:table-cell>
          <table:table-cell office:value-type="string" office:string-value="VIA ROMA - VIALE REGINA MARGHERITA">
            <text:p>VIA ROMA - VIALE REGINA MARGHERITA</text:p>
          </table:table-cell>
          <table:table-cell office:value-type="float" office:value="71">
            <text:p>71</text:p>
          </table:table-cell>
          <table:table-cell office:value-type="date" office:date-value="2001-01-02">
            <text:p>01/02/01</text:p>
          </table:table-cell>
          <table:table-cell office:value-type="string" office:string-value="G.C.">
            <text:p>G.C.</text:p>
          </table:table-cell>
          <table:table-cell office:value-type="string" office:string-value="INSIGNE ESPERTO D'ARTE E NOTO COLLEZIONISTA DI OPERE D'ARTE (NATO A LENOLA (LT) IL 30/04/1909 - MORTO A CAGLIARI IL 02/03/1999)">
            <text:p>INSIGNE ESPERTO D'ARTE E NOTO COLLEZIONISTA DI OPERE D'ARTE (NATO A LENOLA (LT) IL 30/04/1909 - MORTO A CAGLIARI IL 02/03/1999)</text:p>
          </table:table-cell>
        </table:table-row>
        <table:table-row>
          <table:table-cell office:value-type="string" office:string-value="092009_001308">
            <text:p>092009_001308</text:p>
          </table:table-cell>
          <table:table-cell office:value-type="string" office:string-value="VIA GIACOMO BALLA">
            <text:p>VIA GIACOMO BALLA</text:p>
          </table:table-cell>
          <table:table-cell office:value-type="string" office:string-value="VIA DE CHIRICO - VIA GUTTUSO">
            <text:p>VIA DE CHIRICO - VIA GUTTU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 SUOI DIPINTI DI ISPIRAZIONE POSITIVA COMBINAVANO TEMI UMANITARI CON L'INTERESSE SCIENTIFICO PER GLI EFFETTI DELLA LUCE SIA NATURALE CHE ARTIFICIALE. FAMOSO IL TRITTICO LA GIORNATA DELL'OPERAIO. BALLA FU TRA I FIRMATARI DELLA PITTURA FUTURISTA E SI DEDICÒ CON PASSIONE ALLE ARTI DECORATIVE. LAVORÒ ANCHE IN STILE DI ISPIRAZIONE DIVISIONISTA COME IN LAMPADA AD ARCO. RICORDIAMO L'OPERA CHE APPROFONDISCE IL TEMA DEL MOVIMENTO BAMBINA CHE CORRE SUL BALCONE.NEL 1915 INIZIA UN PERIODO DI RICERCHE PLASTICHE CON MATERIALI DIVERSI . NEGLI ANNI VENTI SI INTERESSÒ DI CINEMA E ILLUSTRÒ TEMI PSICOLOGICI, ISOLANDOSI DAL SECONDO FUTURISMO. DAL 1930 RITORNÒ AI TEMI FIGURATIVI DEGLI ANNI PREFUTURISTICI: CITTÀ, PAESAGGI, RITRATTI.CON LE SUE RICERCHE B. HA SPESSO PRECEDUTO I RISULTATI DEI MOVIMENTI ARTISTICI DEL PRIMO NOVECENTO (FUTURISMO, DADAISMO). AL DI LÀ DELLO SPERIMENTALISMO, LA SUA OPERA POSSIEDE DOTI DI FANTASIA CROMATICA, DI RITMO DINAMICO, E DI RIGORE NON FIGURATIVO CHE LA COLLOCANO FRA LE PRIME ESPRESSIONI DELL'ARTE ASTRATTA ITALIANA (NATO A TORINO NEL 1871 - MORTO A ROMA NEL 1958)">
            <text:p>I SUOI DIPINTI DI ISPIRAZIONE POSITIVA COMBINAVANO TEMI UMANITARI CON L'INTERESSE SCIENTIFICO PER GLI EFFETTI DELLA LUCE SIA NATURALE CHE ARTIFICIALE. FAMOSO IL TRITTICO LA GIORNATA DELL'OPERAIO. BALLA FU TRA I FIRMATARI DELLA PITTURA FUTURISTA E SI DEDICÒ CON PASSIONE ALLE ARTI DECORATIVE. LAVORÒ ANCHE IN STILE DI ISPIRAZIONE DIVISIONISTA COME IN LAMPADA AD ARCO. RICORDIAMO L'OPERA CHE APPROFONDISCE IL TEMA DEL MOVIMENTO BAMBINA CHE CORRE SUL BALCONE.NEL 1915 INIZIA UN PERIODO DI RICERCHE PLASTICHE CON MATERIALI DIVERSI . NEGLI ANNI VENTI SI INTERESSÒ DI CINEMA E ILLUSTRÒ TEMI PSICOLOGICI, ISOLANDOSI DAL SECONDO FUTURISMO. DAL 1930 RITORNÒ AI TEMI FIGURATIVI DEGLI ANNI PREFUTURISTICI: CITTÀ, PAESAGGI, RITRATTI.CON LE SUE RICERCHE B. HA SPESSO PRECEDUTO I RISULTATI DEI MOVIMENTI ARTISTICI DEL PRIMO NOVECENTO (FUTURISMO, DADAISMO). AL DI LÀ DELLO SPERIMENTALISMO, LA SUA OPERA POSSIEDE DOTI DI FANTASIA CROMATICA, DI RITMO DINAMICO, E DI RIGORE NON FIGURATIVO CHE LA COLLOCANO FRA LE PRIME ESPRESSIONI DELL'ARTE ASTRATTA ITALIANA (NATO A TORINO NEL 1871 - MORTO A ROMA NEL 1958)</text:p>
          </table:table-cell>
        </table:table-row>
        <table:table-row>
          <table:table-cell office:value-type="string" office:string-value="092009_001309">
            <text:p>092009_001309</text:p>
          </table:table-cell>
          <table:table-cell office:value-type="string" office:string-value="VIA UMBERTO  BOCCIONI">
            <text:p>VIA UMBERTO  BOCCIONI</text:p>
          </table:table-cell>
          <table:table-cell office:value-type="string" office:string-value="VIA DE CHIRICO - VIA GUTTUSO">
            <text:p>VIA DE CHIRICO - VIA GUTTU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AL SUO LIBRO INEDITO PENE DELL'ANIMA È POSSIBILE RICOSTRUIRE ALCUNE DELLE TAPPE PIÙ SALIENTI DELLA VITA DEL B. FUTURISTA. NEL 1901, DOPO ALCUNE COLLABORAZIONI CON GIORNALI LOCALI, SI TRASFERISCE A ROMA DOVE CONOSCE SEVERINI. ENTRAMBI DIVENTANO DISCEPOLI DI BALLA MA I RISULTATI SONO ASSAI DELUDENTI. SI ISCRIVE ALL'ACCADEMIA DELLE BELLE ARTI DI VENEZIA E, DOPO DIVERSI VIAGGI ALL'ESTERO, COMINCIA A DIPINGERE ATTIVAMENTE MA CON SCARSO APPAGAMENTO, SENTENDO I LIMITI DELLA CULTURA ITALIANA CHE CONSIDERA PROVINCIALE.DOPO IL PRIMO MANIFESTO FUTURISTA DI MARINETTI (1909) DIVENTA SUO AMICO E INSIEME A CARRÀ E RUSSOLO SCRIVE  IL MANIFESTO DEI PITTORI FUTURISTI E IL MANIFESTO TECNICO DELLA PITTURA FUTURISTA, FIRMATO ANCHE DA SEVERINI E BALLA. POCO DOPO IL PITTORE SCRIVE IL MANIFESTO DELLA SCULTURA FUTURISTA DIVENTANDO UN VERO APOSTOLO DEL FUTURISMO E L'ESPONENTE PIÙ ATTIVO E INTRANSIGENTE. (NATO A REGGIO CALABRIA NEL 1882 - MORTO A SORTE (VE) NEL 1916)">
            <text:p>DAL SUO LIBRO INEDITO PENE DELL'ANIMA È POSSIBILE RICOSTRUIRE ALCUNE DELLE TAPPE PIÙ SALIENTI DELLA VITA DEL B. FUTURISTA. NEL 1901, DOPO ALCUNE COLLABORAZIONI CON GIORNALI LOCALI, SI TRASFERISCE A ROMA DOVE CONOSCE SEVERINI. ENTRAMBI DIVENTANO DISCEPOLI DI BALLA MA I RISULTATI SONO ASSAI DELUDENTI. SI ISCRIVE ALL'ACCADEMIA DELLE BELLE ARTI DI VENEZIA E, DOPO DIVERSI VIAGGI ALL'ESTERO, COMINCIA A DIPINGERE ATTIVAMENTE MA CON SCARSO APPAGAMENTO, SENTENDO I LIMITI DELLA CULTURA ITALIANA CHE CONSIDERA PROVINCIALE.DOPO IL PRIMO MANIFESTO FUTURISTA DI MARINETTI (1909) DIVENTA SUO AMICO E INSIEME A CARRÀ E RUSSOLO SCRIVE  IL MANIFESTO DEI PITTORI FUTURISTI E IL MANIFESTO TECNICO DELLA PITTURA FUTURISTA, FIRMATO ANCHE DA SEVERINI E BALLA. POCO DOPO IL PITTORE SCRIVE IL MANIFESTO DELLA SCULTURA FUTURISTA DIVENTANDO UN VERO APOSTOLO DEL FUTURISMO E L'ESPONENTE PIÙ ATTIVO E INTRANSIGENTE. (NATO A REGGIO CALABRIA NEL 1882 - MORTO A SORTE (VE) NEL 1916)</text:p>
          </table:table-cell>
        </table:table-row>
        <table:table-row>
          <table:table-cell office:value-type="string" office:string-value="092009_001310">
            <text:p>092009_001310</text:p>
          </table:table-cell>
          <table:table-cell office:value-type="string" office:string-value="VIA REMO BRANCA">
            <text:p>VIA REMO BRANCA</text:p>
          </table:table-cell>
          <table:table-cell office:value-type="string" office:string-value="VIA DE CHIRICO - VIA GUTTUSO">
            <text:p>VIA DE CHIRICO - VIA GUTTU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RTISTA ISOLANO, ALCUNE DELLE SUE OPERE RISPECCHIANO ZONE DELL' INSULARITÀ DELLA SARDEGNA.  ALLIEVO DEL PITTORE TEDESCO RICHARD SCHEURLEN È RICORDATO COME FAMOSO ACQUERELLISTA, INCISORE, SCULTORE E CERAMISTA. (NATO A SASSARI NEL 1897 - MORTO NEL 1988)">
            <text:p>ARTISTA ISOLANO, ALCUNE DELLE SUE OPERE RISPECCHIANO ZONE DELL' INSULARITÀ DELLA SARDEGNA.  ALLIEVO DEL PITTORE TEDESCO RICHARD SCHEURLEN È RICORDATO COME FAMOSO ACQUERELLISTA, INCISORE, SCULTORE E CERAMISTA. (NATO A SASSARI NEL 1897 - MORTO NEL 1988)</text:p>
          </table:table-cell>
        </table:table-row>
        <table:table-row>
          <table:table-cell office:value-type="string" office:string-value="092009_001311">
            <text:p>092009_001311</text:p>
          </table:table-cell>
          <table:table-cell office:value-type="string" office:string-value="VIA CESARE CABRAS">
            <text:p>VIA CESARE CABRAS</text:p>
          </table:table-cell>
          <table:table-cell office:value-type="string" office:string-value="VIA DE CHIRICO - VIA GUTTUSO">
            <text:p>VIA DE CHIRICO - VIA GUTTU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L CULMINE ARTISTICO LO RAGGIUNSE TRA GLI ANNI VENTI E I TRENTA GRAZIE ALLA CREAZIONE DEI SUOI DIPINTI E ALLE NUMEROSE MOSTRE. FREQUENTÒ LA SCUOLA DI BELLE ARTI A ROMA, INIZIÒ A LAVORARE PRESSO LO STUDIO DELL'ARTISTA GENOVESE PIETRO GAUDENTI. SOGGIORNÒ A TEULADA E A MILANO DOVE RAGGIUNSE IL CULMINE ARTISTICO. CON I SUOI DIPINTI PARTERCIPÒ A NUMEROSE MOSTRE DOVE RICEVETTE IMPORTANTI RICONOSCIMENTI ARTISTISTICI.  (NATO A MONSERRATO (CA) NEL 1888 - MORTO NEL 1968)">
            <text:p>IL CULMINE ARTISTICO LO RAGGIUNSE TRA GLI ANNI VENTI E I TRENTA GRAZIE ALLA CREAZIONE DEI SUOI DIPINTI E ALLE NUMEROSE MOSTRE. FREQUENTÒ LA SCUOLA DI BELLE ARTI A ROMA, INIZIÒ A LAVORARE PRESSO LO STUDIO DELL'ARTISTA GENOVESE PIETRO GAUDENTI. SOGGIORNÒ A TEULADA E A MILANO DOVE RAGGIUNSE IL CULMINE ARTISTICO. CON I SUOI DIPINTI PARTERCIPÒ A NUMEROSE MOSTRE DOVE RICEVETTE IMPORTANTI RICONOSCIMENTI ARTISTISTICI.  (NATO A MONSERRATO (CA) NEL 1888 - MORTO NEL 1968)</text:p>
          </table:table-cell>
        </table:table-row>
        <table:table-row>
          <table:table-cell office:value-type="string" office:string-value="092009_001312">
            <text:p>092009_001312</text:p>
          </table:table-cell>
          <table:table-cell office:value-type="string" office:string-value="VIA MASSIMO CAMPIGLI">
            <text:p>VIA MASSIMO CAMPIGLI</text:p>
          </table:table-cell>
          <table:table-cell office:value-type="string" office:string-value="VIA DUCA DI GENOVA - VIA GUTTUSO">
            <text:p>VIA DUCA DI GENOVA - VIA GUTTU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SEUDONIMO DI MAX IHLENFELD. I SUOI PRIMI LAVORI MOSTRANO L'INFLUSSO DI SEURAT, PICASSO E LEGER, IN SEGUITO ATTINGE ISPIRAZIONE A FONTI MOLTO PIÙ ANTICHE, ALL'ARTE EGIZIANA, ETRUSCA, E POMPEIANA, A QUELLA DEL MEDIOEVO E DEL PRIMO RINASCIMENTO.E' CELEBRE PER L'ELEGANTE E RAFFINATO ARCAISMO DEL SUO STILE. INIZIALMENTE SI AVVICINA AL FUTURISMO PIÙ COME SCRITTORE CHE COME PITTORE. NEL 1923 TIENE LA PRIMA PERSONALE A ROMA ALLA CASA D'ARTE BRAGAGLIA. NEL 1926 SI LEGA AI PITTORI ITALIANI RESIDENTI A PARIGI QUALI DE CHIRICO,TOZZI E DE PISIS FORMANDO IL GRUPPO DEFINITO DEI SETTE DI PARIGI. FRA LE INNUMEREVOLI OPERE RICORDIAMO I DIPINTI TESTA CON ANFORA (1928), LA FAMIGLIA (1929), SCALA A CHIOCCIOLA (1941), GIUDITTA (1944), AUTORITRATTO (1959).  HA AVUTO ANCHE UNA SUA PERSONALE ALLA BIENNALE DI VENEZIA NEL 1948. (NATO A BERLINO NEL 1895 - MORTO A SAINT  TROPEZ NEL 1971)">
            <text:p>PSEUDONIMO DI MAX IHLENFELD. I SUOI PRIMI LAVORI MOSTRANO L'INFLUSSO DI SEURAT, PICASSO E LEGER, IN SEGUITO ATTINGE ISPIRAZIONE A FONTI MOLTO PIÙ ANTICHE, ALL'ARTE EGIZIANA, ETRUSCA, E POMPEIANA, A QUELLA DEL MEDIOEVO E DEL PRIMO RINASCIMENTO.E' CELEBRE PER L'ELEGANTE E RAFFINATO ARCAISMO DEL SUO STILE. INIZIALMENTE SI AVVICINA AL FUTURISMO PIÙ COME SCRITTORE CHE COME PITTORE. NEL 1923 TIENE LA PRIMA PERSONALE A ROMA ALLA CASA D'ARTE BRAGAGLIA. NEL 1926 SI LEGA AI PITTORI ITALIANI RESIDENTI A PARIGI QUALI DE CHIRICO,TOZZI E DE PISIS FORMANDO IL GRUPPO DEFINITO DEI SETTE DI PARIGI. FRA LE INNUMEREVOLI OPERE RICORDIAMO I DIPINTI TESTA CON ANFORA (1928), LA FAMIGLIA (1929), SCALA A CHIOCCIOLA (1941), GIUDITTA (1944), AUTORITRATTO (1959).  HA AVUTO ANCHE UNA SUA PERSONALE ALLA BIENNALE DI VENEZIA NEL 1948. (NATO A BERLINO NEL 1895 - MORTO A SAINT  TROPEZ NEL 1971)</text:p>
          </table:table-cell>
        </table:table-row>
        <table:table-row>
          <table:table-cell office:value-type="string" office:string-value="092009_001313">
            <text:p>092009_001313</text:p>
          </table:table-cell>
          <table:table-cell office:value-type="string" office:string-value="VIA GIOVANNI ANTONIO CANAL">
            <text:p>VIA GIOVANNI ANTONIO CANAL</text:p>
          </table:table-cell>
          <table:table-cell office:value-type="string" office:string-value="VIA DUCA DI GENOVA - VIA GUTTUSO">
            <text:p>VIA DUCA DI GENOVA - VIA GUTTU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ETTO IL CANALETTO. FU UN GRANDE PITTORE ED INCISORE E CONTRIBUÌ IN MODO DETERMINANTE A ILLUMINARE LA PITTURA EUROPEA DEL SETTECENTO CON LA LUCE SFOLGORANTE DELL' ARTE VENEZIANA.  LO STILE DI CANALETTO SI SVILUPPÒ ATTRAVERSO MINIME VARIAZIONI DELLA STRUTTURA DEL QUADRO, TUTTO RIVOLTO AD UNA DOCUMENTAZIONE DELL' AMBIENTE ED ALLE INFINITE SFUMATURE DELLA LUCE SUI CIELI E LE ACQUE. LE RAPPRESENTAZIONI DEL CANAL GRANDE, DEI CAMPI VENEZIANI E DI LOCALITÀ DELL'ENTROTERRA LAGUNARE NELLE QUALI APPAIONO FISSATI IN FORME DI LIMPIDA BELLEZZA GLI ASPETTI MONUMENTALI E ANCHE QUELLI MINORI DELLA CITTÀ E DEI DINTORNI, INCONTRANO STRAORDINARIO FAVORE PRESSO UN PUBBLICO INTERNAZIONALE DI COLTI COLLEZIONISTI.TRA LE SUE OPERE PRINCIPALI RICORDIAMO CHIESA DELLA CARITÀ , FESTA DI SAN ROCCO,  SEI GRANDI VEDUTE DI PIAZZA S. MARCO, DODICI PICCOLE VEDUTE DEL CANAL GRANDE,  VEDUTA DEL TAMIGI. AL COLLEZIONISTA-MERCANTE INGLESE JOSEPH SMITH, C. DEDICA L'ECCEZIONALE RACCOLTA DI 31 ACQUEFORTI CON VEDUTE DELLA LAGUNA, DELLE RIVE DEL BRENTA E DI PADOVA.  (NATO A VENEZIA NEL 1697 - MORTO NEL 1768)">
            <text:p>DETTO IL CANALETTO. FU UN GRANDE PITTORE ED INCISORE E CONTRIBUÌ IN MODO DETERMINANTE A ILLUMINARE LA PITTURA EUROPEA DEL SETTECENTO CON LA LUCE SFOLGORANTE DELL' ARTE VENEZIANA.  LO STILE DI CANALETTO SI SVILUPPÒ ATTRAVERSO MINIME VARIAZIONI DELLA STRUTTURA DEL QUADRO, TUTTO RIVOLTO AD UNA DOCUMENTAZIONE DELL' AMBIENTE ED ALLE INFINITE SFUMATURE DELLA LUCE SUI CIELI E LE ACQUE. LE RAPPRESENTAZIONI DEL CANAL GRANDE, DEI CAMPI VENEZIANI E DI LOCALITÀ DELL'ENTROTERRA LAGUNARE NELLE QUALI APPAIONO FISSATI IN FORME DI LIMPIDA BELLEZZA GLI ASPETTI MONUMENTALI E ANCHE QUELLI MINORI DELLA CITTÀ E DEI DINTORNI, INCONTRANO STRAORDINARIO FAVORE PRESSO UN PUBBLICO INTERNAZIONALE DI COLTI COLLEZIONISTI.TRA LE SUE OPERE PRINCIPALI RICORDIAMO CHIESA DELLA CARITÀ , FESTA DI SAN ROCCO,  SEI GRANDI VEDUTE DI PIAZZA S. MARCO, DODICI PICCOLE VEDUTE DEL CANAL GRANDE,  VEDUTA DEL TAMIGI. AL COLLEZIONISTA-MERCANTE INGLESE JOSEPH SMITH, C. DEDICA L'ECCEZIONALE RACCOLTA DI 31 ACQUEFORTI CON VEDUTE DELLA LAGUNA, DELLE RIVE DEL BRENTA E DI PADOVA.  (NATO A VENEZIA NEL 1697 - MORTO NEL 1768)</text:p>
          </table:table-cell>
        </table:table-row>
        <table:table-row>
          <table:table-cell office:value-type="string" office:string-value="092009_001314">
            <text:p>092009_001314</text:p>
          </table:table-cell>
          <table:table-cell office:value-type="string" office:string-value="VIA ANTONIO CANOVA">
            <text:p>VIA ANTONIO CANOVA</text:p>
          </table:table-cell>
          <table:table-cell office:value-type="string" office:string-value="VIA DE CHIRICO - VIA GUTTUSO">
            <text:p>VIA DE CHIRICO - VIA GUTTU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FIGLIO DI UNO SCALPELLINO, COMPIE IL SUO APPRENDISTATO ARTISTICO PRIMA A VENEZIA, POI A ROMA.E' QUI CHE STUDIA LA SCULTURA ANTICA ED ENTRA IN CONTATTO CON ARTISTI ED INTELLETTUALI CHE TEORIZZANO UN NUOVO RITORNO AL CLASSICO. TRA IL 1783 ED IL 1810 REALIZZA I MONUMENTI FUNEBRI DI CLEMENTE XIII E CLEMENTE XIV A ROMA  IN CUI LE SUGGESTIONI BERNINIANE SONO SUPERATE E DECANTATE NELLA SEMPLIFICAZIONE GEOMETRICA DELLO SCHEMA PIRAMIDALE E NEL BILANCIAMENTO SIMMETRICO DELLE FIGURE. LA TIPOLOGIA DEL MONUMENTO FUNEBRE VIENE RINNOVATA PROFONDAMENTE CON IL MONUMENTO FUNEBREDI  MARIA CRISTINA D' AUSTRIA A VIENNA E DI VITTORIO ALFIERI A FIRENZE.LA FAMA INTERNAZIONALE ARRIVA CON LE SCULTURE DI SOGGETTI MITOLOGICI - AMORE E PSICHE, VENERE E ADONE, LE GRAZIE  - E CON LE CELEBRI STATUE DI NAPOLEONE IN NUDITÀ EROICA CELEBRATO COME MARTE PACIFICATORE E DI PAOLINA BORGHESE COME VENERE VINCITRICE. (NATO A POSSAGNO (TV) NEL 1757 - MORTO A VENEZIA NEL 1822)">
            <text:p>FIGLIO DI UNO SCALPELLINO, COMPIE IL SUO APPRENDISTATO ARTISTICO PRIMA A VENEZIA, POI A ROMA.E' QUI CHE STUDIA LA SCULTURA ANTICA ED ENTRA IN CONTATTO CON ARTISTI ED INTELLETTUALI CHE TEORIZZANO UN NUOVO RITORNO AL CLASSICO. TRA IL 1783 ED IL 1810 REALIZZA I MONUMENTI FUNEBRI DI CLEMENTE XIII E CLEMENTE XIV A ROMA  IN CUI LE SUGGESTIONI BERNINIANE SONO SUPERATE E DECANTATE NELLA SEMPLIFICAZIONE GEOMETRICA DELLO SCHEMA PIRAMIDALE E NEL BILANCIAMENTO SIMMETRICO DELLE FIGURE. LA TIPOLOGIA DEL MONUMENTO FUNEBRE VIENE RINNOVATA PROFONDAMENTE CON IL MONUMENTO FUNEBREDI  MARIA CRISTINA D' AUSTRIA A VIENNA E DI VITTORIO ALFIERI A FIRENZE.LA FAMA INTERNAZIONALE ARRIVA CON LE SCULTURE DI SOGGETTI MITOLOGICI - AMORE E PSICHE, VENERE E ADONE, LE GRAZIE  - E CON LE CELEBRI STATUE DI NAPOLEONE IN NUDITÀ EROICA CELEBRATO COME MARTE PACIFICATORE E DI PAOLINA BORGHESE COME VENERE VINCITRICE. (NATO A POSSAGNO (TV) NEL 1757 - MORTO A VENEZIA NEL 1822)</text:p>
          </table:table-cell>
        </table:table-row>
        <table:table-row>
          <table:table-cell office:value-type="string" office:string-value="092009_001315">
            <text:p>092009_001315</text:p>
          </table:table-cell>
          <table:table-cell office:value-type="string" office:string-value="VIA FELICE CASORATI">
            <text:p>VIA FELICE CASORATI</text:p>
          </table:table-cell>
          <table:table-cell office:value-type="string" office:string-value="VIA DEGLI ASTRI">
            <text:p>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SI LAUREA IN LEGGE A PADOVA, MA GIÀ DA STUDENTE È INTERESSATO ALLE ARTI. NEL 1907 ESPONE UN DIPINTO MOLTO SIGNIFICATIVO ALLA BIENNALE DI VENEZIA: IL RITRATTO DELLA SORELLA. A PARTIRE DAL 1919, A CONTATTO CON LA PITTURA METAFISICA, CONFERMA LA SUA IDEA CLASSICA DELL'IMMAGINE E DÀ VITA A UN'ARTE DI GRANDI FORME STATICHE, DI ESTREMA SEMPLICITÀ E SVERITÀ, INQUADRATE IN UNO SPAZIO PROSPETTICO RIGOROSAMENTE CUBICO E SOTTOLINEATE DALL'ASSOLUTO EQUILIBRIO DELLE MASSE CROMATICHE (UOVA SUL CASSETTONE, 1920">
            <text:p>SI LAUREA IN LEGGE A PADOVA, MA GIÀ DA STUDENTE È INTERESSATO ALLE ARTI. NEL 1907 ESPONE UN DIPINTO MOLTO SIGNIFICATIVO ALLA BIENNALE DI VENEZIA: IL RITRATTO DELLA SORELLA. A PARTIRE DAL 1919, A CONTATTO CON LA PITTURA METAFISICA, CONFERMA LA SUA IDEA CLASSICA DELL'IMMAGINE E DÀ VITA A UN'ARTE DI GRANDI FORME STATICHE, DI ESTREMA SEMPLICITÀ E SVERITÀ, INQUADRATE IN UNO SPAZIO PROSPETTICO RIGOROSAMENTE CUBICO E SOTTOLINEATE DALL'ASSOLUTO EQUILIBRIO DELLE MASSE CROMATICHE (UOVA SUL CASSETTONE, 1920</text:p>
          </table:table-cell>
          <table:table-cell office:value-type="string" office:string-value=" L'ATTESA, 1921">
            <text:p> L'ATTESA, 1921</text:p>
          </table:table-cell>
          <table:table-cell office:value-type="string" office:string-value=" MERIGGIO, 1923">
            <text:p> MERIGGIO, 1923</text:p>
          </table:table-cell>
          <table:table-cell office:value-type="string" office:string-value=" OSPEDALE, 1927)  . LA CLASSICITÀ DI C. NON NASCE DA UN ASTORICO RIMPIANTO PER UN PASSATO PERDUTO: ALLA SUA RADICE C'È INVECE LO STILE INTESO COME SEVERO CONTROLLO INTELLETTUALE DELLA FORMA.IN SEGUITO IL PITTORE INIZIA UN PROCESSO DI TEMPERAMENTO DELLA MALINCONICA FREDDEZZA DEL PRIMO LAVORO E, IMMETTENDO NELL'OPERA UNA LUMINOSITÀ MENO TAGLIENTE, LE CONFERISCE NUOVE IMPLICAZIONI EMOZIONALI (VENERE BIONDA, 1934). NEGLI UNLTIMI ANNI APPROFONDISCE IL SUO INTERESSE PER IL DESIGN E LE ARTI APPLICATE.  (NATO A NOVARA NEL 1883 - MORTO A TORINO NEL 1963)">
            <text:p> OSPEDALE, 1927)  . LA CLASSICITÀ DI C. NON NASCE DA UN ASTORICO RIMPIANTO PER UN PASSATO PERDUTO: ALLA SUA RADICE C'È INVECE LO STILE INTESO COME SEVERO CONTROLLO INTELLETTUALE DELLA FORMA.IN SEGUITO IL PITTORE INIZIA UN PROCESSO DI TEMPERAMENTO DELLA MALINCONICA FREDDEZZA DEL PRIMO LAVORO E, IMMETTENDO NELL'OPERA UNA LUMINOSITÀ MENO TAGLIENTE, LE CONFERISCE NUOVE IMPLICAZIONI EMOZIONALI (VENERE BIONDA, 1934). NEGLI UNLTIMI ANNI APPROFONDISCE IL SUO INTERESSE PER IL DESIGN E LE ARTI APPLICATE.  (NATO A NOVARA NEL 1883 - MORTO A TORINO NEL 1963)</text:p>
          </table:table-cell>
        </table:table-row>
        <table:table-row>
          <table:table-cell office:value-type="string" office:string-value="092009_001316">
            <text:p>092009_001316</text:p>
          </table:table-cell>
          <table:table-cell office:value-type="string" office:string-value="VIA GIORGIO DE CHIRICO">
            <text:p>VIA GIORGIO DE CHIRICO</text:p>
          </table:table-cell>
          <table:table-cell office:value-type="string" office:string-value="VIA SEGNI - VIA DEGLI ASTRI">
            <text:p>VIA SEGN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GRANDE PITTORE ED ESPOSITORE DELLE SUE OPERE.I FREQUENTI SPOSTAMENTI DELLA FAMIGLIA FRA VOLOS E ATENE DIEDERO ORIGINE AL TEMA DEL VIAGGIO E AI CONTRASTI EVOCATIVI FRA LA GRECIA ANTICA E QUELLA MODERNA CHE ISPIRARONO LE SUE OPERE. LE PRIME OPERE SONO DI CULTURA TIPICAMENTE SIMBOLISTA . POLEMICO NEI CONFRONTI DEL CUBISMI RICERCA UN SUO LINGUAGGIO LEGANDO ELEMENTI DI DIVERSA ORIGINE E RAPPRESENTANDO LE SUE EVASIONI ONIRICHE COME EVASIONI DAL FLUSSO DEL TEMPO. NEL 1916 SI AVVICINA ALLA PITTURA METAFISICA. RICORDIAMO FRA LE OPERE LE MUSE INQUIETANTI E I PESCI SACRI NEL PERIODO IN CUI USAVA COME TEMI DEI SUOI QUADRI: GLADIATORI, ARCHEOLOGI, PAESAGGI NELLA STANZA. IL SUO PERIODO PIÙ FELICE RESTA COMUNQUE QUELLO METAFISICO, CHE HA INDICATO UNA VIA DI RICERCA ALLA QUALE SI SONO RIALLACCIATI IL REALISMO MAGICO TEDESCO E IL NOVECENTO ITALIANO E, PER ALCUNI ASPETTI, LA PITTURA SURREALISTA. (NATO A VOLOS (GRECIA) NEL 1888 - MORTO A ROMA NEL 1978)">
            <text:p>GRANDE PITTORE ED ESPOSITORE DELLE SUE OPERE.I FREQUENTI SPOSTAMENTI DELLA FAMIGLIA FRA VOLOS E ATENE DIEDERO ORIGINE AL TEMA DEL VIAGGIO E AI CONTRASTI EVOCATIVI FRA LA GRECIA ANTICA E QUELLA MODERNA CHE ISPIRARONO LE SUE OPERE. LE PRIME OPERE SONO DI CULTURA TIPICAMENTE SIMBOLISTA . POLEMICO NEI CONFRONTI DEL CUBISMI RICERCA UN SUO LINGUAGGIO LEGANDO ELEMENTI DI DIVERSA ORIGINE E RAPPRESENTANDO LE SUE EVASIONI ONIRICHE COME EVASIONI DAL FLUSSO DEL TEMPO. NEL 1916 SI AVVICINA ALLA PITTURA METAFISICA. RICORDIAMO FRA LE OPERE LE MUSE INQUIETANTI E I PESCI SACRI NEL PERIODO IN CUI USAVA COME TEMI DEI SUOI QUADRI: GLADIATORI, ARCHEOLOGI, PAESAGGI NELLA STANZA. IL SUO PERIODO PIÙ FELICE RESTA COMUNQUE QUELLO METAFISICO, CHE HA INDICATO UNA VIA DI RICERCA ALLA QUALE SI SONO RIALLACCIATI IL REALISMO MAGICO TEDESCO E IL NOVECENTO ITALIANO E, PER ALCUNI ASPETTI, LA PITTURA SURREALISTA. (NATO A VOLOS (GRECIA) NEL 1888 - MORTO A ROMA NEL 1978)</text:p>
          </table:table-cell>
        </table:table-row>
        <table:table-row>
          <table:table-cell office:value-type="string" office:string-value="092009_001317">
            <text:p>092009_001317</text:p>
          </table:table-cell>
          <table:table-cell office:value-type="string" office:string-value="VIA STANISLAO DESSY">
            <text:p>VIA STANISLAO DESSY</text:p>
          </table:table-cell>
          <table:table-cell office:value-type="string" office:string-value="VIA SASSU - VIA DE CHIRICO">
            <text:p>VIA SASSU - VIA DE CHIRIC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NOTO STANIS. PROFONDO È IL SUO LEGAME CON LA CITTÀ DI CAGLIARI DOVE D. SPENDE LARGA PARTE DELLA SUA GIOVINEZZA  E DOVE RITORNA DOPO AVER COMPLETATO GLI STUDI ALL'ACCADEMIA ROMANA. MA È SASSARI LA SUA PATRIA D'ELEZIONE DI CUI DIVENTA UNA DELLE FIGURE CULTURALI PIÙ INFLUENTI. SONO PERCIÒ DEDICATE A QUESTE DUE CITTÀ, AI LORO AMBIENTI, LE OPERE PIÙ SIGNIFICATIVE DEL PITTORE. MENO INTERESSATO AL FOLKLORE MA ATTENTO AGLI ASPETTI DELLA VITA BORGHESE, DI CAGLIARI RICORDIAMO I DIPINTI DEDICATI AL PORTO, A MONTE URPINU">
            <text:p>NOTO STANIS. PROFONDO È IL SUO LEGAME CON LA CITTÀ DI CAGLIARI DOVE D. SPENDE LARGA PARTE DELLA SUA GIOVINEZZA  E DOVE RITORNA DOPO AVER COMPLETATO GLI STUDI ALL'ACCADEMIA ROMANA. MA È SASSARI LA SUA PATRIA D'ELEZIONE DI CUI DIVENTA UNA DELLE FIGURE CULTURALI PIÙ INFLUENTI. SONO PERCIÒ DEDICATE A QUESTE DUE CITTÀ, AI LORO AMBIENTI, LE OPERE PIÙ SIGNIFICATIVE DEL PITTORE. MENO INTERESSATO AL FOLKLORE MA ATTENTO AGLI ASPETTI DELLA VITA BORGHESE, DI CAGLIARI RICORDIAMO I DIPINTI DEDICATI AL PORTO, A MONTE URPINU</text:p>
          </table:table-cell>
          <table:table-cell office:value-type="string" office:string-value=" DI SASSARI LA SUA CAMPAGNA E I DINTORNI DEL QUANRTIERE VICINO AL SUO STUDIO. TRA LE OPERE PIÙ FAMOSE: VELIERO (1926)">
            <text:p> DI SASSARI LA SUA CAMPAGNA E I DINTORNI DEL QUANRTIERE VICINO AL SUO STUDIO. TRA LE OPERE PIÙ FAMOSE: VELIERO (1926)</text:p>
          </table:table-cell>
          <table:table-cell office:value-type="string" office:string-value=" MARINA (1929)">
            <text:p> MARINA (1929)</text:p>
          </table:table-cell>
          <table:table-cell office:value-type="string" office:string-value="MAREGGIATA AD ALGHERO (1940)">
            <text:p>MAREGGIATA AD ALGHERO (1940)</text:p>
          </table:table-cell>
          <table:table-cell office:value-type="string" office:string-value=" CAPOCACCIA (1940)">
            <text:p> CAPOCACCIA (1940)</text:p>
          </table:table-cell>
          <table:table-cell office:value-type="string" office:string-value=" PORTO FERRO (1974).  (NATO AD ARZANA (NU) NEL 1900 - MORTO A SASSARI NEL 1986)">
            <text:p> PORTO FERRO (1974).  (NATO AD ARZANA (NU) NEL 1900 - MORTO A SASSARI NEL 1986)</text:p>
          </table:table-cell>
        </table:table-row>
        <table:table-row>
          <table:table-cell office:value-type="string" office:string-value="092009_001318">
            <text:p>092009_001318</text:p>
          </table:table-cell>
          <table:table-cell office:value-type="string" office:string-value="VIA FOISO FOIS">
            <text:p>VIA FOISO FOIS</text:p>
          </table:table-cell>
          <table:table-cell office:value-type="string" office:string-value="VIA SASSU - VIA DE CHIRICO">
            <text:p>VIA SASSU - VIA DE CHIRIC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E' STATO L¿ESPONENTE DI ROTTURA  DI UNA STANCA TRADIZIONE PITTORICA. NELLE SUE OPERE È FACILE INDIVIDUARE L¿AMBITO DELLA SUA POETICA, CHE RIFLETTE UNA VIVA PARTECIPAZIONE ALLA VITA POLITICA E UNA PRECISA SCELTA DI CAMPO NELL¿AMBITO DELLA SINISTRA. SI DEDICA NEL 1977 ALLA PITTURA DI UN CRISTO SU COMMISSIONE DELL'AMICO PARROCO. L'ENORME TELA AD OLIO DOMINA, CON LA SUA FORTE CARICA DI RELIGIOSITÀ, LA NAVATA DELLA CHIESA DI S. PIO X A CAGLIARI DELLA QUALE COSTITUISCE LA PALA ALL' ALTARE. (NATO AD IGLESIAS NEL 1916 - MORTO A CAGLIARI NEL 1984)">
            <text:p>E' STATO L¿ESPONENTE DI ROTTURA  DI UNA STANCA TRADIZIONE PITTORICA. NELLE SUE OPERE È FACILE INDIVIDUARE L¿AMBITO DELLA SUA POETICA, CHE RIFLETTE UNA VIVA PARTECIPAZIONE ALLA VITA POLITICA E UNA PRECISA SCELTA DI CAMPO NELL¿AMBITO DELLA SINISTRA. SI DEDICA NEL 1977 ALLA PITTURA DI UN CRISTO SU COMMISSIONE DELL'AMICO PARROCO. L'ENORME TELA AD OLIO DOMINA, CON LA SUA FORTE CARICA DI RELIGIOSITÀ, LA NAVATA DELLA CHIESA DI S. PIO X A CAGLIARI DELLA QUALE COSTITUISCE LA PALA ALL' ALTARE. (NATO AD IGLESIAS NEL 1916 - MORTO A CAGLIARI NEL 1984)</text:p>
          </table:table-cell>
        </table:table-row>
        <table:table-row>
          <table:table-cell office:value-type="string" office:string-value="092009_001319">
            <text:p>092009_001319</text:p>
          </table:table-cell>
          <table:table-cell office:value-type="string" office:string-value="VIA RENATO GUTTUSO">
            <text:p>VIA RENATO GUTTUSO</text:p>
          </table:table-cell>
          <table:table-cell office:value-type="string" office:string-value="VIA DEGLI ASTRI">
            <text:p>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GRANDE E CONTROVERSO MAESTRO, TENACE DIFENSORE DELL' ARTE FIGURATIVA  PER MOTIVI STORICO-SOCIALI. LAVORÒ PRIMA A ROMA E POI A MILANO, RIELABORÒ GLI STIMOLI DELL ' ESPRESSIONISMO, DELL' ARTE POPOLARE SICILIANA E DI PICASSO. RICORDIAMO L' OPERA LA CROCIFISSIONE (1940-41). DURANTE LA SECONDA GUERRA MONDIALE DIPINSE UNA SERIE DI QUADRI DAL TITOLO DIO È CON NOI. GUTTUSO, NONOSTANTE LE VICISSITUDINI PERSONALI, NON CAMBIÒ MAI IL PROPRIO STILE FIGURATIVO. RIMASE SEMPRE IL PITTORE ILLUMINATO DALLA SUA RIGOGLIOSA E STELLANTE SICILIA.LA SUA UMANITÀ È DIPINTA SEMPRE CON UN TORTUOSO PLASTIICISMO. NELLA FORMA UMANA, NERVOSA E TESA, MA SEMPRE RICONOSCIBILE, E CHE LUI CONCENTRA NELLA TELA, C'È GIAÀ TUTTO IL DOLORE DEL MONDO. (NATO A BAGHERIA (PA) NEL 1912 - MORTO A ROMA NEL 1987)">
            <text:p>GRANDE E CONTROVERSO MAESTRO, TENACE DIFENSORE DELL' ARTE FIGURATIVA  PER MOTIVI STORICO-SOCIALI. LAVORÒ PRIMA A ROMA E POI A MILANO, RIELABORÒ GLI STIMOLI DELL ' ESPRESSIONISMO, DELL' ARTE POPOLARE SICILIANA E DI PICASSO. RICORDIAMO L' OPERA LA CROCIFISSIONE (1940-41). DURANTE LA SECONDA GUERRA MONDIALE DIPINSE UNA SERIE DI QUADRI DAL TITOLO DIO È CON NOI. GUTTUSO, NONOSTANTE LE VICISSITUDINI PERSONALI, NON CAMBIÒ MAI IL PROPRIO STILE FIGURATIVO. RIMASE SEMPRE IL PITTORE ILLUMINATO DALLA SUA RIGOGLIOSA E STELLANTE SICILIA.LA SUA UMANITÀ È DIPINTA SEMPRE CON UN TORTUOSO PLASTIICISMO. NELLA FORMA UMANA, NERVOSA E TESA, MA SEMPRE RICONOSCIBILE, E CHE LUI CONCENTRA NELLA TELA, C'È GIAÀ TUTTO IL DOLORE DEL MONDO. (NATO A BAGHERIA (PA) NEL 1912 - MORTO A ROMA NEL 1987)</text:p>
          </table:table-cell>
        </table:table-row>
        <table:table-row>
          <table:table-cell office:value-type="string" office:string-value="092009_001320">
            <text:p>092009_001320</text:p>
          </table:table-cell>
          <table:table-cell office:value-type="string" office:string-value="VIA ENZO LOY">
            <text:p>VIA ENZO LOY</text:p>
          </table:table-cell>
          <table:table-cell office:value-type="string" office:string-value="VIA SASSU - VIA DE CHIRICO">
            <text:p>VIA SASSU - VIA DE CHIRIC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TTENTO OSSERVATORE DEL PROPRIO AMBIENTE, DOTATO DI UNA VENA DI SOTTILE IRONIA, PRONTO A COGLIERE IL LATO UMORISTICO DELLE COSE, QUESTO CAGLIARITANO VERACE, CON L'ARGUZIA E LO SPIRITO CHE CARATTERIZZA I CITTADINI DEL CAPOLUOGO ISOLANO, SEMPRE PROPENSI A RIDERE DI SE STESSI E DEL LORO PROSSIMO , È STATO IN PRIMIS UN OTTIMO CARICATURISTA OLTRE CHE PITTORE. ESEMPIO FRA TUTTI IL VOLUME CASTEDDAIUS DI GIUSEPPE DELLA MARIA DOVE SONO RACCOLTI NUMEROSI RITRATTI CARICATURALI E LE CARICATURE DI PERSONAGGI FAMOSI COME QUELLA DI GEORGES SIMENON. SEMPRE COME CARICATURISTA COLLABORA IN VARI GIORNALI LOCALI DELL'EPOCA E NEL 1933 ESPONE 50 CARICATURE DI PERSONALITÀ IN VISTA DI CAGLIARI, RISCUOTENDO NOTEVOLE SUCCESSO. COME PITTORE, SEMPRE NEL '33, PARTECIPA ALLA MOSTRA ALLESTITA NELLA GALLERIA COMUNALE  D'ARTE CON IL DIPINTO DOPO LA PIOGGIA, ACQUISTATO DALL'UNIVERSITÀ DI CAGLIARI">
            <text:p>ATTENTO OSSERVATORE DEL PROPRIO AMBIENTE, DOTATO DI UNA VENA DI SOTTILE IRONIA, PRONTO A COGLIERE IL LATO UMORISTICO DELLE COSE, QUESTO CAGLIARITANO VERACE, CON L'ARGUZIA E LO SPIRITO CHE CARATTERIZZA I CITTADINI DEL CAPOLUOGO ISOLANO, SEMPRE PROPENSI A RIDERE DI SE STESSI E DEL LORO PROSSIMO , È STATO IN PRIMIS UN OTTIMO CARICATURISTA OLTRE CHE PITTORE. ESEMPIO FRA TUTTI IL VOLUME CASTEDDAIUS DI GIUSEPPE DELLA MARIA DOVE SONO RACCOLTI NUMEROSI RITRATTI CARICATURALI E LE CARICATURE DI PERSONAGGI FAMOSI COME QUELLA DI GEORGES SIMENON. SEMPRE COME CARICATURISTA COLLABORA IN VARI GIORNALI LOCALI DELL'EPOCA E NEL 1933 ESPONE 50 CARICATURE DI PERSONALITÀ IN VISTA DI CAGLIARI, RISCUOTENDO NOTEVOLE SUCCESSO. COME PITTORE, SEMPRE NEL '33, PARTECIPA ALLA MOSTRA ALLESTITA NELLA GALLERIA COMUNALE  D'ARTE CON IL DIPINTO DOPO LA PIOGGIA, ACQUISTATO DALL'UNIVERSITÀ DI CAGLIARI</text:p>
          </table:table-cell>
          <table:table-cell office:value-type="string" office:string-value=" NEGLI ANNI CINQUANTA, ESPONE UNA SERIE DI INTERNI DI PICCOLO FORMATO E SI TRATTA DI LAVORO DELICATI, ELEGANTI RIVELATORI DI UN FINISSIMO GUSTO ARTISTICO. FAMOSE SONO ANCHE LE RIPRODUZIONI, TRAMITE DISEGNI ED INCISIONI,  DEI LUOGHI CARATTERISTICI DELLA CITTÀ NATALE, ALCUNE RIPRODOTTE, A COLORI, NELLA RASSEGNA CAGLIARI ECONOMICA DELLA CAMERA DI COMMERCIO DI CUI FU DIRETTORE. TRA LA FORTUNATA PRODUZIONE CARTELLONISTICA, SI RICORDA IL GENIALE MANIFESTO SIMBOLO DELLA FIERA CAMPIONARIA DELLA SARDEGNA RAPPRESENTATO DA UN MILIZIANO, VESTITO IN COSTUME CHE BATTE UN TAMBURO. (NATO A CAGLIARI NEL 1909 - MORTO NEL 1986)">
            <text:p> NEGLI ANNI CINQUANTA, ESPONE UNA SERIE DI INTERNI DI PICCOLO FORMATO E SI TRATTA DI LAVORO DELICATI, ELEGANTI RIVELATORI DI UN FINISSIMO GUSTO ARTISTICO. FAMOSE SONO ANCHE LE RIPRODUZIONI, TRAMITE DISEGNI ED INCISIONI,  DEI LUOGHI CARATTERISTICI DELLA CITTÀ NATALE, ALCUNE RIPRODOTTE, A COLORI, NELLA RASSEGNA CAGLIARI ECONOMICA DELLA CAMERA DI COMMERCIO DI CUI FU DIRETTORE. TRA LA FORTUNATA PRODUZIONE CARTELLONISTICA, SI RICORDA IL GENIALE MANIFESTO SIMBOLO DELLA FIERA CAMPIONARIA DELLA SARDEGNA RAPPRESENTATO DA UN MILIZIANO, VESTITO IN COSTUME CHE BATTE UN TAMBURO. (NATO A CAGLIARI NEL 1909 - MORTO NEL 1986)</text:p>
          </table:table-cell>
        </table:table-row>
        <table:table-row>
          <table:table-cell office:value-type="string" office:string-value="092009_001321">
            <text:p>092009_001321</text:p>
          </table:table-cell>
          <table:table-cell office:value-type="string" office:string-value="VIA PIETRO ANTONIO MANCA">
            <text:p>VIA PIETRO ANTONIO MANCA</text:p>
          </table:table-cell>
          <table:table-cell office:value-type="string" office:string-value="VIA DUCA DI GENOVA">
            <text:p>VIA DUCA DI GENOV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CONTINUATORE DEL PITTORE GIUSEPPE BIASI, LA PERSONALITÀ PIÙ IMPORTANTE DELLA PITTURA IN SARDEGNA NEI PRIMI DECENNI DEL NOSTRO SECOLO, SIA PER LE NOVITÀ FORMALI E CROMATICHE, SIA PER L'INFLUSSO CHE ESERCITÒ SU GIOVANI PITTORI  (NATO A SORSO NEL 1882 - MORTO A SASSARI NEL 1975)">
            <text:p>CONTINUATORE DEL PITTORE GIUSEPPE BIASI, LA PERSONALITÀ PIÙ IMPORTANTE DELLA PITTURA IN SARDEGNA NEI PRIMI DECENNI DEL NOSTRO SECOLO, SIA PER LE NOVITÀ FORMALI E CROMATICHE, SIA PER L'INFLUSSO CHE ESERCITÒ SU GIOVANI PITTORI  (NATO A SORSO NEL 1882 - MORTO A SASSARI NEL 1975)</text:p>
          </table:table-cell>
        </table:table-row>
        <table:table-row>
          <table:table-cell office:value-type="string" office:string-value="092009_001322">
            <text:p>092009_001322</text:p>
          </table:table-cell>
          <table:table-cell office:value-type="string" office:string-value="VIA GIORGIO MORANDI">
            <text:p>VIA GIORGIO MORANDI</text:p>
          </table:table-cell>
          <table:table-cell office:value-type="string" office:string-value="VIA DUCA DI GENOVA - VIA PICASSO">
            <text:p>VIA DUCA DI GENOVA - VIA PICAS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 SUA RICERCA SI CONCENTRA SU POCHISSIMI, MODESTI SOGGETTI (PREFERIBILMENTE NATURE MORTE DI BOTTIGLIE E PAESAGGI DI GRIZZANA), CONTINUAMENTE RIELABORATI.SI ISCRISSE NEL 1907 ALL'ACCADEMIA DELLE BELLE ARTI DI BOLOGNA. CEZANNE È IL SUO MAESTRO IDEALE, IL PUNTO DI PARTENZA PER LA SUA RIELABORAZIONE ARTISTICA. L'INFLUENZA DI GIOTTO E DEI MAESTRI DEL PRIMO QUATTROCENTO SI AVVERTE NELLE NATURE MORTE DEL PERIODO METAFISICO. ACCANTO ALL'OPERA PITTORICA M. COLTIVA L'INCISIONE, TALVOLTA TRASPORTANDO L'ACQUAFORTE NEL DIPINTO, TALVOLTA PERCORRENDO UN PROCESSO INVERSO, MA SEMPRE MANTENENDO AUTONOMO IL MEZZO GRAFICO, FATTO DI SEGNI SOTTILI E RETTILINEI CHE SI INTERSECANO IN RETICOLI PIÙ O MENO FITTI E DANNO ORIGINE A ZONE TONALI DI VALORE DIVERSO (LA STRADA BIANCA, 1933">
            <text:p>LA SUA RICERCA SI CONCENTRA SU POCHISSIMI, MODESTI SOGGETTI (PREFERIBILMENTE NATURE MORTE DI BOTTIGLIE E PAESAGGI DI GRIZZANA), CONTINUAMENTE RIELABORATI.SI ISCRISSE NEL 1907 ALL'ACCADEMIA DELLE BELLE ARTI DI BOLOGNA. CEZANNE È IL SUO MAESTRO IDEALE, IL PUNTO DI PARTENZA PER LA SUA RIELABORAZIONE ARTISTICA. L'INFLUENZA DI GIOTTO E DEI MAESTRI DEL PRIMO QUATTROCENTO SI AVVERTE NELLE NATURE MORTE DEL PERIODO METAFISICO. ACCANTO ALL'OPERA PITTORICA M. COLTIVA L'INCISIONE, TALVOLTA TRASPORTANDO L'ACQUAFORTE NEL DIPINTO, TALVOLTA PERCORRENDO UN PROCESSO INVERSO, MA SEMPRE MANTENENDO AUTONOMO IL MEZZO GRAFICO, FATTO DI SEGNI SOTTILI E RETTILINEI CHE SI INTERSECANO IN RETICOLI PIÙ O MENO FITTI E DANNO ORIGINE A ZONE TONALI DI VALORE DIVERSO (LA STRADA BIANCA, 1933</text:p>
          </table:table-cell>
          <table:table-cell office:value-type="string" office:string-value=" GRANDE NATURA MORTA SCURA, 1934).         (NATO A BOLOGNA NEL 1890 - MORTO NEL 1964)">
            <text:p> GRANDE NATURA MORTA SCURA, 1934).         (NATO A BOLOGNA NEL 1890 - MORTO NEL 1964)</text:p>
          </table:table-cell>
        </table:table-row>
        <table:table-row>
          <table:table-cell office:value-type="string" office:string-value="092009_001323">
            <text:p>092009_001323</text:p>
          </table:table-cell>
          <table:table-cell office:value-type="string" office:string-value="VIA UGO MULAS">
            <text:p>VIA UGO MULAS</text:p>
          </table:table-cell>
          <table:table-cell office:value-type="string" office:string-value="VIA SAVINIO - VIA DUCA DI GENOVA">
            <text:p>VIA SAVINIO - VIA DUCA DI GENOV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ESORDISCE COME FOTOGRAFO PROFESSIONISTA ALLA BIENNALE DI VENEZIA, LAVORA PER LA STAMPA MA IL SUO INTERESSE PRINCIPALE È IL MONDO DELL'ARTE.COLLABORA CON STREHLER DEL PICCOLO TEATRO DI MILANO. LA SUA GRANDE FORZA CONSISTE NEL FARE VEDERE L'UOMO DAVANTI ALL'ARTISTA. NEL 1964 PARTE PER NEW YORK E IN QUEGLI ANNI  REALIZZA UNA STRAORDINARIA DOCUMENTAZIONE DELLA SCENA ARTISTICA CITTADINA. DALLA COLLABORAZIONE CON STREHLER NASCE UN MODELLO DI FOTOGRAFIA DEL TEATRO CHE SI BASA SUL PRINCIPIO BRECHTIANO DELLA STRAVAGANZA. REALIZZA FOTOGRAFIE PER VARIE RAPPRESENTAZIONI TEATRALI.   (NATO A POZZOLENGO (BRESCIA) NEL 1928 - MORTO A MILANO NEL 1973)">
            <text:p>ESORDISCE COME FOTOGRAFO PROFESSIONISTA ALLA BIENNALE DI VENEZIA, LAVORA PER LA STAMPA MA IL SUO INTERESSE PRINCIPALE È IL MONDO DELL'ARTE.COLLABORA CON STREHLER DEL PICCOLO TEATRO DI MILANO. LA SUA GRANDE FORZA CONSISTE NEL FARE VEDERE L'UOMO DAVANTI ALL'ARTISTA. NEL 1964 PARTE PER NEW YORK E IN QUEGLI ANNI  REALIZZA UNA STRAORDINARIA DOCUMENTAZIONE DELLA SCENA ARTISTICA CITTADINA. DALLA COLLABORAZIONE CON STREHLER NASCE UN MODELLO DI FOTOGRAFIA DEL TEATRO CHE SI BASA SUL PRINCIPIO BRECHTIANO DELLA STRAVAGANZA. REALIZZA FOTOGRAFIE PER VARIE RAPPRESENTAZIONI TEATRALI.   (NATO A POZZOLENGO (BRESCIA) NEL 1928 - MORTO A MILANO NEL 1973)</text:p>
          </table:table-cell>
        </table:table-row>
        <table:table-row>
          <table:table-cell office:value-type="string" office:string-value="092009_001324">
            <text:p>092009_001324</text:p>
          </table:table-cell>
          <table:table-cell office:value-type="string" office:string-value="VIA ANTONIO MURA">
            <text:p>VIA ANTONIO MURA</text:p>
          </table:table-cell>
          <table:table-cell office:value-type="string" office:string-value="VIA NIVOLA - VIA SIRONI">
            <text:p>VIA NIVOLA - VIA SIRO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FRA LE SUE OPERE VANNO ANNOVERATI I DIPINTI, RISALENTI AI PRIMI ANNI DEL NOVECENTO, DELLE CAPPELLE DELLA MADONNA DI FATIMA, DELL'ASSUNTA, DELL'AUSILIATRICE, DEL SANTISSIMO, DELL'IMMACOLATA, DEL ROSARIO,  ALL'INTERNO DELLA BASILICA DI BONARIA IN CAGLIARI. NELLA NATIA ARITZO, SI CONSERVANO ALCUNE TELE NELLA CHIESA PARROCCHIALE DI S. MICHELE ARCANGELO. ALTRI DIPINTI SONO PRESENTI PRESSO LA COLLEZIONE VALLE.    (NATO AD ARITZO NEL 1902 - MORTO A FIRENZE NEL 1972)">
            <text:p>FRA LE SUE OPERE VANNO ANNOVERATI I DIPINTI, RISALENTI AI PRIMI ANNI DEL NOVECENTO, DELLE CAPPELLE DELLA MADONNA DI FATIMA, DELL'ASSUNTA, DELL'AUSILIATRICE, DEL SANTISSIMO, DELL'IMMACOLATA, DEL ROSARIO,  ALL'INTERNO DELLA BASILICA DI BONARIA IN CAGLIARI. NELLA NATIA ARITZO, SI CONSERVANO ALCUNE TELE NELLA CHIESA PARROCCHIALE DI S. MICHELE ARCANGELO. ALTRI DIPINTI SONO PRESENTI PRESSO LA COLLEZIONE VALLE.    (NATO AD ARITZO NEL 1902 - MORTO A FIRENZE NEL 1972)</text:p>
          </table:table-cell>
        </table:table-row>
        <table:table-row>
          <table:table-cell office:value-type="string" office:string-value="092009_001325">
            <text:p>092009_001325</text:p>
          </table:table-cell>
          <table:table-cell office:value-type="string" office:string-value="VIA COSTANTINO NIVOLA">
            <text:p>VIA COSTANTINO NIVOLA</text:p>
          </table:table-cell>
          <table:table-cell office:value-type="string" office:string-value="VIA SAVINIO - VIA DUCA DI GENOVA">
            <text:p>VIA SAVINIO - VIA DUCA DI GENOV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AL PADRE MURATORE APPRENDE I PRIMI RUDIMENTI DEL MESTIERE. I SUOI ESORDI SONO LEGATI A MARIO DELITALA, UNO DEGLI ESPONENTI DI SPICCO DEL PANORAMA ARTISTICO SARDO DEL NOVECENTO.CON LUI LAVORA ALLA DECORAZIONE DELL'AULA MAGNA DELL'UNIVERSITÀ DI SASSARI. NEL 1931 FREQUENTA A MONZA L'ISTITUTO SUPERIORE DI INDUSTRIE ARTISTICHE. POCHI ANNI DOPO DIVENTA DIRETTORE DELL'UFFICIO GRAFICO DELL'OLIVETTI. NEL '38 SPOSA RUTH GUGGENHEIM E, A CAUSA DELLE PERSECUZIONI ANTISEMITE, È COSTRETTO AD ABBANDONARE L'ITALIA. SI RIFUGIA PRIMA IN FRANCIA POI A NEW YORK. DOPO LE PRIME DIFFICOLTÀ IN AMERICA N. TROVA UN AMBIENTE RICCO DI FERMENTI STIMOLANTI E STRINGE AMICIZIA CON MOLTI RAPPRESENTANTI DELLE AVANGUARDIE ARTISTICHE DEL MOMENTO, IN PARTICOLARE CON IL GRANDE ARCHITETTO LE CORBUSIER CON CUI CONDIVIDE ALCUNE SCELTE STILISTICHE. SI DEDICA ALLA PLASTICA DECORATIVA LEGATA ALL'ARCHITETTURA, SETTORE NEL QUALE RICEVE INCARICHI SEMPRE PIÙ IMPORTANTI. NON MANCANO LE SPERIMENTAZIONI TECNICHE COME IL SAND-CASTING (1948/49), COLATURA DI CEMENTO SULLA SABBIA MODELLATA. (NATO AD ORANI (NU) NEL 1911 - MORTO A LONG ISLAND (NY) NEL 1988)">
            <text:p>DAL PADRE MURATORE APPRENDE I PRIMI RUDIMENTI DEL MESTIERE. I SUOI ESORDI SONO LEGATI A MARIO DELITALA, UNO DEGLI ESPONENTI DI SPICCO DEL PANORAMA ARTISTICO SARDO DEL NOVECENTO.CON LUI LAVORA ALLA DECORAZIONE DELL'AULA MAGNA DELL'UNIVERSITÀ DI SASSARI. NEL 1931 FREQUENTA A MONZA L'ISTITUTO SUPERIORE DI INDUSTRIE ARTISTICHE. POCHI ANNI DOPO DIVENTA DIRETTORE DELL'UFFICIO GRAFICO DELL'OLIVETTI. NEL '38 SPOSA RUTH GUGGENHEIM E, A CAUSA DELLE PERSECUZIONI ANTISEMITE, È COSTRETTO AD ABBANDONARE L'ITALIA. SI RIFUGIA PRIMA IN FRANCIA POI A NEW YORK. DOPO LE PRIME DIFFICOLTÀ IN AMERICA N. TROVA UN AMBIENTE RICCO DI FERMENTI STIMOLANTI E STRINGE AMICIZIA CON MOLTI RAPPRESENTANTI DELLE AVANGUARDIE ARTISTICHE DEL MOMENTO, IN PARTICOLARE CON IL GRANDE ARCHITETTO LE CORBUSIER CON CUI CONDIVIDE ALCUNE SCELTE STILISTICHE. SI DEDICA ALLA PLASTICA DECORATIVA LEGATA ALL'ARCHITETTURA, SETTORE NEL QUALE RICEVE INCARICHI SEMPRE PIÙ IMPORTANTI. NON MANCANO LE SPERIMENTAZIONI TECNICHE COME IL SAND-CASTING (1948/49), COLATURA DI CEMENTO SULLA SABBIA MODELLATA. (NATO AD ORANI (NU) NEL 1911 - MORTO A LONG ISLAND (NY) NEL 1988)</text:p>
          </table:table-cell>
        </table:table-row>
        <table:table-row>
          <table:table-cell office:value-type="string" office:string-value="092009_001326">
            <text:p>092009_001326</text:p>
          </table:table-cell>
          <table:table-cell office:value-type="string" office:string-value="VIA PABLO PICASSO">
            <text:p>VIA PABLO PICASSO</text:p>
          </table:table-cell>
          <table:table-cell office:value-type="string" office:string-value="VIA CAMPIGLI">
            <text:p>VIA CAMPIGL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LL'ETÀ DI 10 ANNI, A LA CORUNA DOVE SI TRASFERISCE CON LA FAMIGLIA, È AMMESSO ALLA SCUOLA DI BELLE ARTI. I SUOI STUDI ARTISTICI CONTINUANO A BARCELLONA E A MADRID. NEL 1898 INIZIA A DIPINGERE E NEL 1904 SI STABILISCE A PARIGI INAUGURANDO IL C.D. PERIODO ROSA CHE SEGUE IL PERIODO BLU DEGLI ANNI 1901/1904. DEL PERIODO ROSA È IL CAPOLAVORO FAMIGLIA DI SALTIMBANCHI. NEL 1906 SCHEMATIZZA FORME E VOLUMI E DÀ VITA AL CUBISMO: RITRATTO DI GERTRUDE STEIN E LES DEMOISELLES D'AVIGNON. DAL 1907 AL 1912 LA SUA PITTURA SI EVOLVE ANCORA. DA CUBISMO CEZANNIANO A QUELLI ANALITICO E SINTETICO. DAL 1914 AL 1922 LA PITTURA DI P. SI AMMORBIDISCE NELLE FORME E NEI COLORI.NEL 1936 È DIRETTORE DEL PRADO E NEL '37 DIPINGE, PER L'ESPOSIZIONE UNIVERSALE DI PARIGI, LA SUA OPERA PIÙ FAMOSA: GUERNICA. RISALE AL '55 UN ALTRO DIPINTO FAMOSO: DONNE D'ALGERI. E' CONSIDERATI IL GENIO RICONOSCIUTO E INCONTRASTATO DI TUTTO IL MOVIMENTO PITTORICO DEL NOVECENTO.  (NATO A MALAGA NEL 1881 - MORTO A MOUGINS NEL 1973)">
            <text:p>ALL'ETÀ DI 10 ANNI, A LA CORUNA DOVE SI TRASFERISCE CON LA FAMIGLIA, È AMMESSO ALLA SCUOLA DI BELLE ARTI. I SUOI STUDI ARTISTICI CONTINUANO A BARCELLONA E A MADRID. NEL 1898 INIZIA A DIPINGERE E NEL 1904 SI STABILISCE A PARIGI INAUGURANDO IL C.D. PERIODO ROSA CHE SEGUE IL PERIODO BLU DEGLI ANNI 1901/1904. DEL PERIODO ROSA È IL CAPOLAVORO FAMIGLIA DI SALTIMBANCHI. NEL 1906 SCHEMATIZZA FORME E VOLUMI E DÀ VITA AL CUBISMO: RITRATTO DI GERTRUDE STEIN E LES DEMOISELLES D'AVIGNON. DAL 1907 AL 1912 LA SUA PITTURA SI EVOLVE ANCORA. DA CUBISMO CEZANNIANO A QUELLI ANALITICO E SINTETICO. DAL 1914 AL 1922 LA PITTURA DI P. SI AMMORBIDISCE NELLE FORME E NEI COLORI.NEL 1936 È DIRETTORE DEL PRADO E NEL '37 DIPINGE, PER L'ESPOSIZIONE UNIVERSALE DI PARIGI, LA SUA OPERA PIÙ FAMOSA: GUERNICA. RISALE AL '55 UN ALTRO DIPINTO FAMOSO: DONNE D'ALGERI. E' CONSIDERATI IL GENIO RICONOSCIUTO E INCONTRASTATO DI TUTTO IL MOVIMENTO PITTORICO DEL NOVECENTO.  (NATO A MALAGA NEL 1881 - MORTO A MOUGINS NEL 1973)</text:p>
          </table:table-cell>
        </table:table-row>
        <table:table-row>
          <table:table-cell office:value-type="string" office:string-value="092009_001327">
            <text:p>092009_001327</text:p>
          </table:table-cell>
          <table:table-cell office:value-type="string" office:string-value="VIA ALIGI SASSU">
            <text:p>VIA ALIGI SASSU</text:p>
          </table:table-cell>
          <table:table-cell office:value-type="string" office:string-value="VIA SEGNI - VIA DEGLI ASTRI">
            <text:p>VIA SEGN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FIN DA PICCOLO COVA LA PASSIONE PER LA PITTURA, ENTUSIASMANDOSI PER LE RIVISTE E I TESTI FUTURISTICI, L'INCONTRO CON MARINETTI SARÀ IMPORTANTISSIMO IN QUANTO È PROPRIO TRAMITE QUEST'ULTIMO CHE S. SI FARÀ CONOSCERE AL PUBBLICO">
            <text:p>FIN DA PICCOLO COVA LA PASSIONE PER LA PITTURA, ENTUSIASMANDOSI PER LE RIVISTE E I TESTI FUTURISTICI, L'INCONTRO CON MARINETTI SARÀ IMPORTANTISSIMO IN QUANTO È PROPRIO TRAMITE QUEST'ULTIMO CHE S. SI FARÀ CONOSCERE AL PUBBLICO</text:p>
          </table:table-cell>
          <table:table-cell office:value-type="string" office:string-value=" NELLA SUA PRIMA MOSTRA FIRMA, CON MUNARI, IL MANIFESTO DELLA PITTURA DINAMISMO E FORZA MUSCOLARE. IN OPPOSIZIONE AL REGIME È COSTRETTO, DAL 1935, ALLA CLANDESTINITÀ. ARRESTATO E PROCESSATO, VIENE CONDANNATO A DIECI ANNI DI RECLUSIONE. ALLA FINE DELLA GUERRA TRASFERISCE NELLA CERAMICA E NELLA SCULTURA IL SUO MONDO PITTORICO CON RIPETUTE APPARIZIONI ALLA BIENNALE DI VENEZIA. DAL 1961 SINO AGLI ANNI '80 SI CIMENTA ANCHE NELLA SCENOGRAFIA TEATRALE. LE SUE OPERE PIÙ IMPORTANTI SONO: SPAGNA 1937, LA MORTE DI CESARE , CRISTO DAVANTI AL SINEDRIO, I MARTIRI DI PIAZZALE LORETO, LA SERIE DELLETAUROMACHIE, I MITI DEL MEDITERRANEO. (NATO A MILANO NEL 1912 - MORTO A PALMA DI MAIORCA NEL 2000)">
            <text:p> NELLA SUA PRIMA MOSTRA FIRMA, CON MUNARI, IL MANIFESTO DELLA PITTURA DINAMISMO E FORZA MUSCOLARE. IN OPPOSIZIONE AL REGIME È COSTRETTO, DAL 1935, ALLA CLANDESTINITÀ. ARRESTATO E PROCESSATO, VIENE CONDANNATO A DIECI ANNI DI RECLUSIONE. ALLA FINE DELLA GUERRA TRASFERISCE NELLA CERAMICA E NELLA SCULTURA IL SUO MONDO PITTORICO CON RIPETUTE APPARIZIONI ALLA BIENNALE DI VENEZIA. DAL 1961 SINO AGLI ANNI '80 SI CIMENTA ANCHE NELLA SCENOGRAFIA TEATRALE. LE SUE OPERE PIÙ IMPORTANTI SONO: SPAGNA 1937, LA MORTE DI CESARE , CRISTO DAVANTI AL SINEDRIO, I MARTIRI DI PIAZZALE LORETO, LA SERIE DELLETAUROMACHIE, I MITI DEL MEDITERRANEO. (NATO A MILANO NEL 1912 - MORTO A PALMA DI MAIORCA NEL 2000)</text:p>
          </table:table-cell>
        </table:table-row>
        <table:table-row>
          <table:table-cell office:value-type="string" office:string-value="092009_001328">
            <text:p>092009_001328</text:p>
          </table:table-cell>
          <table:table-cell office:value-type="string" office:string-value="VIA ALBERTO SAVINIO">
            <text:p>VIA ALBERTO SAVINIO</text:p>
          </table:table-cell>
          <table:table-cell office:value-type="string" office:string-value="VIA SIRONI">
            <text:p>VIA SIRO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SEUDONIMO DI ANDREA DE CHIRICO. FRATELLO DI GIORGIO DE CHIRICO, ESORDISCE COME SCRITTORE CON LES CHANTS DE LA MI-MORT (1914). NEL 1916, A FERRARA, ENTRA IN CONTATTO CON GLI ARTISTI METAFISICI, E, DELLA PITTURA METAFISICA DEL FRATELLO, DI C. CARRÀ E DI G.MORANDI E NE DIVIENE IL PIÙ ACUTO TEORICO CON CON GLI ARTICLO PUBBLICATI IN VALORI PLASTICI TRA IL 1918 E IL 1922.NEL 1927 TIENE A PARIGI LA SUA PRIMA MOSTRA DI PITTURA E DA ALLORE, SVOLGE, IN PARALLELO CON L'INTENSA ATTIVITÀ LETTERARIA, UN'ATTIVITÀ PITTORICA RIFERIBILE AL SURREALISMO, MA IN REALTÀ INTESA SOPRATTUTTO A DAR FORMA AI DUE PRINCIPI FONDAMENTALI DELLA POETICA METAFISICA: LA SPETTRALITÀ E L'IRONIA. DOPO LA MOSTRA DEL 1940 ALLA GALL. DEL MILIONE A MILANO, S. SI DEDICA SOPRATTUTTO ALL'ATTIVITÀ GRAFICA. NEL 1952 CURA REGIA, ALLESTIMENTO SCENICO E COSTUMI PER L'ARMIDA AL MAGGIO MUSICALE FIORENTINO. (NATO AD ATENE NEL 1891 - MORTO A ROMA NEL 1952)">
            <text:p>PSEUDONIMO DI ANDREA DE CHIRICO. FRATELLO DI GIORGIO DE CHIRICO, ESORDISCE COME SCRITTORE CON LES CHANTS DE LA MI-MORT (1914). NEL 1916, A FERRARA, ENTRA IN CONTATTO CON GLI ARTISTI METAFISICI, E, DELLA PITTURA METAFISICA DEL FRATELLO, DI C. CARRÀ E DI G.MORANDI E NE DIVIENE IL PIÙ ACUTO TEORICO CON CON GLI ARTICLO PUBBLICATI IN VALORI PLASTICI TRA IL 1918 E IL 1922.NEL 1927 TIENE A PARIGI LA SUA PRIMA MOSTRA DI PITTURA E DA ALLORE, SVOLGE, IN PARALLELO CON L'INTENSA ATTIVITÀ LETTERARIA, UN'ATTIVITÀ PITTORICA RIFERIBILE AL SURREALISMO, MA IN REALTÀ INTESA SOPRATTUTTO A DAR FORMA AI DUE PRINCIPI FONDAMENTALI DELLA POETICA METAFISICA: LA SPETTRALITÀ E L'IRONIA. DOPO LA MOSTRA DEL 1940 ALLA GALL. DEL MILIONE A MILANO, S. SI DEDICA SOPRATTUTTO ALL'ATTIVITÀ GRAFICA. NEL 1952 CURA REGIA, ALLESTIMENTO SCENICO E COSTUMI PER L'ARMIDA AL MAGGIO MUSICALE FIORENTINO. (NATO AD ATENE NEL 1891 - MORTO A ROMA NEL 1952)</text:p>
          </table:table-cell>
        </table:table-row>
        <table:table-row>
          <table:table-cell office:value-type="string" office:string-value="092009_001329">
            <text:p>092009_001329</text:p>
          </table:table-cell>
          <table:table-cell office:value-type="string" office:string-value="VIA MARIO SIRONI">
            <text:p>VIA MARIO SIRONI</text:p>
          </table:table-cell>
          <table:table-cell office:value-type="string" office:string-value="VIA DUCA DI GENOVA">
            <text:p>VIA DUCA DI GENOV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UR APPASSIONATO DI MATEMATICA, L'AMBIENTE CULTURALE ROMANO LO INDUCE AD ISCRIVERSI ALL'ACCADEMIA DI BELLE ARTI. AMICO DI BALLA, SEVERINI E BOCCIONI, CON QUESTI CONDIVIDE LO SPIRITO INNOVATIVO DEL FUTURISMO. TRASFERITOSI A MILANO, È AFFASCINATO DALLE FORME SOLIDE E COMPATTE DEL PAESAGGIO URBANO ED INDUSTRIALE  INTERPRETANDO IL DISAGIO UMANO E SOCIALE IN CUI LA FIGURA UMANA APPARE SOVERCHIATA, TOTALMENTE SOPRAFFATTA DA EDIFICI TETRI E SPROPORZIONATI.CELEBERRIME LE SUE PERIFERIE. E' TRA I FONDATORI DEL MOVIMENTO PITTORICO NOVECENTO , NONCHÈ DISEGNATORE E CRITICO D'ARTE SUL POPOLO D'ITALIA. SPLENDIDI I SUOI MONUMENTALI NUDI DI DONNA CHE PAIONO INCARNARE IL SENSO ANCESTRALE DELLA DEA MADRE.  (NATO A SASSARI NEL 1885 - MORTO A MILANO NEL 1961)">
            <text:p>PUR APPASSIONATO DI MATEMATICA, L'AMBIENTE CULTURALE ROMANO LO INDUCE AD ISCRIVERSI ALL'ACCADEMIA DI BELLE ARTI. AMICO DI BALLA, SEVERINI E BOCCIONI, CON QUESTI CONDIVIDE LO SPIRITO INNOVATIVO DEL FUTURISMO. TRASFERITOSI A MILANO, È AFFASCINATO DALLE FORME SOLIDE E COMPATTE DEL PAESAGGIO URBANO ED INDUSTRIALE  INTERPRETANDO IL DISAGIO UMANO E SOCIALE IN CUI LA FIGURA UMANA APPARE SOVERCHIATA, TOTALMENTE SOPRAFFATTA DA EDIFICI TETRI E SPROPORZIONATI.CELEBERRIME LE SUE PERIFERIE. E' TRA I FONDATORI DEL MOVIMENTO PITTORICO NOVECENTO , NONCHÈ DISEGNATORE E CRITICO D'ARTE SUL POPOLO D'ITALIA. SPLENDIDI I SUOI MONUMENTALI NUDI DI DONNA CHE PAIONO INCARNARE IL SENSO ANCESTRALE DELLA DEA MADRE.  (NATO A SASSARI NEL 1885 - MORTO A MILANO NEL 1961)</text:p>
          </table:table-cell>
        </table:table-row>
        <table:table-row>
          <table:table-cell office:value-type="string" office:string-value="092009_001330">
            <text:p>092009_001330</text:p>
          </table:table-cell>
          <table:table-cell office:value-type="string" office:string-value="VIA COSTANTINO SPADA">
            <text:p>VIA COSTANTINO SPADA</text:p>
          </table:table-cell>
          <table:table-cell office:value-type="string" office:string-value="VIA DUCA DI GENOVA">
            <text:p>VIA DUCA DI GENOV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 SUA PITTURA COMINCIA A FARSI STRADA NEL DOPOGUERRA, PERIODO IN CUI DIPINGE SOTTO L'INFLUENZA DEL CUBISMO E DI PICASSO. FRA LE SUE OPERE RICORDIAMO GLI AFFRESHI ESEGUITI, DAL 1964 AL 1968, NELLA CHIESA DEL SACRO CUORE DI GESÙ A SASSARI. (NATO A SASSARI NEL 1922 - MORTO NEL 1975)">
            <text:p>LA SUA PITTURA COMINCIA A FARSI STRADA NEL DOPOGUERRA, PERIODO IN CUI DIPINGE SOTTO L'INFLUENZA DEL CUBISMO E DI PICASSO. FRA LE SUE OPERE RICORDIAMO GLI AFFRESHI ESEGUITI, DAL 1964 AL 1968, NELLA CHIESA DEL SACRO CUORE DI GESÙ A SASSARI. (NATO A SASSARI NEL 1922 - MORTO NEL 1975)</text:p>
          </table:table-cell>
        </table:table-row>
        <table:table-row>
          <table:table-cell office:value-type="string" office:string-value="092009_001331">
            <text:p>092009_001331</text:p>
          </table:table-cell>
          <table:table-cell office:value-type="string" office:string-value="VIA GIORGIO VASARI">
            <text:p>VIA GIORGIO VASARI</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PPRENDE I PRIMI RUDIMENTI DEL DISEGNO AD APPENA NOVE ANNI, A TREDICI VIENE CONDOTTO A FIRENZE E DIVIENE ALLIEVO DI MICHELANGELO, ANDREA DEL SARTO E BANDINELLI. NEL 1531 SEGUE A ROMA IL CARDINALE IPPOLITO DE' MEDICI E, PER SUO INCARICO, ESEGUE, PER LA CITTÀ DI FIRENZE, LE DECORAZIONI PITTORICHE DI PALAZZO VECCHIO E CONDUCE LA PROGETTAZIONE DELLA FABBRICA DEGLI UFFIZI NEGLI ANNI 1532 - 1536. SEMPRE IN QUEL PERIODO AFFRESCA A ROMA LA CAPPELLA REGIA IN VATICANO. NEL 1540 COMINCIA A RACCOGLIERE NOTIZIE SULLA VITA E LE OPERE DEGLI ARTISTI E SCRIVE UN'OPERA INTITOLATA LE VITE DE' PIÙ FAMOSI ARCHITETTI, PITTORI, ET SCULTORI ITALIANI, DA CIMABUE INSINO A' TEMPI NOSTRI, LA CUI PRIMA EDIZIONE VIENE PUBBLICATA NEL 1550. QUESTO LAVORO DI SCRITTORE DELL'ARTE LO PORTA ALLA FAMA. (NATO AD AREZZO NEL 1511 - MORTO A FIRENZE NEL 1574)">
            <text:p>APPRENDE I PRIMI RUDIMENTI DEL DISEGNO AD APPENA NOVE ANNI, A TREDICI VIENE CONDOTTO A FIRENZE E DIVIENE ALLIEVO DI MICHELANGELO, ANDREA DEL SARTO E BANDINELLI. NEL 1531 SEGUE A ROMA IL CARDINALE IPPOLITO DE' MEDICI E, PER SUO INCARICO, ESEGUE, PER LA CITTÀ DI FIRENZE, LE DECORAZIONI PITTORICHE DI PALAZZO VECCHIO E CONDUCE LA PROGETTAZIONE DELLA FABBRICA DEGLI UFFIZI NEGLI ANNI 1532 - 1536. SEMPRE IN QUEL PERIODO AFFRESCA A ROMA LA CAPPELLA REGIA IN VATICANO. NEL 1540 COMINCIA A RACCOGLIERE NOTIZIE SULLA VITA E LE OPERE DEGLI ARTISTI E SCRIVE UN'OPERA INTITOLATA LE VITE DE' PIÙ FAMOSI ARCHITETTI, PITTORI, ET SCULTORI ITALIANI, DA CIMABUE INSINO A' TEMPI NOSTRI, LA CUI PRIMA EDIZIONE VIENE PUBBLICATA NEL 1550. QUESTO LAVORO DI SCRITTORE DELL'ARTE LO PORTA ALLA FAMA. (NATO AD AREZZO NEL 1511 - MORTO A FIRENZE NEL 1574)</text:p>
          </table:table-cell>
        </table:table-row>
        <table:table-row>
          <table:table-cell office:value-type="string" office:string-value="092009_001332">
            <text:p>092009_001332</text:p>
          </table:table-cell>
          <table:table-cell office:value-type="string" office:string-value="VIA SIBILLA ALERAMO">
            <text:p>VIA SIBILLA ALERAMO</text:p>
          </table:table-cell>
          <table:table-cell office:value-type="string" office:string-value="VIA WAGNER">
            <text:p>VIA WAGNER</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SEUDONIMO DI RINA FACCIO. NELLA SUA VITA INQUIETA E PASSIONALE SPICCA LA TEMPESTOSA RELAZIONE CON IL POETA DINO CAMPANA.DA RICORDARE ANCHE IL SUO IMPEGNO, ACCANTO A GIOVANNI CENA, PER L'ELEVAZIONE CULTURALE DEI CETI UMILI DELL'AGRO ROMANO. ESORDISCE NEL 1906 COL ROMANZO PROGRAMMATICAMENTE FEMMINISTA UNA DONNA, DOVE GIÀ SI INTRECCIANO LE COMPONENTI PRINCIPALI DELLA SUA PERSONALITÀ: LA FORTE SENSIBILITÀ SOCIALE E LA PROROMPENTE CARICA AUTOBIOGRAFICA E INDIVIDUALISTICA. DA QUESTO CONFLITTO NASCE IL TESO LIRISMO DELLE OPERE SUCCESSIVE: I ROMANZI IL PASSAGGIO (1919), AMO DUNQUE SONO (1927), II FRUSTINO (1932)">
            <text:p>PSEUDONIMO DI RINA FACCIO. NELLA SUA VITA INQUIETA E PASSIONALE SPICCA LA TEMPESTOSA RELAZIONE CON IL POETA DINO CAMPANA.DA RICORDARE ANCHE IL SUO IMPEGNO, ACCANTO A GIOVANNI CENA, PER L'ELEVAZIONE CULTURALE DEI CETI UMILI DELL'AGRO ROMANO. ESORDISCE NEL 1906 COL ROMANZO PROGRAMMATICAMENTE FEMMINISTA UNA DONNA, DOVE GIÀ SI INTRECCIANO LE COMPONENTI PRINCIPALI DELLA SUA PERSONALITÀ: LA FORTE SENSIBILITÀ SOCIALE E LA PROROMPENTE CARICA AUTOBIOGRAFICA E INDIVIDUALISTICA. DA QUESTO CONFLITTO NASCE IL TESO LIRISMO DELLE OPERE SUCCESSIVE: I ROMANZI IL PASSAGGIO (1919), AMO DUNQUE SONO (1927), II FRUSTINO (1932)</text:p>
          </table:table-cell>
          <table:table-cell office:value-type="string" office:string-value=" LE PROSE DI GIOIE D'OCCASIONE (1930), ORSA MINORE (1938), DAL MIO DIARIO 1940 - 44 (1945)">
            <text:p> LE PROSE DI GIOIE D'OCCASIONE (1930), ORSA MINORE (1938), DAL MIO DIARIO 1940 - 44 (1945)</text:p>
          </table:table-cell>
          <table:table-cell office:value-type="string" office:string-value=" LE RACCOLTE DI VERSI CONFLUITE IN SELVA D'AMORE (1947, PREMIO VIAREGGIO) E LE ALTRE LIRICHE DI AIUTATEMI A DIRE (1951) E LUCI DELLA MIA SERA (1956)   (NATA AD ALESSANDRIA NEL 1876 - MORTA A ROMA NEL 1960)">
            <text:p> LE RACCOLTE DI VERSI CONFLUITE IN SELVA D'AMORE (1947, PREMIO VIAREGGIO) E LE ALTRE LIRICHE DI AIUTATEMI A DIRE (1951) E LUCI DELLA MIA SERA (1956)   (NATA AD ALESSANDRIA NEL 1876 - MORTA A ROMA NEL 1960)</text:p>
          </table:table-cell>
        </table:table-row>
        <table:table-row>
          <table:table-cell office:value-type="string" office:string-value="092009_001333">
            <text:p>092009_001333</text:p>
          </table:table-cell>
          <table:table-cell office:value-type="string" office:string-value="VIA SERGIO ATZENI">
            <text:p>VIA SERGIO ATZENI</text:p>
          </table:table-cell>
          <table:table-cell office:value-type="string" office:string-value="VIA DEI PIOPPI">
            <text:p>VIA DEI PIOPP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MORTO PREMATURAMENTE, A. È DA CONSIDERARSI TRA I PIÙ GRANDI TALENTI LETTERARI APPARSI SULLA SCENA NAZIONALE DEGLI ULTIMI ANNI. NEI SUOI ROMANZI SI RITROVANO LA STORIA E LA FANTASIA, I MITI E I PERSONAGGI DI UNA SOCIETÀ CHE PUÒ ESSERE DEFINITA COME SARDA MA CHE MALE SI ADATTA A QUESTA UNICA ETICHETTA. IL RESPIRO DEI SUOI ROMANZI É, INFATTI, QUELLO DELL'UMANITÀ TUTTA, UNIVERSALE È IL SUO SGUARDO SUL MONDO. L'APOLOGO DEL GIUDICE BAMBINO (1986), IL FIGLIO DI BAKUNIN (1991), IL QUINTO PASSO È L'ADDIO (1995), E I DUE ROMANZI EDITI POSTUMI PASSAVAMO SULLA TERRA LEGGERI (1996) E BELLAS MARIPOSAS (1996) SONO NATI DA UNA PENNA CHE GIOCA CON LA PAGINA, COL CONTENUTO E CON LA LINGUA CHE LO ESPRIME">
            <text:p>MORTO PREMATURAMENTE, A. È DA CONSIDERARSI TRA I PIÙ GRANDI TALENTI LETTERARI APPARSI SULLA SCENA NAZIONALE DEGLI ULTIMI ANNI. NEI SUOI ROMANZI SI RITROVANO LA STORIA E LA FANTASIA, I MITI E I PERSONAGGI DI UNA SOCIETÀ CHE PUÒ ESSERE DEFINITA COME SARDA MA CHE MALE SI ADATTA A QUESTA UNICA ETICHETTA. IL RESPIRO DEI SUOI ROMANZI É, INFATTI, QUELLO DELL'UMANITÀ TUTTA, UNIVERSALE È IL SUO SGUARDO SUL MONDO. L'APOLOGO DEL GIUDICE BAMBINO (1986), IL FIGLIO DI BAKUNIN (1991), IL QUINTO PASSO È L'ADDIO (1995), E I DUE ROMANZI EDITI POSTUMI PASSAVAMO SULLA TERRA LEGGERI (1996) E BELLAS MARIPOSAS (1996) SONO NATI DA UNA PENNA CHE GIOCA CON LA PAGINA, COL CONTENUTO E CON LA LINGUA CHE LO ESPRIME</text:p>
          </table:table-cell>
          <table:table-cell office:value-type="string" office:string-value=" FORSE È PER QUESTO ENTUSIASMO, PER LA VITALITÀ CHE È L'ASPIRAZIONE STESSA DEI ROMANZI CHE, CIÒ CHE DICEVA A. PER SE STESSO, SI AVVERA ANCHE PER IL SUO LIBRO: SONO SARDO, SONO ITALIANO, SONO EUROPEO. (NATO A CAPOTERRA NEL 1952 - MORTO NELL'ISOLA S. PIETRO NEL 1995)">
            <text:p> FORSE È PER QUESTO ENTUSIASMO, PER LA VITALITÀ CHE È L'ASPIRAZIONE STESSA DEI ROMANZI CHE, CIÒ CHE DICEVA A. PER SE STESSO, SI AVVERA ANCHE PER IL SUO LIBRO: SONO SARDO, SONO ITALIANO, SONO EUROPEO. (NATO A CAPOTERRA NEL 1952 - MORTO NELL'ISOLA S. PIETRO NEL 1995)</text:p>
          </table:table-cell>
        </table:table-row>
        <table:table-row>
          <table:table-cell office:value-type="string" office:string-value="092009_001334">
            <text:p>092009_001334</text:p>
          </table:table-cell>
          <table:table-cell office:value-type="string" office:string-value="VIA GIULIO BECHI">
            <text:p>VIA GIULIO BECHI</text:p>
          </table:table-cell>
          <table:table-cell office:value-type="string" office:string-value="VIA DEI CASTAGNI - VIA VALLE">
            <text:p>VIA DEI CASTAGNI - VIA VALL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RA IL 1895 E IL 1897 È ARRUOLATO IN AFRICA (ESPERIENZA CHE STIMOLÒ LA SUA PRIMA PROVA NARRATIVA: FRA IL BIANCO E IL NERO DEL 1898).NEL 1899 È IN SARDEGNA, TENENTE DEI CARABINIERI NELLA CAMPAGNA CONTRO IL BANDITISMO. DA QUEST'ALTRA ESPERIENZA TRASSE IL MATERIALE PER CAGGIA GROSSA. SCENE E FIGURE DEL BANDITISMO SARDO (1900). IN SEGUITO CONTINUÒ A DIVIDERSI FRA VITA MILITARE E SCRITTURA (IL CAPITANO TREMALATERRA 1902">
            <text:p>TRA IL 1895 E IL 1897 È ARRUOLATO IN AFRICA (ESPERIENZA CHE STIMOLÒ LA SUA PRIMA PROVA NARRATIVA: FRA IL BIANCO E IL NERO DEL 1898).NEL 1899 È IN SARDEGNA, TENENTE DEI CARABINIERI NELLA CAMPAGNA CONTRO IL BANDITISMO. DA QUEST'ALTRA ESPERIENZA TRASSE IL MATERIALE PER CAGGIA GROSSA. SCENE E FIGURE DEL BANDITISMO SARDO (1900). IN SEGUITO CONTINUÒ A DIVIDERSI FRA VITA MILITARE E SCRITTURA (IL CAPITANO TREMALATERRA 1902</text:p>
          </table:table-cell>
          <table:table-cell office:value-type="string" office:string-value=" LA GAIA BRIGATA 1904">
            <text:p> LA GAIA BRIGATA 1904</text:p>
          </table:table-cell>
          <table:table-cell office:value-type="string" office:string-value=" I RACCONTI DI UN FANTACCINO 1906">
            <text:p> I RACCONTI DI UN FANTACCINO 1906</text:p>
          </table:table-cell>
          <table:table-cell office:value-type="string" office:string-value=" LO SPETTRO ROSSO 1909">
            <text:p> LO SPETTRO ROSSO 1909</text:p>
          </table:table-cell>
          <table:table-cell office:value-type="string" office:string-value=" I RACCONTI DEL BIVACCO 1914">
            <text:p> I RACCONTI DEL BIVACCO 1914</text:p>
          </table:table-cell>
          <table:table-cell office:value-type="string" office:string-value=" I SEMINATORI 1913).  MUORE, FERITO IN BATTAGLIA, SUL FRONTE DI GORIZIA. (NATO A FIRENZE NEL 1870 - MORTO A GORIZIA NEL 1917)">
            <text:p> I SEMINATORI 1913).  MUORE, FERITO IN BATTAGLIA, SUL FRONTE DI GORIZIA. (NATO A FIRENZE NEL 1870 - MORTO A GORIZIA NEL 1917)</text:p>
          </table:table-cell>
        </table:table-row>
        <table:table-row>
          <table:table-cell office:value-type="string" office:string-value="092009_001335">
            <text:p>092009_001335</text:p>
          </table:table-cell>
          <table:table-cell office:value-type="string" office:string-value="VIA DINO BUZZATI">
            <text:p>VIA DINO BUZZATI</text:p>
          </table:table-cell>
          <table:table-cell office:value-type="string" office:string-value="VIA TAMBURINO SARDO - VIA DI GIACOMO">
            <text:p>VIA TAMBURINO SARDO - VIA DI GIACOM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GIORNALISTA, REDATTORE E INVIATO DEL CORRIERE (SULLE CUI PAGINE È STATO ANCHE CRITICO D'ARTE), È AUTORE DI UNA VASTA PRODUZIONE NARRATIVA: BARNABO DELLE MONTAGNE (1933), IL SEGRETO DEL BOSCO VECCHIO (1935), IL DESERTO DEI TARTARI (1940), I SETTE MESSAGGERI (1942), PAURA ALLA SCALA (1949), IL CROLLO DELLA BALIVERNA(1954), SESSANTA RACCONTI (1958, PREMIO STREGA), UN AMORE (1963), LE NOTTI DIFFICILI (1971)">
            <text:p>GIORNALISTA, REDATTORE E INVIATO DEL CORRIERE (SULLE CUI PAGINE È STATO ANCHE CRITICO D'ARTE), È AUTORE DI UNA VASTA PRODUZIONE NARRATIVA: BARNABO DELLE MONTAGNE (1933), IL SEGRETO DEL BOSCO VECCHIO (1935), IL DESERTO DEI TARTARI (1940), I SETTE MESSAGGERI (1942), PAURA ALLA SCALA (1949), IL CROLLO DELLA BALIVERNA(1954), SESSANTA RACCONTI (1958, PREMIO STREGA), UN AMORE (1963), LE NOTTI DIFFICILI (1971)</text:p>
          </table:table-cell>
          <table:table-cell office:value-type="string" office:string-value=" IL DRAMMA UN CASO CLINICO (1953) E I LIBRI CHE NASCONO DALL'INCONTRO TRA TESTO E ILLUSTRAZIONI, ANCH'ESSE OPERA DELLO STESSO BUZZATI TRA CUI RICORDIAMO POEMA A FUMETTI (1969) E I MIRACOLI DI VAL MOREL (1971)   (NATO A SAN PELLEGRINO NEL 1906 - MORTO A MILANO NEL 1972)">
            <text:p> IL DRAMMA UN CASO CLINICO (1953) E I LIBRI CHE NASCONO DALL'INCONTRO TRA TESTO E ILLUSTRAZIONI, ANCH'ESSE OPERA DELLO STESSO BUZZATI TRA CUI RICORDIAMO POEMA A FUMETTI (1969) E I MIRACOLI DI VAL MOREL (1971)   (NATO A SAN PELLEGRINO NEL 1906 - MORTO A MILANO NEL 1972)</text:p>
          </table:table-cell>
        </table:table-row>
        <table:table-row>
          <table:table-cell office:value-type="string" office:string-value="092009_001336">
            <text:p>092009_001336</text:p>
          </table:table-cell>
          <table:table-cell office:value-type="string" office:string-value="VIA ANTIOCO CASULA">
            <text:p>VIA ANTIOCO CASULA</text:p>
          </table:table-cell>
          <table:table-cell office:value-type="string" office:string-value="VIA BARRACCCA MANNA - VIA LOBINA">
            <text:p>VIA BARRACCCA MANNA - VIA LOBI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NOTO MONTANARU. E' CONSIDERATO IL MAGGIOR POETA LIRICO IN LINGUA SARDA. SI DEDICA ALLA SCRITTURA DI POESIE IN LINGUA SARDA GIÀ IN GIOVANE ETÀ DIVENTANDO AMICO FRATERNO DI MOLTI INTELLETTUALI DEL PERIODO TRA CUI SEBASTIANO SATTA, FRANCESCO CIUSA, GIUSEPPE DESSÌ. NEL 1925 A MILANO, RAPPRESENTA LA SARDEGNA AL PRIMO CONGRESSO NAZIONALE DEI DIALETTI D'ITALIA. FRA LE OPERE PUBBLICATE IN LINGUA SARDA SI RICORDANO I 4 VOLUMI DI POESIA: BOGHES DE BARBAGIA (VOCI DI BARBAGIA) NEL 1904, CANTICOS D' ENNARGENTU (CANTI DEL GENNARGENTU) NEL 1922, SOS CANTOS DE SOLITUDINE (I CANTI DELLA SOLITUDINE) NEL 1934 E SA LANTIA(LA LAMPADA) NEL 1950. (NATO A DESULO (NU) NEL 1878 - MORTO NEL 1957)">
            <text:p>NOTO MONTANARU. E' CONSIDERATO IL MAGGIOR POETA LIRICO IN LINGUA SARDA. SI DEDICA ALLA SCRITTURA DI POESIE IN LINGUA SARDA GIÀ IN GIOVANE ETÀ DIVENTANDO AMICO FRATERNO DI MOLTI INTELLETTUALI DEL PERIODO TRA CUI SEBASTIANO SATTA, FRANCESCO CIUSA, GIUSEPPE DESSÌ. NEL 1925 A MILANO, RAPPRESENTA LA SARDEGNA AL PRIMO CONGRESSO NAZIONALE DEI DIALETTI D'ITALIA. FRA LE OPERE PUBBLICATE IN LINGUA SARDA SI RICORDANO I 4 VOLUMI DI POESIA: BOGHES DE BARBAGIA (VOCI DI BARBAGIA) NEL 1904, CANTICOS D' ENNARGENTU (CANTI DEL GENNARGENTU) NEL 1922, SOS CANTOS DE SOLITUDINE (I CANTI DELLA SOLITUDINE) NEL 1934 E SA LANTIA(LA LAMPADA) NEL 1950. (NATO A DESULO (NU) NEL 1878 - MORTO NEL 1957)</text:p>
          </table:table-cell>
        </table:table-row>
        <table:table-row>
          <table:table-cell office:value-type="string" office:string-value="092009_001337">
            <text:p>092009_001337</text:p>
          </table:table-cell>
          <table:table-cell office:value-type="string" office:string-value="VIA ITALO CALVINO">
            <text:p>VIA ITALO CALVINO</text:p>
          </table:table-cell>
          <table:table-cell office:value-type="string" office:string-value="VIA MONTALE - VIA UNGARETTI">
            <text:p>VIA MONTALE - VIA UNGARETT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VENDO PARTECIPATO ALLA GUERRA PARTIGIANA, C. DEDICÒ A QUESTO EVENTO STORICO UNO DEI PIÙ BEI ROMANZI DELLA NARRATIVA ITALIANA  IL SENTIERO DEI NIDI DI RAGNO. LA SUA ATTIVITÀ DI COLLABORAZIONE CON MOLTI GIORNALI E RIVISTE LO PORTA A SOGGIORNARE A LUNGO IN FRANCIA OVE SCRIVE ALCUNE DELLE SUE OPERE PIÙ IMPORTANTI TRA CUI RICORDIAMO: IL VISCONTE DIMEZZATO (1952) E IL BARONE RAMPANTE (1957, PREMIO VIAREGGIO). NEL 1963 VEDE LA LUCE L'OPERA PIÙ FAMOSA MARCOVALDO, POI PROPOSTO ANCHE AL GRANDE PUBBLICO TELEVISIVO CON L'INTERPRETAZIONE DI NANNI LOY E DIDI PEREGO. FRA LE OPERE DELLA VASTA PRODUZIONE CALVINIANA : LE COSMICOMICHE  (1965), TI CON ZERO (1968), LE CITTÀ INVISIBILI (1972), IL CASTELLO DEI DESTINI INCROCIATI (1973), SE UNA NOTTE D'INVERNO UN VIAGGIATORE (1979)  (NATO A SANTIAGO DE LAS VEGAS (CUBA) NEL 1923 - MORTO A SIENA NEL 1985)">
            <text:p>AVENDO PARTECIPATO ALLA GUERRA PARTIGIANA, C. DEDICÒ A QUESTO EVENTO STORICO UNO DEI PIÙ BEI ROMANZI DELLA NARRATIVA ITALIANA  IL SENTIERO DEI NIDI DI RAGNO. LA SUA ATTIVITÀ DI COLLABORAZIONE CON MOLTI GIORNALI E RIVISTE LO PORTA A SOGGIORNARE A LUNGO IN FRANCIA OVE SCRIVE ALCUNE DELLE SUE OPERE PIÙ IMPORTANTI TRA CUI RICORDIAMO: IL VISCONTE DIMEZZATO (1952) E IL BARONE RAMPANTE (1957, PREMIO VIAREGGIO). NEL 1963 VEDE LA LUCE L'OPERA PIÙ FAMOSA MARCOVALDO, POI PROPOSTO ANCHE AL GRANDE PUBBLICO TELEVISIVO CON L'INTERPRETAZIONE DI NANNI LOY E DIDI PEREGO. FRA LE OPERE DELLA VASTA PRODUZIONE CALVINIANA : LE COSMICOMICHE  (1965), TI CON ZERO (1968), LE CITTÀ INVISIBILI (1972), IL CASTELLO DEI DESTINI INCROCIATI (1973), SE UNA NOTTE D'INVERNO UN VIAGGIATORE (1979)  (NATO A SANTIAGO DE LAS VEGAS (CUBA) NEL 1923 - MORTO A SIENA NEL 1985)</text:p>
          </table:table-cell>
        </table:table-row>
        <table:table-row>
          <table:table-cell office:value-type="string" office:string-value="092009_001338">
            <text:p>092009_001338</text:p>
          </table:table-cell>
          <table:table-cell office:value-type="string" office:string-value="VIA GABRIELE D'ANNUNZIO">
            <text:p>VIA GABRIELE D'ANNUNZIO</text:p>
          </table:table-cell>
          <table:table-cell office:value-type="string" office:string-value="VIA UNGARETTI - VIA DEL BOSSO">
            <text:p>VIA UNGARETTI - VIA DEL BOS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VIVE ALL'INSEGNA DELLA MONDANITÀ E DELL'ESTETISMO. DAL DECADENTISMO EUROPEO ASSIMILA IDEALI DI SENSIBILITÀ E DI RAFFINATEZZA NONCHÉ IL GUSTO DEL TECNICISMO FORMALE. NASCONO COSÌ ALCUNE RACCOLTE DI VERSI QUALE IL POEMA PARADISIACO (1893)CHE ANTICIPA IN MODO NOTEVOLE MODI TIPICI DELLA POESIA CREPUSCOLARE E ROMANZI COME IL PIACERE (1889) E L'INNOCENTE(1892).  I SUOI IDEALI ESTETIZZANTI, DESTINATI A COMPORRRE LA SUA VITA MEMORABILE SONO RACCHIUSI IN ALCUNI ROMANZI COME IL TRIONFO DELLA MORTE (1894), LA VERGINE DELLE ROCCE (1895) ED ALTTRI. IN UNO DEI SUOI RITIRI D. COMPONE ALCUNI DEI SUOI CAPOLAVORI :L'OPERA POETICA ALCYONE, ALCUNE TRAGEDIE E IL ROMANZO FORSE CHE SÌ FORSE CHE NO (1910). ALLO SCOPPIO DELLA GUERRA, DOPO LE SUE MITICHE IMPRESE BELLICHE QUALI LA BEFFA DI BUCCARI E IL VOLO SU VIENNA (1918), SCRIVE IL NOTTURNO, UN'OPERA IN PROSA CHE CARATTERIZZA UN MOMENTO DI RIPIEGAMENTO DI SE STESSO E CONTIENE ALCUNE DELLE SUE PAGINE PIÙ PERFETTE E VIBRANTI.RITIRATOSI NELLA VILLA VITTORIALE DEGLI ITALIANI, PRESSO GARDONE, VIVE IN ISOLAMENTO CONTINUANDO A COMPORRE OPERE PER LO PIÙ RIEVOCATIVE E AUTOBIOGRAFICHE (IL VENTURIERO SENZA VENTURA, 1924">
            <text:p>VIVE ALL'INSEGNA DELLA MONDANITÀ E DELL'ESTETISMO. DAL DECADENTISMO EUROPEO ASSIMILA IDEALI DI SENSIBILITÀ E DI RAFFINATEZZA NONCHÉ IL GUSTO DEL TECNICISMO FORMALE. NASCONO COSÌ ALCUNE RACCOLTE DI VERSI QUALE IL POEMA PARADISIACO (1893)CHE ANTICIPA IN MODO NOTEVOLE MODI TIPICI DELLA POESIA CREPUSCOLARE E ROMANZI COME IL PIACERE (1889) E L'INNOCENTE(1892).  I SUOI IDEALI ESTETIZZANTI, DESTINATI A COMPORRRE LA SUA VITA MEMORABILE SONO RACCHIUSI IN ALCUNI ROMANZI COME IL TRIONFO DELLA MORTE (1894), LA VERGINE DELLE ROCCE (1895) ED ALTTRI. IN UNO DEI SUOI RITIRI D. COMPONE ALCUNI DEI SUOI CAPOLAVORI :L'OPERA POETICA ALCYONE, ALCUNE TRAGEDIE E IL ROMANZO FORSE CHE SÌ FORSE CHE NO (1910). ALLO SCOPPIO DELLA GUERRA, DOPO LE SUE MITICHE IMPRESE BELLICHE QUALI LA BEFFA DI BUCCARI E IL VOLO SU VIENNA (1918), SCRIVE IL NOTTURNO, UN'OPERA IN PROSA CHE CARATTERIZZA UN MOMENTO DI RIPIEGAMENTO DI SE STESSO E CONTIENE ALCUNE DELLE SUE PAGINE PIÙ PERFETTE E VIBRANTI.RITIRATOSI NELLA VILLA VITTORIALE DEGLI ITALIANI, PRESSO GARDONE, VIVE IN ISOLAMENTO CONTINUANDO A COMPORRE OPERE PER LO PIÙ RIEVOCATIVE E AUTOBIOGRAFICHE (IL VENTURIERO SENZA VENTURA, 1924</text:p>
          </table:table-cell>
          <table:table-cell office:value-type="string" office:string-value=" IL COMPAGNO DAGLI OCCHI SENZA CIGLI, 1928).  (NATO A PESCARA NEL 1863 - MORTO A GARDONE NEL 1938)">
            <text:p> IL COMPAGNO DAGLI OCCHI SENZA CIGLI, 1928).  (NATO A PESCARA NEL 1863 - MORTO A GARDONE NEL 1938)</text:p>
          </table:table-cell>
        </table:table-row>
        <table:table-row>
          <table:table-cell office:value-type="string" office:string-value="092009_001339">
            <text:p>092009_001339</text:p>
          </table:table-cell>
          <table:table-cell office:value-type="string" office:string-value="VIA SALVATORE DI GIACOMO">
            <text:p>VIA SALVATORE DI GIACOMO</text:p>
          </table:table-cell>
          <table:table-cell office:value-type="string" office:string-value="VIA FLAIANO  - VIA TAMBURINO SARDO">
            <text:p>VIA FLAIANO  - VIA TAMBURINO SARD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NDIRIZZATO DALLA FAMIGLIA AGLI STUDI SCIENTIFICI, DOPO AVER FREQUENTATO PER TRE ANNI LA FACOLTÀ DI MEDICINA, ABBANDONA L'UNIVERSITÀ ED INIZIA A LAVORARE AL CORRIERE DEL MATTINO CURANDO LA PARTE LETTERARIA. DAL CORRIERE PASSA AL PRO PATRIA E DA QUESTO ALLA GAZZETTA. COME GIORNALISTA SI DISTINGUE SCRIVENDO LIRICHE, NOVELLE E DRAMMI. LA SUA FORMA, MUSICALE E PITTORICA INSIEME, È AMMIREVOLE PER SOBRIETÀ E CURATISSIMA IN OGNI PARTICOLARE, SEGNATAMENTE NELLE OPERE DI DIALETTO NAPOLETANO. TRASCORRE GLI ULTIMI ANNI COME BIBLIOTECARIO DELLA NAZIONALE DI NAPOLI. VIENE NOMINATO ACCADEMICO D'ITALIA NEL 1929. ALCUNE SUE LIRICHE SONO MUSICATE E  DIVENTANO FAMOSISSIME CANZONI QUALI: QUANDO SPUNTA LA LUNA A  MARECHIARE O  LA LUNA NOVA NMEZ'A LU MARE.   (NATO A NAPOLI NEL 1860 - MORTO NEL 1934)">
            <text:p>INDIRIZZATO DALLA FAMIGLIA AGLI STUDI SCIENTIFICI, DOPO AVER FREQUENTATO PER TRE ANNI LA FACOLTÀ DI MEDICINA, ABBANDONA L'UNIVERSITÀ ED INIZIA A LAVORARE AL CORRIERE DEL MATTINO CURANDO LA PARTE LETTERARIA. DAL CORRIERE PASSA AL PRO PATRIA E DA QUESTO ALLA GAZZETTA. COME GIORNALISTA SI DISTINGUE SCRIVENDO LIRICHE, NOVELLE E DRAMMI. LA SUA FORMA, MUSICALE E PITTORICA INSIEME, È AMMIREVOLE PER SOBRIETÀ E CURATISSIMA IN OGNI PARTICOLARE, SEGNATAMENTE NELLE OPERE DI DIALETTO NAPOLETANO. TRASCORRE GLI ULTIMI ANNI COME BIBLIOTECARIO DELLA NAZIONALE DI NAPOLI. VIENE NOMINATO ACCADEMICO D'ITALIA NEL 1929. ALCUNE SUE LIRICHE SONO MUSICATE E  DIVENTANO FAMOSISSIME CANZONI QUALI: QUANDO SPUNTA LA LUNA A  MARECHIARE O  LA LUNA NOVA NMEZ'A LU MARE.   (NATO A NAPOLI NEL 1860 - MORTO NEL 1934)</text:p>
          </table:table-cell>
        </table:table-row>
        <table:table-row>
          <table:table-cell office:value-type="string" office:string-value="092009_001340">
            <text:p>092009_001340</text:p>
          </table:table-cell>
          <table:table-cell office:value-type="string" office:string-value="VIA FRANCESCO FARCI">
            <text:p>VIA FRANCESCO FARCI</text:p>
          </table:table-cell>
          <table:table-cell office:value-type="string" office:string-value="VIA DELLE AGAVI">
            <text:p>VIA DELLE AGA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ER OLTRE UN QUARANTENNIO SI ESIBÌ IN IMPROVVISAZIONI POETICHE A MOTETTI DELLE QUALI CI RESTANO NUMEROSI LIBRETTI. (NATO A CAGLIARI NEL 1885 - MORTO A CAGLIARI NEL 1975)">
            <text:p>PER OLTRE UN QUARANTENNIO SI ESIBÌ IN IMPROVVISAZIONI POETICHE A MOTETTI DELLE QUALI CI RESTANO NUMEROSI LIBRETTI. (NATO A CAGLIARI NEL 1885 - MORTO A CAGLIARI NEL 1975)</text:p>
          </table:table-cell>
        </table:table-row>
        <table:table-row>
          <table:table-cell office:value-type="string" office:string-value="092009_001341">
            <text:p>092009_001341</text:p>
          </table:table-cell>
          <table:table-cell office:value-type="string" office:string-value="VIA ENNIO FLAIANO">
            <text:p>VIA ENNIO FLAIANO</text:p>
          </table:table-cell>
          <table:table-cell office:value-type="string" office:string-value="VIA TAMBURINO SARDO - VIA BARRACCA MANNA">
            <text:p>VIA TAMBURINO SARDO - VIA BARRACCA MAN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GIORNALISTA, CRITICO TEATRALE E CINEMATOGRAFICO, OLTRE CHE SCENEGGIATORE DI ALCUNI FRA I PIÙ IMPORTANTI FILM DEL DOPOGUERRA">
            <text:p>GIORNALISTA, CRITICO TEATRALE E CINEMATOGRAFICO, OLTRE CHE SCENEGGIATORE DI ALCUNI FRA I PIÙ IMPORTANTI FILM DEL DOPOGUERRA</text:p>
          </table:table-cell>
          <table:table-cell office:value-type="string" office:string-value=" FRA L'ALTRO COLLABORÒ CON FELLINI A I VITELLONI, LA DOLCE VITA, OTTO E MEZZO. MORALISTA ACRE E TRAGICO, SCRISSE OPERE NARRATIVE E PROSE VARIE PERCORSE DA UN'ORIGINALE VENA SATIRICA E DA UN VIVO SENSO DEL GROTTESCO, ATTRAVERSO LE QUALI VENGONO COLTI GLI ASPETTI PIÙ PARADOSSALI DELLA REALTÀ CONTEMPORANEA:TEMPO DI UCCIDERE (1947, PREMIO STREGA), UNA E UNA NOTTE (1959), IL GIOCO E IL MASSACRO (1970), LE OMBRE BIANCHE (1972), AUTOBIOGRAFIA DEL BLU DI PRUSSIA (POSTUMO, 1974), DIARIO DEGLI ERRORI (POSTUMO, 1977). TONI ANALOGHI HANNO I SUOI TESTI TEATRALI: LA GUERRA SPIEGATA AI POVERI (1946), LA DONNA NELL'ARMADIO (1958), UN MARZIANO A ROMA E ALTRE FARSE (1971) (NATO A PESCARA NEL 1910 - MORTO A ROMA NEL 1972)">
            <text:p> FRA L'ALTRO COLLABORÒ CON FELLINI A I VITELLONI, LA DOLCE VITA, OTTO E MEZZO. MORALISTA ACRE E TRAGICO, SCRISSE OPERE NARRATIVE E PROSE VARIE PERCORSE DA UN'ORIGINALE VENA SATIRICA E DA UN VIVO SENSO DEL GROTTESCO, ATTRAVERSO LE QUALI VENGONO COLTI GLI ASPETTI PIÙ PARADOSSALI DELLA REALTÀ CONTEMPORANEA:TEMPO DI UCCIDERE (1947, PREMIO STREGA), UNA E UNA NOTTE (1959), IL GIOCO E IL MASSACRO (1970), LE OMBRE BIANCHE (1972), AUTOBIOGRAFIA DEL BLU DI PRUSSIA (POSTUMO, 1974), DIARIO DEGLI ERRORI (POSTUMO, 1977). TONI ANALOGHI HANNO I SUOI TESTI TEATRALI: LA GUERRA SPIEGATA AI POVERI (1946), LA DONNA NELL'ARMADIO (1958), UN MARZIANO A ROMA E ALTRE FARSE (1971) (NATO A PESCARA NEL 1910 - MORTO A ROMA NEL 1972)</text:p>
          </table:table-cell>
        </table:table-row>
        <table:table-row>
          <table:table-cell office:value-type="string" office:string-value="092009_001342">
            <text:p>092009_001342</text:p>
          </table:table-cell>
          <table:table-cell office:value-type="string" office:string-value="VIA CARLO EMILIO GADDA">
            <text:p>VIA CARLO EMILIO GADDA</text:p>
          </table:table-cell>
          <table:table-cell office:value-type="string" office:string-value="VIA DEI PINI">
            <text:p>VIA DEI PI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NELLA CITTÀ NATALE COMPIE GLI STUDI DI INGEGNERIA E PUR SVOLGENDO LA PROFESSIONE, COMINCIA A SCRIVERE NELLA RICISTA FIORENTINA SOLARIA DOVE PUBBLICA GRAN PARTE DELLE SUE OPERE LA MADONNA DEI FILOSOFI (1931) E IL CASTELLO DI UDINE (1934). FRA LE OPERE CHE HANNO IMPOSTO G. COME UNA DELLE GRANDI PERSONALITÀ LETTERARIE DEL NOVECENTO ITALIANO: L'ADALGISA. DISEGNI MILANESI (1944), IL PRIMO LIBRO DELLE FAVOLE (1952), NOVELLE DAL DUCATO IN FIAMME (1953, PREMIO VIAREGGIO). SUOI CAPOLAVORI SONO CONSIDERATI QUER PASTICCIACIO BRUTTO DE VIA MERULANA (1957, MA GIÀ APPARSO SU LETTERATURA NEL 1946-47) E LA COGNIZIONE DEL DOLORE (1963, ANCH'ESSO GIÀ PUBBLICATO A TRATTI SU LETTERATURA NEL 1938-41). (NATO A MILANO NEL 1893 - MORTO A ROMA NEL 1973)">
            <text:p>NELLA CITTÀ NATALE COMPIE GLI STUDI DI INGEGNERIA E PUR SVOLGENDO LA PROFESSIONE, COMINCIA A SCRIVERE NELLA RICISTA FIORENTINA SOLARIA DOVE PUBBLICA GRAN PARTE DELLE SUE OPERE LA MADONNA DEI FILOSOFI (1931) E IL CASTELLO DI UDINE (1934). FRA LE OPERE CHE HANNO IMPOSTO G. COME UNA DELLE GRANDI PERSONALITÀ LETTERARIE DEL NOVECENTO ITALIANO: L'ADALGISA. DISEGNI MILANESI (1944), IL PRIMO LIBRO DELLE FAVOLE (1952), NOVELLE DAL DUCATO IN FIAMME (1953, PREMIO VIAREGGIO). SUOI CAPOLAVORI SONO CONSIDERATI QUER PASTICCIACIO BRUTTO DE VIA MERULANA (1957, MA GIÀ APPARSO SU LETTERATURA NEL 1946-47) E LA COGNIZIONE DEL DOLORE (1963, ANCH'ESSO GIÀ PUBBLICATO A TRATTI SU LETTERATURA NEL 1938-41). (NATO A MILANO NEL 1893 - MORTO A ROMA NEL 1973)</text:p>
          </table:table-cell>
        </table:table-row>
        <table:table-row>
          <table:table-cell office:value-type="string" office:string-value="092009_001343">
            <text:p>092009_001343</text:p>
          </table:table-cell>
          <table:table-cell office:value-type="string" office:string-value="VIA GUIDO GOZZANO">
            <text:p>VIA GUIDO GOZZANO</text:p>
          </table:table-cell>
          <table:table-cell office:value-type="string" office:string-value="VIA BARRACCA MANNA - VIA GADDA">
            <text:p>VIA BARRACCA MANNA - VIA GADD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BREVE MA INTENSISSIMA LA SUA VITA E LA SUA PRODUZIONE POETICA.G. È L'INIZIATORE DEL C.D. CREPULARISMO CHE EBBE UN INFLUSSO NOTEVOLE SU IMPORTANTI POETI DEL '900 ITALIANO, IN PARTICOLARE SU EUGENIO MONTALE. EDITORIALISTA DEL QUOTIDIANO LA STAMPA, PUBBLICÒ NUMEROSI ARTICOLI NEI QUALI RACCONTÒ DEI SUOI VIAGGI IN INDIA E A CEYLON. GLI STESSI VENNERO POI RACCOLTI NELL'OPERA POSTUMA VERSO LA CUNA DEL MONDO (1917). INCONTRA IL SUCCESSO NEL 1907 CON L'OPERA LA VIA DEL RIFUGIO MA LA SUA VENA POETICA SI DEFINISCE IN TERMINI PIÙ PRECISI NEL 1911 CON I COLLOQUI, UNA RACCOLTA DI COMPOSIZIONI TRA I QUALI SPICCA IL CELEBRE POEMETTO LA SIGNORINA FELICITA. (NATO A TORINO NEL 1883 - MORTO NEL 1916)">
            <text:p>BREVE MA INTENSISSIMA LA SUA VITA E LA SUA PRODUZIONE POETICA.G. È L'INIZIATORE DEL C.D. CREPULARISMO CHE EBBE UN INFLUSSO NOTEVOLE SU IMPORTANTI POETI DEL '900 ITALIANO, IN PARTICOLARE SU EUGENIO MONTALE. EDITORIALISTA DEL QUOTIDIANO LA STAMPA, PUBBLICÒ NUMEROSI ARTICOLI NEI QUALI RACCONTÒ DEI SUOI VIAGGI IN INDIA E A CEYLON. GLI STESSI VENNERO POI RACCOLTI NELL'OPERA POSTUMA VERSO LA CUNA DEL MONDO (1917). INCONTRA IL SUCCESSO NEL 1907 CON L'OPERA LA VIA DEL RIFUGIO MA LA SUA VENA POETICA SI DEFINISCE IN TERMINI PIÙ PRECISI NEL 1911 CON I COLLOQUI, UNA RACCOLTA DI COMPOSIZIONI TRA I QUALI SPICCA IL CELEBRE POEMETTO LA SIGNORINA FELICITA. (NATO A TORINO NEL 1883 - MORTO NEL 1916)</text:p>
          </table:table-cell>
        </table:table-row>
        <table:table-row>
          <table:table-cell office:value-type="string" office:string-value="092009_001344">
            <text:p>092009_001344</text:p>
          </table:table-cell>
          <table:table-cell office:value-type="string" office:string-value="VIA VIRGILIO LILLI">
            <text:p>VIA VIRGILIO LILLI</text:p>
          </table:table-cell>
          <table:table-cell office:value-type="string" office:string-value="VIA VALLE - VIA DEI CASTAGNI">
            <text:p>VIA VALLE - VIA DEI CASTA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PPARTIENE AD UNA SCHIERA DI SCRITTORI NATI ALL'INIZIO DEL SECOLO PARTICOLARMENTE IMPEGNATI NEL GIORNALISMO. INIZIA COME CRITICO TEATRALE PER IL RESTO DEL CARLINO, COME SAGGISTA PER LA TRIBUNA DI ROMA DA CUI VIENE LICENZIATO PER CONTRASTI IDEOLOGICI. LAVORA COME SCRITTORE FINO AL 1934 PER LA METRO GOLDWIN MAYER. PER IL CORRIERE DELLA SERA LAVORA COME CRITICO MUSICALE, INVIATO SPECIALE, CORRISPONDENTE DI GUERRA. FONDA NEL 1947 IL GIORNALE DELLA SERA,  È CAPOREDATTORE PER IL TEMPO E INVIATO SPECIALE PER LA STAMPA. DAL 1952 RIENTRA AL CORRIERE DELLA SERA E IN QUESTI ANNI COMPIE NUMEROSI VIAGGI IN ORIENTE, AMERICA E MEDIO ORIENTE CHE DESCRIVE ALTERNANDO REPORTAGE DI VIAGGIO A RACCONTI E SAGGI SU ARTE E COSTUME. HA SCRITTO DIVERSI LIBRI, DUE COMMEDIE E DIVERSE POESIE. (NATO NEL 1907 - MORTO NEL 1976)">
            <text:p>APPARTIENE AD UNA SCHIERA DI SCRITTORI NATI ALL'INIZIO DEL SECOLO PARTICOLARMENTE IMPEGNATI NEL GIORNALISMO. INIZIA COME CRITICO TEATRALE PER IL RESTO DEL CARLINO, COME SAGGISTA PER LA TRIBUNA DI ROMA DA CUI VIENE LICENZIATO PER CONTRASTI IDEOLOGICI. LAVORA COME SCRITTORE FINO AL 1934 PER LA METRO GOLDWIN MAYER. PER IL CORRIERE DELLA SERA LAVORA COME CRITICO MUSICALE, INVIATO SPECIALE, CORRISPONDENTE DI GUERRA. FONDA NEL 1947 IL GIORNALE DELLA SERA,  È CAPOREDATTORE PER IL TEMPO E INVIATO SPECIALE PER LA STAMPA. DAL 1952 RIENTRA AL CORRIERE DELLA SERA E IN QUESTI ANNI COMPIE NUMEROSI VIAGGI IN ORIENTE, AMERICA E MEDIO ORIENTE CHE DESCRIVE ALTERNANDO REPORTAGE DI VIAGGIO A RACCONTI E SAGGI SU ARTE E COSTUME. HA SCRITTO DIVERSI LIBRI, DUE COMMEDIE E DIVERSE POESIE. (NATO NEL 1907 - MORTO NEL 1976)</text:p>
          </table:table-cell>
        </table:table-row>
        <table:table-row>
          <table:table-cell office:value-type="string" office:string-value="092009_001345">
            <text:p>092009_001345</text:p>
          </table:table-cell>
          <table:table-cell office:value-type="string" office:string-value="VIA BENVENUTO LOBINA">
            <text:p>VIA BENVENUTO LOBINA</text:p>
          </table:table-cell>
          <table:table-cell office:value-type="string" office:string-value="VIA CASULA">
            <text:p>VIA CASUL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NIZIA A COMPORRE GIOVANISSIMO, NEGLI ANNI TRENTA, VERSI IN LINGUA ITALIANA E ADERISCE AL GRUPPO FUTURISTA CAGLIARITANO FACENTE CAPO A ETTORE PACCAGNINI. DURANTE IL SERVIZIO MILITARE SCOPRE LA RIVISTA S'ISCHIGLIA FONDATA E DIRETTA DAL BONORVESE ANGELO DETTORI ED INIZIA A COMPORRE I SUOI PRIMI VERSI IN CAMPIDANESE. PUBBLICA I SUOI VERSI SULLE PAGINE DE LA NUOVA SARDEGNA LA CUI TERZA PAGINA ERA REDATTA DA ANGELINO GIAGU. PARTECIPA E VINCE, NEL 1964, IL PREMIO OZIERI, PRESIEDUTO IN QUEGLI ANNI DA ANTONIO SANNA. NEL 1974 VINCE IL PREMIO DI POESIA EDITA CITTÀ DI LANCIANO CON LA RACCOLTA TERRA DISISPERADA TERRA PUBBLICATA DA JACA BOOK. VINCE IL PREMIO DI NARRATIVA CASTEDDU DE SA FAO DI POSADA CON IL ROMANZO PO CANTU BIDDA NOA CHE VERRÀ POI PUBBLICATO NEL 1987 DALL'EDITORE DELFINO DI SASSARI. UN'ALTRA RACCOLTA DI VERSI È STATA PUBBLICATA DA DELLA TORRE DI CAGLIARI SOTTO IL TITOLO IS CANZONIS E, DI RECENTE, L'EDITORE ILISSO DI NUORO HA PUBBLICATO TRE RACCONTI INEDITI.   - NATO A VILLANOVATULO (CA) NEL 1914 - MORTO A SASSARI NEL 1993 ">
            <text:p>INIZIA A COMPORRE GIOVANISSIMO, NEGLI ANNI TRENTA, VERSI IN LINGUA ITALIANA E ADERISCE AL GRUPPO FUTURISTA CAGLIARITANO FACENTE CAPO A ETTORE PACCAGNINI. DURANTE IL SERVIZIO MILITARE SCOPRE LA RIVISTA S'ISCHIGLIA FONDATA E DIRETTA DAL BONORVESE ANGELO DETTORI ED INIZIA A COMPORRE I SUOI PRIMI VERSI IN CAMPIDANESE. PUBBLICA I SUOI VERSI SULLE PAGINE DE LA NUOVA SARDEGNA LA CUI TERZA PAGINA ERA REDATTA DA ANGELINO GIAGU. PARTECIPA E VINCE, NEL 1964, IL PREMIO OZIERI, PRESIEDUTO IN QUEGLI ANNI DA ANTONIO SANNA. NEL 1974 VINCE IL PREMIO DI POESIA EDITA CITTÀ DI LANCIANO CON LA RACCOLTA TERRA DISISPERADA TERRA PUBBLICATA DA JACA BOOK. VINCE IL PREMIO DI NARRATIVA CASTEDDU DE SA FAO DI POSADA CON IL ROMANZO PO CANTU BIDDA NOA CHE VERRÀ POI PUBBLICATO NEL 1987 DALL'EDITORE DELFINO DI SASSARI. UN'ALTRA RACCOLTA DI VERSI È STATA PUBBLICATA DA DELLA TORRE DI CAGLIARI SOTTO IL TITOLO IS CANZONIS E, DI RECENTE, L'EDITORE ILISSO DI NUORO HA PUBBLICATO TRE RACCONTI INEDITI.   - NATO A VILLANOVATULO (CA) NEL 1914 - MORTO A SASSARI NEL 1993 </text:p>
          </table:table-cell>
        </table:table-row>
        <table:table-row>
          <table:table-cell office:value-type="string" office:string-value="092009_001346">
            <text:p>092009_001346</text:p>
          </table:table-cell>
          <table:table-cell office:value-type="string" office:string-value="VIA FILIPPO MARINETTI">
            <text:p>VIA FILIPPO MARINETTI</text:p>
          </table:table-cell>
          <table:table-cell office:value-type="string" office:string-value="VIA DELLE GINESTRE">
            <text:p>VIA DELLE GINESTR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OETA, ROMANZIERE, FONDATORE DEL FUTURISMO, VISSE IN GIOVENTÙ A PARIGI DOVE PUBBLICÒ LE SUE PRIME OPERE IN FRANCESE. IL PRIMO MANIFESTO DEL FUTURISMO, PUBBLICATO SU LE FIGARO NEL 1909, ESALTA IL DINAMISMO DELLA VITA MODERNA, I MITI DELLA MACCHINA E DELLA GUERRA, LA VIOLENZA COME AFFERMAZIONE DI INDIVIDUALITÀ. NEL SUCCESSIVO MANIFESTO DELLA LETTERATURA FUTURISTA (1910) M. TEORIZZA POETICA E MEZZI ESPRESSIVI ADEGUATI A RENDERE LA DINAMICA DELLA SENSAZIONE, DEL MOVIMENTO, DELLA MATERIA, TRAMITE LO SCARDINAMENTO DELLA SINTASSI E DELLA PUNTEGGIATURA, LE PAROLE IN LIBERTÀ E I CARATTERI DI STAMPA DISPOSTI IN MANIERE SUGGESTIVE E INUSITATE.CIÒ SI NOTA NEL ROMANZO MAFARKA IL FUTURISTA (1910) E, PER LA POESIA, ZANG TUMB TUMB , ADRIANOPOLI, OTTOBRE 1912 (1914).FRA GLI ALTRI MANIFESTI: TEATRO DI VARIETÀ (1913), TEATRO SINTETICO (1915), GUERRA SOLA IGIENE DEL MONDO (1915).FU UN ABILE ORGANIZZATORE CULTURALE, SENSIBILE AI NUOVI RAPPORTI CON IL PUBBLICO NATI CON I MASS-MEDIA">
            <text:p>POETA, ROMANZIERE, FONDATORE DEL FUTURISMO, VISSE IN GIOVENTÙ A PARIGI DOVE PUBBLICÒ LE SUE PRIME OPERE IN FRANCESE. IL PRIMO MANIFESTO DEL FUTURISMO, PUBBLICATO SU LE FIGARO NEL 1909, ESALTA IL DINAMISMO DELLA VITA MODERNA, I MITI DELLA MACCHINA E DELLA GUERRA, LA VIOLENZA COME AFFERMAZIONE DI INDIVIDUALITÀ. NEL SUCCESSIVO MANIFESTO DELLA LETTERATURA FUTURISTA (1910) M. TEORIZZA POETICA E MEZZI ESPRESSIVI ADEGUATI A RENDERE LA DINAMICA DELLA SENSAZIONE, DEL MOVIMENTO, DELLA MATERIA, TRAMITE LO SCARDINAMENTO DELLA SINTASSI E DELLA PUNTEGGIATURA, LE PAROLE IN LIBERTÀ E I CARATTERI DI STAMPA DISPOSTI IN MANIERE SUGGESTIVE E INUSITATE.CIÒ SI NOTA NEL ROMANZO MAFARKA IL FUTURISTA (1910) E, PER LA POESIA, ZANG TUMB TUMB , ADRIANOPOLI, OTTOBRE 1912 (1914).FRA GLI ALTRI MANIFESTI: TEATRO DI VARIETÀ (1913), TEATRO SINTETICO (1915), GUERRA SOLA IGIENE DEL MONDO (1915).FU UN ABILE ORGANIZZATORE CULTURALE, SENSIBILE AI NUOVI RAPPORTI CON IL PUBBLICO NATI CON I MASS-MEDIA</text:p>
          </table:table-cell>
          <table:table-cell office:value-type="string" office:string-value=" GRAZIE ALLA SUA SCRITTURA LUCIDA E AGGRESSIVA I MANIFESTI ASSUMONO DIGNITÀ DI GENERI LETTERARI. (NATO AD ALESSANDRIA D'EGITTO NEL 1876 - MORTO A BELLAGIO (CO) NEL 1944)">
            <text:p> GRAZIE ALLA SUA SCRITTURA LUCIDA E AGGRESSIVA I MANIFESTI ASSUMONO DIGNITÀ DI GENERI LETTERARI. (NATO AD ALESSANDRIA D'EGITTO NEL 1876 - MORTO A BELLAGIO (CO) NEL 1944)</text:p>
          </table:table-cell>
        </table:table-row>
        <table:table-row>
          <table:table-cell office:value-type="string" office:string-value="092009_001347">
            <text:p>092009_001347</text:p>
          </table:table-cell>
          <table:table-cell office:value-type="string" office:string-value="VIA PEPPINO MEREU">
            <text:p>VIA PEPPINO MEREU</text:p>
          </table:table-cell>
          <table:table-cell office:value-type="string" office:string-value="VIA DELLA MENTA - VIA RISO">
            <text:p>VIA DELLA MENTA - VIA RI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CHIAMATO IL POETA MALEDETTO, VIVE SOLO 29 ANNI, E, IN QUESTO BREVE ARCO DI VITA, SCRIVE TANTISSIME POESIE. CON REALISMO E CRUDA SATIRA SETACCIA OGNI TIPO DI AMBIENTE ISOLANO, OGNI SITUAZIONE EMOTIVA E NE TRAE VERSI ACUTI, IMMAGINI UNICHE.FRA LE SUE COMPOSIZIONI POETICHE RICORDIAMO GALUSÈ, MITICO POEMA DEDICATO A LIA PULIX SCANO, IN CUI LA FONTE DEL PAESE PARLA E DESCRIVE IL PAESE E LE SUE VIRTÙ,I POEMI SEPOLCRALI IN CUI IL M. MORTO PARLA DALLA TOMBA RICORDANDO E PREGANDO AL SUO ETERNO AMORE DI NON SCORDARLO, INFINE SU TESTAMENTU, FORSE LA PIÙ ALTA TESTIMONIANZA POETICA. (NATO A TONARA NEL 1872 - MORTO NEL 1901)">
            <text:p>CHIAMATO IL POETA MALEDETTO, VIVE SOLO 29 ANNI, E, IN QUESTO BREVE ARCO DI VITA, SCRIVE TANTISSIME POESIE. CON REALISMO E CRUDA SATIRA SETACCIA OGNI TIPO DI AMBIENTE ISOLANO, OGNI SITUAZIONE EMOTIVA E NE TRAE VERSI ACUTI, IMMAGINI UNICHE.FRA LE SUE COMPOSIZIONI POETICHE RICORDIAMO GALUSÈ, MITICO POEMA DEDICATO A LIA PULIX SCANO, IN CUI LA FONTE DEL PAESE PARLA E DESCRIVE IL PAESE E LE SUE VIRTÙ,I POEMI SEPOLCRALI IN CUI IL M. MORTO PARLA DALLA TOMBA RICORDANDO E PREGANDO AL SUO ETERNO AMORE DI NON SCORDARLO, INFINE SU TESTAMENTU, FORSE LA PIÙ ALTA TESTIMONIANZA POETICA. (NATO A TONARA NEL 1872 - MORTO NEL 1901)</text:p>
          </table:table-cell>
        </table:table-row>
        <table:table-row>
          <table:table-cell office:value-type="string" office:string-value="092009_001348">
            <text:p>092009_001348</text:p>
          </table:table-cell>
          <table:table-cell office:value-type="string" office:string-value="VIA EUGENIO MONTALE">
            <text:p>VIA EUGENIO MONTALE</text:p>
          </table:table-cell>
          <table:table-cell office:value-type="string" office:string-value="VIA TAMBURINO SARDO - VIA VIA BARRACCA MANNA">
            <text:p>VIA TAMBURINO SARDO - VIA VIA BARRACCA MAN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L RITORNO DALLA I° GUERRA MONDIALE, M. COMINCIA A DEDICARSI AGLI STUDI DI POESIA E FREQUENTA GLI AMBIENTI LETTERARI. NEL '27, A FIRENZE, LAVORA PRESSO LA CASA EDITRICE BEMPORAD. NEL '28 È PRIVO DI OCCUPAZIONE PERCHÉ NON ISCRITTO AL PARTITO FASCISTA CHE AVEVA AVVERSATO FIN DAL '25 FIRMANDO IL MANIFESTO DEGLI INTELLETTUALI ANTIFASCISTI PROMOSSO DA BENEDETTO CROCE.RISALE AL '25 LA PUBBLICAZIONE DELLE LIRICHE OSSI DI SEPPIA E DA QUEL MOMENTO INIZIA L'ALLONTANAMENTO ANCHE EMOTIVO DALLA SUA MATRICE LIGURE. NEL '39 PUBBLICA OCCASIONI E SVILUPPA LA SUA ATTIVITÀ DI TRADUTTORE DI AUTORI STRANIERI COME ELIOT, SHAKESPEARE, CERVANTES, CORNEILLE, MELVILLE ECC. TRA IL '40 E IL '43 COMPONE LE POESIE DI FINISTERRE, PUBBLICATE IN SVIZZERA. TERMINATA LA GUERRA, ENTRA NEL PARTITO D'AZIONE E NEL '48 DIVIENE REDATTORE DEL QUOTIDIANO CORRIERE DELLA SERA. I RICORDI DEI SUOI FREQUENTI VIAGGI DARANNO ORIGINE ALL'OPERA FUORI DI CASA (1969). NEL '67 M. È NOMINATO SENATORE A VITA E NEL '75 GLI VIENE CONFERITO IL PREMIO NOBEL. (NATO A GENOVA NEL 1896 - MORTO A MILANO NEL 1981)">
            <text:p>AL RITORNO DALLA I° GUERRA MONDIALE, M. COMINCIA A DEDICARSI AGLI STUDI DI POESIA E FREQUENTA GLI AMBIENTI LETTERARI. NEL '27, A FIRENZE, LAVORA PRESSO LA CASA EDITRICE BEMPORAD. NEL '28 È PRIVO DI OCCUPAZIONE PERCHÉ NON ISCRITTO AL PARTITO FASCISTA CHE AVEVA AVVERSATO FIN DAL '25 FIRMANDO IL MANIFESTO DEGLI INTELLETTUALI ANTIFASCISTI PROMOSSO DA BENEDETTO CROCE.RISALE AL '25 LA PUBBLICAZIONE DELLE LIRICHE OSSI DI SEPPIA E DA QUEL MOMENTO INIZIA L'ALLONTANAMENTO ANCHE EMOTIVO DALLA SUA MATRICE LIGURE. NEL '39 PUBBLICA OCCASIONI E SVILUPPA LA SUA ATTIVITÀ DI TRADUTTORE DI AUTORI STRANIERI COME ELIOT, SHAKESPEARE, CERVANTES, CORNEILLE, MELVILLE ECC. TRA IL '40 E IL '43 COMPONE LE POESIE DI FINISTERRE, PUBBLICATE IN SVIZZERA. TERMINATA LA GUERRA, ENTRA NEL PARTITO D'AZIONE E NEL '48 DIVIENE REDATTORE DEL QUOTIDIANO CORRIERE DELLA SERA. I RICORDI DEI SUOI FREQUENTI VIAGGI DARANNO ORIGINE ALL'OPERA FUORI DI CASA (1969). NEL '67 M. È NOMINATO SENATORE A VITA E NEL '75 GLI VIENE CONFERITO IL PREMIO NOBEL. (NATO A GENOVA NEL 1896 - MORTO A MILANO NEL 1981)</text:p>
          </table:table-cell>
        </table:table-row>
        <table:table-row>
          <table:table-cell office:value-type="string" office:string-value="092009_001349">
            <text:p>092009_001349</text:p>
          </table:table-cell>
          <table:table-cell office:value-type="string" office:string-value="VIA ALBERTO MORAVIA">
            <text:p>VIA ALBERTO MORAVIA</text:p>
          </table:table-cell>
          <table:table-cell office:value-type="string" office:string-value="VIA CALVINO - VIA DELLA MENTA">
            <text:p>VIA CALVINO - VIA DELLA MENT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LL'ETÀ DI 22 ANNI (1929) IL SUO PRIMO ROMANZO GLI INDIFFERENTI. PER I TEMI TRATTATI IL REGIME NE IMPEDISCE LA DIFFUSIONE MA NON LA PUBBLICAZIONE CHE AVVIENE, A SPESE DELLO STESSO AUTORE. COLPITO DALLE LEGGI RAZZIALI CONTINUA A SCRIVERE FIRMANDO LE SUE OPERE CON UNO PSEUDONIMO. RISALGONO A QUEL PERIODO LE OPERE L'IMBROGLIO (1937), I SOGNI DEL PIGRO (1940), E LA CENSURATA LA MASCHERATA (1941). NEL '45 IL SUO PRIMO APPROCCIO ALLE TEMATICHE MARXISTE CON L'OPERA LA SPERANZA, OSSIA CRISTIANESIMO E COMUNISMO. INTENSISSIMA LA SUA OPERA POSTBELLICA CHE COMPRENDE 60 OPERE TRA CUI LA ROMANA (1947), LA DISUBBIDIENZA (1948), IL CONFORMISTA (1951), LA CIOCIARA (1957), LA NOIA CON CUI  VINCE IL PREMIO VIAREGGIO NEL 1960.  (NATO A ROMA NEL 1907 - MORTO NEL 1990)">
            <text:p>ALL'ETÀ DI 22 ANNI (1929) IL SUO PRIMO ROMANZO GLI INDIFFERENTI. PER I TEMI TRATTATI IL REGIME NE IMPEDISCE LA DIFFUSIONE MA NON LA PUBBLICAZIONE CHE AVVIENE, A SPESE DELLO STESSO AUTORE. COLPITO DALLE LEGGI RAZZIALI CONTINUA A SCRIVERE FIRMANDO LE SUE OPERE CON UNO PSEUDONIMO. RISALGONO A QUEL PERIODO LE OPERE L'IMBROGLIO (1937), I SOGNI DEL PIGRO (1940), E LA CENSURATA LA MASCHERATA (1941). NEL '45 IL SUO PRIMO APPROCCIO ALLE TEMATICHE MARXISTE CON L'OPERA LA SPERANZA, OSSIA CRISTIANESIMO E COMUNISMO. INTENSISSIMA LA SUA OPERA POSTBELLICA CHE COMPRENDE 60 OPERE TRA CUI LA ROMANA (1947), LA DISUBBIDIENZA (1948), IL CONFORMISTA (1951), LA CIOCIARA (1957), LA NOIA CON CUI  VINCE IL PREMIO VIAREGGIO NEL 1960.  (NATO A ROMA NEL 1907 - MORTO NEL 1990)</text:p>
          </table:table-cell>
        </table:table-row>
        <table:table-row>
          <table:table-cell office:value-type="string" office:string-value="092009_001350">
            <text:p>092009_001350</text:p>
          </table:table-cell>
          <table:table-cell office:value-type="string" office:string-value="VIA GUIDO PIOVENE">
            <text:p>VIA GUIDO PIOVENE</text:p>
          </table:table-cell>
          <table:table-cell office:value-type="string" office:string-value="VIA GOZZANO - VIA GADDA">
            <text:p>VIA GOZZANO - VIA GADD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 IN FILOSOFIA, P. INIZIA GIOVANISSIMO L'ATTIVITÀ DI GIORNALISTA, COME CORRISPONDENTE DEL CORRIERE DELLA SERA, INVIATO DE LA STAMPA, COME RESPONSABILE DELLA SEZIONE CULTURALE E LETTERARIA PER IL GIORNALE NUOVO DIRETTO DA MONTANELLI.DOPO I RACCONTI DI LA VEDOVA  ALLLEGRA (1931), LA SECONDA OPERA, UN ROMANZO EPISTOLARE CHE RESTA IL SUO CAPOLAVORO È LETTERE DI UNA NOVIZIA (1941). SEGUIRANNO ALTRI TESTI COME LA GAZZETTA NERA (1943), I FALSI REDENTORI (1949), MADAME LA FRANCE (1967), LE STELLE FREDDE (1970 - PREMIO STREGA). IL SUO TESTO PIÙ LETTO E MEGLIO RIUSCITO È SENZA DUBBIO VIAGGIO IN ITALIA (1956), DOVE DESCRIVE CON ACUME L'ITALIA DELL'EPOCA. DENSO DI ANNOTAZIONI E RIFLESSIONI ARGUTE, È UN TESTO IMPERDIBILE. (NATO A VICENZA NEL 1907 - MORTO A LONDRA NEL 1974)">
            <text:p>LAUREATO IN FILOSOFIA, P. INIZIA GIOVANISSIMO L'ATTIVITÀ DI GIORNALISTA, COME CORRISPONDENTE DEL CORRIERE DELLA SERA, INVIATO DE LA STAMPA, COME RESPONSABILE DELLA SEZIONE CULTURALE E LETTERARIA PER IL GIORNALE NUOVO DIRETTO DA MONTANELLI.DOPO I RACCONTI DI LA VEDOVA  ALLLEGRA (1931), LA SECONDA OPERA, UN ROMANZO EPISTOLARE CHE RESTA IL SUO CAPOLAVORO È LETTERE DI UNA NOVIZIA (1941). SEGUIRANNO ALTRI TESTI COME LA GAZZETTA NERA (1943), I FALSI REDENTORI (1949), MADAME LA FRANCE (1967), LE STELLE FREDDE (1970 - PREMIO STREGA). IL SUO TESTO PIÙ LETTO E MEGLIO RIUSCITO È SENZA DUBBIO VIAGGIO IN ITALIA (1956), DOVE DESCRIVE CON ACUME L'ITALIA DELL'EPOCA. DENSO DI ANNOTAZIONI E RIFLESSIONI ARGUTE, È UN TESTO IMPERDIBILE. (NATO A VICENZA NEL 1907 - MORTO A LONDRA NEL 1974)</text:p>
          </table:table-cell>
        </table:table-row>
        <table:table-row>
          <table:table-cell office:value-type="string" office:string-value="092009_001351">
            <text:p>092009_001351</text:p>
          </table:table-cell>
          <table:table-cell office:value-type="string" office:string-value="VIA LUIGI PIRANDELLO">
            <text:p>VIA LUIGI PIRANDELLO</text:p>
          </table:table-cell>
          <table:table-cell office:value-type="string" office:string-value="VIA DELLE GINESTRE (V. BARRACCA MANNA) - VIA VERGA">
            <text:p>VIA DELLE GINESTRE (V. BARRACCA MANNA) - VIA VERG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MANTE DEGLI STUDI FILOSOFICI E LETTERARI P SI LAUREA A BONN CON UNA TESI, IN LKINGUS TEDESCA, SU FONETICA E MORFOLOGIA DEL DIALETTO DI GIRGENTI. DAL 1897 AL 1922 INSEGNA ALL'UNIVERSITÀ DI ROMA STILISTICA E LETTERATURA ITALIANA. DENSO DI CAPOLAVORI IL BIENNIO 1916 - 17 CON  OPERE QUALI LIOLÀ, IL BERRETTO A SONAGLI, IL GIOCO DELLE PARTI, COSÌ È (SE VI PARE), IL PIACERE DELL'ONESTÀ. MA È NEL 1921 CHE LA SUA FAMA VARCA I CONFINI NAZIONALI CON IL TRIONFO DELL'OPERA TEATRALE SEI PERSONAGGI IN CERCA D'AUTORE. L'ADESIONE AL FASCISMO NON CONDIZIONA LA SUA OPERA ED IL SUO STILE COSÌ LONTANI ED INCONCILIABILI CON LA RETORICA CELEBRATIVA DEL REGIME. LA ILLUSORIETÀ DEGLI IDEALI, LA SOLITUDINE DELL'UOMO, L'INCOERENZE E L'INSTABILITÀ DEI RAPPORTI SOCIALI E GLI INGANNI ELLA COSCIENZA CHE IMPONGONO ALL'UOMO UNA MASCHERA DI IRONIA MISTA A PIETÀ, SONO I MOTIVI DOMINANTI DELL'OPERA E DEL PENSIERO PIRANDELLIANO SOSTANZIATISI IN CAPOLAVORI DELLA LETTERATURA ITALIANA E MONDIALE QUALI IL FU MATTIA PASCAL (1904), L'UMORISMO (1908), MA NON È UNA COSA SERIA.ACCADEMICO D'ITALIA DAL 1929, GLI VIENE CONFERITO IL PREMIO NOBEL PER LA LETTERATURA NEL 1934. (NATO AD AGRIGENTO NEL 1867 - MORTO A ROMA NEL 1936)">
            <text:p>AMANTE DEGLI STUDI FILOSOFICI E LETTERARI P SI LAUREA A BONN CON UNA TESI, IN LKINGUS TEDESCA, SU FONETICA E MORFOLOGIA DEL DIALETTO DI GIRGENTI. DAL 1897 AL 1922 INSEGNA ALL'UNIVERSITÀ DI ROMA STILISTICA E LETTERATURA ITALIANA. DENSO DI CAPOLAVORI IL BIENNIO 1916 - 17 CON  OPERE QUALI LIOLÀ, IL BERRETTO A SONAGLI, IL GIOCO DELLE PARTI, COSÌ È (SE VI PARE), IL PIACERE DELL'ONESTÀ. MA È NEL 1921 CHE LA SUA FAMA VARCA I CONFINI NAZIONALI CON IL TRIONFO DELL'OPERA TEATRALE SEI PERSONAGGI IN CERCA D'AUTORE. L'ADESIONE AL FASCISMO NON CONDIZIONA LA SUA OPERA ED IL SUO STILE COSÌ LONTANI ED INCONCILIABILI CON LA RETORICA CELEBRATIVA DEL REGIME. LA ILLUSORIETÀ DEGLI IDEALI, LA SOLITUDINE DELL'UOMO, L'INCOERENZE E L'INSTABILITÀ DEI RAPPORTI SOCIALI E GLI INGANNI ELLA COSCIENZA CHE IMPONGONO ALL'UOMO UNA MASCHERA DI IRONIA MISTA A PIETÀ, SONO I MOTIVI DOMINANTI DELL'OPERA E DEL PENSIERO PIRANDELLIANO SOSTANZIATISI IN CAPOLAVORI DELLA LETTERATURA ITALIANA E MONDIALE QUALI IL FU MATTIA PASCAL (1904), L'UMORISMO (1908), MA NON È UNA COSA SERIA.ACCADEMICO D'ITALIA DAL 1929, GLI VIENE CONFERITO IL PREMIO NOBEL PER LA LETTERATURA NEL 1934. (NATO AD AGRIGENTO NEL 1867 - MORTO A ROMA NEL 1936)</text:p>
          </table:table-cell>
        </table:table-row>
        <table:table-row>
          <table:table-cell office:value-type="string" office:string-value="092009_001352">
            <text:p>092009_001352</text:p>
          </table:table-cell>
          <table:table-cell office:value-type="string" office:string-value="VIA SALVATORE QUASIMODO">
            <text:p>VIA SALVATORE QUASIMODO</text:p>
          </table:table-cell>
          <table:table-cell office:value-type="string" office:string-value="VIA DEL BOSSO">
            <text:p>VIA DEL BOS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OPO L'INFANZIA IN SICILIA, ESERCITA DIVERSI LAVORI E, A FIRENZE, NEL 1929, PRESENTATO DAL COGNATO, ELIO VITTORINI, ENTRA IN CONTATTO CON IL GRUPPO SOLARIA. PROPRIO IN QUESTA RIVISTA VIENE PUBBLICATA LA PRIMA RACCOLTA DI POESIE ACQUE E TERRE, MA È CON OBOE SOMMERSO, DEL '32, CHE Q. DIVENTA UNO DEI RAPPRESENTANTI DI PUNTA DELL'ERMETISMO.TRASFERITOSI A MILANO DIVIENE PRIMA GIORNALISTA  POI CATTEDRATTICO. DOPO LA GUERRA LA SUA POESIA È RAPPRESENTATA DA TEMATICHE LEGATE ALLA GUERRA O ALLA QUESTIONE SOCIALE, ALL'INTERNO DI QUESTO ITINERARIO, FORSE IL PUNTO PIÙ ALTO DELLA PRODUZIONE DI Q. È UNANIMAMENTE INDIVIDUATO NELLE SUE TRADUZIONI DEI LIRICI GRECI DEL 1940. COLLABORA COME CRITICO TEATRALE A OMNIBUS E A IL TEMPO E, UN PÒ A SORPRESA, VIENE INSIGNITO DEL PREMIO NOBEL PER LA LETTERATURA NEL 1959. (NATO A RAGUSA NEL 1901 - MORTO AD AMALFI NEL 1968)">
            <text:p>DOPO L'INFANZIA IN SICILIA, ESERCITA DIVERSI LAVORI E, A FIRENZE, NEL 1929, PRESENTATO DAL COGNATO, ELIO VITTORINI, ENTRA IN CONTATTO CON IL GRUPPO SOLARIA. PROPRIO IN QUESTA RIVISTA VIENE PUBBLICATA LA PRIMA RACCOLTA DI POESIE ACQUE E TERRE, MA È CON OBOE SOMMERSO, DEL '32, CHE Q. DIVENTA UNO DEI RAPPRESENTANTI DI PUNTA DELL'ERMETISMO.TRASFERITOSI A MILANO DIVIENE PRIMA GIORNALISTA  POI CATTEDRATTICO. DOPO LA GUERRA LA SUA POESIA È RAPPRESENTATA DA TEMATICHE LEGATE ALLA GUERRA O ALLA QUESTIONE SOCIALE, ALL'INTERNO DI QUESTO ITINERARIO, FORSE IL PUNTO PIÙ ALTO DELLA PRODUZIONE DI Q. È UNANIMAMENTE INDIVIDUATO NELLE SUE TRADUZIONI DEI LIRICI GRECI DEL 1940. COLLABORA COME CRITICO TEATRALE A OMNIBUS E A IL TEMPO E, UN PÒ A SORPRESA, VIENE INSIGNITO DEL PREMIO NOBEL PER LA LETTERATURA NEL 1959. (NATO A RAGUSA NEL 1901 - MORTO AD AMALFI NEL 1968)</text:p>
          </table:table-cell>
        </table:table-row>
        <table:table-row>
          <table:table-cell office:value-type="string" office:string-value="092009_001353">
            <text:p>092009_001353</text:p>
          </table:table-cell>
          <table:table-cell office:value-type="string" office:string-value="VIA UMBERTO SABA">
            <text:p>VIA UMBERTO SABA</text:p>
          </table:table-cell>
          <table:table-cell office:value-type="string" office:string-value="VIA BARRACCA MANNA - VIA DEI PIOPPI">
            <text:p>VIA BARRACCA MANNA - VIA DEI PIOPP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ESORDISCE NELLA POESIA CON IL MIO PRIMO LIBRO DI POESIA (1903) MA LA SUA AUTENTICA PRIMA USCITA PUBBLICA È DEL 1911 CON POESIA. SEGUONO I COMPONIMENTI, ENTRAMBI DEL 1912, COI MIEI OCCHI ED IL SAGGIO QUELLO CHE RESTA DA FARE AI POETI. DIVENE PROPRIETARIO DI UNA LIBRERIA ANTIQUARIA, NEL '21 PUBBLICA IL CELEBRE CANZONIERE, RACCOLTA DELLA SUA VENTENNALE PRODUZIONE POETICA, CUI FANNO SEGUITO PRELUDIO E CANZONETTE (1923), AUTOBIOGRAFIA, E I PRIGIONIERI (1924), FIGURE E CANTI (1926), PRELUDIO E FUGHE (1928). LA PROMULGAZIONE DELLE LEGGI RAZZIALI LO COSTRINGE A RIFUGIARSI A PARIGI, POI A FIRENZE DOVE GODE DELLA PROTEZIONE DI MONTALE E DI ALTRI INTELLETTUALI ANTIFASCISTI. APPAIONO INFINE LE RACCOLTE DI LIRICHE PAROLE(1934), ULTIME COSE (1944) E LA SECONDA EDIZIONE DEL CANZONIERE (1948), CHE GLI FA GUADAGNARE IL CONSENSO PRESSOCHÉ UNANIME DELLA CRITICA.   (NATO A TRIESTE NEL 1883 - MORTO A S. GIUSTO DI GORIZIA NEL 1956)">
            <text:p>ESORDISCE NELLA POESIA CON IL MIO PRIMO LIBRO DI POESIA (1903) MA LA SUA AUTENTICA PRIMA USCITA PUBBLICA È DEL 1911 CON POESIA. SEGUONO I COMPONIMENTI, ENTRAMBI DEL 1912, COI MIEI OCCHI ED IL SAGGIO QUELLO CHE RESTA DA FARE AI POETI. DIVENE PROPRIETARIO DI UNA LIBRERIA ANTIQUARIA, NEL '21 PUBBLICA IL CELEBRE CANZONIERE, RACCOLTA DELLA SUA VENTENNALE PRODUZIONE POETICA, CUI FANNO SEGUITO PRELUDIO E CANZONETTE (1923), AUTOBIOGRAFIA, E I PRIGIONIERI (1924), FIGURE E CANTI (1926), PRELUDIO E FUGHE (1928). LA PROMULGAZIONE DELLE LEGGI RAZZIALI LO COSTRINGE A RIFUGIARSI A PARIGI, POI A FIRENZE DOVE GODE DELLA PROTEZIONE DI MONTALE E DI ALTRI INTELLETTUALI ANTIFASCISTI. APPAIONO INFINE LE RACCOLTE DI LIRICHE PAROLE(1934), ULTIME COSE (1944) E LA SECONDA EDIZIONE DEL CANZONIERE (1948), CHE GLI FA GUADAGNARE IL CONSENSO PRESSOCHÉ UNANIME DELLA CRITICA.   (NATO A TRIESTE NEL 1883 - MORTO A S. GIUSTO DI GORIZIA NEL 1956)</text:p>
          </table:table-cell>
        </table:table-row>
        <table:table-row>
          <table:table-cell office:value-type="string" office:string-value="092009_001354">
            <text:p>092009_001354</text:p>
          </table:table-cell>
          <table:table-cell office:value-type="string" office:string-value="VIA ITALO SVEVO">
            <text:p>VIA ITALO SVEVO</text:p>
          </table:table-cell>
          <table:table-cell office:value-type="string" office:string-value="VIA BARRACCA MANNA - VIA CALVINO">
            <text:p>VIA BARRACCA MANNA - VIA CALVIN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SEUDONIMO DI ETTORE SCHMITZ, FU AUTORE DI ALCUNE RACCOLTE DI RACCONTI, IN GRAN PARTE USCITE POSTUME, DI TESTI TEATRALI E DI TRE ROMANZI MAGGIORI: UNA VITA (1892), SENILITÀ (1898), LA COSCIENZA DI ZENO (1923).COMPIUTI GLI STUDI IN GERMANIA, VISSE A TRIESTE DOPO IL DISCRETO SUCCESSO DEL SUO PRIMO LIBRO UNA VITA, IL FIASCO DI SENILITÀ LO INDUSSE A SMETTERE DI SCRIVERE PER 25 ANNI. PRESE COMUNQUE LEZIONI DA JOYCE E, GRAZIE ANCHE ALL'APPOGGIO DI MONTALE, LO SCRITTORE VERRÀ RISCOPERTO. L'ESPERIENZA LETTERARIA DI S., PARTENDO DA MODULI VERISTICI E DALLO PSCICOLOGISMO FRANCESE,  SI CONCLUDE PIÙ VICINA A PROUST E JOYCE, CON LA TESTIMONIANZA DELLA CRISI DELL'UOMO MODERNO CHE INEVITABILMENTE DERIVA DAL CROLLO DELLA CONCEZIONE CLASSICA E CRISTIANA E DALLA COSCIENZA DELL'INEVITABILE FALLIMENTO DI OGNI TENTATIVO DI DETERMINARE IN QUALCHE MODO GLI EVENTI CHE LO COINVOLGONO.   (NATO A TRIESTE NEL 1861 - MORTO NEL 1928)">
            <text:p>PSEUDONIMO DI ETTORE SCHMITZ, FU AUTORE DI ALCUNE RACCOLTE DI RACCONTI, IN GRAN PARTE USCITE POSTUME, DI TESTI TEATRALI E DI TRE ROMANZI MAGGIORI: UNA VITA (1892), SENILITÀ (1898), LA COSCIENZA DI ZENO (1923).COMPIUTI GLI STUDI IN GERMANIA, VISSE A TRIESTE DOPO IL DISCRETO SUCCESSO DEL SUO PRIMO LIBRO UNA VITA, IL FIASCO DI SENILITÀ LO INDUSSE A SMETTERE DI SCRIVERE PER 25 ANNI. PRESE COMUNQUE LEZIONI DA JOYCE E, GRAZIE ANCHE ALL'APPOGGIO DI MONTALE, LO SCRITTORE VERRÀ RISCOPERTO. L'ESPERIENZA LETTERARIA DI S., PARTENDO DA MODULI VERISTICI E DALLO PSCICOLOGISMO FRANCESE,  SI CONCLUDE PIÙ VICINA A PROUST E JOYCE, CON LA TESTIMONIANZA DELLA CRISI DELL'UOMO MODERNO CHE INEVITABILMENTE DERIVA DAL CROLLO DELLA CONCEZIONE CLASSICA E CRISTIANA E DALLA COSCIENZA DELL'INEVITABILE FALLIMENTO DI OGNI TENTATIVO DI DETERMINARE IN QUALCHE MODO GLI EVENTI CHE LO COINVOLGONO.   (NATO A TRIESTE NEL 1861 - MORTO NEL 1928)</text:p>
          </table:table-cell>
        </table:table-row>
        <table:table-row>
          <table:table-cell office:value-type="string" office:string-value="092009_001355">
            <text:p>092009_001355</text:p>
          </table:table-cell>
          <table:table-cell office:value-type="string" office:string-value="VIA GIUSEPPE TOMASI DI LAMPEDUSA">
            <text:p>VIA GIUSEPPE TOMASI DI LAMPEDUSA</text:p>
          </table:table-cell>
          <table:table-cell office:value-type="string" office:string-value="VIA MARINETTI">
            <text:p>VIA MARINETT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FIGLIO DI UNA RICCA E NOBILE CASATA, T. ARRIVA ALLE LETTERE PIUTTOSTO TARDI DOPO UNA VITA SPESA IN VIAGGI SOLITARI ALL'ESTERO E LA PARTECIPAZIONE ALLE DUE GUERRE MONDIALI. UN'IMPORTANZA DECISIVA HA LA PARTECIPAZIONE AL CONGRESSO LETTERARIO DI SAN PELLEGRINO DOPO CONOSCE MONTALE E BASSANI. IL GATTOPARDO È L'OPERA CUI È LEGATA LA SUA VASTISSIMA FAMA E RAPPRESENTA IL LASCITO EREDITARIO DELLO SCRITTORE, CONOSCIUTO SOLO UN ANNO DOPO LA MORTE DEL SUO AUTORE.IL GATTOPARDO, VINCITORE DEL PREMIO STREGA, È STATO TRADOTTO IN FILM DAL GRANDE REGISTA LUCHINO VISCONTI E INTERPRETATO DA UN CAST ECCEZIONALE. IL DATTILOSCRITTO DEL ROMANZO, RESPINTO DA VARI EDITORI, VIENE RISCOPERTO DA BASSANI CHE, RECATOSI IN SICILIA, ORMAI MORTO T., TROVA UN MANOSCRITTO DELL'OPERA, TESTI DI SAGGI E RACCONTI, RIUSCENDO COSÌ A RICOSTRUIRE LA COMPLESSA PERSONALITÀ DELLO SCRITTORE SICILIANO. DI T. SI È DETTO CHE FOSSE UN CONSERVATORE, MA NON LO ERA. DI CULTURA IMMENSA, CREDEVA NELLA RIVOLUZIONE FRANCESE ED ERA PERSUASO CHE LA STORIA DEVESSE MUOVERSI DI TANTO IN TANTO CON DELLE SCOSSE FORMIDABILI.   (NATO A PALERMO NEL 1896 - MORTO NEL 1957)">
            <text:p>FIGLIO DI UNA RICCA E NOBILE CASATA, T. ARRIVA ALLE LETTERE PIUTTOSTO TARDI DOPO UNA VITA SPESA IN VIAGGI SOLITARI ALL'ESTERO E LA PARTECIPAZIONE ALLE DUE GUERRE MONDIALI. UN'IMPORTANZA DECISIVA HA LA PARTECIPAZIONE AL CONGRESSO LETTERARIO DI SAN PELLEGRINO DOPO CONOSCE MONTALE E BASSANI. IL GATTOPARDO È L'OPERA CUI È LEGATA LA SUA VASTISSIMA FAMA E RAPPRESENTA IL LASCITO EREDITARIO DELLO SCRITTORE, CONOSCIUTO SOLO UN ANNO DOPO LA MORTE DEL SUO AUTORE.IL GATTOPARDO, VINCITORE DEL PREMIO STREGA, È STATO TRADOTTO IN FILM DAL GRANDE REGISTA LUCHINO VISCONTI E INTERPRETATO DA UN CAST ECCEZIONALE. IL DATTILOSCRITTO DEL ROMANZO, RESPINTO DA VARI EDITORI, VIENE RISCOPERTO DA BASSANI CHE, RECATOSI IN SICILIA, ORMAI MORTO T., TROVA UN MANOSCRITTO DELL'OPERA, TESTI DI SAGGI E RACCONTI, RIUSCENDO COSÌ A RICOSTRUIRE LA COMPLESSA PERSONALITÀ DELLO SCRITTORE SICILIANO. DI T. SI È DETTO CHE FOSSE UN CONSERVATORE, MA NON LO ERA. DI CULTURA IMMENSA, CREDEVA NELLA RIVOLUZIONE FRANCESE ED ERA PERSUASO CHE LA STORIA DEVESSE MUOVERSI DI TANTO IN TANTO CON DELLE SCOSSE FORMIDABILI.   (NATO A PALERMO NEL 1896 - MORTO NEL 1957)</text:p>
          </table:table-cell>
        </table:table-row>
        <table:table-row>
          <table:table-cell office:value-type="string" office:string-value="092009_001356">
            <text:p>092009_001356</text:p>
          </table:table-cell>
          <table:table-cell office:value-type="string" office:string-value="VIA GIUSEPPE UNGARETTI">
            <text:p>VIA GIUSEPPE UNGARETTI</text:p>
          </table:table-cell>
          <table:table-cell office:value-type="string" office:string-value="VIA BARRACCA MANNA - VIA DELLA MENTA">
            <text:p>VIA BARRACCA MANNA - VIA DELLA MENT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FONDATORE DELL'ERMETISMO, NEL 1912 SI TRASFERISCE IN FRANCIA E SI LAUREA ALLA SORBONA DI PARIGI. SI ARRUOLA ALLO SCOPPIO DELLA I° GUERRA MONDIALE E L'ESPERIENZA BELLICA SARÀ DESTINATA A RIVERBERARSI CON FORZA NEI SUOI COMPONIMENTI.NEL '17 ESCE LA SUA PRIMA RACCOLTA DI POESIE IL PORTO SEPOLTO, SEGUE NEL '19 ALLEGRIA DI NAUFRAGI. RISALE INVECE AL 1933 L'OPERA FORSE PIÙ CONOSCIUTA: SENTIMENTO DEL TEMPO SI TRASFERISCE IN BRASILE NEL '36 PER FARE IL  DOCENTE UNIVERSITARIO, IN QUELLA TERRA NEL '39 GLI MUORE IL FIGLIO DI NOVE ANNI E DA QUESTA DOLOROSA ESPERIENZA NASCERANNO LE LIRICHE DE IL DOLORE (1947). TORNATO IN ITALIA NEL '42 OTTIENE LA CATTEDRA DI LETTERATURA MODERNA ALL'UNIVERSITÀ DI ROMA. L'ANNO PRIMA DELLA SUA MORTE, AVVENUTA NEL 1970, ESCE L'EDIZIONE COMPLETA DELLE SUE POESIE CON TITOLO VITA DI UN UOMO. NEL 1974 VIENE DATA ALLE STAMPE LA RACCOLTA POSTUMA SAGGI E INTERVENTI. (NATO AD ALESSANDRIA D'EGITTO NEL 1888 - MORTO A MILANO NEL 1970)">
            <text:p>FONDATORE DELL'ERMETISMO, NEL 1912 SI TRASFERISCE IN FRANCIA E SI LAUREA ALLA SORBONA DI PARIGI. SI ARRUOLA ALLO SCOPPIO DELLA I° GUERRA MONDIALE E L'ESPERIENZA BELLICA SARÀ DESTINATA A RIVERBERARSI CON FORZA NEI SUOI COMPONIMENTI.NEL '17 ESCE LA SUA PRIMA RACCOLTA DI POESIE IL PORTO SEPOLTO, SEGUE NEL '19 ALLEGRIA DI NAUFRAGI. RISALE INVECE AL 1933 L'OPERA FORSE PIÙ CONOSCIUTA: SENTIMENTO DEL TEMPO SI TRASFERISCE IN BRASILE NEL '36 PER FARE IL  DOCENTE UNIVERSITARIO, IN QUELLA TERRA NEL '39 GLI MUORE IL FIGLIO DI NOVE ANNI E DA QUESTA DOLOROSA ESPERIENZA NASCERANNO LE LIRICHE DE IL DOLORE (1947). TORNATO IN ITALIA NEL '42 OTTIENE LA CATTEDRA DI LETTERATURA MODERNA ALL'UNIVERSITÀ DI ROMA. L'ANNO PRIMA DELLA SUA MORTE, AVVENUTA NEL 1970, ESCE L'EDIZIONE COMPLETA DELLE SUE POESIE CON TITOLO VITA DI UN UOMO. NEL 1974 VIENE DATA ALLE STAMPE LA RACCOLTA POSTUMA SAGGI E INTERVENTI. (NATO AD ALESSANDRIA D'EGITTO NEL 1888 - MORTO A MILANO NEL 1970)</text:p>
          </table:table-cell>
        </table:table-row>
        <table:table-row>
          <table:table-cell office:value-type="string" office:string-value="092009_001357">
            <text:p>092009_001357</text:p>
          </table:table-cell>
          <table:table-cell office:value-type="string" office:string-value="VIA NICOLA VALLE">
            <text:p>VIA NICOLA VALLE</text:p>
          </table:table-cell>
          <table:table-cell office:value-type="string" office:string-value="VIA BARRACCA MANNA - VIA DELLE AGAVI">
            <text:p>VIA BARRACCA MANNA - VIA DELLE AGA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E' STATO UNO DEI PIÙ VALIDI INTERPRETI DEL MONDO CULTURALE ISOLANO. LETTERATO, INSEGNANTE, MUSICOLOGO RAFFINATO, ESPERTO ITALIANISTA, ACUTO CRITICO D'ARTE, FONDÒ,INSIEME AGLI  AMICI LILLIU E ALZIATOR, L'ASSOCIAZIONE AMICI DEL LIBRO , IN UN PERIODO IN CUI, APPENA CESSATA LA GUERRA, CAGLIARI ERA RIDOTTA AD UN CUMULO DI MACERIE.L' ASSOCIAZIONE HA RAPPRESENTATO PER V. UN ATTO DI FEDE NELLA CULTURA CHE EDUCA, CONFORTA, DOTA DI RAZIONALITÀ E DI ALTE PASSIONI LA VITA CIVILE. FRA GLI STUDI E LE PUBBLICAZIONI DI V. RICORDIAMO LA RIVISTA IL CONVEGNO, FONDATA NEL 1946 E DURATA FINO AL 1982, MA ANCHE L'IMPEGNO POLITICO-CIVILE CON L'IDEA AUTONOMISTICA IN SARDEGNA CON PREFAZIONE DI CAMILLO BELLIENI, EDITA NEL '47 E NEL 1988. L'AMORE PER LA SARDEGNA E PER CAGLIARI SI ESPRIME APPIENO CON IL LASCITO FATTO DA V. AL COMUNE DI CAGLIARI  CONTENENTE UNA PREZIOSA COLLEZIONE DI CIRCA 700 STAMPE, COLLEZIONE ALLA QUALE È STATA DEDICATA UNA VITA DI STUDI E RICERCHE. LA CITTÀ HA RISPOSTO, PER ONORARE IL SUO CONCITTADINO, REALIZZANDO L'ESPOSIZIONE DI UNA PARTE DELLA COLLEZIONE VALLE, PRESSO I LOCALI DELL'EXMÀ, DI 357 OPERE DI INCISORI SARDI DEL NOVECENTO   (NATO A CAGLIARI NEL 1904 - MORTO NEL 1993)">
            <text:p>E' STATO UNO DEI PIÙ VALIDI INTERPRETI DEL MONDO CULTURALE ISOLANO. LETTERATO, INSEGNANTE, MUSICOLOGO RAFFINATO, ESPERTO ITALIANISTA, ACUTO CRITICO D'ARTE, FONDÒ,INSIEME AGLI  AMICI LILLIU E ALZIATOR, L'ASSOCIAZIONE AMICI DEL LIBRO , IN UN PERIODO IN CUI, APPENA CESSATA LA GUERRA, CAGLIARI ERA RIDOTTA AD UN CUMULO DI MACERIE.L' ASSOCIAZIONE HA RAPPRESENTATO PER V. UN ATTO DI FEDE NELLA CULTURA CHE EDUCA, CONFORTA, DOTA DI RAZIONALITÀ E DI ALTE PASSIONI LA VITA CIVILE. FRA GLI STUDI E LE PUBBLICAZIONI DI V. RICORDIAMO LA RIVISTA IL CONVEGNO, FONDATA NEL 1946 E DURATA FINO AL 1982, MA ANCHE L'IMPEGNO POLITICO-CIVILE CON L'IDEA AUTONOMISTICA IN SARDEGNA CON PREFAZIONE DI CAMILLO BELLIENI, EDITA NEL '47 E NEL 1988. L'AMORE PER LA SARDEGNA E PER CAGLIARI SI ESPRIME APPIENO CON IL LASCITO FATTO DA V. AL COMUNE DI CAGLIARI  CONTENENTE UNA PREZIOSA COLLEZIONE DI CIRCA 700 STAMPE, COLLEZIONE ALLA QUALE È STATA DEDICATA UNA VITA DI STUDI E RICERCHE. LA CITTÀ HA RISPOSTO, PER ONORARE IL SUO CONCITTADINO, REALIZZANDO L'ESPOSIZIONE DI UNA PARTE DELLA COLLEZIONE VALLE, PRESSO I LOCALI DELL'EXMÀ, DI 357 OPERE DI INCISORI SARDI DEL NOVECENTO   (NATO A CAGLIARI NEL 1904 - MORTO NEL 1993)</text:p>
          </table:table-cell>
        </table:table-row>
        <table:table-row>
          <table:table-cell office:value-type="string" office:string-value="092009_001358">
            <text:p>092009_001358</text:p>
          </table:table-cell>
          <table:table-cell office:value-type="string" office:string-value="VIA GIOVANNI VERGA">
            <text:p>VIA GIOVANNI VERGA</text:p>
          </table:table-cell>
          <table:table-cell office:value-type="string" office:string-value="VIA PIRANDELLO">
            <text:p>VIA PIRANDELL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TTIVITÀ DEL GIOVANE SCRITTORE SI SVOLGE SIA IN CAMPO LETTERARIO CHE POLITICO, NELLA CITTÀ NATALE.I SUOI PRIMI ROMANZI SOFFRONO DELL'INFLUENZA LASCIATA DALLA LETTURA DI AUTORI COME DUMAS, SCOTT, RADCLIFFE. TRASFERITOSI A FIRENZE V. VIVE IN UN AMBIENTE MONDANO .A QUEL PERIODO RISALE IL ROMANZO STORIA DI UNA CAPINERA (1971. LASCIATA FIRENZE PER MILANO ENTRA IN CONTATTO CON GLI SCAPIGLIATI PUR NON CONDIVIDENDONE FINO IN FONDO L'ATTEGGIAMENTO NICHILISTA. I SUOI ROMANZI SUCCESSIVI, NON PROPRIO RIUSCITI SUL PIANO CONTENUTISTICO, REGISTRANO UN   GRANDE PROGRESSO SUL PIANO DELLA LINGUA E DELLO STILE. ALLA MORTE DELLA MADRE, INIZIA LA STESURA DE I MALAVOGLIA DOVE SI DELINEA IL VERGA MAGGIORE SEGNATO DALLO SFORZO DI SOTTRARSI AL VERISMO MASSICCIO PER ELEVARSI AD UN PIÙ CONSAPEVOLE REALISMO. I MALAVOGLIA (1881) SONO UNA GRANDE OPERA NEL SENSO DRAMMATICO DEL DOLORE E DELLA MORTE E PER LA GENIALITÀ DELLA TECNICA NARRATIVA DEL DISCORSO RIVISSUTO.IL CAPOLAVORO DEL VERISMO ITALIANO È COMUNQUE MASTRO DON GESUALDO(1889). TRA QUEST'ULTIMO E  I MALAVOGLIA SI INSERISCONO IL MARITO DI ELENA (1882), LE NOVELLE MILANESI PER LE VIE (1883) E, INFINE, LE NOVELLE RUSTICANE (1883). (NATO A CATANIA NEL 1840 - MORTO NEL 1922)">
            <text:p>L'ATTIVITÀ DEL GIOVANE SCRITTORE SI SVOLGE SIA IN CAMPO LETTERARIO CHE POLITICO, NELLA CITTÀ NATALE.I SUOI PRIMI ROMANZI SOFFRONO DELL'INFLUENZA LASCIATA DALLA LETTURA DI AUTORI COME DUMAS, SCOTT, RADCLIFFE. TRASFERITOSI A FIRENZE V. VIVE IN UN AMBIENTE MONDANO .A QUEL PERIODO RISALE IL ROMANZO STORIA DI UNA CAPINERA (1971. LASCIATA FIRENZE PER MILANO ENTRA IN CONTATTO CON GLI SCAPIGLIATI PUR NON CONDIVIDENDONE FINO IN FONDO L'ATTEGGIAMENTO NICHILISTA. I SUOI ROMANZI SUCCESSIVI, NON PROPRIO RIUSCITI SUL PIANO CONTENUTISTICO, REGISTRANO UN   GRANDE PROGRESSO SUL PIANO DELLA LINGUA E DELLO STILE. ALLA MORTE DELLA MADRE, INIZIA LA STESURA DE I MALAVOGLIA DOVE SI DELINEA IL VERGA MAGGIORE SEGNATO DALLO SFORZO DI SOTTRARSI AL VERISMO MASSICCIO PER ELEVARSI AD UN PIÙ CONSAPEVOLE REALISMO. I MALAVOGLIA (1881) SONO UNA GRANDE OPERA NEL SENSO DRAMMATICO DEL DOLORE E DELLA MORTE E PER LA GENIALITÀ DELLA TECNICA NARRATIVA DEL DISCORSO RIVISSUTO.IL CAPOLAVORO DEL VERISMO ITALIANO È COMUNQUE MASTRO DON GESUALDO(1889). TRA QUEST'ULTIMO E  I MALAVOGLIA SI INSERISCONO IL MARITO DI ELENA (1882), LE NOVELLE MILANESI PER LE VIE (1883) E, INFINE, LE NOVELLE RUSTICANE (1883). (NATO A CATANIA NEL 1840 - MORTO NEL 1922)</text:p>
          </table:table-cell>
        </table:table-row>
        <table:table-row>
          <table:table-cell office:value-type="string" office:string-value="092009_001359">
            <text:p>092009_001359</text:p>
          </table:table-cell>
          <table:table-cell office:value-type="string" office:string-value="VIA MAX LEOPOLD WAGNER">
            <text:p>VIA MAX LEOPOLD WAGNER</text:p>
          </table:table-cell>
          <table:table-cell office:value-type="string" office:string-value="VIA FLAIANO - VIA ALERAMO">
            <text:p>VIA FLAIANO - VIA ALERAM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INGUISTA TEDESCO DI FAMA MONDIALE SU QUESTIONI LEGATE ALLE LINGUE E ALLE CULTURE DEL BACINO DEL MEDITERRANEO, SI OCCUPA DI STORIA E DI LINGUA SARDA SCRIVENDO NUMEROSI SAGGI SULL'ARGOMENTO.LA SUA TESI, DISCUSSA A WURZBURG, VERTE SULLA FORMAZIONE DELLE PAROLE NELLA LINGUA SARDA E, GRAZIE AD ESSA, OTTIENE UNA BORSA DI STUDIO PER RECARSI NELL'ISOLA, IL CHE AVVERRÀ NEGLI ANNI 1904-05.NEL 1907 CONSEGUE IL DOTTORATO SEMPRE A WURZBURG CON UNA TESI SULLA FONETICA DEI DIALETTI DELLA SARDEGNA CENTRO-MERIDIONALE, IN PARTICOLARE DI QUELLI PARLATI NELLA ZONA DEL GENNARGENTU.  VIVE IN ITALIA DAL 1924 AL 1930 E, IN QUEGLI ANNI, ESEGUE RILEVAMENTI IN SARDEGNA. SI RECA IN GERMANIA E IN PORTOGALLO, POI NUOVAMENTE IN ITALIA DOVE RICOPRE IL RUOLO DI DIRETTORE DEL DIZIONARIO TEDESCO-ITALIANO E ITALIANO-TEDESCO DELL'ISTITUTO ITALIANO DI STUDI GERMANICI, OPERA PURTROPPO MAI PUBBLICATA. DAL ''47 AL 51 È DI NUOVO A COIMBRA E NELL'OTTOBRE DEL '51 SI TRASFERISCE NEGLI STATI UNITI DOVE RIMANE FINO ALLA MORTE.  TRA LE OPERE MAGGIORI, RIGUARDANTI L'ISOLA, SI RICORDANO: LA VITA RUSTICA DELLA SARDEGNA RIFLESSA NELLA LINGUA (1921), LA LINGUA SARDA. STORIA, SPIRITO E FORMA (1950) E IL DIZIONARIO ETIMOLOGICO SARDO, IN TRE VOLUMI, DEL 1960-64     (NATO A MONACO DI BAVIERA NEL 1880 - MORTO A WASHINGTON NEL 1962)">
            <text:p>LINGUISTA TEDESCO DI FAMA MONDIALE SU QUESTIONI LEGATE ALLE LINGUE E ALLE CULTURE DEL BACINO DEL MEDITERRANEO, SI OCCUPA DI STORIA E DI LINGUA SARDA SCRIVENDO NUMEROSI SAGGI SULL'ARGOMENTO.LA SUA TESI, DISCUSSA A WURZBURG, VERTE SULLA FORMAZIONE DELLE PAROLE NELLA LINGUA SARDA E, GRAZIE AD ESSA, OTTIENE UNA BORSA DI STUDIO PER RECARSI NELL'ISOLA, IL CHE AVVERRÀ NEGLI ANNI 1904-05.NEL 1907 CONSEGUE IL DOTTORATO SEMPRE A WURZBURG CON UNA TESI SULLA FONETICA DEI DIALETTI DELLA SARDEGNA CENTRO-MERIDIONALE, IN PARTICOLARE DI QUELLI PARLATI NELLA ZONA DEL GENNARGENTU.  VIVE IN ITALIA DAL 1924 AL 1930 E, IN QUEGLI ANNI, ESEGUE RILEVAMENTI IN SARDEGNA. SI RECA IN GERMANIA E IN PORTOGALLO, POI NUOVAMENTE IN ITALIA DOVE RICOPRE IL RUOLO DI DIRETTORE DEL DIZIONARIO TEDESCO-ITALIANO E ITALIANO-TEDESCO DELL'ISTITUTO ITALIANO DI STUDI GERMANICI, OPERA PURTROPPO MAI PUBBLICATA. DAL ''47 AL 51 È DI NUOVO A COIMBRA E NELL'OTTOBRE DEL '51 SI TRASFERISCE NEGLI STATI UNITI DOVE RIMANE FINO ALLA MORTE.  TRA LE OPERE MAGGIORI, RIGUARDANTI L'ISOLA, SI RICORDANO: LA VITA RUSTICA DELLA SARDEGNA RIFLESSA NELLA LINGUA (1921), LA LINGUA SARDA. STORIA, SPIRITO E FORMA (1950) E IL DIZIONARIO ETIMOLOGICO SARDO, IN TRE VOLUMI, DEL 1960-64     (NATO A MONACO DI BAVIERA NEL 1880 - MORTO A WASHINGTON NEL 1962)</text:p>
          </table:table-cell>
        </table:table-row>
        <table:table-row>
          <table:table-cell office:value-type="string" office:string-value="092009_001360">
            <text:p>092009_001360</text:p>
          </table:table-cell>
          <table:table-cell office:value-type="string" office:string-value="VIA ENRICO BERLINGUER">
            <text:p>VIA ENRICO BERLINGUER</text:p>
          </table:table-cell>
          <table:table-cell office:value-type="string" office:string-value="VIA MANNIRONI - VIA DELLE AGAVI">
            <text:p>VIA MANNIRONI - VIA DELLE AGA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I ESTRAZIONE MEDIO-BORGHESE SIN DALL'INFANZIA RESPIRA L'ARIA DELL'ANTIFASCISMO DEMOCRATICO TRASMESSAGLI DAL PADRE MARIO. LA SUA ASCESA POLITICA SI DEVE IN PARTE ALL'INCONTRO CON TOGLIATTI E ALLA MORTE DI QUEST'ULTIMO B. È PRIMA COORDINATORE POI SEGRETARIO DEL P.C.I. DIVIENE PROMOTORE DEL COMPROMESSO STORICO CON I LAICI E CATTOLICI CHE NON AVRÀ SEGUITO A CAUSA DELL'ASSASSINIO DELL'ON. MORO DA PARTE DELLE BR. LA QUESTIONE MORALE COSTITUISCE IL LASCITO FORSE PIÙ IMPORTANTE DELLA SUA CARRIERA POLITICA CONCLUSASI DRAMMATICAMENTE A PADOVA NEL CORSO DI UN COMIZIO PER LE ELEZIONI EUROPEE (NATO A SASSARI NEL 1922 - MORTO A PADOVA NEL 1984)">
            <text:p>DI ESTRAZIONE MEDIO-BORGHESE SIN DALL'INFANZIA RESPIRA L'ARIA DELL'ANTIFASCISMO DEMOCRATICO TRASMESSAGLI DAL PADRE MARIO. LA SUA ASCESA POLITICA SI DEVE IN PARTE ALL'INCONTRO CON TOGLIATTI E ALLA MORTE DI QUEST'ULTIMO B. È PRIMA COORDINATORE POI SEGRETARIO DEL P.C.I. DIVIENE PROMOTORE DEL COMPROMESSO STORICO CON I LAICI E CATTOLICI CHE NON AVRÀ SEGUITO A CAUSA DELL'ASSASSINIO DELL'ON. MORO DA PARTE DELLE BR. LA QUESTIONE MORALE COSTITUISCE IL LASCITO FORSE PIÙ IMPORTANTE DELLA SUA CARRIERA POLITICA CONCLUSASI DRAMMATICAMENTE A PADOVA NEL CORSO DI UN COMIZIO PER LE ELEZIONI EUROPEE (NATO A SASSARI NEL 1922 - MORTO A PADOVA NEL 1984)</text:p>
          </table:table-cell>
        </table:table-row>
        <table:table-row>
          <table:table-cell office:value-type="string" office:string-value="092009_001361">
            <text:p>092009_001361</text:p>
          </table:table-cell>
          <table:table-cell office:value-type="string" office:string-value="VIA AGOSTINO CERIONI">
            <text:p>VIA AGOSTINO CERIONI</text:p>
          </table:table-cell>
          <table:table-cell office:value-type="string" office:string-value="VIA SEGNI - VIA GRONCHI">
            <text:p>VIA SEGNI - VIA GRONCH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SI A CAGLIARI IN STORIA E FILISOFIA, INTRAPRENDE GIOVANISSIMO LA CARRIERA DELL'INSEGNAMENTO, TRASFERENDOSI A CHIETI. DOPO L'ULTIMA GUERRA, NEL 1946 RIENTRA A CAGLIARI, PARTECIPA AL NASCERE DEL PARTITO DEMOCRATICO CRISTIANO IN SARDEGNA E VOLGE UN RUOLO ATTIVISSIMO PER LA RINASCITA DELL'ISOLA. PARTECIPA ALLA STESURA DELLO STATUTO AUTONOMO DELLA REGIONE SARDEGNA E, COME PRESIDENTE DEL CONSIGLIO REGIONALE,  VEDE L'APPROVAZIONE DEL I° PIANO DI RINASCITA. E' LEGATA AL SUO NOME ANCHE L'ATTUAZIONE DELL'ORDINAMENTO GIURIDICO DEL CONSIGLIO REGIONALE E LA SISTEMAZIONE DELL'ORGANICO. OLTRE CHE COME CAPO CARISMATICO E CONFERENZIERE APPREZZATISSIMO, C. È RICORDATO PER I SUOI INTERESSI CULTURALI ORIENTATI VERSO GLI STUDI PEDAGOGICI E SOCIOLOGICI. (NATO A CAGLIARI NEL 1908 - MORTO A ROMA NEL 1968)">
            <text:p>LAUREATOSI A CAGLIARI IN STORIA E FILISOFIA, INTRAPRENDE GIOVANISSIMO LA CARRIERA DELL'INSEGNAMENTO, TRASFERENDOSI A CHIETI. DOPO L'ULTIMA GUERRA, NEL 1946 RIENTRA A CAGLIARI, PARTECIPA AL NASCERE DEL PARTITO DEMOCRATICO CRISTIANO IN SARDEGNA E VOLGE UN RUOLO ATTIVISSIMO PER LA RINASCITA DELL'ISOLA. PARTECIPA ALLA STESURA DELLO STATUTO AUTONOMO DELLA REGIONE SARDEGNA E, COME PRESIDENTE DEL CONSIGLIO REGIONALE,  VEDE L'APPROVAZIONE DEL I° PIANO DI RINASCITA. E' LEGATA AL SUO NOME ANCHE L'ATTUAZIONE DELL'ORDINAMENTO GIURIDICO DEL CONSIGLIO REGIONALE E LA SISTEMAZIONE DELL'ORGANICO. OLTRE CHE COME CAPO CARISMATICO E CONFERENZIERE APPREZZATISSIMO, C. È RICORDATO PER I SUOI INTERESSI CULTURALI ORIENTATI VERSO GLI STUDI PEDAGOGICI E SOCIOLOGICI. (NATO A CAGLIARI NEL 1908 - MORTO A ROMA NEL 1968)</text:p>
          </table:table-cell>
        </table:table-row>
        <table:table-row>
          <table:table-cell office:value-type="string" office:string-value="092009_001362">
            <text:p>092009_001362</text:p>
          </table:table-cell>
          <table:table-cell office:value-type="string" office:string-value="VIA ENRICO DE NICOLA">
            <text:p>VIA ENRICO DE NICOLA</text:p>
          </table:table-cell>
          <table:table-cell office:value-type="string" office:string-value="VIA BERLINGUER - VIA GRONCHI">
            <text:p>VIA BERLINGUER - VIA GRONCH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 IN GIURISPRUDENZA DIVIENE UN BRILLANTE AVVOCATO PENALISTA. PARLAMENTARE NEL 1909, 1913,1919 1921 E 1924 DAL 1920 AL 1924  TIENE LA CARICA DI  PRESIDENTE DELLA CAMERA DEI DEPUTATI MENTRE DURANTE IL FASCISMO SI RITIRA DALLA VITA POLITICA ATTIVA. NEGLI ANNI 1946 - 47 È ELETTO CAPO PROVVISORIO DELLO STATO E DIVIENE PRESIDENTE DELLA REPUBBLICA NEL '48, NONCHÈ GIUDICE E PRESIDENTE DELLA CORTE COSTITUZIONALE (NEL 1956) (NATO A NAPOLI NEL 1877 - MORTO A TORRE DEL GRECO NEL 1959)">
            <text:p>LAUREATO IN GIURISPRUDENZA DIVIENE UN BRILLANTE AVVOCATO PENALISTA. PARLAMENTARE NEL 1909, 1913,1919 1921 E 1924 DAL 1920 AL 1924  TIENE LA CARICA DI  PRESIDENTE DELLA CAMERA DEI DEPUTATI MENTRE DURANTE IL FASCISMO SI RITIRA DALLA VITA POLITICA ATTIVA. NEGLI ANNI 1946 - 47 È ELETTO CAPO PROVVISORIO DELLO STATO E DIVIENE PRESIDENTE DELLA REPUBBLICA NEL '48, NONCHÈ GIUDICE E PRESIDENTE DELLA CORTE COSTITUZIONALE (NEL 1956) (NATO A NAPOLI NEL 1877 - MORTO A TORRE DEL GRECO NEL 1959)</text:p>
          </table:table-cell>
        </table:table-row>
        <table:table-row>
          <table:table-cell office:value-type="string" office:string-value="092009_001363">
            <text:p>092009_001363</text:p>
          </table:table-cell>
          <table:table-cell office:value-type="string" office:string-value="VIA GIOVANNI GRONCHI">
            <text:p>VIA GIOVANNI GRONCHI</text:p>
          </table:table-cell>
          <table:table-cell office:value-type="string" office:string-value="VIA PERTINI - VIA SANTA TERESA DI GALLURA">
            <text:p>VIA PERTINI - VIA SANTA TERESA DI GALLUR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RA I FONDATORI DEL PARTITO POPOLARE ITALIANO VIENE NOMINATO SOTTOSEGRETARIO ALL'INDUSTRIA E COMMERCIO NEL 1922, MA  A SEGUITO DEL CONGRESSO DI TORINO SEGUE IL PROPRIO PARTITO CHE SI RITIRA DAL GOVERNO DI MUSSOLINI E PASSA ALL'OPPOSIZIONE. MINBISTRO DELLA REPUBBLICA NEL 1944 E NEL 1945, NONCHÈ MEMBRO DELLA COSTITUENTE">
            <text:p>TRA I FONDATORI DEL PARTITO POPOLARE ITALIANO VIENE NOMINATO SOTTOSEGRETARIO ALL'INDUSTRIA E COMMERCIO NEL 1922, MA  A SEGUITO DEL CONGRESSO DI TORINO SEGUE IL PROPRIO PARTITO CHE SI RITIRA DAL GOVERNO DI MUSSOLINI E PASSA ALL'OPPOSIZIONE. MINBISTRO DELLA REPUBBLICA NEL 1944 E NEL 1945, NONCHÈ MEMBRO DELLA COSTITUENTE</text:p>
          </table:table-cell>
          <table:table-cell office:value-type="string" office:string-value=" È ELETTO DEPUTATO NEL 1948 NEL PARTITO DELLA DEMOCRAZIA CRISTIANA E DIVIENE PRESIDENTE DELLA CAMERA. IL 29 APRILE DEL 1955 VIENE ELETTO PRESIDENTE DELLA REPUBBLICA (NATO A PONTEDERA (PISA) NEL 1887 - MORTO A ROMA NEL 1978)">
            <text:p> È ELETTO DEPUTATO NEL 1948 NEL PARTITO DELLA DEMOCRAZIA CRISTIANA E DIVIENE PRESIDENTE DELLA CAMERA. IL 29 APRILE DEL 1955 VIENE ELETTO PRESIDENTE DELLA REPUBBLICA (NATO A PONTEDERA (PISA) NEL 1887 - MORTO A ROMA NEL 1978)</text:p>
          </table:table-cell>
        </table:table-row>
        <table:table-row>
          <table:table-cell office:value-type="string" office:string-value="092009_001364">
            <text:p>092009_001364</text:p>
          </table:table-cell>
          <table:table-cell office:value-type="string" office:string-value="PIAZZA GIOVANNI LAY">
            <text:p>PIAZZA GIOVANNI LAY</text:p>
          </table:table-cell>
          <table:table-cell office:value-type="string" office:string-value="VIA MONTALDO - VIA BONU- VIA DEI CORALLI - VIA GARAU">
            <text:p>VIA MONTALDO - VIA BONU- VIA DEI CORALLI - VIA GARAU</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FECE PARTE DEL PARTITO D'AZIONE PASSANDO POI AL P.C.I. NEL 1927 FU ARRESTATO PER AVER DIFFUSO STAMPA PROIBITA E L'ANNO SUCCESSIVO VIENE CONDANNATO A SETTE ANNI E SEI MESI DI RECLUSIONE, TRE ANNI DI SEGREGAZIONE E TRE ANNI DI LIBERTÀ VIGILATA. PRIGIONIERO IN VARIE CARCERI D'ITALIA TRA CUI QUELLA DI BARI DOVE CONOBBE GRAMSCI E PERTINI, SUO COMPAGNO DI CELLA.VENNE ELETTO CONSIGLIERE REGIONALE PER CINQUE LEGISLATURE, DAL 1949 AL 1962 (NATO A PIRRI NEL 1904 - MORTO A CAGLIARI NEL 1991)">
            <text:p>FECE PARTE DEL PARTITO D'AZIONE PASSANDO POI AL P.C.I. NEL 1927 FU ARRESTATO PER AVER DIFFUSO STAMPA PROIBITA E L'ANNO SUCCESSIVO VIENE CONDANNATO A SETTE ANNI E SEI MESI DI RECLUSIONE, TRE ANNI DI SEGREGAZIONE E TRE ANNI DI LIBERTÀ VIGILATA. PRIGIONIERO IN VARIE CARCERI D'ITALIA TRA CUI QUELLA DI BARI DOVE CONOBBE GRAMSCI E PERTINI, SUO COMPAGNO DI CELLA.VENNE ELETTO CONSIGLIERE REGIONALE PER CINQUE LEGISLATURE, DAL 1949 AL 1962 (NATO A PIRRI NEL 1904 - MORTO A CAGLIARI NEL 1991)</text:p>
          </table:table-cell>
        </table:table-row>
        <table:table-row>
          <table:table-cell office:value-type="string" office:string-value="092009_001365">
            <text:p>092009_001365</text:p>
          </table:table-cell>
          <table:table-cell office:value-type="string" office:string-value="VIA SALVATORE MANNIRONI">
            <text:p>VIA SALVATORE MANNIRONI</text:p>
          </table:table-cell>
          <table:table-cell office:value-type="string" office:string-value="VIA RAMPI">
            <text:p>VIA RAMP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 IN GIURISPRUDENZA, RIENTRA A NUORO PER ESERCITARVI LA PROFESSIONE E ORGANIZZA LA SEZIONE LOCALE DEL PARTITO POPOLARE DI DON STURZO. AVVERSO AL FASCISMO, NEL 1943 VIENE ARRESTATO CON L'ACCUSA DI COLLABORAZIONISMO E INTERNATO  A ISERNIA DOVE VIENE LIBERATO DAGLI ALLEATI. NEL DOPOGUERRA PARTECIPA ALLA COSTITUZIONE DELLA DEMOCRAZIA CRISTIANA SARDA E NE DIVENTA UN IMPORTANTE ESPONENTE. VIENE ELETTO CONSIGLIERE COMUNALE A NUORO E LÌ RIMANE PER UN DECENNIO. ELETTO ALL'ASSEMBLEA COSTITUENTE COLLABORA ALLA ELABORAZIONE DELLA CARTA COSTITUZIONALE E ALLA STESURA DELLO STATUTO SPECIALE PER LA SARDEGNA. DEPUTATO PER QUATTRO LEGISLATURE, RICOPRE DIVERSI INCARICHI NEL GOVERNO NEL CORSO DEGLI ANNI SESSANTA ED È MINISTRO DELLA MARINA MERCANTILE NEL GOVERNO RUMOR E NEL GOVERNO COLOMBO. (NATO A NUORO NEL 1901 - MORTO A ROMA NEL 1971)">
            <text:p>LAUREATO IN GIURISPRUDENZA, RIENTRA A NUORO PER ESERCITARVI LA PROFESSIONE E ORGANIZZA LA SEZIONE LOCALE DEL PARTITO POPOLARE DI DON STURZO. AVVERSO AL FASCISMO, NEL 1943 VIENE ARRESTATO CON L'ACCUSA DI COLLABORAZIONISMO E INTERNATO  A ISERNIA DOVE VIENE LIBERATO DAGLI ALLEATI. NEL DOPOGUERRA PARTECIPA ALLA COSTITUZIONE DELLA DEMOCRAZIA CRISTIANA SARDA E NE DIVENTA UN IMPORTANTE ESPONENTE. VIENE ELETTO CONSIGLIERE COMUNALE A NUORO E LÌ RIMANE PER UN DECENNIO. ELETTO ALL'ASSEMBLEA COSTITUENTE COLLABORA ALLA ELABORAZIONE DELLA CARTA COSTITUZIONALE E ALLA STESURA DELLO STATUTO SPECIALE PER LA SARDEGNA. DEPUTATO PER QUATTRO LEGISLATURE, RICOPRE DIVERSI INCARICHI NEL GOVERNO NEL CORSO DEGLI ANNI SESSANTA ED È MINISTRO DELLA MARINA MERCANTILE NEL GOVERNO RUMOR E NEL GOVERNO COLOMBO. (NATO A NUORO NEL 1901 - MORTO A ROMA NEL 1971)</text:p>
          </table:table-cell>
        </table:table-row>
        <table:table-row>
          <table:table-cell office:value-type="string" office:string-value="092009_001366">
            <text:p>092009_001366</text:p>
          </table:table-cell>
          <table:table-cell office:value-type="string" office:string-value="VIA PIETRO MASTINO">
            <text:p>VIA PIETRO MASTINO</text:p>
          </table:table-cell>
          <table:table-cell office:value-type="string" office:string-value="VIA RAMPI - VIA GRONCHI">
            <text:p>VIA RAMPI - VIA GRONCH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VVOCATO DI FAMA, ESERCITA LA PROFESSIONE A NUORO PER OLTRE UN SESSANTENNIO. NEL 1921DIVIENE UNO DEI PIÙ IMPORTANTI DIRIGENTI DEL PARTITO SARDO D'AZIONE, SCRIVE PER IL GIORNALE DEL PARTITO IL SOLCO, FACENDOSI ASSERTORE DELL'AUTONOMIA REGIONALE. CONVINTO OPPOSITORE DEL FASCISMO,ELETTO NEL '24 INSIEME A LUSSU, SI MANTIENE LONTANO DALLA POLITICA FINO AL '43 QUANDO RICOPRE CARICHE PUBBLICHE NELLA CITTÀ NATALE. E' SOSTENITORE, IN CONTRASTO CON LUSSU, DELLA LINEA MODERATA DEL PSD'AZ CHE CONTRIBUISCE A RICOSTRUIRE. DIVIENE SOTTOSEGRETARIO AL TESORO NEL '45. NEL '46 FA PARTE DELLA CONSULTA REGIONALE PER L'ELABORAZIONE DELLO STATUTO SARDO E DELLA COSTITUENTE. NEL '48 DIVIENE SENATORE DI DIRITTO PER AVER FATTO PARTE DI TRE LEGISLATURE PREFASCISTE. (NATO A NUORO NEL 1883 - MORTO NEL 1969)">
            <text:p>AVVOCATO DI FAMA, ESERCITA LA PROFESSIONE A NUORO PER OLTRE UN SESSANTENNIO. NEL 1921DIVIENE UNO DEI PIÙ IMPORTANTI DIRIGENTI DEL PARTITO SARDO D'AZIONE, SCRIVE PER IL GIORNALE DEL PARTITO IL SOLCO, FACENDOSI ASSERTORE DELL'AUTONOMIA REGIONALE. CONVINTO OPPOSITORE DEL FASCISMO,ELETTO NEL '24 INSIEME A LUSSU, SI MANTIENE LONTANO DALLA POLITICA FINO AL '43 QUANDO RICOPRE CARICHE PUBBLICHE NELLA CITTÀ NATALE. E' SOSTENITORE, IN CONTRASTO CON LUSSU, DELLA LINEA MODERATA DEL PSD'AZ CHE CONTRIBUISCE A RICOSTRUIRE. DIVIENE SOTTOSEGRETARIO AL TESORO NEL '45. NEL '46 FA PARTE DELLA CONSULTA REGIONALE PER L'ELABORAZIONE DELLO STATUTO SARDO E DELLA COSTITUENTE. NEL '48 DIVIENE SENATORE DI DIRITTO PER AVER FATTO PARTE DI TRE LEGISLATURE PREFASCISTE. (NATO A NUORO NEL 1883 - MORTO NEL 1969)</text:p>
          </table:table-cell>
        </table:table-row>
        <table:table-row>
          <table:table-cell office:value-type="string" office:string-value="092009_001367">
            <text:p>092009_001367</text:p>
          </table:table-cell>
          <table:table-cell office:value-type="string" office:string-value="VIA SANDRO PERTINI">
            <text:p>VIA SANDRO PERTINI</text:p>
          </table:table-cell>
          <table:table-cell office:value-type="string" office:string-value="VIA DELLE AGAVI - VIA SEGNI">
            <text:p>VIA DELLE AGAVI - 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 IN GIURISPRUDENZA, SCIENZE POLITICHE E SOCIALI. CON L'AVVENTO DEL FASCISMO VIENE CONDANNATO NEL '26 A CINQUE ANNI DI RECLUSIONE MA SFUGGE ALLA CATTURA RIFUGIANDOSI IN FRANCIA. RIENTRA IN ITALIA NEL '29 E VIENE NUOVAMENTE ARRESTATO E CONDANNATO A 11 ANNI, RITORNA LIBERO NEL '43. ARRESTATO ANCORA UNA VOLTA VIENE CONDANNATO A MORTE MA RIESCE AD EVADERE DAL CARCERE INSIEME A SARAGAT.DIRIGE LA GUERRA PARTIGIANA E VIENE POI INSIGNITO DELLA MEDAGLIA D'ORO.SEGRETARIO DEL PSI NEL '45, È ELETTO DEPUTATO E DIVENTA SENATORE NEL '48. DIRETTORE DELL'AVANTI, È PRESIDENTE DELLA CAMERA DAL '68 AL '72 E DIVENTA PRESIDENTE DELLA REPUBBLICA NEL 1978 (NATO A STELLA (SAVONA) NEL 1896 - MORTO A ROMA NEL 1990)">
            <text:p>LAUREATO IN GIURISPRUDENZA, SCIENZE POLITICHE E SOCIALI. CON L'AVVENTO DEL FASCISMO VIENE CONDANNATO NEL '26 A CINQUE ANNI DI RECLUSIONE MA SFUGGE ALLA CATTURA RIFUGIANDOSI IN FRANCIA. RIENTRA IN ITALIA NEL '29 E VIENE NUOVAMENTE ARRESTATO E CONDANNATO A 11 ANNI, RITORNA LIBERO NEL '43. ARRESTATO ANCORA UNA VOLTA VIENE CONDANNATO A MORTE MA RIESCE AD EVADERE DAL CARCERE INSIEME A SARAGAT.DIRIGE LA GUERRA PARTIGIANA E VIENE POI INSIGNITO DELLA MEDAGLIA D'ORO.SEGRETARIO DEL PSI NEL '45, È ELETTO DEPUTATO E DIVENTA SENATORE NEL '48. DIRETTORE DELL'AVANTI, È PRESIDENTE DELLA CAMERA DAL '68 AL '72 E DIVENTA PRESIDENTE DELLA REPUBBLICA NEL 1978 (NATO A STELLA (SAVONA) NEL 1896 - MORTO A ROMA NEL 1990)</text:p>
          </table:table-cell>
        </table:table-row>
        <table:table-row>
          <table:table-cell office:value-type="string" office:string-value="092009_001368">
            <text:p>092009_001368</text:p>
          </table:table-cell>
          <table:table-cell office:value-type="string" office:string-value="VIA PAOLO PILI">
            <text:p>VIA PAOLO PILI</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FIGLIO DI PICCOLI PRIPRIETARI TERRIERI, SI DIPLOMA PRESSO LA REGIA SCUOLA DI VITICOLTURA ED ENOLOGIA, NEL 1909. LA STAGIONE POLITICA DI P. INIZIA DOPO IL PRIMO CONFLITTO MONDIALE, VIENE NOMINATO DIRETTORE GENERALE DEL PSD' AZ E GESTISCE LA FASE CHE PORTERÀ LA FUSIONE DI UNA PARTE DEL MOVIMENTO SARDISTA CON IL PARTITO NAZIONALE FASCISTA. COME PARLAMENTARE VEDE L'EMANAZIONE DEI PROVVEDIMENTI SPECIALI PER LA SARDEGNA E LA LEGGE DEL MILIARDO CHE PREVEDEVA,A FAVORE DELLA SARDEGNA, LO STANZIAMENTO STATALE DI DIVERSE CENTINAIA DI MILIONI DI LIRE. DIRETTORE DELL'UNIONE SARDA, GUIDA LA CAMERA DI COMMERCIO DI CAGLIARI E RIESCE A DARE ALL'ENTE UN RUOLO ANCOR PIÙ INCISIVO ALL'INTERNO DELLE ISTITUZIONI">
            <text:p>FIGLIO DI PICCOLI PRIPRIETARI TERRIERI, SI DIPLOMA PRESSO LA REGIA SCUOLA DI VITICOLTURA ED ENOLOGIA, NEL 1909. LA STAGIONE POLITICA DI P. INIZIA DOPO IL PRIMO CONFLITTO MONDIALE, VIENE NOMINATO DIRETTORE GENERALE DEL PSD' AZ E GESTISCE LA FASE CHE PORTERÀ LA FUSIONE DI UNA PARTE DEL MOVIMENTO SARDISTA CON IL PARTITO NAZIONALE FASCISTA. COME PARLAMENTARE VEDE L'EMANAZIONE DEI PROVVEDIMENTI SPECIALI PER LA SARDEGNA E LA LEGGE DEL MILIARDO CHE PREVEDEVA,A FAVORE DELLA SARDEGNA, LO STANZIAMENTO STATALE DI DIVERSE CENTINAIA DI MILIONI DI LIRE. DIRETTORE DELL'UNIONE SARDA, GUIDA LA CAMERA DI COMMERCIO DI CAGLIARI E RIESCE A DARE ALL'ENTE UN RUOLO ANCOR PIÙ INCISIVO ALL'INTERNO DELLE ISTITUZIONI</text:p>
          </table:table-cell>
          <table:table-cell office:value-type="string" office:string-value=" COME LEADER POLITICO CERCA DI PORTARE L'ISOLA VERSO UNA SUA REDENZIONE SOCIO- ECONOMICA (LE BONIFICHE, LA ZONA FRANCA, L'INDUSTRIALIZZAZIONE DELL'AGRICOLTURA, LA COOPERAZIONE, ECC)   (NATO A SENEGHE NEL 1891 - MORTO AD ORISTANO NEL 1985)">
            <text:p> COME LEADER POLITICO CERCA DI PORTARE L'ISOLA VERSO UNA SUA REDENZIONE SOCIO- ECONOMICA (LE BONIFICHE, LA ZONA FRANCA, L'INDUSTRIALIZZAZIONE DELL'AGRICOLTURA, LA COOPERAZIONE, ECC)   (NATO A SENEGHE NEL 1891 - MORTO AD ORISTANO NEL 1985)</text:p>
          </table:table-cell>
        </table:table-row>
        <table:table-row>
          <table:table-cell office:value-type="string" office:string-value="092009_001369">
            <text:p>092009_001369</text:p>
          </table:table-cell>
          <table:table-cell office:value-type="string" office:string-value="VIA GIUSEPPE SARAGAT">
            <text:p>VIA GIUSEPPE SARAGAT</text:p>
          </table:table-cell>
          <table:table-cell office:value-type="string" office:string-value="VIA SAN CLEMENTE - VIA SANTA TERESA DI GALLURA">
            <text:p>VIA SAN CLEMENTE - VIA SANTA TERESA DI GALLUR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 IN SCIENZE ECONOMICHE E COMMERCIALI, NEL 1922 SI ISCRIVE AL PARTITO SOCIALISTA UNITARIO NELLA CUI DIREZIONE REGIONALE ENTRA NEL 1925. CON L'AVVENTO DEL FASCISMO SI RIFUGIA IN AUSTRIA E FRANCIA. RIENTRATO NEL '43 PER CONCORRERE A GUIDARE LA RESISTENZA VIENE ARRESTATO E CONSEGNATO ALLE AUTORITÀ TEDESCHE.PIÙ VOLTE MINISTRO DELLA REPUBBLICA, MEMBRO DELLA COSTITUENTE, FONDA NEL '47 IL PARTITO SOCIALISTA DEMOCRATICO ITALIANO.E' ELETTO DEPUTATO NEL '48 E DIVIENE CAPO DELLO STATO IL 28 DICEMBRE 1964 (NATO A TORINO NEL 1896 - MORTO A ROMA NEL 1988)">
            <text:p>LAUREATO IN SCIENZE ECONOMICHE E COMMERCIALI, NEL 1922 SI ISCRIVE AL PARTITO SOCIALISTA UNITARIO NELLA CUI DIREZIONE REGIONALE ENTRA NEL 1925. CON L'AVVENTO DEL FASCISMO SI RIFUGIA IN AUSTRIA E FRANCIA. RIENTRATO NEL '43 PER CONCORRERE A GUIDARE LA RESISTENZA VIENE ARRESTATO E CONSEGNATO ALLE AUTORITÀ TEDESCHE.PIÙ VOLTE MINISTRO DELLA REPUBBLICA, MEMBRO DELLA COSTITUENTE, FONDA NEL '47 IL PARTITO SOCIALISTA DEMOCRATICO ITALIANO.E' ELETTO DEPUTATO NEL '48 E DIVIENE CAPO DELLO STATO IL 28 DICEMBRE 1964 (NATO A TORINO NEL 1896 - MORTO A ROMA NEL 1988)</text:p>
          </table:table-cell>
        </table:table-row>
        <table:table-row>
          <table:table-cell office:value-type="string" office:string-value="092009_001370">
            <text:p>092009_001370</text:p>
          </table:table-cell>
          <table:table-cell office:value-type="string" office:string-value="VIA ANTONIO SEGNI">
            <text:p>VIA ANTONIO SEGNI</text:p>
          </table:table-cell>
          <table:table-cell office:value-type="string" office:string-value="VIA ARGIOLAS -  VIA DEGLI ASTRI">
            <text:p>VIA ARGIOLAS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  IN GIURISPRUDENZA, SI ISCRIVE AL PARTITO POPOLARE SIN DALLA SUA FONDAZIONE DIVENENDONE, DAL 1923 AL 1924, DIRIGENTE NAZIONALE. DOCENTE UNIVERSITARIO DI DIRITTO PROCESSUALE CIVILE PRESSO VARI ATENEI ITALIANI, È RETTORE MAGNIFICO DELL'UNIVERSITÀ DI SASSARI DAL '46 AL '51. OTTIENE LA LAUREA HONORIS CAUSA IN SCIENZE AGRARIE DALL'UNIVERSITÀ GEORGETOWN DI WASHINGTON, È SOCIO DELL'ACCADEMIA DEL LINCEI E, GRAZIE ALLA SUA AZIONE IN FAVORE DELL'UNITÀ EUROPEA, OTTIENE IL PREMIO CARLO MAGNO AD ACQUISGRANA.NEL '42 È TRA I FONDATORI DELLA DEMOCRAZIA CRISTIANA. PIÙ VOLTE MINISTRO DELLA REPUBBLICA, DIVIENE MEMBRO DELLA COSTITUENTE NEL  '46. PER DUE VOLTE È CAPO DEL GOVERNO.E' ELETTO PRESIDENTE DELLA REPUBBLICA IL 6 MAGGIO 1962 (NATO A SASSARI NEL 1891 - MORTO A ROMA NEL 1972)">
            <text:p>LAUREATO  IN GIURISPRUDENZA, SI ISCRIVE AL PARTITO POPOLARE SIN DALLA SUA FONDAZIONE DIVENENDONE, DAL 1923 AL 1924, DIRIGENTE NAZIONALE. DOCENTE UNIVERSITARIO DI DIRITTO PROCESSUALE CIVILE PRESSO VARI ATENEI ITALIANI, È RETTORE MAGNIFICO DELL'UNIVERSITÀ DI SASSARI DAL '46 AL '51. OTTIENE LA LAUREA HONORIS CAUSA IN SCIENZE AGRARIE DALL'UNIVERSITÀ GEORGETOWN DI WASHINGTON, È SOCIO DELL'ACCADEMIA DEL LINCEI E, GRAZIE ALLA SUA AZIONE IN FAVORE DELL'UNITÀ EUROPEA, OTTIENE IL PREMIO CARLO MAGNO AD ACQUISGRANA.NEL '42 È TRA I FONDATORI DELLA DEMOCRAZIA CRISTIANA. PIÙ VOLTE MINISTRO DELLA REPUBBLICA, DIVIENE MEMBRO DELLA COSTITUENTE NEL  '46. PER DUE VOLTE È CAPO DEL GOVERNO.E' ELETTO PRESIDENTE DELLA REPUBBLICA IL 6 MAGGIO 1962 (NATO A SASSARI NEL 1891 - MORTO A ROMA NEL 1972)</text:p>
          </table:table-cell>
        </table:table-row>
        <table:table-row>
          <table:table-cell office:value-type="string" office:string-value="092009_001371">
            <text:p>092009_001371</text:p>
          </table:table-cell>
          <table:table-cell office:value-type="string" office:string-value="VIA FRATELLI ALINARI">
            <text:p>VIA FRATELLI ALINARI</text:p>
          </table:table-cell>
          <table:table-cell office:value-type="string" office:string-value="VIA DEL TIMO - VIA BARRACCA MANNA">
            <text:p>VIA DEL TIMO - VIA BARRACCA MAN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NEL 1852 I FRATELLI LEOPOLDO, GIUSEPPE E ROMUALDO FONDANO A FIRENZE LA PIÙ IMPORTANTE AZIENDA AL MONDO OPERANTE NEL CAMPO DELLA FOTOGRAFIA. L'ATTIVITÀ INIZIATA DA LEOPOLDO, SCOMPARSO A 33 ANNI, VIENE SOLIDAMENTE PORTATA AVANTI DAI FRATELLI FINO AL 1890, ANNO IN CUI ENTRAMBI MUOIONO A POCHI MESI DI DISTANZA L'UNO DALL'ALTRO.SI TRATTA DELLA PRIMA PUBLIC COMPANY LEGATA ALLA CULTURA. L'ATTIVITÀ DELLA DINASTIA DEI FOTOGRAFI A. HA FORMATO IL CUORE DELL'ENORME PATRIMONIO FOTOGRAFICO RACCOLTO NEGLI ATTUALI ARCHIVI ALINARI.LA FELICE INTUIZIONE DEI SUOI FONDATORI HA FATTO SÌ CHE ORA LA ALINARI SIA UN PUNTO DI RIFERIMENTO INSOSTITUIBILE PER CONSERVARE, CATALOGARE E TRAMANDARE, ATTRAVERSO LA FOTOGRAFIA, LA STORIA, LA SOCIETÀ, L'ARTE E LA CULTURA ITALIANA ED EUROPEA. ">
            <text:p>NEL 1852 I FRATELLI LEOPOLDO, GIUSEPPE E ROMUALDO FONDANO A FIRENZE LA PIÙ IMPORTANTE AZIENDA AL MONDO OPERANTE NEL CAMPO DELLA FOTOGRAFIA. L'ATTIVITÀ INIZIATA DA LEOPOLDO, SCOMPARSO A 33 ANNI, VIENE SOLIDAMENTE PORTATA AVANTI DAI FRATELLI FINO AL 1890, ANNO IN CUI ENTRAMBI MUOIONO A POCHI MESI DI DISTANZA L'UNO DALL'ALTRO.SI TRATTA DELLA PRIMA PUBLIC COMPANY LEGATA ALLA CULTURA. L'ATTIVITÀ DELLA DINASTIA DEI FOTOGRAFI A. HA FORMATO IL CUORE DELL'ENORME PATRIMONIO FOTOGRAFICO RACCOLTO NEGLI ATTUALI ARCHIVI ALINARI.LA FELICE INTUIZIONE DEI SUOI FONDATORI HA FATTO SÌ CHE ORA LA ALINARI SIA UN PUNTO DI RIFERIMENTO INSOSTITUIBILE PER CONSERVARE, CATALOGARE E TRAMANDARE, ATTRAVERSO LA FOTOGRAFIA, LA STORIA, LA SOCIETÀ, L'ARTE E LA CULTURA ITALIANA ED EUROPEA. </text:p>
          </table:table-cell>
        </table:table-row>
        <table:table-row>
          <table:table-cell office:value-type="string" office:string-value="092009_001372">
            <text:p>092009_001372</text:p>
          </table:table-cell>
          <table:table-cell office:value-type="string" office:string-value="VIA LEO NEPPI MODONA">
            <text:p>VIA LEO NEPPI MODONA</text:p>
          </table:table-cell>
          <table:table-cell office:value-type="string" office:string-value="VIA RISO">
            <text:p>VIA RI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OCENTE UNIVERSITARIO, HA INSEGNATO PRESSO LA FACOLTÀ DI SCIENZE POLITICHE DI CAGLIARI. HA FONDATO A PROPRIE SPESE LA PREZIIOSA BIBLIOTECA PRIVATA FRANCESCO ALZIATOR CHE APRÌ AL PUBBLICO E CHE SUCCESSIVAMENTE HA LASCIATO IN EREDITÀ AGLI ABITANTI DI PIRRI. LEGATO ALLE PROPRIE RADICI, DIRESSE NELLA SUA CITTÀ NATALE, NEGLI ANNI CINQUANTA, IL PERIODICO EBREI D'EUROPA  (NATO A FIRENZE NEL 1932 - MORTO A MERANO (BZ) NEL 1986)">
            <text:p>DOCENTE UNIVERSITARIO, HA INSEGNATO PRESSO LA FACOLTÀ DI SCIENZE POLITICHE DI CAGLIARI. HA FONDATO A PROPRIE SPESE LA PREZIIOSA BIBLIOTECA PRIVATA FRANCESCO ALZIATOR CHE APRÌ AL PUBBLICO E CHE SUCCESSIVAMENTE HA LASCIATO IN EREDITÀ AGLI ABITANTI DI PIRRI. LEGATO ALLE PROPRIE RADICI, DIRESSE NELLA SUA CITTÀ NATALE, NEGLI ANNI CINQUANTA, IL PERIODICO EBREI D'EUROPA  (NATO A FIRENZE NEL 1932 - MORTO A MERANO (BZ) NEL 1986)</text:p>
          </table:table-cell>
        </table:table-row>
        <table:table-row>
          <table:table-cell office:value-type="string" office:string-value="092009_001373">
            <text:p>092009_001373</text:p>
          </table:table-cell>
          <table:table-cell office:value-type="string" office:string-value="VIA FRANCESCO ZEDDA PIRAS">
            <text:p>VIA FRANCESCO ZEDDA PIRAS</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NATO A PIRRI NEL PRIMO OTTOCENTO, MORÌ NEL 1903. PROPRIETARIO DI VIGNETI, NEL 1952 FONDA LA DITTA ZEDDA PIRAS, FAMOSA PER L'OMONIMO MARCHIO, CON PRIMA SEDE IN VIA SANTA MARIA CHIARA. L'AZIENDA SI AFFERMÒ SUBITO PER L'ALTA QUALITÀ DEI VINI E DEI DISTILLATI PRODOTTI.OGGI I PRODOTTI DELLA DITTA SONO NOTORIAMENTE APPREZZATI ANCHE ALL'ESTERO. (NATO A PIRRI NEL PRIMO 1800 - MORTO NEL 1903)">
            <text:p>NATO A PIRRI NEL PRIMO OTTOCENTO, MORÌ NEL 1903. PROPRIETARIO DI VIGNETI, NEL 1952 FONDA LA DITTA ZEDDA PIRAS, FAMOSA PER L'OMONIMO MARCHIO, CON PRIMA SEDE IN VIA SANTA MARIA CHIARA. L'AZIENDA SI AFFERMÒ SUBITO PER L'ALTA QUALITÀ DEI VINI E DEI DISTILLATI PRODOTTI.OGGI I PRODOTTI DELLA DITTA SONO NOTORIAMENTE APPREZZATI ANCHE ALL'ESTERO. (NATO A PIRRI NEL PRIMO 1800 - MORTO NEL 1903)</text:p>
          </table:table-cell>
        </table:table-row>
        <table:table-row>
          <table:table-cell office:value-type="string" office:string-value="092009_001374">
            <text:p>092009_001374</text:p>
          </table:table-cell>
          <table:table-cell office:value-type="string" office:string-value="VIA VINCENZINA MURGIA">
            <text:p>VIA VINCENZINA MURGIA</text:p>
          </table:table-cell>
          <table:table-cell office:value-type="string" office:string-value="VIA DELLE AGAVI">
            <text:p>VIA DELLE AGA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OPO OLTRE UN TRENTENNIO DI ONORATO SERVIZIO L'ANZIANA INSEGNANTE ANDÒ IN PENSIONE NEL 1914. NELLO STESSO ANNO LA CITTADINANZA DI PIRRI, A MEZZO DI COMITATO, LE CONFERÌ LA MEDAGLIA D'ORO.   (NATA A PIRRI NEL 1858 - MORTA NEL 1945)">
            <text:p>DOPO OLTRE UN TRENTENNIO DI ONORATO SERVIZIO L'ANZIANA INSEGNANTE ANDÒ IN PENSIONE NEL 1914. NELLO STESSO ANNO LA CITTADINANZA DI PIRRI, A MEZZO DI COMITATO, LE CONFERÌ LA MEDAGLIA D'ORO.   (NATA A PIRRI NEL 1858 - MORTA NEL 1945)</text:p>
          </table:table-cell>
        </table:table-row>
        <table:table-row>
          <table:table-cell office:value-type="string" office:string-value="092009_001375">
            <text:p>092009_001375</text:p>
          </table:table-cell>
          <table:table-cell office:value-type="string" office:string-value="VIA DOMENICA BERTE'">
            <text:p>VIA DOMENICA BERTE'</text:p>
          </table:table-cell>
          <table:table-cell office:value-type="string" office:string-value="VIA DEI MANDORLI">
            <text:p>VIA DEI MANDORL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NOTA COME MIA MARTINI. INIZIA GIOVANISSIMA LA SUA CARRIERA ARTISTICA CORONATA DA ALTERNE FORTUNE. NEL MAGGIO '71 VINCE A VIAREGGIO CON LA CANZONE PADRE DAVVERO, LUCIO BATTISTI LA VUOLE COME OSPITE NEL SUO UNICO SPECIALE TELEVISIVO, CONOSCE BRUNO LAUZI, RAFFINATO CANTAUTORE GENEVOSE CHE DIVENTA L'AUTORE PIÙ IMPORTANTE DELLA SUA CARRIERA. IL SUCCESSO ARRIVA NEL '72 CON CANZONI COME PICCOLO UOMO, DONNA SOLA, NEL '73 CON MINUETTO, NEL '75 LA VITTORIA AL REFERENDUM DI TV SORRISI E CANZONI E   VOTA LA VOCE LA PROCLAMA LA CANTANTE PIÙ POPOLARE DELL'ANNO INSIEME A CLAUDIO BAGLIONI. NEL '77 INIZIA IL SODALIZIO SENTIMENTAL-ARTISTICO CON IVANO FOSSATI IL QUALE LE DONA CANZONI COME LA COSTRUZIONE DI UN AMORE E E NON FINISCE MICA IL CIELO BRANO CHE, NEL 1982, VIENE PREMIATO A SANREMO DALLA CRITICA. LE DIFFICOLTÀ DI LAVORARE A CAUSA DI OFFESE RICEVUTE DA COLLEGHI E ADDETTI AI LAVORI LA PORTANO A INTERROMPERE LA CARRIERA FINO AL 1989 DOVE LANCIA A SANREMO L'INDIMENTICABILE ALMENO TU NELL'UNIVERSO. DAL '89 AL 92 PUBBLICA 5 OTTIMI ALBUM, L'ULTIMO, PUBBLICATO NEL '94 È LA MUSICA CHE MI GIRA INTORNO.  (NATA A BAGNARA CALABRA NEL 1947 - MORTA NEL 1995)">
            <text:p>NOTA COME MIA MARTINI. INIZIA GIOVANISSIMA LA SUA CARRIERA ARTISTICA CORONATA DA ALTERNE FORTUNE. NEL MAGGIO '71 VINCE A VIAREGGIO CON LA CANZONE PADRE DAVVERO, LUCIO BATTISTI LA VUOLE COME OSPITE NEL SUO UNICO SPECIALE TELEVISIVO, CONOSCE BRUNO LAUZI, RAFFINATO CANTAUTORE GENEVOSE CHE DIVENTA L'AUTORE PIÙ IMPORTANTE DELLA SUA CARRIERA. IL SUCCESSO ARRIVA NEL '72 CON CANZONI COME PICCOLO UOMO, DONNA SOLA, NEL '73 CON MINUETTO, NEL '75 LA VITTORIA AL REFERENDUM DI TV SORRISI E CANZONI E   VOTA LA VOCE LA PROCLAMA LA CANTANTE PIÙ POPOLARE DELL'ANNO INSIEME A CLAUDIO BAGLIONI. NEL '77 INIZIA IL SODALIZIO SENTIMENTAL-ARTISTICO CON IVANO FOSSATI IL QUALE LE DONA CANZONI COME LA COSTRUZIONE DI UN AMORE E E NON FINISCE MICA IL CIELO BRANO CHE, NEL 1982, VIENE PREMIATO A SANREMO DALLA CRITICA. LE DIFFICOLTÀ DI LAVORARE A CAUSA DI OFFESE RICEVUTE DA COLLEGHI E ADDETTI AI LAVORI LA PORTANO A INTERROMPERE LA CARRIERA FINO AL 1989 DOVE LANCIA A SANREMO L'INDIMENTICABILE ALMENO TU NELL'UNIVERSO. DAL '89 AL 92 PUBBLICA 5 OTTIMI ALBUM, L'ULTIMO, PUBBLICATO NEL '94 È LA MUSICA CHE MI GIRA INTORNO.  (NATA A BAGNARA CALABRA NEL 1947 - MORTA NEL 1995)</text:p>
          </table:table-cell>
        </table:table-row>
        <table:table-row>
          <table:table-cell office:value-type="string" office:string-value="092009_001376">
            <text:p>092009_001376</text:p>
          </table:table-cell>
          <table:table-cell office:value-type="string" office:string-value="VIA FRED BUSCAGLIONE">
            <text:p>VIA FRED BUSCAGLIONE</text:p>
          </table:table-cell>
          <table:table-cell office:value-type="string" office:string-value="VIA DEGLI ULIVI">
            <text:p>VIA DEGLI ULI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NIZIA LA SUA FORMAZIONE MUSICALE AL CONSERVATORIO GIUSEPPE VERDI DI TORINO MA LA SUA VERA PASSIONE È IL JAZZ. COMINCIA A SUONARE IL CONTRABBASSO E A FREQUENTARE LOCALI NOTTURNI DOVE CONOSCE LEO CHIOSSO PAROLIERE DELLE SUE CANZONI PIÙ FAMOSE.DOPO LA PARENTESI BELLICA B. RIPRENDE LA SUA VITA DI MUSICISTA A SERATA, DIVIENE SEMPRE PIÙ FAMOSO E OTTIENE DIVERSE SCRITTURE IN ITALIA E ALL'ESTERO. COMINCIA A INCIDERE DISCHI E L'ESITO È STREPITOSO: IL BRANO  CHE BAMBOLA VENDE 980 MILA COPIE. LA RICETTA DEL SUCCESSO NASCE DAL METTERE IN SCENA STEREOTIPI DEL CINEMA AMERICANO, INTERPRETATE CON ARIA SCANZONATA DA ATTORE CONSUMATO E CON UNA VOCE, QUASI RECITANTE,  CHE SCIVOLA SU RITMI JAZZ DI PRESA IMMEDIATA.FRA I SUCCESSI È DOVEROSO RICORDARE CHE BAMBOLA (1956), TERESA NON SPARARE (1957), ERI PICCOLA COSÌ (1958), GUARDA CHE LUNA , PORFIRIO VILLAROSA, WHISKY FACILE. ALL'APICE DELLA CARRIERA L'ARTISTA MUORE IN UN INCIDENTE D'AUTO. (NATO A TORINO NEL 1921 - MORTO A ROMA NEL 1960)">
            <text:p>INIZIA LA SUA FORMAZIONE MUSICALE AL CONSERVATORIO GIUSEPPE VERDI DI TORINO MA LA SUA VERA PASSIONE È IL JAZZ. COMINCIA A SUONARE IL CONTRABBASSO E A FREQUENTARE LOCALI NOTTURNI DOVE CONOSCE LEO CHIOSSO PAROLIERE DELLE SUE CANZONI PIÙ FAMOSE.DOPO LA PARENTESI BELLICA B. RIPRENDE LA SUA VITA DI MUSICISTA A SERATA, DIVIENE SEMPRE PIÙ FAMOSO E OTTIENE DIVERSE SCRITTURE IN ITALIA E ALL'ESTERO. COMINCIA A INCIDERE DISCHI E L'ESITO È STREPITOSO: IL BRANO  CHE BAMBOLA VENDE 980 MILA COPIE. LA RICETTA DEL SUCCESSO NASCE DAL METTERE IN SCENA STEREOTIPI DEL CINEMA AMERICANO, INTERPRETATE CON ARIA SCANZONATA DA ATTORE CONSUMATO E CON UNA VOCE, QUASI RECITANTE,  CHE SCIVOLA SU RITMI JAZZ DI PRESA IMMEDIATA.FRA I SUCCESSI È DOVEROSO RICORDARE CHE BAMBOLA (1956), TERESA NON SPARARE (1957), ERI PICCOLA COSÌ (1958), GUARDA CHE LUNA , PORFIRIO VILLAROSA, WHISKY FACILE. ALL'APICE DELLA CARRIERA L'ARTISTA MUORE IN UN INCIDENTE D'AUTO. (NATO A TORINO NEL 1921 - MORTO A ROMA NEL 1960)</text:p>
          </table:table-cell>
        </table:table-row>
        <table:table-row>
          <table:table-cell office:value-type="string" office:string-value="092009_001377">
            <text:p>092009_001377</text:p>
          </table:table-cell>
          <table:table-cell office:value-type="string" office:string-value="VIA RENATO CAROSONE">
            <text:p>VIA RENATO CAROSONE</text:p>
          </table:table-cell>
          <table:table-cell office:value-type="string" office:string-value="VIA DEGLI ULIVI">
            <text:p>VIA DEGLI ULI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RTISTA SIMBOLO DELLA CANZONE NAPOLETANA GRAZIE ALLA SUA SIMPATIA, AL SUO INNATO UMORISMO E LA SUA MUSICA. LE PRIME ESPERIENZE E SUCCESSI VENGONO MATURATI IN SOMALIA A PARTIRE DAL '37, MA QUANDO RIENTRA IN ITALIA NEL '46 C. È UN PERFETTO SCONOSCIUTO E DOVRÀ RICOMINCIARE LA SUA CARRIERA EX NOVO. DOPO PICCOLE ESIBIZIONI IN ORCHESTRE DA BALLO GLI VIENE RICHIESTO DI INAUGURARE UN NUOVO NIGHT A NAPOLI. FORMA UN TRIO CHE LO PORTA AL SUCCESSO MONDIALE. NEL '60, FIUTATO IL CAMBIAMENTO DI GENERI E DI GUSTI MUSICALI, L'ARTISTA DECIDE DI RITIRARSI DALL'ATTIVITÀ.DOPO 15 ANNI TRIONFA IN UNO SHOW TELEVISIVO MA NE PASSANO ALTRI SETTE PRIMA CHE C. RIENTRI IN UNA SALA DI REGISTRAZIONE. NASCE COSÌ, DOPO 22 ANNI DI SILENZIO DISCOGRAFICO, RENATO CAROSONE 72, L'ACCOGLIENZA È ESALTANTE E IL RIENTRO IN SALA GLI CONSENTE DI PORTARE A TERMINE LA REGISTRAZIONE DI TUTTI I SUOI BRANI DI SUCCESSO. (NATO A NAPOLI NEL 1920 - MORTO A ROMA NEL 2001)">
            <text:p>ARTISTA SIMBOLO DELLA CANZONE NAPOLETANA GRAZIE ALLA SUA SIMPATIA, AL SUO INNATO UMORISMO E LA SUA MUSICA. LE PRIME ESPERIENZE E SUCCESSI VENGONO MATURATI IN SOMALIA A PARTIRE DAL '37, MA QUANDO RIENTRA IN ITALIA NEL '46 C. È UN PERFETTO SCONOSCIUTO E DOVRÀ RICOMINCIARE LA SUA CARRIERA EX NOVO. DOPO PICCOLE ESIBIZIONI IN ORCHESTRE DA BALLO GLI VIENE RICHIESTO DI INAUGURARE UN NUOVO NIGHT A NAPOLI. FORMA UN TRIO CHE LO PORTA AL SUCCESSO MONDIALE. NEL '60, FIUTATO IL CAMBIAMENTO DI GENERI E DI GUSTI MUSICALI, L'ARTISTA DECIDE DI RITIRARSI DALL'ATTIVITÀ.DOPO 15 ANNI TRIONFA IN UNO SHOW TELEVISIVO MA NE PASSANO ALTRI SETTE PRIMA CHE C. RIENTRI IN UNA SALA DI REGISTRAZIONE. NASCE COSÌ, DOPO 22 ANNI DI SILENZIO DISCOGRAFICO, RENATO CAROSONE 72, L'ACCOGLIENZA È ESALTANTE E IL RIENTRO IN SALA GLI CONSENTE DI PORTARE A TERMINE LA REGISTRAZIONE DI TUTTI I SUOI BRANI DI SUCCESSO. (NATO A NAPOLI NEL 1920 - MORTO A ROMA NEL 2001)</text:p>
          </table:table-cell>
        </table:table-row>
        <table:table-row>
          <table:table-cell office:value-type="string" office:string-value="092009_001378">
            <text:p>092009_001378</text:p>
          </table:table-cell>
          <table:table-cell office:value-type="string" office:string-value="VIA MARIA CARTA">
            <text:p>VIA MARIA CARTA</text:p>
          </table:table-cell>
          <table:table-cell office:value-type="string" office:string-value="VIA DEGLI ULIVI - VIA DEI MANDORLI">
            <text:p>VIA DEGLI ULIVI - VIA DEI MANDORL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 PASSIONE PER IL CANTO NASCE DALLA PRIMISSIMA INFANZIA. NEL '58 LA CANTANTE SI TRASFERISCE A ROMA DOVE PERFEZIONA IL SUO LAVORO DI RICERCA SUL PATRIMONIO SARDO, FREQUENTANDO IL CENTRO STUDI DI MUSICA POPOLARE PRESSO L'ACCADEMIA SANTA CECILIA. LA SUA ATTIVITÀ ARTISTICA COMINCIA A METÀ DEGLI ANNI '60 CON L'ESIBIZIONE DELLA CANTANTE AL FOLKSTUDIO DI ROMA. LA SUA PRODUZIONE DISCOGRAFICA COMPRENDE OLTRE DIECI ALBUM. DA SEGNALARE I CANTI TRADIZIONALI E RELIGIOSI, RACCOLTI NELL'ALBUM DIES IRAE, I CANTI POLITICI ITALIANI, SPAGNOLI E SARDI RIVISITATI NELL'ALBUM VI CANTO UNA STORIA ASSAI VERA DEL '76 E IN PARTICOLARE I DUE VOLUMI DI SONOS E MEMORIA.  NEL '93 TORNA ALLA RIBALTA CON LE MEMORIE DELLA MUSICA, ALBUM INTENSO E A TRATTI ANCHE MALINCONICO IN CUI È SEMPRE PRESENTE IL RIFERIMENTO AL MEDITERRANEO ED ALLA SUA SARDEGNA. (NATA A SILIGO (SS) NEL 1934 - MORTA A ROMA NEL 1994)">
            <text:p>LA PASSIONE PER IL CANTO NASCE DALLA PRIMISSIMA INFANZIA. NEL '58 LA CANTANTE SI TRASFERISCE A ROMA DOVE PERFEZIONA IL SUO LAVORO DI RICERCA SUL PATRIMONIO SARDO, FREQUENTANDO IL CENTRO STUDI DI MUSICA POPOLARE PRESSO L'ACCADEMIA SANTA CECILIA. LA SUA ATTIVITÀ ARTISTICA COMINCIA A METÀ DEGLI ANNI '60 CON L'ESIBIZIONE DELLA CANTANTE AL FOLKSTUDIO DI ROMA. LA SUA PRODUZIONE DISCOGRAFICA COMPRENDE OLTRE DIECI ALBUM. DA SEGNALARE I CANTI TRADIZIONALI E RELIGIOSI, RACCOLTI NELL'ALBUM DIES IRAE, I CANTI POLITICI ITALIANI, SPAGNOLI E SARDI RIVISITATI NELL'ALBUM VI CANTO UNA STORIA ASSAI VERA DEL '76 E IN PARTICOLARE I DUE VOLUMI DI SONOS E MEMORIA.  NEL '93 TORNA ALLA RIBALTA CON LE MEMORIE DELLA MUSICA, ALBUM INTENSO E A TRATTI ANCHE MALINCONICO IN CUI È SEMPRE PRESENTE IL RIFERIMENTO AL MEDITERRANEO ED ALLA SUA SARDEGNA. (NATA A SILIGO (SS) NEL 1934 - MORTA A ROMA NEL 1994)</text:p>
          </table:table-cell>
        </table:table-row>
        <table:table-row>
          <table:table-cell office:value-type="string" office:string-value="092009_001379">
            <text:p>092009_001379</text:p>
          </table:table-cell>
          <table:table-cell office:value-type="string" office:string-value="VIA FABRIZIO DE ANDRE'">
            <text:p>VIA FABRIZIO DE ANDRE'</text:p>
          </table:table-cell>
          <table:table-cell office:value-type="string" office:string-value="VIA DELLE MORE">
            <text:p>VIA DELLE MOR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L CANTAUTORE GENOVESE INTERROMPE GLI STUDI DI LEGGE PER DEDICARSI A TEMPO PIENA ALLA SUA VOCAZIONE MUSICALE. ESCONO MOLTI BRANI DESTINATI A DIVENIRE DEI CLASSICI, NEL '68 ESCE F. DE ANDRÈ - VOL I, SEGUITO L'ANNO DOPO DA TUTTI MORIMMO A STENTO E DA F. DE ANDRÈ - VOLUME II: I TRE DISCHI RAGGIUNGONO I VERTICI DELLE CLASSIFICHE. NEL '70 È LA VOLTA DE LA BUONA NOVELLA ISPIRATO AI VANGELI GNOSTICI POI NON AL DENARO NON ALL'AMORE NÈ AL CIELO CHE PRENDE SPUNTO DALL'ANTOLOGIA DI SPOON RIVER. SEGUONO ALTRI CELEBERRIMI ALBUM E DIVERSE COLLABORAZIONI TRA CUI QUELLA CON DE GREGORI, LA PFM,  FOSSATI. NEL '84 GROSSO SUCCESSO CON CRUEZA DE MA'E NEL '96 CON ANIME SALVE. NEL '97 UN NUOVO CDMI INNAMORAVO DI TUTTO, RACCOLTA DI VECCHI BRANI CONSIDERATI DALL'AUTORE PIÙ MERITEVOLI MA MENO NOTI, IMPREZIOSITA DALLA VERSIONE ORIGINALE DI BOCCA DI ROSA E SOPRATTUTTO DALLA CANZONE DI MARINELLA CANTATA IN UN BELLISSIMO DUETTO CON LA MIRACOLOSA VOCE DI MINA (NATO A GENOVA NEL 1940 - MORTO A MILANO NEL 1999)">
            <text:p>IL CANTAUTORE GENOVESE INTERROMPE GLI STUDI DI LEGGE PER DEDICARSI A TEMPO PIENA ALLA SUA VOCAZIONE MUSICALE. ESCONO MOLTI BRANI DESTINATI A DIVENIRE DEI CLASSICI, NEL '68 ESCE F. DE ANDRÈ - VOL I, SEGUITO L'ANNO DOPO DA TUTTI MORIMMO A STENTO E DA F. DE ANDRÈ - VOLUME II: I TRE DISCHI RAGGIUNGONO I VERTICI DELLE CLASSIFICHE. NEL '70 È LA VOLTA DE LA BUONA NOVELLA ISPIRATO AI VANGELI GNOSTICI POI NON AL DENARO NON ALL'AMORE NÈ AL CIELO CHE PRENDE SPUNTO DALL'ANTOLOGIA DI SPOON RIVER. SEGUONO ALTRI CELEBERRIMI ALBUM E DIVERSE COLLABORAZIONI TRA CUI QUELLA CON DE GREGORI, LA PFM,  FOSSATI. NEL '84 GROSSO SUCCESSO CON CRUEZA DE MA'E NEL '96 CON ANIME SALVE. NEL '97 UN NUOVO CDMI INNAMORAVO DI TUTTO, RACCOLTA DI VECCHI BRANI CONSIDERATI DALL'AUTORE PIÙ MERITEVOLI MA MENO NOTI, IMPREZIOSITA DALLA VERSIONE ORIGINALE DI BOCCA DI ROSA E SOPRATTUTTO DALLA CANZONE DI MARINELLA CANTATA IN UN BELLISSIMO DUETTO CON LA MIRACOLOSA VOCE DI MINA (NATO A GENOVA NEL 1940 - MORTO A MILANO NEL 1999)</text:p>
          </table:table-cell>
        </table:table-row>
        <table:table-row>
          <table:table-cell office:value-type="string" office:string-value="092009_001380">
            <text:p>092009_001380</text:p>
          </table:table-cell>
          <table:table-cell office:value-type="string" office:string-value="VIA DOMENICO MODUGNO">
            <text:p>VIA DOMENICO MODUGNO</text:p>
          </table:table-cell>
          <table:table-cell office:value-type="string" office:string-value="VIA IS SEDDAS - VIA VILLA">
            <text:p>VIA IS SEDDAS - VIA VILL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E' CONSIDERATO IL PADRE DEI CANTAUTORI ITALIANI E, COME AUTORE ED INTERPRETE, UNO TRA I PIÙ GRANDI IN EUROPA. COME ALLIEVO DEL CENTRO SPERIMENTALE DI CINEMATOGRAFIA DI ROMA, PARTECIPA A VARI FILM E DIVIENE SUCCESSIVAMENTE ATTORE DI TEATRO E DI COMMEDIE MUSICALI NONCHÈ CONDUTTORE DI TRASMISSIONI TELEVISIVE. IL SUCCESSO POPOLARE ARRIVA CON LA CANZONE LAZZARELLA CHE VINCE, NEL 1957, IL FESTIVAL DELLA CANZONE NAPOLETANA">
            <text:p>E' CONSIDERATO IL PADRE DEI CANTAUTORI ITALIANI E, COME AUTORE ED INTERPRETE, UNO TRA I PIÙ GRANDI IN EUROPA. COME ALLIEVO DEL CENTRO SPERIMENTALE DI CINEMATOGRAFIA DI ROMA, PARTECIPA A VARI FILM E DIVIENE SUCCESSIVAMENTE ATTORE DI TEATRO E DI COMMEDIE MUSICALI NONCHÈ CONDUTTORE DI TRASMISSIONI TELEVISIVE. IL SUCCESSO POPOLARE ARRIVA CON LA CANZONE LAZZARELLA CHE VINCE, NEL 1957, IL FESTIVAL DELLA CANZONE NAPOLETANA</text:p>
          </table:table-cell>
          <table:table-cell office:value-type="string" office:string-value=" NEL 1958 VINCE A SANREMO CON NEL BLU DIPINTO DI BLU, PIÙ FAMOSA COME VOLARE, CHE SARÀ IN TESTA ALLE CLASSIFICHE DI TUTTO IL MONDO. I SUCCESSI SANREMESI SI REPLICANO CON PIOVE (1959)">
            <text:p> NEL 1958 VINCE A SANREMO CON NEL BLU DIPINTO DI BLU, PIÙ FAMOSA COME VOLARE, CHE SARÀ IN TESTA ALLE CLASSIFICHE DI TUTTO IL MONDO. I SUCCESSI SANREMESI SI REPLICANO CON PIOVE (1959)</text:p>
          </table:table-cell>
          <table:table-cell office:value-type="string" office:string-value=" ADDIO...ADDIO (1962)">
            <text:p> ADDIO...ADDIO (1962)</text:p>
          </table:table-cell>
          <table:table-cell office:value-type="string" office:string-value=" DIO COME TI AMO (1966). FRA LE SUE PRODUZIONI RICORDIAMO L'UOMO IN FRACK, NOTTE DI LUNA CALANTE, IO, OLTRE A DIVERSE CANZONI SCRITTE IN DIALETTO PUGLIESE E SICILIANO, ACCOLTE CON FAVORE DALLA CRITICA. ELETTO DEPUTATO NELLE LISTE ELETTORALI, OLTRE CHE PER LO STRAORDINARIO TALENTO ARTISTICO, È RICORDATO COME UN ATTIVISTA NELLE BATTAGLIE CIVILI IN SPECIE QUELLE A FAVORE DEI PIÙ DEBOLI. (NATO A POLIGNANO A MARE (BA) NEL 1928 - MORTO A LAMPEDUSA NEL 1994)">
            <text:p> DIO COME TI AMO (1966). FRA LE SUE PRODUZIONI RICORDIAMO L'UOMO IN FRACK, NOTTE DI LUNA CALANTE, IO, OLTRE A DIVERSE CANZONI SCRITTE IN DIALETTO PUGLIESE E SICILIANO, ACCOLTE CON FAVORE DALLA CRITICA. ELETTO DEPUTATO NELLE LISTE ELETTORALI, OLTRE CHE PER LO STRAORDINARIO TALENTO ARTISTICO, È RICORDATO COME UN ATTIVISTA NELLE BATTAGLIE CIVILI IN SPECIE QUELLE A FAVORE DEI PIÙ DEBOLI. (NATO A POLIGNANO A MARE (BA) NEL 1928 - MORTO A LAMPEDUSA NEL 1994)</text:p>
          </table:table-cell>
        </table:table-row>
        <table:table-row>
          <table:table-cell office:value-type="string" office:string-value="092009_001381">
            <text:p>092009_001381</text:p>
          </table:table-cell>
          <table:table-cell office:value-type="string" office:string-value="VIA LUIGI TENCO">
            <text:p>VIA LUIGI TENCO</text:p>
          </table:table-cell>
          <table:table-cell office:value-type="string" office:string-value="VIA DELLE MORE">
            <text:p>VIA DELLE MOR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RASFERITOSI A GENOVA IN GIOVANE ETÀ, FREQUENTA IL LICEO SCIENTIFICO DOPO CONOSCE BRUNO LAUZI E TRAMITE QUEST'ULTIMO COMINCIA A FREQUENTARE UNA COMPAGNIA DI COETANEI TRA CUI  GINO PAOLI E UMBERTO BINDI. NEL '58 INCONTRA L'EDITORE RICORDI E DA QUEL MOMENTO INIZIA LA SUA CARRIERA DI CANTAUTORE E, IN QUEL FRANGENTE, HA MODO DI FREQUENTARE DIVERSI ESPONENTI DELLA C.D. SCUOLA GENOVESE. IL SUO STILE E IL TAGLIO INTERPETATIVO DATO ALLE SUE CANZONI  SONO TALMENTE ORIGINALI E IN ANTICIPO SUI TEMPI DA IMPEDIRGLI DI OTTENERE IL SUCCESSO CHE AVREBBE MERITATO. BOCCIATO ALLA SERATA FINALE DEL  SANREMO  DEL '67 CON LA CANZONE CIAO, AMORE CIAO VENNE RITROVATO ESANIME IN UNA CAMERA D'ALBERGO CON UN COLPO DI PISTOLA ALLA TEMPIA. A DISTANZA DI ANNI RIMANGONO PERALTRO MOLTI DUBBI SULLE CAUSE REALI DELLA SUA MORTE, SALVO IL FATTO CHE TENCO ERA SMANIOSO DI VENIR ACCETTATO DAL PUBBLICO ANCHE SE PREVALEVA IN LUI IL DESIDERIO DI RIMANERE AUTENTICO DAL PUNTIO DI VISTA ARTISTICO, SENZA CEDERE A PRESSIONI COMMERCIALI O A SVILIMENTI DELLA SUA VENA POETICA. (NATO A CASSINE (AL) NEL 1938 - MORTO A SANREMO (SV) NEL 1967)">
            <text:p>TRASFERITOSI A GENOVA IN GIOVANE ETÀ, FREQUENTA IL LICEO SCIENTIFICO DOPO CONOSCE BRUNO LAUZI E TRAMITE QUEST'ULTIMO COMINCIA A FREQUENTARE UNA COMPAGNIA DI COETANEI TRA CUI  GINO PAOLI E UMBERTO BINDI. NEL '58 INCONTRA L'EDITORE RICORDI E DA QUEL MOMENTO INIZIA LA SUA CARRIERA DI CANTAUTORE E, IN QUEL FRANGENTE, HA MODO DI FREQUENTARE DIVERSI ESPONENTI DELLA C.D. SCUOLA GENOVESE. IL SUO STILE E IL TAGLIO INTERPETATIVO DATO ALLE SUE CANZONI  SONO TALMENTE ORIGINALI E IN ANTICIPO SUI TEMPI DA IMPEDIRGLI DI OTTENERE IL SUCCESSO CHE AVREBBE MERITATO. BOCCIATO ALLA SERATA FINALE DEL  SANREMO  DEL '67 CON LA CANZONE CIAO, AMORE CIAO VENNE RITROVATO ESANIME IN UNA CAMERA D'ALBERGO CON UN COLPO DI PISTOLA ALLA TEMPIA. A DISTANZA DI ANNI RIMANGONO PERALTRO MOLTI DUBBI SULLE CAUSE REALI DELLA SUA MORTE, SALVO IL FATTO CHE TENCO ERA SMANIOSO DI VENIR ACCETTATO DAL PUBBLICO ANCHE SE PREVALEVA IN LUI IL DESIDERIO DI RIMANERE AUTENTICO DAL PUNTIO DI VISTA ARTISTICO, SENZA CEDERE A PRESSIONI COMMERCIALI O A SVILIMENTI DELLA SUA VENA POETICA. (NATO A CASSINE (AL) NEL 1938 - MORTO A SANREMO (SV) NEL 1967)</text:p>
          </table:table-cell>
        </table:table-row>
        <table:table-row>
          <table:table-cell office:value-type="string" office:string-value="092009_001382">
            <text:p>092009_001382</text:p>
          </table:table-cell>
          <table:table-cell office:value-type="string" office:string-value="VIA CLAUDIO VILLA">
            <text:p>VIA CLAUDIO VILLA</text:p>
          </table:table-cell>
          <table:table-cell office:value-type="string" office:string-value="VIA DELLE AGAVI - VIA DEI MANDORLI">
            <text:p>VIA DELLE AGAVI - VIA DEI MANDORL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SEUDONIMO DI CLAUDIO PICA. I SUOI ESORDI RISALGONO AL '47 QUANDO INIZIA ALLA RADIO E FA AVANSPETTACOLO.LA SUA VOCE, DEFINITA  DI TIPO OPERISTICO, NELLA MIGLIOR TRADIZIONE DELLA MELODIA VIRTUOSISTICA DELLA CANZONE ITALIANA RIESCE  CON SUCCESSO A MANTENERE INTATTO IL SUO STILE VOCALE VINCENDO IL CONFRONTO CON I MUTATI GUSTI DEL PUBBLICO. AMATISSIMO DAL PUBBLICO, VINCE PER BEN QUATTRO VOLTE IL FESTIVAL DI SANREMO E, NEL CORSO DELLA SUA CARRIERA INCIDE 3.200 CANZONI E VENDE OLTRE 42 MILIONI DI DISCHI. (NATO A ROMA NEL 1926 - MORTO A PADOVA NEL 1987)">
            <text:p>PSEUDONIMO DI CLAUDIO PICA. I SUOI ESORDI RISALGONO AL '47 QUANDO INIZIA ALLA RADIO E FA AVANSPETTACOLO.LA SUA VOCE, DEFINITA  DI TIPO OPERISTICO, NELLA MIGLIOR TRADIZIONE DELLA MELODIA VIRTUOSISTICA DELLA CANZONE ITALIANA RIESCE  CON SUCCESSO A MANTENERE INTATTO IL SUO STILE VOCALE VINCENDO IL CONFRONTO CON I MUTATI GUSTI DEL PUBBLICO. AMATISSIMO DAL PUBBLICO, VINCE PER BEN QUATTRO VOLTE IL FESTIVAL DI SANREMO E, NEL CORSO DELLA SUA CARRIERA INCIDE 3.200 CANZONI E VENDE OLTRE 42 MILIONI DI DISCHI. (NATO A ROMA NEL 1926 - MORTO A PADOVA NEL 1987)</text:p>
          </table:table-cell>
        </table:table-row>
        <table:table-row>
          <table:table-cell office:value-type="string" office:string-value="092009_001383">
            <text:p>092009_001383</text:p>
          </table:table-cell>
          <table:table-cell office:value-type="string" office:string-value="VIA GIANNI AGUS">
            <text:p>VIA GIANNI AGUS</text:p>
          </table:table-cell>
          <table:table-cell office:value-type="string" office:string-value="VIA DE FILIPPO - VIA DELLE ROSE">
            <text:p>VIA DE FILIPPO - VIA DELLE ROS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CAGLIARITANO VERACE, A. DEBUTTA IN TEATRO NEL 1940. CON L'AVVENTO DELLA RIVISTA RECITA INSIEME A DELIA SCALA, TOTÒ E LA MITICA WANDA OSIRIS, MA ANCHE CON RENATO RASCEL E ANNA MAGNANI. UNA CARRIERA IMPORTANTE, QUINDI, CHE GLI PERMETTE DI IMPORRE IL SUO ORIGINALISSIMO STILE, UN PÒ BORGHESE, ATTACCATO AL SUO DECORO E ALL'APLOMB SEMPRE IMPECCABILE. DAL TEATRO ALLA TELEVISIONE SIN DAL 1956 CON LA TRASMISSIONE LUI, LEI, GLI ALTRI. NEL 1958 PRESENTA IL FESTIVAL DI SANREMO CHE CONOSCERÀ L'ESPLOSIONE DI DOMENICO MODUGNO E DI VOLARE. NEL CINEMA RECITA MAGISTRALMENTE ACCANTO A TOGNAZZI NE IL FEDERALE DI LUCIANO SALCE (1961) . MA LA SUA POPOLARITÀ TOCCA L'APICE CON DUE PERSONAGGI TELEVISIVI, IL PRIMO È QUELLO DEL BURBERO CAPUFFICIO DI FRACCHIA CON VILLAGGIO, IL SECONDO A FIANCO ALLA COMICITÀ IRRESISTIBILE DI PEPPINO DE FILIPPO E DEL SUO PAPPAGONE NELLA CANZONISSIMA DEFINITA SCALA REALE. (NATO A CAGLIARI NEL 1917 - MORTO A ROMA NEL 1994)">
            <text:p>CAGLIARITANO VERACE, A. DEBUTTA IN TEATRO NEL 1940. CON L'AVVENTO DELLA RIVISTA RECITA INSIEME A DELIA SCALA, TOTÒ E LA MITICA WANDA OSIRIS, MA ANCHE CON RENATO RASCEL E ANNA MAGNANI. UNA CARRIERA IMPORTANTE, QUINDI, CHE GLI PERMETTE DI IMPORRE IL SUO ORIGINALISSIMO STILE, UN PÒ BORGHESE, ATTACCATO AL SUO DECORO E ALL'APLOMB SEMPRE IMPECCABILE. DAL TEATRO ALLA TELEVISIONE SIN DAL 1956 CON LA TRASMISSIONE LUI, LEI, GLI ALTRI. NEL 1958 PRESENTA IL FESTIVAL DI SANREMO CHE CONOSCERÀ L'ESPLOSIONE DI DOMENICO MODUGNO E DI VOLARE. NEL CINEMA RECITA MAGISTRALMENTE ACCANTO A TOGNAZZI NE IL FEDERALE DI LUCIANO SALCE (1961) . MA LA SUA POPOLARITÀ TOCCA L'APICE CON DUE PERSONAGGI TELEVISIVI, IL PRIMO È QUELLO DEL BURBERO CAPUFFICIO DI FRACCHIA CON VILLAGGIO, IL SECONDO A FIANCO ALLA COMICITÀ IRRESISTIBILE DI PEPPINO DE FILIPPO E DEL SUO PAPPAGONE NELLA CANZONISSIMA DEFINITA SCALA REALE. (NATO A CAGLIARI NEL 1917 - MORTO A ROMA NEL 1994)</text:p>
          </table:table-cell>
        </table:table-row>
        <table:table-row>
          <table:table-cell office:value-type="string" office:string-value="092009_001384">
            <text:p>092009_001384</text:p>
          </table:table-cell>
          <table:table-cell office:value-type="string" office:string-value="VIA ANTONIO DE CURTIS">
            <text:p>VIA ANTONIO DE CURTIS</text:p>
          </table:table-cell>
          <table:table-cell office:value-type="string" office:string-value="VIA DE FILIPPO - VIA DELLE FELCI">
            <text:p>VIA DE FILIPPO - VIA DELLE FELC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NOTO TOTÒ. NATO NEL POPOLARE QUARTIERE NAPOLETANO CHIAMATO RIONE SANITÀ, T. COMINCIA DA GIOVANISSIMO AD INTERESSARSI AL TEATRO COMICO E TERMINATA LA GRANDE GUERRA L'ATTORE RIENTRA IN TEATRO DOVE FA LA CONOSCENZA DEI FRATELLI DE FILIPPO.IL PERIDO PIÙ FECONDO RISALE AGLI ANNI CINQUANTA DOVE T. È IMPEGNATO SIA IN TEATRO SIA AL CINEMA, IL SUO MPERSONAGGIO HA SEMPRE UN SUCCESSO STREPITOSO.IL SODALIZIO CON PEPPINO DE FILIPPO INIZIA NEL '56 CON PELLICOLE COME TOTÒ, PEPPINO E LA MALAFEMMINA E LA BANDA DEGLI ONESTI. OLTRE CHE CON PEPPINO, FARÀ COPPIA CON TUTTI I PIÙ GRANDI ATTORI DELLA COMMEDIA ITALIANA QUALI TARANTO, FABRIZI, DE SICA E MOLTI ALTRI. NEGLI ANNI '60, CON L'INIZIO DELLA PARABOLA DISCENDENTE DELLA COMMEDIA ITALIANA ANCHE T. DEVE RIDEFINIRE IL SUO PERSONAGGIO.UNO DEI SUOI MIGLIORI FILM È IL COMANDANTE DEL 1964, NEL '65 RECITA NELLA TRASPOSIZIONE CINEMATOGRAFICA DELLA MANDRAGOLA DI MACHIAVELLI. NEL '66, CON LA REGIA DI PASOLINI È L'INTERPRETE DI UCCELLACCI E UCCELLINI E L'ANNO SUCCESSIVO DELL'EPISODIO CHE COSA SONO LE NUVOLE? NEL FILM CAPRICCIO ALL'ITALIANA. (NATO A NAPOLI NEL 1898 - MORTO NEL 1967)">
            <text:p>NOTO TOTÒ. NATO NEL POPOLARE QUARTIERE NAPOLETANO CHIAMATO RIONE SANITÀ, T. COMINCIA DA GIOVANISSIMO AD INTERESSARSI AL TEATRO COMICO E TERMINATA LA GRANDE GUERRA L'ATTORE RIENTRA IN TEATRO DOVE FA LA CONOSCENZA DEI FRATELLI DE FILIPPO.IL PERIDO PIÙ FECONDO RISALE AGLI ANNI CINQUANTA DOVE T. È IMPEGNATO SIA IN TEATRO SIA AL CINEMA, IL SUO MPERSONAGGIO HA SEMPRE UN SUCCESSO STREPITOSO.IL SODALIZIO CON PEPPINO DE FILIPPO INIZIA NEL '56 CON PELLICOLE COME TOTÒ, PEPPINO E LA MALAFEMMINA E LA BANDA DEGLI ONESTI. OLTRE CHE CON PEPPINO, FARÀ COPPIA CON TUTTI I PIÙ GRANDI ATTORI DELLA COMMEDIA ITALIANA QUALI TARANTO, FABRIZI, DE SICA E MOLTI ALTRI. NEGLI ANNI '60, CON L'INIZIO DELLA PARABOLA DISCENDENTE DELLA COMMEDIA ITALIANA ANCHE T. DEVE RIDEFINIRE IL SUO PERSONAGGIO.UNO DEI SUOI MIGLIORI FILM È IL COMANDANTE DEL 1964, NEL '65 RECITA NELLA TRASPOSIZIONE CINEMATOGRAFICA DELLA MANDRAGOLA DI MACHIAVELLI. NEL '66, CON LA REGIA DI PASOLINI È L'INTERPRETE DI UCCELLACCI E UCCELLINI E L'ANNO SUCCESSIVO DELL'EPISODIO CHE COSA SONO LE NUVOLE? NEL FILM CAPRICCIO ALL'ITALIANA. (NATO A NAPOLI NEL 1898 - MORTO NEL 1967)</text:p>
          </table:table-cell>
        </table:table-row>
        <table:table-row>
          <table:table-cell office:value-type="string" office:string-value="092009_001385">
            <text:p>092009_001385</text:p>
          </table:table-cell>
          <table:table-cell office:value-type="string" office:string-value="VIA FRATELLI DE FILIPPO">
            <text:p>VIA FRATELLI DE FILIPPO</text:p>
          </table:table-cell>
          <table:table-cell office:value-type="string" office:string-value="VIA DELLE AGAVI - VIA DEGLI ASTRI">
            <text:p>VIA DELLE AGAV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UNA VITA DEDICATA AL TEATRO, IN QUESTE POCHE PAROLE SI PUÒ RIASSUMERE LA VITA DEI FRATELLI DE FILIPPO, NATI A NAPOLI E FIGLI D'ARTE. SIN DA GIOVANI DIMOSTRANO DOTI RECITATIVE NON COMUNI, FORMANO INSIEME LA COMPAGNIA TEATRO UMORISTICO I DE FILIPPO E RECITERANNO INSIEME PER TREDICI ANNI. NEL '45 SI CONSUMA LA DEFINITIVA ROTTURA, PER DISSAPORI ARTISTICI, TRA EDUARDO E PEPPINO E DA QUEL MOMENTO LE CARRIERE DEI DUE ARTISTI PROSEGUIRANNO SEPARATAMENTE. EDUARDO RESTERÀ FAMOSO PER LE SUE OPERE TEATRALI, PEPPINO PER I FILM RECITATI IN COPPIA CON TOTÒ IN UN SODALIZIO DURATO QUASI DIECI ANNI. TITINA, LA MAGGIORE PARTECIPERÀ A MOLTI FILM E RECITERÀ IN TEATRO. MEMORABILE LA SUA INTERPRETAZIONE NEL FILM FILUMENA MARTURANO DEL FRATELLO EDUARDO. (TITINA, EDUARDO E PEPPINO NATI A NAPOLI RIPETTIVAMENTE NEL 1898, 1900 E 1903 - MORTI NEL 1965, 1984 E 1980)">
            <text:p>UNA VITA DEDICATA AL TEATRO, IN QUESTE POCHE PAROLE SI PUÒ RIASSUMERE LA VITA DEI FRATELLI DE FILIPPO, NATI A NAPOLI E FIGLI D'ARTE. SIN DA GIOVANI DIMOSTRANO DOTI RECITATIVE NON COMUNI, FORMANO INSIEME LA COMPAGNIA TEATRO UMORISTICO I DE FILIPPO E RECITERANNO INSIEME PER TREDICI ANNI. NEL '45 SI CONSUMA LA DEFINITIVA ROTTURA, PER DISSAPORI ARTISTICI, TRA EDUARDO E PEPPINO E DA QUEL MOMENTO LE CARRIERE DEI DUE ARTISTI PROSEGUIRANNO SEPARATAMENTE. EDUARDO RESTERÀ FAMOSO PER LE SUE OPERE TEATRALI, PEPPINO PER I FILM RECITATI IN COPPIA CON TOTÒ IN UN SODALIZIO DURATO QUASI DIECI ANNI. TITINA, LA MAGGIORE PARTECIPERÀ A MOLTI FILM E RECITERÀ IN TEATRO. MEMORABILE LA SUA INTERPRETAZIONE NEL FILM FILUMENA MARTURANO DEL FRATELLO EDUARDO. (TITINA, EDUARDO E PEPPINO NATI A NAPOLI RIPETTIVAMENTE NEL 1898, 1900 E 1903 - MORTI NEL 1965, 1984 E 1980)</text:p>
          </table:table-cell>
        </table:table-row>
        <table:table-row>
          <table:table-cell office:value-type="string" office:string-value="092009_001386">
            <text:p>092009_001386</text:p>
          </table:table-cell>
          <table:table-cell office:value-type="string" office:string-value="VIA VITTORIO DE SICA">
            <text:p>VIA VITTORIO DE SICA</text:p>
          </table:table-cell>
          <table:table-cell office:value-type="string" office:string-value="VIA DELLE AGAVI - VIA DEGLI ASTRI">
            <text:p>VIA DELLE AGAV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NATO IN CIOCIARIA DA UNA FAMIGLIA PICCOLO BORGHESE, CRESCIUTO A NAPOLI ENTRA GIOVANISSIMO NEL MONDO DELLO SPETTACOLO PRIMA IN TEATRO, POI AL CINEMA. RAGGIUNGE LA NOTORIETÀ COME ATTORE SOTTO LA REGIA DI COMENCINI. ESORDISCE COME REGISTA CON ROSE SCARLATTE (1940). IL SENTIMENTALISMO ANNI '30 DEI PRIMI LAVORI VIENE SOSTITUITO, DURANTE  IL CLIMA BELLICO, CON TEMI DRAMMATICI E RISALE A QUEGLI ANNI LA PRODUZIONE DI FILM COME I BAMBINI CI GUARDANO(1943), SCIUSCIÀ (1946), LADRI DI BICICLETTE (1948) MENTRE IL TEMA DELLA SOLITUDINE VIENE AFFRONTATO CON IL CAPOLAVORO UMBERTO D (1952) FRA GLI ALTRI TITOLI RICORDIAMO L'ORO DI NAPOLI(1954), LA CIOCIARA (1961), IERI, OGGI, DOMANI (1963), MATRIMONIO ALL'ITALIANA (1965)   (NATO A SORA (FROSINONE) NEL 1901 - MORTO A ROMA NEL 1984)">
            <text:p>NATO IN CIOCIARIA DA UNA FAMIGLIA PICCOLO BORGHESE, CRESCIUTO A NAPOLI ENTRA GIOVANISSIMO NEL MONDO DELLO SPETTACOLO PRIMA IN TEATRO, POI AL CINEMA. RAGGIUNGE LA NOTORIETÀ COME ATTORE SOTTO LA REGIA DI COMENCINI. ESORDISCE COME REGISTA CON ROSE SCARLATTE (1940). IL SENTIMENTALISMO ANNI '30 DEI PRIMI LAVORI VIENE SOSTITUITO, DURANTE  IL CLIMA BELLICO, CON TEMI DRAMMATICI E RISALE A QUEGLI ANNI LA PRODUZIONE DI FILM COME I BAMBINI CI GUARDANO(1943), SCIUSCIÀ (1946), LADRI DI BICICLETTE (1948) MENTRE IL TEMA DELLA SOLITUDINE VIENE AFFRONTATO CON IL CAPOLAVORO UMBERTO D (1952) FRA GLI ALTRI TITOLI RICORDIAMO L'ORO DI NAPOLI(1954), LA CIOCIARA (1961), IERI, OGGI, DOMANI (1963), MATRIMONIO ALL'ITALIANA (1965)   (NATO A SORA (FROSINONE) NEL 1901 - MORTO A ROMA NEL 1984)</text:p>
          </table:table-cell>
        </table:table-row>
        <table:table-row>
          <table:table-cell office:value-type="string" office:string-value="092009_001387">
            <text:p>092009_001387</text:p>
          </table:table-cell>
          <table:table-cell office:value-type="string" office:string-value="VIA FEDERICO FELLINI">
            <text:p>VIA FEDERICO FELLINI</text:p>
          </table:table-cell>
          <table:table-cell office:value-type="string" office:string-value="VIA DELLE AGAVI - VIA DEGLI ASTRI">
            <text:p>VIA DELLE AGAV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RASFERITOSI A ROMA NEL '39 PER ISCRIVERSI A GIURISPRUDENZA, FREQUENTA DA SUBITO GLI AMBIENTI DELLO SPETTACOLO. ESORDISCE COME SCRITTORE DI GAGS E SUCCESSIVAMENTE LAVORA ALLE SCENEGGIATURE DI GRANDI FILM IN COLLABORAZIONE CON ROSSELLINI, GERMI E LATTUADA. LA SUA NOTORIETÀ VARCA I CONFINI ITALIANI CON I VITELLONI (1953). VINCE 5 PREMI OSCAR, IL PRIMO PER LA STRADA (1954)">
            <text:p>TRASFERITOSI A ROMA NEL '39 PER ISCRIVERSI A GIURISPRUDENZA, FREQUENTA DA SUBITO GLI AMBIENTI DELLO SPETTACOLO. ESORDISCE COME SCRITTORE DI GAGS E SUCCESSIVAMENTE LAVORA ALLE SCENEGGIATURE DI GRANDI FILM IN COLLABORAZIONE CON ROSSELLINI, GERMI E LATTUADA. LA SUA NOTORIETÀ VARCA I CONFINI ITALIANI CON I VITELLONI (1953). VINCE 5 PREMI OSCAR, IL PRIMO PER LA STRADA (1954)</text:p>
          </table:table-cell>
          <table:table-cell office:value-type="string" office:string-value=" IL SECONDO PER LE NOTTI DI CABIRIA (1857) CHE HANNO ENTRAMBI PER PROTAGONISTA LA MOGLIE GIULIETTA MASINA">
            <text:p> IL SECONDO PER LE NOTTI DI CABIRIA (1857) CHE HANNO ENTRAMBI PER PROTAGONISTA LA MOGLIE GIULIETTA MASINA</text:p>
          </table:table-cell>
          <table:table-cell office:value-type="string" office:string-value=" IL TERZO CON OTTO E MEZZO (1963) FORSE IL MOMENTO PIÙ ALTO DELL'ARTE FELLINIANA">
            <text:p> IL TERZO CON OTTO E MEZZO (1963) FORSE IL MOMENTO PIÙ ALTO DELL'ARTE FELLINIANA</text:p>
          </table:table-cell>
          <table:table-cell office:value-type="string" office:string-value=" IL QUARTO CON AMARCORD (1973)">
            <text:p> IL QUARTO CON AMARCORD (1973)</text:p>
          </table:table-cell>
          <table:table-cell office:value-type="string" office:string-value=" IL QUINTO GLI VIENE ASSEGNATO ALLA CARRIERA NEL 1993, POCHI MESI PRIMA DI MORIRE. FRA LE ALTRE PRODUZIONI DEL REGISTA RIMINESE RICORDIAMO: LA DOLCE VITA(1959), PALMA D'ORO A CANNES, PROVA D'ORCHESTRA (1979)">
            <text:p> IL QUINTO GLI VIENE ASSEGNATO ALLA CARRIERA NEL 1993, POCHI MESI PRIMA DI MORIRE. FRA LE ALTRE PRODUZIONI DEL REGISTA RIMINESE RICORDIAMO: LA DOLCE VITA(1959), PALMA D'ORO A CANNES, PROVA D'ORCHESTRA (1979)</text:p>
          </table:table-cell>
          <table:table-cell office:value-type="string" office:string-value=" LA CITTÀ DELLE DONNE (1980)">
            <text:p> LA CITTÀ DELLE DONNE (1980)</text:p>
          </table:table-cell>
          <table:table-cell office:value-type="string" office:string-value=" E LA NAVE VA (1983)">
            <text:p> E LA NAVE VA (1983)</text:p>
          </table:table-cell>
          <table:table-cell office:value-type="string" office:string-value=" GINGER E E FRED (1985). L'ULTIMO FILM È LA VOCE DELLA LUNA DEL 1990. (NATO A RIMINI NEL 1920 - MORTO A ROMA NEL 1993)">
            <text:p> GINGER E E FRED (1985). L'ULTIMO FILM È LA VOCE DELLA LUNA DEL 1990. (NATO A RIMINI NEL 1920 - MORTO A ROMA NEL 1993)</text:p>
          </table:table-cell>
        </table:table-row>
        <table:table-row>
          <table:table-cell office:value-type="string" office:string-value="092009_001388">
            <text:p>092009_001388</text:p>
          </table:table-cell>
          <table:table-cell office:value-type="string" office:string-value="VIA VITTORIO GASSMAN">
            <text:p>VIA VITTORIO GASSMAN</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UN GIGANTE DEL TEATRO E DEL CINEMA NAZIONALE ED INTERNAZIONALE. FORSE IL PIÙ COMPLETO FRA I MOSTRI DELLA COMMEDIA ALL'ITALIANA ESSENDOSI CIMENTATO ANCHE CON TESTI APPARTENENTI AL REPERTORIO PIÙ CLASSICO.NOTEVOLI, INFATTI, LE SUE INTERPRETAZIONI IN DRAMMI DEL CALIBRO DI UN TRAM CHE SI CHIAMA DESIDERIO (WILLIAMS), DI ORESTE (ALFIERI), DI AMLETO E OTELLO (SHAKESPEARE).L'ESORDIO NEL CINEMA AVVIENE ASSAI PRIMA, NEL 1946.LA PRIMA IMPORTANTE AFFERMAZIONE ARRIVA CON I SOLITI IGNOTI (1958) SEGUITO DA LA GRANDE GUERRA (1959) IN COPPIA CON SORDI. INDIMENTICABILI LE SUE INTERPRETAZIONI IN FILM QUALI IL SORPASSO (1962), L'ARMATA BRANCALEONE (1966), PROFUMO DI DONNA (1974) DI RISI E LA FAMIGLIA (1987)DI SCOLA. PER IL  PUBBLICO DEL PICCOLO SCHERMO G. È SEMPRE STATO IL MATTATORE. COSÌ INFATTI SI INTOLAVA LA FORTUNATA SERIE MESSA IN ONDA NEL 1959 PER LA REGIA DI DANIELE D'ANZA. (NATO A STRUPPA (GE) NEL 1922 - MORTO A ROMA NEL 2000)">
            <text:p>UN GIGANTE DEL TEATRO E DEL CINEMA NAZIONALE ED INTERNAZIONALE. FORSE IL PIÙ COMPLETO FRA I MOSTRI DELLA COMMEDIA ALL'ITALIANA ESSENDOSI CIMENTATO ANCHE CON TESTI APPARTENENTI AL REPERTORIO PIÙ CLASSICO.NOTEVOLI, INFATTI, LE SUE INTERPRETAZIONI IN DRAMMI DEL CALIBRO DI UN TRAM CHE SI CHIAMA DESIDERIO (WILLIAMS), DI ORESTE (ALFIERI), DI AMLETO E OTELLO (SHAKESPEARE).L'ESORDIO NEL CINEMA AVVIENE ASSAI PRIMA, NEL 1946.LA PRIMA IMPORTANTE AFFERMAZIONE ARRIVA CON I SOLITI IGNOTI (1958) SEGUITO DA LA GRANDE GUERRA (1959) IN COPPIA CON SORDI. INDIMENTICABILI LE SUE INTERPRETAZIONI IN FILM QUALI IL SORPASSO (1962), L'ARMATA BRANCALEONE (1966), PROFUMO DI DONNA (1974) DI RISI E LA FAMIGLIA (1987)DI SCOLA. PER IL  PUBBLICO DEL PICCOLO SCHERMO G. È SEMPRE STATO IL MATTATORE. COSÌ INFATTI SI INTOLAVA LA FORTUNATA SERIE MESSA IN ONDA NEL 1959 PER LA REGIA DI DANIELE D'ANZA. (NATO A STRUPPA (GE) NEL 1922 - MORTO A ROMA NEL 2000)</text:p>
          </table:table-cell>
        </table:table-row>
        <table:table-row>
          <table:table-cell office:value-type="string" office:string-value="092009_001389">
            <text:p>092009_001389</text:p>
          </table:table-cell>
          <table:table-cell office:value-type="string" office:string-value="VIA ERMINIO MACARIO">
            <text:p>VIA ERMINIO MACARIO</text:p>
          </table:table-cell>
          <table:table-cell office:value-type="string" office:string-value="VIA DEI FIORI">
            <text:p>VIA DEI FIO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COMINCIA LA CARRIERA GIOVANISSIMO, INIZIALMENTE APPRENDENDO L'ARTE DEL MIMO, COSTITUISCE LA SUA PRIMA COMPAGNIA NEL 1930 E LÌ ACCOGLIE LA OSIRIS CON LA QUALE COSTITUISCE UN DUO DI SUCCESSO.GRAZIE ALLA OSIRIS E ALLE SUE DOTI SCENICHE E MIMICHE DIVIENE IL PROTAGONISTA PIÙ FAMOSO DELLA RIVISTA ITALIANA.DURANTE LA SECONDA GUERRA INIZIA A RECITARE ANCHE PER IL CINEMA, CON UN DISCRETO SUCCESSO, POI SFOCIATO IN VASTA POPOLARITÀ A SEGUITO DELLE SUE PARTECIPAZIONI AD ALCUNI FILM DI TOTÒ. ANCHE IN TELEVISIONE RISCUOTE SUCCESSO, PRODUCENDO UN'ECCELLENTE INTERPRETAZIONE DE LE MISERIE DI MONSSÙ TRAVET. COME MOLIÈRE MUORE PRATICAMENTE IN SCENA DURANTE LA RAPPRESENTAZIOJNE DELLA RIVISTA OPLÀ, GIOCHIAMO INSIEME.  (NATO A TORINO NEL 1902 - MORTO NEL 1980)">
            <text:p>COMINCIA LA CARRIERA GIOVANISSIMO, INIZIALMENTE APPRENDENDO L'ARTE DEL MIMO, COSTITUISCE LA SUA PRIMA COMPAGNIA NEL 1930 E LÌ ACCOGLIE LA OSIRIS CON LA QUALE COSTITUISCE UN DUO DI SUCCESSO.GRAZIE ALLA OSIRIS E ALLE SUE DOTI SCENICHE E MIMICHE DIVIENE IL PROTAGONISTA PIÙ FAMOSO DELLA RIVISTA ITALIANA.DURANTE LA SECONDA GUERRA INIZIA A RECITARE ANCHE PER IL CINEMA, CON UN DISCRETO SUCCESSO, POI SFOCIATO IN VASTA POPOLARITÀ A SEGUITO DELLE SUE PARTECIPAZIONI AD ALCUNI FILM DI TOTÒ. ANCHE IN TELEVISIONE RISCUOTE SUCCESSO, PRODUCENDO UN'ECCELLENTE INTERPRETAZIONE DE LE MISERIE DI MONSSÙ TRAVET. COME MOLIÈRE MUORE PRATICAMENTE IN SCENA DURANTE LA RAPPRESENTAZIOJNE DELLA RIVISTA OPLÀ, GIOCHIAMO INSIEME.  (NATO A TORINO NEL 1902 - MORTO NEL 1980)</text:p>
          </table:table-cell>
        </table:table-row>
        <table:table-row>
          <table:table-cell office:value-type="string" office:string-value="092009_001390">
            <text:p>092009_001390</text:p>
          </table:table-cell>
          <table:table-cell office:value-type="string" office:string-value="VIA ANNA MAGNANI">
            <text:p>VIA ANNA MAGNANI</text:p>
          </table:table-cell>
          <table:table-cell office:value-type="string" office:string-value="VIA DELLE ROSE - VIA DEI FIORI">
            <text:p>VIA DELLE ROSE - VIA DEI FIO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ONNA SIMBOLO DEL CINEMA ITALIANO DEL DOPOGUERRA, NANNARELLA INIZIA LA CARRIERA NEL TEATRO APPRODANDO ALLA RIVISTA NEL '34. DAL '40 AL '44 RECITA AFFIANCO A TOTÒ.L'OCCASIONE NEL CINEMA ARRIVA CON ROMA CITTÀ APERTA DI ROSSELLINI E RISALGONO A QUEGLI ANNI FILM QUALI IL BANDITO (1946), L'ONOREVOLE ANGELINA (1947) E ASSUNTA SPINA (1949), CON LUCHINO VISCONTI RICORDIAMO IL CELEBRE BELLISSIMA DEL 1951. IL TALENTO INEGUAGLIABILE DELL'ATTRICE LA SPINGE OLTRE OCEANO DOVE RECITERÀ NE LA ROSA TATUATA (1955) SCRITTO APPOSTA PER LEI DA TENNESSEE WILLIAMS, CON BURT LANCASTER, CHE LE VALE L' OSCAR">
            <text:p>DONNA SIMBOLO DEL CINEMA ITALIANO DEL DOPOGUERRA, NANNARELLA INIZIA LA CARRIERA NEL TEATRO APPRODANDO ALLA RIVISTA NEL '34. DAL '40 AL '44 RECITA AFFIANCO A TOTÒ.L'OCCASIONE NEL CINEMA ARRIVA CON ROMA CITTÀ APERTA DI ROSSELLINI E RISALGONO A QUEGLI ANNI FILM QUALI IL BANDITO (1946), L'ONOREVOLE ANGELINA (1947) E ASSUNTA SPINA (1949), CON LUCHINO VISCONTI RICORDIAMO IL CELEBRE BELLISSIMA DEL 1951. IL TALENTO INEGUAGLIABILE DELL'ATTRICE LA SPINGE OLTRE OCEANO DOVE RECITERÀ NE LA ROSA TATUATA (1955) SCRITTO APPOSTA PER LEI DA TENNESSEE WILLIAMS, CON BURT LANCASTER, CHE LE VALE L' OSCAR</text:p>
          </table:table-cell>
          <table:table-cell office:value-type="string" office:string-value=" RICORDIAMO ANCHE PELLE DI SERPENTE (1959) CON MARLON BRANDO. AL RIENTRO IN ITALIA RECITA MAMMA ROMA SOTTO LA REGIA DI PASOLINI. PER LA TELEVISIONE, NEI CUI CONFRONTI L'ATTRICE È SEMPRE STATA DIFFIDENTE, GIRA QUATTRO FILM. (NATA A ROMA NEL 1908 - MORTA NEL 1973)">
            <text:p> RICORDIAMO ANCHE PELLE DI SERPENTE (1959) CON MARLON BRANDO. AL RIENTRO IN ITALIA RECITA MAMMA ROMA SOTTO LA REGIA DI PASOLINI. PER LA TELEVISIONE, NEI CUI CONFRONTI L'ATTRICE È SEMPRE STATA DIFFIDENTE, GIRA QUATTRO FILM. (NATA A ROMA NEL 1908 - MORTA NEL 1973)</text:p>
          </table:table-cell>
        </table:table-row>
        <table:table-row>
          <table:table-cell office:value-type="string" office:string-value="092009_001391">
            <text:p>092009_001391</text:p>
          </table:table-cell>
          <table:table-cell office:value-type="string" office:string-value="VIA RENATO RASCEL">
            <text:p>VIA RENATO RASCEL</text:p>
          </table:table-cell>
          <table:table-cell office:value-type="string" office:string-value="VIA DEI FIORI">
            <text:p>VIA DEI FIO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L SUO PUBBLICO LO RICORDA ANCORA COME ER PICCOLETTO, IL CORAZZIERE. QUELLO DEL TEATRO, COME PURE QUELLO DELLA RIVISTA, DEL CINEMA, DELLA RADIO E DELLA TELEVISIONE. UN ATTORE COMPLETO E VERSATILE, ANTICIPATORE DELLA COMICITÀ SURREALE, CAPACE DI PIACERE A TUTTI SENZA MAI CADERE NELLA VOLGARITÀ O NEL FACILE QUALUNQUISMO. SUONA LA BATTERIA, BALLA IL TIP-TAP, SUL PALCOSCENICO È CANTANTE MA ANCHE BRILLANTE MACCHIETTISTA E BALLERINO. NEL '34 SFONDA INTERPRETANDO SIGISMONDO NE IL CAVALLINO BIANCO. IL SUCCESSO DIVENTA CLAMOROSO CON ATTANASIO CAVALLO VANESIO E ALVARO PIUTTOSTO CORSARO. NEL CINEMA GLI ESORDI NON SONO ESALTANTI, FANNO ECCEZIONE IL CAPPOTTO DI LATTUADA E LA SUA INTERPRETAZIONE DEL CIECO DI BARTIMEO NEL GESÙ DI NAZARETH DI ZEFFIRELLI. INTENSA ANCHE LA SUA ATTIVITÀ DI COMPOSITORE DI INDIMENTICABILI CANZONI COME ARRIVEDERCI ROMA E ROMANTICA  CON LA QUALE VINSE, IN COPPIA CON TONY DALLARA, IL FESTIVAL DI SANREMO  (NATO A TORINO NEL 1912 - MORTO A ROMA NEL 1991)">
            <text:p>IL SUO PUBBLICO LO RICORDA ANCORA COME ER PICCOLETTO, IL CORAZZIERE. QUELLO DEL TEATRO, COME PURE QUELLO DELLA RIVISTA, DEL CINEMA, DELLA RADIO E DELLA TELEVISIONE. UN ATTORE COMPLETO E VERSATILE, ANTICIPATORE DELLA COMICITÀ SURREALE, CAPACE DI PIACERE A TUTTI SENZA MAI CADERE NELLA VOLGARITÀ O NEL FACILE QUALUNQUISMO. SUONA LA BATTERIA, BALLA IL TIP-TAP, SUL PALCOSCENICO È CANTANTE MA ANCHE BRILLANTE MACCHIETTISTA E BALLERINO. NEL '34 SFONDA INTERPRETANDO SIGISMONDO NE IL CAVALLINO BIANCO. IL SUCCESSO DIVENTA CLAMOROSO CON ATTANASIO CAVALLO VANESIO E ALVARO PIUTTOSTO CORSARO. NEL CINEMA GLI ESORDI NON SONO ESALTANTI, FANNO ECCEZIONE IL CAPPOTTO DI LATTUADA E LA SUA INTERPRETAZIONE DEL CIECO DI BARTIMEO NEL GESÙ DI NAZARETH DI ZEFFIRELLI. INTENSA ANCHE LA SUA ATTIVITÀ DI COMPOSITORE DI INDIMENTICABILI CANZONI COME ARRIVEDERCI ROMA E ROMANTICA  CON LA QUALE VINSE, IN COPPIA CON TONY DALLARA, IL FESTIVAL DI SANREMO  (NATO A TORINO NEL 1912 - MORTO A ROMA NEL 1991)</text:p>
          </table:table-cell>
        </table:table-row>
        <table:table-row>
          <table:table-cell office:value-type="string" office:string-value="092009_001392">
            <text:p>092009_001392</text:p>
          </table:table-cell>
          <table:table-cell office:value-type="string" office:string-value="VIA ROBERTO ROSSELLINI">
            <text:p>VIA ROBERTO ROSSELLINI</text:p>
          </table:table-cell>
          <table:table-cell office:value-type="string" office:string-value="VIA DELLE ROSE - VIA DEI FIORI">
            <text:p>VIA DELLE ROSE - VIA DEI FIO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E' CONSIDERATO IL CAPOSTIPITE DEL CINEMA NEOREALISTA, NATO COL FILM ROMA CITTÀ APERTA (1944/45 - PREMIATO AL FESTIVAL DI CANNES) ACCOLTO FREDDAMENTE DA PUBBLICO E CRITICA MA CHE BEN PRESTO ASSUME IL RUOLO DI UNA VIA NUOVA DELL'ARTE CINEMATOGRAFICA. APPARTENGONO ALLO STESSO FILONE FILM COME PAISÀ (1947) E GERMANIA ANNO ZERO (1948). DIRIGE PIÙ DI 50 FILM FRA I QUALI RICORDIAMO: IL GENERALE DELLA ROVERE DEL 1959 (LEONE D'ORO A VENEZIA E NASTRO D'ARGENTO PER LA MIGLIOR REGIA)">
            <text:p>E' CONSIDERATO IL CAPOSTIPITE DEL CINEMA NEOREALISTA, NATO COL FILM ROMA CITTÀ APERTA (1944/45 - PREMIATO AL FESTIVAL DI CANNES) ACCOLTO FREDDAMENTE DA PUBBLICO E CRITICA MA CHE BEN PRESTO ASSUME IL RUOLO DI UNA VIA NUOVA DELL'ARTE CINEMATOGRAFICA. APPARTENGONO ALLO STESSO FILONE FILM COME PAISÀ (1947) E GERMANIA ANNO ZERO (1948). DIRIGE PIÙ DI 50 FILM FRA I QUALI RICORDIAMO: IL GENERALE DELLA ROVERE DEL 1959 (LEONE D'ORO A VENEZIA E NASTRO D'ARGENTO PER LA MIGLIOR REGIA)</text:p>
          </table:table-cell>
          <table:table-cell office:value-type="string" office:string-value=" ATTI DEGLI APOSTOLI DEL 1968">
            <text:p> ATTI DEGLI APOSTOLI DEL 1968</text:p>
          </table:table-cell>
          <table:table-cell office:value-type="string" office:string-value=" BLAISE PASCAL DEL 1971 E ANNO UNO DEL 1974. (NATO A ROMA NEL 1906 - MORTO NEL 1977)">
            <text:p> BLAISE PASCAL DEL 1971 E ANNO UNO DEL 1974. (NATO A ROMA NEL 1906 - MORTO NEL 1977)</text:p>
          </table:table-cell>
        </table:table-row>
        <table:table-row>
          <table:table-cell office:value-type="string" office:string-value="092009_001393">
            <text:p>092009_001393</text:p>
          </table:table-cell>
          <table:table-cell office:value-type="string" office:string-value="VIA ALBERTO SORDI">
            <text:p>VIA ALBERTO SORDI</text:p>
          </table:table-cell>
          <table:table-cell office:value-type="string" office:string-value="VIA SEGNI - VIA DELLE ROSE">
            <text:p>VIA SEGNI - VIA DELLE ROS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SI CIMENTA NELLO SPETTACOLO GIÀ NEL '36 FINO A DIVENTARE IL DOPPIATORE UFFICIALE DI OLLIO (OLIVER HARDY). GLI ESORDI ALLA RADIO LO PORTERANNO A INTERPRETARE PERSONAGGI DI UN CERTO SUCCESSO , NEL CINEMA LA SVOLTA ARRIVA CON FELLINI E I FILM LO SCEICCO BIANCO E  I VITELLONI E ANCORA, SEMPRE NEL '53, UN GIORNO IN PRETURA DI STENO. LA SUA CARRIERA SI CARATTERIZZERÀ PROPRIO PER  IL SUO OCCHIO ATTENTO VERSO GLI EROI PICCOLO-BORGHESI ED I LORO EMBLEMI NEGATIVI INTERPRETATI IN CHIAVE SATIRICA E CARICATURALE INIMITABILE. ARRIVANO GRANDISSIME INTERPRETAZIONI IN FILM COME LA GRANDE GUERRA (1959), TUTTI A CASA (1960), IL VIGILE (1960), DETENUTO IN ATTESA DI GIUDIZIO (1971). ESORDISCE NELLA REGIA CON FUMO DI LONDRA DEL '71. PER IL TEMA AFFRONTATO E PER IL PERIODO NEL QUALE VIENE REALIZZATO, IN UNA ITALIA REDUCE DEL TERRORISMO, È DI STRAORDINARIA INTENSITÀ E VERSATILITÀ L'INTERPRETAZIONE DI S. IN UN BORGHESE PICCOLO PICCOLO (1978) .L'ATTORE, CON  PIÙ DI 100 FILM INTERPRETATI, È CONSIDERATO IL CAPOSTIPITE DEI C.D. MOSTRI DELLA COMMEDIA ITALIANA INSIEME A TOGNAZZI, GASSMAN E MANFREDI. (NATO A ROMA NEL 1920 - MORTO NEL 2003)">
            <text:p>SI CIMENTA NELLO SPETTACOLO GIÀ NEL '36 FINO A DIVENTARE IL DOPPIATORE UFFICIALE DI OLLIO (OLIVER HARDY). GLI ESORDI ALLA RADIO LO PORTERANNO A INTERPRETARE PERSONAGGI DI UN CERTO SUCCESSO , NEL CINEMA LA SVOLTA ARRIVA CON FELLINI E I FILM LO SCEICCO BIANCO E  I VITELLONI E ANCORA, SEMPRE NEL '53, UN GIORNO IN PRETURA DI STENO. LA SUA CARRIERA SI CARATTERIZZERÀ PROPRIO PER  IL SUO OCCHIO ATTENTO VERSO GLI EROI PICCOLO-BORGHESI ED I LORO EMBLEMI NEGATIVI INTERPRETATI IN CHIAVE SATIRICA E CARICATURALE INIMITABILE. ARRIVANO GRANDISSIME INTERPRETAZIONI IN FILM COME LA GRANDE GUERRA (1959), TUTTI A CASA (1960), IL VIGILE (1960), DETENUTO IN ATTESA DI GIUDIZIO (1971). ESORDISCE NELLA REGIA CON FUMO DI LONDRA DEL '71. PER IL TEMA AFFRONTATO E PER IL PERIODO NEL QUALE VIENE REALIZZATO, IN UNA ITALIA REDUCE DEL TERRORISMO, È DI STRAORDINARIA INTENSITÀ E VERSATILITÀ L'INTERPRETAZIONE DI S. IN UN BORGHESE PICCOLO PICCOLO (1978) .L'ATTORE, CON  PIÙ DI 100 FILM INTERPRETATI, È CONSIDERATO IL CAPOSTIPITE DEI C.D. MOSTRI DELLA COMMEDIA ITALIANA INSIEME A TOGNAZZI, GASSMAN E MANFREDI. (NATO A ROMA NEL 1920 - MORTO NEL 2003)</text:p>
          </table:table-cell>
        </table:table-row>
        <table:table-row>
          <table:table-cell office:value-type="string" office:string-value="092009_001394">
            <text:p>092009_001394</text:p>
          </table:table-cell>
          <table:table-cell office:value-type="string" office:string-value="VIA UGO TOGNAZZI">
            <text:p>VIA UGO TOGNAZZI</text:p>
          </table:table-cell>
          <table:table-cell office:value-type="string" office:string-value="VIA DELLE FELCI">
            <text:p>VIA DELLE FELC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EBUTTA NEL '45 NELLA RIVISTA MA LA FAMA ARRIVA INSIEME A  RAIMONDO VIANELLO CON IL PROGRAMMA TELEVISIVO UN, DUE TRE, IN INDA DAL '55 AL 59. ANCHE NEL CINEMA LA SUÀ SPECIALITÀ SONO LE COMMEDIE">
            <text:p>DEBUTTA NEL '45 NELLA RIVISTA MA LA FAMA ARRIVA INSIEME A  RAIMONDO VIANELLO CON IL PROGRAMMA TELEVISIVO UN, DUE TRE, IN INDA DAL '55 AL 59. ANCHE NEL CINEMA LA SUÀ SPECIALITÀ SONO LE COMMEDIE</text:p>
          </table:table-cell>
          <table:table-cell office:value-type="string" office:string-value=" IL SALTO DI QUALITÀ ARRIVA PERÒ AGLI INIZI DEGLI ANNI '60 CON DUE FILM IMPORTANTI DIRETTI DA LUCIANO SALCE. DOPO L'OTTIMO LA MARCIA SU ROMA DI DINO RISI (1962) AVVIENE L'INCONTRO CON FERRERI E T. È CAPACE DI TRASFORMARSI ORA COME PROTAGONISTA DELLA COMMEDIA ALL'ITALIANA (LE ORE DELL'AMORE, I MOSTRI, ECC), ORA COME ATTORE DI FILM PIÙ SERI, CON AMBIZIONI DI CRITICA SOCIALE (IO LA CONOSCEVO BENE E IL COMMISSARIO PEPE DI ETTORE SCOLA).LA GRANDE ABILITÀ DI T. È QUELLA CHE ACCOMUNA ATTORI COME SORDI, GASSMAN, MASTROIANNI E MANFREDI : CALARSI IN RUOLI COMICI COME IN QUELLI DRAMMATICI. LO CONFERMA ANCHE DOPO IN NUMEROSI ALTRI FILM COME AMICI MIEI DEL '75, IL VIZIETTO (1958), SPLENDORI E MISERIE (1970), LA CALIFFA E LA TRAGEDIA DI UN UOMO RIDICOLO DI BERTOLUCCI CHE GLI VARRÀ LA PALMA D'ORO A CANNES (NATO A CREMONA NEL 1922 - MORTO A ROMA NEL 1990)">
            <text:p> IL SALTO DI QUALITÀ ARRIVA PERÒ AGLI INIZI DEGLI ANNI '60 CON DUE FILM IMPORTANTI DIRETTI DA LUCIANO SALCE. DOPO L'OTTIMO LA MARCIA SU ROMA DI DINO RISI (1962) AVVIENE L'INCONTRO CON FERRERI E T. È CAPACE DI TRASFORMARSI ORA COME PROTAGONISTA DELLA COMMEDIA ALL'ITALIANA (LE ORE DELL'AMORE, I MOSTRI, ECC), ORA COME ATTORE DI FILM PIÙ SERI, CON AMBIZIONI DI CRITICA SOCIALE (IO LA CONOSCEVO BENE E IL COMMISSARIO PEPE DI ETTORE SCOLA).LA GRANDE ABILITÀ DI T. È QUELLA CHE ACCOMUNA ATTORI COME SORDI, GASSMAN, MASTROIANNI E MANFREDI : CALARSI IN RUOLI COMICI COME IN QUELLI DRAMMATICI. LO CONFERMA ANCHE DOPO IN NUMEROSI ALTRI FILM COME AMICI MIEI DEL '75, IL VIZIETTO (1958), SPLENDORI E MISERIE (1970), LA CALIFFA E LA TRAGEDIA DI UN UOMO RIDICOLO DI BERTOLUCCI CHE GLI VARRÀ LA PALMA D'ORO A CANNES (NATO A CREMONA NEL 1922 - MORTO A ROMA NEL 1990)</text:p>
          </table:table-cell>
        </table:table-row>
        <table:table-row>
          <table:table-cell office:value-type="string" office:string-value="092009_001395">
            <text:p>092009_001395</text:p>
          </table:table-cell>
          <table:table-cell office:value-type="string" office:string-value="VIA PIETRO AMBU">
            <text:p>VIA PIETRO AMBU</text:p>
          </table:table-cell>
          <table:table-cell office:value-type="string" office:string-value="VIA TAMBURINO SARDO - VIA NELSON">
            <text:p>VIA TAMBURINO SARDO - VIA NELSON</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MEDAGLIA D'ARGENTO AL MERITO CIVILE, PER ESSERSI CALATO IL GIORNO 13 GIUGNO 1905, RISCHIANDO LA PROPRIA INCOLUMITÀ, IN UNA CISTERNA, SITUATA PRESSO LA DISTILLERIA ROCCA - ANCIS, INVASA DAI GAS PER TENTARE DI SALVARE, INVANO, TRE VITE   (LUOGO DI NASCITA E MORTE SCONOSCIUTO)">
            <text:p>MEDAGLIA D'ARGENTO AL MERITO CIVILE, PER ESSERSI CALATO IL GIORNO 13 GIUGNO 1905, RISCHIANDO LA PROPRIA INCOLUMITÀ, IN UNA CISTERNA, SITUATA PRESSO LA DISTILLERIA ROCCA - ANCIS, INVASA DAI GAS PER TENTARE DI SALVARE, INVANO, TRE VITE   (LUOGO DI NASCITA E MORTE SCONOSCIUTO)</text:p>
          </table:table-cell>
        </table:table-row>
        <table:table-row>
          <table:table-cell office:value-type="string" office:string-value="092009_001396">
            <text:p>092009_001396</text:p>
          </table:table-cell>
          <table:table-cell office:value-type="string" office:string-value="VIA HORATIO NELSON">
            <text:p>VIA HORATIO NELSON</text:p>
          </table:table-cell>
          <table:table-cell office:value-type="string" office:string-value="VIA TAMBURINO SARDO">
            <text:p>VIA TAMBURINO SARD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MMIRAGLIO INGLESE SI MISE IN EVIDENZA PER LA PRESA DI BASTIA E DI CALVI IN CORSICA. IL 1 AGOSTO 1798 DISTRUSSE LA FLOTTA FRANCESE AD ABUKIRK. ACQUISTÒ GRANDE ASCENDENTE ALLA CORTE BORBONICA DI NAPOLI, PATROCINÒ LA SPIETATA RAPPRESAGLIA CONTRO GLI ESPONENENTI DELLA REPUBBLICA PARTENOPEA (1799). DOPO ESSERSI IMPADRONITO DI COPENAGHEN (1801), FU NOMINATO COMANDANTE DELLA FLOTTA INGLESE DEL MEDITERRANEO E NELL'OTTOBRE DEL 1805 SCONFISSE LA FLOTTA FRANCESE A LARGO DEL CAPO TRAFALGAR, SULLA COSTA ATLANTICA DELLA SPAGNA, DOVE PERÒ RIMASE FERITO A MORTE. (NATO A BURNHAM THORPE, WORFOLK NEL 1758 - MORTO A TRAFALGAR NEL 1805)">
            <text:p>AMMIRAGLIO INGLESE SI MISE IN EVIDENZA PER LA PRESA DI BASTIA E DI CALVI IN CORSICA. IL 1 AGOSTO 1798 DISTRUSSE LA FLOTTA FRANCESE AD ABUKIRK. ACQUISTÒ GRANDE ASCENDENTE ALLA CORTE BORBONICA DI NAPOLI, PATROCINÒ LA SPIETATA RAPPRESAGLIA CONTRO GLI ESPONENENTI DELLA REPUBBLICA PARTENOPEA (1799). DOPO ESSERSI IMPADRONITO DI COPENAGHEN (1801), FU NOMINATO COMANDANTE DELLA FLOTTA INGLESE DEL MEDITERRANEO E NELL'OTTOBRE DEL 1805 SCONFISSE LA FLOTTA FRANCESE A LARGO DEL CAPO TRAFALGAR, SULLA COSTA ATLANTICA DELLA SPAGNA, DOVE PERÒ RIMASE FERITO A MORTE. (NATO A BURNHAM THORPE, WORFOLK NEL 1758 - MORTO A TRAFALGAR NEL 1805)</text:p>
          </table:table-cell>
        </table:table-row>
        <table:table-row>
          <table:table-cell office:value-type="string" office:string-value="092009_001397">
            <text:p>092009_001397</text:p>
          </table:table-cell>
          <table:table-cell office:value-type="string" office:string-value="VIA UMBERTO NOBILE">
            <text:p>VIA UMBERTO NOBILE</text:p>
          </table:table-cell>
          <table:table-cell office:value-type="string" office:string-value="VIA DELLA MENTA -VIA RISO">
            <text:p>VIA DELLA MENTA -VIA RI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IRETTORE DELLO STABILIMENTO MILITARE DI COSTRUZIONI AERONAUTICHE DI ROMA SEGUÌ CON ATTENZIONE TUTTI I TENTATIVI DI ESPLORAZIONE DELL'ARTICO E, INCONTRATO L'ESPLORATORE NORVEGESE AMUDSEN, LO CONVINSE AD ORGANIZZARE UNA TRASVOLATA DEL POLO NORD SULL'AERONAVE NORGE NEL 1926. DECISO A TENTARE UN'ALTRA IMPRESA CON UN DETTAGLIATO PROGRAMMA DI ESPLORAZIONE GEOGRAFICA E DI ESPERIMENTI SCIENTIFICI, NOBILE PARTÌ CON 18 UOMINI PER LA SFORTUNATA SPEDIZIONE  A BORDO DEL  IL DIRIGIBILE ITALIA CHE SI SCHIANTÒ SUL GHIACCIO IL 25 MAGGIO 1929 (TRAGEDIA CONOSCIUTA COME LA TENDA ROSSA) CAUSANDO LA MORTE DI 17 PERSONE. UNA COMMISSIONE D'INCHIESTA DETERMINÒ LE SUE DEMISSIONI. DOPO LA II GUERRA, IL GIUDIZIO DELLA COMMISSIONE FU SOVVERTITO E N. VENNE RIABILITATO. ABBANDONATA LA CATTEDRA DI INGEGNERIA AREONAUTICA, DIVENNE DEPUTATO DELLA COSTITUENTE (NATO AD AVELLINO NEL 1885 - MORTO A ROMA NEL 1978)">
            <text:p>DIRETTORE DELLO STABILIMENTO MILITARE DI COSTRUZIONI AERONAUTICHE DI ROMA SEGUÌ CON ATTENZIONE TUTTI I TENTATIVI DI ESPLORAZIONE DELL'ARTICO E, INCONTRATO L'ESPLORATORE NORVEGESE AMUDSEN, LO CONVINSE AD ORGANIZZARE UNA TRASVOLATA DEL POLO NORD SULL'AERONAVE NORGE NEL 1926. DECISO A TENTARE UN'ALTRA IMPRESA CON UN DETTAGLIATO PROGRAMMA DI ESPLORAZIONE GEOGRAFICA E DI ESPERIMENTI SCIENTIFICI, NOBILE PARTÌ CON 18 UOMINI PER LA SFORTUNATA SPEDIZIONE  A BORDO DEL  IL DIRIGIBILE ITALIA CHE SI SCHIANTÒ SUL GHIACCIO IL 25 MAGGIO 1929 (TRAGEDIA CONOSCIUTA COME LA TENDA ROSSA) CAUSANDO LA MORTE DI 17 PERSONE. UNA COMMISSIONE D'INCHIESTA DETERMINÒ LE SUE DEMISSIONI. DOPO LA II GUERRA, IL GIUDIZIO DELLA COMMISSIONE FU SOVVERTITO E N. VENNE RIABILITATO. ABBANDONATA LA CATTEDRA DI INGEGNERIA AREONAUTICA, DIVENNE DEPUTATO DELLA COSTITUENTE (NATO AD AVELLINO NEL 1885 - MORTO A ROMA NEL 1978)</text:p>
          </table:table-cell>
        </table:table-row>
        <table:table-row>
          <table:table-cell office:value-type="string" office:string-value="092009_001398">
            <text:p>092009_001398</text:p>
          </table:table-cell>
          <table:table-cell office:value-type="string" office:string-value="VIA PIETRO PINNA">
            <text:p>VIA PIETRO PINNA</text:p>
          </table:table-cell>
          <table:table-cell office:value-type="string" office:string-value="VIA DEL BOSSO">
            <text:p>VIA DEL BOSS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L GENERALE P. RICOPRÌ L'INCARICO DI SOTTOCAPO DI STATO MAGGIORE DAL 1933 AL 1939, FU POI COMANDANTE DELL'AERONAUTICA IN A.O.I.  DOVE FU CATTURATO DAGLI INGLESI ALLA RESA DI TUTTE LE FORZE ITALIANE. L'ASSETTO DELLA REGIA AERONAUTICA IN EGEO, LA SUA COSTITUZIONE COME COMANDO INDIPENDENTE DALLA MADREPATRIA, LA LOCALIZZAZIONE E IL PIANO DI AMMODERNAMENTO DEGLI AEROPORTI NEL DODECANNESO SI DEVONO A LUI. FU LA MENTE CREATRICE DELL'AREONAUTICA IN EGEO.NEL 1952, PASSATO ALLA RISERVA, FU NOMINATO DIRETTORE DELL'AVIAZIONE CIVILE.  (NATO A POZZOMAGGIORE (SS) NEL 1891 - MORTO NEL 1966)">
            <text:p>IL GENERALE P. RICOPRÌ L'INCARICO DI SOTTOCAPO DI STATO MAGGIORE DAL 1933 AL 1939, FU POI COMANDANTE DELL'AERONAUTICA IN A.O.I.  DOVE FU CATTURATO DAGLI INGLESI ALLA RESA DI TUTTE LE FORZE ITALIANE. L'ASSETTO DELLA REGIA AERONAUTICA IN EGEO, LA SUA COSTITUZIONE COME COMANDO INDIPENDENTE DALLA MADREPATRIA, LA LOCALIZZAZIONE E IL PIANO DI AMMODERNAMENTO DEGLI AEROPORTI NEL DODECANNESO SI DEVONO A LUI. FU LA MENTE CREATRICE DELL'AREONAUTICA IN EGEO.NEL 1952, PASSATO ALLA RISERVA, FU NOMINATO DIRETTORE DELL'AVIAZIONE CIVILE.  (NATO A POZZOMAGGIORE (SS) NEL 1891 - MORTO NEL 1966)</text:p>
          </table:table-cell>
        </table:table-row>
        <table:table-row>
          <table:table-cell office:value-type="string" office:string-value="092009_001399">
            <text:p>092009_001399</text:p>
          </table:table-cell>
          <table:table-cell office:value-type="string" office:string-value="VIA DARIO ALFANI">
            <text:p>VIA DARIO ALFANI</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PIONERE DEI TRAPIANTI D'ORGANO IN SARDEGNA, HA INSEGNATO ALL'UNIVERSITÀ LA SAPIENZA. MOLTI ALL'OSPEDALE BROTZU DI CAGLIARI LO RICORDANO PER LA SUA VITALITÀ E  L'ENTUSIAMO NEL PORTARE AVANTI LA SUA MISSIONE DI CHIRURGO.  (NATO NEL 1944 - MORTO A ROMA NEL 1999)">
            <text:p>PIONERE DEI TRAPIANTI D'ORGANO IN SARDEGNA, HA INSEGNATO ALL'UNIVERSITÀ LA SAPIENZA. MOLTI ALL'OSPEDALE BROTZU DI CAGLIARI LO RICORDANO PER LA SUA VITALITÀ E  L'ENTUSIAMO NEL PORTARE AVANTI LA SUA MISSIONE DI CHIRURGO.  (NATO NEL 1944 - MORTO A ROMA NEL 1999)</text:p>
          </table:table-cell>
        </table:table-row>
        <table:table-row>
          <table:table-cell office:value-type="string" office:string-value="092009_001400">
            <text:p>092009_001400</text:p>
          </table:table-cell>
          <table:table-cell office:value-type="string" office:string-value="VIA BENIGNO BONU">
            <text:p>VIA BENIGNO BONU</text:p>
          </table:table-cell>
          <table:table-cell office:value-type="string" office:string-value="PIAZZA LAY - VIA DEGLI ASTRI">
            <text:p>PIAZZA LAY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STIMATISSIMO MEDICO CONDOTTO. CAVALIERE DI VITTORIO VENETO, CURA I SUOI ASSISTITI DALLE PEGGIORI EPIDEMIE (MALARIA, SPAGNOLA) PORTATE DALLA GUERRA. (NATO A GERGEI (CA) NEL 1890 - MORTO A CAGLIARI NEL 1974)">
            <text:p>STIMATISSIMO MEDICO CONDOTTO. CAVALIERE DI VITTORIO VENETO, CURA I SUOI ASSISTITI DALLE PEGGIORI EPIDEMIE (MALARIA, SPAGNOLA) PORTATE DALLA GUERRA. (NATO A GERGEI (CA) NEL 1890 - MORTO A CAGLIARI NEL 1974)</text:p>
          </table:table-cell>
        </table:table-row>
        <table:table-row>
          <table:table-cell office:value-type="string" office:string-value="092009_001401">
            <text:p>092009_001401</text:p>
          </table:table-cell>
          <table:table-cell office:value-type="string" office:string-value="VIA DIDACO COSSU">
            <text:p>VIA DIDACO COSSU</text:p>
          </table:table-cell>
          <table:table-cell office:value-type="string" office:string-value="VIA SEGNI - VIA DEGLI ASTRI">
            <text:p>VIA SEGN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 IN MEDICINA E CHIRURGIA, LIBERO DOCENTE DI RADIOLOGIA MEDICA, CAVALIERE AL MERITO DELLA REPUBBLICA E M,EDAGLIA D'ORO DI BENEMERENZA DELL'O.N.M.I. (OPERA NAZIONALE MATERNITÀ INFANZIA) DELLA CUI FEDERAZIONE PROVINCIALE DI CAGLIARI È STATO COMMISSARIO STRAORDINARIO DAL 1952 AL 1968. MEMBRO DELLA GIUNTA PROVINCIALE AMMINISTRATIVA DAL '45 AL '52, CONSIGLIERE COMUNALE DI CAGLIARI NELLA LISTA DEGLI INDIPENDENTI TRA LA FINE DEGLI ANNI '50 ED I PRIMI ANNI '60">
            <text:p>LAUREATO IN MEDICINA E CHIRURGIA, LIBERO DOCENTE DI RADIOLOGIA MEDICA, CAVALIERE AL MERITO DELLA REPUBBLICA E M,EDAGLIA D'ORO DI BENEMERENZA DELL'O.N.M.I. (OPERA NAZIONALE MATERNITÀ INFANZIA) DELLA CUI FEDERAZIONE PROVINCIALE DI CAGLIARI È STATO COMMISSARIO STRAORDINARIO DAL 1952 AL 1968. MEMBRO DELLA GIUNTA PROVINCIALE AMMINISTRATIVA DAL '45 AL '52, CONSIGLIERE COMUNALE DI CAGLIARI NELLA LISTA DEGLI INDIPENDENTI TRA LA FINE DEGLI ANNI '50 ED I PRIMI ANNI '60</text:p>
          </table:table-cell>
          <table:table-cell office:value-type="string" office:string-value=" PER DIVERSO TEMPO PRESIDENTE DELL'ASSOCIAZIONE REGIONALE MEDICI OSPEDALIERI SARDEGNA. AUTORTE DI NUMEROSISSIMI STUDI E UN CENTINAIO DI PUBBLICAZIONI SU ARGOMENTI DI RADIOLOGIA MEDICA E DI ANTROPOLOGIA.FONDÒ L'ISTITUTO DI RADIOLOGIA PRESSO L'OSPEDALE CIVILE DI CAGLIARI CHE DIRESSE DAL 1932 AL 1963. SOCIO DELLASIRM (SOCIETÀ ITALIANA DI RADIOLOGIA MEDICA) DAL 1933, FU PER QUATTRO ANNI MEMBRO DEL RELATIVO CONSIGLIO DIRETTIVO. (NATO A ESCOVEDU NEL 1894 - MORTO A CAGLIARI NEL 1982)">
            <text:p> PER DIVERSO TEMPO PRESIDENTE DELL'ASSOCIAZIONE REGIONALE MEDICI OSPEDALIERI SARDEGNA. AUTORTE DI NUMEROSISSIMI STUDI E UN CENTINAIO DI PUBBLICAZIONI SU ARGOMENTI DI RADIOLOGIA MEDICA E DI ANTROPOLOGIA.FONDÒ L'ISTITUTO DI RADIOLOGIA PRESSO L'OSPEDALE CIVILE DI CAGLIARI CHE DIRESSE DAL 1932 AL 1963. SOCIO DELLASIRM (SOCIETÀ ITALIANA DI RADIOLOGIA MEDICA) DAL 1933, FU PER QUATTRO ANNI MEMBRO DEL RELATIVO CONSIGLIO DIRETTIVO. (NATO A ESCOVEDU NEL 1894 - MORTO A CAGLIARI NEL 1982)</text:p>
          </table:table-cell>
        </table:table-row>
        <table:table-row>
          <table:table-cell office:value-type="string" office:string-value="092009_001402">
            <text:p>092009_001402</text:p>
          </table:table-cell>
          <table:table-cell office:value-type="string" office:string-value="VIA SORELLE DEGLI AGOSTINI">
            <text:p>VIA SORELLE DEGLI AGOSTINI</text:p>
          </table:table-cell>
          <table:table-cell office:value-type="string" office:string-value="VIA SANNA SALARIS - VIA DEGLI ASTRI">
            <text:p>VIA SANNA SALARIS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CLELIA E LAVINIA. NATE A ALBIGNASEGO (PADOVA) LA PRIMA NEL 1908, LA SECONDA NEL 1910 OPERARONO, IN QUALITÀ DI OSTETRICHE, E FURONO AMATISSIME E STIMATISSIME DA DIVERSE GENERAZIONI DI PIRRESI ">
            <text:p>CLELIA E LAVINIA. NATE A ALBIGNASEGO (PADOVA) LA PRIMA NEL 1908, LA SECONDA NEL 1910 OPERARONO, IN QUALITÀ DI OSTETRICHE, E FURONO AMATISSIME E STIMATISSIME DA DIVERSE GENERAZIONI DI PIRRESI </text:p>
          </table:table-cell>
        </table:table-row>
        <table:table-row>
          <table:table-cell office:value-type="string" office:string-value="092009_001403">
            <text:p>092009_001403</text:p>
          </table:table-cell>
          <table:table-cell office:value-type="string" office:string-value="VIA ANGELO GARAU">
            <text:p>VIA ANGELO GARAU</text:p>
          </table:table-cell>
          <table:table-cell office:value-type="string" office:string-value="VIA SEGNI - PIAZZA LAY">
            <text:p>VIA SEGNI - PIAZZA LAY</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OCENTE DI PATOLOGIA CHIRURGICA DELL'UNIVERSITÀ DI CAGLIARI, POI  PRIMARIO CHIRURGO DELL'OSPEDALE CIVILE DI CAGLIARI, DAL 1922 AL 1945, PRESTÒ LA SUA PRIMA OPERA  DURANTE LA GUERRA DEL 1915/18 E FU DECORATO CON CROCE AL MERITO DI GUERRA. FACENTE PARTE DELLA DIREZIONE DI SANITÀ DELLA 3° ARMATA, VENNE POI NOMINATO MEMBRO DELLA PRIMA COMMISSIONE SANITARIA CENTRALE DI ROMA E, NEL 1919, DIRETTORE DELL'OSPEDALE MILITARE DI RICERCA DI SASSARI. ANNI DOPO RICEVETTE LA NOMINA DI CAVALIERE UFFICIALE DELLA CORONA D'ITALIA.TERMINATA LA GUERRA, IL PROFESSOR G. DETTE ALLE STAMPE IMPORTANTI SUOI STUDI D'ALTA CHIRURGIA CHE INCONTRARONO IL PLAUSO E L'AMMIRAZIONE DEI COMPETENTI. MA LA SUA GRANDE UMANITÀ E CAPACITÀ SI MANIFESTÒ ULTERIORMENTE DURANTE GLI ANNI DELL'ULTIMA GUERRA DURANTE I PAUROSI BOMBARDAMENTI DEL 1943 CHE CAUSARONO A CAGLIARI CENTINAIA DI MORTI E FERITI.  (NATO A CAGLIARI NEL 1877 - MORTO NEL 1954)">
            <text:p>DOCENTE DI PATOLOGIA CHIRURGICA DELL'UNIVERSITÀ DI CAGLIARI, POI  PRIMARIO CHIRURGO DELL'OSPEDALE CIVILE DI CAGLIARI, DAL 1922 AL 1945, PRESTÒ LA SUA PRIMA OPERA  DURANTE LA GUERRA DEL 1915/18 E FU DECORATO CON CROCE AL MERITO DI GUERRA. FACENTE PARTE DELLA DIREZIONE DI SANITÀ DELLA 3° ARMATA, VENNE POI NOMINATO MEMBRO DELLA PRIMA COMMISSIONE SANITARIA CENTRALE DI ROMA E, NEL 1919, DIRETTORE DELL'OSPEDALE MILITARE DI RICERCA DI SASSARI. ANNI DOPO RICEVETTE LA NOMINA DI CAVALIERE UFFICIALE DELLA CORONA D'ITALIA.TERMINATA LA GUERRA, IL PROFESSOR G. DETTE ALLE STAMPE IMPORTANTI SUOI STUDI D'ALTA CHIRURGIA CHE INCONTRARONO IL PLAUSO E L'AMMIRAZIONE DEI COMPETENTI. MA LA SUA GRANDE UMANITÀ E CAPACITÀ SI MANIFESTÒ ULTERIORMENTE DURANTE GLI ANNI DELL'ULTIMA GUERRA DURANTE I PAUROSI BOMBARDAMENTI DEL 1943 CHE CAUSARONO A CAGLIARI CENTINAIA DI MORTI E FERITI.  (NATO A CAGLIARI NEL 1877 - MORTO NEL 1954)</text:p>
          </table:table-cell>
        </table:table-row>
        <table:table-row>
          <table:table-cell office:value-type="string" office:string-value="092009_001404">
            <text:p>092009_001404</text:p>
          </table:table-cell>
          <table:table-cell office:value-type="string" office:string-value="VIA GIUSEPPE MACCIOTTA">
            <text:p>VIA GIUSEPPE MACCIOTTA</text:p>
          </table:table-cell>
          <table:table-cell office:value-type="string" office:string-value="VIA COSSU - PIAZZA LAY">
            <text:p>VIA COSSU - PIAZZA LAY</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 FACOLTÀ MEDICA DELL'UNIVERSITÀ DI CAGLIARI GLI AFFIDA L'INCARICO DI INSEGNAMENTO DELLA CLINICA PEDIATRICA E LA DIREZIONE DEL RELATIVO ISTITUTO NELL'ANNO ACCADEMICO 1929/1930. DIVIENE IN SEGUITO TITOLARE DELLA STESSA CATTEDRA COME PROFESSORE STRAORDINARIO NEL 1931 E, COME ORDINARIO, DAL 1934 AL 1963, ANNO DEL SUO COLLOCAMENTO FUORI RUOLO">
            <text:p>LA FACOLTÀ MEDICA DELL'UNIVERSITÀ DI CAGLIARI GLI AFFIDA L'INCARICO DI INSEGNAMENTO DELLA CLINICA PEDIATRICA E LA DIREZIONE DEL RELATIVO ISTITUTO NELL'ANNO ACCADEMICO 1929/1930. DIVIENE IN SEGUITO TITOLARE DELLA STESSA CATTEDRA COME PROFESSORE STRAORDINARIO NEL 1931 E, COME ORDINARIO, DAL 1934 AL 1963, ANNO DEL SUO COLLOCAMENTO FUORI RUOLO</text:p>
          </table:table-cell>
          <table:table-cell office:value-type="string" office:string-value=" DA TALE DATA FINO AL 1968 (ANNO DEL SUO PENSIONAMENTO) CONTINUA A DIRIGERE IL CENTRO POLIOMELITICI DA LUI REALIZZATO COSÌ COME L'ATTUALE EDIFICIO DELLA CLINICA PEDIATRICA A LUI INTITOLATA. (NATO A MESSINA NEL 1893 - MORTO A CAGLIARI NEL 1985)">
            <text:p> DA TALE DATA FINO AL 1968 (ANNO DEL SUO PENSIONAMENTO) CONTINUA A DIRIGERE IL CENTRO POLIOMELITICI DA LUI REALIZZATO COSÌ COME L'ATTUALE EDIFICIO DELLA CLINICA PEDIATRICA A LUI INTITOLATA. (NATO A MESSINA NEL 1893 - MORTO A CAGLIARI NEL 1985)</text:p>
          </table:table-cell>
        </table:table-row>
        <table:table-row>
          <table:table-cell office:value-type="string" office:string-value="092009_001405">
            <text:p>092009_001405</text:p>
          </table:table-cell>
          <table:table-cell office:value-type="string" office:string-value="VIA SERGIO MONTALDO">
            <text:p>VIA SERGIO MONTALDO</text:p>
          </table:table-cell>
          <table:table-cell office:value-type="string" office:string-value="VIA DEGLI ASTRI - PIAZZA LAY">
            <text:p>VIA DEGLI ASTRI - PIAZZA LAY</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L PROF. M. È STATO PER DIVERSI ANNI UN'AUTORITÀ IN FATTO DI MEDICINA LEGALE, NONCHÈ DIRETTORE DELL'ISTITUTO DI MEDICINA LEGALE PRESSO LA FACOLTÀ DI MEDICINA E CHIRURGIA DELL'UNIVERSITÀ DI CAGLIARI. A LUI, NEL GIUGNO 1998, SU INIZIATIVA DELL'AMICO FRATERNO E COLLEGA PROF. SANTA CRUZ, È STATO DEDICATO IL LABORATORIO DI BIOLOGIA MOLECOLARE CHE RISULTA ESSERE IL PRIMO LABORATORIO IN SARDEGNA SPECIALIZZATO IN INDAGINI DI BIOLOGIA MOLECOLARE FORENSE.  (NATO A CAGLIARI NEL 1928 - MORTO NEL 1998)">
            <text:p>IL PROF. M. È STATO PER DIVERSI ANNI UN'AUTORITÀ IN FATTO DI MEDICINA LEGALE, NONCHÈ DIRETTORE DELL'ISTITUTO DI MEDICINA LEGALE PRESSO LA FACOLTÀ DI MEDICINA E CHIRURGIA DELL'UNIVERSITÀ DI CAGLIARI. A LUI, NEL GIUGNO 1998, SU INIZIATIVA DELL'AMICO FRATERNO E COLLEGA PROF. SANTA CRUZ, È STATO DEDICATO IL LABORATORIO DI BIOLOGIA MOLECOLARE CHE RISULTA ESSERE IL PRIMO LABORATORIO IN SARDEGNA SPECIALIZZATO IN INDAGINI DI BIOLOGIA MOLECOLARE FORENSE.  (NATO A CAGLIARI NEL 1928 - MORTO NEL 1998)</text:p>
          </table:table-cell>
        </table:table-row>
        <table:table-row>
          <table:table-cell office:value-type="string" office:string-value="092009_001406">
            <text:p>092009_001406</text:p>
          </table:table-cell>
          <table:table-cell office:value-type="string" office:string-value="VIA GIUSEPPE SANNA SALARIS">
            <text:p>VIA GIUSEPPE SANNA SALARIS</text:p>
          </table:table-cell>
          <table:table-cell office:value-type="string" office:string-value="PIAZZA LAY - VIA DEGLI ASTRI">
            <text:p>PIAZZA LAY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SI CON LODE IN MEDICINA ALLA REGIA UNIVERSITÀ DI NAPOLI NEL 1886, SPECIALIZZATO IN  PSICHIATRIA DOPO AVER FREQUENTATO DIVERSI CORSI DI PERFEZIONAMENTO IN VARIE CITTÀ ITALIANE ED EUROPEE, VIENE NOMINATO DIRETTORE DEL MANICOMIO PROVINCIALE DI CAGLIARI NEL 1890. FU ISPIRATORE E IDEATORE DI UNA NUOVA CONCEZIONE DELLE CURE DELLE MALATTIE MENTALI CHE SI ESPRESSE NEL PROGRAMMA DI UN PROGETTO DI MANICOMIO DA COSTRUIRSI A MONTE CLARO, CAGLIARI. LA STRUTTURA, NELL'OTTICA DELLO SCIENZIATO, DOVEVA CONIUGARE LA FUNZIONALITÀ  CON LA SALUBRITÀ DELL'AMBIENTE, UN LUOGO DOVE I PAZIENTI POTEVANO TROVARTE UN RIFUGIO SIA PER IL CORPO CHE PER LA MENTE.  IL S. È STATO UN MEDICO ILLUMINATO, PROPUGNATORE DI UNA MODERNA TECNICA MANICOMIALE, DI CULTURA EUROPEA ED È CONSIDERATO, INTELLETTUALMENTE E UMANAMENTE PARLANDO, UNA DELLE PERSONE PIÙ PROFONDE DELLA SUA EPOCA. LA CREAZIONE DA LUI VOLUTA, E REALIZZATA NEI PRIMI ANNI DEL NOVECENTO, FU CONSIDERATA ALL'AVANGUARDIA ANCHE IN CAMPO NAZIONALE. (NATO AD ALGHERO NEL 1860 - MORTO A CAGLIARI NEL 1928)">
            <text:p>LAUREATOSI CON LODE IN MEDICINA ALLA REGIA UNIVERSITÀ DI NAPOLI NEL 1886, SPECIALIZZATO IN  PSICHIATRIA DOPO AVER FREQUENTATO DIVERSI CORSI DI PERFEZIONAMENTO IN VARIE CITTÀ ITALIANE ED EUROPEE, VIENE NOMINATO DIRETTORE DEL MANICOMIO PROVINCIALE DI CAGLIARI NEL 1890. FU ISPIRATORE E IDEATORE DI UNA NUOVA CONCEZIONE DELLE CURE DELLE MALATTIE MENTALI CHE SI ESPRESSE NEL PROGRAMMA DI UN PROGETTO DI MANICOMIO DA COSTRUIRSI A MONTE CLARO, CAGLIARI. LA STRUTTURA, NELL'OTTICA DELLO SCIENZIATO, DOVEVA CONIUGARE LA FUNZIONALITÀ  CON LA SALUBRITÀ DELL'AMBIENTE, UN LUOGO DOVE I PAZIENTI POTEVANO TROVARTE UN RIFUGIO SIA PER IL CORPO CHE PER LA MENTE.  IL S. È STATO UN MEDICO ILLUMINATO, PROPUGNATORE DI UNA MODERNA TECNICA MANICOMIALE, DI CULTURA EUROPEA ED È CONSIDERATO, INTELLETTUALMENTE E UMANAMENTE PARLANDO, UNA DELLE PERSONE PIÙ PROFONDE DELLA SUA EPOCA. LA CREAZIONE DA LUI VOLUTA, E REALIZZATA NEI PRIMI ANNI DEL NOVECENTO, FU CONSIDERATA ALL'AVANGUARDIA ANCHE IN CAMPO NAZIONALE. (NATO AD ALGHERO NEL 1860 - MORTO A CAGLIARI NEL 1928)</text:p>
          </table:table-cell>
        </table:table-row>
        <table:table-row>
          <table:table-cell office:value-type="string" office:string-value="092009_001407">
            <text:p>092009_001407</text:p>
          </table:table-cell>
          <table:table-cell office:value-type="string" office:string-value="VIA RICCARDO SIMONETTI">
            <text:p>VIA RICCARDO SIMONETTI</text:p>
          </table:table-cell>
          <table:table-cell office:value-type="string" office:string-value="VIA DEL TIMO - VIA DELLE AGAVI">
            <text:p>VIA DEL TIMO - VIA DELLE AGA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NNOVERATO DAGLI STUDIOSI TRA GLI ARCHITETTI ELEGANTI CHE OPERARONO A CAGLIARI NELLA PRIMA METÀ DEL '900. DI LUI RICORDIAMO LE SEGUENTI OPERE: PALAZZO ROCCA VIA MADDALENA - 1935)">
            <text:p>ANNOVERATO DAGLI STUDIOSI TRA GLI ARCHITETTI ELEGANTI CHE OPERARONO A CAGLIARI NELLA PRIMA METÀ DEL '900. DI LUI RICORDIAMO LE SEGUENTI OPERE: PALAZZO ROCCA VIA MADDALENA - 1935)</text:p>
          </table:table-cell>
          <table:table-cell office:value-type="string" office:string-value=" CHIESA DI S. EULALIA (FACCIATA ESTERNA E INTERVENTO ALL'INTERNO DAL 1908 AL 1919)">
            <text:p> CHIESA DI S. EULALIA (FACCIATA ESTERNA E INTERVENTO ALL'INTERNO DAL 1908 AL 1919)</text:p>
          </table:table-cell>
          <table:table-cell office:value-type="string" office:string-value=" SEDE DELLA SOCIETÀ DEGLI OPERAI (VIA XX SETTEMBRE  - 1910), SECONDO PALAZZO VALDES (1926), PALAZZO DELLA CAMERA DI COMMERCIO (1923/1928). FRA LE OPERE ESEGUITE NELLA FRAZIONE DI PIRRI CITIAMO L'EDIFICIO DELLE SCUOLE ELEMENTARI DI VIA RIVA VILLASANTA (PROGETTATO NEL 1930 INSIEME AD ENRICO PISANO), LA CASA MUNICIPALE DI PIRRI(1912) E IL CIMITERO  (NATO A CAGLIARI)">
            <text:p> SEDE DELLA SOCIETÀ DEGLI OPERAI (VIA XX SETTEMBRE  - 1910), SECONDO PALAZZO VALDES (1926), PALAZZO DELLA CAMERA DI COMMERCIO (1923/1928). FRA LE OPERE ESEGUITE NELLA FRAZIONE DI PIRRI CITIAMO L'EDIFICIO DELLE SCUOLE ELEMENTARI DI VIA RIVA VILLASANTA (PROGETTATO NEL 1930 INSIEME AD ENRICO PISANO), LA CASA MUNICIPALE DI PIRRI(1912) E IL CIMITERO  (NATO A CAGLIARI)</text:p>
          </table:table-cell>
        </table:table-row>
        <table:table-row>
          <table:table-cell office:value-type="string" office:string-value="092009_001408">
            <text:p>092009_001408</text:p>
          </table:table-cell>
          <table:table-cell office:value-type="string" office:string-value="VIA FERRUCCIO BARRECA">
            <text:p>VIA FERRUCCIO BARRECA</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ISPETTORE PER LA SOPRINTENDENZA, POI DIRETTORE DEL MUSEO ARCHEOLOGICO NAZIONALE DI CAGLIARI E SOPRINTENDENTE, COME SUCCESSORE DI GENNARO PESCE. FORMATOSI ALL'UNIVERSITÀ DI ROMA ENTRÒ NELL'AMM. STATALE NEL '46 PRESTANDO SERVIZIO IN SICILIA, ABRUZZO E MARCHE. L'ESPERIENZA SICILIANA MATURÒ NELLA SUA FORMAZIONE L'INTERESSE PER LA CIVILTÀ FENICIO-PUNICA CHE APPROFONDÌ IN SARDEGNA. DAI PRIMI ANNI SESSANTA L'INTERESSE DEL PROF. SABATINO MOSCATI RIGUARDO LA CONOSCENZA DELLA CIVILTÀ FENICIA IN OCCIDENTE, SI REALIZZA FRA L'UNIVERSITÀ DI ROMA E LA SOPRINTENDENZA CAGLIARITANA. DA TALE COLLABORAZIONE SCATURIRANNO LE IMPORTANTI SCOPERTE DI MONTE SIRAI, ANTAS, LE ESPLORAZIONI DEL SULCIS-IGLESIENTE E DELLA COSTA ORIENTALE DELL'ISOLA.NUOVI SCAVI FURONO CONDOTTI A THARROS, S. ANTIOCO, MONTE SIRAI, BITHIA E CON LE UNIVERSITÀ DI ROMA, PISA, SOPRATTUTTO DOPO L'ISTITUZIONE, NEL 1966, DELL'INSEGNAMENTO DI ARCHEOLOGIA FENICIO-PUNICA, PRESSO LA FACOLTÀ DI LETTERE E FILOSOFIA DI CAGLIARI, TENUTO DAL B. FINO ALLA SUA SCOMPARSA.      (NATO A ROMA NEL 1923 - MORTO A CAGLIARI NEL 1986)">
            <text:p>ISPETTORE PER LA SOPRINTENDENZA, POI DIRETTORE DEL MUSEO ARCHEOLOGICO NAZIONALE DI CAGLIARI E SOPRINTENDENTE, COME SUCCESSORE DI GENNARO PESCE. FORMATOSI ALL'UNIVERSITÀ DI ROMA ENTRÒ NELL'AMM. STATALE NEL '46 PRESTANDO SERVIZIO IN SICILIA, ABRUZZO E MARCHE. L'ESPERIENZA SICILIANA MATURÒ NELLA SUA FORMAZIONE L'INTERESSE PER LA CIVILTÀ FENICIO-PUNICA CHE APPROFONDÌ IN SARDEGNA. DAI PRIMI ANNI SESSANTA L'INTERESSE DEL PROF. SABATINO MOSCATI RIGUARDO LA CONOSCENZA DELLA CIVILTÀ FENICIA IN OCCIDENTE, SI REALIZZA FRA L'UNIVERSITÀ DI ROMA E LA SOPRINTENDENZA CAGLIARITANA. DA TALE COLLABORAZIONE SCATURIRANNO LE IMPORTANTI SCOPERTE DI MONTE SIRAI, ANTAS, LE ESPLORAZIONI DEL SULCIS-IGLESIENTE E DELLA COSTA ORIENTALE DELL'ISOLA.NUOVI SCAVI FURONO CONDOTTI A THARROS, S. ANTIOCO, MONTE SIRAI, BITHIA E CON LE UNIVERSITÀ DI ROMA, PISA, SOPRATTUTTO DOPO L'ISTITUZIONE, NEL 1966, DELL'INSEGNAMENTO DI ARCHEOLOGIA FENICIO-PUNICA, PRESSO LA FACOLTÀ DI LETTERE E FILOSOFIA DI CAGLIARI, TENUTO DAL B. FINO ALLA SUA SCOMPARSA.      (NATO A ROMA NEL 1923 - MORTO A CAGLIARI NEL 1986)</text:p>
          </table:table-cell>
        </table:table-row>
        <table:table-row>
          <table:table-cell office:value-type="string" office:string-value="092009_001409">
            <text:p>092009_001409</text:p>
          </table:table-cell>
          <table:table-cell office:value-type="string" office:string-value="VIA FILIPPO NISSARDI">
            <text:p>VIA FILIPPO NISSARDI</text:p>
          </table:table-cell>
          <table:table-cell office:value-type="string" office:string-value="VIA SEGNI - VIA DEGLI ASTRI">
            <text:p>VIA SEGN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FIGURA CENTRALE PER LA STORIA DELLA RICERCA ARCHEOLOGICA IN SARDEGNA, FU APPREZZATO ANCHE DA MOMMSEN CHE LO PROPOSE PER LA NOMINA A SOCIO CORRISPONDENTE DELL'IMPERIALE ISTITUTO ARCHEOLOGICO GERMANICO. EBBE DIVERSI INCARICHI NELL'AMMINISTRAZIONE STATALE, CONDUSSE NUMEROSI SCAVI IN AMBITO PREISTORICO, PROTOSTORICO, FENICIO-PUNICO, ROMANO E MEDIOEVALE. RICORDIAMO LA SCOPERTA DELL'ISCRIZIONE DI ASTARTE ERICINA NEL CAPO S. ELIA E DEL BRONZO FIGURATO DEL NURAGHE FLUMENELOGU DI ALGHERO">
            <text:p>FIGURA CENTRALE PER LA STORIA DELLA RICERCA ARCHEOLOGICA IN SARDEGNA, FU APPREZZATO ANCHE DA MOMMSEN CHE LO PROPOSE PER LA NOMINA A SOCIO CORRISPONDENTE DELL'IMPERIALE ISTITUTO ARCHEOLOGICO GERMANICO. EBBE DIVERSI INCARICHI NELL'AMMINISTRAZIONE STATALE, CONDUSSE NUMEROSI SCAVI IN AMBITO PREISTORICO, PROTOSTORICO, FENICIO-PUNICO, ROMANO E MEDIOEVALE. RICORDIAMO LA SCOPERTA DELL'ISCRIZIONE DI ASTARTE ERICINA NEL CAPO S. ELIA E DEL BRONZO FIGURATO DEL NURAGHE FLUMENELOGU DI ALGHERO</text:p>
          </table:table-cell>
          <table:table-cell office:value-type="string" office:string-value=" GLI SCAVI NELLA NECROPOLI DI THARROS E QUELLI EFFETTUATI A NORA.COLLABORÒ CON ETTORE PAIS, REGGENTE DEL MUSEO DI SASSARI E DI QUELLO DI CAGLIARI, AL RIORDINO DELLE COLLEZIONI ED ALLA STESURA DEI REGISTRI D'INVENTARIO IN ENTRAMBI I MUSEI, LAVORO CHE N. PROSEGUÌ PER IL MUSEO DI CAGLIARI CON GIOVANNI PATRONI.    (NATO A CAGLIARI NEL 1852 - MORTO NEL 1922)">
            <text:p> GLI SCAVI NELLA NECROPOLI DI THARROS E QUELLI EFFETTUATI A NORA.COLLABORÒ CON ETTORE PAIS, REGGENTE DEL MUSEO DI SASSARI E DI QUELLO DI CAGLIARI, AL RIORDINO DELLE COLLEZIONI ED ALLA STESURA DEI REGISTRI D'INVENTARIO IN ENTRAMBI I MUSEI, LAVORO CHE N. PROSEGUÌ PER IL MUSEO DI CAGLIARI CON GIOVANNI PATRONI.    (NATO A CAGLIARI NEL 1852 - MORTO NEL 1922)</text:p>
          </table:table-cell>
        </table:table-row>
        <table:table-row>
          <table:table-cell office:value-type="string" office:string-value="092009_001410">
            <text:p>092009_001410</text:p>
          </table:table-cell>
          <table:table-cell office:value-type="string" office:string-value="VIA GENNARO PESCE">
            <text:p>VIA GENNARO PESCE</text:p>
          </table:table-cell>
          <table:table-cell office:value-type="string" office:string-value="VIA CALA REGINA - VIA DEGLI ASTRI">
            <text:p>VIA CALA REGINA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AL 1949 AL 1967 FU DIRETTORE DELLA SOPRINTENDENZA, IMPRIMENDO UN DECISIVO IMPULSO ALLE RICERCHE IN AMBITO FENICIO, PUNICO, ROMANO-REPUBBLICANO E IMPERIALE A NORA (1952), A THARROS (1956), A BITHIA (1955), A MONTE SIRAI (1963/64/66)E AD ANTAS (1967/68). RISALE AL '62 L'ACCORDO FRA LA SOPRINTENDENZA E L'ISTITUTO DI STUDI DEL VICINO ORIENTE DELL'UNIVERSITÀ DI ROMA A CUI POI SI AFFIANCÒ IL CONSIGLIO NAZIONALE DELLE RICERCHE. OLTRE ALL'IMPEGNO NEL SETTORE FENICIO E PUNICO-ROMANO, DI P. VANNO RICORDATI L'ATTIVAZIONE DELLO SCAVO DEL COMPLESSO NURAGICO DI BARUMINI (1951) CON LA DIREZIONE SCIENTIFICA DI GIOVANNI LILLIU E, INSIEME A QUEST'ULTIMO, L'ALLESTIMENTO DELLA MOSTRA SULLE SCULTURE DELLA SARDEGNA NURAGICA NEL 1949 IN DIVERSE CITTÀ ITALIANE ED EUROPEE. SONO INOLTRE DA RICORDARE, SU INCARICO DI P., LE RICERCHE IN AMBITO PREISTORICO CONDOTTE DA ENRICO ATZENI, NEI COMPLESSI FUNERARI PRENURAGICI DI SERRA IS ARAUS DI S. VERO MILIS E DI VIA BASILICATA A CAGLIARI. (NATO A NAPOLI NEL 1902 - MORTO A CAGLIARI NEL 1984)">
            <text:p>DAL 1949 AL 1967 FU DIRETTORE DELLA SOPRINTENDENZA, IMPRIMENDO UN DECISIVO IMPULSO ALLE RICERCHE IN AMBITO FENICIO, PUNICO, ROMANO-REPUBBLICANO E IMPERIALE A NORA (1952), A THARROS (1956), A BITHIA (1955), A MONTE SIRAI (1963/64/66)E AD ANTAS (1967/68). RISALE AL '62 L'ACCORDO FRA LA SOPRINTENDENZA E L'ISTITUTO DI STUDI DEL VICINO ORIENTE DELL'UNIVERSITÀ DI ROMA A CUI POI SI AFFIANCÒ IL CONSIGLIO NAZIONALE DELLE RICERCHE. OLTRE ALL'IMPEGNO NEL SETTORE FENICIO E PUNICO-ROMANO, DI P. VANNO RICORDATI L'ATTIVAZIONE DELLO SCAVO DEL COMPLESSO NURAGICO DI BARUMINI (1951) CON LA DIREZIONE SCIENTIFICA DI GIOVANNI LILLIU E, INSIEME A QUEST'ULTIMO, L'ALLESTIMENTO DELLA MOSTRA SULLE SCULTURE DELLA SARDEGNA NURAGICA NEL 1949 IN DIVERSE CITTÀ ITALIANE ED EUROPEE. SONO INOLTRE DA RICORDARE, SU INCARICO DI P., LE RICERCHE IN AMBITO PREISTORICO CONDOTTE DA ENRICO ATZENI, NEI COMPLESSI FUNERARI PRENURAGICI DI SERRA IS ARAUS DI S. VERO MILIS E DI VIA BASILICATA A CAGLIARI. (NATO A NAPOLI NEL 1902 - MORTO A CAGLIARI NEL 1984)</text:p>
          </table:table-cell>
        </table:table-row>
        <table:table-row>
          <table:table-cell office:value-type="string" office:string-value="092009_001411">
            <text:p>092009_001411</text:p>
          </table:table-cell>
          <table:table-cell office:value-type="string" office:string-value="VIA ALBERTO BOSCOLO">
            <text:p>VIA ALBERTO BOSCOLO</text:p>
          </table:table-cell>
          <table:table-cell office:value-type="string" office:string-value="VIA SEGNI - VIA CALA REGINA">
            <text:p>VIA SEGNI - VIA CALA REGI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OPO LA LAUREA SI SPECIALIZZA IN STORIA MEDIOEVALE. NEL 1959 OTTIENE LA CATTEDRA PER LA STESSA DISCIPLINA PRESSO L'UNIVERSITÀ DEGLI STUDI DI CAGLIARI. LA SUA INTENSA ATTIVITÀ DI RICERCATORE SI CONCENTRA, CON IMPEGNO E SUCCESSO, IN STUDI APPROFONDITI DEL PERIODO CATALANO-ARAGONESE PER IL QUALE EGLI RIPERCORRE I LEGAMI DELLA SARDEGNA CON LA CATALOGNA. NEL 1970 È ELETTO RETTORE DELL'UNIVERSITÀ DI CAGLIARI RICOPRENDO L'INCARICO SINO AL 1974, ANNO IN CUI SI TRASFERISCE A MILANO E POI ALL'UNIVERSITÀ DI ROMA. NEL 1981 È NOMINATO VICEPRESIDENTE DEL COMITATO PER LE RICERCHE STORICHE PRESSO IL CNR. NEL 1982 È ELETTO NELLA COMMISSIONE ITALIANA PRESSO L'UNESCO. NUMEROSI I RICONOSCIMENTI ATTRIBUITIGLI PER I SUOI STUDI SIA IN AMBITO NAZIONALE CHE INTERNAZIONALE. (NATO A CAGLIARI NEL 1920 - MORTO A ROMA NEL 1987)">
            <text:p>DOPO LA LAUREA SI SPECIALIZZA IN STORIA MEDIOEVALE. NEL 1959 OTTIENE LA CATTEDRA PER LA STESSA DISCIPLINA PRESSO L'UNIVERSITÀ DEGLI STUDI DI CAGLIARI. LA SUA INTENSA ATTIVITÀ DI RICERCATORE SI CONCENTRA, CON IMPEGNO E SUCCESSO, IN STUDI APPROFONDITI DEL PERIODO CATALANO-ARAGONESE PER IL QUALE EGLI RIPERCORRE I LEGAMI DELLA SARDEGNA CON LA CATALOGNA. NEL 1970 È ELETTO RETTORE DELL'UNIVERSITÀ DI CAGLIARI RICOPRENDO L'INCARICO SINO AL 1974, ANNO IN CUI SI TRASFERISCE A MILANO E POI ALL'UNIVERSITÀ DI ROMA. NEL 1981 È NOMINATO VICEPRESIDENTE DEL COMITATO PER LE RICERCHE STORICHE PRESSO IL CNR. NEL 1982 È ELETTO NELLA COMMISSIONE ITALIANA PRESSO L'UNESCO. NUMEROSI I RICONOSCIMENTI ATTRIBUITIGLI PER I SUOI STUDI SIA IN AMBITO NAZIONALE CHE INTERNAZIONALE. (NATO A CAGLIARI NEL 1920 - MORTO A ROMA NEL 1987)</text:p>
          </table:table-cell>
        </table:table-row>
        <table:table-row>
          <table:table-cell office:value-type="string" office:string-value="092009_001412">
            <text:p>092009_001412</text:p>
          </table:table-cell>
          <table:table-cell office:value-type="string" office:string-value="VIA SERAFINO ESQUIRRO">
            <text:p>VIA SERAFINO ESQUIRRO</text:p>
          </table:table-cell>
          <table:table-cell office:value-type="string" office:string-value="VIA CALA DI VOLPE">
            <text:p>VIA CALA DI VOLP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EOLOGO E PREDICATORE DELL'ORDINE DEI PADRI CAPPUCCINI DI S. FRANCESCO, È CONOSCIUTO PER AVER PUBBLICATO, COME DIRETTO COLLABORATORE DELL'ARCIVESCOVO FRANCESCO DESQUIVEL, NEL 1624, IL TESTO DELL'EPIGRAFE MARMOREA, CONTENENTE IL NOME DI GRECA, PROVENIENTE DALLA CHIESA DEL MONASTERO DI S. GRECA DI DECIMOMANNU. IN TALE TESTO IL CAPPUCCINO ANNUNCIÒ CHE PRESTO SAREBBERO STATI EFFETTUATI GLI SCAVI ALLA RICERCA DELLE RELATIVE RELIQUIE, I LAVORI INVECE INIZIARONO SOLO NEL 1633.   (NATO A CAGLIARI NEL 1619 - MORTO NEL 1681)">
            <text:p>TEOLOGO E PREDICATORE DELL'ORDINE DEI PADRI CAPPUCCINI DI S. FRANCESCO, È CONOSCIUTO PER AVER PUBBLICATO, COME DIRETTO COLLABORATORE DELL'ARCIVESCOVO FRANCESCO DESQUIVEL, NEL 1624, IL TESTO DELL'EPIGRAFE MARMOREA, CONTENENTE IL NOME DI GRECA, PROVENIENTE DALLA CHIESA DEL MONASTERO DI S. GRECA DI DECIMOMANNU. IN TALE TESTO IL CAPPUCCINO ANNUNCIÒ CHE PRESTO SAREBBERO STATI EFFETTUATI GLI SCAVI ALLA RICERCA DELLE RELATIVE RELIQUIE, I LAVORI INVECE INIZIARONO SOLO NEL 1633.   (NATO A CAGLIARI NEL 1619 - MORTO NEL 1681)</text:p>
          </table:table-cell>
        </table:table-row>
        <table:table-row>
          <table:table-cell office:value-type="string" office:string-value="092009_001413">
            <text:p>092009_001413</text:p>
          </table:table-cell>
          <table:table-cell office:value-type="string" office:string-value="VIA LUIGI PILONI">
            <text:p>VIA LUIGI PILONI</text:p>
          </table:table-cell>
          <table:table-cell office:value-type="string" office:string-value="VIA DEGLI ASTRI - VIA SPRIANO">
            <text:p>VIA DEGLI ASTRI - VIA SPRIAN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DISCENDENTE DA NOBILE FAMIGLIA VENETA TRASFERITASI NELL'ISOLA, IL CONTE P. SI LAUREA A CAGLIARI IN GIURISPRUDENZA E FILOSOFIA. LA SUA SQUISITA SENSIBILITÀ PER IL BELLO, E IL SUO INTERESSE PER L'ARTE LO AVVICINANO A COLLEZIONARE UN NUMERO ELEVATO DI PRODOTTI GRAFICI E DELL'ARTIGIANATO POPOLARE CON PARTICOLARE RIGUARDO PER LE PREZIOSE MANUFATTURE SARDE. LA RICCA COLLEZIONE,  RACCOLTA E CUSTODITA PER LUNGO TEMPO IN UNA CASA DI TIPO CAMPIDANESE A SERDIANA, RAPPRESENTA UNA FELICE COMBINAZIONE FRA LA FINEZZA DELL'INTENDITORE E LA PASSIONE DELLO STUDIOSO. LA COLLEZIONE, DONATA ALL'UNIVERSITÀ DI CAGLIARI, CON ESPOSIZIONE NEL SETTECENTESCO PALAZZO BELGRANO, AVVENUTA NEL 1984 IN UNA SOLENNE CERIMONIA,È PRESENTATA COME COLLEZIONE SARDA LUIGI PILONI.LA RACCOLTA, DI  OLTRE 550 PEZZI, COMPRENDE CARTE GEOGRAFICHE E PIANTE, DIPINTI, TEMPERE, STAMPE DI PERSONAGGI STORICI, DI COSTUMI SARDI, ICONOGRAFIE RELIGIOSE, VEDUTE, TAPPETI E ARGENTERIE DI ABBIGLIAMENTO DI BOTTEGHE LOCALI.  (NATO A CAGLIARI NEL 1907 - MORTO A ROMA NEL 1991)">
            <text:p>DISCENDENTE DA NOBILE FAMIGLIA VENETA TRASFERITASI NELL'ISOLA, IL CONTE P. SI LAUREA A CAGLIARI IN GIURISPRUDENZA E FILOSOFIA. LA SUA SQUISITA SENSIBILITÀ PER IL BELLO, E IL SUO INTERESSE PER L'ARTE LO AVVICINANO A COLLEZIONARE UN NUMERO ELEVATO DI PRODOTTI GRAFICI E DELL'ARTIGIANATO POPOLARE CON PARTICOLARE RIGUARDO PER LE PREZIOSE MANUFATTURE SARDE. LA RICCA COLLEZIONE,  RACCOLTA E CUSTODITA PER LUNGO TEMPO IN UNA CASA DI TIPO CAMPIDANESE A SERDIANA, RAPPRESENTA UNA FELICE COMBINAZIONE FRA LA FINEZZA DELL'INTENDITORE E LA PASSIONE DELLO STUDIOSO. LA COLLEZIONE, DONATA ALL'UNIVERSITÀ DI CAGLIARI, CON ESPOSIZIONE NEL SETTECENTESCO PALAZZO BELGRANO, AVVENUTA NEL 1984 IN UNA SOLENNE CERIMONIA,È PRESENTATA COME COLLEZIONE SARDA LUIGI PILONI.LA RACCOLTA, DI  OLTRE 550 PEZZI, COMPRENDE CARTE GEOGRAFICHE E PIANTE, DIPINTI, TEMPERE, STAMPE DI PERSONAGGI STORICI, DI COSTUMI SARDI, ICONOGRAFIE RELIGIOSE, VEDUTE, TAPPETI E ARGENTERIE DI ABBIGLIAMENTO DI BOTTEGHE LOCALI.  (NATO A CAGLIARI NEL 1907 - MORTO A ROMA NEL 1991)</text:p>
          </table:table-cell>
        </table:table-row>
        <table:table-row>
          <table:table-cell office:value-type="string" office:string-value="092009_001414">
            <text:p>092009_001414</text:p>
          </table:table-cell>
          <table:table-cell office:value-type="string" office:string-value="VIA EVANDRO PUTZULU">
            <text:p>VIA EVANDRO PUTZULU</text:p>
          </table:table-cell>
          <table:table-cell office:value-type="string" office:string-value="VIA SEGNI - VIA CALA REGINA">
            <text:p>VIA SEGNI - VIA CALA REGI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LAUREATO IN GIURISPRUDENZA, DI IDEE LIBERALI E CONSERVATRICI, OPERA IN AMBITO CULTURALE LOCALE ED INTERNAZIONALE.NEL '46 È DIRETTORE DELL'ARCHIVIO STORICO COMUNALE ABBINATO ALLA BIBLIOTECA DI STUDI SARDI E AI MUSEI CIVICI, RICOPRENDO TALE CARICA SINO AL 1975. LODEVOLE IL LAVORO DI RECUPERO E DI RIORDINO DEL MATERIALE ARCHIVISTICO  DANNEGGIATO DALLE BOMBE AEREE DELLA II GUERRA MONDIALE NEL '43, E DELLA SUA RISISTEMAZIONE NELLA PALAZZINA BOYL, AI GIARDINI PUBBLICI. PRODUCE DIVERSI STRUMENTI DI CONSULTAZIONE ARCHIVISTICA: INDICI, UN INVENTARIO DELLE SEZIONI MODERNE E UNA SERIE DI REGESTI COME LA PREZIOSA RACCOLTA DI CARTE REALI ARAGONESI E SPAGNOLE, TUTTI ANCORA IMPRESCINDIBILI STRUMENTI D'ACCESSO AI DOCUMENTI DELL'ARCHIVIO STORICO COMUNALE. E' AUTORE DI PIRATI E CORSARI NEI MARI DI SARDEGNA, DE LO STATUTO CONCESSO ALLA VILLA DI BONARIA">
            <text:p>LAUREATO IN GIURISPRUDENZA, DI IDEE LIBERALI E CONSERVATRICI, OPERA IN AMBITO CULTURALE LOCALE ED INTERNAZIONALE.NEL '46 È DIRETTORE DELL'ARCHIVIO STORICO COMUNALE ABBINATO ALLA BIBLIOTECA DI STUDI SARDI E AI MUSEI CIVICI, RICOPRENDO TALE CARICA SINO AL 1975. LODEVOLE IL LAVORO DI RECUPERO E DI RIORDINO DEL MATERIALE ARCHIVISTICO  DANNEGGIATO DALLE BOMBE AEREE DELLA II GUERRA MONDIALE NEL '43, E DELLA SUA RISISTEMAZIONE NELLA PALAZZINA BOYL, AI GIARDINI PUBBLICI. PRODUCE DIVERSI STRUMENTI DI CONSULTAZIONE ARCHIVISTICA: INDICI, UN INVENTARIO DELLE SEZIONI MODERNE E UNA SERIE DI REGESTI COME LA PREZIOSA RACCOLTA DI CARTE REALI ARAGONESI E SPAGNOLE, TUTTI ANCORA IMPRESCINDIBILI STRUMENTI D'ACCESSO AI DOCUMENTI DELL'ARCHIVIO STORICO COMUNALE. E' AUTORE DI PIRATI E CORSARI NEI MARI DI SARDEGNA, DE LO STATUTO CONCESSO ALLA VILLA DI BONARIA</text:p>
          </table:table-cell>
          <table:table-cell office:value-type="string" office:string-value=" DELLA STORIA DELLA SARDEGNA, NONCHÉ DI SAGGI E CONTRIBUTI ALLA STORIA ISTITUZIONALE E POLITICA DELL'ISOLA. SI RICORDA, INFINE, IL SUO STUDIO SUL COSTUME TRADIZIONALE SARDO BASATO SU FONTI DOCUMENTARIE ED ICONOGRAFICHE INEDITE.  (NATO A SINDIA NEL 1911 - MORTO A CAGLIARI NEL 1992)">
            <text:p> DELLA STORIA DELLA SARDEGNA, NONCHÉ DI SAGGI E CONTRIBUTI ALLA STORIA ISTITUZIONALE E POLITICA DELL'ISOLA. SI RICORDA, INFINE, IL SUO STUDIO SUL COSTUME TRADIZIONALE SARDO BASATO SU FONTI DOCUMENTARIE ED ICONOGRAFICHE INEDITE.  (NATO A SINDIA NEL 1911 - MORTO A CAGLIARI NEL 1992)</text:p>
          </table:table-cell>
        </table:table-row>
        <table:table-row>
          <table:table-cell office:value-type="string" office:string-value="092009_001415">
            <text:p>092009_001415</text:p>
          </table:table-cell>
          <table:table-cell office:value-type="string" office:string-value="VIA GIANCARLO SORGIA">
            <text:p>VIA GIANCARLO SORGIA</text:p>
          </table:table-cell>
          <table:table-cell office:value-type="string" office:string-value="VIA TORRE DELLE STELLE">
            <text:p>VIA TORRE DELLE STELL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ALLIEVO DI BOSCOLO, CONDUCE NUMEROSE MISSIONI DI STUDIO E RICERCHE IN MOLTI ARCHIVI ITALIANI E STRANIERI, SPECIE PRESSO L'ARCHIVIO DELLA CORONA D'ARAGONA DI BARCELLONA, CHE GLI PERMETTONO DI DIVENTARE PRIMA ORDINARIO DI STORIA DELLA SARDEGNA E, POI, DI STORIA MODERNA ALL'UNIVERSITÀ DI CAGLIARI. FRA LE SUE MAGGIORI OPERE SEGNALIAMO: STUDI SULL'INQUISIZIONE IN SARDEGNA">
            <text:p>ALLIEVO DI BOSCOLO, CONDUCE NUMEROSE MISSIONI DI STUDIO E RICERCHE IN MOLTI ARCHIVI ITALIANI E STRANIERI, SPECIE PRESSO L'ARCHIVIO DELLA CORONA D'ARAGONA DI BARCELLONA, CHE GLI PERMETTONO DI DIVENTARE PRIMA ORDINARIO DI STORIA DELLA SARDEGNA E, POI, DI STORIA MODERNA ALL'UNIVERSITÀ DI CAGLIARI. FRA LE SUE MAGGIORI OPERE SEGNALIAMO: STUDI SULL'INQUISIZIONE IN SARDEGNA</text:p>
          </table:table-cell>
          <table:table-cell office:value-type="string" office:string-value=" (1961), LA POLITICA NORD-AFRICANA DI CARLO V (1963), IL PARLAMENTO DEL VICERÉ FERNANDEZ DE HEREDIA (1963), SPAGNA E PROBLEMI MEDITERRANEI NELL'ETÀ MODERNA (1973), LA SARDEGNA SPAGNOLA (1982). (NATO A CAGLIARI NEL 1925 - MORTO NEL 1994)">
            <text:p> (1961), LA POLITICA NORD-AFRICANA DI CARLO V (1963), IL PARLAMENTO DEL VICERÉ FERNANDEZ DE HEREDIA (1963), SPAGNA E PROBLEMI MEDITERRANEI NELL'ETÀ MODERNA (1973), LA SARDEGNA SPAGNOLA (1982). (NATO A CAGLIARI NEL 1925 - MORTO NEL 1994)</text:p>
          </table:table-cell>
        </table:table-row>
        <table:table-row>
          <table:table-cell office:value-type="string" office:string-value="092009_001416">
            <text:p>092009_001416</text:p>
          </table:table-cell>
          <table:table-cell office:value-type="string" office:string-value="VIA PAOLO SPRIANO">
            <text:p>VIA PAOLO SPRIANO</text:p>
          </table:table-cell>
          <table:table-cell office:value-type="string" office:string-value="VIA SEGNI - VIA DEGLI ASTRI">
            <text:p>VIA SEGN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E' STATO UN GIOVANISSIMO COMANDANTE PARTIGIANO, STORICO, DOCENTE UNIVERSITARIO. SONO CONSIDERATE FONDAMENTALI LE SUE RICERCHE SU GOBETTI, GRAMSCI E LA STORIA DEL PARTITO COMUNISTA ITALIANO.FRA LE SUE OPERE RICORDIAMO:STORIA DI TORINO OPERAIA E SOCIALISTA, L'OCCUPAZIONE DELLE FABRICHE, L'ORDINE NUOVO E I CONSIGLI DI FABBRICA, GRAMSCI E GOBETTI, STORIA DEL PARTITO COMUNISTA ITALIANO. S. HA INOLTRE CURATO L'EDIZIONE DELLE OPERE DI GOBETTI E HA DATO ALLE STAMPE UNA RACCOLTA DI SCRITTI POLITICI GRAMSCIANI. (NATO A TORINO NEL 1925 - MORTO A ROMA NEL 1988)">
            <text:p>E' STATO UN GIOVANISSIMO COMANDANTE PARTIGIANO, STORICO, DOCENTE UNIVERSITARIO. SONO CONSIDERATE FONDAMENTALI LE SUE RICERCHE SU GOBETTI, GRAMSCI E LA STORIA DEL PARTITO COMUNISTA ITALIANO.FRA LE SUE OPERE RICORDIAMO:STORIA DI TORINO OPERAIA E SOCIALISTA, L'OCCUPAZIONE DELLE FABRICHE, L'ORDINE NUOVO E I CONSIGLI DI FABBRICA, GRAMSCI E GOBETTI, STORIA DEL PARTITO COMUNISTA ITALIANO. S. HA INOLTRE CURATO L'EDIZIONE DELLE OPERE DI GOBETTI E HA DATO ALLE STAMPE UNA RACCOLTA DI SCRITTI POLITICI GRAMSCIANI. (NATO A TORINO NEL 1925 - MORTO A ROMA NEL 1988)</text:p>
          </table:table-cell>
        </table:table-row>
        <table:table-row>
          <table:table-cell office:value-type="string" office:string-value="092009_001417">
            <text:p>092009_001417</text:p>
          </table:table-cell>
          <table:table-cell office:value-type="string" office:string-value="VIA DELLE AGAVI">
            <text:p>VIA DELLE AGAVI</text:p>
          </table:table-cell>
          <table:table-cell office:value-type="string" office:string-value="VIA BERLINGUER">
            <text:p>VIA BERLINGUER</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AGAVACEAE.">
            <text:p>TOPONIMO SPONTANEO. PIANTA DELLA FAMIGLIA DELLE AGAVACEAE.</text:p>
          </table:table-cell>
        </table:table-row>
        <table:table-row>
          <table:table-cell office:value-type="string" office:string-value="092009_001418">
            <text:p>092009_001418</text:p>
          </table:table-cell>
          <table:table-cell office:value-type="string" office:string-value="VIA DEI CASTAGNI">
            <text:p>VIA DEI CASTAGNI</text:p>
          </table:table-cell>
          <table:table-cell office:value-type="string" office:string-value="VIA DELLE AGAVI - VIA BARRACCA MANNA">
            <text:p>VIA DELLE AGAVI - VIA BARRACCA MAN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FAGACEAE.">
            <text:p>TOPONIMO SPONTANEO. PIANTA DELLA FAMIGLIA DELLE FAGACEAE.</text:p>
          </table:table-cell>
        </table:table-row>
        <table:table-row>
          <table:table-cell office:value-type="string" office:string-value="092009_001419">
            <text:p>092009_001419</text:p>
          </table:table-cell>
          <table:table-cell office:value-type="string" office:string-value="VIA DEI CICLAMINI">
            <text:p>VIA DEI CICLAMINI</text:p>
          </table:table-cell>
          <table:table-cell office:value-type="string" office:string-value="VIA SEGNI - VIA DEI FIORI">
            <text:p>VIA SEGNI - VIA DEI FIO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PRIMULACEAE.">
            <text:p>TOPONIMO SPONTANEO. PIANTA DELLA FAMIGLIA DELLE PRIMULACEAE.</text:p>
          </table:table-cell>
        </table:table-row>
        <table:table-row>
          <table:table-cell office:value-type="string" office:string-value="092009_001420">
            <text:p>092009_001420</text:p>
          </table:table-cell>
          <table:table-cell office:value-type="string" office:string-value="VIA DELLE FELCI">
            <text:p>VIA DELLE FELCI</text:p>
          </table:table-cell>
          <table:table-cell office:value-type="string" office:string-value="VIA DELLE AGAVI - VIA DEGLI ASTRI">
            <text:p>VIA DELLE AGAVI - VIA DEGLI AST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PTERIDOPHYTAE.">
            <text:p>TOPONIMO SPONTANEO. PIANTA DELLA FAMIGLIA DELLE PTERIDOPHYTAE.</text:p>
          </table:table-cell>
        </table:table-row>
        <table:table-row>
          <table:table-cell office:value-type="string" office:string-value="092009_001421">
            <text:p>092009_001421</text:p>
          </table:table-cell>
          <table:table-cell office:value-type="string" office:string-value="VIA DEI FIORI">
            <text:p>VIA DEI FIORI</text:p>
          </table:table-cell>
          <table:table-cell office:value-type="string" office:string-value="VIA SEGNI - VIA DELLE AGAVI">
            <text:p>VIA SEGNI - VIA DELLE AGA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22">
            <text:p>092009_001422</text:p>
          </table:table-cell>
          <table:table-cell office:value-type="string" office:string-value="VIA DELLE MAGNOLIE">
            <text:p>VIA DELLE MAGNOLIE</text:p>
          </table:table-cell>
          <table:table-cell office:value-type="string" office:string-value="VIA DE FILIPPO - VIA DELLE ROSE">
            <text:p>VIA DE FILIPPO - VIA DELLE ROS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MAGNOLIACEAE.">
            <text:p>TOPONIMO SPONTANEO. PIANTA DELLA FAMIGLIA DELLE MAGNOLIACEAE.</text:p>
          </table:table-cell>
        </table:table-row>
        <table:table-row>
          <table:table-cell office:value-type="string" office:string-value="092009_001423">
            <text:p>092009_001423</text:p>
          </table:table-cell>
          <table:table-cell office:value-type="string" office:string-value="VIA DEI MANDORLI">
            <text:p>VIA DEI MANDORLI</text:p>
          </table:table-cell>
          <table:table-cell office:value-type="string" office:string-value="VIA DELLE AGAVI - VIA IS SEDDAS">
            <text:p>VIA DELLE AGAVI - VIA IS SEDDAS</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ROSACEAE.">
            <text:p>TOPONIMO SPONTANEO. PIANTA DELLA FAMIGLIA DELLE ROSACEAE.</text:p>
          </table:table-cell>
        </table:table-row>
        <table:table-row>
          <table:table-cell office:value-type="string" office:string-value="092009_001424">
            <text:p>092009_001424</text:p>
          </table:table-cell>
          <table:table-cell office:value-type="string" office:string-value="VIA DELLE MORE">
            <text:p>VIA DELLE MORE</text:p>
          </table:table-cell>
          <table:table-cell office:value-type="string" office:string-value="VIA DELLE AGAVI - VIA VILLA">
            <text:p>VIA DELLE AGAVI - VIA VILL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ROSACEAE.">
            <text:p>TOPONIMO SPONTANEO. PIANTA DELLA FAMIGLIA DELLE ROSACEAE.</text:p>
          </table:table-cell>
        </table:table-row>
        <table:table-row>
          <table:table-cell office:value-type="string" office:string-value="092009_001425">
            <text:p>092009_001425</text:p>
          </table:table-cell>
          <table:table-cell office:value-type="string" office:string-value="VIA DEGLI OLMI">
            <text:p>VIA DEGLI OLMI</text:p>
          </table:table-cell>
          <table:table-cell office:value-type="string" office:string-value="VIA BARRACCA MANNA - VIA DELLE ORTENSIE">
            <text:p>VIA BARRACCA MANNA - VIA DELLE ORTENSI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TRICHOLOMATACEAE.">
            <text:p>TOPONIMO SPONTANEO. PIANTA DELLA FAMIGLIA DELLE TRICHOLOMATACEAE.</text:p>
          </table:table-cell>
        </table:table-row>
        <table:table-row>
          <table:table-cell office:value-type="string" office:string-value="092009_001426">
            <text:p>092009_001426</text:p>
          </table:table-cell>
          <table:table-cell office:value-type="string" office:string-value="VIA DELLE ORCHIDEE">
            <text:p>VIA DELLE ORCHIDEE</text:p>
          </table:table-cell>
          <table:table-cell office:value-type="string" office:string-value="VIA DEI CICLAMINI - VIA DEI FIORI">
            <text:p>VIA DEI CICLAMINI - VIA DEI FIO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ORCHIDACEAE.">
            <text:p>TOPONIMO SPONTANEO. PIANTA DELLA FAMIGLIA DELLE ORCHIDACEAE.</text:p>
          </table:table-cell>
        </table:table-row>
        <table:table-row>
          <table:table-cell office:value-type="string" office:string-value="092009_001427">
            <text:p>092009_001427</text:p>
          </table:table-cell>
          <table:table-cell office:value-type="string" office:string-value="VIA DELLE ORTENSIE">
            <text:p>VIA DELLE ORTENSIE</text:p>
          </table:table-cell>
          <table:table-cell office:value-type="string" office:string-value="VIA DELLE AGAVI - VIA DEI PINI">
            <text:p>VIA DELLE AGAVI - VIA DEI PI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HYDRANGEAE.">
            <text:p>TOPONIMO SPONTANEO. PIANTA DELLA FAMIGLIA DELLE HYDRANGEAE.</text:p>
          </table:table-cell>
        </table:table-row>
        <table:table-row>
          <table:table-cell office:value-type="string" office:string-value="092009_001428">
            <text:p>092009_001428</text:p>
          </table:table-cell>
          <table:table-cell office:value-type="string" office:string-value="VIA DEI PETALI">
            <text:p>VIA DEI PETALI</text:p>
          </table:table-cell>
          <table:table-cell office:value-type="string" office:string-value="VIA DE FILIPPO - VIA DELLE ROSE">
            <text:p>VIA DE FILIPPO - VIA DELLE ROSE</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29">
            <text:p>092009_001429</text:p>
          </table:table-cell>
          <table:table-cell office:value-type="string" office:string-value="VIA DEI PINI">
            <text:p>VIA DEI PINI</text:p>
          </table:table-cell>
          <table:table-cell office:value-type="string" office:string-value="VIA BARRACCA MANNA - VIA DEGLI OLMI">
            <text:p>VIA BARRACCA MANNA - VIA DEGLI OLM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PINACEAE.">
            <text:p>TOPONIMO SPONTANEO. PIANTA DELLA FAMIGLIA DELLE PINACEAE.</text:p>
          </table:table-cell>
        </table:table-row>
        <table:table-row>
          <table:table-cell office:value-type="string" office:string-value="092009_001430">
            <text:p>092009_001430</text:p>
          </table:table-cell>
          <table:table-cell office:value-type="string" office:string-value="VIA DEI PIOPPI">
            <text:p>VIA DEI PIOPPI</text:p>
          </table:table-cell>
          <table:table-cell office:value-type="string" office:string-value="VIA DELLE AGAVI - VIA BARRACCA MANNA">
            <text:p>VIA DELLE AGAVI - VIA BARRACCA MAN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SALICACEAE.">
            <text:p>TOPONIMO SPONTANEO. PIANTA DELLA FAMIGLIA DELLE SALICACEAE.</text:p>
          </table:table-cell>
        </table:table-row>
        <table:table-row>
          <table:table-cell office:value-type="string" office:string-value="092009_001431">
            <text:p>092009_001431</text:p>
          </table:table-cell>
          <table:table-cell office:value-type="string" office:string-value="VIA DEL PRATO">
            <text:p>VIA DEL PRATO</text:p>
          </table:table-cell>
          <table:table-cell office:value-type="string" office:string-value="VIA DELLE ROSE - VIA DEI FIORI">
            <text:p>VIA DELLE ROSE - VIA DEI FIOR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32">
            <text:p>092009_001432</text:p>
          </table:table-cell>
          <table:table-cell office:value-type="string" office:string-value="VIA DELLE ROSE">
            <text:p>VIA DELLE ROSE</text:p>
          </table:table-cell>
          <table:table-cell office:value-type="string" office:string-value="VIA SEGNI - VIA DELLE AGAVI">
            <text:p>VIA SEGNI - VIA DELLE AGA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ROSACEAE.">
            <text:p>TOPONIMO SPONTANEO. PIANTA DELLA FAMIGLIA DELLE ROSACEAE.</text:p>
          </table:table-cell>
        </table:table-row>
        <table:table-row>
          <table:table-cell office:value-type="string" office:string-value="092009_001433">
            <text:p>092009_001433</text:p>
          </table:table-cell>
          <table:table-cell office:value-type="string" office:string-value="VIA DEGLI ULIVI">
            <text:p>VIA DEGLI ULIVI</text:p>
          </table:table-cell>
          <table:table-cell office:value-type="string" office:string-value="VIA DELLE AGAVI - VIA SEGNI">
            <text:p>VIA DELLE AGAVI - 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PIANTA DELLA FAMIGLIA DELLE OLEACEAE.">
            <text:p>TOPONIMO SPONTANEO. PIANTA DELLA FAMIGLIA DELLE OLEACEAE.</text:p>
          </table:table-cell>
        </table:table-row>
        <table:table-row>
          <table:table-cell office:value-type="string" office:string-value="092009_001434">
            <text:p>092009_001434</text:p>
          </table:table-cell>
          <table:table-cell office:value-type="string" office:string-value="VIA CALA LUNA">
            <text:p>VIA CALA LUNA</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LOCALITÀ TURISTICA DELLA SARDEGNA.">
            <text:p>TOPONIMO SPONTANEO. LOCALITÀ TURISTICA DELLA SARDEGNA.</text:p>
          </table:table-cell>
        </table:table-row>
        <table:table-row>
          <table:table-cell office:value-type="string" office:string-value="092009_001435">
            <text:p>092009_001435</text:p>
          </table:table-cell>
          <table:table-cell office:value-type="string" office:string-value="VIA CALAGONONE">
            <text:p>VIA CALAGONONE</text:p>
          </table:table-cell>
          <table:table-cell office:value-type="string" office:string-value="VIA SEGNI - VIA SPRIANO">
            <text:p>VIA SEGNI - VIA SPRIAN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LOCALITÀ TURISTICA DELLA SARDEGNA.">
            <text:p>TOPONIMO SPONTANEO. LOCALITÀ TURISTICA DELLA SARDEGNA.</text:p>
          </table:table-cell>
        </table:table-row>
        <table:table-row>
          <table:table-cell office:value-type="string" office:string-value="092009_001436">
            <text:p>092009_001436</text:p>
          </table:table-cell>
          <table:table-cell office:value-type="string" office:string-value="VIA CALA DI VOLPE">
            <text:p>VIA CALA DI VOLPE</text:p>
          </table:table-cell>
          <table:table-cell office:value-type="string" office:string-value="VIA SORGIA - VIA SEGNI">
            <text:p>VIA SORGIA - 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LOCALITÀ TURISTICA DELLA SARDEGNA.">
            <text:p>TOPONIMO SPONTANEO. LOCALITÀ TURISTICA DELLA SARDEGNA.</text:p>
          </table:table-cell>
        </table:table-row>
        <table:table-row>
          <table:table-cell office:value-type="string" office:string-value="092009_001437">
            <text:p>092009_001437</text:p>
          </table:table-cell>
          <table:table-cell office:value-type="string" office:string-value="VIA CALA REGINA">
            <text:p>VIA CALA REGINA</text:p>
          </table:table-cell>
          <table:table-cell office:value-type="string" office:string-value="VIA NISSARDI - VIA CALA LUNA">
            <text:p>VIA NISSARDI - VIA CALA LUN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LOCALITÀ TURISTICA DELLA SARDEGNA.">
            <text:p>TOPONIMO SPONTANEO. LOCALITÀ TURISTICA DELLA SARDEGNA.</text:p>
          </table:table-cell>
        </table:table-row>
        <table:table-row>
          <table:table-cell office:value-type="string" office:string-value="092009_001438">
            <text:p>092009_001438</text:p>
          </table:table-cell>
          <table:table-cell office:value-type="string" office:string-value="VIA SANTA TERESA DI GALLURA">
            <text:p>VIA SANTA TERESA DI GALLURA</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LOCALITÀ TURISTICA DELLA SARDEGNA.">
            <text:p>TOPONIMO SPONTANEO. LOCALITÀ TURISTICA DELLA SARDEGNA.</text:p>
          </table:table-cell>
        </table:table-row>
        <table:table-row>
          <table:table-cell office:value-type="string" office:string-value="092009_001439">
            <text:p>092009_001439</text:p>
          </table:table-cell>
          <table:table-cell office:value-type="string" office:string-value="VIA TORRE DELLE STELLE">
            <text:p>VIA TORRE DELLE STELLE</text:p>
          </table:table-cell>
          <table:table-cell office:value-type="string" office:string-value="VIA SEGNI - VIA SPRIANO">
            <text:p>VIA SEGNI - VIA SPRIAN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LOCALITÀ TURISTICA DELLA SARDEGNA.">
            <text:p>TOPONIMO SPONTANEO. LOCALITÀ TURISTICA DELLA SARDEGNA.</text:p>
          </table:table-cell>
        </table:table-row>
        <table:table-row>
          <table:table-cell office:value-type="string" office:string-value="092009_001440">
            <text:p>092009_001440</text:p>
          </table:table-cell>
          <table:table-cell office:value-type="string" office:string-value="VIA DELLE API">
            <text:p>VIA DELLE API</text:p>
          </table:table-cell>
          <table:table-cell office:value-type="string" office:string-value="VIA DELLE AGAVI">
            <text:p>VIA DELLE AGAV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INSETTI DELL'ORDINE DEGLI IMENOTTERI.">
            <text:p>TOPONIMO SPONTANEO. INSETTI DELL'ORDINE DEGLI IMENOTTERI.</text:p>
          </table:table-cell>
        </table:table-row>
        <table:table-row>
          <table:table-cell office:value-type="string" office:string-value="092009_001441">
            <text:p>092009_001441</text:p>
          </table:table-cell>
          <table:table-cell office:value-type="string" office:string-value="VIA DEGLI ASTRI">
            <text:p>VIA DEGLI ASTRI</text:p>
          </table:table-cell>
          <table:table-cell office:value-type="string" office:string-value="VIA DUCA DI GENOVA">
            <text:p>VIA DUCA DI GENOV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42">
            <text:p>092009_001442</text:p>
          </table:table-cell>
          <table:table-cell office:value-type="string" office:string-value="VIA DEI CORALLI">
            <text:p>VIA DEI CORALLI</text:p>
          </table:table-cell>
          <table:table-cell office:value-type="string" office:string-value="VIA SEGNI - PIAZZA LAY">
            <text:p>VIA SEGNI - PIAZZA LAY</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ORGANISMO INVERTEBRATO DELL'ORDINE DEGLI ALCIONARI.">
            <text:p>TOPONIMO SPONTANEO. ORGANISMO INVERTEBRATO DELL'ORDINE DEGLI ALCIONARI.</text:p>
          </table:table-cell>
        </table:table-row>
        <table:table-row>
          <table:table-cell office:value-type="string" office:string-value="092009_001443">
            <text:p>092009_001443</text:p>
          </table:table-cell>
          <table:table-cell office:value-type="string" office:string-value="VIA IS CAMPUS">
            <text:p>VIA IS CAMPUS</text:p>
          </table:table-cell>
          <table:table-cell office:value-type="string" office:string-value="VIA SEGNI">
            <text:p>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44">
            <text:p>092009_001444</text:p>
          </table:table-cell>
          <table:table-cell office:value-type="string" office:string-value="VIA IS CORRIAS">
            <text:p>VIA IS CORRIAS</text:p>
          </table:table-cell>
          <table:table-cell office:value-type="string" office:string-value="VIA DELLE AGAVI - VIA DEGLI OLMI">
            <text:p>VIA DELLE AGAVI - VIA DEGLI OLM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45">
            <text:p>092009_001445</text:p>
          </table:table-cell>
          <table:table-cell office:value-type="string" office:string-value="VIA IS SEDDAS">
            <text:p>VIA IS SEDDAS</text:p>
          </table:table-cell>
          <table:table-cell office:value-type="string" office:string-value="VIA DELLE AGAVI - VIA SEGNI">
            <text:p>VIA DELLE AGAVI - VIA SEG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46">
            <text:p>092009_001446</text:p>
          </table:table-cell>
          <table:table-cell office:value-type="string" office:string-value="VIA DEI MORI">
            <text:p>VIA DEI MORI</text:p>
          </table:table-cell>
          <table:table-cell office:value-type="string" office:string-value="VIA PILI - VIA SANTA TERESA DI GALLURA">
            <text:p>VIA PILI - VIA SANTA TERESA DI GALLUR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47">
            <text:p>092009_001447</text:p>
          </table:table-cell>
          <table:table-cell office:value-type="string" office:string-value="VIA PLACIDO">
            <text:p>VIA PLACIDO</text:p>
          </table:table-cell>
          <table:table-cell office:value-type="string" office:string-value="VIA PILI - VIA SANTA TERESA DI GALLURA">
            <text:p>VIA PILI - VIA SANTA TERESA DI GALLUR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48">
            <text:p>092009_001448</text:p>
          </table:table-cell>
          <table:table-cell office:value-type="string" office:string-value="VIA ALFREDINO RAMPI">
            <text:p>VIA ALFREDINO RAMPI</text:p>
          </table:table-cell>
          <table:table-cell office:value-type="string" office:string-value="VIA SANTA TERESA DI GALLURA">
            <text:p>VIA SANTA TERESA DI GALLURA</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49">
            <text:p>092009_001449</text:p>
          </table:table-cell>
          <table:table-cell office:value-type="string" office:string-value="VIA SANTA CATERINA">
            <text:p>VIA SANTA CATERINA</text:p>
          </table:table-cell>
          <table:table-cell office:value-type="string" office:string-value="VIA SANTA TERESA DI GALLURA - VIA GRONCHI">
            <text:p>VIA SANTA TERESA DI GALLURA - VIA GRONCH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50">
            <text:p>092009_001450</text:p>
          </table:table-cell>
          <table:table-cell office:value-type="string" office:string-value="VIA SAN CLEMENTE">
            <text:p>VIA SAN CLEMENTE</text:p>
          </table:table-cell>
          <table:table-cell office:value-type="string" office:string-value="VIA BERLINGUER - VIA PLACIDO">
            <text:p>VIA BERLINGUER - VIA PLACIDO</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51">
            <text:p>092009_001451</text:p>
          </table:table-cell>
          <table:table-cell office:value-type="string" office:string-value="VIA DELLA SPERANZA">
            <text:p>VIA DELLA SPERANZA</text:p>
          </table:table-cell>
          <table:table-cell office:value-type="string" office:string-value="VIA DELLE AGAVI - VIA ATZENI">
            <text:p>VIA DELLE AGAVI - VIA ATZENI</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52">
            <text:p>092009_001452</text:p>
          </table:table-cell>
          <table:table-cell office:value-type="string" office:string-value="VIA DEI VENTI">
            <text:p>VIA DEI VENTI</text:p>
          </table:table-cell>
          <table:table-cell office:value-type="string" office:string-value="VIA IS SEDDAS">
            <text:p>VIA IS SEDDAS</text:p>
          </table:table-cell>
          <table:table-cell office:value-type="float" office:value="84">
            <text:p>84</text:p>
          </table:table-cell>
          <table:table-cell office:value-type="string" office:string-value="19/02/2004">
            <text:p>19/02/2004</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53">
            <text:p>092009_001453</text:p>
          </table:table-cell>
          <table:table-cell office:value-type="string" office:string-value="PIAZZALE MASSIMO CASU">
            <text:p>PIAZZALE MASSIMO CASU</text:p>
          </table:table-cell>
          <table:table-cell office:value-type="string" office:string-value="VIA MEILOGU - VIA QUIRRA">
            <text:p>VIA MEILOGU - VIA QUIRRA</text:p>
          </table:table-cell>
          <table:table-cell office:value-type="float" office:value="342">
            <text:p>342</text:p>
          </table:table-cell>
          <table:table-cell office:value-type="string" office:string-value="27/05/2004">
            <text:p>27/05/2004</text:p>
          </table:table-cell>
          <table:table-cell office:value-type="string" office:string-value="G.C.">
            <text:p>G.C.</text:p>
          </table:table-cell>
          <table:table-cell office:value-type="string" office:string-value="MEDAGLIA D'ORO AL VALORE CIVILE. TRAVOLTO DA UN AUTOCARRO DURANTE IL LAVORO DI SPEGNIMENTO DI UN INCENDIO NELLE CAMPAGNE DI SANLURI IL 17 LUGLIO 2003.">
            <text:p>MEDAGLIA D'ORO AL VALORE CIVILE. TRAVOLTO DA UN AUTOCARRO DURANTE IL LAVORO DI SPEGNIMENTO DI UN INCENDIO NELLE CAMPAGNE DI SANLURI IL 17 LUGLIO 2003.</text:p>
          </table:table-cell>
        </table:table-row>
        <table:table-row>
          <table:table-cell office:value-type="string" office:string-value="092009_001454">
            <text:p>092009_001454</text:p>
          </table:table-cell>
          <table:table-cell office:value-type="string" office:string-value="PIAZZALE ALESSANDRO RICCHI">
            <text:p>PIAZZALE ALESSANDRO RICCHI</text:p>
          </table:table-cell>
          <table:table-cell office:value-type="string" office:string-value="VIA PERETTI - OSPEDALE BROTZU">
            <text:p>VIA PERETTI - OSPEDALE BROTZU</text:p>
          </table:table-cell>
          <table:table-cell office:value-type="float" office:value="342">
            <text:p>342</text:p>
          </table:table-cell>
          <table:table-cell office:value-type="string" office:string-value="27/05/2004">
            <text:p>27/05/2004</text:p>
          </table:table-cell>
          <table:table-cell office:value-type="string" office:string-value="G.C.">
            <text:p>G.C.</text:p>
          </table:table-cell>
          <table:table-cell office:value-type="string" office:string-value="CARDIOCHIRURGO DEL CENTRO TRAPIANTI DELL'OSPEDALE BROTZU DECEDUTO NELL'INCIDENTE AEREO DEL 24/02/2004 SUI MONTI DEI SETTE FRATELLI.">
            <text:p>CARDIOCHIRURGO DEL CENTRO TRAPIANTI DELL'OSPEDALE BROTZU DECEDUTO NELL'INCIDENTE AEREO DEL 24/02/2004 SUI MONTI DEI SETTE FRATELLI.</text:p>
          </table:table-cell>
        </table:table-row>
        <table:table-row>
          <table:table-cell office:value-type="string" office:string-value="092009_001455">
            <text:p>092009_001455</text:p>
          </table:table-cell>
          <table:table-cell office:value-type="string" office:string-value="VICO SALVATORE ROSA">
            <text:p>VICO SALVATORE ROSA</text:p>
          </table:table-cell>
          <table:table-cell office:value-type="string" office:string-value="VIA SALVATORE ROSA - VIA DELLA VITE">
            <text:p>VIA SALVATORE ROSA - VIA DELLA VITE</text:p>
          </table:table-cell>
          <table:table-cell office:value-type="float" office:value="342">
            <text:p>342</text:p>
          </table:table-cell>
          <table:table-cell office:value-type="string" office:string-value="27/05/2004">
            <text:p>27/05/2004</text:p>
          </table:table-cell>
          <table:table-cell office:value-type="string" office:string-value="G.C.">
            <text:p>G.C.</text:p>
          </table:table-cell>
          <table:table-cell office:value-type="string" office:string-value="VEDI DESCRIZIONE NELLA VIA">
            <text:p>VEDI DESCRIZIONE NELLA VIA</text:p>
          </table:table-cell>
        </table:table-row>
        <table:table-row>
          <table:table-cell office:value-type="string" office:string-value="092009_001456">
            <text:p>092009_001456</text:p>
          </table:table-cell>
          <table:table-cell office:value-type="string" office:string-value="VIALE UMBERTO TICCA">
            <text:p>VIALE UMBERTO TICCA</text:p>
          </table:table-cell>
          <table:table-cell office:value-type="string" office:string-value="VIALE MONASTIR - S.S. 554">
            <text:p>VIALE MONASTIR - S.S. 554</text:p>
          </table:table-cell>
          <table:table-cell office:value-type="float" office:value="342">
            <text:p>342</text:p>
          </table:table-cell>
          <table:table-cell office:value-type="string" office:string-value="27/05/2004">
            <text:p>27/05/2004</text:p>
          </table:table-cell>
          <table:table-cell office:value-type="string" office:string-value="G.C.">
            <text:p>G.C.</text:p>
          </table:table-cell>
          <table:table-cell office:value-type="string" office:string-value="IMPRENDITORE EDILE MOLTO NOTO NEL CAPOLUOGO SARDO, INSIGNITO DELL'ONORIFICENZA DI CAVALIERE DI GRAN CROCE. (DORGALI 1913 - CAGLIARI 1992)">
            <text:p>IMPRENDITORE EDILE MOLTO NOTO NEL CAPOLUOGO SARDO, INSIGNITO DELL'ONORIFICENZA DI CAVALIERE DI GRAN CROCE. (DORGALI 1913 - CAGLIARI 1992)</text:p>
          </table:table-cell>
        </table:table-row>
        <table:table-row>
          <table:table-cell office:value-type="string" office:string-value="092009_001457">
            <text:p>092009_001457</text:p>
          </table:table-cell>
          <table:table-cell office:value-type="string" office:string-value="PIAZZA GIUSEPPE PIZZORNO">
            <text:p>PIAZZA GIUSEPPE PIZZORNO</text:p>
          </table:table-cell>
          <table:table-cell office:value-type="string" office:string-value="VIA MONTEMIXI">
            <text:p>VIA MONTEMIXI</text:p>
          </table:table-cell>
          <table:table-cell office:value-type="float" office:value="218">
            <text:p>218</text:p>
          </table:table-cell>
          <table:table-cell office:value-type="string" office:string-value="28/04/2005">
            <text:p>28/04/2005</text:p>
          </table:table-cell>
          <table:table-cell office:value-type="string" office:string-value="G.C.">
            <text:p>G.C.</text:p>
          </table:table-cell>
          <table:table-cell office:value-type="string" office:string-value="GENERALE. NATO A CAGLIARI IL 14.8.1891. MORTO A ROMA IL 7.4.1980. HA INTRAPRESO LA CARRIERA MILITARE NELL'ESERCITO ITALIANO">
            <text:p>GENERALE. NATO A CAGLIARI IL 14.8.1891. MORTO A ROMA IL 7.4.1980. HA INTRAPRESO LA CARRIERA MILITARE NELL'ESERCITO ITALIANO</text:p>
          </table:table-cell>
          <table:table-cell office:value-type="string" office:string-value=" NEL CORSO DELLA BRILLANTE ATTIVITA' HA RICOPERTO VARI INCARICHI TRA CUI QUELLO DI CAPO DI STATO MAGGIORE, COMANDANTE DELLA BRIGATA SASSARI, COMANDANTE DELL'ACCADEMIA MILITARE DI MODENA, PRESIDENTE NAZIONALE DELL'UNUCI. HA PARTECIPATO A NUMEROSE BATTAGLIE DELLA PRIMA E SECONDA GUERRA MONDIALE, DURANTE UNA DELLE QUALI E' STATO FATTO PRIGIONIERO DAGLI INGLESI RICEVENDO COMUNQUE L'ONORE DELLE ARMI. GLI SONO STATE CONFERITE NUMEROSE ONORIFICENZE TRA LE QUALI: CAVALIERE GRAN CROCE, LEGIONE D'ONORE FRANCESE, GRAN UFFICIALE D'ITALIA, CINQUE MEDAGLIE D'ARGENTO E CINQUE MEDAGLIE DI BRONZO.">
            <text:p> NEL CORSO DELLA BRILLANTE ATTIVITA' HA RICOPERTO VARI INCARICHI TRA CUI QUELLO DI CAPO DI STATO MAGGIORE, COMANDANTE DELLA BRIGATA SASSARI, COMANDANTE DELL'ACCADEMIA MILITARE DI MODENA, PRESIDENTE NAZIONALE DELL'UNUCI. HA PARTECIPATO A NUMEROSE BATTAGLIE DELLA PRIMA E SECONDA GUERRA MONDIALE, DURANTE UNA DELLE QUALI E' STATO FATTO PRIGIONIERO DAGLI INGLESI RICEVENDO COMUNQUE L'ONORE DELLE ARMI. GLI SONO STATE CONFERITE NUMEROSE ONORIFICENZE TRA LE QUALI: CAVALIERE GRAN CROCE, LEGIONE D'ONORE FRANCESE, GRAN UFFICIALE D'ITALIA, CINQUE MEDAGLIE D'ARGENTO E CINQUE MEDAGLIE DI BRONZO.</text:p>
          </table:table-cell>
        </table:table-row>
        <table:table-row>
          <table:table-cell office:value-type="string" office:string-value="092009_001458">
            <text:p>092009_001458</text:p>
          </table:table-cell>
          <table:table-cell office:value-type="string" office:string-value="PIAZZA CARLO CASCHILI">
            <text:p>PIAZZA CARLO CASCHILI</text:p>
          </table:table-cell>
          <table:table-cell office:value-type="string" office:string-value="VIA MORGAGNI">
            <text:p>VIA MORGAGNI</text:p>
          </table:table-cell>
          <table:table-cell office:value-type="float" office:value="218">
            <text:p>218</text:p>
          </table:table-cell>
          <table:table-cell office:value-type="string" office:string-value="28/04/2005">
            <text:p>28/04/2005</text:p>
          </table:table-cell>
          <table:table-cell office:value-type="string" office:string-value="G.C.">
            <text:p>G.C.</text:p>
          </table:table-cell>
          <table:table-cell office:value-type="string" office:string-value="SAN GIOVANNI DI DIO">
            <text:p>SAN GIOVANNI DI DIO</text:p>
          </table:table-cell>
          <table:table-cell office:value-type="string" office:string-value=" DURANTE LA SUA ATTIVITA' CONSEGUE LE SPECIALIZZAZIONI IN CHIRURGIA DELL'APPARATO DIGERENTE, IN RADIOLOGIA, IN ENDOSCOPIA DIGESTIVA E PROCTOLOGIA. CON LO STESSO IMPEGNO E GENEROSITA' PROFUSI NEL LAVORO SI IMPEGNA NEL CAMPO SPORTIVO E SOCIALE">
            <text:p> DURANTE LA SUA ATTIVITA' CONSEGUE LE SPECIALIZZAZIONI IN CHIRURGIA DELL'APPARATO DIGERENTE, IN RADIOLOGIA, IN ENDOSCOPIA DIGESTIVA E PROCTOLOGIA. CON LO STESSO IMPEGNO E GENEROSITA' PROFUSI NEL LAVORO SI IMPEGNA NEL CAMPO SPORTIVO E SOCIALE</text:p>
          </table:table-cell>
          <table:table-cell office:value-type="string" office:string-value="VIRTUS">
            <text:p>VIRTUS</text:p>
          </table:table-cell>
        </table:table-row>
        <table:table-row>
          <table:table-cell office:value-type="string" office:string-value="092009_001460">
            <text:p>092009_001460</text:p>
          </table:table-cell>
          <table:table-cell office:value-type="string" office:string-value="PIAZZA GIOVANNI GARAU">
            <text:p>PIAZZA GIOVANNI GARAU</text:p>
          </table:table-cell>
          <table:table-cell office:value-type="string" office:string-value="VIA BACCELLI, VIA DARWIN, VIA FREUD">
            <text:p>VIA BACCELLI, VIA DARWIN, VIA FREUD</text:p>
          </table:table-cell>
          <table:table-cell office:value-type="float" office:value="218">
            <text:p>218</text:p>
          </table:table-cell>
          <table:table-cell office:value-type="string" office:string-value="28/04/2005">
            <text:p>28/04/2005</text:p>
          </table:table-cell>
          <table:table-cell office:value-type="string" office:string-value="G.C.">
            <text:p>G.C.</text:p>
          </table:table-cell>
          <table:table-cell office:value-type="string" office:string-value="NATO A CAGLIARI IL 3.3.1917. MORTO NEL MEDITERRANEO CENTRALE IL 9.11.1941. FREQUENTA L'ACCADEMIA DI LIVORNO, DOVE SI FA APPREZZARE PER LA SERIETA' NEGLI STUDI, PER IL CORAGGIO E L'ALTRUISMO. VIENE SUCCESSIVAMENTE NOMINATO GUARDIAMARINA, SOTTOTENENTE DI VASCELLO E TENENTE DI VASCELLO">
            <text:p>NATO A CAGLIARI IL 3.3.1917. MORTO NEL MEDITERRANEO CENTRALE IL 9.11.1941. FREQUENTA L'ACCADEMIA DI LIVORNO, DOVE SI FA APPREZZARE PER LA SERIETA' NEGLI STUDI, PER IL CORAGGIO E L'ALTRUISMO. VIENE SUCCESSIVAMENTE NOMINATO GUARDIAMARINA, SOTTOTENENTE DI VASCELLO E TENENTE DI VASCELLO</text:p>
          </table:table-cell>
          <table:table-cell office:value-type="string" office:string-value=" PARTECIPA A NUMEROSE AZIONI MILITARI DURANTE LE QUALI SI DISTINGUE PER CORAGGIO E SPREZZO DEL PERICOLO. A SOLI 24 ANNI LA SUA VITA E' STRONCATA IN UN CRUENTO COMBATTIMENTO NAVALE, NEL CORSO DEL QUALE, CON GESTO EROICO, ABBANDONA LA SCIALUPPA DI SALVATAGGIO PER FAR POSTO AI FERITI, SCOMPARENDO POI TRA LE GELIDE ACQUE DEL MEDITERRANEO. GLI SONO STATE CONFERITE LA MEDAGLIA DI BRONZO AL VALOR MILITARE E LA MEDAGLIA D'ORO ALLA MEMORIA.">
            <text:p> PARTECIPA A NUMEROSE AZIONI MILITARI DURANTE LE QUALI SI DISTINGUE PER CORAGGIO E SPREZZO DEL PERICOLO. A SOLI 24 ANNI LA SUA VITA E' STRONCATA IN UN CRUENTO COMBATTIMENTO NAVALE, NEL CORSO DEL QUALE, CON GESTO EROICO, ABBANDONA LA SCIALUPPA DI SALVATAGGIO PER FAR POSTO AI FERITI, SCOMPARENDO POI TRA LE GELIDE ACQUE DEL MEDITERRANEO. GLI SONO STATE CONFERITE LA MEDAGLIA DI BRONZO AL VALOR MILITARE E LA MEDAGLIA D'ORO ALLA MEMORIA.</text:p>
          </table:table-cell>
        </table:table-row>
        <table:table-row>
          <table:table-cell office:value-type="string" office:string-value="092009_001461">
            <text:p>092009_001461</text:p>
          </table:table-cell>
          <table:table-cell office:value-type="string" office:string-value="VIA PIETRINO MOI">
            <text:p>VIA PIETRINO MOI</text:p>
          </table:table-cell>
          <table:table-cell office:value-type="string" office:string-value="VIA SANFELICE - VIA SCHIAFFINO ">
            <text:p>VIA SANFELICE - VIA SCHIAFFINO </text:p>
          </table:table-cell>
          <table:table-cell office:value-type="float" office:value="570">
            <text:p>570</text:p>
          </table:table-cell>
          <table:table-cell office:value-type="string" office:string-value="13/10/2005">
            <text:p>13/10/2005</text:p>
          </table:table-cell>
          <table:table-cell office:value-type="string" office:string-value="G.C.">
            <text:p>G.C.</text:p>
          </table:table-cell>
          <table:table-cell office:value-type="string" office:string-value="FIGURA SIGNIFICATIVA DELLA COMUNITA' PIRRESE. ISCRITTO ALL'AVIS (ASSOCIAZIONE VOLONTARI ITALIANI SANGUE) DI LUI SI RICORDANO BEN 367 DONAZIONI REGISTRATE, PARI A 160 LITRI DI SANGUE DONATO. COMMENDATORE, CAVALIERE E GRANDE UFFICIALE DELLA REPUBBLICA, COSTITUISCE UN LUMINOSO ESEMPIO DI ALTRUISMO E DI ALTO SENSO DEL DOVERE CIVICO PER UNA ATTIVITA' SVOLTA IN UN PERIODO STORICO NEL QUALE DONARE IL SANGUE ANCORA COSTITUIVA UN ATTO PIONIERISTICO E QUASI EROICO, ANCHE IN CONSIDERAZIONE DELLE MODALITA' CON LE QUALI VENIVANO ALL'EPOCA ESEGUITE LE PRATICHE DI TRASFUSIONE. (NATO A CAGLIARI IL 9 APRILE 1915 - MORTO A CAGLIARI IL 7 NOVEMBRE 1976)">
            <text:p>FIGURA SIGNIFICATIVA DELLA COMUNITA' PIRRESE. ISCRITTO ALL'AVIS (ASSOCIAZIONE VOLONTARI ITALIANI SANGUE) DI LUI SI RICORDANO BEN 367 DONAZIONI REGISTRATE, PARI A 160 LITRI DI SANGUE DONATO. COMMENDATORE, CAVALIERE E GRANDE UFFICIALE DELLA REPUBBLICA, COSTITUISCE UN LUMINOSO ESEMPIO DI ALTRUISMO E DI ALTO SENSO DEL DOVERE CIVICO PER UNA ATTIVITA' SVOLTA IN UN PERIODO STORICO NEL QUALE DONARE IL SANGUE ANCORA COSTITUIVA UN ATTO PIONIERISTICO E QUASI EROICO, ANCHE IN CONSIDERAZIONE DELLE MODALITA' CON LE QUALI VENIVANO ALL'EPOCA ESEGUITE LE PRATICHE DI TRASFUSIONE. (NATO A CAGLIARI IL 9 APRILE 1915 - MORTO A CAGLIARI IL 7 NOVEMBRE 1976)</text:p>
          </table:table-cell>
        </table:table-row>
        <table:table-row>
          <table:table-cell office:value-type="string" office:string-value="092009_001462">
            <text:p>092009_001462</text:p>
          </table:table-cell>
          <table:table-cell office:value-type="string" office:string-value="VIA BRANCALEONE CUGUSI DI ROMANA">
            <text:p>VIA BRANCALEONE CUGUSI DI ROMANA</text:p>
          </table:table-cell>
          <table:table-cell office:value-type="string" office:string-value="VIA VESALIO - VIA PISANO">
            <text:p>VIA VESALIO - VIA PISANO</text:p>
          </table:table-cell>
          <table:table-cell office:value-type="float" office:value="570">
            <text:p>570</text:p>
          </table:table-cell>
          <table:table-cell office:value-type="string" office:string-value="13/10/2005">
            <text:p>13/10/2005</text:p>
          </table:table-cell>
          <table:table-cell office:value-type="string" office:string-value="G.C.">
            <text:p>G.C.</text:p>
          </table:table-cell>
          <table:table-cell office:value-type="string" office:string-value="FIN DA RAGAZZO MOSTRA UN INNATO TALENTO PER IL DISEGNO. ABBANDONATA L'UNIVERSIT&amp;Agrave">
            <text:p>FIN DA RAGAZZO MOSTRA UN INNATO TALENTO PER IL DISEGNO. ABBANDONATA L'UNIVERSIT&amp;Agrave</text:p>
          </table:table-cell>
          <table:table-cell office:value-type="string" office:string-value="LA RINASCENTE">
            <text:p>LA RINASCENTE</text:p>
          </table:table-cell>
          <table:table-cell office:value-type="string" office:string-value=" CHE, PER&amp;Ograve">
            <text:p> CHE, PER&amp;Ograve</text:p>
          </table:table-cell>
          <table:table-cell office:value-type="string" office:string-value=", NON GLI CONSENTE UN ADEGUATO SOSTENTAMENTO. PERCI&amp;Ograve">
            <text:p>, NON GLI CONSENTE UN ADEGUATO SOSTENTAMENTO. PERCI&amp;Ograve</text:p>
          </table:table-cell>
          <table:table-cell office:value-type="string" office:string-value=" SI TRASFERISCE A CHEREMULE DOVE INIZIA A DIPINGERE A TEMPO PIENO REALIZZANDO LE SUE OPERE PI&amp;Ugrave">
            <text:p> SI TRASFERISCE A CHEREMULE DOVE INIZIA A DIPINGERE A TEMPO PIENO REALIZZANDO LE SUE OPERE PI&amp;Ugrave</text:p>
          </table:table-cell>
          <table:table-cell office:value-type="string" office:string-value="CORRIERE DELLA SERA">
            <text:p>CORRIERE DELLA SERA</text:p>
          </table:table-cell>
          <table:table-cell office:value-type="string" office:string-value=" POSSIBILE CONSERVARE MOLTE SUE OPERE DI QUESTO FORTUNATO PERIODO. MUORE A MILANO A SOLI 39 ANNI. POCHI GIORNI PRIMA DI QUELLA SUA MOSTRA PERSONALE CHE AVEVA SEMPRE SOGNATO DI REALIZZARE. (NATO A ROMANA (SS) IL 23 SETTEMBRE 1903 - MORTO A MILANO IL 3 MAGGIO 1942)">
            <text:p> POSSIBILE CONSERVARE MOLTE SUE OPERE DI QUESTO FORTUNATO PERIODO. MUORE A MILANO A SOLI 39 ANNI. POCHI GIORNI PRIMA DI QUELLA SUA MOSTRA PERSONALE CHE AVEVA SEMPRE SOGNATO DI REALIZZARE. (NATO A ROMANA (SS) IL 23 SETTEMBRE 1903 - MORTO A MILANO IL 3 MAGGIO 1942)</text:p>
          </table:table-cell>
        </table:table-row>
        <table:table-row>
          <table:table-cell office:value-type="string" office:string-value="092009_001463">
            <text:p>092009_001463</text:p>
          </table:table-cell>
          <table:table-cell office:value-type="string" office:string-value="PIAZZA FRATELLI PISU">
            <text:p>PIAZZA FRATELLI PISU</text:p>
          </table:table-cell>
          <table:table-cell office:value-type="string" office:string-value="VIA DEL TRICOLORE - VIA GENIERI - VIA FOSSE ARDEATINE ">
            <text:p>VIA DEL TRICOLORE - VIA GENIERI - VIA FOSSE ARDEATINE </text:p>
          </table:table-cell>
          <table:table-cell office:value-type="float" office:value="570">
            <text:p>570</text:p>
          </table:table-cell>
          <table:table-cell office:value-type="string" office:string-value="13/10/2005">
            <text:p>13/10/2005</text:p>
          </table:table-cell>
          <table:table-cell office:value-type="string" office:string-value="G.C.">
            <text:p>G.C.</text:p>
          </table:table-cell>
          <table:table-cell office:value-type="string" office:string-value=" BRUNO 1°. NATO A CAGLIARI L'8 MARZO 1897 - MORTO A GOLFO ARANCI IL 18 MARZO 1918. TENENTE DEI CARABINIERI, MOR&amp;Igrave">
            <text:p> BRUNO 1°. NATO A CAGLIARI L'8 MARZO 1897 - MORTO A GOLFO ARANCI IL 18 MARZO 1918. TENENTE DEI CARABINIERI, MOR&amp;Igrave</text:p>
          </table:table-cell>
          <table:table-cell office:value-type="string" office:string-value=" IN OCCASIONE DEL SILURAMENTO DELLA NAVE TRIPOLI AVVENUTO NELLE ACQUE DI GOLFO ARANCI. SI SACRIFIC&amp;Ograve">
            <text:p> IN OCCASIONE DEL SILURAMENTO DELLA NAVE TRIPOLI AVVENUTO NELLE ACQUE DI GOLFO ARANCI. SI SACRIFIC&amp;Ograve</text:p>
          </table:table-cell>
          <table:table-cell office:value-type="string" office:string-value=" PER FAR POSTO SULLE SCIALUPPE A DONNE E BAMBINI. NEL CIMITERO DI BONARIA, SULLA DESTRA DEL PRIMO CANCELLO POSTO SULL'OMONIMO VIALE, &amp;Egrave">
            <text:p> PER FAR POSTO SULLE SCIALUPPE A DONNE E BAMBINI. NEL CIMITERO DI BONARIA, SULLA DESTRA DEL PRIMO CANCELLO POSTO SULL'OMONIMO VIALE, &amp;Egrave</text:p>
          </table:table-cell>
          <table:table-cell office:value-type="string" office:string-value=" VISIBILE UNA LAPIDE IN SUO RICORDO.&lt;br&gt; FRANCESCO. NATO A CAGLIARI IL 14 SETTEMBRE 1911 - MORTO A GUADALAJARA (E) IL 22 MARZO 1937. TENENTE DI FANTERIA, MOR&amp;Igrave">
            <text:p> VISIBILE UNA LAPIDE IN SUO RICORDO.&lt;br&gt; FRANCESCO. NATO A CAGLIARI IL 14 SETTEMBRE 1911 - MORTO A GUADALAJARA (E) IL 22 MARZO 1937. TENENTE DI FANTERIA, MOR&amp;Igrave</text:p>
          </table:table-cell>
          <table:table-cell office:value-type="string" office:string-value=" NELLA GUERRA DI SPAGNA. &amp;Egrave">
            <text:p> NELLA GUERRA DI SPAGNA. &amp;Egrave</text:p>
          </table:table-cell>
          <table:table-cell office:value-type="string" office:string-value=" SEPOLTO NEL CIMITERO DI GUADALAJARA INSIEME AD ALTRI 39 UFFICIALI ITALIANI FATTI PRIGIONIERI E POI TRUCIDATI. MEDAGLIA D'ARGENTO ALLA MEMORIA.&lt;br&gt; BRUNO 2°. NATO A CAGLIARI IL 18 MARZO 1920 - MORTO A TOBRUK (LAR) IL 20 GIUGNO 1942. UFFICIALE CARRISTA. ANCHE LUI, COME I SUOI FRATELLI, PROVENIENTE DALL'ACCADEMIA MILITARE DI MODENA (82° CORSO). MOR&amp;Igrave">
            <text:p> SEPOLTO NEL CIMITERO DI GUADALAJARA INSIEME AD ALTRI 39 UFFICIALI ITALIANI FATTI PRIGIONIERI E POI TRUCIDATI. MEDAGLIA D'ARGENTO ALLA MEMORIA.&lt;br&gt; BRUNO 2°. NATO A CAGLIARI IL 18 MARZO 1920 - MORTO A TOBRUK (LAR) IL 20 GIUGNO 1942. UFFICIALE CARRISTA. ANCHE LUI, COME I SUOI FRATELLI, PROVENIENTE DALL'ACCADEMIA MILITARE DI MODENA (82° CORSO). MOR&amp;Igrave</text:p>
          </table:table-cell>
          <table:table-cell office:value-type="string" office:string-value=" A 22 ANNI NELLA BATTAGLIA DI TOBRUK. PER IL SUO EROISMO VENNE PROPOSTO PER UNA DECORAZIONE MA LA MORTE IN COMBATTIMENTO DEL SUO COMANDANTE NON CONSENT&amp;Igrave">
            <text:p> A 22 ANNI NELLA BATTAGLIA DI TOBRUK. PER IL SUO EROISMO VENNE PROPOSTO PER UNA DECORAZIONE MA LA MORTE IN COMBATTIMENTO DEL SUO COMANDANTE NON CONSENT&amp;Igrave</text:p>
          </table:table-cell>
          <table:table-cell office:value-type="string" office:string-value=" LA RELAIZZAZIONE DI QUESTA RICHIESTA. I SUOI RESTI SI TROVANO A CAGLIARI, NELLA CRIPTA DEL SACRARIO MILITARE DI SAN MICHELE. ">
            <text:p> LA RELAIZZAZIONE DI QUESTA RICHIESTA. I SUOI RESTI SI TROVANO A CAGLIARI, NELLA CRIPTA DEL SACRARIO MILITARE DI SAN MICHELE. </text:p>
          </table:table-cell>
        </table:table-row>
        <table:table-row>
          <table:table-cell office:value-type="string" office:string-value="092009_001464">
            <text:p>092009_001464</text:p>
          </table:table-cell>
          <table:table-cell office:value-type="string" office:string-value="VIA DON ALDO MATZEU">
            <text:p>VIA DON ALDO MATZEU</text:p>
          </table:table-cell>
          <table:table-cell office:value-type="string" office:string-value="VIA VOLTA - VIA GIOIA ">
            <text:p>VIA VOLTA - VIA GIOIA </text:p>
          </table:table-cell>
          <table:table-cell office:value-type="float" office:value="570">
            <text:p>570</text:p>
          </table:table-cell>
          <table:table-cell office:value-type="string" office:string-value="13/10/2005">
            <text:p>13/10/2005</text:p>
          </table:table-cell>
          <table:table-cell office:value-type="string" office:string-value="G.C.">
            <text:p>G.C.</text:p>
          </table:table-cell>
          <table:table-cell office:value-type="string" office:string-value="ORDINATO SACERDOTE L'11.06.1944, FU NOMINATO VICE PARROCO PRESSO LA CATTEDRALE DI CAGLIARI. FU POI PARROCO DELLA PARROCCHIA DI SAN BIAGIO A DOLIANOVA. DAL 1967 SINO AL 1990 &amp;Egrave">
            <text:p>ORDINATO SACERDOTE L'11.06.1944, FU NOMINATO VICE PARROCO PRESSO LA CATTEDRALE DI CAGLIARI. FU POI PARROCO DELLA PARROCCHIA DI SAN BIAGIO A DOLIANOVA. DAL 1967 SINO AL 1990 &amp;Egrave</text:p>
          </table:table-cell>
          <table:table-cell office:value-type="string" office:string-value=" PARROCO FONDATORE DELLA PARROCCHIA SI S.M. DEL SUFFRAGIO NEL POPOLARE QUARTIERE C.E.P. DI CAGLIARI. IN QUESTO RUOLO SI DISTINSE PER IL SUO GRANDE DINAMISMO VERSO I GIOVANI E GLI ANZIANI. FOND&amp;Ograve">
            <text:p> PARROCO FONDATORE DELLA PARROCCHIA SI S.M. DEL SUFFRAGIO NEL POPOLARE QUARTIERE C.E.P. DI CAGLIARI. IN QUESTO RUOLO SI DISTINSE PER IL SUO GRANDE DINAMISMO VERSO I GIOVANI E GLI ANZIANI. FOND&amp;Ograve</text:p>
          </table:table-cell>
          <table:table-cell office:value-type="string" office:string-value="TEATRO DELLE MANI">
            <text:p>TEATRO DELLE MANI</text:p>
          </table:table-cell>
          <table:table-cell office:value-type="string" office:string-value=" L'ATTIVIT&amp;Agrave">
            <text:p> L'ATTIVIT&amp;Agrave</text:p>
          </table:table-cell>
          <table:table-cell office:value-type="string" office:string-value=" SPORTIVA, IN PARTICOLARE LA PALLACANESTRO DANDO CORPO AI SUCCESSI IN CAMPO NAZIONALE DELLA LOCALE SQUADRA FEMMINILE. (NATO A CAGLIARI IL 23 FEBBRAIO 1920 - MORTO A CAGLIARI IL 28 APRILE 1995)">
            <text:p> SPORTIVA, IN PARTICOLARE LA PALLACANESTRO DANDO CORPO AI SUCCESSI IN CAMPO NAZIONALE DELLA LOCALE SQUADRA FEMMINILE. (NATO A CAGLIARI IL 23 FEBBRAIO 1920 - MORTO A CAGLIARI IL 28 APRILE 1995)</text:p>
          </table:table-cell>
        </table:table-row>
        <table:table-row>
          <table:table-cell office:value-type="string" office:string-value="092009_001465">
            <text:p>092009_001465</text:p>
          </table:table-cell>
          <table:table-cell office:value-type="string" office:string-value="VIA NICOLA CALIPARI">
            <text:p>VIA NICOLA CALIPARI</text:p>
          </table:table-cell>
          <table:table-cell office:value-type="string" office:string-value="VIA TUVERI - PIAZZA REPUBBLICA">
            <text:p>VIA TUVERI - PIAZZA REPUBBLICA</text:p>
          </table:table-cell>
          <table:table-cell office:value-type="float" office:value="570">
            <text:p>570</text:p>
          </table:table-cell>
          <table:table-cell office:value-type="string" office:string-value="13/10/2005">
            <text:p>13/10/2005</text:p>
          </table:table-cell>
          <table:table-cell office:value-type="string" office:string-value="G.C.">
            <text:p>G.C.</text:p>
          </table:table-cell>
          <table:table-cell office:value-type="string" office:string-value="FUNZIONARIO DEL SISMI (SERVIZIO PER LE INFORMAZIONI E LA SICUREZZA MILITARE). CON GRANDE COMPETENZA E PROFESSIONALIT&amp;Agrave">
            <text:p>FUNZIONARIO DEL SISMI (SERVIZIO PER LE INFORMAZIONI E LA SICUREZZA MILITARE). CON GRANDE COMPETENZA E PROFESSIONALIT&amp;Agrave</text:p>
          </table:table-cell>
          <table:table-cell office:value-type="string" office:string-value=" HA PERCORSO UNA BRILLANTE CARRIERA RICOPRENDO INCARICHI DI RESPONSABILIT&amp;Agrave">
            <text:p> HA PERCORSO UNA BRILLANTE CARRIERA RICOPRENDO INCARICHI DI RESPONSABILIT&amp;Agrave</text:p>
          </table:table-cell>
          <table:table-cell office:value-type="string" office:string-value=". CAPO DELLA SQUADRA MOBILE DI COSENZA, POI FUNZIONARIO DELLA SQUADRA NARCOTICI DI ROMA DOVE SI DISTINSE IN OPERAZIONI DI PORTATA ANCHE NAZIONALE CONTRO LA MALAVITA ORGANIZZATA. DAL 1997 AL 1999 &amp;Egrave">
            <text:p>. CAPO DELLA SQUADRA MOBILE DI COSENZA, POI FUNZIONARIO DELLA SQUADRA NARCOTICI DI ROMA DOVE SI DISTINSE IN OPERAZIONI DI PORTATA ANCHE NAZIONALE CONTRO LA MALAVITA ORGANIZZATA. DAL 1997 AL 1999 &amp;Egrave</text:p>
          </table:table-cell>
          <table:table-cell office:value-type="string" office:string-value="IL MANIFESTO">
            <text:p>IL MANIFESTO</text:p>
          </table:table-cell>
        </table:table-row>
        <table:table-row>
          <table:table-cell office:value-type="string" office:string-value="092009_001466">
            <text:p>092009_001466</text:p>
          </table:table-cell>
          <table:table-cell office:value-type="string" office:string-value="VIA ANTONIO SPANEDDA">
            <text:p>VIA ANTONIO SPANEDDA</text:p>
          </table:table-cell>
          <table:table-cell office:value-type="string" office:string-value="VIA PACIOLI - STRADA CHIUSA">
            <text:p>VIA PACIOLI - STRADA CHIUSA</text:p>
          </table:table-cell>
          <table:table-cell office:value-type="float" office:value="570">
            <text:p>570</text:p>
          </table:table-cell>
          <table:table-cell office:value-type="string" office:string-value="13/10/2005">
            <text:p>13/10/2005</text:p>
          </table:table-cell>
          <table:table-cell office:value-type="string" office:string-value="G.C.">
            <text:p>G.C.</text:p>
          </table:table-cell>
          <table:table-cell office:value-type="string" office:string-value="ORFANO DI PADRE A SOLI CINQUE ANNI, CON LA MADRE RITORNA A CAGLIARI, IN SARDEGNA, SUA TERRA D'ORIGINE. CONSEGUITA LA LAUREA IN MEDICINA, IL PROF. GIUSEPPE BROTZU GLI PROPONE UN POSTO DI ASSISTENTE ALL'ISTITUTO DI IGIENE E BATTERIOLOGIA. COMINCIAVA COS&amp;Igrave">
            <text:p>ORFANO DI PADRE A SOLI CINQUE ANNI, CON LA MADRE RITORNA A CAGLIARI, IN SARDEGNA, SUA TERRA D'ORIGINE. CONSEGUITA LA LAUREA IN MEDICINA, IL PROF. GIUSEPPE BROTZU GLI PROPONE UN POSTO DI ASSISTENTE ALL'ISTITUTO DI IGIENE E BATTERIOLOGIA. COMINCIAVA COS&amp;Igrave</text:p>
          </table:table-cell>
          <table:table-cell office:value-type="string" office:string-value=" UN SODALIZIO SCIENTIFICO CHE COLLOC&amp;Ograve">
            <text:p> UN SODALIZIO SCIENTIFICO CHE COLLOC&amp;Ograve</text:p>
          </table:table-cell>
          <table:table-cell office:value-type="string" office:string-value=" L'UNIVERSIT&amp;Agrave">
            <text:p> L'UNIVERSIT&amp;Agrave</text:p>
          </table:table-cell>
          <table:table-cell office:value-type="string" office:string-value=" DI CAGLIARI AI VERTICI DELLA RICERCA MEDICA. NEL 1940, RINUNCIANDO ALLA DISPENSA, VIENE CHIAMATO ALLE ARMI PRESTANDO LA PROPRIA OPERA PRIMA IN NAVI OSPEDALE E POI A CAGLIARI ALL'OSPEDALE DELLA MARINA. IL SUO COMPORTAMENTO DURANTE I BOMBARDAMENTI DI CAGLIARI GLI FECERO CONSEGUIRE DUE CROCI DI GUERRA. TERMINATA LA GUERRA RIPRENDE LA SUA INSTANCABILE ATTIVIT&amp;Agrave">
            <text:p> DI CAGLIARI AI VERTICI DELLA RICERCA MEDICA. NEL 1940, RINUNCIANDO ALLA DISPENSA, VIENE CHIAMATO ALLE ARMI PRESTANDO LA PROPRIA OPERA PRIMA IN NAVI OSPEDALE E POI A CAGLIARI ALL'OSPEDALE DELLA MARINA. IL SUO COMPORTAMENTO DURANTE I BOMBARDAMENTI DI CAGLIARI GLI FECERO CONSEGUIRE DUE CROCI DI GUERRA. TERMINATA LA GUERRA RIPRENDE LA SUA INSTANCABILE ATTIVIT&amp;Agrave</text:p>
          </table:table-cell>
          <table:table-cell office:value-type="string" office:string-value=" DI DOCENTE E DI RICERCATORE MEDICO-SCIENTIFICO ACCOMPAGNATA DA PUBBLICAZIONI EDITE IN TUTTO IL MONDO. NEL 1979 VIENE ORDINATO SACERDOTE ED A QUESTA ATTIVIT&amp;Agrave">
            <text:p> DI DOCENTE E DI RICERCATORE MEDICO-SCIENTIFICO ACCOMPAGNATA DA PUBBLICAZIONI EDITE IN TUTTO IL MONDO. NEL 1979 VIENE ORDINATO SACERDOTE ED A QUESTA ATTIVIT&amp;Agrave</text:p>
          </table:table-cell>
          <table:table-cell office:value-type="string" office:string-value=" EGLI DEDICHER&amp;Agrave">
            <text:p> EGLI DEDICHER&amp;Agrave</text:p>
          </table:table-cell>
          <table:table-cell office:value-type="string" office:string-value=" TUTTO IL RESTO DELLA SUA VITA. (NATO A PIONEROLO (TO) IL 10 MAGGIO 1907 - MORTO A CAGLIARI IL 5 SETTEMBRE 1998)">
            <text:p> TUTTO IL RESTO DELLA SUA VITA. (NATO A PIONEROLO (TO) IL 10 MAGGIO 1907 - MORTO A CAGLIARI IL 5 SETTEMBRE 1998)</text:p>
          </table:table-cell>
        </table:table-row>
        <table:table-row>
          <table:table-cell office:value-type="string" office:string-value="092009_001467">
            <text:p>092009_001467</text:p>
          </table:table-cell>
          <table:table-cell office:value-type="string" office:string-value="VIALE ROBERTO PISANO">
            <text:p>VIALE ROBERTO PISANO</text:p>
          </table:table-cell>
          <table:table-cell office:value-type="string" office:string-value="VIA VESALIO - VIA ITALIA">
            <text:p>VIA VESALIO - VIA ITALIA</text:p>
          </table:table-cell>
          <table:table-cell office:value-type="float" office:value="570">
            <text:p>570</text:p>
          </table:table-cell>
          <table:table-cell office:value-type="string" office:string-value="13/10/2005">
            <text:p>13/10/2005</text:p>
          </table:table-cell>
          <table:table-cell office:value-type="string" office:string-value="G.C.">
            <text:p>G.C.</text:p>
          </table:table-cell>
          <table:table-cell office:value-type="string" office:string-value="PIONIERE DEL NUOTO E DELLA PALLANUOTO IN SARDEGNA. &amp;Egrave">
            <text:p>PIONIERE DEL NUOTO E DELLA PALLANUOTO IN SARDEGNA. &amp;Egrave</text:p>
          </table:table-cell>
          <table:table-cell office:value-type="string" office:string-value="SU SICCU">
            <text:p>SU SICCU</text:p>
          </table:table-cell>
          <table:table-cell office:value-type="string" office:string-value="RARI NANTES">
            <text:p>RARI NANTES</text:p>
          </table:table-cell>
          <table:table-cell office:value-type="string" office:string-value=" VENIVA AFFETTUOSAMENTE CHIAMATO DAGLI AMICI PER LA SUA ESUBERANZA SPORTIVA E PER LA SUA INNATA DIMESTICHEZZA CON L'ACQUA, NON ERA SOLO UN GRANDE PALLANUOTISTA E NUOTATORE. ERA UN GIOVANE CORDIALE E AMICO DI TUTTI, CAPACE DI CONIUGARE LA FRESCHEZZA DELLA PRATICA SPORTIVA CON LA SEVERIT&amp;Agrave">
            <text:p> VENIVA AFFETTUOSAMENTE CHIAMATO DAGLI AMICI PER LA SUA ESUBERANZA SPORTIVA E PER LA SUA INNATA DIMESTICHEZZA CON L'ACQUA, NON ERA SOLO UN GRANDE PALLANUOTISTA E NUOTATORE. ERA UN GIOVANE CORDIALE E AMICO DI TUTTI, CAPACE DI CONIUGARE LA FRESCHEZZA DELLA PRATICA SPORTIVA CON LA SEVERIT&amp;Agrave</text:p>
          </table:table-cell>
          <table:table-cell office:value-type="string" office:string-value=" DEGLI STUDI UNIVERSITARI DI MEDICINA, CHE GLI CONSENTIRONO DI DIVENTARE ANCHE UN APPREZZATO MEDICO SPORTIVO. (NATO A CAGLIARI IL 10 MAGGIO 1943 - MORTO A CAGLIARI IL 28 DICEMBRE 1999)">
            <text:p> DEGLI STUDI UNIVERSITARI DI MEDICINA, CHE GLI CONSENTIRONO DI DIVENTARE ANCHE UN APPREZZATO MEDICO SPORTIVO. (NATO A CAGLIARI IL 10 MAGGIO 1943 - MORTO A CAGLIARI IL 28 DICEMBRE 1999)</text:p>
          </table:table-cell>
        </table:table-row>
        <table:table-row>
          <table:table-cell office:value-type="string" office:string-value="092009_001468">
            <text:p>092009_001468</text:p>
          </table:table-cell>
          <table:table-cell office:value-type="string" office:string-value="VIA GIOVANNI BARBINI">
            <text:p>VIA GIOVANNI BARBINI</text:p>
          </table:table-cell>
          <table:table-cell office:value-type="string" office:string-value="VIALE COLOMBO - BANCHINA ICHNUSA">
            <text:p>VIALE COLOMBO - BANCHINA ICHNUSA</text:p>
          </table:table-cell>
          <table:table-cell office:value-type="float" office:value="107">
            <text:p>107</text:p>
          </table:table-cell>
          <table:table-cell office:value-type="string" office:string-value="16/03/2006">
            <text:p>16/03/2006</text:p>
          </table:table-cell>
          <table:table-cell office:value-type="string" office:string-value="G.C.">
            <text:p>G.C.</text:p>
          </table:table-cell>
          <table:table-cell office:value-type="string" office:string-value="Il Tenente di Vascello Barbini ottenne la medaglia d'oro al valor militare a seguito di una coraggiosa azione di guerra, avvenuta nelle acque del Basso Adriatico durante la notte del 12 novembre 1940 contro le nemiche forze alleate. (Venezia 25 giugno 1901 )">
            <text:p>Il Tenente di Vascello Barbini ottenne la medaglia d'oro al valor militare a seguito di una coraggiosa azione di guerra, avvenuta nelle acque del Basso Adriatico durante la notte del 12 novembre 1940 contro le nemiche forze alleate. (Venezia 25 giugno 1901 )</text:p>
          </table:table-cell>
        </table:table-row>
        <table:table-row>
          <table:table-cell office:value-type="string" office:string-value="092009_001469">
            <text:p>092009_001469</text:p>
          </table:table-cell>
          <table:table-cell office:value-type="string" office:string-value="PIAZZA MARINAI D'ITALIA">
            <text:p>PIAZZA MARINAI D'ITALIA</text:p>
          </table:table-cell>
          <table:table-cell office:value-type="string" office:string-value="VIA BARBINI - BANCHINA ICHNUSA">
            <text:p>VIA BARBINI - BANCHINA ICHNUSA</text:p>
          </table:table-cell>
          <table:table-cell office:value-type="float" office:value="107">
            <text:p>107</text:p>
          </table:table-cell>
          <table:table-cell office:value-type="string" office:string-value="16/03/2006">
            <text:p>16/03/2006</text:p>
          </table:table-cell>
          <table:table-cell office:value-type="string" office:string-value="G.C.">
            <text:p>G.C.</text:p>
          </table:table-cell>
        </table:table-row>
        <table:table-row>
          <table:table-cell office:value-type="string" office:string-value="092009_001470">
            <text:p>092009_001470</text:p>
          </table:table-cell>
          <table:table-cell office:value-type="string" office:string-value="PARCO GIOVANNI PAOLO SECONDO">
            <text:p>PARCO GIOVANNI PAOLO SECONDO</text:p>
          </table:table-cell>
          <table:table-cell office:value-type="string" office:string-value="VIA DEI DONORATICO - VIA FIGARI">
            <text:p>VIA DEI DONORATICO - VIA FIGARI</text:p>
          </table:table-cell>
          <table:table-cell office:value-type="float" office:value="107">
            <text:p>107</text:p>
          </table:table-cell>
          <table:table-cell office:value-type="string" office:string-value="16/03/2006">
            <text:p>16/03/2006</text:p>
          </table:table-cell>
          <table:table-cell office:value-type="string" office:string-value="G.C.">
            <text:p>G.C.</text:p>
          </table:table-cell>
          <table:table-cell office:value-type="string" office:string-value="Karol Woitila diviene papa nell'ottobre del 1978 assumendo il nome di Giovanni Paolo II">
            <text:p>Karol Woitila diviene papa nell'ottobre del 1978 assumendo il nome di Giovanni Paolo II</text:p>
          </table:table-cell>
          <table:table-cell office:value-type="string" office:string-value=" il suo pontificato, durato circa 27 anni, è stato uno dei più lunghi nella storia della Chiesa. - Esercita il suo ministero dedicando buona parte delle sue energie rivolgendosi direttamente alle popolazioni di tutto il mondo grazie ad un'intensa attività pastorale e dimostrando sollecitudine pastorale per tutte le Chiese, promuovendo con successo il dialogo con gli ebrei e con i rappresentanti delle altre religioni. - I suoi viaggi apostolici nel mondo sono stati 104, in Italia 146 visite. - Più di ogni predecessore ha incontrato il Popolo di Dio e i Responsabili delle Nazioni. - Il suo amore per i giovani lo spinge ad iniziare, a partire dal 1985, le Giornate Mondiali della Gioventù che, nelle 19 edizioni organizzate durante il suo pontificato, hanno riunito milioni di giovani provenienti da tutte le parti del globo. - Tra i suoi documenti principali vanno annoverati 14 lettere encicliche, 15 Esortazioni apostoliche, 11 Costituzioni apostoliche e 45 Lettere apostoliche. - Ha promulgato il catechismo della Chiesa cattolica alla luce della Tradizione, interpretata dal Concilio Vaticano II. Ha riformato i codici di diritto canonico occidentale ed orientale, ha creato nuove istituzione e riordinato la Curia Romana. - Il 28 aprile 2005 papa Benedetto XVI ha concesso la dispensa dal tempo di cinque anni di attesa dopo la morte, per l'inizio della causa di beatificazione e canonizzazione di Giovanni Paolo II. La Causa è stata aperta ufficialmente il 28 giugno 2005 dal Cardinale Camillo Ruini, Vicario Generale per la diocesi di Roma. - (Wadowice (Polonia) 18 maggio 1920 - Città del Vaticano 2 aprile  2005)">
            <text:p> il suo pontificato, durato circa 27 anni, è stato uno dei più lunghi nella storia della Chiesa. - Esercita il suo ministero dedicando buona parte delle sue energie rivolgendosi direttamente alle popolazioni di tutto il mondo grazie ad un'intensa attività pastorale e dimostrando sollecitudine pastorale per tutte le Chiese, promuovendo con successo il dialogo con gli ebrei e con i rappresentanti delle altre religioni. - I suoi viaggi apostolici nel mondo sono stati 104, in Italia 146 visite. - Più di ogni predecessore ha incontrato il Popolo di Dio e i Responsabili delle Nazioni. - Il suo amore per i giovani lo spinge ad iniziare, a partire dal 1985, le Giornate Mondiali della Gioventù che, nelle 19 edizioni organizzate durante il suo pontificato, hanno riunito milioni di giovani provenienti da tutte le parti del globo. - Tra i suoi documenti principali vanno annoverati 14 lettere encicliche, 15 Esortazioni apostoliche, 11 Costituzioni apostoliche e 45 Lettere apostoliche. - Ha promulgato il catechismo della Chiesa cattolica alla luce della Tradizione, interpretata dal Concilio Vaticano II. Ha riformato i codici di diritto canonico occidentale ed orientale, ha creato nuove istituzione e riordinato la Curia Romana. - Il 28 aprile 2005 papa Benedetto XVI ha concesso la dispensa dal tempo di cinque anni di attesa dopo la morte, per l'inizio della causa di beatificazione e canonizzazione di Giovanni Paolo II. La Causa è stata aperta ufficialmente il 28 giugno 2005 dal Cardinale Camillo Ruini, Vicario Generale per la diocesi di Roma. - (Wadowice (Polonia) 18 maggio 1920 - Città del Vaticano 2 aprile  2005)</text:p>
          </table:table-cell>
        </table:table-row>
        <table:table-row>
          <table:table-cell office:value-type="string" office:string-value="092009_001471">
            <text:p>092009_001471</text:p>
          </table:table-cell>
          <table:table-cell office:value-type="string" office:string-value="VIALE MONSIGNORE LUIGI GIUSSANI">
            <text:p>VIALE MONSIGNORE LUIGI GIUSSANI</text:p>
          </table:table-cell>
          <table:table-cell office:value-type="string" office:string-value="VIALE BUONCAMMINO">
            <text:p>VIALE BUONCAMMINO</text:p>
          </table:table-cell>
          <table:table-cell office:value-type="float" office:value="107">
            <text:p>107</text:p>
          </table:table-cell>
          <table:table-cell office:value-type="string" office:string-value="16/03/2006">
            <text:p>16/03/2006</text:p>
          </table:table-cell>
          <table:table-cell office:value-type="string" office:string-value="G.C.">
            <text:p>G.C.</text:p>
          </table:table-cell>
          <table:table-cell office:value-type="string" office:string-value="Sacerdote cattolico, filosofo e teologo, fondatore del movimento conosciuto come Comunione e Liberazione (CL). (Desio 15 ottobre 1922 - Milano 22 febbraio 2005)">
            <text:p>Sacerdote cattolico, filosofo e teologo, fondatore del movimento conosciuto come Comunione e Liberazione (CL). (Desio 15 ottobre 1922 - Milano 22 febbraio 2005)</text:p>
          </table:table-cell>
        </table:table-row>
        <table:table-row>
          <table:table-cell office:value-type="string" office:string-value="092009_001472">
            <text:p>092009_001472</text:p>
          </table:table-cell>
          <table:table-cell office:value-type="string" office:string-value="VIA GIUSEPPE ANEDDA">
            <text:p>VIA GIUSEPPE ANEDDA</text:p>
          </table:table-cell>
          <table:table-cell office:value-type="string" office:string-value="VIA BACAREDDA">
            <text:p>VIA BACAREDDA</text:p>
          </table:table-cell>
          <table:table-cell office:value-type="float" office:value="107">
            <text:p>107</text:p>
          </table:table-cell>
          <table:table-cell office:value-type="string" office:string-value="16/03/2006">
            <text:p>16/03/2006</text:p>
          </table:table-cell>
          <table:table-cell office:value-type="string" office:string-value="G.C.">
            <text:p>G.C.</text:p>
          </table:table-cell>
          <table:table-cell office:value-type="string" office:string-value="Musicista di fama internazionale, conosciuto soprattutto per aver portato lustro ad uno strumento minore come il mandolino, suonandolo in tutte le più prestigiose sale da concerto. Della carriera di Anedda si ricordano in particolare la lunga collaborazione con i Virtuosi di Roma, considerata una delle migliori orchestre da camera del mondo">
            <text:p>Musicista di fama internazionale, conosciuto soprattutto per aver portato lustro ad uno strumento minore come il mandolino, suonandolo in tutte le più prestigiose sale da concerto. Della carriera di Anedda si ricordano in particolare la lunga collaborazione con i Virtuosi di Roma, considerata una delle migliori orchestre da camera del mondo</text:p>
          </table:table-cell>
          <table:table-cell office:value-type="string" office:string-value=" l'esecuzione al mandolino della partitura del balletto del compositore Igor Stravinskj Agon che lo consacra come il più grande mandolinista del mondo e gli vale la stima dello stesso Stravinskj">
            <text:p> l'esecuzione al mandolino della partitura del balletto del compositore Igor Stravinskj Agon che lo consacra come il più grande mandolinista del mondo e gli vale la stima dello stesso Stravinskj</text:p>
          </table:table-cell>
          <table:table-cell office:value-type="string" office:string-value=" la collaborazione, in qualità di insegnante di mandolino e di liuto, con la Manhattan School of Music di New York">
            <text:p> la collaborazione, in qualità di insegnante di mandolino e di liuto, con la Manhattan School of Music di New York</text:p>
          </table:table-cell>
          <table:table-cell office:value-type="string" office:string-value=" l'istituzione, insieme con il direttore d'orchestra Claudio Scimone, della prima cattedra di insegnamento del mandolino presso il Conservatorio Pollini di Padova. Come tributo alla sua brillante carriera gli viene anche conferita la medaglia d'oro a nome della Presidenza della Repubblica Italiana. (Cagliari 1 marzo 1912 - Cagliari 30 luglio 1997)">
            <text:p> l'istituzione, insieme con il direttore d'orchestra Claudio Scimone, della prima cattedra di insegnamento del mandolino presso il Conservatorio Pollini di Padova. Come tributo alla sua brillante carriera gli viene anche conferita la medaglia d'oro a nome della Presidenza della Repubblica Italiana. (Cagliari 1 marzo 1912 - Cagliari 30 luglio 1997)</text:p>
          </table:table-cell>
        </table:table-row>
        <table:table-row>
          <table:table-cell office:value-type="string" office:string-value="092009_001473">
            <text:p>092009_001473</text:p>
          </table:table-cell>
          <table:table-cell office:value-type="string" office:string-value="PIAZZALE FRANCESCO DE PINEDO">
            <text:p>PIAZZALE FRANCESCO DE PINEDO</text:p>
          </table:table-cell>
          <table:table-cell office:value-type="string" office:string-value="VIA DEI NAVIGATORI - PIAZZALE LAZZARETTO">
            <text:p>VIA DEI NAVIGATORI - PIAZZALE LAZZARETTO</text:p>
          </table:table-cell>
          <table:table-cell office:value-type="float" office:value="30">
            <text:p>30</text:p>
          </table:table-cell>
          <table:table-cell office:value-type="date" office:date-value="2007-08-02">
            <text:p>08/02/07</text:p>
          </table:table-cell>
          <table:table-cell office:value-type="string" office:string-value="G.C.">
            <text:p>G.C.</text:p>
          </table:table-cell>
          <table:table-cell office:value-type="string" office:string-value="VITTORIO EMANUELE">
            <text:p>VITTORIO EMANUELE</text:p>
          </table:table-cell>
        </table:table-row>
        <table:table-row>
          <table:table-cell office:value-type="string" office:string-value="092009_001474">
            <text:p>092009_001474</text:p>
          </table:table-cell>
          <table:table-cell office:value-type="string" office:string-value="PIAZZETTA ITALO STAGNO">
            <text:p>PIAZZETTA ITALO STAGNO</text:p>
          </table:table-cell>
          <table:table-cell office:value-type="string" office:string-value="VIA ABRUZZI - VIA PREMUDA">
            <text:p>VIA ABRUZZI - VIA PREMUDA</text:p>
          </table:table-cell>
          <table:table-cell office:value-type="float" office:value="709">
            <text:p>709</text:p>
          </table:table-cell>
          <table:table-cell office:value-type="string" office:string-value="30/09/2004">
            <text:p>30/09/2004</text:p>
          </table:table-cell>
          <table:table-cell office:value-type="string" office:string-value="G.C.">
            <text:p>G.C.</text:p>
          </table:table-cell>
          <table:table-cell office:value-type="string" office:string-value="TENENTE DEGLI ALPINI - CATTURATO SUL FRONTE RUSSO DOPO VALOROSA RESISTENZA MORI' NEL CAMPO DI PRIGIONIA DI SUSDAL (KIEV) DOPO LUNGA E SOFFERTA PRIGIONIA. NEL 1955 IL PRESIDENTE DELLA REPUBBLICA GLI CONFERI' LA MEDAGLIA D'ORO AL VALOR MILITARE. (NATO A CAGLIARI NEL 1902 - MORTO A KIEV NEL 1947)">
            <text:p>TENENTE DEGLI ALPINI - CATTURATO SUL FRONTE RUSSO DOPO VALOROSA RESISTENZA MORI' NEL CAMPO DI PRIGIONIA DI SUSDAL (KIEV) DOPO LUNGA E SOFFERTA PRIGIONIA. NEL 1955 IL PRESIDENTE DELLA REPUBBLICA GLI CONFERI' LA MEDAGLIA D'ORO AL VALOR MILITARE. (NATO A CAGLIARI NEL 1902 - MORTO A KIEV NEL 1947)</text:p>
          </table:table-cell>
        </table:table-row>
        <table:table-row>
          <table:table-cell office:value-type="string" office:string-value="092009_001475">
            <text:p>092009_001475</text:p>
          </table:table-cell>
          <table:table-cell office:value-type="string" office:string-value="VIA GUIDO CAVALLO">
            <text:p>VIA GUIDO CAVALLO</text:p>
          </table:table-cell>
          <table:table-cell office:value-type="string" office:string-value="VIALE MONASTIR - VIA GIOTTO ">
            <text:p>VIALE MONASTIR - VIA GIOTTO </text:p>
          </table:table-cell>
          <table:table-cell office:value-type="float" office:value="366">
            <text:p>366</text:p>
          </table:table-cell>
          <table:table-cell office:value-type="date" office:date-value="2007-06-12">
            <text:p>06/12/07</text:p>
          </table:table-cell>
          <table:table-cell office:value-type="string" office:string-value="G.C.">
            <text:p>G.C.</text:p>
          </table:table-cell>
          <table:table-cell office:value-type="string" office:string-value="FORMATOSI ALLA SCUOLA DI PITTORI QUALI ROSSINO, STANIS DESSI' E FELICE MELIS MARINI, NONCHE' DELLO SCULTORE FRANCESCO CIUSA PRESSO I QUALI IMPARO' TUTTE LE TECNICHE LEGATE ALLA PITTURA (TRA CUI LO STUDIO DEL RITRATTO), ALL'INCISIONE ED ALLA SCULTURA, SI DIPLOMO' AL LICEO ARTISTICO DI BRERA A MILANO. DIVENNE DOCENTE IN DISEGNO E STORIA DELL'ARTE NELLE SCUOLE SECONDARIE PER CIRCA 38 ANNI. FU INSIGNITO DI NUMEROSISSIMI PREMI RISCUOTENDO CONSENSI DALLA CRITICA NAZIONALE ED INTERNAZIONALE. LE SUE OPERE SI TROVANO IN DIVERSE COLLEZIONI PRIVATE E PUBBLICHE. FU MAESTRO DI NUMEROSI PITTORI OGGI AI VERTICI DELL'ARTE IN SARDEGNA, FU IL PORTAVOCE DI NUOVI LINGUAGGI CULTURALI NELLA PITTURA DEL NOVECENTO SIA IN CAMPO REGIONALE CHE NAZIONALE. (CAGLIARI, 5.08.1911 - CAGLIARI, 19.06.1992) ">
            <text:p>FORMATOSI ALLA SCUOLA DI PITTORI QUALI ROSSINO, STANIS DESSI' E FELICE MELIS MARINI, NONCHE' DELLO SCULTORE FRANCESCO CIUSA PRESSO I QUALI IMPARO' TUTTE LE TECNICHE LEGATE ALLA PITTURA (TRA CUI LO STUDIO DEL RITRATTO), ALL'INCISIONE ED ALLA SCULTURA, SI DIPLOMO' AL LICEO ARTISTICO DI BRERA A MILANO. DIVENNE DOCENTE IN DISEGNO E STORIA DELL'ARTE NELLE SCUOLE SECONDARIE PER CIRCA 38 ANNI. FU INSIGNITO DI NUMEROSISSIMI PREMI RISCUOTENDO CONSENSI DALLA CRITICA NAZIONALE ED INTERNAZIONALE. LE SUE OPERE SI TROVANO IN DIVERSE COLLEZIONI PRIVATE E PUBBLICHE. FU MAESTRO DI NUMEROSI PITTORI OGGI AI VERTICI DELL'ARTE IN SARDEGNA, FU IL PORTAVOCE DI NUOVI LINGUAGGI CULTURALI NELLA PITTURA DEL NOVECENTO SIA IN CAMPO REGIONALE CHE NAZIONALE. (CAGLIARI, 5.08.1911 - CAGLIARI, 19.06.1992) </text:p>
          </table:table-cell>
        </table:table-row>
        <table:table-row>
          <table:table-cell office:value-type="string" office:string-value="092009_001476">
            <text:p>092009_001476</text:p>
          </table:table-cell>
          <table:table-cell office:value-type="string" office:string-value="PIAZZA ROBERT BADEN POWELL">
            <text:p>PIAZZA ROBERT BADEN POWELL</text:p>
          </table:table-cell>
          <table:table-cell office:value-type="string" office:string-value="VIA FREUD - VIA DEI SALINIERI - VIA SA PERDA BIANCA ">
            <text:p>VIA FREUD - VIA DEI SALINIERI - VIA SA PERDA BIANCA </text:p>
          </table:table-cell>
          <table:table-cell office:value-type="float" office:value="366">
            <text:p>366</text:p>
          </table:table-cell>
          <table:table-cell office:value-type="date" office:date-value="2007-06-12">
            <text:p>06/12/07</text:p>
          </table:table-cell>
          <table:table-cell office:value-type="string" office:string-value="G.C.">
            <text:p>G.C.</text:p>
          </table:table-cell>
          <table:table-cell office:value-type="string" office:string-value="QUATTRO PUNTI">
            <text:p>QUATTRO PUNTI</text:p>
          </table:table-cell>
        </table:table-row>
        <table:table-row>
          <table:table-cell office:value-type="string" office:string-value="092009_001477">
            <text:p>092009_001477</text:p>
          </table:table-cell>
          <table:table-cell office:value-type="string" office:string-value="PIAZZA ALDO SCARDELLA">
            <text:p>PIAZZA ALDO SCARDELLA</text:p>
          </table:table-cell>
          <table:table-cell office:value-type="string" office:string-value="PARCO GIOVANNI PAOLO II ">
            <text:p>PARCO GIOVANNI PAOLO II </text:p>
          </table:table-cell>
          <table:table-cell office:value-type="float" office:value="366">
            <text:p>366</text:p>
          </table:table-cell>
          <table:table-cell office:value-type="date" office:date-value="2007-06-12">
            <text:p>06/12/07</text:p>
          </table:table-cell>
          <table:table-cell office:value-type="string" office:string-value="G.C.">
            <text:p>G.C.</text:p>
          </table:table-cell>
          <table:table-cell office:value-type="string" office:string-value="IL 2 LUGLIO 1986 MORIVA NEL CARCERE DI BUONCAMMINO, IN CIRCOSTANZE ANCORA MISTERIOSE, UNO STUDENTE UNIVERSITARIO CAGLIARITANO: SI CHIAMAVA ALDO SCARDELLA, ERA STATO ARRESTATO IL 29 DICEMBRE 1985 DOPO UNA RAPINA IN UN MARKET DI VIA DEI DONORATICO NEL CORSO DELLA QUALE PERSE LA VITA IL COMMERCIANTE GIOVANNI BATTISTA PINNA. SOLTANTO NEL 1996 ALTRE PERSONE SONO STATE CONDANNATE DALLA CORTE D'ASSISE PER QUELL'OMICIDIO: ALDO, INVECE, CHE AVEVA SOLTANTO 24 ANNI QUANDO E' MORTO, ERA STATO ARRESTATO SULLA BASE DI SOSPETTI INFONDATI E MESSO IN ISOLAMENTO PRIMA DI ESSERE PROCESSATO. (NATO A CAGLIARI NEL 1961 - MORTO A CAGLIARI NEL 1986) ">
            <text:p>IL 2 LUGLIO 1986 MORIVA NEL CARCERE DI BUONCAMMINO, IN CIRCOSTANZE ANCORA MISTERIOSE, UNO STUDENTE UNIVERSITARIO CAGLIARITANO: SI CHIAMAVA ALDO SCARDELLA, ERA STATO ARRESTATO IL 29 DICEMBRE 1985 DOPO UNA RAPINA IN UN MARKET DI VIA DEI DONORATICO NEL CORSO DELLA QUALE PERSE LA VITA IL COMMERCIANTE GIOVANNI BATTISTA PINNA. SOLTANTO NEL 1996 ALTRE PERSONE SONO STATE CONDANNATE DALLA CORTE D'ASSISE PER QUELL'OMICIDIO: ALDO, INVECE, CHE AVEVA SOLTANTO 24 ANNI QUANDO E' MORTO, ERA STATO ARRESTATO SULLA BASE DI SOSPETTI INFONDATI E MESSO IN ISOLAMENTO PRIMA DI ESSERE PROCESSATO. (NATO A CAGLIARI NEL 1961 - MORTO A CAGLIARI NEL 1986) </text:p>
          </table:table-cell>
        </table:table-row>
        <table:table-row>
          <table:table-cell office:value-type="string" office:string-value="092009_001478">
            <text:p>092009_001478</text:p>
          </table:table-cell>
          <table:table-cell office:value-type="string" office:string-value="PIAZZA PIERO DESSI'">
            <text:p>PIAZZA PIERO DESSI'</text:p>
          </table:table-cell>
          <table:table-cell office:value-type="string" office:string-value="VIA ASTROLABIO - VIA SCIROCCO - VIA S'ARRULLONI ">
            <text:p>VIA ASTROLABIO - VIA SCIROCCO - VIA S'ARRULLONI </text:p>
          </table:table-cell>
          <table:table-cell office:value-type="float" office:value="366">
            <text:p>366</text:p>
          </table:table-cell>
          <table:table-cell office:value-type="date" office:date-value="2007-06-12">
            <text:p>06/12/07</text:p>
          </table:table-cell>
          <table:table-cell office:value-type="string" office:string-value="G.C.">
            <text:p>G.C.</text:p>
          </table:table-cell>
          <table:table-cell office:value-type="string" office:string-value="MILITARE DI LEVA PARACADUTISTA, APPENA VENTENNE, PERIVA ASSIEME AD ALTRI SEI UOMINI DELL'EQUIPAGGIO INGLESE E 45 PARACADUTISTI DELLA BRIGATA FOLGORE DI CUI ALTRI DUE GIOVANI SARDI, DURANTE UN'ESERCITAZIONE CONGIUNTA CON L'ESERCITO BRITANNICO A BORDO DI UN C130 INABISSATOSI NELLE ACQUE DI MELORIA - LIVORNO. NELLA TRAGEDIA, CONSIDERATA UNA DELLE PIU' GRAVI SCIAGURE AEREE AVVENUTE IN ITALIA, PERSE LA VITA IL SERGENTE MAGGIORE SOMMOZZATORE GIANNINO CARIA DI MACOMER, DECORATO CON MEDAGLIA D'ORO AL VALOR CIVILE PER AVER DONATO LA PROPRIA VITA NEI SUOI PROLUNGATI TENTATIVI DI RECUPERARE LE SALME. (SECCHE DELLA MELORIA - LIVORNO 9 SETTEMBRE 1971) ">
            <text:p>MILITARE DI LEVA PARACADUTISTA, APPENA VENTENNE, PERIVA ASSIEME AD ALTRI SEI UOMINI DELL'EQUIPAGGIO INGLESE E 45 PARACADUTISTI DELLA BRIGATA FOLGORE DI CUI ALTRI DUE GIOVANI SARDI, DURANTE UN'ESERCITAZIONE CONGIUNTA CON L'ESERCITO BRITANNICO A BORDO DI UN C130 INABISSATOSI NELLE ACQUE DI MELORIA - LIVORNO. NELLA TRAGEDIA, CONSIDERATA UNA DELLE PIU' GRAVI SCIAGURE AEREE AVVENUTE IN ITALIA, PERSE LA VITA IL SERGENTE MAGGIORE SOMMOZZATORE GIANNINO CARIA DI MACOMER, DECORATO CON MEDAGLIA D'ORO AL VALOR CIVILE PER AVER DONATO LA PROPRIA VITA NEI SUOI PROLUNGATI TENTATIVI DI RECUPERARE LE SALME. (SECCHE DELLA MELORIA - LIVORNO 9 SETTEMBRE 1971) </text:p>
          </table:table-cell>
        </table:table-row>
        <table:table-row>
          <table:table-cell office:value-type="string" office:string-value="092009_001479">
            <text:p>092009_001479</text:p>
          </table:table-cell>
          <table:table-cell office:value-type="string" office:string-value="VIA DELL'IDROVORA">
            <text:p>VIA DELL'IDROVORA</text:p>
          </table:table-cell>
          <table:table-cell office:value-type="string" office:string-value="VIALE POETTO - VIA LUNGO SALINE">
            <text:p>VIALE POETTO - VIA LUNGO SALINE</text:p>
          </table:table-cell>
          <table:table-cell office:value-type="float" office:value="130">
            <text:p>130</text:p>
          </table:table-cell>
          <table:table-cell office:value-type="date" office:date-value="2008-08-05">
            <text:p>08/05/08</text:p>
          </table:table-cell>
          <table:table-cell office:value-type="string" office:string-value="G.C.">
            <text:p>G.C.</text:p>
          </table:table-cell>
          <table:table-cell office:value-type="string" office:string-value="TOPONIMO SPONTANEO">
            <text:p>TOPONIMO SPONTANEO</text:p>
          </table:table-cell>
        </table:table-row>
        <table:table-row>
          <table:table-cell office:value-type="string" office:string-value="092009_001480">
            <text:p>092009_001480</text:p>
          </table:table-cell>
          <table:table-cell office:value-type="string" office:string-value="VIA SALVATORE SOLE">
            <text:p>VIA SALVATORE SOLE</text:p>
          </table:table-cell>
          <table:table-cell office:value-type="string" office:string-value="VIA AMPERE - VIA CORONA">
            <text:p>VIA AMPERE - VIA CORONA</text:p>
          </table:table-cell>
          <table:table-cell office:value-type="float" office:value="366">
            <text:p>366</text:p>
          </table:table-cell>
          <table:table-cell office:value-type="date" office:date-value="2007-06-12">
            <text:p>06/12/07</text:p>
          </table:table-cell>
          <table:table-cell office:value-type="string" office:string-value="G.M.">
            <text:p>G.M.</text:p>
          </table:table-cell>
          <table:table-cell office:value-type="string" office:string-value="CONSIGLIERE COMUNALE PER TRE VOLTE E SUB. SINDACO DI PIRRI, ASSESSORE DI CAGLIARI DELLE FRAZIONI (PIRRI - MONSERRATO - QUARTUCCIU - ELMAS) ED ALLO SPORT. MEZZ'ALA DESTRA DEL CAGLIARI CALCIO NEGLI ANNI VENTI, SI CLASSIFICO' SECONDO AI CAMPIONATI ITALIANI DI SALTO IN LUNGO. RICOPRI' ANCHE LA CARICA DI ARBITRO F.I.G.C. (FLUMINIMAGGIORE 1909 - CAGLIARI-PIRRI 2001) - (CON DELIBERAZIONE N. 233 DEL 17/12/2013 E' STATA MODIFICATO IL TRATTO INTESTATO ALLA DENOMINAZIONE)">
            <text:p>CONSIGLIERE COMUNALE PER TRE VOLTE E SUB. SINDACO DI PIRRI, ASSESSORE DI CAGLIARI DELLE FRAZIONI (PIRRI - MONSERRATO - QUARTUCCIU - ELMAS) ED ALLO SPORT. MEZZ'ALA DESTRA DEL CAGLIARI CALCIO NEGLI ANNI VENTI, SI CLASSIFICO' SECONDO AI CAMPIONATI ITALIANI DI SALTO IN LUNGO. RICOPRI' ANCHE LA CARICA DI ARBITRO F.I.G.C. (FLUMINIMAGGIORE 1909 - CAGLIARI-PIRRI 2001) - (CON DELIBERAZIONE N. 233 DEL 17/12/2013 E' STATA MODIFICATO IL TRATTO INTESTATO ALLA DENOMINAZIONE)</text:p>
          </table:table-cell>
        </table:table-row>
        <table:table-row>
          <table:table-cell office:value-type="string" office:string-value="092009_001481">
            <text:p>092009_001481</text:p>
          </table:table-cell>
          <table:table-cell office:value-type="string" office:string-value="PIAZZETTA BILLY SECHI">
            <text:p>PIAZZETTA BILLY SECHI</text:p>
          </table:table-cell>
          <table:table-cell office:value-type="string" office:string-value="FRONTE VIA LA PALMA">
            <text:p>FRONTE VIA LA PALMA</text:p>
          </table:table-cell>
          <table:table-cell office:value-type="float" office:value="366">
            <text:p>366</text:p>
          </table:table-cell>
          <table:table-cell office:value-type="date" office:date-value="2007-06-12">
            <text:p>06/12/07</text:p>
          </table:table-cell>
          <table:table-cell office:value-type="string" office:string-value="G.M.">
            <text:p>G.M.</text:p>
          </table:table-cell>
          <table:table-cell office:value-type="string" office:string-value="PESI LEGGERI">
            <text:p>PESI LEGGERI</text:p>
          </table:table-cell>
        </table:table-row>
        <table:table-row>
          <table:table-cell office:value-type="string" office:string-value="092009_001482">
            <text:p>092009_001482</text:p>
          </table:table-cell>
          <table:table-cell office:value-type="string" office:string-value="VIA FRANCESCO COCO">
            <text:p>VIA FRANCESCO COCO</text:p>
          </table:table-cell>
          <table:table-cell office:value-type="string" office:string-value="VIA ABBA - CHIUSO">
            <text:p>VIA ABBA - CHIUSO</text:p>
          </table:table-cell>
          <table:table-cell office:value-type="float" office:value="267">
            <text:p>267</text:p>
          </table:table-cell>
          <table:table-cell office:value-type="date" office:date-value="2008-02-10">
            <text:p>02/10/08</text:p>
          </table:table-cell>
          <table:table-cell office:value-type="string" office:string-value="G.M.">
            <text:p>G.M.</text:p>
          </table:table-cell>
          <table:table-cell office:value-type="string" office:string-value="PROCURATORE CAPO DELLA REPUBBLICA DEL TRIBUNALE DI GENOVA, IL GIUDICE FRANCESCO COCO VENNE ASSASSINATO DALLE BRIGATE ROSSE INSIEME ALL'AGENTE DI SCORTA AD AL SUO AUTISTA. SOSTITUTO PROCURATORE GENERALE DAL 1952 AL 1955, POI PROCURATORE GENERALE DELLA CORTE D'APPELLO DI CAGLIARI PRIMA DI TRASFERIRSI A GENOVA, IL SUO NOME NELL'ISOLA VIENE RICORDATO OLTRE CHE PER L'ATTIVITA' DI ACCUSA IN NUMEROSI PROCESSI LEGATI A SEQUESTRI DI PERSONA, ANCHE PER LE INDAGINI ED IL SUCCESSIVO PROCESSO PER L'UCCISIONE DELLA BEATA ANTONIA MESINA. A GENOVA LEGO' IL SUO NOME ALLA GESTIONE DEL PERIODO DEL SEQUESTRO DEL SUO COLLEGA MARIO SOSSI, RAPITO DALLE BR. DURANTE IL SEQUESTRO DEL GIUDICE SOSSI, LA CORTE D'ASSISE D'APPELLO DI GENOVA CONCESSE LA LIBERTA' AD ALCUNI DETENUTI SUBORDINANDONE LA SCARCERAZIONE ALLA CONDIZIONE DI EFFETTIVA INTEGRITA' FISICA DEL MAGISTRATO. ALL'ATTO DELLA LIBERAZIONE DELL'OSTAGGIO SI CONSTATO' CHE AL MAGISTRATO ERANO INVECE STATE INFLITTE VARIE LESIONI TRA CUI ANCHE LA FRATTURA DI UNA COSTOLA. IL DOTT. COCO IMPUGNO' DI CONSEGUENZA IN CASSAZIONE L'ORDINANZA DI SCARCERAZIONE, OTTENENDONE L'ANNULLAMENTO MA FIRMANDO, PURTROPPO, LA SUA CONDANNA A MORTE. AL TEMPO DELLA SUA UCCISIONE, A PARTE LO SGOMENTO E L'ORRORE PER IL FATTO, NON VENNE DATO IL GIUSTO PESO ALLA SUA MORTE SOPRATTUTTO IN CONSIDERAZIONE DEL FATTO CHE TRATTAVASI DI UN UOMO DELLO STATO SCHIERATO IN PRIMA LINEA NELLA LOTTA AL TERRORISMO. (TERRALBA, 12.12.1908 - GENOVA, 08.06.1976)">
            <text:p>PROCURATORE CAPO DELLA REPUBBLICA DEL TRIBUNALE DI GENOVA, IL GIUDICE FRANCESCO COCO VENNE ASSASSINATO DALLE BRIGATE ROSSE INSIEME ALL'AGENTE DI SCORTA AD AL SUO AUTISTA. SOSTITUTO PROCURATORE GENERALE DAL 1952 AL 1955, POI PROCURATORE GENERALE DELLA CORTE D'APPELLO DI CAGLIARI PRIMA DI TRASFERIRSI A GENOVA, IL SUO NOME NELL'ISOLA VIENE RICORDATO OLTRE CHE PER L'ATTIVITA' DI ACCUSA IN NUMEROSI PROCESSI LEGATI A SEQUESTRI DI PERSONA, ANCHE PER LE INDAGINI ED IL SUCCESSIVO PROCESSO PER L'UCCISIONE DELLA BEATA ANTONIA MESINA. A GENOVA LEGO' IL SUO NOME ALLA GESTIONE DEL PERIODO DEL SEQUESTRO DEL SUO COLLEGA MARIO SOSSI, RAPITO DALLE BR. DURANTE IL SEQUESTRO DEL GIUDICE SOSSI, LA CORTE D'ASSISE D'APPELLO DI GENOVA CONCESSE LA LIBERTA' AD ALCUNI DETENUTI SUBORDINANDONE LA SCARCERAZIONE ALLA CONDIZIONE DI EFFETTIVA INTEGRITA' FISICA DEL MAGISTRATO. ALL'ATTO DELLA LIBERAZIONE DELL'OSTAGGIO SI CONSTATO' CHE AL MAGISTRATO ERANO INVECE STATE INFLITTE VARIE LESIONI TRA CUI ANCHE LA FRATTURA DI UNA COSTOLA. IL DOTT. COCO IMPUGNO' DI CONSEGUENZA IN CASSAZIONE L'ORDINANZA DI SCARCERAZIONE, OTTENENDONE L'ANNULLAMENTO MA FIRMANDO, PURTROPPO, LA SUA CONDANNA A MORTE. AL TEMPO DELLA SUA UCCISIONE, A PARTE LO SGOMENTO E L'ORRORE PER IL FATTO, NON VENNE DATO IL GIUSTO PESO ALLA SUA MORTE SOPRATTUTTO IN CONSIDERAZIONE DEL FATTO CHE TRATTAVASI DI UN UOMO DELLO STATO SCHIERATO IN PRIMA LINEA NELLA LOTTA AL TERRORISMO. (TERRALBA, 12.12.1908 - GENOVA, 08.06.1976)</text:p>
          </table:table-cell>
        </table:table-row>
        <table:table-row>
          <table:table-cell office:value-type="string" office:string-value="092009_001483">
            <text:p>092009_001483</text:p>
          </table:table-cell>
          <table:table-cell office:value-type="string" office:string-value="PIAZZA PRINCIPATO DI MONACO">
            <text:p>PIAZZA PRINCIPATO DI MONACO</text:p>
          </table:table-cell>
          <table:table-cell office:value-type="string" office:string-value="VIA PARIGI - VIA AVICENNA">
            <text:p>VIA PARIGI - VIA AVICENNA</text:p>
          </table:table-cell>
          <table:table-cell office:value-type="float" office:value="58">
            <text:p>58</text:p>
          </table:table-cell>
          <table:table-cell office:value-type="string" office:string-value="26/03/2009">
            <text:p>26/03/2009</text:p>
          </table:table-cell>
          <table:table-cell office:value-type="string" office:string-value="G.M.">
            <text:p>G.M.</text:p>
          </table:table-cell>
          <table:table-cell office:value-type="string" office:string-value="STATO EUROPEO.">
            <text:p>STATO EUROPEO.</text:p>
          </table:table-cell>
        </table:table-row>
        <table:table-row>
          <table:table-cell office:value-type="string" office:string-value="092009_001484">
            <text:p>092009_001484</text:p>
          </table:table-cell>
          <table:table-cell office:value-type="string" office:string-value="PIAZZA GIOVANNI PALATUCCI">
            <text:p>PIAZZA GIOVANNI PALATUCCI</text:p>
          </table:table-cell>
          <table:table-cell office:value-type="string" office:string-value="PIAZZA REPUBBLICA - VIA TUVERI">
            <text:p>PIAZZA REPUBBLICA - VIA TUVERI</text:p>
          </table:table-cell>
          <table:table-cell office:value-type="float" office:value="59">
            <text:p>59</text:p>
          </table:table-cell>
          <table:table-cell office:value-type="string" office:string-value="26/03/2009">
            <text:p>26/03/2009</text:p>
          </table:table-cell>
          <table:table-cell office:value-type="string" office:string-value="G.M.">
            <text:p>G.M.</text:p>
          </table:table-cell>
          <table:table-cell office:value-type="string" office:string-value="GIUSTO TRA LE NAZIONI">
            <text:p>GIUSTO TRA LE NAZIONI</text:p>
          </table:table-cell>
        </table:table-row>
        <table:table-row>
          <table:table-cell office:value-type="string" office:string-value="092009_001485">
            <text:p>092009_001485</text:p>
          </table:table-cell>
          <table:table-cell office:value-type="string" office:string-value="PIAZZA ANTONIO BASSO">
            <text:p>PIAZZA ANTONIO BASSO</text:p>
          </table:table-cell>
          <table:table-cell office:value-type="string" office:string-value="VIA DARWIN - CHIUSO">
            <text:p>VIA DARWIN - CHIUSO</text:p>
          </table:table-cell>
          <table:table-cell office:value-type="float" office:value="60">
            <text:p>60</text:p>
          </table:table-cell>
          <table:table-cell office:value-type="string" office:string-value="26/03/2009">
            <text:p>26/03/2009</text:p>
          </table:table-cell>
          <table:table-cell office:value-type="string" office:string-value="G.M.">
            <text:p>G.M.</text:p>
          </table:table-cell>
          <table:table-cell office:value-type="string" office:string-value="(NATO A NAPOLI 27/06/1881 - MORTO A ROMA 20/10/1958). GENERALE DI CORPO D'ARMATA COMANDANTE DEL XIII CORPO D'ARMATA DI CAGLIARI E SUCCESSIVAMENTE COMANDANTE DELLE FORZE ARMATE DELLA SARDEGNA, NONCHE' COMMISSARIO CIVILE DELL'ISOLA DAL 1940 AL 1943. ">
            <text:p>(NATO A NAPOLI 27/06/1881 - MORTO A ROMA 20/10/1958). GENERALE DI CORPO D'ARMATA COMANDANTE DEL XIII CORPO D'ARMATA DI CAGLIARI E SUCCESSIVAMENTE COMANDANTE DELLE FORZE ARMATE DELLA SARDEGNA, NONCHE' COMMISSARIO CIVILE DELL'ISOLA DAL 1940 AL 1943. </text:p>
          </table:table-cell>
        </table:table-row>
        <table:table-row>
          <table:table-cell office:value-type="string" office:string-value="092009_001486">
            <text:p>092009_001486</text:p>
          </table:table-cell>
          <table:table-cell office:value-type="string" office:string-value="VIA GIULIANA TRELEANI">
            <text:p>VIA GIULIANA TRELEANI</text:p>
          </table:table-cell>
          <table:table-cell office:value-type="string" office:string-value="VIALE PISANO - CONFINE COMUNALE MONSERRATO">
            <text:p>VIALE PISANO - CONFINE COMUNALE MONSERRATO</text:p>
          </table:table-cell>
          <table:table-cell office:value-type="float" office:value="350">
            <text:p>350</text:p>
          </table:table-cell>
          <table:table-cell office:value-type="date" office:date-value="2008-11-12">
            <text:p>11/12/08</text:p>
          </table:table-cell>
          <table:table-cell office:value-type="string" office:string-value="G.C.">
            <text:p>G.C.</text:p>
          </table:table-cell>
          <table:table-cell office:value-type="string" office:string-value="CAMPIONESSA MONDIALE DI IMMERSIONE SENZA RESPIRATORE.">
            <text:p>CAMPIONESSA MONDIALE DI IMMERSIONE SENZA RESPIRATORE.</text:p>
          </table:table-cell>
        </table:table-row>
        <table:table-row>
          <table:table-cell office:value-type="string" office:string-value="092009_001487">
            <text:p>092009_001487</text:p>
          </table:table-cell>
          <table:table-cell office:value-type="string" office:string-value="PIAZZA FALCONE E BORSELLINO">
            <text:p>PIAZZA FALCONE E BORSELLINO</text:p>
          </table:table-cell>
          <table:table-cell office:value-type="string" office:string-value="PIAZZA REPUBBLICA - VIA PESSINA">
            <text:p>PIAZZA REPUBBLICA - VIA PESSINA</text:p>
          </table:table-cell>
          <table:table-cell office:value-type="float" office:value="370">
            <text:p>370</text:p>
          </table:table-cell>
          <table:table-cell office:value-type="string" office:string-value="18/12/2008">
            <text:p>18/12/2008</text:p>
          </table:table-cell>
          <table:table-cell office:value-type="string" office:string-value="G.C.">
            <text:p>G.C.</text:p>
          </table:table-cell>
          <table:table-cell office:value-type="string" office:string-value="MAGISTRATI ITALIANI PADRI DELLA LOTTA ALLA MAFIA. GIOVANNI FALCONE MUORE NELL'ATTENTATO DI CAPACI IL 23 MAGGIO 1992. PAOLO BORSELLINO VERRA' UCCISO POCO DOPO, IL 19 LUGLIO 1992, NELLA STRAGE DI VIA D'AMELIO.">
            <text:p>MAGISTRATI ITALIANI PADRI DELLA LOTTA ALLA MAFIA. GIOVANNI FALCONE MUORE NELL'ATTENTATO DI CAPACI IL 23 MAGGIO 1992. PAOLO BORSELLINO VERRA' UCCISO POCO DOPO, IL 19 LUGLIO 1992, NELLA STRAGE DI VIA D'AMELIO.</text:p>
          </table:table-cell>
        </table:table-row>
        <table:table-row>
          <table:table-cell office:value-type="string" office:string-value="092009_001488">
            <text:p>092009_001488</text:p>
          </table:table-cell>
          <table:table-cell office:value-type="string" office:string-value="PIAZZETTA FRANCO OLIVERIO">
            <text:p>PIAZZETTA FRANCO OLIVERIO</text:p>
          </table:table-cell>
          <table:table-cell office:value-type="string" office:string-value="PIAZZA DEI PESCATORI">
            <text:p>PIAZZA DEI PESCATORI</text:p>
          </table:table-cell>
          <table:table-cell office:value-type="float" office:value="322">
            <text:p>322</text:p>
          </table:table-cell>
          <table:table-cell office:value-type="string" office:string-value="30/12/2009">
            <text:p>30/12/2009</text:p>
          </table:table-cell>
          <table:table-cell office:value-type="string" office:string-value="G.M.">
            <text:p>G.M.</text:p>
          </table:table-cell>
          <table:table-cell office:value-type="string" office:string-value="MEDICO.">
            <text:p>MEDICO.</text:p>
          </table:table-cell>
        </table:table-row>
        <table:table-row>
          <table:table-cell office:value-type="string" office:string-value="092009_001489">
            <text:p>092009_001489</text:p>
          </table:table-cell>
          <table:table-cell office:value-type="string" office:string-value="VIA RAFFAELE DI TUCCI">
            <text:p>VIA RAFFAELE DI TUCCI</text:p>
          </table:table-cell>
          <table:table-cell office:value-type="string" office:string-value="VIA DEGLI ASTRI - VIA CALA REGINA">
            <text:p>VIA DEGLI ASTRI - VIA CALA REGINA</text:p>
          </table:table-cell>
          <table:table-cell office:value-type="float" office:value="324">
            <text:p>324</text:p>
          </table:table-cell>
          <table:table-cell office:value-type="string" office:string-value="30/12/2009">
            <text:p>30/12/2009</text:p>
          </table:table-cell>
          <table:table-cell office:value-type="string" office:string-value="G.M.">
            <text:p>G.M.</text:p>
          </table:table-cell>
          <table:table-cell office:value-type="string" office:string-value="STORICO.">
            <text:p>STORICO.</text:p>
          </table:table-cell>
        </table:table-row>
        <table:table-row>
          <table:table-cell office:value-type="string" office:string-value="092009_001490">
            <text:p>092009_001490</text:p>
          </table:table-cell>
          <table:table-cell office:value-type="string" office:string-value="VIA FERRUCCIO CASCHILI">
            <text:p>VIA FERRUCCIO CASCHILI</text:p>
          </table:table-cell>
          <table:table-cell office:value-type="string" office:string-value="VIA DELLE AGAVI - CHIUSO">
            <text:p>VIA DELLE AGAVI - CHIUSO</text:p>
          </table:table-cell>
          <table:table-cell office:value-type="float" office:value="46">
            <text:p>46</text:p>
          </table:table-cell>
          <table:table-cell office:value-type="date" office:date-value="2010-04-03">
            <text:p>04/03/10</text:p>
          </table:table-cell>
          <table:table-cell office:value-type="string" office:string-value="G.M.">
            <text:p>G.M.</text:p>
          </table:table-cell>
          <table:table-cell office:value-type="string" office:string-value="POLITICO">
            <text:p>POLITICO</text:p>
          </table:table-cell>
        </table:table-row>
        <table:table-row>
          <table:table-cell office:value-type="string" office:string-value="092009_001491">
            <text:p>092009_001491</text:p>
          </table:table-cell>
          <table:table-cell office:value-type="string" office:string-value="VIA EDMONDO CROBU">
            <text:p>VIA EDMONDO CROBU</text:p>
          </table:table-cell>
          <table:table-cell office:value-type="string" office:string-value="VIA FELLINI - VIA DELLE FELCI">
            <text:p>VIA FELLINI - VIA DELLE FELCI</text:p>
          </table:table-cell>
          <table:table-cell office:value-type="float" office:value="47">
            <text:p>47</text:p>
          </table:table-cell>
          <table:table-cell office:value-type="date" office:date-value="2010-04-03">
            <text:p>04/03/10</text:p>
          </table:table-cell>
          <table:table-cell office:value-type="string" office:string-value="G.M.">
            <text:p>G.M.</text:p>
          </table:table-cell>
          <table:table-cell office:value-type="string" office:string-value="POETA E GIORNALISTA">
            <text:p>POETA E GIORNALISTA</text:p>
          </table:table-cell>
        </table:table-row>
        <table:table-row>
          <table:table-cell office:value-type="string" office:string-value="092009_001492">
            <text:p>092009_001492</text:p>
          </table:table-cell>
          <table:table-cell office:value-type="string" office:string-value="VIA MONSIGNORE SALVATORE CASU">
            <text:p>VIA MONSIGNORE SALVATORE CASU</text:p>
          </table:table-cell>
          <table:table-cell office:value-type="string" office:string-value="VIA MONSIGNOR VIRGILIO - VIA CORRIDONI">
            <text:p>VIA MONSIGNOR VIRGILIO - VIA CORRIDONI</text:p>
          </table:table-cell>
          <table:table-cell office:value-type="float" office:value="48">
            <text:p>48</text:p>
          </table:table-cell>
          <table:table-cell office:value-type="date" office:date-value="2010-04-03">
            <text:p>04/03/10</text:p>
          </table:table-cell>
          <table:table-cell office:value-type="string" office:string-value="G.M.">
            <text:p>G.M.</text:p>
          </table:table-cell>
          <table:table-cell office:value-type="string" office:string-value="STORICO">
            <text:p>STORICO</text:p>
          </table:table-cell>
        </table:table-row>
        <table:table-row>
          <table:table-cell office:value-type="string" office:string-value="092009_001493">
            <text:p>092009_001493</text:p>
          </table:table-cell>
          <table:table-cell office:value-type="string" office:string-value="VIA LUIGI BERNARDI">
            <text:p>VIA LUIGI BERNARDI</text:p>
          </table:table-cell>
          <table:table-cell office:value-type="string" office:string-value="VIA DELLA SPERANZA - VIA VALLE">
            <text:p>VIA DELLA SPERANZA - VIA VALLE</text:p>
          </table:table-cell>
          <table:table-cell office:value-type="float" office:value="49">
            <text:p>49</text:p>
          </table:table-cell>
          <table:table-cell office:value-type="date" office:date-value="2010-04-03">
            <text:p>04/03/10</text:p>
          </table:table-cell>
          <table:table-cell office:value-type="string" office:string-value="G.M.">
            <text:p>G.M.</text:p>
          </table:table-cell>
          <table:table-cell office:value-type="string" office:string-value="TEOLOGO">
            <text:p>TEOLOGO</text:p>
          </table:table-cell>
        </table:table-row>
        <table:table-row>
          <table:table-cell office:value-type="string" office:string-value="092009_001494">
            <text:p>092009_001494</text:p>
          </table:table-cell>
          <table:table-cell office:value-type="string" office:string-value="VIA GIUSEPPE ANTONIO LONIS">
            <text:p>VIA GIUSEPPE ANTONIO LONIS</text:p>
          </table:table-cell>
          <table:table-cell office:value-type="string" office:string-value="VIA DELLE GINESTRE - VIA DEI CASTAGNI">
            <text:p>VIA DELLE GINESTRE - VIA DEI CASTAGNI</text:p>
          </table:table-cell>
          <table:table-cell office:value-type="float" office:value="50">
            <text:p>50</text:p>
          </table:table-cell>
          <table:table-cell office:value-type="date" office:date-value="2010-04-03">
            <text:p>04/03/10</text:p>
          </table:table-cell>
          <table:table-cell office:value-type="string" office:string-value="G.M.">
            <text:p>G.M.</text:p>
          </table:table-cell>
          <table:table-cell office:value-type="string" office:string-value="SCULTORE">
            <text:p>SCULTORE</text:p>
          </table:table-cell>
        </table:table-row>
        <table:table-row>
          <table:table-cell office:value-type="string" office:string-value="092009_001495">
            <text:p>092009_001495</text:p>
          </table:table-cell>
          <table:table-cell office:value-type="string" office:string-value="VIA EMILIO SERRI">
            <text:p>VIA EMILIO SERRI</text:p>
          </table:table-cell>
          <table:table-cell office:value-type="string" office:string-value="VIA DELLE FELCI - CHIUSO">
            <text:p>VIA DELLE FELCI - CHIUSO</text:p>
          </table:table-cell>
          <table:table-cell office:value-type="float" office:value="79">
            <text:p>79</text:p>
          </table:table-cell>
          <table:table-cell office:value-type="date" office:date-value="2010-01-04">
            <text:p>01/04/10</text:p>
          </table:table-cell>
          <table:table-cell office:value-type="string" office:string-value="G.M.">
            <text:p>G.M.</text:p>
          </table:table-cell>
          <table:table-cell office:value-type="string" office:string-value="CARABINIERE">
            <text:p>CARABINIERE</text:p>
          </table:table-cell>
        </table:table-row>
        <table:table-row>
          <table:table-cell office:value-type="string" office:string-value="092009_001496">
            <text:p>092009_001496</text:p>
          </table:table-cell>
          <table:table-cell office:value-type="string" office:string-value="VIA FRANCESCO MASALA">
            <text:p>VIA FRANCESCO MASALA</text:p>
          </table:table-cell>
          <table:table-cell office:value-type="string" office:string-value="VIA SEGNI - CHIUSO">
            <text:p>VIA SEGNI - CHIUSO</text:p>
          </table:table-cell>
          <table:table-cell office:value-type="float" office:value="241">
            <text:p>241</text:p>
          </table:table-cell>
          <table:table-cell office:value-type="string" office:string-value="28/09/2010">
            <text:p>28/09/2010</text:p>
          </table:table-cell>
          <table:table-cell office:value-type="string" office:string-value="G.M.">
            <text:p>G.M.</text:p>
          </table:table-cell>
          <table:table-cell office:value-type="string" office:string-value="(NUGHEDU SAN NICOLO', 17/09/1916 - CAGLIARI, 23/01/2007) POETA, SCRITTORE E SAGGISTA SARDO">
            <text:p>(NUGHEDU SAN NICOLO', 17/09/1916 - CAGLIARI, 23/01/2007) POETA, SCRITTORE E SAGGISTA SARDO</text:p>
          </table:table-cell>
        </table:table-row>
        <table:table-row>
          <table:table-cell office:value-type="string" office:string-value="092009_001497">
            <text:p>092009_001497</text:p>
          </table:table-cell>
          <table:table-cell office:value-type="string" office:string-value="PIAZZA ALFREDO MADAU">
            <text:p>PIAZZA ALFREDO MADAU</text:p>
          </table:table-cell>
          <table:table-cell office:value-type="string" office:string-value="VIA RISORGIMENTO - VIA DEI CARBONARI - VIA VESALIO">
            <text:p>VIA RISORGIMENTO - VIA DEI CARBONARI - VIA VESALIO</text:p>
          </table:table-cell>
          <table:table-cell office:value-type="float" office:value="242">
            <text:p>242</text:p>
          </table:table-cell>
          <table:table-cell office:value-type="string" office:string-value="28/09/2010">
            <text:p>28/09/2010</text:p>
          </table:table-cell>
          <table:table-cell office:value-type="string" office:string-value="G.M.">
            <text:p>G.M.</text:p>
          </table:table-cell>
          <table:table-cell office:value-type="string" office:string-value="(LACONI, 1920 - ELUET EL ASEL (EGITTO), 19/12/1941) MEDAGLIA D'ARGENTO AL VALOR MILITARE">
            <text:p>(LACONI, 1920 - ELUET EL ASEL (EGITTO), 19/12/1941) MEDAGLIA D'ARGENTO AL VALOR MILITARE</text:p>
          </table:table-cell>
        </table:table-row>
        <table:table-row>
          <table:table-cell office:value-type="string" office:string-value="092009_001498">
            <text:p>092009_001498</text:p>
          </table:table-cell>
          <table:table-cell office:value-type="string" office:string-value="PIAZZETTA L'UNIONE SARDA">
            <text:p>PIAZZETTA L'UNIONE SARDA</text:p>
          </table:table-cell>
          <table:table-cell office:value-type="string" office:string-value="VIA SANTA GILLA">
            <text:p>VIA SANTA GILLA</text:p>
          </table:table-cell>
          <table:table-cell office:value-type="float" office:value="10">
            <text:p>10</text:p>
          </table:table-cell>
          <table:table-cell office:value-type="string" office:string-value="27/01/2011">
            <text:p>27/01/2011</text:p>
          </table:table-cell>
          <table:table-cell office:value-type="string" office:string-value="G.M.">
            <text:p>G.M.</text:p>
          </table:table-cell>
          <table:table-cell office:value-type="string" office:string-value="TESTATA GIORNALISTICA STORICA DELLA SARDEGNA">
            <text:p>TESTATA GIORNALISTICA STORICA DELLA SARDEGNA</text:p>
          </table:table-cell>
        </table:table-row>
        <table:table-row>
          <table:table-cell office:value-type="string" office:string-value="092009_001499">
            <text:p>092009_001499</text:p>
          </table:table-cell>
          <table:table-cell office:value-type="string" office:string-value="VIALE DEI GIORNALISTI">
            <text:p>VIALE DEI GIORNALISTI</text:p>
          </table:table-cell>
          <table:table-cell office:value-type="string" office:string-value="VIA FLUMENDOSA - VIA SAN PAOLO">
            <text:p>VIA FLUMENDOSA - VIA SAN PAOLO</text:p>
          </table:table-cell>
          <table:table-cell office:value-type="float" office:value="10">
            <text:p>10</text:p>
          </table:table-cell>
          <table:table-cell office:value-type="string" office:string-value="27/01/2011">
            <text:p>27/01/2011</text:p>
          </table:table-cell>
          <table:table-cell office:value-type="string" office:string-value="G.M.">
            <text:p>G.M.</text:p>
          </table:table-cell>
          <table:table-cell office:value-type="string" office:string-value=".">
            <text:p>.</text:p>
          </table:table-cell>
        </table:table-row>
        <table:table-row>
          <table:table-cell office:value-type="string" office:string-value="092009_001500">
            <text:p>092009_001500</text:p>
          </table:table-cell>
          <table:table-cell office:value-type="string" office:string-value="VIA MARIO DE SOTGIU">
            <text:p>VIA MARIO DE SOTGIU</text:p>
          </table:table-cell>
          <table:table-cell office:value-type="string" office:string-value="VIA SANTA GILLA - VIA CAMPO SCIPIONE">
            <text:p>VIA SANTA GILLA - VIA CAMPO SCIPIONE</text:p>
          </table:table-cell>
          <table:table-cell office:value-type="float" office:value="10">
            <text:p>10</text:p>
          </table:table-cell>
          <table:table-cell office:value-type="string" office:string-value="27/01/2011">
            <text:p>27/01/2011</text:p>
          </table:table-cell>
          <table:table-cell office:value-type="string" office:string-value="G.M.">
            <text:p>G.M.</text:p>
          </table:table-cell>
          <table:table-cell office:value-type="string" office:string-value="SINDACO DI CAGLIARI NEGLI ANNI 1979/1980.">
            <text:p>SINDACO DI CAGLIARI NEGLI ANNI 1979/1980.</text:p>
          </table:table-cell>
        </table:table-row>
        <table:table-row>
          <table:table-cell office:value-type="string" office:string-value="092009_001501">
            <text:p>092009_001501</text:p>
          </table:table-cell>
          <table:table-cell office:value-type="string" office:string-value="PIAZZA MANLIO SCOPIGNO">
            <text:p>PIAZZA MANLIO SCOPIGNO</text:p>
          </table:table-cell>
          <table:table-cell office:value-type="string" office:string-value="VIA DELLA PINETA - VIALE DIAZ - VIA CAGNA - VIA DEI SALINIERI">
            <text:p>VIA DELLA PINETA - VIALE DIAZ - VIA CAGNA - VIA DEI SALINIERI</text:p>
          </table:table-cell>
          <table:table-cell office:value-type="float" office:value="40">
            <text:p>40</text:p>
          </table:table-cell>
          <table:table-cell office:value-type="date" office:date-value="2011-10-03">
            <text:p>10/03/11</text:p>
          </table:table-cell>
          <table:table-cell office:value-type="string" office:string-value="G.M.">
            <text:p>G.M.</text:p>
          </table:table-cell>
          <table:table-cell office:value-type="string" office:string-value="ALLENATORE DEL CAGLIARI CALCIO CAMPIONE D'ITALIA 1969/1970.">
            <text:p>ALLENATORE DEL CAGLIARI CALCIO CAMPIONE D'ITALIA 1969/1970.</text:p>
          </table:table-cell>
        </table:table-row>
        <table:table-row>
          <table:table-cell office:value-type="string" office:string-value="092009_001502">
            <text:p>092009_001502</text:p>
          </table:table-cell>
          <table:table-cell office:value-type="string" office:string-value="VIA DELLE ACACIE">
            <text:p>VIA DELLE ACACIE</text:p>
          </table:table-cell>
          <table:table-cell office:value-type="string" office:string-value="VIA DELLA FAUNA - VIA IS ARENAS">
            <text:p>VIA DELLA FAUNA - VIA IS ARENAS</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DENOMINAZIONE SPONTANEA.">
            <text:p>DENOMINAZIONE SPONTANEA.</text:p>
          </table:table-cell>
        </table:table-row>
        <table:table-row>
          <table:table-cell office:value-type="string" office:string-value="092009_001503">
            <text:p>092009_001503</text:p>
          </table:table-cell>
          <table:table-cell office:value-type="string" office:string-value="VICO PRIMO DELLE ACACIE">
            <text:p>VICO PRIMO DELLE ACACIE</text:p>
          </table:table-cell>
          <table:table-cell office:value-type="string" office:string-value="VIA DELLE ACACIE - VIA DEI GELSOMINI">
            <text:p>VIA DELLE ACACIE - VIA DEI GELSOMINI</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04">
            <text:p>092009_001504</text:p>
          </table:table-cell>
          <table:table-cell office:value-type="string" office:string-value="VICO SECONDO DELLE ACACIE">
            <text:p>VICO SECONDO DELLE ACACIE</text:p>
          </table:table-cell>
          <table:table-cell office:value-type="string" office:string-value="VIA DELLE ACACIE - VIA DEI GELSOMINI">
            <text:p>VIA DELLE ACACIE - VIA DEI GELSOMINI</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DENOMINAZIONE SPONTANEA.">
            <text:p>DENOMINAZIONE SPONTANEA.</text:p>
          </table:table-cell>
        </table:table-row>
        <table:table-row>
          <table:table-cell office:value-type="string" office:string-value="092009_001505">
            <text:p>092009_001505</text:p>
          </table:table-cell>
          <table:table-cell office:value-type="string" office:string-value="VIA DEL BOSCHETTO">
            <text:p>VIA DEL BOSCHETTO</text:p>
          </table:table-cell>
          <table:table-cell office:value-type="string" office:string-value="VIA DELLE ACACIE - VIA IS ARENAS">
            <text:p>VIA DELLE ACACIE - VIA IS ARENAS</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DENOMINAZIONE SPONTANEA.">
            <text:p>DENOMINAZIONE SPONTANEA.</text:p>
          </table:table-cell>
        </table:table-row>
        <table:table-row>
          <table:table-cell office:value-type="string" office:string-value="092009_001506">
            <text:p>092009_001506</text:p>
          </table:table-cell>
          <table:table-cell office:value-type="string" office:string-value="VIA DEI BOUGANVILLE">
            <text:p>VIA DEI BOUGANVILLE</text:p>
          </table:table-cell>
          <table:table-cell office:value-type="string" office:string-value="VIA DELLE ACACIE - VIA DEL PRATO FIORITO">
            <text:p>VIA DELLE ACACIE - VIA DEL PRATO FIORIT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DENOMINAZIONE SPONTANEA.">
            <text:p>DENOMINAZIONE SPONTANEA.</text:p>
          </table:table-cell>
        </table:table-row>
        <table:table-row>
          <table:table-cell office:value-type="string" office:string-value="092009_001507">
            <text:p>092009_001507</text:p>
          </table:table-cell>
          <table:table-cell office:value-type="string" office:string-value="VIA DELLA FAUNA">
            <text:p>VIA DELLA FAUNA</text:p>
          </table:table-cell>
          <table:table-cell office:value-type="string" office:string-value="VIA DEL SALE - CONFINE COMUNALE">
            <text:p>VIA DEL SALE - CONFINE COMUNALE</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DENOMINAZIONE SPONTANEA.">
            <text:p>DENOMINAZIONE SPONTANEA.</text:p>
          </table:table-cell>
        </table:table-row>
        <table:table-row>
          <table:table-cell office:value-type="string" office:string-value="092009_001508">
            <text:p>092009_001508</text:p>
          </table:table-cell>
          <table:table-cell office:value-type="string" office:string-value="VICO PRIMO DELLA FAUNA">
            <text:p>VICO PRIMO DELLA FAUNA</text:p>
          </table:table-cell>
          <table:table-cell office:value-type="string" office:string-value="VIA DELLA FAUNA - CHIUSO">
            <text:p>VIA DELLA FAUNA - CHIUS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DENOMINAZIONE SPONTANEA.">
            <text:p>DENOMINAZIONE SPONTANEA.</text:p>
          </table:table-cell>
        </table:table-row>
        <table:table-row>
          <table:table-cell office:value-type="string" office:string-value="092009_001509">
            <text:p>092009_001509</text:p>
          </table:table-cell>
          <table:table-cell office:value-type="string" office:string-value="VICO SECONDO DELLA FAUNA">
            <text:p>VICO SECONDO DELLA FAUNA</text:p>
          </table:table-cell>
          <table:table-cell office:value-type="string" office:string-value="VIA DELLA FAUNA - CHIUSO">
            <text:p>VIA DELLA FAUNA - CHIUS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0">
            <text:p>092009_001510</text:p>
          </table:table-cell>
          <table:table-cell office:value-type="string" office:string-value="VIA DEI GELSI">
            <text:p>VIA DEI GELSI</text:p>
          </table:table-cell>
          <table:table-cell office:value-type="string" office:string-value="VIA DELLA FAUNA - VIA DEI TULIPANI">
            <text:p>VIA DELLA FAUNA - VIA DEI TULIPANI</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1">
            <text:p>092009_001511</text:p>
          </table:table-cell>
          <table:table-cell office:value-type="string" office:string-value="VIA DEI GELSOMINI">
            <text:p>VIA DEI GELSOMINI</text:p>
          </table:table-cell>
          <table:table-cell office:value-type="string" office:string-value="VIA DELLA FAUNA - VIA DELLE VIOLETTE">
            <text:p>VIA DELLA FAUNA - VIA DELLE VIOLETTE</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2">
            <text:p>092009_001512</text:p>
          </table:table-cell>
          <table:table-cell office:value-type="string" office:string-value="VIA IS ARENAS">
            <text:p>VIA IS ARENAS</text:p>
          </table:table-cell>
          <table:table-cell office:value-type="string" office:string-value="VIA DELLA FAUNA - CONFINE COMUNALE">
            <text:p>VIA DELLA FAUNA - CONFINE COMUNALE</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3">
            <text:p>092009_001513</text:p>
          </table:table-cell>
          <table:table-cell office:value-type="string" office:string-value="VICO PRIMO IS ARENAS">
            <text:p>VICO PRIMO IS ARENAS</text:p>
          </table:table-cell>
          <table:table-cell office:value-type="string" office:string-value="VIA IS ARENAS - CHIUSO">
            <text:p>VIA IS ARENAS - CHIUS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4">
            <text:p>092009_001514</text:p>
          </table:table-cell>
          <table:table-cell office:value-type="string" office:string-value="VICO SECONDO IS ARENAS">
            <text:p>VICO SECONDO IS ARENAS</text:p>
          </table:table-cell>
          <table:table-cell office:value-type="string" office:string-value="VIA IS ARENAS - CHIUSO">
            <text:p>VIA IS ARENAS - CHIUS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5">
            <text:p>092009_001515</text:p>
          </table:table-cell>
          <table:table-cell office:value-type="string" office:string-value="VICO TERZO IS ARENAS">
            <text:p>VICO TERZO IS ARENAS</text:p>
          </table:table-cell>
          <table:table-cell office:value-type="string" office:string-value="VIA IS ARENAS - CHIUSO">
            <text:p>VIA IS ARENAS - CHIUS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6">
            <text:p>092009_001516</text:p>
          </table:table-cell>
          <table:table-cell office:value-type="string" office:string-value="VIA DELLE MIMOSE">
            <text:p>VIA DELLE MIMOSE</text:p>
          </table:table-cell>
          <table:table-cell office:value-type="string" office:string-value="VIA IS ARENAS - VIA DEL SALE">
            <text:p>VIA IS ARENAS - VIA DEL SALE</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7">
            <text:p>092009_001517</text:p>
          </table:table-cell>
          <table:table-cell office:value-type="string" office:string-value="VIA DEL PRATO FIORITO">
            <text:p>VIA DEL PRATO FIORITO</text:p>
          </table:table-cell>
          <table:table-cell office:value-type="string" office:string-value="VIA DEL BOSCHETTO - STRADA CHIUSA">
            <text:p>VIA DEL BOSCHETTO - STRADA CHIUSA</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8">
            <text:p>092009_001518</text:p>
          </table:table-cell>
          <table:table-cell office:value-type="string" office:string-value="VIA DEL SALE">
            <text:p>VIA DEL SALE</text:p>
          </table:table-cell>
          <table:table-cell office:value-type="string" office:string-value="VIA LA PALMA - CONFINE COMUNALE">
            <text:p>VIA LA PALMA - CONFINE COMUNALE</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19">
            <text:p>092009_001519</text:p>
          </table:table-cell>
          <table:table-cell office:value-type="string" office:string-value="VIA DELLE VIOLETTE">
            <text:p>VIA DELLE VIOLETTE</text:p>
          </table:table-cell>
          <table:table-cell office:value-type="string" office:string-value="VIA IS ARENAS - VIA DEL SALE">
            <text:p>VIA IS ARENAS - VIA DEL SALE</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20">
            <text:p>092009_001520</text:p>
          </table:table-cell>
          <table:table-cell office:value-type="string" office:string-value="VIA DELLE BEGONIE">
            <text:p>VIA DELLE BEGONIE</text:p>
          </table:table-cell>
          <table:table-cell office:value-type="string" office:string-value="VIA DEL BOSCHETTO - VIA DEL PRATO FIORITO">
            <text:p>VIA DEL BOSCHETTO - VIA DEL PRATO FIORIT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21">
            <text:p>092009_001521</text:p>
          </table:table-cell>
          <table:table-cell office:value-type="string" office:string-value="VIA DEI TULIPANI">
            <text:p>VIA DEI TULIPANI</text:p>
          </table:table-cell>
          <table:table-cell office:value-type="string" office:string-value="VIA DELLA FAUNA - VIA DEL SALE">
            <text:p>VIA DELLA FAUNA - VIA DEL SALE</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22">
            <text:p>092009_001522</text:p>
          </table:table-cell>
          <table:table-cell office:value-type="string" office:string-value="VIA DELLE PEONIE">
            <text:p>VIA DELLE PEONIE</text:p>
          </table:table-cell>
          <table:table-cell office:value-type="string" office:string-value="VIA IS ARENAS - VIA DEL BOSCHETTO">
            <text:p>VIA IS ARENAS - VIA DEL BOSCHETT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23">
            <text:p>092009_001523</text:p>
          </table:table-cell>
          <table:table-cell office:value-type="string" office:string-value="VIA DEI PAPAVERI">
            <text:p>VIA DEI PAPAVERI</text:p>
          </table:table-cell>
          <table:table-cell office:value-type="string" office:string-value="VIA DEL PRATO FIORITO - VIA DEL SALE">
            <text:p>VIA DEL PRATO FIORITO - VIA DEL SALE</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24">
            <text:p>092009_001524</text:p>
          </table:table-cell>
          <table:table-cell office:value-type="string" office:string-value="VIA DEI GERANI">
            <text:p>VIA DEI GERANI</text:p>
          </table:table-cell>
          <table:table-cell office:value-type="string" office:string-value="VIA DELLA FAUNA - CHIUSO">
            <text:p>VIA DELLA FAUNA - CHIUSO</text:p>
          </table:table-cell>
          <table:table-cell office:value-type="float" office:value="114">
            <text:p>114</text:p>
          </table:table-cell>
          <table:table-cell office:value-type="string" office:string-value="20/04/2011">
            <text:p>20/04/2011</text:p>
          </table:table-cell>
          <table:table-cell office:value-type="string" office:string-value="G.M.">
            <text:p>G.M.</text:p>
          </table:table-cell>
          <table:table-cell office:value-type="string" office:string-value="TOPONIMO SPONTANEO.">
            <text:p>TOPONIMO SPONTANEO.</text:p>
          </table:table-cell>
        </table:table-row>
        <table:table-row>
          <table:table-cell office:value-type="string" office:string-value="092009_001525">
            <text:p>092009_001525</text:p>
          </table:table-cell>
          <table:table-cell office:value-type="string" office:string-value="VIA DOMENICO BRUNI">
            <text:p>VIA DOMENICO BRUNI</text:p>
          </table:table-cell>
          <table:table-cell office:value-type="string" office:string-value="VIA CINQUINI - CHIUSO">
            <text:p>VIA CINQUINI - CHIUSO</text:p>
          </table:table-cell>
          <table:table-cell office:value-type="float" office:value="115">
            <text:p>115</text:p>
          </table:table-cell>
          <table:table-cell office:value-type="string" office:string-value="20/04/2011">
            <text:p>20/04/2011</text:p>
          </table:table-cell>
          <table:table-cell office:value-type="string" office:string-value="G.M.">
            <text:p>G.M.</text:p>
          </table:table-cell>
          <table:table-cell office:value-type="string" office:string-value="POLITICO. NASCE A ROMA IL 3 AGOSTO 1917. E' STATO IL PRIMO PRESIDENTE ELETTO DELLA CIRCOSCRIZIONE N.3. PERSONA DI GRANDE VALORE ETICO E MORALE, GRANDE FAUTORE DELL'ISTITUTO DEL DECENTRAMENTO INTESO COME STRUMENTO INDISPENSABILE PER CONSENTIRE UNA FATTIVA PARTECIPAZIONE DEI CITTADINI ALLE SCELTE DA CONDIVIDERE CON GLI ORGANI DI GOVERNO DELLA CITTÀ. MUORE A CAGLIARI IL 15 GENNAIO 1991.">
            <text:p>POLITICO. NASCE A ROMA IL 3 AGOSTO 1917. E' STATO IL PRIMO PRESIDENTE ELETTO DELLA CIRCOSCRIZIONE N.3. PERSONA DI GRANDE VALORE ETICO E MORALE, GRANDE FAUTORE DELL'ISTITUTO DEL DECENTRAMENTO INTESO COME STRUMENTO INDISPENSABILE PER CONSENTIRE UNA FATTIVA PARTECIPAZIONE DEI CITTADINI ALLE SCELTE DA CONDIVIDERE CON GLI ORGANI DI GOVERNO DELLA CITTÀ. MUORE A CAGLIARI IL 15 GENNAIO 1991.</text:p>
          </table:table-cell>
        </table:table-row>
        <table:table-row>
          <table:table-cell office:value-type="string" office:string-value="092009_001526">
            <text:p>092009_001526</text:p>
          </table:table-cell>
          <table:table-cell office:value-type="string" office:string-value="PIAZZETTA FERNANDO PILIA">
            <text:p>PIAZZETTA FERNANDO PILIA</text:p>
          </table:table-cell>
          <table:table-cell office:value-type="string" office:string-value="VIALE BUONCAMMINO - VIA ANFITEATRO">
            <text:p>VIALE BUONCAMMINO - VIA ANFITEATRO</text:p>
          </table:table-cell>
          <table:table-cell office:value-type="float" office:value="115">
            <text:p>115</text:p>
          </table:table-cell>
          <table:table-cell office:value-type="string" office:string-value="20/04/2011">
            <text:p>20/04/2011</text:p>
          </table:table-cell>
          <table:table-cell office:value-type="string" office:string-value="G.M.">
            <text:p>G.M.</text:p>
          </table:table-cell>
          <table:table-cell office:value-type="string" office:string-value="SCRITTORE, LETTERATO E SAGGISTA. NASCE AD ESTERZILI IL 1° NOVEMBRE 1927. MUORE A CAGLIARI IL 28 FEBBRAIO 2003">
            <text:p>SCRITTORE, LETTERATO E SAGGISTA. NASCE AD ESTERZILI IL 1° NOVEMBRE 1927. MUORE A CAGLIARI IL 28 FEBBRAIO 2003</text:p>
          </table:table-cell>
        </table:table-row>
        <table:table-row>
          <table:table-cell office:value-type="string" office:string-value="092009_001527">
            <text:p>092009_001527</text:p>
          </table:table-cell>
          <table:table-cell office:value-type="string" office:string-value="PIAZZETTA AQUILINO CANNAS">
            <text:p>PIAZZETTA AQUILINO CANNAS</text:p>
          </table:table-cell>
          <table:table-cell office:value-type="string" office:string-value="VIALE BUONCAMMINO">
            <text:p>VIALE BUONCAMMINO</text:p>
          </table:table-cell>
          <table:table-cell office:value-type="float" office:value="115">
            <text:p>115</text:p>
          </table:table-cell>
          <table:table-cell office:value-type="string" office:string-value="20/04/2011">
            <text:p>20/04/2011</text:p>
          </table:table-cell>
          <table:table-cell office:value-type="string" office:string-value="G.M.">
            <text:p>G.M.</text:p>
          </table:table-cell>
          <table:table-cell office:value-type="string" office:string-value="POETA. IL POETA DI CAGLIARI, SECONDO LA DEFINIZIONE DI ROMAGNINO, ALZIATOR E MASALA. NAQUE A CAGLIARI, IN VILLANOVA, IL 9 NOVEMBRE 1914. MUORE A CAGLIARI IL 29 MAGGIO 2005.">
            <text:p>POETA. IL POETA DI CAGLIARI, SECONDO LA DEFINIZIONE DI ROMAGNINO, ALZIATOR E MASALA. NAQUE A CAGLIARI, IN VILLANOVA, IL 9 NOVEMBRE 1914. MUORE A CAGLIARI IL 29 MAGGIO 2005.</text:p>
          </table:table-cell>
        </table:table-row>
        <table:table-row>
          <table:table-cell office:value-type="string" office:string-value="092009_001528">
            <text:p>092009_001528</text:p>
          </table:table-cell>
          <table:table-cell office:value-type="string" office:string-value="PIAZZA 9 NOVEMBRE 1989">
            <text:p>PIAZZA 9 NOVEMBRE 1989</text:p>
          </table:table-cell>
          <table:table-cell office:value-type="string" office:string-value="VIA GENERALE CAGNA - VIA MALPIGHI">
            <text:p>VIA GENERALE CAGNA - VIA MALPIGHI</text:p>
          </table:table-cell>
          <table:table-cell office:value-type="float" office:value="115">
            <text:p>115</text:p>
          </table:table-cell>
          <table:table-cell office:value-type="string" office:string-value="20/04/2011">
            <text:p>20/04/2011</text:p>
          </table:table-cell>
          <table:table-cell office:value-type="string" office:string-value="G.M.">
            <text:p>G.M.</text:p>
          </table:table-cell>
          <table:table-cell office:value-type="string" office:string-value="GIORNATA DELLA LIBERTA'. CROLLO DEL MURO DI BERLINO.">
            <text:p>GIORNATA DELLA LIBERTA'. CROLLO DEL MURO DI BERLINO.</text:p>
          </table:table-cell>
        </table:table-row>
        <table:table-row>
          <table:table-cell office:value-type="string" office:string-value="092009_001529">
            <text:p>092009_001529</text:p>
          </table:table-cell>
          <table:table-cell office:value-type="string" office:string-value="VIA CHIARA LUBICH">
            <text:p>VIA CHIARA LUBICH</text:p>
          </table:table-cell>
          <table:table-cell office:value-type="string" office:string-value="VIA MERCALLI">
            <text:p>VIA MERCALLI</text:p>
          </table:table-cell>
          <table:table-cell office:value-type="float" office:value="115">
            <text:p>115</text:p>
          </table:table-cell>
          <table:table-cell office:value-type="string" office:string-value="20/04/2011">
            <text:p>20/04/2011</text:p>
          </table:table-cell>
          <table:table-cell office:value-type="string" office:string-value="G.M.">
            <text:p>G.M.</text:p>
          </table:table-cell>
          <table:table-cell office:value-type="string" office:string-value="FONDATRICE DEL MOVIMENTO ECCLESIALE DEI FOCOLARI. NAQUE A TRENTO IL 22 GENNAIO 1920. MUORE A ROCCA DI PAPA IL 14 MARZO 2008">
            <text:p>FONDATRICE DEL MOVIMENTO ECCLESIALE DEI FOCOLARI. NAQUE A TRENTO IL 22 GENNAIO 1920. MUORE A ROCCA DI PAPA IL 14 MARZO 2008</text:p>
          </table:table-cell>
        </table:table-row>
        <table:table-row>
          <table:table-cell office:value-type="string" office:string-value="092009_001530">
            <text:p>092009_001530</text:p>
          </table:table-cell>
          <table:table-cell office:value-type="string" office:string-value="VIA SAN JOSEMARIA ESCRIVA' DE BALAGUER">
            <text:p>VIA SAN JOSEMARIA ESCRIVA' DE BALAGUER</text:p>
          </table:table-cell>
          <table:table-cell office:value-type="string" office:string-value="VIA MERCALLI">
            <text:p>VIA MERCALLI</text:p>
          </table:table-cell>
          <table:table-cell office:value-type="float" office:value="115">
            <text:p>115</text:p>
          </table:table-cell>
          <table:table-cell office:value-type="string" office:string-value="20/04/2011">
            <text:p>20/04/2011</text:p>
          </table:table-cell>
          <table:table-cell office:value-type="string" office:string-value="G.M.">
            <text:p>G.M.</text:p>
          </table:table-cell>
          <table:table-cell office:value-type="string" office:string-value="SACERDOTE FONDATORE DELL'OPUS DEI. NAQUE A BARBASTRO IN SPAGNA IL 9 GENNAIO 1902. MUORE A ROMA IL 26 GIUGNO 1975.">
            <text:p>SACERDOTE FONDATORE DELL'OPUS DEI. NAQUE A BARBASTRO IN SPAGNA IL 9 GENNAIO 1902. MUORE A ROMA IL 26 GIUGNO 1975.</text:p>
          </table:table-cell>
        </table:table-row>
        <table:table-row>
          <table:table-cell office:value-type="string" office:string-value="092009_001531">
            <text:p>092009_001531</text:p>
          </table:table-cell>
          <table:table-cell office:value-type="string" office:string-value="LUNGOMARE FRANCESCO COSSIGA">
            <text:p>LUNGOMARE FRANCESCO COSSIGA</text:p>
          </table:table-cell>
          <table:table-cell office:value-type="string" office:string-value="LUNGOMARE">
            <text:p>LUNGOMARE</text:p>
          </table:table-cell>
          <table:table-cell office:value-type="float" office:value="115">
            <text:p>115</text:p>
          </table:table-cell>
          <table:table-cell office:value-type="string" office:string-value="20/04/2011">
            <text:p>20/04/2011</text:p>
          </table:table-cell>
          <table:table-cell office:value-type="string" office:string-value="G.M.">
            <text:p>G.M.</text:p>
          </table:table-cell>
          <table:table-cell office:value-type="string" office:string-value="POLITICO ED EX PRESIDENTE DELLA REPUBBLICA. NAQUE A SASSARI IL 26 LUGLIO 1928. MUORE A ROMA IL 17 AGOSTO 2010">
            <text:p>POLITICO ED EX PRESIDENTE DELLA REPUBBLICA. NAQUE A SASSARI IL 26 LUGLIO 1928. MUORE A ROMA IL 17 AGOSTO 2010</text:p>
          </table:table-cell>
        </table:table-row>
        <table:table-row>
          <table:table-cell office:value-type="string" office:string-value="092009_001532">
            <text:p>092009_001532</text:p>
          </table:table-cell>
          <table:table-cell office:value-type="string" office:string-value="VIA FRANCO D'ASPRO">
            <text:p>VIA FRANCO D'ASPRO</text:p>
          </table:table-cell>
          <table:table-cell office:value-type="string" office:string-value="VIALE MONASTIR TRA I CIVICI 130 E 132 - CHIUSO">
            <text:p>VIALE MONASTIR TRA I CIVICI 130 E 132 - CHIUSO</text:p>
          </table:table-cell>
          <table:table-cell office:value-type="float" office:value="200">
            <text:p>200</text:p>
          </table:table-cell>
          <table:table-cell office:value-type="date" office:date-value="2012-09-10">
            <text:p>09/10/12</text:p>
          </table:table-cell>
          <table:table-cell office:value-type="string" office:string-value="G.M.">
            <text:p>G.M.</text:p>
          </table:table-cell>
          <table:table-cell office:value-type="string" office:string-value="SCULTORE">
            <text:p>SCULTORE</text:p>
          </table:table-cell>
        </table:table-row>
        <table:table-row>
          <table:table-cell office:value-type="string" office:string-value="092009_001533">
            <text:p>092009_001533</text:p>
          </table:table-cell>
          <table:table-cell office:value-type="string" office:string-value="VIA MADRE ANNA DEL GESU'">
            <text:p>VIA MADRE ANNA DEL GESU'</text:p>
          </table:table-cell>
          <table:table-cell office:value-type="string" office:string-value="VIA DE BALAGUER - VIA LUBICH">
            <text:p>VIA DE BALAGUER - VIA LUBICH</text:p>
          </table:table-cell>
          <table:table-cell office:value-type="float" office:value="200">
            <text:p>200</text:p>
          </table:table-cell>
          <table:table-cell office:value-type="date" office:date-value="2012-09-10">
            <text:p>09/10/12</text:p>
          </table:table-cell>
          <table:table-cell office:value-type="string" office:string-value="G.M.">
            <text:p>G.M.</text:p>
          </table:table-cell>
          <table:table-cell office:value-type="string" office:string-value="(AL SECOLO ANNA FIGUS) - RELIGIOSA">
            <text:p>(AL SECOLO ANNA FIGUS) - RELIGIOSA</text:p>
          </table:table-cell>
        </table:table-row>
        <table:table-row>
          <table:table-cell office:value-type="string" office:string-value="092009_001534">
            <text:p>092009_001534</text:p>
          </table:table-cell>
          <table:table-cell office:value-type="string" office:string-value="VIA MAESTRI DEL LAVORO">
            <text:p>VIA MAESTRI DEL LAVORO</text:p>
          </table:table-cell>
          <table:table-cell office:value-type="string" office:string-value="VIALE ELMAS DIREZIONE ELMAS PRIMA TRAVERSA A DESTRA DOPO VIA DEL FANGARIO">
            <text:p>VIALE ELMAS DIREZIONE ELMAS PRIMA TRAVERSA A DESTRA DOPO VIA DEL FANGARIO</text:p>
          </table:table-cell>
          <table:table-cell office:value-type="float" office:value="200">
            <text:p>200</text:p>
          </table:table-cell>
          <table:table-cell office:value-type="date" office:date-value="2012-09-10">
            <text:p>09/10/12</text:p>
          </table:table-cell>
          <table:table-cell office:value-type="string" office:string-value="G.M.">
            <text:p>G.M.</text:p>
          </table:table-cell>
          <table:table-cell office:value-type="string" office:string-value="DENOMINAZIONE UFFICIALE">
            <text:p>DENOMINAZIONE UFFICIALE</text:p>
          </table:table-cell>
        </table:table-row>
        <table:table-row>
          <table:table-cell office:value-type="string" office:string-value="092009_001535">
            <text:p>092009_001535</text:p>
          </table:table-cell>
          <table:table-cell office:value-type="string" office:string-value="VIA FRANCO SERANTINI">
            <text:p>VIA FRANCO SERANTINI</text:p>
          </table:table-cell>
          <table:table-cell office:value-type="string" office:string-value="VIA CORNALIAS (ACCESSO UFFICI ABBANOA) - CHIUSO">
            <text:p>VIA CORNALIAS (ACCESSO UFFICI ABBANOA) - CHIUSO</text:p>
          </table:table-cell>
          <table:table-cell office:value-type="float" office:value="200">
            <text:p>200</text:p>
          </table:table-cell>
          <table:table-cell office:value-type="date" office:date-value="2012-09-10">
            <text:p>09/10/12</text:p>
          </table:table-cell>
          <table:table-cell office:value-type="string" office:string-value="G.M.">
            <text:p>G.M.</text:p>
          </table:table-cell>
          <table:table-cell office:value-type="string" office:string-value="NATO A CAGLIARI IL 16/07/1951, MORTO A PISA IL 7/5/1972 MALMENATO A MORTE DALLE FORZE DELL'ORDINE">
            <text:p>NATO A CAGLIARI IL 16/07/1951, MORTO A PISA IL 7/5/1972 MALMENATO A MORTE DALLE FORZE DELL'ORDINE</text:p>
          </table:table-cell>
        </table:table-row>
        <table:table-row>
          <table:table-cell office:value-type="string" office:string-value="092009_001536">
            <text:p>092009_001536</text:p>
          </table:table-cell>
          <table:table-cell office:value-type="string" office:string-value="VICO DELLA RINASCITA">
            <text:p>VICO DELLA RINASCITA</text:p>
          </table:table-cell>
          <table:table-cell office:value-type="string" office:string-value="VIA DELLA RINASCITA - CHIUSO">
            <text:p>VIA DELLA RINASCITA - CHIUSO</text:p>
          </table:table-cell>
          <table:table-cell office:value-type="float" office:value="200">
            <text:p>200</text:p>
          </table:table-cell>
          <table:table-cell office:value-type="date" office:date-value="2012-09-10">
            <text:p>09/10/12</text:p>
          </table:table-cell>
          <table:table-cell office:value-type="string" office:string-value="G.M.">
            <text:p>G.M.</text:p>
          </table:table-cell>
          <table:table-cell office:value-type="string" office:string-value="DENOMINAZIONE UFFICIALE">
            <text:p>DENOMINAZIONE UFFICIALE</text:p>
          </table:table-cell>
        </table:table-row>
        <table:table-row>
          <table:table-cell office:value-type="string" office:string-value="092009_001537">
            <text:p>092009_001537</text:p>
          </table:table-cell>
          <table:table-cell office:value-type="string" office:string-value="TERRAZZA PIER PAOLO PASOLINI">
            <text:p>TERRAZZA PIER PAOLO PASOLINI</text:p>
          </table:table-cell>
          <table:table-cell office:value-type="string" office:string-value="VIA MANZONI - VIA CARDUCCI">
            <text:p>VIA MANZONI - VIA CARDUCCI</text:p>
          </table:table-cell>
          <table:table-cell office:value-type="float" office:value="37">
            <text:p>37</text:p>
          </table:table-cell>
          <table:table-cell office:value-type="string" office:string-value="29/03/2013">
            <text:p>29/03/2013</text:p>
          </table:table-cell>
          <table:table-cell office:value-type="string" office:string-value="G.M.">
            <text:p>G.M.</text:p>
          </table:table-cell>
          <table:table-cell office:value-type="string" office:string-value="REGISTA CINEMATOGRAFICO, POETA E SCRITTORE. 5 MARZO 1922 - 2 NOVEMBRE 1975">
            <text:p>REGISTA CINEMATOGRAFICO, POETA E SCRITTORE. 5 MARZO 1922 - 2 NOVEMBRE 1975</text:p>
          </table:table-cell>
        </table:table-row>
        <table:table-row>
          <table:table-cell office:value-type="string" office:string-value="092009_001538">
            <text:p>092009_001538</text:p>
          </table:table-cell>
          <table:table-cell office:value-type="string" office:string-value="VIA RENZO FRAU">
            <text:p>VIA RENZO FRAU</text:p>
          </table:table-cell>
          <table:table-cell office:value-type="string" office:string-value="VIALE TRIESTE - CHIUSO">
            <text:p>VIALE TRIESTE - CHIUSO</text:p>
          </table:table-cell>
          <table:table-cell office:value-type="float" office:value="37">
            <text:p>37</text:p>
          </table:table-cell>
          <table:table-cell office:value-type="string" office:string-value="29/03/2013">
            <text:p>29/03/2013</text:p>
          </table:table-cell>
          <table:table-cell office:value-type="string" office:string-value="G.M.">
            <text:p>G.M.</text:p>
          </table:table-cell>
          <table:table-cell office:value-type="string" office:string-value="POLTRONE FRAU">
            <text:p>POLTRONE FRAU</text:p>
          </table:table-cell>
        </table:table-row>
        <table:table-row>
          <table:table-cell office:value-type="string" office:string-value="092009_001539">
            <text:p>092009_001539</text:p>
          </table:table-cell>
          <table:table-cell office:value-type="string" office:string-value="VIALE VITTIME DEI BOMBARDAMENTI DEL 1943">
            <text:p>VIALE VITTIME DEI BOMBARDAMENTI DEL 1943</text:p>
          </table:table-cell>
          <table:table-cell office:value-type="string" office:string-value="GIARDINI PUBBLICI">
            <text:p>GIARDINI PUBBLICI</text:p>
          </table:table-cell>
          <table:table-cell office:value-type="float" office:value="37">
            <text:p>37</text:p>
          </table:table-cell>
          <table:table-cell office:value-type="string" office:string-value="29/03/2013">
            <text:p>29/03/2013</text:p>
          </table:table-cell>
          <table:table-cell office:value-type="string" office:string-value="G.M.">
            <text:p>G.M.</text:p>
          </table:table-cell>
          <table:table-cell office:value-type="string" office:string-value="ALLA MEMORIA DELLE VITTIME DEI BOMBARDAMENTI DEL 1943">
            <text:p>ALLA MEMORIA DELLE VITTIME DEI BOMBARDAMENTI DEL 1943</text:p>
          </table:table-cell>
        </table:table-row>
        <table:table-row>
          <table:table-cell office:value-type="string" office:string-value="092009_001540">
            <text:p>092009_001540</text:p>
          </table:table-cell>
          <table:table-cell office:value-type="string" office:string-value="VIA FRANCESCO BLANCO">
            <text:p>VIA FRANCESCO BLANCO</text:p>
          </table:table-cell>
          <table:table-cell office:value-type="string" office:string-value="VIA SEGNI - VIA DEGLI ULIVI">
            <text:p>VIA SEGNI - VIA DEGLI ULIVI</text:p>
          </table:table-cell>
          <table:table-cell office:value-type="float" office:value="248">
            <text:p>248</text:p>
          </table:table-cell>
          <table:table-cell office:value-type="string" office:string-value="20/12/2013">
            <text:p>20/12/2013</text:p>
          </table:table-cell>
          <table:table-cell office:value-type="string" office:string-value="G.M.">
            <text:p>G.M.</text:p>
          </table:table-cell>
          <table:table-cell office:value-type="string" office:string-value="FONDITORE. HA REALIZZATO LA CAMPANA PRINCIPALE IN BRONZO DELLA CHIESA PARROCCHIALE DI SAN PIETRO APOSTOLO IN PIRRI IN DATA 26/03/1757">
            <text:p>FONDITORE. HA REALIZZATO LA CAMPANA PRINCIPALE IN BRONZO DELLA CHIESA PARROCCHIALE DI SAN PIETRO APOSTOLO IN PIRRI IN DATA 26/03/1757</text:p>
          </table:table-cell>
        </table:table-row>
        <table:table-row>
          <table:table-cell office:value-type="string" office:string-value="092009_001541">
            <text:p>092009_001541</text:p>
          </table:table-cell>
          <table:table-cell office:value-type="string" office:string-value="PIAZZETTA PEPPINO LOI">
            <text:p>PIAZZETTA PEPPINO LOI</text:p>
          </table:table-cell>
          <table:table-cell office:value-type="string" office:string-value="VIA CAIROLI">
            <text:p>VIA CAIROLI</text:p>
          </table:table-cell>
          <table:table-cell office:value-type="float" office:value="248">
            <text:p>248</text:p>
          </table:table-cell>
          <table:table-cell office:value-type="string" office:string-value="20/12/2013">
            <text:p>20/12/2013</text:p>
          </table:table-cell>
          <table:table-cell office:value-type="string" office:string-value="G.M.">
            <text:p>G.M.</text:p>
          </table:table-cell>
          <table:table-cell office:value-type="string" office:string-value="POETA DIALETTALE IN LINGUA SARDA - CAMPIDANESE. NATO A PIRRI NEL 1897 ED IVI DECEDUTO NEL 1973, AUTORE DI VARIE COMPOSIZIONI IN LINGUA CAMPIDANESE">
            <text:p>POETA DIALETTALE IN LINGUA SARDA - CAMPIDANESE. NATO A PIRRI NEL 1897 ED IVI DECEDUTO NEL 1973, AUTORE DI VARIE COMPOSIZIONI IN LINGUA CAMPIDANESE</text:p>
          </table:table-cell>
        </table:table-row>
        <table:table-row>
          <table:table-cell office:value-type="string" office:string-value="092009_001542">
            <text:p>092009_001542</text:p>
          </table:table-cell>
          <table:table-cell office:value-type="string" office:string-value="VIA MARIA PIERA MOSSA">
            <text:p>VIA MARIA PIERA MOSSA</text:p>
          </table:table-cell>
          <table:table-cell office:value-type="string" office:string-value="VILLAGGIO PESCATORI">
            <text:p>VILLAGGIO PESCATORI</text:p>
          </table:table-cell>
          <table:table-cell office:value-type="float" office:value="248">
            <text:p>248</text:p>
          </table:table-cell>
          <table:table-cell office:value-type="string" office:string-value="20/12/2013">
            <text:p>20/12/2013</text:p>
          </table:table-cell>
          <table:table-cell office:value-type="string" office:string-value="G.M.">
            <text:p>G.M.</text:p>
          </table:table-cell>
          <table:table-cell office:value-type="string" office:string-value="REGISTA. NATA A CAGLIARI NEL 1950 ED IVI DECEDUTA NEL 2002, E' STATA COLLABORATRICE DELLA CINETECA SARDA-SOCIETA' UMANITARIA ED ANIMATRICE DI PROGETTI E DI STUDI DI CULTURA AUDIOVISIVA">
            <text:p>REGISTA. NATA A CAGLIARI NEL 1950 ED IVI DECEDUTA NEL 2002, E' STATA COLLABORATRICE DELLA CINETECA SARDA-SOCIETA' UMANITARIA ED ANIMATRICE DI PROGETTI E DI STUDI DI CULTURA AUDIOVISIVA</text:p>
          </table:table-cell>
        </table:table-row>
        <table:table-row>
          <table:table-cell office:value-type="string" office:string-value="092009_001543">
            <text:p>092009_001543</text:p>
          </table:table-cell>
          <table:table-cell office:value-type="string" office:string-value="VIA JOYCE LUSSU">
            <text:p>VIA JOYCE LUSSU</text:p>
          </table:table-cell>
          <table:table-cell office:value-type="string" office:string-value="VILLAGGIO PESCATORI">
            <text:p>VILLAGGIO PESCATORI</text:p>
          </table:table-cell>
          <table:table-cell office:value-type="float" office:value="248">
            <text:p>248</text:p>
          </table:table-cell>
          <table:table-cell office:value-type="string" office:string-value="20/12/2013">
            <text:p>20/12/2013</text:p>
          </table:table-cell>
          <table:table-cell office:value-type="string" office:string-value="G.M.">
            <text:p>G.M.</text:p>
          </table:table-cell>
          <table:table-cell office:value-type="string" office:string-value="NATA A FIRENZE L'8/05/1912 - DECEDUTA A ROMA IL 04/11/1998. SCRITTRICE, TRADUTTRICE, PARTIGIANA E POETESSA ITALIANA, MEDAGLIA D'ARGENTO AL VALOR MILITARE, SECONDA MOGLIE DEL POLITICO E SCRITTORE EMILIO LUSSU">
            <text:p>NATA A FIRENZE L'8/05/1912 - DECEDUTA A ROMA IL 04/11/1998. SCRITTRICE, TRADUTTRICE, PARTIGIANA E POETESSA ITALIANA, MEDAGLIA D'ARGENTO AL VALOR MILITARE, SECONDA MOGLIE DEL POLITICO E SCRITTORE EMILIO LUSSU</text:p>
          </table:table-cell>
        </table:table-row>
        <table:table-row>
          <table:table-cell office:value-type="string" office:string-value="092009_001544">
            <text:p>092009_001544</text:p>
          </table:table-cell>
          <table:table-cell office:value-type="string" office:string-value="VIA ROSA LUXEMBURG">
            <text:p>VIA ROSA LUXEMBURG</text:p>
          </table:table-cell>
          <table:table-cell office:value-type="string" office:string-value="VILLAGGIO PESCATORI">
            <text:p>VILLAGGIO PESCATORI</text:p>
          </table:table-cell>
          <table:table-cell office:value-type="float" office:value="248">
            <text:p>248</text:p>
          </table:table-cell>
          <table:table-cell office:value-type="string" office:string-value="20/12/2013">
            <text:p>20/12/2013</text:p>
          </table:table-cell>
          <table:table-cell office:value-type="string" office:string-value="G.M.">
            <text:p>G.M.</text:p>
          </table:table-cell>
          <table:table-cell office:value-type="string" office:string-value="NATA A ZAMOSC IL 5/03/1871 - DECEDUTA A BERLINO IL 15/01/1919. POLITICA, FILOSOFA E RIVOLUZIONARIA TEDESCA DI ORIGINI POLACCHE, TEORICA DEL SOCIALISMO RIVOLUZIONARIO">
            <text:p>NATA A ZAMOSC IL 5/03/1871 - DECEDUTA A BERLINO IL 15/01/1919. POLITICA, FILOSOFA E RIVOLUZIONARIA TEDESCA DI ORIGINI POLACCHE, TEORICA DEL SOCIALISMO RIVOLUZIONARIO</text:p>
          </table:table-cell>
        </table:table-row>
        <table:table-row>
          <table:table-cell office:value-type="string" office:string-value="092009_001545">
            <text:p>092009_001545</text:p>
          </table:table-cell>
          <table:table-cell office:value-type="string" office:string-value="ARENA GIUSY DEVINU">
            <text:p>ARENA GIUSY DEVINU</text:p>
          </table:table-cell>
          <table:table-cell office:value-type="string" office:string-value="PARCO DELLA MUSICA">
            <text:p>PARCO DELLA MUSICA</text:p>
          </table:table-cell>
          <table:table-cell office:value-type="float" office:value="248">
            <text:p>248</text:p>
          </table:table-cell>
          <table:table-cell office:value-type="string" office:string-value="20/12/2013">
            <text:p>20/12/2013</text:p>
          </table:table-cell>
          <table:table-cell office:value-type="string" office:string-value="G.M.">
            <text:p>G.M.</text:p>
          </table:table-cell>
          <table:table-cell office:value-type="string" office:string-value="NATA A CAGLIARI NEL 1960 ED IVI DECEDUTA IL 2/05/2007. SOPRANO ITALIANO, SI E' ESIBITA NEI MAGGIORI TEATRI DEL MONDO INTERPRETANDO RUOLI E REPERTORI DIVERSI">
            <text:p>NATA A CAGLIARI NEL 1960 ED IVI DECEDUTA IL 2/05/2007. SOPRANO ITALIANO, SI E' ESIBITA NEI MAGGIORI TEATRI DEL MONDO INTERPRETANDO RUOLI E REPERTORI DIVERSI</text:p>
          </table:table-cell>
        </table:table-row>
        <table:table-row>
          <table:table-cell office:value-type="string" office:string-value="092009_001546">
            <text:p>092009_001546</text:p>
          </table:table-cell>
          <table:table-cell office:value-type="string" office:string-value="PIAZZA NOSTRA SIGNORA DI FATIMA">
            <text:p>PIAZZA NOSTRA SIGNORA DI FATIMA</text:p>
          </table:table-cell>
          <table:table-cell office:value-type="string" office:string-value="VILLAGGIO PESCATORI">
            <text:p>VILLAGGIO PESCATORI</text:p>
          </table:table-cell>
          <table:table-cell office:value-type="float" office:value="248">
            <text:p>248</text:p>
          </table:table-cell>
          <table:table-cell office:value-type="string" office:string-value="20/12/2013">
            <text:p>20/12/2013</text:p>
          </table:table-cell>
          <table:table-cell office:value-type="string" office:string-value="G.M.">
            <text:p>G.M.</text:p>
          </table:table-cell>
          <table:table-cell office:value-type="string" office:string-value="PIAZZALE ANTISTANTE LA CHIESA OMONIMA">
            <text:p>PIAZZALE ANTISTANTE LA CHIESA OMONIMA</text:p>
          </table:table-cell>
        </table:table-row>
        <table:table-row>
          <table:table-cell office:value-type="string" office:string-value="092009_001547">
            <text:p>092009_001547</text:p>
          </table:table-cell>
          <table:table-cell office:value-type="string" office:string-value="VIALE CAMPIONI D'ITALIA 1969-70">
            <text:p>VIALE CAMPIONI D'ITALIA 1969-70</text:p>
          </table:table-cell>
          <table:table-cell office:value-type="string" office:string-value="PIAZZA SCOPIGNO - VIALE POETTO">
            <text:p>PIAZZA SCOPIGNO - VIALE POETTO</text:p>
          </table:table-cell>
          <table:table-cell office:value-type="float" office:value="122">
            <text:p>122</text:p>
          </table:table-cell>
          <table:table-cell office:value-type="string" office:string-value="30/09/2014">
            <text:p>30/09/2014</text:p>
          </table:table-cell>
          <table:table-cell office:value-type="string" office:string-value="G.M.">
            <text:p>G.M.</text:p>
          </table:table-cell>
          <table:table-cell office:value-type="string" office:string-value="DEDICATA ALLO SCUDETTO VINTO DALLA SQUADRA DI CALCIO CITTADINA">
            <text:p>DEDICATA ALLO SCUDETTO VINTO DALLA SQUADRA DI CALCIO CITTADINA</text:p>
          </table:table-cell>
        </table:table-row>
        <table:table-row>
          <table:table-cell office:value-type="string" office:string-value="092009_005063">
            <text:p>092009_005063</text:p>
          </table:table-cell>
          <table:table-cell office:value-type="string" office:string-value="VIA DELL'AGRICOLTURA">
            <text:p>VIA DELL'AGRICOLTURA</text:p>
          </table:table-cell>
          <table:table-cell office:value-type="string" office:string-value="VIALE MONASTIR - CONFINE ELMAS">
            <text:p>VIALE MONASTIR - CONFINE ELMAS</text:p>
          </table:table-cell>
          <table:table-cell office:value-type="float" office:value="1706">
            <text:p>1706</text:p>
          </table:table-cell>
          <table:table-cell office:value-type="string" office:string-value="14/05/1975">
            <text:p>14/05/1975</text:p>
          </table:table-cell>
          <table:table-cell office:value-type="string" office:string-value="G.M.">
            <text:p>G.M.</text:p>
          </table:table-cell>
          <table:table-cell office:value-type="string" office:string-value="COMPLESSO DELLE ATTIVITA' ESPLICATE PER OTTENERE LA MAGGIOR QUANTITA' E LA MIGLIOR QUALITA' DEI PRODOTTI DELLA TERRA E LA LORO PIU' CONVENIENTE UTILIZZAZIONE.PRATICATA GIA' IN ETA' PREISTORICA, SI AFFERMO' CON L'UTILIZZO DELL'ARATRO.DIFFUSA IN EGITTO E IN GRECIA, RICEVE ENORME IMPULSO NELLA ROMA REPUBBLICANA. DOPO LA STASI MEDIOEVALE E RINASCIMENTALE L'AGRICOLTURA FU CONSIDERATA NEL XVIII SECOLO LA PRINCIPALE FONTE DI RICHEZZA.">
            <text:p>COMPLESSO DELLE ATTIVITA' ESPLICATE PER OTTENERE LA MAGGIOR QUANTITA' E LA MIGLIOR QUALITA' DEI PRODOTTI DELLA TERRA E LA LORO PIU' CONVENIENTE UTILIZZAZIONE.PRATICATA GIA' IN ETA' PREISTORICA, SI AFFERMO' CON L'UTILIZZO DELL'ARATRO.DIFFUSA IN EGITTO E IN GRECIA, RICEVE ENORME IMPULSO NELLA ROMA REPUBBLICANA. DOPO LA STASI MEDIOEVALE E RINASCIMENTALE L'AGRICOLTURA FU CONSIDERATA NEL XVIII SECOLO LA PRINCIPALE FONTE DI RICHEZZA.</text:p>
          </table:table-cell>
        </table:table-row>
        <table:table-row>
          <table:table-cell office:value-type="string" office:string-value="092009_070051">
            <text:p>092009_070051</text:p>
          </table:table-cell>
          <table:table-cell office:value-type="string" office:string-value="VICO TERZO ALBERTO RIVA VILLASANTA">
            <text:p>VICO TERZO ALBERTO RIVA VILLASANTA</text:p>
          </table:table-cell>
          <table:table-cell office:value-type="string" office:string-value="VIA RIVA VILLASANTA - CHIUSO">
            <text:p>VIA RIVA VILLASANTA - CHIUSO</text:p>
          </table:table-cell>
          <table:table-cell office:value-type="float" office:value="570">
            <text:p>570</text:p>
          </table:table-cell>
          <table:table-cell office:value-type="string" office:string-value="13/10/2005">
            <text:p>13/10/2005</text:p>
          </table:table-cell>
          <table:table-cell office:value-type="string" office:string-value="G.C.">
            <text:p>G.C.</text:p>
          </table:table-cell>
        </table:table-row>
      </table:table>
    </office:spreadshee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able-column">
      <style:table-column-properties style:column-width="65.000000000000000pt"/>
    </style:default-style>
    <style:default-style style:family="table-row">
      <style:table-row-properties style:row-height="13.000000000000000pt"/>
    </style:default-style>
    <style:default-style style:family="table-cell"/>
  </office:styles>
  <office:automatic-styles>
    <style:page-layout style:name="pm1">
      <style:page-layout-properties calligra:specialborder-bottom="none" calligra:specialborder-left="none" calligra:specialborder-right="none" calligra:specialborder-top="none" fo:border="0pt none #000000" fo:margin="56.693011599999998pt" fo:padding="0.000000000000000pt" fo:page-height="792.001372051999965pt" fo:page-width="612.001060221999978pt" style:print="headers objects charts zero-values drawings" style:print-orientation="portrait" style:print-page-order="ltr" style:table-centering="none"/>
    </style:page-layout>
  </office:automatic-styles>
  <office:master-styles>
    <style:master-page style:name="Standard1" style:page-layout-name="pm1">
      <style:header>
        <text:p>
  <text:sheet-name>???</text:sheet-name>
 </text:p>
      </style:header>
      <style:footer>
        <text:p>
  <text:sheet-name>Page </text:sheet-name>
  <text:page-number>1</text:page-number>
 </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1</meta:editing-cycles>
    <dc:date>2019-02-19T12:17:18</dc:date>
    <meta:creation-date>2019-02-19T12:02:46</meta:creation-date>
  </office:meta>
</office:document-meta>
</file>